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8" style:family="table-cell" style:parent-style-name="Pivot_20_Table_20_Value" style:data-style-name="N0"/>
    <style:style style:name="ce3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 przestawna_select_min_k3_1" table:style-name="ta1">
        <table:shapes>
          <draw:frame draw:z-index="0" draw:style-name="gr1" draw:text-style-name="P1" svg:width="19.71cm" svg:height="9.612cm" svg:x="45.4cm" svg:y="1.161cm">
            <draw:object draw:notify-on-update-of-ranges="'Tabela przestawna_select_min_k3_1'.A3:'Tabela przestawna_select_min_k3_1'.A102 'Tabela przestawna_select_min_k3_1'.B2:'Tabela przestawna_select_min_k3_1'.B2 'Tabela przestawna_select_min_k3_1'.B3:'Tabela przestawna_select_min_k3_1'.B102 'Tabela przestawna_select_min_k3_1'.G2:'Tabela przestawna_select_min_k3_1'.G2 'Tabela przestawna_select_min_k3_1'.G3:'Tabela przestawna_select_min_k3_1'.G102 'Tabela przestawna_select_min_k3_1'.L2:'Tabela przestawna_select_min_k3_1'.L2 'Tabela przestawna_select_min_k3_1'.L3:'Tabela przestawna_select_min_k3_1'.L102 'Tabela przestawna_select_min_k3_1'.Q2:'Tabela przestawna_select_min_k3_1'.Q2 'Tabela przestawna_select_min_k3_1'.Q3:'Tabela przestawna_select_min_k3_1'.Q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954cm" svg:height="10.772cm" svg:x="45.278cm" svg:y="11.418cm">
            <draw:object draw:notify-on-update-of-ranges="'Tabela przestawna_select_min_k3_1'.A3:'Tabela przestawna_select_min_k3_1'.A102 'Tabela przestawna_select_min_k3_1'.C2:'Tabela przestawna_select_min_k3_1'.C2 'Tabela przestawna_select_min_k3_1'.C3:'Tabela przestawna_select_min_k3_1'.C102 'Tabela przestawna_select_min_k3_1'.H2:'Tabela przestawna_select_min_k3_1'.H2 'Tabela przestawna_select_min_k3_1'.H3:'Tabela przestawna_select_min_k3_1'.H102 'Tabela przestawna_select_min_k3_1'.M2:'Tabela przestawna_select_min_k3_1'.M2 'Tabela przestawna_select_min_k3_1'.M3:'Tabela przestawna_select_min_k3_1'.M102 'Tabela przestawna_select_min_k3_1'.R2:'Tabela przestawna_select_min_k3_1'.R2 'Tabela przestawna_select_min_k3_1'.R3:'Tabela przestawna_select_min_k3_1'.R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771cm" svg:height="11.353cm" svg:x="45.461cm" svg:y="23.674cm">
            <draw:object draw:notify-on-update-of-ranges="'Tabela przestawna_select_min_k3_1'.A3:'Tabela przestawna_select_min_k3_1'.A102 'Tabela przestawna_select_min_k3_1'.D2:'Tabela przestawna_select_min_k3_1'.D2 'Tabela przestawna_select_min_k3_1'.D3:'Tabela przestawna_select_min_k3_1'.D102 'Tabela przestawna_select_min_k3_1'.I2:'Tabela przestawna_select_min_k3_1'.I2 'Tabela przestawna_select_min_k3_1'.I3:'Tabela przestawna_select_min_k3_1'.I102 'Tabela przestawna_select_min_k3_1'.N2:'Tabela przestawna_select_min_k3_1'.N2 'Tabela przestawna_select_min_k3_1'.N3:'Tabela przestawna_select_min_k3_1'.N102 'Tabela przestawna_select_min_k3_1'.S2:'Tabela przestawna_select_min_k3_1'.S2 'Tabela przestawna_select_min_k3_1'.S3:'Tabela przestawna_select_min_k3_1'.S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7"/>
        <table:table-column table:style-name="co1" table:default-cell-style-name="ce32"/>
        <table:table-column table:style-name="co1" table:default-cell-style-name="ce38"/>
        <table:table-column table:style-name="co1" table:default-cell-style-name="ce44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24"/>
          <table:table-cell table:style-name="ce29" office:value-type="string" calcext:value-type="string">
            <text:p>Dane</text:p>
          </table:table-cell>
          <table:table-cell table:style-name="ce35"/>
          <table:table-cell table:style-name="ce4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30" office:value-type="string" calcext:value-type="string">
            <text:p>Średnia – przestawienia-3-elem</text:p>
          </table:table-cell>
          <table:table-cell table:style-name="ce36" office:value-type="string" calcext:value-type="string">
            <text:p>Średnia – porównania-3-elem</text:p>
          </table:table-cell>
          <table:table-cell table:style-name="ce42" office:value-type="string" calcext:value-type="string">
            <text:p>Średnia – czas-3-elem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- przestawienia-5-elem</text:p>
          </table:table-cell>
          <table:table-cell table:style-name="ce13" office:value-type="string" calcext:value-type="string">
            <text:p>Średnia – porównania-5-elem</text:p>
          </table:table-cell>
          <table:table-cell table:style-name="ce19" office:value-type="string" calcext:value-type="string">
            <text:p>Średnia – czas-5-elem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- przestawienia-7-elem</text:p>
          </table:table-cell>
          <table:table-cell table:style-name="ce13" office:value-type="string" calcext:value-type="string">
            <text:p>Średnia – porównania-7-elem</text:p>
          </table:table-cell>
          <table:table-cell table:style-name="ce19" office:value-type="string" calcext:value-type="string">
            <text:p>Średnia – czas-7-elem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- przestawienia-9-elem</text:p>
          </table:table-cell>
          <table:table-cell table:style-name="ce13" office:value-type="string" calcext:value-type="string">
            <text:p>Średnia – porównania-9-elem</text:p>
          </table:table-cell>
          <table:table-cell table:style-name="ce19" office:value-type="string" calcext:value-type="string">
            <text:p>Średnia – czas-9-elem</text:p>
          </table:table-cell>
        </table:table-row>
        <table:table-row table:style-name="ro1">
          <table:table-cell table:style-name="ce26" office:value-type="float" office:value="100" calcext:value-type="float">
            <text:p>100</text:p>
          </table:table-cell>
          <table:table-cell table:style-name="ce31" office:value-type="float" office:value="595.69696969697" calcext:value-type="float">
            <text:p>595,69696969697</text:p>
          </table:table-cell>
          <table:table-cell table:style-name="ce37" office:value-type="float" office:value="688.535353535354" calcext:value-type="float">
            <text:p>688,535353535354</text:p>
          </table:table-cell>
          <table:table-cell table:style-name="ce43" office:value-type="float" office:value="0.014020202020202" calcext:value-type="float">
            <text:p>0,014020202020202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561.060606060606" calcext:value-type="float">
            <text:p>561,060606060606</text:p>
          </table:table-cell>
          <table:table-cell table:style-name="ce14" office:value-type="float" office:value="596.616161616162" calcext:value-type="float">
            <text:p>596,616161616162</text:p>
          </table:table-cell>
          <table:table-cell table:style-name="ce20" office:value-type="float" office:value="0.0108686868686869" calcext:value-type="float">
            <text:p>0,010868686868687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597.626262626263" calcext:value-type="float">
            <text:p>597,626262626263</text:p>
          </table:table-cell>
          <table:table-cell table:style-name="ce14" office:value-type="float" office:value="625.737373737374" calcext:value-type="float">
            <text:p>625,737373737374</text:p>
          </table:table-cell>
          <table:table-cell table:style-name="ce20" office:value-type="float" office:value="0.0104646464646465" calcext:value-type="float">
            <text:p>0,010464646464647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654.646464646465" calcext:value-type="float">
            <text:p>654,646464646465</text:p>
          </table:table-cell>
          <table:table-cell table:style-name="ce14" office:value-type="float" office:value="673.737373737374" calcext:value-type="float">
            <text:p>673,737373737374</text:p>
          </table:table-cell>
          <table:table-cell table:style-name="ce20" office:value-type="float" office:value="0.0100909090909091" calcext:value-type="float">
            <text:p>0,0100909090909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94.15" calcext:value-type="float">
            <text:p>1294,15</text:p>
          </table:table-cell>
          <table:table-cell office:value-type="float" office:value="1497.58" calcext:value-type="float">
            <text:p>1497,58</text:p>
          </table:table-cell>
          <table:table-cell office:value-type="float" office:value="0.02639" calcext:value-type="float">
            <text:p>0,026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17.44" calcext:value-type="float">
            <text:p>1217,44</text:p>
          </table:table-cell>
          <table:table-cell office:value-type="float" office:value="1285.64" calcext:value-type="float">
            <text:p>1285,64</text:p>
          </table:table-cell>
          <table:table-cell office:value-type="float" office:value="0.02083" calcext:value-type="float">
            <text:p>0,020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2.07" calcext:value-type="float">
            <text:p>1272,07</text:p>
          </table:table-cell>
          <table:table-cell office:value-type="float" office:value="1315.14" calcext:value-type="float">
            <text:p>1315,14</text:p>
          </table:table-cell>
          <table:table-cell office:value-type="float" office:value="0.01917" calcext:value-type="float">
            <text:p>0,019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92.53" calcext:value-type="float">
            <text:p>1392,53</text:p>
          </table:table-cell>
          <table:table-cell office:value-type="float" office:value="1423.33" calcext:value-type="float">
            <text:p>1423,33</text:p>
          </table:table-cell>
          <table:table-cell office:value-type="float" office:value="0.01815" calcext:value-type="float">
            <text:p>0,018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60.56" calcext:value-type="float">
            <text:p>2060,56</text:p>
          </table:table-cell>
          <table:table-cell office:value-type="float" office:value="2373.63" calcext:value-type="float">
            <text:p>2373,63</text:p>
          </table:table-cell>
          <table:table-cell office:value-type="float" office:value="0.04089" calcext:value-type="float">
            <text:p>0,0408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866.49" calcext:value-type="float">
            <text:p>1866,49</text:p>
          </table:table-cell>
          <table:table-cell office:value-type="float" office:value="1995.35" calcext:value-type="float">
            <text:p>1995,35</text:p>
          </table:table-cell>
          <table:table-cell office:value-type="float" office:value="0.02951" calcext:value-type="float">
            <text:p>0,029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980.86" calcext:value-type="float">
            <text:p>1980,86</text:p>
          </table:table-cell>
          <table:table-cell office:value-type="float" office:value="2050.55" calcext:value-type="float">
            <text:p>2050,55</text:p>
          </table:table-cell>
          <table:table-cell office:value-type="float" office:value="0.02699" calcext:value-type="float">
            <text:p>0,0269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172.79" calcext:value-type="float">
            <text:p>2172,79</text:p>
          </table:table-cell>
          <table:table-cell office:value-type="float" office:value="2212.21" calcext:value-type="float">
            <text:p>2212,21</text:p>
          </table:table-cell>
          <table:table-cell office:value-type="float" office:value="0.0261" calcext:value-type="float">
            <text:p>0,02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69.17" calcext:value-type="float">
            <text:p>2769,17</text:p>
          </table:table-cell>
          <table:table-cell office:value-type="float" office:value="3214.15" calcext:value-type="float">
            <text:p>3214,15</text:p>
          </table:table-cell>
          <table:table-cell office:value-type="float" office:value="0.05447" calcext:value-type="float">
            <text:p>0,0544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529.3" calcext:value-type="float">
            <text:p>2529,3</text:p>
          </table:table-cell>
          <table:table-cell office:value-type="float" office:value="2688.99" calcext:value-type="float">
            <text:p>2688,99</text:p>
          </table:table-cell>
          <table:table-cell office:value-type="float" office:value="0.03996" calcext:value-type="float">
            <text:p>0,0399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684.9" calcext:value-type="float">
            <text:p>2684,9</text:p>
          </table:table-cell>
          <table:table-cell office:value-type="float" office:value="2770.21" calcext:value-type="float">
            <text:p>2770,21</text:p>
          </table:table-cell>
          <table:table-cell office:value-type="float" office:value="0.03665" calcext:value-type="float">
            <text:p>0,0366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08.67" calcext:value-type="float">
            <text:p>2908,67</text:p>
          </table:table-cell>
          <table:table-cell office:value-type="float" office:value="2988.64" calcext:value-type="float">
            <text:p>2988,64</text:p>
          </table:table-cell>
          <table:table-cell office:value-type="float" office:value="0.03487" calcext:value-type="float">
            <text:p>0,03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42.63" calcext:value-type="float">
            <text:p>3542,63</text:p>
          </table:table-cell>
          <table:table-cell office:value-type="float" office:value="4134.01" calcext:value-type="float">
            <text:p>4134,01</text:p>
          </table:table-cell>
          <table:table-cell office:value-type="float" office:value="0.0805" calcext:value-type="float">
            <text:p>0,08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237.28" calcext:value-type="float">
            <text:p>3237,28</text:p>
          </table:table-cell>
          <table:table-cell office:value-type="float" office:value="3454.89" calcext:value-type="float">
            <text:p>3454,89</text:p>
          </table:table-cell>
          <table:table-cell office:value-type="float" office:value="0.05747" calcext:value-type="float">
            <text:p>0,057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99.64" calcext:value-type="float">
            <text:p>3399,64</text:p>
          </table:table-cell>
          <table:table-cell office:value-type="float" office:value="3537.94" calcext:value-type="float">
            <text:p>3537,94</text:p>
          </table:table-cell>
          <table:table-cell office:value-type="float" office:value="0.05285" calcext:value-type="float">
            <text:p>0,052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07.88" calcext:value-type="float">
            <text:p>3707,88</text:p>
          </table:table-cell>
          <table:table-cell office:value-type="float" office:value="3791.26" calcext:value-type="float">
            <text:p>3791,26</text:p>
          </table:table-cell>
          <table:table-cell office:value-type="float" office:value="0.05065" calcext:value-type="float">
            <text:p>0,050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22.68" calcext:value-type="float">
            <text:p>4322,68</text:p>
          </table:table-cell>
          <table:table-cell office:value-type="float" office:value="5043.67" calcext:value-type="float">
            <text:p>5043,67</text:p>
          </table:table-cell>
          <table:table-cell office:value-type="float" office:value="0.0782" calcext:value-type="float">
            <text:p>0,078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898.66" calcext:value-type="float">
            <text:p>3898,66</text:p>
          </table:table-cell>
          <table:table-cell office:value-type="float" office:value="4171.29" calcext:value-type="float">
            <text:p>4171,29</text:p>
          </table:table-cell>
          <table:table-cell office:value-type="float" office:value="0.05513" calcext:value-type="float">
            <text:p>0,0551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116.75" calcext:value-type="float">
            <text:p>4116,75</text:p>
          </table:table-cell>
          <table:table-cell office:value-type="float" office:value="4252.53" calcext:value-type="float">
            <text:p>4252,53</text:p>
          </table:table-cell>
          <table:table-cell office:value-type="float" office:value="0.05031" calcext:value-type="float">
            <text:p>0,050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493.45" calcext:value-type="float">
            <text:p>4493,45</text:p>
          </table:table-cell>
          <table:table-cell office:value-type="float" office:value="4587.89" calcext:value-type="float">
            <text:p>4587,89</text:p>
          </table:table-cell>
          <table:table-cell office:value-type="float" office:value="0.04876" calcext:value-type="float">
            <text:p>0,048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130.21" calcext:value-type="float">
            <text:p>5130,21</text:p>
          </table:table-cell>
          <table:table-cell office:value-type="float" office:value="5984.74" calcext:value-type="float">
            <text:p>5984,74</text:p>
          </table:table-cell>
          <table:table-cell office:value-type="float" office:value="0.0907" calcext:value-type="float">
            <text:p>0,090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573.76" calcext:value-type="float">
            <text:p>4573,76</text:p>
          </table:table-cell>
          <table:table-cell office:value-type="float" office:value="4886.36" calcext:value-type="float">
            <text:p>4886,36</text:p>
          </table:table-cell>
          <table:table-cell office:value-type="float" office:value="0.06266" calcext:value-type="float">
            <text:p>0,0626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876.19" calcext:value-type="float">
            <text:p>4876,19</text:p>
          </table:table-cell>
          <table:table-cell office:value-type="float" office:value="5081.25" calcext:value-type="float">
            <text:p>5081,25</text:p>
          </table:table-cell>
          <table:table-cell office:value-type="float" office:value="0.05997" calcext:value-type="float">
            <text:p>0,0599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277.58" calcext:value-type="float">
            <text:p>5277,58</text:p>
          </table:table-cell>
          <table:table-cell office:value-type="float" office:value="5411.19" calcext:value-type="float">
            <text:p>5411,19</text:p>
          </table:table-cell>
          <table:table-cell office:value-type="float" office:value="0.05617" calcext:value-type="float">
            <text:p>0,056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894.61" calcext:value-type="float">
            <text:p>5894,61</text:p>
          </table:table-cell>
          <table:table-cell office:value-type="float" office:value="6829.12" calcext:value-type="float">
            <text:p>6829,12</text:p>
          </table:table-cell>
          <table:table-cell office:value-type="float" office:value="0.10173" calcext:value-type="float">
            <text:p>0,1017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275.95" calcext:value-type="float">
            <text:p>5275,95</text:p>
          </table:table-cell>
          <table:table-cell office:value-type="float" office:value="5632.15" calcext:value-type="float">
            <text:p>5632,15</text:p>
          </table:table-cell>
          <table:table-cell office:value-type="float" office:value="0.07154" calcext:value-type="float">
            <text:p>0,0715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574.9" calcext:value-type="float">
            <text:p>5574,9</text:p>
          </table:table-cell>
          <table:table-cell office:value-type="float" office:value="5798.66" calcext:value-type="float">
            <text:p>5798,66</text:p>
          </table:table-cell>
          <table:table-cell office:value-type="float" office:value="0.06677" calcext:value-type="float">
            <text:p>0,0667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058.83" calcext:value-type="float">
            <text:p>6058,83</text:p>
          </table:table-cell>
          <table:table-cell office:value-type="float" office:value="6213.27" calcext:value-type="float">
            <text:p>6213,27</text:p>
          </table:table-cell>
          <table:table-cell office:value-type="float" office:value="0.06435" calcext:value-type="float">
            <text:p>0,064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614.55" calcext:value-type="float">
            <text:p>6614,55</text:p>
          </table:table-cell>
          <table:table-cell office:value-type="float" office:value="7735.22" calcext:value-type="float">
            <text:p>7735,22</text:p>
          </table:table-cell>
          <table:table-cell office:value-type="float" office:value="0.12006" calcext:value-type="float">
            <text:p>0,1200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905.1" calcext:value-type="float">
            <text:p>5905,1</text:p>
          </table:table-cell>
          <table:table-cell office:value-type="float" office:value="6304.46" calcext:value-type="float">
            <text:p>6304,46</text:p>
          </table:table-cell>
          <table:table-cell office:value-type="float" office:value="0.08196" calcext:value-type="float">
            <text:p>0,0819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6312.89" calcext:value-type="float">
            <text:p>6312,89</text:p>
          </table:table-cell>
          <table:table-cell office:value-type="float" office:value="6588.36" calcext:value-type="float">
            <text:p>6588,36</text:p>
          </table:table-cell>
          <table:table-cell office:value-type="float" office:value="0.07907" calcext:value-type="float">
            <text:p>0,0790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6861.11" calcext:value-type="float">
            <text:p>6861,11</text:p>
          </table:table-cell>
          <table:table-cell office:value-type="float" office:value="7036.28" calcext:value-type="float">
            <text:p>7036,28</text:p>
          </table:table-cell>
          <table:table-cell office:value-type="float" office:value="0.07405" calcext:value-type="float">
            <text:p>0,074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36.19" calcext:value-type="float">
            <text:p>7436,19</text:p>
          </table:table-cell>
          <table:table-cell office:value-type="float" office:value="8634.85" calcext:value-type="float">
            <text:p>8634,85</text:p>
          </table:table-cell>
          <table:table-cell office:value-type="float" office:value="0.12988" calcext:value-type="float">
            <text:p>0,1298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36.99" calcext:value-type="float">
            <text:p>6636,99</text:p>
          </table:table-cell>
          <table:table-cell office:value-type="float" office:value="7135.8" calcext:value-type="float">
            <text:p>7135,8</text:p>
          </table:table-cell>
          <table:table-cell office:value-type="float" office:value="0.08849" calcext:value-type="float">
            <text:p>0,0884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079.02" calcext:value-type="float">
            <text:p>7079,02</text:p>
          </table:table-cell>
          <table:table-cell office:value-type="float" office:value="7362.75" calcext:value-type="float">
            <text:p>7362,75</text:p>
          </table:table-cell>
          <table:table-cell office:value-type="float" office:value="0.08463" calcext:value-type="float">
            <text:p>0,0846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708.28" calcext:value-type="float">
            <text:p>7708,28</text:p>
          </table:table-cell>
          <table:table-cell office:value-type="float" office:value="7782.02" calcext:value-type="float">
            <text:p>7782,02</text:p>
          </table:table-cell>
          <table:table-cell office:value-type="float" office:value="0.07873" calcext:value-type="float">
            <text:p>0,0787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143.8" calcext:value-type="float">
            <text:p>8143,8</text:p>
          </table:table-cell>
          <table:table-cell office:value-type="float" office:value="9499.12" calcext:value-type="float">
            <text:p>9499,12</text:p>
          </table:table-cell>
          <table:table-cell office:value-type="float" office:value="0.14073" calcext:value-type="float">
            <text:p>0,14073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7335.57" calcext:value-type="float">
            <text:p>7335,57</text:p>
          </table:table-cell>
          <table:table-cell office:value-type="float" office:value="7889" calcext:value-type="float">
            <text:p>7889</text:p>
          </table:table-cell>
          <table:table-cell office:value-type="float" office:value="0.09668" calcext:value-type="float">
            <text:p>0,09668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7799.77" calcext:value-type="float">
            <text:p>7799,77</text:p>
          </table:table-cell>
          <table:table-cell office:value-type="float" office:value="8057.24" calcext:value-type="float">
            <text:p>8057,24</text:p>
          </table:table-cell>
          <table:table-cell office:value-type="float" office:value="0.0905" calcext:value-type="float">
            <text:p>0,090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8485.35" calcext:value-type="float">
            <text:p>8485,35</text:p>
          </table:table-cell>
          <table:table-cell office:value-type="float" office:value="8641.47" calcext:value-type="float">
            <text:p>8641,47</text:p>
          </table:table-cell>
          <table:table-cell office:value-type="float" office:value="0.0866300000000001" calcext:value-type="float">
            <text:p>0,086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10.36633663366" calcext:value-type="float">
            <text:p>9010,36633663366</text:p>
          </table:table-cell>
          <table:table-cell office:value-type="float" office:value="10562.9900990099" calcext:value-type="float">
            <text:p>10562,9900990099</text:p>
          </table:table-cell>
          <table:table-cell office:value-type="float" office:value="0.158227722772277" calcext:value-type="float">
            <text:p>0,1582277227722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049.39603960396" calcext:value-type="float">
            <text:p>8049,39603960396</text:p>
          </table:table-cell>
          <table:table-cell office:value-type="float" office:value="8687.27722772277" calcext:value-type="float">
            <text:p>8687,27722772277</text:p>
          </table:table-cell>
          <table:table-cell office:value-type="float" office:value="0.110376237623762" calcext:value-type="float">
            <text:p>0,1103762376237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500.39603960396" calcext:value-type="float">
            <text:p>8500,39603960396</text:p>
          </table:table-cell>
          <table:table-cell office:value-type="float" office:value="8754.23762376238" calcext:value-type="float">
            <text:p>8754,23762376238</text:p>
          </table:table-cell>
          <table:table-cell office:value-type="float" office:value="0.101009900990099" calcext:value-type="float">
            <text:p>0,10100990099009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9306.54455445545" calcext:value-type="float">
            <text:p>9306,54455445545</text:p>
          </table:table-cell>
          <table:table-cell office:value-type="float" office:value="9405.31683168317" calcext:value-type="float">
            <text:p>9405,31683168317</text:p>
          </table:table-cell>
          <table:table-cell office:value-type="float" office:value="0.0965148514851485" calcext:value-type="float">
            <text:p>0,09651485148514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884.53" calcext:value-type="float">
            <text:p>9884,53</text:p>
          </table:table-cell>
          <table:table-cell office:value-type="float" office:value="11646.56" calcext:value-type="float">
            <text:p>11646,56</text:p>
          </table:table-cell>
          <table:table-cell office:value-type="float" office:value="0.17088" calcext:value-type="float">
            <text:p>0,1708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762.2" calcext:value-type="float">
            <text:p>8762,2</text:p>
          </table:table-cell>
          <table:table-cell office:value-type="float" office:value="9357.37" calcext:value-type="float">
            <text:p>9357,37</text:p>
          </table:table-cell>
          <table:table-cell office:value-type="float" office:value="0.11652" calcext:value-type="float">
            <text:p>0,1165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9276.03" calcext:value-type="float">
            <text:p>9276,03</text:p>
          </table:table-cell>
          <table:table-cell office:value-type="float" office:value="9485.73" calcext:value-type="float">
            <text:p>9485,73</text:p>
          </table:table-cell>
          <table:table-cell office:value-type="float" office:value="0.10842" calcext:value-type="float">
            <text:p>0,1084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82.37" calcext:value-type="float">
            <text:p>10082,37</text:p>
          </table:table-cell>
          <table:table-cell office:value-type="float" office:value="10277.28" calcext:value-type="float">
            <text:p>10277,28</text:p>
          </table:table-cell>
          <table:table-cell office:value-type="float" office:value="0.10518" calcext:value-type="float">
            <text:p>0,105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495.94" calcext:value-type="float">
            <text:p>10495,94</text:p>
          </table:table-cell>
          <table:table-cell office:value-type="float" office:value="12259.85" calcext:value-type="float">
            <text:p>12259,85</text:p>
          </table:table-cell>
          <table:table-cell office:value-type="float" office:value="0.17755" calcext:value-type="float">
            <text:p>0,1775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9413.99" calcext:value-type="float">
            <text:p>9413,99</text:p>
          </table:table-cell>
          <table:table-cell office:value-type="float" office:value="10049.96" calcext:value-type="float">
            <text:p>10049,96</text:p>
          </table:table-cell>
          <table:table-cell office:value-type="float" office:value="0.1255" calcext:value-type="float">
            <text:p>0,125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9978.07" calcext:value-type="float">
            <text:p>9978,07</text:p>
          </table:table-cell>
          <table:table-cell office:value-type="float" office:value="10241.9" calcext:value-type="float">
            <text:p>10241,9</text:p>
          </table:table-cell>
          <table:table-cell office:value-type="float" office:value="0.11262" calcext:value-type="float">
            <text:p>0,11262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899.24" calcext:value-type="float">
            <text:p>10899,24</text:p>
          </table:table-cell>
          <table:table-cell office:value-type="float" office:value="11193.48" calcext:value-type="float">
            <text:p>11193,48</text:p>
          </table:table-cell>
          <table:table-cell office:value-type="float" office:value="0.11082" calcext:value-type="float">
            <text:p>0,110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457.2" calcext:value-type="float">
            <text:p>11457,2</text:p>
          </table:table-cell>
          <table:table-cell office:value-type="float" office:value="13364.44" calcext:value-type="float">
            <text:p>13364,44</text:p>
          </table:table-cell>
          <table:table-cell office:value-type="float" office:value="0.19124" calcext:value-type="float">
            <text:p>0,1912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97.65" calcext:value-type="float">
            <text:p>10097,65</text:p>
          </table:table-cell>
          <table:table-cell office:value-type="float" office:value="10778.99" calcext:value-type="float">
            <text:p>10778,99</text:p>
          </table:table-cell>
          <table:table-cell office:value-type="float" office:value="0.12759" calcext:value-type="float">
            <text:p>0,1275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750.93" calcext:value-type="float">
            <text:p>10750,93</text:p>
          </table:table-cell>
          <table:table-cell office:value-type="float" office:value="11132.2" calcext:value-type="float">
            <text:p>11132,2</text:p>
          </table:table-cell>
          <table:table-cell office:value-type="float" office:value="0.12324" calcext:value-type="float">
            <text:p>0,1232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1676.51" calcext:value-type="float">
            <text:p>11676,51</text:p>
          </table:table-cell>
          <table:table-cell office:value-type="float" office:value="11861.16" calcext:value-type="float">
            <text:p>11861,16</text:p>
          </table:table-cell>
          <table:table-cell office:value-type="float" office:value="0.11415" calcext:value-type="float">
            <text:p>0,114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142.41" calcext:value-type="float">
            <text:p>12142,41</text:p>
          </table:table-cell>
          <table:table-cell office:value-type="float" office:value="14121.9" calcext:value-type="float">
            <text:p>14121,9</text:p>
          </table:table-cell>
          <table:table-cell office:value-type="float" office:value="0.20291" calcext:value-type="float">
            <text:p>0,2029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757.25" calcext:value-type="float">
            <text:p>10757,25</text:p>
          </table:table-cell>
          <table:table-cell office:value-type="float" office:value="12235.87" calcext:value-type="float">
            <text:p>12235,87</text:p>
          </table:table-cell>
          <table:table-cell office:value-type="float" office:value="0.13915" calcext:value-type="float">
            <text:p>0,1391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1423.72" calcext:value-type="float">
            <text:p>11423,72</text:p>
          </table:table-cell>
          <table:table-cell office:value-type="float" office:value="11674.44" calcext:value-type="float">
            <text:p>11674,44</text:p>
          </table:table-cell>
          <table:table-cell office:value-type="float" office:value="0.13273" calcext:value-type="float">
            <text:p>0,13273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2474.86" calcext:value-type="float">
            <text:p>12474,86</text:p>
          </table:table-cell>
          <table:table-cell office:value-type="float" office:value="12725.24" calcext:value-type="float">
            <text:p>12725,24</text:p>
          </table:table-cell>
          <table:table-cell office:value-type="float" office:value="0.12653" calcext:value-type="float">
            <text:p>0,1265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41.72" calcext:value-type="float">
            <text:p>13041,72</text:p>
          </table:table-cell>
          <table:table-cell office:value-type="float" office:value="15268.06" calcext:value-type="float">
            <text:p>15268,06</text:p>
          </table:table-cell>
          <table:table-cell office:value-type="float" office:value="0.23204" calcext:value-type="float">
            <text:p>0,2320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1521.94" calcext:value-type="float">
            <text:p>11521,94</text:p>
          </table:table-cell>
          <table:table-cell office:value-type="float" office:value="12235.87" calcext:value-type="float">
            <text:p>12235,87</text:p>
          </table:table-cell>
          <table:table-cell office:value-type="float" office:value="0.15683" calcext:value-type="float">
            <text:p>0,15683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2188.02" calcext:value-type="float">
            <text:p>12188,02</text:p>
          </table:table-cell>
          <table:table-cell office:value-type="float" office:value="12680.36" calcext:value-type="float">
            <text:p>12680,36</text:p>
          </table:table-cell>
          <table:table-cell office:value-type="float" office:value="0.14961" calcext:value-type="float">
            <text:p>0,1496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3284.19" calcext:value-type="float">
            <text:p>13284,19</text:p>
          </table:table-cell>
          <table:table-cell office:value-type="float" office:value="13565.2" calcext:value-type="float">
            <text:p>13565,2</text:p>
          </table:table-cell>
          <table:table-cell office:value-type="float" office:value="0.14385" calcext:value-type="float">
            <text:p>0,143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715.62" calcext:value-type="float">
            <text:p>13715,62</text:p>
          </table:table-cell>
          <table:table-cell office:value-type="float" office:value="15906.41" calcext:value-type="float">
            <text:p>15906,41</text:p>
          </table:table-cell>
          <table:table-cell office:value-type="float" office:value="0.22141" calcext:value-type="float">
            <text:p>0,22141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295" calcext:value-type="float">
            <text:p>12295</text:p>
          </table:table-cell>
          <table:table-cell office:value-type="float" office:value="13052.66" calcext:value-type="float">
            <text:p>13052,66</text:p>
          </table:table-cell>
          <table:table-cell office:value-type="float" office:value="0.15508" calcext:value-type="float">
            <text:p>0,1550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919.45" calcext:value-type="float">
            <text:p>12919,45</text:p>
          </table:table-cell>
          <table:table-cell office:value-type="float" office:value="13359.36" calcext:value-type="float">
            <text:p>13359,36</text:p>
          </table:table-cell>
          <table:table-cell office:value-type="float" office:value="0.14302" calcext:value-type="float">
            <text:p>0,1430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4084.71" calcext:value-type="float">
            <text:p>14084,71</text:p>
          </table:table-cell>
          <table:table-cell office:value-type="float" office:value="14295.27" calcext:value-type="float">
            <text:p>14295,27</text:p>
          </table:table-cell>
          <table:table-cell office:value-type="float" office:value="0.13596" calcext:value-type="float">
            <text:p>0,135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578.57" calcext:value-type="float">
            <text:p>14578,57</text:p>
          </table:table-cell>
          <table:table-cell office:value-type="float" office:value="17096.11" calcext:value-type="float">
            <text:p>17096,11</text:p>
          </table:table-cell>
          <table:table-cell office:value-type="float" office:value="0.23885" calcext:value-type="float">
            <text:p>0,23885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013.82" calcext:value-type="float">
            <text:p>13013,82</text:p>
          </table:table-cell>
          <table:table-cell office:value-type="float" office:value="13931.41" calcext:value-type="float">
            <text:p>13931,41</text:p>
          </table:table-cell>
          <table:table-cell office:value-type="float" office:value="0.16861" calcext:value-type="float">
            <text:p>0,1686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649.35" calcext:value-type="float">
            <text:p>13649,35</text:p>
          </table:table-cell>
          <table:table-cell office:value-type="float" office:value="14070.21" calcext:value-type="float">
            <text:p>14070,21</text:p>
          </table:table-cell>
          <table:table-cell office:value-type="float" office:value="0.15098" calcext:value-type="float">
            <text:p>0,1509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4883.88" calcext:value-type="float">
            <text:p>14883,88</text:p>
          </table:table-cell>
          <table:table-cell office:value-type="float" office:value="15100.49" calcext:value-type="float">
            <text:p>15100,49</text:p>
          </table:table-cell>
          <table:table-cell office:value-type="float" office:value="0.14348" calcext:value-type="float">
            <text:p>0,143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11.78" calcext:value-type="float">
            <text:p>15511,78</text:p>
          </table:table-cell>
          <table:table-cell office:value-type="float" office:value="18174.5" calcext:value-type="float">
            <text:p>18174,5</text:p>
          </table:table-cell>
          <table:table-cell office:value-type="float" office:value="0.26052" calcext:value-type="float">
            <text:p>0,2605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653.97" calcext:value-type="float">
            <text:p>13653,97</text:p>
          </table:table-cell>
          <table:table-cell office:value-type="float" office:value="14527.18" calcext:value-type="float">
            <text:p>14527,18</text:p>
          </table:table-cell>
          <table:table-cell office:value-type="float" office:value="0.17023" calcext:value-type="float">
            <text:p>0,1702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475.1" calcext:value-type="float">
            <text:p>14475,1</text:p>
          </table:table-cell>
          <table:table-cell office:value-type="float" office:value="15028.58" calcext:value-type="float">
            <text:p>15028,58</text:p>
          </table:table-cell>
          <table:table-cell office:value-type="float" office:value="0.16142" calcext:value-type="float">
            <text:p>0,1614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764.67" calcext:value-type="float">
            <text:p>15764,67</text:p>
          </table:table-cell>
          <table:table-cell office:value-type="float" office:value="15953.61" calcext:value-type="float">
            <text:p>15953,61</text:p>
          </table:table-cell>
          <table:table-cell office:value-type="float" office:value="0.15324" calcext:value-type="float">
            <text:p>0,1532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334.26" calcext:value-type="float">
            <text:p>16334,26</text:p>
          </table:table-cell>
          <table:table-cell office:value-type="float" office:value="19160.68" calcext:value-type="float">
            <text:p>19160,68</text:p>
          </table:table-cell>
          <table:table-cell office:value-type="float" office:value="0.30404" calcext:value-type="float">
            <text:p>0,30404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4362.71" calcext:value-type="float">
            <text:p>14362,71</text:p>
          </table:table-cell>
          <table:table-cell office:value-type="float" office:value="15428.55" calcext:value-type="float">
            <text:p>15428,55</text:p>
          </table:table-cell>
          <table:table-cell office:value-type="float" office:value="0.20465" calcext:value-type="float">
            <text:p>0,20465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5116.29" calcext:value-type="float">
            <text:p>15116,29</text:p>
          </table:table-cell>
          <table:table-cell office:value-type="float" office:value="15669.5" calcext:value-type="float">
            <text:p>15669,5</text:p>
          </table:table-cell>
          <table:table-cell office:value-type="float" office:value="0.18841" calcext:value-type="float">
            <text:p>0,18841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6562.32" calcext:value-type="float">
            <text:p>16562,32</text:p>
          </table:table-cell>
          <table:table-cell office:value-type="float" office:value="16934.75" calcext:value-type="float">
            <text:p>16934,75</text:p>
          </table:table-cell>
          <table:table-cell office:value-type="float" office:value="0.18492" calcext:value-type="float">
            <text:p>0,1849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236.24" calcext:value-type="float">
            <text:p>17236,24</text:p>
          </table:table-cell>
          <table:table-cell office:value-type="float" office:value="20118.9" calcext:value-type="float">
            <text:p>20118,9</text:p>
          </table:table-cell>
          <table:table-cell office:value-type="float" office:value="0.28155" calcext:value-type="float">
            <text:p>0,2815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5077.33" calcext:value-type="float">
            <text:p>15077,33</text:p>
          </table:table-cell>
          <table:table-cell office:value-type="float" office:value="16088.34" calcext:value-type="float">
            <text:p>16088,34</text:p>
          </table:table-cell>
          <table:table-cell office:value-type="float" office:value="0.18932" calcext:value-type="float">
            <text:p>0,1893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5898.05" calcext:value-type="float">
            <text:p>15898,05</text:p>
          </table:table-cell>
          <table:table-cell office:value-type="float" office:value="16452.34" calcext:value-type="float">
            <text:p>16452,34</text:p>
          </table:table-cell>
          <table:table-cell office:value-type="float" office:value="0.17473" calcext:value-type="float">
            <text:p>0,1747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7354.55" calcext:value-type="float">
            <text:p>17354,55</text:p>
          </table:table-cell>
          <table:table-cell office:value-type="float" office:value="17657.85" calcext:value-type="float">
            <text:p>17657,85</text:p>
          </table:table-cell>
          <table:table-cell office:value-type="float" office:value="0.16811" calcext:value-type="float">
            <text:p>0,1681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806.94" calcext:value-type="float">
            <text:p>17806,94</text:p>
          </table:table-cell>
          <table:table-cell office:value-type="float" office:value="20894.14" calcext:value-type="float">
            <text:p>20894,14</text:p>
          </table:table-cell>
          <table:table-cell office:value-type="float" office:value="0.29447" calcext:value-type="float">
            <text:p>0,2944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5722.46" calcext:value-type="float">
            <text:p>15722,46</text:p>
          </table:table-cell>
          <table:table-cell office:value-type="float" office:value="16820.02" calcext:value-type="float">
            <text:p>16820,02</text:p>
          </table:table-cell>
          <table:table-cell office:value-type="float" office:value="0.19414" calcext:value-type="float">
            <text:p>0,19414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6627.87" calcext:value-type="float">
            <text:p>16627,87</text:p>
          </table:table-cell>
          <table:table-cell office:value-type="float" office:value="17123.74" calcext:value-type="float">
            <text:p>17123,74</text:p>
          </table:table-cell>
          <table:table-cell office:value-type="float" office:value="0.18036" calcext:value-type="float">
            <text:p>0,18036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176.81" calcext:value-type="float">
            <text:p>18176,81</text:p>
          </table:table-cell>
          <table:table-cell office:value-type="float" office:value="18420.24" calcext:value-type="float">
            <text:p>18420,24</text:p>
          </table:table-cell>
          <table:table-cell office:value-type="float" office:value="0.17453" calcext:value-type="float">
            <text:p>0,174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759.61" calcext:value-type="float">
            <text:p>18759,61</text:p>
          </table:table-cell>
          <table:table-cell office:value-type="float" office:value="22040.5" calcext:value-type="float">
            <text:p>22040,5</text:p>
          </table:table-cell>
          <table:table-cell office:value-type="float" office:value="0.30164" calcext:value-type="float">
            <text:p>0,30164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6475.74" calcext:value-type="float">
            <text:p>16475,74</text:p>
          </table:table-cell>
          <table:table-cell office:value-type="float" office:value="17530.34" calcext:value-type="float">
            <text:p>17530,34</text:p>
          </table:table-cell>
          <table:table-cell office:value-type="float" office:value="0.20472" calcext:value-type="float">
            <text:p>0,20472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7386.31" calcext:value-type="float">
            <text:p>17386,31</text:p>
          </table:table-cell>
          <table:table-cell office:value-type="float" office:value="17946.02" calcext:value-type="float">
            <text:p>17946,02</text:p>
          </table:table-cell>
          <table:table-cell office:value-type="float" office:value="0.18881" calcext:value-type="float">
            <text:p>0,1888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8951.36" calcext:value-type="float">
            <text:p>18951,36</text:p>
          </table:table-cell>
          <table:table-cell office:value-type="float" office:value="19167.34" calcext:value-type="float">
            <text:p>19167,34</text:p>
          </table:table-cell>
          <table:table-cell office:value-type="float" office:value="0.18046" calcext:value-type="float">
            <text:p>0,1804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478.25" calcext:value-type="float">
            <text:p>19478,25</text:p>
          </table:table-cell>
          <table:table-cell office:value-type="float" office:value="22781.2" calcext:value-type="float">
            <text:p>22781,2</text:p>
          </table:table-cell>
          <table:table-cell office:value-type="float" office:value="0.3086" calcext:value-type="float">
            <text:p>0,3086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7162.17" calcext:value-type="float">
            <text:p>17162,17</text:p>
          </table:table-cell>
          <table:table-cell office:value-type="float" office:value="18180.28" calcext:value-type="float">
            <text:p>18180,28</text:p>
          </table:table-cell>
          <table:table-cell office:value-type="float" office:value="0.21177" calcext:value-type="float">
            <text:p>0,2117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8193.15" calcext:value-type="float">
            <text:p>18193,15</text:p>
          </table:table-cell>
          <table:table-cell office:value-type="float" office:value="18941.8" calcext:value-type="float">
            <text:p>18941,8</text:p>
          </table:table-cell>
          <table:table-cell office:value-type="float" office:value="0.19465" calcext:value-type="float">
            <text:p>0,1946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9753.25" calcext:value-type="float">
            <text:p>19753,25</text:p>
          </table:table-cell>
          <table:table-cell office:value-type="float" office:value="20086.23" calcext:value-type="float">
            <text:p>20086,23</text:p>
          </table:table-cell>
          <table:table-cell office:value-type="float" office:value="0.18581" calcext:value-type="float">
            <text:p>0,1858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320.6" calcext:value-type="float">
            <text:p>20320,6</text:p>
          </table:table-cell>
          <table:table-cell office:value-type="float" office:value="23785.96" calcext:value-type="float">
            <text:p>23785,96</text:p>
          </table:table-cell>
          <table:table-cell office:value-type="float" office:value="0.32727" calcext:value-type="float">
            <text:p>0,32727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7866.7" calcext:value-type="float">
            <text:p>17866,7</text:p>
          </table:table-cell>
          <table:table-cell office:value-type="float" office:value="19063.63" calcext:value-type="float">
            <text:p>19063,63</text:p>
          </table:table-cell>
          <table:table-cell office:value-type="float" office:value="0.22022" calcext:value-type="float">
            <text:p>0,22022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8905.97" calcext:value-type="float">
            <text:p>18905,97</text:p>
          </table:table-cell>
          <table:table-cell office:value-type="float" office:value="19556.03" calcext:value-type="float">
            <text:p>19556,03</text:p>
          </table:table-cell>
          <table:table-cell office:value-type="float" office:value="0.20645" calcext:value-type="float">
            <text:p>0,20645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0509.38" calcext:value-type="float">
            <text:p>20509,38</text:p>
          </table:table-cell>
          <table:table-cell office:value-type="float" office:value="20983.5" calcext:value-type="float">
            <text:p>20983,5</text:p>
          </table:table-cell>
          <table:table-cell office:value-type="float" office:value="0.19182" calcext:value-type="float">
            <text:p>0,1918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968.88" calcext:value-type="float">
            <text:p>20968,88</text:p>
          </table:table-cell>
          <table:table-cell office:value-type="float" office:value="24494.41" calcext:value-type="float">
            <text:p>24494,41</text:p>
          </table:table-cell>
          <table:table-cell office:value-type="float" office:value="0.33715" calcext:value-type="float">
            <text:p>0,33715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568.61" calcext:value-type="float">
            <text:p>18568,61</text:p>
          </table:table-cell>
          <table:table-cell office:value-type="float" office:value="19872.8" calcext:value-type="float">
            <text:p>19872,8</text:p>
          </table:table-cell>
          <table:table-cell office:value-type="float" office:value="0.23051" calcext:value-type="float">
            <text:p>0,23051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9661.35" calcext:value-type="float">
            <text:p>19661,35</text:p>
          </table:table-cell>
          <table:table-cell office:value-type="float" office:value="20502.13" calcext:value-type="float">
            <text:p>20502,13</text:p>
          </table:table-cell>
          <table:table-cell office:value-type="float" office:value="0.2081" calcext:value-type="float">
            <text:p>0,2081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1344.52" calcext:value-type="float">
            <text:p>21344,52</text:p>
          </table:table-cell>
          <table:table-cell office:value-type="float" office:value="21577.48" calcext:value-type="float">
            <text:p>21577,48</text:p>
          </table:table-cell>
          <table:table-cell office:value-type="float" office:value="0.2002" calcext:value-type="float">
            <text:p>0,200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2099.05" calcext:value-type="float">
            <text:p>22099,05</text:p>
          </table:table-cell>
          <table:table-cell office:value-type="float" office:value="25832.7" calcext:value-type="float">
            <text:p>25832,7</text:p>
          </table:table-cell>
          <table:table-cell office:value-type="float" office:value="0.35259" calcext:value-type="float">
            <text:p>0,35259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335.63" calcext:value-type="float">
            <text:p>19335,63</text:p>
          </table:table-cell>
          <table:table-cell office:value-type="float" office:value="20588.18" calcext:value-type="float">
            <text:p>20588,18</text:p>
          </table:table-cell>
          <table:table-cell office:value-type="float" office:value="0.23678" calcext:value-type="float">
            <text:p>0,2367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0344.76" calcext:value-type="float">
            <text:p>20344,76</text:p>
          </table:table-cell>
          <table:table-cell office:value-type="float" office:value="20997.57" calcext:value-type="float">
            <text:p>20997,57</text:p>
          </table:table-cell>
          <table:table-cell office:value-type="float" office:value="0.21592" calcext:value-type="float">
            <text:p>0,21592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2209.98" calcext:value-type="float">
            <text:p>22209,98</text:p>
          </table:table-cell>
          <table:table-cell office:value-type="float" office:value="22578.09" calcext:value-type="float">
            <text:p>22578,09</text:p>
          </table:table-cell>
          <table:table-cell office:value-type="float" office:value="0.20903" calcext:value-type="float">
            <text:p>0,2090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2806.51" calcext:value-type="float">
            <text:p>22806,51</text:p>
          </table:table-cell>
          <table:table-cell office:value-type="float" office:value="26632.66" calcext:value-type="float">
            <text:p>26632,66</text:p>
          </table:table-cell>
          <table:table-cell office:value-type="float" office:value="0.363" calcext:value-type="float">
            <text:p>0,363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0082.79" calcext:value-type="float">
            <text:p>20082,79</text:p>
          </table:table-cell>
          <table:table-cell office:value-type="float" office:value="21409.58" calcext:value-type="float">
            <text:p>21409,58</text:p>
          </table:table-cell>
          <table:table-cell office:value-type="float" office:value="0.25052" calcext:value-type="float">
            <text:p>0,2505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1140.28" calcext:value-type="float">
            <text:p>21140,28</text:p>
          </table:table-cell>
          <table:table-cell office:value-type="float" office:value="21811.23" calcext:value-type="float">
            <text:p>21811,23</text:p>
          </table:table-cell>
          <table:table-cell office:value-type="float" office:value="0.22594" calcext:value-type="float">
            <text:p>0,22594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3093.95" calcext:value-type="float">
            <text:p>23093,95</text:p>
          </table:table-cell>
          <table:table-cell office:value-type="float" office:value="23429.39" calcext:value-type="float">
            <text:p>23429,39</text:p>
          </table:table-cell>
          <table:table-cell office:value-type="float" office:value="0.21961" calcext:value-type="float">
            <text:p>0,219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778.11" calcext:value-type="float">
            <text:p>23778,11</text:p>
          </table:table-cell>
          <table:table-cell office:value-type="float" office:value="27920.31" calcext:value-type="float">
            <text:p>27920,31</text:p>
          </table:table-cell>
          <table:table-cell office:value-type="float" office:value="0.3757" calcext:value-type="float">
            <text:p>0,375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0733.33" calcext:value-type="float">
            <text:p>20733,33</text:p>
          </table:table-cell>
          <table:table-cell office:value-type="float" office:value="22120.29" calcext:value-type="float">
            <text:p>22120,29</text:p>
          </table:table-cell>
          <table:table-cell office:value-type="float" office:value="0.25293" calcext:value-type="float">
            <text:p>0,2529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1841.88" calcext:value-type="float">
            <text:p>21841,88</text:p>
          </table:table-cell>
          <table:table-cell office:value-type="float" office:value="22683.48" calcext:value-type="float">
            <text:p>22683,48</text:p>
          </table:table-cell>
          <table:table-cell office:value-type="float" office:value="0.23122" calcext:value-type="float">
            <text:p>0,2312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3776.16" calcext:value-type="float">
            <text:p>23776,16</text:p>
          </table:table-cell>
          <table:table-cell office:value-type="float" office:value="24072.98" calcext:value-type="float">
            <text:p>24072,98</text:p>
          </table:table-cell>
          <table:table-cell office:value-type="float" office:value="0.22246" calcext:value-type="float">
            <text:p>0,2224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534.79" calcext:value-type="float">
            <text:p>24534,79</text:p>
          </table:table-cell>
          <table:table-cell office:value-type="float" office:value="28811.61" calcext:value-type="float">
            <text:p>28811,61</text:p>
          </table:table-cell>
          <table:table-cell office:value-type="float" office:value="0.38969" calcext:value-type="float">
            <text:p>0,38969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1391.7" calcext:value-type="float">
            <text:p>21391,7</text:p>
          </table:table-cell>
          <table:table-cell office:value-type="float" office:value="22760.59" calcext:value-type="float">
            <text:p>22760,59</text:p>
          </table:table-cell>
          <table:table-cell office:value-type="float" office:value="0.26488" calcext:value-type="float">
            <text:p>0,2648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2544.66" calcext:value-type="float">
            <text:p>22544,66</text:p>
          </table:table-cell>
          <table:table-cell office:value-type="float" office:value="23275.61" calcext:value-type="float">
            <text:p>23275,61</text:p>
          </table:table-cell>
          <table:table-cell office:value-type="float" office:value="0.2431" calcext:value-type="float">
            <text:p>0,2431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4593.62" calcext:value-type="float">
            <text:p>24593,62</text:p>
          </table:table-cell>
          <table:table-cell office:value-type="float" office:value="25040.8" calcext:value-type="float">
            <text:p>25040,8</text:p>
          </table:table-cell>
          <table:table-cell office:value-type="float" office:value="0.23441" calcext:value-type="float">
            <text:p>0,2344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5354.87" calcext:value-type="float">
            <text:p>25354,87</text:p>
          </table:table-cell>
          <table:table-cell office:value-type="float" office:value="29605.13" calcext:value-type="float">
            <text:p>29605,13</text:p>
          </table:table-cell>
          <table:table-cell office:value-type="float" office:value="0.40671" calcext:value-type="float">
            <text:p>0,40671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2171.93" calcext:value-type="float">
            <text:p>22171,93</text:p>
          </table:table-cell>
          <table:table-cell office:value-type="float" office:value="23728.92" calcext:value-type="float">
            <text:p>23728,92</text:p>
          </table:table-cell>
          <table:table-cell office:value-type="float" office:value="0.26577" calcext:value-type="float">
            <text:p>0,26577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3397.09" calcext:value-type="float">
            <text:p>23397,09</text:p>
          </table:table-cell>
          <table:table-cell office:value-type="float" office:value="24188.48" calcext:value-type="float">
            <text:p>24188,48</text:p>
          </table:table-cell>
          <table:table-cell office:value-type="float" office:value="0.25085" calcext:value-type="float">
            <text:p>0,25085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5356.65" calcext:value-type="float">
            <text:p>25356,65</text:p>
          </table:table-cell>
          <table:table-cell office:value-type="float" office:value="25710.89" calcext:value-type="float">
            <text:p>25710,89</text:p>
          </table:table-cell>
          <table:table-cell office:value-type="float" office:value="0.24499" calcext:value-type="float">
            <text:p>0,2449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6123.01" calcext:value-type="float">
            <text:p>26123,01</text:p>
          </table:table-cell>
          <table:table-cell office:value-type="float" office:value="30556.91" calcext:value-type="float">
            <text:p>30556,91</text:p>
          </table:table-cell>
          <table:table-cell office:value-type="float" office:value="0.40846" calcext:value-type="float">
            <text:p>0,40846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2964.33" calcext:value-type="float">
            <text:p>22964,33</text:p>
          </table:table-cell>
          <table:table-cell office:value-type="float" office:value="24511.24" calcext:value-type="float">
            <text:p>24511,24</text:p>
          </table:table-cell>
          <table:table-cell office:value-type="float" office:value="0.27463" calcext:value-type="float">
            <text:p>0,2746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4082.76" calcext:value-type="float">
            <text:p>24082,76</text:p>
          </table:table-cell>
          <table:table-cell office:value-type="float" office:value="24924.48" calcext:value-type="float">
            <text:p>24924,48</text:p>
          </table:table-cell>
          <table:table-cell office:value-type="float" office:value="0.25598" calcext:value-type="float">
            <text:p>0,25598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6227.63" calcext:value-type="float">
            <text:p>26227,63</text:p>
          </table:table-cell>
          <table:table-cell office:value-type="float" office:value="26679.72" calcext:value-type="float">
            <text:p>26679,72</text:p>
          </table:table-cell>
          <table:table-cell office:value-type="float" office:value="0.2422" calcext:value-type="float">
            <text:p>0,242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6757.49" calcext:value-type="float">
            <text:p>26757,49</text:p>
          </table:table-cell>
          <table:table-cell office:value-type="float" office:value="31188.43" calcext:value-type="float">
            <text:p>31188,43</text:p>
          </table:table-cell>
          <table:table-cell office:value-type="float" office:value="0.41918" calcext:value-type="float">
            <text:p>0,41918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3572.95" calcext:value-type="float">
            <text:p>23572,95</text:p>
          </table:table-cell>
          <table:table-cell office:value-type="float" office:value="25196.91" calcext:value-type="float">
            <text:p>25196,91</text:p>
          </table:table-cell>
          <table:table-cell office:value-type="float" office:value="0.28559" calcext:value-type="float">
            <text:p>0,28559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4870.09" calcext:value-type="float">
            <text:p>24870,09</text:p>
          </table:table-cell>
          <table:table-cell office:value-type="float" office:value="25627.34" calcext:value-type="float">
            <text:p>25627,34</text:p>
          </table:table-cell>
          <table:table-cell office:value-type="float" office:value="0.269" calcext:value-type="float">
            <text:p>0,269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7051.8" calcext:value-type="float">
            <text:p>27051,8</text:p>
          </table:table-cell>
          <table:table-cell office:value-type="float" office:value="27521.2" calcext:value-type="float">
            <text:p>27521,2</text:p>
          </table:table-cell>
          <table:table-cell office:value-type="float" office:value="0.25738" calcext:value-type="float">
            <text:p>0,2573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7749.99" calcext:value-type="float">
            <text:p>27749,99</text:p>
          </table:table-cell>
          <table:table-cell office:value-type="float" office:value="32424.56" calcext:value-type="float">
            <text:p>32424,56</text:p>
          </table:table-cell>
          <table:table-cell office:value-type="float" office:value="0.4319" calcext:value-type="float">
            <text:p>0,4319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4293.06" calcext:value-type="float">
            <text:p>24293,06</text:p>
          </table:table-cell>
          <table:table-cell office:value-type="float" office:value="25698.24" calcext:value-type="float">
            <text:p>25698,24</text:p>
          </table:table-cell>
          <table:table-cell office:value-type="float" office:value="0.29544" calcext:value-type="float">
            <text:p>0,29544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5750.16" calcext:value-type="float">
            <text:p>25750,16</text:p>
          </table:table-cell>
          <table:table-cell office:value-type="float" office:value="26577.44" calcext:value-type="float">
            <text:p>26577,44</text:p>
          </table:table-cell>
          <table:table-cell office:value-type="float" office:value="0.27165" calcext:value-type="float">
            <text:p>0,2716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7881.9" calcext:value-type="float">
            <text:p>27881,9</text:p>
          </table:table-cell>
          <table:table-cell office:value-type="float" office:value="28205.6" calcext:value-type="float">
            <text:p>28205,6</text:p>
          </table:table-cell>
          <table:table-cell office:value-type="float" office:value="0.26191" calcext:value-type="float">
            <text:p>0,2619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8876.61" calcext:value-type="float">
            <text:p>28876,61</text:p>
          </table:table-cell>
          <table:table-cell office:value-type="float" office:value="34023.71" calcext:value-type="float">
            <text:p>34023,71</text:p>
          </table:table-cell>
          <table:table-cell office:value-type="float" office:value="0.47346" calcext:value-type="float">
            <text:p>0,4734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945.94" calcext:value-type="float">
            <text:p>24945,94</text:p>
          </table:table-cell>
          <table:table-cell office:value-type="float" office:value="26527.97" calcext:value-type="float">
            <text:p>26527,97</text:p>
          </table:table-cell>
          <table:table-cell office:value-type="float" office:value="0.29994" calcext:value-type="float">
            <text:p>0,29994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6352.36" calcext:value-type="float">
            <text:p>26352,36</text:p>
          </table:table-cell>
          <table:table-cell office:value-type="float" office:value="27264.75" calcext:value-type="float">
            <text:p>27264,75</text:p>
          </table:table-cell>
          <table:table-cell office:value-type="float" office:value="0.28002" calcext:value-type="float">
            <text:p>0,28002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8641.68" calcext:value-type="float">
            <text:p>28641,68</text:p>
          </table:table-cell>
          <table:table-cell office:value-type="float" office:value="29189.68" calcext:value-type="float">
            <text:p>29189,68</text:p>
          </table:table-cell>
          <table:table-cell office:value-type="float" office:value="0.27135" calcext:value-type="float">
            <text:p>0,2713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9288.71" calcext:value-type="float">
            <text:p>29288,71</text:p>
          </table:table-cell>
          <table:table-cell office:value-type="float" office:value="34162.83" calcext:value-type="float">
            <text:p>34162,83</text:p>
          </table:table-cell>
          <table:table-cell office:value-type="float" office:value="0.46275" calcext:value-type="float">
            <text:p>0,4627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5833.98" calcext:value-type="float">
            <text:p>25833,98</text:p>
          </table:table-cell>
          <table:table-cell office:value-type="float" office:value="27474.63" calcext:value-type="float">
            <text:p>27474,63</text:p>
          </table:table-cell>
          <table:table-cell office:value-type="float" office:value="0.31053" calcext:value-type="float">
            <text:p>0,31053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7166.78" calcext:value-type="float">
            <text:p>27166,78</text:p>
          </table:table-cell>
          <table:table-cell office:value-type="float" office:value="28150.73" calcext:value-type="float">
            <text:p>28150,73</text:p>
          </table:table-cell>
          <table:table-cell office:value-type="float" office:value="0.28557" calcext:value-type="float">
            <text:p>0,2855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9502.68" calcext:value-type="float">
            <text:p>29502,68</text:p>
          </table:table-cell>
          <table:table-cell office:value-type="float" office:value="29891.39" calcext:value-type="float">
            <text:p>29891,39</text:p>
          </table:table-cell>
          <table:table-cell office:value-type="float" office:value="0.27458" calcext:value-type="float">
            <text:p>0,2745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0069.41" calcext:value-type="float">
            <text:p>30069,41</text:p>
          </table:table-cell>
          <table:table-cell office:value-type="float" office:value="35244.97" calcext:value-type="float">
            <text:p>35244,97</text:p>
          </table:table-cell>
          <table:table-cell office:value-type="float" office:value="0.47519" calcext:value-type="float">
            <text:p>0,47519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26504.82" calcext:value-type="float">
            <text:p>26504,82</text:p>
          </table:table-cell>
          <table:table-cell office:value-type="float" office:value="28225.22" calcext:value-type="float">
            <text:p>28225,22</text:p>
          </table:table-cell>
          <table:table-cell office:value-type="float" office:value="0.31895" calcext:value-type="float">
            <text:p>0,31895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27927.16" calcext:value-type="float">
            <text:p>27927,16</text:p>
          </table:table-cell>
          <table:table-cell office:value-type="float" office:value="28681.56" calcext:value-type="float">
            <text:p>28681,56</text:p>
          </table:table-cell>
          <table:table-cell office:value-type="float" office:value="0.29577" calcext:value-type="float">
            <text:p>0,29577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0355.07" calcext:value-type="float">
            <text:p>30355,07</text:p>
          </table:table-cell>
          <table:table-cell office:value-type="float" office:value="30870.57" calcext:value-type="float">
            <text:p>30870,57</text:p>
          </table:table-cell>
          <table:table-cell office:value-type="float" office:value="0.28308" calcext:value-type="float">
            <text:p>0,2830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1237.65" calcext:value-type="float">
            <text:p>31237,65</text:p>
          </table:table-cell>
          <table:table-cell office:value-type="float" office:value="36647.43" calcext:value-type="float">
            <text:p>36647,43</text:p>
          </table:table-cell>
          <table:table-cell office:value-type="float" office:value="0.5059" calcext:value-type="float">
            <text:p>0,5059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27051.08" calcext:value-type="float">
            <text:p>27051,08</text:p>
          </table:table-cell>
          <table:table-cell office:value-type="float" office:value="28817.15" calcext:value-type="float">
            <text:p>28817,15</text:p>
          </table:table-cell>
          <table:table-cell office:value-type="float" office:value="0.32811" calcext:value-type="float">
            <text:p>0,32811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28556.62" calcext:value-type="float">
            <text:p>28556,62</text:p>
          </table:table-cell>
          <table:table-cell office:value-type="float" office:value="29317.89" calcext:value-type="float">
            <text:p>29317,89</text:p>
          </table:table-cell>
          <table:table-cell office:value-type="float" office:value="0.30097" calcext:value-type="float">
            <text:p>0,30097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1119.37" calcext:value-type="float">
            <text:p>31119,37</text:p>
          </table:table-cell>
          <table:table-cell office:value-type="float" office:value="31781.87" calcext:value-type="float">
            <text:p>31781,87</text:p>
          </table:table-cell>
          <table:table-cell office:value-type="float" office:value="0.29086" calcext:value-type="float">
            <text:p>0,290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001.82" calcext:value-type="float">
            <text:p>32001,82</text:p>
          </table:table-cell>
          <table:table-cell office:value-type="float" office:value="37613.57" calcext:value-type="float">
            <text:p>37613,57</text:p>
          </table:table-cell>
          <table:table-cell office:value-type="float" office:value="0.5084" calcext:value-type="float">
            <text:p>0,508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7777.47" calcext:value-type="float">
            <text:p>27777,47</text:p>
          </table:table-cell>
          <table:table-cell office:value-type="float" office:value="29704.1" calcext:value-type="float">
            <text:p>29704,1</text:p>
          </table:table-cell>
          <table:table-cell office:value-type="float" office:value="0.33631" calcext:value-type="float">
            <text:p>0,3363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9368.39" calcext:value-type="float">
            <text:p>29368,39</text:p>
          </table:table-cell>
          <table:table-cell office:value-type="float" office:value="30492.19" calcext:value-type="float">
            <text:p>30492,19</text:p>
          </table:table-cell>
          <table:table-cell office:value-type="float" office:value="0.31283" calcext:value-type="float">
            <text:p>0,3128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1950.13" calcext:value-type="float">
            <text:p>31950,13</text:p>
          </table:table-cell>
          <table:table-cell office:value-type="float" office:value="32500.78" calcext:value-type="float">
            <text:p>32500,78</text:p>
          </table:table-cell>
          <table:table-cell office:value-type="float" office:value="0.30051" calcext:value-type="float">
            <text:p>0,3005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787.82" calcext:value-type="float">
            <text:p>32787,82</text:p>
          </table:table-cell>
          <table:table-cell office:value-type="float" office:value="38223.14" calcext:value-type="float">
            <text:p>38223,14</text:p>
          </table:table-cell>
          <table:table-cell office:value-type="float" office:value="0.52788" calcext:value-type="float">
            <text:p>0,52788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28536.7" calcext:value-type="float">
            <text:p>28536,7</text:p>
          </table:table-cell>
          <table:table-cell office:value-type="float" office:value="30124.99" calcext:value-type="float">
            <text:p>30124,99</text:p>
          </table:table-cell>
          <table:table-cell office:value-type="float" office:value="0.34757" calcext:value-type="float">
            <text:p>0,34757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0092.41" calcext:value-type="float">
            <text:p>30092,41</text:p>
          </table:table-cell>
          <table:table-cell office:value-type="float" office:value="31073.3" calcext:value-type="float">
            <text:p>31073,3</text:p>
          </table:table-cell>
          <table:table-cell office:value-type="float" office:value="0.32471" calcext:value-type="float">
            <text:p>0,32471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2771.84" calcext:value-type="float">
            <text:p>32771,84</text:p>
          </table:table-cell>
          <table:table-cell office:value-type="float" office:value="33381.51" calcext:value-type="float">
            <text:p>33381,51</text:p>
          </table:table-cell>
          <table:table-cell office:value-type="float" office:value="0.30889" calcext:value-type="float">
            <text:p>0,3088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3741.89" calcext:value-type="float">
            <text:p>33741,89</text:p>
          </table:table-cell>
          <table:table-cell office:value-type="float" office:value="39502.99" calcext:value-type="float">
            <text:p>39502,99</text:p>
          </table:table-cell>
          <table:table-cell office:value-type="float" office:value="0.54991" calcext:value-type="float">
            <text:p>0,54991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29228.01" calcext:value-type="float">
            <text:p>29228,01</text:p>
          </table:table-cell>
          <table:table-cell office:value-type="float" office:value="31401.96" calcext:value-type="float">
            <text:p>31401,96</text:p>
          </table:table-cell>
          <table:table-cell office:value-type="float" office:value="0.35893" calcext:value-type="float">
            <text:p>0,35893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0791.22" calcext:value-type="float">
            <text:p>30791,22</text:p>
          </table:table-cell>
          <table:table-cell office:value-type="float" office:value="31830.85" calcext:value-type="float">
            <text:p>31830,85</text:p>
          </table:table-cell>
          <table:table-cell office:value-type="float" office:value="0.33185" calcext:value-type="float">
            <text:p>0,33185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3595.44" calcext:value-type="float">
            <text:p>33595,44</text:p>
          </table:table-cell>
          <table:table-cell office:value-type="float" office:value="34288.15" calcext:value-type="float">
            <text:p>34288,15</text:p>
          </table:table-cell>
          <table:table-cell office:value-type="float" office:value="0.32504" calcext:value-type="float">
            <text:p>0,3250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509.41" calcext:value-type="float">
            <text:p>34509,41</text:p>
          </table:table-cell>
          <table:table-cell office:value-type="float" office:value="40274.76" calcext:value-type="float">
            <text:p>40274,76</text:p>
          </table:table-cell>
          <table:table-cell office:value-type="float" office:value="0.55583" calcext:value-type="float">
            <text:p>0,55583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29877.36" calcext:value-type="float">
            <text:p>29877,36</text:p>
          </table:table-cell>
          <table:table-cell office:value-type="float" office:value="32067.88" calcext:value-type="float">
            <text:p>32067,88</text:p>
          </table:table-cell>
          <table:table-cell office:value-type="float" office:value="0.36506" calcext:value-type="float">
            <text:p>0,3650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1622.74" calcext:value-type="float">
            <text:p>31622,74</text:p>
          </table:table-cell>
          <table:table-cell office:value-type="float" office:value="32792.63" calcext:value-type="float">
            <text:p>32792,63</text:p>
          </table:table-cell>
          <table:table-cell office:value-type="float" office:value="0.34383" calcext:value-type="float">
            <text:p>0,34383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425.51" calcext:value-type="float">
            <text:p>34425,51</text:p>
          </table:table-cell>
          <table:table-cell office:value-type="float" office:value="34997.82" calcext:value-type="float">
            <text:p>34997,82</text:p>
          </table:table-cell>
          <table:table-cell office:value-type="float" office:value="0.32815" calcext:value-type="float">
            <text:p>0,3281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5367.84" calcext:value-type="float">
            <text:p>35367,84</text:p>
          </table:table-cell>
          <table:table-cell office:value-type="float" office:value="41497.77" calcext:value-type="float">
            <text:p>41497,77</text:p>
          </table:table-cell>
          <table:table-cell office:value-type="float" office:value="0.57883" calcext:value-type="float">
            <text:p>0,57883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0688.37" calcext:value-type="float">
            <text:p>30688,37</text:p>
          </table:table-cell>
          <table:table-cell office:value-type="float" office:value="32756.1" calcext:value-type="float">
            <text:p>32756,1</text:p>
          </table:table-cell>
          <table:table-cell office:value-type="float" office:value="0.38084" calcext:value-type="float">
            <text:p>0,38084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2290.85" calcext:value-type="float">
            <text:p>32290,85</text:p>
          </table:table-cell>
          <table:table-cell office:value-type="float" office:value="33298.23" calcext:value-type="float">
            <text:p>33298,23</text:p>
          </table:table-cell>
          <table:table-cell office:value-type="float" office:value="0.34393" calcext:value-type="float">
            <text:p>0,34393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5222.87" calcext:value-type="float">
            <text:p>35222,87</text:p>
          </table:table-cell>
          <table:table-cell office:value-type="float" office:value="35887.85" calcext:value-type="float">
            <text:p>35887,85</text:p>
          </table:table-cell>
          <table:table-cell office:value-type="float" office:value="0.3419" calcext:value-type="float">
            <text:p>0,341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6205.69" calcext:value-type="float">
            <text:p>36205,69</text:p>
          </table:table-cell>
          <table:table-cell office:value-type="float" office:value="42283.21" calcext:value-type="float">
            <text:p>42283,21</text:p>
          </table:table-cell>
          <table:table-cell office:value-type="float" office:value="0.58596" calcext:value-type="float">
            <text:p>0,58596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1402.74" calcext:value-type="float">
            <text:p>31402,74</text:p>
          </table:table-cell>
          <table:table-cell office:value-type="float" office:value="33564.47" calcext:value-type="float">
            <text:p>33564,47</text:p>
          </table:table-cell>
          <table:table-cell office:value-type="float" office:value="0.38046" calcext:value-type="float">
            <text:p>0,38046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3084.7" calcext:value-type="float">
            <text:p>33084,7</text:p>
          </table:table-cell>
          <table:table-cell office:value-type="float" office:value="34251.19" calcext:value-type="float">
            <text:p>34251,19</text:p>
          </table:table-cell>
          <table:table-cell office:value-type="float" office:value="0.35999" calcext:value-type="float">
            <text:p>0,35999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6109.2" calcext:value-type="float">
            <text:p>36109,2</text:p>
          </table:table-cell>
          <table:table-cell office:value-type="float" office:value="36981.03" calcext:value-type="float">
            <text:p>36981,03</text:p>
          </table:table-cell>
          <table:table-cell office:value-type="float" office:value="0.33937" calcext:value-type="float">
            <text:p>0,3393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7003.25" calcext:value-type="float">
            <text:p>37003,25</text:p>
          </table:table-cell>
          <table:table-cell office:value-type="float" office:value="43395.49" calcext:value-type="float">
            <text:p>43395,49</text:p>
          </table:table-cell>
          <table:table-cell office:value-type="float" office:value="0.58614" calcext:value-type="float">
            <text:p>0,58614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2025.57" calcext:value-type="float">
            <text:p>32025,57</text:p>
          </table:table-cell>
          <table:table-cell office:value-type="float" office:value="33955.17" calcext:value-type="float">
            <text:p>33955,17</text:p>
          </table:table-cell>
          <table:table-cell office:value-type="float" office:value="0.38424" calcext:value-type="float">
            <text:p>0,38424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3882.89" calcext:value-type="float">
            <text:p>33882,89</text:p>
          </table:table-cell>
          <table:table-cell office:value-type="float" office:value="34878.47" calcext:value-type="float">
            <text:p>34878,47</text:p>
          </table:table-cell>
          <table:table-cell office:value-type="float" office:value="0.35637" calcext:value-type="float">
            <text:p>0,35637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6766.65" calcext:value-type="float">
            <text:p>36766,65</text:p>
          </table:table-cell>
          <table:table-cell office:value-type="float" office:value="37349.76" calcext:value-type="float">
            <text:p>37349,76</text:p>
          </table:table-cell>
          <table:table-cell office:value-type="float" office:value="0.34163" calcext:value-type="float">
            <text:p>0,3416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8139.19" calcext:value-type="float">
            <text:p>38139,19</text:p>
          </table:table-cell>
          <table:table-cell office:value-type="float" office:value="44806.48" calcext:value-type="float">
            <text:p>44806,48</text:p>
          </table:table-cell>
          <table:table-cell office:value-type="float" office:value="0.59463" calcext:value-type="float">
            <text:p>0,59463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2894.09" calcext:value-type="float">
            <text:p>32894,09</text:p>
          </table:table-cell>
          <table:table-cell office:value-type="float" office:value="35392.66" calcext:value-type="float">
            <text:p>35392,66</text:p>
          </table:table-cell>
          <table:table-cell office:value-type="float" office:value="0.39978" calcext:value-type="float">
            <text:p>0,39978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4597.08" calcext:value-type="float">
            <text:p>34597,08</text:p>
          </table:table-cell>
          <table:table-cell office:value-type="float" office:value="35707.19" calcext:value-type="float">
            <text:p>35707,19</text:p>
          </table:table-cell>
          <table:table-cell office:value-type="float" office:value="0.35688" calcext:value-type="float">
            <text:p>0,35688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7730.82" calcext:value-type="float">
            <text:p>37730,82</text:p>
          </table:table-cell>
          <table:table-cell office:value-type="float" office:value="38376.39" calcext:value-type="float">
            <text:p>38376,39</text:p>
          </table:table-cell>
          <table:table-cell office:value-type="float" office:value="0.34739" calcext:value-type="float">
            <text:p>0,3473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8773.39" calcext:value-type="float">
            <text:p>38773,39</text:p>
          </table:table-cell>
          <table:table-cell office:value-type="float" office:value="45284.25" calcext:value-type="float">
            <text:p>45284,25</text:p>
          </table:table-cell>
          <table:table-cell office:value-type="float" office:value="0.62445" calcext:value-type="float">
            <text:p>0,62445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3586.72" calcext:value-type="float">
            <text:p>33586,72</text:p>
          </table:table-cell>
          <table:table-cell office:value-type="float" office:value="35467.43" calcext:value-type="float">
            <text:p>35467,43</text:p>
          </table:table-cell>
          <table:table-cell office:value-type="float" office:value="0.40723" calcext:value-type="float">
            <text:p>0,4072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5195.77" calcext:value-type="float">
            <text:p>35195,77</text:p>
          </table:table-cell>
          <table:table-cell office:value-type="float" office:value="36477.32" calcext:value-type="float">
            <text:p>36477,32</text:p>
          </table:table-cell>
          <table:table-cell office:value-type="float" office:value="0.37223" calcext:value-type="float">
            <text:p>0,3722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8483.05" calcext:value-type="float">
            <text:p>38483,05</text:p>
          </table:table-cell>
          <table:table-cell office:value-type="float" office:value="39013.98" calcext:value-type="float">
            <text:p>39013,98</text:p>
          </table:table-cell>
          <table:table-cell office:value-type="float" office:value="0.3581" calcext:value-type="float">
            <text:p>0,358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9454.9" calcext:value-type="float">
            <text:p>39454,9</text:p>
          </table:table-cell>
          <table:table-cell office:value-type="float" office:value="46339.92" calcext:value-type="float">
            <text:p>46339,92</text:p>
          </table:table-cell>
          <table:table-cell office:value-type="float" office:value="0.63071" calcext:value-type="float">
            <text:p>0,63071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4250.92" calcext:value-type="float">
            <text:p>34250,92</text:p>
          </table:table-cell>
          <table:table-cell office:value-type="float" office:value="36678.51" calcext:value-type="float">
            <text:p>36678,51</text:p>
          </table:table-cell>
          <table:table-cell office:value-type="float" office:value="0.41601" calcext:value-type="float">
            <text:p>0,41601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6021.66" calcext:value-type="float">
            <text:p>36021,66</text:p>
          </table:table-cell>
          <table:table-cell office:value-type="float" office:value="37391.24" calcext:value-type="float">
            <text:p>37391,24</text:p>
          </table:table-cell>
          <table:table-cell office:value-type="float" office:value="0.38712" calcext:value-type="float">
            <text:p>0,38712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9263.52" calcext:value-type="float">
            <text:p>39263,52</text:p>
          </table:table-cell>
          <table:table-cell office:value-type="float" office:value="39726.12" calcext:value-type="float">
            <text:p>39726,12</text:p>
          </table:table-cell>
          <table:table-cell office:value-type="float" office:value="0.36866" calcext:value-type="float">
            <text:p>0,368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301.41" calcext:value-type="float">
            <text:p>40301,41</text:p>
          </table:table-cell>
          <table:table-cell office:value-type="float" office:value="47243.61" calcext:value-type="float">
            <text:p>47243,61</text:p>
          </table:table-cell>
          <table:table-cell office:value-type="float" office:value="0.63494" calcext:value-type="float">
            <text:p>0,6349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4919.72" calcext:value-type="float">
            <text:p>34919,72</text:p>
          </table:table-cell>
          <table:table-cell office:value-type="float" office:value="37361.17" calcext:value-type="float">
            <text:p>37361,17</text:p>
          </table:table-cell>
          <table:table-cell office:value-type="float" office:value="0.42059" calcext:value-type="float">
            <text:p>0,4205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6973.49" calcext:value-type="float">
            <text:p>36973,49</text:p>
          </table:table-cell>
          <table:table-cell office:value-type="float" office:value="38080.41" calcext:value-type="float">
            <text:p>38080,41</text:p>
          </table:table-cell>
          <table:table-cell office:value-type="float" office:value="0.38728" calcext:value-type="float">
            <text:p>0,3872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0108.97" calcext:value-type="float">
            <text:p>40108,97</text:p>
          </table:table-cell>
          <table:table-cell office:value-type="float" office:value="40489.18" calcext:value-type="float">
            <text:p>40489,18</text:p>
          </table:table-cell>
          <table:table-cell office:value-type="float" office:value="0.36914" calcext:value-type="float">
            <text:p>0,3691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1369.33" calcext:value-type="float">
            <text:p>41369,33</text:p>
          </table:table-cell>
          <table:table-cell office:value-type="float" office:value="48803.95" calcext:value-type="float">
            <text:p>48803,95</text:p>
          </table:table-cell>
          <table:table-cell office:value-type="float" office:value="0.648989999999999" calcext:value-type="float">
            <text:p>0,648989999999999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5907.18" calcext:value-type="float">
            <text:p>35907,18</text:p>
          </table:table-cell>
          <table:table-cell office:value-type="float" office:value="38212.57" calcext:value-type="float">
            <text:p>38212,57</text:p>
          </table:table-cell>
          <table:table-cell office:value-type="float" office:value="0.43413" calcext:value-type="float">
            <text:p>0,43413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7632.98" calcext:value-type="float">
            <text:p>37632,98</text:p>
          </table:table-cell>
          <table:table-cell office:value-type="float" office:value="38413.37" calcext:value-type="float">
            <text:p>38413,37</text:p>
          </table:table-cell>
          <table:table-cell office:value-type="float" office:value="0.39192" calcext:value-type="float">
            <text:p>0,39192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40833.21" calcext:value-type="float">
            <text:p>40833,21</text:p>
          </table:table-cell>
          <table:table-cell office:value-type="float" office:value="41550.18" calcext:value-type="float">
            <text:p>41550,18</text:p>
          </table:table-cell>
          <table:table-cell office:value-type="float" office:value="0.37177" calcext:value-type="float">
            <text:p>0,3717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2289.07" calcext:value-type="float">
            <text:p>42289,07</text:p>
          </table:table-cell>
          <table:table-cell office:value-type="float" office:value="49528.48" calcext:value-type="float">
            <text:p>49528,48</text:p>
          </table:table-cell>
          <table:table-cell office:value-type="float" office:value="0.67432" calcext:value-type="float">
            <text:p>0,67432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6549.22" calcext:value-type="float">
            <text:p>36549,22</text:p>
          </table:table-cell>
          <table:table-cell office:value-type="float" office:value="38902.08" calcext:value-type="float">
            <text:p>38902,08</text:p>
          </table:table-cell>
          <table:table-cell office:value-type="float" office:value="0.44027" calcext:value-type="float">
            <text:p>0,44027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8257.98" calcext:value-type="float">
            <text:p>38257,98</text:p>
          </table:table-cell>
          <table:table-cell office:value-type="float" office:value="39286.73" calcext:value-type="float">
            <text:p>39286,73</text:p>
          </table:table-cell>
          <table:table-cell office:value-type="float" office:value="0.3933" calcext:value-type="float">
            <text:p>0,3933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41822.31" calcext:value-type="float">
            <text:p>41822,31</text:p>
          </table:table-cell>
          <table:table-cell office:value-type="float" office:value="42152.05" calcext:value-type="float">
            <text:p>42152,05</text:p>
          </table:table-cell>
          <table:table-cell office:value-type="float" office:value="0.38993" calcext:value-type="float">
            <text:p>0,3899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2870.47" calcext:value-type="float">
            <text:p>42870,47</text:p>
          </table:table-cell>
          <table:table-cell office:value-type="float" office:value="50320.93" calcext:value-type="float">
            <text:p>50320,93</text:p>
          </table:table-cell>
          <table:table-cell office:value-type="float" office:value="0.66627" calcext:value-type="float">
            <text:p>0,66627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7057.95" calcext:value-type="float">
            <text:p>37057,95</text:p>
          </table:table-cell>
          <table:table-cell office:value-type="float" office:value="39543.29" calcext:value-type="float">
            <text:p>39543,29</text:p>
          </table:table-cell>
          <table:table-cell office:value-type="float" office:value="0.44692" calcext:value-type="float">
            <text:p>0,44692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9128.08" calcext:value-type="float">
            <text:p>39128,08</text:p>
          </table:table-cell>
          <table:table-cell office:value-type="float" office:value="40241.82" calcext:value-type="float">
            <text:p>40241,82</text:p>
          </table:table-cell>
          <table:table-cell office:value-type="float" office:value="0.4005" calcext:value-type="float">
            <text:p>0,4005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42544.01" calcext:value-type="float">
            <text:p>42544,01</text:p>
          </table:table-cell>
          <table:table-cell office:value-type="float" office:value="43319.45" calcext:value-type="float">
            <text:p>43319,45</text:p>
          </table:table-cell>
          <table:table-cell office:value-type="float" office:value="0.38976" calcext:value-type="float">
            <text:p>0,3897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3721.86" calcext:value-type="float">
            <text:p>43721,86</text:p>
          </table:table-cell>
          <table:table-cell office:value-type="float" office:value="51377.12" calcext:value-type="float">
            <text:p>51377,12</text:p>
          </table:table-cell>
          <table:table-cell office:value-type="float" office:value="0.67691" calcext:value-type="float">
            <text:p>0,67691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7943.75" calcext:value-type="float">
            <text:p>37943,75</text:p>
          </table:table-cell>
          <table:table-cell office:value-type="float" office:value="40500.13" calcext:value-type="float">
            <text:p>40500,13</text:p>
          </table:table-cell>
          <table:table-cell office:value-type="float" office:value="0.45262" calcext:value-type="float">
            <text:p>0,45262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9821.11" calcext:value-type="float">
            <text:p>39821,11</text:p>
          </table:table-cell>
          <table:table-cell office:value-type="float" office:value="41025.75" calcext:value-type="float">
            <text:p>41025,75</text:p>
          </table:table-cell>
          <table:table-cell office:value-type="float" office:value="0.4182" calcext:value-type="float">
            <text:p>0,4182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43300.84" calcext:value-type="float">
            <text:p>43300,84</text:p>
          </table:table-cell>
          <table:table-cell office:value-type="float" office:value="43993.59" calcext:value-type="float">
            <text:p>43993,59</text:p>
          </table:table-cell>
          <table:table-cell office:value-type="float" office:value="0.39423" calcext:value-type="float">
            <text:p>0,3942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4667.88" calcext:value-type="float">
            <text:p>44667,88</text:p>
          </table:table-cell>
          <table:table-cell office:value-type="float" office:value="52248.66" calcext:value-type="float">
            <text:p>52248,66</text:p>
          </table:table-cell>
          <table:table-cell office:value-type="float" office:value="0.68605" calcext:value-type="float">
            <text:p>0,6860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8472.67" calcext:value-type="float">
            <text:p>38472,67</text:p>
          </table:table-cell>
          <table:table-cell office:value-type="float" office:value="41456.54" calcext:value-type="float">
            <text:p>41456,54</text:p>
          </table:table-cell>
          <table:table-cell office:value-type="float" office:value="0.44937" calcext:value-type="float">
            <text:p>0,4493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0564.73" calcext:value-type="float">
            <text:p>40564,73</text:p>
          </table:table-cell>
          <table:table-cell office:value-type="float" office:value="41765.06" calcext:value-type="float">
            <text:p>41765,06</text:p>
          </table:table-cell>
          <table:table-cell office:value-type="float" office:value="0.41593" calcext:value-type="float">
            <text:p>0,41593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4193.7" calcext:value-type="float">
            <text:p>44193,7</text:p>
          </table:table-cell>
          <table:table-cell office:value-type="float" office:value="44997.47" calcext:value-type="float">
            <text:p>44997,47</text:p>
          </table:table-cell>
          <table:table-cell office:value-type="float" office:value="0.40472" calcext:value-type="float">
            <text:p>0,4047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45695.67" calcext:value-type="float">
            <text:p>45695,67</text:p>
          </table:table-cell>
          <table:table-cell office:value-type="float" office:value="53739.48" calcext:value-type="float">
            <text:p>53739,48</text:p>
          </table:table-cell>
          <table:table-cell office:value-type="float" office:value="0.70863" calcext:value-type="float">
            <text:p>0,70863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9193.15" calcext:value-type="float">
            <text:p>39193,15</text:p>
          </table:table-cell>
          <table:table-cell office:value-type="float" office:value="41721.55" calcext:value-type="float">
            <text:p>41721,55</text:p>
          </table:table-cell>
          <table:table-cell office:value-type="float" office:value="0.46319" calcext:value-type="float">
            <text:p>0,46319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41351.74" calcext:value-type="float">
            <text:p>41351,74</text:p>
          </table:table-cell>
          <table:table-cell office:value-type="float" office:value="42564.14" calcext:value-type="float">
            <text:p>42564,14</text:p>
          </table:table-cell>
          <table:table-cell office:value-type="float" office:value="0.43172" calcext:value-type="float">
            <text:p>0,4317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45020.82" calcext:value-type="float">
            <text:p>45020,82</text:p>
          </table:table-cell>
          <table:table-cell office:value-type="float" office:value="45842.59" calcext:value-type="float">
            <text:p>45842,59</text:p>
          </table:table-cell>
          <table:table-cell office:value-type="float" office:value="0.41497" calcext:value-type="float">
            <text:p>0,4149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6402.36" calcext:value-type="float">
            <text:p>46402,36</text:p>
          </table:table-cell>
          <table:table-cell office:value-type="float" office:value="54499.04" calcext:value-type="float">
            <text:p>54499,04</text:p>
          </table:table-cell>
          <table:table-cell office:value-type="float" office:value="0.72259" calcext:value-type="float">
            <text:p>0,7225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0009.87" calcext:value-type="float">
            <text:p>40009,87</text:p>
          </table:table-cell>
          <table:table-cell office:value-type="float" office:value="42646.13" calcext:value-type="float">
            <text:p>42646,13</text:p>
          </table:table-cell>
          <table:table-cell office:value-type="float" office:value="0.4723" calcext:value-type="float">
            <text:p>0,4723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2180.7" calcext:value-type="float">
            <text:p>42180,7</text:p>
          </table:table-cell>
          <table:table-cell office:value-type="float" office:value="43759.72" calcext:value-type="float">
            <text:p>43759,72</text:p>
          </table:table-cell>
          <table:table-cell office:value-type="float" office:value="0.44232" calcext:value-type="float">
            <text:p>0,44232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5838.49" calcext:value-type="float">
            <text:p>45838,49</text:p>
          </table:table-cell>
          <table:table-cell office:value-type="float" office:value="46250.77" calcext:value-type="float">
            <text:p>46250,77</text:p>
          </table:table-cell>
          <table:table-cell office:value-type="float" office:value="0.42116" calcext:value-type="float">
            <text:p>0,4211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7093.02" calcext:value-type="float">
            <text:p>47093,02</text:p>
          </table:table-cell>
          <table:table-cell office:value-type="float" office:value="55645.03" calcext:value-type="float">
            <text:p>55645,03</text:p>
          </table:table-cell>
          <table:table-cell office:value-type="float" office:value="0.7394" calcext:value-type="float">
            <text:p>0,7394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0844.68" calcext:value-type="float">
            <text:p>40844,68</text:p>
          </table:table-cell>
          <table:table-cell office:value-type="float" office:value="43620.01" calcext:value-type="float">
            <text:p>43620,01</text:p>
          </table:table-cell>
          <table:table-cell office:value-type="float" office:value="0.48478" calcext:value-type="float">
            <text:p>0,48478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2926.86" calcext:value-type="float">
            <text:p>42926,86</text:p>
          </table:table-cell>
          <table:table-cell office:value-type="float" office:value="43818.89" calcext:value-type="float">
            <text:p>43818,89</text:p>
          </table:table-cell>
          <table:table-cell office:value-type="float" office:value="0.44951" calcext:value-type="float">
            <text:p>0,4495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6740.64" calcext:value-type="float">
            <text:p>46740,64</text:p>
          </table:table-cell>
          <table:table-cell office:value-type="float" office:value="47144.76" calcext:value-type="float">
            <text:p>47144,76</text:p>
          </table:table-cell>
          <table:table-cell office:value-type="float" office:value="0.43622" calcext:value-type="float">
            <text:p>0,4362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7872.88" calcext:value-type="float">
            <text:p>47872,88</text:p>
          </table:table-cell>
          <table:table-cell office:value-type="float" office:value="56618.17" calcext:value-type="float">
            <text:p>56618,17</text:p>
          </table:table-cell>
          <table:table-cell office:value-type="float" office:value="0.74097" calcext:value-type="float">
            <text:p>0,74097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1344.78" calcext:value-type="float">
            <text:p>41344,78</text:p>
          </table:table-cell>
          <table:table-cell office:value-type="float" office:value="44243.66" calcext:value-type="float">
            <text:p>44243,66</text:p>
          </table:table-cell>
          <table:table-cell office:value-type="float" office:value="0.49177" calcext:value-type="float">
            <text:p>0,49177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3601.64" calcext:value-type="float">
            <text:p>43601,64</text:p>
          </table:table-cell>
          <table:table-cell office:value-type="float" office:value="45173.98" calcext:value-type="float">
            <text:p>45173,98</text:p>
          </table:table-cell>
          <table:table-cell office:value-type="float" office:value="0.44979" calcext:value-type="float">
            <text:p>0,44979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7450.77" calcext:value-type="float">
            <text:p>47450,77</text:p>
          </table:table-cell>
          <table:table-cell office:value-type="float" office:value="48381.83" calcext:value-type="float">
            <text:p>48381,83</text:p>
          </table:table-cell>
          <table:table-cell office:value-type="float" office:value="0.44016" calcext:value-type="float">
            <text:p>0,4401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8453.91" calcext:value-type="float">
            <text:p>48453,91</text:p>
          </table:table-cell>
          <table:table-cell office:value-type="float" office:value="56729.35" calcext:value-type="float">
            <text:p>56729,35</text:p>
          </table:table-cell>
          <table:table-cell office:value-type="float" office:value="0.77201" calcext:value-type="float">
            <text:p>0,7720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1909.16" calcext:value-type="float">
            <text:p>41909,16</text:p>
          </table:table-cell>
          <table:table-cell office:value-type="float" office:value="44900.64" calcext:value-type="float">
            <text:p>44900,64</text:p>
          </table:table-cell>
          <table:table-cell office:value-type="float" office:value="0.50415" calcext:value-type="float">
            <text:p>0,5041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4327.87" calcext:value-type="float">
            <text:p>44327,87</text:p>
          </table:table-cell>
          <table:table-cell office:value-type="float" office:value="45810.14" calcext:value-type="float">
            <text:p>45810,14</text:p>
          </table:table-cell>
          <table:table-cell office:value-type="float" office:value="0.48007" calcext:value-type="float">
            <text:p>0,4800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8064.49" calcext:value-type="float">
            <text:p>48064,49</text:p>
          </table:table-cell>
          <table:table-cell office:value-type="float" office:value="48716.67" calcext:value-type="float">
            <text:p>48716,67</text:p>
          </table:table-cell>
          <table:table-cell office:value-type="float" office:value="0.45178" calcext:value-type="float">
            <text:p>0,4517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9686.08" calcext:value-type="float">
            <text:p>49686,08</text:p>
          </table:table-cell>
          <table:table-cell office:value-type="float" office:value="58264.14" calcext:value-type="float">
            <text:p>58264,14</text:p>
          </table:table-cell>
          <table:table-cell office:value-type="float" office:value="0.77932" calcext:value-type="float">
            <text:p>0,77932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2705.2" calcext:value-type="float">
            <text:p>42705,2</text:p>
          </table:table-cell>
          <table:table-cell office:value-type="float" office:value="45359.75" calcext:value-type="float">
            <text:p>45359,75</text:p>
          </table:table-cell>
          <table:table-cell office:value-type="float" office:value="0.50671" calcext:value-type="float">
            <text:p>0,50671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5111.78" calcext:value-type="float">
            <text:p>45111,78</text:p>
          </table:table-cell>
          <table:table-cell office:value-type="float" office:value="46411.1" calcext:value-type="float">
            <text:p>46411,1</text:p>
          </table:table-cell>
          <table:table-cell office:value-type="float" office:value="0.47673" calcext:value-type="float">
            <text:p>0,47673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9123.53" calcext:value-type="float">
            <text:p>49123,53</text:p>
          </table:table-cell>
          <table:table-cell office:value-type="float" office:value="49769.55" calcext:value-type="float">
            <text:p>49769,55</text:p>
          </table:table-cell>
          <table:table-cell office:value-type="float" office:value="0.45363" calcext:value-type="float">
            <text:p>0,4536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0379.65" calcext:value-type="float">
            <text:p>50379,65</text:p>
          </table:table-cell>
          <table:table-cell office:value-type="float" office:value="59090.73" calcext:value-type="float">
            <text:p>59090,73</text:p>
          </table:table-cell>
          <table:table-cell office:value-type="float" office:value="0.78105" calcext:value-type="float">
            <text:p>0,78105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3489.31" calcext:value-type="float">
            <text:p>43489,31</text:p>
          </table:table-cell>
          <table:table-cell office:value-type="float" office:value="46370.68" calcext:value-type="float">
            <text:p>46370,68</text:p>
          </table:table-cell>
          <table:table-cell office:value-type="float" office:value="0.52029" calcext:value-type="float">
            <text:p>0,52029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5987.69" calcext:value-type="float">
            <text:p>45987,69</text:p>
          </table:table-cell>
          <table:table-cell office:value-type="float" office:value="47573.74" calcext:value-type="float">
            <text:p>47573,74</text:p>
          </table:table-cell>
          <table:table-cell office:value-type="float" office:value="0.4748" calcext:value-type="float">
            <text:p>0,4748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9899.63" calcext:value-type="float">
            <text:p>49899,63</text:p>
          </table:table-cell>
          <table:table-cell office:value-type="float" office:value="50436.05" calcext:value-type="float">
            <text:p>50436,05</text:p>
          </table:table-cell>
          <table:table-cell office:value-type="float" office:value="0.44926" calcext:value-type="float">
            <text:p>0,4492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1289.34" calcext:value-type="float">
            <text:p>51289,34</text:p>
          </table:table-cell>
          <table:table-cell office:value-type="float" office:value="60400.01" calcext:value-type="float">
            <text:p>60400,01</text:p>
          </table:table-cell>
          <table:table-cell office:value-type="float" office:value="0.7849" calcext:value-type="float">
            <text:p>0,7849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44220.57" calcext:value-type="float">
            <text:p>44220,57</text:p>
          </table:table-cell>
          <table:table-cell office:value-type="float" office:value="47050.11" calcext:value-type="float">
            <text:p>47050,11</text:p>
          </table:table-cell>
          <table:table-cell office:value-type="float" office:value="0.52122" calcext:value-type="float">
            <text:p>0,52122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46565.41" calcext:value-type="float">
            <text:p>46565,41</text:p>
          </table:table-cell>
          <table:table-cell office:value-type="float" office:value="48098.31" calcext:value-type="float">
            <text:p>48098,31</text:p>
          </table:table-cell>
          <table:table-cell office:value-type="float" office:value="0.48481" calcext:value-type="float">
            <text:p>0,48481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50449.46" calcext:value-type="float">
            <text:p>50449,46</text:p>
          </table:table-cell>
          <table:table-cell office:value-type="float" office:value="51361.93" calcext:value-type="float">
            <text:p>51361,93</text:p>
          </table:table-cell>
          <table:table-cell office:value-type="float" office:value="0.4572" calcext:value-type="float">
            <text:p>0,457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1997.21" calcext:value-type="float">
            <text:p>51997,21</text:p>
          </table:table-cell>
          <table:table-cell office:value-type="float" office:value="60664.75" calcext:value-type="float">
            <text:p>60664,75</text:p>
          </table:table-cell>
          <table:table-cell office:value-type="float" office:value="0.80625" calcext:value-type="float">
            <text:p>0,8062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5119.15" calcext:value-type="float">
            <text:p>45119,15</text:p>
          </table:table-cell>
          <table:table-cell office:value-type="float" office:value="47985.53" calcext:value-type="float">
            <text:p>47985,53</text:p>
          </table:table-cell>
          <table:table-cell office:value-type="float" office:value="0.53078" calcext:value-type="float">
            <text:p>0,53078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7333.49" calcext:value-type="float">
            <text:p>47333,49</text:p>
          </table:table-cell>
          <table:table-cell office:value-type="float" office:value="48959.39" calcext:value-type="float">
            <text:p>48959,39</text:p>
          </table:table-cell>
          <table:table-cell office:value-type="float" office:value="0.48963" calcext:value-type="float">
            <text:p>0,48963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51496.27" calcext:value-type="float">
            <text:p>51496,27</text:p>
          </table:table-cell>
          <table:table-cell office:value-type="float" office:value="52623.16" calcext:value-type="float">
            <text:p>52623,16</text:p>
          </table:table-cell>
          <table:table-cell office:value-type="float" office:value="0.47243" calcext:value-type="float">
            <text:p>0,4724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3246.87" calcext:value-type="float">
            <text:p>53246,87</text:p>
          </table:table-cell>
          <table:table-cell office:value-type="float" office:value="62404.88" calcext:value-type="float">
            <text:p>62404,88</text:p>
          </table:table-cell>
          <table:table-cell office:value-type="float" office:value="0.8085" calcext:value-type="float">
            <text:p>0,808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45292.44" calcext:value-type="float">
            <text:p>45292,44</text:p>
          </table:table-cell>
          <table:table-cell office:value-type="float" office:value="48240.19" calcext:value-type="float">
            <text:p>48240,19</text:p>
          </table:table-cell>
          <table:table-cell office:value-type="float" office:value="0.52426" calcext:value-type="float">
            <text:p>0,52426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48147.86" calcext:value-type="float">
            <text:p>48147,86</text:p>
          </table:table-cell>
          <table:table-cell office:value-type="float" office:value="49304.33" calcext:value-type="float">
            <text:p>49304,33</text:p>
          </table:table-cell>
          <table:table-cell office:value-type="float" office:value="0.48716" calcext:value-type="float">
            <text:p>0,48716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52247.34" calcext:value-type="float">
            <text:p>52247,34</text:p>
          </table:table-cell>
          <table:table-cell office:value-type="float" office:value="53080.48" calcext:value-type="float">
            <text:p>53080,48</text:p>
          </table:table-cell>
          <table:table-cell office:value-type="float" office:value="0.47116" calcext:value-type="float">
            <text:p>0,4711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4062.15" calcext:value-type="float">
            <text:p>54062,15</text:p>
          </table:table-cell>
          <table:table-cell office:value-type="float" office:value="62871.33" calcext:value-type="float">
            <text:p>62871,33</text:p>
          </table:table-cell>
          <table:table-cell office:value-type="float" office:value="0.82316" calcext:value-type="float">
            <text:p>0,82316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46331.02" calcext:value-type="float">
            <text:p>46331,02</text:p>
          </table:table-cell>
          <table:table-cell office:value-type="float" office:value="49324.94" calcext:value-type="float">
            <text:p>49324,94</text:p>
          </table:table-cell>
          <table:table-cell office:value-type="float" office:value="0.54178" calcext:value-type="float">
            <text:p>0,54178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48779.75" calcext:value-type="float">
            <text:p>48779,75</text:p>
          </table:table-cell>
          <table:table-cell office:value-type="float" office:value="50366.1" calcext:value-type="float">
            <text:p>50366,1</text:p>
          </table:table-cell>
          <table:table-cell office:value-type="float" office:value="0.51627" calcext:value-type="float">
            <text:p>0,51627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53110.29" calcext:value-type="float">
            <text:p>53110,29</text:p>
          </table:table-cell>
          <table:table-cell office:value-type="float" office:value="53798.54" calcext:value-type="float">
            <text:p>53798,54</text:p>
          </table:table-cell>
          <table:table-cell office:value-type="float" office:value="0.4779" calcext:value-type="float">
            <text:p>0,477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4806.26" calcext:value-type="float">
            <text:p>54806,26</text:p>
          </table:table-cell>
          <table:table-cell office:value-type="float" office:value="63966.28" calcext:value-type="float">
            <text:p>63966,28</text:p>
          </table:table-cell>
          <table:table-cell office:value-type="float" office:value="0.90194" calcext:value-type="float">
            <text:p>0,90194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47145.08" calcext:value-type="float">
            <text:p>47145,08</text:p>
          </table:table-cell>
          <table:table-cell office:value-type="float" office:value="50342.91" calcext:value-type="float">
            <text:p>50342,91</text:p>
          </table:table-cell>
          <table:table-cell office:value-type="float" office:value="0.57853" calcext:value-type="float">
            <text:p>0,57853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49668.43" calcext:value-type="float">
            <text:p>49668,43</text:p>
          </table:table-cell>
          <table:table-cell office:value-type="float" office:value="51405.48" calcext:value-type="float">
            <text:p>51405,48</text:p>
          </table:table-cell>
          <table:table-cell office:value-type="float" office:value="0.54056" calcext:value-type="float">
            <text:p>0,54056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54030.09" calcext:value-type="float">
            <text:p>54030,09</text:p>
          </table:table-cell>
          <table:table-cell office:value-type="float" office:value="54781.38" calcext:value-type="float">
            <text:p>54781,38</text:p>
          </table:table-cell>
          <table:table-cell office:value-type="float" office:value="0.52499" calcext:value-type="float">
            <text:p>0,5249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6008.55" calcext:value-type="float">
            <text:p>56008,55</text:p>
          </table:table-cell>
          <table:table-cell office:value-type="float" office:value="65609.46" calcext:value-type="float">
            <text:p>65609,46</text:p>
          </table:table-cell>
          <table:table-cell office:value-type="float" office:value="0.9321" calcext:value-type="float">
            <text:p>0,9321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48207.55" calcext:value-type="float">
            <text:p>48207,55</text:p>
          </table:table-cell>
          <table:table-cell office:value-type="float" office:value="51140.77" calcext:value-type="float">
            <text:p>51140,77</text:p>
          </table:table-cell>
          <table:table-cell office:value-type="float" office:value="0.60838" calcext:value-type="float">
            <text:p>0,60838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50317.19" calcext:value-type="float">
            <text:p>50317,19</text:p>
          </table:table-cell>
          <table:table-cell office:value-type="float" office:value="51787.41" calcext:value-type="float">
            <text:p>51787,41</text:p>
          </table:table-cell>
          <table:table-cell office:value-type="float" office:value="0.56783" calcext:value-type="float">
            <text:p>0,56783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54739.89" calcext:value-type="float">
            <text:p>54739,89</text:p>
          </table:table-cell>
          <table:table-cell office:value-type="float" office:value="55938.52" calcext:value-type="float">
            <text:p>55938,52</text:p>
          </table:table-cell>
          <table:table-cell office:value-type="float" office:value="0.55887" calcext:value-type="float">
            <text:p>0,5588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6579.26" calcext:value-type="float">
            <text:p>56579,26</text:p>
          </table:table-cell>
          <table:table-cell office:value-type="float" office:value="66291.42" calcext:value-type="float">
            <text:p>66291,42</text:p>
          </table:table-cell>
          <table:table-cell office:value-type="float" office:value="0.98781" calcext:value-type="float">
            <text:p>0,98781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48530.65" calcext:value-type="float">
            <text:p>48530,65</text:p>
          </table:table-cell>
          <table:table-cell office:value-type="float" office:value="51805.22" calcext:value-type="float">
            <text:p>51805,22</text:p>
          </table:table-cell>
          <table:table-cell office:value-type="float" office:value="0.63416" calcext:value-type="float">
            <text:p>0,63416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51275.46" calcext:value-type="float">
            <text:p>51275,46</text:p>
          </table:table-cell>
          <table:table-cell office:value-type="float" office:value="53030.6" calcext:value-type="float">
            <text:p>53030,6</text:p>
          </table:table-cell>
          <table:table-cell office:value-type="float" office:value="0.59636" calcext:value-type="float">
            <text:p>0,59636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55593.02" calcext:value-type="float">
            <text:p>55593,02</text:p>
          </table:table-cell>
          <table:table-cell office:value-type="float" office:value="56703.71" calcext:value-type="float">
            <text:p>56703,71</text:p>
          </table:table-cell>
          <table:table-cell office:value-type="float" office:value="0.57653" calcext:value-type="float">
            <text:p>0,576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7690.85" calcext:value-type="float">
            <text:p>57690,85</text:p>
          </table:table-cell>
          <table:table-cell office:value-type="float" office:value="67361.18" calcext:value-type="float">
            <text:p>67361,18</text:p>
          </table:table-cell>
          <table:table-cell office:value-type="float" office:value="0.96283" calcext:value-type="float">
            <text:p>0,96283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49101.74" calcext:value-type="float">
            <text:p>49101,74</text:p>
          </table:table-cell>
          <table:table-cell office:value-type="float" office:value="52712.31" calcext:value-type="float">
            <text:p>52712,31</text:p>
          </table:table-cell>
          <table:table-cell office:value-type="float" office:value="0.62575" calcext:value-type="float">
            <text:p>0,62575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1650.11" calcext:value-type="float">
            <text:p>51650,11</text:p>
          </table:table-cell>
          <table:table-cell office:value-type="float" office:value="53426.3" calcext:value-type="float">
            <text:p>53426,3</text:p>
          </table:table-cell>
          <table:table-cell office:value-type="float" office:value="0.57787" calcext:value-type="float">
            <text:p>0,57787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6495.42" calcext:value-type="float">
            <text:p>56495,42</text:p>
          </table:table-cell>
          <table:table-cell office:value-type="float" office:value="57487.2" calcext:value-type="float">
            <text:p>57487,2</text:p>
          </table:table-cell>
          <table:table-cell office:value-type="float" office:value="0.56274" calcext:value-type="float">
            <text:p>0,5627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8156.24" calcext:value-type="float">
            <text:p>58156,24</text:p>
          </table:table-cell>
          <table:table-cell office:value-type="float" office:value="68308.04" calcext:value-type="float">
            <text:p>68308,04</text:p>
          </table:table-cell>
          <table:table-cell office:value-type="float" office:value="0.97912" calcext:value-type="float">
            <text:p>0,9791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49726.74" calcext:value-type="float">
            <text:p>49726,74</text:p>
          </table:table-cell>
          <table:table-cell office:value-type="float" office:value="53460.77" calcext:value-type="float">
            <text:p>53460,77</text:p>
          </table:table-cell>
          <table:table-cell office:value-type="float" office:value="0.62921" calcext:value-type="float">
            <text:p>0,62921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52751.47" calcext:value-type="float">
            <text:p>52751,47</text:p>
          </table:table-cell>
          <table:table-cell office:value-type="float" office:value="54465.76" calcext:value-type="float">
            <text:p>54465,76</text:p>
          </table:table-cell>
          <table:table-cell office:value-type="float" office:value="0.58622" calcext:value-type="float">
            <text:p>0,5862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57287.71" calcext:value-type="float">
            <text:p>57287,71</text:p>
          </table:table-cell>
          <table:table-cell office:value-type="float" office:value="58234.58" calcext:value-type="float">
            <text:p>58234,58</text:p>
          </table:table-cell>
          <table:table-cell office:value-type="float" office:value="0.57337" calcext:value-type="float">
            <text:p>0,5733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9377.37" calcext:value-type="float">
            <text:p>59377,37</text:p>
          </table:table-cell>
          <table:table-cell office:value-type="float" office:value="69730" calcext:value-type="float">
            <text:p>69730</text:p>
          </table:table-cell>
          <table:table-cell office:value-type="float" office:value="0.92015" calcext:value-type="float">
            <text:p>0,92015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0797.12" calcext:value-type="float">
            <text:p>50797,12</text:p>
          </table:table-cell>
          <table:table-cell office:value-type="float" office:value="54126.71" calcext:value-type="float">
            <text:p>54126,71</text:p>
          </table:table-cell>
          <table:table-cell office:value-type="float" office:value="0.59995" calcext:value-type="float">
            <text:p>0,59995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3195.4" calcext:value-type="float">
            <text:p>53195,4</text:p>
          </table:table-cell>
          <table:table-cell office:value-type="float" office:value="54747.28" calcext:value-type="float">
            <text:p>54747,28</text:p>
          </table:table-cell>
          <table:table-cell office:value-type="float" office:value="0.56174" calcext:value-type="float">
            <text:p>0,56174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8180.56" calcext:value-type="float">
            <text:p>58180,56</text:p>
          </table:table-cell>
          <table:table-cell office:value-type="float" office:value="59227.83" calcext:value-type="float">
            <text:p>59227,83</text:p>
          </table:table-cell>
          <table:table-cell office:value-type="float" office:value="0.54036" calcext:value-type="float">
            <text:p>0,5403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9698.52" calcext:value-type="float">
            <text:p>59698,52</text:p>
          </table:table-cell>
          <table:table-cell office:value-type="float" office:value="70307.13" calcext:value-type="float">
            <text:p>70307,13</text:p>
          </table:table-cell>
          <table:table-cell office:value-type="float" office:value="0.97069" calcext:value-type="float">
            <text:p>0,97069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1671.29" calcext:value-type="float">
            <text:p>51671,29</text:p>
          </table:table-cell>
          <table:table-cell office:value-type="float" office:value="54585.53" calcext:value-type="float">
            <text:p>54585,53</text:p>
          </table:table-cell>
          <table:table-cell office:value-type="float" office:value="0.64734" calcext:value-type="float">
            <text:p>0,64734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4011.65" calcext:value-type="float">
            <text:p>54011,65</text:p>
          </table:table-cell>
          <table:table-cell office:value-type="float" office:value="55858.94" calcext:value-type="float">
            <text:p>55858,94</text:p>
          </table:table-cell>
          <table:table-cell office:value-type="float" office:value="0.59691" calcext:value-type="float">
            <text:p>0,59691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8800.23" calcext:value-type="float">
            <text:p>58800,23</text:p>
          </table:table-cell>
          <table:table-cell office:value-type="float" office:value="59827.63" calcext:value-type="float">
            <text:p>59827,63</text:p>
          </table:table-cell>
          <table:table-cell office:value-type="float" office:value="0.57705" calcext:value-type="float">
            <text:p>0,5770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0938.12" calcext:value-type="float">
            <text:p>60938,12</text:p>
          </table:table-cell>
          <table:table-cell office:value-type="float" office:value="71646.1" calcext:value-type="float">
            <text:p>71646,1</text:p>
          </table:table-cell>
          <table:table-cell office:value-type="float" office:value="0.99017" calcext:value-type="float">
            <text:p>0,99017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52272.09" calcext:value-type="float">
            <text:p>52272,09</text:p>
          </table:table-cell>
          <table:table-cell office:value-type="float" office:value="55332.15" calcext:value-type="float">
            <text:p>55332,15</text:p>
          </table:table-cell>
          <table:table-cell office:value-type="float" office:value="0.64255" calcext:value-type="float">
            <text:p>0,64255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54896.62" calcext:value-type="float">
            <text:p>54896,62</text:p>
          </table:table-cell>
          <table:table-cell office:value-type="float" office:value="56759.42" calcext:value-type="float">
            <text:p>56759,42</text:p>
          </table:table-cell>
          <table:table-cell office:value-type="float" office:value="0.5782" calcext:value-type="float">
            <text:p>0,5782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59739.21" calcext:value-type="float">
            <text:p>59739,21</text:p>
          </table:table-cell>
          <table:table-cell office:value-type="float" office:value="60533.17" calcext:value-type="float">
            <text:p>60533,17</text:p>
          </table:table-cell>
          <table:table-cell office:value-type="float" office:value="0.5743" calcext:value-type="float">
            <text:p>0,574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1268.23" calcext:value-type="float">
            <text:p>61268,23</text:p>
          </table:table-cell>
          <table:table-cell office:value-type="float" office:value="72271.03" calcext:value-type="float">
            <text:p>72271,03</text:p>
          </table:table-cell>
          <table:table-cell office:value-type="float" office:value="1.02457" calcext:value-type="float">
            <text:p>1,02457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52980.6" calcext:value-type="float">
            <text:p>52980,6</text:p>
          </table:table-cell>
          <table:table-cell office:value-type="float" office:value="56374.04" calcext:value-type="float">
            <text:p>56374,04</text:p>
          </table:table-cell>
          <table:table-cell office:value-type="float" office:value="0.66318" calcext:value-type="float">
            <text:p>0,66318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55702.44" calcext:value-type="float">
            <text:p>55702,44</text:p>
          </table:table-cell>
          <table:table-cell office:value-type="float" office:value="57346.57" calcext:value-type="float">
            <text:p>57346,57</text:p>
          </table:table-cell>
          <table:table-cell office:value-type="float" office:value="0.63028" calcext:value-type="float">
            <text:p>0,63028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60425.6" calcext:value-type="float">
            <text:p>60425,6</text:p>
          </table:table-cell>
          <table:table-cell office:value-type="float" office:value="61742.93" calcext:value-type="float">
            <text:p>61742,93</text:p>
          </table:table-cell>
          <table:table-cell office:value-type="float" office:value="0.59396" calcext:value-type="float">
            <text:p>0,5939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2563.59" calcext:value-type="float">
            <text:p>62563,59</text:p>
          </table:table-cell>
          <table:table-cell office:value-type="float" office:value="73394.01" calcext:value-type="float">
            <text:p>73394,01</text:p>
          </table:table-cell>
          <table:table-cell office:value-type="float" office:value="0.97756" calcext:value-type="float">
            <text:p>0,97756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53725.78" calcext:value-type="float">
            <text:p>53725,78</text:p>
          </table:table-cell>
          <table:table-cell office:value-type="float" office:value="57417.74" calcext:value-type="float">
            <text:p>57417,74</text:p>
          </table:table-cell>
          <table:table-cell office:value-type="float" office:value="0.65032" calcext:value-type="float">
            <text:p>0,65032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56327.43" calcext:value-type="float">
            <text:p>56327,43</text:p>
          </table:table-cell>
          <table:table-cell office:value-type="float" office:value="58132.26" calcext:value-type="float">
            <text:p>58132,26</text:p>
          </table:table-cell>
          <table:table-cell office:value-type="float" office:value="0.58269" calcext:value-type="float">
            <text:p>0,58269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61246.55" calcext:value-type="float">
            <text:p>61246,55</text:p>
          </table:table-cell>
          <table:table-cell office:value-type="float" office:value="62083.6" calcext:value-type="float">
            <text:p>62083,6</text:p>
          </table:table-cell>
          <table:table-cell office:value-type="float" office:value="0.56949" calcext:value-type="float">
            <text:p>0,5694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3392.28" calcext:value-type="float">
            <text:p>63392,28</text:p>
          </table:table-cell>
          <table:table-cell office:value-type="float" office:value="75004.9" calcext:value-type="float">
            <text:p>75004,9</text:p>
          </table:table-cell>
          <table:table-cell office:value-type="float" office:value="0.98779" calcext:value-type="float">
            <text:p>0,98779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54269.1" calcext:value-type="float">
            <text:p>54269,1</text:p>
          </table:table-cell>
          <table:table-cell office:value-type="float" office:value="57989.04" calcext:value-type="float">
            <text:p>57989,04</text:p>
          </table:table-cell>
          <table:table-cell office:value-type="float" office:value="0.6348" calcext:value-type="float">
            <text:p>0,6348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57125.23" calcext:value-type="float">
            <text:p>57125,23</text:p>
          </table:table-cell>
          <table:table-cell office:value-type="float" office:value="58831.91" calcext:value-type="float">
            <text:p>58831,91</text:p>
          </table:table-cell>
          <table:table-cell office:value-type="float" office:value="0.58546" calcext:value-type="float">
            <text:p>0,58546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62141.11" calcext:value-type="float">
            <text:p>62141,11</text:p>
          </table:table-cell>
          <table:table-cell office:value-type="float" office:value="63179.26" calcext:value-type="float">
            <text:p>63179,26</text:p>
          </table:table-cell>
          <table:table-cell office:value-type="float" office:value="0.56956" calcext:value-type="float">
            <text:p>0,5695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4147.7" calcext:value-type="float">
            <text:p>64147,7</text:p>
          </table:table-cell>
          <table:table-cell office:value-type="float" office:value="75656.93" calcext:value-type="float">
            <text:p>75656,93</text:p>
          </table:table-cell>
          <table:table-cell office:value-type="float" office:value="0.99904" calcext:value-type="float">
            <text:p>0,99904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55036.86" calcext:value-type="float">
            <text:p>55036,86</text:p>
          </table:table-cell>
          <table:table-cell office:value-type="float" office:value="58996.43" calcext:value-type="float">
            <text:p>58996,43</text:p>
          </table:table-cell>
          <table:table-cell office:value-type="float" office:value="0.63801" calcext:value-type="float">
            <text:p>0,6380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57997.71" calcext:value-type="float">
            <text:p>57997,71</text:p>
          </table:table-cell>
          <table:table-cell office:value-type="float" office:value="59937.76" calcext:value-type="float">
            <text:p>59937,76</text:p>
          </table:table-cell>
          <table:table-cell office:value-type="float" office:value="0.59355" calcext:value-type="float">
            <text:p>0,59355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62932.58" calcext:value-type="float">
            <text:p>62932,58</text:p>
          </table:table-cell>
          <table:table-cell office:value-type="float" office:value="64359.95" calcext:value-type="float">
            <text:p>64359,95</text:p>
          </table:table-cell>
          <table:table-cell office:value-type="float" office:value="0.57809" calcext:value-type="float">
            <text:p>0,5780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5169.2" calcext:value-type="float">
            <text:p>65169,2</text:p>
          </table:table-cell>
          <table:table-cell office:value-type="float" office:value="76294.61" calcext:value-type="float">
            <text:p>76294,61</text:p>
          </table:table-cell>
          <table:table-cell office:value-type="float" office:value="1.02591" calcext:value-type="float">
            <text:p>1,02591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55673.42" calcext:value-type="float">
            <text:p>55673,42</text:p>
          </table:table-cell>
          <table:table-cell office:value-type="float" office:value="59409.76" calcext:value-type="float">
            <text:p>59409,76</text:p>
          </table:table-cell>
          <table:table-cell office:value-type="float" office:value="0.65052" calcext:value-type="float">
            <text:p>0,65052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58749.73" calcext:value-type="float">
            <text:p>58749,73</text:p>
          </table:table-cell>
          <table:table-cell office:value-type="float" office:value="60981.01" calcext:value-type="float">
            <text:p>60981,01</text:p>
          </table:table-cell>
          <table:table-cell office:value-type="float" office:value="0.61102" calcext:value-type="float">
            <text:p>0,61102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63740.41" calcext:value-type="float">
            <text:p>63740,41</text:p>
          </table:table-cell>
          <table:table-cell office:value-type="float" office:value="64500.98" calcext:value-type="float">
            <text:p>64500,98</text:p>
          </table:table-cell>
          <table:table-cell office:value-type="float" office:value="0.59155" calcext:value-type="float">
            <text:p>0,591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5920.62" calcext:value-type="float">
            <text:p>65920,62</text:p>
          </table:table-cell>
          <table:table-cell office:value-type="float" office:value="77171.57" calcext:value-type="float">
            <text:p>77171,57</text:p>
          </table:table-cell>
          <table:table-cell office:value-type="float" office:value="1.05151" calcext:value-type="float">
            <text:p>1,0515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56344.5" calcext:value-type="float">
            <text:p>56344,5</text:p>
          </table:table-cell>
          <table:table-cell office:value-type="float" office:value="59906.98" calcext:value-type="float">
            <text:p>59906,98</text:p>
          </table:table-cell>
          <table:table-cell office:value-type="float" office:value="0.6636" calcext:value-type="float">
            <text:p>0,6636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59538.56" calcext:value-type="float">
            <text:p>59538,56</text:p>
          </table:table-cell>
          <table:table-cell office:value-type="float" office:value="61176.44" calcext:value-type="float">
            <text:p>61176,44</text:p>
          </table:table-cell>
          <table:table-cell office:value-type="float" office:value="0.61884" calcext:value-type="float">
            <text:p>0,6188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64648.98" calcext:value-type="float">
            <text:p>64648,98</text:p>
          </table:table-cell>
          <table:table-cell office:value-type="float" office:value="65141.83" calcext:value-type="float">
            <text:p>65141,83</text:p>
          </table:table-cell>
          <table:table-cell office:value-type="float" office:value="0.59459" calcext:value-type="float">
            <text:p>0,5945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6175.19" calcext:value-type="float">
            <text:p>66175,19</text:p>
          </table:table-cell>
          <table:table-cell office:value-type="float" office:value="77196.75" calcext:value-type="float">
            <text:p>77196,75</text:p>
          </table:table-cell>
          <table:table-cell office:value-type="float" office:value="1.03872" calcext:value-type="float">
            <text:p>1,03872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57037.57" calcext:value-type="float">
            <text:p>57037,57</text:p>
          </table:table-cell>
          <table:table-cell office:value-type="float" office:value="60902.98" calcext:value-type="float">
            <text:p>60902,98</text:p>
          </table:table-cell>
          <table:table-cell office:value-type="float" office:value="0.65994" calcext:value-type="float">
            <text:p>0,65994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60253.7" calcext:value-type="float">
            <text:p>60253,7</text:p>
          </table:table-cell>
          <table:table-cell office:value-type="float" office:value="62036.71" calcext:value-type="float">
            <text:p>62036,71</text:p>
          </table:table-cell>
          <table:table-cell office:value-type="float" office:value="0.61992" calcext:value-type="float">
            <text:p>0,61992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65581.85" calcext:value-type="float">
            <text:p>65581,85</text:p>
          </table:table-cell>
          <table:table-cell office:value-type="float" office:value="66542.59" calcext:value-type="float">
            <text:p>66542,59</text:p>
          </table:table-cell>
          <table:table-cell office:value-type="float" office:value="0.61364" calcext:value-type="float">
            <text:p>0,6136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7605.1" calcext:value-type="float">
            <text:p>67605,1</text:p>
          </table:table-cell>
          <table:table-cell office:value-type="float" office:value="79374.93" calcext:value-type="float">
            <text:p>79374,93</text:p>
          </table:table-cell>
          <table:table-cell office:value-type="float" office:value="1.07195" calcext:value-type="float">
            <text:p>1,07195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57879" calcext:value-type="float">
            <text:p>57879</text:p>
          </table:table-cell>
          <table:table-cell office:value-type="float" office:value="61722.41" calcext:value-type="float">
            <text:p>61722,41</text:p>
          </table:table-cell>
          <table:table-cell office:value-type="float" office:value="0.66805" calcext:value-type="float">
            <text:p>0,66805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60820.32" calcext:value-type="float">
            <text:p>60820,32</text:p>
          </table:table-cell>
          <table:table-cell office:value-type="float" office:value="63095.93" calcext:value-type="float">
            <text:p>63095,93</text:p>
          </table:table-cell>
          <table:table-cell office:value-type="float" office:value="0.61348" calcext:value-type="float">
            <text:p>0,61348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66286.3" calcext:value-type="float">
            <text:p>66286,3</text:p>
          </table:table-cell>
          <table:table-cell office:value-type="float" office:value="67558.09" calcext:value-type="float">
            <text:p>67558,09</text:p>
          </table:table-cell>
          <table:table-cell office:value-type="float" office:value="0.62009" calcext:value-type="float">
            <text:p>0,6200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8664.82" calcext:value-type="float">
            <text:p>68664,82</text:p>
          </table:table-cell>
          <table:table-cell office:value-type="float" office:value="80794.47" calcext:value-type="float">
            <text:p>80794,47</text:p>
          </table:table-cell>
          <table:table-cell office:value-type="float" office:value="1.11895" calcext:value-type="float">
            <text:p>1,11895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58598.43" calcext:value-type="float">
            <text:p>58598,43</text:p>
          </table:table-cell>
          <table:table-cell office:value-type="float" office:value="62427.85" calcext:value-type="float">
            <text:p>62427,85</text:p>
          </table:table-cell>
          <table:table-cell office:value-type="float" office:value="0.69672" calcext:value-type="float">
            <text:p>0,69672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61606.89" calcext:value-type="float">
            <text:p>61606,89</text:p>
          </table:table-cell>
          <table:table-cell office:value-type="float" office:value="64156.67" calcext:value-type="float">
            <text:p>64156,67</text:p>
          </table:table-cell>
          <table:table-cell office:value-type="float" office:value="0.66328" calcext:value-type="float">
            <text:p>0,66328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67266.05" calcext:value-type="float">
            <text:p>67266,05</text:p>
          </table:table-cell>
          <table:table-cell office:value-type="float" office:value="68618.73" calcext:value-type="float">
            <text:p>68618,73</text:p>
          </table:table-cell>
          <table:table-cell office:value-type="float" office:value="0.64059" calcext:value-type="float">
            <text:p>0,6405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9692.89" calcext:value-type="float">
            <text:p>69692,89</text:p>
          </table:table-cell>
          <table:table-cell office:value-type="float" office:value="82362.14" calcext:value-type="float">
            <text:p>82362,14</text:p>
          </table:table-cell>
          <table:table-cell office:value-type="float" office:value="1.18345" calcext:value-type="float">
            <text:p>1,18345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59245.94" calcext:value-type="float">
            <text:p>59245,94</text:p>
          </table:table-cell>
          <table:table-cell office:value-type="float" office:value="63500.77" calcext:value-type="float">
            <text:p>63500,77</text:p>
          </table:table-cell>
          <table:table-cell office:value-type="float" office:value="0.76585" calcext:value-type="float">
            <text:p>0,76585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62355.54" calcext:value-type="float">
            <text:p>62355,54</text:p>
          </table:table-cell>
          <table:table-cell office:value-type="float" office:value="63948.91" calcext:value-type="float">
            <text:p>63948,91</text:p>
          </table:table-cell>
          <table:table-cell office:value-type="float" office:value="0.701099999999999" calcext:value-type="float">
            <text:p>0,701099999999999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67871.71" calcext:value-type="float">
            <text:p>67871,71</text:p>
          </table:table-cell>
          <table:table-cell office:value-type="float" office:value="69343.97" calcext:value-type="float">
            <text:p>69343,97</text:p>
          </table:table-cell>
          <table:table-cell office:value-type="float" office:value="0.67491" calcext:value-type="float">
            <text:p>0,6749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0559.14" calcext:value-type="float">
            <text:p>70559,14</text:p>
          </table:table-cell>
          <table:table-cell office:value-type="float" office:value="82627.78" calcext:value-type="float">
            <text:p>82627,78</text:p>
          </table:table-cell>
          <table:table-cell office:value-type="float" office:value="1.09586" calcext:value-type="float">
            <text:p>1,0958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59994.2" calcext:value-type="float">
            <text:p>59994,2</text:p>
          </table:table-cell>
          <table:table-cell office:value-type="float" office:value="64478.97" calcext:value-type="float">
            <text:p>64478,97</text:p>
          </table:table-cell>
          <table:table-cell office:value-type="float" office:value="0.70364" calcext:value-type="float">
            <text:p>0,7036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63076.1" calcext:value-type="float">
            <text:p>63076,1</text:p>
          </table:table-cell>
          <table:table-cell office:value-type="float" office:value="65386.37" calcext:value-type="float">
            <text:p>65386,37</text:p>
          </table:table-cell>
          <table:table-cell office:value-type="float" office:value="0.64652" calcext:value-type="float">
            <text:p>0,64652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68657.88" calcext:value-type="float">
            <text:p>68657,88</text:p>
          </table:table-cell>
          <table:table-cell office:value-type="float" office:value="69167.02" calcext:value-type="float">
            <text:p>69167,02</text:p>
          </table:table-cell>
          <table:table-cell office:value-type="float" office:value="0.63935" calcext:value-type="float">
            <text:p>0,6393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71274.63" calcext:value-type="float">
            <text:p>71274,63</text:p>
          </table:table-cell>
          <table:table-cell office:value-type="float" office:value="82955.69" calcext:value-type="float">
            <text:p>82955,69</text:p>
          </table:table-cell>
          <table:table-cell office:value-type="float" office:value="1.1926" calcext:value-type="float">
            <text:p>1,1926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60775.5" calcext:value-type="float">
            <text:p>60775,5</text:p>
          </table:table-cell>
          <table:table-cell office:value-type="float" office:value="64783.9" calcext:value-type="float">
            <text:p>64783,9</text:p>
          </table:table-cell>
          <table:table-cell office:value-type="float" office:value="0.76045" calcext:value-type="float">
            <text:p>0,76045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63772.04" calcext:value-type="float">
            <text:p>63772,04</text:p>
          </table:table-cell>
          <table:table-cell office:value-type="float" office:value="65566.77" calcext:value-type="float">
            <text:p>65566,77</text:p>
          </table:table-cell>
          <table:table-cell office:value-type="float" office:value="0.72825" calcext:value-type="float">
            <text:p>0,72825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69764.81" calcext:value-type="float">
            <text:p>69764,81</text:p>
          </table:table-cell>
          <table:table-cell office:value-type="float" office:value="71149.01" calcext:value-type="float">
            <text:p>71149,01</text:p>
          </table:table-cell>
          <table:table-cell office:value-type="float" office:value="0.69108" calcext:value-type="float">
            <text:p>0,6910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1810.12" calcext:value-type="float">
            <text:p>71810,12</text:p>
          </table:table-cell>
          <table:table-cell office:value-type="float" office:value="84487.43" calcext:value-type="float">
            <text:p>84487,43</text:p>
          </table:table-cell>
          <table:table-cell office:value-type="float" office:value="1.12112" calcext:value-type="float">
            <text:p>1,12112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61561.62" calcext:value-type="float">
            <text:p>61561,62</text:p>
          </table:table-cell>
          <table:table-cell office:value-type="float" office:value="65318.69" calcext:value-type="float">
            <text:p>65318,69</text:p>
          </table:table-cell>
          <table:table-cell office:value-type="float" office:value="0.72866" calcext:value-type="float">
            <text:p>0,7286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64765.26" calcext:value-type="float">
            <text:p>64765,26</text:p>
          </table:table-cell>
          <table:table-cell office:value-type="float" office:value="66627.65" calcext:value-type="float">
            <text:p>66627,65</text:p>
          </table:table-cell>
          <table:table-cell office:value-type="float" office:value="0.68797" calcext:value-type="float">
            <text:p>0,68797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70522.12" calcext:value-type="float">
            <text:p>70522,12</text:p>
          </table:table-cell>
          <table:table-cell office:value-type="float" office:value="71428.88" calcext:value-type="float">
            <text:p>71428,88</text:p>
          </table:table-cell>
          <table:table-cell office:value-type="float" office:value="0.64815" calcext:value-type="float">
            <text:p>0,6481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3117.11" calcext:value-type="float">
            <text:p>73117,11</text:p>
          </table:table-cell>
          <table:table-cell office:value-type="float" office:value="85851.81" calcext:value-type="float">
            <text:p>85851,81</text:p>
          </table:table-cell>
          <table:table-cell office:value-type="float" office:value="1.12149" calcext:value-type="float">
            <text:p>1,12149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62107.62" calcext:value-type="float">
            <text:p>62107,62</text:p>
          </table:table-cell>
          <table:table-cell office:value-type="float" office:value="65852.45" calcext:value-type="float">
            <text:p>65852,45</text:p>
          </table:table-cell>
          <table:table-cell office:value-type="float" office:value="0.73764" calcext:value-type="float">
            <text:p>0,73764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65437.58" calcext:value-type="float">
            <text:p>65437,58</text:p>
          </table:table-cell>
          <table:table-cell office:value-type="float" office:value="67939.61" calcext:value-type="float">
            <text:p>67939,61</text:p>
          </table:table-cell>
          <table:table-cell office:value-type="float" office:value="0.678" calcext:value-type="float">
            <text:p>0,678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71281.11" calcext:value-type="float">
            <text:p>71281,11</text:p>
          </table:table-cell>
          <table:table-cell office:value-type="float" office:value="72143.18" calcext:value-type="float">
            <text:p>72143,18</text:p>
          </table:table-cell>
          <table:table-cell office:value-type="float" office:value="0.65962" calcext:value-type="float">
            <text:p>0,6596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3289.16" calcext:value-type="float">
            <text:p>73289,16</text:p>
          </table:table-cell>
          <table:table-cell office:value-type="float" office:value="85916.93" calcext:value-type="float">
            <text:p>85916,93</text:p>
          </table:table-cell>
          <table:table-cell office:value-type="float" office:value="1.16695" calcext:value-type="float">
            <text:p>1,16695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63034.08" calcext:value-type="float">
            <text:p>63034,08</text:p>
          </table:table-cell>
          <table:table-cell office:value-type="float" office:value="67156.58" calcext:value-type="float">
            <text:p>67156,58</text:p>
          </table:table-cell>
          <table:table-cell office:value-type="float" office:value="0.75031" calcext:value-type="float">
            <text:p>0,7503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66214.74" calcext:value-type="float">
            <text:p>66214,74</text:p>
          </table:table-cell>
          <table:table-cell office:value-type="float" office:value="68395.96" calcext:value-type="float">
            <text:p>68395,96</text:p>
          </table:table-cell>
          <table:table-cell office:value-type="float" office:value="0.69778" calcext:value-type="float">
            <text:p>0,69778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71966.57" calcext:value-type="float">
            <text:p>71966,57</text:p>
          </table:table-cell>
          <table:table-cell office:value-type="float" office:value="72942.19" calcext:value-type="float">
            <text:p>72942,19</text:p>
          </table:table-cell>
          <table:table-cell office:value-type="float" office:value="0.68185" calcext:value-type="float">
            <text:p>0,6818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4080.5" calcext:value-type="float">
            <text:p>74080,5</text:p>
          </table:table-cell>
          <table:table-cell office:value-type="float" office:value="87285.45" calcext:value-type="float">
            <text:p>87285,45</text:p>
          </table:table-cell>
          <table:table-cell office:value-type="float" office:value="1.2201" calcext:value-type="float">
            <text:p>1,2201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3524.34" calcext:value-type="float">
            <text:p>63524,34</text:p>
          </table:table-cell>
          <table:table-cell office:value-type="float" office:value="67156.51" calcext:value-type="float">
            <text:p>67156,51</text:p>
          </table:table-cell>
          <table:table-cell office:value-type="float" office:value="0.77538" calcext:value-type="float">
            <text:p>0,77538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6878.04" calcext:value-type="float">
            <text:p>66878,04</text:p>
          </table:table-cell>
          <table:table-cell office:value-type="float" office:value="69162.22" calcext:value-type="float">
            <text:p>69162,22</text:p>
          </table:table-cell>
          <table:table-cell office:value-type="float" office:value="0.73754" calcext:value-type="float">
            <text:p>0,73754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72787.75" calcext:value-type="float">
            <text:p>72787,75</text:p>
          </table:table-cell>
          <table:table-cell office:value-type="float" office:value="74189.19" calcext:value-type="float">
            <text:p>74189,19</text:p>
          </table:table-cell>
          <table:table-cell office:value-type="float" office:value="0.70337" calcext:value-type="float">
            <text:p>0,7033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75625.9" calcext:value-type="float">
            <text:p>75625,9</text:p>
          </table:table-cell>
          <table:table-cell office:value-type="float" office:value="88591.37" calcext:value-type="float">
            <text:p>88591,37</text:p>
          </table:table-cell>
          <table:table-cell office:value-type="float" office:value="1.14684" calcext:value-type="float">
            <text:p>1,14684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64618.48" calcext:value-type="float">
            <text:p>64618,48</text:p>
          </table:table-cell>
          <table:table-cell office:value-type="float" office:value="68409.24" calcext:value-type="float">
            <text:p>68409,24</text:p>
          </table:table-cell>
          <table:table-cell office:value-type="float" office:value="0.73628" calcext:value-type="float">
            <text:p>0,73628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67781.72" calcext:value-type="float">
            <text:p>67781,72</text:p>
          </table:table-cell>
          <table:table-cell office:value-type="float" office:value="70251.88" calcext:value-type="float">
            <text:p>70251,88</text:p>
          </table:table-cell>
          <table:table-cell office:value-type="float" office:value="0.68863" calcext:value-type="float">
            <text:p>0,68863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73633.65" calcext:value-type="float">
            <text:p>73633,65</text:p>
          </table:table-cell>
          <table:table-cell office:value-type="float" office:value="74868.49" calcext:value-type="float">
            <text:p>74868,49</text:p>
          </table:table-cell>
          <table:table-cell office:value-type="float" office:value="0.66736" calcext:value-type="float">
            <text:p>0,6673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76344.57" calcext:value-type="float">
            <text:p>76344,57</text:p>
          </table:table-cell>
          <table:table-cell office:value-type="float" office:value="90026.36" calcext:value-type="float">
            <text:p>90026,36</text:p>
          </table:table-cell>
          <table:table-cell office:value-type="float" office:value="1.16569" calcext:value-type="float">
            <text:p>1,16569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64985.92" calcext:value-type="float">
            <text:p>64985,92</text:p>
          </table:table-cell>
          <table:table-cell office:value-type="float" office:value="69873.91" calcext:value-type="float">
            <text:p>69873,91</text:p>
          </table:table-cell>
          <table:table-cell office:value-type="float" office:value="0.73555" calcext:value-type="float">
            <text:p>0,7355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68519.64" calcext:value-type="float">
            <text:p>68519,64</text:p>
          </table:table-cell>
          <table:table-cell office:value-type="float" office:value="70612.2" calcext:value-type="float">
            <text:p>70612,2</text:p>
          </table:table-cell>
          <table:table-cell office:value-type="float" office:value="0.70671" calcext:value-type="float">
            <text:p>0,7067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74349.77" calcext:value-type="float">
            <text:p>74349,77</text:p>
          </table:table-cell>
          <table:table-cell office:value-type="float" office:value="76148.02" calcext:value-type="float">
            <text:p>76148,02</text:p>
          </table:table-cell>
          <table:table-cell office:value-type="float" office:value="0.6811" calcext:value-type="float">
            <text:p>0,6811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77004.83" calcext:value-type="float">
            <text:p>77004,83</text:p>
          </table:table-cell>
          <table:table-cell office:value-type="float" office:value="90048.79" calcext:value-type="float">
            <text:p>90048,79</text:p>
          </table:table-cell>
          <table:table-cell office:value-type="float" office:value="1.25003" calcext:value-type="float">
            <text:p>1,25003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65817.1" calcext:value-type="float">
            <text:p>65817,1</text:p>
          </table:table-cell>
          <table:table-cell office:value-type="float" office:value="69931.71" calcext:value-type="float">
            <text:p>69931,71</text:p>
          </table:table-cell>
          <table:table-cell office:value-type="float" office:value="0.80507" calcext:value-type="float">
            <text:p>0,80507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69081.96" calcext:value-type="float">
            <text:p>69081,96</text:p>
          </table:table-cell>
          <table:table-cell office:value-type="float" office:value="71126.87" calcext:value-type="float">
            <text:p>71126,87</text:p>
          </table:table-cell>
          <table:table-cell office:value-type="float" office:value="0.74686" calcext:value-type="float">
            <text:p>0,74686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75364.84" calcext:value-type="float">
            <text:p>75364,84</text:p>
          </table:table-cell>
          <table:table-cell office:value-type="float" office:value="76723.11" calcext:value-type="float">
            <text:p>76723,11</text:p>
          </table:table-cell>
          <table:table-cell office:value-type="float" office:value="0.71474" calcext:value-type="float">
            <text:p>0,7147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8095.4" calcext:value-type="float">
            <text:p>78095,4</text:p>
          </table:table-cell>
          <table:table-cell office:value-type="float" office:value="91534.35" calcext:value-type="float">
            <text:p>91534,35</text:p>
          </table:table-cell>
          <table:table-cell office:value-type="float" office:value="1.20496" calcext:value-type="float">
            <text:p>1,20496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66632.52" calcext:value-type="float">
            <text:p>66632,52</text:p>
          </table:table-cell>
          <table:table-cell office:value-type="float" office:value="71745.88" calcext:value-type="float">
            <text:p>71745,88</text:p>
          </table:table-cell>
          <table:table-cell office:value-type="float" office:value="0.806869999999999" calcext:value-type="float">
            <text:p>0,806869999999999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69894.9" calcext:value-type="float">
            <text:p>69894,9</text:p>
          </table:table-cell>
          <table:table-cell office:value-type="float" office:value="71876.79" calcext:value-type="float">
            <text:p>71876,79</text:p>
          </table:table-cell>
          <table:table-cell office:value-type="float" office:value="0.73483" calcext:value-type="float">
            <text:p>0,73483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76258.42" calcext:value-type="float">
            <text:p>76258,42</text:p>
          </table:table-cell>
          <table:table-cell office:value-type="float" office:value="77206.99" calcext:value-type="float">
            <text:p>77206,99</text:p>
          </table:table-cell>
          <table:table-cell office:value-type="float" office:value="0.72017" calcext:value-type="float">
            <text:p>0,7201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8807.99" calcext:value-type="float">
            <text:p>78807,99</text:p>
          </table:table-cell>
          <table:table-cell office:value-type="float" office:value="92394.1" calcext:value-type="float">
            <text:p>92394,1</text:p>
          </table:table-cell>
          <table:table-cell office:value-type="float" office:value="1.20689" calcext:value-type="float">
            <text:p>1,20689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7279.31" calcext:value-type="float">
            <text:p>67279,31</text:p>
          </table:table-cell>
          <table:table-cell office:value-type="float" office:value="71136.72" calcext:value-type="float">
            <text:p>71136,72</text:p>
          </table:table-cell>
          <table:table-cell office:value-type="float" office:value="0.78509" calcext:value-type="float">
            <text:p>0,78509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70655.62" calcext:value-type="float">
            <text:p>70655,62</text:p>
          </table:table-cell>
          <table:table-cell office:value-type="float" office:value="72663.71" calcext:value-type="float">
            <text:p>72663,71</text:p>
          </table:table-cell>
          <table:table-cell office:value-type="float" office:value="0.7193" calcext:value-type="float">
            <text:p>0,7193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76931.22" calcext:value-type="float">
            <text:p>76931,22</text:p>
          </table:table-cell>
          <table:table-cell office:value-type="float" office:value="78379.77" calcext:value-type="float">
            <text:p>78379,77</text:p>
          </table:table-cell>
          <table:table-cell office:value-type="float" office:value="0.70435" calcext:value-type="float">
            <text:p>0,7043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9514.05" calcext:value-type="float">
            <text:p>79514,05</text:p>
          </table:table-cell>
          <table:table-cell office:value-type="float" office:value="93194.69" calcext:value-type="float">
            <text:p>93194,69</text:p>
          </table:table-cell>
          <table:table-cell office:value-type="float" office:value="1.20803" calcext:value-type="float">
            <text:p>1,20803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67846.66" calcext:value-type="float">
            <text:p>67846,66</text:p>
          </table:table-cell>
          <table:table-cell office:value-type="float" office:value="72582.28" calcext:value-type="float">
            <text:p>72582,28</text:p>
          </table:table-cell>
          <table:table-cell office:value-type="float" office:value="0.78923" calcext:value-type="float">
            <text:p>0,78923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71515.34" calcext:value-type="float">
            <text:p>71515,34</text:p>
          </table:table-cell>
          <table:table-cell office:value-type="float" office:value="73701.65" calcext:value-type="float">
            <text:p>73701,65</text:p>
          </table:table-cell>
          <table:table-cell office:value-type="float" office:value="0.72051" calcext:value-type="float">
            <text:p>0,72051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77645.08" calcext:value-type="float">
            <text:p>77645,08</text:p>
          </table:table-cell>
          <table:table-cell office:value-type="float" office:value="78190.43" calcext:value-type="float">
            <text:p>78190,43</text:p>
          </table:table-cell>
          <table:table-cell office:value-type="float" office:value="0.704209999999999" calcext:value-type="float">
            <text:p>0,704209999999999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80164.56" calcext:value-type="float">
            <text:p>80164,56</text:p>
          </table:table-cell>
          <table:table-cell office:value-type="float" office:value="93904.15" calcext:value-type="float">
            <text:p>93904,15</text:p>
          </table:table-cell>
          <table:table-cell office:value-type="float" office:value="1.21957" calcext:value-type="float">
            <text:p>1,21957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68767.21" calcext:value-type="float">
            <text:p>68767,21</text:p>
          </table:table-cell>
          <table:table-cell office:value-type="float" office:value="73270.25" calcext:value-type="float">
            <text:p>73270,25</text:p>
          </table:table-cell>
          <table:table-cell office:value-type="float" office:value="0.79557" calcext:value-type="float">
            <text:p>0,79557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72378.3" calcext:value-type="float">
            <text:p>72378,3</text:p>
          </table:table-cell>
          <table:table-cell office:value-type="float" office:value="74601.11" calcext:value-type="float">
            <text:p>74601,11</text:p>
          </table:table-cell>
          <table:table-cell office:value-type="float" office:value="0.73504" calcext:value-type="float">
            <text:p>0,73504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78536.27" calcext:value-type="float">
            <text:p>78536,27</text:p>
          </table:table-cell>
          <table:table-cell office:value-type="float" office:value="79559.11" calcext:value-type="float">
            <text:p>79559,11</text:p>
          </table:table-cell>
          <table:table-cell office:value-type="float" office:value="0.71211" calcext:value-type="float">
            <text:p>0,71211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82038.68" calcext:value-type="float">
            <text:p>82038,68</text:p>
          </table:table-cell>
          <table:table-cell office:value-type="float" office:value="96082.56" calcext:value-type="float">
            <text:p>96082,56</text:p>
          </table:table-cell>
          <table:table-cell office:value-type="float" office:value="1.28286" calcext:value-type="float">
            <text:p>1,28286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69578.46" calcext:value-type="float">
            <text:p>69578,46</text:p>
          </table:table-cell>
          <table:table-cell office:value-type="float" office:value="74190.32" calcext:value-type="float">
            <text:p>74190,32</text:p>
          </table:table-cell>
          <table:table-cell office:value-type="float" office:value="0.82193" calcext:value-type="float">
            <text:p>0,82193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72802.14" calcext:value-type="float">
            <text:p>72802,14</text:p>
          </table:table-cell>
          <table:table-cell office:value-type="float" office:value="75404.54" calcext:value-type="float">
            <text:p>75404,54</text:p>
          </table:table-cell>
          <table:table-cell office:value-type="float" office:value="0.75671" calcext:value-type="float">
            <text:p>0,75671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79123.22" calcext:value-type="float">
            <text:p>79123,22</text:p>
          </table:table-cell>
          <table:table-cell office:value-type="float" office:value="79839.34" calcext:value-type="float">
            <text:p>79839,34</text:p>
          </table:table-cell>
          <table:table-cell office:value-type="float" office:value="0.73068" calcext:value-type="float">
            <text:p>0,7306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2543.2" calcext:value-type="float">
            <text:p>82543,2</text:p>
          </table:table-cell>
          <table:table-cell office:value-type="float" office:value="96893.12" calcext:value-type="float">
            <text:p>96893,12</text:p>
          </table:table-cell>
          <table:table-cell office:value-type="float" office:value="1.26749" calcext:value-type="float">
            <text:p>1,2674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70135.35" calcext:value-type="float">
            <text:p>70135,35</text:p>
          </table:table-cell>
          <table:table-cell office:value-type="float" office:value="74359.06" calcext:value-type="float">
            <text:p>74359,06</text:p>
          </table:table-cell>
          <table:table-cell office:value-type="float" office:value="0.81427" calcext:value-type="float">
            <text:p>0,81427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73887.75" calcext:value-type="float">
            <text:p>73887,75</text:p>
          </table:table-cell>
          <table:table-cell office:value-type="float" office:value="76138.33" calcext:value-type="float">
            <text:p>76138,33</text:p>
          </table:table-cell>
          <table:table-cell office:value-type="float" office:value="0.7521" calcext:value-type="float">
            <text:p>0,752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80270.97" calcext:value-type="float">
            <text:p>80270,97</text:p>
          </table:table-cell>
          <table:table-cell office:value-type="float" office:value="81470.23" calcext:value-type="float">
            <text:p>81470,23</text:p>
          </table:table-cell>
          <table:table-cell office:value-type="float" office:value="0.72861" calcext:value-type="float">
            <text:p>0,728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3" office:value-type="float" office:value="82900.86" calcext:value-type="float">
            <text:p>82900,86</text:p>
          </table:table-cell>
          <table:table-cell table:style-name="ce39" office:value-type="float" office:value="97719.92" calcext:value-type="float">
            <text:p>97719,92</text:p>
          </table:table-cell>
          <table:table-cell table:style-name="ce45" office:value-type="float" office:value="1.29611" calcext:value-type="float">
            <text:p>1,29611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70896.01" calcext:value-type="float">
            <text:p>70896,01</text:p>
          </table:table-cell>
          <table:table-cell table:style-name="ce16" office:value-type="float" office:value="75765.72" calcext:value-type="float">
            <text:p>75765,72</text:p>
          </table:table-cell>
          <table:table-cell table:style-name="ce22" office:value-type="float" office:value="0.83478" calcext:value-type="float">
            <text:p>0,83478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74636.32" calcext:value-type="float">
            <text:p>74636,32</text:p>
          </table:table-cell>
          <table:table-cell table:style-name="ce16" office:value-type="float" office:value="77305.87" calcext:value-type="float">
            <text:p>77305,87</text:p>
          </table:table-cell>
          <table:table-cell table:style-name="ce22" office:value-type="float" office:value="0.7763" calcext:value-type="float">
            <text:p>0,7763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81124.09" calcext:value-type="float">
            <text:p>81124,09</text:p>
          </table:table-cell>
          <table:table-cell table:style-name="ce16" office:value-type="float" office:value="82312.71" calcext:value-type="float">
            <text:p>82312,71</text:p>
          </table:table-cell>
          <table:table-cell table:style-name="ce22" office:value-type="float" office:value="0.75702" calcext:value-type="float">
            <text:p>0,75702</text:p>
          </table:table-cell>
        </table:table-row>
        <table:table-row table:style-name="ro1">
          <table:table-cell table:style-name="ce28" office:value-type="string" calcext:value-type="string">
            <text:p>Razem Wynik</text:p>
          </table:table-cell>
          <table:table-cell table:style-name="ce34" office:value-type="float" office:value="41117.1736" calcext:value-type="float">
            <text:p>41117,1736</text:p>
          </table:table-cell>
          <table:table-cell table:style-name="ce40" office:value-type="float" office:value="48223.8792" calcext:value-type="float">
            <text:p>48223,8792</text:p>
          </table:table-cell>
          <table:table-cell table:style-name="ce46" office:value-type="float" office:value="0.654397400000002" calcext:value-type="float">
            <text:p>0,654397400000002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  <table:data-pilot-tables>
        <table:data-pilot-table table:name="DataPilot1" table:application-data="" table:target-range-address="'Tabela przestawna_select_min_k3_1'.A1:'Tabela przestawna_select_min_k3_1'.D103" table:buttons="'Tabela przestawna_select_min_k3_1'.A2 'Tabela przestawna_select_min_k3_1'.B1" table:show-filter-button="false" table:drill-down-on-double-click="false">
          <table:source-cell-range table:cell-range-address="'Tabela przestawna_select_min_k3_1'.A1:'Tabela przestawna_select_min_k3_1'.D10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700" table:display="true" table:show-details="true"/>
                <table:data-pilot-member table:name="800" table:display="true" table:show-details="true"/>
                <table:data-pilot-member table:name="900" table:display="true" table:show-details="true"/>
                <table:data-pilot-member table:name="1000" table:display="true" table:show-details="true"/>
                <table:data-pilot-member table:name="11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6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50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800" table:display="true" table:show-details="true"/>
                <table:data-pilot-member table:name="290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  <table:data-pilot-member table:name="3400" table:display="true" table:show-details="true"/>
                <table:data-pilot-member table:name="3500" table:display="true" table:show-details="true"/>
                <table:data-pilot-member table:name="3600" table:display="true" table:show-details="true"/>
                <table:data-pilot-member table:name="3700" table:display="true" table:show-details="true"/>
                <table:data-pilot-member table:name="3800" table:display="true" table:show-details="true"/>
                <table:data-pilot-member table:name="3900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200" table:display="true" table:show-details="true"/>
                <table:data-pilot-member table:name="4300" table:display="true" table:show-details="true"/>
                <table:data-pilot-member table:name="4400" table:display="true" table:show-details="true"/>
                <table:data-pilot-member table:name="4500" table:display="true" table:show-details="true"/>
                <table:data-pilot-member table:name="4600" table:display="true" table:show-details="true"/>
                <table:data-pilot-member table:name="4700" table:display="true" table:show-details="true"/>
                <table:data-pilot-member table:name="4800" table:display="true" table:show-details="true"/>
                <table:data-pilot-member table:name="4900" table:display="true" table:show-details="true"/>
                <table:data-pilot-member table:name="5000" table:display="true" table:show-details="true"/>
                <table:data-pilot-member table:name="5100" table:display="true" table:show-details="true"/>
                <table:data-pilot-member table:name="5200" table:display="true" table:show-details="true"/>
                <table:data-pilot-member table:name="5300" table:display="true" table:show-details="true"/>
                <table:data-pilot-member table:name="5400" table:display="true" table:show-details="true"/>
                <table:data-pilot-member table:name="5500" table:display="true" table:show-details="true"/>
                <table:data-pilot-member table:name="5600" table:display="true" table:show-details="true"/>
                <table:data-pilot-member table:name="5700" table:display="true" table:show-details="true"/>
                <table:data-pilot-member table:name="5800" table:display="true" table:show-details="true"/>
                <table:data-pilot-member table:name="5900" table:display="true" table:show-details="true"/>
                <table:data-pilot-member table:name="6000" table:display="true" table:show-details="true"/>
                <table:data-pilot-member table:name="6100" table:display="true" table:show-details="true"/>
                <table:data-pilot-member table:name="6200" table:display="true" table:show-details="true"/>
                <table:data-pilot-member table:name="6300" table:display="true" table:show-details="true"/>
                <table:data-pilot-member table:name="6400" table:display="true" table:show-details="true"/>
                <table:data-pilot-member table:name="6500" table:display="true" table:show-details="true"/>
                <table:data-pilot-member table:name="6600" table:display="true" table:show-details="true"/>
                <table:data-pilot-member table:name="6700" table:display="true" table:show-details="true"/>
                <table:data-pilot-member table:name="6800" table:display="true" table:show-details="true"/>
                <table:data-pilot-member table:name="6900" table:display="true" table:show-details="true"/>
                <table:data-pilot-member table:name="7000" table:display="true" table:show-details="true"/>
                <table:data-pilot-member table:name="7100" table:display="true" table:show-details="true"/>
                <table:data-pilot-member table:name="7200" table:display="true" table:show-details="true"/>
                <table:data-pilot-member table:name="7300" table:display="true" table:show-details="true"/>
                <table:data-pilot-member table:name="7400" table:display="true" table:show-details="true"/>
                <table:data-pilot-member table:name="7500" table:display="true" table:show-details="true"/>
                <table:data-pilot-member table:name="7600" table:display="true" table:show-details="true"/>
                <table:data-pilot-member table:name="7700" table:display="true" table:show-details="true"/>
                <table:data-pilot-member table:name="7800" table:display="true" table:show-details="true"/>
                <table:data-pilot-member table:name="7900" table:display="true" table:show-details="true"/>
                <table:data-pilot-member table:name="8000" table:display="true" table:show-details="true"/>
                <table:data-pilot-member table:name="8100" table:display="true" table:show-details="true"/>
                <table:data-pilot-member table:name="8200" table:display="true" table:show-details="true"/>
                <table:data-pilot-member table:name="8300" table:display="true" table:show-details="true"/>
                <table:data-pilot-member table:name="8400" table:display="true" table:show-details="true"/>
                <table:data-pilot-member table:name="8500" table:display="true" table:show-details="true"/>
                <table:data-pilot-member table:name="8600" table:display="true" table:show-details="true"/>
                <table:data-pilot-member table:name="8700" table:display="true" table:show-details="true"/>
                <table:data-pilot-member table:name="8800" table:display="true" table:show-details="true"/>
                <table:data-pilot-member table:name="8900" table:display="true" table:show-details="true"/>
                <table:data-pilot-member table:name="9000" table:display="true" table:show-details="true"/>
                <table:data-pilot-member table:name="91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estawienia" tableooo:display-name="Średnia – przestawienia-3-elem" table:orientation="data" table:used-hierarchy="0" table:function="average">
            <table:data-pilot-level table:show-empty="false" calcext:repeat-item-labels="false">
              <table:data-pilot-members>
                <table:data-pilot-member table:name="456" table:display="true" table:show-details="true"/>
                <table:data-pilot-member table:name="468" table:display="true" table:show-details="true"/>
                <table:data-pilot-member table:name="473" table:display="true" table:show-details="true"/>
                <table:data-pilot-member table:name="475" table:display="true" table:show-details="true"/>
                <table:data-pilot-member table:name="479" table:display="true" table:show-details="true"/>
                <table:data-pilot-member table:name="483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3" table:display="true" table:show-details="true"/>
                <table:data-pilot-member table:name="515" table:display="true" table:show-details="true"/>
                <table:data-pilot-member table:name="517" table:display="true" table:show-details="true"/>
                <table:data-pilot-member table:name="525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8" table:display="true" table:show-details="true"/>
                <table:data-pilot-member table:name="550" table:display="true" table:show-details="true"/>
                <table:data-pilot-member table:name="552" table:display="true" table:show-details="true"/>
                <table:data-pilot-member table:name="554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2" table:display="true" table:show-details="true"/>
                <table:data-pilot-member table:name="604" table:display="true" table:show-details="true"/>
                <table:data-pilot-member table:name="610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2" table:display="true" table:show-details="true"/>
                <table:data-pilot-member table:name="634" table:display="true" table:show-details="true"/>
                <table:data-pilot-member table:name="637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51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81" table:display="true" table:show-details="true"/>
                <table:data-pilot-member table:name="683" table:display="true" table:show-details="true"/>
                <table:data-pilot-member table:name="688" table:display="true" table:show-details="true"/>
                <table:data-pilot-member table:name="695" table:display="true" table:show-details="true"/>
                <table:data-pilot-member table:name="699" table:display="true" table:show-details="true"/>
                <table:data-pilot-member table:name="707" table:display="true" table:show-details="true"/>
                <table:data-pilot-member table:name="711" table:display="true" table:show-details="true"/>
                <table:data-pilot-member table:name="991" table:display="true" table:show-details="true"/>
                <table:data-pilot-member table:name="997" table:display="true" table:show-details="true"/>
                <table:data-pilot-member table:name="1007" table:display="true" table:show-details="true"/>
                <table:data-pilot-member table:name="1009" table:display="true" table:show-details="true"/>
                <table:data-pilot-member table:name="1034" table:display="true" table:show-details="true"/>
                <table:data-pilot-member table:name="1045" table:display="true" table:show-details="true"/>
                <table:data-pilot-member table:name="1117" table:display="true" table:show-details="true"/>
                <table:data-pilot-member table:name="1122" table:display="true" table:show-details="true"/>
                <table:data-pilot-member table:name="1137" table:display="true" table:show-details="true"/>
                <table:data-pilot-member table:name="1140" table:display="true" table:show-details="true"/>
                <table:data-pilot-member table:name="1160" table:display="true" table:show-details="true"/>
                <table:data-pilot-member table:name="1163" table:display="true" table:show-details="true"/>
                <table:data-pilot-member table:name="1167" table:display="true" table:show-details="true"/>
                <table:data-pilot-member table:name="1169" table:display="true" table:show-details="true"/>
                <table:data-pilot-member table:name="1184" table:display="true" table:show-details="true"/>
                <table:data-pilot-member table:name="1189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5" table:display="true" table:show-details="true"/>
                <table:data-pilot-member table:name="1209" table:display="true" table:show-details="true"/>
                <table:data-pilot-member table:name="1214" table:display="true" table:show-details="true"/>
                <table:data-pilot-member table:name="1216" table:display="true" table:show-details="true"/>
                <table:data-pilot-member table:name="1217" table:display="true" table:show-details="true"/>
                <table:data-pilot-member table:name="1222" table:display="true" table:show-details="true"/>
                <table:data-pilot-member table:name="1224" table:display="true" table:show-details="true"/>
                <table:data-pilot-member table:name="1226" table:display="true" table:show-details="true"/>
                <table:data-pilot-member table:name="1228" table:display="true" table:show-details="true"/>
                <table:data-pilot-member table:name="1230" table:display="true" table:show-details="true"/>
                <table:data-pilot-member table:name="1243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6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2" table:display="true" table:show-details="true"/>
                <table:data-pilot-member table:name="1267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7" table:display="true" table:show-details="true"/>
                <table:data-pilot-member table:name="1281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297" table:display="true" table:show-details="true"/>
                <table:data-pilot-member table:name="1302" table:display="true" table:show-details="true"/>
                <table:data-pilot-member table:name="1307" table:display="true" table:show-details="true"/>
                <table:data-pilot-member table:name="1308" table:display="true" table:show-details="true"/>
                <table:data-pilot-member table:name="1311" table:display="true" table:show-details="true"/>
                <table:data-pilot-member table:name="1316" table:display="true" table:show-details="true"/>
                <table:data-pilot-member table:name="1320" table:display="true" table:show-details="true"/>
                <table:data-pilot-member table:name="1324" table:display="true" table:show-details="true"/>
                <table:data-pilot-member table:name="1328" table:display="true" table:show-details="true"/>
                <table:data-pilot-member table:name="1330" table:display="true" table:show-details="true"/>
                <table:data-pilot-member table:name="1332" table:display="true" table:show-details="true"/>
                <table:data-pilot-member table:name="1333" table:display="true" table:show-details="true"/>
                <table:data-pilot-member table:name="1344" table:display="true" table:show-details="true"/>
                <table:data-pilot-member table:name="1348" table:display="true" table:show-details="true"/>
                <table:data-pilot-member table:name="1349" table:display="true" table:show-details="true"/>
                <table:data-pilot-member table:name="1352" table:display="true" table:show-details="true"/>
                <table:data-pilot-member table:name="1353" table:display="true" table:show-details="true"/>
                <table:data-pilot-member table:name="1357" table:display="true" table:show-details="true"/>
                <table:data-pilot-member table:name="1358" table:display="true" table:show-details="true"/>
                <table:data-pilot-member table:name="1359" table:display="true" table:show-details="true"/>
                <table:data-pilot-member table:name="1361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6" table:display="true" table:show-details="true"/>
                <table:data-pilot-member table:name="1369" table:display="true" table:show-details="true"/>
                <table:data-pilot-member table:name="1373" table:display="true" table:show-details="true"/>
                <table:data-pilot-member table:name="1374" table:display="true" table:show-details="true"/>
                <table:data-pilot-member table:name="1377" table:display="true" table:show-details="true"/>
                <table:data-pilot-member table:name="1381" table:display="true" table:show-details="true"/>
                <table:data-pilot-member table:name="1386" table:display="true" table:show-details="true"/>
                <table:data-pilot-member table:name="1391" table:display="true" table:show-details="true"/>
                <table:data-pilot-member table:name="1395" table:display="true" table:show-details="true"/>
                <table:data-pilot-member table:name="1400" table:display="true" table:show-details="true"/>
                <table:data-pilot-member table:name="1409" table:display="true" table:show-details="true"/>
                <table:data-pilot-member table:name="1419" table:display="true" table:show-details="true"/>
                <table:data-pilot-member table:name="1420" table:display="true" table:show-details="true"/>
                <table:data-pilot-member table:name="1422" table:display="true" table:show-details="true"/>
                <table:data-pilot-member table:name="1425" table:display="true" table:show-details="true"/>
                <table:data-pilot-member table:name="1428" table:display="true" table:show-details="true"/>
                <table:data-pilot-member table:name="1439" table:display="true" table:show-details="true"/>
                <table:data-pilot-member table:name="1446" table:display="true" table:show-details="true"/>
                <table:data-pilot-member table:name="1450" table:display="true" table:show-details="true"/>
                <table:data-pilot-member table:name="1456" table:display="true" table:show-details="true"/>
                <table:data-pilot-member table:name="1466" table:display="true" table:show-details="true"/>
                <table:data-pilot-member table:name="1486" table:display="true" table:show-details="true"/>
                <table:data-pilot-member table:name="1496" table:display="true" table:show-details="true"/>
                <table:data-pilot-member table:name="1497" table:display="true" table:show-details="true"/>
                <table:data-pilot-member table:name="1524" table:display="true" table:show-details="true"/>
                <table:data-pilot-member table:name="1594" table:display="true" table:show-details="true"/>
                <table:data-pilot-member table:name="1661" table:display="true" table:show-details="true"/>
                <table:data-pilot-member table:name="1693" table:display="true" table:show-details="true"/>
                <table:data-pilot-member table:name="1705" table:display="true" table:show-details="true"/>
                <table:data-pilot-member table:name="1731" table:display="true" table:show-details="true"/>
                <table:data-pilot-member table:name="1758" table:display="true" table:show-details="true"/>
                <table:data-pilot-member table:name="1768" table:display="true" table:show-details="true"/>
                <table:data-pilot-member table:name="1770" table:display="true" table:show-details="true"/>
                <table:data-pilot-member table:name="1774" table:display="true" table:show-details="true"/>
                <table:data-pilot-member table:name="1776" table:display="true" table:show-details="true"/>
                <table:data-pilot-member table:name="1784" table:display="true" table:show-details="true"/>
                <table:data-pilot-member table:name="1848" table:display="true" table:show-details="true"/>
                <table:data-pilot-member table:name="1898" table:display="true" table:show-details="true"/>
                <table:data-pilot-member table:name="1901" table:display="true" table:show-details="true"/>
                <table:data-pilot-member table:name="1906" table:display="true" table:show-details="true"/>
                <table:data-pilot-member table:name="1942" table:display="true" table:show-details="true"/>
                <table:data-pilot-member table:name="1951" table:display="true" table:show-details="true"/>
                <table:data-pilot-member table:name="1953" table:display="true" table:show-details="true"/>
                <table:data-pilot-member table:name="1954" table:display="true" table:show-details="true"/>
                <table:data-pilot-member table:name="1980" table:display="true" table:show-details="true"/>
                <table:data-pilot-member table:name="1990" table:display="true" table:show-details="true"/>
                <table:data-pilot-member table:name="1998" table:display="true" table:show-details="true"/>
                <table:data-pilot-member table:name="2001" table:display="true" table:show-details="true"/>
                <table:data-pilot-member table:name="2011" table:display="true" table:show-details="true"/>
                <table:data-pilot-member table:name="2015" table:display="true" table:show-details="true"/>
                <table:data-pilot-member table:name="2019" table:display="true" table:show-details="true"/>
                <table:data-pilot-member table:name="2025" table:display="true" table:show-details="true"/>
                <table:data-pilot-member table:name="2028" table:display="true" table:show-details="true"/>
                <table:data-pilot-member table:name="2030" table:display="true" table:show-details="true"/>
                <table:data-pilot-member table:name="2031" table:display="true" table:show-details="true"/>
                <table:data-pilot-member table:name="2036" table:display="true" table:show-details="true"/>
                <table:data-pilot-member table:name="2037" table:display="true" table:show-details="true"/>
                <table:data-pilot-member table:name="2038" table:display="true" table:show-details="true"/>
                <table:data-pilot-member table:name="2040" table:display="true" table:show-details="true"/>
                <table:data-pilot-member table:name="2041" table:display="true" table:show-details="true"/>
                <table:data-pilot-member table:name="2062" table:display="true" table:show-details="true"/>
                <table:data-pilot-member table:name="2065" table:display="true" table:show-details="true"/>
                <table:data-pilot-member table:name="2067" table:display="true" table:show-details="true"/>
                <table:data-pilot-member table:name="2068" table:display="true" table:show-details="true"/>
                <table:data-pilot-member table:name="2069" table:display="true" table:show-details="true"/>
                <table:data-pilot-member table:name="2074" table:display="true" table:show-details="true"/>
                <table:data-pilot-member table:name="2079" table:display="true" table:show-details="true"/>
                <table:data-pilot-member table:name="2080" table:display="true" table:show-details="true"/>
                <table:data-pilot-member table:name="2081" table:display="true" table:show-details="true"/>
                <table:data-pilot-member table:name="2085" table:display="true" table:show-details="true"/>
                <table:data-pilot-member table:name="2089" table:display="true" table:show-details="true"/>
                <table:data-pilot-member table:name="2090" table:display="true" table:show-details="true"/>
                <table:data-pilot-member table:name="2091" table:display="true" table:show-details="true"/>
                <table:data-pilot-member table:name="2098" table:display="true" table:show-details="true"/>
                <table:data-pilot-member table:name="2099" table:display="true" table:show-details="true"/>
                <table:data-pilot-member table:name="2105" table:display="true" table:show-details="true"/>
                <table:data-pilot-member table:name="2106" table:display="true" table:show-details="true"/>
                <table:data-pilot-member table:name="2112" table:display="true" table:show-details="true"/>
                <table:data-pilot-member table:name="2114" table:display="true" table:show-details="true"/>
                <table:data-pilot-member table:name="2124" table:display="true" table:show-details="true"/>
                <table:data-pilot-member table:name="2129" table:display="true" table:show-details="true"/>
                <table:data-pilot-member table:name="2131" table:display="true" table:show-details="true"/>
                <table:data-pilot-member table:name="2143" table:display="true" table:show-details="true"/>
                <table:data-pilot-member table:name="2144" table:display="true" table:show-details="true"/>
                <table:data-pilot-member table:name="2148" table:display="true" table:show-details="true"/>
                <table:data-pilot-member table:name="2150" table:display="true" table:show-details="true"/>
                <table:data-pilot-member table:name="2154" table:display="true" table:show-details="true"/>
                <table:data-pilot-member table:name="2155" table:display="true" table:show-details="true"/>
                <table:data-pilot-member table:name="2158" table:display="true" table:show-details="true"/>
                <table:data-pilot-member table:name="2159" table:display="true" table:show-details="true"/>
                <table:data-pilot-member table:name="2162" table:display="true" table:show-details="true"/>
                <table:data-pilot-member table:name="2163" table:display="true" table:show-details="true"/>
                <table:data-pilot-member table:name="2166" table:display="true" table:show-details="true"/>
                <table:data-pilot-member table:name="2169" table:display="true" table:show-details="true"/>
                <table:data-pilot-member table:name="2170" table:display="true" table:show-details="true"/>
                <table:data-pilot-member table:name="2172" table:display="true" table:show-details="true"/>
                <table:data-pilot-member table:name="2182" table:display="true" table:show-details="true"/>
                <table:data-pilot-member table:name="2183" table:display="true" table:show-details="true"/>
                <table:data-pilot-member table:name="2189" table:display="true" table:show-details="true"/>
                <table:data-pilot-member table:name="2193" table:display="true" table:show-details="true"/>
                <table:data-pilot-member table:name="2198" table:display="true" table:show-details="true"/>
                <table:data-pilot-member table:name="2202" table:display="true" table:show-details="true"/>
                <table:data-pilot-member table:name="2205" table:display="true" table:show-details="true"/>
                <table:data-pilot-member table:name="2216" table:display="true" table:show-details="true"/>
                <table:data-pilot-member table:name="2238" table:display="true" table:show-details="true"/>
                <table:data-pilot-member table:name="2239" table:display="true" table:show-details="true"/>
                <table:data-pilot-member table:name="2244" table:display="true" table:show-details="true"/>
                <table:data-pilot-member table:name="2247" table:display="true" table:show-details="true"/>
                <table:data-pilot-member table:name="2252" table:display="true" table:show-details="true"/>
                <table:data-pilot-member table:name="2253" table:display="true" table:show-details="true"/>
                <table:data-pilot-member table:name="2255" table:display="true" table:show-details="true"/>
                <table:data-pilot-member table:name="2258" table:display="true" table:show-details="true"/>
                <table:data-pilot-member table:name="2261" table:display="true" table:show-details="true"/>
                <table:data-pilot-member table:name="2268" table:display="true" table:show-details="true"/>
                <table:data-pilot-member table:name="2271" table:display="true" table:show-details="true"/>
                <table:data-pilot-member table:name="2280" table:display="true" table:show-details="true"/>
                <table:data-pilot-member table:name="2340" table:display="true" table:show-details="true"/>
                <table:data-pilot-member table:name="2369" table:display="true" table:show-details="true"/>
                <table:data-pilot-member table:name="2421" table:display="true" table:show-details="true"/>
                <table:data-pilot-member table:name="2427" table:display="true" table:show-details="true"/>
                <table:data-pilot-member table:name="2430" table:display="true" table:show-details="true"/>
                <table:data-pilot-member table:name="2439" table:display="true" table:show-details="true"/>
                <table:data-pilot-member table:name="2458" table:display="true" table:show-details="true"/>
                <table:data-pilot-member table:name="2496" table:display="true" table:show-details="true"/>
                <table:data-pilot-member table:name="2520" table:display="true" table:show-details="true"/>
                <table:data-pilot-member table:name="2540" table:display="true" table:show-details="true"/>
                <table:data-pilot-member table:name="2541" table:display="true" table:show-details="true"/>
                <table:data-pilot-member table:name="2561" table:display="true" table:show-details="true"/>
                <table:data-pilot-member table:name="2567" table:display="true" table:show-details="true"/>
                <table:data-pilot-member table:name="2600" table:display="true" table:show-details="true"/>
                <table:data-pilot-member table:name="2604" table:display="true" table:show-details="true"/>
                <table:data-pilot-member table:name="2625" table:display="true" table:show-details="true"/>
                <table:data-pilot-member table:name="2634" table:display="true" table:show-details="true"/>
                <table:data-pilot-member table:name="2655" table:display="true" table:show-details="true"/>
                <table:data-pilot-member table:name="2674" table:display="true" table:show-details="true"/>
                <table:data-pilot-member table:name="2676" table:display="true" table:show-details="true"/>
                <table:data-pilot-member table:name="2682" table:display="true" table:show-details="true"/>
                <table:data-pilot-member table:name="2683" table:display="true" table:show-details="true"/>
                <table:data-pilot-member table:name="2687" table:display="true" table:show-details="true"/>
                <table:data-pilot-member table:name="2700" table:display="true" table:show-details="true"/>
                <table:data-pilot-member table:name="2704" table:display="true" table:show-details="true"/>
                <table:data-pilot-member table:name="2707" table:display="true" table:show-details="true"/>
                <table:data-pilot-member table:name="2709" table:display="true" table:show-details="true"/>
                <table:data-pilot-member table:name="2710" table:display="true" table:show-details="true"/>
                <table:data-pilot-member table:name="2711" table:display="true" table:show-details="true"/>
                <table:data-pilot-member table:name="2726" table:display="true" table:show-details="true"/>
                <table:data-pilot-member table:name="2732" table:display="true" table:show-details="true"/>
                <table:data-pilot-member table:name="2739" table:display="true" table:show-details="true"/>
                <table:data-pilot-member table:name="2762" table:display="true" table:show-details="true"/>
                <table:data-pilot-member table:name="2765" table:display="true" table:show-details="true"/>
                <table:data-pilot-member table:name="2766" table:display="true" table:show-details="true"/>
                <table:data-pilot-member table:name="2776" table:display="true" table:show-details="true"/>
                <table:data-pilot-member table:name="2778" table:display="true" table:show-details="true"/>
                <table:data-pilot-member table:name="2786" table:display="true" table:show-details="true"/>
                <table:data-pilot-member table:name="2787" table:display="true" table:show-details="true"/>
                <table:data-pilot-member table:name="2792" table:display="true" table:show-details="true"/>
                <table:data-pilot-member table:name="2793" table:display="true" table:show-details="true"/>
                <table:data-pilot-member table:name="2798" table:display="true" table:show-details="true"/>
                <table:data-pilot-member table:name="2802" table:display="true" table:show-details="true"/>
                <table:data-pilot-member table:name="2804" table:display="true" table:show-details="true"/>
                <table:data-pilot-member table:name="2810" table:display="true" table:show-details="true"/>
                <table:data-pilot-member table:name="2811" table:display="true" table:show-details="true"/>
                <table:data-pilot-member table:name="2812" table:display="true" table:show-details="true"/>
                <table:data-pilot-member table:name="2822" table:display="true" table:show-details="true"/>
                <table:data-pilot-member table:name="2827" table:display="true" table:show-details="true"/>
                <table:data-pilot-member table:name="2833" table:display="true" table:show-details="true"/>
                <table:data-pilot-member table:name="2836" table:display="true" table:show-details="true"/>
                <table:data-pilot-member table:name="2844" table:display="true" table:show-details="true"/>
                <table:data-pilot-member table:name="2846" table:display="true" table:show-details="true"/>
                <table:data-pilot-member table:name="2849" table:display="true" table:show-details="true"/>
                <table:data-pilot-member table:name="2851" table:display="true" table:show-details="true"/>
                <table:data-pilot-member table:name="2855" table:display="true" table:show-details="true"/>
                <table:data-pilot-member table:name="2856" table:display="true" table:show-details="true"/>
                <table:data-pilot-member table:name="2858" table:display="true" table:show-details="true"/>
                <table:data-pilot-member table:name="2860" table:display="true" table:show-details="true"/>
                <table:data-pilot-member table:name="2862" table:display="true" table:show-details="true"/>
                <table:data-pilot-member table:name="2868" table:display="true" table:show-details="true"/>
                <table:data-pilot-member table:name="2869" table:display="true" table:show-details="true"/>
                <table:data-pilot-member table:name="2870" table:display="true" table:show-details="true"/>
                <table:data-pilot-member table:name="2874" table:display="true" table:show-details="true"/>
                <table:data-pilot-member table:name="2875" table:display="true" table:show-details="true"/>
                <table:data-pilot-member table:name="2880" table:display="true" table:show-details="true"/>
                <table:data-pilot-member table:name="2883" table:display="true" table:show-details="true"/>
                <table:data-pilot-member table:name="2886" table:display="true" table:show-details="true"/>
                <table:data-pilot-member table:name="2895" table:display="true" table:show-details="true"/>
                <table:data-pilot-member table:name="2898" table:display="true" table:show-details="true"/>
                <table:data-pilot-member table:name="2908" table:display="true" table:show-details="true"/>
                <table:data-pilot-member table:name="2919" table:display="true" table:show-details="true"/>
                <table:data-pilot-member table:name="2924" table:display="true" table:show-details="true"/>
                <table:data-pilot-member table:name="2935" table:display="true" table:show-details="true"/>
                <table:data-pilot-member table:name="2936" table:display="true" table:show-details="true"/>
                <table:data-pilot-member table:name="2937" table:display="true" table:show-details="true"/>
                <table:data-pilot-member table:name="2938" table:display="true" table:show-details="true"/>
                <table:data-pilot-member table:name="2943" table:display="true" table:show-details="true"/>
                <table:data-pilot-member table:name="2944" table:display="true" table:show-details="true"/>
                <table:data-pilot-member table:name="2949" table:display="true" table:show-details="true"/>
                <table:data-pilot-member table:name="2953" table:display="true" table:show-details="true"/>
                <table:data-pilot-member table:name="2959" table:display="true" table:show-details="true"/>
                <table:data-pilot-member table:name="2963" table:display="true" table:show-details="true"/>
                <table:data-pilot-member table:name="2967" table:display="true" table:show-details="true"/>
                <table:data-pilot-member table:name="2971" table:display="true" table:show-details="true"/>
                <table:data-pilot-member table:name="2973" table:display="true" table:show-details="true"/>
                <table:data-pilot-member table:name="2975" table:display="true" table:show-details="true"/>
                <table:data-pilot-member table:name="2978" table:display="true" table:show-details="true"/>
                <table:data-pilot-member table:name="2988" table:display="true" table:show-details="true"/>
                <table:data-pilot-member table:name="3004" table:display="true" table:show-details="true"/>
                <table:data-pilot-member table:name="3021" table:display="true" table:show-details="true"/>
                <table:data-pilot-member table:name="3030" table:display="true" table:show-details="true"/>
                <table:data-pilot-member table:name="3047" table:display="true" table:show-details="true"/>
                <table:data-pilot-member table:name="3065" table:display="true" table:show-details="true"/>
                <table:data-pilot-member table:name="3101" table:display="true" table:show-details="true"/>
                <table:data-pilot-member table:name="3197" table:display="true" table:show-details="true"/>
                <table:data-pilot-member table:name="3253" table:display="true" table:show-details="true"/>
                <table:data-pilot-member table:name="3293" table:display="true" table:show-details="true"/>
                <table:data-pilot-member table:name="3304" table:display="true" table:show-details="true"/>
                <table:data-pilot-member table:name="3315" table:display="true" table:show-details="true"/>
                <table:data-pilot-member table:name="3324" table:display="true" table:show-details="true"/>
                <table:data-pilot-member table:name="3325" table:display="true" table:show-details="true"/>
                <table:data-pilot-member table:name="3338" table:display="true" table:show-details="true"/>
                <table:data-pilot-member table:name="3345" table:display="true" table:show-details="true"/>
                <table:data-pilot-member table:name="3369" table:display="true" table:show-details="true"/>
                <table:data-pilot-member table:name="3381" table:display="true" table:show-details="true"/>
                <table:data-pilot-member table:name="3383" table:display="true" table:show-details="true"/>
                <table:data-pilot-member table:name="3387" table:display="true" table:show-details="true"/>
                <table:data-pilot-member table:name="3392" table:display="true" table:show-details="true"/>
                <table:data-pilot-member table:name="3393" table:display="true" table:show-details="true"/>
                <table:data-pilot-member table:name="3394" table:display="true" table:show-details="true"/>
                <table:data-pilot-member table:name="3411" table:display="true" table:show-details="true"/>
                <table:data-pilot-member table:name="3412" table:display="true" table:show-details="true"/>
                <table:data-pilot-member table:name="3436" table:display="true" table:show-details="true"/>
                <table:data-pilot-member table:name="3444" table:display="true" table:show-details="true"/>
                <table:data-pilot-member table:name="3449" table:display="true" table:show-details="true"/>
                <table:data-pilot-member table:name="3458" table:display="true" table:show-details="true"/>
                <table:data-pilot-member table:name="3460" table:display="true" table:show-details="true"/>
                <table:data-pilot-member table:name="3478" table:display="true" table:show-details="true"/>
                <table:data-pilot-member table:name="3492" table:display="true" table:show-details="true"/>
                <table:data-pilot-member table:name="3505" table:display="true" table:show-details="true"/>
                <table:data-pilot-member table:name="3513" table:display="true" table:show-details="true"/>
                <table:data-pilot-member table:name="3524" table:display="true" table:show-details="true"/>
                <table:data-pilot-member table:name="3527" table:display="true" table:show-details="true"/>
                <table:data-pilot-member table:name="3532" table:display="true" table:show-details="true"/>
                <table:data-pilot-member table:name="3534" table:display="true" table:show-details="true"/>
                <table:data-pilot-member table:name="3536" table:display="true" table:show-details="true"/>
                <table:data-pilot-member table:name="3538" table:display="true" table:show-details="true"/>
                <table:data-pilot-member table:name="3541" table:display="true" table:show-details="true"/>
                <table:data-pilot-member table:name="3567" table:display="true" table:show-details="true"/>
                <table:data-pilot-member table:name="3570" table:display="true" table:show-details="true"/>
                <table:data-pilot-member table:name="3572" table:display="true" table:show-details="true"/>
                <table:data-pilot-member table:name="3585" table:display="true" table:show-details="true"/>
                <table:data-pilot-member table:name="3591" table:display="true" table:show-details="true"/>
                <table:data-pilot-member table:name="3595" table:display="true" table:show-details="true"/>
                <table:data-pilot-member table:name="3600" table:display="true" table:show-details="true"/>
                <table:data-pilot-member table:name="3602" table:display="true" table:show-details="true"/>
                <table:data-pilot-member table:name="3606" table:display="true" table:show-details="true"/>
                <table:data-pilot-member table:name="3608" table:display="true" table:show-details="true"/>
                <table:data-pilot-member table:name="3611" table:display="true" table:show-details="true"/>
                <table:data-pilot-member table:name="3615" table:display="true" table:show-details="true"/>
                <table:data-pilot-member table:name="3618" table:display="true" table:show-details="true"/>
                <table:data-pilot-member table:name="3620" table:display="true" table:show-details="true"/>
                <table:data-pilot-member table:name="3629" table:display="true" table:show-details="true"/>
                <table:data-pilot-member table:name="3632" table:display="true" table:show-details="true"/>
                <table:data-pilot-member table:name="3633" table:display="true" table:show-details="true"/>
                <table:data-pilot-member table:name="3636" table:display="true" table:show-details="true"/>
                <table:data-pilot-member table:name="3649" table:display="true" table:show-details="true"/>
                <table:data-pilot-member table:name="3651" table:display="true" table:show-details="true"/>
                <table:data-pilot-member table:name="3665" table:display="true" table:show-details="true"/>
                <table:data-pilot-member table:name="3667" table:display="true" table:show-details="true"/>
                <table:data-pilot-member table:name="3669" table:display="true" table:show-details="true"/>
                <table:data-pilot-member table:name="3673" table:display="true" table:show-details="true"/>
                <table:data-pilot-member table:name="3676" table:display="true" table:show-details="true"/>
                <table:data-pilot-member table:name="3682" table:display="true" table:show-details="true"/>
                <table:data-pilot-member table:name="3683" table:display="true" table:show-details="true"/>
                <table:data-pilot-member table:name="3690" table:display="true" table:show-details="true"/>
                <table:data-pilot-member table:name="3700" table:display="true" table:show-details="true"/>
                <table:data-pilot-member table:name="3701" table:display="true" table:show-details="true"/>
                <table:data-pilot-member table:name="3704" table:display="true" table:show-details="true"/>
                <table:data-pilot-member table:name="3708" table:display="true" table:show-details="true"/>
                <table:data-pilot-member table:name="3728" table:display="true" table:show-details="true"/>
                <table:data-pilot-member table:name="3729" table:display="true" table:show-details="true"/>
                <table:data-pilot-member table:name="3737" table:display="true" table:show-details="true"/>
                <table:data-pilot-member table:name="3746" table:display="true" table:show-details="true"/>
                <table:data-pilot-member table:name="3748" table:display="true" table:show-details="true"/>
                <table:data-pilot-member table:name="3756" table:display="true" table:show-details="true"/>
                <table:data-pilot-member table:name="3757" table:display="true" table:show-details="true"/>
                <table:data-pilot-member table:name="3761" table:display="true" table:show-details="true"/>
                <table:data-pilot-member table:name="3766" table:display="true" table:show-details="true"/>
                <table:data-pilot-member table:name="3769" table:display="true" table:show-details="true"/>
                <table:data-pilot-member table:name="3770" table:display="true" table:show-details="true"/>
                <table:data-pilot-member table:name="3772" table:display="true" table:show-details="true"/>
                <table:data-pilot-member table:name="3773" table:display="true" table:show-details="true"/>
                <table:data-pilot-member table:name="3775" table:display="true" table:show-details="true"/>
                <table:data-pilot-member table:name="3778" table:display="true" table:show-details="true"/>
                <table:data-pilot-member table:name="3796" table:display="true" table:show-details="true"/>
                <table:data-pilot-member table:name="3802" table:display="true" table:show-details="true"/>
                <table:data-pilot-member table:name="3814" table:display="true" table:show-details="true"/>
                <table:data-pilot-member table:name="3817" table:display="true" table:show-details="true"/>
                <table:data-pilot-member table:name="3861" table:display="true" table:show-details="true"/>
                <table:data-pilot-member table:name="3862" table:display="true" table:show-details="true"/>
                <table:data-pilot-member table:name="3893" table:display="true" table:show-details="true"/>
                <table:data-pilot-member table:name="3906" table:display="true" table:show-details="true"/>
                <table:data-pilot-member table:name="3934" table:display="true" table:show-details="true"/>
                <table:data-pilot-member table:name="3975" table:display="true" table:show-details="true"/>
                <table:data-pilot-member table:name="3995" table:display="true" table:show-details="true"/>
                <table:data-pilot-member table:name="4029" table:display="true" table:show-details="true"/>
                <table:data-pilot-member table:name="4039" table:display="true" table:show-details="true"/>
                <table:data-pilot-member table:name="4042" table:display="true" table:show-details="true"/>
                <table:data-pilot-member table:name="4065" table:display="true" table:show-details="true"/>
                <table:data-pilot-member table:name="4080" table:display="true" table:show-details="true"/>
                <table:data-pilot-member table:name="4084" table:display="true" table:show-details="true"/>
                <table:data-pilot-member table:name="4102" table:display="true" table:show-details="true"/>
                <table:data-pilot-member table:name="4121" table:display="true" table:show-details="true"/>
                <table:data-pilot-member table:name="4124" table:display="true" table:show-details="true"/>
                <table:data-pilot-member table:name="4132" table:display="true" table:show-details="true"/>
                <table:data-pilot-member table:name="4136" table:display="true" table:show-details="true"/>
                <table:data-pilot-member table:name="4137" table:display="true" table:show-details="true"/>
                <table:data-pilot-member table:name="4145" table:display="true" table:show-details="true"/>
                <table:data-pilot-member table:name="4171" table:display="true" table:show-details="true"/>
                <table:data-pilot-member table:name="4187" table:display="true" table:show-details="true"/>
                <table:data-pilot-member table:name="4196" table:display="true" table:show-details="true"/>
                <table:data-pilot-member table:name="4211" table:display="true" table:show-details="true"/>
                <table:data-pilot-member table:name="4220" table:display="true" table:show-details="true"/>
                <table:data-pilot-member table:name="4222" table:display="true" table:show-details="true"/>
                <table:data-pilot-member table:name="4225" table:display="true" table:show-details="true"/>
                <table:data-pilot-member table:name="4227" table:display="true" table:show-details="true"/>
                <table:data-pilot-member table:name="4231" table:display="true" table:show-details="true"/>
                <table:data-pilot-member table:name="4237" table:display="true" table:show-details="true"/>
                <table:data-pilot-member table:name="4240" table:display="true" table:show-details="true"/>
                <table:data-pilot-member table:name="4248" table:display="true" table:show-details="true"/>
                <table:data-pilot-member table:name="4253" table:display="true" table:show-details="true"/>
                <table:data-pilot-member table:name="4255" table:display="true" table:show-details="true"/>
                <table:data-pilot-member table:name="4258" table:display="true" table:show-details="true"/>
                <table:data-pilot-member table:name="4263" table:display="true" table:show-details="true"/>
                <table:data-pilot-member table:name="4265" table:display="true" table:show-details="true"/>
                <table:data-pilot-member table:name="4267" table:display="true" table:show-details="true"/>
                <table:data-pilot-member table:name="4279" table:display="true" table:show-details="true"/>
                <table:data-pilot-member table:name="4283" table:display="true" table:show-details="true"/>
                <table:data-pilot-member table:name="4285" table:display="true" table:show-details="true"/>
                <table:data-pilot-member table:name="4293" table:display="true" table:show-details="true"/>
                <table:data-pilot-member table:name="4298" table:display="true" table:show-details="true"/>
                <table:data-pilot-member table:name="4310" table:display="true" table:show-details="true"/>
                <table:data-pilot-member table:name="4316" table:display="true" table:show-details="true"/>
                <table:data-pilot-member table:name="4318" table:display="true" table:show-details="true"/>
                <table:data-pilot-member table:name="4321" table:display="true" table:show-details="true"/>
                <table:data-pilot-member table:name="4326" table:display="true" table:show-details="true"/>
                <table:data-pilot-member table:name="4328" table:display="true" table:show-details="true"/>
                <table:data-pilot-member table:name="4335" table:display="true" table:show-details="true"/>
                <table:data-pilot-member table:name="4336" table:display="true" table:show-details="true"/>
                <table:data-pilot-member table:name="4337" table:display="true" table:show-details="true"/>
                <table:data-pilot-member table:name="4345" table:display="true" table:show-details="true"/>
                <table:data-pilot-member table:name="4347" table:display="true" table:show-details="true"/>
                <table:data-pilot-member table:name="4349" table:display="true" table:show-details="true"/>
                <table:data-pilot-member table:name="4350" table:display="true" table:show-details="true"/>
                <table:data-pilot-member table:name="4362" table:display="true" table:show-details="true"/>
                <table:data-pilot-member table:name="4367" table:display="true" table:show-details="true"/>
                <table:data-pilot-member table:name="4370" table:display="true" table:show-details="true"/>
                <table:data-pilot-member table:name="4371" table:display="true" table:show-details="true"/>
                <table:data-pilot-member table:name="4377" table:display="true" table:show-details="true"/>
                <table:data-pilot-member table:name="4390" table:display="true" table:show-details="true"/>
                <table:data-pilot-member table:name="4399" table:display="true" table:show-details="true"/>
                <table:data-pilot-member table:name="4406" table:display="true" table:show-details="true"/>
                <table:data-pilot-member table:name="4407" table:display="true" table:show-details="true"/>
                <table:data-pilot-member table:name="4411" table:display="true" table:show-details="true"/>
                <table:data-pilot-member table:name="4415" table:display="true" table:show-details="true"/>
                <table:data-pilot-member table:name="4418" table:display="true" table:show-details="true"/>
                <table:data-pilot-member table:name="4429" table:display="true" table:show-details="true"/>
                <table:data-pilot-member table:name="4433" table:display="true" table:show-details="true"/>
                <table:data-pilot-member table:name="4450" table:display="true" table:show-details="true"/>
                <table:data-pilot-member table:name="4452" table:display="true" table:show-details="true"/>
                <table:data-pilot-member table:name="4459" table:display="true" table:show-details="true"/>
                <table:data-pilot-member table:name="4464" table:display="true" table:show-details="true"/>
                <table:data-pilot-member table:name="4465" table:display="true" table:show-details="true"/>
                <table:data-pilot-member table:name="4466" table:display="true" table:show-details="true"/>
                <table:data-pilot-member table:name="4473" table:display="true" table:show-details="true"/>
                <table:data-pilot-member table:name="4477" table:display="true" table:show-details="true"/>
                <table:data-pilot-member table:name="4486" table:display="true" table:show-details="true"/>
                <table:data-pilot-member table:name="4490" table:display="true" table:show-details="true"/>
                <table:data-pilot-member table:name="4494" table:display="true" table:show-details="true"/>
                <table:data-pilot-member table:name="4496" table:display="true" table:show-details="true"/>
                <table:data-pilot-member table:name="4500" table:display="true" table:show-details="true"/>
                <table:data-pilot-member table:name="4505" table:display="true" table:show-details="true"/>
                <table:data-pilot-member table:name="4506" table:display="true" table:show-details="true"/>
                <table:data-pilot-member table:name="4523" table:display="true" table:show-details="true"/>
                <table:data-pilot-member table:name="4531" table:display="true" table:show-details="true"/>
                <table:data-pilot-member table:name="4532" table:display="true" table:show-details="true"/>
                <table:data-pilot-member table:name="4556" table:display="true" table:show-details="true"/>
                <table:data-pilot-member table:name="4568" table:display="true" table:show-details="true"/>
                <table:data-pilot-member table:name="4581" table:display="true" table:show-details="true"/>
                <table:data-pilot-member table:name="4596" table:display="true" table:show-details="true"/>
                <table:data-pilot-member table:name="4597" table:display="true" table:show-details="true"/>
                <table:data-pilot-member table:name="4598" table:display="true" table:show-details="true"/>
                <table:data-pilot-member table:name="4600" table:display="true" table:show-details="true"/>
                <table:data-pilot-member table:name="4606" table:display="true" table:show-details="true"/>
                <table:data-pilot-member table:name="4628" table:display="true" table:show-details="true"/>
                <table:data-pilot-member table:name="4634" table:display="true" table:show-details="true"/>
                <table:data-pilot-member table:name="4651" table:display="true" table:show-details="true"/>
                <table:data-pilot-member table:name="4657" table:display="true" table:show-details="true"/>
                <table:data-pilot-member table:name="4706" table:display="true" table:show-details="true"/>
                <table:data-pilot-member table:name="4776" table:display="true" table:show-details="true"/>
                <table:data-pilot-member table:name="4791" table:display="true" table:show-details="true"/>
                <table:data-pilot-member table:name="4799" table:display="true" table:show-details="true"/>
                <table:data-pilot-member table:name="4816" table:display="true" table:show-details="true"/>
                <table:data-pilot-member table:name="4821" table:display="true" table:show-details="true"/>
                <table:data-pilot-member table:name="4824" table:display="true" table:show-details="true"/>
                <table:data-pilot-member table:name="4835" table:display="true" table:show-details="true"/>
                <table:data-pilot-member table:name="4855" table:display="true" table:show-details="true"/>
                <table:data-pilot-member table:name="4864" table:display="true" table:show-details="true"/>
                <table:data-pilot-member table:name="4868" table:display="true" table:show-details="true"/>
                <table:data-pilot-member table:name="4872" table:display="true" table:show-details="true"/>
                <table:data-pilot-member table:name="4889" table:display="true" table:show-details="true"/>
                <table:data-pilot-member table:name="4907" table:display="true" table:show-details="true"/>
                <table:data-pilot-member table:name="4934" table:display="true" table:show-details="true"/>
                <table:data-pilot-member table:name="4938" table:display="true" table:show-details="true"/>
                <table:data-pilot-member table:name="4939" table:display="true" table:show-details="true"/>
                <table:data-pilot-member table:name="4960" table:display="true" table:show-details="true"/>
                <table:data-pilot-member table:name="4963" table:display="true" table:show-details="true"/>
                <table:data-pilot-member table:name="4972" table:display="true" table:show-details="true"/>
                <table:data-pilot-member table:name="4976" table:display="true" table:show-details="true"/>
                <table:data-pilot-member table:name="5016" table:display="true" table:show-details="true"/>
                <table:data-pilot-member table:name="5029" table:display="true" table:show-details="true"/>
                <table:data-pilot-member table:name="5038" table:display="true" table:show-details="true"/>
                <table:data-pilot-member table:name="5056" table:display="true" table:show-details="true"/>
                <table:data-pilot-member table:name="5061" table:display="true" table:show-details="true"/>
                <table:data-pilot-member table:name="5062" table:display="true" table:show-details="true"/>
                <table:data-pilot-member table:name="5070" table:display="true" table:show-details="true"/>
                <table:data-pilot-member table:name="5074" table:display="true" table:show-details="true"/>
                <table:data-pilot-member table:name="5080" table:display="true" table:show-details="true"/>
                <table:data-pilot-member table:name="5090" table:display="true" table:show-details="true"/>
                <table:data-pilot-member table:name="5100" table:display="true" table:show-details="true"/>
                <table:data-pilot-member table:name="5102" table:display="true" table:show-details="true"/>
                <table:data-pilot-member table:name="5104" table:display="true" table:show-details="true"/>
                <table:data-pilot-member table:name="5106" table:display="true" table:show-details="true"/>
                <table:data-pilot-member table:name="5107" table:display="true" table:show-details="true"/>
                <table:data-pilot-member table:name="5114" table:display="true" table:show-details="true"/>
                <table:data-pilot-member table:name="5122" table:display="true" table:show-details="true"/>
                <table:data-pilot-member table:name="5129" table:display="true" table:show-details="true"/>
                <table:data-pilot-member table:name="5135" table:display="true" table:show-details="true"/>
                <table:data-pilot-member table:name="5140" table:display="true" table:show-details="true"/>
                <table:data-pilot-member table:name="5142" table:display="true" table:show-details="true"/>
                <table:data-pilot-member table:name="5155" table:display="true" table:show-details="true"/>
                <table:data-pilot-member table:name="5171" table:display="true" table:show-details="true"/>
                <table:data-pilot-member table:name="5178" table:display="true" table:show-details="true"/>
                <table:data-pilot-member table:name="5182" table:display="true" table:show-details="true"/>
                <table:data-pilot-member table:name="5189" table:display="true" table:show-details="true"/>
                <table:data-pilot-member table:name="5190" table:display="true" table:show-details="true"/>
                <table:data-pilot-member table:name="5198" table:display="true" table:show-details="true"/>
                <table:data-pilot-member table:name="5207" table:display="true" table:show-details="true"/>
                <table:data-pilot-member table:name="5213" table:display="true" table:show-details="true"/>
                <table:data-pilot-member table:name="5215" table:display="true" table:show-details="true"/>
                <table:data-pilot-member table:name="5216" table:display="true" table:show-details="true"/>
                <table:data-pilot-member table:name="5218" table:display="true" table:show-details="true"/>
                <table:data-pilot-member table:name="5219" table:display="true" table:show-details="true"/>
                <table:data-pilot-member table:name="5221" table:display="true" table:show-details="true"/>
                <table:data-pilot-member table:name="5228" table:display="true" table:show-details="true"/>
                <table:data-pilot-member table:name="5238" table:display="true" table:show-details="true"/>
                <table:data-pilot-member table:name="5245" table:display="true" table:show-details="true"/>
                <table:data-pilot-member table:name="5251" table:display="true" table:show-details="true"/>
                <table:data-pilot-member table:name="5253" table:display="true" table:show-details="true"/>
                <table:data-pilot-member table:name="5255" table:display="true" table:show-details="true"/>
                <table:data-pilot-member table:name="5256" table:display="true" table:show-details="true"/>
                <table:data-pilot-member table:name="5264" table:display="true" table:show-details="true"/>
                <table:data-pilot-member table:name="5286" table:display="true" table:show-details="true"/>
                <table:data-pilot-member table:name="5287" table:display="true" table:show-details="true"/>
                <table:data-pilot-member table:name="5298" table:display="true" table:show-details="true"/>
                <table:data-pilot-member table:name="5302" table:display="true" table:show-details="true"/>
                <table:data-pilot-member table:name="5307" table:display="true" table:show-details="true"/>
                <table:data-pilot-member table:name="5308" table:display="true" table:show-details="true"/>
                <table:data-pilot-member table:name="5315" table:display="true" table:show-details="true"/>
                <table:data-pilot-member table:name="5316" table:display="true" table:show-details="true"/>
                <table:data-pilot-member table:name="5319" table:display="true" table:show-details="true"/>
                <table:data-pilot-member table:name="5328" table:display="true" table:show-details="true"/>
                <table:data-pilot-member table:name="5336" table:display="true" table:show-details="true"/>
                <table:data-pilot-member table:name="5340" table:display="true" table:show-details="true"/>
                <table:data-pilot-member table:name="5343" table:display="true" table:show-details="true"/>
                <table:data-pilot-member table:name="5346" table:display="true" table:show-details="true"/>
                <table:data-pilot-member table:name="5363" table:display="true" table:show-details="true"/>
                <table:data-pilot-member table:name="5365" table:display="true" table:show-details="true"/>
                <table:data-pilot-member table:name="5366" table:display="true" table:show-details="true"/>
                <table:data-pilot-member table:name="5375" table:display="true" table:show-details="true"/>
                <table:data-pilot-member table:name="5380" table:display="true" table:show-details="true"/>
                <table:data-pilot-member table:name="5388" table:display="true" table:show-details="true"/>
                <table:data-pilot-member table:name="5396" table:display="true" table:show-details="true"/>
                <table:data-pilot-member table:name="5403" table:display="true" table:show-details="true"/>
                <table:data-pilot-member table:name="5408" table:display="true" table:show-details="true"/>
                <table:data-pilot-member table:name="5411" table:display="true" table:show-details="true"/>
                <table:data-pilot-member table:name="5413" table:display="true" table:show-details="true"/>
                <table:data-pilot-member table:name="5417" table:display="true" table:show-details="true"/>
                <table:data-pilot-member table:name="5431" table:display="true" table:show-details="true"/>
                <table:data-pilot-member table:name="5440" table:display="true" table:show-details="true"/>
                <table:data-pilot-member table:name="5446" table:display="true" table:show-details="true"/>
                <table:data-pilot-member table:name="5473" table:display="true" table:show-details="true"/>
                <table:data-pilot-member table:name="5474" table:display="true" table:show-details="true"/>
                <table:data-pilot-member table:name="5476" table:display="true" table:show-details="true"/>
                <table:data-pilot-member table:name="5485" table:display="true" table:show-details="true"/>
                <table:data-pilot-member table:name="5526" table:display="true" table:show-details="true"/>
                <table:data-pilot-member table:name="5537" table:display="true" table:show-details="true"/>
                <table:data-pilot-member table:name="5552" table:display="true" table:show-details="true"/>
                <table:data-pilot-member table:name="5556" table:display="true" table:show-details="true"/>
                <table:data-pilot-member table:name="5560" table:display="true" table:show-details="true"/>
                <table:data-pilot-member table:name="5572" table:display="true" table:show-details="true"/>
                <table:data-pilot-member table:name="5591" table:display="true" table:show-details="true"/>
                <table:data-pilot-member table:name="5592" table:display="true" table:show-details="true"/>
                <table:data-pilot-member table:name="5594" table:display="true" table:show-details="true"/>
                <table:data-pilot-member table:name="5605" table:display="true" table:show-details="true"/>
                <table:data-pilot-member table:name="5616" table:display="true" table:show-details="true"/>
                <table:data-pilot-member table:name="5638" table:display="true" table:show-details="true"/>
                <table:data-pilot-member table:name="5660" table:display="true" table:show-details="true"/>
                <table:data-pilot-member table:name="5684" table:display="true" table:show-details="true"/>
                <table:data-pilot-member table:name="5714" table:display="true" table:show-details="true"/>
                <table:data-pilot-member table:name="5730" table:display="true" table:show-details="true"/>
                <table:data-pilot-member table:name="5741" table:display="true" table:show-details="true"/>
                <table:data-pilot-member table:name="5755" table:display="true" table:show-details="true"/>
                <table:data-pilot-member table:name="5763" table:display="true" table:show-details="true"/>
                <table:data-pilot-member table:name="5766" table:display="true" table:show-details="true"/>
                <table:data-pilot-member table:name="5782" table:display="true" table:show-details="true"/>
                <table:data-pilot-member table:name="5797" table:display="true" table:show-details="true"/>
                <table:data-pilot-member table:name="5799" table:display="true" table:show-details="true"/>
                <table:data-pilot-member table:name="5807" table:display="true" table:show-details="true"/>
                <table:data-pilot-member table:name="5816" table:display="true" table:show-details="true"/>
                <table:data-pilot-member table:name="5831" table:display="true" table:show-details="true"/>
                <table:data-pilot-member table:name="5841" table:display="true" table:show-details="true"/>
                <table:data-pilot-member table:name="5858" table:display="true" table:show-details="true"/>
                <table:data-pilot-member table:name="5872" table:display="true" table:show-details="true"/>
                <table:data-pilot-member table:name="5877" table:display="true" table:show-details="true"/>
                <table:data-pilot-member table:name="5883" table:display="true" table:show-details="true"/>
                <table:data-pilot-member table:name="5901" table:display="true" table:show-details="true"/>
                <table:data-pilot-member table:name="5907" table:display="true" table:show-details="true"/>
                <table:data-pilot-member table:name="5910" table:display="true" table:show-details="true"/>
                <table:data-pilot-member table:name="5911" table:display="true" table:show-details="true"/>
                <table:data-pilot-member table:name="5913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39" table:display="true" table:show-details="true"/>
                <table:data-pilot-member table:name="5942" table:display="true" table:show-details="true"/>
                <table:data-pilot-member table:name="5949" table:display="true" table:show-details="true"/>
                <table:data-pilot-member table:name="5950" table:display="true" table:show-details="true"/>
                <table:data-pilot-member table:name="5968" table:display="true" table:show-details="true"/>
                <table:data-pilot-member table:name="5973" table:display="true" table:show-details="true"/>
                <table:data-pilot-member table:name="5978" table:display="true" table:show-details="true"/>
                <table:data-pilot-member table:name="5980" table:display="true" table:show-details="true"/>
                <table:data-pilot-member table:name="5982" table:display="true" table:show-details="true"/>
                <table:data-pilot-member table:name="5996" table:display="true" table:show-details="true"/>
                <table:data-pilot-member table:name="5999" table:display="true" table:show-details="true"/>
                <table:data-pilot-member table:name="6010" table:display="true" table:show-details="true"/>
                <table:data-pilot-member table:name="6016" table:display="true" table:show-details="true"/>
                <table:data-pilot-member table:name="6022" table:display="true" table:show-details="true"/>
                <table:data-pilot-member table:name="6029" table:display="true" table:show-details="true"/>
                <table:data-pilot-member table:name="6043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6" table:display="true" table:show-details="true"/>
                <table:data-pilot-member table:name="6068" table:display="true" table:show-details="true"/>
                <table:data-pilot-member table:name="6077" table:display="true" table:show-details="true"/>
                <table:data-pilot-member table:name="6081" table:display="true" table:show-details="true"/>
                <table:data-pilot-member table:name="6084" table:display="true" table:show-details="true"/>
                <table:data-pilot-member table:name="6093" table:display="true" table:show-details="true"/>
                <table:data-pilot-member table:name="6096" table:display="true" table:show-details="true"/>
                <table:data-pilot-member table:name="6097" table:display="true" table:show-details="true"/>
                <table:data-pilot-member table:name="6099" table:display="true" table:show-details="true"/>
                <table:data-pilot-member table:name="6110" table:display="true" table:show-details="true"/>
                <table:data-pilot-member table:name="6117" table:display="true" table:show-details="true"/>
                <table:data-pilot-member table:name="6122" table:display="true" table:show-details="true"/>
                <table:data-pilot-member table:name="6126" table:display="true" table:show-details="true"/>
                <table:data-pilot-member table:name="6129" table:display="true" table:show-details="true"/>
                <table:data-pilot-member table:name="6142" table:display="true" table:show-details="true"/>
                <table:data-pilot-member table:name="6147" table:display="true" table:show-details="true"/>
                <table:data-pilot-member table:name="6156" table:display="true" table:show-details="true"/>
                <table:data-pilot-member table:name="6158" table:display="true" table:show-details="true"/>
                <table:data-pilot-member table:name="6164" table:display="true" table:show-details="true"/>
                <table:data-pilot-member table:name="6172" table:display="true" table:show-details="true"/>
                <table:data-pilot-member table:name="6182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93" table:display="true" table:show-details="true"/>
                <table:data-pilot-member table:name="6194" table:display="true" table:show-details="true"/>
                <table:data-pilot-member table:name="6212" table:display="true" table:show-details="true"/>
                <table:data-pilot-member table:name="6214" table:display="true" table:show-details="true"/>
                <table:data-pilot-member table:name="6219" table:display="true" table:show-details="true"/>
                <table:data-pilot-member table:name="6226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47" table:display="true" table:show-details="true"/>
                <table:data-pilot-member table:name="6251" table:display="true" table:show-details="true"/>
                <table:data-pilot-member table:name="6252" table:display="true" table:show-details="true"/>
                <table:data-pilot-member table:name="6254" table:display="true" table:show-details="true"/>
                <table:data-pilot-member table:name="6265" table:display="true" table:show-details="true"/>
                <table:data-pilot-member table:name="6270" table:display="true" table:show-details="true"/>
                <table:data-pilot-member table:name="6283" table:display="true" table:show-details="true"/>
                <table:data-pilot-member table:name="6291" table:display="true" table:show-details="true"/>
                <table:data-pilot-member table:name="6319" table:display="true" table:show-details="true"/>
                <table:data-pilot-member table:name="6324" table:display="true" table:show-details="true"/>
                <table:data-pilot-member table:name="6356" table:display="true" table:show-details="true"/>
                <table:data-pilot-member table:name="6394" table:display="true" table:show-details="true"/>
                <table:data-pilot-member table:name="6412" table:display="true" table:show-details="true"/>
                <table:data-pilot-member table:name="6451" table:display="true" table:show-details="true"/>
                <table:data-pilot-member table:name="6452" table:display="true" table:show-details="true"/>
                <table:data-pilot-member table:name="6454" table:display="true" table:show-details="true"/>
                <table:data-pilot-member table:name="6456" table:display="true" table:show-details="true"/>
                <table:data-pilot-member table:name="6459" table:display="true" table:show-details="true"/>
                <table:data-pilot-member table:name="6472" table:display="true" table:show-details="true"/>
                <table:data-pilot-member table:name="6474" table:display="true" table:show-details="true"/>
                <table:data-pilot-member table:name="6478" table:display="true" table:show-details="true"/>
                <table:data-pilot-member table:name="6480" table:display="true" table:show-details="true"/>
                <table:data-pilot-member table:name="6501" table:display="true" table:show-details="true"/>
                <table:data-pilot-member table:name="6506" table:display="true" table:show-details="true"/>
                <table:data-pilot-member table:name="6511" table:display="true" table:show-details="true"/>
                <table:data-pilot-member table:name="6528" table:display="true" table:show-details="true"/>
                <table:data-pilot-member table:name="6537" table:display="true" table:show-details="true"/>
                <table:data-pilot-member table:name="6549" table:display="true" table:show-details="true"/>
                <table:data-pilot-member table:name="6558" table:display="true" table:show-details="true"/>
                <table:data-pilot-member table:name="6571" table:display="true" table:show-details="true"/>
                <table:data-pilot-member table:name="6584" table:display="true" table:show-details="true"/>
                <table:data-pilot-member table:name="6590" table:display="true" table:show-details="true"/>
                <table:data-pilot-member table:name="6607" table:display="true" table:show-details="true"/>
                <table:data-pilot-member table:name="6615" table:display="true" table:show-details="true"/>
                <table:data-pilot-member table:name="6622" table:display="true" table:show-details="true"/>
                <table:data-pilot-member table:name="6624" table:display="true" table:show-details="true"/>
                <table:data-pilot-member table:name="6635" table:display="true" table:show-details="true"/>
                <table:data-pilot-member table:name="6640" table:display="true" table:show-details="true"/>
                <table:data-pilot-member table:name="6645" table:display="true" table:show-details="true"/>
                <table:data-pilot-member table:name="6646" table:display="true" table:show-details="true"/>
                <table:data-pilot-member table:name="6655" table:display="true" table:show-details="true"/>
                <table:data-pilot-member table:name="6666" table:display="true" table:show-details="true"/>
                <table:data-pilot-member table:name="6667" table:display="true" table:show-details="true"/>
                <table:data-pilot-member table:name="6677" table:display="true" table:show-details="true"/>
                <table:data-pilot-member table:name="6693" table:display="true" table:show-details="true"/>
                <table:data-pilot-member table:name="6698" table:display="true" table:show-details="true"/>
                <table:data-pilot-member table:name="6699" table:display="true" table:show-details="true"/>
                <table:data-pilot-member table:name="6707" table:display="true" table:show-details="true"/>
                <table:data-pilot-member table:name="6708" table:display="true" table:show-details="true"/>
                <table:data-pilot-member table:name="6713" table:display="true" table:show-details="true"/>
                <table:data-pilot-member table:name="6725" table:display="true" table:show-details="true"/>
                <table:data-pilot-member table:name="6738" table:display="true" table:show-details="true"/>
                <table:data-pilot-member table:name="6742" table:display="true" table:show-details="true"/>
                <table:data-pilot-member table:name="6754" table:display="true" table:show-details="true"/>
                <table:data-pilot-member table:name="6758" table:display="true" table:show-details="true"/>
                <table:data-pilot-member table:name="6775" table:display="true" table:show-details="true"/>
                <table:data-pilot-member table:name="6785" table:display="true" table:show-details="true"/>
                <table:data-pilot-member table:name="6788" table:display="true" table:show-details="true"/>
                <table:data-pilot-member table:name="6792" table:display="true" table:show-details="true"/>
                <table:data-pilot-member table:name="6800" table:display="true" table:show-details="true"/>
                <table:data-pilot-member table:name="6803" table:display="true" table:show-details="true"/>
                <table:data-pilot-member table:name="6804" table:display="true" table:show-details="true"/>
                <table:data-pilot-member table:name="6806" table:display="true" table:show-details="true"/>
                <table:data-pilot-member table:name="6831" table:display="true" table:show-details="true"/>
                <table:data-pilot-member table:name="6836" table:display="true" table:show-details="true"/>
                <table:data-pilot-member table:name="6846" table:display="true" table:show-details="true"/>
                <table:data-pilot-member table:name="6854" table:display="true" table:show-details="true"/>
                <table:data-pilot-member table:name="6863" table:display="true" table:show-details="true"/>
                <table:data-pilot-member table:name="6867" table:display="true" table:show-details="true"/>
                <table:data-pilot-member table:name="6872" table:display="true" table:show-details="true"/>
                <table:data-pilot-member table:name="6884" table:display="true" table:show-details="true"/>
                <table:data-pilot-member table:name="6888" table:display="true" table:show-details="true"/>
                <table:data-pilot-member table:name="6892" table:display="true" table:show-details="true"/>
                <table:data-pilot-member table:name="6893" table:display="true" table:show-details="true"/>
                <table:data-pilot-member table:name="6903" table:display="true" table:show-details="true"/>
                <table:data-pilot-member table:name="6905" table:display="true" table:show-details="true"/>
                <table:data-pilot-member table:name="6915" table:display="true" table:show-details="true"/>
                <table:data-pilot-member table:name="6920" table:display="true" table:show-details="true"/>
                <table:data-pilot-member table:name="6928" table:display="true" table:show-details="true"/>
                <table:data-pilot-member table:name="6931" table:display="true" table:show-details="true"/>
                <table:data-pilot-member table:name="6932" table:display="true" table:show-details="true"/>
                <table:data-pilot-member table:name="6948" table:display="true" table:show-details="true"/>
                <table:data-pilot-member table:name="6949" table:display="true" table:show-details="true"/>
                <table:data-pilot-member table:name="6952" table:display="true" table:show-details="true"/>
                <table:data-pilot-member table:name="6954" table:display="true" table:show-details="true"/>
                <table:data-pilot-member table:name="6960" table:display="true" table:show-details="true"/>
                <table:data-pilot-member table:name="6970" table:display="true" table:show-details="true"/>
                <table:data-pilot-member table:name="6974" table:display="true" table:show-details="true"/>
                <table:data-pilot-member table:name="6977" table:display="true" table:show-details="true"/>
                <table:data-pilot-member table:name="6980" table:display="true" table:show-details="true"/>
                <table:data-pilot-member table:name="6982" table:display="true" table:show-details="true"/>
                <table:data-pilot-member table:name="6998" table:display="true" table:show-details="true"/>
                <table:data-pilot-member table:name="7000" table:display="true" table:show-details="true"/>
                <table:data-pilot-member table:name="7008" table:display="true" table:show-details="true"/>
                <table:data-pilot-member table:name="7019" table:display="true" table:show-details="true"/>
                <table:data-pilot-member table:name="7020" table:display="true" table:show-details="true"/>
                <table:data-pilot-member table:name="7023" table:display="true" table:show-details="true"/>
                <table:data-pilot-member table:name="7034" table:display="true" table:show-details="true"/>
                <table:data-pilot-member table:name="7035" table:display="true" table:show-details="true"/>
                <table:data-pilot-member table:name="7045" table:display="true" table:show-details="true"/>
                <table:data-pilot-member table:name="7052" table:display="true" table:show-details="true"/>
                <table:data-pilot-member table:name="7059" table:display="true" table:show-details="true"/>
                <table:data-pilot-member table:name="7064" table:display="true" table:show-details="true"/>
                <table:data-pilot-member table:name="7066" table:display="true" table:show-details="true"/>
                <table:data-pilot-member table:name="7077" table:display="true" table:show-details="true"/>
                <table:data-pilot-member table:name="7102" table:display="true" table:show-details="true"/>
                <table:data-pilot-member table:name="7131" table:display="true" table:show-details="true"/>
                <table:data-pilot-member table:name="7136" table:display="true" table:show-details="true"/>
                <table:data-pilot-member table:name="7137" table:display="true" table:show-details="true"/>
                <table:data-pilot-member table:name="7147" table:display="true" table:show-details="true"/>
                <table:data-pilot-member table:name="7156" table:display="true" table:show-details="true"/>
                <table:data-pilot-member table:name="7160" table:display="true" table:show-details="true"/>
                <table:data-pilot-member table:name="7162" table:display="true" table:show-details="true"/>
                <table:data-pilot-member table:name="7166" table:display="true" table:show-details="true"/>
                <table:data-pilot-member table:name="7188" table:display="true" table:show-details="true"/>
                <table:data-pilot-member table:name="7217" table:display="true" table:show-details="true"/>
                <table:data-pilot-member table:name="7240" table:display="true" table:show-details="true"/>
                <table:data-pilot-member table:name="7254" table:display="true" table:show-details="true"/>
                <table:data-pilot-member table:name="7257" table:display="true" table:show-details="true"/>
                <table:data-pilot-member table:name="7298" table:display="true" table:show-details="true"/>
                <table:data-pilot-member table:name="7299" table:display="true" table:show-details="true"/>
                <table:data-pilot-member table:name="7319" table:display="true" table:show-details="true"/>
                <table:data-pilot-member table:name="7327" table:display="true" table:show-details="true"/>
                <table:data-pilot-member table:name="7335" table:display="true" table:show-details="true"/>
                <table:data-pilot-member table:name="7336" table:display="true" table:show-details="true"/>
                <table:data-pilot-member table:name="7339" table:display="true" table:show-details="true"/>
                <table:data-pilot-member table:name="7344" table:display="true" table:show-details="true"/>
                <table:data-pilot-member table:name="7355" table:display="true" table:show-details="true"/>
                <table:data-pilot-member table:name="7374" table:display="true" table:show-details="true"/>
                <table:data-pilot-member table:name="7388" table:display="true" table:show-details="true"/>
                <table:data-pilot-member table:name="7389" table:display="true" table:show-details="true"/>
                <table:data-pilot-member table:name="7390" table:display="true" table:show-details="true"/>
                <table:data-pilot-member table:name="7395" table:display="true" table:show-details="true"/>
                <table:data-pilot-member table:name="7398" table:display="true" table:show-details="true"/>
                <table:data-pilot-member table:name="7407" table:display="true" table:show-details="true"/>
                <table:data-pilot-member table:name="7413" table:display="true" table:show-details="true"/>
                <table:data-pilot-member table:name="7417" table:display="true" table:show-details="true"/>
                <table:data-pilot-member table:name="7423" table:display="true" table:show-details="true"/>
                <table:data-pilot-member table:name="7427" table:display="true" table:show-details="true"/>
                <table:data-pilot-member table:name="7432" table:display="true" table:show-details="true"/>
                <table:data-pilot-member table:name="7433" table:display="true" table:show-details="true"/>
                <table:data-pilot-member table:name="7441" table:display="true" table:show-details="true"/>
                <table:data-pilot-member table:name="7448" table:display="true" table:show-details="true"/>
                <table:data-pilot-member table:name="7459" table:display="true" table:show-details="true"/>
                <table:data-pilot-member table:name="7463" table:display="true" table:show-details="true"/>
                <table:data-pilot-member table:name="7471" table:display="true" table:show-details="true"/>
                <table:data-pilot-member table:name="7477" table:display="true" table:show-details="true"/>
                <table:data-pilot-member table:name="7488" table:display="true" table:show-details="true"/>
                <table:data-pilot-member table:name="7490" table:display="true" table:show-details="true"/>
                <table:data-pilot-member table:name="7501" table:display="true" table:show-details="true"/>
                <table:data-pilot-member table:name="7516" table:display="true" table:show-details="true"/>
                <table:data-pilot-member table:name="7522" table:display="true" table:show-details="true"/>
                <table:data-pilot-member table:name="7524" table:display="true" table:show-details="true"/>
                <table:data-pilot-member table:name="7526" table:display="true" table:show-details="true"/>
                <table:data-pilot-member table:name="7533" table:display="true" table:show-details="true"/>
                <table:data-pilot-member table:name="7537" table:display="true" table:show-details="true"/>
                <table:data-pilot-member table:name="7557" table:display="true" table:show-details="true"/>
                <table:data-pilot-member table:name="7562" table:display="true" table:show-details="true"/>
                <table:data-pilot-member table:name="7581" table:display="true" table:show-details="true"/>
                <table:data-pilot-member table:name="7584" table:display="true" table:show-details="true"/>
                <table:data-pilot-member table:name="7588" table:display="true" table:show-details="true"/>
                <table:data-pilot-member table:name="7589" table:display="true" table:show-details="true"/>
                <table:data-pilot-member table:name="7599" table:display="true" table:show-details="true"/>
                <table:data-pilot-member table:name="7608" table:display="true" table:show-details="true"/>
                <table:data-pilot-member table:name="7613" table:display="true" table:show-details="true"/>
                <table:data-pilot-member table:name="7615" table:display="true" table:show-details="true"/>
                <table:data-pilot-member table:name="7629" table:display="true" table:show-details="true"/>
                <table:data-pilot-member table:name="7630" table:display="true" table:show-details="true"/>
                <table:data-pilot-member table:name="7657" table:display="true" table:show-details="true"/>
                <table:data-pilot-member table:name="7661" table:display="true" table:show-details="true"/>
                <table:data-pilot-member table:name="7664" table:display="true" table:show-details="true"/>
                <table:data-pilot-member table:name="7665" table:display="true" table:show-details="true"/>
                <table:data-pilot-member table:name="7670" table:display="true" table:show-details="true"/>
                <table:data-pilot-member table:name="7677" table:display="true" table:show-details="true"/>
                <table:data-pilot-member table:name="7688" table:display="true" table:show-details="true"/>
                <table:data-pilot-member table:name="7697" table:display="true" table:show-details="true"/>
                <table:data-pilot-member table:name="7698" table:display="true" table:show-details="true"/>
                <table:data-pilot-member table:name="7713" table:display="true" table:show-details="true"/>
                <table:data-pilot-member table:name="7719" table:display="true" table:show-details="true"/>
                <table:data-pilot-member table:name="7735" table:display="true" table:show-details="true"/>
                <table:data-pilot-member table:name="7739" table:display="true" table:show-details="true"/>
                <table:data-pilot-member table:name="7740" table:display="true" table:show-details="true"/>
                <table:data-pilot-member table:name="7741" table:display="true" table:show-details="true"/>
                <table:data-pilot-member table:name="7743" table:display="true" table:show-details="true"/>
                <table:data-pilot-member table:name="7755" table:display="true" table:show-details="true"/>
                <table:data-pilot-member table:name="7763" table:display="true" table:show-details="true"/>
                <table:data-pilot-member table:name="7779" table:display="true" table:show-details="true"/>
                <table:data-pilot-member table:name="7780" table:display="true" table:show-details="true"/>
                <table:data-pilot-member table:name="7789" table:display="true" table:show-details="true"/>
                <table:data-pilot-member table:name="7798" table:display="true" table:show-details="true"/>
                <table:data-pilot-member table:name="7813" table:display="true" table:show-details="true"/>
                <table:data-pilot-member table:name="7828" table:display="true" table:show-details="true"/>
                <table:data-pilot-member table:name="7830" table:display="true" table:show-details="true"/>
                <table:data-pilot-member table:name="7839" table:display="true" table:show-details="true"/>
                <table:data-pilot-member table:name="7847" table:display="true" table:show-details="true"/>
                <table:data-pilot-member table:name="7875" table:display="true" table:show-details="true"/>
                <table:data-pilot-member table:name="7877" table:display="true" table:show-details="true"/>
                <table:data-pilot-member table:name="7888" table:display="true" table:show-details="true"/>
                <table:data-pilot-member table:name="7890" table:display="true" table:show-details="true"/>
                <table:data-pilot-member table:name="7906" table:display="true" table:show-details="true"/>
                <table:data-pilot-member table:name="7912" table:display="true" table:show-details="true"/>
                <table:data-pilot-member table:name="7913" table:display="true" table:show-details="true"/>
                <table:data-pilot-member table:name="7932" table:display="true" table:show-details="true"/>
                <table:data-pilot-member table:name="7937" table:display="true" table:show-details="true"/>
                <table:data-pilot-member table:name="7942" table:display="true" table:show-details="true"/>
                <table:data-pilot-member table:name="7963" table:display="true" table:show-details="true"/>
                <table:data-pilot-member table:name="7980" table:display="true" table:show-details="true"/>
                <table:data-pilot-member table:name="7997" table:display="true" table:show-details="true"/>
                <table:data-pilot-member table:name="8002" table:display="true" table:show-details="true"/>
                <table:data-pilot-member table:name="8003" table:display="true" table:show-details="true"/>
                <table:data-pilot-member table:name="8023" table:display="true" table:show-details="true"/>
                <table:data-pilot-member table:name="8028" table:display="true" table:show-details="true"/>
                <table:data-pilot-member table:name="8033" table:display="true" table:show-details="true"/>
                <table:data-pilot-member table:name="8034" table:display="true" table:show-details="true"/>
                <table:data-pilot-member table:name="8035" table:display="true" table:show-details="true"/>
                <table:data-pilot-member table:name="8044" table:display="true" table:show-details="true"/>
                <table:data-pilot-member table:name="8057" table:display="true" table:show-details="true"/>
                <table:data-pilot-member table:name="8059" table:display="true" table:show-details="true"/>
                <table:data-pilot-member table:name="8079" table:display="true" table:show-details="true"/>
                <table:data-pilot-member table:name="8102" table:display="true" table:show-details="true"/>
                <table:data-pilot-member table:name="8120" table:display="true" table:show-details="true"/>
                <table:data-pilot-member table:name="8155" table:display="true" table:show-details="true"/>
                <table:data-pilot-member table:name="8159" table:display="true" table:show-details="true"/>
                <table:data-pilot-member table:name="8164" table:display="true" table:show-details="true"/>
                <table:data-pilot-member table:name="8170" table:display="true" table:show-details="true"/>
                <table:data-pilot-member table:name="8180" table:display="true" table:show-details="true"/>
                <table:data-pilot-member table:name="8183" table:display="true" table:show-details="true"/>
                <table:data-pilot-member table:name="8186" table:display="true" table:show-details="true"/>
                <table:data-pilot-member table:name="8195" table:display="true" table:show-details="true"/>
                <table:data-pilot-member table:name="8196" table:display="true" table:show-details="true"/>
                <table:data-pilot-member table:name="8213" table:display="true" table:show-details="true"/>
                <table:data-pilot-member table:name="8221" table:display="true" table:show-details="true"/>
                <table:data-pilot-member table:name="8237" table:display="true" table:show-details="true"/>
                <table:data-pilot-member table:name="8244" table:display="true" table:show-details="true"/>
                <table:data-pilot-member table:name="8270" table:display="true" table:show-details="true"/>
                <table:data-pilot-member table:name="8272" table:display="true" table:show-details="true"/>
                <table:data-pilot-member table:name="8273" table:display="true" table:show-details="true"/>
                <table:data-pilot-member table:name="8280" table:display="true" table:show-details="true"/>
                <table:data-pilot-member table:name="8283" table:display="true" table:show-details="true"/>
                <table:data-pilot-member table:name="8287" table:display="true" table:show-details="true"/>
                <table:data-pilot-member table:name="8295" table:display="true" table:show-details="true"/>
                <table:data-pilot-member table:name="8296" table:display="true" table:show-details="true"/>
                <table:data-pilot-member table:name="8297" table:display="true" table:show-details="true"/>
                <table:data-pilot-member table:name="8305" table:display="true" table:show-details="true"/>
                <table:data-pilot-member table:name="8310" table:display="true" table:show-details="true"/>
                <table:data-pilot-member table:name="8319" table:display="true" table:show-details="true"/>
                <table:data-pilot-member table:name="8325" table:display="true" table:show-details="true"/>
                <table:data-pilot-member table:name="8328" table:display="true" table:show-details="true"/>
                <table:data-pilot-member table:name="8331" table:display="true" table:show-details="true"/>
                <table:data-pilot-member table:name="8340" table:display="true" table:show-details="true"/>
                <table:data-pilot-member table:name="8356" table:display="true" table:show-details="true"/>
                <table:data-pilot-member table:name="8369" table:display="true" table:show-details="true"/>
                <table:data-pilot-member table:name="8373" table:display="true" table:show-details="true"/>
                <table:data-pilot-member table:name="8377" table:display="true" table:show-details="true"/>
                <table:data-pilot-member table:name="8389" table:display="true" table:show-details="true"/>
                <table:data-pilot-member table:name="8395" table:display="true" table:show-details="true"/>
                <table:data-pilot-member table:name="8406" table:display="true" table:show-details="true"/>
                <table:data-pilot-member table:name="8414" table:display="true" table:show-details="true"/>
                <table:data-pilot-member table:name="8420" table:display="true" table:show-details="true"/>
                <table:data-pilot-member table:name="8430" table:display="true" table:show-details="true"/>
                <table:data-pilot-member table:name="8439" table:display="true" table:show-details="true"/>
                <table:data-pilot-member table:name="8441" table:display="true" table:show-details="true"/>
                <table:data-pilot-member table:name="8446" table:display="true" table:show-details="true"/>
                <table:data-pilot-member table:name="8447" table:display="true" table:show-details="true"/>
                <table:data-pilot-member table:name="8451" table:display="true" table:show-details="true"/>
                <table:data-pilot-member table:name="8452" table:display="true" table:show-details="true"/>
                <table:data-pilot-member table:name="8457" table:display="true" table:show-details="true"/>
                <table:data-pilot-member table:name="8460" table:display="true" table:show-details="true"/>
                <table:data-pilot-member table:name="8467" table:display="true" table:show-details="true"/>
                <table:data-pilot-member table:name="8468" table:display="true" table:show-details="true"/>
                <table:data-pilot-member table:name="8472" table:display="true" table:show-details="true"/>
                <table:data-pilot-member table:name="8482" table:display="true" table:show-details="true"/>
                <table:data-pilot-member table:name="8484" table:display="true" table:show-details="true"/>
                <table:data-pilot-member table:name="8491" table:display="true" table:show-details="true"/>
                <table:data-pilot-member table:name="8502" table:display="true" table:show-details="true"/>
                <table:data-pilot-member table:name="8505" table:display="true" table:show-details="true"/>
                <table:data-pilot-member table:name="8506" table:display="true" table:show-details="true"/>
                <table:data-pilot-member table:name="8510" table:display="true" table:show-details="true"/>
                <table:data-pilot-member table:name="8521" table:display="true" table:show-details="true"/>
                <table:data-pilot-member table:name="8540" table:display="true" table:show-details="true"/>
                <table:data-pilot-member table:name="8556" table:display="true" table:show-details="true"/>
                <table:data-pilot-member table:name="8559" table:display="true" table:show-details="true"/>
                <table:data-pilot-member table:name="8567" table:display="true" table:show-details="true"/>
                <table:data-pilot-member table:name="8572" table:display="true" table:show-details="true"/>
                <table:data-pilot-member table:name="8578" table:display="true" table:show-details="true"/>
                <table:data-pilot-member table:name="8590" table:display="true" table:show-details="true"/>
                <table:data-pilot-member table:name="8593" table:display="true" table:show-details="true"/>
                <table:data-pilot-member table:name="8599" table:display="true" table:show-details="true"/>
                <table:data-pilot-member table:name="8602" table:display="true" table:show-details="true"/>
                <table:data-pilot-member table:name="8609" table:display="true" table:show-details="true"/>
                <table:data-pilot-member table:name="8618" table:display="true" table:show-details="true"/>
                <table:data-pilot-member table:name="8621" table:display="true" table:show-details="true"/>
                <table:data-pilot-member table:name="8627" table:display="true" table:show-details="true"/>
                <table:data-pilot-member table:name="8632" table:display="true" table:show-details="true"/>
                <table:data-pilot-member table:name="8662" table:display="true" table:show-details="true"/>
                <table:data-pilot-member table:name="8674" table:display="true" table:show-details="true"/>
                <table:data-pilot-member table:name="8684" table:display="true" table:show-details="true"/>
                <table:data-pilot-member table:name="8689" table:display="true" table:show-details="true"/>
                <table:data-pilot-member table:name="8719" table:display="true" table:show-details="true"/>
                <table:data-pilot-member table:name="8727" table:display="true" table:show-details="true"/>
                <table:data-pilot-member table:name="8733" table:display="true" table:show-details="true"/>
                <table:data-pilot-member table:name="8735" table:display="true" table:show-details="true"/>
                <table:data-pilot-member table:name="8749" table:display="true" table:show-details="true"/>
                <table:data-pilot-member table:name="8761" table:display="true" table:show-details="true"/>
                <table:data-pilot-member table:name="8778" table:display="true" table:show-details="true"/>
                <table:data-pilot-member table:name="8781" table:display="true" table:show-details="true"/>
                <table:data-pilot-member table:name="8792" table:display="true" table:show-details="true"/>
                <table:data-pilot-member table:name="8819" table:display="true" table:show-details="true"/>
                <table:data-pilot-member table:name="8823" table:display="true" table:show-details="true"/>
                <table:data-pilot-member table:name="8851" table:display="true" table:show-details="true"/>
                <table:data-pilot-member table:name="8859" table:display="true" table:show-details="true"/>
                <table:data-pilot-member table:name="8874" table:display="true" table:show-details="true"/>
                <table:data-pilot-member table:name="8893" table:display="true" table:show-details="true"/>
                <table:data-pilot-member table:name="8930" table:display="true" table:show-details="true"/>
                <table:data-pilot-member table:name="8932" table:display="true" table:show-details="true"/>
                <table:data-pilot-member table:name="8937" table:display="true" table:show-details="true"/>
                <table:data-pilot-member table:name="8946" table:display="true" table:show-details="true"/>
                <table:data-pilot-member table:name="8987" table:display="true" table:show-details="true"/>
                <table:data-pilot-member table:name="8988" table:display="true" table:show-details="true"/>
                <table:data-pilot-member table:name="8989" table:display="true" table:show-details="true"/>
                <table:data-pilot-member table:name="8990" table:display="true" table:show-details="true"/>
                <table:data-pilot-member table:name="8994" table:display="true" table:show-details="true"/>
                <table:data-pilot-member table:name="8998" table:display="true" table:show-details="true"/>
                <table:data-pilot-member table:name="9004" table:display="true" table:show-details="true"/>
                <table:data-pilot-member table:name="9005" table:display="true" table:show-details="true"/>
                <table:data-pilot-member table:name="9026" table:display="true" table:show-details="true"/>
                <table:data-pilot-member table:name="9035" table:display="true" table:show-details="true"/>
                <table:data-pilot-member table:name="9040" table:display="true" table:show-details="true"/>
                <table:data-pilot-member table:name="9068" table:display="true" table:show-details="true"/>
                <table:data-pilot-member table:name="9074" table:display="true" table:show-details="true"/>
                <table:data-pilot-member table:name="9079" table:display="true" table:show-details="true"/>
                <table:data-pilot-member table:name="9081" table:display="true" table:show-details="true"/>
                <table:data-pilot-member table:name="9092" table:display="true" table:show-details="true"/>
                <table:data-pilot-member table:name="9095" table:display="true" table:show-details="true"/>
                <table:data-pilot-member table:name="9104" table:display="true" table:show-details="true"/>
                <table:data-pilot-member table:name="9108" table:display="true" table:show-details="true"/>
                <table:data-pilot-member table:name="9109" table:display="true" table:show-details="true"/>
                <table:data-pilot-member table:name="9110" table:display="true" table:show-details="true"/>
                <table:data-pilot-member table:name="9127" table:display="true" table:show-details="true"/>
                <table:data-pilot-member table:name="9130" table:display="true" table:show-details="true"/>
                <table:data-pilot-member table:name="9132" table:display="true" table:show-details="true"/>
                <table:data-pilot-member table:name="9133" table:display="true" table:show-details="true"/>
                <table:data-pilot-member table:name="9150" table:display="true" table:show-details="true"/>
                <table:data-pilot-member table:name="9159" table:display="true" table:show-details="true"/>
                <table:data-pilot-member table:name="9168" table:display="true" table:show-details="true"/>
                <table:data-pilot-member table:name="9175" table:display="true" table:show-details="true"/>
                <table:data-pilot-member table:name="9177" table:display="true" table:show-details="true"/>
                <table:data-pilot-member table:name="9195" table:display="true" table:show-details="true"/>
                <table:data-pilot-member table:name="9196" table:display="true" table:show-details="true"/>
                <table:data-pilot-member table:name="9197" table:display="true" table:show-details="true"/>
                <table:data-pilot-member table:name="9201" table:display="true" table:show-details="true"/>
                <table:data-pilot-member table:name="9204" table:display="true" table:show-details="true"/>
                <table:data-pilot-member table:name="9205" table:display="true" table:show-details="true"/>
                <table:data-pilot-member table:name="9206" table:display="true" table:show-details="true"/>
                <table:data-pilot-member table:name="9207" table:display="true" table:show-details="true"/>
                <table:data-pilot-member table:name="9213" table:display="true" table:show-details="true"/>
                <table:data-pilot-member table:name="9226" table:display="true" table:show-details="true"/>
                <table:data-pilot-member table:name="9232" table:display="true" table:show-details="true"/>
                <table:data-pilot-member table:name="9237" table:display="true" table:show-details="true"/>
                <table:data-pilot-member table:name="9238" table:display="true" table:show-details="true"/>
                <table:data-pilot-member table:name="9241" table:display="true" table:show-details="true"/>
                <table:data-pilot-member table:name="9245" table:display="true" table:show-details="true"/>
                <table:data-pilot-member table:name="9247" table:display="true" table:show-details="true"/>
                <table:data-pilot-member table:name="9256" table:display="true" table:show-details="true"/>
                <table:data-pilot-member table:name="9266" table:display="true" table:show-details="true"/>
                <table:data-pilot-member table:name="9268" table:display="true" table:show-details="true"/>
                <table:data-pilot-member table:name="9271" table:display="true" table:show-details="true"/>
                <table:data-pilot-member table:name="9272" table:display="true" table:show-details="true"/>
                <table:data-pilot-member table:name="9274" table:display="true" table:show-details="true"/>
                <table:data-pilot-member table:name="9302" table:display="true" table:show-details="true"/>
                <table:data-pilot-member table:name="9308" table:display="true" table:show-details="true"/>
                <table:data-pilot-member table:name="9322" table:display="true" table:show-details="true"/>
                <table:data-pilot-member table:name="9332" table:display="true" table:show-details="true"/>
                <table:data-pilot-member table:name="9346" table:display="true" table:show-details="true"/>
                <table:data-pilot-member table:name="9352" table:display="true" table:show-details="true"/>
                <table:data-pilot-member table:name="9353" table:display="true" table:show-details="true"/>
                <table:data-pilot-member table:name="9365" table:display="true" table:show-details="true"/>
                <table:data-pilot-member table:name="9371" table:display="true" table:show-details="true"/>
                <table:data-pilot-member table:name="9379" table:display="true" table:show-details="true"/>
                <table:data-pilot-member table:name="9380" table:display="true" table:show-details="true"/>
                <table:data-pilot-member table:name="9390" table:display="true" table:show-details="true"/>
                <table:data-pilot-member table:name="9392" table:display="true" table:show-details="true"/>
                <table:data-pilot-member table:name="9395" table:display="true" table:show-details="true"/>
                <table:data-pilot-member table:name="9404" table:display="true" table:show-details="true"/>
                <table:data-pilot-member table:name="9409" table:display="true" table:show-details="true"/>
                <table:data-pilot-member table:name="9411" table:display="true" table:show-details="true"/>
                <table:data-pilot-member table:name="9415" table:display="true" table:show-details="true"/>
                <table:data-pilot-member table:name="9426" table:display="true" table:show-details="true"/>
                <table:data-pilot-member table:name="9434" table:display="true" table:show-details="true"/>
                <table:data-pilot-member table:name="9435" table:display="true" table:show-details="true"/>
                <table:data-pilot-member table:name="9445" table:display="true" table:show-details="true"/>
                <table:data-pilot-member table:name="9468" table:display="true" table:show-details="true"/>
                <table:data-pilot-member table:name="9471" table:display="true" table:show-details="true"/>
                <table:data-pilot-member table:name="9481" table:display="true" table:show-details="true"/>
                <table:data-pilot-member table:name="9484" table:display="true" table:show-details="true"/>
                <table:data-pilot-member table:name="9486" table:display="true" table:show-details="true"/>
                <table:data-pilot-member table:name="9515" table:display="true" table:show-details="true"/>
                <table:data-pilot-member table:name="9517" table:display="true" table:show-details="true"/>
                <table:data-pilot-member table:name="9519" table:display="true" table:show-details="true"/>
                <table:data-pilot-member table:name="9526" table:display="true" table:show-details="true"/>
                <table:data-pilot-member table:name="9566" table:display="true" table:show-details="true"/>
                <table:data-pilot-member table:name="9575" table:display="true" table:show-details="true"/>
                <table:data-pilot-member table:name="9581" table:display="true" table:show-details="true"/>
                <table:data-pilot-member table:name="9584" table:display="true" table:show-details="true"/>
                <table:data-pilot-member table:name="9590" table:display="true" table:show-details="true"/>
                <table:data-pilot-member table:name="9603" table:display="true" table:show-details="true"/>
                <table:data-pilot-member table:name="9634" table:display="true" table:show-details="true"/>
                <table:data-pilot-member table:name="9646" table:display="true" table:show-details="true"/>
                <table:data-pilot-member table:name="9675" table:display="true" table:show-details="true"/>
                <table:data-pilot-member table:name="9678" table:display="true" table:show-details="true"/>
                <table:data-pilot-member table:name="9692" table:display="true" table:show-details="true"/>
                <table:data-pilot-member table:name="9706" table:display="true" table:show-details="true"/>
                <table:data-pilot-member table:name="9715" table:display="true" table:show-details="true"/>
                <table:data-pilot-member table:name="9716" table:display="true" table:show-details="true"/>
                <table:data-pilot-member table:name="9728" table:display="true" table:show-details="true"/>
                <table:data-pilot-member table:name="9756" table:display="true" table:show-details="true"/>
                <table:data-pilot-member table:name="9757" table:display="true" table:show-details="true"/>
                <table:data-pilot-member table:name="9768" table:display="true" table:show-details="true"/>
                <table:data-pilot-member table:name="9786" table:display="true" table:show-details="true"/>
                <table:data-pilot-member table:name="9791" table:display="true" table:show-details="true"/>
                <table:data-pilot-member table:name="9794" table:display="true" table:show-details="true"/>
                <table:data-pilot-member table:name="9798" table:display="true" table:show-details="true"/>
                <table:data-pilot-member table:name="9803" table:display="true" table:show-details="true"/>
                <table:data-pilot-member table:name="9810" table:display="true" table:show-details="true"/>
                <table:data-pilot-member table:name="9820" table:display="true" table:show-details="true"/>
                <table:data-pilot-member table:name="9828" table:display="true" table:show-details="true"/>
                <table:data-pilot-member table:name="9831" table:display="true" table:show-details="true"/>
                <table:data-pilot-member table:name="9836" table:display="true" table:show-details="true"/>
                <table:data-pilot-member table:name="9839" table:display="true" table:show-details="true"/>
                <table:data-pilot-member table:name="9840" table:display="true" table:show-details="true"/>
                <table:data-pilot-member table:name="9853" table:display="true" table:show-details="true"/>
                <table:data-pilot-member table:name="9859" table:display="true" table:show-details="true"/>
                <table:data-pilot-member table:name="9864" table:display="true" table:show-details="true"/>
                <table:data-pilot-member table:name="9870" table:display="true" table:show-details="true"/>
                <table:data-pilot-member table:name="9871" table:display="true" table:show-details="true"/>
                <table:data-pilot-member table:name="9904" table:display="true" table:show-details="true"/>
                <table:data-pilot-member table:name="9907" table:display="true" table:show-details="true"/>
                <table:data-pilot-member table:name="9922" table:display="true" table:show-details="true"/>
                <table:data-pilot-member table:name="9928" table:display="true" table:show-details="true"/>
                <table:data-pilot-member table:name="9931" table:display="true" table:show-details="true"/>
                <table:data-pilot-member table:name="9937" table:display="true" table:show-details="true"/>
                <table:data-pilot-member table:name="9944" table:display="true" table:show-details="true"/>
                <table:data-pilot-member table:name="9952" table:display="true" table:show-details="true"/>
                <table:data-pilot-member table:name="9957" table:display="true" table:show-details="true"/>
                <table:data-pilot-member table:name="9967" table:display="true" table:show-details="true"/>
                <table:data-pilot-member table:name="9971" table:display="true" table:show-details="true"/>
                <table:data-pilot-member table:name="9972" table:display="true" table:show-details="true"/>
                <table:data-pilot-member table:name="9975" table:display="true" table:show-details="true"/>
                <table:data-pilot-member table:name="9994" table:display="true" table:show-details="true"/>
                <table:data-pilot-member table:name="10010" table:display="true" table:show-details="true"/>
                <table:data-pilot-member table:name="10013" table:display="true" table:show-details="true"/>
                <table:data-pilot-member table:name="10024" table:display="true" table:show-details="true"/>
                <table:data-pilot-member table:name="10044" table:display="true" table:show-details="true"/>
                <table:data-pilot-member table:name="10045" table:display="true" table:show-details="true"/>
                <table:data-pilot-member table:name="10048" table:display="true" table:show-details="true"/>
                <table:data-pilot-member table:name="10053" table:display="true" table:show-details="true"/>
                <table:data-pilot-member table:name="10071" table:display="true" table:show-details="true"/>
                <table:data-pilot-member table:name="10073" table:display="true" table:show-details="true"/>
                <table:data-pilot-member table:name="10081" table:display="true" table:show-details="true"/>
                <table:data-pilot-member table:name="10088" table:display="true" table:show-details="true"/>
                <table:data-pilot-member table:name="10093" table:display="true" table:show-details="true"/>
                <table:data-pilot-member table:name="10096" table:display="true" table:show-details="true"/>
                <table:data-pilot-member table:name="10100" table:display="true" table:show-details="true"/>
                <table:data-pilot-member table:name="10110" table:display="true" table:show-details="true"/>
                <table:data-pilot-member table:name="10121" table:display="true" table:show-details="true"/>
                <table:data-pilot-member table:name="10134" table:display="true" table:show-details="true"/>
                <table:data-pilot-member table:name="10154" table:display="true" table:show-details="true"/>
                <table:data-pilot-member table:name="10158" table:display="true" table:show-details="true"/>
                <table:data-pilot-member table:name="10166" table:display="true" table:show-details="true"/>
                <table:data-pilot-member table:name="10171" table:display="true" table:show-details="true"/>
                <table:data-pilot-member table:name="10179" table:display="true" table:show-details="true"/>
                <table:data-pilot-member table:name="10183" table:display="true" table:show-details="true"/>
                <table:data-pilot-member table:name="10192" table:display="true" table:show-details="true"/>
                <table:data-pilot-member table:name="10193" table:display="true" table:show-details="true"/>
                <table:data-pilot-member table:name="10200" table:display="true" table:show-details="true"/>
                <table:data-pilot-member table:name="10209" table:display="true" table:show-details="true"/>
                <table:data-pilot-member table:name="10221" table:display="true" table:show-details="true"/>
                <table:data-pilot-member table:name="10223" table:display="true" table:show-details="true"/>
                <table:data-pilot-member table:name="10228" table:display="true" table:show-details="true"/>
                <table:data-pilot-member table:name="10231" table:display="true" table:show-details="true"/>
                <table:data-pilot-member table:name="10239" table:display="true" table:show-details="true"/>
                <table:data-pilot-member table:name="10244" table:display="true" table:show-details="true"/>
                <table:data-pilot-member table:name="10249" table:display="true" table:show-details="true"/>
                <table:data-pilot-member table:name="10252" table:display="true" table:show-details="true"/>
                <table:data-pilot-member table:name="10255" table:display="true" table:show-details="true"/>
                <table:data-pilot-member table:name="10257" table:display="true" table:show-details="true"/>
                <table:data-pilot-member table:name="10258" table:display="true" table:show-details="true"/>
                <table:data-pilot-member table:name="10262" table:display="true" table:show-details="true"/>
                <table:data-pilot-member table:name="10265" table:display="true" table:show-details="true"/>
                <table:data-pilot-member table:name="10267" table:display="true" table:show-details="true"/>
                <table:data-pilot-member table:name="10273" table:display="true" table:show-details="true"/>
                <table:data-pilot-member table:name="10277" table:display="true" table:show-details="true"/>
                <table:data-pilot-member table:name="10311" table:display="true" table:show-details="true"/>
                <table:data-pilot-member table:name="10343" table:display="true" table:show-details="true"/>
                <table:data-pilot-member table:name="10355" table:display="true" table:show-details="true"/>
                <table:data-pilot-member table:name="10356" table:display="true" table:show-details="true"/>
                <table:data-pilot-member table:name="10363" table:display="true" table:show-details="true"/>
                <table:data-pilot-member table:name="10369" table:display="true" table:show-details="true"/>
                <table:data-pilot-member table:name="10372" table:display="true" table:show-details="true"/>
                <table:data-pilot-member table:name="10376" table:display="true" table:show-details="true"/>
                <table:data-pilot-member table:name="10378" table:display="true" table:show-details="true"/>
                <table:data-pilot-member table:name="10388" table:display="true" table:show-details="true"/>
                <table:data-pilot-member table:name="10402" table:display="true" table:show-details="true"/>
                <table:data-pilot-member table:name="10404" table:display="true" table:show-details="true"/>
                <table:data-pilot-member table:name="10411" table:display="true" table:show-details="true"/>
                <table:data-pilot-member table:name="10436" table:display="true" table:show-details="true"/>
                <table:data-pilot-member table:name="10454" table:display="true" table:show-details="true"/>
                <table:data-pilot-member table:name="10455" table:display="true" table:show-details="true"/>
                <table:data-pilot-member table:name="10457" table:display="true" table:show-details="true"/>
                <table:data-pilot-member table:name="10466" table:display="true" table:show-details="true"/>
                <table:data-pilot-member table:name="10481" table:display="true" table:show-details="true"/>
                <table:data-pilot-member table:name="10490" table:display="true" table:show-details="true"/>
                <table:data-pilot-member table:name="10501" table:display="true" table:show-details="true"/>
                <table:data-pilot-member table:name="10507" table:display="true" table:show-details="true"/>
                <table:data-pilot-member table:name="10516" table:display="true" table:show-details="true"/>
                <table:data-pilot-member table:name="10539" table:display="true" table:show-details="true"/>
                <table:data-pilot-member table:name="10573" table:display="true" table:show-details="true"/>
                <table:data-pilot-member table:name="10578" table:display="true" table:show-details="true"/>
                <table:data-pilot-member table:name="10579" table:display="true" table:show-details="true"/>
                <table:data-pilot-member table:name="10600" table:display="true" table:show-details="true"/>
                <table:data-pilot-member table:name="10619" table:display="true" table:show-details="true"/>
                <table:data-pilot-member table:name="10622" table:display="true" table:show-details="true"/>
                <table:data-pilot-member table:name="10628" table:display="true" table:show-details="true"/>
                <table:data-pilot-member table:name="10629" table:display="true" table:show-details="true"/>
                <table:data-pilot-member table:name="10636" table:display="true" table:show-details="true"/>
                <table:data-pilot-member table:name="10653" table:display="true" table:show-details="true"/>
                <table:data-pilot-member table:name="10674" table:display="true" table:show-details="true"/>
                <table:data-pilot-member table:name="10680" table:display="true" table:show-details="true"/>
                <table:data-pilot-member table:name="10684" table:display="true" table:show-details="true"/>
                <table:data-pilot-member table:name="10685" table:display="true" table:show-details="true"/>
                <table:data-pilot-member table:name="10692" table:display="true" table:show-details="true"/>
                <table:data-pilot-member table:name="10701" table:display="true" table:show-details="true"/>
                <table:data-pilot-member table:name="10721" table:display="true" table:show-details="true"/>
                <table:data-pilot-member table:name="10723" table:display="true" table:show-details="true"/>
                <table:data-pilot-member table:name="10724" table:display="true" table:show-details="true"/>
                <table:data-pilot-member table:name="10746" table:display="true" table:show-details="true"/>
                <table:data-pilot-member table:name="10747" table:display="true" table:show-details="true"/>
                <table:data-pilot-member table:name="10749" table:display="true" table:show-details="true"/>
                <table:data-pilot-member table:name="10750" table:display="true" table:show-details="true"/>
                <table:data-pilot-member table:name="10758" table:display="true" table:show-details="true"/>
                <table:data-pilot-member table:name="10762" table:display="true" table:show-details="true"/>
                <table:data-pilot-member table:name="10768" table:display="true" table:show-details="true"/>
                <table:data-pilot-member table:name="10774" table:display="true" table:show-details="true"/>
                <table:data-pilot-member table:name="10783" table:display="true" table:show-details="true"/>
                <table:data-pilot-member table:name="10793" table:display="true" table:show-details="true"/>
                <table:data-pilot-member table:name="10807" table:display="true" table:show-details="true"/>
                <table:data-pilot-member table:name="10834" table:display="true" table:show-details="true"/>
                <table:data-pilot-member table:name="10837" table:display="true" table:show-details="true"/>
                <table:data-pilot-member table:name="10847" table:display="true" table:show-details="true"/>
                <table:data-pilot-member table:name="10854" table:display="true" table:show-details="true"/>
                <table:data-pilot-member table:name="10857" table:display="true" table:show-details="true"/>
                <table:data-pilot-member table:name="10860" table:display="true" table:show-details="true"/>
                <table:data-pilot-member table:name="10861" table:display="true" table:show-details="true"/>
                <table:data-pilot-member table:name="10878" table:display="true" table:show-details="true"/>
                <table:data-pilot-member table:name="10879" table:display="true" table:show-details="true"/>
                <table:data-pilot-member table:name="10885" table:display="true" table:show-details="true"/>
                <table:data-pilot-member table:name="10886" table:display="true" table:show-details="true"/>
                <table:data-pilot-member table:name="10889" table:display="true" table:show-details="true"/>
                <table:data-pilot-member table:name="10899" table:display="true" table:show-details="true"/>
                <table:data-pilot-member table:name="10900" table:display="true" table:show-details="true"/>
                <table:data-pilot-member table:name="10910" table:display="true" table:show-details="true"/>
                <table:data-pilot-member table:name="10920" table:display="true" table:show-details="true"/>
                <table:data-pilot-member table:name="10935" table:display="true" table:show-details="true"/>
                <table:data-pilot-member table:name="10940" table:display="true" table:show-details="true"/>
                <table:data-pilot-member table:name="10941" table:display="true" table:show-details="true"/>
                <table:data-pilot-member table:name="10951" table:display="true" table:show-details="true"/>
                <table:data-pilot-member table:name="10956" table:display="true" table:show-details="true"/>
                <table:data-pilot-member table:name="10957" table:display="true" table:show-details="true"/>
                <table:data-pilot-member table:name="10958" table:display="true" table:show-details="true"/>
                <table:data-pilot-member table:name="10964" table:display="true" table:show-details="true"/>
                <table:data-pilot-member table:name="10967" table:display="true" table:show-details="true"/>
                <table:data-pilot-member table:name="10984" table:display="true" table:show-details="true"/>
                <table:data-pilot-member table:name="10986" table:display="true" table:show-details="true"/>
                <table:data-pilot-member table:name="10987" table:display="true" table:show-details="true"/>
                <table:data-pilot-member table:name="10991" table:display="true" table:show-details="true"/>
                <table:data-pilot-member table:name="11025" table:display="true" table:show-details="true"/>
                <table:data-pilot-member table:name="11056" table:display="true" table:show-details="true"/>
                <table:data-pilot-member table:name="11080" table:display="true" table:show-details="true"/>
                <table:data-pilot-member table:name="11099" table:display="true" table:show-details="true"/>
                <table:data-pilot-member table:name="11103" table:display="true" table:show-details="true"/>
                <table:data-pilot-member table:name="11122" table:display="true" table:show-details="true"/>
                <table:data-pilot-member table:name="11130" table:display="true" table:show-details="true"/>
                <table:data-pilot-member table:name="11138" table:display="true" table:show-details="true"/>
                <table:data-pilot-member table:name="11151" table:display="true" table:show-details="true"/>
                <table:data-pilot-member table:name="11172" table:display="true" table:show-details="true"/>
                <table:data-pilot-member table:name="11184" table:display="true" table:show-details="true"/>
                <table:data-pilot-member table:name="11255" table:display="true" table:show-details="true"/>
                <table:data-pilot-member table:name="11269" table:display="true" table:show-details="true"/>
                <table:data-pilot-member table:name="11271" table:display="true" table:show-details="true"/>
                <table:data-pilot-member table:name="11274" table:display="true" table:show-details="true"/>
                <table:data-pilot-member table:name="11275" table:display="true" table:show-details="true"/>
                <table:data-pilot-member table:name="11279" table:display="true" table:show-details="true"/>
                <table:data-pilot-member table:name="11290" table:display="true" table:show-details="true"/>
                <table:data-pilot-member table:name="11301" table:display="true" table:show-details="true"/>
                <table:data-pilot-member table:name="11326" table:display="true" table:show-details="true"/>
                <table:data-pilot-member table:name="11328" table:display="true" table:show-details="true"/>
                <table:data-pilot-member table:name="11337" table:display="true" table:show-details="true"/>
                <table:data-pilot-member table:name="11346" table:display="true" table:show-details="true"/>
                <table:data-pilot-member table:name="11368" table:display="true" table:show-details="true"/>
                <table:data-pilot-member table:name="11370" table:display="true" table:show-details="true"/>
                <table:data-pilot-member table:name="11374" table:display="true" table:show-details="true"/>
                <table:data-pilot-member table:name="11379" table:display="true" table:show-details="true"/>
                <table:data-pilot-member table:name="11402" table:display="true" table:show-details="true"/>
                <table:data-pilot-member table:name="11423" table:display="true" table:show-details="true"/>
                <table:data-pilot-member table:name="11426" table:display="true" table:show-details="true"/>
                <table:data-pilot-member table:name="11429" table:display="true" table:show-details="true"/>
                <table:data-pilot-member table:name="11447" table:display="true" table:show-details="true"/>
                <table:data-pilot-member table:name="11470" table:display="true" table:show-details="true"/>
                <table:data-pilot-member table:name="11472" table:display="true" table:show-details="true"/>
                <table:data-pilot-member table:name="11478" table:display="true" table:show-details="true"/>
                <table:data-pilot-member table:name="11485" table:display="true" table:show-details="true"/>
                <table:data-pilot-member table:name="11491" table:display="true" table:show-details="true"/>
                <table:data-pilot-member table:name="11494" table:display="true" table:show-details="true"/>
                <table:data-pilot-member table:name="11511" table:display="true" table:show-details="true"/>
                <table:data-pilot-member table:name="11525" table:display="true" table:show-details="true"/>
                <table:data-pilot-member table:name="11528" table:display="true" table:show-details="true"/>
                <table:data-pilot-member table:name="11530" table:display="true" table:show-details="true"/>
                <table:data-pilot-member table:name="11534" table:display="true" table:show-details="true"/>
                <table:data-pilot-member table:name="11572" table:display="true" table:show-details="true"/>
                <table:data-pilot-member table:name="11602" table:display="true" table:show-details="true"/>
                <table:data-pilot-member table:name="11605" table:display="true" table:show-details="true"/>
                <table:data-pilot-member table:name="11614" table:display="true" table:show-details="true"/>
                <table:data-pilot-member table:name="11619" table:display="true" table:show-details="true"/>
                <table:data-pilot-member table:name="11624" table:display="true" table:show-details="true"/>
                <table:data-pilot-member table:name="11628" table:display="true" table:show-details="true"/>
                <table:data-pilot-member table:name="11633" table:display="true" table:show-details="true"/>
                <table:data-pilot-member table:name="11637" table:display="true" table:show-details="true"/>
                <table:data-pilot-member table:name="11647" table:display="true" table:show-details="true"/>
                <table:data-pilot-member table:name="11667" table:display="true" table:show-details="true"/>
                <table:data-pilot-member table:name="11684" table:display="true" table:show-details="true"/>
                <table:data-pilot-member table:name="11688" table:display="true" table:show-details="true"/>
                <table:data-pilot-member table:name="11696" table:display="true" table:show-details="true"/>
                <table:data-pilot-member table:name="11711" table:display="true" table:show-details="true"/>
                <table:data-pilot-member table:name="11713" table:display="true" table:show-details="true"/>
                <table:data-pilot-member table:name="11717" table:display="true" table:show-details="true"/>
                <table:data-pilot-member table:name="11718" table:display="true" table:show-details="true"/>
                <table:data-pilot-member table:name="11720" table:display="true" table:show-details="true"/>
                <table:data-pilot-member table:name="11722" table:display="true" table:show-details="true"/>
                <table:data-pilot-member table:name="11726" table:display="true" table:show-details="true"/>
                <table:data-pilot-member table:name="11730" table:display="true" table:show-details="true"/>
                <table:data-pilot-member table:name="11732" table:display="true" table:show-details="true"/>
                <table:data-pilot-member table:name="11734" table:display="true" table:show-details="true"/>
                <table:data-pilot-member table:name="11740" table:display="true" table:show-details="true"/>
                <table:data-pilot-member table:name="11749" table:display="true" table:show-details="true"/>
                <table:data-pilot-member table:name="11757" table:display="true" table:show-details="true"/>
                <table:data-pilot-member table:name="11769" table:display="true" table:show-details="true"/>
                <table:data-pilot-member table:name="11773" table:display="true" table:show-details="true"/>
                <table:data-pilot-member table:name="11774" table:display="true" table:show-details="true"/>
                <table:data-pilot-member table:name="11778" table:display="true" table:show-details="true"/>
                <table:data-pilot-member table:name="11788" table:display="true" table:show-details="true"/>
                <table:data-pilot-member table:name="11790" table:display="true" table:show-details="true"/>
                <table:data-pilot-member table:name="11800" table:display="true" table:show-details="true"/>
                <table:data-pilot-member table:name="11810" table:display="true" table:show-details="true"/>
                <table:data-pilot-member table:name="11813" table:display="true" table:show-details="true"/>
                <table:data-pilot-member table:name="11819" table:display="true" table:show-details="true"/>
                <table:data-pilot-member table:name="11828" table:display="true" table:show-details="true"/>
                <table:data-pilot-member table:name="11837" table:display="true" table:show-details="true"/>
                <table:data-pilot-member table:name="11841" table:display="true" table:show-details="true"/>
                <table:data-pilot-member table:name="11844" table:display="true" table:show-details="true"/>
                <table:data-pilot-member table:name="11850" table:display="true" table:show-details="true"/>
                <table:data-pilot-member table:name="11859" table:display="true" table:show-details="true"/>
                <table:data-pilot-member table:name="11865" table:display="true" table:show-details="true"/>
                <table:data-pilot-member table:name="11868" table:display="true" table:show-details="true"/>
                <table:data-pilot-member table:name="11869" table:display="true" table:show-details="true"/>
                <table:data-pilot-member table:name="11873" table:display="true" table:show-details="true"/>
                <table:data-pilot-member table:name="11874" table:display="true" table:show-details="true"/>
                <table:data-pilot-member table:name="11890" table:display="true" table:show-details="true"/>
                <table:data-pilot-member table:name="11902" table:display="true" table:show-details="true"/>
                <table:data-pilot-member table:name="11923" table:display="true" table:show-details="true"/>
                <table:data-pilot-member table:name="11924" table:display="true" table:show-details="true"/>
                <table:data-pilot-member table:name="11943" table:display="true" table:show-details="true"/>
                <table:data-pilot-member table:name="11950" table:display="true" table:show-details="true"/>
                <table:data-pilot-member table:name="11952" table:display="true" table:show-details="true"/>
                <table:data-pilot-member table:name="11956" table:display="true" table:show-details="true"/>
                <table:data-pilot-member table:name="11958" table:display="true" table:show-details="true"/>
                <table:data-pilot-member table:name="11964" table:display="true" table:show-details="true"/>
                <table:data-pilot-member table:name="11966" table:display="true" table:show-details="true"/>
                <table:data-pilot-member table:name="11968" table:display="true" table:show-details="true"/>
                <table:data-pilot-member table:name="11982" table:display="true" table:show-details="true"/>
                <table:data-pilot-member table:name="12000" table:display="true" table:show-details="true"/>
                <table:data-pilot-member table:name="12018" table:display="true" table:show-details="true"/>
                <table:data-pilot-member table:name="12020" table:display="true" table:show-details="true"/>
                <table:data-pilot-member table:name="12032" table:display="true" table:show-details="true"/>
                <table:data-pilot-member table:name="12039" table:display="true" table:show-details="true"/>
                <table:data-pilot-member table:name="12051" table:display="true" table:show-details="true"/>
                <table:data-pilot-member table:name="12064" table:display="true" table:show-details="true"/>
                <table:data-pilot-member table:name="12088" table:display="true" table:show-details="true"/>
                <table:data-pilot-member table:name="12089" table:display="true" table:show-details="true"/>
                <table:data-pilot-member table:name="12104" table:display="true" table:show-details="true"/>
                <table:data-pilot-member table:name="12108" table:display="true" table:show-details="true"/>
                <table:data-pilot-member table:name="12119" table:display="true" table:show-details="true"/>
                <table:data-pilot-member table:name="12132" table:display="true" table:show-details="true"/>
                <table:data-pilot-member table:name="12134" table:display="true" table:show-details="true"/>
                <table:data-pilot-member table:name="12135" table:display="true" table:show-details="true"/>
                <table:data-pilot-member table:name="12142" table:display="true" table:show-details="true"/>
                <table:data-pilot-member table:name="12150" table:display="true" table:show-details="true"/>
                <table:data-pilot-member table:name="12158" table:display="true" table:show-details="true"/>
                <table:data-pilot-member table:name="12174" table:display="true" table:show-details="true"/>
                <table:data-pilot-member table:name="12178" table:display="true" table:show-details="true"/>
                <table:data-pilot-member table:name="12182" table:display="true" table:show-details="true"/>
                <table:data-pilot-member table:name="12205" table:display="true" table:show-details="true"/>
                <table:data-pilot-member table:name="12213" table:display="true" table:show-details="true"/>
                <table:data-pilot-member table:name="12214" table:display="true" table:show-details="true"/>
                <table:data-pilot-member table:name="12215" table:display="true" table:show-details="true"/>
                <table:data-pilot-member table:name="12229" table:display="true" table:show-details="true"/>
                <table:data-pilot-member table:name="12230" table:display="true" table:show-details="true"/>
                <table:data-pilot-member table:name="12239" table:display="true" table:show-details="true"/>
                <table:data-pilot-member table:name="12267" table:display="true" table:show-details="true"/>
                <table:data-pilot-member table:name="12286" table:display="true" table:show-details="true"/>
                <table:data-pilot-member table:name="12298" table:display="true" table:show-details="true"/>
                <table:data-pilot-member table:name="12306" table:display="true" table:show-details="true"/>
                <table:data-pilot-member table:name="12323" table:display="true" table:show-details="true"/>
                <table:data-pilot-member table:name="12337" table:display="true" table:show-details="true"/>
                <table:data-pilot-member table:name="12352" table:display="true" table:show-details="true"/>
                <table:data-pilot-member table:name="12373" table:display="true" table:show-details="true"/>
                <table:data-pilot-member table:name="12375" table:display="true" table:show-details="true"/>
                <table:data-pilot-member table:name="12379" table:display="true" table:show-details="true"/>
                <table:data-pilot-member table:name="12385" table:display="true" table:show-details="true"/>
                <table:data-pilot-member table:name="12401" table:display="true" table:show-details="true"/>
                <table:data-pilot-member table:name="12405" table:display="true" table:show-details="true"/>
                <table:data-pilot-member table:name="12408" table:display="true" table:show-details="true"/>
                <table:data-pilot-member table:name="12412" table:display="true" table:show-details="true"/>
                <table:data-pilot-member table:name="12430" table:display="true" table:show-details="true"/>
                <table:data-pilot-member table:name="12440" table:display="true" table:show-details="true"/>
                <table:data-pilot-member table:name="12442" table:display="true" table:show-details="true"/>
                <table:data-pilot-member table:name="12446" table:display="true" table:show-details="true"/>
                <table:data-pilot-member table:name="12453" table:display="true" table:show-details="true"/>
                <table:data-pilot-member table:name="12459" table:display="true" table:show-details="true"/>
                <table:data-pilot-member table:name="12470" table:display="true" table:show-details="true"/>
                <table:data-pilot-member table:name="12473" table:display="true" table:show-details="true"/>
                <table:data-pilot-member table:name="12479" table:display="true" table:show-details="true"/>
                <table:data-pilot-member table:name="12487" table:display="true" table:show-details="true"/>
                <table:data-pilot-member table:name="12495" table:display="true" table:show-details="true"/>
                <table:data-pilot-member table:name="12496" table:display="true" table:show-details="true"/>
                <table:data-pilot-member table:name="12498" table:display="true" table:show-details="true"/>
                <table:data-pilot-member table:name="12508" table:display="true" table:show-details="true"/>
                <table:data-pilot-member table:name="12525" table:display="true" table:show-details="true"/>
                <table:data-pilot-member table:name="12528" table:display="true" table:show-details="true"/>
                <table:data-pilot-member table:name="12538" table:display="true" table:show-details="true"/>
                <table:data-pilot-member table:name="12557" table:display="true" table:show-details="true"/>
                <table:data-pilot-member table:name="12577" table:display="true" table:show-details="true"/>
                <table:data-pilot-member table:name="12579" table:display="true" table:show-details="true"/>
                <table:data-pilot-member table:name="12584" table:display="true" table:show-details="true"/>
                <table:data-pilot-member table:name="12592" table:display="true" table:show-details="true"/>
                <table:data-pilot-member table:name="12593" table:display="true" table:show-details="true"/>
                <table:data-pilot-member table:name="12599" table:display="true" table:show-details="true"/>
                <table:data-pilot-member table:name="12604" table:display="true" table:show-details="true"/>
                <table:data-pilot-member table:name="12623" table:display="true" table:show-details="true"/>
                <table:data-pilot-member table:name="12625" table:display="true" table:show-details="true"/>
                <table:data-pilot-member table:name="12632" table:display="true" table:show-details="true"/>
                <table:data-pilot-member table:name="12633" table:display="true" table:show-details="true"/>
                <table:data-pilot-member table:name="12637" table:display="true" table:show-details="true"/>
                <table:data-pilot-member table:name="12647" table:display="true" table:show-details="true"/>
                <table:data-pilot-member table:name="12656" table:display="true" table:show-details="true"/>
                <table:data-pilot-member table:name="12663" table:display="true" table:show-details="true"/>
                <table:data-pilot-member table:name="12665" table:display="true" table:show-details="true"/>
                <table:data-pilot-member table:name="12668" table:display="true" table:show-details="true"/>
                <table:data-pilot-member table:name="12680" table:display="true" table:show-details="true"/>
                <table:data-pilot-member table:name="12684" table:display="true" table:show-details="true"/>
                <table:data-pilot-member table:name="12686" table:display="true" table:show-details="true"/>
                <table:data-pilot-member table:name="12699" table:display="true" table:show-details="true"/>
                <table:data-pilot-member table:name="12704" table:display="true" table:show-details="true"/>
                <table:data-pilot-member table:name="12710" table:display="true" table:show-details="true"/>
                <table:data-pilot-member table:name="12711" table:display="true" table:show-details="true"/>
                <table:data-pilot-member table:name="12712" table:display="true" table:show-details="true"/>
                <table:data-pilot-member table:name="12724" table:display="true" table:show-details="true"/>
                <table:data-pilot-member table:name="12726" table:display="true" table:show-details="true"/>
                <table:data-pilot-member table:name="12728" table:display="true" table:show-details="true"/>
                <table:data-pilot-member table:name="12745" table:display="true" table:show-details="true"/>
                <table:data-pilot-member table:name="12759" table:display="true" table:show-details="true"/>
                <table:data-pilot-member table:name="12763" table:display="true" table:show-details="true"/>
                <table:data-pilot-member table:name="12781" table:display="true" table:show-details="true"/>
                <table:data-pilot-member table:name="12782" table:display="true" table:show-details="true"/>
                <table:data-pilot-member table:name="12784" table:display="true" table:show-details="true"/>
                <table:data-pilot-member table:name="12788" table:display="true" table:show-details="true"/>
                <table:data-pilot-member table:name="12789" table:display="true" table:show-details="true"/>
                <table:data-pilot-member table:name="12800" table:display="true" table:show-details="true"/>
                <table:data-pilot-member table:name="12805" table:display="true" table:show-details="true"/>
                <table:data-pilot-member table:name="12821" table:display="true" table:show-details="true"/>
                <table:data-pilot-member table:name="12830" table:display="true" table:show-details="true"/>
                <table:data-pilot-member table:name="12833" table:display="true" table:show-details="true"/>
                <table:data-pilot-member table:name="12841" table:display="true" table:show-details="true"/>
                <table:data-pilot-member table:name="12843" table:display="true" table:show-details="true"/>
                <table:data-pilot-member table:name="12850" table:display="true" table:show-details="true"/>
                <table:data-pilot-member table:name="12851" table:display="true" table:show-details="true"/>
                <table:data-pilot-member table:name="12876" table:display="true" table:show-details="true"/>
                <table:data-pilot-member table:name="12903" table:display="true" table:show-details="true"/>
                <table:data-pilot-member table:name="12904" table:display="true" table:show-details="true"/>
                <table:data-pilot-member table:name="12928" table:display="true" table:show-details="true"/>
                <table:data-pilot-member table:name="12929" table:display="true" table:show-details="true"/>
                <table:data-pilot-member table:name="12945" table:display="true" table:show-details="true"/>
                <table:data-pilot-member table:name="12946" table:display="true" table:show-details="true"/>
                <table:data-pilot-member table:name="12953" table:display="true" table:show-details="true"/>
                <table:data-pilot-member table:name="12956" table:display="true" table:show-details="true"/>
                <table:data-pilot-member table:name="12961" table:display="true" table:show-details="true"/>
                <table:data-pilot-member table:name="12965" table:display="true" table:show-details="true"/>
                <table:data-pilot-member table:name="12988" table:display="true" table:show-details="true"/>
                <table:data-pilot-member table:name="13011" table:display="true" table:show-details="true"/>
                <table:data-pilot-member table:name="13022" table:display="true" table:show-details="true"/>
                <table:data-pilot-member table:name="13051" table:display="true" table:show-details="true"/>
                <table:data-pilot-member table:name="13071" table:display="true" table:show-details="true"/>
                <table:data-pilot-member table:name="13078" table:display="true" table:show-details="true"/>
                <table:data-pilot-member table:name="13081" table:display="true" table:show-details="true"/>
                <table:data-pilot-member table:name="13087" table:display="true" table:show-details="true"/>
                <table:data-pilot-member table:name="13105" table:display="true" table:show-details="true"/>
                <table:data-pilot-member table:name="13110" table:display="true" table:show-details="true"/>
                <table:data-pilot-member table:name="13113" table:display="true" table:show-details="true"/>
                <table:data-pilot-member table:name="13130" table:display="true" table:show-details="true"/>
                <table:data-pilot-member table:name="13138" table:display="true" table:show-details="true"/>
                <table:data-pilot-member table:name="13143" table:display="true" table:show-details="true"/>
                <table:data-pilot-member table:name="13144" table:display="true" table:show-details="true"/>
                <table:data-pilot-member table:name="13149" table:display="true" table:show-details="true"/>
                <table:data-pilot-member table:name="13158" table:display="true" table:show-details="true"/>
                <table:data-pilot-member table:name="13180" table:display="true" table:show-details="true"/>
                <table:data-pilot-member table:name="13198" table:display="true" table:show-details="true"/>
                <table:data-pilot-member table:name="13207" table:display="true" table:show-details="true"/>
                <table:data-pilot-member table:name="13230" table:display="true" table:show-details="true"/>
                <table:data-pilot-member table:name="13242" table:display="true" table:show-details="true"/>
                <table:data-pilot-member table:name="13246" table:display="true" table:show-details="true"/>
                <table:data-pilot-member table:name="13275" table:display="true" table:show-details="true"/>
                <table:data-pilot-member table:name="13279" table:display="true" table:show-details="true"/>
                <table:data-pilot-member table:name="13318" table:display="true" table:show-details="true"/>
                <table:data-pilot-member table:name="13320" table:display="true" table:show-details="true"/>
                <table:data-pilot-member table:name="13323" table:display="true" table:show-details="true"/>
                <table:data-pilot-member table:name="13334" table:display="true" table:show-details="true"/>
                <table:data-pilot-member table:name="13344" table:display="true" table:show-details="true"/>
                <table:data-pilot-member table:name="13349" table:display="true" table:show-details="true"/>
                <table:data-pilot-member table:name="13350" table:display="true" table:show-details="true"/>
                <table:data-pilot-member table:name="13352" table:display="true" table:show-details="true"/>
                <table:data-pilot-member table:name="13359" table:display="true" table:show-details="true"/>
                <table:data-pilot-member table:name="13363" table:display="true" table:show-details="true"/>
                <table:data-pilot-member table:name="13365" table:display="true" table:show-details="true"/>
                <table:data-pilot-member table:name="13374" table:display="true" table:show-details="true"/>
                <table:data-pilot-member table:name="13377" table:display="true" table:show-details="true"/>
                <table:data-pilot-member table:name="13388" table:display="true" table:show-details="true"/>
                <table:data-pilot-member table:name="13400" table:display="true" table:show-details="true"/>
                <table:data-pilot-member table:name="13401" table:display="true" table:show-details="true"/>
                <table:data-pilot-member table:name="13409" table:display="true" table:show-details="true"/>
                <table:data-pilot-member table:name="13415" table:display="true" table:show-details="true"/>
                <table:data-pilot-member table:name="13419" table:display="true" table:show-details="true"/>
                <table:data-pilot-member table:name="13420" table:display="true" table:show-details="true"/>
                <table:data-pilot-member table:name="13425" table:display="true" table:show-details="true"/>
                <table:data-pilot-member table:name="13429" table:display="true" table:show-details="true"/>
                <table:data-pilot-member table:name="13432" table:display="true" table:show-details="true"/>
                <table:data-pilot-member table:name="13433" table:display="true" table:show-details="true"/>
                <table:data-pilot-member table:name="13443" table:display="true" table:show-details="true"/>
                <table:data-pilot-member table:name="13445" table:display="true" table:show-details="true"/>
                <table:data-pilot-member table:name="13449" table:display="true" table:show-details="true"/>
                <table:data-pilot-member table:name="13452" table:display="true" table:show-details="true"/>
                <table:data-pilot-member table:name="13458" table:display="true" table:show-details="true"/>
                <table:data-pilot-member table:name="13479" table:display="true" table:show-details="true"/>
                <table:data-pilot-member table:name="13495" table:display="true" table:show-details="true"/>
                <table:data-pilot-member table:name="13510" table:display="true" table:show-details="true"/>
                <table:data-pilot-member table:name="13511" table:display="true" table:show-details="true"/>
                <table:data-pilot-member table:name="13515" table:display="true" table:show-details="true"/>
                <table:data-pilot-member table:name="13520" table:display="true" table:show-details="true"/>
                <table:data-pilot-member table:name="13521" table:display="true" table:show-details="true"/>
                <table:data-pilot-member table:name="13525" table:display="true" table:show-details="true"/>
                <table:data-pilot-member table:name="13535" table:display="true" table:show-details="true"/>
                <table:data-pilot-member table:name="13541" table:display="true" table:show-details="true"/>
                <table:data-pilot-member table:name="13548" table:display="true" table:show-details="true"/>
                <table:data-pilot-member table:name="13567" table:display="true" table:show-details="true"/>
                <table:data-pilot-member table:name="13596" table:display="true" table:show-details="true"/>
                <table:data-pilot-member table:name="13601" table:display="true" table:show-details="true"/>
                <table:data-pilot-member table:name="13604" table:display="true" table:show-details="true"/>
                <table:data-pilot-member table:name="13606" table:display="true" table:show-details="true"/>
                <table:data-pilot-member table:name="13617" table:display="true" table:show-details="true"/>
                <table:data-pilot-member table:name="13618" table:display="true" table:show-details="true"/>
                <table:data-pilot-member table:name="13629" table:display="true" table:show-details="true"/>
                <table:data-pilot-member table:name="13632" table:display="true" table:show-details="true"/>
                <table:data-pilot-member table:name="13653" table:display="true" table:show-details="true"/>
                <table:data-pilot-member table:name="13681" table:display="true" table:show-details="true"/>
                <table:data-pilot-member table:name="13682" table:display="true" table:show-details="true"/>
                <table:data-pilot-member table:name="13688" table:display="true" table:show-details="true"/>
                <table:data-pilot-member table:name="13699" table:display="true" table:show-details="true"/>
                <table:data-pilot-member table:name="13711" table:display="true" table:show-details="true"/>
                <table:data-pilot-member table:name="13717" table:display="true" table:show-details="true"/>
                <table:data-pilot-member table:name="13724" table:display="true" table:show-details="true"/>
                <table:data-pilot-member table:name="13726" table:display="true" table:show-details="true"/>
                <table:data-pilot-member table:name="13729" table:display="true" table:show-details="true"/>
                <table:data-pilot-member table:name="13735" table:display="true" table:show-details="true"/>
                <table:data-pilot-member table:name="13740" table:display="true" table:show-details="true"/>
                <table:data-pilot-member table:name="13747" table:display="true" table:show-details="true"/>
                <table:data-pilot-member table:name="13759" table:display="true" table:show-details="true"/>
                <table:data-pilot-member table:name="13769" table:display="true" table:show-details="true"/>
                <table:data-pilot-member table:name="13773" table:display="true" table:show-details="true"/>
                <table:data-pilot-member table:name="13779" table:display="true" table:show-details="true"/>
                <table:data-pilot-member table:name="13797" table:display="true" table:show-details="true"/>
                <table:data-pilot-member table:name="13805" table:display="true" table:show-details="true"/>
                <table:data-pilot-member table:name="13815" table:display="true" table:show-details="true"/>
                <table:data-pilot-member table:name="13833" table:display="true" table:show-details="true"/>
                <table:data-pilot-member table:name="13846" table:display="true" table:show-details="true"/>
                <table:data-pilot-member table:name="13858" table:display="true" table:show-details="true"/>
                <table:data-pilot-member table:name="13866" table:display="true" table:show-details="true"/>
                <table:data-pilot-member table:name="13881" table:display="true" table:show-details="true"/>
                <table:data-pilot-member table:name="13883" table:display="true" table:show-details="true"/>
                <table:data-pilot-member table:name="13894" table:display="true" table:show-details="true"/>
                <table:data-pilot-member table:name="13909" table:display="true" table:show-details="true"/>
                <table:data-pilot-member table:name="13914" table:display="true" table:show-details="true"/>
                <table:data-pilot-member table:name="13918" table:display="true" table:show-details="true"/>
                <table:data-pilot-member table:name="13932" table:display="true" table:show-details="true"/>
                <table:data-pilot-member table:name="13945" table:display="true" table:show-details="true"/>
                <table:data-pilot-member table:name="13973" table:display="true" table:show-details="true"/>
                <table:data-pilot-member table:name="13993" table:display="true" table:show-details="true"/>
                <table:data-pilot-member table:name="14025" table:display="true" table:show-details="true"/>
                <table:data-pilot-member table:name="14029" table:display="true" table:show-details="true"/>
                <table:data-pilot-member table:name="14038" table:display="true" table:show-details="true"/>
                <table:data-pilot-member table:name="14046" table:display="true" table:show-details="true"/>
                <table:data-pilot-member table:name="14055" table:display="true" table:show-details="true"/>
                <table:data-pilot-member table:name="14056" table:display="true" table:show-details="true"/>
                <table:data-pilot-member table:name="14058" table:display="true" table:show-details="true"/>
                <table:data-pilot-member table:name="14091" table:display="true" table:show-details="true"/>
                <table:data-pilot-member table:name="14096" table:display="true" table:show-details="true"/>
                <table:data-pilot-member table:name="14107" table:display="true" table:show-details="true"/>
                <table:data-pilot-member table:name="14125" table:display="true" table:show-details="true"/>
                <table:data-pilot-member table:name="14128" table:display="true" table:show-details="true"/>
                <table:data-pilot-member table:name="14137" table:display="true" table:show-details="true"/>
                <table:data-pilot-member table:name="14156" table:display="true" table:show-details="true"/>
                <table:data-pilot-member table:name="14164" table:display="true" table:show-details="true"/>
                <table:data-pilot-member table:name="14183" table:display="true" table:show-details="true"/>
                <table:data-pilot-member table:name="14192" table:display="true" table:show-details="true"/>
                <table:data-pilot-member table:name="14204" table:display="true" table:show-details="true"/>
                <table:data-pilot-member table:name="14207" table:display="true" table:show-details="true"/>
                <table:data-pilot-member table:name="14227" table:display="true" table:show-details="true"/>
                <table:data-pilot-member table:name="14235" table:display="true" table:show-details="true"/>
                <table:data-pilot-member table:name="14240" table:display="true" table:show-details="true"/>
                <table:data-pilot-member table:name="14242" table:display="true" table:show-details="true"/>
                <table:data-pilot-member table:name="14244" table:display="true" table:show-details="true"/>
                <table:data-pilot-member table:name="14261" table:display="true" table:show-details="true"/>
                <table:data-pilot-member table:name="14288" table:display="true" table:show-details="true"/>
                <table:data-pilot-member table:name="14306" table:display="true" table:show-details="true"/>
                <table:data-pilot-member table:name="14308" table:display="true" table:show-details="true"/>
                <table:data-pilot-member table:name="14315" table:display="true" table:show-details="true"/>
                <table:data-pilot-member table:name="14318" table:display="true" table:show-details="true"/>
                <table:data-pilot-member table:name="14323" table:display="true" table:show-details="true"/>
                <table:data-pilot-member table:name="14329" table:display="true" table:show-details="true"/>
                <table:data-pilot-member table:name="14346" table:display="true" table:show-details="true"/>
                <table:data-pilot-member table:name="14361" table:display="true" table:show-details="true"/>
                <table:data-pilot-member table:name="14372" table:display="true" table:show-details="true"/>
                <table:data-pilot-member table:name="14378" table:display="true" table:show-details="true"/>
                <table:data-pilot-member table:name="14380" table:display="true" table:show-details="true"/>
                <table:data-pilot-member table:name="14381" table:display="true" table:show-details="true"/>
                <table:data-pilot-member table:name="14389" table:display="true" table:show-details="true"/>
                <table:data-pilot-member table:name="14397" table:display="true" table:show-details="true"/>
                <table:data-pilot-member table:name="14399" table:display="true" table:show-details="true"/>
                <table:data-pilot-member table:name="14412" table:display="true" table:show-details="true"/>
                <table:data-pilot-member table:name="14423" table:display="true" table:show-details="true"/>
                <table:data-pilot-member table:name="14427" table:display="true" table:show-details="true"/>
                <table:data-pilot-member table:name="14441" table:display="true" table:show-details="true"/>
                <table:data-pilot-member table:name="14467" table:display="true" table:show-details="true"/>
                <table:data-pilot-member table:name="14471" table:display="true" table:show-details="true"/>
                <table:data-pilot-member table:name="14474" table:display="true" table:show-details="true"/>
                <table:data-pilot-member table:name="14484" table:display="true" table:show-details="true"/>
                <table:data-pilot-member table:name="14494" table:display="true" table:show-details="true"/>
                <table:data-pilot-member table:name="14496" table:display="true" table:show-details="true"/>
                <table:data-pilot-member table:name="14500" table:display="true" table:show-details="true"/>
                <table:data-pilot-member table:name="14501" table:display="true" table:show-details="true"/>
                <table:data-pilot-member table:name="14505" table:display="true" table:show-details="true"/>
                <table:data-pilot-member table:name="14510" table:display="true" table:show-details="true"/>
                <table:data-pilot-member table:name="14513" table:display="true" table:show-details="true"/>
                <table:data-pilot-member table:name="14522" table:display="true" table:show-details="true"/>
                <table:data-pilot-member table:name="14527" table:display="true" table:show-details="true"/>
                <table:data-pilot-member table:name="14561" table:display="true" table:show-details="true"/>
                <table:data-pilot-member table:name="14563" table:display="true" table:show-details="true"/>
                <table:data-pilot-member table:name="14572" table:display="true" table:show-details="true"/>
                <table:data-pilot-member table:name="14575" table:display="true" table:show-details="true"/>
                <table:data-pilot-member table:name="14578" table:display="true" table:show-details="true"/>
                <table:data-pilot-member table:name="14580" table:display="true" table:show-details="true"/>
                <table:data-pilot-member table:name="14601" table:display="true" table:show-details="true"/>
                <table:data-pilot-member table:name="14623" table:display="true" table:show-details="true"/>
                <table:data-pilot-member table:name="14635" table:display="true" table:show-details="true"/>
                <table:data-pilot-member table:name="14648" table:display="true" table:show-details="true"/>
                <table:data-pilot-member table:name="14668" table:display="true" table:show-details="true"/>
                <table:data-pilot-member table:name="14677" table:display="true" table:show-details="true"/>
                <table:data-pilot-member table:name="14694" table:display="true" table:show-details="true"/>
                <table:data-pilot-member table:name="14700" table:display="true" table:show-details="true"/>
                <table:data-pilot-member table:name="14701" table:display="true" table:show-details="true"/>
                <table:data-pilot-member table:name="14703" table:display="true" table:show-details="true"/>
                <table:data-pilot-member table:name="14725" table:display="true" table:show-details="true"/>
                <table:data-pilot-member table:name="14736" table:display="true" table:show-details="true"/>
                <table:data-pilot-member table:name="14750" table:display="true" table:show-details="true"/>
                <table:data-pilot-member table:name="14752" table:display="true" table:show-details="true"/>
                <table:data-pilot-member table:name="14756" table:display="true" table:show-details="true"/>
                <table:data-pilot-member table:name="14757" table:display="true" table:show-details="true"/>
                <table:data-pilot-member table:name="14765" table:display="true" table:show-details="true"/>
                <table:data-pilot-member table:name="14770" table:display="true" table:show-details="true"/>
                <table:data-pilot-member table:name="14771" table:display="true" table:show-details="true"/>
                <table:data-pilot-member table:name="14773" table:display="true" table:show-details="true"/>
                <table:data-pilot-member table:name="14782" table:display="true" table:show-details="true"/>
                <table:data-pilot-member table:name="14800" table:display="true" table:show-details="true"/>
                <table:data-pilot-member table:name="14843" table:display="true" table:show-details="true"/>
                <table:data-pilot-member table:name="14844" table:display="true" table:show-details="true"/>
                <table:data-pilot-member table:name="14847" table:display="true" table:show-details="true"/>
                <table:data-pilot-member table:name="14864" table:display="true" table:show-details="true"/>
                <table:data-pilot-member table:name="14867" table:display="true" table:show-details="true"/>
                <table:data-pilot-member table:name="14869" table:display="true" table:show-details="true"/>
                <table:data-pilot-member table:name="14873" table:display="true" table:show-details="true"/>
                <table:data-pilot-member table:name="14880" table:display="true" table:show-details="true"/>
                <table:data-pilot-member table:name="14883" table:display="true" table:show-details="true"/>
                <table:data-pilot-member table:name="14885" table:display="true" table:show-details="true"/>
                <table:data-pilot-member table:name="14893" table:display="true" table:show-details="true"/>
                <table:data-pilot-member table:name="14900" table:display="true" table:show-details="true"/>
                <table:data-pilot-member table:name="14906" table:display="true" table:show-details="true"/>
                <table:data-pilot-member table:name="14919" table:display="true" table:show-details="true"/>
                <table:data-pilot-member table:name="14921" table:display="true" table:show-details="true"/>
                <table:data-pilot-member table:name="14933" table:display="true" table:show-details="true"/>
                <table:data-pilot-member table:name="14938" table:display="true" table:show-details="true"/>
                <table:data-pilot-member table:name="14955" table:display="true" table:show-details="true"/>
                <table:data-pilot-member table:name="14968" table:display="true" table:show-details="true"/>
                <table:data-pilot-member table:name="14976" table:display="true" table:show-details="true"/>
                <table:data-pilot-member table:name="14981" table:display="true" table:show-details="true"/>
                <table:data-pilot-member table:name="14990" table:display="true" table:show-details="true"/>
                <table:data-pilot-member table:name="15016" table:display="true" table:show-details="true"/>
                <table:data-pilot-member table:name="15018" table:display="true" table:show-details="true"/>
                <table:data-pilot-member table:name="15038" table:display="true" table:show-details="true"/>
                <table:data-pilot-member table:name="15042" table:display="true" table:show-details="true"/>
                <table:data-pilot-member table:name="15043" table:display="true" table:show-details="true"/>
                <table:data-pilot-member table:name="15047" table:display="true" table:show-details="true"/>
                <table:data-pilot-member table:name="15057" table:display="true" table:show-details="true"/>
                <table:data-pilot-member table:name="15059" table:display="true" table:show-details="true"/>
                <table:data-pilot-member table:name="15061" table:display="true" table:show-details="true"/>
                <table:data-pilot-member table:name="15068" table:display="true" table:show-details="true"/>
                <table:data-pilot-member table:name="15079" table:display="true" table:show-details="true"/>
                <table:data-pilot-member table:name="15087" table:display="true" table:show-details="true"/>
                <table:data-pilot-member table:name="15092" table:display="true" table:show-details="true"/>
                <table:data-pilot-member table:name="15095" table:display="true" table:show-details="true"/>
                <table:data-pilot-member table:name="15113" table:display="true" table:show-details="true"/>
                <table:data-pilot-member table:name="15118" table:display="true" table:show-details="true"/>
                <table:data-pilot-member table:name="15122" table:display="true" table:show-details="true"/>
                <table:data-pilot-member table:name="15130" table:display="true" table:show-details="true"/>
                <table:data-pilot-member table:name="15142" table:display="true" table:show-details="true"/>
                <table:data-pilot-member table:name="15145" table:display="true" table:show-details="true"/>
                <table:data-pilot-member table:name="15150" table:display="true" table:show-details="true"/>
                <table:data-pilot-member table:name="15157" table:display="true" table:show-details="true"/>
                <table:data-pilot-member table:name="15165" table:display="true" table:show-details="true"/>
                <table:data-pilot-member table:name="15199" table:display="true" table:show-details="true"/>
                <table:data-pilot-member table:name="15203" table:display="true" table:show-details="true"/>
                <table:data-pilot-member table:name="15212" table:display="true" table:show-details="true"/>
                <table:data-pilot-member table:name="15240" table:display="true" table:show-details="true"/>
                <table:data-pilot-member table:name="15265" table:display="true" table:show-details="true"/>
                <table:data-pilot-member table:name="15284" table:display="true" table:show-details="true"/>
                <table:data-pilot-member table:name="15300" table:display="true" table:show-details="true"/>
                <table:data-pilot-member table:name="15304" table:display="true" table:show-details="true"/>
                <table:data-pilot-member table:name="15307" table:display="true" table:show-details="true"/>
                <table:data-pilot-member table:name="15315" table:display="true" table:show-details="true"/>
                <table:data-pilot-member table:name="15319" table:display="true" table:show-details="true"/>
                <table:data-pilot-member table:name="15323" table:display="true" table:show-details="true"/>
                <table:data-pilot-member table:name="15329" table:display="true" table:show-details="true"/>
                <table:data-pilot-member table:name="15330" table:display="true" table:show-details="true"/>
                <table:data-pilot-member table:name="15346" table:display="true" table:show-details="true"/>
                <table:data-pilot-member table:name="15348" table:display="true" table:show-details="true"/>
                <table:data-pilot-member table:name="15368" table:display="true" table:show-details="true"/>
                <table:data-pilot-member table:name="15382" table:display="true" table:show-details="true"/>
                <table:data-pilot-member table:name="15387" table:display="true" table:show-details="true"/>
                <table:data-pilot-member table:name="15393" table:display="true" table:show-details="true"/>
                <table:data-pilot-member table:name="15397" table:display="true" table:show-details="true"/>
                <table:data-pilot-member table:name="15399" table:display="true" table:show-details="true"/>
                <table:data-pilot-member table:name="15420" table:display="true" table:show-details="true"/>
                <table:data-pilot-member table:name="15442" table:display="true" table:show-details="true"/>
                <table:data-pilot-member table:name="15465" table:display="true" table:show-details="true"/>
                <table:data-pilot-member table:name="15466" table:display="true" table:show-details="true"/>
                <table:data-pilot-member table:name="15471" table:display="true" table:show-details="true"/>
                <table:data-pilot-member table:name="15475" table:display="true" table:show-details="true"/>
                <table:data-pilot-member table:name="15479" table:display="true" table:show-details="true"/>
                <table:data-pilot-member table:name="15484" table:display="true" table:show-details="true"/>
                <table:data-pilot-member table:name="15492" table:display="true" table:show-details="true"/>
                <table:data-pilot-member table:name="15497" table:display="true" table:show-details="true"/>
                <table:data-pilot-member table:name="15517" table:display="true" table:show-details="true"/>
                <table:data-pilot-member table:name="15523" table:display="true" table:show-details="true"/>
                <table:data-pilot-member table:name="15525" table:display="true" table:show-details="true"/>
                <table:data-pilot-member table:name="15555" table:display="true" table:show-details="true"/>
                <table:data-pilot-member table:name="15558" table:display="true" table:show-details="true"/>
                <table:data-pilot-member table:name="15574" table:display="true" table:show-details="true"/>
                <table:data-pilot-member table:name="15575" table:display="true" table:show-details="true"/>
                <table:data-pilot-member table:name="15583" table:display="true" table:show-details="true"/>
                <table:data-pilot-member table:name="15600" table:display="true" table:show-details="true"/>
                <table:data-pilot-member table:name="15608" table:display="true" table:show-details="true"/>
                <table:data-pilot-member table:name="15611" table:display="true" table:show-details="true"/>
                <table:data-pilot-member table:name="15613" table:display="true" table:show-details="true"/>
                <table:data-pilot-member table:name="15619" table:display="true" table:show-details="true"/>
                <table:data-pilot-member table:name="15623" table:display="true" table:show-details="true"/>
                <table:data-pilot-member table:name="15624" table:display="true" table:show-details="true"/>
                <table:data-pilot-member table:name="15632" table:display="true" table:show-details="true"/>
                <table:data-pilot-member table:name="15658" table:display="true" table:show-details="true"/>
                <table:data-pilot-member table:name="15661" table:display="true" table:show-details="true"/>
                <table:data-pilot-member table:name="15662" table:display="true" table:show-details="true"/>
                <table:data-pilot-member table:name="15669" table:display="true" table:show-details="true"/>
                <table:data-pilot-member table:name="15670" table:display="true" table:show-details="true"/>
                <table:data-pilot-member table:name="15672" table:display="true" table:show-details="true"/>
                <table:data-pilot-member table:name="15684" table:display="true" table:show-details="true"/>
                <table:data-pilot-member table:name="15693" table:display="true" table:show-details="true"/>
                <table:data-pilot-member table:name="15696" table:display="true" table:show-details="true"/>
                <table:data-pilot-member table:name="15705" table:display="true" table:show-details="true"/>
                <table:data-pilot-member table:name="15718" table:display="true" table:show-details="true"/>
                <table:data-pilot-member table:name="15720" table:display="true" table:show-details="true"/>
                <table:data-pilot-member table:name="15731" table:display="true" table:show-details="true"/>
                <table:data-pilot-member table:name="15746" table:display="true" table:show-details="true"/>
                <table:data-pilot-member table:name="15759" table:display="true" table:show-details="true"/>
                <table:data-pilot-member table:name="15761" table:display="true" table:show-details="true"/>
                <table:data-pilot-member table:name="15771" table:display="true" table:show-details="true"/>
                <table:data-pilot-member table:name="15788" table:display="true" table:show-details="true"/>
                <table:data-pilot-member table:name="15794" table:display="true" table:show-details="true"/>
                <table:data-pilot-member table:name="15812" table:display="true" table:show-details="true"/>
                <table:data-pilot-member table:name="15828" table:display="true" table:show-details="true"/>
                <table:data-pilot-member table:name="15839" table:display="true" table:show-details="true"/>
                <table:data-pilot-member table:name="15866" table:display="true" table:show-details="true"/>
                <table:data-pilot-member table:name="15872" table:display="true" table:show-details="true"/>
                <table:data-pilot-member table:name="15881" table:display="true" table:show-details="true"/>
                <table:data-pilot-member table:name="15883" table:display="true" table:show-details="true"/>
                <table:data-pilot-member table:name="15887" table:display="true" table:show-details="true"/>
                <table:data-pilot-member table:name="15893" table:display="true" table:show-details="true"/>
                <table:data-pilot-member table:name="15897" table:display="true" table:show-details="true"/>
                <table:data-pilot-member table:name="15898" table:display="true" table:show-details="true"/>
                <table:data-pilot-member table:name="15908" table:display="true" table:show-details="true"/>
                <table:data-pilot-member table:name="15919" table:display="true" table:show-details="true"/>
                <table:data-pilot-member table:name="15923" table:display="true" table:show-details="true"/>
                <table:data-pilot-member table:name="15929" table:display="true" table:show-details="true"/>
                <table:data-pilot-member table:name="15942" table:display="true" table:show-details="true"/>
                <table:data-pilot-member table:name="15952" table:display="true" table:show-details="true"/>
                <table:data-pilot-member table:name="15963" table:display="true" table:show-details="true"/>
                <table:data-pilot-member table:name="15974" table:display="true" table:show-details="true"/>
                <table:data-pilot-member table:name="15982" table:display="true" table:show-details="true"/>
                <table:data-pilot-member table:name="15983" table:display="true" table:show-details="true"/>
                <table:data-pilot-member table:name="15986" table:display="true" table:show-details="true"/>
                <table:data-pilot-member table:name="15997" table:display="true" table:show-details="true"/>
                <table:data-pilot-member table:name="16000" table:display="true" table:show-details="true"/>
                <table:data-pilot-member table:name="16005" table:display="true" table:show-details="true"/>
                <table:data-pilot-member table:name="16013" table:display="true" table:show-details="true"/>
                <table:data-pilot-member table:name="16017" table:display="true" table:show-details="true"/>
                <table:data-pilot-member table:name="16023" table:display="true" table:show-details="true"/>
                <table:data-pilot-member table:name="16029" table:display="true" table:show-details="true"/>
                <table:data-pilot-member table:name="16043" table:display="true" table:show-details="true"/>
                <table:data-pilot-member table:name="16050" table:display="true" table:show-details="true"/>
                <table:data-pilot-member table:name="16055" table:display="true" table:show-details="true"/>
                <table:data-pilot-member table:name="16057" table:display="true" table:show-details="true"/>
                <table:data-pilot-member table:name="16058" table:display="true" table:show-details="true"/>
                <table:data-pilot-member table:name="16060" table:display="true" table:show-details="true"/>
                <table:data-pilot-member table:name="16067" table:display="true" table:show-details="true"/>
                <table:data-pilot-member table:name="16075" table:display="true" table:show-details="true"/>
                <table:data-pilot-member table:name="16095" table:display="true" table:show-details="true"/>
                <table:data-pilot-member table:name="16098" table:display="true" table:show-details="true"/>
                <table:data-pilot-member table:name="16111" table:display="true" table:show-details="true"/>
                <table:data-pilot-member table:name="16115" table:display="true" table:show-details="true"/>
                <table:data-pilot-member table:name="16119" table:display="true" table:show-details="true"/>
                <table:data-pilot-member table:name="16129" table:display="true" table:show-details="true"/>
                <table:data-pilot-member table:name="16137" table:display="true" table:show-details="true"/>
                <table:data-pilot-member table:name="16138" table:display="true" table:show-details="true"/>
                <table:data-pilot-member table:name="16150" table:display="true" table:show-details="true"/>
                <table:data-pilot-member table:name="16158" table:display="true" table:show-details="true"/>
                <table:data-pilot-member table:name="16172" table:display="true" table:show-details="true"/>
                <table:data-pilot-member table:name="16176" table:display="true" table:show-details="true"/>
                <table:data-pilot-member table:name="16185" table:display="true" table:show-details="true"/>
                <table:data-pilot-member table:name="16195" table:display="true" table:show-details="true"/>
                <table:data-pilot-member table:name="16197" table:display="true" table:show-details="true"/>
                <table:data-pilot-member table:name="16201" table:display="true" table:show-details="true"/>
                <table:data-pilot-member table:name="16208" table:display="true" table:show-details="true"/>
                <table:data-pilot-member table:name="16209" table:display="true" table:show-details="true"/>
                <table:data-pilot-member table:name="16212" table:display="true" table:show-details="true"/>
                <table:data-pilot-member table:name="16215" table:display="true" table:show-details="true"/>
                <table:data-pilot-member table:name="16226" table:display="true" table:show-details="true"/>
                <table:data-pilot-member table:name="16233" table:display="true" table:show-details="true"/>
                <table:data-pilot-member table:name="16236" table:display="true" table:show-details="true"/>
                <table:data-pilot-member table:name="16259" table:display="true" table:show-details="true"/>
                <table:data-pilot-member table:name="16274" table:display="true" table:show-details="true"/>
                <table:data-pilot-member table:name="16279" table:display="true" table:show-details="true"/>
                <table:data-pilot-member table:name="16282" table:display="true" table:show-details="true"/>
                <table:data-pilot-member table:name="16293" table:display="true" table:show-details="true"/>
                <table:data-pilot-member table:name="16309" table:display="true" table:show-details="true"/>
                <table:data-pilot-member table:name="16332" table:display="true" table:show-details="true"/>
                <table:data-pilot-member table:name="16336" table:display="true" table:show-details="true"/>
                <table:data-pilot-member table:name="16366" table:display="true" table:show-details="true"/>
                <table:data-pilot-member table:name="16368" table:display="true" table:show-details="true"/>
                <table:data-pilot-member table:name="16371" table:display="true" table:show-details="true"/>
                <table:data-pilot-member table:name="16406" table:display="true" table:show-details="true"/>
                <table:data-pilot-member table:name="16421" table:display="true" table:show-details="true"/>
                <table:data-pilot-member table:name="16445" table:display="true" table:show-details="true"/>
                <table:data-pilot-member table:name="16457" table:display="true" table:show-details="true"/>
                <table:data-pilot-member table:name="16459" table:display="true" table:show-details="true"/>
                <table:data-pilot-member table:name="16463" table:display="true" table:show-details="true"/>
                <table:data-pilot-member table:name="16464" table:display="true" table:show-details="true"/>
                <table:data-pilot-member table:name="16465" table:display="true" table:show-details="true"/>
                <table:data-pilot-member table:name="16477" table:display="true" table:show-details="true"/>
                <table:data-pilot-member table:name="16479" table:display="true" table:show-details="true"/>
                <table:data-pilot-member table:name="16484" table:display="true" table:show-details="true"/>
                <table:data-pilot-member table:name="16491" table:display="true" table:show-details="true"/>
                <table:data-pilot-member table:name="16498" table:display="true" table:show-details="true"/>
                <table:data-pilot-member table:name="16502" table:display="true" table:show-details="true"/>
                <table:data-pilot-member table:name="16508" table:display="true" table:show-details="true"/>
                <table:data-pilot-member table:name="16540" table:display="true" table:show-details="true"/>
                <table:data-pilot-member table:name="16541" table:display="true" table:show-details="true"/>
                <table:data-pilot-member table:name="16545" table:display="true" table:show-details="true"/>
                <table:data-pilot-member table:name="16564" table:display="true" table:show-details="true"/>
                <table:data-pilot-member table:name="16574" table:display="true" table:show-details="true"/>
                <table:data-pilot-member table:name="16589" table:display="true" table:show-details="true"/>
                <table:data-pilot-member table:name="16597" table:display="true" table:show-details="true"/>
                <table:data-pilot-member table:name="16602" table:display="true" table:show-details="true"/>
                <table:data-pilot-member table:name="16606" table:display="true" table:show-details="true"/>
                <table:data-pilot-member table:name="16615" table:display="true" table:show-details="true"/>
                <table:data-pilot-member table:name="16623" table:display="true" table:show-details="true"/>
                <table:data-pilot-member table:name="16650" table:display="true" table:show-details="true"/>
                <table:data-pilot-member table:name="16656" table:display="true" table:show-details="true"/>
                <table:data-pilot-member table:name="16659" table:display="true" table:show-details="true"/>
                <table:data-pilot-member table:name="16668" table:display="true" table:show-details="true"/>
                <table:data-pilot-member table:name="16682" table:display="true" table:show-details="true"/>
                <table:data-pilot-member table:name="16683" table:display="true" table:show-details="true"/>
                <table:data-pilot-member table:name="16685" table:display="true" table:show-details="true"/>
                <table:data-pilot-member table:name="16689" table:display="true" table:show-details="true"/>
                <table:data-pilot-member table:name="16727" table:display="true" table:show-details="true"/>
                <table:data-pilot-member table:name="16747" table:display="true" table:show-details="true"/>
                <table:data-pilot-member table:name="16752" table:display="true" table:show-details="true"/>
                <table:data-pilot-member table:name="16771" table:display="true" table:show-details="true"/>
                <table:data-pilot-member table:name="16773" table:display="true" table:show-details="true"/>
                <table:data-pilot-member table:name="16790" table:display="true" table:show-details="true"/>
                <table:data-pilot-member table:name="16799" table:display="true" table:show-details="true"/>
                <table:data-pilot-member table:name="16802" table:display="true" table:show-details="true"/>
                <table:data-pilot-member table:name="16812" table:display="true" table:show-details="true"/>
                <table:data-pilot-member table:name="16821" table:display="true" table:show-details="true"/>
                <table:data-pilot-member table:name="16824" table:display="true" table:show-details="true"/>
                <table:data-pilot-member table:name="16834" table:display="true" table:show-details="true"/>
                <table:data-pilot-member table:name="16844" table:display="true" table:show-details="true"/>
                <table:data-pilot-member table:name="16854" table:display="true" table:show-details="true"/>
                <table:data-pilot-member table:name="16860" table:display="true" table:show-details="true"/>
                <table:data-pilot-member table:name="16863" table:display="true" table:show-details="true"/>
                <table:data-pilot-member table:name="16869" table:display="true" table:show-details="true"/>
                <table:data-pilot-member table:name="16872" table:display="true" table:show-details="true"/>
                <table:data-pilot-member table:name="16877" table:display="true" table:show-details="true"/>
                <table:data-pilot-member table:name="16880" table:display="true" table:show-details="true"/>
                <table:data-pilot-member table:name="16890" table:display="true" table:show-details="true"/>
                <table:data-pilot-member table:name="16903" table:display="true" table:show-details="true"/>
                <table:data-pilot-member table:name="16919" table:display="true" table:show-details="true"/>
                <table:data-pilot-member table:name="16921" table:display="true" table:show-details="true"/>
                <table:data-pilot-member table:name="16926" table:display="true" table:show-details="true"/>
                <table:data-pilot-member table:name="16941" table:display="true" table:show-details="true"/>
                <table:data-pilot-member table:name="16947" table:display="true" table:show-details="true"/>
                <table:data-pilot-member table:name="16952" table:display="true" table:show-details="true"/>
                <table:data-pilot-member table:name="16958" table:display="true" table:show-details="true"/>
                <table:data-pilot-member table:name="16978" table:display="true" table:show-details="true"/>
                <table:data-pilot-member table:name="16986" table:display="true" table:show-details="true"/>
                <table:data-pilot-member table:name="17001" table:display="true" table:show-details="true"/>
                <table:data-pilot-member table:name="17004" table:display="true" table:show-details="true"/>
                <table:data-pilot-member table:name="17016" table:display="true" table:show-details="true"/>
                <table:data-pilot-member table:name="17022" table:display="true" table:show-details="true"/>
                <table:data-pilot-member table:name="17030" table:display="true" table:show-details="true"/>
                <table:data-pilot-member table:name="17037" table:display="true" table:show-details="true"/>
                <table:data-pilot-member table:name="17050" table:display="true" table:show-details="true"/>
                <table:data-pilot-member table:name="17055" table:display="true" table:show-details="true"/>
                <table:data-pilot-member table:name="17069" table:display="true" table:show-details="true"/>
                <table:data-pilot-member table:name="17073" table:display="true" table:show-details="true"/>
                <table:data-pilot-member table:name="17087" table:display="true" table:show-details="true"/>
                <table:data-pilot-member table:name="17091" table:display="true" table:show-details="true"/>
                <table:data-pilot-member table:name="17092" table:display="true" table:show-details="true"/>
                <table:data-pilot-member table:name="17096" table:display="true" table:show-details="true"/>
                <table:data-pilot-member table:name="17098" table:display="true" table:show-details="true"/>
                <table:data-pilot-member table:name="17104" table:display="true" table:show-details="true"/>
                <table:data-pilot-member table:name="17119" table:display="true" table:show-details="true"/>
                <table:data-pilot-member table:name="17123" table:display="true" table:show-details="true"/>
                <table:data-pilot-member table:name="17132" table:display="true" table:show-details="true"/>
                <table:data-pilot-member table:name="17140" table:display="true" table:show-details="true"/>
                <table:data-pilot-member table:name="17142" table:display="true" table:show-details="true"/>
                <table:data-pilot-member table:name="17144" table:display="true" table:show-details="true"/>
                <table:data-pilot-member table:name="17153" table:display="true" table:show-details="true"/>
                <table:data-pilot-member table:name="17175" table:display="true" table:show-details="true"/>
                <table:data-pilot-member table:name="17195" table:display="true" table:show-details="true"/>
                <table:data-pilot-member table:name="17211" table:display="true" table:show-details="true"/>
                <table:data-pilot-member table:name="17215" table:display="true" table:show-details="true"/>
                <table:data-pilot-member table:name="17226" table:display="true" table:show-details="true"/>
                <table:data-pilot-member table:name="17236" table:display="true" table:show-details="true"/>
                <table:data-pilot-member table:name="17237" table:display="true" table:show-details="true"/>
                <table:data-pilot-member table:name="17250" table:display="true" table:show-details="true"/>
                <table:data-pilot-member table:name="17252" table:display="true" table:show-details="true"/>
                <table:data-pilot-member table:name="17259" table:display="true" table:show-details="true"/>
                <table:data-pilot-member table:name="17266" table:display="true" table:show-details="true"/>
                <table:data-pilot-member table:name="17268" table:display="true" table:show-details="true"/>
                <table:data-pilot-member table:name="17269" table:display="true" table:show-details="true"/>
                <table:data-pilot-member table:name="17275" table:display="true" table:show-details="true"/>
                <table:data-pilot-member table:name="17283" table:display="true" table:show-details="true"/>
                <table:data-pilot-member table:name="17285" table:display="true" table:show-details="true"/>
                <table:data-pilot-member table:name="17295" table:display="true" table:show-details="true"/>
                <table:data-pilot-member table:name="17314" table:display="true" table:show-details="true"/>
                <table:data-pilot-member table:name="17320" table:display="true" table:show-details="true"/>
                <table:data-pilot-member table:name="17323" table:display="true" table:show-details="true"/>
                <table:data-pilot-member table:name="17330" table:display="true" table:show-details="true"/>
                <table:data-pilot-member table:name="17335" table:display="true" table:show-details="true"/>
                <table:data-pilot-member table:name="17336" table:display="true" table:show-details="true"/>
                <table:data-pilot-member table:name="17337" table:display="true" table:show-details="true"/>
                <table:data-pilot-member table:name="17340" table:display="true" table:show-details="true"/>
                <table:data-pilot-member table:name="17344" table:display="true" table:show-details="true"/>
                <table:data-pilot-member table:name="17374" table:display="true" table:show-details="true"/>
                <table:data-pilot-member table:name="17387" table:display="true" table:show-details="true"/>
                <table:data-pilot-member table:name="17394" table:display="true" table:show-details="true"/>
                <table:data-pilot-member table:name="17396" table:display="true" table:show-details="true"/>
                <table:data-pilot-member table:name="17403" table:display="true" table:show-details="true"/>
                <table:data-pilot-member table:name="17408" table:display="true" table:show-details="true"/>
                <table:data-pilot-member table:name="17415" table:display="true" table:show-details="true"/>
                <table:data-pilot-member table:name="17418" table:display="true" table:show-details="true"/>
                <table:data-pilot-member table:name="17444" table:display="true" table:show-details="true"/>
                <table:data-pilot-member table:name="17448" table:display="true" table:show-details="true"/>
                <table:data-pilot-member table:name="17449" table:display="true" table:show-details="true"/>
                <table:data-pilot-member table:name="17456" table:display="true" table:show-details="true"/>
                <table:data-pilot-member table:name="17466" table:display="true" table:show-details="true"/>
                <table:data-pilot-member table:name="17468" table:display="true" table:show-details="true"/>
                <table:data-pilot-member table:name="17479" table:display="true" table:show-details="true"/>
                <table:data-pilot-member table:name="17485" table:display="true" table:show-details="true"/>
                <table:data-pilot-member table:name="17489" table:display="true" table:show-details="true"/>
                <table:data-pilot-member table:name="17495" table:display="true" table:show-details="true"/>
                <table:data-pilot-member table:name="17502" table:display="true" table:show-details="true"/>
                <table:data-pilot-member table:name="17522" table:display="true" table:show-details="true"/>
                <table:data-pilot-member table:name="17524" table:display="true" table:show-details="true"/>
                <table:data-pilot-member table:name="17530" table:display="true" table:show-details="true"/>
                <table:data-pilot-member table:name="17537" table:display="true" table:show-details="true"/>
                <table:data-pilot-member table:name="17569" table:display="true" table:show-details="true"/>
                <table:data-pilot-member table:name="17573" table:display="true" table:show-details="true"/>
                <table:data-pilot-member table:name="17578" table:display="true" table:show-details="true"/>
                <table:data-pilot-member table:name="17581" table:display="true" table:show-details="true"/>
                <table:data-pilot-member table:name="17590" table:display="true" table:show-details="true"/>
                <table:data-pilot-member table:name="17604" table:display="true" table:show-details="true"/>
                <table:data-pilot-member table:name="17611" table:display="true" table:show-details="true"/>
                <table:data-pilot-member table:name="17642" table:display="true" table:show-details="true"/>
                <table:data-pilot-member table:name="17647" table:display="true" table:show-details="true"/>
                <table:data-pilot-member table:name="17649" table:display="true" table:show-details="true"/>
                <table:data-pilot-member table:name="17650" table:display="true" table:show-details="true"/>
                <table:data-pilot-member table:name="17653" table:display="true" table:show-details="true"/>
                <table:data-pilot-member table:name="17656" table:display="true" table:show-details="true"/>
                <table:data-pilot-member table:name="17660" table:display="true" table:show-details="true"/>
                <table:data-pilot-member table:name="17661" table:display="true" table:show-details="true"/>
                <table:data-pilot-member table:name="17677" table:display="true" table:show-details="true"/>
                <table:data-pilot-member table:name="17680" table:display="true" table:show-details="true"/>
                <table:data-pilot-member table:name="17682" table:display="true" table:show-details="true"/>
                <table:data-pilot-member table:name="17690" table:display="true" table:show-details="true"/>
                <table:data-pilot-member table:name="17695" table:display="true" table:show-details="true"/>
                <table:data-pilot-member table:name="17716" table:display="true" table:show-details="true"/>
                <table:data-pilot-member table:name="17724" table:display="true" table:show-details="true"/>
                <table:data-pilot-member table:name="17735" table:display="true" table:show-details="true"/>
                <table:data-pilot-member table:name="17742" table:display="true" table:show-details="true"/>
                <table:data-pilot-member table:name="17747" table:display="true" table:show-details="true"/>
                <table:data-pilot-member table:name="17762" table:display="true" table:show-details="true"/>
                <table:data-pilot-member table:name="17773" table:display="true" table:show-details="true"/>
                <table:data-pilot-member table:name="17783" table:display="true" table:show-details="true"/>
                <table:data-pilot-member table:name="17792" table:display="true" table:show-details="true"/>
                <table:data-pilot-member table:name="17796" table:display="true" table:show-details="true"/>
                <table:data-pilot-member table:name="17800" table:display="true" table:show-details="true"/>
                <table:data-pilot-member table:name="17801" table:display="true" table:show-details="true"/>
                <table:data-pilot-member table:name="17805" table:display="true" table:show-details="true"/>
                <table:data-pilot-member table:name="17826" table:display="true" table:show-details="true"/>
                <table:data-pilot-member table:name="17863" table:display="true" table:show-details="true"/>
                <table:data-pilot-member table:name="17869" table:display="true" table:show-details="true"/>
                <table:data-pilot-member table:name="17874" table:display="true" table:show-details="true"/>
                <table:data-pilot-member table:name="17886" table:display="true" table:show-details="true"/>
                <table:data-pilot-member table:name="17888" table:display="true" table:show-details="true"/>
                <table:data-pilot-member table:name="17892" table:display="true" table:show-details="true"/>
                <table:data-pilot-member table:name="17893" table:display="true" table:show-details="true"/>
                <table:data-pilot-member table:name="17915" table:display="true" table:show-details="true"/>
                <table:data-pilot-member table:name="17939" table:display="true" table:show-details="true"/>
                <table:data-pilot-member table:name="17940" table:display="true" table:show-details="true"/>
                <table:data-pilot-member table:name="17945" table:display="true" table:show-details="true"/>
                <table:data-pilot-member table:name="17947" table:display="true" table:show-details="true"/>
                <table:data-pilot-member table:name="17949" table:display="true" table:show-details="true"/>
                <table:data-pilot-member table:name="17950" table:display="true" table:show-details="true"/>
                <table:data-pilot-member table:name="17954" table:display="true" table:show-details="true"/>
                <table:data-pilot-member table:name="17979" table:display="true" table:show-details="true"/>
                <table:data-pilot-member table:name="17984" table:display="true" table:show-details="true"/>
                <table:data-pilot-member table:name="17988" table:display="true" table:show-details="true"/>
                <table:data-pilot-member table:name="17993" table:display="true" table:show-details="true"/>
                <table:data-pilot-member table:name="17994" table:display="true" table:show-details="true"/>
                <table:data-pilot-member table:name="18003" table:display="true" table:show-details="true"/>
                <table:data-pilot-member table:name="18005" table:display="true" table:show-details="true"/>
                <table:data-pilot-member table:name="18027" table:display="true" table:show-details="true"/>
                <table:data-pilot-member table:name="18040" table:display="true" table:show-details="true"/>
                <table:data-pilot-member table:name="18056" table:display="true" table:show-details="true"/>
                <table:data-pilot-member table:name="18073" table:display="true" table:show-details="true"/>
                <table:data-pilot-member table:name="18077" table:display="true" table:show-details="true"/>
                <table:data-pilot-member table:name="18078" table:display="true" table:show-details="true"/>
                <table:data-pilot-member table:name="18079" table:display="true" table:show-details="true"/>
                <table:data-pilot-member table:name="18093" table:display="true" table:show-details="true"/>
                <table:data-pilot-member table:name="18108" table:display="true" table:show-details="true"/>
                <table:data-pilot-member table:name="18119" table:display="true" table:show-details="true"/>
                <table:data-pilot-member table:name="18129" table:display="true" table:show-details="true"/>
                <table:data-pilot-member table:name="18131" table:display="true" table:show-details="true"/>
                <table:data-pilot-member table:name="18159" table:display="true" table:show-details="true"/>
                <table:data-pilot-member table:name="18161" table:display="true" table:show-details="true"/>
                <table:data-pilot-member table:name="18175" table:display="true" table:show-details="true"/>
                <table:data-pilot-member table:name="18198" table:display="true" table:show-details="true"/>
                <table:data-pilot-member table:name="18199" table:display="true" table:show-details="true"/>
                <table:data-pilot-member table:name="18210" table:display="true" table:show-details="true"/>
                <table:data-pilot-member table:name="18213" table:display="true" table:show-details="true"/>
                <table:data-pilot-member table:name="18231" table:display="true" table:show-details="true"/>
                <table:data-pilot-member table:name="18237" table:display="true" table:show-details="true"/>
                <table:data-pilot-member table:name="18259" table:display="true" table:show-details="true"/>
                <table:data-pilot-member table:name="18276" table:display="true" table:show-details="true"/>
                <table:data-pilot-member table:name="18282" table:display="true" table:show-details="true"/>
                <table:data-pilot-member table:name="18287" table:display="true" table:show-details="true"/>
                <table:data-pilot-member table:name="18298" table:display="true" table:show-details="true"/>
                <table:data-pilot-member table:name="18301" table:display="true" table:show-details="true"/>
                <table:data-pilot-member table:name="18302" table:display="true" table:show-details="true"/>
                <table:data-pilot-member table:name="18305" table:display="true" table:show-details="true"/>
                <table:data-pilot-member table:name="18306" table:display="true" table:show-details="true"/>
                <table:data-pilot-member table:name="18307" table:display="true" table:show-details="true"/>
                <table:data-pilot-member table:name="18308" table:display="true" table:show-details="true"/>
                <table:data-pilot-member table:name="18310" table:display="true" table:show-details="true"/>
                <table:data-pilot-member table:name="18315" table:display="true" table:show-details="true"/>
                <table:data-pilot-member table:name="18332" table:display="true" table:show-details="true"/>
                <table:data-pilot-member table:name="18342" table:display="true" table:show-details="true"/>
                <table:data-pilot-member table:name="18344" table:display="true" table:show-details="true"/>
                <table:data-pilot-member table:name="18356" table:display="true" table:show-details="true"/>
                <table:data-pilot-member table:name="18360" table:display="true" table:show-details="true"/>
                <table:data-pilot-member table:name="18364" table:display="true" table:show-details="true"/>
                <table:data-pilot-member table:name="18371" table:display="true" table:show-details="true"/>
                <table:data-pilot-member table:name="18372" table:display="true" table:show-details="true"/>
                <table:data-pilot-member table:name="18385" table:display="true" table:show-details="true"/>
                <table:data-pilot-member table:name="18404" table:display="true" table:show-details="true"/>
                <table:data-pilot-member table:name="18407" table:display="true" table:show-details="true"/>
                <table:data-pilot-member table:name="18437" table:display="true" table:show-details="true"/>
                <table:data-pilot-member table:name="18443" table:display="true" table:show-details="true"/>
                <table:data-pilot-member table:name="18444" table:display="true" table:show-details="true"/>
                <table:data-pilot-member table:name="18450" table:display="true" table:show-details="true"/>
                <table:data-pilot-member table:name="18469" table:display="true" table:show-details="true"/>
                <table:data-pilot-member table:name="18471" table:display="true" table:show-details="true"/>
                <table:data-pilot-member table:name="18478" table:display="true" table:show-details="true"/>
                <table:data-pilot-member table:name="18488" table:display="true" table:show-details="true"/>
                <table:data-pilot-member table:name="18493" table:display="true" table:show-details="true"/>
                <table:data-pilot-member table:name="18501" table:display="true" table:show-details="true"/>
                <table:data-pilot-member table:name="18504" table:display="true" table:show-details="true"/>
                <table:data-pilot-member table:name="18506" table:display="true" table:show-details="true"/>
                <table:data-pilot-member table:name="18512" table:display="true" table:show-details="true"/>
                <table:data-pilot-member table:name="18518" table:display="true" table:show-details="true"/>
                <table:data-pilot-member table:name="18519" table:display="true" table:show-details="true"/>
                <table:data-pilot-member table:name="18538" table:display="true" table:show-details="true"/>
                <table:data-pilot-member table:name="18549" table:display="true" table:show-details="true"/>
                <table:data-pilot-member table:name="18580" table:display="true" table:show-details="true"/>
                <table:data-pilot-member table:name="18602" table:display="true" table:show-details="true"/>
                <table:data-pilot-member table:name="18619" table:display="true" table:show-details="true"/>
                <table:data-pilot-member table:name="18623" table:display="true" table:show-details="true"/>
                <table:data-pilot-member table:name="18635" table:display="true" table:show-details="true"/>
                <table:data-pilot-member table:name="18638" table:display="true" table:show-details="true"/>
                <table:data-pilot-member table:name="18655" table:display="true" table:show-details="true"/>
                <table:data-pilot-member table:name="18671" table:display="true" table:show-details="true"/>
                <table:data-pilot-member table:name="18684" table:display="true" table:show-details="true"/>
                <table:data-pilot-member table:name="18691" table:display="true" table:show-details="true"/>
                <table:data-pilot-member table:name="18700" table:display="true" table:show-details="true"/>
                <table:data-pilot-member table:name="18702" table:display="true" table:show-details="true"/>
                <table:data-pilot-member table:name="18703" table:display="true" table:show-details="true"/>
                <table:data-pilot-member table:name="18709" table:display="true" table:show-details="true"/>
                <table:data-pilot-member table:name="18710" table:display="true" table:show-details="true"/>
                <table:data-pilot-member table:name="18753" table:display="true" table:show-details="true"/>
                <table:data-pilot-member table:name="18762" table:display="true" table:show-details="true"/>
                <table:data-pilot-member table:name="18765" table:display="true" table:show-details="true"/>
                <table:data-pilot-member table:name="18774" table:display="true" table:show-details="true"/>
                <table:data-pilot-member table:name="18775" table:display="true" table:show-details="true"/>
                <table:data-pilot-member table:name="18782" table:display="true" table:show-details="true"/>
                <table:data-pilot-member table:name="18796" table:display="true" table:show-details="true"/>
                <table:data-pilot-member table:name="18799" table:display="true" table:show-details="true"/>
                <table:data-pilot-member table:name="18800" table:display="true" table:show-details="true"/>
                <table:data-pilot-member table:name="18817" table:display="true" table:show-details="true"/>
                <table:data-pilot-member table:name="18829" table:display="true" table:show-details="true"/>
                <table:data-pilot-member table:name="18842" table:display="true" table:show-details="true"/>
                <table:data-pilot-member table:name="18846" table:display="true" table:show-details="true"/>
                <table:data-pilot-member table:name="18852" table:display="true" table:show-details="true"/>
                <table:data-pilot-member table:name="18857" table:display="true" table:show-details="true"/>
                <table:data-pilot-member table:name="18858" table:display="true" table:show-details="true"/>
                <table:data-pilot-member table:name="18871" table:display="true" table:show-details="true"/>
                <table:data-pilot-member table:name="18872" table:display="true" table:show-details="true"/>
                <table:data-pilot-member table:name="18874" table:display="true" table:show-details="true"/>
                <table:data-pilot-member table:name="18884" table:display="true" table:show-details="true"/>
                <table:data-pilot-member table:name="18891" table:display="true" table:show-details="true"/>
                <table:data-pilot-member table:name="18893" table:display="true" table:show-details="true"/>
                <table:data-pilot-member table:name="18908" table:display="true" table:show-details="true"/>
                <table:data-pilot-member table:name="18910" table:display="true" table:show-details="true"/>
                <table:data-pilot-member table:name="18915" table:display="true" table:show-details="true"/>
                <table:data-pilot-member table:name="18917" table:display="true" table:show-details="true"/>
                <table:data-pilot-member table:name="18919" table:display="true" table:show-details="true"/>
                <table:data-pilot-member table:name="18920" table:display="true" table:show-details="true"/>
                <table:data-pilot-member table:name="18921" table:display="true" table:show-details="true"/>
                <table:data-pilot-member table:name="18924" table:display="true" table:show-details="true"/>
                <table:data-pilot-member table:name="18925" table:display="true" table:show-details="true"/>
                <table:data-pilot-member table:name="18932" table:display="true" table:show-details="true"/>
                <table:data-pilot-member table:name="18941" table:display="true" table:show-details="true"/>
                <table:data-pilot-member table:name="18961" table:display="true" table:show-details="true"/>
                <table:data-pilot-member table:name="19000" table:display="true" table:show-details="true"/>
                <table:data-pilot-member table:name="19016" table:display="true" table:show-details="true"/>
                <table:data-pilot-member table:name="19020" table:display="true" table:show-details="true"/>
                <table:data-pilot-member table:name="19025" table:display="true" table:show-details="true"/>
                <table:data-pilot-member table:name="19030" table:display="true" table:show-details="true"/>
                <table:data-pilot-member table:name="19033" table:display="true" table:show-details="true"/>
                <table:data-pilot-member table:name="19039" table:display="true" table:show-details="true"/>
                <table:data-pilot-member table:name="19045" table:display="true" table:show-details="true"/>
                <table:data-pilot-member table:name="19065" table:display="true" table:show-details="true"/>
                <table:data-pilot-member table:name="19070" table:display="true" table:show-details="true"/>
                <table:data-pilot-member table:name="19071" table:display="true" table:show-details="true"/>
                <table:data-pilot-member table:name="19075" table:display="true" table:show-details="true"/>
                <table:data-pilot-member table:name="19083" table:display="true" table:show-details="true"/>
                <table:data-pilot-member table:name="19088" table:display="true" table:show-details="true"/>
                <table:data-pilot-member table:name="19093" table:display="true" table:show-details="true"/>
                <table:data-pilot-member table:name="19099" table:display="true" table:show-details="true"/>
                <table:data-pilot-member table:name="19100" table:display="true" table:show-details="true"/>
                <table:data-pilot-member table:name="19110" table:display="true" table:show-details="true"/>
                <table:data-pilot-member table:name="19118" table:display="true" table:show-details="true"/>
                <table:data-pilot-member table:name="19120" table:display="true" table:show-details="true"/>
                <table:data-pilot-member table:name="19121" table:display="true" table:show-details="true"/>
                <table:data-pilot-member table:name="19122" table:display="true" table:show-details="true"/>
                <table:data-pilot-member table:name="19123" table:display="true" table:show-details="true"/>
                <table:data-pilot-member table:name="19149" table:display="true" table:show-details="true"/>
                <table:data-pilot-member table:name="19159" table:display="true" table:show-details="true"/>
                <table:data-pilot-member table:name="19162" table:display="true" table:show-details="true"/>
                <table:data-pilot-member table:name="19166" table:display="true" table:show-details="true"/>
                <table:data-pilot-member table:name="19176" table:display="true" table:show-details="true"/>
                <table:data-pilot-member table:name="19191" table:display="true" table:show-details="true"/>
                <table:data-pilot-member table:name="19194" table:display="true" table:show-details="true"/>
                <table:data-pilot-member table:name="19197" table:display="true" table:show-details="true"/>
                <table:data-pilot-member table:name="19198" table:display="true" table:show-details="true"/>
                <table:data-pilot-member table:name="19217" table:display="true" table:show-details="true"/>
                <table:data-pilot-member table:name="19223" table:display="true" table:show-details="true"/>
                <table:data-pilot-member table:name="19235" table:display="true" table:show-details="true"/>
                <table:data-pilot-member table:name="19243" table:display="true" table:show-details="true"/>
                <table:data-pilot-member table:name="19249" table:display="true" table:show-details="true"/>
                <table:data-pilot-member table:name="19271" table:display="true" table:show-details="true"/>
                <table:data-pilot-member table:name="19291" table:display="true" table:show-details="true"/>
                <table:data-pilot-member table:name="19305" table:display="true" table:show-details="true"/>
                <table:data-pilot-member table:name="19314" table:display="true" table:show-details="true"/>
                <table:data-pilot-member table:name="19328" table:display="true" table:show-details="true"/>
                <table:data-pilot-member table:name="19337" table:display="true" table:show-details="true"/>
                <table:data-pilot-member table:name="19345" table:display="true" table:show-details="true"/>
                <table:data-pilot-member table:name="19348" table:display="true" table:show-details="true"/>
                <table:data-pilot-member table:name="19356" table:display="true" table:show-details="true"/>
                <table:data-pilot-member table:name="19358" table:display="true" table:show-details="true"/>
                <table:data-pilot-member table:name="19360" table:display="true" table:show-details="true"/>
                <table:data-pilot-member table:name="19361" table:display="true" table:show-details="true"/>
                <table:data-pilot-member table:name="19371" table:display="true" table:show-details="true"/>
                <table:data-pilot-member table:name="19373" table:display="true" table:show-details="true"/>
                <table:data-pilot-member table:name="19383" table:display="true" table:show-details="true"/>
                <table:data-pilot-member table:name="19399" table:display="true" table:show-details="true"/>
                <table:data-pilot-member table:name="19404" table:display="true" table:show-details="true"/>
                <table:data-pilot-member table:name="19414" table:display="true" table:show-details="true"/>
                <table:data-pilot-member table:name="19415" table:display="true" table:show-details="true"/>
                <table:data-pilot-member table:name="19420" table:display="true" table:show-details="true"/>
                <table:data-pilot-member table:name="19427" table:display="true" table:show-details="true"/>
                <table:data-pilot-member table:name="19431" table:display="true" table:show-details="true"/>
                <table:data-pilot-member table:name="19434" table:display="true" table:show-details="true"/>
                <table:data-pilot-member table:name="19438" table:display="true" table:show-details="true"/>
                <table:data-pilot-member table:name="19439" table:display="true" table:show-details="true"/>
                <table:data-pilot-member table:name="19444" table:display="true" table:show-details="true"/>
                <table:data-pilot-member table:name="19449" table:display="true" table:show-details="true"/>
                <table:data-pilot-member table:name="19464" table:display="true" table:show-details="true"/>
                <table:data-pilot-member table:name="19478" table:display="true" table:show-details="true"/>
                <table:data-pilot-member table:name="19482" table:display="true" table:show-details="true"/>
                <table:data-pilot-member table:name="19489" table:display="true" table:show-details="true"/>
                <table:data-pilot-member table:name="19493" table:display="true" table:show-details="true"/>
                <table:data-pilot-member table:name="19509" table:display="true" table:show-details="true"/>
                <table:data-pilot-member table:name="19538" table:display="true" table:show-details="true"/>
                <table:data-pilot-member table:name="19540" table:display="true" table:show-details="true"/>
                <table:data-pilot-member table:name="19541" table:display="true" table:show-details="true"/>
                <table:data-pilot-member table:name="19544" table:display="true" table:show-details="true"/>
                <table:data-pilot-member table:name="19552" table:display="true" table:show-details="true"/>
                <table:data-pilot-member table:name="19563" table:display="true" table:show-details="true"/>
                <table:data-pilot-member table:name="19564" table:display="true" table:show-details="true"/>
                <table:data-pilot-member table:name="19566" table:display="true" table:show-details="true"/>
                <table:data-pilot-member table:name="19570" table:display="true" table:show-details="true"/>
                <table:data-pilot-member table:name="19573" table:display="true" table:show-details="true"/>
                <table:data-pilot-member table:name="19599" table:display="true" table:show-details="true"/>
                <table:data-pilot-member table:name="19604" table:display="true" table:show-details="true"/>
                <table:data-pilot-member table:name="19618" table:display="true" table:show-details="true"/>
                <table:data-pilot-member table:name="19636" table:display="true" table:show-details="true"/>
                <table:data-pilot-member table:name="19657" table:display="true" table:show-details="true"/>
                <table:data-pilot-member table:name="19662" table:display="true" table:show-details="true"/>
                <table:data-pilot-member table:name="19672" table:display="true" table:show-details="true"/>
                <table:data-pilot-member table:name="19679" table:display="true" table:show-details="true"/>
                <table:data-pilot-member table:name="19683" table:display="true" table:show-details="true"/>
                <table:data-pilot-member table:name="19685" table:display="true" table:show-details="true"/>
                <table:data-pilot-member table:name="19692" table:display="true" table:show-details="true"/>
                <table:data-pilot-member table:name="19694" table:display="true" table:show-details="true"/>
                <table:data-pilot-member table:name="19703" table:display="true" table:show-details="true"/>
                <table:data-pilot-member table:name="19724" table:display="true" table:show-details="true"/>
                <table:data-pilot-member table:name="19733" table:display="true" table:show-details="true"/>
                <table:data-pilot-member table:name="19749" table:display="true" table:show-details="true"/>
                <table:data-pilot-member table:name="19757" table:display="true" table:show-details="true"/>
                <table:data-pilot-member table:name="19758" table:display="true" table:show-details="true"/>
                <table:data-pilot-member table:name="19765" table:display="true" table:show-details="true"/>
                <table:data-pilot-member table:name="19766" table:display="true" table:show-details="true"/>
                <table:data-pilot-member table:name="19770" table:display="true" table:show-details="true"/>
                <table:data-pilot-member table:name="19776" table:display="true" table:show-details="true"/>
                <table:data-pilot-member table:name="19784" table:display="true" table:show-details="true"/>
                <table:data-pilot-member table:name="19812" table:display="true" table:show-details="true"/>
                <table:data-pilot-member table:name="19815" table:display="true" table:show-details="true"/>
                <table:data-pilot-member table:name="19819" table:display="true" table:show-details="true"/>
                <table:data-pilot-member table:name="19827" table:display="true" table:show-details="true"/>
                <table:data-pilot-member table:name="19834" table:display="true" table:show-details="true"/>
                <table:data-pilot-member table:name="19847" table:display="true" table:show-details="true"/>
                <table:data-pilot-member table:name="19860" table:display="true" table:show-details="true"/>
                <table:data-pilot-member table:name="19869" table:display="true" table:show-details="true"/>
                <table:data-pilot-member table:name="19882" table:display="true" table:show-details="true"/>
                <table:data-pilot-member table:name="19892" table:display="true" table:show-details="true"/>
                <table:data-pilot-member table:name="19893" table:display="true" table:show-details="true"/>
                <table:data-pilot-member table:name="19895" table:display="true" table:show-details="true"/>
                <table:data-pilot-member table:name="19931" table:display="true" table:show-details="true"/>
                <table:data-pilot-member table:name="19947" table:display="true" table:show-details="true"/>
                <table:data-pilot-member table:name="19954" table:display="true" table:show-details="true"/>
                <table:data-pilot-member table:name="19965" table:display="true" table:show-details="true"/>
                <table:data-pilot-member table:name="19994" table:display="true" table:show-details="true"/>
                <table:data-pilot-member table:name="20005" table:display="true" table:show-details="true"/>
                <table:data-pilot-member table:name="20007" table:display="true" table:show-details="true"/>
                <table:data-pilot-member table:name="20016" table:display="true" table:show-details="true"/>
                <table:data-pilot-member table:name="20045" table:display="true" table:show-details="true"/>
                <table:data-pilot-member table:name="20050" table:display="true" table:show-details="true"/>
                <table:data-pilot-member table:name="20055" table:display="true" table:show-details="true"/>
                <table:data-pilot-member table:name="20058" table:display="true" table:show-details="true"/>
                <table:data-pilot-member table:name="20059" table:display="true" table:show-details="true"/>
                <table:data-pilot-member table:name="20069" table:display="true" table:show-details="true"/>
                <table:data-pilot-member table:name="20077" table:display="true" table:show-details="true"/>
                <table:data-pilot-member table:name="20088" table:display="true" table:show-details="true"/>
                <table:data-pilot-member table:name="20109" table:display="true" table:show-details="true"/>
                <table:data-pilot-member table:name="20116" table:display="true" table:show-details="true"/>
                <table:data-pilot-member table:name="20130" table:display="true" table:show-details="true"/>
                <table:data-pilot-member table:name="20133" table:display="true" table:show-details="true"/>
                <table:data-pilot-member table:name="20141" table:display="true" table:show-details="true"/>
                <table:data-pilot-member table:name="20148" table:display="true" table:show-details="true"/>
                <table:data-pilot-member table:name="20150" table:display="true" table:show-details="true"/>
                <table:data-pilot-member table:name="20168" table:display="true" table:show-details="true"/>
                <table:data-pilot-member table:name="20169" table:display="true" table:show-details="true"/>
                <table:data-pilot-member table:name="20171" table:display="true" table:show-details="true"/>
                <table:data-pilot-member table:name="20174" table:display="true" table:show-details="true"/>
                <table:data-pilot-member table:name="20182" table:display="true" table:show-details="true"/>
                <table:data-pilot-member table:name="20184" table:display="true" table:show-details="true"/>
                <table:data-pilot-member table:name="20186" table:display="true" table:show-details="true"/>
                <table:data-pilot-member table:name="20190" table:display="true" table:show-details="true"/>
                <table:data-pilot-member table:name="20196" table:display="true" table:show-details="true"/>
                <table:data-pilot-member table:name="20209" table:display="true" table:show-details="true"/>
                <table:data-pilot-member table:name="20210" table:display="true" table:show-details="true"/>
                <table:data-pilot-member table:name="20217" table:display="true" table:show-details="true"/>
                <table:data-pilot-member table:name="20218" table:display="true" table:show-details="true"/>
                <table:data-pilot-member table:name="20222" table:display="true" table:show-details="true"/>
                <table:data-pilot-member table:name="20224" table:display="true" table:show-details="true"/>
                <table:data-pilot-member table:name="20229" table:display="true" table:show-details="true"/>
                <table:data-pilot-member table:name="20235" table:display="true" table:show-details="true"/>
                <table:data-pilot-member table:name="20236" table:display="true" table:show-details="true"/>
                <table:data-pilot-member table:name="20240" table:display="true" table:show-details="true"/>
                <table:data-pilot-member table:name="20244" table:display="true" table:show-details="true"/>
                <table:data-pilot-member table:name="20245" table:display="true" table:show-details="true"/>
                <table:data-pilot-member table:name="20261" table:display="true" table:show-details="true"/>
                <table:data-pilot-member table:name="20271" table:display="true" table:show-details="true"/>
                <table:data-pilot-member table:name="20274" table:display="true" table:show-details="true"/>
                <table:data-pilot-member table:name="20275" table:display="true" table:show-details="true"/>
                <table:data-pilot-member table:name="20276" table:display="true" table:show-details="true"/>
                <table:data-pilot-member table:name="20287" table:display="true" table:show-details="true"/>
                <table:data-pilot-member table:name="20291" table:display="true" table:show-details="true"/>
                <table:data-pilot-member table:name="20300" table:display="true" table:show-details="true"/>
                <table:data-pilot-member table:name="20303" table:display="true" table:show-details="true"/>
                <table:data-pilot-member table:name="20314" table:display="true" table:show-details="true"/>
                <table:data-pilot-member table:name="20333" table:display="true" table:show-details="true"/>
                <table:data-pilot-member table:name="20349" table:display="true" table:show-details="true"/>
                <table:data-pilot-member table:name="20353" table:display="true" table:show-details="true"/>
                <table:data-pilot-member table:name="20377" table:display="true" table:show-details="true"/>
                <table:data-pilot-member table:name="20382" table:display="true" table:show-details="true"/>
                <table:data-pilot-member table:name="20388" table:display="true" table:show-details="true"/>
                <table:data-pilot-member table:name="20392" table:display="true" table:show-details="true"/>
                <table:data-pilot-member table:name="20394" table:display="true" table:show-details="true"/>
                <table:data-pilot-member table:name="20405" table:display="true" table:show-details="true"/>
                <table:data-pilot-member table:name="20421" table:display="true" table:show-details="true"/>
                <table:data-pilot-member table:name="20424" table:display="true" table:show-details="true"/>
                <table:data-pilot-member table:name="20432" table:display="true" table:show-details="true"/>
                <table:data-pilot-member table:name="20455" table:display="true" table:show-details="true"/>
                <table:data-pilot-member table:name="20458" table:display="true" table:show-details="true"/>
                <table:data-pilot-member table:name="20467" table:display="true" table:show-details="true"/>
                <table:data-pilot-member table:name="20487" table:display="true" table:show-details="true"/>
                <table:data-pilot-member table:name="20491" table:display="true" table:show-details="true"/>
                <table:data-pilot-member table:name="20493" table:display="true" table:show-details="true"/>
                <table:data-pilot-member table:name="20512" table:display="true" table:show-details="true"/>
                <table:data-pilot-member table:name="20513" table:display="true" table:show-details="true"/>
                <table:data-pilot-member table:name="20534" table:display="true" table:show-details="true"/>
                <table:data-pilot-member table:name="20575" table:display="true" table:show-details="true"/>
                <table:data-pilot-member table:name="20589" table:display="true" table:show-details="true"/>
                <table:data-pilot-member table:name="20590" table:display="true" table:show-details="true"/>
                <table:data-pilot-member table:name="20596" table:display="true" table:show-details="true"/>
                <table:data-pilot-member table:name="20608" table:display="true" table:show-details="true"/>
                <table:data-pilot-member table:name="20609" table:display="true" table:show-details="true"/>
                <table:data-pilot-member table:name="20614" table:display="true" table:show-details="true"/>
                <table:data-pilot-member table:name="20629" table:display="true" table:show-details="true"/>
                <table:data-pilot-member table:name="20639" table:display="true" table:show-details="true"/>
                <table:data-pilot-member table:name="20640" table:display="true" table:show-details="true"/>
                <table:data-pilot-member table:name="20652" table:display="true" table:show-details="true"/>
                <table:data-pilot-member table:name="20653" table:display="true" table:show-details="true"/>
                <table:data-pilot-member table:name="20669" table:display="true" table:show-details="true"/>
                <table:data-pilot-member table:name="20671" table:display="true" table:show-details="true"/>
                <table:data-pilot-member table:name="20698" table:display="true" table:show-details="true"/>
                <table:data-pilot-member table:name="20703" table:display="true" table:show-details="true"/>
                <table:data-pilot-member table:name="20704" table:display="true" table:show-details="true"/>
                <table:data-pilot-member table:name="20725" table:display="true" table:show-details="true"/>
                <table:data-pilot-member table:name="20748" table:display="true" table:show-details="true"/>
                <table:data-pilot-member table:name="20750" table:display="true" table:show-details="true"/>
                <table:data-pilot-member table:name="20757" table:display="true" table:show-details="true"/>
                <table:data-pilot-member table:name="20761" table:display="true" table:show-details="true"/>
                <table:data-pilot-member table:name="20772" table:display="true" table:show-details="true"/>
                <table:data-pilot-member table:name="20785" table:display="true" table:show-details="true"/>
                <table:data-pilot-member table:name="20786" table:display="true" table:show-details="true"/>
                <table:data-pilot-member table:name="20800" table:display="true" table:show-details="true"/>
                <table:data-pilot-member table:name="20814" table:display="true" table:show-details="true"/>
                <table:data-pilot-member table:name="20820" table:display="true" table:show-details="true"/>
                <table:data-pilot-member table:name="20824" table:display="true" table:show-details="true"/>
                <table:data-pilot-member table:name="20832" table:display="true" table:show-details="true"/>
                <table:data-pilot-member table:name="20833" table:display="true" table:show-details="true"/>
                <table:data-pilot-member table:name="20834" table:display="true" table:show-details="true"/>
                <table:data-pilot-member table:name="20835" table:display="true" table:show-details="true"/>
                <table:data-pilot-member table:name="20848" table:display="true" table:show-details="true"/>
                <table:data-pilot-member table:name="20860" table:display="true" table:show-details="true"/>
                <table:data-pilot-member table:name="20895" table:display="true" table:show-details="true"/>
                <table:data-pilot-member table:name="20902" table:display="true" table:show-details="true"/>
                <table:data-pilot-member table:name="20913" table:display="true" table:show-details="true"/>
                <table:data-pilot-member table:name="20930" table:display="true" table:show-details="true"/>
                <table:data-pilot-member table:name="20933" table:display="true" table:show-details="true"/>
                <table:data-pilot-member table:name="20950" table:display="true" table:show-details="true"/>
                <table:data-pilot-member table:name="20956" table:display="true" table:show-details="true"/>
                <table:data-pilot-member table:name="20965" table:display="true" table:show-details="true"/>
                <table:data-pilot-member table:name="20966" table:display="true" table:show-details="true"/>
                <table:data-pilot-member table:name="20969" table:display="true" table:show-details="true"/>
                <table:data-pilot-member table:name="20974" table:display="true" table:show-details="true"/>
                <table:data-pilot-member table:name="20980" table:display="true" table:show-details="true"/>
                <table:data-pilot-member table:name="20981" table:display="true" table:show-details="true"/>
                <table:data-pilot-member table:name="20988" table:display="true" table:show-details="true"/>
                <table:data-pilot-member table:name="20999" table:display="true" table:show-details="true"/>
                <table:data-pilot-member table:name="21014" table:display="true" table:show-details="true"/>
                <table:data-pilot-member table:name="21036" table:display="true" table:show-details="true"/>
                <table:data-pilot-member table:name="21037" table:display="true" table:show-details="true"/>
                <table:data-pilot-member table:name="21054" table:display="true" table:show-details="true"/>
                <table:data-pilot-member table:name="21067" table:display="true" table:show-details="true"/>
                <table:data-pilot-member table:name="21070" table:display="true" table:show-details="true"/>
                <table:data-pilot-member table:name="21087" table:display="true" table:show-details="true"/>
                <table:data-pilot-member table:name="21089" table:display="true" table:show-details="true"/>
                <table:data-pilot-member table:name="21100" table:display="true" table:show-details="true"/>
                <table:data-pilot-member table:name="21116" table:display="true" table:show-details="true"/>
                <table:data-pilot-member table:name="21125" table:display="true" table:show-details="true"/>
                <table:data-pilot-member table:name="21135" table:display="true" table:show-details="true"/>
                <table:data-pilot-member table:name="21136" table:display="true" table:show-details="true"/>
                <table:data-pilot-member table:name="21147" table:display="true" table:show-details="true"/>
                <table:data-pilot-member table:name="21148" table:display="true" table:show-details="true"/>
                <table:data-pilot-member table:name="21150" table:display="true" table:show-details="true"/>
                <table:data-pilot-member table:name="21158" table:display="true" table:show-details="true"/>
                <table:data-pilot-member table:name="21180" table:display="true" table:show-details="true"/>
                <table:data-pilot-member table:name="21185" table:display="true" table:show-details="true"/>
                <table:data-pilot-member table:name="21223" table:display="true" table:show-details="true"/>
                <table:data-pilot-member table:name="21237" table:display="true" table:show-details="true"/>
                <table:data-pilot-member table:name="21238" table:display="true" table:show-details="true"/>
                <table:data-pilot-member table:name="21240" table:display="true" table:show-details="true"/>
                <table:data-pilot-member table:name="21241" table:display="true" table:show-details="true"/>
                <table:data-pilot-member table:name="21244" table:display="true" table:show-details="true"/>
                <table:data-pilot-member table:name="21258" table:display="true" table:show-details="true"/>
                <table:data-pilot-member table:name="21262" table:display="true" table:show-details="true"/>
                <table:data-pilot-member table:name="21271" table:display="true" table:show-details="true"/>
                <table:data-pilot-member table:name="21278" table:display="true" table:show-details="true"/>
                <table:data-pilot-member table:name="21311" table:display="true" table:show-details="true"/>
                <table:data-pilot-member table:name="21324" table:display="true" table:show-details="true"/>
                <table:data-pilot-member table:name="21340" table:display="true" table:show-details="true"/>
                <table:data-pilot-member table:name="21352" table:display="true" table:show-details="true"/>
                <table:data-pilot-member table:name="21370" table:display="true" table:show-details="true"/>
                <table:data-pilot-member table:name="21387" table:display="true" table:show-details="true"/>
                <table:data-pilot-member table:name="21396" table:display="true" table:show-details="true"/>
                <table:data-pilot-member table:name="21400" table:display="true" table:show-details="true"/>
                <table:data-pilot-member table:name="21401" table:display="true" table:show-details="true"/>
                <table:data-pilot-member table:name="21445" table:display="true" table:show-details="true"/>
                <table:data-pilot-member table:name="21447" table:display="true" table:show-details="true"/>
                <table:data-pilot-member table:name="21453" table:display="true" table:show-details="true"/>
                <table:data-pilot-member table:name="21475" table:display="true" table:show-details="true"/>
                <table:data-pilot-member table:name="21482" table:display="true" table:show-details="true"/>
                <table:data-pilot-member table:name="21492" table:display="true" table:show-details="true"/>
                <table:data-pilot-member table:name="21493" table:display="true" table:show-details="true"/>
                <table:data-pilot-member table:name="21510" table:display="true" table:show-details="true"/>
                <table:data-pilot-member table:name="21520" table:display="true" table:show-details="true"/>
                <table:data-pilot-member table:name="21522" table:display="true" table:show-details="true"/>
                <table:data-pilot-member table:name="21526" table:display="true" table:show-details="true"/>
                <table:data-pilot-member table:name="21532" table:display="true" table:show-details="true"/>
                <table:data-pilot-member table:name="21548" table:display="true" table:show-details="true"/>
                <table:data-pilot-member table:name="21553" table:display="true" table:show-details="true"/>
                <table:data-pilot-member table:name="21559" table:display="true" table:show-details="true"/>
                <table:data-pilot-member table:name="21566" table:display="true" table:show-details="true"/>
                <table:data-pilot-member table:name="21567" table:display="true" table:show-details="true"/>
                <table:data-pilot-member table:name="21569" table:display="true" table:show-details="true"/>
                <table:data-pilot-member table:name="21578" table:display="true" table:show-details="true"/>
                <table:data-pilot-member table:name="21605" table:display="true" table:show-details="true"/>
                <table:data-pilot-member table:name="21620" table:display="true" table:show-details="true"/>
                <table:data-pilot-member table:name="21623" table:display="true" table:show-details="true"/>
                <table:data-pilot-member table:name="21626" table:display="true" table:show-details="true"/>
                <table:data-pilot-member table:name="21645" table:display="true" table:show-details="true"/>
                <table:data-pilot-member table:name="21671" table:display="true" table:show-details="true"/>
                <table:data-pilot-member table:name="21673" table:display="true" table:show-details="true"/>
                <table:data-pilot-member table:name="21674" table:display="true" table:show-details="true"/>
                <table:data-pilot-member table:name="21677" table:display="true" table:show-details="true"/>
                <table:data-pilot-member table:name="21685" table:display="true" table:show-details="true"/>
                <table:data-pilot-member table:name="21698" table:display="true" table:show-details="true"/>
                <table:data-pilot-member table:name="21709" table:display="true" table:show-details="true"/>
                <table:data-pilot-member table:name="21727" table:display="true" table:show-details="true"/>
                <table:data-pilot-member table:name="21734" table:display="true" table:show-details="true"/>
                <table:data-pilot-member table:name="21740" table:display="true" table:show-details="true"/>
                <table:data-pilot-member table:name="21743" table:display="true" table:show-details="true"/>
                <table:data-pilot-member table:name="21752" table:display="true" table:show-details="true"/>
                <table:data-pilot-member table:name="21764" table:display="true" table:show-details="true"/>
                <table:data-pilot-member table:name="21767" table:display="true" table:show-details="true"/>
                <table:data-pilot-member table:name="21771" table:display="true" table:show-details="true"/>
                <table:data-pilot-member table:name="21772" table:display="true" table:show-details="true"/>
                <table:data-pilot-member table:name="21780" table:display="true" table:show-details="true"/>
                <table:data-pilot-member table:name="21786" table:display="true" table:show-details="true"/>
                <table:data-pilot-member table:name="21790" table:display="true" table:show-details="true"/>
                <table:data-pilot-member table:name="21792" table:display="true" table:show-details="true"/>
                <table:data-pilot-member table:name="21805" table:display="true" table:show-details="true"/>
                <table:data-pilot-member table:name="21810" table:display="true" table:show-details="true"/>
                <table:data-pilot-member table:name="21821" table:display="true" table:show-details="true"/>
                <table:data-pilot-member table:name="21832" table:display="true" table:show-details="true"/>
                <table:data-pilot-member table:name="21839" table:display="true" table:show-details="true"/>
                <table:data-pilot-member table:name="21841" table:display="true" table:show-details="true"/>
                <table:data-pilot-member table:name="21880" table:display="true" table:show-details="true"/>
                <table:data-pilot-member table:name="21892" table:display="true" table:show-details="true"/>
                <table:data-pilot-member table:name="21899" table:display="true" table:show-details="true"/>
                <table:data-pilot-member table:name="21902" table:display="true" table:show-details="true"/>
                <table:data-pilot-member table:name="21904" table:display="true" table:show-details="true"/>
                <table:data-pilot-member table:name="21905" table:display="true" table:show-details="true"/>
                <table:data-pilot-member table:name="21913" table:display="true" table:show-details="true"/>
                <table:data-pilot-member table:name="21915" table:display="true" table:show-details="true"/>
                <table:data-pilot-member table:name="21920" table:display="true" table:show-details="true"/>
                <table:data-pilot-member table:name="21925" table:display="true" table:show-details="true"/>
                <table:data-pilot-member table:name="21928" table:display="true" table:show-details="true"/>
                <table:data-pilot-member table:name="21935" table:display="true" table:show-details="true"/>
                <table:data-pilot-member table:name="21943" table:display="true" table:show-details="true"/>
                <table:data-pilot-member table:name="21971" table:display="true" table:show-details="true"/>
                <table:data-pilot-member table:name="21974" table:display="true" table:show-details="true"/>
                <table:data-pilot-member table:name="21975" table:display="true" table:show-details="true"/>
                <table:data-pilot-member table:name="21977" table:display="true" table:show-details="true"/>
                <table:data-pilot-member table:name="21987" table:display="true" table:show-details="true"/>
                <table:data-pilot-member table:name="21992" table:display="true" table:show-details="true"/>
                <table:data-pilot-member table:name="22002" table:display="true" table:show-details="true"/>
                <table:data-pilot-member table:name="22022" table:display="true" table:show-details="true"/>
                <table:data-pilot-member table:name="22024" table:display="true" table:show-details="true"/>
                <table:data-pilot-member table:name="22030" table:display="true" table:show-details="true"/>
                <table:data-pilot-member table:name="22035" table:display="true" table:show-details="true"/>
                <table:data-pilot-member table:name="22054" table:display="true" table:show-details="true"/>
                <table:data-pilot-member table:name="22059" table:display="true" table:show-details="true"/>
                <table:data-pilot-member table:name="22063" table:display="true" table:show-details="true"/>
                <table:data-pilot-member table:name="22073" table:display="true" table:show-details="true"/>
                <table:data-pilot-member table:name="22081" table:display="true" table:show-details="true"/>
                <table:data-pilot-member table:name="22082" table:display="true" table:show-details="true"/>
                <table:data-pilot-member table:name="22088" table:display="true" table:show-details="true"/>
                <table:data-pilot-member table:name="22101" table:display="true" table:show-details="true"/>
                <table:data-pilot-member table:name="22104" table:display="true" table:show-details="true"/>
                <table:data-pilot-member table:name="22120" table:display="true" table:show-details="true"/>
                <table:data-pilot-member table:name="22159" table:display="true" table:show-details="true"/>
                <table:data-pilot-member table:name="22176" table:display="true" table:show-details="true"/>
                <table:data-pilot-member table:name="22177" table:display="true" table:show-details="true"/>
                <table:data-pilot-member table:name="22180" table:display="true" table:show-details="true"/>
                <table:data-pilot-member table:name="22187" table:display="true" table:show-details="true"/>
                <table:data-pilot-member table:name="22200" table:display="true" table:show-details="true"/>
                <table:data-pilot-member table:name="22201" table:display="true" table:show-details="true"/>
                <table:data-pilot-member table:name="22203" table:display="true" table:show-details="true"/>
                <table:data-pilot-member table:name="22218" table:display="true" table:show-details="true"/>
                <table:data-pilot-member table:name="22220" table:display="true" table:show-details="true"/>
                <table:data-pilot-member table:name="22223" table:display="true" table:show-details="true"/>
                <table:data-pilot-member table:name="22251" table:display="true" table:show-details="true"/>
                <table:data-pilot-member table:name="22262" table:display="true" table:show-details="true"/>
                <table:data-pilot-member table:name="22298" table:display="true" table:show-details="true"/>
                <table:data-pilot-member table:name="22299" table:display="true" table:show-details="true"/>
                <table:data-pilot-member table:name="22301" table:display="true" table:show-details="true"/>
                <table:data-pilot-member table:name="22303" table:display="true" table:show-details="true"/>
                <table:data-pilot-member table:name="22310" table:display="true" table:show-details="true"/>
                <table:data-pilot-member table:name="22312" table:display="true" table:show-details="true"/>
                <table:data-pilot-member table:name="22353" table:display="true" table:show-details="true"/>
                <table:data-pilot-member table:name="22358" table:display="true" table:show-details="true"/>
                <table:data-pilot-member table:name="22363" table:display="true" table:show-details="true"/>
                <table:data-pilot-member table:name="22367" table:display="true" table:show-details="true"/>
                <table:data-pilot-member table:name="22370" table:display="true" table:show-details="true"/>
                <table:data-pilot-member table:name="22390" table:display="true" table:show-details="true"/>
                <table:data-pilot-member table:name="22392" table:display="true" table:show-details="true"/>
                <table:data-pilot-member table:name="22413" table:display="true" table:show-details="true"/>
                <table:data-pilot-member table:name="22419" table:display="true" table:show-details="true"/>
                <table:data-pilot-member table:name="22430" table:display="true" table:show-details="true"/>
                <table:data-pilot-member table:name="22435" table:display="true" table:show-details="true"/>
                <table:data-pilot-member table:name="22440" table:display="true" table:show-details="true"/>
                <table:data-pilot-member table:name="22447" table:display="true" table:show-details="true"/>
                <table:data-pilot-member table:name="22462" table:display="true" table:show-details="true"/>
                <table:data-pilot-member table:name="22476" table:display="true" table:show-details="true"/>
                <table:data-pilot-member table:name="22479" table:display="true" table:show-details="true"/>
                <table:data-pilot-member table:name="22487" table:display="true" table:show-details="true"/>
                <table:data-pilot-member table:name="22521" table:display="true" table:show-details="true"/>
                <table:data-pilot-member table:name="22525" table:display="true" table:show-details="true"/>
                <table:data-pilot-member table:name="22530" table:display="true" table:show-details="true"/>
                <table:data-pilot-member table:name="22544" table:display="true" table:show-details="true"/>
                <table:data-pilot-member table:name="22552" table:display="true" table:show-details="true"/>
                <table:data-pilot-member table:name="22555" table:display="true" table:show-details="true"/>
                <table:data-pilot-member table:name="22561" table:display="true" table:show-details="true"/>
                <table:data-pilot-member table:name="22569" table:display="true" table:show-details="true"/>
                <table:data-pilot-member table:name="22573" table:display="true" table:show-details="true"/>
                <table:data-pilot-member table:name="22605" table:display="true" table:show-details="true"/>
                <table:data-pilot-member table:name="22608" table:display="true" table:show-details="true"/>
                <table:data-pilot-member table:name="22618" table:display="true" table:show-details="true"/>
                <table:data-pilot-member table:name="22624" table:display="true" table:show-details="true"/>
                <table:data-pilot-member table:name="22627" table:display="true" table:show-details="true"/>
                <table:data-pilot-member table:name="22639" table:display="true" table:show-details="true"/>
                <table:data-pilot-member table:name="22640" table:display="true" table:show-details="true"/>
                <table:data-pilot-member table:name="22643" table:display="true" table:show-details="true"/>
                <table:data-pilot-member table:name="22644" table:display="true" table:show-details="true"/>
                <table:data-pilot-member table:name="22664" table:display="true" table:show-details="true"/>
                <table:data-pilot-member table:name="22677" table:display="true" table:show-details="true"/>
                <table:data-pilot-member table:name="22681" table:display="true" table:show-details="true"/>
                <table:data-pilot-member table:name="22686" table:display="true" table:show-details="true"/>
                <table:data-pilot-member table:name="22694" table:display="true" table:show-details="true"/>
                <table:data-pilot-member table:name="22706" table:display="true" table:show-details="true"/>
                <table:data-pilot-member table:name="22708" table:display="true" table:show-details="true"/>
                <table:data-pilot-member table:name="22709" table:display="true" table:show-details="true"/>
                <table:data-pilot-member table:name="22720" table:display="true" table:show-details="true"/>
                <table:data-pilot-member table:name="22729" table:display="true" table:show-details="true"/>
                <table:data-pilot-member table:name="22735" table:display="true" table:show-details="true"/>
                <table:data-pilot-member table:name="22749" table:display="true" table:show-details="true"/>
                <table:data-pilot-member table:name="22765" table:display="true" table:show-details="true"/>
                <table:data-pilot-member table:name="22767" table:display="true" table:show-details="true"/>
                <table:data-pilot-member table:name="22768" table:display="true" table:show-details="true"/>
                <table:data-pilot-member table:name="22772" table:display="true" table:show-details="true"/>
                <table:data-pilot-member table:name="22786" table:display="true" table:show-details="true"/>
                <table:data-pilot-member table:name="22798" table:display="true" table:show-details="true"/>
                <table:data-pilot-member table:name="22802" table:display="true" table:show-details="true"/>
                <table:data-pilot-member table:name="22807" table:display="true" table:show-details="true"/>
                <table:data-pilot-member table:name="22808" table:display="true" table:show-details="true"/>
                <table:data-pilot-member table:name="22816" table:display="true" table:show-details="true"/>
                <table:data-pilot-member table:name="22820" table:display="true" table:show-details="true"/>
                <table:data-pilot-member table:name="22831" table:display="true" table:show-details="true"/>
                <table:data-pilot-member table:name="22840" table:display="true" table:show-details="true"/>
                <table:data-pilot-member table:name="22857" table:display="true" table:show-details="true"/>
                <table:data-pilot-member table:name="22869" table:display="true" table:show-details="true"/>
                <table:data-pilot-member table:name="22870" table:display="true" table:show-details="true"/>
                <table:data-pilot-member table:name="22874" table:display="true" table:show-details="true"/>
                <table:data-pilot-member table:name="22879" table:display="true" table:show-details="true"/>
                <table:data-pilot-member table:name="22903" table:display="true" table:show-details="true"/>
                <table:data-pilot-member table:name="22910" table:display="true" table:show-details="true"/>
                <table:data-pilot-member table:name="22912" table:display="true" table:show-details="true"/>
                <table:data-pilot-member table:name="22923" table:display="true" table:show-details="true"/>
                <table:data-pilot-member table:name="22928" table:display="true" table:show-details="true"/>
                <table:data-pilot-member table:name="22934" table:display="true" table:show-details="true"/>
                <table:data-pilot-member table:name="22956" table:display="true" table:show-details="true"/>
                <table:data-pilot-member table:name="22962" table:display="true" table:show-details="true"/>
                <table:data-pilot-member table:name="22969" table:display="true" table:show-details="true"/>
                <table:data-pilot-member table:name="22974" table:display="true" table:show-details="true"/>
                <table:data-pilot-member table:name="22991" table:display="true" table:show-details="true"/>
                <table:data-pilot-member table:name="22997" table:display="true" table:show-details="true"/>
                <table:data-pilot-member table:name="23007" table:display="true" table:show-details="true"/>
                <table:data-pilot-member table:name="23011" table:display="true" table:show-details="true"/>
                <table:data-pilot-member table:name="23012" table:display="true" table:show-details="true"/>
                <table:data-pilot-member table:name="23016" table:display="true" table:show-details="true"/>
                <table:data-pilot-member table:name="23019" table:display="true" table:show-details="true"/>
                <table:data-pilot-member table:name="23029" table:display="true" table:show-details="true"/>
                <table:data-pilot-member table:name="23045" table:display="true" table:show-details="true"/>
                <table:data-pilot-member table:name="23047" table:display="true" table:show-details="true"/>
                <table:data-pilot-member table:name="23073" table:display="true" table:show-details="true"/>
                <table:data-pilot-member table:name="23074" table:display="true" table:show-details="true"/>
                <table:data-pilot-member table:name="23082" table:display="true" table:show-details="true"/>
                <table:data-pilot-member table:name="23089" table:display="true" table:show-details="true"/>
                <table:data-pilot-member table:name="23105" table:display="true" table:show-details="true"/>
                <table:data-pilot-member table:name="23106" table:display="true" table:show-details="true"/>
                <table:data-pilot-member table:name="23115" table:display="true" table:show-details="true"/>
                <table:data-pilot-member table:name="23116" table:display="true" table:show-details="true"/>
                <table:data-pilot-member table:name="23129" table:display="true" table:show-details="true"/>
                <table:data-pilot-member table:name="23141" table:display="true" table:show-details="true"/>
                <table:data-pilot-member table:name="23173" table:display="true" table:show-details="true"/>
                <table:data-pilot-member table:name="23176" table:display="true" table:show-details="true"/>
                <table:data-pilot-member table:name="23182" table:display="true" table:show-details="true"/>
                <table:data-pilot-member table:name="23202" table:display="true" table:show-details="true"/>
                <table:data-pilot-member table:name="23220" table:display="true" table:show-details="true"/>
                <table:data-pilot-member table:name="23224" table:display="true" table:show-details="true"/>
                <table:data-pilot-member table:name="23243" table:display="true" table:show-details="true"/>
                <table:data-pilot-member table:name="23275" table:display="true" table:show-details="true"/>
                <table:data-pilot-member table:name="23296" table:display="true" table:show-details="true"/>
                <table:data-pilot-member table:name="23297" table:display="true" table:show-details="true"/>
                <table:data-pilot-member table:name="23307" table:display="true" table:show-details="true"/>
                <table:data-pilot-member table:name="23318" table:display="true" table:show-details="true"/>
                <table:data-pilot-member table:name="23332" table:display="true" table:show-details="true"/>
                <table:data-pilot-member table:name="23353" table:display="true" table:show-details="true"/>
                <table:data-pilot-member table:name="23361" table:display="true" table:show-details="true"/>
                <table:data-pilot-member table:name="23362" table:display="true" table:show-details="true"/>
                <table:data-pilot-member table:name="23368" table:display="true" table:show-details="true"/>
                <table:data-pilot-member table:name="23370" table:display="true" table:show-details="true"/>
                <table:data-pilot-member table:name="23373" table:display="true" table:show-details="true"/>
                <table:data-pilot-member table:name="23377" table:display="true" table:show-details="true"/>
                <table:data-pilot-member table:name="23383" table:display="true" table:show-details="true"/>
                <table:data-pilot-member table:name="23392" table:display="true" table:show-details="true"/>
                <table:data-pilot-member table:name="23399" table:display="true" table:show-details="true"/>
                <table:data-pilot-member table:name="23403" table:display="true" table:show-details="true"/>
                <table:data-pilot-member table:name="23405" table:display="true" table:show-details="true"/>
                <table:data-pilot-member table:name="23411" table:display="true" table:show-details="true"/>
                <table:data-pilot-member table:name="23423" table:display="true" table:show-details="true"/>
                <table:data-pilot-member table:name="23436" table:display="true" table:show-details="true"/>
                <table:data-pilot-member table:name="23437" table:display="true" table:show-details="true"/>
                <table:data-pilot-member table:name="23443" table:display="true" table:show-details="true"/>
                <table:data-pilot-member table:name="23449" table:display="true" table:show-details="true"/>
                <table:data-pilot-member table:name="23455" table:display="true" table:show-details="true"/>
                <table:data-pilot-member table:name="23461" table:display="true" table:show-details="true"/>
                <table:data-pilot-member table:name="23467" table:display="true" table:show-details="true"/>
                <table:data-pilot-member table:name="23489" table:display="true" table:show-details="true"/>
                <table:data-pilot-member table:name="23494" table:display="true" table:show-details="true"/>
                <table:data-pilot-member table:name="23516" table:display="true" table:show-details="true"/>
                <table:data-pilot-member table:name="23518" table:display="true" table:show-details="true"/>
                <table:data-pilot-member table:name="23524" table:display="true" table:show-details="true"/>
                <table:data-pilot-member table:name="23525" table:display="true" table:show-details="true"/>
                <table:data-pilot-member table:name="23526" table:display="true" table:show-details="true"/>
                <table:data-pilot-member table:name="23532" table:display="true" table:show-details="true"/>
                <table:data-pilot-member table:name="23536" table:display="true" table:show-details="true"/>
                <table:data-pilot-member table:name="23537" table:display="true" table:show-details="true"/>
                <table:data-pilot-member table:name="23542" table:display="true" table:show-details="true"/>
                <table:data-pilot-member table:name="23543" table:display="true" table:show-details="true"/>
                <table:data-pilot-member table:name="23557" table:display="true" table:show-details="true"/>
                <table:data-pilot-member table:name="23561" table:display="true" table:show-details="true"/>
                <table:data-pilot-member table:name="23588" table:display="true" table:show-details="true"/>
                <table:data-pilot-member table:name="23593" table:display="true" table:show-details="true"/>
                <table:data-pilot-member table:name="23603" table:display="true" table:show-details="true"/>
                <table:data-pilot-member table:name="23616" table:display="true" table:show-details="true"/>
                <table:data-pilot-member table:name="23622" table:display="true" table:show-details="true"/>
                <table:data-pilot-member table:name="23627" table:display="true" table:show-details="true"/>
                <table:data-pilot-member table:name="23642" table:display="true" table:show-details="true"/>
                <table:data-pilot-member table:name="23643" table:display="true" table:show-details="true"/>
                <table:data-pilot-member table:name="23654" table:display="true" table:show-details="true"/>
                <table:data-pilot-member table:name="23659" table:display="true" table:show-details="true"/>
                <table:data-pilot-member table:name="23661" table:display="true" table:show-details="true"/>
                <table:data-pilot-member table:name="23674" table:display="true" table:show-details="true"/>
                <table:data-pilot-member table:name="23691" table:display="true" table:show-details="true"/>
                <table:data-pilot-member table:name="23716" table:display="true" table:show-details="true"/>
                <table:data-pilot-member table:name="23732" table:display="true" table:show-details="true"/>
                <table:data-pilot-member table:name="23742" table:display="true" table:show-details="true"/>
                <table:data-pilot-member table:name="23753" table:display="true" table:show-details="true"/>
                <table:data-pilot-member table:name="23755" table:display="true" table:show-details="true"/>
                <table:data-pilot-member table:name="23763" table:display="true" table:show-details="true"/>
                <table:data-pilot-member table:name="23773" table:display="true" table:show-details="true"/>
                <table:data-pilot-member table:name="23791" table:display="true" table:show-details="true"/>
                <table:data-pilot-member table:name="23795" table:display="true" table:show-details="true"/>
                <table:data-pilot-member table:name="23799" table:display="true" table:show-details="true"/>
                <table:data-pilot-member table:name="23809" table:display="true" table:show-details="true"/>
                <table:data-pilot-member table:name="23819" table:display="true" table:show-details="true"/>
                <table:data-pilot-member table:name="23827" table:display="true" table:show-details="true"/>
                <table:data-pilot-member table:name="23843" table:display="true" table:show-details="true"/>
                <table:data-pilot-member table:name="23846" table:display="true" table:show-details="true"/>
                <table:data-pilot-member table:name="23854" table:display="true" table:show-details="true"/>
                <table:data-pilot-member table:name="23859" table:display="true" table:show-details="true"/>
                <table:data-pilot-member table:name="23866" table:display="true" table:show-details="true"/>
                <table:data-pilot-member table:name="23879" table:display="true" table:show-details="true"/>
                <table:data-pilot-member table:name="23881" table:display="true" table:show-details="true"/>
                <table:data-pilot-member table:name="23893" table:display="true" table:show-details="true"/>
                <table:data-pilot-member table:name="23896" table:display="true" table:show-details="true"/>
                <table:data-pilot-member table:name="23901" table:display="true" table:show-details="true"/>
                <table:data-pilot-member table:name="23912" table:display="true" table:show-details="true"/>
                <table:data-pilot-member table:name="23915" table:display="true" table:show-details="true"/>
                <table:data-pilot-member table:name="23928" table:display="true" table:show-details="true"/>
                <table:data-pilot-member table:name="23933" table:display="true" table:show-details="true"/>
                <table:data-pilot-member table:name="23936" table:display="true" table:show-details="true"/>
                <table:data-pilot-member table:name="23943" table:display="true" table:show-details="true"/>
                <table:data-pilot-member table:name="24003" table:display="true" table:show-details="true"/>
                <table:data-pilot-member table:name="24004" table:display="true" table:show-details="true"/>
                <table:data-pilot-member table:name="24007" table:display="true" table:show-details="true"/>
                <table:data-pilot-member table:name="24012" table:display="true" table:show-details="true"/>
                <table:data-pilot-member table:name="24013" table:display="true" table:show-details="true"/>
                <table:data-pilot-member table:name="24018" table:display="true" table:show-details="true"/>
                <table:data-pilot-member table:name="24022" table:display="true" table:show-details="true"/>
                <table:data-pilot-member table:name="24035" table:display="true" table:show-details="true"/>
                <table:data-pilot-member table:name="24045" table:display="true" table:show-details="true"/>
                <table:data-pilot-member table:name="24047" table:display="true" table:show-details="true"/>
                <table:data-pilot-member table:name="24052" table:display="true" table:show-details="true"/>
                <table:data-pilot-member table:name="24058" table:display="true" table:show-details="true"/>
                <table:data-pilot-member table:name="24065" table:display="true" table:show-details="true"/>
                <table:data-pilot-member table:name="24069" table:display="true" table:show-details="true"/>
                <table:data-pilot-member table:name="24073" table:display="true" table:show-details="true"/>
                <table:data-pilot-member table:name="24075" table:display="true" table:show-details="true"/>
                <table:data-pilot-member table:name="24076" table:display="true" table:show-details="true"/>
                <table:data-pilot-member table:name="24082" table:display="true" table:show-details="true"/>
                <table:data-pilot-member table:name="24083" table:display="true" table:show-details="true"/>
                <table:data-pilot-member table:name="24088" table:display="true" table:show-details="true"/>
                <table:data-pilot-member table:name="24091" table:display="true" table:show-details="true"/>
                <table:data-pilot-member table:name="24096" table:display="true" table:show-details="true"/>
                <table:data-pilot-member table:name="24123" table:display="true" table:show-details="true"/>
                <table:data-pilot-member table:name="24133" table:display="true" table:show-details="true"/>
                <table:data-pilot-member table:name="24136" table:display="true" table:show-details="true"/>
                <table:data-pilot-member table:name="24141" table:display="true" table:show-details="true"/>
                <table:data-pilot-member table:name="24154" table:display="true" table:show-details="true"/>
                <table:data-pilot-member table:name="24165" table:display="true" table:show-details="true"/>
                <table:data-pilot-member table:name="24174" table:display="true" table:show-details="true"/>
                <table:data-pilot-member table:name="24181" table:display="true" table:show-details="true"/>
                <table:data-pilot-member table:name="24184" table:display="true" table:show-details="true"/>
                <table:data-pilot-member table:name="24190" table:display="true" table:show-details="true"/>
                <table:data-pilot-member table:name="24229" table:display="true" table:show-details="true"/>
                <table:data-pilot-member table:name="24241" table:display="true" table:show-details="true"/>
                <table:data-pilot-member table:name="24249" table:display="true" table:show-details="true"/>
                <table:data-pilot-member table:name="24254" table:display="true" table:show-details="true"/>
                <table:data-pilot-member table:name="24256" table:display="true" table:show-details="true"/>
                <table:data-pilot-member table:name="24257" table:display="true" table:show-details="true"/>
                <table:data-pilot-member table:name="24282" table:display="true" table:show-details="true"/>
                <table:data-pilot-member table:name="24290" table:display="true" table:show-details="true"/>
                <table:data-pilot-member table:name="24298" table:display="true" table:show-details="true"/>
                <table:data-pilot-member table:name="24324" table:display="true" table:show-details="true"/>
                <table:data-pilot-member table:name="24329" table:display="true" table:show-details="true"/>
                <table:data-pilot-member table:name="24332" table:display="true" table:show-details="true"/>
                <table:data-pilot-member table:name="24340" table:display="true" table:show-details="true"/>
                <table:data-pilot-member table:name="24347" table:display="true" table:show-details="true"/>
                <table:data-pilot-member table:name="24357" table:display="true" table:show-details="true"/>
                <table:data-pilot-member table:name="24369" table:display="true" table:show-details="true"/>
                <table:data-pilot-member table:name="24375" table:display="true" table:show-details="true"/>
                <table:data-pilot-member table:name="24380" table:display="true" table:show-details="true"/>
                <table:data-pilot-member table:name="24396" table:display="true" table:show-details="true"/>
                <table:data-pilot-member table:name="24399" table:display="true" table:show-details="true"/>
                <table:data-pilot-member table:name="24400" table:display="true" table:show-details="true"/>
                <table:data-pilot-member table:name="24409" table:display="true" table:show-details="true"/>
                <table:data-pilot-member table:name="24413" table:display="true" table:show-details="true"/>
                <table:data-pilot-member table:name="24439" table:display="true" table:show-details="true"/>
                <table:data-pilot-member table:name="24474" table:display="true" table:show-details="true"/>
                <table:data-pilot-member table:name="24491" table:display="true" table:show-details="true"/>
                <table:data-pilot-member table:name="24492" table:display="true" table:show-details="true"/>
                <table:data-pilot-member table:name="24503" table:display="true" table:show-details="true"/>
                <table:data-pilot-member table:name="24511" table:display="true" table:show-details="true"/>
                <table:data-pilot-member table:name="24518" table:display="true" table:show-details="true"/>
                <table:data-pilot-member table:name="24519" table:display="true" table:show-details="true"/>
                <table:data-pilot-member table:name="24521" table:display="true" table:show-details="true"/>
                <table:data-pilot-member table:name="24525" table:display="true" table:show-details="true"/>
                <table:data-pilot-member table:name="24532" table:display="true" table:show-details="true"/>
                <table:data-pilot-member table:name="24534" table:display="true" table:show-details="true"/>
                <table:data-pilot-member table:name="24544" table:display="true" table:show-details="true"/>
                <table:data-pilot-member table:name="24548" table:display="true" table:show-details="true"/>
                <table:data-pilot-member table:name="24552" table:display="true" table:show-details="true"/>
                <table:data-pilot-member table:name="24553" table:display="true" table:show-details="true"/>
                <table:data-pilot-member table:name="24574" table:display="true" table:show-details="true"/>
                <table:data-pilot-member table:name="24579" table:display="true" table:show-details="true"/>
                <table:data-pilot-member table:name="24584" table:display="true" table:show-details="true"/>
                <table:data-pilot-member table:name="24588" table:display="true" table:show-details="true"/>
                <table:data-pilot-member table:name="24596" table:display="true" table:show-details="true"/>
                <table:data-pilot-member table:name="24609" table:display="true" table:show-details="true"/>
                <table:data-pilot-member table:name="24614" table:display="true" table:show-details="true"/>
                <table:data-pilot-member table:name="24642" table:display="true" table:show-details="true"/>
                <table:data-pilot-member table:name="24643" table:display="true" table:show-details="true"/>
                <table:data-pilot-member table:name="24653" table:display="true" table:show-details="true"/>
                <table:data-pilot-member table:name="24663" table:display="true" table:show-details="true"/>
                <table:data-pilot-member table:name="24681" table:display="true" table:show-details="true"/>
                <table:data-pilot-member table:name="24686" table:display="true" table:show-details="true"/>
                <table:data-pilot-member table:name="24692" table:display="true" table:show-details="true"/>
                <table:data-pilot-member table:name="24703" table:display="true" table:show-details="true"/>
                <table:data-pilot-member table:name="24708" table:display="true" table:show-details="true"/>
                <table:data-pilot-member table:name="24721" table:display="true" table:show-details="true"/>
                <table:data-pilot-member table:name="24725" table:display="true" table:show-details="true"/>
                <table:data-pilot-member table:name="24726" table:display="true" table:show-details="true"/>
                <table:data-pilot-member table:name="24730" table:display="true" table:show-details="true"/>
                <table:data-pilot-member table:name="24733" table:display="true" table:show-details="true"/>
                <table:data-pilot-member table:name="24749" table:display="true" table:show-details="true"/>
                <table:data-pilot-member table:name="24751" table:display="true" table:show-details="true"/>
                <table:data-pilot-member table:name="24753" table:display="true" table:show-details="true"/>
                <table:data-pilot-member table:name="24754" table:display="true" table:show-details="true"/>
                <table:data-pilot-member table:name="24767" table:display="true" table:show-details="true"/>
                <table:data-pilot-member table:name="24771" table:display="true" table:show-details="true"/>
                <table:data-pilot-member table:name="24778" table:display="true" table:show-details="true"/>
                <table:data-pilot-member table:name="24781" table:display="true" table:show-details="true"/>
                <table:data-pilot-member table:name="24787" table:display="true" table:show-details="true"/>
                <table:data-pilot-member table:name="24807" table:display="true" table:show-details="true"/>
                <table:data-pilot-member table:name="24810" table:display="true" table:show-details="true"/>
                <table:data-pilot-member table:name="24811" table:display="true" table:show-details="true"/>
                <table:data-pilot-member table:name="24819" table:display="true" table:show-details="true"/>
                <table:data-pilot-member table:name="24827" table:display="true" table:show-details="true"/>
                <table:data-pilot-member table:name="24830" table:display="true" table:show-details="true"/>
                <table:data-pilot-member table:name="24837" table:display="true" table:show-details="true"/>
                <table:data-pilot-member table:name="24838" table:display="true" table:show-details="true"/>
                <table:data-pilot-member table:name="24845" table:display="true" table:show-details="true"/>
                <table:data-pilot-member table:name="24862" table:display="true" table:show-details="true"/>
                <table:data-pilot-member table:name="24878" table:display="true" table:show-details="true"/>
                <table:data-pilot-member table:name="24898" table:display="true" table:show-details="true"/>
                <table:data-pilot-member table:name="24924" table:display="true" table:show-details="true"/>
                <table:data-pilot-member table:name="24932" table:display="true" table:show-details="true"/>
                <table:data-pilot-member table:name="24952" table:display="true" table:show-details="true"/>
                <table:data-pilot-member table:name="24954" table:display="true" table:show-details="true"/>
                <table:data-pilot-member table:name="24958" table:display="true" table:show-details="true"/>
                <table:data-pilot-member table:name="24976" table:display="true" table:show-details="true"/>
                <table:data-pilot-member table:name="24980" table:display="true" table:show-details="true"/>
                <table:data-pilot-member table:name="24982" table:display="true" table:show-details="true"/>
                <table:data-pilot-member table:name="24984" table:display="true" table:show-details="true"/>
                <table:data-pilot-member table:name="24990" table:display="true" table:show-details="true"/>
                <table:data-pilot-member table:name="24994" table:display="true" table:show-details="true"/>
                <table:data-pilot-member table:name="24995" table:display="true" table:show-details="true"/>
                <table:data-pilot-member table:name="25012" table:display="true" table:show-details="true"/>
                <table:data-pilot-member table:name="25038" table:display="true" table:show-details="true"/>
                <table:data-pilot-member table:name="25061" table:display="true" table:show-details="true"/>
                <table:data-pilot-member table:name="25069" table:display="true" table:show-details="true"/>
                <table:data-pilot-member table:name="25072" table:display="true" table:show-details="true"/>
                <table:data-pilot-member table:name="25073" table:display="true" table:show-details="true"/>
                <table:data-pilot-member table:name="25074" table:display="true" table:show-details="true"/>
                <table:data-pilot-member table:name="25090" table:display="true" table:show-details="true"/>
                <table:data-pilot-member table:name="25094" table:display="true" table:show-details="true"/>
                <table:data-pilot-member table:name="25102" table:display="true" table:show-details="true"/>
                <table:data-pilot-member table:name="25108" table:display="true" table:show-details="true"/>
                <table:data-pilot-member table:name="25116" table:display="true" table:show-details="true"/>
                <table:data-pilot-member table:name="25127" table:display="true" table:show-details="true"/>
                <table:data-pilot-member table:name="25128" table:display="true" table:show-details="true"/>
                <table:data-pilot-member table:name="25165" table:display="true" table:show-details="true"/>
                <table:data-pilot-member table:name="25177" table:display="true" table:show-details="true"/>
                <table:data-pilot-member table:name="25179" table:display="true" table:show-details="true"/>
                <table:data-pilot-member table:name="25187" table:display="true" table:show-details="true"/>
                <table:data-pilot-member table:name="25200" table:display="true" table:show-details="true"/>
                <table:data-pilot-member table:name="25203" table:display="true" table:show-details="true"/>
                <table:data-pilot-member table:name="25217" table:display="true" table:show-details="true"/>
                <table:data-pilot-member table:name="25232" table:display="true" table:show-details="true"/>
                <table:data-pilot-member table:name="25236" table:display="true" table:show-details="true"/>
                <table:data-pilot-member table:name="25247" table:display="true" table:show-details="true"/>
                <table:data-pilot-member table:name="25248" table:display="true" table:show-details="true"/>
                <table:data-pilot-member table:name="25253" table:display="true" table:show-details="true"/>
                <table:data-pilot-member table:name="25255" table:display="true" table:show-details="true"/>
                <table:data-pilot-member table:name="25256" table:display="true" table:show-details="true"/>
                <table:data-pilot-member table:name="25257" table:display="true" table:show-details="true"/>
                <table:data-pilot-member table:name="25259" table:display="true" table:show-details="true"/>
                <table:data-pilot-member table:name="25267" table:display="true" table:show-details="true"/>
                <table:data-pilot-member table:name="25273" table:display="true" table:show-details="true"/>
                <table:data-pilot-member table:name="25278" table:display="true" table:show-details="true"/>
                <table:data-pilot-member table:name="25281" table:display="true" table:show-details="true"/>
                <table:data-pilot-member table:name="25287" table:display="true" table:show-details="true"/>
                <table:data-pilot-member table:name="25297" table:display="true" table:show-details="true"/>
                <table:data-pilot-member table:name="25299" table:display="true" table:show-details="true"/>
                <table:data-pilot-member table:name="25318" table:display="true" table:show-details="true"/>
                <table:data-pilot-member table:name="25346" table:display="true" table:show-details="true"/>
                <table:data-pilot-member table:name="25361" table:display="true" table:show-details="true"/>
                <table:data-pilot-member table:name="25367" table:display="true" table:show-details="true"/>
                <table:data-pilot-member table:name="25368" table:display="true" table:show-details="true"/>
                <table:data-pilot-member table:name="25377" table:display="true" table:show-details="true"/>
                <table:data-pilot-member table:name="25405" table:display="true" table:show-details="true"/>
                <table:data-pilot-member table:name="25407" table:display="true" table:show-details="true"/>
                <table:data-pilot-member table:name="25432" table:display="true" table:show-details="true"/>
                <table:data-pilot-member table:name="25433" table:display="true" table:show-details="true"/>
                <table:data-pilot-member table:name="25463" table:display="true" table:show-details="true"/>
                <table:data-pilot-member table:name="25487" table:display="true" table:show-details="true"/>
                <table:data-pilot-member table:name="25493" table:display="true" table:show-details="true"/>
                <table:data-pilot-member table:name="25496" table:display="true" table:show-details="true"/>
                <table:data-pilot-member table:name="25507" table:display="true" table:show-details="true"/>
                <table:data-pilot-member table:name="25543" table:display="true" table:show-details="true"/>
                <table:data-pilot-member table:name="25544" table:display="true" table:show-details="true"/>
                <table:data-pilot-member table:name="25546" table:display="true" table:show-details="true"/>
                <table:data-pilot-member table:name="25551" table:display="true" table:show-details="true"/>
                <table:data-pilot-member table:name="25564" table:display="true" table:show-details="true"/>
                <table:data-pilot-member table:name="25588" table:display="true" table:show-details="true"/>
                <table:data-pilot-member table:name="25601" table:display="true" table:show-details="true"/>
                <table:data-pilot-member table:name="25609" table:display="true" table:show-details="true"/>
                <table:data-pilot-member table:name="25610" table:display="true" table:show-details="true"/>
                <table:data-pilot-member table:name="25611" table:display="true" table:show-details="true"/>
                <table:data-pilot-member table:name="25618" table:display="true" table:show-details="true"/>
                <table:data-pilot-member table:name="25623" table:display="true" table:show-details="true"/>
                <table:data-pilot-member table:name="25625" table:display="true" table:show-details="true"/>
                <table:data-pilot-member table:name="25634" table:display="true" table:show-details="true"/>
                <table:data-pilot-member table:name="25642" table:display="true" table:show-details="true"/>
                <table:data-pilot-member table:name="25646" table:display="true" table:show-details="true"/>
                <table:data-pilot-member table:name="25648" table:display="true" table:show-details="true"/>
                <table:data-pilot-member table:name="25650" table:display="true" table:show-details="true"/>
                <table:data-pilot-member table:name="25679" table:display="true" table:show-details="true"/>
                <table:data-pilot-member table:name="25694" table:display="true" table:show-details="true"/>
                <table:data-pilot-member table:name="25706" table:display="true" table:show-details="true"/>
                <table:data-pilot-member table:name="25714" table:display="true" table:show-details="true"/>
                <table:data-pilot-member table:name="25720" table:display="true" table:show-details="true"/>
                <table:data-pilot-member table:name="25727" table:display="true" table:show-details="true"/>
                <table:data-pilot-member table:name="25741" table:display="true" table:show-details="true"/>
                <table:data-pilot-member table:name="25759" table:display="true" table:show-details="true"/>
                <table:data-pilot-member table:name="25777" table:display="true" table:show-details="true"/>
                <table:data-pilot-member table:name="25801" table:display="true" table:show-details="true"/>
                <table:data-pilot-member table:name="25810" table:display="true" table:show-details="true"/>
                <table:data-pilot-member table:name="25814" table:display="true" table:show-details="true"/>
                <table:data-pilot-member table:name="25815" table:display="true" table:show-details="true"/>
                <table:data-pilot-member table:name="25841" table:display="true" table:show-details="true"/>
                <table:data-pilot-member table:name="25855" table:display="true" table:show-details="true"/>
                <table:data-pilot-member table:name="25859" table:display="true" table:show-details="true"/>
                <table:data-pilot-member table:name="25880" table:display="true" table:show-details="true"/>
                <table:data-pilot-member table:name="25882" table:display="true" table:show-details="true"/>
                <table:data-pilot-member table:name="25887" table:display="true" table:show-details="true"/>
                <table:data-pilot-member table:name="25888" table:display="true" table:show-details="true"/>
                <table:data-pilot-member table:name="25892" table:display="true" table:show-details="true"/>
                <table:data-pilot-member table:name="25893" table:display="true" table:show-details="true"/>
                <table:data-pilot-member table:name="25902" table:display="true" table:show-details="true"/>
                <table:data-pilot-member table:name="25923" table:display="true" table:show-details="true"/>
                <table:data-pilot-member table:name="25929" table:display="true" table:show-details="true"/>
                <table:data-pilot-member table:name="25949" table:display="true" table:show-details="true"/>
                <table:data-pilot-member table:name="25978" table:display="true" table:show-details="true"/>
                <table:data-pilot-member table:name="25980" table:display="true" table:show-details="true"/>
                <table:data-pilot-member table:name="25984" table:display="true" table:show-details="true"/>
                <table:data-pilot-member table:name="25994" table:display="true" table:show-details="true"/>
                <table:data-pilot-member table:name="25999" table:display="true" table:show-details="true"/>
                <table:data-pilot-member table:name="26001" table:display="true" table:show-details="true"/>
                <table:data-pilot-member table:name="26006" table:display="true" table:show-details="true"/>
                <table:data-pilot-member table:name="26012" table:display="true" table:show-details="true"/>
                <table:data-pilot-member table:name="26024" table:display="true" table:show-details="true"/>
                <table:data-pilot-member table:name="26038" table:display="true" table:show-details="true"/>
                <table:data-pilot-member table:name="26059" table:display="true" table:show-details="true"/>
                <table:data-pilot-member table:name="26072" table:display="true" table:show-details="true"/>
                <table:data-pilot-member table:name="26090" table:display="true" table:show-details="true"/>
                <table:data-pilot-member table:name="26107" table:display="true" table:show-details="true"/>
                <table:data-pilot-member table:name="26117" table:display="true" table:show-details="true"/>
                <table:data-pilot-member table:name="26121" table:display="true" table:show-details="true"/>
                <table:data-pilot-member table:name="26122" table:display="true" table:show-details="true"/>
                <table:data-pilot-member table:name="26125" table:display="true" table:show-details="true"/>
                <table:data-pilot-member table:name="26128" table:display="true" table:show-details="true"/>
                <table:data-pilot-member table:name="26136" table:display="true" table:show-details="true"/>
                <table:data-pilot-member table:name="26139" table:display="true" table:show-details="true"/>
                <table:data-pilot-member table:name="26152" table:display="true" table:show-details="true"/>
                <table:data-pilot-member table:name="26154" table:display="true" table:show-details="true"/>
                <table:data-pilot-member table:name="26157" table:display="true" table:show-details="true"/>
                <table:data-pilot-member table:name="26158" table:display="true" table:show-details="true"/>
                <table:data-pilot-member table:name="26162" table:display="true" table:show-details="true"/>
                <table:data-pilot-member table:name="26169" table:display="true" table:show-details="true"/>
                <table:data-pilot-member table:name="26181" table:display="true" table:show-details="true"/>
                <table:data-pilot-member table:name="26185" table:display="true" table:show-details="true"/>
                <table:data-pilot-member table:name="26192" table:display="true" table:show-details="true"/>
                <table:data-pilot-member table:name="26196" table:display="true" table:show-details="true"/>
                <table:data-pilot-member table:name="26199" table:display="true" table:show-details="true"/>
                <table:data-pilot-member table:name="26207" table:display="true" table:show-details="true"/>
                <table:data-pilot-member table:name="26213" table:display="true" table:show-details="true"/>
                <table:data-pilot-member table:name="26217" table:display="true" table:show-details="true"/>
                <table:data-pilot-member table:name="26227" table:display="true" table:show-details="true"/>
                <table:data-pilot-member table:name="26233" table:display="true" table:show-details="true"/>
                <table:data-pilot-member table:name="26247" table:display="true" table:show-details="true"/>
                <table:data-pilot-member table:name="26248" table:display="true" table:show-details="true"/>
                <table:data-pilot-member table:name="26273" table:display="true" table:show-details="true"/>
                <table:data-pilot-member table:name="26277" table:display="true" table:show-details="true"/>
                <table:data-pilot-member table:name="26282" table:display="true" table:show-details="true"/>
                <table:data-pilot-member table:name="26283" table:display="true" table:show-details="true"/>
                <table:data-pilot-member table:name="26292" table:display="true" table:show-details="true"/>
                <table:data-pilot-member table:name="26299" table:display="true" table:show-details="true"/>
                <table:data-pilot-member table:name="26318" table:display="true" table:show-details="true"/>
                <table:data-pilot-member table:name="26324" table:display="true" table:show-details="true"/>
                <table:data-pilot-member table:name="26329" table:display="true" table:show-details="true"/>
                <table:data-pilot-member table:name="26351" table:display="true" table:show-details="true"/>
                <table:data-pilot-member table:name="26360" table:display="true" table:show-details="true"/>
                <table:data-pilot-member table:name="26385" table:display="true" table:show-details="true"/>
                <table:data-pilot-member table:name="26389" table:display="true" table:show-details="true"/>
                <table:data-pilot-member table:name="26390" table:display="true" table:show-details="true"/>
                <table:data-pilot-member table:name="26395" table:display="true" table:show-details="true"/>
                <table:data-pilot-member table:name="26397" table:display="true" table:show-details="true"/>
                <table:data-pilot-member table:name="26402" table:display="true" table:show-details="true"/>
                <table:data-pilot-member table:name="26413" table:display="true" table:show-details="true"/>
                <table:data-pilot-member table:name="26422" table:display="true" table:show-details="true"/>
                <table:data-pilot-member table:name="26425" table:display="true" table:show-details="true"/>
                <table:data-pilot-member table:name="26432" table:display="true" table:show-details="true"/>
                <table:data-pilot-member table:name="26434" table:display="true" table:show-details="true"/>
                <table:data-pilot-member table:name="26456" table:display="true" table:show-details="true"/>
                <table:data-pilot-member table:name="26461" table:display="true" table:show-details="true"/>
                <table:data-pilot-member table:name="26475" table:display="true" table:show-details="true"/>
                <table:data-pilot-member table:name="26481" table:display="true" table:show-details="true"/>
                <table:data-pilot-member table:name="26483" table:display="true" table:show-details="true"/>
                <table:data-pilot-member table:name="26488" table:display="true" table:show-details="true"/>
                <table:data-pilot-member table:name="26495" table:display="true" table:show-details="true"/>
                <table:data-pilot-member table:name="26525" table:display="true" table:show-details="true"/>
                <table:data-pilot-member table:name="26527" table:display="true" table:show-details="true"/>
                <table:data-pilot-member table:name="26528" table:display="true" table:show-details="true"/>
                <table:data-pilot-member table:name="26550" table:display="true" table:show-details="true"/>
                <table:data-pilot-member table:name="26552" table:display="true" table:show-details="true"/>
                <table:data-pilot-member table:name="26554" table:display="true" table:show-details="true"/>
                <table:data-pilot-member table:name="26555" table:display="true" table:show-details="true"/>
                <table:data-pilot-member table:name="26574" table:display="true" table:show-details="true"/>
                <table:data-pilot-member table:name="26589" table:display="true" table:show-details="true"/>
                <table:data-pilot-member table:name="26591" table:display="true" table:show-details="true"/>
                <table:data-pilot-member table:name="26609" table:display="true" table:show-details="true"/>
                <table:data-pilot-member table:name="26617" table:display="true" table:show-details="true"/>
                <table:data-pilot-member table:name="26625" table:display="true" table:show-details="true"/>
                <table:data-pilot-member table:name="26631" table:display="true" table:show-details="true"/>
                <table:data-pilot-member table:name="26635" table:display="true" table:show-details="true"/>
                <table:data-pilot-member table:name="26636" table:display="true" table:show-details="true"/>
                <table:data-pilot-member table:name="26640" table:display="true" table:show-details="true"/>
                <table:data-pilot-member table:name="26650" table:display="true" table:show-details="true"/>
                <table:data-pilot-member table:name="26655" table:display="true" table:show-details="true"/>
                <table:data-pilot-member table:name="26660" table:display="true" table:show-details="true"/>
                <table:data-pilot-member table:name="26671" table:display="true" table:show-details="true"/>
                <table:data-pilot-member table:name="26689" table:display="true" table:show-details="true"/>
                <table:data-pilot-member table:name="26695" table:display="true" table:show-details="true"/>
                <table:data-pilot-member table:name="26697" table:display="true" table:show-details="true"/>
                <table:data-pilot-member table:name="26705" table:display="true" table:show-details="true"/>
                <table:data-pilot-member table:name="26716" table:display="true" table:show-details="true"/>
                <table:data-pilot-member table:name="26729" table:display="true" table:show-details="true"/>
                <table:data-pilot-member table:name="26742" table:display="true" table:show-details="true"/>
                <table:data-pilot-member table:name="26758" table:display="true" table:show-details="true"/>
                <table:data-pilot-member table:name="26759" table:display="true" table:show-details="true"/>
                <table:data-pilot-member table:name="26771" table:display="true" table:show-details="true"/>
                <table:data-pilot-member table:name="26795" table:display="true" table:show-details="true"/>
                <table:data-pilot-member table:name="26829" table:display="true" table:show-details="true"/>
                <table:data-pilot-member table:name="26841" table:display="true" table:show-details="true"/>
                <table:data-pilot-member table:name="26847" table:display="true" table:show-details="true"/>
                <table:data-pilot-member table:name="26855" table:display="true" table:show-details="true"/>
                <table:data-pilot-member table:name="26862" table:display="true" table:show-details="true"/>
                <table:data-pilot-member table:name="26864" table:display="true" table:show-details="true"/>
                <table:data-pilot-member table:name="26865" table:display="true" table:show-details="true"/>
                <table:data-pilot-member table:name="26876" table:display="true" table:show-details="true"/>
                <table:data-pilot-member table:name="26878" table:display="true" table:show-details="true"/>
                <table:data-pilot-member table:name="26890" table:display="true" table:show-details="true"/>
                <table:data-pilot-member table:name="26902" table:display="true" table:show-details="true"/>
                <table:data-pilot-member table:name="26910" table:display="true" table:show-details="true"/>
                <table:data-pilot-member table:name="26918" table:display="true" table:show-details="true"/>
                <table:data-pilot-member table:name="26921" table:display="true" table:show-details="true"/>
                <table:data-pilot-member table:name="26935" table:display="true" table:show-details="true"/>
                <table:data-pilot-member table:name="26943" table:display="true" table:show-details="true"/>
                <table:data-pilot-member table:name="26966" table:display="true" table:show-details="true"/>
                <table:data-pilot-member table:name="26967" table:display="true" table:show-details="true"/>
                <table:data-pilot-member table:name="26983" table:display="true" table:show-details="true"/>
                <table:data-pilot-member table:name="26995" table:display="true" table:show-details="true"/>
                <table:data-pilot-member table:name="26996" table:display="true" table:show-details="true"/>
                <table:data-pilot-member table:name="26997" table:display="true" table:show-details="true"/>
                <table:data-pilot-member table:name="27021" table:display="true" table:show-details="true"/>
                <table:data-pilot-member table:name="27024" table:display="true" table:show-details="true"/>
                <table:data-pilot-member table:name="27039" table:display="true" table:show-details="true"/>
                <table:data-pilot-member table:name="27044" table:display="true" table:show-details="true"/>
                <table:data-pilot-member table:name="27050" table:display="true" table:show-details="true"/>
                <table:data-pilot-member table:name="27065" table:display="true" table:show-details="true"/>
                <table:data-pilot-member table:name="27070" table:display="true" table:show-details="true"/>
                <table:data-pilot-member table:name="27076" table:display="true" table:show-details="true"/>
                <table:data-pilot-member table:name="27079" table:display="true" table:show-details="true"/>
                <table:data-pilot-member table:name="27083" table:display="true" table:show-details="true"/>
                <table:data-pilot-member table:name="27094" table:display="true" table:show-details="true"/>
                <table:data-pilot-member table:name="27122" table:display="true" table:show-details="true"/>
                <table:data-pilot-member table:name="27128" table:display="true" table:show-details="true"/>
                <table:data-pilot-member table:name="27136" table:display="true" table:show-details="true"/>
                <table:data-pilot-member table:name="27146" table:display="true" table:show-details="true"/>
                <table:data-pilot-member table:name="27155" table:display="true" table:show-details="true"/>
                <table:data-pilot-member table:name="27160" table:display="true" table:show-details="true"/>
                <table:data-pilot-member table:name="27161" table:display="true" table:show-details="true"/>
                <table:data-pilot-member table:name="27184" table:display="true" table:show-details="true"/>
                <table:data-pilot-member table:name="27210" table:display="true" table:show-details="true"/>
                <table:data-pilot-member table:name="27218" table:display="true" table:show-details="true"/>
                <table:data-pilot-member table:name="27222" table:display="true" table:show-details="true"/>
                <table:data-pilot-member table:name="27245" table:display="true" table:show-details="true"/>
                <table:data-pilot-member table:name="27259" table:display="true" table:show-details="true"/>
                <table:data-pilot-member table:name="27278" table:display="true" table:show-details="true"/>
                <table:data-pilot-member table:name="27281" table:display="true" table:show-details="true"/>
                <table:data-pilot-member table:name="27283" table:display="true" table:show-details="true"/>
                <table:data-pilot-member table:name="27301" table:display="true" table:show-details="true"/>
                <table:data-pilot-member table:name="27302" table:display="true" table:show-details="true"/>
                <table:data-pilot-member table:name="27303" table:display="true" table:show-details="true"/>
                <table:data-pilot-member table:name="27308" table:display="true" table:show-details="true"/>
                <table:data-pilot-member table:name="27310" table:display="true" table:show-details="true"/>
                <table:data-pilot-member table:name="27311" table:display="true" table:show-details="true"/>
                <table:data-pilot-member table:name="27321" table:display="true" table:show-details="true"/>
                <table:data-pilot-member table:name="27324" table:display="true" table:show-details="true"/>
                <table:data-pilot-member table:name="27334" table:display="true" table:show-details="true"/>
                <table:data-pilot-member table:name="27346" table:display="true" table:show-details="true"/>
                <table:data-pilot-member table:name="27363" table:display="true" table:show-details="true"/>
                <table:data-pilot-member table:name="27370" table:display="true" table:show-details="true"/>
                <table:data-pilot-member table:name="27376" table:display="true" table:show-details="true"/>
                <table:data-pilot-member table:name="27386" table:display="true" table:show-details="true"/>
                <table:data-pilot-member table:name="27392" table:display="true" table:show-details="true"/>
                <table:data-pilot-member table:name="27404" table:display="true" table:show-details="true"/>
                <table:data-pilot-member table:name="27412" table:display="true" table:show-details="true"/>
                <table:data-pilot-member table:name="27441" table:display="true" table:show-details="true"/>
                <table:data-pilot-member table:name="27451" table:display="true" table:show-details="true"/>
                <table:data-pilot-member table:name="27458" table:display="true" table:show-details="true"/>
                <table:data-pilot-member table:name="27461" table:display="true" table:show-details="true"/>
                <table:data-pilot-member table:name="27466" table:display="true" table:show-details="true"/>
                <table:data-pilot-member table:name="27488" table:display="true" table:show-details="true"/>
                <table:data-pilot-member table:name="27507" table:display="true" table:show-details="true"/>
                <table:data-pilot-member table:name="27520" table:display="true" table:show-details="true"/>
                <table:data-pilot-member table:name="27528" table:display="true" table:show-details="true"/>
                <table:data-pilot-member table:name="27529" table:display="true" table:show-details="true"/>
                <table:data-pilot-member table:name="27531" table:display="true" table:show-details="true"/>
                <table:data-pilot-member table:name="27551" table:display="true" table:show-details="true"/>
                <table:data-pilot-member table:name="27554" table:display="true" table:show-details="true"/>
                <table:data-pilot-member table:name="27562" table:display="true" table:show-details="true"/>
                <table:data-pilot-member table:name="27594" table:display="true" table:show-details="true"/>
                <table:data-pilot-member table:name="27599" table:display="true" table:show-details="true"/>
                <table:data-pilot-member table:name="27600" table:display="true" table:show-details="true"/>
                <table:data-pilot-member table:name="27605" table:display="true" table:show-details="true"/>
                <table:data-pilot-member table:name="27609" table:display="true" table:show-details="true"/>
                <table:data-pilot-member table:name="27610" table:display="true" table:show-details="true"/>
                <table:data-pilot-member table:name="27618" table:display="true" table:show-details="true"/>
                <table:data-pilot-member table:name="27623" table:display="true" table:show-details="true"/>
                <table:data-pilot-member table:name="27645" table:display="true" table:show-details="true"/>
                <table:data-pilot-member table:name="27649" table:display="true" table:show-details="true"/>
                <table:data-pilot-member table:name="27651" table:display="true" table:show-details="true"/>
                <table:data-pilot-member table:name="27665" table:display="true" table:show-details="true"/>
                <table:data-pilot-member table:name="27666" table:display="true" table:show-details="true"/>
                <table:data-pilot-member table:name="27672" table:display="true" table:show-details="true"/>
                <table:data-pilot-member table:name="27673" table:display="true" table:show-details="true"/>
                <table:data-pilot-member table:name="27687" table:display="true" table:show-details="true"/>
                <table:data-pilot-member table:name="27697" table:display="true" table:show-details="true"/>
                <table:data-pilot-member table:name="27710" table:display="true" table:show-details="true"/>
                <table:data-pilot-member table:name="27711" table:display="true" table:show-details="true"/>
                <table:data-pilot-member table:name="27712" table:display="true" table:show-details="true"/>
                <table:data-pilot-member table:name="27727" table:display="true" table:show-details="true"/>
                <table:data-pilot-member table:name="27730" table:display="true" table:show-details="true"/>
                <table:data-pilot-member table:name="27732" table:display="true" table:show-details="true"/>
                <table:data-pilot-member table:name="27741" table:display="true" table:show-details="true"/>
                <table:data-pilot-member table:name="27742" table:display="true" table:show-details="true"/>
                <table:data-pilot-member table:name="27750" table:display="true" table:show-details="true"/>
                <table:data-pilot-member table:name="27754" table:display="true" table:show-details="true"/>
                <table:data-pilot-member table:name="27767" table:display="true" table:show-details="true"/>
                <table:data-pilot-member table:name="27770" table:display="true" table:show-details="true"/>
                <table:data-pilot-member table:name="27782" table:display="true" table:show-details="true"/>
                <table:data-pilot-member table:name="27802" table:display="true" table:show-details="true"/>
                <table:data-pilot-member table:name="27807" table:display="true" table:show-details="true"/>
                <table:data-pilot-member table:name="27809" table:display="true" table:show-details="true"/>
                <table:data-pilot-member table:name="27822" table:display="true" table:show-details="true"/>
                <table:data-pilot-member table:name="27829" table:display="true" table:show-details="true"/>
                <table:data-pilot-member table:name="27833" table:display="true" table:show-details="true"/>
                <table:data-pilot-member table:name="27841" table:display="true" table:show-details="true"/>
                <table:data-pilot-member table:name="27860" table:display="true" table:show-details="true"/>
                <table:data-pilot-member table:name="27874" table:display="true" table:show-details="true"/>
                <table:data-pilot-member table:name="27897" table:display="true" table:show-details="true"/>
                <table:data-pilot-member table:name="27909" table:display="true" table:show-details="true"/>
                <table:data-pilot-member table:name="27912" table:display="true" table:show-details="true"/>
                <table:data-pilot-member table:name="27917" table:display="true" table:show-details="true"/>
                <table:data-pilot-member table:name="27924" table:display="true" table:show-details="true"/>
                <table:data-pilot-member table:name="27934" table:display="true" table:show-details="true"/>
                <table:data-pilot-member table:name="27936" table:display="true" table:show-details="true"/>
                <table:data-pilot-member table:name="27963" table:display="true" table:show-details="true"/>
                <table:data-pilot-member table:name="27966" table:display="true" table:show-details="true"/>
                <table:data-pilot-member table:name="27967" table:display="true" table:show-details="true"/>
                <table:data-pilot-member table:name="27976" table:display="true" table:show-details="true"/>
                <table:data-pilot-member table:name="27978" table:display="true" table:show-details="true"/>
                <table:data-pilot-member table:name="27988" table:display="true" table:show-details="true"/>
                <table:data-pilot-member table:name="27993" table:display="true" table:show-details="true"/>
                <table:data-pilot-member table:name="28016" table:display="true" table:show-details="true"/>
                <table:data-pilot-member table:name="28021" table:display="true" table:show-details="true"/>
                <table:data-pilot-member table:name="28034" table:display="true" table:show-details="true"/>
                <table:data-pilot-member table:name="28035" table:display="true" table:show-details="true"/>
                <table:data-pilot-member table:name="28037" table:display="true" table:show-details="true"/>
                <table:data-pilot-member table:name="28070" table:display="true" table:show-details="true"/>
                <table:data-pilot-member table:name="28076" table:display="true" table:show-details="true"/>
                <table:data-pilot-member table:name="28085" table:display="true" table:show-details="true"/>
                <table:data-pilot-member table:name="28095" table:display="true" table:show-details="true"/>
                <table:data-pilot-member table:name="28096" table:display="true" table:show-details="true"/>
                <table:data-pilot-member table:name="28100" table:display="true" table:show-details="true"/>
                <table:data-pilot-member table:name="28105" table:display="true" table:show-details="true"/>
                <table:data-pilot-member table:name="28107" table:display="true" table:show-details="true"/>
                <table:data-pilot-member table:name="28108" table:display="true" table:show-details="true"/>
                <table:data-pilot-member table:name="28121" table:display="true" table:show-details="true"/>
                <table:data-pilot-member table:name="28127" table:display="true" table:show-details="true"/>
                <table:data-pilot-member table:name="28131" table:display="true" table:show-details="true"/>
                <table:data-pilot-member table:name="28132" table:display="true" table:show-details="true"/>
                <table:data-pilot-member table:name="28145" table:display="true" table:show-details="true"/>
                <table:data-pilot-member table:name="28156" table:display="true" table:show-details="true"/>
                <table:data-pilot-member table:name="28164" table:display="true" table:show-details="true"/>
                <table:data-pilot-member table:name="28178" table:display="true" table:show-details="true"/>
                <table:data-pilot-member table:name="28188" table:display="true" table:show-details="true"/>
                <table:data-pilot-member table:name="28204" table:display="true" table:show-details="true"/>
                <table:data-pilot-member table:name="28207" table:display="true" table:show-details="true"/>
                <table:data-pilot-member table:name="28229" table:display="true" table:show-details="true"/>
                <table:data-pilot-member table:name="28241" table:display="true" table:show-details="true"/>
                <table:data-pilot-member table:name="28242" table:display="true" table:show-details="true"/>
                <table:data-pilot-member table:name="28245" table:display="true" table:show-details="true"/>
                <table:data-pilot-member table:name="28246" table:display="true" table:show-details="true"/>
                <table:data-pilot-member table:name="28248" table:display="true" table:show-details="true"/>
                <table:data-pilot-member table:name="28252" table:display="true" table:show-details="true"/>
                <table:data-pilot-member table:name="28254" table:display="true" table:show-details="true"/>
                <table:data-pilot-member table:name="28262" table:display="true" table:show-details="true"/>
                <table:data-pilot-member table:name="28272" table:display="true" table:show-details="true"/>
                <table:data-pilot-member table:name="28304" table:display="true" table:show-details="true"/>
                <table:data-pilot-member table:name="28307" table:display="true" table:show-details="true"/>
                <table:data-pilot-member table:name="28315" table:display="true" table:show-details="true"/>
                <table:data-pilot-member table:name="28323" table:display="true" table:show-details="true"/>
                <table:data-pilot-member table:name="28367" table:display="true" table:show-details="true"/>
                <table:data-pilot-member table:name="28382" table:display="true" table:show-details="true"/>
                <table:data-pilot-member table:name="28385" table:display="true" table:show-details="true"/>
                <table:data-pilot-member table:name="28413" table:display="true" table:show-details="true"/>
                <table:data-pilot-member table:name="28433" table:display="true" table:show-details="true"/>
                <table:data-pilot-member table:name="28437" table:display="true" table:show-details="true"/>
                <table:data-pilot-member table:name="28441" table:display="true" table:show-details="true"/>
                <table:data-pilot-member table:name="28451" table:display="true" table:show-details="true"/>
                <table:data-pilot-member table:name="28465" table:display="true" table:show-details="true"/>
                <table:data-pilot-member table:name="28478" table:display="true" table:show-details="true"/>
                <table:data-pilot-member table:name="28488" table:display="true" table:show-details="true"/>
                <table:data-pilot-member table:name="28490" table:display="true" table:show-details="true"/>
                <table:data-pilot-member table:name="28497" table:display="true" table:show-details="true"/>
                <table:data-pilot-member table:name="28505" table:display="true" table:show-details="true"/>
                <table:data-pilot-member table:name="28506" table:display="true" table:show-details="true"/>
                <table:data-pilot-member table:name="28511" table:display="true" table:show-details="true"/>
                <table:data-pilot-member table:name="28515" table:display="true" table:show-details="true"/>
                <table:data-pilot-member table:name="28524" table:display="true" table:show-details="true"/>
                <table:data-pilot-member table:name="28539" table:display="true" table:show-details="true"/>
                <table:data-pilot-member table:name="28547" table:display="true" table:show-details="true"/>
                <table:data-pilot-member table:name="28548" table:display="true" table:show-details="true"/>
                <table:data-pilot-member table:name="28556" table:display="true" table:show-details="true"/>
                <table:data-pilot-member table:name="28568" table:display="true" table:show-details="true"/>
                <table:data-pilot-member table:name="28569" table:display="true" table:show-details="true"/>
                <table:data-pilot-member table:name="28573" table:display="true" table:show-details="true"/>
                <table:data-pilot-member table:name="28579" table:display="true" table:show-details="true"/>
                <table:data-pilot-member table:name="28586" table:display="true" table:show-details="true"/>
                <table:data-pilot-member table:name="28602" table:display="true" table:show-details="true"/>
                <table:data-pilot-member table:name="28616" table:display="true" table:show-details="true"/>
                <table:data-pilot-member table:name="28621" table:display="true" table:show-details="true"/>
                <table:data-pilot-member table:name="28624" table:display="true" table:show-details="true"/>
                <table:data-pilot-member table:name="28637" table:display="true" table:show-details="true"/>
                <table:data-pilot-member table:name="28647" table:display="true" table:show-details="true"/>
                <table:data-pilot-member table:name="28655" table:display="true" table:show-details="true"/>
                <table:data-pilot-member table:name="28658" table:display="true" table:show-details="true"/>
                <table:data-pilot-member table:name="28685" table:display="true" table:show-details="true"/>
                <table:data-pilot-member table:name="28696" table:display="true" table:show-details="true"/>
                <table:data-pilot-member table:name="28711" table:display="true" table:show-details="true"/>
                <table:data-pilot-member table:name="28723" table:display="true" table:show-details="true"/>
                <table:data-pilot-member table:name="28730" table:display="true" table:show-details="true"/>
                <table:data-pilot-member table:name="28763" table:display="true" table:show-details="true"/>
                <table:data-pilot-member table:name="28769" table:display="true" table:show-details="true"/>
                <table:data-pilot-member table:name="28777" table:display="true" table:show-details="true"/>
                <table:data-pilot-member table:name="28778" table:display="true" table:show-details="true"/>
                <table:data-pilot-member table:name="28802" table:display="true" table:show-details="true"/>
                <table:data-pilot-member table:name="28803" table:display="true" table:show-details="true"/>
                <table:data-pilot-member table:name="28805" table:display="true" table:show-details="true"/>
                <table:data-pilot-member table:name="28813" table:display="true" table:show-details="true"/>
                <table:data-pilot-member table:name="28821" table:display="true" table:show-details="true"/>
                <table:data-pilot-member table:name="28826" table:display="true" table:show-details="true"/>
                <table:data-pilot-member table:name="28835" table:display="true" table:show-details="true"/>
                <table:data-pilot-member table:name="28844" table:display="true" table:show-details="true"/>
                <table:data-pilot-member table:name="28846" table:display="true" table:show-details="true"/>
                <table:data-pilot-member table:name="28861" table:display="true" table:show-details="true"/>
                <table:data-pilot-member table:name="28865" table:display="true" table:show-details="true"/>
                <table:data-pilot-member table:name="28866" table:display="true" table:show-details="true"/>
                <table:data-pilot-member table:name="28869" table:display="true" table:show-details="true"/>
                <table:data-pilot-member table:name="28877" table:display="true" table:show-details="true"/>
                <table:data-pilot-member table:name="28881" table:display="true" table:show-details="true"/>
                <table:data-pilot-member table:name="28882" table:display="true" table:show-details="true"/>
                <table:data-pilot-member table:name="28888" table:display="true" table:show-details="true"/>
                <table:data-pilot-member table:name="28894" table:display="true" table:show-details="true"/>
                <table:data-pilot-member table:name="28913" table:display="true" table:show-details="true"/>
                <table:data-pilot-member table:name="28914" table:display="true" table:show-details="true"/>
                <table:data-pilot-member table:name="28919" table:display="true" table:show-details="true"/>
                <table:data-pilot-member table:name="28929" table:display="true" table:show-details="true"/>
                <table:data-pilot-member table:name="28937" table:display="true" table:show-details="true"/>
                <table:data-pilot-member table:name="28954" table:display="true" table:show-details="true"/>
                <table:data-pilot-member table:name="28960" table:display="true" table:show-details="true"/>
                <table:data-pilot-member table:name="28962" table:display="true" table:show-details="true"/>
                <table:data-pilot-member table:name="28968" table:display="true" table:show-details="true"/>
                <table:data-pilot-member table:name="28969" table:display="true" table:show-details="true"/>
                <table:data-pilot-member table:name="28985" table:display="true" table:show-details="true"/>
                <table:data-pilot-member table:name="28987" table:display="true" table:show-details="true"/>
                <table:data-pilot-member table:name="28988" table:display="true" table:show-details="true"/>
                <table:data-pilot-member table:name="29008" table:display="true" table:show-details="true"/>
                <table:data-pilot-member table:name="29015" table:display="true" table:show-details="true"/>
                <table:data-pilot-member table:name="29020" table:display="true" table:show-details="true"/>
                <table:data-pilot-member table:name="29022" table:display="true" table:show-details="true"/>
                <table:data-pilot-member table:name="29043" table:display="true" table:show-details="true"/>
                <table:data-pilot-member table:name="29045" table:display="true" table:show-details="true"/>
                <table:data-pilot-member table:name="29055" table:display="true" table:show-details="true"/>
                <table:data-pilot-member table:name="29060" table:display="true" table:show-details="true"/>
                <table:data-pilot-member table:name="29076" table:display="true" table:show-details="true"/>
                <table:data-pilot-member table:name="29093" table:display="true" table:show-details="true"/>
                <table:data-pilot-member table:name="29098" table:display="true" table:show-details="true"/>
                <table:data-pilot-member table:name="29108" table:display="true" table:show-details="true"/>
                <table:data-pilot-member table:name="29111" table:display="true" table:show-details="true"/>
                <table:data-pilot-member table:name="29121" table:display="true" table:show-details="true"/>
                <table:data-pilot-member table:name="29132" table:display="true" table:show-details="true"/>
                <table:data-pilot-member table:name="29149" table:display="true" table:show-details="true"/>
                <table:data-pilot-member table:name="29157" table:display="true" table:show-details="true"/>
                <table:data-pilot-member table:name="29167" table:display="true" table:show-details="true"/>
                <table:data-pilot-member table:name="29173" table:display="true" table:show-details="true"/>
                <table:data-pilot-member table:name="29175" table:display="true" table:show-details="true"/>
                <table:data-pilot-member table:name="29178" table:display="true" table:show-details="true"/>
                <table:data-pilot-member table:name="29179" table:display="true" table:show-details="true"/>
                <table:data-pilot-member table:name="29196" table:display="true" table:show-details="true"/>
                <table:data-pilot-member table:name="29198" table:display="true" table:show-details="true"/>
                <table:data-pilot-member table:name="29204" table:display="true" table:show-details="true"/>
                <table:data-pilot-member table:name="29209" table:display="true" table:show-details="true"/>
                <table:data-pilot-member table:name="29215" table:display="true" table:show-details="true"/>
                <table:data-pilot-member table:name="29236" table:display="true" table:show-details="true"/>
                <table:data-pilot-member table:name="29237" table:display="true" table:show-details="true"/>
                <table:data-pilot-member table:name="29251" table:display="true" table:show-details="true"/>
                <table:data-pilot-member table:name="29253" table:display="true" table:show-details="true"/>
                <table:data-pilot-member table:name="29263" table:display="true" table:show-details="true"/>
                <table:data-pilot-member table:name="29264" table:display="true" table:show-details="true"/>
                <table:data-pilot-member table:name="29269" table:display="true" table:show-details="true"/>
                <table:data-pilot-member table:name="29282" table:display="true" table:show-details="true"/>
                <table:data-pilot-member table:name="29291" table:display="true" table:show-details="true"/>
                <table:data-pilot-member table:name="29297" table:display="true" table:show-details="true"/>
                <table:data-pilot-member table:name="29298" table:display="true" table:show-details="true"/>
                <table:data-pilot-member table:name="29317" table:display="true" table:show-details="true"/>
                <table:data-pilot-member table:name="29324" table:display="true" table:show-details="true"/>
                <table:data-pilot-member table:name="29341" table:display="true" table:show-details="true"/>
                <table:data-pilot-member table:name="29343" table:display="true" table:show-details="true"/>
                <table:data-pilot-member table:name="29348" table:display="true" table:show-details="true"/>
                <table:data-pilot-member table:name="29356" table:display="true" table:show-details="true"/>
                <table:data-pilot-member table:name="29358" table:display="true" table:show-details="true"/>
                <table:data-pilot-member table:name="29379" table:display="true" table:show-details="true"/>
                <table:data-pilot-member table:name="29391" table:display="true" table:show-details="true"/>
                <table:data-pilot-member table:name="29411" table:display="true" table:show-details="true"/>
                <table:data-pilot-member table:name="29441" table:display="true" table:show-details="true"/>
                <table:data-pilot-member table:name="29447" table:display="true" table:show-details="true"/>
                <table:data-pilot-member table:name="29449" table:display="true" table:show-details="true"/>
                <table:data-pilot-member table:name="29460" table:display="true" table:show-details="true"/>
                <table:data-pilot-member table:name="29465" table:display="true" table:show-details="true"/>
                <table:data-pilot-member table:name="29470" table:display="true" table:show-details="true"/>
                <table:data-pilot-member table:name="29474" table:display="true" table:show-details="true"/>
                <table:data-pilot-member table:name="29481" table:display="true" table:show-details="true"/>
                <table:data-pilot-member table:name="29487" table:display="true" table:show-details="true"/>
                <table:data-pilot-member table:name="29500" table:display="true" table:show-details="true"/>
                <table:data-pilot-member table:name="29501" table:display="true" table:show-details="true"/>
                <table:data-pilot-member table:name="29504" table:display="true" table:show-details="true"/>
                <table:data-pilot-member table:name="29505" table:display="true" table:show-details="true"/>
                <table:data-pilot-member table:name="29513" table:display="true" table:show-details="true"/>
                <table:data-pilot-member table:name="29540" table:display="true" table:show-details="true"/>
                <table:data-pilot-member table:name="29546" table:display="true" table:show-details="true"/>
                <table:data-pilot-member table:name="29549" table:display="true" table:show-details="true"/>
                <table:data-pilot-member table:name="29554" table:display="true" table:show-details="true"/>
                <table:data-pilot-member table:name="29558" table:display="true" table:show-details="true"/>
                <table:data-pilot-member table:name="29564" table:display="true" table:show-details="true"/>
                <table:data-pilot-member table:name="29575" table:display="true" table:show-details="true"/>
                <table:data-pilot-member table:name="29579" table:display="true" table:show-details="true"/>
                <table:data-pilot-member table:name="29581" table:display="true" table:show-details="true"/>
                <table:data-pilot-member table:name="29592" table:display="true" table:show-details="true"/>
                <table:data-pilot-member table:name="29606" table:display="true" table:show-details="true"/>
                <table:data-pilot-member table:name="29630" table:display="true" table:show-details="true"/>
                <table:data-pilot-member table:name="29637" table:display="true" table:show-details="true"/>
                <table:data-pilot-member table:name="29647" table:display="true" table:show-details="true"/>
                <table:data-pilot-member table:name="29649" table:display="true" table:show-details="true"/>
                <table:data-pilot-member table:name="29661" table:display="true" table:show-details="true"/>
                <table:data-pilot-member table:name="29671" table:display="true" table:show-details="true"/>
                <table:data-pilot-member table:name="29684" table:display="true" table:show-details="true"/>
                <table:data-pilot-member table:name="29686" table:display="true" table:show-details="true"/>
                <table:data-pilot-member table:name="29699" table:display="true" table:show-details="true"/>
                <table:data-pilot-member table:name="29716" table:display="true" table:show-details="true"/>
                <table:data-pilot-member table:name="29727" table:display="true" table:show-details="true"/>
                <table:data-pilot-member table:name="29734" table:display="true" table:show-details="true"/>
                <table:data-pilot-member table:name="29743" table:display="true" table:show-details="true"/>
                <table:data-pilot-member table:name="29745" table:display="true" table:show-details="true"/>
                <table:data-pilot-member table:name="29746" table:display="true" table:show-details="true"/>
                <table:data-pilot-member table:name="29756" table:display="true" table:show-details="true"/>
                <table:data-pilot-member table:name="29757" table:display="true" table:show-details="true"/>
                <table:data-pilot-member table:name="29771" table:display="true" table:show-details="true"/>
                <table:data-pilot-member table:name="29772" table:display="true" table:show-details="true"/>
                <table:data-pilot-member table:name="29778" table:display="true" table:show-details="true"/>
                <table:data-pilot-member table:name="29780" table:display="true" table:show-details="true"/>
                <table:data-pilot-member table:name="29792" table:display="true" table:show-details="true"/>
                <table:data-pilot-member table:name="29794" table:display="true" table:show-details="true"/>
                <table:data-pilot-member table:name="29801" table:display="true" table:show-details="true"/>
                <table:data-pilot-member table:name="29808" table:display="true" table:show-details="true"/>
                <table:data-pilot-member table:name="29811" table:display="true" table:show-details="true"/>
                <table:data-pilot-member table:name="29822" table:display="true" table:show-details="true"/>
                <table:data-pilot-member table:name="29825" table:display="true" table:show-details="true"/>
                <table:data-pilot-member table:name="29838" table:display="true" table:show-details="true"/>
                <table:data-pilot-member table:name="29852" table:display="true" table:show-details="true"/>
                <table:data-pilot-member table:name="29854" table:display="true" table:show-details="true"/>
                <table:data-pilot-member table:name="29862" table:display="true" table:show-details="true"/>
                <table:data-pilot-member table:name="29886" table:display="true" table:show-details="true"/>
                <table:data-pilot-member table:name="29890" table:display="true" table:show-details="true"/>
                <table:data-pilot-member table:name="29900" table:display="true" table:show-details="true"/>
                <table:data-pilot-member table:name="29902" table:display="true" table:show-details="true"/>
                <table:data-pilot-member table:name="29909" table:display="true" table:show-details="true"/>
                <table:data-pilot-member table:name="29919" table:display="true" table:show-details="true"/>
                <table:data-pilot-member table:name="29920" table:display="true" table:show-details="true"/>
                <table:data-pilot-member table:name="29921" table:display="true" table:show-details="true"/>
                <table:data-pilot-member table:name="29950" table:display="true" table:show-details="true"/>
                <table:data-pilot-member table:name="29973" table:display="true" table:show-details="true"/>
                <table:data-pilot-member table:name="29977" table:display="true" table:show-details="true"/>
                <table:data-pilot-member table:name="29987" table:display="true" table:show-details="true"/>
                <table:data-pilot-member table:name="29995" table:display="true" table:show-details="true"/>
                <table:data-pilot-member table:name="30000" table:display="true" table:show-details="true"/>
                <table:data-pilot-member table:name="30014" table:display="true" table:show-details="true"/>
                <table:data-pilot-member table:name="30025" table:display="true" table:show-details="true"/>
                <table:data-pilot-member table:name="30036" table:display="true" table:show-details="true"/>
                <table:data-pilot-member table:name="30056" table:display="true" table:show-details="true"/>
                <table:data-pilot-member table:name="30079" table:display="true" table:show-details="true"/>
                <table:data-pilot-member table:name="30082" table:display="true" table:show-details="true"/>
                <table:data-pilot-member table:name="30084" table:display="true" table:show-details="true"/>
                <table:data-pilot-member table:name="30085" table:display="true" table:show-details="true"/>
                <table:data-pilot-member table:name="30088" table:display="true" table:show-details="true"/>
                <table:data-pilot-member table:name="30089" table:display="true" table:show-details="true"/>
                <table:data-pilot-member table:name="30092" table:display="true" table:show-details="true"/>
                <table:data-pilot-member table:name="30094" table:display="true" table:show-details="true"/>
                <table:data-pilot-member table:name="30107" table:display="true" table:show-details="true"/>
                <table:data-pilot-member table:name="30121" table:display="true" table:show-details="true"/>
                <table:data-pilot-member table:name="30123" table:display="true" table:show-details="true"/>
                <table:data-pilot-member table:name="30137" table:display="true" table:show-details="true"/>
                <table:data-pilot-member table:name="30149" table:display="true" table:show-details="true"/>
                <table:data-pilot-member table:name="30154" table:display="true" table:show-details="true"/>
                <table:data-pilot-member table:name="30159" table:display="true" table:show-details="true"/>
                <table:data-pilot-member table:name="30162" table:display="true" table:show-details="true"/>
                <table:data-pilot-member table:name="30177" table:display="true" table:show-details="true"/>
                <table:data-pilot-member table:name="30179" table:display="true" table:show-details="true"/>
                <table:data-pilot-member table:name="30184" table:display="true" table:show-details="true"/>
                <table:data-pilot-member table:name="30185" table:display="true" table:show-details="true"/>
                <table:data-pilot-member table:name="30200" table:display="true" table:show-details="true"/>
                <table:data-pilot-member table:name="30205" table:display="true" table:show-details="true"/>
                <table:data-pilot-member table:name="30206" table:display="true" table:show-details="true"/>
                <table:data-pilot-member table:name="30208" table:display="true" table:show-details="true"/>
                <table:data-pilot-member table:name="30223" table:display="true" table:show-details="true"/>
                <table:data-pilot-member table:name="30237" table:display="true" table:show-details="true"/>
                <table:data-pilot-member table:name="30277" table:display="true" table:show-details="true"/>
                <table:data-pilot-member table:name="30282" table:display="true" table:show-details="true"/>
                <table:data-pilot-member table:name="30291" table:display="true" table:show-details="true"/>
                <table:data-pilot-member table:name="30295" table:display="true" table:show-details="true"/>
                <table:data-pilot-member table:name="30299" table:display="true" table:show-details="true"/>
                <table:data-pilot-member table:name="30322" table:display="true" table:show-details="true"/>
                <table:data-pilot-member table:name="30328" table:display="true" table:show-details="true"/>
                <table:data-pilot-member table:name="30349" table:display="true" table:show-details="true"/>
                <table:data-pilot-member table:name="30361" table:display="true" table:show-details="true"/>
                <table:data-pilot-member table:name="30371" table:display="true" table:show-details="true"/>
                <table:data-pilot-member table:name="30373" table:display="true" table:show-details="true"/>
                <table:data-pilot-member table:name="30374" table:display="true" table:show-details="true"/>
                <table:data-pilot-member table:name="30387" table:display="true" table:show-details="true"/>
                <table:data-pilot-member table:name="30390" table:display="true" table:show-details="true"/>
                <table:data-pilot-member table:name="30397" table:display="true" table:show-details="true"/>
                <table:data-pilot-member table:name="30403" table:display="true" table:show-details="true"/>
                <table:data-pilot-member table:name="30408" table:display="true" table:show-details="true"/>
                <table:data-pilot-member table:name="30414" table:display="true" table:show-details="true"/>
                <table:data-pilot-member table:name="30427" table:display="true" table:show-details="true"/>
                <table:data-pilot-member table:name="30431" table:display="true" table:show-details="true"/>
                <table:data-pilot-member table:name="30435" table:display="true" table:show-details="true"/>
                <table:data-pilot-member table:name="30440" table:display="true" table:show-details="true"/>
                <table:data-pilot-member table:name="30445" table:display="true" table:show-details="true"/>
                <table:data-pilot-member table:name="30449" table:display="true" table:show-details="true"/>
                <table:data-pilot-member table:name="30450" table:display="true" table:show-details="true"/>
                <table:data-pilot-member table:name="30455" table:display="true" table:show-details="true"/>
                <table:data-pilot-member table:name="30466" table:display="true" table:show-details="true"/>
                <table:data-pilot-member table:name="30469" table:display="true" table:show-details="true"/>
                <table:data-pilot-member table:name="30474" table:display="true" table:show-details="true"/>
                <table:data-pilot-member table:name="30482" table:display="true" table:show-details="true"/>
                <table:data-pilot-member table:name="30484" table:display="true" table:show-details="true"/>
                <table:data-pilot-member table:name="30485" table:display="true" table:show-details="true"/>
                <table:data-pilot-member table:name="30493" table:display="true" table:show-details="true"/>
                <table:data-pilot-member table:name="30495" table:display="true" table:show-details="true"/>
                <table:data-pilot-member table:name="30503" table:display="true" table:show-details="true"/>
                <table:data-pilot-member table:name="30512" table:display="true" table:show-details="true"/>
                <table:data-pilot-member table:name="30514" table:display="true" table:show-details="true"/>
                <table:data-pilot-member table:name="30516" table:display="true" table:show-details="true"/>
                <table:data-pilot-member table:name="30518" table:display="true" table:show-details="true"/>
                <table:data-pilot-member table:name="30522" table:display="true" table:show-details="true"/>
                <table:data-pilot-member table:name="30532" table:display="true" table:show-details="true"/>
                <table:data-pilot-member table:name="30541" table:display="true" table:show-details="true"/>
                <table:data-pilot-member table:name="30559" table:display="true" table:show-details="true"/>
                <table:data-pilot-member table:name="30571" table:display="true" table:show-details="true"/>
                <table:data-pilot-member table:name="30593" table:display="true" table:show-details="true"/>
                <table:data-pilot-member table:name="30616" table:display="true" table:show-details="true"/>
                <table:data-pilot-member table:name="30617" table:display="true" table:show-details="true"/>
                <table:data-pilot-member table:name="30653" table:display="true" table:show-details="true"/>
                <table:data-pilot-member table:name="30663" table:display="true" table:show-details="true"/>
                <table:data-pilot-member table:name="30665" table:display="true" table:show-details="true"/>
                <table:data-pilot-member table:name="30667" table:display="true" table:show-details="true"/>
                <table:data-pilot-member table:name="30671" table:display="true" table:show-details="true"/>
                <table:data-pilot-member table:name="30673" table:display="true" table:show-details="true"/>
                <table:data-pilot-member table:name="30675" table:display="true" table:show-details="true"/>
                <table:data-pilot-member table:name="30686" table:display="true" table:show-details="true"/>
                <table:data-pilot-member table:name="30698" table:display="true" table:show-details="true"/>
                <table:data-pilot-member table:name="30704" table:display="true" table:show-details="true"/>
                <table:data-pilot-member table:name="30708" table:display="true" table:show-details="true"/>
                <table:data-pilot-member table:name="30710" table:display="true" table:show-details="true"/>
                <table:data-pilot-member table:name="30738" table:display="true" table:show-details="true"/>
                <table:data-pilot-member table:name="30744" table:display="true" table:show-details="true"/>
                <table:data-pilot-member table:name="30750" table:display="true" table:show-details="true"/>
                <table:data-pilot-member table:name="30758" table:display="true" table:show-details="true"/>
                <table:data-pilot-member table:name="30776" table:display="true" table:show-details="true"/>
                <table:data-pilot-member table:name="30786" table:display="true" table:show-details="true"/>
                <table:data-pilot-member table:name="30787" table:display="true" table:show-details="true"/>
                <table:data-pilot-member table:name="30805" table:display="true" table:show-details="true"/>
                <table:data-pilot-member table:name="30806" table:display="true" table:show-details="true"/>
                <table:data-pilot-member table:name="30812" table:display="true" table:show-details="true"/>
                <table:data-pilot-member table:name="30815" table:display="true" table:show-details="true"/>
                <table:data-pilot-member table:name="30817" table:display="true" table:show-details="true"/>
                <table:data-pilot-member table:name="30819" table:display="true" table:show-details="true"/>
                <table:data-pilot-member table:name="30839" table:display="true" table:show-details="true"/>
                <table:data-pilot-member table:name="30848" table:display="true" table:show-details="true"/>
                <table:data-pilot-member table:name="30864" table:display="true" table:show-details="true"/>
                <table:data-pilot-member table:name="30866" table:display="true" table:show-details="true"/>
                <table:data-pilot-member table:name="30867" table:display="true" table:show-details="true"/>
                <table:data-pilot-member table:name="30869" table:display="true" table:show-details="true"/>
                <table:data-pilot-member table:name="30879" table:display="true" table:show-details="true"/>
                <table:data-pilot-member table:name="30926" table:display="true" table:show-details="true"/>
                <table:data-pilot-member table:name="30929" table:display="true" table:show-details="true"/>
                <table:data-pilot-member table:name="30931" table:display="true" table:show-details="true"/>
                <table:data-pilot-member table:name="30950" table:display="true" table:show-details="true"/>
                <table:data-pilot-member table:name="30954" table:display="true" table:show-details="true"/>
                <table:data-pilot-member table:name="30964" table:display="true" table:show-details="true"/>
                <table:data-pilot-member table:name="30983" table:display="true" table:show-details="true"/>
                <table:data-pilot-member table:name="30984" table:display="true" table:show-details="true"/>
                <table:data-pilot-member table:name="30997" table:display="true" table:show-details="true"/>
                <table:data-pilot-member table:name="31009" table:display="true" table:show-details="true"/>
                <table:data-pilot-member table:name="31021" table:display="true" table:show-details="true"/>
                <table:data-pilot-member table:name="31032" table:display="true" table:show-details="true"/>
                <table:data-pilot-member table:name="31036" table:display="true" table:show-details="true"/>
                <table:data-pilot-member table:name="31050" table:display="true" table:show-details="true"/>
                <table:data-pilot-member table:name="31053" table:display="true" table:show-details="true"/>
                <table:data-pilot-member table:name="31054" table:display="true" table:show-details="true"/>
                <table:data-pilot-member table:name="31058" table:display="true" table:show-details="true"/>
                <table:data-pilot-member table:name="31065" table:display="true" table:show-details="true"/>
                <table:data-pilot-member table:name="31094" table:display="true" table:show-details="true"/>
                <table:data-pilot-member table:name="31107" table:display="true" table:show-details="true"/>
                <table:data-pilot-member table:name="31117" table:display="true" table:show-details="true"/>
                <table:data-pilot-member table:name="31130" table:display="true" table:show-details="true"/>
                <table:data-pilot-member table:name="31135" table:display="true" table:show-details="true"/>
                <table:data-pilot-member table:name="31137" table:display="true" table:show-details="true"/>
                <table:data-pilot-member table:name="31161" table:display="true" table:show-details="true"/>
                <table:data-pilot-member table:name="31162" table:display="true" table:show-details="true"/>
                <table:data-pilot-member table:name="31181" table:display="true" table:show-details="true"/>
                <table:data-pilot-member table:name="31196" table:display="true" table:show-details="true"/>
                <table:data-pilot-member table:name="31197" table:display="true" table:show-details="true"/>
                <table:data-pilot-member table:name="31203" table:display="true" table:show-details="true"/>
                <table:data-pilot-member table:name="31210" table:display="true" table:show-details="true"/>
                <table:data-pilot-member table:name="31221" table:display="true" table:show-details="true"/>
                <table:data-pilot-member table:name="31238" table:display="true" table:show-details="true"/>
                <table:data-pilot-member table:name="31239" table:display="true" table:show-details="true"/>
                <table:data-pilot-member table:name="31244" table:display="true" table:show-details="true"/>
                <table:data-pilot-member table:name="31263" table:display="true" table:show-details="true"/>
                <table:data-pilot-member table:name="31283" table:display="true" table:show-details="true"/>
                <table:data-pilot-member table:name="31299" table:display="true" table:show-details="true"/>
                <table:data-pilot-member table:name="31306" table:display="true" table:show-details="true"/>
                <table:data-pilot-member table:name="31314" table:display="true" table:show-details="true"/>
                <table:data-pilot-member table:name="31321" table:display="true" table:show-details="true"/>
                <table:data-pilot-member table:name="31330" table:display="true" table:show-details="true"/>
                <table:data-pilot-member table:name="31350" table:display="true" table:show-details="true"/>
                <table:data-pilot-member table:name="31364" table:display="true" table:show-details="true"/>
                <table:data-pilot-member table:name="31381" table:display="true" table:show-details="true"/>
                <table:data-pilot-member table:name="31409" table:display="true" table:show-details="true"/>
                <table:data-pilot-member table:name="31416" table:display="true" table:show-details="true"/>
                <table:data-pilot-member table:name="31420" table:display="true" table:show-details="true"/>
                <table:data-pilot-member table:name="31441" table:display="true" table:show-details="true"/>
                <table:data-pilot-member table:name="31445" table:display="true" table:show-details="true"/>
                <table:data-pilot-member table:name="31461" table:display="true" table:show-details="true"/>
                <table:data-pilot-member table:name="31467" table:display="true" table:show-details="true"/>
                <table:data-pilot-member table:name="31483" table:display="true" table:show-details="true"/>
                <table:data-pilot-member table:name="31493" table:display="true" table:show-details="true"/>
                <table:data-pilot-member table:name="31497" table:display="true" table:show-details="true"/>
                <table:data-pilot-member table:name="31506" table:display="true" table:show-details="true"/>
                <table:data-pilot-member table:name="31517" table:display="true" table:show-details="true"/>
                <table:data-pilot-member table:name="31526" table:display="true" table:show-details="true"/>
                <table:data-pilot-member table:name="31539" table:display="true" table:show-details="true"/>
                <table:data-pilot-member table:name="31604" table:display="true" table:show-details="true"/>
                <table:data-pilot-member table:name="31628" table:display="true" table:show-details="true"/>
                <table:data-pilot-member table:name="31631" table:display="true" table:show-details="true"/>
                <table:data-pilot-member table:name="31639" table:display="true" table:show-details="true"/>
                <table:data-pilot-member table:name="31642" table:display="true" table:show-details="true"/>
                <table:data-pilot-member table:name="31643" table:display="true" table:show-details="true"/>
                <table:data-pilot-member table:name="31652" table:display="true" table:show-details="true"/>
                <table:data-pilot-member table:name="31671" table:display="true" table:show-details="true"/>
                <table:data-pilot-member table:name="31680" table:display="true" table:show-details="true"/>
                <table:data-pilot-member table:name="31706" table:display="true" table:show-details="true"/>
                <table:data-pilot-member table:name="31708" table:display="true" table:show-details="true"/>
                <table:data-pilot-member table:name="31709" table:display="true" table:show-details="true"/>
                <table:data-pilot-member table:name="31717" table:display="true" table:show-details="true"/>
                <table:data-pilot-member table:name="31719" table:display="true" table:show-details="true"/>
                <table:data-pilot-member table:name="31749" table:display="true" table:show-details="true"/>
                <table:data-pilot-member table:name="31759" table:display="true" table:show-details="true"/>
                <table:data-pilot-member table:name="31767" table:display="true" table:show-details="true"/>
                <table:data-pilot-member table:name="31790" table:display="true" table:show-details="true"/>
                <table:data-pilot-member table:name="31797" table:display="true" table:show-details="true"/>
                <table:data-pilot-member table:name="31803" table:display="true" table:show-details="true"/>
                <table:data-pilot-member table:name="31805" table:display="true" table:show-details="true"/>
                <table:data-pilot-member table:name="31811" table:display="true" table:show-details="true"/>
                <table:data-pilot-member table:name="31814" table:display="true" table:show-details="true"/>
                <table:data-pilot-member table:name="31827" table:display="true" table:show-details="true"/>
                <table:data-pilot-member table:name="31836" table:display="true" table:show-details="true"/>
                <table:data-pilot-member table:name="31845" table:display="true" table:show-details="true"/>
                <table:data-pilot-member table:name="31855" table:display="true" table:show-details="true"/>
                <table:data-pilot-member table:name="31864" table:display="true" table:show-details="true"/>
                <table:data-pilot-member table:name="31876" table:display="true" table:show-details="true"/>
                <table:data-pilot-member table:name="31902" table:display="true" table:show-details="true"/>
                <table:data-pilot-member table:name="31908" table:display="true" table:show-details="true"/>
                <table:data-pilot-member table:name="31912" table:display="true" table:show-details="true"/>
                <table:data-pilot-member table:name="31915" table:display="true" table:show-details="true"/>
                <table:data-pilot-member table:name="31922" table:display="true" table:show-details="true"/>
                <table:data-pilot-member table:name="31932" table:display="true" table:show-details="true"/>
                <table:data-pilot-member table:name="31939" table:display="true" table:show-details="true"/>
                <table:data-pilot-member table:name="31956" table:display="true" table:show-details="true"/>
                <table:data-pilot-member table:name="31960" table:display="true" table:show-details="true"/>
                <table:data-pilot-member table:name="31966" table:display="true" table:show-details="true"/>
                <table:data-pilot-member table:name="31981" table:display="true" table:show-details="true"/>
                <table:data-pilot-member table:name="31986" table:display="true" table:show-details="true"/>
                <table:data-pilot-member table:name="31988" table:display="true" table:show-details="true"/>
                <table:data-pilot-member table:name="31990" table:display="true" table:show-details="true"/>
                <table:data-pilot-member table:name="31997" table:display="true" table:show-details="true"/>
                <table:data-pilot-member table:name="32009" table:display="true" table:show-details="true"/>
                <table:data-pilot-member table:name="32010" table:display="true" table:show-details="true"/>
                <table:data-pilot-member table:name="32014" table:display="true" table:show-details="true"/>
                <table:data-pilot-member table:name="32022" table:display="true" table:show-details="true"/>
                <table:data-pilot-member table:name="32029" table:display="true" table:show-details="true"/>
                <table:data-pilot-member table:name="32031" table:display="true" table:show-details="true"/>
                <table:data-pilot-member table:name="32046" table:display="true" table:show-details="true"/>
                <table:data-pilot-member table:name="32048" table:display="true" table:show-details="true"/>
                <table:data-pilot-member table:name="32049" table:display="true" table:show-details="true"/>
                <table:data-pilot-member table:name="32065" table:display="true" table:show-details="true"/>
                <table:data-pilot-member table:name="32070" table:display="true" table:show-details="true"/>
                <table:data-pilot-member table:name="32071" table:display="true" table:show-details="true"/>
                <table:data-pilot-member table:name="32073" table:display="true" table:show-details="true"/>
                <table:data-pilot-member table:name="32103" table:display="true" table:show-details="true"/>
                <table:data-pilot-member table:name="32110" table:display="true" table:show-details="true"/>
                <table:data-pilot-member table:name="32123" table:display="true" table:show-details="true"/>
                <table:data-pilot-member table:name="32127" table:display="true" table:show-details="true"/>
                <table:data-pilot-member table:name="32132" table:display="true" table:show-details="true"/>
                <table:data-pilot-member table:name="32137" table:display="true" table:show-details="true"/>
                <table:data-pilot-member table:name="32161" table:display="true" table:show-details="true"/>
                <table:data-pilot-member table:name="32163" table:display="true" table:show-details="true"/>
                <table:data-pilot-member table:name="32164" table:display="true" table:show-details="true"/>
                <table:data-pilot-member table:name="32166" table:display="true" table:show-details="true"/>
                <table:data-pilot-member table:name="32167" table:display="true" table:show-details="true"/>
                <table:data-pilot-member table:name="32170" table:display="true" table:show-details="true"/>
                <table:data-pilot-member table:name="32175" table:display="true" table:show-details="true"/>
                <table:data-pilot-member table:name="32177" table:display="true" table:show-details="true"/>
                <table:data-pilot-member table:name="32180" table:display="true" table:show-details="true"/>
                <table:data-pilot-member table:name="32185" table:display="true" table:show-details="true"/>
                <table:data-pilot-member table:name="32206" table:display="true" table:show-details="true"/>
                <table:data-pilot-member table:name="32209" table:display="true" table:show-details="true"/>
                <table:data-pilot-member table:name="32247" table:display="true" table:show-details="true"/>
                <table:data-pilot-member table:name="32259" table:display="true" table:show-details="true"/>
                <table:data-pilot-member table:name="32262" table:display="true" table:show-details="true"/>
                <table:data-pilot-member table:name="32276" table:display="true" table:show-details="true"/>
                <table:data-pilot-member table:name="32301" table:display="true" table:show-details="true"/>
                <table:data-pilot-member table:name="32302" table:display="true" table:show-details="true"/>
                <table:data-pilot-member table:name="32324" table:display="true" table:show-details="true"/>
                <table:data-pilot-member table:name="32330" table:display="true" table:show-details="true"/>
                <table:data-pilot-member table:name="32336" table:display="true" table:show-details="true"/>
                <table:data-pilot-member table:name="32346" table:display="true" table:show-details="true"/>
                <table:data-pilot-member table:name="32350" table:display="true" table:show-details="true"/>
                <table:data-pilot-member table:name="32353" table:display="true" table:show-details="true"/>
                <table:data-pilot-member table:name="32359" table:display="true" table:show-details="true"/>
                <table:data-pilot-member table:name="32371" table:display="true" table:show-details="true"/>
                <table:data-pilot-member table:name="32378" table:display="true" table:show-details="true"/>
                <table:data-pilot-member table:name="32382" table:display="true" table:show-details="true"/>
                <table:data-pilot-member table:name="32415" table:display="true" table:show-details="true"/>
                <table:data-pilot-member table:name="32420" table:display="true" table:show-details="true"/>
                <table:data-pilot-member table:name="32426" table:display="true" table:show-details="true"/>
                <table:data-pilot-member table:name="32440" table:display="true" table:show-details="true"/>
                <table:data-pilot-member table:name="32441" table:display="true" table:show-details="true"/>
                <table:data-pilot-member table:name="32443" table:display="true" table:show-details="true"/>
                <table:data-pilot-member table:name="32445" table:display="true" table:show-details="true"/>
                <table:data-pilot-member table:name="32450" table:display="true" table:show-details="true"/>
                <table:data-pilot-member table:name="32453" table:display="true" table:show-details="true"/>
                <table:data-pilot-member table:name="32461" table:display="true" table:show-details="true"/>
                <table:data-pilot-member table:name="32473" table:display="true" table:show-details="true"/>
                <table:data-pilot-member table:name="32487" table:display="true" table:show-details="true"/>
                <table:data-pilot-member table:name="32490" table:display="true" table:show-details="true"/>
                <table:data-pilot-member table:name="32504" table:display="true" table:show-details="true"/>
                <table:data-pilot-member table:name="32539" table:display="true" table:show-details="true"/>
                <table:data-pilot-member table:name="32542" table:display="true" table:show-details="true"/>
                <table:data-pilot-member table:name="32547" table:display="true" table:show-details="true"/>
                <table:data-pilot-member table:name="32550" table:display="true" table:show-details="true"/>
                <table:data-pilot-member table:name="32551" table:display="true" table:show-details="true"/>
                <table:data-pilot-member table:name="32553" table:display="true" table:show-details="true"/>
                <table:data-pilot-member table:name="32560" table:display="true" table:show-details="true"/>
                <table:data-pilot-member table:name="32571" table:display="true" table:show-details="true"/>
                <table:data-pilot-member table:name="32574" table:display="true" table:show-details="true"/>
                <table:data-pilot-member table:name="32579" table:display="true" table:show-details="true"/>
                <table:data-pilot-member table:name="32581" table:display="true" table:show-details="true"/>
                <table:data-pilot-member table:name="32589" table:display="true" table:show-details="true"/>
                <table:data-pilot-member table:name="32609" table:display="true" table:show-details="true"/>
                <table:data-pilot-member table:name="32615" table:display="true" table:show-details="true"/>
                <table:data-pilot-member table:name="32628" table:display="true" table:show-details="true"/>
                <table:data-pilot-member table:name="32641" table:display="true" table:show-details="true"/>
                <table:data-pilot-member table:name="32646" table:display="true" table:show-details="true"/>
                <table:data-pilot-member table:name="32654" table:display="true" table:show-details="true"/>
                <table:data-pilot-member table:name="32669" table:display="true" table:show-details="true"/>
                <table:data-pilot-member table:name="32674" table:display="true" table:show-details="true"/>
                <table:data-pilot-member table:name="32677" table:display="true" table:show-details="true"/>
                <table:data-pilot-member table:name="32678" table:display="true" table:show-details="true"/>
                <table:data-pilot-member table:name="32679" table:display="true" table:show-details="true"/>
                <table:data-pilot-member table:name="32694" table:display="true" table:show-details="true"/>
                <table:data-pilot-member table:name="32702" table:display="true" table:show-details="true"/>
                <table:data-pilot-member table:name="32718" table:display="true" table:show-details="true"/>
                <table:data-pilot-member table:name="32723" table:display="true" table:show-details="true"/>
                <table:data-pilot-member table:name="32737" table:display="true" table:show-details="true"/>
                <table:data-pilot-member table:name="32757" table:display="true" table:show-details="true"/>
                <table:data-pilot-member table:name="32763" table:display="true" table:show-details="true"/>
                <table:data-pilot-member table:name="32764" table:display="true" table:show-details="true"/>
                <table:data-pilot-member table:name="32765" table:display="true" table:show-details="true"/>
                <table:data-pilot-member table:name="32767" table:display="true" table:show-details="true"/>
                <table:data-pilot-member table:name="32773" table:display="true" table:show-details="true"/>
                <table:data-pilot-member table:name="32775" table:display="true" table:show-details="true"/>
                <table:data-pilot-member table:name="32787" table:display="true" table:show-details="true"/>
                <table:data-pilot-member table:name="32800" table:display="true" table:show-details="true"/>
                <table:data-pilot-member table:name="32812" table:display="true" table:show-details="true"/>
                <table:data-pilot-member table:name="32813" table:display="true" table:show-details="true"/>
                <table:data-pilot-member table:name="32825" table:display="true" table:show-details="true"/>
                <table:data-pilot-member table:name="32834" table:display="true" table:show-details="true"/>
                <table:data-pilot-member table:name="32835" table:display="true" table:show-details="true"/>
                <table:data-pilot-member table:name="32837" table:display="true" table:show-details="true"/>
                <table:data-pilot-member table:name="32851" table:display="true" table:show-details="true"/>
                <table:data-pilot-member table:name="32858" table:display="true" table:show-details="true"/>
                <table:data-pilot-member table:name="32880" table:display="true" table:show-details="true"/>
                <table:data-pilot-member table:name="32886" table:display="true" table:show-details="true"/>
                <table:data-pilot-member table:name="32906" table:display="true" table:show-details="true"/>
                <table:data-pilot-member table:name="32909" table:display="true" table:show-details="true"/>
                <table:data-pilot-member table:name="32922" table:display="true" table:show-details="true"/>
                <table:data-pilot-member table:name="32930" table:display="true" table:show-details="true"/>
                <table:data-pilot-member table:name="32934" table:display="true" table:show-details="true"/>
                <table:data-pilot-member table:name="32951" table:display="true" table:show-details="true"/>
                <table:data-pilot-member table:name="32954" table:display="true" table:show-details="true"/>
                <table:data-pilot-member table:name="32970" table:display="true" table:show-details="true"/>
                <table:data-pilot-member table:name="33038" table:display="true" table:show-details="true"/>
                <table:data-pilot-member table:name="33040" table:display="true" table:show-details="true"/>
                <table:data-pilot-member table:name="33085" table:display="true" table:show-details="true"/>
                <table:data-pilot-member table:name="33086" table:display="true" table:show-details="true"/>
                <table:data-pilot-member table:name="33088" table:display="true" table:show-details="true"/>
                <table:data-pilot-member table:name="33090" table:display="true" table:show-details="true"/>
                <table:data-pilot-member table:name="33094" table:display="true" table:show-details="true"/>
                <table:data-pilot-member table:name="33098" table:display="true" table:show-details="true"/>
                <table:data-pilot-member table:name="33104" table:display="true" table:show-details="true"/>
                <table:data-pilot-member table:name="33122" table:display="true" table:show-details="true"/>
                <table:data-pilot-member table:name="33124" table:display="true" table:show-details="true"/>
                <table:data-pilot-member table:name="33133" table:display="true" table:show-details="true"/>
                <table:data-pilot-member table:name="33144" table:display="true" table:show-details="true"/>
                <table:data-pilot-member table:name="33145" table:display="true" table:show-details="true"/>
                <table:data-pilot-member table:name="33153" table:display="true" table:show-details="true"/>
                <table:data-pilot-member table:name="33172" table:display="true" table:show-details="true"/>
                <table:data-pilot-member table:name="33189" table:display="true" table:show-details="true"/>
                <table:data-pilot-member table:name="33194" table:display="true" table:show-details="true"/>
                <table:data-pilot-member table:name="33209" table:display="true" table:show-details="true"/>
                <table:data-pilot-member table:name="33224" table:display="true" table:show-details="true"/>
                <table:data-pilot-member table:name="33238" table:display="true" table:show-details="true"/>
                <table:data-pilot-member table:name="33284" table:display="true" table:show-details="true"/>
                <table:data-pilot-member table:name="33293" table:display="true" table:show-details="true"/>
                <table:data-pilot-member table:name="33301" table:display="true" table:show-details="true"/>
                <table:data-pilot-member table:name="33307" table:display="true" table:show-details="true"/>
                <table:data-pilot-member table:name="33329" table:display="true" table:show-details="true"/>
                <table:data-pilot-member table:name="33335" table:display="true" table:show-details="true"/>
                <table:data-pilot-member table:name="33346" table:display="true" table:show-details="true"/>
                <table:data-pilot-member table:name="33348" table:display="true" table:show-details="true"/>
                <table:data-pilot-member table:name="33351" table:display="true" table:show-details="true"/>
                <table:data-pilot-member table:name="33352" table:display="true" table:show-details="true"/>
                <table:data-pilot-member table:name="33370" table:display="true" table:show-details="true"/>
                <table:data-pilot-member table:name="33379" table:display="true" table:show-details="true"/>
                <table:data-pilot-member table:name="33401" table:display="true" table:show-details="true"/>
                <table:data-pilot-member table:name="33406" table:display="true" table:show-details="true"/>
                <table:data-pilot-member table:name="33415" table:display="true" table:show-details="true"/>
                <table:data-pilot-member table:name="33431" table:display="true" table:show-details="true"/>
                <table:data-pilot-member table:name="33446" table:display="true" table:show-details="true"/>
                <table:data-pilot-member table:name="33447" table:display="true" table:show-details="true"/>
                <table:data-pilot-member table:name="33470" table:display="true" table:show-details="true"/>
                <table:data-pilot-member table:name="33475" table:display="true" table:show-details="true"/>
                <table:data-pilot-member table:name="33478" table:display="true" table:show-details="true"/>
                <table:data-pilot-member table:name="33493" table:display="true" table:show-details="true"/>
                <table:data-pilot-member table:name="33494" table:display="true" table:show-details="true"/>
                <table:data-pilot-member table:name="33497" table:display="true" table:show-details="true"/>
                <table:data-pilot-member table:name="33500" table:display="true" table:show-details="true"/>
                <table:data-pilot-member table:name="33502" table:display="true" table:show-details="true"/>
                <table:data-pilot-member table:name="33504" table:display="true" table:show-details="true"/>
                <table:data-pilot-member table:name="33505" table:display="true" table:show-details="true"/>
                <table:data-pilot-member table:name="33507" table:display="true" table:show-details="true"/>
                <table:data-pilot-member table:name="33509" table:display="true" table:show-details="true"/>
                <table:data-pilot-member table:name="33528" table:display="true" table:show-details="true"/>
                <table:data-pilot-member table:name="33536" table:display="true" table:show-details="true"/>
                <table:data-pilot-member table:name="33543" table:display="true" table:show-details="true"/>
                <table:data-pilot-member table:name="33552" table:display="true" table:show-details="true"/>
                <table:data-pilot-member table:name="33557" table:display="true" table:show-details="true"/>
                <table:data-pilot-member table:name="33569" table:display="true" table:show-details="true"/>
                <table:data-pilot-member table:name="33573" table:display="true" table:show-details="true"/>
                <table:data-pilot-member table:name="33609" table:display="true" table:show-details="true"/>
                <table:data-pilot-member table:name="33631" table:display="true" table:show-details="true"/>
                <table:data-pilot-member table:name="33632" table:display="true" table:show-details="true"/>
                <table:data-pilot-member table:name="33633" table:display="true" table:show-details="true"/>
                <table:data-pilot-member table:name="33657" table:display="true" table:show-details="true"/>
                <table:data-pilot-member table:name="33672" table:display="true" table:show-details="true"/>
                <table:data-pilot-member table:name="33680" table:display="true" table:show-details="true"/>
                <table:data-pilot-member table:name="33685" table:display="true" table:show-details="true"/>
                <table:data-pilot-member table:name="33686" table:display="true" table:show-details="true"/>
                <table:data-pilot-member table:name="33692" table:display="true" table:show-details="true"/>
                <table:data-pilot-member table:name="33697" table:display="true" table:show-details="true"/>
                <table:data-pilot-member table:name="33700" table:display="true" table:show-details="true"/>
                <table:data-pilot-member table:name="33739" table:display="true" table:show-details="true"/>
                <table:data-pilot-member table:name="33744" table:display="true" table:show-details="true"/>
                <table:data-pilot-member table:name="33749" table:display="true" table:show-details="true"/>
                <table:data-pilot-member table:name="33750" table:display="true" table:show-details="true"/>
                <table:data-pilot-member table:name="33765" table:display="true" table:show-details="true"/>
                <table:data-pilot-member table:name="33780" table:display="true" table:show-details="true"/>
                <table:data-pilot-member table:name="33786" table:display="true" table:show-details="true"/>
                <table:data-pilot-member table:name="33795" table:display="true" table:show-details="true"/>
                <table:data-pilot-member table:name="33804" table:display="true" table:show-details="true"/>
                <table:data-pilot-member table:name="33815" table:display="true" table:show-details="true"/>
                <table:data-pilot-member table:name="33818" table:display="true" table:show-details="true"/>
                <table:data-pilot-member table:name="33821" table:display="true" table:show-details="true"/>
                <table:data-pilot-member table:name="33824" table:display="true" table:show-details="true"/>
                <table:data-pilot-member table:name="33838" table:display="true" table:show-details="true"/>
                <table:data-pilot-member table:name="33853" table:display="true" table:show-details="true"/>
                <table:data-pilot-member table:name="33855" table:display="true" table:show-details="true"/>
                <table:data-pilot-member table:name="33858" table:display="true" table:show-details="true"/>
                <table:data-pilot-member table:name="33871" table:display="true" table:show-details="true"/>
                <table:data-pilot-member table:name="33876" table:display="true" table:show-details="true"/>
                <table:data-pilot-member table:name="33888" table:display="true" table:show-details="true"/>
                <table:data-pilot-member table:name="33889" table:display="true" table:show-details="true"/>
                <table:data-pilot-member table:name="33891" table:display="true" table:show-details="true"/>
                <table:data-pilot-member table:name="33899" table:display="true" table:show-details="true"/>
                <table:data-pilot-member table:name="33921" table:display="true" table:show-details="true"/>
                <table:data-pilot-member table:name="33925" table:display="true" table:show-details="true"/>
                <table:data-pilot-member table:name="33948" table:display="true" table:show-details="true"/>
                <table:data-pilot-member table:name="33954" table:display="true" table:show-details="true"/>
                <table:data-pilot-member table:name="33957" table:display="true" table:show-details="true"/>
                <table:data-pilot-member table:name="33972" table:display="true" table:show-details="true"/>
                <table:data-pilot-member table:name="33974" table:display="true" table:show-details="true"/>
                <table:data-pilot-member table:name="33980" table:display="true" table:show-details="true"/>
                <table:data-pilot-member table:name="33998" table:display="true" table:show-details="true"/>
                <table:data-pilot-member table:name="34000" table:display="true" table:show-details="true"/>
                <table:data-pilot-member table:name="34003" table:display="true" table:show-details="true"/>
                <table:data-pilot-member table:name="34004" table:display="true" table:show-details="true"/>
                <table:data-pilot-member table:name="34006" table:display="true" table:show-details="true"/>
                <table:data-pilot-member table:name="34008" table:display="true" table:show-details="true"/>
                <table:data-pilot-member table:name="34041" table:display="true" table:show-details="true"/>
                <table:data-pilot-member table:name="34048" table:display="true" table:show-details="true"/>
                <table:data-pilot-member table:name="34050" table:display="true" table:show-details="true"/>
                <table:data-pilot-member table:name="34070" table:display="true" table:show-details="true"/>
                <table:data-pilot-member table:name="34071" table:display="true" table:show-details="true"/>
                <table:data-pilot-member table:name="34073" table:display="true" table:show-details="true"/>
                <table:data-pilot-member table:name="34083" table:display="true" table:show-details="true"/>
                <table:data-pilot-member table:name="34085" table:display="true" table:show-details="true"/>
                <table:data-pilot-member table:name="34093" table:display="true" table:show-details="true"/>
                <table:data-pilot-member table:name="34098" table:display="true" table:show-details="true"/>
                <table:data-pilot-member table:name="34099" table:display="true" table:show-details="true"/>
                <table:data-pilot-member table:name="34106" table:display="true" table:show-details="true"/>
                <table:data-pilot-member table:name="34122" table:display="true" table:show-details="true"/>
                <table:data-pilot-member table:name="34127" table:display="true" table:show-details="true"/>
                <table:data-pilot-member table:name="34128" table:display="true" table:show-details="true"/>
                <table:data-pilot-member table:name="34129" table:display="true" table:show-details="true"/>
                <table:data-pilot-member table:name="34135" table:display="true" table:show-details="true"/>
                <table:data-pilot-member table:name="34137" table:display="true" table:show-details="true"/>
                <table:data-pilot-member table:name="34138" table:display="true" table:show-details="true"/>
                <table:data-pilot-member table:name="34145" table:display="true" table:show-details="true"/>
                <table:data-pilot-member table:name="34146" table:display="true" table:show-details="true"/>
                <table:data-pilot-member table:name="34151" table:display="true" table:show-details="true"/>
                <table:data-pilot-member table:name="34162" table:display="true" table:show-details="true"/>
                <table:data-pilot-member table:name="34179" table:display="true" table:show-details="true"/>
                <table:data-pilot-member table:name="34188" table:display="true" table:show-details="true"/>
                <table:data-pilot-member table:name="34191" table:display="true" table:show-details="true"/>
                <table:data-pilot-member table:name="34192" table:display="true" table:show-details="true"/>
                <table:data-pilot-member table:name="34197" table:display="true" table:show-details="true"/>
                <table:data-pilot-member table:name="34213" table:display="true" table:show-details="true"/>
                <table:data-pilot-member table:name="34214" table:display="true" table:show-details="true"/>
                <table:data-pilot-member table:name="34225" table:display="true" table:show-details="true"/>
                <table:data-pilot-member table:name="34230" table:display="true" table:show-details="true"/>
                <table:data-pilot-member table:name="34243" table:display="true" table:show-details="true"/>
                <table:data-pilot-member table:name="34245" table:display="true" table:show-details="true"/>
                <table:data-pilot-member table:name="34265" table:display="true" table:show-details="true"/>
                <table:data-pilot-member table:name="34266" table:display="true" table:show-details="true"/>
                <table:data-pilot-member table:name="34269" table:display="true" table:show-details="true"/>
                <table:data-pilot-member table:name="34275" table:display="true" table:show-details="true"/>
                <table:data-pilot-member table:name="34279" table:display="true" table:show-details="true"/>
                <table:data-pilot-member table:name="34280" table:display="true" table:show-details="true"/>
                <table:data-pilot-member table:name="34284" table:display="true" table:show-details="true"/>
                <table:data-pilot-member table:name="34285" table:display="true" table:show-details="true"/>
                <table:data-pilot-member table:name="34292" table:display="true" table:show-details="true"/>
                <table:data-pilot-member table:name="34300" table:display="true" table:show-details="true"/>
                <table:data-pilot-member table:name="34307" table:display="true" table:show-details="true"/>
                <table:data-pilot-member table:name="34312" table:display="true" table:show-details="true"/>
                <table:data-pilot-member table:name="34319" table:display="true" table:show-details="true"/>
                <table:data-pilot-member table:name="34323" table:display="true" table:show-details="true"/>
                <table:data-pilot-member table:name="34324" table:display="true" table:show-details="true"/>
                <table:data-pilot-member table:name="34329" table:display="true" table:show-details="true"/>
                <table:data-pilot-member table:name="34346" table:display="true" table:show-details="true"/>
                <table:data-pilot-member table:name="34365" table:display="true" table:show-details="true"/>
                <table:data-pilot-member table:name="34379" table:display="true" table:show-details="true"/>
                <table:data-pilot-member table:name="34391" table:display="true" table:show-details="true"/>
                <table:data-pilot-member table:name="34392" table:display="true" table:show-details="true"/>
                <table:data-pilot-member table:name="34400" table:display="true" table:show-details="true"/>
                <table:data-pilot-member table:name="34401" table:display="true" table:show-details="true"/>
                <table:data-pilot-member table:name="34409" table:display="true" table:show-details="true"/>
                <table:data-pilot-member table:name="34411" table:display="true" table:show-details="true"/>
                <table:data-pilot-member table:name="34426" table:display="true" table:show-details="true"/>
                <table:data-pilot-member table:name="34430" table:display="true" table:show-details="true"/>
                <table:data-pilot-member table:name="34431" table:display="true" table:show-details="true"/>
                <table:data-pilot-member table:name="34441" table:display="true" table:show-details="true"/>
                <table:data-pilot-member table:name="34451" table:display="true" table:show-details="true"/>
                <table:data-pilot-member table:name="34452" table:display="true" table:show-details="true"/>
                <table:data-pilot-member table:name="34454" table:display="true" table:show-details="true"/>
                <table:data-pilot-member table:name="34458" table:display="true" table:show-details="true"/>
                <table:data-pilot-member table:name="34477" table:display="true" table:show-details="true"/>
                <table:data-pilot-member table:name="34484" table:display="true" table:show-details="true"/>
                <table:data-pilot-member table:name="34497" table:display="true" table:show-details="true"/>
                <table:data-pilot-member table:name="34499" table:display="true" table:show-details="true"/>
                <table:data-pilot-member table:name="34503" table:display="true" table:show-details="true"/>
                <table:data-pilot-member table:name="34508" table:display="true" table:show-details="true"/>
                <table:data-pilot-member table:name="34518" table:display="true" table:show-details="true"/>
                <table:data-pilot-member table:name="34539" table:display="true" table:show-details="true"/>
                <table:data-pilot-member table:name="34542" table:display="true" table:show-details="true"/>
                <table:data-pilot-member table:name="34561" table:display="true" table:show-details="true"/>
                <table:data-pilot-member table:name="34578" table:display="true" table:show-details="true"/>
                <table:data-pilot-member table:name="34593" table:display="true" table:show-details="true"/>
                <table:data-pilot-member table:name="34600" table:display="true" table:show-details="true"/>
                <table:data-pilot-member table:name="34603" table:display="true" table:show-details="true"/>
                <table:data-pilot-member table:name="34610" table:display="true" table:show-details="true"/>
                <table:data-pilot-member table:name="34611" table:display="true" table:show-details="true"/>
                <table:data-pilot-member table:name="34616" table:display="true" table:show-details="true"/>
                <table:data-pilot-member table:name="34622" table:display="true" table:show-details="true"/>
                <table:data-pilot-member table:name="34626" table:display="true" table:show-details="true"/>
                <table:data-pilot-member table:name="34632" table:display="true" table:show-details="true"/>
                <table:data-pilot-member table:name="34639" table:display="true" table:show-details="true"/>
                <table:data-pilot-member table:name="34651" table:display="true" table:show-details="true"/>
                <table:data-pilot-member table:name="34660" table:display="true" table:show-details="true"/>
                <table:data-pilot-member table:name="34665" table:display="true" table:show-details="true"/>
                <table:data-pilot-member table:name="34669" table:display="true" table:show-details="true"/>
                <table:data-pilot-member table:name="34670" table:display="true" table:show-details="true"/>
                <table:data-pilot-member table:name="34674" table:display="true" table:show-details="true"/>
                <table:data-pilot-member table:name="34679" table:display="true" table:show-details="true"/>
                <table:data-pilot-member table:name="34683" table:display="true" table:show-details="true"/>
                <table:data-pilot-member table:name="34695" table:display="true" table:show-details="true"/>
                <table:data-pilot-member table:name="34712" table:display="true" table:show-details="true"/>
                <table:data-pilot-member table:name="34721" table:display="true" table:show-details="true"/>
                <table:data-pilot-member table:name="34731" table:display="true" table:show-details="true"/>
                <table:data-pilot-member table:name="34772" table:display="true" table:show-details="true"/>
                <table:data-pilot-member table:name="34775" table:display="true" table:show-details="true"/>
                <table:data-pilot-member table:name="34784" table:display="true" table:show-details="true"/>
                <table:data-pilot-member table:name="34792" table:display="true" table:show-details="true"/>
                <table:data-pilot-member table:name="34816" table:display="true" table:show-details="true"/>
                <table:data-pilot-member table:name="34828" table:display="true" table:show-details="true"/>
                <table:data-pilot-member table:name="34829" table:display="true" table:show-details="true"/>
                <table:data-pilot-member table:name="34835" table:display="true" table:show-details="true"/>
                <table:data-pilot-member table:name="34845" table:display="true" table:show-details="true"/>
                <table:data-pilot-member table:name="34866" table:display="true" table:show-details="true"/>
                <table:data-pilot-member table:name="34877" table:display="true" table:show-details="true"/>
                <table:data-pilot-member table:name="34881" table:display="true" table:show-details="true"/>
                <table:data-pilot-member table:name="34882" table:display="true" table:show-details="true"/>
                <table:data-pilot-member table:name="34886" table:display="true" table:show-details="true"/>
                <table:data-pilot-member table:name="34887" table:display="true" table:show-details="true"/>
                <table:data-pilot-member table:name="34902" table:display="true" table:show-details="true"/>
                <table:data-pilot-member table:name="34947" table:display="true" table:show-details="true"/>
                <table:data-pilot-member table:name="34950" table:display="true" table:show-details="true"/>
                <table:data-pilot-member table:name="34962" table:display="true" table:show-details="true"/>
                <table:data-pilot-member table:name="34966" table:display="true" table:show-details="true"/>
                <table:data-pilot-member table:name="34973" table:display="true" table:show-details="true"/>
                <table:data-pilot-member table:name="34974" table:display="true" table:show-details="true"/>
                <table:data-pilot-member table:name="34996" table:display="true" table:show-details="true"/>
                <table:data-pilot-member table:name="35003" table:display="true" table:show-details="true"/>
                <table:data-pilot-member table:name="35015" table:display="true" table:show-details="true"/>
                <table:data-pilot-member table:name="35021" table:display="true" table:show-details="true"/>
                <table:data-pilot-member table:name="35022" table:display="true" table:show-details="true"/>
                <table:data-pilot-member table:name="35058" table:display="true" table:show-details="true"/>
                <table:data-pilot-member table:name="35065" table:display="true" table:show-details="true"/>
                <table:data-pilot-member table:name="35068" table:display="true" table:show-details="true"/>
                <table:data-pilot-member table:name="35070" table:display="true" table:show-details="true"/>
                <table:data-pilot-member table:name="35073" table:display="true" table:show-details="true"/>
                <table:data-pilot-member table:name="35081" table:display="true" table:show-details="true"/>
                <table:data-pilot-member table:name="35095" table:display="true" table:show-details="true"/>
                <table:data-pilot-member table:name="35096" table:display="true" table:show-details="true"/>
                <table:data-pilot-member table:name="35097" table:display="true" table:show-details="true"/>
                <table:data-pilot-member table:name="35102" table:display="true" table:show-details="true"/>
                <table:data-pilot-member table:name="35121" table:display="true" table:show-details="true"/>
                <table:data-pilot-member table:name="35134" table:display="true" table:show-details="true"/>
                <table:data-pilot-member table:name="35137" table:display="true" table:show-details="true"/>
                <table:data-pilot-member table:name="35144" table:display="true" table:show-details="true"/>
                <table:data-pilot-member table:name="35150" table:display="true" table:show-details="true"/>
                <table:data-pilot-member table:name="35159" table:display="true" table:show-details="true"/>
                <table:data-pilot-member table:name="35161" table:display="true" table:show-details="true"/>
                <table:data-pilot-member table:name="35165" table:display="true" table:show-details="true"/>
                <table:data-pilot-member table:name="35166" table:display="true" table:show-details="true"/>
                <table:data-pilot-member table:name="35183" table:display="true" table:show-details="true"/>
                <table:data-pilot-member table:name="35184" table:display="true" table:show-details="true"/>
                <table:data-pilot-member table:name="35210" table:display="true" table:show-details="true"/>
                <table:data-pilot-member table:name="35216" table:display="true" table:show-details="true"/>
                <table:data-pilot-member table:name="35223" table:display="true" table:show-details="true"/>
                <table:data-pilot-member table:name="35229" table:display="true" table:show-details="true"/>
                <table:data-pilot-member table:name="35234" table:display="true" table:show-details="true"/>
                <table:data-pilot-member table:name="35235" table:display="true" table:show-details="true"/>
                <table:data-pilot-member table:name="35245" table:display="true" table:show-details="true"/>
                <table:data-pilot-member table:name="35250" table:display="true" table:show-details="true"/>
                <table:data-pilot-member table:name="35259" table:display="true" table:show-details="true"/>
                <table:data-pilot-member table:name="35279" table:display="true" table:show-details="true"/>
                <table:data-pilot-member table:name="35281" table:display="true" table:show-details="true"/>
                <table:data-pilot-member table:name="35296" table:display="true" table:show-details="true"/>
                <table:data-pilot-member table:name="35297" table:display="true" table:show-details="true"/>
                <table:data-pilot-member table:name="35298" table:display="true" table:show-details="true"/>
                <table:data-pilot-member table:name="35301" table:display="true" table:show-details="true"/>
                <table:data-pilot-member table:name="35302" table:display="true" table:show-details="true"/>
                <table:data-pilot-member table:name="35318" table:display="true" table:show-details="true"/>
                <table:data-pilot-member table:name="35323" table:display="true" table:show-details="true"/>
                <table:data-pilot-member table:name="35326" table:display="true" table:show-details="true"/>
                <table:data-pilot-member table:name="35339" table:display="true" table:show-details="true"/>
                <table:data-pilot-member table:name="35355" table:display="true" table:show-details="true"/>
                <table:data-pilot-member table:name="35356" table:display="true" table:show-details="true"/>
                <table:data-pilot-member table:name="35359" table:display="true" table:show-details="true"/>
                <table:data-pilot-member table:name="35360" table:display="true" table:show-details="true"/>
                <table:data-pilot-member table:name="35361" table:display="true" table:show-details="true"/>
                <table:data-pilot-member table:name="35368" table:display="true" table:show-details="true"/>
                <table:data-pilot-member table:name="35370" table:display="true" table:show-details="true"/>
                <table:data-pilot-member table:name="35372" table:display="true" table:show-details="true"/>
                <table:data-pilot-member table:name="35383" table:display="true" table:show-details="true"/>
                <table:data-pilot-member table:name="35386" table:display="true" table:show-details="true"/>
                <table:data-pilot-member table:name="35407" table:display="true" table:show-details="true"/>
                <table:data-pilot-member table:name="35421" table:display="true" table:show-details="true"/>
                <table:data-pilot-member table:name="35436" table:display="true" table:show-details="true"/>
                <table:data-pilot-member table:name="35449" table:display="true" table:show-details="true"/>
                <table:data-pilot-member table:name="35463" table:display="true" table:show-details="true"/>
                <table:data-pilot-member table:name="35465" table:display="true" table:show-details="true"/>
                <table:data-pilot-member table:name="35466" table:display="true" table:show-details="true"/>
                <table:data-pilot-member table:name="35472" table:display="true" table:show-details="true"/>
                <table:data-pilot-member table:name="35475" table:display="true" table:show-details="true"/>
                <table:data-pilot-member table:name="35488" table:display="true" table:show-details="true"/>
                <table:data-pilot-member table:name="35505" table:display="true" table:show-details="true"/>
                <table:data-pilot-member table:name="35512" table:display="true" table:show-details="true"/>
                <table:data-pilot-member table:name="35532" table:display="true" table:show-details="true"/>
                <table:data-pilot-member table:name="35533" table:display="true" table:show-details="true"/>
                <table:data-pilot-member table:name="35536" table:display="true" table:show-details="true"/>
                <table:data-pilot-member table:name="35542" table:display="true" table:show-details="true"/>
                <table:data-pilot-member table:name="35545" table:display="true" table:show-details="true"/>
                <table:data-pilot-member table:name="35560" table:display="true" table:show-details="true"/>
                <table:data-pilot-member table:name="35561" table:display="true" table:show-details="true"/>
                <table:data-pilot-member table:name="35573" table:display="true" table:show-details="true"/>
                <table:data-pilot-member table:name="35585" table:display="true" table:show-details="true"/>
                <table:data-pilot-member table:name="35609" table:display="true" table:show-details="true"/>
                <table:data-pilot-member table:name="35610" table:display="true" table:show-details="true"/>
                <table:data-pilot-member table:name="35621" table:display="true" table:show-details="true"/>
                <table:data-pilot-member table:name="35644" table:display="true" table:show-details="true"/>
                <table:data-pilot-member table:name="35645" table:display="true" table:show-details="true"/>
                <table:data-pilot-member table:name="35660" table:display="true" table:show-details="true"/>
                <table:data-pilot-member table:name="35673" table:display="true" table:show-details="true"/>
                <table:data-pilot-member table:name="35674" table:display="true" table:show-details="true"/>
                <table:data-pilot-member table:name="35675" table:display="true" table:show-details="true"/>
                <table:data-pilot-member table:name="35680" table:display="true" table:show-details="true"/>
                <table:data-pilot-member table:name="35754" table:display="true" table:show-details="true"/>
                <table:data-pilot-member table:name="35770" table:display="true" table:show-details="true"/>
                <table:data-pilot-member table:name="35782" table:display="true" table:show-details="true"/>
                <table:data-pilot-member table:name="35784" table:display="true" table:show-details="true"/>
                <table:data-pilot-member table:name="35795" table:display="true" table:show-details="true"/>
                <table:data-pilot-member table:name="35824" table:display="true" table:show-details="true"/>
                <table:data-pilot-member table:name="35842" table:display="true" table:show-details="true"/>
                <table:data-pilot-member table:name="35850" table:display="true" table:show-details="true"/>
                <table:data-pilot-member table:name="35854" table:display="true" table:show-details="true"/>
                <table:data-pilot-member table:name="35881" table:display="true" table:show-details="true"/>
                <table:data-pilot-member table:name="35895" table:display="true" table:show-details="true"/>
                <table:data-pilot-member table:name="35896" table:display="true" table:show-details="true"/>
                <table:data-pilot-member table:name="35908" table:display="true" table:show-details="true"/>
                <table:data-pilot-member table:name="35919" table:display="true" table:show-details="true"/>
                <table:data-pilot-member table:name="35930" table:display="true" table:show-details="true"/>
                <table:data-pilot-member table:name="35932" table:display="true" table:show-details="true"/>
                <table:data-pilot-member table:name="35973" table:display="true" table:show-details="true"/>
                <table:data-pilot-member table:name="35977" table:display="true" table:show-details="true"/>
                <table:data-pilot-member table:name="35989" table:display="true" table:show-details="true"/>
                <table:data-pilot-member table:name="35990" table:display="true" table:show-details="true"/>
                <table:data-pilot-member table:name="35997" table:display="true" table:show-details="true"/>
                <table:data-pilot-member table:name="36022" table:display="true" table:show-details="true"/>
                <table:data-pilot-member table:name="36030" table:display="true" table:show-details="true"/>
                <table:data-pilot-member table:name="36038" table:display="true" table:show-details="true"/>
                <table:data-pilot-member table:name="36041" table:display="true" table:show-details="true"/>
                <table:data-pilot-member table:name="36047" table:display="true" table:show-details="true"/>
                <table:data-pilot-member table:name="36052" table:display="true" table:show-details="true"/>
                <table:data-pilot-member table:name="36054" table:display="true" table:show-details="true"/>
                <table:data-pilot-member table:name="36067" table:display="true" table:show-details="true"/>
                <table:data-pilot-member table:name="36076" table:display="true" table:show-details="true"/>
                <table:data-pilot-member table:name="36084" table:display="true" table:show-details="true"/>
                <table:data-pilot-member table:name="36085" table:display="true" table:show-details="true"/>
                <table:data-pilot-member table:name="36111" table:display="true" table:show-details="true"/>
                <table:data-pilot-member table:name="36112" table:display="true" table:show-details="true"/>
                <table:data-pilot-member table:name="36113" table:display="true" table:show-details="true"/>
                <table:data-pilot-member table:name="36114" table:display="true" table:show-details="true"/>
                <table:data-pilot-member table:name="36121" table:display="true" table:show-details="true"/>
                <table:data-pilot-member table:name="36137" table:display="true" table:show-details="true"/>
                <table:data-pilot-member table:name="36139" table:display="true" table:show-details="true"/>
                <table:data-pilot-member table:name="36141" table:display="true" table:show-details="true"/>
                <table:data-pilot-member table:name="36163" table:display="true" table:show-details="true"/>
                <table:data-pilot-member table:name="36164" table:display="true" table:show-details="true"/>
                <table:data-pilot-member table:name="36166" table:display="true" table:show-details="true"/>
                <table:data-pilot-member table:name="36174" table:display="true" table:show-details="true"/>
                <table:data-pilot-member table:name="36186" table:display="true" table:show-details="true"/>
                <table:data-pilot-member table:name="36192" table:display="true" table:show-details="true"/>
                <table:data-pilot-member table:name="36196" table:display="true" table:show-details="true"/>
                <table:data-pilot-member table:name="36209" table:display="true" table:show-details="true"/>
                <table:data-pilot-member table:name="36210" table:display="true" table:show-details="true"/>
                <table:data-pilot-member table:name="36211" table:display="true" table:show-details="true"/>
                <table:data-pilot-member table:name="36215" table:display="true" table:show-details="true"/>
                <table:data-pilot-member table:name="36221" table:display="true" table:show-details="true"/>
                <table:data-pilot-member table:name="36223" table:display="true" table:show-details="true"/>
                <table:data-pilot-member table:name="36254" table:display="true" table:show-details="true"/>
                <table:data-pilot-member table:name="36280" table:display="true" table:show-details="true"/>
                <table:data-pilot-member table:name="36299" table:display="true" table:show-details="true"/>
                <table:data-pilot-member table:name="36310" table:display="true" table:show-details="true"/>
                <table:data-pilot-member table:name="36324" table:display="true" table:show-details="true"/>
                <table:data-pilot-member table:name="36330" table:display="true" table:show-details="true"/>
                <table:data-pilot-member table:name="36335" table:display="true" table:show-details="true"/>
                <table:data-pilot-member table:name="36336" table:display="true" table:show-details="true"/>
                <table:data-pilot-member table:name="36342" table:display="true" table:show-details="true"/>
                <table:data-pilot-member table:name="36350" table:display="true" table:show-details="true"/>
                <table:data-pilot-member table:name="36362" table:display="true" table:show-details="true"/>
                <table:data-pilot-member table:name="36373" table:display="true" table:show-details="true"/>
                <table:data-pilot-member table:name="36374" table:display="true" table:show-details="true"/>
                <table:data-pilot-member table:name="36384" table:display="true" table:show-details="true"/>
                <table:data-pilot-member table:name="36390" table:display="true" table:show-details="true"/>
                <table:data-pilot-member table:name="36396" table:display="true" table:show-details="true"/>
                <table:data-pilot-member table:name="36410" table:display="true" table:show-details="true"/>
                <table:data-pilot-member table:name="36418" table:display="true" table:show-details="true"/>
                <table:data-pilot-member table:name="36422" table:display="true" table:show-details="true"/>
                <table:data-pilot-member table:name="36441" table:display="true" table:show-details="true"/>
                <table:data-pilot-member table:name="36450" table:display="true" table:show-details="true"/>
                <table:data-pilot-member table:name="36458" table:display="true" table:show-details="true"/>
                <table:data-pilot-member table:name="36463" table:display="true" table:show-details="true"/>
                <table:data-pilot-member table:name="36470" table:display="true" table:show-details="true"/>
                <table:data-pilot-member table:name="36482" table:display="true" table:show-details="true"/>
                <table:data-pilot-member table:name="36503" table:display="true" table:show-details="true"/>
                <table:data-pilot-member table:name="36510" table:display="true" table:show-details="true"/>
                <table:data-pilot-member table:name="36519" table:display="true" table:show-details="true"/>
                <table:data-pilot-member table:name="36525" table:display="true" table:show-details="true"/>
                <table:data-pilot-member table:name="36526" table:display="true" table:show-details="true"/>
                <table:data-pilot-member table:name="36543" table:display="true" table:show-details="true"/>
                <table:data-pilot-member table:name="36546" table:display="true" table:show-details="true"/>
                <table:data-pilot-member table:name="36561" table:display="true" table:show-details="true"/>
                <table:data-pilot-member table:name="36562" table:display="true" table:show-details="true"/>
                <table:data-pilot-member table:name="36565" table:display="true" table:show-details="true"/>
                <table:data-pilot-member table:name="36569" table:display="true" table:show-details="true"/>
                <table:data-pilot-member table:name="36571" table:display="true" table:show-details="true"/>
                <table:data-pilot-member table:name="36576" table:display="true" table:show-details="true"/>
                <table:data-pilot-member table:name="36577" table:display="true" table:show-details="true"/>
                <table:data-pilot-member table:name="36579" table:display="true" table:show-details="true"/>
                <table:data-pilot-member table:name="36588" table:display="true" table:show-details="true"/>
                <table:data-pilot-member table:name="36605" table:display="true" table:show-details="true"/>
                <table:data-pilot-member table:name="36618" table:display="true" table:show-details="true"/>
                <table:data-pilot-member table:name="36620" table:display="true" table:show-details="true"/>
                <table:data-pilot-member table:name="36621" table:display="true" table:show-details="true"/>
                <table:data-pilot-member table:name="36623" table:display="true" table:show-details="true"/>
                <table:data-pilot-member table:name="36626" table:display="true" table:show-details="true"/>
                <table:data-pilot-member table:name="36661" table:display="true" table:show-details="true"/>
                <table:data-pilot-member table:name="36680" table:display="true" table:show-details="true"/>
                <table:data-pilot-member table:name="36683" table:display="true" table:show-details="true"/>
                <table:data-pilot-member table:name="36684" table:display="true" table:show-details="true"/>
                <table:data-pilot-member table:name="36711" table:display="true" table:show-details="true"/>
                <table:data-pilot-member table:name="36725" table:display="true" table:show-details="true"/>
                <table:data-pilot-member table:name="36753" table:display="true" table:show-details="true"/>
                <table:data-pilot-member table:name="36769" table:display="true" table:show-details="true"/>
                <table:data-pilot-member table:name="36776" table:display="true" table:show-details="true"/>
                <table:data-pilot-member table:name="36781" table:display="true" table:show-details="true"/>
                <table:data-pilot-member table:name="36798" table:display="true" table:show-details="true"/>
                <table:data-pilot-member table:name="36820" table:display="true" table:show-details="true"/>
                <table:data-pilot-member table:name="36828" table:display="true" table:show-details="true"/>
                <table:data-pilot-member table:name="36835" table:display="true" table:show-details="true"/>
                <table:data-pilot-member table:name="36842" table:display="true" table:show-details="true"/>
                <table:data-pilot-member table:name="36844" table:display="true" table:show-details="true"/>
                <table:data-pilot-member table:name="36859" table:display="true" table:show-details="true"/>
                <table:data-pilot-member table:name="36873" table:display="true" table:show-details="true"/>
                <table:data-pilot-member table:name="36878" table:display="true" table:show-details="true"/>
                <table:data-pilot-member table:name="36887" table:display="true" table:show-details="true"/>
                <table:data-pilot-member table:name="36900" table:display="true" table:show-details="true"/>
                <table:data-pilot-member table:name="36907" table:display="true" table:show-details="true"/>
                <table:data-pilot-member table:name="36911" table:display="true" table:show-details="true"/>
                <table:data-pilot-member table:name="36923" table:display="true" table:show-details="true"/>
                <table:data-pilot-member table:name="36924" table:display="true" table:show-details="true"/>
                <table:data-pilot-member table:name="36937" table:display="true" table:show-details="true"/>
                <table:data-pilot-member table:name="36941" table:display="true" table:show-details="true"/>
                <table:data-pilot-member table:name="36948" table:display="true" table:show-details="true"/>
                <table:data-pilot-member table:name="36954" table:display="true" table:show-details="true"/>
                <table:data-pilot-member table:name="36958" table:display="true" table:show-details="true"/>
                <table:data-pilot-member table:name="36985" table:display="true" table:show-details="true"/>
                <table:data-pilot-member table:name="36991" table:display="true" table:show-details="true"/>
                <table:data-pilot-member table:name="37001" table:display="true" table:show-details="true"/>
                <table:data-pilot-member table:name="37002" table:display="true" table:show-details="true"/>
                <table:data-pilot-member table:name="37018" table:display="true" table:show-details="true"/>
                <table:data-pilot-member table:name="37041" table:display="true" table:show-details="true"/>
                <table:data-pilot-member table:name="37045" table:display="true" table:show-details="true"/>
                <table:data-pilot-member table:name="37048" table:display="true" table:show-details="true"/>
                <table:data-pilot-member table:name="37057" table:display="true" table:show-details="true"/>
                <table:data-pilot-member table:name="37059" table:display="true" table:show-details="true"/>
                <table:data-pilot-member table:name="37073" table:display="true" table:show-details="true"/>
                <table:data-pilot-member table:name="37086" table:display="true" table:show-details="true"/>
                <table:data-pilot-member table:name="37113" table:display="true" table:show-details="true"/>
                <table:data-pilot-member table:name="37127" table:display="true" table:show-details="true"/>
                <table:data-pilot-member table:name="37133" table:display="true" table:show-details="true"/>
                <table:data-pilot-member table:name="37137" table:display="true" table:show-details="true"/>
                <table:data-pilot-member table:name="37142" table:display="true" table:show-details="true"/>
                <table:data-pilot-member table:name="37146" table:display="true" table:show-details="true"/>
                <table:data-pilot-member table:name="37170" table:display="true" table:show-details="true"/>
                <table:data-pilot-member table:name="37173" table:display="true" table:show-details="true"/>
                <table:data-pilot-member table:name="37199" table:display="true" table:show-details="true"/>
                <table:data-pilot-member table:name="37207" table:display="true" table:show-details="true"/>
                <table:data-pilot-member table:name="37210" table:display="true" table:show-details="true"/>
                <table:data-pilot-member table:name="37211" table:display="true" table:show-details="true"/>
                <table:data-pilot-member table:name="37214" table:display="true" table:show-details="true"/>
                <table:data-pilot-member table:name="37218" table:display="true" table:show-details="true"/>
                <table:data-pilot-member table:name="37226" table:display="true" table:show-details="true"/>
                <table:data-pilot-member table:name="37228" table:display="true" table:show-details="true"/>
                <table:data-pilot-member table:name="37229" table:display="true" table:show-details="true"/>
                <table:data-pilot-member table:name="37236" table:display="true" table:show-details="true"/>
                <table:data-pilot-member table:name="37251" table:display="true" table:show-details="true"/>
                <table:data-pilot-member table:name="37252" table:display="true" table:show-details="true"/>
                <table:data-pilot-member table:name="37253" table:display="true" table:show-details="true"/>
                <table:data-pilot-member table:name="37256" table:display="true" table:show-details="true"/>
                <table:data-pilot-member table:name="37268" table:display="true" table:show-details="true"/>
                <table:data-pilot-member table:name="37278" table:display="true" table:show-details="true"/>
                <table:data-pilot-member table:name="37282" table:display="true" table:show-details="true"/>
                <table:data-pilot-member table:name="37285" table:display="true" table:show-details="true"/>
                <table:data-pilot-member table:name="37288" table:display="true" table:show-details="true"/>
                <table:data-pilot-member table:name="37302" table:display="true" table:show-details="true"/>
                <table:data-pilot-member table:name="37304" table:display="true" table:show-details="true"/>
                <table:data-pilot-member table:name="37312" table:display="true" table:show-details="true"/>
                <table:data-pilot-member table:name="37324" table:display="true" table:show-details="true"/>
                <table:data-pilot-member table:name="37332" table:display="true" table:show-details="true"/>
                <table:data-pilot-member table:name="37336" table:display="true" table:show-details="true"/>
                <table:data-pilot-member table:name="37338" table:display="true" table:show-details="true"/>
                <table:data-pilot-member table:name="37346" table:display="true" table:show-details="true"/>
                <table:data-pilot-member table:name="37349" table:display="true" table:show-details="true"/>
                <table:data-pilot-member table:name="37350" table:display="true" table:show-details="true"/>
                <table:data-pilot-member table:name="37361" table:display="true" table:show-details="true"/>
                <table:data-pilot-member table:name="37369" table:display="true" table:show-details="true"/>
                <table:data-pilot-member table:name="37393" table:display="true" table:show-details="true"/>
                <table:data-pilot-member table:name="37394" table:display="true" table:show-details="true"/>
                <table:data-pilot-member table:name="37426" table:display="true" table:show-details="true"/>
                <table:data-pilot-member table:name="37430" table:display="true" table:show-details="true"/>
                <table:data-pilot-member table:name="37435" table:display="true" table:show-details="true"/>
                <table:data-pilot-member table:name="37437" table:display="true" table:show-details="true"/>
                <table:data-pilot-member table:name="37440" table:display="true" table:show-details="true"/>
                <table:data-pilot-member table:name="37453" table:display="true" table:show-details="true"/>
                <table:data-pilot-member table:name="37459" table:display="true" table:show-details="true"/>
                <table:data-pilot-member table:name="37485" table:display="true" table:show-details="true"/>
                <table:data-pilot-member table:name="37490" table:display="true" table:show-details="true"/>
                <table:data-pilot-member table:name="37499" table:display="true" table:show-details="true"/>
                <table:data-pilot-member table:name="37523" table:display="true" table:show-details="true"/>
                <table:data-pilot-member table:name="37545" table:display="true" table:show-details="true"/>
                <table:data-pilot-member table:name="37559" table:display="true" table:show-details="true"/>
                <table:data-pilot-member table:name="37582" table:display="true" table:show-details="true"/>
                <table:data-pilot-member table:name="37584" table:display="true" table:show-details="true"/>
                <table:data-pilot-member table:name="37591" table:display="true" table:show-details="true"/>
                <table:data-pilot-member table:name="37592" table:display="true" table:show-details="true"/>
                <table:data-pilot-member table:name="37593" table:display="true" table:show-details="true"/>
                <table:data-pilot-member table:name="37598" table:display="true" table:show-details="true"/>
                <table:data-pilot-member table:name="37607" table:display="true" table:show-details="true"/>
                <table:data-pilot-member table:name="37615" table:display="true" table:show-details="true"/>
                <table:data-pilot-member table:name="37622" table:display="true" table:show-details="true"/>
                <table:data-pilot-member table:name="37623" table:display="true" table:show-details="true"/>
                <table:data-pilot-member table:name="37624" table:display="true" table:show-details="true"/>
                <table:data-pilot-member table:name="37625" table:display="true" table:show-details="true"/>
                <table:data-pilot-member table:name="37634" table:display="true" table:show-details="true"/>
                <table:data-pilot-member table:name="37643" table:display="true" table:show-details="true"/>
                <table:data-pilot-member table:name="37653" table:display="true" table:show-details="true"/>
                <table:data-pilot-member table:name="37658" table:display="true" table:show-details="true"/>
                <table:data-pilot-member table:name="37660" table:display="true" table:show-details="true"/>
                <table:data-pilot-member table:name="37677" table:display="true" table:show-details="true"/>
                <table:data-pilot-member table:name="37698" table:display="true" table:show-details="true"/>
                <table:data-pilot-member table:name="37700" table:display="true" table:show-details="true"/>
                <table:data-pilot-member table:name="37704" table:display="true" table:show-details="true"/>
                <table:data-pilot-member table:name="37712" table:display="true" table:show-details="true"/>
                <table:data-pilot-member table:name="37746" table:display="true" table:show-details="true"/>
                <table:data-pilot-member table:name="37749" table:display="true" table:show-details="true"/>
                <table:data-pilot-member table:name="37760" table:display="true" table:show-details="true"/>
                <table:data-pilot-member table:name="37785" table:display="true" table:show-details="true"/>
                <table:data-pilot-member table:name="37786" table:display="true" table:show-details="true"/>
                <table:data-pilot-member table:name="37795" table:display="true" table:show-details="true"/>
                <table:data-pilot-member table:name="37797" table:display="true" table:show-details="true"/>
                <table:data-pilot-member table:name="37805" table:display="true" table:show-details="true"/>
                <table:data-pilot-member table:name="37812" table:display="true" table:show-details="true"/>
                <table:data-pilot-member table:name="37816" table:display="true" table:show-details="true"/>
                <table:data-pilot-member table:name="37818" table:display="true" table:show-details="true"/>
                <table:data-pilot-member table:name="37827" table:display="true" table:show-details="true"/>
                <table:data-pilot-member table:name="37829" table:display="true" table:show-details="true"/>
                <table:data-pilot-member table:name="37830" table:display="true" table:show-details="true"/>
                <table:data-pilot-member table:name="37843" table:display="true" table:show-details="true"/>
                <table:data-pilot-member table:name="37856" table:display="true" table:show-details="true"/>
                <table:data-pilot-member table:name="37858" table:display="true" table:show-details="true"/>
                <table:data-pilot-member table:name="37860" table:display="true" table:show-details="true"/>
                <table:data-pilot-member table:name="37864" table:display="true" table:show-details="true"/>
                <table:data-pilot-member table:name="37871" table:display="true" table:show-details="true"/>
                <table:data-pilot-member table:name="37874" table:display="true" table:show-details="true"/>
                <table:data-pilot-member table:name="37884" table:display="true" table:show-details="true"/>
                <table:data-pilot-member table:name="37898" table:display="true" table:show-details="true"/>
                <table:data-pilot-member table:name="37901" table:display="true" table:show-details="true"/>
                <table:data-pilot-member table:name="37902" table:display="true" table:show-details="true"/>
                <table:data-pilot-member table:name="37904" table:display="true" table:show-details="true"/>
                <table:data-pilot-member table:name="37918" table:display="true" table:show-details="true"/>
                <table:data-pilot-member table:name="37927" table:display="true" table:show-details="true"/>
                <table:data-pilot-member table:name="37954" table:display="true" table:show-details="true"/>
                <table:data-pilot-member table:name="37955" table:display="true" table:show-details="true"/>
                <table:data-pilot-member table:name="37969" table:display="true" table:show-details="true"/>
                <table:data-pilot-member table:name="37970" table:display="true" table:show-details="true"/>
                <table:data-pilot-member table:name="37982" table:display="true" table:show-details="true"/>
                <table:data-pilot-member table:name="37983" table:display="true" table:show-details="true"/>
                <table:data-pilot-member table:name="37994" table:display="true" table:show-details="true"/>
                <table:data-pilot-member table:name="37999" table:display="true" table:show-details="true"/>
                <table:data-pilot-member table:name="38004" table:display="true" table:show-details="true"/>
                <table:data-pilot-member table:name="38007" table:display="true" table:show-details="true"/>
                <table:data-pilot-member table:name="38010" table:display="true" table:show-details="true"/>
                <table:data-pilot-member table:name="38012" table:display="true" table:show-details="true"/>
                <table:data-pilot-member table:name="38031" table:display="true" table:show-details="true"/>
                <table:data-pilot-member table:name="38055" table:display="true" table:show-details="true"/>
                <table:data-pilot-member table:name="38057" table:display="true" table:show-details="true"/>
                <table:data-pilot-member table:name="38076" table:display="true" table:show-details="true"/>
                <table:data-pilot-member table:name="38089" table:display="true" table:show-details="true"/>
                <table:data-pilot-member table:name="38101" table:display="true" table:show-details="true"/>
                <table:data-pilot-member table:name="38106" table:display="true" table:show-details="true"/>
                <table:data-pilot-member table:name="38124" table:display="true" table:show-details="true"/>
                <table:data-pilot-member table:name="38127" table:display="true" table:show-details="true"/>
                <table:data-pilot-member table:name="38134" table:display="true" table:show-details="true"/>
                <table:data-pilot-member table:name="38200" table:display="true" table:show-details="true"/>
                <table:data-pilot-member table:name="38201" table:display="true" table:show-details="true"/>
                <table:data-pilot-member table:name="38202" table:display="true" table:show-details="true"/>
                <table:data-pilot-member table:name="38203" table:display="true" table:show-details="true"/>
                <table:data-pilot-member table:name="38246" table:display="true" table:show-details="true"/>
                <table:data-pilot-member table:name="38247" table:display="true" table:show-details="true"/>
                <table:data-pilot-member table:name="38248" table:display="true" table:show-details="true"/>
                <table:data-pilot-member table:name="38249" table:display="true" table:show-details="true"/>
                <table:data-pilot-member table:name="38252" table:display="true" table:show-details="true"/>
                <table:data-pilot-member table:name="38259" table:display="true" table:show-details="true"/>
                <table:data-pilot-member table:name="38264" table:display="true" table:show-details="true"/>
                <table:data-pilot-member table:name="38274" table:display="true" table:show-details="true"/>
                <table:data-pilot-member table:name="38281" table:display="true" table:show-details="true"/>
                <table:data-pilot-member table:name="38295" table:display="true" table:show-details="true"/>
                <table:data-pilot-member table:name="38297" table:display="true" table:show-details="true"/>
                <table:data-pilot-member table:name="38306" table:display="true" table:show-details="true"/>
                <table:data-pilot-member table:name="38324" table:display="true" table:show-details="true"/>
                <table:data-pilot-member table:name="38327" table:display="true" table:show-details="true"/>
                <table:data-pilot-member table:name="38340" table:display="true" table:show-details="true"/>
                <table:data-pilot-member table:name="38346" table:display="true" table:show-details="true"/>
                <table:data-pilot-member table:name="38349" table:display="true" table:show-details="true"/>
                <table:data-pilot-member table:name="38351" table:display="true" table:show-details="true"/>
                <table:data-pilot-member table:name="38355" table:display="true" table:show-details="true"/>
                <table:data-pilot-member table:name="38360" table:display="true" table:show-details="true"/>
                <table:data-pilot-member table:name="38362" table:display="true" table:show-details="true"/>
                <table:data-pilot-member table:name="38383" table:display="true" table:show-details="true"/>
                <table:data-pilot-member table:name="38390" table:display="true" table:show-details="true"/>
                <table:data-pilot-member table:name="38395" table:display="true" table:show-details="true"/>
                <table:data-pilot-member table:name="38409" table:display="true" table:show-details="true"/>
                <table:data-pilot-member table:name="38412" table:display="true" table:show-details="true"/>
                <table:data-pilot-member table:name="38437" table:display="true" table:show-details="true"/>
                <table:data-pilot-member table:name="38445" table:display="true" table:show-details="true"/>
                <table:data-pilot-member table:name="38446" table:display="true" table:show-details="true"/>
                <table:data-pilot-member table:name="38461" table:display="true" table:show-details="true"/>
                <table:data-pilot-member table:name="38469" table:display="true" table:show-details="true"/>
                <table:data-pilot-member table:name="38487" table:display="true" table:show-details="true"/>
                <table:data-pilot-member table:name="38495" table:display="true" table:show-details="true"/>
                <table:data-pilot-member table:name="38497" table:display="true" table:show-details="true"/>
                <table:data-pilot-member table:name="38511" table:display="true" table:show-details="true"/>
                <table:data-pilot-member table:name="38516" table:display="true" table:show-details="true"/>
                <table:data-pilot-member table:name="38518" table:display="true" table:show-details="true"/>
                <table:data-pilot-member table:name="38521" table:display="true" table:show-details="true"/>
                <table:data-pilot-member table:name="38535" table:display="true" table:show-details="true"/>
                <table:data-pilot-member table:name="38540" table:display="true" table:show-details="true"/>
                <table:data-pilot-member table:name="38542" table:display="true" table:show-details="true"/>
                <table:data-pilot-member table:name="38552" table:display="true" table:show-details="true"/>
                <table:data-pilot-member table:name="38557" table:display="true" table:show-details="true"/>
                <table:data-pilot-member table:name="38577" table:display="true" table:show-details="true"/>
                <table:data-pilot-member table:name="38583" table:display="true" table:show-details="true"/>
                <table:data-pilot-member table:name="38584" table:display="true" table:show-details="true"/>
                <table:data-pilot-member table:name="38590" table:display="true" table:show-details="true"/>
                <table:data-pilot-member table:name="38602" table:display="true" table:show-details="true"/>
                <table:data-pilot-member table:name="38612" table:display="true" table:show-details="true"/>
                <table:data-pilot-member table:name="38613" table:display="true" table:show-details="true"/>
                <table:data-pilot-member table:name="38614" table:display="true" table:show-details="true"/>
                <table:data-pilot-member table:name="38628" table:display="true" table:show-details="true"/>
                <table:data-pilot-member table:name="38633" table:display="true" table:show-details="true"/>
                <table:data-pilot-member table:name="38637" table:display="true" table:show-details="true"/>
                <table:data-pilot-member table:name="38640" table:display="true" table:show-details="true"/>
                <table:data-pilot-member table:name="38643" table:display="true" table:show-details="true"/>
                <table:data-pilot-member table:name="38663" table:display="true" table:show-details="true"/>
                <table:data-pilot-member table:name="38664" table:display="true" table:show-details="true"/>
                <table:data-pilot-member table:name="38670" table:display="true" table:show-details="true"/>
                <table:data-pilot-member table:name="38671" table:display="true" table:show-details="true"/>
                <table:data-pilot-member table:name="38686" table:display="true" table:show-details="true"/>
                <table:data-pilot-member table:name="38693" table:display="true" table:show-details="true"/>
                <table:data-pilot-member table:name="38702" table:display="true" table:show-details="true"/>
                <table:data-pilot-member table:name="38706" table:display="true" table:show-details="true"/>
                <table:data-pilot-member table:name="38714" table:display="true" table:show-details="true"/>
                <table:data-pilot-member table:name="38722" table:display="true" table:show-details="true"/>
                <table:data-pilot-member table:name="38729" table:display="true" table:show-details="true"/>
                <table:data-pilot-member table:name="38734" table:display="true" table:show-details="true"/>
                <table:data-pilot-member table:name="38738" table:display="true" table:show-details="true"/>
                <table:data-pilot-member table:name="38746" table:display="true" table:show-details="true"/>
                <table:data-pilot-member table:name="38748" table:display="true" table:show-details="true"/>
                <table:data-pilot-member table:name="38752" table:display="true" table:show-details="true"/>
                <table:data-pilot-member table:name="38759" table:display="true" table:show-details="true"/>
                <table:data-pilot-member table:name="38760" table:display="true" table:show-details="true"/>
                <table:data-pilot-member table:name="38762" table:display="true" table:show-details="true"/>
                <table:data-pilot-member table:name="38769" table:display="true" table:show-details="true"/>
                <table:data-pilot-member table:name="38779" table:display="true" table:show-details="true"/>
                <table:data-pilot-member table:name="38784" table:display="true" table:show-details="true"/>
                <table:data-pilot-member table:name="38800" table:display="true" table:show-details="true"/>
                <table:data-pilot-member table:name="38804" table:display="true" table:show-details="true"/>
                <table:data-pilot-member table:name="38842" table:display="true" table:show-details="true"/>
                <table:data-pilot-member table:name="38847" table:display="true" table:show-details="true"/>
                <table:data-pilot-member table:name="38858" table:display="true" table:show-details="true"/>
                <table:data-pilot-member table:name="38877" table:display="true" table:show-details="true"/>
                <table:data-pilot-member table:name="38884" table:display="true" table:show-details="true"/>
                <table:data-pilot-member table:name="38886" table:display="true" table:show-details="true"/>
                <table:data-pilot-member table:name="38907" table:display="true" table:show-details="true"/>
                <table:data-pilot-member table:name="38914" table:display="true" table:show-details="true"/>
                <table:data-pilot-member table:name="38915" table:display="true" table:show-details="true"/>
                <table:data-pilot-member table:name="38919" table:display="true" table:show-details="true"/>
                <table:data-pilot-member table:name="38929" table:display="true" table:show-details="true"/>
                <table:data-pilot-member table:name="38932" table:display="true" table:show-details="true"/>
                <table:data-pilot-member table:name="38933" table:display="true" table:show-details="true"/>
                <table:data-pilot-member table:name="38938" table:display="true" table:show-details="true"/>
                <table:data-pilot-member table:name="38940" table:display="true" table:show-details="true"/>
                <table:data-pilot-member table:name="38947" table:display="true" table:show-details="true"/>
                <table:data-pilot-member table:name="38957" table:display="true" table:show-details="true"/>
                <table:data-pilot-member table:name="38973" table:display="true" table:show-details="true"/>
                <table:data-pilot-member table:name="38981" table:display="true" table:show-details="true"/>
                <table:data-pilot-member table:name="38990" table:display="true" table:show-details="true"/>
                <table:data-pilot-member table:name="38994" table:display="true" table:show-details="true"/>
                <table:data-pilot-member table:name="38998" table:display="true" table:show-details="true"/>
                <table:data-pilot-member table:name="39005" table:display="true" table:show-details="true"/>
                <table:data-pilot-member table:name="39019" table:display="true" table:show-details="true"/>
                <table:data-pilot-member table:name="39027" table:display="true" table:show-details="true"/>
                <table:data-pilot-member table:name="39050" table:display="true" table:show-details="true"/>
                <table:data-pilot-member table:name="39057" table:display="true" table:show-details="true"/>
                <table:data-pilot-member table:name="39059" table:display="true" table:show-details="true"/>
                <table:data-pilot-member table:name="39067" table:display="true" table:show-details="true"/>
                <table:data-pilot-member table:name="39071" table:display="true" table:show-details="true"/>
                <table:data-pilot-member table:name="39074" table:display="true" table:show-details="true"/>
                <table:data-pilot-member table:name="39088" table:display="true" table:show-details="true"/>
                <table:data-pilot-member table:name="39093" table:display="true" table:show-details="true"/>
                <table:data-pilot-member table:name="39096" table:display="true" table:show-details="true"/>
                <table:data-pilot-member table:name="39097" table:display="true" table:show-details="true"/>
                <table:data-pilot-member table:name="39100" table:display="true" table:show-details="true"/>
                <table:data-pilot-member table:name="39109" table:display="true" table:show-details="true"/>
                <table:data-pilot-member table:name="39117" table:display="true" table:show-details="true"/>
                <table:data-pilot-member table:name="39123" table:display="true" table:show-details="true"/>
                <table:data-pilot-member table:name="39129" table:display="true" table:show-details="true"/>
                <table:data-pilot-member table:name="39141" table:display="true" table:show-details="true"/>
                <table:data-pilot-member table:name="39150" table:display="true" table:show-details="true"/>
                <table:data-pilot-member table:name="39151" table:display="true" table:show-details="true"/>
                <table:data-pilot-member table:name="39157" table:display="true" table:show-details="true"/>
                <table:data-pilot-member table:name="39173" table:display="true" table:show-details="true"/>
                <table:data-pilot-member table:name="39177" table:display="true" table:show-details="true"/>
                <table:data-pilot-member table:name="39184" table:display="true" table:show-details="true"/>
                <table:data-pilot-member table:name="39186" table:display="true" table:show-details="true"/>
                <table:data-pilot-member table:name="39202" table:display="true" table:show-details="true"/>
                <table:data-pilot-member table:name="39207" table:display="true" table:show-details="true"/>
                <table:data-pilot-member table:name="39212" table:display="true" table:show-details="true"/>
                <table:data-pilot-member table:name="39220" table:display="true" table:show-details="true"/>
                <table:data-pilot-member table:name="39224" table:display="true" table:show-details="true"/>
                <table:data-pilot-member table:name="39225" table:display="true" table:show-details="true"/>
                <table:data-pilot-member table:name="39231" table:display="true" table:show-details="true"/>
                <table:data-pilot-member table:name="39236" table:display="true" table:show-details="true"/>
                <table:data-pilot-member table:name="39261" table:display="true" table:show-details="true"/>
                <table:data-pilot-member table:name="39263" table:display="true" table:show-details="true"/>
                <table:data-pilot-member table:name="39289" table:display="true" table:show-details="true"/>
                <table:data-pilot-member table:name="39307" table:display="true" table:show-details="true"/>
                <table:data-pilot-member table:name="39310" table:display="true" table:show-details="true"/>
                <table:data-pilot-member table:name="39326" table:display="true" table:show-details="true"/>
                <table:data-pilot-member table:name="39331" table:display="true" table:show-details="true"/>
                <table:data-pilot-member table:name="39335" table:display="true" table:show-details="true"/>
                <table:data-pilot-member table:name="39337" table:display="true" table:show-details="true"/>
                <table:data-pilot-member table:name="39339" table:display="true" table:show-details="true"/>
                <table:data-pilot-member table:name="39346" table:display="true" table:show-details="true"/>
                <table:data-pilot-member table:name="39369" table:display="true" table:show-details="true"/>
                <table:data-pilot-member table:name="39371" table:display="true" table:show-details="true"/>
                <table:data-pilot-member table:name="39377" table:display="true" table:show-details="true"/>
                <table:data-pilot-member table:name="39383" table:display="true" table:show-details="true"/>
                <table:data-pilot-member table:name="39399" table:display="true" table:show-details="true"/>
                <table:data-pilot-member table:name="39400" table:display="true" table:show-details="true"/>
                <table:data-pilot-member table:name="39413" table:display="true" table:show-details="true"/>
                <table:data-pilot-member table:name="39427" table:display="true" table:show-details="true"/>
                <table:data-pilot-member table:name="39428" table:display="true" table:show-details="true"/>
                <table:data-pilot-member table:name="39441" table:display="true" table:show-details="true"/>
                <table:data-pilot-member table:name="39453" table:display="true" table:show-details="true"/>
                <table:data-pilot-member table:name="39459" table:display="true" table:show-details="true"/>
                <table:data-pilot-member table:name="39467" table:display="true" table:show-details="true"/>
                <table:data-pilot-member table:name="39471" table:display="true" table:show-details="true"/>
                <table:data-pilot-member table:name="39474" table:display="true" table:show-details="true"/>
                <table:data-pilot-member table:name="39488" table:display="true" table:show-details="true"/>
                <table:data-pilot-member table:name="39505" table:display="true" table:show-details="true"/>
                <table:data-pilot-member table:name="39509" table:display="true" table:show-details="true"/>
                <table:data-pilot-member table:name="39513" table:display="true" table:show-details="true"/>
                <table:data-pilot-member table:name="39517" table:display="true" table:show-details="true"/>
                <table:data-pilot-member table:name="39518" table:display="true" table:show-details="true"/>
                <table:data-pilot-member table:name="39541" table:display="true" table:show-details="true"/>
                <table:data-pilot-member table:name="39542" table:display="true" table:show-details="true"/>
                <table:data-pilot-member table:name="39557" table:display="true" table:show-details="true"/>
                <table:data-pilot-member table:name="39572" table:display="true" table:show-details="true"/>
                <table:data-pilot-member table:name="39594" table:display="true" table:show-details="true"/>
                <table:data-pilot-member table:name="39601" table:display="true" table:show-details="true"/>
                <table:data-pilot-member table:name="39614" table:display="true" table:show-details="true"/>
                <table:data-pilot-member table:name="39629" table:display="true" table:show-details="true"/>
                <table:data-pilot-member table:name="39632" table:display="true" table:show-details="true"/>
                <table:data-pilot-member table:name="39645" table:display="true" table:show-details="true"/>
                <table:data-pilot-member table:name="39649" table:display="true" table:show-details="true"/>
                <table:data-pilot-member table:name="39652" table:display="true" table:show-details="true"/>
                <table:data-pilot-member table:name="39665" table:display="true" table:show-details="true"/>
                <table:data-pilot-member table:name="39673" table:display="true" table:show-details="true"/>
                <table:data-pilot-member table:name="39684" table:display="true" table:show-details="true"/>
                <table:data-pilot-member table:name="39694" table:display="true" table:show-details="true"/>
                <table:data-pilot-member table:name="39711" table:display="true" table:show-details="true"/>
                <table:data-pilot-member table:name="39726" table:display="true" table:show-details="true"/>
                <table:data-pilot-member table:name="39729" table:display="true" table:show-details="true"/>
                <table:data-pilot-member table:name="39770" table:display="true" table:show-details="true"/>
                <table:data-pilot-member table:name="39772" table:display="true" table:show-details="true"/>
                <table:data-pilot-member table:name="39773" table:display="true" table:show-details="true"/>
                <table:data-pilot-member table:name="39788" table:display="true" table:show-details="true"/>
                <table:data-pilot-member table:name="39799" table:display="true" table:show-details="true"/>
                <table:data-pilot-member table:name="39800" table:display="true" table:show-details="true"/>
                <table:data-pilot-member table:name="39806" table:display="true" table:show-details="true"/>
                <table:data-pilot-member table:name="39814" table:display="true" table:show-details="true"/>
                <table:data-pilot-member table:name="39817" table:display="true" table:show-details="true"/>
                <table:data-pilot-member table:name="39821" table:display="true" table:show-details="true"/>
                <table:data-pilot-member table:name="39822" table:display="true" table:show-details="true"/>
                <table:data-pilot-member table:name="39825" table:display="true" table:show-details="true"/>
                <table:data-pilot-member table:name="39831" table:display="true" table:show-details="true"/>
                <table:data-pilot-member table:name="39839" table:display="true" table:show-details="true"/>
                <table:data-pilot-member table:name="39865" table:display="true" table:show-details="true"/>
                <table:data-pilot-member table:name="39868" table:display="true" table:show-details="true"/>
                <table:data-pilot-member table:name="39884" table:display="true" table:show-details="true"/>
                <table:data-pilot-member table:name="39905" table:display="true" table:show-details="true"/>
                <table:data-pilot-member table:name="39922" table:display="true" table:show-details="true"/>
                <table:data-pilot-member table:name="39929" table:display="true" table:show-details="true"/>
                <table:data-pilot-member table:name="39944" table:display="true" table:show-details="true"/>
                <table:data-pilot-member table:name="39967" table:display="true" table:show-details="true"/>
                <table:data-pilot-member table:name="39969" table:display="true" table:show-details="true"/>
                <table:data-pilot-member table:name="39973" table:display="true" table:show-details="true"/>
                <table:data-pilot-member table:name="39975" table:display="true" table:show-details="true"/>
                <table:data-pilot-member table:name="39983" table:display="true" table:show-details="true"/>
                <table:data-pilot-member table:name="40009" table:display="true" table:show-details="true"/>
                <table:data-pilot-member table:name="40013" table:display="true" table:show-details="true"/>
                <table:data-pilot-member table:name="40016" table:display="true" table:show-details="true"/>
                <table:data-pilot-member table:name="40017" table:display="true" table:show-details="true"/>
                <table:data-pilot-member table:name="40037" table:display="true" table:show-details="true"/>
                <table:data-pilot-member table:name="40044" table:display="true" table:show-details="true"/>
                <table:data-pilot-member table:name="40048" table:display="true" table:show-details="true"/>
                <table:data-pilot-member table:name="40053" table:display="true" table:show-details="true"/>
                <table:data-pilot-member table:name="40057" table:display="true" table:show-details="true"/>
                <table:data-pilot-member table:name="40068" table:display="true" table:show-details="true"/>
                <table:data-pilot-member table:name="40078" table:display="true" table:show-details="true"/>
                <table:data-pilot-member table:name="40089" table:display="true" table:show-details="true"/>
                <table:data-pilot-member table:name="40092" table:display="true" table:show-details="true"/>
                <table:data-pilot-member table:name="40109" table:display="true" table:show-details="true"/>
                <table:data-pilot-member table:name="40148" table:display="true" table:show-details="true"/>
                <table:data-pilot-member table:name="40149" table:display="true" table:show-details="true"/>
                <table:data-pilot-member table:name="40150" table:display="true" table:show-details="true"/>
                <table:data-pilot-member table:name="40151" table:display="true" table:show-details="true"/>
                <table:data-pilot-member table:name="40174" table:display="true" table:show-details="true"/>
                <table:data-pilot-member table:name="40198" table:display="true" table:show-details="true"/>
                <table:data-pilot-member table:name="40214" table:display="true" table:show-details="true"/>
                <table:data-pilot-member table:name="40260" table:display="true" table:show-details="true"/>
                <table:data-pilot-member table:name="40264" table:display="true" table:show-details="true"/>
                <table:data-pilot-member table:name="40265" table:display="true" table:show-details="true"/>
                <table:data-pilot-member table:name="40273" table:display="true" table:show-details="true"/>
                <table:data-pilot-member table:name="40275" table:display="true" table:show-details="true"/>
                <table:data-pilot-member table:name="40278" table:display="true" table:show-details="true"/>
                <table:data-pilot-member table:name="40282" table:display="true" table:show-details="true"/>
                <table:data-pilot-member table:name="40298" table:display="true" table:show-details="true"/>
                <table:data-pilot-member table:name="40300" table:display="true" table:show-details="true"/>
                <table:data-pilot-member table:name="40313" table:display="true" table:show-details="true"/>
                <table:data-pilot-member table:name="40318" table:display="true" table:show-details="true"/>
                <table:data-pilot-member table:name="40323" table:display="true" table:show-details="true"/>
                <table:data-pilot-member table:name="40341" table:display="true" table:show-details="true"/>
                <table:data-pilot-member table:name="40354" table:display="true" table:show-details="true"/>
                <table:data-pilot-member table:name="40372" table:display="true" table:show-details="true"/>
                <table:data-pilot-member table:name="40376" table:display="true" table:show-details="true"/>
                <table:data-pilot-member table:name="40394" table:display="true" table:show-details="true"/>
                <table:data-pilot-member table:name="40404" table:display="true" table:show-details="true"/>
                <table:data-pilot-member table:name="40414" table:display="true" table:show-details="true"/>
                <table:data-pilot-member table:name="40418" table:display="true" table:show-details="true"/>
                <table:data-pilot-member table:name="40425" table:display="true" table:show-details="true"/>
                <table:data-pilot-member table:name="40438" table:display="true" table:show-details="true"/>
                <table:data-pilot-member table:name="40440" table:display="true" table:show-details="true"/>
                <table:data-pilot-member table:name="40447" table:display="true" table:show-details="true"/>
                <table:data-pilot-member table:name="40448" table:display="true" table:show-details="true"/>
                <table:data-pilot-member table:name="40464" table:display="true" table:show-details="true"/>
                <table:data-pilot-member table:name="40470" table:display="true" table:show-details="true"/>
                <table:data-pilot-member table:name="40472" table:display="true" table:show-details="true"/>
                <table:data-pilot-member table:name="40473" table:display="true" table:show-details="true"/>
                <table:data-pilot-member table:name="40492" table:display="true" table:show-details="true"/>
                <table:data-pilot-member table:name="40495" table:display="true" table:show-details="true"/>
                <table:data-pilot-member table:name="40504" table:display="true" table:show-details="true"/>
                <table:data-pilot-member table:name="40510" table:display="true" table:show-details="true"/>
                <table:data-pilot-member table:name="40512" table:display="true" table:show-details="true"/>
                <table:data-pilot-member table:name="40535" table:display="true" table:show-details="true"/>
                <table:data-pilot-member table:name="40542" table:display="true" table:show-details="true"/>
                <table:data-pilot-member table:name="40543" table:display="true" table:show-details="true"/>
                <table:data-pilot-member table:name="40546" table:display="true" table:show-details="true"/>
                <table:data-pilot-member table:name="40550" table:display="true" table:show-details="true"/>
                <table:data-pilot-member table:name="40552" table:display="true" table:show-details="true"/>
                <table:data-pilot-member table:name="40555" table:display="true" table:show-details="true"/>
                <table:data-pilot-member table:name="40562" table:display="true" table:show-details="true"/>
                <table:data-pilot-member table:name="40567" table:display="true" table:show-details="true"/>
                <table:data-pilot-member table:name="40577" table:display="true" table:show-details="true"/>
                <table:data-pilot-member table:name="40587" table:display="true" table:show-details="true"/>
                <table:data-pilot-member table:name="40601" table:display="true" table:show-details="true"/>
                <table:data-pilot-member table:name="40603" table:display="true" table:show-details="true"/>
                <table:data-pilot-member table:name="40617" table:display="true" table:show-details="true"/>
                <table:data-pilot-member table:name="40623" table:display="true" table:show-details="true"/>
                <table:data-pilot-member table:name="40629" table:display="true" table:show-details="true"/>
                <table:data-pilot-member table:name="40642" table:display="true" table:show-details="true"/>
                <table:data-pilot-member table:name="40651" table:display="true" table:show-details="true"/>
                <table:data-pilot-member table:name="40656" table:display="true" table:show-details="true"/>
                <table:data-pilot-member table:name="40665" table:display="true" table:show-details="true"/>
                <table:data-pilot-member table:name="40701" table:display="true" table:show-details="true"/>
                <table:data-pilot-member table:name="40722" table:display="true" table:show-details="true"/>
                <table:data-pilot-member table:name="40728" table:display="true" table:show-details="true"/>
                <table:data-pilot-member table:name="40742" table:display="true" table:show-details="true"/>
                <table:data-pilot-member table:name="40749" table:display="true" table:show-details="true"/>
                <table:data-pilot-member table:name="40760" table:display="true" table:show-details="true"/>
                <table:data-pilot-member table:name="40768" table:display="true" table:show-details="true"/>
                <table:data-pilot-member table:name="40782" table:display="true" table:show-details="true"/>
                <table:data-pilot-member table:name="40790" table:display="true" table:show-details="true"/>
                <table:data-pilot-member table:name="40801" table:display="true" table:show-details="true"/>
                <table:data-pilot-member table:name="40814" table:display="true" table:show-details="true"/>
                <table:data-pilot-member table:name="40823" table:display="true" table:show-details="true"/>
                <table:data-pilot-member table:name="40825" table:display="true" table:show-details="true"/>
                <table:data-pilot-member table:name="40826" table:display="true" table:show-details="true"/>
                <table:data-pilot-member table:name="40832" table:display="true" table:show-details="true"/>
                <table:data-pilot-member table:name="40845" table:display="true" table:show-details="true"/>
                <table:data-pilot-member table:name="40847" table:display="true" table:show-details="true"/>
                <table:data-pilot-member table:name="40854" table:display="true" table:show-details="true"/>
                <table:data-pilot-member table:name="40855" table:display="true" table:show-details="true"/>
                <table:data-pilot-member table:name="40859" table:display="true" table:show-details="true"/>
                <table:data-pilot-member table:name="40861" table:display="true" table:show-details="true"/>
                <table:data-pilot-member table:name="40862" table:display="true" table:show-details="true"/>
                <table:data-pilot-member table:name="40870" table:display="true" table:show-details="true"/>
                <table:data-pilot-member table:name="40871" table:display="true" table:show-details="true"/>
                <table:data-pilot-member table:name="40879" table:display="true" table:show-details="true"/>
                <table:data-pilot-member table:name="40888" table:display="true" table:show-details="true"/>
                <table:data-pilot-member table:name="40901" table:display="true" table:show-details="true"/>
                <table:data-pilot-member table:name="40902" table:display="true" table:show-details="true"/>
                <table:data-pilot-member table:name="40911" table:display="true" table:show-details="true"/>
                <table:data-pilot-member table:name="40936" table:display="true" table:show-details="true"/>
                <table:data-pilot-member table:name="40939" table:display="true" table:show-details="true"/>
                <table:data-pilot-member table:name="40965" table:display="true" table:show-details="true"/>
                <table:data-pilot-member table:name="40976" table:display="true" table:show-details="true"/>
                <table:data-pilot-member table:name="40991" table:display="true" table:show-details="true"/>
                <table:data-pilot-member table:name="40994" table:display="true" table:show-details="true"/>
                <table:data-pilot-member table:name="40996" table:display="true" table:show-details="true"/>
                <table:data-pilot-member table:name="40997" table:display="true" table:show-details="true"/>
                <table:data-pilot-member table:name="40999" table:display="true" table:show-details="true"/>
                <table:data-pilot-member table:name="41033" table:display="true" table:show-details="true"/>
                <table:data-pilot-member table:name="41043" table:display="true" table:show-details="true"/>
                <table:data-pilot-member table:name="41044" table:display="true" table:show-details="true"/>
                <table:data-pilot-member table:name="41047" table:display="true" table:show-details="true"/>
                <table:data-pilot-member table:name="41061" table:display="true" table:show-details="true"/>
                <table:data-pilot-member table:name="41065" table:display="true" table:show-details="true"/>
                <table:data-pilot-member table:name="41068" table:display="true" table:show-details="true"/>
                <table:data-pilot-member table:name="41075" table:display="true" table:show-details="true"/>
                <table:data-pilot-member table:name="41089" table:display="true" table:show-details="true"/>
                <table:data-pilot-member table:name="41123" table:display="true" table:show-details="true"/>
                <table:data-pilot-member table:name="41136" table:display="true" table:show-details="true"/>
                <table:data-pilot-member table:name="41150" table:display="true" table:show-details="true"/>
                <table:data-pilot-member table:name="41155" table:display="true" table:show-details="true"/>
                <table:data-pilot-member table:name="41158" table:display="true" table:show-details="true"/>
                <table:data-pilot-member table:name="41184" table:display="true" table:show-details="true"/>
                <table:data-pilot-member table:name="41185" table:display="true" table:show-details="true"/>
                <table:data-pilot-member table:name="41205" table:display="true" table:show-details="true"/>
                <table:data-pilot-member table:name="41207" table:display="true" table:show-details="true"/>
                <table:data-pilot-member table:name="41210" table:display="true" table:show-details="true"/>
                <table:data-pilot-member table:name="41219" table:display="true" table:show-details="true"/>
                <table:data-pilot-member table:name="41237" table:display="true" table:show-details="true"/>
                <table:data-pilot-member table:name="41238" table:display="true" table:show-details="true"/>
                <table:data-pilot-member table:name="41254" table:display="true" table:show-details="true"/>
                <table:data-pilot-member table:name="41260" table:display="true" table:show-details="true"/>
                <table:data-pilot-member table:name="41262" table:display="true" table:show-details="true"/>
                <table:data-pilot-member table:name="41272" table:display="true" table:show-details="true"/>
                <table:data-pilot-member table:name="41273" table:display="true" table:show-details="true"/>
                <table:data-pilot-member table:name="41283" table:display="true" table:show-details="true"/>
                <table:data-pilot-member table:name="41287" table:display="true" table:show-details="true"/>
                <table:data-pilot-member table:name="41291" table:display="true" table:show-details="true"/>
                <table:data-pilot-member table:name="41321" table:display="true" table:show-details="true"/>
                <table:data-pilot-member table:name="41326" table:display="true" table:show-details="true"/>
                <table:data-pilot-member table:name="41343" table:display="true" table:show-details="true"/>
                <table:data-pilot-member table:name="41349" table:display="true" table:show-details="true"/>
                <table:data-pilot-member table:name="41363" table:display="true" table:show-details="true"/>
                <table:data-pilot-member table:name="41366" table:display="true" table:show-details="true"/>
                <table:data-pilot-member table:name="41368" table:display="true" table:show-details="true"/>
                <table:data-pilot-member table:name="41393" table:display="true" table:show-details="true"/>
                <table:data-pilot-member table:name="41396" table:display="true" table:show-details="true"/>
                <table:data-pilot-member table:name="41405" table:display="true" table:show-details="true"/>
                <table:data-pilot-member table:name="41408" table:display="true" table:show-details="true"/>
                <table:data-pilot-member table:name="41416" table:display="true" table:show-details="true"/>
                <table:data-pilot-member table:name="41418" table:display="true" table:show-details="true"/>
                <table:data-pilot-member table:name="41419" table:display="true" table:show-details="true"/>
                <table:data-pilot-member table:name="41437" table:display="true" table:show-details="true"/>
                <table:data-pilot-member table:name="41443" table:display="true" table:show-details="true"/>
                <table:data-pilot-member table:name="41444" table:display="true" table:show-details="true"/>
                <table:data-pilot-member table:name="41446" table:display="true" table:show-details="true"/>
                <table:data-pilot-member table:name="41455" table:display="true" table:show-details="true"/>
                <table:data-pilot-member table:name="41467" table:display="true" table:show-details="true"/>
                <table:data-pilot-member table:name="41469" table:display="true" table:show-details="true"/>
                <table:data-pilot-member table:name="41481" table:display="true" table:show-details="true"/>
                <table:data-pilot-member table:name="41494" table:display="true" table:show-details="true"/>
                <table:data-pilot-member table:name="41496" table:display="true" table:show-details="true"/>
                <table:data-pilot-member table:name="41501" table:display="true" table:show-details="true"/>
                <table:data-pilot-member table:name="41506" table:display="true" table:show-details="true"/>
                <table:data-pilot-member table:name="41520" table:display="true" table:show-details="true"/>
                <table:data-pilot-member table:name="41526" table:display="true" table:show-details="true"/>
                <table:data-pilot-member table:name="41542" table:display="true" table:show-details="true"/>
                <table:data-pilot-member table:name="41572" table:display="true" table:show-details="true"/>
                <table:data-pilot-member table:name="41587" table:display="true" table:show-details="true"/>
                <table:data-pilot-member table:name="41608" table:display="true" table:show-details="true"/>
                <table:data-pilot-member table:name="41622" table:display="true" table:show-details="true"/>
                <table:data-pilot-member table:name="41624" table:display="true" table:show-details="true"/>
                <table:data-pilot-member table:name="41629" table:display="true" table:show-details="true"/>
                <table:data-pilot-member table:name="41632" table:display="true" table:show-details="true"/>
                <table:data-pilot-member table:name="41648" table:display="true" table:show-details="true"/>
                <table:data-pilot-member table:name="41653" table:display="true" table:show-details="true"/>
                <table:data-pilot-member table:name="41656" table:display="true" table:show-details="true"/>
                <table:data-pilot-member table:name="41668" table:display="true" table:show-details="true"/>
                <table:data-pilot-member table:name="41674" table:display="true" table:show-details="true"/>
                <table:data-pilot-member table:name="41680" table:display="true" table:show-details="true"/>
                <table:data-pilot-member table:name="41681" table:display="true" table:show-details="true"/>
                <table:data-pilot-member table:name="41683" table:display="true" table:show-details="true"/>
                <table:data-pilot-member table:name="41687" table:display="true" table:show-details="true"/>
                <table:data-pilot-member table:name="41694" table:display="true" table:show-details="true"/>
                <table:data-pilot-member table:name="41699" table:display="true" table:show-details="true"/>
                <table:data-pilot-member table:name="41701" table:display="true" table:show-details="true"/>
                <table:data-pilot-member table:name="41712" table:display="true" table:show-details="true"/>
                <table:data-pilot-member table:name="41721" table:display="true" table:show-details="true"/>
                <table:data-pilot-member table:name="41742" table:display="true" table:show-details="true"/>
                <table:data-pilot-member table:name="41756" table:display="true" table:show-details="true"/>
                <table:data-pilot-member table:name="41758" table:display="true" table:show-details="true"/>
                <table:data-pilot-member table:name="41782" table:display="true" table:show-details="true"/>
                <table:data-pilot-member table:name="41783" table:display="true" table:show-details="true"/>
                <table:data-pilot-member table:name="41793" table:display="true" table:show-details="true"/>
                <table:data-pilot-member table:name="41804" table:display="true" table:show-details="true"/>
                <table:data-pilot-member table:name="41808" table:display="true" table:show-details="true"/>
                <table:data-pilot-member table:name="41810" table:display="true" table:show-details="true"/>
                <table:data-pilot-member table:name="41834" table:display="true" table:show-details="true"/>
                <table:data-pilot-member table:name="41840" table:display="true" table:show-details="true"/>
                <table:data-pilot-member table:name="41854" table:display="true" table:show-details="true"/>
                <table:data-pilot-member table:name="41856" table:display="true" table:show-details="true"/>
                <table:data-pilot-member table:name="41857" table:display="true" table:show-details="true"/>
                <table:data-pilot-member table:name="41863" table:display="true" table:show-details="true"/>
                <table:data-pilot-member table:name="41871" table:display="true" table:show-details="true"/>
                <table:data-pilot-member table:name="41892" table:display="true" table:show-details="true"/>
                <table:data-pilot-member table:name="41894" table:display="true" table:show-details="true"/>
                <table:data-pilot-member table:name="41905" table:display="true" table:show-details="true"/>
                <table:data-pilot-member table:name="41911" table:display="true" table:show-details="true"/>
                <table:data-pilot-member table:name="41925" table:display="true" table:show-details="true"/>
                <table:data-pilot-member table:name="41930" table:display="true" table:show-details="true"/>
                <table:data-pilot-member table:name="41941" table:display="true" table:show-details="true"/>
                <table:data-pilot-member table:name="41944" table:display="true" table:show-details="true"/>
                <table:data-pilot-member table:name="41948" table:display="true" table:show-details="true"/>
                <table:data-pilot-member table:name="41956" table:display="true" table:show-details="true"/>
                <table:data-pilot-member table:name="41962" table:display="true" table:show-details="true"/>
                <table:data-pilot-member table:name="41966" table:display="true" table:show-details="true"/>
                <table:data-pilot-member table:name="41989" table:display="true" table:show-details="true"/>
                <table:data-pilot-member table:name="41996" table:display="true" table:show-details="true"/>
                <table:data-pilot-member table:name="42003" table:display="true" table:show-details="true"/>
                <table:data-pilot-member table:name="42012" table:display="true" table:show-details="true"/>
                <table:data-pilot-member table:name="42013" table:display="true" table:show-details="true"/>
                <table:data-pilot-member table:name="42020" table:display="true" table:show-details="true"/>
                <table:data-pilot-member table:name="42025" table:display="true" table:show-details="true"/>
                <table:data-pilot-member table:name="42044" table:display="true" table:show-details="true"/>
                <table:data-pilot-member table:name="42053" table:display="true" table:show-details="true"/>
                <table:data-pilot-member table:name="42058" table:display="true" table:show-details="true"/>
                <table:data-pilot-member table:name="42059" table:display="true" table:show-details="true"/>
                <table:data-pilot-member table:name="42063" table:display="true" table:show-details="true"/>
                <table:data-pilot-member table:name="42067" table:display="true" table:show-details="true"/>
                <table:data-pilot-member table:name="42071" table:display="true" table:show-details="true"/>
                <table:data-pilot-member table:name="42078" table:display="true" table:show-details="true"/>
                <table:data-pilot-member table:name="42080" table:display="true" table:show-details="true"/>
                <table:data-pilot-member table:name="42097" table:display="true" table:show-details="true"/>
                <table:data-pilot-member table:name="42107" table:display="true" table:show-details="true"/>
                <table:data-pilot-member table:name="42109" table:display="true" table:show-details="true"/>
                <table:data-pilot-member table:name="42112" table:display="true" table:show-details="true"/>
                <table:data-pilot-member table:name="42114" table:display="true" table:show-details="true"/>
                <table:data-pilot-member table:name="42129" table:display="true" table:show-details="true"/>
                <table:data-pilot-member table:name="42130" table:display="true" table:show-details="true"/>
                <table:data-pilot-member table:name="42152" table:display="true" table:show-details="true"/>
                <table:data-pilot-member table:name="42162" table:display="true" table:show-details="true"/>
                <table:data-pilot-member table:name="42166" table:display="true" table:show-details="true"/>
                <table:data-pilot-member table:name="42173" table:display="true" table:show-details="true"/>
                <table:data-pilot-member table:name="42181" table:display="true" table:show-details="true"/>
                <table:data-pilot-member table:name="42185" table:display="true" table:show-details="true"/>
                <table:data-pilot-member table:name="42201" table:display="true" table:show-details="true"/>
                <table:data-pilot-member table:name="42210" table:display="true" table:show-details="true"/>
                <table:data-pilot-member table:name="42227" table:display="true" table:show-details="true"/>
                <table:data-pilot-member table:name="42246" table:display="true" table:show-details="true"/>
                <table:data-pilot-member table:name="42268" table:display="true" table:show-details="true"/>
                <table:data-pilot-member table:name="42278" table:display="true" table:show-details="true"/>
                <table:data-pilot-member table:name="42288" table:display="true" table:show-details="true"/>
                <table:data-pilot-member table:name="42302" table:display="true" table:show-details="true"/>
                <table:data-pilot-member table:name="42309" table:display="true" table:show-details="true"/>
                <table:data-pilot-member table:name="42311" table:display="true" table:show-details="true"/>
                <table:data-pilot-member table:name="42322" table:display="true" table:show-details="true"/>
                <table:data-pilot-member table:name="42349" table:display="true" table:show-details="true"/>
                <table:data-pilot-member table:name="42351" table:display="true" table:show-details="true"/>
                <table:data-pilot-member table:name="42354" table:display="true" table:show-details="true"/>
                <table:data-pilot-member table:name="42356" table:display="true" table:show-details="true"/>
                <table:data-pilot-member table:name="42363" table:display="true" table:show-details="true"/>
                <table:data-pilot-member table:name="42364" table:display="true" table:show-details="true"/>
                <table:data-pilot-member table:name="42370" table:display="true" table:show-details="true"/>
                <table:data-pilot-member table:name="42374" table:display="true" table:show-details="true"/>
                <table:data-pilot-member table:name="42375" table:display="true" table:show-details="true"/>
                <table:data-pilot-member table:name="42376" table:display="true" table:show-details="true"/>
                <table:data-pilot-member table:name="42394" table:display="true" table:show-details="true"/>
                <table:data-pilot-member table:name="42408" table:display="true" table:show-details="true"/>
                <table:data-pilot-member table:name="42416" table:display="true" table:show-details="true"/>
                <table:data-pilot-member table:name="42419" table:display="true" table:show-details="true"/>
                <table:data-pilot-member table:name="42421" table:display="true" table:show-details="true"/>
                <table:data-pilot-member table:name="42442" table:display="true" table:show-details="true"/>
                <table:data-pilot-member table:name="42447" table:display="true" table:show-details="true"/>
                <table:data-pilot-member table:name="42459" table:display="true" table:show-details="true"/>
                <table:data-pilot-member table:name="42464" table:display="true" table:show-details="true"/>
                <table:data-pilot-member table:name="42469" table:display="true" table:show-details="true"/>
                <table:data-pilot-member table:name="42470" table:display="true" table:show-details="true"/>
                <table:data-pilot-member table:name="42479" table:display="true" table:show-details="true"/>
                <table:data-pilot-member table:name="42480" table:display="true" table:show-details="true"/>
                <table:data-pilot-member table:name="42484" table:display="true" table:show-details="true"/>
                <table:data-pilot-member table:name="42492" table:display="true" table:show-details="true"/>
                <table:data-pilot-member table:name="42494" table:display="true" table:show-details="true"/>
                <table:data-pilot-member table:name="42500" table:display="true" table:show-details="true"/>
                <table:data-pilot-member table:name="42501" table:display="true" table:show-details="true"/>
                <table:data-pilot-member table:name="42525" table:display="true" table:show-details="true"/>
                <table:data-pilot-member table:name="42537" table:display="true" table:show-details="true"/>
                <table:data-pilot-member table:name="42551" table:display="true" table:show-details="true"/>
                <table:data-pilot-member table:name="42557" table:display="true" table:show-details="true"/>
                <table:data-pilot-member table:name="42566" table:display="true" table:show-details="true"/>
                <table:data-pilot-member table:name="42575" table:display="true" table:show-details="true"/>
                <table:data-pilot-member table:name="42580" table:display="true" table:show-details="true"/>
                <table:data-pilot-member table:name="42583" table:display="true" table:show-details="true"/>
                <table:data-pilot-member table:name="42591" table:display="true" table:show-details="true"/>
                <table:data-pilot-member table:name="42593" table:display="true" table:show-details="true"/>
                <table:data-pilot-member table:name="42594" table:display="true" table:show-details="true"/>
                <table:data-pilot-member table:name="42605" table:display="true" table:show-details="true"/>
                <table:data-pilot-member table:name="42610" table:display="true" table:show-details="true"/>
                <table:data-pilot-member table:name="42615" table:display="true" table:show-details="true"/>
                <table:data-pilot-member table:name="42616" table:display="true" table:show-details="true"/>
                <table:data-pilot-member table:name="42617" table:display="true" table:show-details="true"/>
                <table:data-pilot-member table:name="42629" table:display="true" table:show-details="true"/>
                <table:data-pilot-member table:name="42630" table:display="true" table:show-details="true"/>
                <table:data-pilot-member table:name="42643" table:display="true" table:show-details="true"/>
                <table:data-pilot-member table:name="42644" table:display="true" table:show-details="true"/>
                <table:data-pilot-member table:name="42660" table:display="true" table:show-details="true"/>
                <table:data-pilot-member table:name="42662" table:display="true" table:show-details="true"/>
                <table:data-pilot-member table:name="42672" table:display="true" table:show-details="true"/>
                <table:data-pilot-member table:name="42681" table:display="true" table:show-details="true"/>
                <table:data-pilot-member table:name="42703" table:display="true" table:show-details="true"/>
                <table:data-pilot-member table:name="42714" table:display="true" table:show-details="true"/>
                <table:data-pilot-member table:name="42729" table:display="true" table:show-details="true"/>
                <table:data-pilot-member table:name="42732" table:display="true" table:show-details="true"/>
                <table:data-pilot-member table:name="42735" table:display="true" table:show-details="true"/>
                <table:data-pilot-member table:name="42737" table:display="true" table:show-details="true"/>
                <table:data-pilot-member table:name="42740" table:display="true" table:show-details="true"/>
                <table:data-pilot-member table:name="42742" table:display="true" table:show-details="true"/>
                <table:data-pilot-member table:name="42743" table:display="true" table:show-details="true"/>
                <table:data-pilot-member table:name="42771" table:display="true" table:show-details="true"/>
                <table:data-pilot-member table:name="42782" table:display="true" table:show-details="true"/>
                <table:data-pilot-member table:name="42788" table:display="true" table:show-details="true"/>
                <table:data-pilot-member table:name="42791" table:display="true" table:show-details="true"/>
                <table:data-pilot-member table:name="42801" table:display="true" table:show-details="true"/>
                <table:data-pilot-member table:name="42802" table:display="true" table:show-details="true"/>
                <table:data-pilot-member table:name="42830" table:display="true" table:show-details="true"/>
                <table:data-pilot-member table:name="42846" table:display="true" table:show-details="true"/>
                <table:data-pilot-member table:name="42847" table:display="true" table:show-details="true"/>
                <table:data-pilot-member table:name="42848" table:display="true" table:show-details="true"/>
                <table:data-pilot-member table:name="42884" table:display="true" table:show-details="true"/>
                <table:data-pilot-member table:name="42887" table:display="true" table:show-details="true"/>
                <table:data-pilot-member table:name="42893" table:display="true" table:show-details="true"/>
                <table:data-pilot-member table:name="42896" table:display="true" table:show-details="true"/>
                <table:data-pilot-member table:name="42906" table:display="true" table:show-details="true"/>
                <table:data-pilot-member table:name="42912" table:display="true" table:show-details="true"/>
                <table:data-pilot-member table:name="42920" table:display="true" table:show-details="true"/>
                <table:data-pilot-member table:name="42928" table:display="true" table:show-details="true"/>
                <table:data-pilot-member table:name="42930" table:display="true" table:show-details="true"/>
                <table:data-pilot-member table:name="42935" table:display="true" table:show-details="true"/>
                <table:data-pilot-member table:name="42942" table:display="true" table:show-details="true"/>
                <table:data-pilot-member table:name="42963" table:display="true" table:show-details="true"/>
                <table:data-pilot-member table:name="42977" table:display="true" table:show-details="true"/>
                <table:data-pilot-member table:name="42980" table:display="true" table:show-details="true"/>
                <table:data-pilot-member table:name="42986" table:display="true" table:show-details="true"/>
                <table:data-pilot-member table:name="42994" table:display="true" table:show-details="true"/>
                <table:data-pilot-member table:name="42997" table:display="true" table:show-details="true"/>
                <table:data-pilot-member table:name="43015" table:display="true" table:show-details="true"/>
                <table:data-pilot-member table:name="43028" table:display="true" table:show-details="true"/>
                <table:data-pilot-member table:name="43032" table:display="true" table:show-details="true"/>
                <table:data-pilot-member table:name="43049" table:display="true" table:show-details="true"/>
                <table:data-pilot-member table:name="43070" table:display="true" table:show-details="true"/>
                <table:data-pilot-member table:name="43072" table:display="true" table:show-details="true"/>
                <table:data-pilot-member table:name="43076" table:display="true" table:show-details="true"/>
                <table:data-pilot-member table:name="43082" table:display="true" table:show-details="true"/>
                <table:data-pilot-member table:name="43099" table:display="true" table:show-details="true"/>
                <table:data-pilot-member table:name="43104" table:display="true" table:show-details="true"/>
                <table:data-pilot-member table:name="43115" table:display="true" table:show-details="true"/>
                <table:data-pilot-member table:name="43125" table:display="true" table:show-details="true"/>
                <table:data-pilot-member table:name="43128" table:display="true" table:show-details="true"/>
                <table:data-pilot-member table:name="43141" table:display="true" table:show-details="true"/>
                <table:data-pilot-member table:name="43147" table:display="true" table:show-details="true"/>
                <table:data-pilot-member table:name="43149" table:display="true" table:show-details="true"/>
                <table:data-pilot-member table:name="43150" table:display="true" table:show-details="true"/>
                <table:data-pilot-member table:name="43169" table:display="true" table:show-details="true"/>
                <table:data-pilot-member table:name="43171" table:display="true" table:show-details="true"/>
                <table:data-pilot-member table:name="43174" table:display="true" table:show-details="true"/>
                <table:data-pilot-member table:name="43176" table:display="true" table:show-details="true"/>
                <table:data-pilot-member table:name="43186" table:display="true" table:show-details="true"/>
                <table:data-pilot-member table:name="43187" table:display="true" table:show-details="true"/>
                <table:data-pilot-member table:name="43196" table:display="true" table:show-details="true"/>
                <table:data-pilot-member table:name="43198" table:display="true" table:show-details="true"/>
                <table:data-pilot-member table:name="43215" table:display="true" table:show-details="true"/>
                <table:data-pilot-member table:name="43220" table:display="true" table:show-details="true"/>
                <table:data-pilot-member table:name="43224" table:display="true" table:show-details="true"/>
                <table:data-pilot-member table:name="43228" table:display="true" table:show-details="true"/>
                <table:data-pilot-member table:name="43233" table:display="true" table:show-details="true"/>
                <table:data-pilot-member table:name="43244" table:display="true" table:show-details="true"/>
                <table:data-pilot-member table:name="43248" table:display="true" table:show-details="true"/>
                <table:data-pilot-member table:name="43261" table:display="true" table:show-details="true"/>
                <table:data-pilot-member table:name="43262" table:display="true" table:show-details="true"/>
                <table:data-pilot-member table:name="43297" table:display="true" table:show-details="true"/>
                <table:data-pilot-member table:name="43298" table:display="true" table:show-details="true"/>
                <table:data-pilot-member table:name="43309" table:display="true" table:show-details="true"/>
                <table:data-pilot-member table:name="43313" table:display="true" table:show-details="true"/>
                <table:data-pilot-member table:name="43314" table:display="true" table:show-details="true"/>
                <table:data-pilot-member table:name="43315" table:display="true" table:show-details="true"/>
                <table:data-pilot-member table:name="43317" table:display="true" table:show-details="true"/>
                <table:data-pilot-member table:name="43321" table:display="true" table:show-details="true"/>
                <table:data-pilot-member table:name="43322" table:display="true" table:show-details="true"/>
                <table:data-pilot-member table:name="43333" table:display="true" table:show-details="true"/>
                <table:data-pilot-member table:name="43352" table:display="true" table:show-details="true"/>
                <table:data-pilot-member table:name="43355" table:display="true" table:show-details="true"/>
                <table:data-pilot-member table:name="43369" table:display="true" table:show-details="true"/>
                <table:data-pilot-member table:name="43370" table:display="true" table:show-details="true"/>
                <table:data-pilot-member table:name="43385" table:display="true" table:show-details="true"/>
                <table:data-pilot-member table:name="43395" table:display="true" table:show-details="true"/>
                <table:data-pilot-member table:name="43411" table:display="true" table:show-details="true"/>
                <table:data-pilot-member table:name="43414" table:display="true" table:show-details="true"/>
                <table:data-pilot-member table:name="43419" table:display="true" table:show-details="true"/>
                <table:data-pilot-member table:name="43433" table:display="true" table:show-details="true"/>
                <table:data-pilot-member table:name="43438" table:display="true" table:show-details="true"/>
                <table:data-pilot-member table:name="43448" table:display="true" table:show-details="true"/>
                <table:data-pilot-member table:name="43463" table:display="true" table:show-details="true"/>
                <table:data-pilot-member table:name="43479" table:display="true" table:show-details="true"/>
                <table:data-pilot-member table:name="43481" table:display="true" table:show-details="true"/>
                <table:data-pilot-member table:name="43497" table:display="true" table:show-details="true"/>
                <table:data-pilot-member table:name="43509" table:display="true" table:show-details="true"/>
                <table:data-pilot-member table:name="43511" table:display="true" table:show-details="true"/>
                <table:data-pilot-member table:name="43512" table:display="true" table:show-details="true"/>
                <table:data-pilot-member table:name="43514" table:display="true" table:show-details="true"/>
                <table:data-pilot-member table:name="43534" table:display="true" table:show-details="true"/>
                <table:data-pilot-member table:name="43537" table:display="true" table:show-details="true"/>
                <table:data-pilot-member table:name="43563" table:display="true" table:show-details="true"/>
                <table:data-pilot-member table:name="43581" table:display="true" table:show-details="true"/>
                <table:data-pilot-member table:name="43587" table:display="true" table:show-details="true"/>
                <table:data-pilot-member table:name="43598" table:display="true" table:show-details="true"/>
                <table:data-pilot-member table:name="43602" table:display="true" table:show-details="true"/>
                <table:data-pilot-member table:name="43611" table:display="true" table:show-details="true"/>
                <table:data-pilot-member table:name="43650" table:display="true" table:show-details="true"/>
                <table:data-pilot-member table:name="43676" table:display="true" table:show-details="true"/>
                <table:data-pilot-member table:name="43691" table:display="true" table:show-details="true"/>
                <table:data-pilot-member table:name="43701" table:display="true" table:show-details="true"/>
                <table:data-pilot-member table:name="43712" table:display="true" table:show-details="true"/>
                <table:data-pilot-member table:name="43716" table:display="true" table:show-details="true"/>
                <table:data-pilot-member table:name="43725" table:display="true" table:show-details="true"/>
                <table:data-pilot-member table:name="43728" table:display="true" table:show-details="true"/>
                <table:data-pilot-member table:name="43732" table:display="true" table:show-details="true"/>
                <table:data-pilot-member table:name="43736" table:display="true" table:show-details="true"/>
                <table:data-pilot-member table:name="43737" table:display="true" table:show-details="true"/>
                <table:data-pilot-member table:name="43738" table:display="true" table:show-details="true"/>
                <table:data-pilot-member table:name="43742" table:display="true" table:show-details="true"/>
                <table:data-pilot-member table:name="43743" table:display="true" table:show-details="true"/>
                <table:data-pilot-member table:name="43756" table:display="true" table:show-details="true"/>
                <table:data-pilot-member table:name="43769" table:display="true" table:show-details="true"/>
                <table:data-pilot-member table:name="43771" table:display="true" table:show-details="true"/>
                <table:data-pilot-member table:name="43776" table:display="true" table:show-details="true"/>
                <table:data-pilot-member table:name="43777" table:display="true" table:show-details="true"/>
                <table:data-pilot-member table:name="43787" table:display="true" table:show-details="true"/>
                <table:data-pilot-member table:name="43789" table:display="true" table:show-details="true"/>
                <table:data-pilot-member table:name="43797" table:display="true" table:show-details="true"/>
                <table:data-pilot-member table:name="43805" table:display="true" table:show-details="true"/>
                <table:data-pilot-member table:name="43817" table:display="true" table:show-details="true"/>
                <table:data-pilot-member table:name="43824" table:display="true" table:show-details="true"/>
                <table:data-pilot-member table:name="43831" table:display="true" table:show-details="true"/>
                <table:data-pilot-member table:name="43833" table:display="true" table:show-details="true"/>
                <table:data-pilot-member table:name="43835" table:display="true" table:show-details="true"/>
                <table:data-pilot-member table:name="43837" table:display="true" table:show-details="true"/>
                <table:data-pilot-member table:name="43839" table:display="true" table:show-details="true"/>
                <table:data-pilot-member table:name="43849" table:display="true" table:show-details="true"/>
                <table:data-pilot-member table:name="43854" table:display="true" table:show-details="true"/>
                <table:data-pilot-member table:name="43860" table:display="true" table:show-details="true"/>
                <table:data-pilot-member table:name="43877" table:display="true" table:show-details="true"/>
                <table:data-pilot-member table:name="43888" table:display="true" table:show-details="true"/>
                <table:data-pilot-member table:name="43922" table:display="true" table:show-details="true"/>
                <table:data-pilot-member table:name="43939" table:display="true" table:show-details="true"/>
                <table:data-pilot-member table:name="43942" table:display="true" table:show-details="true"/>
                <table:data-pilot-member table:name="43950" table:display="true" table:show-details="true"/>
                <table:data-pilot-member table:name="43964" table:display="true" table:show-details="true"/>
                <table:data-pilot-member table:name="43971" table:display="true" table:show-details="true"/>
                <table:data-pilot-member table:name="43975" table:display="true" table:show-details="true"/>
                <table:data-pilot-member table:name="44001" table:display="true" table:show-details="true"/>
                <table:data-pilot-member table:name="44015" table:display="true" table:show-details="true"/>
                <table:data-pilot-member table:name="44020" table:display="true" table:show-details="true"/>
                <table:data-pilot-member table:name="44022" table:display="true" table:show-details="true"/>
                <table:data-pilot-member table:name="44025" table:display="true" table:show-details="true"/>
                <table:data-pilot-member table:name="44026" table:display="true" table:show-details="true"/>
                <table:data-pilot-member table:name="44028" table:display="true" table:show-details="true"/>
                <table:data-pilot-member table:name="44029" table:display="true" table:show-details="true"/>
                <table:data-pilot-member table:name="44031" table:display="true" table:show-details="true"/>
                <table:data-pilot-member table:name="44034" table:display="true" table:show-details="true"/>
                <table:data-pilot-member table:name="44036" table:display="true" table:show-details="true"/>
                <table:data-pilot-member table:name="44066" table:display="true" table:show-details="true"/>
                <table:data-pilot-member table:name="44071" table:display="true" table:show-details="true"/>
                <table:data-pilot-member table:name="44081" table:display="true" table:show-details="true"/>
                <table:data-pilot-member table:name="44091" table:display="true" table:show-details="true"/>
                <table:data-pilot-member table:name="44097" table:display="true" table:show-details="true"/>
                <table:data-pilot-member table:name="44104" table:display="true" table:show-details="true"/>
                <table:data-pilot-member table:name="44106" table:display="true" table:show-details="true"/>
                <table:data-pilot-member table:name="44114" table:display="true" table:show-details="true"/>
                <table:data-pilot-member table:name="44139" table:display="true" table:show-details="true"/>
                <table:data-pilot-member table:name="44151" table:display="true" table:show-details="true"/>
                <table:data-pilot-member table:name="44153" table:display="true" table:show-details="true"/>
                <table:data-pilot-member table:name="44156" table:display="true" table:show-details="true"/>
                <table:data-pilot-member table:name="44159" table:display="true" table:show-details="true"/>
                <table:data-pilot-member table:name="44161" table:display="true" table:show-details="true"/>
                <table:data-pilot-member table:name="44174" table:display="true" table:show-details="true"/>
                <table:data-pilot-member table:name="44177" table:display="true" table:show-details="true"/>
                <table:data-pilot-member table:name="44203" table:display="true" table:show-details="true"/>
                <table:data-pilot-member table:name="44205" table:display="true" table:show-details="true"/>
                <table:data-pilot-member table:name="44211" table:display="true" table:show-details="true"/>
                <table:data-pilot-member table:name="44226" table:display="true" table:show-details="true"/>
                <table:data-pilot-member table:name="44227" table:display="true" table:show-details="true"/>
                <table:data-pilot-member table:name="44236" table:display="true" table:show-details="true"/>
                <table:data-pilot-member table:name="44245" table:display="true" table:show-details="true"/>
                <table:data-pilot-member table:name="44274" table:display="true" table:show-details="true"/>
                <table:data-pilot-member table:name="44305" table:display="true" table:show-details="true"/>
                <table:data-pilot-member table:name="44306" table:display="true" table:show-details="true"/>
                <table:data-pilot-member table:name="44309" table:display="true" table:show-details="true"/>
                <table:data-pilot-member table:name="44310" table:display="true" table:show-details="true"/>
                <table:data-pilot-member table:name="44315" table:display="true" table:show-details="true"/>
                <table:data-pilot-member table:name="44326" table:display="true" table:show-details="true"/>
                <table:data-pilot-member table:name="44327" table:display="true" table:show-details="true"/>
                <table:data-pilot-member table:name="44333" table:display="true" table:show-details="true"/>
                <table:data-pilot-member table:name="44341" table:display="true" table:show-details="true"/>
                <table:data-pilot-member table:name="44359" table:display="true" table:show-details="true"/>
                <table:data-pilot-member table:name="44363" table:display="true" table:show-details="true"/>
                <table:data-pilot-member table:name="44393" table:display="true" table:show-details="true"/>
                <table:data-pilot-member table:name="44405" table:display="true" table:show-details="true"/>
                <table:data-pilot-member table:name="44410" table:display="true" table:show-details="true"/>
                <table:data-pilot-member table:name="44434" table:display="true" table:show-details="true"/>
                <table:data-pilot-member table:name="44455" table:display="true" table:show-details="true"/>
                <table:data-pilot-member table:name="44457" table:display="true" table:show-details="true"/>
                <table:data-pilot-member table:name="44469" table:display="true" table:show-details="true"/>
                <table:data-pilot-member table:name="44471" table:display="true" table:show-details="true"/>
                <table:data-pilot-member table:name="44473" table:display="true" table:show-details="true"/>
                <table:data-pilot-member table:name="44475" table:display="true" table:show-details="true"/>
                <table:data-pilot-member table:name="44495" table:display="true" table:show-details="true"/>
                <table:data-pilot-member table:name="44496" table:display="true" table:show-details="true"/>
                <table:data-pilot-member table:name="44505" table:display="true" table:show-details="true"/>
                <table:data-pilot-member table:name="44507" table:display="true" table:show-details="true"/>
                <table:data-pilot-member table:name="44518" table:display="true" table:show-details="true"/>
                <table:data-pilot-member table:name="44561" table:display="true" table:show-details="true"/>
                <table:data-pilot-member table:name="44565" table:display="true" table:show-details="true"/>
                <table:data-pilot-member table:name="44581" table:display="true" table:show-details="true"/>
                <table:data-pilot-member table:name="44582" table:display="true" table:show-details="true"/>
                <table:data-pilot-member table:name="44589" table:display="true" table:show-details="true"/>
                <table:data-pilot-member table:name="44600" table:display="true" table:show-details="true"/>
                <table:data-pilot-member table:name="44613" table:display="true" table:show-details="true"/>
                <table:data-pilot-member table:name="44619" table:display="true" table:show-details="true"/>
                <table:data-pilot-member table:name="44626" table:display="true" table:show-details="true"/>
                <table:data-pilot-member table:name="44627" table:display="true" table:show-details="true"/>
                <table:data-pilot-member table:name="44643" table:display="true" table:show-details="true"/>
                <table:data-pilot-member table:name="44676" table:display="true" table:show-details="true"/>
                <table:data-pilot-member table:name="44684" table:display="true" table:show-details="true"/>
                <table:data-pilot-member table:name="44700" table:display="true" table:show-details="true"/>
                <table:data-pilot-member table:name="44702" table:display="true" table:show-details="true"/>
                <table:data-pilot-member table:name="44705" table:display="true" table:show-details="true"/>
                <table:data-pilot-member table:name="44716" table:display="true" table:show-details="true"/>
                <table:data-pilot-member table:name="44725" table:display="true" table:show-details="true"/>
                <table:data-pilot-member table:name="44728" table:display="true" table:show-details="true"/>
                <table:data-pilot-member table:name="44729" table:display="true" table:show-details="true"/>
                <table:data-pilot-member table:name="44739" table:display="true" table:show-details="true"/>
                <table:data-pilot-member table:name="44744" table:display="true" table:show-details="true"/>
                <table:data-pilot-member table:name="44746" table:display="true" table:show-details="true"/>
                <table:data-pilot-member table:name="44752" table:display="true" table:show-details="true"/>
                <table:data-pilot-member table:name="44755" table:display="true" table:show-details="true"/>
                <table:data-pilot-member table:name="44757" table:display="true" table:show-details="true"/>
                <table:data-pilot-member table:name="44781" table:display="true" table:show-details="true"/>
                <table:data-pilot-member table:name="44816" table:display="true" table:show-details="true"/>
                <table:data-pilot-member table:name="44830" table:display="true" table:show-details="true"/>
                <table:data-pilot-member table:name="44843" table:display="true" table:show-details="true"/>
                <table:data-pilot-member table:name="44868" table:display="true" table:show-details="true"/>
                <table:data-pilot-member table:name="44883" table:display="true" table:show-details="true"/>
                <table:data-pilot-member table:name="44892" table:display="true" table:show-details="true"/>
                <table:data-pilot-member table:name="44894" table:display="true" table:show-details="true"/>
                <table:data-pilot-member table:name="44895" table:display="true" table:show-details="true"/>
                <table:data-pilot-member table:name="44909" table:display="true" table:show-details="true"/>
                <table:data-pilot-member table:name="44910" table:display="true" table:show-details="true"/>
                <table:data-pilot-member table:name="44914" table:display="true" table:show-details="true"/>
                <table:data-pilot-member table:name="44932" table:display="true" table:show-details="true"/>
                <table:data-pilot-member table:name="44938" table:display="true" table:show-details="true"/>
                <table:data-pilot-member table:name="44940" table:display="true" table:show-details="true"/>
                <table:data-pilot-member table:name="44942" table:display="true" table:show-details="true"/>
                <table:data-pilot-member table:name="44943" table:display="true" table:show-details="true"/>
                <table:data-pilot-member table:name="44949" table:display="true" table:show-details="true"/>
                <table:data-pilot-member table:name="44952" table:display="true" table:show-details="true"/>
                <table:data-pilot-member table:name="44955" table:display="true" table:show-details="true"/>
                <table:data-pilot-member table:name="44965" table:display="true" table:show-details="true"/>
                <table:data-pilot-member table:name="44969" table:display="true" table:show-details="true"/>
                <table:data-pilot-member table:name="44975" table:display="true" table:show-details="true"/>
                <table:data-pilot-member table:name="45004" table:display="true" table:show-details="true"/>
                <table:data-pilot-member table:name="45008" table:display="true" table:show-details="true"/>
                <table:data-pilot-member table:name="45014" table:display="true" table:show-details="true"/>
                <table:data-pilot-member table:name="45028" table:display="true" table:show-details="true"/>
                <table:data-pilot-member table:name="45032" table:display="true" table:show-details="true"/>
                <table:data-pilot-member table:name="45033" table:display="true" table:show-details="true"/>
                <table:data-pilot-member table:name="45039" table:display="true" table:show-details="true"/>
                <table:data-pilot-member table:name="45070" table:display="true" table:show-details="true"/>
                <table:data-pilot-member table:name="45083" table:display="true" table:show-details="true"/>
                <table:data-pilot-member table:name="45086" table:display="true" table:show-details="true"/>
                <table:data-pilot-member table:name="45096" table:display="true" table:show-details="true"/>
                <table:data-pilot-member table:name="45105" table:display="true" table:show-details="true"/>
                <table:data-pilot-member table:name="45113" table:display="true" table:show-details="true"/>
                <table:data-pilot-member table:name="45116" table:display="true" table:show-details="true"/>
                <table:data-pilot-member table:name="45122" table:display="true" table:show-details="true"/>
                <table:data-pilot-member table:name="45126" table:display="true" table:show-details="true"/>
                <table:data-pilot-member table:name="45148" table:display="true" table:show-details="true"/>
                <table:data-pilot-member table:name="45149" table:display="true" table:show-details="true"/>
                <table:data-pilot-member table:name="45153" table:display="true" table:show-details="true"/>
                <table:data-pilot-member table:name="45184" table:display="true" table:show-details="true"/>
                <table:data-pilot-member table:name="45200" table:display="true" table:show-details="true"/>
                <table:data-pilot-member table:name="45201" table:display="true" table:show-details="true"/>
                <table:data-pilot-member table:name="45204" table:display="true" table:show-details="true"/>
                <table:data-pilot-member table:name="45212" table:display="true" table:show-details="true"/>
                <table:data-pilot-member table:name="45233" table:display="true" table:show-details="true"/>
                <table:data-pilot-member table:name="45256" table:display="true" table:show-details="true"/>
                <table:data-pilot-member table:name="45258" table:display="true" table:show-details="true"/>
                <table:data-pilot-member table:name="45269" table:display="true" table:show-details="true"/>
                <table:data-pilot-member table:name="45270" table:display="true" table:show-details="true"/>
                <table:data-pilot-member table:name="45272" table:display="true" table:show-details="true"/>
                <table:data-pilot-member table:name="45274" table:display="true" table:show-details="true"/>
                <table:data-pilot-member table:name="45279" table:display="true" table:show-details="true"/>
                <table:data-pilot-member table:name="45290" table:display="true" table:show-details="true"/>
                <table:data-pilot-member table:name="45294" table:display="true" table:show-details="true"/>
                <table:data-pilot-member table:name="45300" table:display="true" table:show-details="true"/>
                <table:data-pilot-member table:name="45301" table:display="true" table:show-details="true"/>
                <table:data-pilot-member table:name="45304" table:display="true" table:show-details="true"/>
                <table:data-pilot-member table:name="45328" table:display="true" table:show-details="true"/>
                <table:data-pilot-member table:name="45335" table:display="true" table:show-details="true"/>
                <table:data-pilot-member table:name="45349" table:display="true" table:show-details="true"/>
                <table:data-pilot-member table:name="45350" table:display="true" table:show-details="true"/>
                <table:data-pilot-member table:name="45351" table:display="true" table:show-details="true"/>
                <table:data-pilot-member table:name="45356" table:display="true" table:show-details="true"/>
                <table:data-pilot-member table:name="45358" table:display="true" table:show-details="true"/>
                <table:data-pilot-member table:name="45363" table:display="true" table:show-details="true"/>
                <table:data-pilot-member table:name="45385" table:display="true" table:show-details="true"/>
                <table:data-pilot-member table:name="45424" table:display="true" table:show-details="true"/>
                <table:data-pilot-member table:name="45426" table:display="true" table:show-details="true"/>
                <table:data-pilot-member table:name="45433" table:display="true" table:show-details="true"/>
                <table:data-pilot-member table:name="45440" table:display="true" table:show-details="true"/>
                <table:data-pilot-member table:name="45442" table:display="true" table:show-details="true"/>
                <table:data-pilot-member table:name="45450" table:display="true" table:show-details="true"/>
                <table:data-pilot-member table:name="45467" table:display="true" table:show-details="true"/>
                <table:data-pilot-member table:name="45470" table:display="true" table:show-details="true"/>
                <table:data-pilot-member table:name="45480" table:display="true" table:show-details="true"/>
                <table:data-pilot-member table:name="45488" table:display="true" table:show-details="true"/>
                <table:data-pilot-member table:name="45489" table:display="true" table:show-details="true"/>
                <table:data-pilot-member table:name="45497" table:display="true" table:show-details="true"/>
                <table:data-pilot-member table:name="45500" table:display="true" table:show-details="true"/>
                <table:data-pilot-member table:name="45504" table:display="true" table:show-details="true"/>
                <table:data-pilot-member table:name="45546" table:display="true" table:show-details="true"/>
                <table:data-pilot-member table:name="45555" table:display="true" table:show-details="true"/>
                <table:data-pilot-member table:name="45567" table:display="true" table:show-details="true"/>
                <table:data-pilot-member table:name="45573" table:display="true" table:show-details="true"/>
                <table:data-pilot-member table:name="45588" table:display="true" table:show-details="true"/>
                <table:data-pilot-member table:name="45592" table:display="true" table:show-details="true"/>
                <table:data-pilot-member table:name="45601" table:display="true" table:show-details="true"/>
                <table:data-pilot-member table:name="45605" table:display="true" table:show-details="true"/>
                <table:data-pilot-member table:name="45606" table:display="true" table:show-details="true"/>
                <table:data-pilot-member table:name="45609" table:display="true" table:show-details="true"/>
                <table:data-pilot-member table:name="45616" table:display="true" table:show-details="true"/>
                <table:data-pilot-member table:name="45618" table:display="true" table:show-details="true"/>
                <table:data-pilot-member table:name="45621" table:display="true" table:show-details="true"/>
                <table:data-pilot-member table:name="45622" table:display="true" table:show-details="true"/>
                <table:data-pilot-member table:name="45629" table:display="true" table:show-details="true"/>
                <table:data-pilot-member table:name="45644" table:display="true" table:show-details="true"/>
                <table:data-pilot-member table:name="45648" table:display="true" table:show-details="true"/>
                <table:data-pilot-member table:name="45653" table:display="true" table:show-details="true"/>
                <table:data-pilot-member table:name="45654" table:display="true" table:show-details="true"/>
                <table:data-pilot-member table:name="45655" table:display="true" table:show-details="true"/>
                <table:data-pilot-member table:name="45660" table:display="true" table:show-details="true"/>
                <table:data-pilot-member table:name="45666" table:display="true" table:show-details="true"/>
                <table:data-pilot-member table:name="45676" table:display="true" table:show-details="true"/>
                <table:data-pilot-member table:name="45690" table:display="true" table:show-details="true"/>
                <table:data-pilot-member table:name="45693" table:display="true" table:show-details="true"/>
                <table:data-pilot-member table:name="45700" table:display="true" table:show-details="true"/>
                <table:data-pilot-member table:name="45705" table:display="true" table:show-details="true"/>
                <table:data-pilot-member table:name="45708" table:display="true" table:show-details="true"/>
                <table:data-pilot-member table:name="45731" table:display="true" table:show-details="true"/>
                <table:data-pilot-member table:name="45736" table:display="true" table:show-details="true"/>
                <table:data-pilot-member table:name="45741" table:display="true" table:show-details="true"/>
                <table:data-pilot-member table:name="45746" table:display="true" table:show-details="true"/>
                <table:data-pilot-member table:name="45750" table:display="true" table:show-details="true"/>
                <table:data-pilot-member table:name="45771" table:display="true" table:show-details="true"/>
                <table:data-pilot-member table:name="45772" table:display="true" table:show-details="true"/>
                <table:data-pilot-member table:name="45787" table:display="true" table:show-details="true"/>
                <table:data-pilot-member table:name="45791" table:display="true" table:show-details="true"/>
                <table:data-pilot-member table:name="45795" table:display="true" table:show-details="true"/>
                <table:data-pilot-member table:name="45797" table:display="true" table:show-details="true"/>
                <table:data-pilot-member table:name="45803" table:display="true" table:show-details="true"/>
                <table:data-pilot-member table:name="45831" table:display="true" table:show-details="true"/>
                <table:data-pilot-member table:name="45834" table:display="true" table:show-details="true"/>
                <table:data-pilot-member table:name="45852" table:display="true" table:show-details="true"/>
                <table:data-pilot-member table:name="45860" table:display="true" table:show-details="true"/>
                <table:data-pilot-member table:name="45864" table:display="true" table:show-details="true"/>
                <table:data-pilot-member table:name="45867" table:display="true" table:show-details="true"/>
                <table:data-pilot-member table:name="45868" table:display="true" table:show-details="true"/>
                <table:data-pilot-member table:name="45869" table:display="true" table:show-details="true"/>
                <table:data-pilot-member table:name="45883" table:display="true" table:show-details="true"/>
                <table:data-pilot-member table:name="45891" table:display="true" table:show-details="true"/>
                <table:data-pilot-member table:name="45897" table:display="true" table:show-details="true"/>
                <table:data-pilot-member table:name="45899" table:display="true" table:show-details="true"/>
                <table:data-pilot-member table:name="45904" table:display="true" table:show-details="true"/>
                <table:data-pilot-member table:name="45905" table:display="true" table:show-details="true"/>
                <table:data-pilot-member table:name="45910" table:display="true" table:show-details="true"/>
                <table:data-pilot-member table:name="45914" table:display="true" table:show-details="true"/>
                <table:data-pilot-member table:name="45925" table:display="true" table:show-details="true"/>
                <table:data-pilot-member table:name="45935" table:display="true" table:show-details="true"/>
                <table:data-pilot-member table:name="45937" table:display="true" table:show-details="true"/>
                <table:data-pilot-member table:name="45944" table:display="true" table:show-details="true"/>
                <table:data-pilot-member table:name="45946" table:display="true" table:show-details="true"/>
                <table:data-pilot-member table:name="45963" table:display="true" table:show-details="true"/>
                <table:data-pilot-member table:name="45971" table:display="true" table:show-details="true"/>
                <table:data-pilot-member table:name="45973" table:display="true" table:show-details="true"/>
                <table:data-pilot-member table:name="46010" table:display="true" table:show-details="true"/>
                <table:data-pilot-member table:name="46020" table:display="true" table:show-details="true"/>
                <table:data-pilot-member table:name="46021" table:display="true" table:show-details="true"/>
                <table:data-pilot-member table:name="46031" table:display="true" table:show-details="true"/>
                <table:data-pilot-member table:name="46065" table:display="true" table:show-details="true"/>
                <table:data-pilot-member table:name="46090" table:display="true" table:show-details="true"/>
                <table:data-pilot-member table:name="46096" table:display="true" table:show-details="true"/>
                <table:data-pilot-member table:name="46101" table:display="true" table:show-details="true"/>
                <table:data-pilot-member table:name="46109" table:display="true" table:show-details="true"/>
                <table:data-pilot-member table:name="46121" table:display="true" table:show-details="true"/>
                <table:data-pilot-member table:name="46124" table:display="true" table:show-details="true"/>
                <table:data-pilot-member table:name="46127" table:display="true" table:show-details="true"/>
                <table:data-pilot-member table:name="46151" table:display="true" table:show-details="true"/>
                <table:data-pilot-member table:name="46157" table:display="true" table:show-details="true"/>
                <table:data-pilot-member table:name="46158" table:display="true" table:show-details="true"/>
                <table:data-pilot-member table:name="46171" table:display="true" table:show-details="true"/>
                <table:data-pilot-member table:name="46174" table:display="true" table:show-details="true"/>
                <table:data-pilot-member table:name="46180" table:display="true" table:show-details="true"/>
                <table:data-pilot-member table:name="46182" table:display="true" table:show-details="true"/>
                <table:data-pilot-member table:name="46203" table:display="true" table:show-details="true"/>
                <table:data-pilot-member table:name="46208" table:display="true" table:show-details="true"/>
                <table:data-pilot-member table:name="46213" table:display="true" table:show-details="true"/>
                <table:data-pilot-member table:name="46222" table:display="true" table:show-details="true"/>
                <table:data-pilot-member table:name="46225" table:display="true" table:show-details="true"/>
                <table:data-pilot-member table:name="46228" table:display="true" table:show-details="true"/>
                <table:data-pilot-member table:name="46235" table:display="true" table:show-details="true"/>
                <table:data-pilot-member table:name="46238" table:display="true" table:show-details="true"/>
                <table:data-pilot-member table:name="46254" table:display="true" table:show-details="true"/>
                <table:data-pilot-member table:name="46262" table:display="true" table:show-details="true"/>
                <table:data-pilot-member table:name="46288" table:display="true" table:show-details="true"/>
                <table:data-pilot-member table:name="46308" table:display="true" table:show-details="true"/>
                <table:data-pilot-member table:name="46330" table:display="true" table:show-details="true"/>
                <table:data-pilot-member table:name="46347" table:display="true" table:show-details="true"/>
                <table:data-pilot-member table:name="46358" table:display="true" table:show-details="true"/>
                <table:data-pilot-member table:name="46369" table:display="true" table:show-details="true"/>
                <table:data-pilot-member table:name="46392" table:display="true" table:show-details="true"/>
                <table:data-pilot-member table:name="46397" table:display="true" table:show-details="true"/>
                <table:data-pilot-member table:name="46421" table:display="true" table:show-details="true"/>
                <table:data-pilot-member table:name="46430" table:display="true" table:show-details="true"/>
                <table:data-pilot-member table:name="46435" table:display="true" table:show-details="true"/>
                <table:data-pilot-member table:name="46436" table:display="true" table:show-details="true"/>
                <table:data-pilot-member table:name="46449" table:display="true" table:show-details="true"/>
                <table:data-pilot-member table:name="46471" table:display="true" table:show-details="true"/>
                <table:data-pilot-member table:name="46475" table:display="true" table:show-details="true"/>
                <table:data-pilot-member table:name="46491" table:display="true" table:show-details="true"/>
                <table:data-pilot-member table:name="46500" table:display="true" table:show-details="true"/>
                <table:data-pilot-member table:name="46510" table:display="true" table:show-details="true"/>
                <table:data-pilot-member table:name="46512" table:display="true" table:show-details="true"/>
                <table:data-pilot-member table:name="46529" table:display="true" table:show-details="true"/>
                <table:data-pilot-member table:name="46531" table:display="true" table:show-details="true"/>
                <table:data-pilot-member table:name="46537" table:display="true" table:show-details="true"/>
                <table:data-pilot-member table:name="46563" table:display="true" table:show-details="true"/>
                <table:data-pilot-member table:name="46575" table:display="true" table:show-details="true"/>
                <table:data-pilot-member table:name="46584" table:display="true" table:show-details="true"/>
                <table:data-pilot-member table:name="46589" table:display="true" table:show-details="true"/>
                <table:data-pilot-member table:name="46596" table:display="true" table:show-details="true"/>
                <table:data-pilot-member table:name="46597" table:display="true" table:show-details="true"/>
                <table:data-pilot-member table:name="46598" table:display="true" table:show-details="true"/>
                <table:data-pilot-member table:name="46610" table:display="true" table:show-details="true"/>
                <table:data-pilot-member table:name="46618" table:display="true" table:show-details="true"/>
                <table:data-pilot-member table:name="46629" table:display="true" table:show-details="true"/>
                <table:data-pilot-member table:name="46642" table:display="true" table:show-details="true"/>
                <table:data-pilot-member table:name="46646" table:display="true" table:show-details="true"/>
                <table:data-pilot-member table:name="46660" table:display="true" table:show-details="true"/>
                <table:data-pilot-member table:name="46679" table:display="true" table:show-details="true"/>
                <table:data-pilot-member table:name="46683" table:display="true" table:show-details="true"/>
                <table:data-pilot-member table:name="46687" table:display="true" table:show-details="true"/>
                <table:data-pilot-member table:name="46694" table:display="true" table:show-details="true"/>
                <table:data-pilot-member table:name="46700" table:display="true" table:show-details="true"/>
                <table:data-pilot-member table:name="46716" table:display="true" table:show-details="true"/>
                <table:data-pilot-member table:name="46717" table:display="true" table:show-details="true"/>
                <table:data-pilot-member table:name="46718" table:display="true" table:show-details="true"/>
                <table:data-pilot-member table:name="46740" table:display="true" table:show-details="true"/>
                <table:data-pilot-member table:name="46752" table:display="true" table:show-details="true"/>
                <table:data-pilot-member table:name="46780" table:display="true" table:show-details="true"/>
                <table:data-pilot-member table:name="46793" table:display="true" table:show-details="true"/>
                <table:data-pilot-member table:name="46798" table:display="true" table:show-details="true"/>
                <table:data-pilot-member table:name="46801" table:display="true" table:show-details="true"/>
                <table:data-pilot-member table:name="46803" table:display="true" table:show-details="true"/>
                <table:data-pilot-member table:name="46818" table:display="true" table:show-details="true"/>
                <table:data-pilot-member table:name="46825" table:display="true" table:show-details="true"/>
                <table:data-pilot-member table:name="46827" table:display="true" table:show-details="true"/>
                <table:data-pilot-member table:name="46835" table:display="true" table:show-details="true"/>
                <table:data-pilot-member table:name="46840" table:display="true" table:show-details="true"/>
                <table:data-pilot-member table:name="46845" table:display="true" table:show-details="true"/>
                <table:data-pilot-member table:name="46853" table:display="true" table:show-details="true"/>
                <table:data-pilot-member table:name="46862" table:display="true" table:show-details="true"/>
                <table:data-pilot-member table:name="46863" table:display="true" table:show-details="true"/>
                <table:data-pilot-member table:name="46865" table:display="true" table:show-details="true"/>
                <table:data-pilot-member table:name="46870" table:display="true" table:show-details="true"/>
                <table:data-pilot-member table:name="46872" table:display="true" table:show-details="true"/>
                <table:data-pilot-member table:name="46874" table:display="true" table:show-details="true"/>
                <table:data-pilot-member table:name="46877" table:display="true" table:show-details="true"/>
                <table:data-pilot-member table:name="46921" table:display="true" table:show-details="true"/>
                <table:data-pilot-member table:name="46929" table:display="true" table:show-details="true"/>
                <table:data-pilot-member table:name="46930" table:display="true" table:show-details="true"/>
                <table:data-pilot-member table:name="46934" table:display="true" table:show-details="true"/>
                <table:data-pilot-member table:name="46937" table:display="true" table:show-details="true"/>
                <table:data-pilot-member table:name="46948" table:display="true" table:show-details="true"/>
                <table:data-pilot-member table:name="46980" table:display="true" table:show-details="true"/>
                <table:data-pilot-member table:name="46991" table:display="true" table:show-details="true"/>
                <table:data-pilot-member table:name="46997" table:display="true" table:show-details="true"/>
                <table:data-pilot-member table:name="47003" table:display="true" table:show-details="true"/>
                <table:data-pilot-member table:name="47028" table:display="true" table:show-details="true"/>
                <table:data-pilot-member table:name="47039" table:display="true" table:show-details="true"/>
                <table:data-pilot-member table:name="47065" table:display="true" table:show-details="true"/>
                <table:data-pilot-member table:name="47067" table:display="true" table:show-details="true"/>
                <table:data-pilot-member table:name="47077" table:display="true" table:show-details="true"/>
                <table:data-pilot-member table:name="47080" table:display="true" table:show-details="true"/>
                <table:data-pilot-member table:name="47081" table:display="true" table:show-details="true"/>
                <table:data-pilot-member table:name="47084" table:display="true" table:show-details="true"/>
                <table:data-pilot-member table:name="47094" table:display="true" table:show-details="true"/>
                <table:data-pilot-member table:name="47122" table:display="true" table:show-details="true"/>
                <table:data-pilot-member table:name="47127" table:display="true" table:show-details="true"/>
                <table:data-pilot-member table:name="47129" table:display="true" table:show-details="true"/>
                <table:data-pilot-member table:name="47130" table:display="true" table:show-details="true"/>
                <table:data-pilot-member table:name="47144" table:display="true" table:show-details="true"/>
                <table:data-pilot-member table:name="47152" table:display="true" table:show-details="true"/>
                <table:data-pilot-member table:name="47156" table:display="true" table:show-details="true"/>
                <table:data-pilot-member table:name="47162" table:display="true" table:show-details="true"/>
                <table:data-pilot-member table:name="47166" table:display="true" table:show-details="true"/>
                <table:data-pilot-member table:name="47194" table:display="true" table:show-details="true"/>
                <table:data-pilot-member table:name="47214" table:display="true" table:show-details="true"/>
                <table:data-pilot-member table:name="47216" table:display="true" table:show-details="true"/>
                <table:data-pilot-member table:name="47234" table:display="true" table:show-details="true"/>
                <table:data-pilot-member table:name="47239" table:display="true" table:show-details="true"/>
                <table:data-pilot-member table:name="47242" table:display="true" table:show-details="true"/>
                <table:data-pilot-member table:name="47249" table:display="true" table:show-details="true"/>
                <table:data-pilot-member table:name="47262" table:display="true" table:show-details="true"/>
                <table:data-pilot-member table:name="47264" table:display="true" table:show-details="true"/>
                <table:data-pilot-member table:name="47274" table:display="true" table:show-details="true"/>
                <table:data-pilot-member table:name="47288" table:display="true" table:show-details="true"/>
                <table:data-pilot-member table:name="47294" table:display="true" table:show-details="true"/>
                <table:data-pilot-member table:name="47296" table:display="true" table:show-details="true"/>
                <table:data-pilot-member table:name="47307" table:display="true" table:show-details="true"/>
                <table:data-pilot-member table:name="47321" table:display="true" table:show-details="true"/>
                <table:data-pilot-member table:name="47328" table:display="true" table:show-details="true"/>
                <table:data-pilot-member table:name="47329" table:display="true" table:show-details="true"/>
                <table:data-pilot-member table:name="47330" table:display="true" table:show-details="true"/>
                <table:data-pilot-member table:name="47333" table:display="true" table:show-details="true"/>
                <table:data-pilot-member table:name="47341" table:display="true" table:show-details="true"/>
                <table:data-pilot-member table:name="47344" table:display="true" table:show-details="true"/>
                <table:data-pilot-member table:name="47347" table:display="true" table:show-details="true"/>
                <table:data-pilot-member table:name="47350" table:display="true" table:show-details="true"/>
                <table:data-pilot-member table:name="47361" table:display="true" table:show-details="true"/>
                <table:data-pilot-member table:name="47425" table:display="true" table:show-details="true"/>
                <table:data-pilot-member table:name="47427" table:display="true" table:show-details="true"/>
                <table:data-pilot-member table:name="47428" table:display="true" table:show-details="true"/>
                <table:data-pilot-member table:name="47438" table:display="true" table:show-details="true"/>
                <table:data-pilot-member table:name="47445" table:display="true" table:show-details="true"/>
                <table:data-pilot-member table:name="47455" table:display="true" table:show-details="true"/>
                <table:data-pilot-member table:name="47459" table:display="true" table:show-details="true"/>
                <table:data-pilot-member table:name="47470" table:display="true" table:show-details="true"/>
                <table:data-pilot-member table:name="47474" table:display="true" table:show-details="true"/>
                <table:data-pilot-member table:name="47476" table:display="true" table:show-details="true"/>
                <table:data-pilot-member table:name="47490" table:display="true" table:show-details="true"/>
                <table:data-pilot-member table:name="47495" table:display="true" table:show-details="true"/>
                <table:data-pilot-member table:name="47500" table:display="true" table:show-details="true"/>
                <table:data-pilot-member table:name="47507" table:display="true" table:show-details="true"/>
                <table:data-pilot-member table:name="47532" table:display="true" table:show-details="true"/>
                <table:data-pilot-member table:name="47538" table:display="true" table:show-details="true"/>
                <table:data-pilot-member table:name="47543" table:display="true" table:show-details="true"/>
                <table:data-pilot-member table:name="47544" table:display="true" table:show-details="true"/>
                <table:data-pilot-member table:name="47545" table:display="true" table:show-details="true"/>
                <table:data-pilot-member table:name="47557" table:display="true" table:show-details="true"/>
                <table:data-pilot-member table:name="47577" table:display="true" table:show-details="true"/>
                <table:data-pilot-member table:name="47581" table:display="true" table:show-details="true"/>
                <table:data-pilot-member table:name="47593" table:display="true" table:show-details="true"/>
                <table:data-pilot-member table:name="47617" table:display="true" table:show-details="true"/>
                <table:data-pilot-member table:name="47620" table:display="true" table:show-details="true"/>
                <table:data-pilot-member table:name="47637" table:display="true" table:show-details="true"/>
                <table:data-pilot-member table:name="47665" table:display="true" table:show-details="true"/>
                <table:data-pilot-member table:name="47669" table:display="true" table:show-details="true"/>
                <table:data-pilot-member table:name="47673" table:display="true" table:show-details="true"/>
                <table:data-pilot-member table:name="47680" table:display="true" table:show-details="true"/>
                <table:data-pilot-member table:name="47683" table:display="true" table:show-details="true"/>
                <table:data-pilot-member table:name="47693" table:display="true" table:show-details="true"/>
                <table:data-pilot-member table:name="47694" table:display="true" table:show-details="true"/>
                <table:data-pilot-member table:name="47698" table:display="true" table:show-details="true"/>
                <table:data-pilot-member table:name="47700" table:display="true" table:show-details="true"/>
                <table:data-pilot-member table:name="47706" table:display="true" table:show-details="true"/>
                <table:data-pilot-member table:name="47711" table:display="true" table:show-details="true"/>
                <table:data-pilot-member table:name="47714" table:display="true" table:show-details="true"/>
                <table:data-pilot-member table:name="47729" table:display="true" table:show-details="true"/>
                <table:data-pilot-member table:name="47732" table:display="true" table:show-details="true"/>
                <table:data-pilot-member table:name="47733" table:display="true" table:show-details="true"/>
                <table:data-pilot-member table:name="47737" table:display="true" table:show-details="true"/>
                <table:data-pilot-member table:name="47741" table:display="true" table:show-details="true"/>
                <table:data-pilot-member table:name="47747" table:display="true" table:show-details="true"/>
                <table:data-pilot-member table:name="47755" table:display="true" table:show-details="true"/>
                <table:data-pilot-member table:name="47792" table:display="true" table:show-details="true"/>
                <table:data-pilot-member table:name="47813" table:display="true" table:show-details="true"/>
                <table:data-pilot-member table:name="47820" table:display="true" table:show-details="true"/>
                <table:data-pilot-member table:name="47823" table:display="true" table:show-details="true"/>
                <table:data-pilot-member table:name="47831" table:display="true" table:show-details="true"/>
                <table:data-pilot-member table:name="47841" table:display="true" table:show-details="true"/>
                <table:data-pilot-member table:name="47864" table:display="true" table:show-details="true"/>
                <table:data-pilot-member table:name="47868" table:display="true" table:show-details="true"/>
                <table:data-pilot-member table:name="47872" table:display="true" table:show-details="true"/>
                <table:data-pilot-member table:name="47884" table:display="true" table:show-details="true"/>
                <table:data-pilot-member table:name="47889" table:display="true" table:show-details="true"/>
                <table:data-pilot-member table:name="47894" table:display="true" table:show-details="true"/>
                <table:data-pilot-member table:name="47900" table:display="true" table:show-details="true"/>
                <table:data-pilot-member table:name="47912" table:display="true" table:show-details="true"/>
                <table:data-pilot-member table:name="47917" table:display="true" table:show-details="true"/>
                <table:data-pilot-member table:name="47921" table:display="true" table:show-details="true"/>
                <table:data-pilot-member table:name="47940" table:display="true" table:show-details="true"/>
                <table:data-pilot-member table:name="47949" table:display="true" table:show-details="true"/>
                <table:data-pilot-member table:name="47958" table:display="true" table:show-details="true"/>
                <table:data-pilot-member table:name="47969" table:display="true" table:show-details="true"/>
                <table:data-pilot-member table:name="47971" table:display="true" table:show-details="true"/>
                <table:data-pilot-member table:name="47991" table:display="true" table:show-details="true"/>
                <table:data-pilot-member table:name="47997" table:display="true" table:show-details="true"/>
                <table:data-pilot-member table:name="48000" table:display="true" table:show-details="true"/>
                <table:data-pilot-member table:name="48002" table:display="true" table:show-details="true"/>
                <table:data-pilot-member table:name="48015" table:display="true" table:show-details="true"/>
                <table:data-pilot-member table:name="48018" table:display="true" table:show-details="true"/>
                <table:data-pilot-member table:name="48022" table:display="true" table:show-details="true"/>
                <table:data-pilot-member table:name="48030" table:display="true" table:show-details="true"/>
                <table:data-pilot-member table:name="48042" table:display="true" table:show-details="true"/>
                <table:data-pilot-member table:name="48044" table:display="true" table:show-details="true"/>
                <table:data-pilot-member table:name="48051" table:display="true" table:show-details="true"/>
                <table:data-pilot-member table:name="48060" table:display="true" table:show-details="true"/>
                <table:data-pilot-member table:name="48061" table:display="true" table:show-details="true"/>
                <table:data-pilot-member table:name="48066" table:display="true" table:show-details="true"/>
                <table:data-pilot-member table:name="48082" table:display="true" table:show-details="true"/>
                <table:data-pilot-member table:name="48085" table:display="true" table:show-details="true"/>
                <table:data-pilot-member table:name="48090" table:display="true" table:show-details="true"/>
                <table:data-pilot-member table:name="48093" table:display="true" table:show-details="true"/>
                <table:data-pilot-member table:name="48102" table:display="true" table:show-details="true"/>
                <table:data-pilot-member table:name="48108" table:display="true" table:show-details="true"/>
                <table:data-pilot-member table:name="48114" table:display="true" table:show-details="true"/>
                <table:data-pilot-member table:name="48122" table:display="true" table:show-details="true"/>
                <table:data-pilot-member table:name="48160" table:display="true" table:show-details="true"/>
                <table:data-pilot-member table:name="48162" table:display="true" table:show-details="true"/>
                <table:data-pilot-member table:name="48173" table:display="true" table:show-details="true"/>
                <table:data-pilot-member table:name="48186" table:display="true" table:show-details="true"/>
                <table:data-pilot-member table:name="48203" table:display="true" table:show-details="true"/>
                <table:data-pilot-member table:name="48220" table:display="true" table:show-details="true"/>
                <table:data-pilot-member table:name="48225" table:display="true" table:show-details="true"/>
                <table:data-pilot-member table:name="48226" table:display="true" table:show-details="true"/>
                <table:data-pilot-member table:name="48233" table:display="true" table:show-details="true"/>
                <table:data-pilot-member table:name="48257" table:display="true" table:show-details="true"/>
                <table:data-pilot-member table:name="48259" table:display="true" table:show-details="true"/>
                <table:data-pilot-member table:name="48260" table:display="true" table:show-details="true"/>
                <table:data-pilot-member table:name="48269" table:display="true" table:show-details="true"/>
                <table:data-pilot-member table:name="48273" table:display="true" table:show-details="true"/>
                <table:data-pilot-member table:name="48322" table:display="true" table:show-details="true"/>
                <table:data-pilot-member table:name="48324" table:display="true" table:show-details="true"/>
                <table:data-pilot-member table:name="48328" table:display="true" table:show-details="true"/>
                <table:data-pilot-member table:name="48332" table:display="true" table:show-details="true"/>
                <table:data-pilot-member table:name="48333" table:display="true" table:show-details="true"/>
                <table:data-pilot-member table:name="48342" table:display="true" table:show-details="true"/>
                <table:data-pilot-member table:name="48358" table:display="true" table:show-details="true"/>
                <table:data-pilot-member table:name="48370" table:display="true" table:show-details="true"/>
                <table:data-pilot-member table:name="48378" table:display="true" table:show-details="true"/>
                <table:data-pilot-member table:name="48388" table:display="true" table:show-details="true"/>
                <table:data-pilot-member table:name="48392" table:display="true" table:show-details="true"/>
                <table:data-pilot-member table:name="48405" table:display="true" table:show-details="true"/>
                <table:data-pilot-member table:name="48416" table:display="true" table:show-details="true"/>
                <table:data-pilot-member table:name="48427" table:display="true" table:show-details="true"/>
                <table:data-pilot-member table:name="48436" table:display="true" table:show-details="true"/>
                <table:data-pilot-member table:name="48438" table:display="true" table:show-details="true"/>
                <table:data-pilot-member table:name="48439" table:display="true" table:show-details="true"/>
                <table:data-pilot-member table:name="48450" table:display="true" table:show-details="true"/>
                <table:data-pilot-member table:name="48471" table:display="true" table:show-details="true"/>
                <table:data-pilot-member table:name="48477" table:display="true" table:show-details="true"/>
                <table:data-pilot-member table:name="48495" table:display="true" table:show-details="true"/>
                <table:data-pilot-member table:name="48500" table:display="true" table:show-details="true"/>
                <table:data-pilot-member table:name="48503" table:display="true" table:show-details="true"/>
                <table:data-pilot-member table:name="48506" table:display="true" table:show-details="true"/>
                <table:data-pilot-member table:name="48507" table:display="true" table:show-details="true"/>
                <table:data-pilot-member table:name="48531" table:display="true" table:show-details="true"/>
                <table:data-pilot-member table:name="48536" table:display="true" table:show-details="true"/>
                <table:data-pilot-member table:name="48543" table:display="true" table:show-details="true"/>
                <table:data-pilot-member table:name="48546" table:display="true" table:show-details="true"/>
                <table:data-pilot-member table:name="48578" table:display="true" table:show-details="true"/>
                <table:data-pilot-member table:name="48582" table:display="true" table:show-details="true"/>
                <table:data-pilot-member table:name="48603" table:display="true" table:show-details="true"/>
                <table:data-pilot-member table:name="48611" table:display="true" table:show-details="true"/>
                <table:data-pilot-member table:name="48615" table:display="true" table:show-details="true"/>
                <table:data-pilot-member table:name="48625" table:display="true" table:show-details="true"/>
                <table:data-pilot-member table:name="48634" table:display="true" table:show-details="true"/>
                <table:data-pilot-member table:name="48635" table:display="true" table:show-details="true"/>
                <table:data-pilot-member table:name="48636" table:display="true" table:show-details="true"/>
                <table:data-pilot-member table:name="48653" table:display="true" table:show-details="true"/>
                <table:data-pilot-member table:name="48655" table:display="true" table:show-details="true"/>
                <table:data-pilot-member table:name="48662" table:display="true" table:show-details="true"/>
                <table:data-pilot-member table:name="48663" table:display="true" table:show-details="true"/>
                <table:data-pilot-member table:name="48665" table:display="true" table:show-details="true"/>
                <table:data-pilot-member table:name="48666" table:display="true" table:show-details="true"/>
                <table:data-pilot-member table:name="48674" table:display="true" table:show-details="true"/>
                <table:data-pilot-member table:name="48689" table:display="true" table:show-details="true"/>
                <table:data-pilot-member table:name="48699" table:display="true" table:show-details="true"/>
                <table:data-pilot-member table:name="48705" table:display="true" table:show-details="true"/>
                <table:data-pilot-member table:name="48710" table:display="true" table:show-details="true"/>
                <table:data-pilot-member table:name="48711" table:display="true" table:show-details="true"/>
                <table:data-pilot-member table:name="48716" table:display="true" table:show-details="true"/>
                <table:data-pilot-member table:name="48725" table:display="true" table:show-details="true"/>
                <table:data-pilot-member table:name="48761" table:display="true" table:show-details="true"/>
                <table:data-pilot-member table:name="48768" table:display="true" table:show-details="true"/>
                <table:data-pilot-member table:name="48800" table:display="true" table:show-details="true"/>
                <table:data-pilot-member table:name="48802" table:display="true" table:show-details="true"/>
                <table:data-pilot-member table:name="48808" table:display="true" table:show-details="true"/>
                <table:data-pilot-member table:name="48813" table:display="true" table:show-details="true"/>
                <table:data-pilot-member table:name="48816" table:display="true" table:show-details="true"/>
                <table:data-pilot-member table:name="48822" table:display="true" table:show-details="true"/>
                <table:data-pilot-member table:name="48826" table:display="true" table:show-details="true"/>
                <table:data-pilot-member table:name="48829" table:display="true" table:show-details="true"/>
                <table:data-pilot-member table:name="48834" table:display="true" table:show-details="true"/>
                <table:data-pilot-member table:name="48835" table:display="true" table:show-details="true"/>
                <table:data-pilot-member table:name="48840" table:display="true" table:show-details="true"/>
                <table:data-pilot-member table:name="48852" table:display="true" table:show-details="true"/>
                <table:data-pilot-member table:name="48853" table:display="true" table:show-details="true"/>
                <table:data-pilot-member table:name="48856" table:display="true" table:show-details="true"/>
                <table:data-pilot-member table:name="48858" table:display="true" table:show-details="true"/>
                <table:data-pilot-member table:name="48860" table:display="true" table:show-details="true"/>
                <table:data-pilot-member table:name="48866" table:display="true" table:show-details="true"/>
                <table:data-pilot-member table:name="48892" table:display="true" table:show-details="true"/>
                <table:data-pilot-member table:name="48898" table:display="true" table:show-details="true"/>
                <table:data-pilot-member table:name="48902" table:display="true" table:show-details="true"/>
                <table:data-pilot-member table:name="48932" table:display="true" table:show-details="true"/>
                <table:data-pilot-member table:name="48963" table:display="true" table:show-details="true"/>
                <table:data-pilot-member table:name="48964" table:display="true" table:show-details="true"/>
                <table:data-pilot-member table:name="48968" table:display="true" table:show-details="true"/>
                <table:data-pilot-member table:name="48996" table:display="true" table:show-details="true"/>
                <table:data-pilot-member table:name="49000" table:display="true" table:show-details="true"/>
                <table:data-pilot-member table:name="49003" table:display="true" table:show-details="true"/>
                <table:data-pilot-member table:name="49021" table:display="true" table:show-details="true"/>
                <table:data-pilot-member table:name="49025" table:display="true" table:show-details="true"/>
                <table:data-pilot-member table:name="49039" table:display="true" table:show-details="true"/>
                <table:data-pilot-member table:name="49044" table:display="true" table:show-details="true"/>
                <table:data-pilot-member table:name="49055" table:display="true" table:show-details="true"/>
                <table:data-pilot-member table:name="49061" table:display="true" table:show-details="true"/>
                <table:data-pilot-member table:name="49063" table:display="true" table:show-details="true"/>
                <table:data-pilot-member table:name="49068" table:display="true" table:show-details="true"/>
                <table:data-pilot-member table:name="49071" table:display="true" table:show-details="true"/>
                <table:data-pilot-member table:name="49072" table:display="true" table:show-details="true"/>
                <table:data-pilot-member table:name="49079" table:display="true" table:show-details="true"/>
                <table:data-pilot-member table:name="49082" table:display="true" table:show-details="true"/>
                <table:data-pilot-member table:name="49086" table:display="true" table:show-details="true"/>
                <table:data-pilot-member table:name="49101" table:display="true" table:show-details="true"/>
                <table:data-pilot-member table:name="49114" table:display="true" table:show-details="true"/>
                <table:data-pilot-member table:name="49123" table:display="true" table:show-details="true"/>
                <table:data-pilot-member table:name="49134" table:display="true" table:show-details="true"/>
                <table:data-pilot-member table:name="49143" table:display="true" table:show-details="true"/>
                <table:data-pilot-member table:name="49144" table:display="true" table:show-details="true"/>
                <table:data-pilot-member table:name="49147" table:display="true" table:show-details="true"/>
                <table:data-pilot-member table:name="49165" table:display="true" table:show-details="true"/>
                <table:data-pilot-member table:name="49175" table:display="true" table:show-details="true"/>
                <table:data-pilot-member table:name="49190" table:display="true" table:show-details="true"/>
                <table:data-pilot-member table:name="49198" table:display="true" table:show-details="true"/>
                <table:data-pilot-member table:name="49212" table:display="true" table:show-details="true"/>
                <table:data-pilot-member table:name="49216" table:display="true" table:show-details="true"/>
                <table:data-pilot-member table:name="49221" table:display="true" table:show-details="true"/>
                <table:data-pilot-member table:name="49261" table:display="true" table:show-details="true"/>
                <table:data-pilot-member table:name="49283" table:display="true" table:show-details="true"/>
                <table:data-pilot-member table:name="49289" table:display="true" table:show-details="true"/>
                <table:data-pilot-member table:name="49294" table:display="true" table:show-details="true"/>
                <table:data-pilot-member table:name="49304" table:display="true" table:show-details="true"/>
                <table:data-pilot-member table:name="49313" table:display="true" table:show-details="true"/>
                <table:data-pilot-member table:name="49323" table:display="true" table:show-details="true"/>
                <table:data-pilot-member table:name="49334" table:display="true" table:show-details="true"/>
                <table:data-pilot-member table:name="49335" table:display="true" table:show-details="true"/>
                <table:data-pilot-member table:name="49358" table:display="true" table:show-details="true"/>
                <table:data-pilot-member table:name="49364" table:display="true" table:show-details="true"/>
                <table:data-pilot-member table:name="49365" table:display="true" table:show-details="true"/>
                <table:data-pilot-member table:name="49375" table:display="true" table:show-details="true"/>
                <table:data-pilot-member table:name="49381" table:display="true" table:show-details="true"/>
                <table:data-pilot-member table:name="49383" table:display="true" table:show-details="true"/>
                <table:data-pilot-member table:name="49400" table:display="true" table:show-details="true"/>
                <table:data-pilot-member table:name="49412" table:display="true" table:show-details="true"/>
                <table:data-pilot-member table:name="49413" table:display="true" table:show-details="true"/>
                <table:data-pilot-member table:name="49416" table:display="true" table:show-details="true"/>
                <table:data-pilot-member table:name="49425" table:display="true" table:show-details="true"/>
                <table:data-pilot-member table:name="49442" table:display="true" table:show-details="true"/>
                <table:data-pilot-member table:name="49445" table:display="true" table:show-details="true"/>
                <table:data-pilot-member table:name="49447" table:display="true" table:show-details="true"/>
                <table:data-pilot-member table:name="49451" table:display="true" table:show-details="true"/>
                <table:data-pilot-member table:name="49453" table:display="true" table:show-details="true"/>
                <table:data-pilot-member table:name="49459" table:display="true" table:show-details="true"/>
                <table:data-pilot-member table:name="49463" table:display="true" table:show-details="true"/>
                <table:data-pilot-member table:name="49464" table:display="true" table:show-details="true"/>
                <table:data-pilot-member table:name="49484" table:display="true" table:show-details="true"/>
                <table:data-pilot-member table:name="49490" table:display="true" table:show-details="true"/>
                <table:data-pilot-member table:name="49493" table:display="true" table:show-details="true"/>
                <table:data-pilot-member table:name="49523" table:display="true" table:show-details="true"/>
                <table:data-pilot-member table:name="49529" table:display="true" table:show-details="true"/>
                <table:data-pilot-member table:name="49531" table:display="true" table:show-details="true"/>
                <table:data-pilot-member table:name="49544" table:display="true" table:show-details="true"/>
                <table:data-pilot-member table:name="49588" table:display="true" table:show-details="true"/>
                <table:data-pilot-member table:name="49595" table:display="true" table:show-details="true"/>
                <table:data-pilot-member table:name="49604" table:display="true" table:show-details="true"/>
                <table:data-pilot-member table:name="49612" table:display="true" table:show-details="true"/>
                <table:data-pilot-member table:name="49614" table:display="true" table:show-details="true"/>
                <table:data-pilot-member table:name="49617" table:display="true" table:show-details="true"/>
                <table:data-pilot-member table:name="49621" table:display="true" table:show-details="true"/>
                <table:data-pilot-member table:name="49623" table:display="true" table:show-details="true"/>
                <table:data-pilot-member table:name="49646" table:display="true" table:show-details="true"/>
                <table:data-pilot-member table:name="49679" table:display="true" table:show-details="true"/>
                <table:data-pilot-member table:name="49690" table:display="true" table:show-details="true"/>
                <table:data-pilot-member table:name="49692" table:display="true" table:show-details="true"/>
                <table:data-pilot-member table:name="49695" table:display="true" table:show-details="true"/>
                <table:data-pilot-member table:name="49714" table:display="true" table:show-details="true"/>
                <table:data-pilot-member table:name="49722" table:display="true" table:show-details="true"/>
                <table:data-pilot-member table:name="49736" table:display="true" table:show-details="true"/>
                <table:data-pilot-member table:name="49752" table:display="true" table:show-details="true"/>
                <table:data-pilot-member table:name="49766" table:display="true" table:show-details="true"/>
                <table:data-pilot-member table:name="49778" table:display="true" table:show-details="true"/>
                <table:data-pilot-member table:name="49790" table:display="true" table:show-details="true"/>
                <table:data-pilot-member table:name="49791" table:display="true" table:show-details="true"/>
                <table:data-pilot-member table:name="49807" table:display="true" table:show-details="true"/>
                <table:data-pilot-member table:name="49829" table:display="true" table:show-details="true"/>
                <table:data-pilot-member table:name="49831" table:display="true" table:show-details="true"/>
                <table:data-pilot-member table:name="49853" table:display="true" table:show-details="true"/>
                <table:data-pilot-member table:name="49887" table:display="true" table:show-details="true"/>
                <table:data-pilot-member table:name="49893" table:display="true" table:show-details="true"/>
                <table:data-pilot-member table:name="49901" table:display="true" table:show-details="true"/>
                <table:data-pilot-member table:name="49918" table:display="true" table:show-details="true"/>
                <table:data-pilot-member table:name="49921" table:display="true" table:show-details="true"/>
                <table:data-pilot-member table:name="49935" table:display="true" table:show-details="true"/>
                <table:data-pilot-member table:name="49942" table:display="true" table:show-details="true"/>
                <table:data-pilot-member table:name="49959" table:display="true" table:show-details="true"/>
                <table:data-pilot-member table:name="49969" table:display="true" table:show-details="true"/>
                <table:data-pilot-member table:name="49974" table:display="true" table:show-details="true"/>
                <table:data-pilot-member table:name="49985" table:display="true" table:show-details="true"/>
                <table:data-pilot-member table:name="49992" table:display="true" table:show-details="true"/>
                <table:data-pilot-member table:name="49994" table:display="true" table:show-details="true"/>
                <table:data-pilot-member table:name="50006" table:display="true" table:show-details="true"/>
                <table:data-pilot-member table:name="50011" table:display="true" table:show-details="true"/>
                <table:data-pilot-member table:name="50045" table:display="true" table:show-details="true"/>
                <table:data-pilot-member table:name="50052" table:display="true" table:show-details="true"/>
                <table:data-pilot-member table:name="50069" table:display="true" table:show-details="true"/>
                <table:data-pilot-member table:name="50076" table:display="true" table:show-details="true"/>
                <table:data-pilot-member table:name="50088" table:display="true" table:show-details="true"/>
                <table:data-pilot-member table:name="50095" table:display="true" table:show-details="true"/>
                <table:data-pilot-member table:name="50098" table:display="true" table:show-details="true"/>
                <table:data-pilot-member table:name="50102" table:display="true" table:show-details="true"/>
                <table:data-pilot-member table:name="50107" table:display="true" table:show-details="true"/>
                <table:data-pilot-member table:name="50110" table:display="true" table:show-details="true"/>
                <table:data-pilot-member table:name="50119" table:display="true" table:show-details="true"/>
                <table:data-pilot-member table:name="50125" table:display="true" table:show-details="true"/>
                <table:data-pilot-member table:name="50138" table:display="true" table:show-details="true"/>
                <table:data-pilot-member table:name="50142" table:display="true" table:show-details="true"/>
                <table:data-pilot-member table:name="50145" table:display="true" table:show-details="true"/>
                <table:data-pilot-member table:name="50150" table:display="true" table:show-details="true"/>
                <table:data-pilot-member table:name="50153" table:display="true" table:show-details="true"/>
                <table:data-pilot-member table:name="50156" table:display="true" table:show-details="true"/>
                <table:data-pilot-member table:name="50162" table:display="true" table:show-details="true"/>
                <table:data-pilot-member table:name="50163" table:display="true" table:show-details="true"/>
                <table:data-pilot-member table:name="50172" table:display="true" table:show-details="true"/>
                <table:data-pilot-member table:name="50204" table:display="true" table:show-details="true"/>
                <table:data-pilot-member table:name="50209" table:display="true" table:show-details="true"/>
                <table:data-pilot-member table:name="50221" table:display="true" table:show-details="true"/>
                <table:data-pilot-member table:name="50250" table:display="true" table:show-details="true"/>
                <table:data-pilot-member table:name="50270" table:display="true" table:show-details="true"/>
                <table:data-pilot-member table:name="50271" table:display="true" table:show-details="true"/>
                <table:data-pilot-member table:name="50296" table:display="true" table:show-details="true"/>
                <table:data-pilot-member table:name="50303" table:display="true" table:show-details="true"/>
                <table:data-pilot-member table:name="50324" table:display="true" table:show-details="true"/>
                <table:data-pilot-member table:name="50329" table:display="true" table:show-details="true"/>
                <table:data-pilot-member table:name="50332" table:display="true" table:show-details="true"/>
                <table:data-pilot-member table:name="50345" table:display="true" table:show-details="true"/>
                <table:data-pilot-member table:name="50346" table:display="true" table:show-details="true"/>
                <table:data-pilot-member table:name="50375" table:display="true" table:show-details="true"/>
                <table:data-pilot-member table:name="50377" table:display="true" table:show-details="true"/>
                <table:data-pilot-member table:name="50382" table:display="true" table:show-details="true"/>
                <table:data-pilot-member table:name="50400" table:display="true" table:show-details="true"/>
                <table:data-pilot-member table:name="50413" table:display="true" table:show-details="true"/>
                <table:data-pilot-member table:name="50415" table:display="true" table:show-details="true"/>
                <table:data-pilot-member table:name="50416" table:display="true" table:show-details="true"/>
                <table:data-pilot-member table:name="50425" table:display="true" table:show-details="true"/>
                <table:data-pilot-member table:name="50447" table:display="true" table:show-details="true"/>
                <table:data-pilot-member table:name="50454" table:display="true" table:show-details="true"/>
                <table:data-pilot-member table:name="50456" table:display="true" table:show-details="true"/>
                <table:data-pilot-member table:name="50458" table:display="true" table:show-details="true"/>
                <table:data-pilot-member table:name="50463" table:display="true" table:show-details="true"/>
                <table:data-pilot-member table:name="50464" table:display="true" table:show-details="true"/>
                <table:data-pilot-member table:name="50465" table:display="true" table:show-details="true"/>
                <table:data-pilot-member table:name="50470" table:display="true" table:show-details="true"/>
                <table:data-pilot-member table:name="50472" table:display="true" table:show-details="true"/>
                <table:data-pilot-member table:name="50481" table:display="true" table:show-details="true"/>
                <table:data-pilot-member table:name="50486" table:display="true" table:show-details="true"/>
                <table:data-pilot-member table:name="50507" table:display="true" table:show-details="true"/>
                <table:data-pilot-member table:name="50528" table:display="true" table:show-details="true"/>
                <table:data-pilot-member table:name="50533" table:display="true" table:show-details="true"/>
                <table:data-pilot-member table:name="50534" table:display="true" table:show-details="true"/>
                <table:data-pilot-member table:name="50562" table:display="true" table:show-details="true"/>
                <table:data-pilot-member table:name="50572" table:display="true" table:show-details="true"/>
                <table:data-pilot-member table:name="50575" table:display="true" table:show-details="true"/>
                <table:data-pilot-member table:name="50578" table:display="true" table:show-details="true"/>
                <table:data-pilot-member table:name="50586" table:display="true" table:show-details="true"/>
                <table:data-pilot-member table:name="50595" table:display="true" table:show-details="true"/>
                <table:data-pilot-member table:name="50597" table:display="true" table:show-details="true"/>
                <table:data-pilot-member table:name="50614" table:display="true" table:show-details="true"/>
                <table:data-pilot-member table:name="50648" table:display="true" table:show-details="true"/>
                <table:data-pilot-member table:name="50652" table:display="true" table:show-details="true"/>
                <table:data-pilot-member table:name="50654" table:display="true" table:show-details="true"/>
                <table:data-pilot-member table:name="50656" table:display="true" table:show-details="true"/>
                <table:data-pilot-member table:name="50661" table:display="true" table:show-details="true"/>
                <table:data-pilot-member table:name="50680" table:display="true" table:show-details="true"/>
                <table:data-pilot-member table:name="50685" table:display="true" table:show-details="true"/>
                <table:data-pilot-member table:name="50687" table:display="true" table:show-details="true"/>
                <table:data-pilot-member table:name="50691" table:display="true" table:show-details="true"/>
                <table:data-pilot-member table:name="50697" table:display="true" table:show-details="true"/>
                <table:data-pilot-member table:name="50701" table:display="true" table:show-details="true"/>
                <table:data-pilot-member table:name="50702" table:display="true" table:show-details="true"/>
                <table:data-pilot-member table:name="50709" table:display="true" table:show-details="true"/>
                <table:data-pilot-member table:name="50724" table:display="true" table:show-details="true"/>
                <table:data-pilot-member table:name="50748" table:display="true" table:show-details="true"/>
                <table:data-pilot-member table:name="50763" table:display="true" table:show-details="true"/>
                <table:data-pilot-member table:name="50769" table:display="true" table:show-details="true"/>
                <table:data-pilot-member table:name="50778" table:display="true" table:show-details="true"/>
                <table:data-pilot-member table:name="50780" table:display="true" table:show-details="true"/>
                <table:data-pilot-member table:name="50786" table:display="true" table:show-details="true"/>
                <table:data-pilot-member table:name="50791" table:display="true" table:show-details="true"/>
                <table:data-pilot-member table:name="50807" table:display="true" table:show-details="true"/>
                <table:data-pilot-member table:name="50811" table:display="true" table:show-details="true"/>
                <table:data-pilot-member table:name="50814" table:display="true" table:show-details="true"/>
                <table:data-pilot-member table:name="50819" table:display="true" table:show-details="true"/>
                <table:data-pilot-member table:name="50852" table:display="true" table:show-details="true"/>
                <table:data-pilot-member table:name="50862" table:display="true" table:show-details="true"/>
                <table:data-pilot-member table:name="50876" table:display="true" table:show-details="true"/>
                <table:data-pilot-member table:name="50885" table:display="true" table:show-details="true"/>
                <table:data-pilot-member table:name="50891" table:display="true" table:show-details="true"/>
                <table:data-pilot-member table:name="50892" table:display="true" table:show-details="true"/>
                <table:data-pilot-member table:name="50893" table:display="true" table:show-details="true"/>
                <table:data-pilot-member table:name="50897" table:display="true" table:show-details="true"/>
                <table:data-pilot-member table:name="50906" table:display="true" table:show-details="true"/>
                <table:data-pilot-member table:name="50930" table:display="true" table:show-details="true"/>
                <table:data-pilot-member table:name="50946" table:display="true" table:show-details="true"/>
                <table:data-pilot-member table:name="50963" table:display="true" table:show-details="true"/>
                <table:data-pilot-member table:name="50966" table:display="true" table:show-details="true"/>
                <table:data-pilot-member table:name="50968" table:display="true" table:show-details="true"/>
                <table:data-pilot-member table:name="50970" table:display="true" table:show-details="true"/>
                <table:data-pilot-member table:name="50981" table:display="true" table:show-details="true"/>
                <table:data-pilot-member table:name="50987" table:display="true" table:show-details="true"/>
                <table:data-pilot-member table:name="50997" table:display="true" table:show-details="true"/>
                <table:data-pilot-member table:name="50998" table:display="true" table:show-details="true"/>
                <table:data-pilot-member table:name="51010" table:display="true" table:show-details="true"/>
                <table:data-pilot-member table:name="51022" table:display="true" table:show-details="true"/>
                <table:data-pilot-member table:name="51023" table:display="true" table:show-details="true"/>
                <table:data-pilot-member table:name="51028" table:display="true" table:show-details="true"/>
                <table:data-pilot-member table:name="51030" table:display="true" table:show-details="true"/>
                <table:data-pilot-member table:name="51031" table:display="true" table:show-details="true"/>
                <table:data-pilot-member table:name="51037" table:display="true" table:show-details="true"/>
                <table:data-pilot-member table:name="51042" table:display="true" table:show-details="true"/>
                <table:data-pilot-member table:name="51056" table:display="true" table:show-details="true"/>
                <table:data-pilot-member table:name="51059" table:display="true" table:show-details="true"/>
                <table:data-pilot-member table:name="51068" table:display="true" table:show-details="true"/>
                <table:data-pilot-member table:name="51071" table:display="true" table:show-details="true"/>
                <table:data-pilot-member table:name="51073" table:display="true" table:show-details="true"/>
                <table:data-pilot-member table:name="51087" table:display="true" table:show-details="true"/>
                <table:data-pilot-member table:name="51093" table:display="true" table:show-details="true"/>
                <table:data-pilot-member table:name="51096" table:display="true" table:show-details="true"/>
                <table:data-pilot-member table:name="51097" table:display="true" table:show-details="true"/>
                <table:data-pilot-member table:name="51098" table:display="true" table:show-details="true"/>
                <table:data-pilot-member table:name="51101" table:display="true" table:show-details="true"/>
                <table:data-pilot-member table:name="51108" table:display="true" table:show-details="true"/>
                <table:data-pilot-member table:name="51109" table:display="true" table:show-details="true"/>
                <table:data-pilot-member table:name="51128" table:display="true" table:show-details="true"/>
                <table:data-pilot-member table:name="51129" table:display="true" table:show-details="true"/>
                <table:data-pilot-member table:name="51141" table:display="true" table:show-details="true"/>
                <table:data-pilot-member table:name="51173" table:display="true" table:show-details="true"/>
                <table:data-pilot-member table:name="51189" table:display="true" table:show-details="true"/>
                <table:data-pilot-member table:name="51201" table:display="true" table:show-details="true"/>
                <table:data-pilot-member table:name="51212" table:display="true" table:show-details="true"/>
                <table:data-pilot-member table:name="51213" table:display="true" table:show-details="true"/>
                <table:data-pilot-member table:name="51256" table:display="true" table:show-details="true"/>
                <table:data-pilot-member table:name="51259" table:display="true" table:show-details="true"/>
                <table:data-pilot-member table:name="51265" table:display="true" table:show-details="true"/>
                <table:data-pilot-member table:name="51266" table:display="true" table:show-details="true"/>
                <table:data-pilot-member table:name="51279" table:display="true" table:show-details="true"/>
                <table:data-pilot-member table:name="51286" table:display="true" table:show-details="true"/>
                <table:data-pilot-member table:name="51299" table:display="true" table:show-details="true"/>
                <table:data-pilot-member table:name="51314" table:display="true" table:show-details="true"/>
                <table:data-pilot-member table:name="51319" table:display="true" table:show-details="true"/>
                <table:data-pilot-member table:name="51328" table:display="true" table:show-details="true"/>
                <table:data-pilot-member table:name="51339" table:display="true" table:show-details="true"/>
                <table:data-pilot-member table:name="51340" table:display="true" table:show-details="true"/>
                <table:data-pilot-member table:name="51342" table:display="true" table:show-details="true"/>
                <table:data-pilot-member table:name="51349" table:display="true" table:show-details="true"/>
                <table:data-pilot-member table:name="51350" table:display="true" table:show-details="true"/>
                <table:data-pilot-member table:name="51361" table:display="true" table:show-details="true"/>
                <table:data-pilot-member table:name="51364" table:display="true" table:show-details="true"/>
                <table:data-pilot-member table:name="51367" table:display="true" table:show-details="true"/>
                <table:data-pilot-member table:name="51384" table:display="true" table:show-details="true"/>
                <table:data-pilot-member table:name="51394" table:display="true" table:show-details="true"/>
                <table:data-pilot-member table:name="51418" table:display="true" table:show-details="true"/>
                <table:data-pilot-member table:name="51428" table:display="true" table:show-details="true"/>
                <table:data-pilot-member table:name="51437" table:display="true" table:show-details="true"/>
                <table:data-pilot-member table:name="51446" table:display="true" table:show-details="true"/>
                <table:data-pilot-member table:name="51447" table:display="true" table:show-details="true"/>
                <table:data-pilot-member table:name="51448" table:display="true" table:show-details="true"/>
                <table:data-pilot-member table:name="51453" table:display="true" table:show-details="true"/>
                <table:data-pilot-member table:name="51470" table:display="true" table:show-details="true"/>
                <table:data-pilot-member table:name="51472" table:display="true" table:show-details="true"/>
                <table:data-pilot-member table:name="51483" table:display="true" table:show-details="true"/>
                <table:data-pilot-member table:name="51491" table:display="true" table:show-details="true"/>
                <table:data-pilot-member table:name="51496" table:display="true" table:show-details="true"/>
                <table:data-pilot-member table:name="51500" table:display="true" table:show-details="true"/>
                <table:data-pilot-member table:name="51505" table:display="true" table:show-details="true"/>
                <table:data-pilot-member table:name="51512" table:display="true" table:show-details="true"/>
                <table:data-pilot-member table:name="51518" table:display="true" table:show-details="true"/>
                <table:data-pilot-member table:name="51526" table:display="true" table:show-details="true"/>
                <table:data-pilot-member table:name="51531" table:display="true" table:show-details="true"/>
                <table:data-pilot-member table:name="51537" table:display="true" table:show-details="true"/>
                <table:data-pilot-member table:name="51551" table:display="true" table:show-details="true"/>
                <table:data-pilot-member table:name="51571" table:display="true" table:show-details="true"/>
                <table:data-pilot-member table:name="51576" table:display="true" table:show-details="true"/>
                <table:data-pilot-member table:name="51589" table:display="true" table:show-details="true"/>
                <table:data-pilot-member table:name="51611" table:display="true" table:show-details="true"/>
                <table:data-pilot-member table:name="51626" table:display="true" table:show-details="true"/>
                <table:data-pilot-member table:name="51629" table:display="true" table:show-details="true"/>
                <table:data-pilot-member table:name="51644" table:display="true" table:show-details="true"/>
                <table:data-pilot-member table:name="51645" table:display="true" table:show-details="true"/>
                <table:data-pilot-member table:name="51647" table:display="true" table:show-details="true"/>
                <table:data-pilot-member table:name="51649" table:display="true" table:show-details="true"/>
                <table:data-pilot-member table:name="51659" table:display="true" table:show-details="true"/>
                <table:data-pilot-member table:name="51673" table:display="true" table:show-details="true"/>
                <table:data-pilot-member table:name="51698" table:display="true" table:show-details="true"/>
                <table:data-pilot-member table:name="51701" table:display="true" table:show-details="true"/>
                <table:data-pilot-member table:name="51713" table:display="true" table:show-details="true"/>
                <table:data-pilot-member table:name="51717" table:display="true" table:show-details="true"/>
                <table:data-pilot-member table:name="51718" table:display="true" table:show-details="true"/>
                <table:data-pilot-member table:name="51741" table:display="true" table:show-details="true"/>
                <table:data-pilot-member table:name="51744" table:display="true" table:show-details="true"/>
                <table:data-pilot-member table:name="51752" table:display="true" table:show-details="true"/>
                <table:data-pilot-member table:name="51763" table:display="true" table:show-details="true"/>
                <table:data-pilot-member table:name="51766" table:display="true" table:show-details="true"/>
                <table:data-pilot-member table:name="51787" table:display="true" table:show-details="true"/>
                <table:data-pilot-member table:name="51800" table:display="true" table:show-details="true"/>
                <table:data-pilot-member table:name="51822" table:display="true" table:show-details="true"/>
                <table:data-pilot-member table:name="51828" table:display="true" table:show-details="true"/>
                <table:data-pilot-member table:name="51830" table:display="true" table:show-details="true"/>
                <table:data-pilot-member table:name="51843" table:display="true" table:show-details="true"/>
                <table:data-pilot-member table:name="51845" table:display="true" table:show-details="true"/>
                <table:data-pilot-member table:name="51848" table:display="true" table:show-details="true"/>
                <table:data-pilot-member table:name="51856" table:display="true" table:show-details="true"/>
                <table:data-pilot-member table:name="51859" table:display="true" table:show-details="true"/>
                <table:data-pilot-member table:name="51870" table:display="true" table:show-details="true"/>
                <table:data-pilot-member table:name="51887" table:display="true" table:show-details="true"/>
                <table:data-pilot-member table:name="51933" table:display="true" table:show-details="true"/>
                <table:data-pilot-member table:name="51938" table:display="true" table:show-details="true"/>
                <table:data-pilot-member table:name="51945" table:display="true" table:show-details="true"/>
                <table:data-pilot-member table:name="51970" table:display="true" table:show-details="true"/>
                <table:data-pilot-member table:name="51973" table:display="true" table:show-details="true"/>
                <table:data-pilot-member table:name="51975" table:display="true" table:show-details="true"/>
                <table:data-pilot-member table:name="51982" table:display="true" table:show-details="true"/>
                <table:data-pilot-member table:name="51984" table:display="true" table:show-details="true"/>
                <table:data-pilot-member table:name="52009" table:display="true" table:show-details="true"/>
                <table:data-pilot-member table:name="52011" table:display="true" table:show-details="true"/>
                <table:data-pilot-member table:name="52018" table:display="true" table:show-details="true"/>
                <table:data-pilot-member table:name="52029" table:display="true" table:show-details="true"/>
                <table:data-pilot-member table:name="52046" table:display="true" table:show-details="true"/>
                <table:data-pilot-member table:name="52050" table:display="true" table:show-details="true"/>
                <table:data-pilot-member table:name="52061" table:display="true" table:show-details="true"/>
                <table:data-pilot-member table:name="52062" table:display="true" table:show-details="true"/>
                <table:data-pilot-member table:name="52071" table:display="true" table:show-details="true"/>
                <table:data-pilot-member table:name="52079" table:display="true" table:show-details="true"/>
                <table:data-pilot-member table:name="52095" table:display="true" table:show-details="true"/>
                <table:data-pilot-member table:name="52113" table:display="true" table:show-details="true"/>
                <table:data-pilot-member table:name="52129" table:display="true" table:show-details="true"/>
                <table:data-pilot-member table:name="52135" table:display="true" table:show-details="true"/>
                <table:data-pilot-member table:name="52137" table:display="true" table:show-details="true"/>
                <table:data-pilot-member table:name="52138" table:display="true" table:show-details="true"/>
                <table:data-pilot-member table:name="52142" table:display="true" table:show-details="true"/>
                <table:data-pilot-member table:name="52161" table:display="true" table:show-details="true"/>
                <table:data-pilot-member table:name="52175" table:display="true" table:show-details="true"/>
                <table:data-pilot-member table:name="52191" table:display="true" table:show-details="true"/>
                <table:data-pilot-member table:name="52194" table:display="true" table:show-details="true"/>
                <table:data-pilot-member table:name="52205" table:display="true" table:show-details="true"/>
                <table:data-pilot-member table:name="52208" table:display="true" table:show-details="true"/>
                <table:data-pilot-member table:name="52227" table:display="true" table:show-details="true"/>
                <table:data-pilot-member table:name="52238" table:display="true" table:show-details="true"/>
                <table:data-pilot-member table:name="52265" table:display="true" table:show-details="true"/>
                <table:data-pilot-member table:name="52281" table:display="true" table:show-details="true"/>
                <table:data-pilot-member table:name="52287" table:display="true" table:show-details="true"/>
                <table:data-pilot-member table:name="52299" table:display="true" table:show-details="true"/>
                <table:data-pilot-member table:name="52311" table:display="true" table:show-details="true"/>
                <table:data-pilot-member table:name="52314" table:display="true" table:show-details="true"/>
                <table:data-pilot-member table:name="52324" table:display="true" table:show-details="true"/>
                <table:data-pilot-member table:name="52326" table:display="true" table:show-details="true"/>
                <table:data-pilot-member table:name="52332" table:display="true" table:show-details="true"/>
                <table:data-pilot-member table:name="52346" table:display="true" table:show-details="true"/>
                <table:data-pilot-member table:name="52358" table:display="true" table:show-details="true"/>
                <table:data-pilot-member table:name="52362" table:display="true" table:show-details="true"/>
                <table:data-pilot-member table:name="52382" table:display="true" table:show-details="true"/>
                <table:data-pilot-member table:name="52383" table:display="true" table:show-details="true"/>
                <table:data-pilot-member table:name="52384" table:display="true" table:show-details="true"/>
                <table:data-pilot-member table:name="52386" table:display="true" table:show-details="true"/>
                <table:data-pilot-member table:name="52401" table:display="true" table:show-details="true"/>
                <table:data-pilot-member table:name="52421" table:display="true" table:show-details="true"/>
                <table:data-pilot-member table:name="52424" table:display="true" table:show-details="true"/>
                <table:data-pilot-member table:name="52430" table:display="true" table:show-details="true"/>
                <table:data-pilot-member table:name="52446" table:display="true" table:show-details="true"/>
                <table:data-pilot-member table:name="52466" table:display="true" table:show-details="true"/>
                <table:data-pilot-member table:name="52475" table:display="true" table:show-details="true"/>
                <table:data-pilot-member table:name="52480" table:display="true" table:show-details="true"/>
                <table:data-pilot-member table:name="52481" table:display="true" table:show-details="true"/>
                <table:data-pilot-member table:name="52482" table:display="true" table:show-details="true"/>
                <table:data-pilot-member table:name="52487" table:display="true" table:show-details="true"/>
                <table:data-pilot-member table:name="52491" table:display="true" table:show-details="true"/>
                <table:data-pilot-member table:name="52507" table:display="true" table:show-details="true"/>
                <table:data-pilot-member table:name="52511" table:display="true" table:show-details="true"/>
                <table:data-pilot-member table:name="52523" table:display="true" table:show-details="true"/>
                <table:data-pilot-member table:name="52528" table:display="true" table:show-details="true"/>
                <table:data-pilot-member table:name="52563" table:display="true" table:show-details="true"/>
                <table:data-pilot-member table:name="52569" table:display="true" table:show-details="true"/>
                <table:data-pilot-member table:name="52576" table:display="true" table:show-details="true"/>
                <table:data-pilot-member table:name="52586" table:display="true" table:show-details="true"/>
                <table:data-pilot-member table:name="52596" table:display="true" table:show-details="true"/>
                <table:data-pilot-member table:name="52598" table:display="true" table:show-details="true"/>
                <table:data-pilot-member table:name="52627" table:display="true" table:show-details="true"/>
                <table:data-pilot-member table:name="52634" table:display="true" table:show-details="true"/>
                <table:data-pilot-member table:name="52644" table:display="true" table:show-details="true"/>
                <table:data-pilot-member table:name="52659" table:display="true" table:show-details="true"/>
                <table:data-pilot-member table:name="52660" table:display="true" table:show-details="true"/>
                <table:data-pilot-member table:name="52664" table:display="true" table:show-details="true"/>
                <table:data-pilot-member table:name="52668" table:display="true" table:show-details="true"/>
                <table:data-pilot-member table:name="52671" table:display="true" table:show-details="true"/>
                <table:data-pilot-member table:name="52673" table:display="true" table:show-details="true"/>
                <table:data-pilot-member table:name="52688" table:display="true" table:show-details="true"/>
                <table:data-pilot-member table:name="52714" table:display="true" table:show-details="true"/>
                <table:data-pilot-member table:name="52722" table:display="true" table:show-details="true"/>
                <table:data-pilot-member table:name="52726" table:display="true" table:show-details="true"/>
                <table:data-pilot-member table:name="52730" table:display="true" table:show-details="true"/>
                <table:data-pilot-member table:name="52738" table:display="true" table:show-details="true"/>
                <table:data-pilot-member table:name="52739" table:display="true" table:show-details="true"/>
                <table:data-pilot-member table:name="52742" table:display="true" table:show-details="true"/>
                <table:data-pilot-member table:name="52744" table:display="true" table:show-details="true"/>
                <table:data-pilot-member table:name="52754" table:display="true" table:show-details="true"/>
                <table:data-pilot-member table:name="52767" table:display="true" table:show-details="true"/>
                <table:data-pilot-member table:name="52774" table:display="true" table:show-details="true"/>
                <table:data-pilot-member table:name="52778" table:display="true" table:show-details="true"/>
                <table:data-pilot-member table:name="52787" table:display="true" table:show-details="true"/>
                <table:data-pilot-member table:name="52789" table:display="true" table:show-details="true"/>
                <table:data-pilot-member table:name="52796" table:display="true" table:show-details="true"/>
                <table:data-pilot-member table:name="52798" table:display="true" table:show-details="true"/>
                <table:data-pilot-member table:name="52815" table:display="true" table:show-details="true"/>
                <table:data-pilot-member table:name="52830" table:display="true" table:show-details="true"/>
                <table:data-pilot-member table:name="52858" table:display="true" table:show-details="true"/>
                <table:data-pilot-member table:name="52866" table:display="true" table:show-details="true"/>
                <table:data-pilot-member table:name="52891" table:display="true" table:show-details="true"/>
                <table:data-pilot-member table:name="52902" table:display="true" table:show-details="true"/>
                <table:data-pilot-member table:name="52927" table:display="true" table:show-details="true"/>
                <table:data-pilot-member table:name="52938" table:display="true" table:show-details="true"/>
                <table:data-pilot-member table:name="52943" table:display="true" table:show-details="true"/>
                <table:data-pilot-member table:name="52970" table:display="true" table:show-details="true"/>
                <table:data-pilot-member table:name="52974" table:display="true" table:show-details="true"/>
                <table:data-pilot-member table:name="52978" table:display="true" table:show-details="true"/>
                <table:data-pilot-member table:name="52979" table:display="true" table:show-details="true"/>
                <table:data-pilot-member table:name="52989" table:display="true" table:show-details="true"/>
                <table:data-pilot-member table:name="52991" table:display="true" table:show-details="true"/>
                <table:data-pilot-member table:name="53023" table:display="true" table:show-details="true"/>
                <table:data-pilot-member table:name="53027" table:display="true" table:show-details="true"/>
                <table:data-pilot-member table:name="53029" table:display="true" table:show-details="true"/>
                <table:data-pilot-member table:name="53030" table:display="true" table:show-details="true"/>
                <table:data-pilot-member table:name="53035" table:display="true" table:show-details="true"/>
                <table:data-pilot-member table:name="53039" table:display="true" table:show-details="true"/>
                <table:data-pilot-member table:name="53063" table:display="true" table:show-details="true"/>
                <table:data-pilot-member table:name="53072" table:display="true" table:show-details="true"/>
                <table:data-pilot-member table:name="53077" table:display="true" table:show-details="true"/>
                <table:data-pilot-member table:name="53087" table:display="true" table:show-details="true"/>
                <table:data-pilot-member table:name="53097" table:display="true" table:show-details="true"/>
                <table:data-pilot-member table:name="53156" table:display="true" table:show-details="true"/>
                <table:data-pilot-member table:name="53157" table:display="true" table:show-details="true"/>
                <table:data-pilot-member table:name="53160" table:display="true" table:show-details="true"/>
                <table:data-pilot-member table:name="53168" table:display="true" table:show-details="true"/>
                <table:data-pilot-member table:name="53178" table:display="true" table:show-details="true"/>
                <table:data-pilot-member table:name="53181" table:display="true" table:show-details="true"/>
                <table:data-pilot-member table:name="53182" table:display="true" table:show-details="true"/>
                <table:data-pilot-member table:name="53191" table:display="true" table:show-details="true"/>
                <table:data-pilot-member table:name="53194" table:display="true" table:show-details="true"/>
                <table:data-pilot-member table:name="53199" table:display="true" table:show-details="true"/>
                <table:data-pilot-member table:name="53200" table:display="true" table:show-details="true"/>
                <table:data-pilot-member table:name="53201" table:display="true" table:show-details="true"/>
                <table:data-pilot-member table:name="53217" table:display="true" table:show-details="true"/>
                <table:data-pilot-member table:name="53236" table:display="true" table:show-details="true"/>
                <table:data-pilot-member table:name="53249" table:display="true" table:show-details="true"/>
                <table:data-pilot-member table:name="53255" table:display="true" table:show-details="true"/>
                <table:data-pilot-member table:name="53261" table:display="true" table:show-details="true"/>
                <table:data-pilot-member table:name="53269" table:display="true" table:show-details="true"/>
                <table:data-pilot-member table:name="53273" table:display="true" table:show-details="true"/>
                <table:data-pilot-member table:name="53278" table:display="true" table:show-details="true"/>
                <table:data-pilot-member table:name="53280" table:display="true" table:show-details="true"/>
                <table:data-pilot-member table:name="53305" table:display="true" table:show-details="true"/>
                <table:data-pilot-member table:name="53312" table:display="true" table:show-details="true"/>
                <table:data-pilot-member table:name="53319" table:display="true" table:show-details="true"/>
                <table:data-pilot-member table:name="53320" table:display="true" table:show-details="true"/>
                <table:data-pilot-member table:name="53347" table:display="true" table:show-details="true"/>
                <table:data-pilot-member table:name="53351" table:display="true" table:show-details="true"/>
                <table:data-pilot-member table:name="53372" table:display="true" table:show-details="true"/>
                <table:data-pilot-member table:name="53377" table:display="true" table:show-details="true"/>
                <table:data-pilot-member table:name="53408" table:display="true" table:show-details="true"/>
                <table:data-pilot-member table:name="53409" table:display="true" table:show-details="true"/>
                <table:data-pilot-member table:name="53413" table:display="true" table:show-details="true"/>
                <table:data-pilot-member table:name="53414" table:display="true" table:show-details="true"/>
                <table:data-pilot-member table:name="53422" table:display="true" table:show-details="true"/>
                <table:data-pilot-member table:name="53426" table:display="true" table:show-details="true"/>
                <table:data-pilot-member table:name="53427" table:display="true" table:show-details="true"/>
                <table:data-pilot-member table:name="53432" table:display="true" table:show-details="true"/>
                <table:data-pilot-member table:name="53433" table:display="true" table:show-details="true"/>
                <table:data-pilot-member table:name="53436" table:display="true" table:show-details="true"/>
                <table:data-pilot-member table:name="53446" table:display="true" table:show-details="true"/>
                <table:data-pilot-member table:name="53447" table:display="true" table:show-details="true"/>
                <table:data-pilot-member table:name="53457" table:display="true" table:show-details="true"/>
                <table:data-pilot-member table:name="53466" table:display="true" table:show-details="true"/>
                <table:data-pilot-member table:name="53467" table:display="true" table:show-details="true"/>
                <table:data-pilot-member table:name="53470" table:display="true" table:show-details="true"/>
                <table:data-pilot-member table:name="53478" table:display="true" table:show-details="true"/>
                <table:data-pilot-member table:name="53493" table:display="true" table:show-details="true"/>
                <table:data-pilot-member table:name="53497" table:display="true" table:show-details="true"/>
                <table:data-pilot-member table:name="53498" table:display="true" table:show-details="true"/>
                <table:data-pilot-member table:name="53521" table:display="true" table:show-details="true"/>
                <table:data-pilot-member table:name="53524" table:display="true" table:show-details="true"/>
                <table:data-pilot-member table:name="53551" table:display="true" table:show-details="true"/>
                <table:data-pilot-member table:name="53553" table:display="true" table:show-details="true"/>
                <table:data-pilot-member table:name="53564" table:display="true" table:show-details="true"/>
                <table:data-pilot-member table:name="53569" table:display="true" table:show-details="true"/>
                <table:data-pilot-member table:name="53572" table:display="true" table:show-details="true"/>
                <table:data-pilot-member table:name="53579" table:display="true" table:show-details="true"/>
                <table:data-pilot-member table:name="53595" table:display="true" table:show-details="true"/>
                <table:data-pilot-member table:name="53622" table:display="true" table:show-details="true"/>
                <table:data-pilot-member table:name="53635" table:display="true" table:show-details="true"/>
                <table:data-pilot-member table:name="53640" table:display="true" table:show-details="true"/>
                <table:data-pilot-member table:name="53641" table:display="true" table:show-details="true"/>
                <table:data-pilot-member table:name="53663" table:display="true" table:show-details="true"/>
                <table:data-pilot-member table:name="53671" table:display="true" table:show-details="true"/>
                <table:data-pilot-member table:name="53674" table:display="true" table:show-details="true"/>
                <table:data-pilot-member table:name="53676" table:display="true" table:show-details="true"/>
                <table:data-pilot-member table:name="53682" table:display="true" table:show-details="true"/>
                <table:data-pilot-member table:name="53683" table:display="true" table:show-details="true"/>
                <table:data-pilot-member table:name="53686" table:display="true" table:show-details="true"/>
                <table:data-pilot-member table:name="53688" table:display="true" table:show-details="true"/>
                <table:data-pilot-member table:name="53689" table:display="true" table:show-details="true"/>
                <table:data-pilot-member table:name="53691" table:display="true" table:show-details="true"/>
                <table:data-pilot-member table:name="53692" table:display="true" table:show-details="true"/>
                <table:data-pilot-member table:name="53697" table:display="true" table:show-details="true"/>
                <table:data-pilot-member table:name="53706" table:display="true" table:show-details="true"/>
                <table:data-pilot-member table:name="53709" table:display="true" table:show-details="true"/>
                <table:data-pilot-member table:name="53719" table:display="true" table:show-details="true"/>
                <table:data-pilot-member table:name="53721" table:display="true" table:show-details="true"/>
                <table:data-pilot-member table:name="53728" table:display="true" table:show-details="true"/>
                <table:data-pilot-member table:name="53743" table:display="true" table:show-details="true"/>
                <table:data-pilot-member table:name="53744" table:display="true" table:show-details="true"/>
                <table:data-pilot-member table:name="53762" table:display="true" table:show-details="true"/>
                <table:data-pilot-member table:name="53768" table:display="true" table:show-details="true"/>
                <table:data-pilot-member table:name="53770" table:display="true" table:show-details="true"/>
                <table:data-pilot-member table:name="53780" table:display="true" table:show-details="true"/>
                <table:data-pilot-member table:name="53782" table:display="true" table:show-details="true"/>
                <table:data-pilot-member table:name="53783" table:display="true" table:show-details="true"/>
                <table:data-pilot-member table:name="53784" table:display="true" table:show-details="true"/>
                <table:data-pilot-member table:name="53785" table:display="true" table:show-details="true"/>
                <table:data-pilot-member table:name="53834" table:display="true" table:show-details="true"/>
                <table:data-pilot-member table:name="53881" table:display="true" table:show-details="true"/>
                <table:data-pilot-member table:name="53891" table:display="true" table:show-details="true"/>
                <table:data-pilot-member table:name="53907" table:display="true" table:show-details="true"/>
                <table:data-pilot-member table:name="53922" table:display="true" table:show-details="true"/>
                <table:data-pilot-member table:name="53930" table:display="true" table:show-details="true"/>
                <table:data-pilot-member table:name="53932" table:display="true" table:show-details="true"/>
                <table:data-pilot-member table:name="53939" table:display="true" table:show-details="true"/>
                <table:data-pilot-member table:name="53942" table:display="true" table:show-details="true"/>
                <table:data-pilot-member table:name="53947" table:display="true" table:show-details="true"/>
                <table:data-pilot-member table:name="53949" table:display="true" table:show-details="true"/>
                <table:data-pilot-member table:name="53951" table:display="true" table:show-details="true"/>
                <table:data-pilot-member table:name="53957" table:display="true" table:show-details="true"/>
                <table:data-pilot-member table:name="53970" table:display="true" table:show-details="true"/>
                <table:data-pilot-member table:name="53985" table:display="true" table:show-details="true"/>
                <table:data-pilot-member table:name="54023" table:display="true" table:show-details="true"/>
                <table:data-pilot-member table:name="54028" table:display="true" table:show-details="true"/>
                <table:data-pilot-member table:name="54044" table:display="true" table:show-details="true"/>
                <table:data-pilot-member table:name="54046" table:display="true" table:show-details="true"/>
                <table:data-pilot-member table:name="54049" table:display="true" table:show-details="true"/>
                <table:data-pilot-member table:name="54051" table:display="true" table:show-details="true"/>
                <table:data-pilot-member table:name="54063" table:display="true" table:show-details="true"/>
                <table:data-pilot-member table:name="54070" table:display="true" table:show-details="true"/>
                <table:data-pilot-member table:name="54092" table:display="true" table:show-details="true"/>
                <table:data-pilot-member table:name="54097" table:display="true" table:show-details="true"/>
                <table:data-pilot-member table:name="54135" table:display="true" table:show-details="true"/>
                <table:data-pilot-member table:name="54156" table:display="true" table:show-details="true"/>
                <table:data-pilot-member table:name="54168" table:display="true" table:show-details="true"/>
                <table:data-pilot-member table:name="54172" table:display="true" table:show-details="true"/>
                <table:data-pilot-member table:name="54173" table:display="true" table:show-details="true"/>
                <table:data-pilot-member table:name="54175" table:display="true" table:show-details="true"/>
                <table:data-pilot-member table:name="54179" table:display="true" table:show-details="true"/>
                <table:data-pilot-member table:name="54183" table:display="true" table:show-details="true"/>
                <table:data-pilot-member table:name="54184" table:display="true" table:show-details="true"/>
                <table:data-pilot-member table:name="54187" table:display="true" table:show-details="true"/>
                <table:data-pilot-member table:name="54199" table:display="true" table:show-details="true"/>
                <table:data-pilot-member table:name="54204" table:display="true" table:show-details="true"/>
                <table:data-pilot-member table:name="54211" table:display="true" table:show-details="true"/>
                <table:data-pilot-member table:name="54215" table:display="true" table:show-details="true"/>
                <table:data-pilot-member table:name="54220" table:display="true" table:show-details="true"/>
                <table:data-pilot-member table:name="54225" table:display="true" table:show-details="true"/>
                <table:data-pilot-member table:name="54230" table:display="true" table:show-details="true"/>
                <table:data-pilot-member table:name="54261" table:display="true" table:show-details="true"/>
                <table:data-pilot-member table:name="54268" table:display="true" table:show-details="true"/>
                <table:data-pilot-member table:name="54280" table:display="true" table:show-details="true"/>
                <table:data-pilot-member table:name="54282" table:display="true" table:show-details="true"/>
                <table:data-pilot-member table:name="54296" table:display="true" table:show-details="true"/>
                <table:data-pilot-member table:name="54305" table:display="true" table:show-details="true"/>
                <table:data-pilot-member table:name="54309" table:display="true" table:show-details="true"/>
                <table:data-pilot-member table:name="54312" table:display="true" table:show-details="true"/>
                <table:data-pilot-member table:name="54314" table:display="true" table:show-details="true"/>
                <table:data-pilot-member table:name="54334" table:display="true" table:show-details="true"/>
                <table:data-pilot-member table:name="54335" table:display="true" table:show-details="true"/>
                <table:data-pilot-member table:name="54347" table:display="true" table:show-details="true"/>
                <table:data-pilot-member table:name="54353" table:display="true" table:show-details="true"/>
                <table:data-pilot-member table:name="54369" table:display="true" table:show-details="true"/>
                <table:data-pilot-member table:name="54374" table:display="true" table:show-details="true"/>
                <table:data-pilot-member table:name="54390" table:display="true" table:show-details="true"/>
                <table:data-pilot-member table:name="54395" table:display="true" table:show-details="true"/>
                <table:data-pilot-member table:name="54406" table:display="true" table:show-details="true"/>
                <table:data-pilot-member table:name="54433" table:display="true" table:show-details="true"/>
                <table:data-pilot-member table:name="54447" table:display="true" table:show-details="true"/>
                <table:data-pilot-member table:name="54449" table:display="true" table:show-details="true"/>
                <table:data-pilot-member table:name="54452" table:display="true" table:show-details="true"/>
                <table:data-pilot-member table:name="54464" table:display="true" table:show-details="true"/>
                <table:data-pilot-member table:name="54481" table:display="true" table:show-details="true"/>
                <table:data-pilot-member table:name="54482" table:display="true" table:show-details="true"/>
                <table:data-pilot-member table:name="54483" table:display="true" table:show-details="true"/>
                <table:data-pilot-member table:name="54500" table:display="true" table:show-details="true"/>
                <table:data-pilot-member table:name="54503" table:display="true" table:show-details="true"/>
                <table:data-pilot-member table:name="54510" table:display="true" table:show-details="true"/>
                <table:data-pilot-member table:name="54515" table:display="true" table:show-details="true"/>
                <table:data-pilot-member table:name="54519" table:display="true" table:show-details="true"/>
                <table:data-pilot-member table:name="54542" table:display="true" table:show-details="true"/>
                <table:data-pilot-member table:name="54555" table:display="true" table:show-details="true"/>
                <table:data-pilot-member table:name="54566" table:display="true" table:show-details="true"/>
                <table:data-pilot-member table:name="54570" table:display="true" table:show-details="true"/>
                <table:data-pilot-member table:name="54577" table:display="true" table:show-details="true"/>
                <table:data-pilot-member table:name="54583" table:display="true" table:show-details="true"/>
                <table:data-pilot-member table:name="54587" table:display="true" table:show-details="true"/>
                <table:data-pilot-member table:name="54589" table:display="true" table:show-details="true"/>
                <table:data-pilot-member table:name="54590" table:display="true" table:show-details="true"/>
                <table:data-pilot-member table:name="54597" table:display="true" table:show-details="true"/>
                <table:data-pilot-member table:name="54600" table:display="true" table:show-details="true"/>
                <table:data-pilot-member table:name="54603" table:display="true" table:show-details="true"/>
                <table:data-pilot-member table:name="54622" table:display="true" table:show-details="true"/>
                <table:data-pilot-member table:name="54633" table:display="true" table:show-details="true"/>
                <table:data-pilot-member table:name="54658" table:display="true" table:show-details="true"/>
                <table:data-pilot-member table:name="54659" table:display="true" table:show-details="true"/>
                <table:data-pilot-member table:name="54673" table:display="true" table:show-details="true"/>
                <table:data-pilot-member table:name="54677" table:display="true" table:show-details="true"/>
                <table:data-pilot-member table:name="54679" table:display="true" table:show-details="true"/>
                <table:data-pilot-member table:name="54680" table:display="true" table:show-details="true"/>
                <table:data-pilot-member table:name="54686" table:display="true" table:show-details="true"/>
                <table:data-pilot-member table:name="54695" table:display="true" table:show-details="true"/>
                <table:data-pilot-member table:name="54696" table:display="true" table:show-details="true"/>
                <table:data-pilot-member table:name="54703" table:display="true" table:show-details="true"/>
                <table:data-pilot-member table:name="54721" table:display="true" table:show-details="true"/>
                <table:data-pilot-member table:name="54746" table:display="true" table:show-details="true"/>
                <table:data-pilot-member table:name="54747" table:display="true" table:show-details="true"/>
                <table:data-pilot-member table:name="54760" table:display="true" table:show-details="true"/>
                <table:data-pilot-member table:name="54765" table:display="true" table:show-details="true"/>
                <table:data-pilot-member table:name="54770" table:display="true" table:show-details="true"/>
                <table:data-pilot-member table:name="54771" table:display="true" table:show-details="true"/>
                <table:data-pilot-member table:name="54773" table:display="true" table:show-details="true"/>
                <table:data-pilot-member table:name="54781" table:display="true" table:show-details="true"/>
                <table:data-pilot-member table:name="54787" table:display="true" table:show-details="true"/>
                <table:data-pilot-member table:name="54792" table:display="true" table:show-details="true"/>
                <table:data-pilot-member table:name="54793" table:display="true" table:show-details="true"/>
                <table:data-pilot-member table:name="54803" table:display="true" table:show-details="true"/>
                <table:data-pilot-member table:name="54820" table:display="true" table:show-details="true"/>
                <table:data-pilot-member table:name="54827" table:display="true" table:show-details="true"/>
                <table:data-pilot-member table:name="54838" table:display="true" table:show-details="true"/>
                <table:data-pilot-member table:name="54852" table:display="true" table:show-details="true"/>
                <table:data-pilot-member table:name="54862" table:display="true" table:show-details="true"/>
                <table:data-pilot-member table:name="54863" table:display="true" table:show-details="true"/>
                <table:data-pilot-member table:name="54868" table:display="true" table:show-details="true"/>
                <table:data-pilot-member table:name="54876" table:display="true" table:show-details="true"/>
                <table:data-pilot-member table:name="54881" table:display="true" table:show-details="true"/>
                <table:data-pilot-member table:name="54886" table:display="true" table:show-details="true"/>
                <table:data-pilot-member table:name="54891" table:display="true" table:show-details="true"/>
                <table:data-pilot-member table:name="54900" table:display="true" table:show-details="true"/>
                <table:data-pilot-member table:name="54907" table:display="true" table:show-details="true"/>
                <table:data-pilot-member table:name="54911" table:display="true" table:show-details="true"/>
                <table:data-pilot-member table:name="54921" table:display="true" table:show-details="true"/>
                <table:data-pilot-member table:name="54922" table:display="true" table:show-details="true"/>
                <table:data-pilot-member table:name="54935" table:display="true" table:show-details="true"/>
                <table:data-pilot-member table:name="54936" table:display="true" table:show-details="true"/>
                <table:data-pilot-member table:name="54941" table:display="true" table:show-details="true"/>
                <table:data-pilot-member table:name="54942" table:display="true" table:show-details="true"/>
                <table:data-pilot-member table:name="54943" table:display="true" table:show-details="true"/>
                <table:data-pilot-member table:name="54965" table:display="true" table:show-details="true"/>
                <table:data-pilot-member table:name="54970" table:display="true" table:show-details="true"/>
                <table:data-pilot-member table:name="54971" table:display="true" table:show-details="true"/>
                <table:data-pilot-member table:name="54974" table:display="true" table:show-details="true"/>
                <table:data-pilot-member table:name="54975" table:display="true" table:show-details="true"/>
                <table:data-pilot-member table:name="54993" table:display="true" table:show-details="true"/>
                <table:data-pilot-member table:name="54996" table:display="true" table:show-details="true"/>
                <table:data-pilot-member table:name="55048" table:display="true" table:show-details="true"/>
                <table:data-pilot-member table:name="55054" table:display="true" table:show-details="true"/>
                <table:data-pilot-member table:name="55055" table:display="true" table:show-details="true"/>
                <table:data-pilot-member table:name="55070" table:display="true" table:show-details="true"/>
                <table:data-pilot-member table:name="55075" table:display="true" table:show-details="true"/>
                <table:data-pilot-member table:name="55085" table:display="true" table:show-details="true"/>
                <table:data-pilot-member table:name="55098" table:display="true" table:show-details="true"/>
                <table:data-pilot-member table:name="55106" table:display="true" table:show-details="true"/>
                <table:data-pilot-member table:name="55107" table:display="true" table:show-details="true"/>
                <table:data-pilot-member table:name="55124" table:display="true" table:show-details="true"/>
                <table:data-pilot-member table:name="55125" table:display="true" table:show-details="true"/>
                <table:data-pilot-member table:name="55127" table:display="true" table:show-details="true"/>
                <table:data-pilot-member table:name="55134" table:display="true" table:show-details="true"/>
                <table:data-pilot-member table:name="55135" table:display="true" table:show-details="true"/>
                <table:data-pilot-member table:name="55142" table:display="true" table:show-details="true"/>
                <table:data-pilot-member table:name="55147" table:display="true" table:show-details="true"/>
                <table:data-pilot-member table:name="55151" table:display="true" table:show-details="true"/>
                <table:data-pilot-member table:name="55162" table:display="true" table:show-details="true"/>
                <table:data-pilot-member table:name="55169" table:display="true" table:show-details="true"/>
                <table:data-pilot-member table:name="55170" table:display="true" table:show-details="true"/>
                <table:data-pilot-member table:name="55183" table:display="true" table:show-details="true"/>
                <table:data-pilot-member table:name="55200" table:display="true" table:show-details="true"/>
                <table:data-pilot-member table:name="55202" table:display="true" table:show-details="true"/>
                <table:data-pilot-member table:name="55234" table:display="true" table:show-details="true"/>
                <table:data-pilot-member table:name="55236" table:display="true" table:show-details="true"/>
                <table:data-pilot-member table:name="55248" table:display="true" table:show-details="true"/>
                <table:data-pilot-member table:name="55250" table:display="true" table:show-details="true"/>
                <table:data-pilot-member table:name="55258" table:display="true" table:show-details="true"/>
                <table:data-pilot-member table:name="55266" table:display="true" table:show-details="true"/>
                <table:data-pilot-member table:name="55268" table:display="true" table:show-details="true"/>
                <table:data-pilot-member table:name="55280" table:display="true" table:show-details="true"/>
                <table:data-pilot-member table:name="55283" table:display="true" table:show-details="true"/>
                <table:data-pilot-member table:name="55290" table:display="true" table:show-details="true"/>
                <table:data-pilot-member table:name="55297" table:display="true" table:show-details="true"/>
                <table:data-pilot-member table:name="55309" table:display="true" table:show-details="true"/>
                <table:data-pilot-member table:name="55321" table:display="true" table:show-details="true"/>
                <table:data-pilot-member table:name="55338" table:display="true" table:show-details="true"/>
                <table:data-pilot-member table:name="55353" table:display="true" table:show-details="true"/>
                <table:data-pilot-member table:name="55366" table:display="true" table:show-details="true"/>
                <table:data-pilot-member table:name="55372" table:display="true" table:show-details="true"/>
                <table:data-pilot-member table:name="55378" table:display="true" table:show-details="true"/>
                <table:data-pilot-member table:name="55383" table:display="true" table:show-details="true"/>
                <table:data-pilot-member table:name="55388" table:display="true" table:show-details="true"/>
                <table:data-pilot-member table:name="55393" table:display="true" table:show-details="true"/>
                <table:data-pilot-member table:name="55401" table:display="true" table:show-details="true"/>
                <table:data-pilot-member table:name="55404" table:display="true" table:show-details="true"/>
                <table:data-pilot-member table:name="55409" table:display="true" table:show-details="true"/>
                <table:data-pilot-member table:name="55438" table:display="true" table:show-details="true"/>
                <table:data-pilot-member table:name="55449" table:display="true" table:show-details="true"/>
                <table:data-pilot-member table:name="55452" table:display="true" table:show-details="true"/>
                <table:data-pilot-member table:name="55460" table:display="true" table:show-details="true"/>
                <table:data-pilot-member table:name="55462" table:display="true" table:show-details="true"/>
                <table:data-pilot-member table:name="55470" table:display="true" table:show-details="true"/>
                <table:data-pilot-member table:name="55472" table:display="true" table:show-details="true"/>
                <table:data-pilot-member table:name="55478" table:display="true" table:show-details="true"/>
                <table:data-pilot-member table:name="55485" table:display="true" table:show-details="true"/>
                <table:data-pilot-member table:name="55496" table:display="true" table:show-details="true"/>
                <table:data-pilot-member table:name="55505" table:display="true" table:show-details="true"/>
                <table:data-pilot-member table:name="55516" table:display="true" table:show-details="true"/>
                <table:data-pilot-member table:name="55531" table:display="true" table:show-details="true"/>
                <table:data-pilot-member table:name="55540" table:display="true" table:show-details="true"/>
                <table:data-pilot-member table:name="55552" table:display="true" table:show-details="true"/>
                <table:data-pilot-member table:name="55554" table:display="true" table:show-details="true"/>
                <table:data-pilot-member table:name="55563" table:display="true" table:show-details="true"/>
                <table:data-pilot-member table:name="55572" table:display="true" table:show-details="true"/>
                <table:data-pilot-member table:name="55598" table:display="true" table:show-details="true"/>
                <table:data-pilot-member table:name="55602" table:display="true" table:show-details="true"/>
                <table:data-pilot-member table:name="55605" table:display="true" table:show-details="true"/>
                <table:data-pilot-member table:name="55609" table:display="true" table:show-details="true"/>
                <table:data-pilot-member table:name="55621" table:display="true" table:show-details="true"/>
                <table:data-pilot-member table:name="55645" table:display="true" table:show-details="true"/>
                <table:data-pilot-member table:name="55651" table:display="true" table:show-details="true"/>
                <table:data-pilot-member table:name="55668" table:display="true" table:show-details="true"/>
                <table:data-pilot-member table:name="55690" table:display="true" table:show-details="true"/>
                <table:data-pilot-member table:name="55697" table:display="true" table:show-details="true"/>
                <table:data-pilot-member table:name="55701" table:display="true" table:show-details="true"/>
                <table:data-pilot-member table:name="55713" table:display="true" table:show-details="true"/>
                <table:data-pilot-member table:name="55719" table:display="true" table:show-details="true"/>
                <table:data-pilot-member table:name="55726" table:display="true" table:show-details="true"/>
                <table:data-pilot-member table:name="55735" table:display="true" table:show-details="true"/>
                <table:data-pilot-member table:name="55746" table:display="true" table:show-details="true"/>
                <table:data-pilot-member table:name="55764" table:display="true" table:show-details="true"/>
                <table:data-pilot-member table:name="55768" table:display="true" table:show-details="true"/>
                <table:data-pilot-member table:name="55773" table:display="true" table:show-details="true"/>
                <table:data-pilot-member table:name="55789" table:display="true" table:show-details="true"/>
                <table:data-pilot-member table:name="55798" table:display="true" table:show-details="true"/>
                <table:data-pilot-member table:name="55805" table:display="true" table:show-details="true"/>
                <table:data-pilot-member table:name="55813" table:display="true" table:show-details="true"/>
                <table:data-pilot-member table:name="55820" table:display="true" table:show-details="true"/>
                <table:data-pilot-member table:name="55831" table:display="true" table:show-details="true"/>
                <table:data-pilot-member table:name="55839" table:display="true" table:show-details="true"/>
                <table:data-pilot-member table:name="55840" table:display="true" table:show-details="true"/>
                <table:data-pilot-member table:name="55849" table:display="true" table:show-details="true"/>
                <table:data-pilot-member table:name="55856" table:display="true" table:show-details="true"/>
                <table:data-pilot-member table:name="55858" table:display="true" table:show-details="true"/>
                <table:data-pilot-member table:name="55865" table:display="true" table:show-details="true"/>
                <table:data-pilot-member table:name="55867" table:display="true" table:show-details="true"/>
                <table:data-pilot-member table:name="55899" table:display="true" table:show-details="true"/>
                <table:data-pilot-member table:name="55906" table:display="true" table:show-details="true"/>
                <table:data-pilot-member table:name="55909" table:display="true" table:show-details="true"/>
                <table:data-pilot-member table:name="55919" table:display="true" table:show-details="true"/>
                <table:data-pilot-member table:name="55924" table:display="true" table:show-details="true"/>
                <table:data-pilot-member table:name="55925" table:display="true" table:show-details="true"/>
                <table:data-pilot-member table:name="55936" table:display="true" table:show-details="true"/>
                <table:data-pilot-member table:name="55953" table:display="true" table:show-details="true"/>
                <table:data-pilot-member table:name="55966" table:display="true" table:show-details="true"/>
                <table:data-pilot-member table:name="56011" table:display="true" table:show-details="true"/>
                <table:data-pilot-member table:name="56015" table:display="true" table:show-details="true"/>
                <table:data-pilot-member table:name="56030" table:display="true" table:show-details="true"/>
                <table:data-pilot-member table:name="56042" table:display="true" table:show-details="true"/>
                <table:data-pilot-member table:name="56047" table:display="true" table:show-details="true"/>
                <table:data-pilot-member table:name="56048" table:display="true" table:show-details="true"/>
                <table:data-pilot-member table:name="56057" table:display="true" table:show-details="true"/>
                <table:data-pilot-member table:name="56073" table:display="true" table:show-details="true"/>
                <table:data-pilot-member table:name="56074" table:display="true" table:show-details="true"/>
                <table:data-pilot-member table:name="56083" table:display="true" table:show-details="true"/>
                <table:data-pilot-member table:name="56090" table:display="true" table:show-details="true"/>
                <table:data-pilot-member table:name="56096" table:display="true" table:show-details="true"/>
                <table:data-pilot-member table:name="56101" table:display="true" table:show-details="true"/>
                <table:data-pilot-member table:name="56107" table:display="true" table:show-details="true"/>
                <table:data-pilot-member table:name="56112" table:display="true" table:show-details="true"/>
                <table:data-pilot-member table:name="56115" table:display="true" table:show-details="true"/>
                <table:data-pilot-member table:name="56142" table:display="true" table:show-details="true"/>
                <table:data-pilot-member table:name="56154" table:display="true" table:show-details="true"/>
                <table:data-pilot-member table:name="56168" table:display="true" table:show-details="true"/>
                <table:data-pilot-member table:name="56178" table:display="true" table:show-details="true"/>
                <table:data-pilot-member table:name="56179" table:display="true" table:show-details="true"/>
                <table:data-pilot-member table:name="56192" table:display="true" table:show-details="true"/>
                <table:data-pilot-member table:name="56200" table:display="true" table:show-details="true"/>
                <table:data-pilot-member table:name="56209" table:display="true" table:show-details="true"/>
                <table:data-pilot-member table:name="56222" table:display="true" table:show-details="true"/>
                <table:data-pilot-member table:name="56224" table:display="true" table:show-details="true"/>
                <table:data-pilot-member table:name="56227" table:display="true" table:show-details="true"/>
                <table:data-pilot-member table:name="56234" table:display="true" table:show-details="true"/>
                <table:data-pilot-member table:name="56242" table:display="true" table:show-details="true"/>
                <table:data-pilot-member table:name="56244" table:display="true" table:show-details="true"/>
                <table:data-pilot-member table:name="56255" table:display="true" table:show-details="true"/>
                <table:data-pilot-member table:name="56273" table:display="true" table:show-details="true"/>
                <table:data-pilot-member table:name="56289" table:display="true" table:show-details="true"/>
                <table:data-pilot-member table:name="56290" table:display="true" table:show-details="true"/>
                <table:data-pilot-member table:name="56295" table:display="true" table:show-details="true"/>
                <table:data-pilot-member table:name="56300" table:display="true" table:show-details="true"/>
                <table:data-pilot-member table:name="56307" table:display="true" table:show-details="true"/>
                <table:data-pilot-member table:name="56318" table:display="true" table:show-details="true"/>
                <table:data-pilot-member table:name="56328" table:display="true" table:show-details="true"/>
                <table:data-pilot-member table:name="56342" table:display="true" table:show-details="true"/>
                <table:data-pilot-member table:name="56347" table:display="true" table:show-details="true"/>
                <table:data-pilot-member table:name="56350" table:display="true" table:show-details="true"/>
                <table:data-pilot-member table:name="56363" table:display="true" table:show-details="true"/>
                <table:data-pilot-member table:name="56377" table:display="true" table:show-details="true"/>
                <table:data-pilot-member table:name="56382" table:display="true" table:show-details="true"/>
                <table:data-pilot-member table:name="56403" table:display="true" table:show-details="true"/>
                <table:data-pilot-member table:name="56412" table:display="true" table:show-details="true"/>
                <table:data-pilot-member table:name="56443" table:display="true" table:show-details="true"/>
                <table:data-pilot-member table:name="56466" table:display="true" table:show-details="true"/>
                <table:data-pilot-member table:name="56483" table:display="true" table:show-details="true"/>
                <table:data-pilot-member table:name="56503" table:display="true" table:show-details="true"/>
                <table:data-pilot-member table:name="56507" table:display="true" table:show-details="true"/>
                <table:data-pilot-member table:name="56520" table:display="true" table:show-details="true"/>
                <table:data-pilot-member table:name="56540" table:display="true" table:show-details="true"/>
                <table:data-pilot-member table:name="56559" table:display="true" table:show-details="true"/>
                <table:data-pilot-member table:name="56568" table:display="true" table:show-details="true"/>
                <table:data-pilot-member table:name="56585" table:display="true" table:show-details="true"/>
                <table:data-pilot-member table:name="56590" table:display="true" table:show-details="true"/>
                <table:data-pilot-member table:name="56621" table:display="true" table:show-details="true"/>
                <table:data-pilot-member table:name="56622" table:display="true" table:show-details="true"/>
                <table:data-pilot-member table:name="56635" table:display="true" table:show-details="true"/>
                <table:data-pilot-member table:name="56638" table:display="true" table:show-details="true"/>
                <table:data-pilot-member table:name="56686" table:display="true" table:show-details="true"/>
                <table:data-pilot-member table:name="56691" table:display="true" table:show-details="true"/>
                <table:data-pilot-member table:name="56710" table:display="true" table:show-details="true"/>
                <table:data-pilot-member table:name="56711" table:display="true" table:show-details="true"/>
                <table:data-pilot-member table:name="56717" table:display="true" table:show-details="true"/>
                <table:data-pilot-member table:name="56719" table:display="true" table:show-details="true"/>
                <table:data-pilot-member table:name="56721" table:display="true" table:show-details="true"/>
                <table:data-pilot-member table:name="56722" table:display="true" table:show-details="true"/>
                <table:data-pilot-member table:name="56744" table:display="true" table:show-details="true"/>
                <table:data-pilot-member table:name="56751" table:display="true" table:show-details="true"/>
                <table:data-pilot-member table:name="56752" table:display="true" table:show-details="true"/>
                <table:data-pilot-member table:name="56757" table:display="true" table:show-details="true"/>
                <table:data-pilot-member table:name="56768" table:display="true" table:show-details="true"/>
                <table:data-pilot-member table:name="56777" table:display="true" table:show-details="true"/>
                <table:data-pilot-member table:name="56778" table:display="true" table:show-details="true"/>
                <table:data-pilot-member table:name="56787" table:display="true" table:show-details="true"/>
                <table:data-pilot-member table:name="56831" table:display="true" table:show-details="true"/>
                <table:data-pilot-member table:name="56834" table:display="true" table:show-details="true"/>
                <table:data-pilot-member table:name="56838" table:display="true" table:show-details="true"/>
                <table:data-pilot-member table:name="56839" table:display="true" table:show-details="true"/>
                <table:data-pilot-member table:name="56845" table:display="true" table:show-details="true"/>
                <table:data-pilot-member table:name="56846" table:display="true" table:show-details="true"/>
                <table:data-pilot-member table:name="56851" table:display="true" table:show-details="true"/>
                <table:data-pilot-member table:name="56860" table:display="true" table:show-details="true"/>
                <table:data-pilot-member table:name="56865" table:display="true" table:show-details="true"/>
                <table:data-pilot-member table:name="56866" table:display="true" table:show-details="true"/>
                <table:data-pilot-member table:name="56871" table:display="true" table:show-details="true"/>
                <table:data-pilot-member table:name="56877" table:display="true" table:show-details="true"/>
                <table:data-pilot-member table:name="56878" table:display="true" table:show-details="true"/>
                <table:data-pilot-member table:name="56879" table:display="true" table:show-details="true"/>
                <table:data-pilot-member table:name="56881" table:display="true" table:show-details="true"/>
                <table:data-pilot-member table:name="56883" table:display="true" table:show-details="true"/>
                <table:data-pilot-member table:name="56885" table:display="true" table:show-details="true"/>
                <table:data-pilot-member table:name="56888" table:display="true" table:show-details="true"/>
                <table:data-pilot-member table:name="56893" table:display="true" table:show-details="true"/>
                <table:data-pilot-member table:name="56898" table:display="true" table:show-details="true"/>
                <table:data-pilot-member table:name="56923" table:display="true" table:show-details="true"/>
                <table:data-pilot-member table:name="56927" table:display="true" table:show-details="true"/>
                <table:data-pilot-member table:name="56931" table:display="true" table:show-details="true"/>
                <table:data-pilot-member table:name="56936" table:display="true" table:show-details="true"/>
                <table:data-pilot-member table:name="56937" table:display="true" table:show-details="true"/>
                <table:data-pilot-member table:name="56938" table:display="true" table:show-details="true"/>
                <table:data-pilot-member table:name="56940" table:display="true" table:show-details="true"/>
                <table:data-pilot-member table:name="56948" table:display="true" table:show-details="true"/>
                <table:data-pilot-member table:name="56972" table:display="true" table:show-details="true"/>
                <table:data-pilot-member table:name="56988" table:display="true" table:show-details="true"/>
                <table:data-pilot-member table:name="56990" table:display="true" table:show-details="true"/>
                <table:data-pilot-member table:name="56991" table:display="true" table:show-details="true"/>
                <table:data-pilot-member table:name="56992" table:display="true" table:show-details="true"/>
                <table:data-pilot-member table:name="56996" table:display="true" table:show-details="true"/>
                <table:data-pilot-member table:name="56999" table:display="true" table:show-details="true"/>
                <table:data-pilot-member table:name="57053" table:display="true" table:show-details="true"/>
                <table:data-pilot-member table:name="57054" table:display="true" table:show-details="true"/>
                <table:data-pilot-member table:name="57075" table:display="true" table:show-details="true"/>
                <table:data-pilot-member table:name="57083" table:display="true" table:show-details="true"/>
                <table:data-pilot-member table:name="57092" table:display="true" table:show-details="true"/>
                <table:data-pilot-member table:name="57111" table:display="true" table:show-details="true"/>
                <table:data-pilot-member table:name="57126" table:display="true" table:show-details="true"/>
                <table:data-pilot-member table:name="57130" table:display="true" table:show-details="true"/>
                <table:data-pilot-member table:name="57137" table:display="true" table:show-details="true"/>
                <table:data-pilot-member table:name="57145" table:display="true" table:show-details="true"/>
                <table:data-pilot-member table:name="57155" table:display="true" table:show-details="true"/>
                <table:data-pilot-member table:name="57156" table:display="true" table:show-details="true"/>
                <table:data-pilot-member table:name="57161" table:display="true" table:show-details="true"/>
                <table:data-pilot-member table:name="57175" table:display="true" table:show-details="true"/>
                <table:data-pilot-member table:name="57176" table:display="true" table:show-details="true"/>
                <table:data-pilot-member table:name="57181" table:display="true" table:show-details="true"/>
                <table:data-pilot-member table:name="57199" table:display="true" table:show-details="true"/>
                <table:data-pilot-member table:name="57202" table:display="true" table:show-details="true"/>
                <table:data-pilot-member table:name="57209" table:display="true" table:show-details="true"/>
                <table:data-pilot-member table:name="57214" table:display="true" table:show-details="true"/>
                <table:data-pilot-member table:name="57219" table:display="true" table:show-details="true"/>
                <table:data-pilot-member table:name="57228" table:display="true" table:show-details="true"/>
                <table:data-pilot-member table:name="57231" table:display="true" table:show-details="true"/>
                <table:data-pilot-member table:name="57240" table:display="true" table:show-details="true"/>
                <table:data-pilot-member table:name="57244" table:display="true" table:show-details="true"/>
                <table:data-pilot-member table:name="57252" table:display="true" table:show-details="true"/>
                <table:data-pilot-member table:name="57257" table:display="true" table:show-details="true"/>
                <table:data-pilot-member table:name="57266" table:display="true" table:show-details="true"/>
                <table:data-pilot-member table:name="57270" table:display="true" table:show-details="true"/>
                <table:data-pilot-member table:name="57287" table:display="true" table:show-details="true"/>
                <table:data-pilot-member table:name="57299" table:display="true" table:show-details="true"/>
                <table:data-pilot-member table:name="57301" table:display="true" table:show-details="true"/>
                <table:data-pilot-member table:name="57317" table:display="true" table:show-details="true"/>
                <table:data-pilot-member table:name="57322" table:display="true" table:show-details="true"/>
                <table:data-pilot-member table:name="57325" table:display="true" table:show-details="true"/>
                <table:data-pilot-member table:name="57329" table:display="true" table:show-details="true"/>
                <table:data-pilot-member table:name="57346" table:display="true" table:show-details="true"/>
                <table:data-pilot-member table:name="57350" table:display="true" table:show-details="true"/>
                <table:data-pilot-member table:name="57352" table:display="true" table:show-details="true"/>
                <table:data-pilot-member table:name="57355" table:display="true" table:show-details="true"/>
                <table:data-pilot-member table:name="57356" table:display="true" table:show-details="true"/>
                <table:data-pilot-member table:name="57379" table:display="true" table:show-details="true"/>
                <table:data-pilot-member table:name="57389" table:display="true" table:show-details="true"/>
                <table:data-pilot-member table:name="57392" table:display="true" table:show-details="true"/>
                <table:data-pilot-member table:name="57419" table:display="true" table:show-details="true"/>
                <table:data-pilot-member table:name="57423" table:display="true" table:show-details="true"/>
                <table:data-pilot-member table:name="57451" table:display="true" table:show-details="true"/>
                <table:data-pilot-member table:name="57457" table:display="true" table:show-details="true"/>
                <table:data-pilot-member table:name="57467" table:display="true" table:show-details="true"/>
                <table:data-pilot-member table:name="57471" table:display="true" table:show-details="true"/>
                <table:data-pilot-member table:name="57478" table:display="true" table:show-details="true"/>
                <table:data-pilot-member table:name="57483" table:display="true" table:show-details="true"/>
                <table:data-pilot-member table:name="57491" table:display="true" table:show-details="true"/>
                <table:data-pilot-member table:name="57498" table:display="true" table:show-details="true"/>
                <table:data-pilot-member table:name="57510" table:display="true" table:show-details="true"/>
                <table:data-pilot-member table:name="57516" table:display="true" table:show-details="true"/>
                <table:data-pilot-member table:name="57523" table:display="true" table:show-details="true"/>
                <table:data-pilot-member table:name="57559" table:display="true" table:show-details="true"/>
                <table:data-pilot-member table:name="57562" table:display="true" table:show-details="true"/>
                <table:data-pilot-member table:name="57567" table:display="true" table:show-details="true"/>
                <table:data-pilot-member table:name="57581" table:display="true" table:show-details="true"/>
                <table:data-pilot-member table:name="57588" table:display="true" table:show-details="true"/>
                <table:data-pilot-member table:name="57590" table:display="true" table:show-details="true"/>
                <table:data-pilot-member table:name="57598" table:display="true" table:show-details="true"/>
                <table:data-pilot-member table:name="57606" table:display="true" table:show-details="true"/>
                <table:data-pilot-member table:name="57611" table:display="true" table:show-details="true"/>
                <table:data-pilot-member table:name="57624" table:display="true" table:show-details="true"/>
                <table:data-pilot-member table:name="57631" table:display="true" table:show-details="true"/>
                <table:data-pilot-member table:name="57637" table:display="true" table:show-details="true"/>
                <table:data-pilot-member table:name="57645" table:display="true" table:show-details="true"/>
                <table:data-pilot-member table:name="57666" table:display="true" table:show-details="true"/>
                <table:data-pilot-member table:name="57680" table:display="true" table:show-details="true"/>
                <table:data-pilot-member table:name="57684" table:display="true" table:show-details="true"/>
                <table:data-pilot-member table:name="57708" table:display="true" table:show-details="true"/>
                <table:data-pilot-member table:name="57710" table:display="true" table:show-details="true"/>
                <table:data-pilot-member table:name="57713" table:display="true" table:show-details="true"/>
                <table:data-pilot-member table:name="57718" table:display="true" table:show-details="true"/>
                <table:data-pilot-member table:name="57721" table:display="true" table:show-details="true"/>
                <table:data-pilot-member table:name="57729" table:display="true" table:show-details="true"/>
                <table:data-pilot-member table:name="57734" table:display="true" table:show-details="true"/>
                <table:data-pilot-member table:name="57739" table:display="true" table:show-details="true"/>
                <table:data-pilot-member table:name="57740" table:display="true" table:show-details="true"/>
                <table:data-pilot-member table:name="57743" table:display="true" table:show-details="true"/>
                <table:data-pilot-member table:name="57745" table:display="true" table:show-details="true"/>
                <table:data-pilot-member table:name="57748" table:display="true" table:show-details="true"/>
                <table:data-pilot-member table:name="57768" table:display="true" table:show-details="true"/>
                <table:data-pilot-member table:name="57773" table:display="true" table:show-details="true"/>
                <table:data-pilot-member table:name="57782" table:display="true" table:show-details="true"/>
                <table:data-pilot-member table:name="57784" table:display="true" table:show-details="true"/>
                <table:data-pilot-member table:name="57785" table:display="true" table:show-details="true"/>
                <table:data-pilot-member table:name="57787" table:display="true" table:show-details="true"/>
                <table:data-pilot-member table:name="57807" table:display="true" table:show-details="true"/>
                <table:data-pilot-member table:name="57809" table:display="true" table:show-details="true"/>
                <table:data-pilot-member table:name="57818" table:display="true" table:show-details="true"/>
                <table:data-pilot-member table:name="57820" table:display="true" table:show-details="true"/>
                <table:data-pilot-member table:name="57834" table:display="true" table:show-details="true"/>
                <table:data-pilot-member table:name="57837" table:display="true" table:show-details="true"/>
                <table:data-pilot-member table:name="57877" table:display="true" table:show-details="true"/>
                <table:data-pilot-member table:name="57878" table:display="true" table:show-details="true"/>
                <table:data-pilot-member table:name="57886" table:display="true" table:show-details="true"/>
                <table:data-pilot-member table:name="57905" table:display="true" table:show-details="true"/>
                <table:data-pilot-member table:name="57906" table:display="true" table:show-details="true"/>
                <table:data-pilot-member table:name="57921" table:display="true" table:show-details="true"/>
                <table:data-pilot-member table:name="57925" table:display="true" table:show-details="true"/>
                <table:data-pilot-member table:name="57936" table:display="true" table:show-details="true"/>
                <table:data-pilot-member table:name="57937" table:display="true" table:show-details="true"/>
                <table:data-pilot-member table:name="57939" table:display="true" table:show-details="true"/>
                <table:data-pilot-member table:name="57951" table:display="true" table:show-details="true"/>
                <table:data-pilot-member table:name="57958" table:display="true" table:show-details="true"/>
                <table:data-pilot-member table:name="57971" table:display="true" table:show-details="true"/>
                <table:data-pilot-member table:name="57990" table:display="true" table:show-details="true"/>
                <table:data-pilot-member table:name="58002" table:display="true" table:show-details="true"/>
                <table:data-pilot-member table:name="58003" table:display="true" table:show-details="true"/>
                <table:data-pilot-member table:name="58019" table:display="true" table:show-details="true"/>
                <table:data-pilot-member table:name="58029" table:display="true" table:show-details="true"/>
                <table:data-pilot-member table:name="58035" table:display="true" table:show-details="true"/>
                <table:data-pilot-member table:name="58045" table:display="true" table:show-details="true"/>
                <table:data-pilot-member table:name="58046" table:display="true" table:show-details="true"/>
                <table:data-pilot-member table:name="58050" table:display="true" table:show-details="true"/>
                <table:data-pilot-member table:name="58055" table:display="true" table:show-details="true"/>
                <table:data-pilot-member table:name="58059" table:display="true" table:show-details="true"/>
                <table:data-pilot-member table:name="58083" table:display="true" table:show-details="true"/>
                <table:data-pilot-member table:name="58091" table:display="true" table:show-details="true"/>
                <table:data-pilot-member table:name="58106" table:display="true" table:show-details="true"/>
                <table:data-pilot-member table:name="58115" table:display="true" table:show-details="true"/>
                <table:data-pilot-member table:name="58120" table:display="true" table:show-details="true"/>
                <table:data-pilot-member table:name="58125" table:display="true" table:show-details="true"/>
                <table:data-pilot-member table:name="58139" table:display="true" table:show-details="true"/>
                <table:data-pilot-member table:name="58144" table:display="true" table:show-details="true"/>
                <table:data-pilot-member table:name="58147" table:display="true" table:show-details="true"/>
                <table:data-pilot-member table:name="58148" table:display="true" table:show-details="true"/>
                <table:data-pilot-member table:name="58183" table:display="true" table:show-details="true"/>
                <table:data-pilot-member table:name="58186" table:display="true" table:show-details="true"/>
                <table:data-pilot-member table:name="58190" table:display="true" table:show-details="true"/>
                <table:data-pilot-member table:name="58192" table:display="true" table:show-details="true"/>
                <table:data-pilot-member table:name="58209" table:display="true" table:show-details="true"/>
                <table:data-pilot-member table:name="58213" table:display="true" table:show-details="true"/>
                <table:data-pilot-member table:name="58217" table:display="true" table:show-details="true"/>
                <table:data-pilot-member table:name="58221" table:display="true" table:show-details="true"/>
                <table:data-pilot-member table:name="58222" table:display="true" table:show-details="true"/>
                <table:data-pilot-member table:name="58224" table:display="true" table:show-details="true"/>
                <table:data-pilot-member table:name="58225" table:display="true" table:show-details="true"/>
                <table:data-pilot-member table:name="58227" table:display="true" table:show-details="true"/>
                <table:data-pilot-member table:name="58229" table:display="true" table:show-details="true"/>
                <table:data-pilot-member table:name="58249" table:display="true" table:show-details="true"/>
                <table:data-pilot-member table:name="58251" table:display="true" table:show-details="true"/>
                <table:data-pilot-member table:name="58256" table:display="true" table:show-details="true"/>
                <table:data-pilot-member table:name="58258" table:display="true" table:show-details="true"/>
                <table:data-pilot-member table:name="58260" table:display="true" table:show-details="true"/>
                <table:data-pilot-member table:name="58265" table:display="true" table:show-details="true"/>
                <table:data-pilot-member table:name="58271" table:display="true" table:show-details="true"/>
                <table:data-pilot-member table:name="58298" table:display="true" table:show-details="true"/>
                <table:data-pilot-member table:name="58315" table:display="true" table:show-details="true"/>
                <table:data-pilot-member table:name="58324" table:display="true" table:show-details="true"/>
                <table:data-pilot-member table:name="58326" table:display="true" table:show-details="true"/>
                <table:data-pilot-member table:name="58334" table:display="true" table:show-details="true"/>
                <table:data-pilot-member table:name="58335" table:display="true" table:show-details="true"/>
                <table:data-pilot-member table:name="58354" table:display="true" table:show-details="true"/>
                <table:data-pilot-member table:name="58368" table:display="true" table:show-details="true"/>
                <table:data-pilot-member table:name="58373" table:display="true" table:show-details="true"/>
                <table:data-pilot-member table:name="58376" table:display="true" table:show-details="true"/>
                <table:data-pilot-member table:name="58391" table:display="true" table:show-details="true"/>
                <table:data-pilot-member table:name="58401" table:display="true" table:show-details="true"/>
                <table:data-pilot-member table:name="58405" table:display="true" table:show-details="true"/>
                <table:data-pilot-member table:name="58407" table:display="true" table:show-details="true"/>
                <table:data-pilot-member table:name="58413" table:display="true" table:show-details="true"/>
                <table:data-pilot-member table:name="58419" table:display="true" table:show-details="true"/>
                <table:data-pilot-member table:name="58420" table:display="true" table:show-details="true"/>
                <table:data-pilot-member table:name="58434" table:display="true" table:show-details="true"/>
                <table:data-pilot-member table:name="58469" table:display="true" table:show-details="true"/>
                <table:data-pilot-member table:name="58470" table:display="true" table:show-details="true"/>
                <table:data-pilot-member table:name="58480" table:display="true" table:show-details="true"/>
                <table:data-pilot-member table:name="58490" table:display="true" table:show-details="true"/>
                <table:data-pilot-member table:name="58508" table:display="true" table:show-details="true"/>
                <table:data-pilot-member table:name="58533" table:display="true" table:show-details="true"/>
                <table:data-pilot-member table:name="58535" table:display="true" table:show-details="true"/>
                <table:data-pilot-member table:name="58546" table:display="true" table:show-details="true"/>
                <table:data-pilot-member table:name="58548" table:display="true" table:show-details="true"/>
                <table:data-pilot-member table:name="58551" table:display="true" table:show-details="true"/>
                <table:data-pilot-member table:name="58571" table:display="true" table:show-details="true"/>
                <table:data-pilot-member table:name="58584" table:display="true" table:show-details="true"/>
                <table:data-pilot-member table:name="58585" table:display="true" table:show-details="true"/>
                <table:data-pilot-member table:name="58589" table:display="true" table:show-details="true"/>
                <table:data-pilot-member table:name="58590" table:display="true" table:show-details="true"/>
                <table:data-pilot-member table:name="58618" table:display="true" table:show-details="true"/>
                <table:data-pilot-member table:name="58628" table:display="true" table:show-details="true"/>
                <table:data-pilot-member table:name="58647" table:display="true" table:show-details="true"/>
                <table:data-pilot-member table:name="58654" table:display="true" table:show-details="true"/>
                <table:data-pilot-member table:name="58661" table:display="true" table:show-details="true"/>
                <table:data-pilot-member table:name="58673" table:display="true" table:show-details="true"/>
                <table:data-pilot-member table:name="58680" table:display="true" table:show-details="true"/>
                <table:data-pilot-member table:name="58688" table:display="true" table:show-details="true"/>
                <table:data-pilot-member table:name="58693" table:display="true" table:show-details="true"/>
                <table:data-pilot-member table:name="58695" table:display="true" table:show-details="true"/>
                <table:data-pilot-member table:name="58698" table:display="true" table:show-details="true"/>
                <table:data-pilot-member table:name="58699" table:display="true" table:show-details="true"/>
                <table:data-pilot-member table:name="58714" table:display="true" table:show-details="true"/>
                <table:data-pilot-member table:name="58717" table:display="true" table:show-details="true"/>
                <table:data-pilot-member table:name="58734" table:display="true" table:show-details="true"/>
                <table:data-pilot-member table:name="58748" table:display="true" table:show-details="true"/>
                <table:data-pilot-member table:name="58753" table:display="true" table:show-details="true"/>
                <table:data-pilot-member table:name="58758" table:display="true" table:show-details="true"/>
                <table:data-pilot-member table:name="58761" table:display="true" table:show-details="true"/>
                <table:data-pilot-member table:name="58763" table:display="true" table:show-details="true"/>
                <table:data-pilot-member table:name="58771" table:display="true" table:show-details="true"/>
                <table:data-pilot-member table:name="58796" table:display="true" table:show-details="true"/>
                <table:data-pilot-member table:name="58797" table:display="true" table:show-details="true"/>
                <table:data-pilot-member table:name="58810" table:display="true" table:show-details="true"/>
                <table:data-pilot-member table:name="58824" table:display="true" table:show-details="true"/>
                <table:data-pilot-member table:name="58826" table:display="true" table:show-details="true"/>
                <table:data-pilot-member table:name="58845" table:display="true" table:show-details="true"/>
                <table:data-pilot-member table:name="58862" table:display="true" table:show-details="true"/>
                <table:data-pilot-member table:name="58864" table:display="true" table:show-details="true"/>
                <table:data-pilot-member table:name="58929" table:display="true" table:show-details="true"/>
                <table:data-pilot-member table:name="58937" table:display="true" table:show-details="true"/>
                <table:data-pilot-member table:name="58947" table:display="true" table:show-details="true"/>
                <table:data-pilot-member table:name="58966" table:display="true" table:show-details="true"/>
                <table:data-pilot-member table:name="58982" table:display="true" table:show-details="true"/>
                <table:data-pilot-member table:name="58984" table:display="true" table:show-details="true"/>
                <table:data-pilot-member table:name="58990" table:display="true" table:show-details="true"/>
                <table:data-pilot-member table:name="58993" table:display="true" table:show-details="true"/>
                <table:data-pilot-member table:name="58995" table:display="true" table:show-details="true"/>
                <table:data-pilot-member table:name="59001" table:display="true" table:show-details="true"/>
                <table:data-pilot-member table:name="59007" table:display="true" table:show-details="true"/>
                <table:data-pilot-member table:name="59031" table:display="true" table:show-details="true"/>
                <table:data-pilot-member table:name="59038" table:display="true" table:show-details="true"/>
                <table:data-pilot-member table:name="59043" table:display="true" table:show-details="true"/>
                <table:data-pilot-member table:name="59047" table:display="true" table:show-details="true"/>
                <table:data-pilot-member table:name="59050" table:display="true" table:show-details="true"/>
                <table:data-pilot-member table:name="59052" table:display="true" table:show-details="true"/>
                <table:data-pilot-member table:name="59056" table:display="true" table:show-details="true"/>
                <table:data-pilot-member table:name="59062" table:display="true" table:show-details="true"/>
                <table:data-pilot-member table:name="59068" table:display="true" table:show-details="true"/>
                <table:data-pilot-member table:name="59069" table:display="true" table:show-details="true"/>
                <table:data-pilot-member table:name="59075" table:display="true" table:show-details="true"/>
                <table:data-pilot-member table:name="59081" table:display="true" table:show-details="true"/>
                <table:data-pilot-member table:name="59087" table:display="true" table:show-details="true"/>
                <table:data-pilot-member table:name="59089" table:display="true" table:show-details="true"/>
                <table:data-pilot-member table:name="59101" table:display="true" table:show-details="true"/>
                <table:data-pilot-member table:name="59103" table:display="true" table:show-details="true"/>
                <table:data-pilot-member table:name="59113" table:display="true" table:show-details="true"/>
                <table:data-pilot-member table:name="59118" table:display="true" table:show-details="true"/>
                <table:data-pilot-member table:name="59128" table:display="true" table:show-details="true"/>
                <table:data-pilot-member table:name="59130" table:display="true" table:show-details="true"/>
                <table:data-pilot-member table:name="59137" table:display="true" table:show-details="true"/>
                <table:data-pilot-member table:name="59145" table:display="true" table:show-details="true"/>
                <table:data-pilot-member table:name="59161" table:display="true" table:show-details="true"/>
                <table:data-pilot-member table:name="59170" table:display="true" table:show-details="true"/>
                <table:data-pilot-member table:name="59176" table:display="true" table:show-details="true"/>
                <table:data-pilot-member table:name="59182" table:display="true" table:show-details="true"/>
                <table:data-pilot-member table:name="59190" table:display="true" table:show-details="true"/>
                <table:data-pilot-member table:name="59204" table:display="true" table:show-details="true"/>
                <table:data-pilot-member table:name="59232" table:display="true" table:show-details="true"/>
                <table:data-pilot-member table:name="59248" table:display="true" table:show-details="true"/>
                <table:data-pilot-member table:name="59266" table:display="true" table:show-details="true"/>
                <table:data-pilot-member table:name="59273" table:display="true" table:show-details="true"/>
                <table:data-pilot-member table:name="59277" table:display="true" table:show-details="true"/>
                <table:data-pilot-member table:name="59300" table:display="true" table:show-details="true"/>
                <table:data-pilot-member table:name="59318" table:display="true" table:show-details="true"/>
                <table:data-pilot-member table:name="59323" table:display="true" table:show-details="true"/>
                <table:data-pilot-member table:name="59325" table:display="true" table:show-details="true"/>
                <table:data-pilot-member table:name="59327" table:display="true" table:show-details="true"/>
                <table:data-pilot-member table:name="59336" table:display="true" table:show-details="true"/>
                <table:data-pilot-member table:name="59338" table:display="true" table:show-details="true"/>
                <table:data-pilot-member table:name="59348" table:display="true" table:show-details="true"/>
                <table:data-pilot-member table:name="59364" table:display="true" table:show-details="true"/>
                <table:data-pilot-member table:name="59366" table:display="true" table:show-details="true"/>
                <table:data-pilot-member table:name="59368" table:display="true" table:show-details="true"/>
                <table:data-pilot-member table:name="59371" table:display="true" table:show-details="true"/>
                <table:data-pilot-member table:name="59382" table:display="true" table:show-details="true"/>
                <table:data-pilot-member table:name="59400" table:display="true" table:show-details="true"/>
                <table:data-pilot-member table:name="59402" table:display="true" table:show-details="true"/>
                <table:data-pilot-member table:name="59418" table:display="true" table:show-details="true"/>
                <table:data-pilot-member table:name="59426" table:display="true" table:show-details="true"/>
                <table:data-pilot-member table:name="59427" table:display="true" table:show-details="true"/>
                <table:data-pilot-member table:name="59431" table:display="true" table:show-details="true"/>
                <table:data-pilot-member table:name="59434" table:display="true" table:show-details="true"/>
                <table:data-pilot-member table:name="59441" table:display="true" table:show-details="true"/>
                <table:data-pilot-member table:name="59446" table:display="true" table:show-details="true"/>
                <table:data-pilot-member table:name="59452" table:display="true" table:show-details="true"/>
                <table:data-pilot-member table:name="59469" table:display="true" table:show-details="true"/>
                <table:data-pilot-member table:name="59471" table:display="true" table:show-details="true"/>
                <table:data-pilot-member table:name="59483" table:display="true" table:show-details="true"/>
                <table:data-pilot-member table:name="59494" table:display="true" table:show-details="true"/>
                <table:data-pilot-member table:name="59497" table:display="true" table:show-details="true"/>
                <table:data-pilot-member table:name="59499" table:display="true" table:show-details="true"/>
                <table:data-pilot-member table:name="59536" table:display="true" table:show-details="true"/>
                <table:data-pilot-member table:name="59539" table:display="true" table:show-details="true"/>
                <table:data-pilot-member table:name="59545" table:display="true" table:show-details="true"/>
                <table:data-pilot-member table:name="59568" table:display="true" table:show-details="true"/>
                <table:data-pilot-member table:name="59570" table:display="true" table:show-details="true"/>
                <table:data-pilot-member table:name="59571" table:display="true" table:show-details="true"/>
                <table:data-pilot-member table:name="59589" table:display="true" table:show-details="true"/>
                <table:data-pilot-member table:name="59598" table:display="true" table:show-details="true"/>
                <table:data-pilot-member table:name="59610" table:display="true" table:show-details="true"/>
                <table:data-pilot-member table:name="59625" table:display="true" table:show-details="true"/>
                <table:data-pilot-member table:name="59627" table:display="true" table:show-details="true"/>
                <table:data-pilot-member table:name="59650" table:display="true" table:show-details="true"/>
                <table:data-pilot-member table:name="59653" table:display="true" table:show-details="true"/>
                <table:data-pilot-member table:name="59657" table:display="true" table:show-details="true"/>
                <table:data-pilot-member table:name="59668" table:display="true" table:show-details="true"/>
                <table:data-pilot-member table:name="59673" table:display="true" table:show-details="true"/>
                <table:data-pilot-member table:name="59674" table:display="true" table:show-details="true"/>
                <table:data-pilot-member table:name="59696" table:display="true" table:show-details="true"/>
                <table:data-pilot-member table:name="59712" table:display="true" table:show-details="true"/>
                <table:data-pilot-member table:name="59720" table:display="true" table:show-details="true"/>
                <table:data-pilot-member table:name="59726" table:display="true" table:show-details="true"/>
                <table:data-pilot-member table:name="59739" table:display="true" table:show-details="true"/>
                <table:data-pilot-member table:name="59752" table:display="true" table:show-details="true"/>
                <table:data-pilot-member table:name="59754" table:display="true" table:show-details="true"/>
                <table:data-pilot-member table:name="59761" table:display="true" table:show-details="true"/>
                <table:data-pilot-member table:name="59764" table:display="true" table:show-details="true"/>
                <table:data-pilot-member table:name="59765" table:display="true" table:show-details="true"/>
                <table:data-pilot-member table:name="59778" table:display="true" table:show-details="true"/>
                <table:data-pilot-member table:name="59783" table:display="true" table:show-details="true"/>
                <table:data-pilot-member table:name="59792" table:display="true" table:show-details="true"/>
                <table:data-pilot-member table:name="59806" table:display="true" table:show-details="true"/>
                <table:data-pilot-member table:name="59821" table:display="true" table:show-details="true"/>
                <table:data-pilot-member table:name="59827" table:display="true" table:show-details="true"/>
                <table:data-pilot-member table:name="59830" table:display="true" table:show-details="true"/>
                <table:data-pilot-member table:name="59834" table:display="true" table:show-details="true"/>
                <table:data-pilot-member table:name="59860" table:display="true" table:show-details="true"/>
                <table:data-pilot-member table:name="59872" table:display="true" table:show-details="true"/>
                <table:data-pilot-member table:name="59873" table:display="true" table:show-details="true"/>
                <table:data-pilot-member table:name="59875" table:display="true" table:show-details="true"/>
                <table:data-pilot-member table:name="59881" table:display="true" table:show-details="true"/>
                <table:data-pilot-member table:name="59883" table:display="true" table:show-details="true"/>
                <table:data-pilot-member table:name="59886" table:display="true" table:show-details="true"/>
                <table:data-pilot-member table:name="59890" table:display="true" table:show-details="true"/>
                <table:data-pilot-member table:name="59896" table:display="true" table:show-details="true"/>
                <table:data-pilot-member table:name="59898" table:display="true" table:show-details="true"/>
                <table:data-pilot-member table:name="59900" table:display="true" table:show-details="true"/>
                <table:data-pilot-member table:name="59911" table:display="true" table:show-details="true"/>
                <table:data-pilot-member table:name="59919" table:display="true" table:show-details="true"/>
                <table:data-pilot-member table:name="59925" table:display="true" table:show-details="true"/>
                <table:data-pilot-member table:name="59946" table:display="true" table:show-details="true"/>
                <table:data-pilot-member table:name="59947" table:display="true" table:show-details="true"/>
                <table:data-pilot-member table:name="59966" table:display="true" table:show-details="true"/>
                <table:data-pilot-member table:name="59971" table:display="true" table:show-details="true"/>
                <table:data-pilot-member table:name="59989" table:display="true" table:show-details="true"/>
                <table:data-pilot-member table:name="59995" table:display="true" table:show-details="true"/>
                <table:data-pilot-member table:name="59996" table:display="true" table:show-details="true"/>
                <table:data-pilot-member table:name="60001" table:display="true" table:show-details="true"/>
                <table:data-pilot-member table:name="60020" table:display="true" table:show-details="true"/>
                <table:data-pilot-member table:name="60031" table:display="true" table:show-details="true"/>
                <table:data-pilot-member table:name="60050" table:display="true" table:show-details="true"/>
                <table:data-pilot-member table:name="60054" table:display="true" table:show-details="true"/>
                <table:data-pilot-member table:name="60056" table:display="true" table:show-details="true"/>
                <table:data-pilot-member table:name="60062" table:display="true" table:show-details="true"/>
                <table:data-pilot-member table:name="60069" table:display="true" table:show-details="true"/>
                <table:data-pilot-member table:name="60080" table:display="true" table:show-details="true"/>
                <table:data-pilot-member table:name="60107" table:display="true" table:show-details="true"/>
                <table:data-pilot-member table:name="60109" table:display="true" table:show-details="true"/>
                <table:data-pilot-member table:name="60125" table:display="true" table:show-details="true"/>
                <table:data-pilot-member table:name="60131" table:display="true" table:show-details="true"/>
                <table:data-pilot-member table:name="60166" table:display="true" table:show-details="true"/>
                <table:data-pilot-member table:name="60171" table:display="true" table:show-details="true"/>
                <table:data-pilot-member table:name="60189" table:display="true" table:show-details="true"/>
                <table:data-pilot-member table:name="60206" table:display="true" table:show-details="true"/>
                <table:data-pilot-member table:name="60227" table:display="true" table:show-details="true"/>
                <table:data-pilot-member table:name="60229" table:display="true" table:show-details="true"/>
                <table:data-pilot-member table:name="60233" table:display="true" table:show-details="true"/>
                <table:data-pilot-member table:name="60247" table:display="true" table:show-details="true"/>
                <table:data-pilot-member table:name="60252" table:display="true" table:show-details="true"/>
                <table:data-pilot-member table:name="60269" table:display="true" table:show-details="true"/>
                <table:data-pilot-member table:name="60272" table:display="true" table:show-details="true"/>
                <table:data-pilot-member table:name="60280" table:display="true" table:show-details="true"/>
                <table:data-pilot-member table:name="60285" table:display="true" table:show-details="true"/>
                <table:data-pilot-member table:name="60291" table:display="true" table:show-details="true"/>
                <table:data-pilot-member table:name="60299" table:display="true" table:show-details="true"/>
                <table:data-pilot-member table:name="60306" table:display="true" table:show-details="true"/>
                <table:data-pilot-member table:name="60308" table:display="true" table:show-details="true"/>
                <table:data-pilot-member table:name="60312" table:display="true" table:show-details="true"/>
                <table:data-pilot-member table:name="60323" table:display="true" table:show-details="true"/>
                <table:data-pilot-member table:name="60326" table:display="true" table:show-details="true"/>
                <table:data-pilot-member table:name="60336" table:display="true" table:show-details="true"/>
                <table:data-pilot-member table:name="60346" table:display="true" table:show-details="true"/>
                <table:data-pilot-member table:name="60356" table:display="true" table:show-details="true"/>
                <table:data-pilot-member table:name="60361" table:display="true" table:show-details="true"/>
                <table:data-pilot-member table:name="60370" table:display="true" table:show-details="true"/>
                <table:data-pilot-member table:name="60400" table:display="true" table:show-details="true"/>
                <table:data-pilot-member table:name="60410" table:display="true" table:show-details="true"/>
                <table:data-pilot-member table:name="60424" table:display="true" table:show-details="true"/>
                <table:data-pilot-member table:name="60426" table:display="true" table:show-details="true"/>
                <table:data-pilot-member table:name="60440" table:display="true" table:show-details="true"/>
                <table:data-pilot-member table:name="60441" table:display="true" table:show-details="true"/>
                <table:data-pilot-member table:name="60444" table:display="true" table:show-details="true"/>
                <table:data-pilot-member table:name="60447" table:display="true" table:show-details="true"/>
                <table:data-pilot-member table:name="60453" table:display="true" table:show-details="true"/>
                <table:data-pilot-member table:name="60459" table:display="true" table:show-details="true"/>
                <table:data-pilot-member table:name="60463" table:display="true" table:show-details="true"/>
                <table:data-pilot-member table:name="60466" table:display="true" table:show-details="true"/>
                <table:data-pilot-member table:name="60486" table:display="true" table:show-details="true"/>
                <table:data-pilot-member table:name="60487" table:display="true" table:show-details="true"/>
                <table:data-pilot-member table:name="60493" table:display="true" table:show-details="true"/>
                <table:data-pilot-member table:name="60499" table:display="true" table:show-details="true"/>
                <table:data-pilot-member table:name="60503" table:display="true" table:show-details="true"/>
                <table:data-pilot-member table:name="60514" table:display="true" table:show-details="true"/>
                <table:data-pilot-member table:name="60518" table:display="true" table:show-details="true"/>
                <table:data-pilot-member table:name="60537" table:display="true" table:show-details="true"/>
                <table:data-pilot-member table:name="60558" table:display="true" table:show-details="true"/>
                <table:data-pilot-member table:name="60600" table:display="true" table:show-details="true"/>
                <table:data-pilot-member table:name="60621" table:display="true" table:show-details="true"/>
                <table:data-pilot-member table:name="60640" table:display="true" table:show-details="true"/>
                <table:data-pilot-member table:name="60651" table:display="true" table:show-details="true"/>
                <table:data-pilot-member table:name="60653" table:display="true" table:show-details="true"/>
                <table:data-pilot-member table:name="60654" table:display="true" table:show-details="true"/>
                <table:data-pilot-member table:name="60666" table:display="true" table:show-details="true"/>
                <table:data-pilot-member table:name="60687" table:display="true" table:show-details="true"/>
                <table:data-pilot-member table:name="60701" table:display="true" table:show-details="true"/>
                <table:data-pilot-member table:name="60702" table:display="true" table:show-details="true"/>
                <table:data-pilot-member table:name="60707" table:display="true" table:show-details="true"/>
                <table:data-pilot-member table:name="60717" table:display="true" table:show-details="true"/>
                <table:data-pilot-member table:name="60727" table:display="true" table:show-details="true"/>
                <table:data-pilot-member table:name="60735" table:display="true" table:show-details="true"/>
                <table:data-pilot-member table:name="60748" table:display="true" table:show-details="true"/>
                <table:data-pilot-member table:name="60755" table:display="true" table:show-details="true"/>
                <table:data-pilot-member table:name="60760" table:display="true" table:show-details="true"/>
                <table:data-pilot-member table:name="60772" table:display="true" table:show-details="true"/>
                <table:data-pilot-member table:name="60774" table:display="true" table:show-details="true"/>
                <table:data-pilot-member table:name="60777" table:display="true" table:show-details="true"/>
                <table:data-pilot-member table:name="60784" table:display="true" table:show-details="true"/>
                <table:data-pilot-member table:name="60800" table:display="true" table:show-details="true"/>
                <table:data-pilot-member table:name="60805" table:display="true" table:show-details="true"/>
                <table:data-pilot-member table:name="60808" table:display="true" table:show-details="true"/>
                <table:data-pilot-member table:name="60822" table:display="true" table:show-details="true"/>
                <table:data-pilot-member table:name="60830" table:display="true" table:show-details="true"/>
                <table:data-pilot-member table:name="60835" table:display="true" table:show-details="true"/>
                <table:data-pilot-member table:name="60852" table:display="true" table:show-details="true"/>
                <table:data-pilot-member table:name="60856" table:display="true" table:show-details="true"/>
                <table:data-pilot-member table:name="60862" table:display="true" table:show-details="true"/>
                <table:data-pilot-member table:name="60871" table:display="true" table:show-details="true"/>
                <table:data-pilot-member table:name="60873" table:display="true" table:show-details="true"/>
                <table:data-pilot-member table:name="60884" table:display="true" table:show-details="true"/>
                <table:data-pilot-member table:name="60886" table:display="true" table:show-details="true"/>
                <table:data-pilot-member table:name="60898" table:display="true" table:show-details="true"/>
                <table:data-pilot-member table:name="60899" table:display="true" table:show-details="true"/>
                <table:data-pilot-member table:name="60900" table:display="true" table:show-details="true"/>
                <table:data-pilot-member table:name="60912" table:display="true" table:show-details="true"/>
                <table:data-pilot-member table:name="60916" table:display="true" table:show-details="true"/>
                <table:data-pilot-member table:name="60920" table:display="true" table:show-details="true"/>
                <table:data-pilot-member table:name="60937" table:display="true" table:show-details="true"/>
                <table:data-pilot-member table:name="60940" table:display="true" table:show-details="true"/>
                <table:data-pilot-member table:name="60948" table:display="true" table:show-details="true"/>
                <table:data-pilot-member table:name="60955" table:display="true" table:show-details="true"/>
                <table:data-pilot-member table:name="60956" table:display="true" table:show-details="true"/>
                <table:data-pilot-member table:name="60961" table:display="true" table:show-details="true"/>
                <table:data-pilot-member table:name="60962" table:display="true" table:show-details="true"/>
                <table:data-pilot-member table:name="60971" table:display="true" table:show-details="true"/>
                <table:data-pilot-member table:name="60973" table:display="true" table:show-details="true"/>
                <table:data-pilot-member table:name="60977" table:display="true" table:show-details="true"/>
                <table:data-pilot-member table:name="60979" table:display="true" table:show-details="true"/>
                <table:data-pilot-member table:name="60983" table:display="true" table:show-details="true"/>
                <table:data-pilot-member table:name="61004" table:display="true" table:show-details="true"/>
                <table:data-pilot-member table:name="61019" table:display="true" table:show-details="true"/>
                <table:data-pilot-member table:name="61020" table:display="true" table:show-details="true"/>
                <table:data-pilot-member table:name="61031" table:display="true" table:show-details="true"/>
                <table:data-pilot-member table:name="61037" table:display="true" table:show-details="true"/>
                <table:data-pilot-member table:name="61042" table:display="true" table:show-details="true"/>
                <table:data-pilot-member table:name="61047" table:display="true" table:show-details="true"/>
                <table:data-pilot-member table:name="61081" table:display="true" table:show-details="true"/>
                <table:data-pilot-member table:name="61083" table:display="true" table:show-details="true"/>
                <table:data-pilot-member table:name="61088" table:display="true" table:show-details="true"/>
                <table:data-pilot-member table:name="61096" table:display="true" table:show-details="true"/>
                <table:data-pilot-member table:name="61128" table:display="true" table:show-details="true"/>
                <table:data-pilot-member table:name="61175" table:display="true" table:show-details="true"/>
                <table:data-pilot-member table:name="61180" table:display="true" table:show-details="true"/>
                <table:data-pilot-member table:name="61184" table:display="true" table:show-details="true"/>
                <table:data-pilot-member table:name="61186" table:display="true" table:show-details="true"/>
                <table:data-pilot-member table:name="61193" table:display="true" table:show-details="true"/>
                <table:data-pilot-member table:name="61206" table:display="true" table:show-details="true"/>
                <table:data-pilot-member table:name="61207" table:display="true" table:show-details="true"/>
                <table:data-pilot-member table:name="61209" table:display="true" table:show-details="true"/>
                <table:data-pilot-member table:name="61214" table:display="true" table:show-details="true"/>
                <table:data-pilot-member table:name="61224" table:display="true" table:show-details="true"/>
                <table:data-pilot-member table:name="61226" table:display="true" table:show-details="true"/>
                <table:data-pilot-member table:name="61235" table:display="true" table:show-details="true"/>
                <table:data-pilot-member table:name="61238" table:display="true" table:show-details="true"/>
                <table:data-pilot-member table:name="61248" table:display="true" table:show-details="true"/>
                <table:data-pilot-member table:name="61251" table:display="true" table:show-details="true"/>
                <table:data-pilot-member table:name="61253" table:display="true" table:show-details="true"/>
                <table:data-pilot-member table:name="61262" table:display="true" table:show-details="true"/>
                <table:data-pilot-member table:name="61273" table:display="true" table:show-details="true"/>
                <table:data-pilot-member table:name="61287" table:display="true" table:show-details="true"/>
                <table:data-pilot-member table:name="61289" table:display="true" table:show-details="true"/>
                <table:data-pilot-member table:name="61290" table:display="true" table:show-details="true"/>
                <table:data-pilot-member table:name="61295" table:display="true" table:show-details="true"/>
                <table:data-pilot-member table:name="61311" table:display="true" table:show-details="true"/>
                <table:data-pilot-member table:name="61314" table:display="true" table:show-details="true"/>
                <table:data-pilot-member table:name="61318" table:display="true" table:show-details="true"/>
                <table:data-pilot-member table:name="61329" table:display="true" table:show-details="true"/>
                <table:data-pilot-member table:name="61343" table:display="true" table:show-details="true"/>
                <table:data-pilot-member table:name="61358" table:display="true" table:show-details="true"/>
                <table:data-pilot-member table:name="61363" table:display="true" table:show-details="true"/>
                <table:data-pilot-member table:name="61371" table:display="true" table:show-details="true"/>
                <table:data-pilot-member table:name="61372" table:display="true" table:show-details="true"/>
                <table:data-pilot-member table:name="61374" table:display="true" table:show-details="true"/>
                <table:data-pilot-member table:name="61376" table:display="true" table:show-details="true"/>
                <table:data-pilot-member table:name="61379" table:display="true" table:show-details="true"/>
                <table:data-pilot-member table:name="61397" table:display="true" table:show-details="true"/>
                <table:data-pilot-member table:name="61399" table:display="true" table:show-details="true"/>
                <table:data-pilot-member table:name="61410" table:display="true" table:show-details="true"/>
                <table:data-pilot-member table:name="61414" table:display="true" table:show-details="true"/>
                <table:data-pilot-member table:name="61418" table:display="true" table:show-details="true"/>
                <table:data-pilot-member table:name="61438" table:display="true" table:show-details="true"/>
                <table:data-pilot-member table:name="61460" table:display="true" table:show-details="true"/>
                <table:data-pilot-member table:name="61468" table:display="true" table:show-details="true"/>
                <table:data-pilot-member table:name="61469" table:display="true" table:show-details="true"/>
                <table:data-pilot-member table:name="61479" table:display="true" table:show-details="true"/>
                <table:data-pilot-member table:name="61486" table:display="true" table:show-details="true"/>
                <table:data-pilot-member table:name="61488" table:display="true" table:show-details="true"/>
                <table:data-pilot-member table:name="61493" table:display="true" table:show-details="true"/>
                <table:data-pilot-member table:name="61497" table:display="true" table:show-details="true"/>
                <table:data-pilot-member table:name="61500" table:display="true" table:show-details="true"/>
                <table:data-pilot-member table:name="61513" table:display="true" table:show-details="true"/>
                <table:data-pilot-member table:name="61521" table:display="true" table:show-details="true"/>
                <table:data-pilot-member table:name="61557" table:display="true" table:show-details="true"/>
                <table:data-pilot-member table:name="61562" table:display="true" table:show-details="true"/>
                <table:data-pilot-member table:name="61569" table:display="true" table:show-details="true"/>
                <table:data-pilot-member table:name="61587" table:display="true" table:show-details="true"/>
                <table:data-pilot-member table:name="61590" table:display="true" table:show-details="true"/>
                <table:data-pilot-member table:name="61612" table:display="true" table:show-details="true"/>
                <table:data-pilot-member table:name="61620" table:display="true" table:show-details="true"/>
                <table:data-pilot-member table:name="61621" table:display="true" table:show-details="true"/>
                <table:data-pilot-member table:name="61641" table:display="true" table:show-details="true"/>
                <table:data-pilot-member table:name="61642" table:display="true" table:show-details="true"/>
                <table:data-pilot-member table:name="61667" table:display="true" table:show-details="true"/>
                <table:data-pilot-member table:name="61677" table:display="true" table:show-details="true"/>
                <table:data-pilot-member table:name="61686" table:display="true" table:show-details="true"/>
                <table:data-pilot-member table:name="61691" table:display="true" table:show-details="true"/>
                <table:data-pilot-member table:name="61708" table:display="true" table:show-details="true"/>
                <table:data-pilot-member table:name="61711" table:display="true" table:show-details="true"/>
                <table:data-pilot-member table:name="61716" table:display="true" table:show-details="true"/>
                <table:data-pilot-member table:name="61718" table:display="true" table:show-details="true"/>
                <table:data-pilot-member table:name="61741" table:display="true" table:show-details="true"/>
                <table:data-pilot-member table:name="61747" table:display="true" table:show-details="true"/>
                <table:data-pilot-member table:name="61749" table:display="true" table:show-details="true"/>
                <table:data-pilot-member table:name="61756" table:display="true" table:show-details="true"/>
                <table:data-pilot-member table:name="61761" table:display="true" table:show-details="true"/>
                <table:data-pilot-member table:name="61763" table:display="true" table:show-details="true"/>
                <table:data-pilot-member table:name="61771" table:display="true" table:show-details="true"/>
                <table:data-pilot-member table:name="61792" table:display="true" table:show-details="true"/>
                <table:data-pilot-member table:name="61808" table:display="true" table:show-details="true"/>
                <table:data-pilot-member table:name="61814" table:display="true" table:show-details="true"/>
                <table:data-pilot-member table:name="61819" table:display="true" table:show-details="true"/>
                <table:data-pilot-member table:name="61834" table:display="true" table:show-details="true"/>
                <table:data-pilot-member table:name="61837" table:display="true" table:show-details="true"/>
                <table:data-pilot-member table:name="61841" table:display="true" table:show-details="true"/>
                <table:data-pilot-member table:name="61845" table:display="true" table:show-details="true"/>
                <table:data-pilot-member table:name="61846" table:display="true" table:show-details="true"/>
                <table:data-pilot-member table:name="61848" table:display="true" table:show-details="true"/>
                <table:data-pilot-member table:name="61849" table:display="true" table:show-details="true"/>
                <table:data-pilot-member table:name="61865" table:display="true" table:show-details="true"/>
                <table:data-pilot-member table:name="61878" table:display="true" table:show-details="true"/>
                <table:data-pilot-member table:name="61886" table:display="true" table:show-details="true"/>
                <table:data-pilot-member table:name="61898" table:display="true" table:show-details="true"/>
                <table:data-pilot-member table:name="61934" table:display="true" table:show-details="true"/>
                <table:data-pilot-member table:name="61937" table:display="true" table:show-details="true"/>
                <table:data-pilot-member table:name="61939" table:display="true" table:show-details="true"/>
                <table:data-pilot-member table:name="61942" table:display="true" table:show-details="true"/>
                <table:data-pilot-member table:name="61946" table:display="true" table:show-details="true"/>
                <table:data-pilot-member table:name="61949" table:display="true" table:show-details="true"/>
                <table:data-pilot-member table:name="61952" table:display="true" table:show-details="true"/>
                <table:data-pilot-member table:name="61957" table:display="true" table:show-details="true"/>
                <table:data-pilot-member table:name="61960" table:display="true" table:show-details="true"/>
                <table:data-pilot-member table:name="61962" table:display="true" table:show-details="true"/>
                <table:data-pilot-member table:name="61966" table:display="true" table:show-details="true"/>
                <table:data-pilot-member table:name="61983" table:display="true" table:show-details="true"/>
                <table:data-pilot-member table:name="61987" table:display="true" table:show-details="true"/>
                <table:data-pilot-member table:name="62006" table:display="true" table:show-details="true"/>
                <table:data-pilot-member table:name="62020" table:display="true" table:show-details="true"/>
                <table:data-pilot-member table:name="62021" table:display="true" table:show-details="true"/>
                <table:data-pilot-member table:name="62023" table:display="true" table:show-details="true"/>
                <table:data-pilot-member table:name="62026" table:display="true" table:show-details="true"/>
                <table:data-pilot-member table:name="62031" table:display="true" table:show-details="true"/>
                <table:data-pilot-member table:name="62045" table:display="true" table:show-details="true"/>
                <table:data-pilot-member table:name="62061" table:display="true" table:show-details="true"/>
                <table:data-pilot-member table:name="62063" table:display="true" table:show-details="true"/>
                <table:data-pilot-member table:name="62064" table:display="true" table:show-details="true"/>
                <table:data-pilot-member table:name="62067" table:display="true" table:show-details="true"/>
                <table:data-pilot-member table:name="62082" table:display="true" table:show-details="true"/>
                <table:data-pilot-member table:name="62087" table:display="true" table:show-details="true"/>
                <table:data-pilot-member table:name="62115" table:display="true" table:show-details="true"/>
                <table:data-pilot-member table:name="62130" table:display="true" table:show-details="true"/>
                <table:data-pilot-member table:name="62131" table:display="true" table:show-details="true"/>
                <table:data-pilot-member table:name="62139" table:display="true" table:show-details="true"/>
                <table:data-pilot-member table:name="62145" table:display="true" table:show-details="true"/>
                <table:data-pilot-member table:name="62149" table:display="true" table:show-details="true"/>
                <table:data-pilot-member table:name="62208" table:display="true" table:show-details="true"/>
                <table:data-pilot-member table:name="62216" table:display="true" table:show-details="true"/>
                <table:data-pilot-member table:name="62227" table:display="true" table:show-details="true"/>
                <table:data-pilot-member table:name="62228" table:display="true" table:show-details="true"/>
                <table:data-pilot-member table:name="62229" table:display="true" table:show-details="true"/>
                <table:data-pilot-member table:name="62238" table:display="true" table:show-details="true"/>
                <table:data-pilot-member table:name="62239" table:display="true" table:show-details="true"/>
                <table:data-pilot-member table:name="62240" table:display="true" table:show-details="true"/>
                <table:data-pilot-member table:name="62244" table:display="true" table:show-details="true"/>
                <table:data-pilot-member table:name="62264" table:display="true" table:show-details="true"/>
                <table:data-pilot-member table:name="62269" table:display="true" table:show-details="true"/>
                <table:data-pilot-member table:name="62271" table:display="true" table:show-details="true"/>
                <table:data-pilot-member table:name="62272" table:display="true" table:show-details="true"/>
                <table:data-pilot-member table:name="62299" table:display="true" table:show-details="true"/>
                <table:data-pilot-member table:name="62302" table:display="true" table:show-details="true"/>
                <table:data-pilot-member table:name="62319" table:display="true" table:show-details="true"/>
                <table:data-pilot-member table:name="62324" table:display="true" table:show-details="true"/>
                <table:data-pilot-member table:name="62331" table:display="true" table:show-details="true"/>
                <table:data-pilot-member table:name="62361" table:display="true" table:show-details="true"/>
                <table:data-pilot-member table:name="62383" table:display="true" table:show-details="true"/>
                <table:data-pilot-member table:name="62384" table:display="true" table:show-details="true"/>
                <table:data-pilot-member table:name="62388" table:display="true" table:show-details="true"/>
                <table:data-pilot-member table:name="62404" table:display="true" table:show-details="true"/>
                <table:data-pilot-member table:name="62409" table:display="true" table:show-details="true"/>
                <table:data-pilot-member table:name="62433" table:display="true" table:show-details="true"/>
                <table:data-pilot-member table:name="62437" table:display="true" table:show-details="true"/>
                <table:data-pilot-member table:name="62439" table:display="true" table:show-details="true"/>
                <table:data-pilot-member table:name="62449" table:display="true" table:show-details="true"/>
                <table:data-pilot-member table:name="62453" table:display="true" table:show-details="true"/>
                <table:data-pilot-member table:name="62461" table:display="true" table:show-details="true"/>
                <table:data-pilot-member table:name="62469" table:display="true" table:show-details="true"/>
                <table:data-pilot-member table:name="62473" table:display="true" table:show-details="true"/>
                <table:data-pilot-member table:name="62505" table:display="true" table:show-details="true"/>
                <table:data-pilot-member table:name="62508" table:display="true" table:show-details="true"/>
                <table:data-pilot-member table:name="62513" table:display="true" table:show-details="true"/>
                <table:data-pilot-member table:name="62519" table:display="true" table:show-details="true"/>
                <table:data-pilot-member table:name="62525" table:display="true" table:show-details="true"/>
                <table:data-pilot-member table:name="62526" table:display="true" table:show-details="true"/>
                <table:data-pilot-member table:name="62533" table:display="true" table:show-details="true"/>
                <table:data-pilot-member table:name="62545" table:display="true" table:show-details="true"/>
                <table:data-pilot-member table:name="62552" table:display="true" table:show-details="true"/>
                <table:data-pilot-member table:name="62571" table:display="true" table:show-details="true"/>
                <table:data-pilot-member table:name="62580" table:display="true" table:show-details="true"/>
                <table:data-pilot-member table:name="62587" table:display="true" table:show-details="true"/>
                <table:data-pilot-member table:name="62589" table:display="true" table:show-details="true"/>
                <table:data-pilot-member table:name="62591" table:display="true" table:show-details="true"/>
                <table:data-pilot-member table:name="62593" table:display="true" table:show-details="true"/>
                <table:data-pilot-member table:name="62597" table:display="true" table:show-details="true"/>
                <table:data-pilot-member table:name="62598" table:display="true" table:show-details="true"/>
                <table:data-pilot-member table:name="62605" table:display="true" table:show-details="true"/>
                <table:data-pilot-member table:name="62626" table:display="true" table:show-details="true"/>
                <table:data-pilot-member table:name="62633" table:display="true" table:show-details="true"/>
                <table:data-pilot-member table:name="62639" table:display="true" table:show-details="true"/>
                <table:data-pilot-member table:name="62646" table:display="true" table:show-details="true"/>
                <table:data-pilot-member table:name="62654" table:display="true" table:show-details="true"/>
                <table:data-pilot-member table:name="62662" table:display="true" table:show-details="true"/>
                <table:data-pilot-member table:name="62686" table:display="true" table:show-details="true"/>
                <table:data-pilot-member table:name="62703" table:display="true" table:show-details="true"/>
                <table:data-pilot-member table:name="62707" table:display="true" table:show-details="true"/>
                <table:data-pilot-member table:name="62715" table:display="true" table:show-details="true"/>
                <table:data-pilot-member table:name="62719" table:display="true" table:show-details="true"/>
                <table:data-pilot-member table:name="62728" table:display="true" table:show-details="true"/>
                <table:data-pilot-member table:name="62737" table:display="true" table:show-details="true"/>
                <table:data-pilot-member table:name="62740" table:display="true" table:show-details="true"/>
                <table:data-pilot-member table:name="62742" table:display="true" table:show-details="true"/>
                <table:data-pilot-member table:name="62743" table:display="true" table:show-details="true"/>
                <table:data-pilot-member table:name="62747" table:display="true" table:show-details="true"/>
                <table:data-pilot-member table:name="62761" table:display="true" table:show-details="true"/>
                <table:data-pilot-member table:name="62764" table:display="true" table:show-details="true"/>
                <table:data-pilot-member table:name="62774" table:display="true" table:show-details="true"/>
                <table:data-pilot-member table:name="62778" table:display="true" table:show-details="true"/>
                <table:data-pilot-member table:name="62785" table:display="true" table:show-details="true"/>
                <table:data-pilot-member table:name="62786" table:display="true" table:show-details="true"/>
                <table:data-pilot-member table:name="62796" table:display="true" table:show-details="true"/>
                <table:data-pilot-member table:name="62802" table:display="true" table:show-details="true"/>
                <table:data-pilot-member table:name="62807" table:display="true" table:show-details="true"/>
                <table:data-pilot-member table:name="62810" table:display="true" table:show-details="true"/>
                <table:data-pilot-member table:name="62816" table:display="true" table:show-details="true"/>
                <table:data-pilot-member table:name="62819" table:display="true" table:show-details="true"/>
                <table:data-pilot-member table:name="62833" table:display="true" table:show-details="true"/>
                <table:data-pilot-member table:name="62849" table:display="true" table:show-details="true"/>
                <table:data-pilot-member table:name="62896" table:display="true" table:show-details="true"/>
                <table:data-pilot-member table:name="62910" table:display="true" table:show-details="true"/>
                <table:data-pilot-member table:name="62915" table:display="true" table:show-details="true"/>
                <table:data-pilot-member table:name="62918" table:display="true" table:show-details="true"/>
                <table:data-pilot-member table:name="62927" table:display="true" table:show-details="true"/>
                <table:data-pilot-member table:name="62928" table:display="true" table:show-details="true"/>
                <table:data-pilot-member table:name="62963" table:display="true" table:show-details="true"/>
                <table:data-pilot-member table:name="62964" table:display="true" table:show-details="true"/>
                <table:data-pilot-member table:name="62974" table:display="true" table:show-details="true"/>
                <table:data-pilot-member table:name="62992" table:display="true" table:show-details="true"/>
                <table:data-pilot-member table:name="63007" table:display="true" table:show-details="true"/>
                <table:data-pilot-member table:name="63014" table:display="true" table:show-details="true"/>
                <table:data-pilot-member table:name="63018" table:display="true" table:show-details="true"/>
                <table:data-pilot-member table:name="63026" table:display="true" table:show-details="true"/>
                <table:data-pilot-member table:name="63031" table:display="true" table:show-details="true"/>
                <table:data-pilot-member table:name="63037" table:display="true" table:show-details="true"/>
                <table:data-pilot-member table:name="63044" table:display="true" table:show-details="true"/>
                <table:data-pilot-member table:name="63084" table:display="true" table:show-details="true"/>
                <table:data-pilot-member table:name="63091" table:display="true" table:show-details="true"/>
                <table:data-pilot-member table:name="63100" table:display="true" table:show-details="true"/>
                <table:data-pilot-member table:name="63109" table:display="true" table:show-details="true"/>
                <table:data-pilot-member table:name="63111" table:display="true" table:show-details="true"/>
                <table:data-pilot-member table:name="63112" table:display="true" table:show-details="true"/>
                <table:data-pilot-member table:name="63120" table:display="true" table:show-details="true"/>
                <table:data-pilot-member table:name="63127" table:display="true" table:show-details="true"/>
                <table:data-pilot-member table:name="63135" table:display="true" table:show-details="true"/>
                <table:data-pilot-member table:name="63136" table:display="true" table:show-details="true"/>
                <table:data-pilot-member table:name="63139" table:display="true" table:show-details="true"/>
                <table:data-pilot-member table:name="63153" table:display="true" table:show-details="true"/>
                <table:data-pilot-member table:name="63160" table:display="true" table:show-details="true"/>
                <table:data-pilot-member table:name="63165" table:display="true" table:show-details="true"/>
                <table:data-pilot-member table:name="63166" table:display="true" table:show-details="true"/>
                <table:data-pilot-member table:name="63170" table:display="true" table:show-details="true"/>
                <table:data-pilot-member table:name="63171" table:display="true" table:show-details="true"/>
                <table:data-pilot-member table:name="63188" table:display="true" table:show-details="true"/>
                <table:data-pilot-member table:name="63191" table:display="true" table:show-details="true"/>
                <table:data-pilot-member table:name="63195" table:display="true" table:show-details="true"/>
                <table:data-pilot-member table:name="63196" table:display="true" table:show-details="true"/>
                <table:data-pilot-member table:name="63198" table:display="true" table:show-details="true"/>
                <table:data-pilot-member table:name="63205" table:display="true" table:show-details="true"/>
                <table:data-pilot-member table:name="63214" table:display="true" table:show-details="true"/>
                <table:data-pilot-member table:name="63224" table:display="true" table:show-details="true"/>
                <table:data-pilot-member table:name="63241" table:display="true" table:show-details="true"/>
                <table:data-pilot-member table:name="63261" table:display="true" table:show-details="true"/>
                <table:data-pilot-member table:name="63262" table:display="true" table:show-details="true"/>
                <table:data-pilot-member table:name="63266" table:display="true" table:show-details="true"/>
                <table:data-pilot-member table:name="63293" table:display="true" table:show-details="true"/>
                <table:data-pilot-member table:name="63295" table:display="true" table:show-details="true"/>
                <table:data-pilot-member table:name="63315" table:display="true" table:show-details="true"/>
                <table:data-pilot-member table:name="63340" table:display="true" table:show-details="true"/>
                <table:data-pilot-member table:name="63371" table:display="true" table:show-details="true"/>
                <table:data-pilot-member table:name="63394" table:display="true" table:show-details="true"/>
                <table:data-pilot-member table:name="63398" table:display="true" table:show-details="true"/>
                <table:data-pilot-member table:name="63401" table:display="true" table:show-details="true"/>
                <table:data-pilot-member table:name="63406" table:display="true" table:show-details="true"/>
                <table:data-pilot-member table:name="63430" table:display="true" table:show-details="true"/>
                <table:data-pilot-member table:name="63433" table:display="true" table:show-details="true"/>
                <table:data-pilot-member table:name="63454" table:display="true" table:show-details="true"/>
                <table:data-pilot-member table:name="63464" table:display="true" table:show-details="true"/>
                <table:data-pilot-member table:name="63467" table:display="true" table:show-details="true"/>
                <table:data-pilot-member table:name="63468" table:display="true" table:show-details="true"/>
                <table:data-pilot-member table:name="63472" table:display="true" table:show-details="true"/>
                <table:data-pilot-member table:name="63485" table:display="true" table:show-details="true"/>
                <table:data-pilot-member table:name="63487" table:display="true" table:show-details="true"/>
                <table:data-pilot-member table:name="63492" table:display="true" table:show-details="true"/>
                <table:data-pilot-member table:name="63495" table:display="true" table:show-details="true"/>
                <table:data-pilot-member table:name="63498" table:display="true" table:show-details="true"/>
                <table:data-pilot-member table:name="63505" table:display="true" table:show-details="true"/>
                <table:data-pilot-member table:name="63510" table:display="true" table:show-details="true"/>
                <table:data-pilot-member table:name="63514" table:display="true" table:show-details="true"/>
                <table:data-pilot-member table:name="63516" table:display="true" table:show-details="true"/>
                <table:data-pilot-member table:name="63520" table:display="true" table:show-details="true"/>
                <table:data-pilot-member table:name="63538" table:display="true" table:show-details="true"/>
                <table:data-pilot-member table:name="63539" table:display="true" table:show-details="true"/>
                <table:data-pilot-member table:name="63544" table:display="true" table:show-details="true"/>
                <table:data-pilot-member table:name="63547" table:display="true" table:show-details="true"/>
                <table:data-pilot-member table:name="63556" table:display="true" table:show-details="true"/>
                <table:data-pilot-member table:name="63563" table:display="true" table:show-details="true"/>
                <table:data-pilot-member table:name="63564" table:display="true" table:show-details="true"/>
                <table:data-pilot-member table:name="63566" table:display="true" table:show-details="true"/>
                <table:data-pilot-member table:name="63593" table:display="true" table:show-details="true"/>
                <table:data-pilot-member table:name="63595" table:display="true" table:show-details="true"/>
                <table:data-pilot-member table:name="63611" table:display="true" table:show-details="true"/>
                <table:data-pilot-member table:name="63614" table:display="true" table:show-details="true"/>
                <table:data-pilot-member table:name="63616" table:display="true" table:show-details="true"/>
                <table:data-pilot-member table:name="63621" table:display="true" table:show-details="true"/>
                <table:data-pilot-member table:name="63659" table:display="true" table:show-details="true"/>
                <table:data-pilot-member table:name="63669" table:display="true" table:show-details="true"/>
                <table:data-pilot-member table:name="63670" table:display="true" table:show-details="true"/>
                <table:data-pilot-member table:name="63678" table:display="true" table:show-details="true"/>
                <table:data-pilot-member table:name="63688" table:display="true" table:show-details="true"/>
                <table:data-pilot-member table:name="63691" table:display="true" table:show-details="true"/>
                <table:data-pilot-member table:name="63694" table:display="true" table:show-details="true"/>
                <table:data-pilot-member table:name="63713" table:display="true" table:show-details="true"/>
                <table:data-pilot-member table:name="63715" table:display="true" table:show-details="true"/>
                <table:data-pilot-member table:name="63716" table:display="true" table:show-details="true"/>
                <table:data-pilot-member table:name="63721" table:display="true" table:show-details="true"/>
                <table:data-pilot-member table:name="63727" table:display="true" table:show-details="true"/>
                <table:data-pilot-member table:name="63729" table:display="true" table:show-details="true"/>
                <table:data-pilot-member table:name="63743" table:display="true" table:show-details="true"/>
                <table:data-pilot-member table:name="63760" table:display="true" table:show-details="true"/>
                <table:data-pilot-member table:name="63768" table:display="true" table:show-details="true"/>
                <table:data-pilot-member table:name="63769" table:display="true" table:show-details="true"/>
                <table:data-pilot-member table:name="63779" table:display="true" table:show-details="true"/>
                <table:data-pilot-member table:name="63791" table:display="true" table:show-details="true"/>
                <table:data-pilot-member table:name="63792" table:display="true" table:show-details="true"/>
                <table:data-pilot-member table:name="63794" table:display="true" table:show-details="true"/>
                <table:data-pilot-member table:name="63797" table:display="true" table:show-details="true"/>
                <table:data-pilot-member table:name="63828" table:display="true" table:show-details="true"/>
                <table:data-pilot-member table:name="63856" table:display="true" table:show-details="true"/>
                <table:data-pilot-member table:name="63859" table:display="true" table:show-details="true"/>
                <table:data-pilot-member table:name="63875" table:display="true" table:show-details="true"/>
                <table:data-pilot-member table:name="63878" table:display="true" table:show-details="true"/>
                <table:data-pilot-member table:name="63907" table:display="true" table:show-details="true"/>
                <table:data-pilot-member table:name="63910" table:display="true" table:show-details="true"/>
                <table:data-pilot-member table:name="63913" table:display="true" table:show-details="true"/>
                <table:data-pilot-member table:name="63923" table:display="true" table:show-details="true"/>
                <table:data-pilot-member table:name="63929" table:display="true" table:show-details="true"/>
                <table:data-pilot-member table:name="63939" table:display="true" table:show-details="true"/>
                <table:data-pilot-member table:name="63945" table:display="true" table:show-details="true"/>
                <table:data-pilot-member table:name="63954" table:display="true" table:show-details="true"/>
                <table:data-pilot-member table:name="63964" table:display="true" table:show-details="true"/>
                <table:data-pilot-member table:name="63969" table:display="true" table:show-details="true"/>
                <table:data-pilot-member table:name="63995" table:display="true" table:show-details="true"/>
                <table:data-pilot-member table:name="64001" table:display="true" table:show-details="true"/>
                <table:data-pilot-member table:name="64002" table:display="true" table:show-details="true"/>
                <table:data-pilot-member table:name="64010" table:display="true" table:show-details="true"/>
                <table:data-pilot-member table:name="64012" table:display="true" table:show-details="true"/>
                <table:data-pilot-member table:name="64014" table:display="true" table:show-details="true"/>
                <table:data-pilot-member table:name="64017" table:display="true" table:show-details="true"/>
                <table:data-pilot-member table:name="64019" table:display="true" table:show-details="true"/>
                <table:data-pilot-member table:name="64032" table:display="true" table:show-details="true"/>
                <table:data-pilot-member table:name="64038" table:display="true" table:show-details="true"/>
                <table:data-pilot-member table:name="64050" table:display="true" table:show-details="true"/>
                <table:data-pilot-member table:name="64051" table:display="true" table:show-details="true"/>
                <table:data-pilot-member table:name="64052" table:display="true" table:show-details="true"/>
                <table:data-pilot-member table:name="64053" table:display="true" table:show-details="true"/>
                <table:data-pilot-member table:name="64065" table:display="true" table:show-details="true"/>
                <table:data-pilot-member table:name="64079" table:display="true" table:show-details="true"/>
                <table:data-pilot-member table:name="64081" table:display="true" table:show-details="true"/>
                <table:data-pilot-member table:name="64085" table:display="true" table:show-details="true"/>
                <table:data-pilot-member table:name="64104" table:display="true" table:show-details="true"/>
                <table:data-pilot-member table:name="64106" table:display="true" table:show-details="true"/>
                <table:data-pilot-member table:name="64110" table:display="true" table:show-details="true"/>
                <table:data-pilot-member table:name="64114" table:display="true" table:show-details="true"/>
                <table:data-pilot-member table:name="64141" table:display="true" table:show-details="true"/>
                <table:data-pilot-member table:name="64154" table:display="true" table:show-details="true"/>
                <table:data-pilot-member table:name="64179" table:display="true" table:show-details="true"/>
                <table:data-pilot-member table:name="64187" table:display="true" table:show-details="true"/>
                <table:data-pilot-member table:name="64190" table:display="true" table:show-details="true"/>
                <table:data-pilot-member table:name="64194" table:display="true" table:show-details="true"/>
                <table:data-pilot-member table:name="64200" table:display="true" table:show-details="true"/>
                <table:data-pilot-member table:name="64209" table:display="true" table:show-details="true"/>
                <table:data-pilot-member table:name="64222" table:display="true" table:show-details="true"/>
                <table:data-pilot-member table:name="64227" table:display="true" table:show-details="true"/>
                <table:data-pilot-member table:name="64241" table:display="true" table:show-details="true"/>
                <table:data-pilot-member table:name="64250" table:display="true" table:show-details="true"/>
                <table:data-pilot-member table:name="64256" table:display="true" table:show-details="true"/>
                <table:data-pilot-member table:name="64258" table:display="true" table:show-details="true"/>
                <table:data-pilot-member table:name="64261" table:display="true" table:show-details="true"/>
                <table:data-pilot-member table:name="64265" table:display="true" table:show-details="true"/>
                <table:data-pilot-member table:name="64267" table:display="true" table:show-details="true"/>
                <table:data-pilot-member table:name="64275" table:display="true" table:show-details="true"/>
                <table:data-pilot-member table:name="64289" table:display="true" table:show-details="true"/>
                <table:data-pilot-member table:name="64302" table:display="true" table:show-details="true"/>
                <table:data-pilot-member table:name="64318" table:display="true" table:show-details="true"/>
                <table:data-pilot-member table:name="64319" table:display="true" table:show-details="true"/>
                <table:data-pilot-member table:name="64325" table:display="true" table:show-details="true"/>
                <table:data-pilot-member table:name="64329" table:display="true" table:show-details="true"/>
                <table:data-pilot-member table:name="64331" table:display="true" table:show-details="true"/>
                <table:data-pilot-member table:name="64337" table:display="true" table:show-details="true"/>
                <table:data-pilot-member table:name="64338" table:display="true" table:show-details="true"/>
                <table:data-pilot-member table:name="64351" table:display="true" table:show-details="true"/>
                <table:data-pilot-member table:name="64358" table:display="true" table:show-details="true"/>
                <table:data-pilot-member table:name="64361" table:display="true" table:show-details="true"/>
                <table:data-pilot-member table:name="64363" table:display="true" table:show-details="true"/>
                <table:data-pilot-member table:name="64375" table:display="true" table:show-details="true"/>
                <table:data-pilot-member table:name="64383" table:display="true" table:show-details="true"/>
                <table:data-pilot-member table:name="64388" table:display="true" table:show-details="true"/>
                <table:data-pilot-member table:name="64395" table:display="true" table:show-details="true"/>
                <table:data-pilot-member table:name="64401" table:display="true" table:show-details="true"/>
                <table:data-pilot-member table:name="64411" table:display="true" table:show-details="true"/>
                <table:data-pilot-member table:name="64414" table:display="true" table:show-details="true"/>
                <table:data-pilot-member table:name="64416" table:display="true" table:show-details="true"/>
                <table:data-pilot-member table:name="64420" table:display="true" table:show-details="true"/>
                <table:data-pilot-member table:name="64421" table:display="true" table:show-details="true"/>
                <table:data-pilot-member table:name="64424" table:display="true" table:show-details="true"/>
                <table:data-pilot-member table:name="64431" table:display="true" table:show-details="true"/>
                <table:data-pilot-member table:name="64434" table:display="true" table:show-details="true"/>
                <table:data-pilot-member table:name="64440" table:display="true" table:show-details="true"/>
                <table:data-pilot-member table:name="64443" table:display="true" table:show-details="true"/>
                <table:data-pilot-member table:name="64444" table:display="true" table:show-details="true"/>
                <table:data-pilot-member table:name="64447" table:display="true" table:show-details="true"/>
                <table:data-pilot-member table:name="64461" table:display="true" table:show-details="true"/>
                <table:data-pilot-member table:name="64468" table:display="true" table:show-details="true"/>
                <table:data-pilot-member table:name="64470" table:display="true" table:show-details="true"/>
                <table:data-pilot-member table:name="64486" table:display="true" table:show-details="true"/>
                <table:data-pilot-member table:name="64493" table:display="true" table:show-details="true"/>
                <table:data-pilot-member table:name="64496" table:display="true" table:show-details="true"/>
                <table:data-pilot-member table:name="64498" table:display="true" table:show-details="true"/>
                <table:data-pilot-member table:name="64500" table:display="true" table:show-details="true"/>
                <table:data-pilot-member table:name="64501" table:display="true" table:show-details="true"/>
                <table:data-pilot-member table:name="64504" table:display="true" table:show-details="true"/>
                <table:data-pilot-member table:name="64514" table:display="true" table:show-details="true"/>
                <table:data-pilot-member table:name="64524" table:display="true" table:show-details="true"/>
                <table:data-pilot-member table:name="64530" table:display="true" table:show-details="true"/>
                <table:data-pilot-member table:name="64536" table:display="true" table:show-details="true"/>
                <table:data-pilot-member table:name="64550" table:display="true" table:show-details="true"/>
                <table:data-pilot-member table:name="64552" table:display="true" table:show-details="true"/>
                <table:data-pilot-member table:name="64565" table:display="true" table:show-details="true"/>
                <table:data-pilot-member table:name="64572" table:display="true" table:show-details="true"/>
                <table:data-pilot-member table:name="64585" table:display="true" table:show-details="true"/>
                <table:data-pilot-member table:name="64599" table:display="true" table:show-details="true"/>
                <table:data-pilot-member table:name="64617" table:display="true" table:show-details="true"/>
                <table:data-pilot-member table:name="64620" table:display="true" table:show-details="true"/>
                <table:data-pilot-member table:name="64647" table:display="true" table:show-details="true"/>
                <table:data-pilot-member table:name="64659" table:display="true" table:show-details="true"/>
                <table:data-pilot-member table:name="64661" table:display="true" table:show-details="true"/>
                <table:data-pilot-member table:name="64668" table:display="true" table:show-details="true"/>
                <table:data-pilot-member table:name="64675" table:display="true" table:show-details="true"/>
                <table:data-pilot-member table:name="64695" table:display="true" table:show-details="true"/>
                <table:data-pilot-member table:name="64697" table:display="true" table:show-details="true"/>
                <table:data-pilot-member table:name="64701" table:display="true" table:show-details="true"/>
                <table:data-pilot-member table:name="64713" table:display="true" table:show-details="true"/>
                <table:data-pilot-member table:name="64727" table:display="true" table:show-details="true"/>
                <table:data-pilot-member table:name="64730" table:display="true" table:show-details="true"/>
                <table:data-pilot-member table:name="64735" table:display="true" table:show-details="true"/>
                <table:data-pilot-member table:name="64738" table:display="true" table:show-details="true"/>
                <table:data-pilot-member table:name="64740" table:display="true" table:show-details="true"/>
                <table:data-pilot-member table:name="64759" table:display="true" table:show-details="true"/>
                <table:data-pilot-member table:name="64762" table:display="true" table:show-details="true"/>
                <table:data-pilot-member table:name="64788" table:display="true" table:show-details="true"/>
                <table:data-pilot-member table:name="64806" table:display="true" table:show-details="true"/>
                <table:data-pilot-member table:name="64821" table:display="true" table:show-details="true"/>
                <table:data-pilot-member table:name="64824" table:display="true" table:show-details="true"/>
                <table:data-pilot-member table:name="64839" table:display="true" table:show-details="true"/>
                <table:data-pilot-member table:name="64853" table:display="true" table:show-details="true"/>
                <table:data-pilot-member table:name="64856" table:display="true" table:show-details="true"/>
                <table:data-pilot-member table:name="64864" table:display="true" table:show-details="true"/>
                <table:data-pilot-member table:name="64874" table:display="true" table:show-details="true"/>
                <table:data-pilot-member table:name="64887" table:display="true" table:show-details="true"/>
                <table:data-pilot-member table:name="64901" table:display="true" table:show-details="true"/>
                <table:data-pilot-member table:name="64903" table:display="true" table:show-details="true"/>
                <table:data-pilot-member table:name="64907" table:display="true" table:show-details="true"/>
                <table:data-pilot-member table:name="64929" table:display="true" table:show-details="true"/>
                <table:data-pilot-member table:name="64939" table:display="true" table:show-details="true"/>
                <table:data-pilot-member table:name="64953" table:display="true" table:show-details="true"/>
                <table:data-pilot-member table:name="64958" table:display="true" table:show-details="true"/>
                <table:data-pilot-member table:name="64973" table:display="true" table:show-details="true"/>
                <table:data-pilot-member table:name="64996" table:display="true" table:show-details="true"/>
                <table:data-pilot-member table:name="65005" table:display="true" table:show-details="true"/>
                <table:data-pilot-member table:name="65010" table:display="true" table:show-details="true"/>
                <table:data-pilot-member table:name="65022" table:display="true" table:show-details="true"/>
                <table:data-pilot-member table:name="65037" table:display="true" table:show-details="true"/>
                <table:data-pilot-member table:name="65039" table:display="true" table:show-details="true"/>
                <table:data-pilot-member table:name="65057" table:display="true" table:show-details="true"/>
                <table:data-pilot-member table:name="65061" table:display="true" table:show-details="true"/>
                <table:data-pilot-member table:name="65093" table:display="true" table:show-details="true"/>
                <table:data-pilot-member table:name="65099" table:display="true" table:show-details="true"/>
                <table:data-pilot-member table:name="65109" table:display="true" table:show-details="true"/>
                <table:data-pilot-member table:name="65127" table:display="true" table:show-details="true"/>
                <table:data-pilot-member table:name="65173" table:display="true" table:show-details="true"/>
                <table:data-pilot-member table:name="65175" table:display="true" table:show-details="true"/>
                <table:data-pilot-member table:name="65181" table:display="true" table:show-details="true"/>
                <table:data-pilot-member table:name="65197" table:display="true" table:show-details="true"/>
                <table:data-pilot-member table:name="65208" table:display="true" table:show-details="true"/>
                <table:data-pilot-member table:name="65212" table:display="true" table:show-details="true"/>
                <table:data-pilot-member table:name="65221" table:display="true" table:show-details="true"/>
                <table:data-pilot-member table:name="65225" table:display="true" table:show-details="true"/>
                <table:data-pilot-member table:name="65226" table:display="true" table:show-details="true"/>
                <table:data-pilot-member table:name="65229" table:display="true" table:show-details="true"/>
                <table:data-pilot-member table:name="65250" table:display="true" table:show-details="true"/>
                <table:data-pilot-member table:name="65264" table:display="true" table:show-details="true"/>
                <table:data-pilot-member table:name="65268" table:display="true" table:show-details="true"/>
                <table:data-pilot-member table:name="65299" table:display="true" table:show-details="true"/>
                <table:data-pilot-member table:name="65300" table:display="true" table:show-details="true"/>
                <table:data-pilot-member table:name="65302" table:display="true" table:show-details="true"/>
                <table:data-pilot-member table:name="65308" table:display="true" table:show-details="true"/>
                <table:data-pilot-member table:name="65309" table:display="true" table:show-details="true"/>
                <table:data-pilot-member table:name="65341" table:display="true" table:show-details="true"/>
                <table:data-pilot-member table:name="65384" table:display="true" table:show-details="true"/>
                <table:data-pilot-member table:name="65400" table:display="true" table:show-details="true"/>
                <table:data-pilot-member table:name="65403" table:display="true" table:show-details="true"/>
                <table:data-pilot-member table:name="65404" table:display="true" table:show-details="true"/>
                <table:data-pilot-member table:name="65411" table:display="true" table:show-details="true"/>
                <table:data-pilot-member table:name="65420" table:display="true" table:show-details="true"/>
                <table:data-pilot-member table:name="65438" table:display="true" table:show-details="true"/>
                <table:data-pilot-member table:name="65441" table:display="true" table:show-details="true"/>
                <table:data-pilot-member table:name="65442" table:display="true" table:show-details="true"/>
                <table:data-pilot-member table:name="65443" table:display="true" table:show-details="true"/>
                <table:data-pilot-member table:name="65474" table:display="true" table:show-details="true"/>
                <table:data-pilot-member table:name="65482" table:display="true" table:show-details="true"/>
                <table:data-pilot-member table:name="65487" table:display="true" table:show-details="true"/>
                <table:data-pilot-member table:name="65495" table:display="true" table:show-details="true"/>
                <table:data-pilot-member table:name="65499" table:display="true" table:show-details="true"/>
                <table:data-pilot-member table:name="65504" table:display="true" table:show-details="true"/>
                <table:data-pilot-member table:name="65515" table:display="true" table:show-details="true"/>
                <table:data-pilot-member table:name="65524" table:display="true" table:show-details="true"/>
                <table:data-pilot-member table:name="65530" table:display="true" table:show-details="true"/>
                <table:data-pilot-member table:name="65561" table:display="true" table:show-details="true"/>
                <table:data-pilot-member table:name="65567" table:display="true" table:show-details="true"/>
                <table:data-pilot-member table:name="65572" table:display="true" table:show-details="true"/>
                <table:data-pilot-member table:name="65576" table:display="true" table:show-details="true"/>
                <table:data-pilot-member table:name="65591" table:display="true" table:show-details="true"/>
                <table:data-pilot-member table:name="65596" table:display="true" table:show-details="true"/>
                <table:data-pilot-member table:name="65602" table:display="true" table:show-details="true"/>
                <table:data-pilot-member table:name="65612" table:display="true" table:show-details="true"/>
                <table:data-pilot-member table:name="65615" table:display="true" table:show-details="true"/>
                <table:data-pilot-member table:name="65628" table:display="true" table:show-details="true"/>
                <table:data-pilot-member table:name="65632" table:display="true" table:show-details="true"/>
                <table:data-pilot-member table:name="65640" table:display="true" table:show-details="true"/>
                <table:data-pilot-member table:name="65648" table:display="true" table:show-details="true"/>
                <table:data-pilot-member table:name="65655" table:display="true" table:show-details="true"/>
                <table:data-pilot-member table:name="65676" table:display="true" table:show-details="true"/>
                <table:data-pilot-member table:name="65679" table:display="true" table:show-details="true"/>
                <table:data-pilot-member table:name="65682" table:display="true" table:show-details="true"/>
                <table:data-pilot-member table:name="65706" table:display="true" table:show-details="true"/>
                <table:data-pilot-member table:name="65710" table:display="true" table:show-details="true"/>
                <table:data-pilot-member table:name="65711" table:display="true" table:show-details="true"/>
                <table:data-pilot-member table:name="65713" table:display="true" table:show-details="true"/>
                <table:data-pilot-member table:name="65722" table:display="true" table:show-details="true"/>
                <table:data-pilot-member table:name="65725" table:display="true" table:show-details="true"/>
                <table:data-pilot-member table:name="65766" table:display="true" table:show-details="true"/>
                <table:data-pilot-member table:name="65769" table:display="true" table:show-details="true"/>
                <table:data-pilot-member table:name="65775" table:display="true" table:show-details="true"/>
                <table:data-pilot-member table:name="65777" table:display="true" table:show-details="true"/>
                <table:data-pilot-member table:name="65804" table:display="true" table:show-details="true"/>
                <table:data-pilot-member table:name="65818" table:display="true" table:show-details="true"/>
                <table:data-pilot-member table:name="65828" table:display="true" table:show-details="true"/>
                <table:data-pilot-member table:name="65836" table:display="true" table:show-details="true"/>
                <table:data-pilot-member table:name="65864" table:display="true" table:show-details="true"/>
                <table:data-pilot-member table:name="65870" table:display="true" table:show-details="true"/>
                <table:data-pilot-member table:name="65878" table:display="true" table:show-details="true"/>
                <table:data-pilot-member table:name="65879" table:display="true" table:show-details="true"/>
                <table:data-pilot-member table:name="65881" table:display="true" table:show-details="true"/>
                <table:data-pilot-member table:name="65887" table:display="true" table:show-details="true"/>
                <table:data-pilot-member table:name="65897" table:display="true" table:show-details="true"/>
                <table:data-pilot-member table:name="65910" table:display="true" table:show-details="true"/>
                <table:data-pilot-member table:name="65912" table:display="true" table:show-details="true"/>
                <table:data-pilot-member table:name="65927" table:display="true" table:show-details="true"/>
                <table:data-pilot-member table:name="65941" table:display="true" table:show-details="true"/>
                <table:data-pilot-member table:name="65952" table:display="true" table:show-details="true"/>
                <table:data-pilot-member table:name="65965" table:display="true" table:show-details="true"/>
                <table:data-pilot-member table:name="65969" table:display="true" table:show-details="true"/>
                <table:data-pilot-member table:name="65981" table:display="true" table:show-details="true"/>
                <table:data-pilot-member table:name="66009" table:display="true" table:show-details="true"/>
                <table:data-pilot-member table:name="66013" table:display="true" table:show-details="true"/>
                <table:data-pilot-member table:name="66018" table:display="true" table:show-details="true"/>
                <table:data-pilot-member table:name="66024" table:display="true" table:show-details="true"/>
                <table:data-pilot-member table:name="66029" table:display="true" table:show-details="true"/>
                <table:data-pilot-member table:name="66031" table:display="true" table:show-details="true"/>
                <table:data-pilot-member table:name="66032" table:display="true" table:show-details="true"/>
                <table:data-pilot-member table:name="66037" table:display="true" table:show-details="true"/>
                <table:data-pilot-member table:name="66056" table:display="true" table:show-details="true"/>
                <table:data-pilot-member table:name="66057" table:display="true" table:show-details="true"/>
                <table:data-pilot-member table:name="66071" table:display="true" table:show-details="true"/>
                <table:data-pilot-member table:name="66084" table:display="true" table:show-details="true"/>
                <table:data-pilot-member table:name="66086" table:display="true" table:show-details="true"/>
                <table:data-pilot-member table:name="66094" table:display="true" table:show-details="true"/>
                <table:data-pilot-member table:name="66111" table:display="true" table:show-details="true"/>
                <table:data-pilot-member table:name="66112" table:display="true" table:show-details="true"/>
                <table:data-pilot-member table:name="66113" table:display="true" table:show-details="true"/>
                <table:data-pilot-member table:name="66122" table:display="true" table:show-details="true"/>
                <table:data-pilot-member table:name="66130" table:display="true" table:show-details="true"/>
                <table:data-pilot-member table:name="66142" table:display="true" table:show-details="true"/>
                <table:data-pilot-member table:name="66168" table:display="true" table:show-details="true"/>
                <table:data-pilot-member table:name="66187" table:display="true" table:show-details="true"/>
                <table:data-pilot-member table:name="66189" table:display="true" table:show-details="true"/>
                <table:data-pilot-member table:name="66193" table:display="true" table:show-details="true"/>
                <table:data-pilot-member table:name="66216" table:display="true" table:show-details="true"/>
                <table:data-pilot-member table:name="66217" table:display="true" table:show-details="true"/>
                <table:data-pilot-member table:name="66227" table:display="true" table:show-details="true"/>
                <table:data-pilot-member table:name="66241" table:display="true" table:show-details="true"/>
                <table:data-pilot-member table:name="66248" table:display="true" table:show-details="true"/>
                <table:data-pilot-member table:name="66262" table:display="true" table:show-details="true"/>
                <table:data-pilot-member table:name="66269" table:display="true" table:show-details="true"/>
                <table:data-pilot-member table:name="66270" table:display="true" table:show-details="true"/>
                <table:data-pilot-member table:name="66275" table:display="true" table:show-details="true"/>
                <table:data-pilot-member table:name="66280" table:display="true" table:show-details="true"/>
                <table:data-pilot-member table:name="66285" table:display="true" table:show-details="true"/>
                <table:data-pilot-member table:name="66290" table:display="true" table:show-details="true"/>
                <table:data-pilot-member table:name="66292" table:display="true" table:show-details="true"/>
                <table:data-pilot-member table:name="66305" table:display="true" table:show-details="true"/>
                <table:data-pilot-member table:name="66321" table:display="true" table:show-details="true"/>
                <table:data-pilot-member table:name="66351" table:display="true" table:show-details="true"/>
                <table:data-pilot-member table:name="66353" table:display="true" table:show-details="true"/>
                <table:data-pilot-member table:name="66373" table:display="true" table:show-details="true"/>
                <table:data-pilot-member table:name="66393" table:display="true" table:show-details="true"/>
                <table:data-pilot-member table:name="66403" table:display="true" table:show-details="true"/>
                <table:data-pilot-member table:name="66404" table:display="true" table:show-details="true"/>
                <table:data-pilot-member table:name="66423" table:display="true" table:show-details="true"/>
                <table:data-pilot-member table:name="66433" table:display="true" table:show-details="true"/>
                <table:data-pilot-member table:name="66434" table:display="true" table:show-details="true"/>
                <table:data-pilot-member table:name="66440" table:display="true" table:show-details="true"/>
                <table:data-pilot-member table:name="66448" table:display="true" table:show-details="true"/>
                <table:data-pilot-member table:name="66449" table:display="true" table:show-details="true"/>
                <table:data-pilot-member table:name="66451" table:display="true" table:show-details="true"/>
                <table:data-pilot-member table:name="66452" table:display="true" table:show-details="true"/>
                <table:data-pilot-member table:name="66461" table:display="true" table:show-details="true"/>
                <table:data-pilot-member table:name="66503" table:display="true" table:show-details="true"/>
                <table:data-pilot-member table:name="66546" table:display="true" table:show-details="true"/>
                <table:data-pilot-member table:name="66548" table:display="true" table:show-details="true"/>
                <table:data-pilot-member table:name="66554" table:display="true" table:show-details="true"/>
                <table:data-pilot-member table:name="66569" table:display="true" table:show-details="true"/>
                <table:data-pilot-member table:name="66584" table:display="true" table:show-details="true"/>
                <table:data-pilot-member table:name="66599" table:display="true" table:show-details="true"/>
                <table:data-pilot-member table:name="66608" table:display="true" table:show-details="true"/>
                <table:data-pilot-member table:name="66610" table:display="true" table:show-details="true"/>
                <table:data-pilot-member table:name="66623" table:display="true" table:show-details="true"/>
                <table:data-pilot-member table:name="66625" table:display="true" table:show-details="true"/>
                <table:data-pilot-member table:name="66635" table:display="true" table:show-details="true"/>
                <table:data-pilot-member table:name="66640" table:display="true" table:show-details="true"/>
                <table:data-pilot-member table:name="66663" table:display="true" table:show-details="true"/>
                <table:data-pilot-member table:name="66679" table:display="true" table:show-details="true"/>
                <table:data-pilot-member table:name="66680" table:display="true" table:show-details="true"/>
                <table:data-pilot-member table:name="66686" table:display="true" table:show-details="true"/>
                <table:data-pilot-member table:name="66690" table:display="true" table:show-details="true"/>
                <table:data-pilot-member table:name="66719" table:display="true" table:show-details="true"/>
                <table:data-pilot-member table:name="66723" table:display="true" table:show-details="true"/>
                <table:data-pilot-member table:name="66728" table:display="true" table:show-details="true"/>
                <table:data-pilot-member table:name="66739" table:display="true" table:show-details="true"/>
                <table:data-pilot-member table:name="66746" table:display="true" table:show-details="true"/>
                <table:data-pilot-member table:name="66760" table:display="true" table:show-details="true"/>
                <table:data-pilot-member table:name="66778" table:display="true" table:show-details="true"/>
                <table:data-pilot-member table:name="66783" table:display="true" table:show-details="true"/>
                <table:data-pilot-member table:name="66785" table:display="true" table:show-details="true"/>
                <table:data-pilot-member table:name="66796" table:display="true" table:show-details="true"/>
                <table:data-pilot-member table:name="66797" table:display="true" table:show-details="true"/>
                <table:data-pilot-member table:name="66798" table:display="true" table:show-details="true"/>
                <table:data-pilot-member table:name="66799" table:display="true" table:show-details="true"/>
                <table:data-pilot-member table:name="66805" table:display="true" table:show-details="true"/>
                <table:data-pilot-member table:name="66807" table:display="true" table:show-details="true"/>
                <table:data-pilot-member table:name="66816" table:display="true" table:show-details="true"/>
                <table:data-pilot-member table:name="66824" table:display="true" table:show-details="true"/>
                <table:data-pilot-member table:name="66836" table:display="true" table:show-details="true"/>
                <table:data-pilot-member table:name="66840" table:display="true" table:show-details="true"/>
                <table:data-pilot-member table:name="66853" table:display="true" table:show-details="true"/>
                <table:data-pilot-member table:name="66857" table:display="true" table:show-details="true"/>
                <table:data-pilot-member table:name="66880" table:display="true" table:show-details="true"/>
                <table:data-pilot-member table:name="66895" table:display="true" table:show-details="true"/>
                <table:data-pilot-member table:name="66900" table:display="true" table:show-details="true"/>
                <table:data-pilot-member table:name="66913" table:display="true" table:show-details="true"/>
                <table:data-pilot-member table:name="66915" table:display="true" table:show-details="true"/>
                <table:data-pilot-member table:name="66934" table:display="true" table:show-details="true"/>
                <table:data-pilot-member table:name="66939" table:display="true" table:show-details="true"/>
                <table:data-pilot-member table:name="66959" table:display="true" table:show-details="true"/>
                <table:data-pilot-member table:name="66963" table:display="true" table:show-details="true"/>
                <table:data-pilot-member table:name="66969" table:display="true" table:show-details="true"/>
                <table:data-pilot-member table:name="66975" table:display="true" table:show-details="true"/>
                <table:data-pilot-member table:name="66986" table:display="true" table:show-details="true"/>
                <table:data-pilot-member table:name="66999" table:display="true" table:show-details="true"/>
                <table:data-pilot-member table:name="67013" table:display="true" table:show-details="true"/>
                <table:data-pilot-member table:name="67017" table:display="true" table:show-details="true"/>
                <table:data-pilot-member table:name="67026" table:display="true" table:show-details="true"/>
                <table:data-pilot-member table:name="67039" table:display="true" table:show-details="true"/>
                <table:data-pilot-member table:name="67052" table:display="true" table:show-details="true"/>
                <table:data-pilot-member table:name="67066" table:display="true" table:show-details="true"/>
                <table:data-pilot-member table:name="67070" table:display="true" table:show-details="true"/>
                <table:data-pilot-member table:name="67084" table:display="true" table:show-details="true"/>
                <table:data-pilot-member table:name="67089" table:display="true" table:show-details="true"/>
                <table:data-pilot-member table:name="67097" table:display="true" table:show-details="true"/>
                <table:data-pilot-member table:name="67109" table:display="true" table:show-details="true"/>
                <table:data-pilot-member table:name="67136" table:display="true" table:show-details="true"/>
                <table:data-pilot-member table:name="67138" table:display="true" table:show-details="true"/>
                <table:data-pilot-member table:name="67142" table:display="true" table:show-details="true"/>
                <table:data-pilot-member table:name="67157" table:display="true" table:show-details="true"/>
                <table:data-pilot-member table:name="67173" table:display="true" table:show-details="true"/>
                <table:data-pilot-member table:name="67213" table:display="true" table:show-details="true"/>
                <table:data-pilot-member table:name="67215" table:display="true" table:show-details="true"/>
                <table:data-pilot-member table:name="67221" table:display="true" table:show-details="true"/>
                <table:data-pilot-member table:name="67227" table:display="true" table:show-details="true"/>
                <table:data-pilot-member table:name="67237" table:display="true" table:show-details="true"/>
                <table:data-pilot-member table:name="67251" table:display="true" table:show-details="true"/>
                <table:data-pilot-member table:name="67273" table:display="true" table:show-details="true"/>
                <table:data-pilot-member table:name="67312" table:display="true" table:show-details="true"/>
                <table:data-pilot-member table:name="67327" table:display="true" table:show-details="true"/>
                <table:data-pilot-member table:name="67338" table:display="true" table:show-details="true"/>
                <table:data-pilot-member table:name="67355" table:display="true" table:show-details="true"/>
                <table:data-pilot-member table:name="67372" table:display="true" table:show-details="true"/>
                <table:data-pilot-member table:name="67373" table:display="true" table:show-details="true"/>
                <table:data-pilot-member table:name="67378" table:display="true" table:show-details="true"/>
                <table:data-pilot-member table:name="67392" table:display="true" table:show-details="true"/>
                <table:data-pilot-member table:name="67421" table:display="true" table:show-details="true"/>
                <table:data-pilot-member table:name="67424" table:display="true" table:show-details="true"/>
                <table:data-pilot-member table:name="67438" table:display="true" table:show-details="true"/>
                <table:data-pilot-member table:name="67443" table:display="true" table:show-details="true"/>
                <table:data-pilot-member table:name="67456" table:display="true" table:show-details="true"/>
                <table:data-pilot-member table:name="67457" table:display="true" table:show-details="true"/>
                <table:data-pilot-member table:name="67471" table:display="true" table:show-details="true"/>
                <table:data-pilot-member table:name="67476" table:display="true" table:show-details="true"/>
                <table:data-pilot-member table:name="67489" table:display="true" table:show-details="true"/>
                <table:data-pilot-member table:name="67496" table:display="true" table:show-details="true"/>
                <table:data-pilot-member table:name="67497" table:display="true" table:show-details="true"/>
                <table:data-pilot-member table:name="67511" table:display="true" table:show-details="true"/>
                <table:data-pilot-member table:name="67522" table:display="true" table:show-details="true"/>
                <table:data-pilot-member table:name="67524" table:display="true" table:show-details="true"/>
                <table:data-pilot-member table:name="67525" table:display="true" table:show-details="true"/>
                <table:data-pilot-member table:name="67526" table:display="true" table:show-details="true"/>
                <table:data-pilot-member table:name="67546" table:display="true" table:show-details="true"/>
                <table:data-pilot-member table:name="67548" table:display="true" table:show-details="true"/>
                <table:data-pilot-member table:name="67554" table:display="true" table:show-details="true"/>
                <table:data-pilot-member table:name="67569" table:display="true" table:show-details="true"/>
                <table:data-pilot-member table:name="67591" table:display="true" table:show-details="true"/>
                <table:data-pilot-member table:name="67593" table:display="true" table:show-details="true"/>
                <table:data-pilot-member table:name="67598" table:display="true" table:show-details="true"/>
                <table:data-pilot-member table:name="67602" table:display="true" table:show-details="true"/>
                <table:data-pilot-member table:name="67609" table:display="true" table:show-details="true"/>
                <table:data-pilot-member table:name="67611" table:display="true" table:show-details="true"/>
                <table:data-pilot-member table:name="67629" table:display="true" table:show-details="true"/>
                <table:data-pilot-member table:name="67640" table:display="true" table:show-details="true"/>
                <table:data-pilot-member table:name="67653" table:display="true" table:show-details="true"/>
                <table:data-pilot-member table:name="67666" table:display="true" table:show-details="true"/>
                <table:data-pilot-member table:name="67674" table:display="true" table:show-details="true"/>
                <table:data-pilot-member table:name="67679" table:display="true" table:show-details="true"/>
                <table:data-pilot-member table:name="67687" table:display="true" table:show-details="true"/>
                <table:data-pilot-member table:name="67695" table:display="true" table:show-details="true"/>
                <table:data-pilot-member table:name="67703" table:display="true" table:show-details="true"/>
                <table:data-pilot-member table:name="67716" table:display="true" table:show-details="true"/>
                <table:data-pilot-member table:name="67722" table:display="true" table:show-details="true"/>
                <table:data-pilot-member table:name="67731" table:display="true" table:show-details="true"/>
                <table:data-pilot-member table:name="67732" table:display="true" table:show-details="true"/>
                <table:data-pilot-member table:name="67743" table:display="true" table:show-details="true"/>
                <table:data-pilot-member table:name="67744" table:display="true" table:show-details="true"/>
                <table:data-pilot-member table:name="67747" table:display="true" table:show-details="true"/>
                <table:data-pilot-member table:name="67756" table:display="true" table:show-details="true"/>
                <table:data-pilot-member table:name="67759" table:display="true" table:show-details="true"/>
                <table:data-pilot-member table:name="67770" table:display="true" table:show-details="true"/>
                <table:data-pilot-member table:name="67773" table:display="true" table:show-details="true"/>
                <table:data-pilot-member table:name="67776" table:display="true" table:show-details="true"/>
                <table:data-pilot-member table:name="67784" table:display="true" table:show-details="true"/>
                <table:data-pilot-member table:name="67788" table:display="true" table:show-details="true"/>
                <table:data-pilot-member table:name="67809" table:display="true" table:show-details="true"/>
                <table:data-pilot-member table:name="67819" table:display="true" table:show-details="true"/>
                <table:data-pilot-member table:name="67832" table:display="true" table:show-details="true"/>
                <table:data-pilot-member table:name="67844" table:display="true" table:show-details="true"/>
                <table:data-pilot-member table:name="67854" table:display="true" table:show-details="true"/>
                <table:data-pilot-member table:name="67855" table:display="true" table:show-details="true"/>
                <table:data-pilot-member table:name="67884" table:display="true" table:show-details="true"/>
                <table:data-pilot-member table:name="67892" table:display="true" table:show-details="true"/>
                <table:data-pilot-member table:name="67955" table:display="true" table:show-details="true"/>
                <table:data-pilot-member table:name="67964" table:display="true" table:show-details="true"/>
                <table:data-pilot-member table:name="67969" table:display="true" table:show-details="true"/>
                <table:data-pilot-member table:name="67985" table:display="true" table:show-details="true"/>
                <table:data-pilot-member table:name="67993" table:display="true" table:show-details="true"/>
                <table:data-pilot-member table:name="67996" table:display="true" table:show-details="true"/>
                <table:data-pilot-member table:name="68011" table:display="true" table:show-details="true"/>
                <table:data-pilot-member table:name="68015" table:display="true" table:show-details="true"/>
                <table:data-pilot-member table:name="68018" table:display="true" table:show-details="true"/>
                <table:data-pilot-member table:name="68022" table:display="true" table:show-details="true"/>
                <table:data-pilot-member table:name="68028" table:display="true" table:show-details="true"/>
                <table:data-pilot-member table:name="68035" table:display="true" table:show-details="true"/>
                <table:data-pilot-member table:name="68039" table:display="true" table:show-details="true"/>
                <table:data-pilot-member table:name="68050" table:display="true" table:show-details="true"/>
                <table:data-pilot-member table:name="68064" table:display="true" table:show-details="true"/>
                <table:data-pilot-member table:name="68067" table:display="true" table:show-details="true"/>
                <table:data-pilot-member table:name="68069" table:display="true" table:show-details="true"/>
                <table:data-pilot-member table:name="68080" table:display="true" table:show-details="true"/>
                <table:data-pilot-member table:name="68100" table:display="true" table:show-details="true"/>
                <table:data-pilot-member table:name="68106" table:display="true" table:show-details="true"/>
                <table:data-pilot-member table:name="68138" table:display="true" table:show-details="true"/>
                <table:data-pilot-member table:name="68159" table:display="true" table:show-details="true"/>
                <table:data-pilot-member table:name="68162" table:display="true" table:show-details="true"/>
                <table:data-pilot-member table:name="68163" table:display="true" table:show-details="true"/>
                <table:data-pilot-member table:name="68165" table:display="true" table:show-details="true"/>
                <table:data-pilot-member table:name="68177" table:display="true" table:show-details="true"/>
                <table:data-pilot-member table:name="68185" table:display="true" table:show-details="true"/>
                <table:data-pilot-member table:name="68194" table:display="true" table:show-details="true"/>
                <table:data-pilot-member table:name="68211" table:display="true" table:show-details="true"/>
                <table:data-pilot-member table:name="68226" table:display="true" table:show-details="true"/>
                <table:data-pilot-member table:name="68232" table:display="true" table:show-details="true"/>
                <table:data-pilot-member table:name="68258" table:display="true" table:show-details="true"/>
                <table:data-pilot-member table:name="68269" table:display="true" table:show-details="true"/>
                <table:data-pilot-member table:name="68276" table:display="true" table:show-details="true"/>
                <table:data-pilot-member table:name="68285" table:display="true" table:show-details="true"/>
                <table:data-pilot-member table:name="68304" table:display="true" table:show-details="true"/>
                <table:data-pilot-member table:name="68333" table:display="true" table:show-details="true"/>
                <table:data-pilot-member table:name="68335" table:display="true" table:show-details="true"/>
                <table:data-pilot-member table:name="68336" table:display="true" table:show-details="true"/>
                <table:data-pilot-member table:name="68350" table:display="true" table:show-details="true"/>
                <table:data-pilot-member table:name="68361" table:display="true" table:show-details="true"/>
                <table:data-pilot-member table:name="68362" table:display="true" table:show-details="true"/>
                <table:data-pilot-member table:name="68372" table:display="true" table:show-details="true"/>
                <table:data-pilot-member table:name="68375" table:display="true" table:show-details="true"/>
                <table:data-pilot-member table:name="68382" table:display="true" table:show-details="true"/>
                <table:data-pilot-member table:name="68384" table:display="true" table:show-details="true"/>
                <table:data-pilot-member table:name="68391" table:display="true" table:show-details="true"/>
                <table:data-pilot-member table:name="68400" table:display="true" table:show-details="true"/>
                <table:data-pilot-member table:name="68406" table:display="true" table:show-details="true"/>
                <table:data-pilot-member table:name="68412" table:display="true" table:show-details="true"/>
                <table:data-pilot-member table:name="68420" table:display="true" table:show-details="true"/>
                <table:data-pilot-member table:name="68428" table:display="true" table:show-details="true"/>
                <table:data-pilot-member table:name="68437" table:display="true" table:show-details="true"/>
                <table:data-pilot-member table:name="68445" table:display="true" table:show-details="true"/>
                <table:data-pilot-member table:name="68446" table:display="true" table:show-details="true"/>
                <table:data-pilot-member table:name="68449" table:display="true" table:show-details="true"/>
                <table:data-pilot-member table:name="68456" table:display="true" table:show-details="true"/>
                <table:data-pilot-member table:name="68460" table:display="true" table:show-details="true"/>
                <table:data-pilot-member table:name="68461" table:display="true" table:show-details="true"/>
                <table:data-pilot-member table:name="68469" table:display="true" table:show-details="true"/>
                <table:data-pilot-member table:name="68471" table:display="true" table:show-details="true"/>
                <table:data-pilot-member table:name="68475" table:display="true" table:show-details="true"/>
                <table:data-pilot-member table:name="68485" table:display="true" table:show-details="true"/>
                <table:data-pilot-member table:name="68503" table:display="true" table:show-details="true"/>
                <table:data-pilot-member table:name="68526" table:display="true" table:show-details="true"/>
                <table:data-pilot-member table:name="68533" table:display="true" table:show-details="true"/>
                <table:data-pilot-member table:name="68536" table:display="true" table:show-details="true"/>
                <table:data-pilot-member table:name="68538" table:display="true" table:show-details="true"/>
                <table:data-pilot-member table:name="68543" table:display="true" table:show-details="true"/>
                <table:data-pilot-member table:name="68545" table:display="true" table:show-details="true"/>
                <table:data-pilot-member table:name="68553" table:display="true" table:show-details="true"/>
                <table:data-pilot-member table:name="68569" table:display="true" table:show-details="true"/>
                <table:data-pilot-member table:name="68571" table:display="true" table:show-details="true"/>
                <table:data-pilot-member table:name="68572" table:display="true" table:show-details="true"/>
                <table:data-pilot-member table:name="68586" table:display="true" table:show-details="true"/>
                <table:data-pilot-member table:name="68587" table:display="true" table:show-details="true"/>
                <table:data-pilot-member table:name="68590" table:display="true" table:show-details="true"/>
                <table:data-pilot-member table:name="68617" table:display="true" table:show-details="true"/>
                <table:data-pilot-member table:name="68624" table:display="true" table:show-details="true"/>
                <table:data-pilot-member table:name="68625" table:display="true" table:show-details="true"/>
                <table:data-pilot-member table:name="68640" table:display="true" table:show-details="true"/>
                <table:data-pilot-member table:name="68651" table:display="true" table:show-details="true"/>
                <table:data-pilot-member table:name="68655" table:display="true" table:show-details="true"/>
                <table:data-pilot-member table:name="68656" table:display="true" table:show-details="true"/>
                <table:data-pilot-member table:name="68657" table:display="true" table:show-details="true"/>
                <table:data-pilot-member table:name="68658" table:display="true" table:show-details="true"/>
                <table:data-pilot-member table:name="68671" table:display="true" table:show-details="true"/>
                <table:data-pilot-member table:name="68682" table:display="true" table:show-details="true"/>
                <table:data-pilot-member table:name="68686" table:display="true" table:show-details="true"/>
                <table:data-pilot-member table:name="68693" table:display="true" table:show-details="true"/>
                <table:data-pilot-member table:name="68710" table:display="true" table:show-details="true"/>
                <table:data-pilot-member table:name="68720" table:display="true" table:show-details="true"/>
                <table:data-pilot-member table:name="68732" table:display="true" table:show-details="true"/>
                <table:data-pilot-member table:name="68737" table:display="true" table:show-details="true"/>
                <table:data-pilot-member table:name="68746" table:display="true" table:show-details="true"/>
                <table:data-pilot-member table:name="68764" table:display="true" table:show-details="true"/>
                <table:data-pilot-member table:name="68769" table:display="true" table:show-details="true"/>
                <table:data-pilot-member table:name="68809" table:display="true" table:show-details="true"/>
                <table:data-pilot-member table:name="68817" table:display="true" table:show-details="true"/>
                <table:data-pilot-member table:name="68824" table:display="true" table:show-details="true"/>
                <table:data-pilot-member table:name="68837" table:display="true" table:show-details="true"/>
                <table:data-pilot-member table:name="68872" table:display="true" table:show-details="true"/>
                <table:data-pilot-member table:name="68899" table:display="true" table:show-details="true"/>
                <table:data-pilot-member table:name="68904" table:display="true" table:show-details="true"/>
                <table:data-pilot-member table:name="68915" table:display="true" table:show-details="true"/>
                <table:data-pilot-member table:name="68918" table:display="true" table:show-details="true"/>
                <table:data-pilot-member table:name="68925" table:display="true" table:show-details="true"/>
                <table:data-pilot-member table:name="68947" table:display="true" table:show-details="true"/>
                <table:data-pilot-member table:name="68956" table:display="true" table:show-details="true"/>
                <table:data-pilot-member table:name="68969" table:display="true" table:show-details="true"/>
                <table:data-pilot-member table:name="68987" table:display="true" table:show-details="true"/>
                <table:data-pilot-member table:name="69001" table:display="true" table:show-details="true"/>
                <table:data-pilot-member table:name="69008" table:display="true" table:show-details="true"/>
                <table:data-pilot-member table:name="69014" table:display="true" table:show-details="true"/>
                <table:data-pilot-member table:name="69017" table:display="true" table:show-details="true"/>
                <table:data-pilot-member table:name="69079" table:display="true" table:show-details="true"/>
                <table:data-pilot-member table:name="69092" table:display="true" table:show-details="true"/>
                <table:data-pilot-member table:name="69098" table:display="true" table:show-details="true"/>
                <table:data-pilot-member table:name="69099" table:display="true" table:show-details="true"/>
                <table:data-pilot-member table:name="69104" table:display="true" table:show-details="true"/>
                <table:data-pilot-member table:name="69105" table:display="true" table:show-details="true"/>
                <table:data-pilot-member table:name="69109" table:display="true" table:show-details="true"/>
                <table:data-pilot-member table:name="69111" table:display="true" table:show-details="true"/>
                <table:data-pilot-member table:name="69113" table:display="true" table:show-details="true"/>
                <table:data-pilot-member table:name="69152" table:display="true" table:show-details="true"/>
                <table:data-pilot-member table:name="69169" table:display="true" table:show-details="true"/>
                <table:data-pilot-member table:name="69173" table:display="true" table:show-details="true"/>
                <table:data-pilot-member table:name="69176" table:display="true" table:show-details="true"/>
                <table:data-pilot-member table:name="69189" table:display="true" table:show-details="true"/>
                <table:data-pilot-member table:name="69203" table:display="true" table:show-details="true"/>
                <table:data-pilot-member table:name="69204" table:display="true" table:show-details="true"/>
                <table:data-pilot-member table:name="69208" table:display="true" table:show-details="true"/>
                <table:data-pilot-member table:name="69215" table:display="true" table:show-details="true"/>
                <table:data-pilot-member table:name="69223" table:display="true" table:show-details="true"/>
                <table:data-pilot-member table:name="69230" table:display="true" table:show-details="true"/>
                <table:data-pilot-member table:name="69231" table:display="true" table:show-details="true"/>
                <table:data-pilot-member table:name="69234" table:display="true" table:show-details="true"/>
                <table:data-pilot-member table:name="69242" table:display="true" table:show-details="true"/>
                <table:data-pilot-member table:name="69246" table:display="true" table:show-details="true"/>
                <table:data-pilot-member table:name="69263" table:display="true" table:show-details="true"/>
                <table:data-pilot-member table:name="69274" table:display="true" table:show-details="true"/>
                <table:data-pilot-member table:name="69284" table:display="true" table:show-details="true"/>
                <table:data-pilot-member table:name="69292" table:display="true" table:show-details="true"/>
                <table:data-pilot-member table:name="69295" table:display="true" table:show-details="true"/>
                <table:data-pilot-member table:name="69299" table:display="true" table:show-details="true"/>
                <table:data-pilot-member table:name="69304" table:display="true" table:show-details="true"/>
                <table:data-pilot-member table:name="69323" table:display="true" table:show-details="true"/>
                <table:data-pilot-member table:name="69325" table:display="true" table:show-details="true"/>
                <table:data-pilot-member table:name="69326" table:display="true" table:show-details="true"/>
                <table:data-pilot-member table:name="69346" table:display="true" table:show-details="true"/>
                <table:data-pilot-member table:name="69348" table:display="true" table:show-details="true"/>
                <table:data-pilot-member table:name="69387" table:display="true" table:show-details="true"/>
                <table:data-pilot-member table:name="69388" table:display="true" table:show-details="true"/>
                <table:data-pilot-member table:name="69392" table:display="true" table:show-details="true"/>
                <table:data-pilot-member table:name="69402" table:display="true" table:show-details="true"/>
                <table:data-pilot-member table:name="69405" table:display="true" table:show-details="true"/>
                <table:data-pilot-member table:name="69430" table:display="true" table:show-details="true"/>
                <table:data-pilot-member table:name="69459" table:display="true" table:show-details="true"/>
                <table:data-pilot-member table:name="69462" table:display="true" table:show-details="true"/>
                <table:data-pilot-member table:name="69464" table:display="true" table:show-details="true"/>
                <table:data-pilot-member table:name="69465" table:display="true" table:show-details="true"/>
                <table:data-pilot-member table:name="69468" table:display="true" table:show-details="true"/>
                <table:data-pilot-member table:name="69476" table:display="true" table:show-details="true"/>
                <table:data-pilot-member table:name="69482" table:display="true" table:show-details="true"/>
                <table:data-pilot-member table:name="69483" table:display="true" table:show-details="true"/>
                <table:data-pilot-member table:name="69484" table:display="true" table:show-details="true"/>
                <table:data-pilot-member table:name="69490" table:display="true" table:show-details="true"/>
                <table:data-pilot-member table:name="69494" table:display="true" table:show-details="true"/>
                <table:data-pilot-member table:name="69495" table:display="true" table:show-details="true"/>
                <table:data-pilot-member table:name="69497" table:display="true" table:show-details="true"/>
                <table:data-pilot-member table:name="69518" table:display="true" table:show-details="true"/>
                <table:data-pilot-member table:name="69546" table:display="true" table:show-details="true"/>
                <table:data-pilot-member table:name="69547" table:display="true" table:show-details="true"/>
                <table:data-pilot-member table:name="69549" table:display="true" table:show-details="true"/>
                <table:data-pilot-member table:name="69553" table:display="true" table:show-details="true"/>
                <table:data-pilot-member table:name="69554" table:display="true" table:show-details="true"/>
                <table:data-pilot-member table:name="69563" table:display="true" table:show-details="true"/>
                <table:data-pilot-member table:name="69564" table:display="true" table:show-details="true"/>
                <table:data-pilot-member table:name="69574" table:display="true" table:show-details="true"/>
                <table:data-pilot-member table:name="69632" table:display="true" table:show-details="true"/>
                <table:data-pilot-member table:name="69643" table:display="true" table:show-details="true"/>
                <table:data-pilot-member table:name="69648" table:display="true" table:show-details="true"/>
                <table:data-pilot-member table:name="69670" table:display="true" table:show-details="true"/>
                <table:data-pilot-member table:name="69672" table:display="true" table:show-details="true"/>
                <table:data-pilot-member table:name="69688" table:display="true" table:show-details="true"/>
                <table:data-pilot-member table:name="69690" table:display="true" table:show-details="true"/>
                <table:data-pilot-member table:name="69691" table:display="true" table:show-details="true"/>
                <table:data-pilot-member table:name="69710" table:display="true" table:show-details="true"/>
                <table:data-pilot-member table:name="69711" table:display="true" table:show-details="true"/>
                <table:data-pilot-member table:name="69714" table:display="true" table:show-details="true"/>
                <table:data-pilot-member table:name="69731" table:display="true" table:show-details="true"/>
                <table:data-pilot-member table:name="69736" table:display="true" table:show-details="true"/>
                <table:data-pilot-member table:name="69740" table:display="true" table:show-details="true"/>
                <table:data-pilot-member table:name="69743" table:display="true" table:show-details="true"/>
                <table:data-pilot-member table:name="69757" table:display="true" table:show-details="true"/>
                <table:data-pilot-member table:name="69764" table:display="true" table:show-details="true"/>
                <table:data-pilot-member table:name="69769" table:display="true" table:show-details="true"/>
                <table:data-pilot-member table:name="69775" table:display="true" table:show-details="true"/>
                <table:data-pilot-member table:name="69789" table:display="true" table:show-details="true"/>
                <table:data-pilot-member table:name="69793" table:display="true" table:show-details="true"/>
                <table:data-pilot-member table:name="69800" table:display="true" table:show-details="true"/>
                <table:data-pilot-member table:name="69804" table:display="true" table:show-details="true"/>
                <table:data-pilot-member table:name="69805" table:display="true" table:show-details="true"/>
                <table:data-pilot-member table:name="69813" table:display="true" table:show-details="true"/>
                <table:data-pilot-member table:name="69814" table:display="true" table:show-details="true"/>
                <table:data-pilot-member table:name="69830" table:display="true" table:show-details="true"/>
                <table:data-pilot-member table:name="69833" table:display="true" table:show-details="true"/>
                <table:data-pilot-member table:name="69845" table:display="true" table:show-details="true"/>
                <table:data-pilot-member table:name="69847" table:display="true" table:show-details="true"/>
                <table:data-pilot-member table:name="69853" table:display="true" table:show-details="true"/>
                <table:data-pilot-member table:name="69857" table:display="true" table:show-details="true"/>
                <table:data-pilot-member table:name="69863" table:display="true" table:show-details="true"/>
                <table:data-pilot-member table:name="69865" table:display="true" table:show-details="true"/>
                <table:data-pilot-member table:name="69897" table:display="true" table:show-details="true"/>
                <table:data-pilot-member table:name="69910" table:display="true" table:show-details="true"/>
                <table:data-pilot-member table:name="69915" table:display="true" table:show-details="true"/>
                <table:data-pilot-member table:name="69928" table:display="true" table:show-details="true"/>
                <table:data-pilot-member table:name="69929" table:display="true" table:show-details="true"/>
                <table:data-pilot-member table:name="69950" table:display="true" table:show-details="true"/>
                <table:data-pilot-member table:name="69953" table:display="true" table:show-details="true"/>
                <table:data-pilot-member table:name="69961" table:display="true" table:show-details="true"/>
                <table:data-pilot-member table:name="69981" table:display="true" table:show-details="true"/>
                <table:data-pilot-member table:name="70000" table:display="true" table:show-details="true"/>
                <table:data-pilot-member table:name="70004" table:display="true" table:show-details="true"/>
                <table:data-pilot-member table:name="70016" table:display="true" table:show-details="true"/>
                <table:data-pilot-member table:name="70030" table:display="true" table:show-details="true"/>
                <table:data-pilot-member table:name="70038" table:display="true" table:show-details="true"/>
                <table:data-pilot-member table:name="70049" table:display="true" table:show-details="true"/>
                <table:data-pilot-member table:name="70053" table:display="true" table:show-details="true"/>
                <table:data-pilot-member table:name="70069" table:display="true" table:show-details="true"/>
                <table:data-pilot-member table:name="70070" table:display="true" table:show-details="true"/>
                <table:data-pilot-member table:name="70080" table:display="true" table:show-details="true"/>
                <table:data-pilot-member table:name="70082" table:display="true" table:show-details="true"/>
                <table:data-pilot-member table:name="70085" table:display="true" table:show-details="true"/>
                <table:data-pilot-member table:name="70088" table:display="true" table:show-details="true"/>
                <table:data-pilot-member table:name="70091" table:display="true" table:show-details="true"/>
                <table:data-pilot-member table:name="70096" table:display="true" table:show-details="true"/>
                <table:data-pilot-member table:name="70101" table:display="true" table:show-details="true"/>
                <table:data-pilot-member table:name="70104" table:display="true" table:show-details="true"/>
                <table:data-pilot-member table:name="70105" table:display="true" table:show-details="true"/>
                <table:data-pilot-member table:name="70117" table:display="true" table:show-details="true"/>
                <table:data-pilot-member table:name="70118" table:display="true" table:show-details="true"/>
                <table:data-pilot-member table:name="70121" table:display="true" table:show-details="true"/>
                <table:data-pilot-member table:name="70125" table:display="true" table:show-details="true"/>
                <table:data-pilot-member table:name="70134" table:display="true" table:show-details="true"/>
                <table:data-pilot-member table:name="70146" table:display="true" table:show-details="true"/>
                <table:data-pilot-member table:name="70152" table:display="true" table:show-details="true"/>
                <table:data-pilot-member table:name="70162" table:display="true" table:show-details="true"/>
                <table:data-pilot-member table:name="70185" table:display="true" table:show-details="true"/>
                <table:data-pilot-member table:name="70189" table:display="true" table:show-details="true"/>
                <table:data-pilot-member table:name="70194" table:display="true" table:show-details="true"/>
                <table:data-pilot-member table:name="70195" table:display="true" table:show-details="true"/>
                <table:data-pilot-member table:name="70207" table:display="true" table:show-details="true"/>
                <table:data-pilot-member table:name="70209" table:display="true" table:show-details="true"/>
                <table:data-pilot-member table:name="70215" table:display="true" table:show-details="true"/>
                <table:data-pilot-member table:name="70216" table:display="true" table:show-details="true"/>
                <table:data-pilot-member table:name="70223" table:display="true" table:show-details="true"/>
                <table:data-pilot-member table:name="70226" table:display="true" table:show-details="true"/>
                <table:data-pilot-member table:name="70230" table:display="true" table:show-details="true"/>
                <table:data-pilot-member table:name="70231" table:display="true" table:show-details="true"/>
                <table:data-pilot-member table:name="70235" table:display="true" table:show-details="true"/>
                <table:data-pilot-member table:name="70253" table:display="true" table:show-details="true"/>
                <table:data-pilot-member table:name="70264" table:display="true" table:show-details="true"/>
                <table:data-pilot-member table:name="70271" table:display="true" table:show-details="true"/>
                <table:data-pilot-member table:name="70273" table:display="true" table:show-details="true"/>
                <table:data-pilot-member table:name="70278" table:display="true" table:show-details="true"/>
                <table:data-pilot-member table:name="70281" table:display="true" table:show-details="true"/>
                <table:data-pilot-member table:name="70290" table:display="true" table:show-details="true"/>
                <table:data-pilot-member table:name="70299" table:display="true" table:show-details="true"/>
                <table:data-pilot-member table:name="70305" table:display="true" table:show-details="true"/>
                <table:data-pilot-member table:name="70312" table:display="true" table:show-details="true"/>
                <table:data-pilot-member table:name="70314" table:display="true" table:show-details="true"/>
                <table:data-pilot-member table:name="70316" table:display="true" table:show-details="true"/>
                <table:data-pilot-member table:name="70320" table:display="true" table:show-details="true"/>
                <table:data-pilot-member table:name="70323" table:display="true" table:show-details="true"/>
                <table:data-pilot-member table:name="70324" table:display="true" table:show-details="true"/>
                <table:data-pilot-member table:name="70345" table:display="true" table:show-details="true"/>
                <table:data-pilot-member table:name="70355" table:display="true" table:show-details="true"/>
                <table:data-pilot-member table:name="70363" table:display="true" table:show-details="true"/>
                <table:data-pilot-member table:name="70374" table:display="true" table:show-details="true"/>
                <table:data-pilot-member table:name="70386" table:display="true" table:show-details="true"/>
                <table:data-pilot-member table:name="70396" table:display="true" table:show-details="true"/>
                <table:data-pilot-member table:name="70404" table:display="true" table:show-details="true"/>
                <table:data-pilot-member table:name="70406" table:display="true" table:show-details="true"/>
                <table:data-pilot-member table:name="70418" table:display="true" table:show-details="true"/>
                <table:data-pilot-member table:name="70421" table:display="true" table:show-details="true"/>
                <table:data-pilot-member table:name="70423" table:display="true" table:show-details="true"/>
                <table:data-pilot-member table:name="70429" table:display="true" table:show-details="true"/>
                <table:data-pilot-member table:name="70436" table:display="true" table:show-details="true"/>
                <table:data-pilot-member table:name="70464" table:display="true" table:show-details="true"/>
                <table:data-pilot-member table:name="70491" table:display="true" table:show-details="true"/>
                <table:data-pilot-member table:name="70492" table:display="true" table:show-details="true"/>
                <table:data-pilot-member table:name="70517" table:display="true" table:show-details="true"/>
                <table:data-pilot-member table:name="70540" table:display="true" table:show-details="true"/>
                <table:data-pilot-member table:name="70545" table:display="true" table:show-details="true"/>
                <table:data-pilot-member table:name="70563" table:display="true" table:show-details="true"/>
                <table:data-pilot-member table:name="70565" table:display="true" table:show-details="true"/>
                <table:data-pilot-member table:name="70566" table:display="true" table:show-details="true"/>
                <table:data-pilot-member table:name="70571" table:display="true" table:show-details="true"/>
                <table:data-pilot-member table:name="70574" table:display="true" table:show-details="true"/>
                <table:data-pilot-member table:name="70585" table:display="true" table:show-details="true"/>
                <table:data-pilot-member table:name="70593" table:display="true" table:show-details="true"/>
                <table:data-pilot-member table:name="70619" table:display="true" table:show-details="true"/>
                <table:data-pilot-member table:name="70659" table:display="true" table:show-details="true"/>
                <table:data-pilot-member table:name="70681" table:display="true" table:show-details="true"/>
                <table:data-pilot-member table:name="70689" table:display="true" table:show-details="true"/>
                <table:data-pilot-member table:name="70692" table:display="true" table:show-details="true"/>
                <table:data-pilot-member table:name="70698" table:display="true" table:show-details="true"/>
                <table:data-pilot-member table:name="70713" table:display="true" table:show-details="true"/>
                <table:data-pilot-member table:name="70718" table:display="true" table:show-details="true"/>
                <table:data-pilot-member table:name="70727" table:display="true" table:show-details="true"/>
                <table:data-pilot-member table:name="70728" table:display="true" table:show-details="true"/>
                <table:data-pilot-member table:name="70732" table:display="true" table:show-details="true"/>
                <table:data-pilot-member table:name="70752" table:display="true" table:show-details="true"/>
                <table:data-pilot-member table:name="70764" table:display="true" table:show-details="true"/>
                <table:data-pilot-member table:name="70767" table:display="true" table:show-details="true"/>
                <table:data-pilot-member table:name="70785" table:display="true" table:show-details="true"/>
                <table:data-pilot-member table:name="70788" table:display="true" table:show-details="true"/>
                <table:data-pilot-member table:name="70794" table:display="true" table:show-details="true"/>
                <table:data-pilot-member table:name="70798" table:display="true" table:show-details="true"/>
                <table:data-pilot-member table:name="70801" table:display="true" table:show-details="true"/>
                <table:data-pilot-member table:name="70812" table:display="true" table:show-details="true"/>
                <table:data-pilot-member table:name="70813" table:display="true" table:show-details="true"/>
                <table:data-pilot-member table:name="70815" table:display="true" table:show-details="true"/>
                <table:data-pilot-member table:name="70837" table:display="true" table:show-details="true"/>
                <table:data-pilot-member table:name="70838" table:display="true" table:show-details="true"/>
                <table:data-pilot-member table:name="70843" table:display="true" table:show-details="true"/>
                <table:data-pilot-member table:name="70875" table:display="true" table:show-details="true"/>
                <table:data-pilot-member table:name="70884" table:display="true" table:show-details="true"/>
                <table:data-pilot-member table:name="70890" table:display="true" table:show-details="true"/>
                <table:data-pilot-member table:name="70893" table:display="true" table:show-details="true"/>
                <table:data-pilot-member table:name="70895" table:display="true" table:show-details="true"/>
                <table:data-pilot-member table:name="70916" table:display="true" table:show-details="true"/>
                <table:data-pilot-member table:name="70928" table:display="true" table:show-details="true"/>
                <table:data-pilot-member table:name="70933" table:display="true" table:show-details="true"/>
                <table:data-pilot-member table:name="70934" table:display="true" table:show-details="true"/>
                <table:data-pilot-member table:name="70961" table:display="true" table:show-details="true"/>
                <table:data-pilot-member table:name="70967" table:display="true" table:show-details="true"/>
                <table:data-pilot-member table:name="70980" table:display="true" table:show-details="true"/>
                <table:data-pilot-member table:name="71006" table:display="true" table:show-details="true"/>
                <table:data-pilot-member table:name="71013" table:display="true" table:show-details="true"/>
                <table:data-pilot-member table:name="71018" table:display="true" table:show-details="true"/>
                <table:data-pilot-member table:name="71026" table:display="true" table:show-details="true"/>
                <table:data-pilot-member table:name="71027" table:display="true" table:show-details="true"/>
                <table:data-pilot-member table:name="71034" table:display="true" table:show-details="true"/>
                <table:data-pilot-member table:name="71066" table:display="true" table:show-details="true"/>
                <table:data-pilot-member table:name="71067" table:display="true" table:show-details="true"/>
                <table:data-pilot-member table:name="71069" table:display="true" table:show-details="true"/>
                <table:data-pilot-member table:name="71070" table:display="true" table:show-details="true"/>
                <table:data-pilot-member table:name="71083" table:display="true" table:show-details="true"/>
                <table:data-pilot-member table:name="71091" table:display="true" table:show-details="true"/>
                <table:data-pilot-member table:name="71094" table:display="true" table:show-details="true"/>
                <table:data-pilot-member table:name="71099" table:display="true" table:show-details="true"/>
                <table:data-pilot-member table:name="71100" table:display="true" table:show-details="true"/>
                <table:data-pilot-member table:name="71112" table:display="true" table:show-details="true"/>
                <table:data-pilot-member table:name="71117" table:display="true" table:show-details="true"/>
                <table:data-pilot-member table:name="71123" table:display="true" table:show-details="true"/>
                <table:data-pilot-member table:name="71128" table:display="true" table:show-details="true"/>
                <table:data-pilot-member table:name="71137" table:display="true" table:show-details="true"/>
                <table:data-pilot-member table:name="71143" table:display="true" table:show-details="true"/>
                <table:data-pilot-member table:name="71155" table:display="true" table:show-details="true"/>
                <table:data-pilot-member table:name="71164" table:display="true" table:show-details="true"/>
                <table:data-pilot-member table:name="71167" table:display="true" table:show-details="true"/>
                <table:data-pilot-member table:name="71171" table:display="true" table:show-details="true"/>
                <table:data-pilot-member table:name="71178" table:display="true" table:show-details="true"/>
                <table:data-pilot-member table:name="71179" table:display="true" table:show-details="true"/>
                <table:data-pilot-member table:name="71193" table:display="true" table:show-details="true"/>
                <table:data-pilot-member table:name="71200" table:display="true" table:show-details="true"/>
                <table:data-pilot-member table:name="71207" table:display="true" table:show-details="true"/>
                <table:data-pilot-member table:name="71214" table:display="true" table:show-details="true"/>
                <table:data-pilot-member table:name="71219" table:display="true" table:show-details="true"/>
                <table:data-pilot-member table:name="71220" table:display="true" table:show-details="true"/>
                <table:data-pilot-member table:name="71229" table:display="true" table:show-details="true"/>
                <table:data-pilot-member table:name="71231" table:display="true" table:show-details="true"/>
                <table:data-pilot-member table:name="71244" table:display="true" table:show-details="true"/>
                <table:data-pilot-member table:name="71247" table:display="true" table:show-details="true"/>
                <table:data-pilot-member table:name="71248" table:display="true" table:show-details="true"/>
                <table:data-pilot-member table:name="71264" table:display="true" table:show-details="true"/>
                <table:data-pilot-member table:name="71271" table:display="true" table:show-details="true"/>
                <table:data-pilot-member table:name="71272" table:display="true" table:show-details="true"/>
                <table:data-pilot-member table:name="71279" table:display="true" table:show-details="true"/>
                <table:data-pilot-member table:name="71289" table:display="true" table:show-details="true"/>
                <table:data-pilot-member table:name="71290" table:display="true" table:show-details="true"/>
                <table:data-pilot-member table:name="71291" table:display="true" table:show-details="true"/>
                <table:data-pilot-member table:name="71299" table:display="true" table:show-details="true"/>
                <table:data-pilot-member table:name="71310" table:display="true" table:show-details="true"/>
                <table:data-pilot-member table:name="71315" table:display="true" table:show-details="true"/>
                <table:data-pilot-member table:name="71321" table:display="true" table:show-details="true"/>
                <table:data-pilot-member table:name="71344" table:display="true" table:show-details="true"/>
                <table:data-pilot-member table:name="71347" table:display="true" table:show-details="true"/>
                <table:data-pilot-member table:name="71364" table:display="true" table:show-details="true"/>
                <table:data-pilot-member table:name="71371" table:display="true" table:show-details="true"/>
                <table:data-pilot-member table:name="71375" table:display="true" table:show-details="true"/>
                <table:data-pilot-member table:name="71378" table:display="true" table:show-details="true"/>
                <table:data-pilot-member table:name="71380" table:display="true" table:show-details="true"/>
                <table:data-pilot-member table:name="71384" table:display="true" table:show-details="true"/>
                <table:data-pilot-member table:name="71387" table:display="true" table:show-details="true"/>
                <table:data-pilot-member table:name="71394" table:display="true" table:show-details="true"/>
                <table:data-pilot-member table:name="71403" table:display="true" table:show-details="true"/>
                <table:data-pilot-member table:name="71422" table:display="true" table:show-details="true"/>
                <table:data-pilot-member table:name="71424" table:display="true" table:show-details="true"/>
                <table:data-pilot-member table:name="71436" table:display="true" table:show-details="true"/>
                <table:data-pilot-member table:name="71437" table:display="true" table:show-details="true"/>
                <table:data-pilot-member table:name="71441" table:display="true" table:show-details="true"/>
                <table:data-pilot-member table:name="71448" table:display="true" table:show-details="true"/>
                <table:data-pilot-member table:name="71450" table:display="true" table:show-details="true"/>
                <table:data-pilot-member table:name="71463" table:display="true" table:show-details="true"/>
                <table:data-pilot-member table:name="71464" table:display="true" table:show-details="true"/>
                <table:data-pilot-member table:name="71466" table:display="true" table:show-details="true"/>
                <table:data-pilot-member table:name="71481" table:display="true" table:show-details="true"/>
                <table:data-pilot-member table:name="71482" table:display="true" table:show-details="true"/>
                <table:data-pilot-member table:name="71488" table:display="true" table:show-details="true"/>
                <table:data-pilot-member table:name="71516" table:display="true" table:show-details="true"/>
                <table:data-pilot-member table:name="71523" table:display="true" table:show-details="true"/>
                <table:data-pilot-member table:name="71524" table:display="true" table:show-details="true"/>
                <table:data-pilot-member table:name="71525" table:display="true" table:show-details="true"/>
                <table:data-pilot-member table:name="71548" table:display="true" table:show-details="true"/>
                <table:data-pilot-member table:name="71549" table:display="true" table:show-details="true"/>
                <table:data-pilot-member table:name="71554" table:display="true" table:show-details="true"/>
                <table:data-pilot-member table:name="71565" table:display="true" table:show-details="true"/>
                <table:data-pilot-member table:name="71590" table:display="true" table:show-details="true"/>
                <table:data-pilot-member table:name="71592" table:display="true" table:show-details="true"/>
                <table:data-pilot-member table:name="71594" table:display="true" table:show-details="true"/>
                <table:data-pilot-member table:name="71606" table:display="true" table:show-details="true"/>
                <table:data-pilot-member table:name="71648" table:display="true" table:show-details="true"/>
                <table:data-pilot-member table:name="71655" table:display="true" table:show-details="true"/>
                <table:data-pilot-member table:name="71668" table:display="true" table:show-details="true"/>
                <table:data-pilot-member table:name="71670" table:display="true" table:show-details="true"/>
                <table:data-pilot-member table:name="71682" table:display="true" table:show-details="true"/>
                <table:data-pilot-member table:name="71691" table:display="true" table:show-details="true"/>
                <table:data-pilot-member table:name="71697" table:display="true" table:show-details="true"/>
                <table:data-pilot-member table:name="71708" table:display="true" table:show-details="true"/>
                <table:data-pilot-member table:name="71720" table:display="true" table:show-details="true"/>
                <table:data-pilot-member table:name="71732" table:display="true" table:show-details="true"/>
                <table:data-pilot-member table:name="71733" table:display="true" table:show-details="true"/>
                <table:data-pilot-member table:name="71743" table:display="true" table:show-details="true"/>
                <table:data-pilot-member table:name="71748" table:display="true" table:show-details="true"/>
                <table:data-pilot-member table:name="71756" table:display="true" table:show-details="true"/>
                <table:data-pilot-member table:name="71784" table:display="true" table:show-details="true"/>
                <table:data-pilot-member table:name="71788" table:display="true" table:show-details="true"/>
                <table:data-pilot-member table:name="71800" table:display="true" table:show-details="true"/>
                <table:data-pilot-member table:name="71816" table:display="true" table:show-details="true"/>
                <table:data-pilot-member table:name="71828" table:display="true" table:show-details="true"/>
                <table:data-pilot-member table:name="71831" table:display="true" table:show-details="true"/>
                <table:data-pilot-member table:name="71832" table:display="true" table:show-details="true"/>
                <table:data-pilot-member table:name="71848" table:display="true" table:show-details="true"/>
                <table:data-pilot-member table:name="71862" table:display="true" table:show-details="true"/>
                <table:data-pilot-member table:name="71872" table:display="true" table:show-details="true"/>
                <table:data-pilot-member table:name="71873" table:display="true" table:show-details="true"/>
                <table:data-pilot-member table:name="71885" table:display="true" table:show-details="true"/>
                <table:data-pilot-member table:name="71891" table:display="true" table:show-details="true"/>
                <table:data-pilot-member table:name="71912" table:display="true" table:show-details="true"/>
                <table:data-pilot-member table:name="71924" table:display="true" table:show-details="true"/>
                <table:data-pilot-member table:name="71930" table:display="true" table:show-details="true"/>
                <table:data-pilot-member table:name="71931" table:display="true" table:show-details="true"/>
                <table:data-pilot-member table:name="71948" table:display="true" table:show-details="true"/>
                <table:data-pilot-member table:name="71952" table:display="true" table:show-details="true"/>
                <table:data-pilot-member table:name="71956" table:display="true" table:show-details="true"/>
                <table:data-pilot-member table:name="71960" table:display="true" table:show-details="true"/>
                <table:data-pilot-member table:name="71997" table:display="true" table:show-details="true"/>
                <table:data-pilot-member table:name="72010" table:display="true" table:show-details="true"/>
                <table:data-pilot-member table:name="72019" table:display="true" table:show-details="true"/>
                <table:data-pilot-member table:name="72037" table:display="true" table:show-details="true"/>
                <table:data-pilot-member table:name="72038" table:display="true" table:show-details="true"/>
                <table:data-pilot-member table:name="72054" table:display="true" table:show-details="true"/>
                <table:data-pilot-member table:name="72059" table:display="true" table:show-details="true"/>
                <table:data-pilot-member table:name="72088" table:display="true" table:show-details="true"/>
                <table:data-pilot-member table:name="72094" table:display="true" table:show-details="true"/>
                <table:data-pilot-member table:name="72096" table:display="true" table:show-details="true"/>
                <table:data-pilot-member table:name="72112" table:display="true" table:show-details="true"/>
                <table:data-pilot-member table:name="72131" table:display="true" table:show-details="true"/>
                <table:data-pilot-member table:name="72134" table:display="true" table:show-details="true"/>
                <table:data-pilot-member table:name="72135" table:display="true" table:show-details="true"/>
                <table:data-pilot-member table:name="72136" table:display="true" table:show-details="true"/>
                <table:data-pilot-member table:name="72155" table:display="true" table:show-details="true"/>
                <table:data-pilot-member table:name="72176" table:display="true" table:show-details="true"/>
                <table:data-pilot-member table:name="72189" table:display="true" table:show-details="true"/>
                <table:data-pilot-member table:name="72196" table:display="true" table:show-details="true"/>
                <table:data-pilot-member table:name="72210" table:display="true" table:show-details="true"/>
                <table:data-pilot-member table:name="72226" table:display="true" table:show-details="true"/>
                <table:data-pilot-member table:name="72243" table:display="true" table:show-details="true"/>
                <table:data-pilot-member table:name="72246" table:display="true" table:show-details="true"/>
                <table:data-pilot-member table:name="72250" table:display="true" table:show-details="true"/>
                <table:data-pilot-member table:name="72262" table:display="true" table:show-details="true"/>
                <table:data-pilot-member table:name="72276" table:display="true" table:show-details="true"/>
                <table:data-pilot-member table:name="72286" table:display="true" table:show-details="true"/>
                <table:data-pilot-member table:name="72294" table:display="true" table:show-details="true"/>
                <table:data-pilot-member table:name="72297" table:display="true" table:show-details="true"/>
                <table:data-pilot-member table:name="72303" table:display="true" table:show-details="true"/>
                <table:data-pilot-member table:name="72305" table:display="true" table:show-details="true"/>
                <table:data-pilot-member table:name="72306" table:display="true" table:show-details="true"/>
                <table:data-pilot-member table:name="72313" table:display="true" table:show-details="true"/>
                <table:data-pilot-member table:name="72314" table:display="true" table:show-details="true"/>
                <table:data-pilot-member table:name="72318" table:display="true" table:show-details="true"/>
                <table:data-pilot-member table:name="72334" table:display="true" table:show-details="true"/>
                <table:data-pilot-member table:name="72338" table:display="true" table:show-details="true"/>
                <table:data-pilot-member table:name="72342" table:display="true" table:show-details="true"/>
                <table:data-pilot-member table:name="72354" table:display="true" table:show-details="true"/>
                <table:data-pilot-member table:name="72356" table:display="true" table:show-details="true"/>
                <table:data-pilot-member table:name="72362" table:display="true" table:show-details="true"/>
                <table:data-pilot-member table:name="72364" table:display="true" table:show-details="true"/>
                <table:data-pilot-member table:name="72383" table:display="true" table:show-details="true"/>
                <table:data-pilot-member table:name="72404" table:display="true" table:show-details="true"/>
                <table:data-pilot-member table:name="72405" table:display="true" table:show-details="true"/>
                <table:data-pilot-member table:name="72418" table:display="true" table:show-details="true"/>
                <table:data-pilot-member table:name="72429" table:display="true" table:show-details="true"/>
                <table:data-pilot-member table:name="72431" table:display="true" table:show-details="true"/>
                <table:data-pilot-member table:name="72437" table:display="true" table:show-details="true"/>
                <table:data-pilot-member table:name="72452" table:display="true" table:show-details="true"/>
                <table:data-pilot-member table:name="72464" table:display="true" table:show-details="true"/>
                <table:data-pilot-member table:name="72477" table:display="true" table:show-details="true"/>
                <table:data-pilot-member table:name="72491" table:display="true" table:show-details="true"/>
                <table:data-pilot-member table:name="72492" table:display="true" table:show-details="true"/>
                <table:data-pilot-member table:name="72495" table:display="true" table:show-details="true"/>
                <table:data-pilot-member table:name="72503" table:display="true" table:show-details="true"/>
                <table:data-pilot-member table:name="72515" table:display="true" table:show-details="true"/>
                <table:data-pilot-member table:name="72525" table:display="true" table:show-details="true"/>
                <table:data-pilot-member table:name="72529" table:display="true" table:show-details="true"/>
                <table:data-pilot-member table:name="72547" table:display="true" table:show-details="true"/>
                <table:data-pilot-member table:name="72550" table:display="true" table:show-details="true"/>
                <table:data-pilot-member table:name="72563" table:display="true" table:show-details="true"/>
                <table:data-pilot-member table:name="72572" table:display="true" table:show-details="true"/>
                <table:data-pilot-member table:name="72574" table:display="true" table:show-details="true"/>
                <table:data-pilot-member table:name="72580" table:display="true" table:show-details="true"/>
                <table:data-pilot-member table:name="72593" table:display="true" table:show-details="true"/>
                <table:data-pilot-member table:name="72599" table:display="true" table:show-details="true"/>
                <table:data-pilot-member table:name="72603" table:display="true" table:show-details="true"/>
                <table:data-pilot-member table:name="72604" table:display="true" table:show-details="true"/>
                <table:data-pilot-member table:name="72614" table:display="true" table:show-details="true"/>
                <table:data-pilot-member table:name="72615" table:display="true" table:show-details="true"/>
                <table:data-pilot-member table:name="72634" table:display="true" table:show-details="true"/>
                <table:data-pilot-member table:name="72688" table:display="true" table:show-details="true"/>
                <table:data-pilot-member table:name="72694" table:display="true" table:show-details="true"/>
                <table:data-pilot-member table:name="72741" table:display="true" table:show-details="true"/>
                <table:data-pilot-member table:name="72742" table:display="true" table:show-details="true"/>
                <table:data-pilot-member table:name="72745" table:display="true" table:show-details="true"/>
                <table:data-pilot-member table:name="72748" table:display="true" table:show-details="true"/>
                <table:data-pilot-member table:name="72770" table:display="true" table:show-details="true"/>
                <table:data-pilot-member table:name="72775" table:display="true" table:show-details="true"/>
                <table:data-pilot-member table:name="72789" table:display="true" table:show-details="true"/>
                <table:data-pilot-member table:name="72797" table:display="true" table:show-details="true"/>
                <table:data-pilot-member table:name="72798" table:display="true" table:show-details="true"/>
                <table:data-pilot-member table:name="72800" table:display="true" table:show-details="true"/>
                <table:data-pilot-member table:name="72802" table:display="true" table:show-details="true"/>
                <table:data-pilot-member table:name="72816" table:display="true" table:show-details="true"/>
                <table:data-pilot-member table:name="72845" table:display="true" table:show-details="true"/>
                <table:data-pilot-member table:name="72865" table:display="true" table:show-details="true"/>
                <table:data-pilot-member table:name="72876" table:display="true" table:show-details="true"/>
                <table:data-pilot-member table:name="72898" table:display="true" table:show-details="true"/>
                <table:data-pilot-member table:name="72930" table:display="true" table:show-details="true"/>
                <table:data-pilot-member table:name="72935" table:display="true" table:show-details="true"/>
                <table:data-pilot-member table:name="72949" table:display="true" table:show-details="true"/>
                <table:data-pilot-member table:name="72956" table:display="true" table:show-details="true"/>
                <table:data-pilot-member table:name="72958" table:display="true" table:show-details="true"/>
                <table:data-pilot-member table:name="72959" table:display="true" table:show-details="true"/>
                <table:data-pilot-member table:name="72999" table:display="true" table:show-details="true"/>
                <table:data-pilot-member table:name="73002" table:display="true" table:show-details="true"/>
                <table:data-pilot-member table:name="73014" table:display="true" table:show-details="true"/>
                <table:data-pilot-member table:name="73018" table:display="true" table:show-details="true"/>
                <table:data-pilot-member table:name="73019" table:display="true" table:show-details="true"/>
                <table:data-pilot-member table:name="73031" table:display="true" table:show-details="true"/>
                <table:data-pilot-member table:name="73040" table:display="true" table:show-details="true"/>
                <table:data-pilot-member table:name="73056" table:display="true" table:show-details="true"/>
                <table:data-pilot-member table:name="73060" table:display="true" table:show-details="true"/>
                <table:data-pilot-member table:name="73070" table:display="true" table:show-details="true"/>
                <table:data-pilot-member table:name="73078" table:display="true" table:show-details="true"/>
                <table:data-pilot-member table:name="73082" table:display="true" table:show-details="true"/>
                <table:data-pilot-member table:name="73097" table:display="true" table:show-details="true"/>
                <table:data-pilot-member table:name="73104" table:display="true" table:show-details="true"/>
                <table:data-pilot-member table:name="73106" table:display="true" table:show-details="true"/>
                <table:data-pilot-member table:name="73107" table:display="true" table:show-details="true"/>
                <table:data-pilot-member table:name="73111" table:display="true" table:show-details="true"/>
                <table:data-pilot-member table:name="73123" table:display="true" table:show-details="true"/>
                <table:data-pilot-member table:name="73138" table:display="true" table:show-details="true"/>
                <table:data-pilot-member table:name="73142" table:display="true" table:show-details="true"/>
                <table:data-pilot-member table:name="73147" table:display="true" table:show-details="true"/>
                <table:data-pilot-member table:name="73160" table:display="true" table:show-details="true"/>
                <table:data-pilot-member table:name="73161" table:display="true" table:show-details="true"/>
                <table:data-pilot-member table:name="73170" table:display="true" table:show-details="true"/>
                <table:data-pilot-member table:name="73186" table:display="true" table:show-details="true"/>
                <table:data-pilot-member table:name="73191" table:display="true" table:show-details="true"/>
                <table:data-pilot-member table:name="73194" table:display="true" table:show-details="true"/>
                <table:data-pilot-member table:name="73198" table:display="true" table:show-details="true"/>
                <table:data-pilot-member table:name="73199" table:display="true" table:show-details="true"/>
                <table:data-pilot-member table:name="73201" table:display="true" table:show-details="true"/>
                <table:data-pilot-member table:name="73210" table:display="true" table:show-details="true"/>
                <table:data-pilot-member table:name="73217" table:display="true" table:show-details="true"/>
                <table:data-pilot-member table:name="73218" table:display="true" table:show-details="true"/>
                <table:data-pilot-member table:name="73222" table:display="true" table:show-details="true"/>
                <table:data-pilot-member table:name="73230" table:display="true" table:show-details="true"/>
                <table:data-pilot-member table:name="73243" table:display="true" table:show-details="true"/>
                <table:data-pilot-member table:name="73252" table:display="true" table:show-details="true"/>
                <table:data-pilot-member table:name="73253" table:display="true" table:show-details="true"/>
                <table:data-pilot-member table:name="73258" table:display="true" table:show-details="true"/>
                <table:data-pilot-member table:name="73263" table:display="true" table:show-details="true"/>
                <table:data-pilot-member table:name="73267" table:display="true" table:show-details="true"/>
                <table:data-pilot-member table:name="73269" table:display="true" table:show-details="true"/>
                <table:data-pilot-member table:name="73285" table:display="true" table:show-details="true"/>
                <table:data-pilot-member table:name="73296" table:display="true" table:show-details="true"/>
                <table:data-pilot-member table:name="73322" table:display="true" table:show-details="true"/>
                <table:data-pilot-member table:name="73338" table:display="true" table:show-details="true"/>
                <table:data-pilot-member table:name="73361" table:display="true" table:show-details="true"/>
                <table:data-pilot-member table:name="73367" table:display="true" table:show-details="true"/>
                <table:data-pilot-member table:name="73370" table:display="true" table:show-details="true"/>
                <table:data-pilot-member table:name="73372" table:display="true" table:show-details="true"/>
                <table:data-pilot-member table:name="73382" table:display="true" table:show-details="true"/>
                <table:data-pilot-member table:name="73384" table:display="true" table:show-details="true"/>
                <table:data-pilot-member table:name="73397" table:display="true" table:show-details="true"/>
                <table:data-pilot-member table:name="73398" table:display="true" table:show-details="true"/>
                <table:data-pilot-member table:name="73399" table:display="true" table:show-details="true"/>
                <table:data-pilot-member table:name="73403" table:display="true" table:show-details="true"/>
                <table:data-pilot-member table:name="73404" table:display="true" table:show-details="true"/>
                <table:data-pilot-member table:name="73422" table:display="true" table:show-details="true"/>
                <table:data-pilot-member table:name="73430" table:display="true" table:show-details="true"/>
                <table:data-pilot-member table:name="73436" table:display="true" table:show-details="true"/>
                <table:data-pilot-member table:name="73456" table:display="true" table:show-details="true"/>
                <table:data-pilot-member table:name="73457" table:display="true" table:show-details="true"/>
                <table:data-pilot-member table:name="73461" table:display="true" table:show-details="true"/>
                <table:data-pilot-member table:name="73463" table:display="true" table:show-details="true"/>
                <table:data-pilot-member table:name="73469" table:display="true" table:show-details="true"/>
                <table:data-pilot-member table:name="73483" table:display="true" table:show-details="true"/>
                <table:data-pilot-member table:name="73491" table:display="true" table:show-details="true"/>
                <table:data-pilot-member table:name="73503" table:display="true" table:show-details="true"/>
                <table:data-pilot-member table:name="73504" table:display="true" table:show-details="true"/>
                <table:data-pilot-member table:name="73522" table:display="true" table:show-details="true"/>
                <table:data-pilot-member table:name="73544" table:display="true" table:show-details="true"/>
                <table:data-pilot-member table:name="73552" table:display="true" table:show-details="true"/>
                <table:data-pilot-member table:name="73553" table:display="true" table:show-details="true"/>
                <table:data-pilot-member table:name="73558" table:display="true" table:show-details="true"/>
                <table:data-pilot-member table:name="73563" table:display="true" table:show-details="true"/>
                <table:data-pilot-member table:name="73569" table:display="true" table:show-details="true"/>
                <table:data-pilot-member table:name="73571" table:display="true" table:show-details="true"/>
                <table:data-pilot-member table:name="73585" table:display="true" table:show-details="true"/>
                <table:data-pilot-member table:name="73605" table:display="true" table:show-details="true"/>
                <table:data-pilot-member table:name="73614" table:display="true" table:show-details="true"/>
                <table:data-pilot-member table:name="73621" table:display="true" table:show-details="true"/>
                <table:data-pilot-member table:name="73627" table:display="true" table:show-details="true"/>
                <table:data-pilot-member table:name="73636" table:display="true" table:show-details="true"/>
                <table:data-pilot-member table:name="73643" table:display="true" table:show-details="true"/>
                <table:data-pilot-member table:name="73668" table:display="true" table:show-details="true"/>
                <table:data-pilot-member table:name="73669" table:display="true" table:show-details="true"/>
                <table:data-pilot-member table:name="73672" table:display="true" table:show-details="true"/>
                <table:data-pilot-member table:name="73679" table:display="true" table:show-details="true"/>
                <table:data-pilot-member table:name="73704" table:display="true" table:show-details="true"/>
                <table:data-pilot-member table:name="73711" table:display="true" table:show-details="true"/>
                <table:data-pilot-member table:name="73735" table:display="true" table:show-details="true"/>
                <table:data-pilot-member table:name="73737" table:display="true" table:show-details="true"/>
                <table:data-pilot-member table:name="73751" table:display="true" table:show-details="true"/>
                <table:data-pilot-member table:name="73756" table:display="true" table:show-details="true"/>
                <table:data-pilot-member table:name="73769" table:display="true" table:show-details="true"/>
                <table:data-pilot-member table:name="73771" table:display="true" table:show-details="true"/>
                <table:data-pilot-member table:name="73787" table:display="true" table:show-details="true"/>
                <table:data-pilot-member table:name="73792" table:display="true" table:show-details="true"/>
                <table:data-pilot-member table:name="73795" table:display="true" table:show-details="true"/>
                <table:data-pilot-member table:name="73796" table:display="true" table:show-details="true"/>
                <table:data-pilot-member table:name="73800" table:display="true" table:show-details="true"/>
                <table:data-pilot-member table:name="73802" table:display="true" table:show-details="true"/>
                <table:data-pilot-member table:name="73814" table:display="true" table:show-details="true"/>
                <table:data-pilot-member table:name="73818" table:display="true" table:show-details="true"/>
                <table:data-pilot-member table:name="73819" table:display="true" table:show-details="true"/>
                <table:data-pilot-member table:name="73821" table:display="true" table:show-details="true"/>
                <table:data-pilot-member table:name="73838" table:display="true" table:show-details="true"/>
                <table:data-pilot-member table:name="73839" table:display="true" table:show-details="true"/>
                <table:data-pilot-member table:name="73846" table:display="true" table:show-details="true"/>
                <table:data-pilot-member table:name="73853" table:display="true" table:show-details="true"/>
                <table:data-pilot-member table:name="73884" table:display="true" table:show-details="true"/>
                <table:data-pilot-member table:name="73887" table:display="true" table:show-details="true"/>
                <table:data-pilot-member table:name="73888" table:display="true" table:show-details="true"/>
                <table:data-pilot-member table:name="73906" table:display="true" table:show-details="true"/>
                <table:data-pilot-member table:name="73920" table:display="true" table:show-details="true"/>
                <table:data-pilot-member table:name="73929" table:display="true" table:show-details="true"/>
                <table:data-pilot-member table:name="73949" table:display="true" table:show-details="true"/>
                <table:data-pilot-member table:name="73952" table:display="true" table:show-details="true"/>
                <table:data-pilot-member table:name="73953" table:display="true" table:show-details="true"/>
                <table:data-pilot-member table:name="73955" table:display="true" table:show-details="true"/>
                <table:data-pilot-member table:name="73963" table:display="true" table:show-details="true"/>
                <table:data-pilot-member table:name="73966" table:display="true" table:show-details="true"/>
                <table:data-pilot-member table:name="73969" table:display="true" table:show-details="true"/>
                <table:data-pilot-member table:name="73971" table:display="true" table:show-details="true"/>
                <table:data-pilot-member table:name="73974" table:display="true" table:show-details="true"/>
                <table:data-pilot-member table:name="73977" table:display="true" table:show-details="true"/>
                <table:data-pilot-member table:name="73991" table:display="true" table:show-details="true"/>
                <table:data-pilot-member table:name="74008" table:display="true" table:show-details="true"/>
                <table:data-pilot-member table:name="74027" table:display="true" table:show-details="true"/>
                <table:data-pilot-member table:name="74050" table:display="true" table:show-details="true"/>
                <table:data-pilot-member table:name="74054" table:display="true" table:show-details="true"/>
                <table:data-pilot-member table:name="74069" table:display="true" table:show-details="true"/>
                <table:data-pilot-member table:name="74116" table:display="true" table:show-details="true"/>
                <table:data-pilot-member table:name="74128" table:display="true" table:show-details="true"/>
                <table:data-pilot-member table:name="74142" table:display="true" table:show-details="true"/>
                <table:data-pilot-member table:name="74162" table:display="true" table:show-details="true"/>
                <table:data-pilot-member table:name="74167" table:display="true" table:show-details="true"/>
                <table:data-pilot-member table:name="74168" table:display="true" table:show-details="true"/>
                <table:data-pilot-member table:name="74176" table:display="true" table:show-details="true"/>
                <table:data-pilot-member table:name="74192" table:display="true" table:show-details="true"/>
                <table:data-pilot-member table:name="74207" table:display="true" table:show-details="true"/>
                <table:data-pilot-member table:name="74213" table:display="true" table:show-details="true"/>
                <table:data-pilot-member table:name="74216" table:display="true" table:show-details="true"/>
                <table:data-pilot-member table:name="74222" table:display="true" table:show-details="true"/>
                <table:data-pilot-member table:name="74229" table:display="true" table:show-details="true"/>
                <table:data-pilot-member table:name="74237" table:display="true" table:show-details="true"/>
                <table:data-pilot-member table:name="74248" table:display="true" table:show-details="true"/>
                <table:data-pilot-member table:name="74256" table:display="true" table:show-details="true"/>
                <table:data-pilot-member table:name="74273" table:display="true" table:show-details="true"/>
                <table:data-pilot-member table:name="74286" table:display="true" table:show-details="true"/>
                <table:data-pilot-member table:name="74307" table:display="true" table:show-details="true"/>
                <table:data-pilot-member table:name="74311" table:display="true" table:show-details="true"/>
                <table:data-pilot-member table:name="74313" table:display="true" table:show-details="true"/>
                <table:data-pilot-member table:name="74353" table:display="true" table:show-details="true"/>
                <table:data-pilot-member table:name="74374" table:display="true" table:show-details="true"/>
                <table:data-pilot-member table:name="74385" table:display="true" table:show-details="true"/>
                <table:data-pilot-member table:name="74393" table:display="true" table:show-details="true"/>
                <table:data-pilot-member table:name="74402" table:display="true" table:show-details="true"/>
                <table:data-pilot-member table:name="74411" table:display="true" table:show-details="true"/>
                <table:data-pilot-member table:name="74418" table:display="true" table:show-details="true"/>
                <table:data-pilot-member table:name="74432" table:display="true" table:show-details="true"/>
                <table:data-pilot-member table:name="74436" table:display="true" table:show-details="true"/>
                <table:data-pilot-member table:name="74438" table:display="true" table:show-details="true"/>
                <table:data-pilot-member table:name="74443" table:display="true" table:show-details="true"/>
                <table:data-pilot-member table:name="74445" table:display="true" table:show-details="true"/>
                <table:data-pilot-member table:name="74471" table:display="true" table:show-details="true"/>
                <table:data-pilot-member table:name="74472" table:display="true" table:show-details="true"/>
                <table:data-pilot-member table:name="74480" table:display="true" table:show-details="true"/>
                <table:data-pilot-member table:name="74491" table:display="true" table:show-details="true"/>
                <table:data-pilot-member table:name="74500" table:display="true" table:show-details="true"/>
                <table:data-pilot-member table:name="74503" table:display="true" table:show-details="true"/>
                <table:data-pilot-member table:name="74506" table:display="true" table:show-details="true"/>
                <table:data-pilot-member table:name="74546" table:display="true" table:show-details="true"/>
                <table:data-pilot-member table:name="74565" table:display="true" table:show-details="true"/>
                <table:data-pilot-member table:name="74573" table:display="true" table:show-details="true"/>
                <table:data-pilot-member table:name="74582" table:display="true" table:show-details="true"/>
                <table:data-pilot-member table:name="74603" table:display="true" table:show-details="true"/>
                <table:data-pilot-member table:name="74608" table:display="true" table:show-details="true"/>
                <table:data-pilot-member table:name="74628" table:display="true" table:show-details="true"/>
                <table:data-pilot-member table:name="74648" table:display="true" table:show-details="true"/>
                <table:data-pilot-member table:name="74653" table:display="true" table:show-details="true"/>
                <table:data-pilot-member table:name="74663" table:display="true" table:show-details="true"/>
                <table:data-pilot-member table:name="74680" table:display="true" table:show-details="true"/>
                <table:data-pilot-member table:name="74700" table:display="true" table:show-details="true"/>
                <table:data-pilot-member table:name="74701" table:display="true" table:show-details="true"/>
                <table:data-pilot-member table:name="74721" table:display="true" table:show-details="true"/>
                <table:data-pilot-member table:name="74730" table:display="true" table:show-details="true"/>
                <table:data-pilot-member table:name="74732" table:display="true" table:show-details="true"/>
                <table:data-pilot-member table:name="74733" table:display="true" table:show-details="true"/>
                <table:data-pilot-member table:name="74754" table:display="true" table:show-details="true"/>
                <table:data-pilot-member table:name="74761" table:display="true" table:show-details="true"/>
                <table:data-pilot-member table:name="74770" table:display="true" table:show-details="true"/>
                <table:data-pilot-member table:name="74784" table:display="true" table:show-details="true"/>
                <table:data-pilot-member table:name="74799" table:display="true" table:show-details="true"/>
                <table:data-pilot-member table:name="74805" table:display="true" table:show-details="true"/>
                <table:data-pilot-member table:name="74807" table:display="true" table:show-details="true"/>
                <table:data-pilot-member table:name="74810" table:display="true" table:show-details="true"/>
                <table:data-pilot-member table:name="74813" table:display="true" table:show-details="true"/>
                <table:data-pilot-member table:name="74830" table:display="true" table:show-details="true"/>
                <table:data-pilot-member table:name="74832" table:display="true" table:show-details="true"/>
                <table:data-pilot-member table:name="74837" table:display="true" table:show-details="true"/>
                <table:data-pilot-member table:name="74839" table:display="true" table:show-details="true"/>
                <table:data-pilot-member table:name="74842" table:display="true" table:show-details="true"/>
                <table:data-pilot-member table:name="74844" table:display="true" table:show-details="true"/>
                <table:data-pilot-member table:name="74845" table:display="true" table:show-details="true"/>
                <table:data-pilot-member table:name="74851" table:display="true" table:show-details="true"/>
                <table:data-pilot-member table:name="74859" table:display="true" table:show-details="true"/>
                <table:data-pilot-member table:name="74875" table:display="true" table:show-details="true"/>
                <table:data-pilot-member table:name="74878" table:display="true" table:show-details="true"/>
                <table:data-pilot-member table:name="74879" table:display="true" table:show-details="true"/>
                <table:data-pilot-member table:name="74905" table:display="true" table:show-details="true"/>
                <table:data-pilot-member table:name="74915" table:display="true" table:show-details="true"/>
                <table:data-pilot-member table:name="74916" table:display="true" table:show-details="true"/>
                <table:data-pilot-member table:name="74919" table:display="true" table:show-details="true"/>
                <table:data-pilot-member table:name="74930" table:display="true" table:show-details="true"/>
                <table:data-pilot-member table:name="74933" table:display="true" table:show-details="true"/>
                <table:data-pilot-member table:name="74951" table:display="true" table:show-details="true"/>
                <table:data-pilot-member table:name="74954" table:display="true" table:show-details="true"/>
                <table:data-pilot-member table:name="74955" table:display="true" table:show-details="true"/>
                <table:data-pilot-member table:name="74956" table:display="true" table:show-details="true"/>
                <table:data-pilot-member table:name="74970" table:display="true" table:show-details="true"/>
                <table:data-pilot-member table:name="74977" table:display="true" table:show-details="true"/>
                <table:data-pilot-member table:name="74980" table:display="true" table:show-details="true"/>
                <table:data-pilot-member table:name="74997" table:display="true" table:show-details="true"/>
                <table:data-pilot-member table:name="75002" table:display="true" table:show-details="true"/>
                <table:data-pilot-member table:name="75011" table:display="true" table:show-details="true"/>
                <table:data-pilot-member table:name="75017" table:display="true" table:show-details="true"/>
                <table:data-pilot-member table:name="75026" table:display="true" table:show-details="true"/>
                <table:data-pilot-member table:name="75037" table:display="true" table:show-details="true"/>
                <table:data-pilot-member table:name="75055" table:display="true" table:show-details="true"/>
                <table:data-pilot-member table:name="75056" table:display="true" table:show-details="true"/>
                <table:data-pilot-member table:name="75070" table:display="true" table:show-details="true"/>
                <table:data-pilot-member table:name="75073" table:display="true" table:show-details="true"/>
                <table:data-pilot-member table:name="75076" table:display="true" table:show-details="true"/>
                <table:data-pilot-member table:name="75083" table:display="true" table:show-details="true"/>
                <table:data-pilot-member table:name="75099" table:display="true" table:show-details="true"/>
                <table:data-pilot-member table:name="75101" table:display="true" table:show-details="true"/>
                <table:data-pilot-member table:name="75104" table:display="true" table:show-details="true"/>
                <table:data-pilot-member table:name="75133" table:display="true" table:show-details="true"/>
                <table:data-pilot-member table:name="75134" table:display="true" table:show-details="true"/>
                <table:data-pilot-member table:name="75136" table:display="true" table:show-details="true"/>
                <table:data-pilot-member table:name="75148" table:display="true" table:show-details="true"/>
                <table:data-pilot-member table:name="75152" table:display="true" table:show-details="true"/>
                <table:data-pilot-member table:name="75161" table:display="true" table:show-details="true"/>
                <table:data-pilot-member table:name="75163" table:display="true" table:show-details="true"/>
                <table:data-pilot-member table:name="75204" table:display="true" table:show-details="true"/>
                <table:data-pilot-member table:name="75208" table:display="true" table:show-details="true"/>
                <table:data-pilot-member table:name="75211" table:display="true" table:show-details="true"/>
                <table:data-pilot-member table:name="75217" table:display="true" table:show-details="true"/>
                <table:data-pilot-member table:name="75218" table:display="true" table:show-details="true"/>
                <table:data-pilot-member table:name="75224" table:display="true" table:show-details="true"/>
                <table:data-pilot-member table:name="75226" table:display="true" table:show-details="true"/>
                <table:data-pilot-member table:name="75235" table:display="true" table:show-details="true"/>
                <table:data-pilot-member table:name="75246" table:display="true" table:show-details="true"/>
                <table:data-pilot-member table:name="75248" table:display="true" table:show-details="true"/>
                <table:data-pilot-member table:name="75260" table:display="true" table:show-details="true"/>
                <table:data-pilot-member table:name="75268" table:display="true" table:show-details="true"/>
                <table:data-pilot-member table:name="75274" table:display="true" table:show-details="true"/>
                <table:data-pilot-member table:name="75281" table:display="true" table:show-details="true"/>
                <table:data-pilot-member table:name="75296" table:display="true" table:show-details="true"/>
                <table:data-pilot-member table:name="75315" table:display="true" table:show-details="true"/>
                <table:data-pilot-member table:name="75316" table:display="true" table:show-details="true"/>
                <table:data-pilot-member table:name="75333" table:display="true" table:show-details="true"/>
                <table:data-pilot-member table:name="75374" table:display="true" table:show-details="true"/>
                <table:data-pilot-member table:name="75398" table:display="true" table:show-details="true"/>
                <table:data-pilot-member table:name="75408" table:display="true" table:show-details="true"/>
                <table:data-pilot-member table:name="75414" table:display="true" table:show-details="true"/>
                <table:data-pilot-member table:name="75415" table:display="true" table:show-details="true"/>
                <table:data-pilot-member table:name="75417" table:display="true" table:show-details="true"/>
                <table:data-pilot-member table:name="75423" table:display="true" table:show-details="true"/>
                <table:data-pilot-member table:name="75449" table:display="true" table:show-details="true"/>
                <table:data-pilot-member table:name="75459" table:display="true" table:show-details="true"/>
                <table:data-pilot-member table:name="75470" table:display="true" table:show-details="true"/>
                <table:data-pilot-member table:name="75474" table:display="true" table:show-details="true"/>
                <table:data-pilot-member table:name="75501" table:display="true" table:show-details="true"/>
                <table:data-pilot-member table:name="75502" table:display="true" table:show-details="true"/>
                <table:data-pilot-member table:name="75504" table:display="true" table:show-details="true"/>
                <table:data-pilot-member table:name="75506" table:display="true" table:show-details="true"/>
                <table:data-pilot-member table:name="75512" table:display="true" table:show-details="true"/>
                <table:data-pilot-member table:name="75516" table:display="true" table:show-details="true"/>
                <table:data-pilot-member table:name="75527" table:display="true" table:show-details="true"/>
                <table:data-pilot-member table:name="75531" table:display="true" table:show-details="true"/>
                <table:data-pilot-member table:name="75569" table:display="true" table:show-details="true"/>
                <table:data-pilot-member table:name="75577" table:display="true" table:show-details="true"/>
                <table:data-pilot-member table:name="75586" table:display="true" table:show-details="true"/>
                <table:data-pilot-member table:name="75587" table:display="true" table:show-details="true"/>
                <table:data-pilot-member table:name="75605" table:display="true" table:show-details="true"/>
                <table:data-pilot-member table:name="75608" table:display="true" table:show-details="true"/>
                <table:data-pilot-member table:name="75628" table:display="true" table:show-details="true"/>
                <table:data-pilot-member table:name="75634" table:display="true" table:show-details="true"/>
                <table:data-pilot-member table:name="75647" table:display="true" table:show-details="true"/>
                <table:data-pilot-member table:name="75657" table:display="true" table:show-details="true"/>
                <table:data-pilot-member table:name="75660" table:display="true" table:show-details="true"/>
                <table:data-pilot-member table:name="75674" table:display="true" table:show-details="true"/>
                <table:data-pilot-member table:name="75676" table:display="true" table:show-details="true"/>
                <table:data-pilot-member table:name="75677" table:display="true" table:show-details="true"/>
                <table:data-pilot-member table:name="75693" table:display="true" table:show-details="true"/>
                <table:data-pilot-member table:name="75701" table:display="true" table:show-details="true"/>
                <table:data-pilot-member table:name="75703" table:display="true" table:show-details="true"/>
                <table:data-pilot-member table:name="75713" table:display="true" table:show-details="true"/>
                <table:data-pilot-member table:name="75719" table:display="true" table:show-details="true"/>
                <table:data-pilot-member table:name="75720" table:display="true" table:show-details="true"/>
                <table:data-pilot-member table:name="75730" table:display="true" table:show-details="true"/>
                <table:data-pilot-member table:name="75737" table:display="true" table:show-details="true"/>
                <table:data-pilot-member table:name="75746" table:display="true" table:show-details="true"/>
                <table:data-pilot-member table:name="75747" table:display="true" table:show-details="true"/>
                <table:data-pilot-member table:name="75754" table:display="true" table:show-details="true"/>
                <table:data-pilot-member table:name="75761" table:display="true" table:show-details="true"/>
                <table:data-pilot-member table:name="75762" table:display="true" table:show-details="true"/>
                <table:data-pilot-member table:name="75783" table:display="true" table:show-details="true"/>
                <table:data-pilot-member table:name="75784" table:display="true" table:show-details="true"/>
                <table:data-pilot-member table:name="75796" table:display="true" table:show-details="true"/>
                <table:data-pilot-member table:name="75807" table:display="true" table:show-details="true"/>
                <table:data-pilot-member table:name="75808" table:display="true" table:show-details="true"/>
                <table:data-pilot-member table:name="75810" table:display="true" table:show-details="true"/>
                <table:data-pilot-member table:name="75813" table:display="true" table:show-details="true"/>
                <table:data-pilot-member table:name="75837" table:display="true" table:show-details="true"/>
                <table:data-pilot-member table:name="75839" table:display="true" table:show-details="true"/>
                <table:data-pilot-member table:name="75841" table:display="true" table:show-details="true"/>
                <table:data-pilot-member table:name="75859" table:display="true" table:show-details="true"/>
                <table:data-pilot-member table:name="75861" table:display="true" table:show-details="true"/>
                <table:data-pilot-member table:name="75863" table:display="true" table:show-details="true"/>
                <table:data-pilot-member table:name="75865" table:display="true" table:show-details="true"/>
                <table:data-pilot-member table:name="75868" table:display="true" table:show-details="true"/>
                <table:data-pilot-member table:name="75878" table:display="true" table:show-details="true"/>
                <table:data-pilot-member table:name="75897" table:display="true" table:show-details="true"/>
                <table:data-pilot-member table:name="75907" table:display="true" table:show-details="true"/>
                <table:data-pilot-member table:name="75948" table:display="true" table:show-details="true"/>
                <table:data-pilot-member table:name="75972" table:display="true" table:show-details="true"/>
                <table:data-pilot-member table:name="75983" table:display="true" table:show-details="true"/>
                <table:data-pilot-member table:name="75986" table:display="true" table:show-details="true"/>
                <table:data-pilot-member table:name="76001" table:display="true" table:show-details="true"/>
                <table:data-pilot-member table:name="76007" table:display="true" table:show-details="true"/>
                <table:data-pilot-member table:name="76009" table:display="true" table:show-details="true"/>
                <table:data-pilot-member table:name="76012" table:display="true" table:show-details="true"/>
                <table:data-pilot-member table:name="76017" table:display="true" table:show-details="true"/>
                <table:data-pilot-member table:name="76030" table:display="true" table:show-details="true"/>
                <table:data-pilot-member table:name="76035" table:display="true" table:show-details="true"/>
                <table:data-pilot-member table:name="76047" table:display="true" table:show-details="true"/>
                <table:data-pilot-member table:name="76048" table:display="true" table:show-details="true"/>
                <table:data-pilot-member table:name="76066" table:display="true" table:show-details="true"/>
                <table:data-pilot-member table:name="76072" table:display="true" table:show-details="true"/>
                <table:data-pilot-member table:name="76073" table:display="true" table:show-details="true"/>
                <table:data-pilot-member table:name="76078" table:display="true" table:show-details="true"/>
                <table:data-pilot-member table:name="76089" table:display="true" table:show-details="true"/>
                <table:data-pilot-member table:name="76096" table:display="true" table:show-details="true"/>
                <table:data-pilot-member table:name="76114" table:display="true" table:show-details="true"/>
                <table:data-pilot-member table:name="76124" table:display="true" table:show-details="true"/>
                <table:data-pilot-member table:name="76134" table:display="true" table:show-details="true"/>
                <table:data-pilot-member table:name="76137" table:display="true" table:show-details="true"/>
                <table:data-pilot-member table:name="76142" table:display="true" table:show-details="true"/>
                <table:data-pilot-member table:name="76189" table:display="true" table:show-details="true"/>
                <table:data-pilot-member table:name="76195" table:display="true" table:show-details="true"/>
                <table:data-pilot-member table:name="76198" table:display="true" table:show-details="true"/>
                <table:data-pilot-member table:name="76213" table:display="true" table:show-details="true"/>
                <table:data-pilot-member table:name="76220" table:display="true" table:show-details="true"/>
                <table:data-pilot-member table:name="76239" table:display="true" table:show-details="true"/>
                <table:data-pilot-member table:name="76241" table:display="true" table:show-details="true"/>
                <table:data-pilot-member table:name="76258" table:display="true" table:show-details="true"/>
                <table:data-pilot-member table:name="76274" table:display="true" table:show-details="true"/>
                <table:data-pilot-member table:name="76275" table:display="true" table:show-details="true"/>
                <table:data-pilot-member table:name="76277" table:display="true" table:show-details="true"/>
                <table:data-pilot-member table:name="76283" table:display="true" table:show-details="true"/>
                <table:data-pilot-member table:name="76318" table:display="true" table:show-details="true"/>
                <table:data-pilot-member table:name="76321" table:display="true" table:show-details="true"/>
                <table:data-pilot-member table:name="76324" table:display="true" table:show-details="true"/>
                <table:data-pilot-member table:name="76341" table:display="true" table:show-details="true"/>
                <table:data-pilot-member table:name="76360" table:display="true" table:show-details="true"/>
                <table:data-pilot-member table:name="76365" table:display="true" table:show-details="true"/>
                <table:data-pilot-member table:name="76385" table:display="true" table:show-details="true"/>
                <table:data-pilot-member table:name="76390" table:display="true" table:show-details="true"/>
                <table:data-pilot-member table:name="76398" table:display="true" table:show-details="true"/>
                <table:data-pilot-member table:name="76406" table:display="true" table:show-details="true"/>
                <table:data-pilot-member table:name="76418" table:display="true" table:show-details="true"/>
                <table:data-pilot-member table:name="76429" table:display="true" table:show-details="true"/>
                <table:data-pilot-member table:name="76432" table:display="true" table:show-details="true"/>
                <table:data-pilot-member table:name="76451" table:display="true" table:show-details="true"/>
                <table:data-pilot-member table:name="76484" table:display="true" table:show-details="true"/>
                <table:data-pilot-member table:name="76493" table:display="true" table:show-details="true"/>
                <table:data-pilot-member table:name="76495" table:display="true" table:show-details="true"/>
                <table:data-pilot-member table:name="76499" table:display="true" table:show-details="true"/>
                <table:data-pilot-member table:name="76522" table:display="true" table:show-details="true"/>
                <table:data-pilot-member table:name="76525" table:display="true" table:show-details="true"/>
                <table:data-pilot-member table:name="76527" table:display="true" table:show-details="true"/>
                <table:data-pilot-member table:name="76534" table:display="true" table:show-details="true"/>
                <table:data-pilot-member table:name="76536" table:display="true" table:show-details="true"/>
                <table:data-pilot-member table:name="76539" table:display="true" table:show-details="true"/>
                <table:data-pilot-member table:name="76565" table:display="true" table:show-details="true"/>
                <table:data-pilot-member table:name="76566" table:display="true" table:show-details="true"/>
                <table:data-pilot-member table:name="76572" table:display="true" table:show-details="true"/>
                <table:data-pilot-member table:name="76577" table:display="true" table:show-details="true"/>
                <table:data-pilot-member table:name="76582" table:display="true" table:show-details="true"/>
                <table:data-pilot-member table:name="76600" table:display="true" table:show-details="true"/>
                <table:data-pilot-member table:name="76602" table:display="true" table:show-details="true"/>
                <table:data-pilot-member table:name="76607" table:display="true" table:show-details="true"/>
                <table:data-pilot-member table:name="76611" table:display="true" table:show-details="true"/>
                <table:data-pilot-member table:name="76613" table:display="true" table:show-details="true"/>
                <table:data-pilot-member table:name="76627" table:display="true" table:show-details="true"/>
                <table:data-pilot-member table:name="76629" table:display="true" table:show-details="true"/>
                <table:data-pilot-member table:name="76639" table:display="true" table:show-details="true"/>
                <table:data-pilot-member table:name="76649" table:display="true" table:show-details="true"/>
                <table:data-pilot-member table:name="76658" table:display="true" table:show-details="true"/>
                <table:data-pilot-member table:name="76661" table:display="true" table:show-details="true"/>
                <table:data-pilot-member table:name="76679" table:display="true" table:show-details="true"/>
                <table:data-pilot-member table:name="76689" table:display="true" table:show-details="true"/>
                <table:data-pilot-member table:name="76697" table:display="true" table:show-details="true"/>
                <table:data-pilot-member table:name="76704" table:display="true" table:show-details="true"/>
                <table:data-pilot-member table:name="76708" table:display="true" table:show-details="true"/>
                <table:data-pilot-member table:name="76715" table:display="true" table:show-details="true"/>
                <table:data-pilot-member table:name="76716" table:display="true" table:show-details="true"/>
                <table:data-pilot-member table:name="76759" table:display="true" table:show-details="true"/>
                <table:data-pilot-member table:name="76761" table:display="true" table:show-details="true"/>
                <table:data-pilot-member table:name="76771" table:display="true" table:show-details="true"/>
                <table:data-pilot-member table:name="76778" table:display="true" table:show-details="true"/>
                <table:data-pilot-member table:name="76783" table:display="true" table:show-details="true"/>
                <table:data-pilot-member table:name="76802" table:display="true" table:show-details="true"/>
                <table:data-pilot-member table:name="76812" table:display="true" table:show-details="true"/>
                <table:data-pilot-member table:name="76839" table:display="true" table:show-details="true"/>
                <table:data-pilot-member table:name="76841" table:display="true" table:show-details="true"/>
                <table:data-pilot-member table:name="76844" table:display="true" table:show-details="true"/>
                <table:data-pilot-member table:name="76855" table:display="true" table:show-details="true"/>
                <table:data-pilot-member table:name="76862" table:display="true" table:show-details="true"/>
                <table:data-pilot-member table:name="76864" table:display="true" table:show-details="true"/>
                <table:data-pilot-member table:name="76874" table:display="true" table:show-details="true"/>
                <table:data-pilot-member table:name="76891" table:display="true" table:show-details="true"/>
                <table:data-pilot-member table:name="76895" table:display="true" table:show-details="true"/>
                <table:data-pilot-member table:name="76899" table:display="true" table:show-details="true"/>
                <table:data-pilot-member table:name="76907" table:display="true" table:show-details="true"/>
                <table:data-pilot-member table:name="76919" table:display="true" table:show-details="true"/>
                <table:data-pilot-member table:name="76925" table:display="true" table:show-details="true"/>
                <table:data-pilot-member table:name="76943" table:display="true" table:show-details="true"/>
                <table:data-pilot-member table:name="76956" table:display="true" table:show-details="true"/>
                <table:data-pilot-member table:name="76957" table:display="true" table:show-details="true"/>
                <table:data-pilot-member table:name="76974" table:display="true" table:show-details="true"/>
                <table:data-pilot-member table:name="77017" table:display="true" table:show-details="true"/>
                <table:data-pilot-member table:name="77025" table:display="true" table:show-details="true"/>
                <table:data-pilot-member table:name="77028" table:display="true" table:show-details="true"/>
                <table:data-pilot-member table:name="77044" table:display="true" table:show-details="true"/>
                <table:data-pilot-member table:name="77045" table:display="true" table:show-details="true"/>
                <table:data-pilot-member table:name="77051" table:display="true" table:show-details="true"/>
                <table:data-pilot-member table:name="77053" table:display="true" table:show-details="true"/>
                <table:data-pilot-member table:name="77061" table:display="true" table:show-details="true"/>
                <table:data-pilot-member table:name="77067" table:display="true" table:show-details="true"/>
                <table:data-pilot-member table:name="77071" table:display="true" table:show-details="true"/>
                <table:data-pilot-member table:name="77076" table:display="true" table:show-details="true"/>
                <table:data-pilot-member table:name="77088" table:display="true" table:show-details="true"/>
                <table:data-pilot-member table:name="77090" table:display="true" table:show-details="true"/>
                <table:data-pilot-member table:name="77093" table:display="true" table:show-details="true"/>
                <table:data-pilot-member table:name="77104" table:display="true" table:show-details="true"/>
                <table:data-pilot-member table:name="77116" table:display="true" table:show-details="true"/>
                <table:data-pilot-member table:name="77122" table:display="true" table:show-details="true"/>
                <table:data-pilot-member table:name="77123" table:display="true" table:show-details="true"/>
                <table:data-pilot-member table:name="77136" table:display="true" table:show-details="true"/>
                <table:data-pilot-member table:name="77147" table:display="true" table:show-details="true"/>
                <table:data-pilot-member table:name="77148" table:display="true" table:show-details="true"/>
                <table:data-pilot-member table:name="77149" table:display="true" table:show-details="true"/>
                <table:data-pilot-member table:name="77182" table:display="true" table:show-details="true"/>
                <table:data-pilot-member table:name="77188" table:display="true" table:show-details="true"/>
                <table:data-pilot-member table:name="77199" table:display="true" table:show-details="true"/>
                <table:data-pilot-member table:name="77242" table:display="true" table:show-details="true"/>
                <table:data-pilot-member table:name="77273" table:display="true" table:show-details="true"/>
                <table:data-pilot-member table:name="77286" table:display="true" table:show-details="true"/>
                <table:data-pilot-member table:name="77308" table:display="true" table:show-details="true"/>
                <table:data-pilot-member table:name="77328" table:display="true" table:show-details="true"/>
                <table:data-pilot-member table:name="77348" table:display="true" table:show-details="true"/>
                <table:data-pilot-member table:name="77356" table:display="true" table:show-details="true"/>
                <table:data-pilot-member table:name="77360" table:display="true" table:show-details="true"/>
                <table:data-pilot-member table:name="77418" table:display="true" table:show-details="true"/>
                <table:data-pilot-member table:name="77435" table:display="true" table:show-details="true"/>
                <table:data-pilot-member table:name="77449" table:display="true" table:show-details="true"/>
                <table:data-pilot-member table:name="77450" table:display="true" table:show-details="true"/>
                <table:data-pilot-member table:name="77503" table:display="true" table:show-details="true"/>
                <table:data-pilot-member table:name="77508" table:display="true" table:show-details="true"/>
                <table:data-pilot-member table:name="77511" table:display="true" table:show-details="true"/>
                <table:data-pilot-member table:name="77519" table:display="true" table:show-details="true"/>
                <table:data-pilot-member table:name="77529" table:display="true" table:show-details="true"/>
                <table:data-pilot-member table:name="77548" table:display="true" table:show-details="true"/>
                <table:data-pilot-member table:name="77555" table:display="true" table:show-details="true"/>
                <table:data-pilot-member table:name="77561" table:display="true" table:show-details="true"/>
                <table:data-pilot-member table:name="77570" table:display="true" table:show-details="true"/>
                <table:data-pilot-member table:name="77572" table:display="true" table:show-details="true"/>
                <table:data-pilot-member table:name="77577" table:display="true" table:show-details="true"/>
                <table:data-pilot-member table:name="77596" table:display="true" table:show-details="true"/>
                <table:data-pilot-member table:name="77602" table:display="true" table:show-details="true"/>
                <table:data-pilot-member table:name="77614" table:display="true" table:show-details="true"/>
                <table:data-pilot-member table:name="77620" table:display="true" table:show-details="true"/>
                <table:data-pilot-member table:name="77647" table:display="true" table:show-details="true"/>
                <table:data-pilot-member table:name="77648" table:display="true" table:show-details="true"/>
                <table:data-pilot-member table:name="77651" table:display="true" table:show-details="true"/>
                <table:data-pilot-member table:name="77656" table:display="true" table:show-details="true"/>
                <table:data-pilot-member table:name="77705" table:display="true" table:show-details="true"/>
                <table:data-pilot-member table:name="77713" table:display="true" table:show-details="true"/>
                <table:data-pilot-member table:name="77718" table:display="true" table:show-details="true"/>
                <table:data-pilot-member table:name="77722" table:display="true" table:show-details="true"/>
                <table:data-pilot-member table:name="77738" table:display="true" table:show-details="true"/>
                <table:data-pilot-member table:name="77752" table:display="true" table:show-details="true"/>
                <table:data-pilot-member table:name="77758" table:display="true" table:show-details="true"/>
                <table:data-pilot-member table:name="77760" table:display="true" table:show-details="true"/>
                <table:data-pilot-member table:name="77762" table:display="true" table:show-details="true"/>
                <table:data-pilot-member table:name="77765" table:display="true" table:show-details="true"/>
                <table:data-pilot-member table:name="77768" table:display="true" table:show-details="true"/>
                <table:data-pilot-member table:name="77774" table:display="true" table:show-details="true"/>
                <table:data-pilot-member table:name="77778" table:display="true" table:show-details="true"/>
                <table:data-pilot-member table:name="77783" table:display="true" table:show-details="true"/>
                <table:data-pilot-member table:name="77784" table:display="true" table:show-details="true"/>
                <table:data-pilot-member table:name="77806" table:display="true" table:show-details="true"/>
                <table:data-pilot-member table:name="77816" table:display="true" table:show-details="true"/>
                <table:data-pilot-member table:name="77833" table:display="true" table:show-details="true"/>
                <table:data-pilot-member table:name="77844" table:display="true" table:show-details="true"/>
                <table:data-pilot-member table:name="77867" table:display="true" table:show-details="true"/>
                <table:data-pilot-member table:name="77875" table:display="true" table:show-details="true"/>
                <table:data-pilot-member table:name="77876" table:display="true" table:show-details="true"/>
                <table:data-pilot-member table:name="77882" table:display="true" table:show-details="true"/>
                <table:data-pilot-member table:name="77884" table:display="true" table:show-details="true"/>
                <table:data-pilot-member table:name="77895" table:display="true" table:show-details="true"/>
                <table:data-pilot-member table:name="77929" table:display="true" table:show-details="true"/>
                <table:data-pilot-member table:name="77938" table:display="true" table:show-details="true"/>
                <table:data-pilot-member table:name="77940" table:display="true" table:show-details="true"/>
                <table:data-pilot-member table:name="77945" table:display="true" table:show-details="true"/>
                <table:data-pilot-member table:name="77953" table:display="true" table:show-details="true"/>
                <table:data-pilot-member table:name="77957" table:display="true" table:show-details="true"/>
                <table:data-pilot-member table:name="77959" table:display="true" table:show-details="true"/>
                <table:data-pilot-member table:name="77966" table:display="true" table:show-details="true"/>
                <table:data-pilot-member table:name="77985" table:display="true" table:show-details="true"/>
                <table:data-pilot-member table:name="77989" table:display="true" table:show-details="true"/>
                <table:data-pilot-member table:name="77992" table:display="true" table:show-details="true"/>
                <table:data-pilot-member table:name="78008" table:display="true" table:show-details="true"/>
                <table:data-pilot-member table:name="78026" table:display="true" table:show-details="true"/>
                <table:data-pilot-member table:name="78069" table:display="true" table:show-details="true"/>
                <table:data-pilot-member table:name="78071" table:display="true" table:show-details="true"/>
                <table:data-pilot-member table:name="78074" table:display="true" table:show-details="true"/>
                <table:data-pilot-member table:name="78082" table:display="true" table:show-details="true"/>
                <table:data-pilot-member table:name="78088" table:display="true" table:show-details="true"/>
                <table:data-pilot-member table:name="78092" table:display="true" table:show-details="true"/>
                <table:data-pilot-member table:name="78100" table:display="true" table:show-details="true"/>
                <table:data-pilot-member table:name="78101" table:display="true" table:show-details="true"/>
                <table:data-pilot-member table:name="78106" table:display="true" table:show-details="true"/>
                <table:data-pilot-member table:name="78108" table:display="true" table:show-details="true"/>
                <table:data-pilot-member table:name="78116" table:display="true" table:show-details="true"/>
                <table:data-pilot-member table:name="78135" table:display="true" table:show-details="true"/>
                <table:data-pilot-member table:name="78136" table:display="true" table:show-details="true"/>
                <table:data-pilot-member table:name="78161" table:display="true" table:show-details="true"/>
                <table:data-pilot-member table:name="78171" table:display="true" table:show-details="true"/>
                <table:data-pilot-member table:name="78181" table:display="true" table:show-details="true"/>
                <table:data-pilot-member table:name="78185" table:display="true" table:show-details="true"/>
                <table:data-pilot-member table:name="78189" table:display="true" table:show-details="true"/>
                <table:data-pilot-member table:name="78190" table:display="true" table:show-details="true"/>
                <table:data-pilot-member table:name="78211" table:display="true" table:show-details="true"/>
                <table:data-pilot-member table:name="78243" table:display="true" table:show-details="true"/>
                <table:data-pilot-member table:name="78263" table:display="true" table:show-details="true"/>
                <table:data-pilot-member table:name="78281" table:display="true" table:show-details="true"/>
                <table:data-pilot-member table:name="78289" table:display="true" table:show-details="true"/>
                <table:data-pilot-member table:name="78291" table:display="true" table:show-details="true"/>
                <table:data-pilot-member table:name="78296" table:display="true" table:show-details="true"/>
                <table:data-pilot-member table:name="78298" table:display="true" table:show-details="true"/>
                <table:data-pilot-member table:name="78312" table:display="true" table:show-details="true"/>
                <table:data-pilot-member table:name="78329" table:display="true" table:show-details="true"/>
                <table:data-pilot-member table:name="78334" table:display="true" table:show-details="true"/>
                <table:data-pilot-member table:name="78345" table:display="true" table:show-details="true"/>
                <table:data-pilot-member table:name="78371" table:display="true" table:show-details="true"/>
                <table:data-pilot-member table:name="78372" table:display="true" table:show-details="true"/>
                <table:data-pilot-member table:name="78400" table:display="true" table:show-details="true"/>
                <table:data-pilot-member table:name="78405" table:display="true" table:show-details="true"/>
                <table:data-pilot-member table:name="78416" table:display="true" table:show-details="true"/>
                <table:data-pilot-member table:name="78425" table:display="true" table:show-details="true"/>
                <table:data-pilot-member table:name="78428" table:display="true" table:show-details="true"/>
                <table:data-pilot-member table:name="78429" table:display="true" table:show-details="true"/>
                <table:data-pilot-member table:name="78431" table:display="true" table:show-details="true"/>
                <table:data-pilot-member table:name="78434" table:display="true" table:show-details="true"/>
                <table:data-pilot-member table:name="78445" table:display="true" table:show-details="true"/>
                <table:data-pilot-member table:name="78460" table:display="true" table:show-details="true"/>
                <table:data-pilot-member table:name="78476" table:display="true" table:show-details="true"/>
                <table:data-pilot-member table:name="78486" table:display="true" table:show-details="true"/>
                <table:data-pilot-member table:name="78507" table:display="true" table:show-details="true"/>
                <table:data-pilot-member table:name="78521" table:display="true" table:show-details="true"/>
                <table:data-pilot-member table:name="78526" table:display="true" table:show-details="true"/>
                <table:data-pilot-member table:name="78528" table:display="true" table:show-details="true"/>
                <table:data-pilot-member table:name="78530" table:display="true" table:show-details="true"/>
                <table:data-pilot-member table:name="78531" table:display="true" table:show-details="true"/>
                <table:data-pilot-member table:name="78540" table:display="true" table:show-details="true"/>
                <table:data-pilot-member table:name="78546" table:display="true" table:show-details="true"/>
                <table:data-pilot-member table:name="78563" table:display="true" table:show-details="true"/>
                <table:data-pilot-member table:name="78580" table:display="true" table:show-details="true"/>
                <table:data-pilot-member table:name="78600" table:display="true" table:show-details="true"/>
                <table:data-pilot-member table:name="78624" table:display="true" table:show-details="true"/>
                <table:data-pilot-member table:name="78638" table:display="true" table:show-details="true"/>
                <table:data-pilot-member table:name="78669" table:display="true" table:show-details="true"/>
                <table:data-pilot-member table:name="78684" table:display="true" table:show-details="true"/>
                <table:data-pilot-member table:name="78685" table:display="true" table:show-details="true"/>
                <table:data-pilot-member table:name="78689" table:display="true" table:show-details="true"/>
                <table:data-pilot-member table:name="78693" table:display="true" table:show-details="true"/>
                <table:data-pilot-member table:name="78697" table:display="true" table:show-details="true"/>
                <table:data-pilot-member table:name="78699" table:display="true" table:show-details="true"/>
                <table:data-pilot-member table:name="78705" table:display="true" table:show-details="true"/>
                <table:data-pilot-member table:name="78713" table:display="true" table:show-details="true"/>
                <table:data-pilot-member table:name="78714" table:display="true" table:show-details="true"/>
                <table:data-pilot-member table:name="78721" table:display="true" table:show-details="true"/>
                <table:data-pilot-member table:name="78732" table:display="true" table:show-details="true"/>
                <table:data-pilot-member table:name="78735" table:display="true" table:show-details="true"/>
                <table:data-pilot-member table:name="78737" table:display="true" table:show-details="true"/>
                <table:data-pilot-member table:name="78748" table:display="true" table:show-details="true"/>
                <table:data-pilot-member table:name="78756" table:display="true" table:show-details="true"/>
                <table:data-pilot-member table:name="78758" table:display="true" table:show-details="true"/>
                <table:data-pilot-member table:name="78759" table:display="true" table:show-details="true"/>
                <table:data-pilot-member table:name="78760" table:display="true" table:show-details="true"/>
                <table:data-pilot-member table:name="78763" table:display="true" table:show-details="true"/>
                <table:data-pilot-member table:name="78782" table:display="true" table:show-details="true"/>
                <table:data-pilot-member table:name="78786" table:display="true" table:show-details="true"/>
                <table:data-pilot-member table:name="78794" table:display="true" table:show-details="true"/>
                <table:data-pilot-member table:name="78806" table:display="true" table:show-details="true"/>
                <table:data-pilot-member table:name="78832" table:display="true" table:show-details="true"/>
                <table:data-pilot-member table:name="78834" table:display="true" table:show-details="true"/>
                <table:data-pilot-member table:name="78851" table:display="true" table:show-details="true"/>
                <table:data-pilot-member table:name="78852" table:display="true" table:show-details="true"/>
                <table:data-pilot-member table:name="78857" table:display="true" table:show-details="true"/>
                <table:data-pilot-member table:name="78868" table:display="true" table:show-details="true"/>
                <table:data-pilot-member table:name="78873" table:display="true" table:show-details="true"/>
                <table:data-pilot-member table:name="78878" table:display="true" table:show-details="true"/>
                <table:data-pilot-member table:name="78883" table:display="true" table:show-details="true"/>
                <table:data-pilot-member table:name="78885" table:display="true" table:show-details="true"/>
                <table:data-pilot-member table:name="78886" table:display="true" table:show-details="true"/>
                <table:data-pilot-member table:name="78887" table:display="true" table:show-details="true"/>
                <table:data-pilot-member table:name="78890" table:display="true" table:show-details="true"/>
                <table:data-pilot-member table:name="78892" table:display="true" table:show-details="true"/>
                <table:data-pilot-member table:name="78894" table:display="true" table:show-details="true"/>
                <table:data-pilot-member table:name="78898" table:display="true" table:show-details="true"/>
                <table:data-pilot-member table:name="78910" table:display="true" table:show-details="true"/>
                <table:data-pilot-member table:name="78914" table:display="true" table:show-details="true"/>
                <table:data-pilot-member table:name="78915" table:display="true" table:show-details="true"/>
                <table:data-pilot-member table:name="78935" table:display="true" table:show-details="true"/>
                <table:data-pilot-member table:name="78938" table:display="true" table:show-details="true"/>
                <table:data-pilot-member table:name="78951" table:display="true" table:show-details="true"/>
                <table:data-pilot-member table:name="78954" table:display="true" table:show-details="true"/>
                <table:data-pilot-member table:name="78961" table:display="true" table:show-details="true"/>
                <table:data-pilot-member table:name="78962" table:display="true" table:show-details="true"/>
                <table:data-pilot-member table:name="78970" table:display="true" table:show-details="true"/>
                <table:data-pilot-member table:name="79004" table:display="true" table:show-details="true"/>
                <table:data-pilot-member table:name="79005" table:display="true" table:show-details="true"/>
                <table:data-pilot-member table:name="79011" table:display="true" table:show-details="true"/>
                <table:data-pilot-member table:name="79033" table:display="true" table:show-details="true"/>
                <table:data-pilot-member table:name="79037" table:display="true" table:show-details="true"/>
                <table:data-pilot-member table:name="79059" table:display="true" table:show-details="true"/>
                <table:data-pilot-member table:name="79064" table:display="true" table:show-details="true"/>
                <table:data-pilot-member table:name="79073" table:display="true" table:show-details="true"/>
                <table:data-pilot-member table:name="79075" table:display="true" table:show-details="true"/>
                <table:data-pilot-member table:name="79085" table:display="true" table:show-details="true"/>
                <table:data-pilot-member table:name="79086" table:display="true" table:show-details="true"/>
                <table:data-pilot-member table:name="79101" table:display="true" table:show-details="true"/>
                <table:data-pilot-member table:name="79106" table:display="true" table:show-details="true"/>
                <table:data-pilot-member table:name="79112" table:display="true" table:show-details="true"/>
                <table:data-pilot-member table:name="79116" table:display="true" table:show-details="true"/>
                <table:data-pilot-member table:name="79143" table:display="true" table:show-details="true"/>
                <table:data-pilot-member table:name="79144" table:display="true" table:show-details="true"/>
                <table:data-pilot-member table:name="79151" table:display="true" table:show-details="true"/>
                <table:data-pilot-member table:name="79172" table:display="true" table:show-details="true"/>
                <table:data-pilot-member table:name="79177" table:display="true" table:show-details="true"/>
                <table:data-pilot-member table:name="79183" table:display="true" table:show-details="true"/>
                <table:data-pilot-member table:name="79186" table:display="true" table:show-details="true"/>
                <table:data-pilot-member table:name="79190" table:display="true" table:show-details="true"/>
                <table:data-pilot-member table:name="79209" table:display="true" table:show-details="true"/>
                <table:data-pilot-member table:name="79227" table:display="true" table:show-details="true"/>
                <table:data-pilot-member table:name="79231" table:display="true" table:show-details="true"/>
                <table:data-pilot-member table:name="79239" table:display="true" table:show-details="true"/>
                <table:data-pilot-member table:name="79248" table:display="true" table:show-details="true"/>
                <table:data-pilot-member table:name="79262" table:display="true" table:show-details="true"/>
                <table:data-pilot-member table:name="79279" table:display="true" table:show-details="true"/>
                <table:data-pilot-member table:name="79299" table:display="true" table:show-details="true"/>
                <table:data-pilot-member table:name="79300" table:display="true" table:show-details="true"/>
                <table:data-pilot-member table:name="79311" table:display="true" table:show-details="true"/>
                <table:data-pilot-member table:name="79322" table:display="true" table:show-details="true"/>
                <table:data-pilot-member table:name="79327" table:display="true" table:show-details="true"/>
                <table:data-pilot-member table:name="79330" table:display="true" table:show-details="true"/>
                <table:data-pilot-member table:name="79331" table:display="true" table:show-details="true"/>
                <table:data-pilot-member table:name="79337" table:display="true" table:show-details="true"/>
                <table:data-pilot-member table:name="79348" table:display="true" table:show-details="true"/>
                <table:data-pilot-member table:name="79359" table:display="true" table:show-details="true"/>
                <table:data-pilot-member table:name="79373" table:display="true" table:show-details="true"/>
                <table:data-pilot-member table:name="79381" table:display="true" table:show-details="true"/>
                <table:data-pilot-member table:name="79405" table:display="true" table:show-details="true"/>
                <table:data-pilot-member table:name="79409" table:display="true" table:show-details="true"/>
                <table:data-pilot-member table:name="79419" table:display="true" table:show-details="true"/>
                <table:data-pilot-member table:name="79428" table:display="true" table:show-details="true"/>
                <table:data-pilot-member table:name="79447" table:display="true" table:show-details="true"/>
                <table:data-pilot-member table:name="79453" table:display="true" table:show-details="true"/>
                <table:data-pilot-member table:name="79454" table:display="true" table:show-details="true"/>
                <table:data-pilot-member table:name="79492" table:display="true" table:show-details="true"/>
                <table:data-pilot-member table:name="79513" table:display="true" table:show-details="true"/>
                <table:data-pilot-member table:name="79514" table:display="true" table:show-details="true"/>
                <table:data-pilot-member table:name="79538" table:display="true" table:show-details="true"/>
                <table:data-pilot-member table:name="79550" table:display="true" table:show-details="true"/>
                <table:data-pilot-member table:name="79564" table:display="true" table:show-details="true"/>
                <table:data-pilot-member table:name="79567" table:display="true" table:show-details="true"/>
                <table:data-pilot-member table:name="79573" table:display="true" table:show-details="true"/>
                <table:data-pilot-member table:name="79580" table:display="true" table:show-details="true"/>
                <table:data-pilot-member table:name="79583" table:display="true" table:show-details="true"/>
                <table:data-pilot-member table:name="79595" table:display="true" table:show-details="true"/>
                <table:data-pilot-member table:name="79618" table:display="true" table:show-details="true"/>
                <table:data-pilot-member table:name="79622" table:display="true" table:show-details="true"/>
                <table:data-pilot-member table:name="79623" table:display="true" table:show-details="true"/>
                <table:data-pilot-member table:name="79640" table:display="true" table:show-details="true"/>
                <table:data-pilot-member table:name="79643" table:display="true" table:show-details="true"/>
                <table:data-pilot-member table:name="79663" table:display="true" table:show-details="true"/>
                <table:data-pilot-member table:name="79686" table:display="true" table:show-details="true"/>
                <table:data-pilot-member table:name="79698" table:display="true" table:show-details="true"/>
                <table:data-pilot-member table:name="79708" table:display="true" table:show-details="true"/>
                <table:data-pilot-member table:name="79721" table:display="true" table:show-details="true"/>
                <table:data-pilot-member table:name="79729" table:display="true" table:show-details="true"/>
                <table:data-pilot-member table:name="79745" table:display="true" table:show-details="true"/>
                <table:data-pilot-member table:name="79746" table:display="true" table:show-details="true"/>
                <table:data-pilot-member table:name="79764" table:display="true" table:show-details="true"/>
                <table:data-pilot-member table:name="79768" table:display="true" table:show-details="true"/>
                <table:data-pilot-member table:name="79777" table:display="true" table:show-details="true"/>
                <table:data-pilot-member table:name="79786" table:display="true" table:show-details="true"/>
                <table:data-pilot-member table:name="79801" table:display="true" table:show-details="true"/>
                <table:data-pilot-member table:name="79812" table:display="true" table:show-details="true"/>
                <table:data-pilot-member table:name="79820" table:display="true" table:show-details="true"/>
                <table:data-pilot-member table:name="79832" table:display="true" table:show-details="true"/>
                <table:data-pilot-member table:name="79834" table:display="true" table:show-details="true"/>
                <table:data-pilot-member table:name="79843" table:display="true" table:show-details="true"/>
                <table:data-pilot-member table:name="79849" table:display="true" table:show-details="true"/>
                <table:data-pilot-member table:name="79850" table:display="true" table:show-details="true"/>
                <table:data-pilot-member table:name="79866" table:display="true" table:show-details="true"/>
                <table:data-pilot-member table:name="79868" table:display="true" table:show-details="true"/>
                <table:data-pilot-member table:name="79869" table:display="true" table:show-details="true"/>
                <table:data-pilot-member table:name="79873" table:display="true" table:show-details="true"/>
                <table:data-pilot-member table:name="79909" table:display="true" table:show-details="true"/>
                <table:data-pilot-member table:name="79915" table:display="true" table:show-details="true"/>
                <table:data-pilot-member table:name="79921" table:display="true" table:show-details="true"/>
                <table:data-pilot-member table:name="79928" table:display="true" table:show-details="true"/>
                <table:data-pilot-member table:name="79929" table:display="true" table:show-details="true"/>
                <table:data-pilot-member table:name="79930" table:display="true" table:show-details="true"/>
                <table:data-pilot-member table:name="79937" table:display="true" table:show-details="true"/>
                <table:data-pilot-member table:name="79943" table:display="true" table:show-details="true"/>
                <table:data-pilot-member table:name="79949" table:display="true" table:show-details="true"/>
                <table:data-pilot-member table:name="79953" table:display="true" table:show-details="true"/>
                <table:data-pilot-member table:name="79963" table:display="true" table:show-details="true"/>
                <table:data-pilot-member table:name="79979" table:display="true" table:show-details="true"/>
                <table:data-pilot-member table:name="79984" table:display="true" table:show-details="true"/>
                <table:data-pilot-member table:name="80011" table:display="true" table:show-details="true"/>
                <table:data-pilot-member table:name="80020" table:display="true" table:show-details="true"/>
                <table:data-pilot-member table:name="80031" table:display="true" table:show-details="true"/>
                <table:data-pilot-member table:name="80045" table:display="true" table:show-details="true"/>
                <table:data-pilot-member table:name="80047" table:display="true" table:show-details="true"/>
                <table:data-pilot-member table:name="80057" table:display="true" table:show-details="true"/>
                <table:data-pilot-member table:name="80058" table:display="true" table:show-details="true"/>
                <table:data-pilot-member table:name="80060" table:display="true" table:show-details="true"/>
                <table:data-pilot-member table:name="80065" table:display="true" table:show-details="true"/>
                <table:data-pilot-member table:name="80071" table:display="true" table:show-details="true"/>
                <table:data-pilot-member table:name="80079" table:display="true" table:show-details="true"/>
                <table:data-pilot-member table:name="80083" table:display="true" table:show-details="true"/>
                <table:data-pilot-member table:name="80128" table:display="true" table:show-details="true"/>
                <table:data-pilot-member table:name="80133" table:display="true" table:show-details="true"/>
                <table:data-pilot-member table:name="80164" table:display="true" table:show-details="true"/>
                <table:data-pilot-member table:name="80186" table:display="true" table:show-details="true"/>
                <table:data-pilot-member table:name="80195" table:display="true" table:show-details="true"/>
                <table:data-pilot-member table:name="80196" table:display="true" table:show-details="true"/>
                <table:data-pilot-member table:name="80217" table:display="true" table:show-details="true"/>
                <table:data-pilot-member table:name="80230" table:display="true" table:show-details="true"/>
                <table:data-pilot-member table:name="80241" table:display="true" table:show-details="true"/>
                <table:data-pilot-member table:name="80265" table:display="true" table:show-details="true"/>
                <table:data-pilot-member table:name="80273" table:display="true" table:show-details="true"/>
                <table:data-pilot-member table:name="80275" table:display="true" table:show-details="true"/>
                <table:data-pilot-member table:name="80277" table:display="true" table:show-details="true"/>
                <table:data-pilot-member table:name="80280" table:display="true" table:show-details="true"/>
                <table:data-pilot-member table:name="80288" table:display="true" table:show-details="true"/>
                <table:data-pilot-member table:name="80293" table:display="true" table:show-details="true"/>
                <table:data-pilot-member table:name="80294" table:display="true" table:show-details="true"/>
                <table:data-pilot-member table:name="80296" table:display="true" table:show-details="true"/>
                <table:data-pilot-member table:name="80307" table:display="true" table:show-details="true"/>
                <table:data-pilot-member table:name="80326" table:display="true" table:show-details="true"/>
                <table:data-pilot-member table:name="80332" table:display="true" table:show-details="true"/>
                <table:data-pilot-member table:name="80334" table:display="true" table:show-details="true"/>
                <table:data-pilot-member table:name="80335" table:display="true" table:show-details="true"/>
                <table:data-pilot-member table:name="80339" table:display="true" table:show-details="true"/>
                <table:data-pilot-member table:name="80351" table:display="true" table:show-details="true"/>
                <table:data-pilot-member table:name="80362" table:display="true" table:show-details="true"/>
                <table:data-pilot-member table:name="80369" table:display="true" table:show-details="true"/>
                <table:data-pilot-member table:name="80385" table:display="true" table:show-details="true"/>
                <table:data-pilot-member table:name="80392" table:display="true" table:show-details="true"/>
                <table:data-pilot-member table:name="80401" table:display="true" table:show-details="true"/>
                <table:data-pilot-member table:name="80413" table:display="true" table:show-details="true"/>
                <table:data-pilot-member table:name="80433" table:display="true" table:show-details="true"/>
                <table:data-pilot-member table:name="80436" table:display="true" table:show-details="true"/>
                <table:data-pilot-member table:name="80437" table:display="true" table:show-details="true"/>
                <table:data-pilot-member table:name="80477" table:display="true" table:show-details="true"/>
                <table:data-pilot-member table:name="80485" table:display="true" table:show-details="true"/>
                <table:data-pilot-member table:name="80526" table:display="true" table:show-details="true"/>
                <table:data-pilot-member table:name="80547" table:display="true" table:show-details="true"/>
                <table:data-pilot-member table:name="80559" table:display="true" table:show-details="true"/>
                <table:data-pilot-member table:name="80564" table:display="true" table:show-details="true"/>
                <table:data-pilot-member table:name="80569" table:display="true" table:show-details="true"/>
                <table:data-pilot-member table:name="80570" table:display="true" table:show-details="true"/>
                <table:data-pilot-member table:name="80573" table:display="true" table:show-details="true"/>
                <table:data-pilot-member table:name="80575" table:display="true" table:show-details="true"/>
                <table:data-pilot-member table:name="80593" table:display="true" table:show-details="true"/>
                <table:data-pilot-member table:name="80601" table:display="true" table:show-details="true"/>
                <table:data-pilot-member table:name="80614" table:display="true" table:show-details="true"/>
                <table:data-pilot-member table:name="80616" table:display="true" table:show-details="true"/>
                <table:data-pilot-member table:name="80624" table:display="true" table:show-details="true"/>
                <table:data-pilot-member table:name="80640" table:display="true" table:show-details="true"/>
                <table:data-pilot-member table:name="80645" table:display="true" table:show-details="true"/>
                <table:data-pilot-member table:name="80646" table:display="true" table:show-details="true"/>
                <table:data-pilot-member table:name="80652" table:display="true" table:show-details="true"/>
                <table:data-pilot-member table:name="80655" table:display="true" table:show-details="true"/>
                <table:data-pilot-member table:name="80656" table:display="true" table:show-details="true"/>
                <table:data-pilot-member table:name="80659" table:display="true" table:show-details="true"/>
                <table:data-pilot-member table:name="80663" table:display="true" table:show-details="true"/>
                <table:data-pilot-member table:name="80676" table:display="true" table:show-details="true"/>
                <table:data-pilot-member table:name="80682" table:display="true" table:show-details="true"/>
                <table:data-pilot-member table:name="80693" table:display="true" table:show-details="true"/>
                <table:data-pilot-member table:name="80695" table:display="true" table:show-details="true"/>
                <table:data-pilot-member table:name="80703" table:display="true" table:show-details="true"/>
                <table:data-pilot-member table:name="80704" table:display="true" table:show-details="true"/>
                <table:data-pilot-member table:name="80713" table:display="true" table:show-details="true"/>
                <table:data-pilot-member table:name="80719" table:display="true" table:show-details="true"/>
                <table:data-pilot-member table:name="80732" table:display="true" table:show-details="true"/>
                <table:data-pilot-member table:name="80739" table:display="true" table:show-details="true"/>
                <table:data-pilot-member table:name="80740" table:display="true" table:show-details="true"/>
                <table:data-pilot-member table:name="80760" table:display="true" table:show-details="true"/>
                <table:data-pilot-member table:name="80761" table:display="true" table:show-details="true"/>
                <table:data-pilot-member table:name="80762" table:display="true" table:show-details="true"/>
                <table:data-pilot-member table:name="80768" table:display="true" table:show-details="true"/>
                <table:data-pilot-member table:name="80769" table:display="true" table:show-details="true"/>
                <table:data-pilot-member table:name="80782" table:display="true" table:show-details="true"/>
                <table:data-pilot-member table:name="80785" table:display="true" table:show-details="true"/>
                <table:data-pilot-member table:name="80793" table:display="true" table:show-details="true"/>
                <table:data-pilot-member table:name="80797" table:display="true" table:show-details="true"/>
                <table:data-pilot-member table:name="80801" table:display="true" table:show-details="true"/>
                <table:data-pilot-member table:name="80860" table:display="true" table:show-details="true"/>
                <table:data-pilot-member table:name="80883" table:display="true" table:show-details="true"/>
                <table:data-pilot-member table:name="80888" table:display="true" table:show-details="true"/>
                <table:data-pilot-member table:name="80912" table:display="true" table:show-details="true"/>
                <table:data-pilot-member table:name="80934" table:display="true" table:show-details="true"/>
                <table:data-pilot-member table:name="80936" table:display="true" table:show-details="true"/>
                <table:data-pilot-member table:name="80950" table:display="true" table:show-details="true"/>
                <table:data-pilot-member table:name="80958" table:display="true" table:show-details="true"/>
                <table:data-pilot-member table:name="80959" table:display="true" table:show-details="true"/>
                <table:data-pilot-member table:name="80982" table:display="true" table:show-details="true"/>
                <table:data-pilot-member table:name="80989" table:display="true" table:show-details="true"/>
                <table:data-pilot-member table:name="80991" table:display="true" table:show-details="true"/>
                <table:data-pilot-member table:name="80999" table:display="true" table:show-details="true"/>
                <table:data-pilot-member table:name="81011" table:display="true" table:show-details="true"/>
                <table:data-pilot-member table:name="81016" table:display="true" table:show-details="true"/>
                <table:data-pilot-member table:name="81020" table:display="true" table:show-details="true"/>
                <table:data-pilot-member table:name="81023" table:display="true" table:show-details="true"/>
                <table:data-pilot-member table:name="81024" table:display="true" table:show-details="true"/>
                <table:data-pilot-member table:name="81035" table:display="true" table:show-details="true"/>
                <table:data-pilot-member table:name="81052" table:display="true" table:show-details="true"/>
                <table:data-pilot-member table:name="81108" table:display="true" table:show-details="true"/>
                <table:data-pilot-member table:name="81114" table:display="true" table:show-details="true"/>
                <table:data-pilot-member table:name="81126" table:display="true" table:show-details="true"/>
                <table:data-pilot-member table:name="81177" table:display="true" table:show-details="true"/>
                <table:data-pilot-member table:name="81182" table:display="true" table:show-details="true"/>
                <table:data-pilot-member table:name="81188" table:display="true" table:show-details="true"/>
                <table:data-pilot-member table:name="81193" table:display="true" table:show-details="true"/>
                <table:data-pilot-member table:name="81203" table:display="true" table:show-details="true"/>
                <table:data-pilot-member table:name="81208" table:display="true" table:show-details="true"/>
                <table:data-pilot-member table:name="81219" table:display="true" table:show-details="true"/>
                <table:data-pilot-member table:name="81232" table:display="true" table:show-details="true"/>
                <table:data-pilot-member table:name="81254" table:display="true" table:show-details="true"/>
                <table:data-pilot-member table:name="81262" table:display="true" table:show-details="true"/>
                <table:data-pilot-member table:name="81264" table:display="true" table:show-details="true"/>
                <table:data-pilot-member table:name="81268" table:display="true" table:show-details="true"/>
                <table:data-pilot-member table:name="81281" table:display="true" table:show-details="true"/>
                <table:data-pilot-member table:name="81286" table:display="true" table:show-details="true"/>
                <table:data-pilot-member table:name="81290" table:display="true" table:show-details="true"/>
                <table:data-pilot-member table:name="81296" table:display="true" table:show-details="true"/>
                <table:data-pilot-member table:name="81304" table:display="true" table:show-details="true"/>
                <table:data-pilot-member table:name="81315" table:display="true" table:show-details="true"/>
                <table:data-pilot-member table:name="81336" table:display="true" table:show-details="true"/>
                <table:data-pilot-member table:name="81339" table:display="true" table:show-details="true"/>
                <table:data-pilot-member table:name="81345" table:display="true" table:show-details="true"/>
                <table:data-pilot-member table:name="81357" table:display="true" table:show-details="true"/>
                <table:data-pilot-member table:name="81366" table:display="true" table:show-details="true"/>
                <table:data-pilot-member table:name="81382" table:display="true" table:show-details="true"/>
                <table:data-pilot-member table:name="81388" table:display="true" table:show-details="true"/>
                <table:data-pilot-member table:name="81390" table:display="true" table:show-details="true"/>
                <table:data-pilot-member table:name="81400" table:display="true" table:show-details="true"/>
                <table:data-pilot-member table:name="81408" table:display="true" table:show-details="true"/>
                <table:data-pilot-member table:name="81410" table:display="true" table:show-details="true"/>
                <table:data-pilot-member table:name="81417" table:display="true" table:show-details="true"/>
                <table:data-pilot-member table:name="81424" table:display="true" table:show-details="true"/>
                <table:data-pilot-member table:name="81432" table:display="true" table:show-details="true"/>
                <table:data-pilot-member table:name="81438" table:display="true" table:show-details="true"/>
                <table:data-pilot-member table:name="81450" table:display="true" table:show-details="true"/>
                <table:data-pilot-member table:name="81452" table:display="true" table:show-details="true"/>
                <table:data-pilot-member table:name="81459" table:display="true" table:show-details="true"/>
                <table:data-pilot-member table:name="81467" table:display="true" table:show-details="true"/>
                <table:data-pilot-member table:name="81485" table:display="true" table:show-details="true"/>
                <table:data-pilot-member table:name="81486" table:display="true" table:show-details="true"/>
                <table:data-pilot-member table:name="81487" table:display="true" table:show-details="true"/>
                <table:data-pilot-member table:name="81489" table:display="true" table:show-details="true"/>
                <table:data-pilot-member table:name="81494" table:display="true" table:show-details="true"/>
                <table:data-pilot-member table:name="81496" table:display="true" table:show-details="true"/>
                <table:data-pilot-member table:name="81509" table:display="true" table:show-details="true"/>
                <table:data-pilot-member table:name="81516" table:display="true" table:show-details="true"/>
                <table:data-pilot-member table:name="81528" table:display="true" table:show-details="true"/>
                <table:data-pilot-member table:name="81541" table:display="true" table:show-details="true"/>
                <table:data-pilot-member table:name="81543" table:display="true" table:show-details="true"/>
                <table:data-pilot-member table:name="81561" table:display="true" table:show-details="true"/>
                <table:data-pilot-member table:name="81564" table:display="true" table:show-details="true"/>
                <table:data-pilot-member table:name="81570" table:display="true" table:show-details="true"/>
                <table:data-pilot-member table:name="81571" table:display="true" table:show-details="true"/>
                <table:data-pilot-member table:name="81573" table:display="true" table:show-details="true"/>
                <table:data-pilot-member table:name="81578" table:display="true" table:show-details="true"/>
                <table:data-pilot-member table:name="81593" table:display="true" table:show-details="true"/>
                <table:data-pilot-member table:name="81615" table:display="true" table:show-details="true"/>
                <table:data-pilot-member table:name="81637" table:display="true" table:show-details="true"/>
                <table:data-pilot-member table:name="81658" table:display="true" table:show-details="true"/>
                <table:data-pilot-member table:name="81691" table:display="true" table:show-details="true"/>
                <table:data-pilot-member table:name="81696" table:display="true" table:show-details="true"/>
                <table:data-pilot-member table:name="81752" table:display="true" table:show-details="true"/>
                <table:data-pilot-member table:name="81767" table:display="true" table:show-details="true"/>
                <table:data-pilot-member table:name="81784" table:display="true" table:show-details="true"/>
                <table:data-pilot-member table:name="81809" table:display="true" table:show-details="true"/>
                <table:data-pilot-member table:name="81830" table:display="true" table:show-details="true"/>
                <table:data-pilot-member table:name="81833" table:display="true" table:show-details="true"/>
                <table:data-pilot-member table:name="81834" table:display="true" table:show-details="true"/>
                <table:data-pilot-member table:name="81854" table:display="true" table:show-details="true"/>
                <table:data-pilot-member table:name="81873" table:display="true" table:show-details="true"/>
                <table:data-pilot-member table:name="81880" table:display="true" table:show-details="true"/>
                <table:data-pilot-member table:name="81896" table:display="true" table:show-details="true"/>
                <table:data-pilot-member table:name="81907" table:display="true" table:show-details="true"/>
                <table:data-pilot-member table:name="81921" table:display="true" table:show-details="true"/>
                <table:data-pilot-member table:name="81922" table:display="true" table:show-details="true"/>
                <table:data-pilot-member table:name="81926" table:display="true" table:show-details="true"/>
                <table:data-pilot-member table:name="81932" table:display="true" table:show-details="true"/>
                <table:data-pilot-member table:name="81935" table:display="true" table:show-details="true"/>
                <table:data-pilot-member table:name="81942" table:display="true" table:show-details="true"/>
                <table:data-pilot-member table:name="81947" table:display="true" table:show-details="true"/>
                <table:data-pilot-member table:name="81972" table:display="true" table:show-details="true"/>
                <table:data-pilot-member table:name="81974" table:display="true" table:show-details="true"/>
                <table:data-pilot-member table:name="81994" table:display="true" table:show-details="true"/>
                <table:data-pilot-member table:name="81996" table:display="true" table:show-details="true"/>
                <table:data-pilot-member table:name="82006" table:display="true" table:show-details="true"/>
                <table:data-pilot-member table:name="82007" table:display="true" table:show-details="true"/>
                <table:data-pilot-member table:name="82008" table:display="true" table:show-details="true"/>
                <table:data-pilot-member table:name="82013" table:display="true" table:show-details="true"/>
                <table:data-pilot-member table:name="82025" table:display="true" table:show-details="true"/>
                <table:data-pilot-member table:name="82027" table:display="true" table:show-details="true"/>
                <table:data-pilot-member table:name="82051" table:display="true" table:show-details="true"/>
                <table:data-pilot-member table:name="82084" table:display="true" table:show-details="true"/>
                <table:data-pilot-member table:name="82112" table:display="true" table:show-details="true"/>
                <table:data-pilot-member table:name="82115" table:display="true" table:show-details="true"/>
                <table:data-pilot-member table:name="82116" table:display="true" table:show-details="true"/>
                <table:data-pilot-member table:name="82119" table:display="true" table:show-details="true"/>
                <table:data-pilot-member table:name="82120" table:display="true" table:show-details="true"/>
                <table:data-pilot-member table:name="82138" table:display="true" table:show-details="true"/>
                <table:data-pilot-member table:name="82142" table:display="true" table:show-details="true"/>
                <table:data-pilot-member table:name="82148" table:display="true" table:show-details="true"/>
                <table:data-pilot-member table:name="82162" table:display="true" table:show-details="true"/>
                <table:data-pilot-member table:name="82181" table:display="true" table:show-details="true"/>
                <table:data-pilot-member table:name="82188" table:display="true" table:show-details="true"/>
                <table:data-pilot-member table:name="82190" table:display="true" table:show-details="true"/>
                <table:data-pilot-member table:name="82194" table:display="true" table:show-details="true"/>
                <table:data-pilot-member table:name="82204" table:display="true" table:show-details="true"/>
                <table:data-pilot-member table:name="82211" table:display="true" table:show-details="true"/>
                <table:data-pilot-member table:name="82240" table:display="true" table:show-details="true"/>
                <table:data-pilot-member table:name="82242" table:display="true" table:show-details="true"/>
                <table:data-pilot-member table:name="82251" table:display="true" table:show-details="true"/>
                <table:data-pilot-member table:name="82264" table:display="true" table:show-details="true"/>
                <table:data-pilot-member table:name="82270" table:display="true" table:show-details="true"/>
                <table:data-pilot-member table:name="82274" table:display="true" table:show-details="true"/>
                <table:data-pilot-member table:name="82294" table:display="true" table:show-details="true"/>
                <table:data-pilot-member table:name="82307" table:display="true" table:show-details="true"/>
                <table:data-pilot-member table:name="82311" table:display="true" table:show-details="true"/>
                <table:data-pilot-member table:name="82347" table:display="true" table:show-details="true"/>
                <table:data-pilot-member table:name="82350" table:display="true" table:show-details="true"/>
                <table:data-pilot-member table:name="82373" table:display="true" table:show-details="true"/>
                <table:data-pilot-member table:name="82392" table:display="true" table:show-details="true"/>
                <table:data-pilot-member table:name="82394" table:display="true" table:show-details="true"/>
                <table:data-pilot-member table:name="82395" table:display="true" table:show-details="true"/>
                <table:data-pilot-member table:name="82404" table:display="true" table:show-details="true"/>
                <table:data-pilot-member table:name="82408" table:display="true" table:show-details="true"/>
                <table:data-pilot-member table:name="82410" table:display="true" table:show-details="true"/>
                <table:data-pilot-member table:name="82411" table:display="true" table:show-details="true"/>
                <table:data-pilot-member table:name="82420" table:display="true" table:show-details="true"/>
                <table:data-pilot-member table:name="82421" table:display="true" table:show-details="true"/>
                <table:data-pilot-member table:name="82425" table:display="true" table:show-details="true"/>
                <table:data-pilot-member table:name="82435" table:display="true" table:show-details="true"/>
                <table:data-pilot-member table:name="82465" table:display="true" table:show-details="true"/>
                <table:data-pilot-member table:name="82496" table:display="true" table:show-details="true"/>
                <table:data-pilot-member table:name="82501" table:display="true" table:show-details="true"/>
                <table:data-pilot-member table:name="82511" table:display="true" table:show-details="true"/>
                <table:data-pilot-member table:name="82514" table:display="true" table:show-details="true"/>
                <table:data-pilot-member table:name="82523" table:display="true" table:show-details="true"/>
                <table:data-pilot-member table:name="82526" table:display="true" table:show-details="true"/>
                <table:data-pilot-member table:name="82527" table:display="true" table:show-details="true"/>
                <table:data-pilot-member table:name="82530" table:display="true" table:show-details="true"/>
                <table:data-pilot-member table:name="82537" table:display="true" table:show-details="true"/>
                <table:data-pilot-member table:name="82559" table:display="true" table:show-details="true"/>
                <table:data-pilot-member table:name="82572" table:display="true" table:show-details="true"/>
                <table:data-pilot-member table:name="82577" table:display="true" table:show-details="true"/>
                <table:data-pilot-member table:name="82586" table:display="true" table:show-details="true"/>
                <table:data-pilot-member table:name="82588" table:display="true" table:show-details="true"/>
                <table:data-pilot-member table:name="82593" table:display="true" table:show-details="true"/>
                <table:data-pilot-member table:name="82607" table:display="true" table:show-details="true"/>
                <table:data-pilot-member table:name="82624" table:display="true" table:show-details="true"/>
                <table:data-pilot-member table:name="82625" table:display="true" table:show-details="true"/>
                <table:data-pilot-member table:name="82629" table:display="true" table:show-details="true"/>
                <table:data-pilot-member table:name="82639" table:display="true" table:show-details="true"/>
                <table:data-pilot-member table:name="82666" table:display="true" table:show-details="true"/>
                <table:data-pilot-member table:name="82686" table:display="true" table:show-details="true"/>
                <table:data-pilot-member table:name="82702" table:display="true" table:show-details="true"/>
                <table:data-pilot-member table:name="82703" table:display="true" table:show-details="true"/>
                <table:data-pilot-member table:name="82706" table:display="true" table:show-details="true"/>
                <table:data-pilot-member table:name="82709" table:display="true" table:show-details="true"/>
                <table:data-pilot-member table:name="82711" table:display="true" table:show-details="true"/>
                <table:data-pilot-member table:name="82720" table:display="true" table:show-details="true"/>
                <table:data-pilot-member table:name="82724" table:display="true" table:show-details="true"/>
                <table:data-pilot-member table:name="82734" table:display="true" table:show-details="true"/>
                <table:data-pilot-member table:name="82743" table:display="true" table:show-details="true"/>
                <table:data-pilot-member table:name="82744" table:display="true" table:show-details="true"/>
                <table:data-pilot-member table:name="82745" table:display="true" table:show-details="true"/>
                <table:data-pilot-member table:name="82748" table:display="true" table:show-details="true"/>
                <table:data-pilot-member table:name="82757" table:display="true" table:show-details="true"/>
                <table:data-pilot-member table:name="82759" table:display="true" table:show-details="true"/>
                <table:data-pilot-member table:name="82765" table:display="true" table:show-details="true"/>
                <table:data-pilot-member table:name="82781" table:display="true" table:show-details="true"/>
                <table:data-pilot-member table:name="82785" table:display="true" table:show-details="true"/>
                <table:data-pilot-member table:name="82805" table:display="true" table:show-details="true"/>
                <table:data-pilot-member table:name="82809" table:display="true" table:show-details="true"/>
                <table:data-pilot-member table:name="82815" table:display="true" table:show-details="true"/>
                <table:data-pilot-member table:name="82823" table:display="true" table:show-details="true"/>
                <table:data-pilot-member table:name="82843" table:display="true" table:show-details="true"/>
                <table:data-pilot-member table:name="82865" table:display="true" table:show-details="true"/>
                <table:data-pilot-member table:name="82902" table:display="true" table:show-details="true"/>
                <table:data-pilot-member table:name="82927" table:display="true" table:show-details="true"/>
                <table:data-pilot-member table:name="82950" table:display="true" table:show-details="true"/>
                <table:data-pilot-member table:name="82964" table:display="true" table:show-details="true"/>
                <table:data-pilot-member table:name="82966" table:display="true" table:show-details="true"/>
                <table:data-pilot-member table:name="82970" table:display="true" table:show-details="true"/>
                <table:data-pilot-member table:name="83001" table:display="true" table:show-details="true"/>
                <table:data-pilot-member table:name="83012" table:display="true" table:show-details="true"/>
                <table:data-pilot-member table:name="83019" table:display="true" table:show-details="true"/>
                <table:data-pilot-member table:name="83020" table:display="true" table:show-details="true"/>
                <table:data-pilot-member table:name="83022" table:display="true" table:show-details="true"/>
                <table:data-pilot-member table:name="83047" table:display="true" table:show-details="true"/>
                <table:data-pilot-member table:name="83048" table:display="true" table:show-details="true"/>
                <table:data-pilot-member table:name="83055" table:display="true" table:show-details="true"/>
                <table:data-pilot-member table:name="83071" table:display="true" table:show-details="true"/>
                <table:data-pilot-member table:name="83078" table:display="true" table:show-details="true"/>
                <table:data-pilot-member table:name="83097" table:display="true" table:show-details="true"/>
                <table:data-pilot-member table:name="83109" table:display="true" table:show-details="true"/>
                <table:data-pilot-member table:name="83142" table:display="true" table:show-details="true"/>
                <table:data-pilot-member table:name="83152" table:display="true" table:show-details="true"/>
                <table:data-pilot-member table:name="83161" table:display="true" table:show-details="true"/>
                <table:data-pilot-member table:name="83162" table:display="true" table:show-details="true"/>
                <table:data-pilot-member table:name="83173" table:display="true" table:show-details="true"/>
                <table:data-pilot-member table:name="83174" table:display="true" table:show-details="true"/>
                <table:data-pilot-member table:name="83180" table:display="true" table:show-details="true"/>
                <table:data-pilot-member table:name="83185" table:display="true" table:show-details="true"/>
                <table:data-pilot-member table:name="83198" table:display="true" table:show-details="true"/>
                <table:data-pilot-member table:name="83203" table:display="true" table:show-details="true"/>
                <table:data-pilot-member table:name="83214" table:display="true" table:show-details="true"/>
                <table:data-pilot-member table:name="83230" table:display="true" table:show-details="true"/>
                <table:data-pilot-member table:name="83233" table:display="true" table:show-details="true"/>
                <table:data-pilot-member table:name="83258" table:display="true" table:show-details="true"/>
                <table:data-pilot-member table:name="83282" table:display="true" table:show-details="true"/>
                <table:data-pilot-member table:name="83294" table:display="true" table:show-details="true"/>
                <table:data-pilot-member table:name="83356" table:display="true" table:show-details="true"/>
                <table:data-pilot-member table:name="83361" table:display="true" table:show-details="true"/>
                <table:data-pilot-member table:name="83383" table:display="true" table:show-details="true"/>
                <table:data-pilot-member table:name="83394" table:display="true" table:show-details="true"/>
                <table:data-pilot-member table:name="83412" table:display="true" table:show-details="true"/>
                <table:data-pilot-member table:name="83524" table:display="true" table:show-details="true"/>
                <table:data-pilot-member table:name="83525" table:display="true" table:show-details="true"/>
                <table:data-pilot-member table:name="83528" table:display="true" table:show-details="true"/>
                <table:data-pilot-member table:name="83529" table:display="true" table:show-details="true"/>
                <table:data-pilot-member table:name="83530" table:display="true" table:show-details="true"/>
                <table:data-pilot-member table:name="83538" table:display="true" table:show-details="true"/>
                <table:data-pilot-member table:name="83551" table:display="true" table:show-details="true"/>
                <table:data-pilot-member table:name="83553" table:display="true" table:show-details="true"/>
                <table:data-pilot-member table:name="83568" table:display="true" table:show-details="true"/>
                <table:data-pilot-member table:name="83576" table:display="true" table:show-details="true"/>
                <table:data-pilot-member table:name="83608" table:display="true" table:show-details="true"/>
                <table:data-pilot-member table:name="83613" table:display="true" table:show-details="true"/>
                <table:data-pilot-member table:name="83622" table:display="true" table:show-details="true"/>
                <table:data-pilot-member table:name="83630" table:display="true" table:show-details="true"/>
                <table:data-pilot-member table:name="83640" table:display="true" table:show-details="true"/>
                <table:data-pilot-member table:name="83704" table:display="true" table:show-details="true"/>
                <table:data-pilot-member table:name="83722" table:display="true" table:show-details="true"/>
                <table:data-pilot-member table:name="83735" table:display="true" table:show-details="true"/>
                <table:data-pilot-member table:name="83738" table:display="true" table:show-details="true"/>
                <table:data-pilot-member table:name="83741" table:display="true" table:show-details="true"/>
                <table:data-pilot-member table:name="83759" table:display="true" table:show-details="true"/>
                <table:data-pilot-member table:name="83760" table:display="true" table:show-details="true"/>
                <table:data-pilot-member table:name="83763" table:display="true" table:show-details="true"/>
                <table:data-pilot-member table:name="83765" table:display="true" table:show-details="true"/>
                <table:data-pilot-member table:name="83778" table:display="true" table:show-details="true"/>
                <table:data-pilot-member table:name="83807" table:display="true" table:show-details="true"/>
                <table:data-pilot-member table:name="83862" table:display="true" table:show-details="true"/>
                <table:data-pilot-member table:name="83868" table:display="true" table:show-details="true"/>
                <table:data-pilot-member table:name="83871" table:display="true" table:show-details="true"/>
                <table:data-pilot-member table:name="83916" table:display="true" table:show-details="true"/>
                <table:data-pilot-member table:name="83936" table:display="true" table:show-details="true"/>
                <table:data-pilot-member table:name="83938" table:display="true" table:show-details="true"/>
                <table:data-pilot-member table:name="83948" table:display="true" table:show-details="true"/>
                <table:data-pilot-member table:name="83952" table:display="true" table:show-details="true"/>
                <table:data-pilot-member table:name="83998" table:display="true" table:show-details="true"/>
                <table:data-pilot-member table:name="84006" table:display="true" table:show-details="true"/>
                <table:data-pilot-member table:name="84009" table:display="true" table:show-details="true"/>
                <table:data-pilot-member table:name="84036" table:display="true" table:show-details="true"/>
                <table:data-pilot-member table:name="84076" table:display="true" table:show-details="true"/>
                <table:data-pilot-member table:name="84086" table:display="true" table:show-details="true"/>
                <table:data-pilot-member table:name="84089" table:display="true" table:show-details="true"/>
                <table:data-pilot-member table:name="84109" table:display="true" table:show-details="true"/>
                <table:data-pilot-member table:name="84125" table:display="true" table:show-details="true"/>
                <table:data-pilot-member table:name="84129" table:display="true" table:show-details="true"/>
                <table:data-pilot-member table:name="84139" table:display="true" table:show-details="true"/>
                <table:data-pilot-member table:name="84141" table:display="true" table:show-details="true"/>
                <table:data-pilot-member table:name="84155" table:display="true" table:show-details="true"/>
                <table:data-pilot-member table:name="84159" table:display="true" table:show-details="true"/>
                <table:data-pilot-member table:name="84207" table:display="true" table:show-details="true"/>
                <table:data-pilot-member table:name="84219" table:display="true" table:show-details="true"/>
                <table:data-pilot-member table:name="84222" table:display="true" table:show-details="true"/>
                <table:data-pilot-member table:name="84235" table:display="true" table:show-details="true"/>
                <table:data-pilot-member table:name="84273" table:display="true" table:show-details="true"/>
                <table:data-pilot-member table:name="84301" table:display="true" table:show-details="true"/>
                <table:data-pilot-member table:name="84323" table:display="true" table:show-details="true"/>
                <table:data-pilot-member table:name="84337" table:display="true" table:show-details="true"/>
                <table:data-pilot-member table:name="84401" table:display="true" table:show-details="true"/>
                <table:data-pilot-member table:name="84414" table:display="true" table:show-details="true"/>
                <table:data-pilot-member table:name="84432" table:display="true" table:show-details="true"/>
                <table:data-pilot-member table:name="84492" table:display="true" table:show-details="true"/>
                <table:data-pilot-member table:name="84500" table:display="true" table:show-details="true"/>
                <table:data-pilot-member table:name="84508" table:display="true" table:show-details="true"/>
                <table:data-pilot-member table:name="84512" table:display="true" table:show-details="true"/>
                <table:data-pilot-member table:name="84520" table:display="true" table:show-details="true"/>
                <table:data-pilot-member table:name="84521" table:display="true" table:show-details="true"/>
                <table:data-pilot-member table:name="84523" table:display="true" table:show-details="true"/>
                <table:data-pilot-member table:name="84529" table:display="true" table:show-details="true"/>
                <table:data-pilot-member table:name="84531" table:display="true" table:show-details="true"/>
                <table:data-pilot-member table:name="84536" table:display="true" table:show-details="true"/>
                <table:data-pilot-member table:name="84543" table:display="true" table:show-details="true"/>
                <table:data-pilot-member table:name="84574" table:display="true" table:show-details="true"/>
                <table:data-pilot-member table:name="84613" table:display="true" table:show-details="true"/>
                <table:data-pilot-member table:name="84615" table:display="true" table:show-details="true"/>
                <table:data-pilot-member table:name="84626" table:display="true" table:show-details="true"/>
                <table:data-pilot-member table:name="84640" table:display="true" table:show-details="true"/>
                <table:data-pilot-member table:name="84677" table:display="true" table:show-details="true"/>
                <table:data-pilot-member table:name="84706" table:display="true" table:show-details="true"/>
                <table:data-pilot-member table:name="84709" table:display="true" table:show-details="true"/>
                <table:data-pilot-member table:name="84809" table:display="true" table:show-details="true"/>
                <table:data-pilot-member table:name="84837" table:display="true" table:show-details="true"/>
                <table:data-pilot-member table:name="84838" table:display="true" table:show-details="true"/>
                <table:data-pilot-member table:name="84854" table:display="true" table:show-details="true"/>
                <table:data-pilot-member table:name="84877" table:display="true" table:show-details="true"/>
                <table:data-pilot-member table:name="84954" table:display="true" table:show-details="true"/>
                <table:data-pilot-member table:name="84969" table:display="true" table:show-details="true"/>
                <table:data-pilot-member table:name="84977" table:display="true" table:show-details="true"/>
                <table:data-pilot-member table:name="85024" table:display="true" table:show-details="true"/>
                <table:data-pilot-member table:name="85083" table:display="true" table:show-details="true"/>
                <table:data-pilot-member table:name="85107" table:display="true" table:show-details="true"/>
                <table:data-pilot-member table:name="85108" table:display="true" table:show-details="true"/>
                <table:data-pilot-member table:name="85139" table:display="true" table:show-details="true"/>
                <table:data-pilot-member table:name="85150" table:display="true" table:show-details="true"/>
                <table:data-pilot-member table:name="85231" table:display="true" table:show-details="true"/>
                <table:data-pilot-member table:name="85240" table:display="true" table:show-details="true"/>
                <table:data-pilot-member table:name="85291" table:display="true" table:show-details="true"/>
                <table:data-pilot-member table:name="85313" table:display="true" table:show-details="true"/>
                <table:data-pilot-member table:name="85432" table:display="true" table:show-details="true"/>
                <table:data-pilot-member table:name="85489" table:display="true" table:show-details="true"/>
                <table:data-pilot-member table:name="85512" table:display="true" table:show-details="true"/>
                <table:data-pilot-member table:name="85560" table:display="true" table:show-details="true"/>
                <table:data-pilot-member table:name="85593" table:display="true" table:show-details="true"/>
                <table:data-pilot-member table:name="85616" table:display="true" table:show-details="true"/>
                <table:data-pilot-member table:name="85919" table:display="true" table:show-details="true"/>
                <table:data-pilot-member table:name="861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równania" tableooo:display-name="Średnia – porównania-3-elem" table:orientation="data" table:used-hierarchy="0" table:function="average">
            <table:data-pilot-level table:show-empty="false" calcext:repeat-item-labels="false">
              <table:data-pilot-members>
                <table:data-pilot-member table:name="502" table:display="true" table:show-details="true"/>
                <table:data-pilot-member table:name="520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47" table:display="true" table:show-details="true"/>
                <table:data-pilot-member table:name="550" table:display="true" table:show-details="true"/>
                <table:data-pilot-member table:name="557" table:display="true" table:show-details="true"/>
                <table:data-pilot-member table:name="559" table:display="true" table:show-details="true"/>
                <table:data-pilot-member table:name="565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601" table:display="true" table:show-details="true"/>
                <table:data-pilot-member table:name="614" table:display="true" table:show-details="true"/>
                <table:data-pilot-member table:name="618" table:display="true" table:show-details="true"/>
                <table:data-pilot-member table:name="622" table:display="true" table:show-details="true"/>
                <table:data-pilot-member table:name="631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4" table:display="true" table:show-details="true"/>
                <table:data-pilot-member table:name="647" table:display="true" table:show-details="true"/>
                <table:data-pilot-member table:name="653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62" table:display="true" table:show-details="true"/>
                <table:data-pilot-member table:name="664" table:display="true" table:show-details="true"/>
                <table:data-pilot-member table:name="670" table:display="true" table:show-details="true"/>
                <table:data-pilot-member table:name="672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2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8" table:display="true" table:show-details="true"/>
                <table:data-pilot-member table:name="720" table:display="true" table:show-details="true"/>
                <table:data-pilot-member table:name="728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6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5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70" table:display="true" table:show-details="true"/>
                <table:data-pilot-member table:name="778" table:display="true" table:show-details="true"/>
                <table:data-pilot-member table:name="781" table:display="true" table:show-details="true"/>
                <table:data-pilot-member table:name="790" table:display="true" table:show-details="true"/>
                <table:data-pilot-member table:name="803" table:display="true" table:show-details="true"/>
                <table:data-pilot-member table:name="806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34" table:display="true" table:show-details="true"/>
                <table:data-pilot-member table:name="855" table:display="true" table:show-details="true"/>
                <table:data-pilot-member table:name="1050" table:display="true" table:show-details="true"/>
                <table:data-pilot-member table:name="1147" table:display="true" table:show-details="true"/>
                <table:data-pilot-member table:name="1181" table:display="true" table:show-details="true"/>
                <table:data-pilot-member table:name="1240" table:display="true" table:show-details="true"/>
                <table:data-pilot-member table:name="1244" table:display="true" table:show-details="true"/>
                <table:data-pilot-member table:name="1247" table:display="true" table:show-details="true"/>
                <table:data-pilot-member table:name="1286" table:display="true" table:show-details="true"/>
                <table:data-pilot-member table:name="1307" table:display="true" table:show-details="true"/>
                <table:data-pilot-member table:name="1311" table:display="true" table:show-details="true"/>
                <table:data-pilot-member table:name="1325" table:display="true" table:show-details="true"/>
                <table:data-pilot-member table:name="1328" table:display="true" table:show-details="true"/>
                <table:data-pilot-member table:name="1333" table:display="true" table:show-details="true"/>
                <table:data-pilot-member table:name="1345" table:display="true" table:show-details="true"/>
                <table:data-pilot-member table:name="1346" table:display="true" table:show-details="true"/>
                <table:data-pilot-member table:name="1350" table:display="true" table:show-details="true"/>
                <table:data-pilot-member table:name="1351" table:display="true" table:show-details="true"/>
                <table:data-pilot-member table:name="1366" table:display="true" table:show-details="true"/>
                <table:data-pilot-member table:name="1374" table:display="true" table:show-details="true"/>
                <table:data-pilot-member table:name="1378" table:display="true" table:show-details="true"/>
                <table:data-pilot-member table:name="1381" table:display="true" table:show-details="true"/>
                <table:data-pilot-member table:name="1390" table:display="true" table:show-details="true"/>
                <table:data-pilot-member table:name="1402" table:display="true" table:show-details="true"/>
                <table:data-pilot-member table:name="1406" table:display="true" table:show-details="true"/>
                <table:data-pilot-member table:name="1419" table:display="true" table:show-details="true"/>
                <table:data-pilot-member table:name="1423" table:display="true" table:show-details="true"/>
                <table:data-pilot-member table:name="1428" table:display="true" table:show-details="true"/>
                <table:data-pilot-member table:name="1431" table:display="true" table:show-details="true"/>
                <table:data-pilot-member table:name="1432" table:display="true" table:show-details="true"/>
                <table:data-pilot-member table:name="1438" table:display="true" table:show-details="true"/>
                <table:data-pilot-member table:name="1440" table:display="true" table:show-details="true"/>
                <table:data-pilot-member table:name="1453" table:display="true" table:show-details="true"/>
                <table:data-pilot-member table:name="1459" table:display="true" table:show-details="true"/>
                <table:data-pilot-member table:name="1465" table:display="true" table:show-details="true"/>
                <table:data-pilot-member table:name="1470" table:display="true" table:show-details="true"/>
                <table:data-pilot-member table:name="1472" table:display="true" table:show-details="true"/>
                <table:data-pilot-member table:name="1473" table:display="true" table:show-details="true"/>
                <table:data-pilot-member table:name="1476" table:display="true" table:show-details="true"/>
                <table:data-pilot-member table:name="1482" table:display="true" table:show-details="true"/>
                <table:data-pilot-member table:name="1486" table:display="true" table:show-details="true"/>
                <table:data-pilot-member table:name="1489" table:display="true" table:show-details="true"/>
                <table:data-pilot-member table:name="1495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6" table:display="true" table:show-details="true"/>
                <table:data-pilot-member table:name="1519" table:display="true" table:show-details="true"/>
                <table:data-pilot-member table:name="1523" table:display="true" table:show-details="true"/>
                <table:data-pilot-member table:name="1524" table:display="true" table:show-details="true"/>
                <table:data-pilot-member table:name="1526" table:display="true" table:show-details="true"/>
                <table:data-pilot-member table:name="1533" table:display="true" table:show-details="true"/>
                <table:data-pilot-member table:name="1534" table:display="true" table:show-details="true"/>
                <table:data-pilot-member table:name="1541" table:display="true" table:show-details="true"/>
                <table:data-pilot-member table:name="1543" table:display="true" table:show-details="true"/>
                <table:data-pilot-member table:name="1545" table:display="true" table:show-details="true"/>
                <table:data-pilot-member table:name="1546" table:display="true" table:show-details="true"/>
                <table:data-pilot-member table:name="1547" table:display="true" table:show-details="true"/>
                <table:data-pilot-member table:name="1550" table:display="true" table:show-details="true"/>
                <table:data-pilot-member table:name="1551" table:display="true" table:show-details="true"/>
                <table:data-pilot-member table:name="1564" table:display="true" table:show-details="true"/>
                <table:data-pilot-member table:name="1568" table:display="true" table:show-details="true"/>
                <table:data-pilot-member table:name="1575" table:display="true" table:show-details="true"/>
                <table:data-pilot-member table:name="1580" table:display="true" table:show-details="true"/>
                <table:data-pilot-member table:name="1583" table:display="true" table:show-details="true"/>
                <table:data-pilot-member table:name="1597" table:display="true" table:show-details="true"/>
                <table:data-pilot-member table:name="1598" table:display="true" table:show-details="true"/>
                <table:data-pilot-member table:name="1602" table:display="true" table:show-details="true"/>
                <table:data-pilot-member table:name="1607" table:display="true" table:show-details="true"/>
                <table:data-pilot-member table:name="1610" table:display="true" table:show-details="true"/>
                <table:data-pilot-member table:name="1618" table:display="true" table:show-details="true"/>
                <table:data-pilot-member table:name="1619" table:display="true" table:show-details="true"/>
                <table:data-pilot-member table:name="1621" table:display="true" table:show-details="true"/>
                <table:data-pilot-member table:name="1625" table:display="true" table:show-details="true"/>
                <table:data-pilot-member table:name="1626" table:display="true" table:show-details="true"/>
                <table:data-pilot-member table:name="1644" table:display="true" table:show-details="true"/>
                <table:data-pilot-member table:name="1645" table:display="true" table:show-details="true"/>
                <table:data-pilot-member table:name="1646" table:display="true" table:show-details="true"/>
                <table:data-pilot-member table:name="1653" table:display="true" table:show-details="true"/>
                <table:data-pilot-member table:name="1667" table:display="true" table:show-details="true"/>
                <table:data-pilot-member table:name="1668" table:display="true" table:show-details="true"/>
                <table:data-pilot-member table:name="1688" table:display="true" table:show-details="true"/>
                <table:data-pilot-member table:name="1689" table:display="true" table:show-details="true"/>
                <table:data-pilot-member table:name="1710" table:display="true" table:show-details="true"/>
                <table:data-pilot-member table:name="1715" table:display="true" table:show-details="true"/>
                <table:data-pilot-member table:name="1784" table:display="true" table:show-details="true"/>
                <table:data-pilot-member table:name="1841" table:display="true" table:show-details="true"/>
                <table:data-pilot-member table:name="1850" table:display="true" table:show-details="true"/>
                <table:data-pilot-member table:name="1852" table:display="true" table:show-details="true"/>
                <table:data-pilot-member table:name="1870" table:display="true" table:show-details="true"/>
                <table:data-pilot-member table:name="1987" table:display="true" table:show-details="true"/>
                <table:data-pilot-member table:name="1993" table:display="true" table:show-details="true"/>
                <table:data-pilot-member table:name="2016" table:display="true" table:show-details="true"/>
                <table:data-pilot-member table:name="2078" table:display="true" table:show-details="true"/>
                <table:data-pilot-member table:name="2085" table:display="true" table:show-details="true"/>
                <table:data-pilot-member table:name="2119" table:display="true" table:show-details="true"/>
                <table:data-pilot-member table:name="2134" table:display="true" table:show-details="true"/>
                <table:data-pilot-member table:name="2142" table:display="true" table:show-details="true"/>
                <table:data-pilot-member table:name="2150" table:display="true" table:show-details="true"/>
                <table:data-pilot-member table:name="2152" table:display="true" table:show-details="true"/>
                <table:data-pilot-member table:name="2153" table:display="true" table:show-details="true"/>
                <table:data-pilot-member table:name="2171" table:display="true" table:show-details="true"/>
                <table:data-pilot-member table:name="2174" table:display="true" table:show-details="true"/>
                <table:data-pilot-member table:name="2175" table:display="true" table:show-details="true"/>
                <table:data-pilot-member table:name="2177" table:display="true" table:show-details="true"/>
                <table:data-pilot-member table:name="2178" table:display="true" table:show-details="true"/>
                <table:data-pilot-member table:name="2219" table:display="true" table:show-details="true"/>
                <table:data-pilot-member table:name="2235" table:display="true" table:show-details="true"/>
                <table:data-pilot-member table:name="2237" table:display="true" table:show-details="true"/>
                <table:data-pilot-member table:name="2254" table:display="true" table:show-details="true"/>
                <table:data-pilot-member table:name="2257" table:display="true" table:show-details="true"/>
                <table:data-pilot-member table:name="2258" table:display="true" table:show-details="true"/>
                <table:data-pilot-member table:name="2261" table:display="true" table:show-details="true"/>
                <table:data-pilot-member table:name="2272" table:display="true" table:show-details="true"/>
                <table:data-pilot-member table:name="2276" table:display="true" table:show-details="true"/>
                <table:data-pilot-member table:name="2284" table:display="true" table:show-details="true"/>
                <table:data-pilot-member table:name="2308" table:display="true" table:show-details="true"/>
                <table:data-pilot-member table:name="2309" table:display="true" table:show-details="true"/>
                <table:data-pilot-member table:name="2319" table:display="true" table:show-details="true"/>
                <table:data-pilot-member table:name="2325" table:display="true" table:show-details="true"/>
                <table:data-pilot-member table:name="2328" table:display="true" table:show-details="true"/>
                <table:data-pilot-member table:name="2334" table:display="true" table:show-details="true"/>
                <table:data-pilot-member table:name="2338" table:display="true" table:show-details="true"/>
                <table:data-pilot-member table:name="2341" table:display="true" table:show-details="true"/>
                <table:data-pilot-member table:name="2343" table:display="true" table:show-details="true"/>
                <table:data-pilot-member table:name="2354" table:display="true" table:show-details="true"/>
                <table:data-pilot-member table:name="2355" table:display="true" table:show-details="true"/>
                <table:data-pilot-member table:name="2365" table:display="true" table:show-details="true"/>
                <table:data-pilot-member table:name="2367" table:display="true" table:show-details="true"/>
                <table:data-pilot-member table:name="2374" table:display="true" table:show-details="true"/>
                <table:data-pilot-member table:name="2377" table:display="true" table:show-details="true"/>
                <table:data-pilot-member table:name="2378" table:display="true" table:show-details="true"/>
                <table:data-pilot-member table:name="2379" table:display="true" table:show-details="true"/>
                <table:data-pilot-member table:name="2381" table:display="true" table:show-details="true"/>
                <table:data-pilot-member table:name="2389" table:display="true" table:show-details="true"/>
                <table:data-pilot-member table:name="2390" table:display="true" table:show-details="true"/>
                <table:data-pilot-member table:name="2392" table:display="true" table:show-details="true"/>
                <table:data-pilot-member table:name="2398" table:display="true" table:show-details="true"/>
                <table:data-pilot-member table:name="2400" table:display="true" table:show-details="true"/>
                <table:data-pilot-member table:name="2405" table:display="true" table:show-details="true"/>
                <table:data-pilot-member table:name="2419" table:display="true" table:show-details="true"/>
                <table:data-pilot-member table:name="2422" table:display="true" table:show-details="true"/>
                <table:data-pilot-member table:name="2427" table:display="true" table:show-details="true"/>
                <table:data-pilot-member table:name="2429" table:display="true" table:show-details="true"/>
                <table:data-pilot-member table:name="2433" table:display="true" table:show-details="true"/>
                <table:data-pilot-member table:name="2441" table:display="true" table:show-details="true"/>
                <table:data-pilot-member table:name="2442" table:display="true" table:show-details="true"/>
                <table:data-pilot-member table:name="2445" table:display="true" table:show-details="true"/>
                <table:data-pilot-member table:name="2447" table:display="true" table:show-details="true"/>
                <table:data-pilot-member table:name="2448" table:display="true" table:show-details="true"/>
                <table:data-pilot-member table:name="2454" table:display="true" table:show-details="true"/>
                <table:data-pilot-member table:name="2467" table:display="true" table:show-details="true"/>
                <table:data-pilot-member table:name="2468" table:display="true" table:show-details="true"/>
                <table:data-pilot-member table:name="2478" table:display="true" table:show-details="true"/>
                <table:data-pilot-member table:name="2480" table:display="true" table:show-details="true"/>
                <table:data-pilot-member table:name="2494" table:display="true" table:show-details="true"/>
                <table:data-pilot-member table:name="2497" table:display="true" table:show-details="true"/>
                <table:data-pilot-member table:name="2501" table:display="true" table:show-details="true"/>
                <table:data-pilot-member table:name="2504" table:display="true" table:show-details="true"/>
                <table:data-pilot-member table:name="2513" table:display="true" table:show-details="true"/>
                <table:data-pilot-member table:name="2514" table:display="true" table:show-details="true"/>
                <table:data-pilot-member table:name="2527" table:display="true" table:show-details="true"/>
                <table:data-pilot-member table:name="2533" table:display="true" table:show-details="true"/>
                <table:data-pilot-member table:name="2535" table:display="true" table:show-details="true"/>
                <table:data-pilot-member table:name="2540" table:display="true" table:show-details="true"/>
                <table:data-pilot-member table:name="2546" table:display="true" table:show-details="true"/>
                <table:data-pilot-member table:name="2551" table:display="true" table:show-details="true"/>
                <table:data-pilot-member table:name="2554" table:display="true" table:show-details="true"/>
                <table:data-pilot-member table:name="2555" table:display="true" table:show-details="true"/>
                <table:data-pilot-member table:name="2556" table:display="true" table:show-details="true"/>
                <table:data-pilot-member table:name="2562" table:display="true" table:show-details="true"/>
                <table:data-pilot-member table:name="2567" table:display="true" table:show-details="true"/>
                <table:data-pilot-member table:name="2569" table:display="true" table:show-details="true"/>
                <table:data-pilot-member table:name="2570" table:display="true" table:show-details="true"/>
                <table:data-pilot-member table:name="2578" table:display="true" table:show-details="true"/>
                <table:data-pilot-member table:name="2599" table:display="true" table:show-details="true"/>
                <table:data-pilot-member table:name="2623" table:display="true" table:show-details="true"/>
                <table:data-pilot-member table:name="2638" table:display="true" table:show-details="true"/>
                <table:data-pilot-member table:name="2640" table:display="true" table:show-details="true"/>
                <table:data-pilot-member table:name="2643" table:display="true" table:show-details="true"/>
                <table:data-pilot-member table:name="2696" table:display="true" table:show-details="true"/>
                <table:data-pilot-member table:name="2712" table:display="true" table:show-details="true"/>
                <table:data-pilot-member table:name="2715" table:display="true" table:show-details="true"/>
                <table:data-pilot-member table:name="2721" table:display="true" table:show-details="true"/>
                <table:data-pilot-member table:name="2723" table:display="true" table:show-details="true"/>
                <table:data-pilot-member table:name="2731" table:display="true" table:show-details="true"/>
                <table:data-pilot-member table:name="2768" table:display="true" table:show-details="true"/>
                <table:data-pilot-member table:name="2771" table:display="true" table:show-details="true"/>
                <table:data-pilot-member table:name="2797" table:display="true" table:show-details="true"/>
                <table:data-pilot-member table:name="2802" table:display="true" table:show-details="true"/>
                <table:data-pilot-member table:name="2823" table:display="true" table:show-details="true"/>
                <table:data-pilot-member table:name="2854" table:display="true" table:show-details="true"/>
                <table:data-pilot-member table:name="2857" table:display="true" table:show-details="true"/>
                <table:data-pilot-member table:name="2922" table:display="true" table:show-details="true"/>
                <table:data-pilot-member table:name="2938" table:display="true" table:show-details="true"/>
                <table:data-pilot-member table:name="2952" table:display="true" table:show-details="true"/>
                <table:data-pilot-member table:name="2955" table:display="true" table:show-details="true"/>
                <table:data-pilot-member table:name="2964" table:display="true" table:show-details="true"/>
                <table:data-pilot-member table:name="3040" table:display="true" table:show-details="true"/>
                <table:data-pilot-member table:name="3076" table:display="true" table:show-details="true"/>
                <table:data-pilot-member table:name="3082" table:display="true" table:show-details="true"/>
                <table:data-pilot-member table:name="3093" table:display="true" table:show-details="true"/>
                <table:data-pilot-member table:name="3109" table:display="true" table:show-details="true"/>
                <table:data-pilot-member table:name="3110" table:display="true" table:show-details="true"/>
                <table:data-pilot-member table:name="3121" table:display="true" table:show-details="true"/>
                <table:data-pilot-member table:name="3127" table:display="true" table:show-details="true"/>
                <table:data-pilot-member table:name="3130" table:display="true" table:show-details="true"/>
                <table:data-pilot-member table:name="3137" table:display="true" table:show-details="true"/>
                <table:data-pilot-member table:name="3138" table:display="true" table:show-details="true"/>
                <table:data-pilot-member table:name="3142" table:display="true" table:show-details="true"/>
                <table:data-pilot-member table:name="3146" table:display="true" table:show-details="true"/>
                <table:data-pilot-member table:name="3149" table:display="true" table:show-details="true"/>
                <table:data-pilot-member table:name="3158" table:display="true" table:show-details="true"/>
                <table:data-pilot-member table:name="3161" table:display="true" table:show-details="true"/>
                <table:data-pilot-member table:name="3163" table:display="true" table:show-details="true"/>
                <table:data-pilot-member table:name="3173" table:display="true" table:show-details="true"/>
                <table:data-pilot-member table:name="3178" table:display="true" table:show-details="true"/>
                <table:data-pilot-member table:name="3188" table:display="true" table:show-details="true"/>
                <table:data-pilot-member table:name="3194" table:display="true" table:show-details="true"/>
                <table:data-pilot-member table:name="3203" table:display="true" table:show-details="true"/>
                <table:data-pilot-member table:name="3204" table:display="true" table:show-details="true"/>
                <table:data-pilot-member table:name="3205" table:display="true" table:show-details="true"/>
                <table:data-pilot-member table:name="3217" table:display="true" table:show-details="true"/>
                <table:data-pilot-member table:name="3218" table:display="true" table:show-details="true"/>
                <table:data-pilot-member table:name="3224" table:display="true" table:show-details="true"/>
                <table:data-pilot-member table:name="3225" table:display="true" table:show-details="true"/>
                <table:data-pilot-member table:name="3230" table:display="true" table:show-details="true"/>
                <table:data-pilot-member table:name="3251" table:display="true" table:show-details="true"/>
                <table:data-pilot-member table:name="3265" table:display="true" table:show-details="true"/>
                <table:data-pilot-member table:name="3273" table:display="true" table:show-details="true"/>
                <table:data-pilot-member table:name="3277" table:display="true" table:show-details="true"/>
                <table:data-pilot-member table:name="3283" table:display="true" table:show-details="true"/>
                <table:data-pilot-member table:name="3288" table:display="true" table:show-details="true"/>
                <table:data-pilot-member table:name="3298" table:display="true" table:show-details="true"/>
                <table:data-pilot-member table:name="3300" table:display="true" table:show-details="true"/>
                <table:data-pilot-member table:name="3304" table:display="true" table:show-details="true"/>
                <table:data-pilot-member table:name="3305" table:display="true" table:show-details="true"/>
                <table:data-pilot-member table:name="3307" table:display="true" table:show-details="true"/>
                <table:data-pilot-member table:name="3310" table:display="true" table:show-details="true"/>
                <table:data-pilot-member table:name="3315" table:display="true" table:show-details="true"/>
                <table:data-pilot-member table:name="3317" table:display="true" table:show-details="true"/>
                <table:data-pilot-member table:name="3320" table:display="true" table:show-details="true"/>
                <table:data-pilot-member table:name="3323" table:display="true" table:show-details="true"/>
                <table:data-pilot-member table:name="3330" table:display="true" table:show-details="true"/>
                <table:data-pilot-member table:name="3338" table:display="true" table:show-details="true"/>
                <table:data-pilot-member table:name="3350" table:display="true" table:show-details="true"/>
                <table:data-pilot-member table:name="3362" table:display="true" table:show-details="true"/>
                <table:data-pilot-member table:name="3365" table:display="true" table:show-details="true"/>
                <table:data-pilot-member table:name="3366" table:display="true" table:show-details="true"/>
                <table:data-pilot-member table:name="3387" table:display="true" table:show-details="true"/>
                <table:data-pilot-member table:name="3389" table:display="true" table:show-details="true"/>
                <table:data-pilot-member table:name="3398" table:display="true" table:show-details="true"/>
                <table:data-pilot-member table:name="3407" table:display="true" table:show-details="true"/>
                <table:data-pilot-member table:name="3417" table:display="true" table:show-details="true"/>
                <table:data-pilot-member table:name="3418" table:display="true" table:show-details="true"/>
                <table:data-pilot-member table:name="3426" table:display="true" table:show-details="true"/>
                <table:data-pilot-member table:name="3428" table:display="true" table:show-details="true"/>
                <table:data-pilot-member table:name="3429" table:display="true" table:show-details="true"/>
                <table:data-pilot-member table:name="3445" table:display="true" table:show-details="true"/>
                <table:data-pilot-member table:name="3447" table:display="true" table:show-details="true"/>
                <table:data-pilot-member table:name="3450" table:display="true" table:show-details="true"/>
                <table:data-pilot-member table:name="3453" table:display="true" table:show-details="true"/>
                <table:data-pilot-member table:name="3463" table:display="true" table:show-details="true"/>
                <table:data-pilot-member table:name="3465" table:display="true" table:show-details="true"/>
                <table:data-pilot-member table:name="3475" table:display="true" table:show-details="true"/>
                <table:data-pilot-member table:name="3485" table:display="true" table:show-details="true"/>
                <table:data-pilot-member table:name="3512" table:display="true" table:show-details="true"/>
                <table:data-pilot-member table:name="3526" table:display="true" table:show-details="true"/>
                <table:data-pilot-member table:name="3545" table:display="true" table:show-details="true"/>
                <table:data-pilot-member table:name="3561" table:display="true" table:show-details="true"/>
                <table:data-pilot-member table:name="3574" table:display="true" table:show-details="true"/>
                <table:data-pilot-member table:name="3576" table:display="true" table:show-details="true"/>
                <table:data-pilot-member table:name="3580" table:display="true" table:show-details="true"/>
                <table:data-pilot-member table:name="3604" table:display="true" table:show-details="true"/>
                <table:data-pilot-member table:name="3613" table:display="true" table:show-details="true"/>
                <table:data-pilot-member table:name="3678" table:display="true" table:show-details="true"/>
                <table:data-pilot-member table:name="3740" table:display="true" table:show-details="true"/>
                <table:data-pilot-member table:name="3764" table:display="true" table:show-details="true"/>
                <table:data-pilot-member table:name="3767" table:display="true" table:show-details="true"/>
                <table:data-pilot-member table:name="3793" table:display="true" table:show-details="true"/>
                <table:data-pilot-member table:name="3798" table:display="true" table:show-details="true"/>
                <table:data-pilot-member table:name="3803" table:display="true" table:show-details="true"/>
                <table:data-pilot-member table:name="3828" table:display="true" table:show-details="true"/>
                <table:data-pilot-member table:name="3863" table:display="true" table:show-details="true"/>
                <table:data-pilot-member table:name="3869" table:display="true" table:show-details="true"/>
                <table:data-pilot-member table:name="3870" table:display="true" table:show-details="true"/>
                <table:data-pilot-member table:name="3878" table:display="true" table:show-details="true"/>
                <table:data-pilot-member table:name="3914" table:display="true" table:show-details="true"/>
                <table:data-pilot-member table:name="3917" table:display="true" table:show-details="true"/>
                <table:data-pilot-member table:name="3942" table:display="true" table:show-details="true"/>
                <table:data-pilot-member table:name="3949" table:display="true" table:show-details="true"/>
                <table:data-pilot-member table:name="3950" table:display="true" table:show-details="true"/>
                <table:data-pilot-member table:name="3960" table:display="true" table:show-details="true"/>
                <table:data-pilot-member table:name="3984" table:display="true" table:show-details="true"/>
                <table:data-pilot-member table:name="4005" table:display="true" table:show-details="true"/>
                <table:data-pilot-member table:name="4012" table:display="true" table:show-details="true"/>
                <table:data-pilot-member table:name="4040" table:display="true" table:show-details="true"/>
                <table:data-pilot-member table:name="4041" table:display="true" table:show-details="true"/>
                <table:data-pilot-member table:name="4047" table:display="true" table:show-details="true"/>
                <table:data-pilot-member table:name="4048" table:display="true" table:show-details="true"/>
                <table:data-pilot-member table:name="4058" table:display="true" table:show-details="true"/>
                <table:data-pilot-member table:name="4067" table:display="true" table:show-details="true"/>
                <table:data-pilot-member table:name="4068" table:display="true" table:show-details="true"/>
                <table:data-pilot-member table:name="4087" table:display="true" table:show-details="true"/>
                <table:data-pilot-member table:name="4089" table:display="true" table:show-details="true"/>
                <table:data-pilot-member table:name="4101" table:display="true" table:show-details="true"/>
                <table:data-pilot-member table:name="4109" table:display="true" table:show-details="true"/>
                <table:data-pilot-member table:name="4111" table:display="true" table:show-details="true"/>
                <table:data-pilot-member table:name="4112" table:display="true" table:show-details="true"/>
                <table:data-pilot-member table:name="4118" table:display="true" table:show-details="true"/>
                <table:data-pilot-member table:name="4120" table:display="true" table:show-details="true"/>
                <table:data-pilot-member table:name="4125" table:display="true" table:show-details="true"/>
                <table:data-pilot-member table:name="4134" table:display="true" table:show-details="true"/>
                <table:data-pilot-member table:name="4137" table:display="true" table:show-details="true"/>
                <table:data-pilot-member table:name="4142" table:display="true" table:show-details="true"/>
                <table:data-pilot-member table:name="4146" table:display="true" table:show-details="true"/>
                <table:data-pilot-member table:name="4161" table:display="true" table:show-details="true"/>
                <table:data-pilot-member table:name="4162" table:display="true" table:show-details="true"/>
                <table:data-pilot-member table:name="4163" table:display="true" table:show-details="true"/>
                <table:data-pilot-member table:name="4176" table:display="true" table:show-details="true"/>
                <table:data-pilot-member table:name="4184" table:display="true" table:show-details="true"/>
                <table:data-pilot-member table:name="4185" table:display="true" table:show-details="true"/>
                <table:data-pilot-member table:name="4194" table:display="true" table:show-details="true"/>
                <table:data-pilot-member table:name="4202" table:display="true" table:show-details="true"/>
                <table:data-pilot-member table:name="4216" table:display="true" table:show-details="true"/>
                <table:data-pilot-member table:name="4218" table:display="true" table:show-details="true"/>
                <table:data-pilot-member table:name="4226" table:display="true" table:show-details="true"/>
                <table:data-pilot-member table:name="4238" table:display="true" table:show-details="true"/>
                <table:data-pilot-member table:name="4241" table:display="true" table:show-details="true"/>
                <table:data-pilot-member table:name="4242" table:display="true" table:show-details="true"/>
                <table:data-pilot-member table:name="4262" table:display="true" table:show-details="true"/>
                <table:data-pilot-member table:name="4282" table:display="true" table:show-details="true"/>
                <table:data-pilot-member table:name="4287" table:display="true" table:show-details="true"/>
                <table:data-pilot-member table:name="4289" table:display="true" table:show-details="true"/>
                <table:data-pilot-member table:name="4297" table:display="true" table:show-details="true"/>
                <table:data-pilot-member table:name="4310" table:display="true" table:show-details="true"/>
                <table:data-pilot-member table:name="4316" table:display="true" table:show-details="true"/>
                <table:data-pilot-member table:name="4325" table:display="true" table:show-details="true"/>
                <table:data-pilot-member table:name="4330" table:display="true" table:show-details="true"/>
                <table:data-pilot-member table:name="4334" table:display="true" table:show-details="true"/>
                <table:data-pilot-member table:name="4342" table:display="true" table:show-details="true"/>
                <table:data-pilot-member table:name="4354" table:display="true" table:show-details="true"/>
                <table:data-pilot-member table:name="4355" table:display="true" table:show-details="true"/>
                <table:data-pilot-member table:name="4366" table:display="true" table:show-details="true"/>
                <table:data-pilot-member table:name="4369" table:display="true" table:show-details="true"/>
                <table:data-pilot-member table:name="4373" table:display="true" table:show-details="true"/>
                <table:data-pilot-member table:name="4374" table:display="true" table:show-details="true"/>
                <table:data-pilot-member table:name="4376" table:display="true" table:show-details="true"/>
                <table:data-pilot-member table:name="4379" table:display="true" table:show-details="true"/>
                <table:data-pilot-member table:name="4389" table:display="true" table:show-details="true"/>
                <table:data-pilot-member table:name="4403" table:display="true" table:show-details="true"/>
                <table:data-pilot-member table:name="4404" table:display="true" table:show-details="true"/>
                <table:data-pilot-member table:name="4434" table:display="true" table:show-details="true"/>
                <table:data-pilot-member table:name="4439" table:display="true" table:show-details="true"/>
                <table:data-pilot-member table:name="4442" table:display="true" table:show-details="true"/>
                <table:data-pilot-member table:name="4449" table:display="true" table:show-details="true"/>
                <table:data-pilot-member table:name="4453" table:display="true" table:show-details="true"/>
                <table:data-pilot-member table:name="4492" table:display="true" table:show-details="true"/>
                <table:data-pilot-member table:name="4505" table:display="true" table:show-details="true"/>
                <table:data-pilot-member table:name="4511" table:display="true" table:show-details="true"/>
                <table:data-pilot-member table:name="4527" table:display="true" table:show-details="true"/>
                <table:data-pilot-member table:name="4530" table:display="true" table:show-details="true"/>
                <table:data-pilot-member table:name="4545" table:display="true" table:show-details="true"/>
                <table:data-pilot-member table:name="4547" table:display="true" table:show-details="true"/>
                <table:data-pilot-member table:name="4565" table:display="true" table:show-details="true"/>
                <table:data-pilot-member table:name="4575" table:display="true" table:show-details="true"/>
                <table:data-pilot-member table:name="4579" table:display="true" table:show-details="true"/>
                <table:data-pilot-member table:name="4593" table:display="true" table:show-details="true"/>
                <table:data-pilot-member table:name="4619" table:display="true" table:show-details="true"/>
                <table:data-pilot-member table:name="4628" table:display="true" table:show-details="true"/>
                <table:data-pilot-member table:name="4632" table:display="true" table:show-details="true"/>
                <table:data-pilot-member table:name="4645" table:display="true" table:show-details="true"/>
                <table:data-pilot-member table:name="4672" table:display="true" table:show-details="true"/>
                <table:data-pilot-member table:name="4687" table:display="true" table:show-details="true"/>
                <table:data-pilot-member table:name="4688" table:display="true" table:show-details="true"/>
                <table:data-pilot-member table:name="4693" table:display="true" table:show-details="true"/>
                <table:data-pilot-member table:name="4725" table:display="true" table:show-details="true"/>
                <table:data-pilot-member table:name="4734" table:display="true" table:show-details="true"/>
                <table:data-pilot-member table:name="4737" table:display="true" table:show-details="true"/>
                <table:data-pilot-member table:name="4750" table:display="true" table:show-details="true"/>
                <table:data-pilot-member table:name="4759" table:display="true" table:show-details="true"/>
                <table:data-pilot-member table:name="4760" table:display="true" table:show-details="true"/>
                <table:data-pilot-member table:name="4768" table:display="true" table:show-details="true"/>
                <table:data-pilot-member table:name="4775" table:display="true" table:show-details="true"/>
                <table:data-pilot-member table:name="4788" table:display="true" table:show-details="true"/>
                <table:data-pilot-member table:name="4807" table:display="true" table:show-details="true"/>
                <table:data-pilot-member table:name="4810" table:display="true" table:show-details="true"/>
                <table:data-pilot-member table:name="4817" table:display="true" table:show-details="true"/>
                <table:data-pilot-member table:name="4827" table:display="true" table:show-details="true"/>
                <table:data-pilot-member table:name="4864" table:display="true" table:show-details="true"/>
                <table:data-pilot-member table:name="4866" table:display="true" table:show-details="true"/>
                <table:data-pilot-member table:name="4869" table:display="true" table:show-details="true"/>
                <table:data-pilot-member table:name="4875" table:display="true" table:show-details="true"/>
                <table:data-pilot-member table:name="4877" table:display="true" table:show-details="true"/>
                <table:data-pilot-member table:name="4880" table:display="true" table:show-details="true"/>
                <table:data-pilot-member table:name="4887" table:display="true" table:show-details="true"/>
                <table:data-pilot-member table:name="4892" table:display="true" table:show-details="true"/>
                <table:data-pilot-member table:name="4912" table:display="true" table:show-details="true"/>
                <table:data-pilot-member table:name="4916" table:display="true" table:show-details="true"/>
                <table:data-pilot-member table:name="4918" table:display="true" table:show-details="true"/>
                <table:data-pilot-member table:name="4928" table:display="true" table:show-details="true"/>
                <table:data-pilot-member table:name="4929" table:display="true" table:show-details="true"/>
                <table:data-pilot-member table:name="4931" table:display="true" table:show-details="true"/>
                <table:data-pilot-member table:name="4948" table:display="true" table:show-details="true"/>
                <table:data-pilot-member table:name="4956" table:display="true" table:show-details="true"/>
                <table:data-pilot-member table:name="4969" table:display="true" table:show-details="true"/>
                <table:data-pilot-member table:name="4970" table:display="true" table:show-details="true"/>
                <table:data-pilot-member table:name="4973" table:display="true" table:show-details="true"/>
                <table:data-pilot-member table:name="4988" table:display="true" table:show-details="true"/>
                <table:data-pilot-member table:name="5010" table:display="true" table:show-details="true"/>
                <table:data-pilot-member table:name="5012" table:display="true" table:show-details="true"/>
                <table:data-pilot-member table:name="5021" table:display="true" table:show-details="true"/>
                <table:data-pilot-member table:name="5055" table:display="true" table:show-details="true"/>
                <table:data-pilot-member table:name="5059" table:display="true" table:show-details="true"/>
                <table:data-pilot-member table:name="5073" table:display="true" table:show-details="true"/>
                <table:data-pilot-member table:name="5074" table:display="true" table:show-details="true"/>
                <table:data-pilot-member table:name="5093" table:display="true" table:show-details="true"/>
                <table:data-pilot-member table:name="5108" table:display="true" table:show-details="true"/>
                <table:data-pilot-member table:name="5110" table:display="true" table:show-details="true"/>
                <table:data-pilot-member table:name="5115" table:display="true" table:show-details="true"/>
                <table:data-pilot-member table:name="5119" table:display="true" table:show-details="true"/>
                <table:data-pilot-member table:name="5121" table:display="true" table:show-details="true"/>
                <table:data-pilot-member table:name="5122" table:display="true" table:show-details="true"/>
                <table:data-pilot-member table:name="5135" table:display="true" table:show-details="true"/>
                <table:data-pilot-member table:name="5136" table:display="true" table:show-details="true"/>
                <table:data-pilot-member table:name="5140" table:display="true" table:show-details="true"/>
                <table:data-pilot-member table:name="5159" table:display="true" table:show-details="true"/>
                <table:data-pilot-member table:name="5162" table:display="true" table:show-details="true"/>
                <table:data-pilot-member table:name="5165" table:display="true" table:show-details="true"/>
                <table:data-pilot-member table:name="5168" table:display="true" table:show-details="true"/>
                <table:data-pilot-member table:name="5176" table:display="true" table:show-details="true"/>
                <table:data-pilot-member table:name="5196" table:display="true" table:show-details="true"/>
                <table:data-pilot-member table:name="5203" table:display="true" table:show-details="true"/>
                <table:data-pilot-member table:name="5209" table:display="true" table:show-details="true"/>
                <table:data-pilot-member table:name="5222" table:display="true" table:show-details="true"/>
                <table:data-pilot-member table:name="5231" table:display="true" table:show-details="true"/>
                <table:data-pilot-member table:name="5233" table:display="true" table:show-details="true"/>
                <table:data-pilot-member table:name="5253" table:display="true" table:show-details="true"/>
                <table:data-pilot-member table:name="5254" table:display="true" table:show-details="true"/>
                <table:data-pilot-member table:name="5269" table:display="true" table:show-details="true"/>
                <table:data-pilot-member table:name="5274" table:display="true" table:show-details="true"/>
                <table:data-pilot-member table:name="5282" table:display="true" table:show-details="true"/>
                <table:data-pilot-member table:name="5286" table:display="true" table:show-details="true"/>
                <table:data-pilot-member table:name="5303" table:display="true" table:show-details="true"/>
                <table:data-pilot-member table:name="5310" table:display="true" table:show-details="true"/>
                <table:data-pilot-member table:name="5312" table:display="true" table:show-details="true"/>
                <table:data-pilot-member table:name="5315" table:display="true" table:show-details="true"/>
                <table:data-pilot-member table:name="5317" table:display="true" table:show-details="true"/>
                <table:data-pilot-member table:name="5321" table:display="true" table:show-details="true"/>
                <table:data-pilot-member table:name="5325" table:display="true" table:show-details="true"/>
                <table:data-pilot-member table:name="5346" table:display="true" table:show-details="true"/>
                <table:data-pilot-member table:name="5351" table:display="true" table:show-details="true"/>
                <table:data-pilot-member table:name="5367" table:display="true" table:show-details="true"/>
                <table:data-pilot-member table:name="5368" table:display="true" table:show-details="true"/>
                <table:data-pilot-member table:name="5374" table:display="true" table:show-details="true"/>
                <table:data-pilot-member table:name="5375" table:display="true" table:show-details="true"/>
                <table:data-pilot-member table:name="5405" table:display="true" table:show-details="true"/>
                <table:data-pilot-member table:name="5412" table:display="true" table:show-details="true"/>
                <table:data-pilot-member table:name="5427" table:display="true" table:show-details="true"/>
                <table:data-pilot-member table:name="5455" table:display="true" table:show-details="true"/>
                <table:data-pilot-member table:name="5482" table:display="true" table:show-details="true"/>
                <table:data-pilot-member table:name="5486" table:display="true" table:show-details="true"/>
                <table:data-pilot-member table:name="5493" table:display="true" table:show-details="true"/>
                <table:data-pilot-member table:name="5503" table:display="true" table:show-details="true"/>
                <table:data-pilot-member table:name="5515" table:display="true" table:show-details="true"/>
                <table:data-pilot-member table:name="5529" table:display="true" table:show-details="true"/>
                <table:data-pilot-member table:name="5534" table:display="true" table:show-details="true"/>
                <table:data-pilot-member table:name="5541" table:display="true" table:show-details="true"/>
                <table:data-pilot-member table:name="5580" table:display="true" table:show-details="true"/>
                <table:data-pilot-member table:name="5602" table:display="true" table:show-details="true"/>
                <table:data-pilot-member table:name="5605" table:display="true" table:show-details="true"/>
                <table:data-pilot-member table:name="5607" table:display="true" table:show-details="true"/>
                <table:data-pilot-member table:name="5613" table:display="true" table:show-details="true"/>
                <table:data-pilot-member table:name="5615" table:display="true" table:show-details="true"/>
                <table:data-pilot-member table:name="5657" table:display="true" table:show-details="true"/>
                <table:data-pilot-member table:name="5660" table:display="true" table:show-details="true"/>
                <table:data-pilot-member table:name="5675" table:display="true" table:show-details="true"/>
                <table:data-pilot-member table:name="5691" table:display="true" table:show-details="true"/>
                <table:data-pilot-member table:name="5704" table:display="true" table:show-details="true"/>
                <table:data-pilot-member table:name="5707" table:display="true" table:show-details="true"/>
                <table:data-pilot-member table:name="5720" table:display="true" table:show-details="true"/>
                <table:data-pilot-member table:name="5723" table:display="true" table:show-details="true"/>
                <table:data-pilot-member table:name="5730" table:display="true" table:show-details="true"/>
                <table:data-pilot-member table:name="5736" table:display="true" table:show-details="true"/>
                <table:data-pilot-member table:name="5752" table:display="true" table:show-details="true"/>
                <table:data-pilot-member table:name="5756" table:display="true" table:show-details="true"/>
                <table:data-pilot-member table:name="5761" table:display="true" table:show-details="true"/>
                <table:data-pilot-member table:name="5764" table:display="true" table:show-details="true"/>
                <table:data-pilot-member table:name="5767" table:display="true" table:show-details="true"/>
                <table:data-pilot-member table:name="5774" table:display="true" table:show-details="true"/>
                <table:data-pilot-member table:name="5788" table:display="true" table:show-details="true"/>
                <table:data-pilot-member table:name="5804" table:display="true" table:show-details="true"/>
                <table:data-pilot-member table:name="5814" table:display="true" table:show-details="true"/>
                <table:data-pilot-member table:name="5818" table:display="true" table:show-details="true"/>
                <table:data-pilot-member table:name="5824" table:display="true" table:show-details="true"/>
                <table:data-pilot-member table:name="5838" table:display="true" table:show-details="true"/>
                <table:data-pilot-member table:name="5857" table:display="true" table:show-details="true"/>
                <table:data-pilot-member table:name="5884" table:display="true" table:show-details="true"/>
                <table:data-pilot-member table:name="5887" table:display="true" table:show-details="true"/>
                <table:data-pilot-member table:name="5897" table:display="true" table:show-details="true"/>
                <table:data-pilot-member table:name="5902" table:display="true" table:show-details="true"/>
                <table:data-pilot-member table:name="5909" table:display="true" table:show-details="true"/>
                <table:data-pilot-member table:name="5911" table:display="true" table:show-details="true"/>
                <table:data-pilot-member table:name="5919" table:display="true" table:show-details="true"/>
                <table:data-pilot-member table:name="5922" table:display="true" table:show-details="true"/>
                <table:data-pilot-member table:name="5936" table:display="true" table:show-details="true"/>
                <table:data-pilot-member table:name="5963" table:display="true" table:show-details="true"/>
                <table:data-pilot-member table:name="5983" table:display="true" table:show-details="true"/>
                <table:data-pilot-member table:name="5993" table:display="true" table:show-details="true"/>
                <table:data-pilot-member table:name="6000" table:display="true" table:show-details="true"/>
                <table:data-pilot-member table:name="6002" table:display="true" table:show-details="true"/>
                <table:data-pilot-member table:name="6017" table:display="true" table:show-details="true"/>
                <table:data-pilot-member table:name="6059" table:display="true" table:show-details="true"/>
                <table:data-pilot-member table:name="6061" table:display="true" table:show-details="true"/>
                <table:data-pilot-member table:name="6064" table:display="true" table:show-details="true"/>
                <table:data-pilot-member table:name="6068" table:display="true" table:show-details="true"/>
                <table:data-pilot-member table:name="6078" table:display="true" table:show-details="true"/>
                <table:data-pilot-member table:name="6083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8" table:display="true" table:show-details="true"/>
                <table:data-pilot-member table:name="6124" table:display="true" table:show-details="true"/>
                <table:data-pilot-member table:name="6127" table:display="true" table:show-details="true"/>
                <table:data-pilot-member table:name="6140" table:display="true" table:show-details="true"/>
                <table:data-pilot-member table:name="6145" table:display="true" table:show-details="true"/>
                <table:data-pilot-member table:name="6152" table:display="true" table:show-details="true"/>
                <table:data-pilot-member table:name="6163" table:display="true" table:show-details="true"/>
                <table:data-pilot-member table:name="6166" table:display="true" table:show-details="true"/>
                <table:data-pilot-member table:name="6170" table:display="true" table:show-details="true"/>
                <table:data-pilot-member table:name="6174" table:display="true" table:show-details="true"/>
                <table:data-pilot-member table:name="6181" table:display="true" table:show-details="true"/>
                <table:data-pilot-member table:name="6182" table:display="true" table:show-details="true"/>
                <table:data-pilot-member table:name="6191" table:display="true" table:show-details="true"/>
                <table:data-pilot-member table:name="6219" table:display="true" table:show-details="true"/>
                <table:data-pilot-member table:name="6227" table:display="true" table:show-details="true"/>
                <table:data-pilot-member table:name="6234" table:display="true" table:show-details="true"/>
                <table:data-pilot-member table:name="6237" table:display="true" table:show-details="true"/>
                <table:data-pilot-member table:name="6243" table:display="true" table:show-details="true"/>
                <table:data-pilot-member table:name="6251" table:display="true" table:show-details="true"/>
                <table:data-pilot-member table:name="6265" table:display="true" table:show-details="true"/>
                <table:data-pilot-member table:name="6272" table:display="true" table:show-details="true"/>
                <table:data-pilot-member table:name="6284" table:display="true" table:show-details="true"/>
                <table:data-pilot-member table:name="6308" table:display="true" table:show-details="true"/>
                <table:data-pilot-member table:name="6312" table:display="true" table:show-details="true"/>
                <table:data-pilot-member table:name="6327" table:display="true" table:show-details="true"/>
                <table:data-pilot-member table:name="6329" table:display="true" table:show-details="true"/>
                <table:data-pilot-member table:name="6348" table:display="true" table:show-details="true"/>
                <table:data-pilot-member table:name="6351" table:display="true" table:show-details="true"/>
                <table:data-pilot-member table:name="6355" table:display="true" table:show-details="true"/>
                <table:data-pilot-member table:name="6357" table:display="true" table:show-details="true"/>
                <table:data-pilot-member table:name="6365" table:display="true" table:show-details="true"/>
                <table:data-pilot-member table:name="6370" table:display="true" table:show-details="true"/>
                <table:data-pilot-member table:name="6377" table:display="true" table:show-details="true"/>
                <table:data-pilot-member table:name="6387" table:display="true" table:show-details="true"/>
                <table:data-pilot-member table:name="6399" table:display="true" table:show-details="true"/>
                <table:data-pilot-member table:name="6400" table:display="true" table:show-details="true"/>
                <table:data-pilot-member table:name="6402" table:display="true" table:show-details="true"/>
                <table:data-pilot-member table:name="6405" table:display="true" table:show-details="true"/>
                <table:data-pilot-member table:name="6426" table:display="true" table:show-details="true"/>
                <table:data-pilot-member table:name="6431" table:display="true" table:show-details="true"/>
                <table:data-pilot-member table:name="6443" table:display="true" table:show-details="true"/>
                <table:data-pilot-member table:name="6447" table:display="true" table:show-details="true"/>
                <table:data-pilot-member table:name="6462" table:display="true" table:show-details="true"/>
                <table:data-pilot-member table:name="6467" table:display="true" table:show-details="true"/>
                <table:data-pilot-member table:name="6468" table:display="true" table:show-details="true"/>
                <table:data-pilot-member table:name="6469" table:display="true" table:show-details="true"/>
                <table:data-pilot-member table:name="6476" table:display="true" table:show-details="true"/>
                <table:data-pilot-member table:name="6479" table:display="true" table:show-details="true"/>
                <table:data-pilot-member table:name="6490" table:display="true" table:show-details="true"/>
                <table:data-pilot-member table:name="6496" table:display="true" table:show-details="true"/>
                <table:data-pilot-member table:name="6498" table:display="true" table:show-details="true"/>
                <table:data-pilot-member table:name="6501" table:display="true" table:show-details="true"/>
                <table:data-pilot-member table:name="6506" table:display="true" table:show-details="true"/>
                <table:data-pilot-member table:name="6517" table:display="true" table:show-details="true"/>
                <table:data-pilot-member table:name="6529" table:display="true" table:show-details="true"/>
                <table:data-pilot-member table:name="6580" table:display="true" table:show-details="true"/>
                <table:data-pilot-member table:name="6599" table:display="true" table:show-details="true"/>
                <table:data-pilot-member table:name="6607" table:display="true" table:show-details="true"/>
                <table:data-pilot-member table:name="6619" table:display="true" table:show-details="true"/>
                <table:data-pilot-member table:name="6624" table:display="true" table:show-details="true"/>
                <table:data-pilot-member table:name="6626" table:display="true" table:show-details="true"/>
                <table:data-pilot-member table:name="6630" table:display="true" table:show-details="true"/>
                <table:data-pilot-member table:name="6637" table:display="true" table:show-details="true"/>
                <table:data-pilot-member table:name="6650" table:display="true" table:show-details="true"/>
                <table:data-pilot-member table:name="6652" table:display="true" table:show-details="true"/>
                <table:data-pilot-member table:name="6660" table:display="true" table:show-details="true"/>
                <table:data-pilot-member table:name="6673" table:display="true" table:show-details="true"/>
                <table:data-pilot-member table:name="6679" table:display="true" table:show-details="true"/>
                <table:data-pilot-member table:name="6689" table:display="true" table:show-details="true"/>
                <table:data-pilot-member table:name="6722" table:display="true" table:show-details="true"/>
                <table:data-pilot-member table:name="6729" table:display="true" table:show-details="true"/>
                <table:data-pilot-member table:name="6732" table:display="true" table:show-details="true"/>
                <table:data-pilot-member table:name="6741" table:display="true" table:show-details="true"/>
                <table:data-pilot-member table:name="6742" table:display="true" table:show-details="true"/>
                <table:data-pilot-member table:name="6744" table:display="true" table:show-details="true"/>
                <table:data-pilot-member table:name="6775" table:display="true" table:show-details="true"/>
                <table:data-pilot-member table:name="6780" table:display="true" table:show-details="true"/>
                <table:data-pilot-member table:name="6801" table:display="true" table:show-details="true"/>
                <table:data-pilot-member table:name="6809" table:display="true" table:show-details="true"/>
                <table:data-pilot-member table:name="6812" table:display="true" table:show-details="true"/>
                <table:data-pilot-member table:name="6814" table:display="true" table:show-details="true"/>
                <table:data-pilot-member table:name="6821" table:display="true" table:show-details="true"/>
                <table:data-pilot-member table:name="6822" table:display="true" table:show-details="true"/>
                <table:data-pilot-member table:name="6835" table:display="true" table:show-details="true"/>
                <table:data-pilot-member table:name="6836" table:display="true" table:show-details="true"/>
                <table:data-pilot-member table:name="6847" table:display="true" table:show-details="true"/>
                <table:data-pilot-member table:name="6848" table:display="true" table:show-details="true"/>
                <table:data-pilot-member table:name="6854" table:display="true" table:show-details="true"/>
                <table:data-pilot-member table:name="6865" table:display="true" table:show-details="true"/>
                <table:data-pilot-member table:name="6880" table:display="true" table:show-details="true"/>
                <table:data-pilot-member table:name="6881" table:display="true" table:show-details="true"/>
                <table:data-pilot-member table:name="6882" table:display="true" table:show-details="true"/>
                <table:data-pilot-member table:name="6885" table:display="true" table:show-details="true"/>
                <table:data-pilot-member table:name="6886" table:display="true" table:show-details="true"/>
                <table:data-pilot-member table:name="6895" table:display="true" table:show-details="true"/>
                <table:data-pilot-member table:name="6899" table:display="true" table:show-details="true"/>
                <table:data-pilot-member table:name="6904" table:display="true" table:show-details="true"/>
                <table:data-pilot-member table:name="6932" table:display="true" table:show-details="true"/>
                <table:data-pilot-member table:name="6943" table:display="true" table:show-details="true"/>
                <table:data-pilot-member table:name="6944" table:display="true" table:show-details="true"/>
                <table:data-pilot-member table:name="6960" table:display="true" table:show-details="true"/>
                <table:data-pilot-member table:name="6965" table:display="true" table:show-details="true"/>
                <table:data-pilot-member table:name="6966" table:display="true" table:show-details="true"/>
                <table:data-pilot-member table:name="6970" table:display="true" table:show-details="true"/>
                <table:data-pilot-member table:name="6984" table:display="true" table:show-details="true"/>
                <table:data-pilot-member table:name="6987" table:display="true" table:show-details="true"/>
                <table:data-pilot-member table:name="6998" table:display="true" table:show-details="true"/>
                <table:data-pilot-member table:name="7005" table:display="true" table:show-details="true"/>
                <table:data-pilot-member table:name="7015" table:display="true" table:show-details="true"/>
                <table:data-pilot-member table:name="7023" table:display="true" table:show-details="true"/>
                <table:data-pilot-member table:name="7035" table:display="true" table:show-details="true"/>
                <table:data-pilot-member table:name="7036" table:display="true" table:show-details="true"/>
                <table:data-pilot-member table:name="7052" table:display="true" table:show-details="true"/>
                <table:data-pilot-member table:name="7059" table:display="true" table:show-details="true"/>
                <table:data-pilot-member table:name="7081" table:display="true" table:show-details="true"/>
                <table:data-pilot-member table:name="7099" table:display="true" table:show-details="true"/>
                <table:data-pilot-member table:name="7101" table:display="true" table:show-details="true"/>
                <table:data-pilot-member table:name="7106" table:display="true" table:show-details="true"/>
                <table:data-pilot-member table:name="7119" table:display="true" table:show-details="true"/>
                <table:data-pilot-member table:name="7128" table:display="true" table:show-details="true"/>
                <table:data-pilot-member table:name="7145" table:display="true" table:show-details="true"/>
                <table:data-pilot-member table:name="7172" table:display="true" table:show-details="true"/>
                <table:data-pilot-member table:name="7185" table:display="true" table:show-details="true"/>
                <table:data-pilot-member table:name="7186" table:display="true" table:show-details="true"/>
                <table:data-pilot-member table:name="7187" table:display="true" table:show-details="true"/>
                <table:data-pilot-member table:name="7203" table:display="true" table:show-details="true"/>
                <table:data-pilot-member table:name="7205" table:display="true" table:show-details="true"/>
                <table:data-pilot-member table:name="7230" table:display="true" table:show-details="true"/>
                <table:data-pilot-member table:name="7233" table:display="true" table:show-details="true"/>
                <table:data-pilot-member table:name="7238" table:display="true" table:show-details="true"/>
                <table:data-pilot-member table:name="7241" table:display="true" table:show-details="true"/>
                <table:data-pilot-member table:name="7268" table:display="true" table:show-details="true"/>
                <table:data-pilot-member table:name="7279" table:display="true" table:show-details="true"/>
                <table:data-pilot-member table:name="7285" table:display="true" table:show-details="true"/>
                <table:data-pilot-member table:name="7294" table:display="true" table:show-details="true"/>
                <table:data-pilot-member table:name="7321" table:display="true" table:show-details="true"/>
                <table:data-pilot-member table:name="7336" table:display="true" table:show-details="true"/>
                <table:data-pilot-member table:name="7350" table:display="true" table:show-details="true"/>
                <table:data-pilot-member table:name="7353" table:display="true" table:show-details="true"/>
                <table:data-pilot-member table:name="7354" table:display="true" table:show-details="true"/>
                <table:data-pilot-member table:name="7355" table:display="true" table:show-details="true"/>
                <table:data-pilot-member table:name="7365" table:display="true" table:show-details="true"/>
                <table:data-pilot-member table:name="7374" table:display="true" table:show-details="true"/>
                <table:data-pilot-member table:name="7389" table:display="true" table:show-details="true"/>
                <table:data-pilot-member table:name="7407" table:display="true" table:show-details="true"/>
                <table:data-pilot-member table:name="7418" table:display="true" table:show-details="true"/>
                <table:data-pilot-member table:name="7425" table:display="true" table:show-details="true"/>
                <table:data-pilot-member table:name="7426" table:display="true" table:show-details="true"/>
                <table:data-pilot-member table:name="7429" table:display="true" table:show-details="true"/>
                <table:data-pilot-member table:name="7474" table:display="true" table:show-details="true"/>
                <table:data-pilot-member table:name="7484" table:display="true" table:show-details="true"/>
                <table:data-pilot-member table:name="7525" table:display="true" table:show-details="true"/>
                <table:data-pilot-member table:name="7531" table:display="true" table:show-details="true"/>
                <table:data-pilot-member table:name="7532" table:display="true" table:show-details="true"/>
                <table:data-pilot-member table:name="7562" table:display="true" table:show-details="true"/>
                <table:data-pilot-member table:name="7563" table:display="true" table:show-details="true"/>
                <table:data-pilot-member table:name="7564" table:display="true" table:show-details="true"/>
                <table:data-pilot-member table:name="7580" table:display="true" table:show-details="true"/>
                <table:data-pilot-member table:name="7585" table:display="true" table:show-details="true"/>
                <table:data-pilot-member table:name="7587" table:display="true" table:show-details="true"/>
                <table:data-pilot-member table:name="7593" table:display="true" table:show-details="true"/>
                <table:data-pilot-member table:name="7597" table:display="true" table:show-details="true"/>
                <table:data-pilot-member table:name="7603" table:display="true" table:show-details="true"/>
                <table:data-pilot-member table:name="7609" table:display="true" table:show-details="true"/>
                <table:data-pilot-member table:name="7619" table:display="true" table:show-details="true"/>
                <table:data-pilot-member table:name="7627" table:display="true" table:show-details="true"/>
                <table:data-pilot-member table:name="7635" table:display="true" table:show-details="true"/>
                <table:data-pilot-member table:name="7637" table:display="true" table:show-details="true"/>
                <table:data-pilot-member table:name="7663" table:display="true" table:show-details="true"/>
                <table:data-pilot-member table:name="7685" table:display="true" table:show-details="true"/>
                <table:data-pilot-member table:name="7694" table:display="true" table:show-details="true"/>
                <table:data-pilot-member table:name="7695" table:display="true" table:show-details="true"/>
                <table:data-pilot-member table:name="7699" table:display="true" table:show-details="true"/>
                <table:data-pilot-member table:name="7715" table:display="true" table:show-details="true"/>
                <table:data-pilot-member table:name="7721" table:display="true" table:show-details="true"/>
                <table:data-pilot-member table:name="7731" table:display="true" table:show-details="true"/>
                <table:data-pilot-member table:name="7741" table:display="true" table:show-details="true"/>
                <table:data-pilot-member table:name="7744" table:display="true" table:show-details="true"/>
                <table:data-pilot-member table:name="7746" table:display="true" table:show-details="true"/>
                <table:data-pilot-member table:name="7752" table:display="true" table:show-details="true"/>
                <table:data-pilot-member table:name="7771" table:display="true" table:show-details="true"/>
                <table:data-pilot-member table:name="7790" table:display="true" table:show-details="true"/>
                <table:data-pilot-member table:name="7814" table:display="true" table:show-details="true"/>
                <table:data-pilot-member table:name="7815" table:display="true" table:show-details="true"/>
                <table:data-pilot-member table:name="7842" table:display="true" table:show-details="true"/>
                <table:data-pilot-member table:name="7847" table:display="true" table:show-details="true"/>
                <table:data-pilot-member table:name="7849" table:display="true" table:show-details="true"/>
                <table:data-pilot-member table:name="7856" table:display="true" table:show-details="true"/>
                <table:data-pilot-member table:name="7862" table:display="true" table:show-details="true"/>
                <table:data-pilot-member table:name="7864" table:display="true" table:show-details="true"/>
                <table:data-pilot-member table:name="7874" table:display="true" table:show-details="true"/>
                <table:data-pilot-member table:name="7881" table:display="true" table:show-details="true"/>
                <table:data-pilot-member table:name="7884" table:display="true" table:show-details="true"/>
                <table:data-pilot-member table:name="7891" table:display="true" table:show-details="true"/>
                <table:data-pilot-member table:name="7899" table:display="true" table:show-details="true"/>
                <table:data-pilot-member table:name="7900" table:display="true" table:show-details="true"/>
                <table:data-pilot-member table:name="7902" table:display="true" table:show-details="true"/>
                <table:data-pilot-member table:name="7908" table:display="true" table:show-details="true"/>
                <table:data-pilot-member table:name="7914" table:display="true" table:show-details="true"/>
                <table:data-pilot-member table:name="7916" table:display="true" table:show-details="true"/>
                <table:data-pilot-member table:name="7925" table:display="true" table:show-details="true"/>
                <table:data-pilot-member table:name="7929" table:display="true" table:show-details="true"/>
                <table:data-pilot-member table:name="7935" table:display="true" table:show-details="true"/>
                <table:data-pilot-member table:name="7956" table:display="true" table:show-details="true"/>
                <table:data-pilot-member table:name="7958" table:display="true" table:show-details="true"/>
                <table:data-pilot-member table:name="7977" table:display="true" table:show-details="true"/>
                <table:data-pilot-member table:name="7988" table:display="true" table:show-details="true"/>
                <table:data-pilot-member table:name="7991" table:display="true" table:show-details="true"/>
                <table:data-pilot-member table:name="7999" table:display="true" table:show-details="true"/>
                <table:data-pilot-member table:name="8003" table:display="true" table:show-details="true"/>
                <table:data-pilot-member table:name="8010" table:display="true" table:show-details="true"/>
                <table:data-pilot-member table:name="8015" table:display="true" table:show-details="true"/>
                <table:data-pilot-member table:name="8020" table:display="true" table:show-details="true"/>
                <table:data-pilot-member table:name="8030" table:display="true" table:show-details="true"/>
                <table:data-pilot-member table:name="8045" table:display="true" table:show-details="true"/>
                <table:data-pilot-member table:name="8047" table:display="true" table:show-details="true"/>
                <table:data-pilot-member table:name="8050" table:display="true" table:show-details="true"/>
                <table:data-pilot-member table:name="8070" table:display="true" table:show-details="true"/>
                <table:data-pilot-member table:name="8075" table:display="true" table:show-details="true"/>
                <table:data-pilot-member table:name="8084" table:display="true" table:show-details="true"/>
                <table:data-pilot-member table:name="8088" table:display="true" table:show-details="true"/>
                <table:data-pilot-member table:name="8105" table:display="true" table:show-details="true"/>
                <table:data-pilot-member table:name="8106" table:display="true" table:show-details="true"/>
                <table:data-pilot-member table:name="8111" table:display="true" table:show-details="true"/>
                <table:data-pilot-member table:name="8123" table:display="true" table:show-details="true"/>
                <table:data-pilot-member table:name="8128" table:display="true" table:show-details="true"/>
                <table:data-pilot-member table:name="8174" table:display="true" table:show-details="true"/>
                <table:data-pilot-member table:name="8175" table:display="true" table:show-details="true"/>
                <table:data-pilot-member table:name="8186" table:display="true" table:show-details="true"/>
                <table:data-pilot-member table:name="8188" table:display="true" table:show-details="true"/>
                <table:data-pilot-member table:name="8192" table:display="true" table:show-details="true"/>
                <table:data-pilot-member table:name="8193" table:display="true" table:show-details="true"/>
                <table:data-pilot-member table:name="8195" table:display="true" table:show-details="true"/>
                <table:data-pilot-member table:name="8220" table:display="true" table:show-details="true"/>
                <table:data-pilot-member table:name="8221" table:display="true" table:show-details="true"/>
                <table:data-pilot-member table:name="8223" table:display="true" table:show-details="true"/>
                <table:data-pilot-member table:name="8228" table:display="true" table:show-details="true"/>
                <table:data-pilot-member table:name="8246" table:display="true" table:show-details="true"/>
                <table:data-pilot-member table:name="8251" table:display="true" table:show-details="true"/>
                <table:data-pilot-member table:name="8255" table:display="true" table:show-details="true"/>
                <table:data-pilot-member table:name="8275" table:display="true" table:show-details="true"/>
                <table:data-pilot-member table:name="8292" table:display="true" table:show-details="true"/>
                <table:data-pilot-member table:name="8295" table:display="true" table:show-details="true"/>
                <table:data-pilot-member table:name="8296" table:display="true" table:show-details="true"/>
                <table:data-pilot-member table:name="8314" table:display="true" table:show-details="true"/>
                <table:data-pilot-member table:name="8319" table:display="true" table:show-details="true"/>
                <table:data-pilot-member table:name="8339" table:display="true" table:show-details="true"/>
                <table:data-pilot-member table:name="8344" table:display="true" table:show-details="true"/>
                <table:data-pilot-member table:name="8345" table:display="true" table:show-details="true"/>
                <table:data-pilot-member table:name="8372" table:display="true" table:show-details="true"/>
                <table:data-pilot-member table:name="8384" table:display="true" table:show-details="true"/>
                <table:data-pilot-member table:name="8387" table:display="true" table:show-details="true"/>
                <table:data-pilot-member table:name="8402" table:display="true" table:show-details="true"/>
                <table:data-pilot-member table:name="8405" table:display="true" table:show-details="true"/>
                <table:data-pilot-member table:name="8407" table:display="true" table:show-details="true"/>
                <table:data-pilot-member table:name="8415" table:display="true" table:show-details="true"/>
                <table:data-pilot-member table:name="8417" table:display="true" table:show-details="true"/>
                <table:data-pilot-member table:name="8440" table:display="true" table:show-details="true"/>
                <table:data-pilot-member table:name="8449" table:display="true" table:show-details="true"/>
                <table:data-pilot-member table:name="8451" table:display="true" table:show-details="true"/>
                <table:data-pilot-member table:name="8457" table:display="true" table:show-details="true"/>
                <table:data-pilot-member table:name="8459" table:display="true" table:show-details="true"/>
                <table:data-pilot-member table:name="8460" table:display="true" table:show-details="true"/>
                <table:data-pilot-member table:name="8464" table:display="true" table:show-details="true"/>
                <table:data-pilot-member table:name="8468" table:display="true" table:show-details="true"/>
                <table:data-pilot-member table:name="8477" table:display="true" table:show-details="true"/>
                <table:data-pilot-member table:name="8486" table:display="true" table:show-details="true"/>
                <table:data-pilot-member table:name="8488" table:display="true" table:show-details="true"/>
                <table:data-pilot-member table:name="8501" table:display="true" table:show-details="true"/>
                <table:data-pilot-member table:name="8506" table:display="true" table:show-details="true"/>
                <table:data-pilot-member table:name="8510" table:display="true" table:show-details="true"/>
                <table:data-pilot-member table:name="8528" table:display="true" table:show-details="true"/>
                <table:data-pilot-member table:name="8547" table:display="true" table:show-details="true"/>
                <table:data-pilot-member table:name="8552" table:display="true" table:show-details="true"/>
                <table:data-pilot-member table:name="8559" table:display="true" table:show-details="true"/>
                <table:data-pilot-member table:name="8562" table:display="true" table:show-details="true"/>
                <table:data-pilot-member table:name="8583" table:display="true" table:show-details="true"/>
                <table:data-pilot-member table:name="8594" table:display="true" table:show-details="true"/>
                <table:data-pilot-member table:name="8611" table:display="true" table:show-details="true"/>
                <table:data-pilot-member table:name="8613" table:display="true" table:show-details="true"/>
                <table:data-pilot-member table:name="8650" table:display="true" table:show-details="true"/>
                <table:data-pilot-member table:name="8680" table:display="true" table:show-details="true"/>
                <table:data-pilot-member table:name="8685" table:display="true" table:show-details="true"/>
                <table:data-pilot-member table:name="8690" table:display="true" table:show-details="true"/>
                <table:data-pilot-member table:name="8705" table:display="true" table:show-details="true"/>
                <table:data-pilot-member table:name="8712" table:display="true" table:show-details="true"/>
                <table:data-pilot-member table:name="8718" table:display="true" table:show-details="true"/>
                <table:data-pilot-member table:name="8719" table:display="true" table:show-details="true"/>
                <table:data-pilot-member table:name="8728" table:display="true" table:show-details="true"/>
                <table:data-pilot-member table:name="8747" table:display="true" table:show-details="true"/>
                <table:data-pilot-member table:name="8769" table:display="true" table:show-details="true"/>
                <table:data-pilot-member table:name="8774" table:display="true" table:show-details="true"/>
                <table:data-pilot-member table:name="8779" table:display="true" table:show-details="true"/>
                <table:data-pilot-member table:name="8784" table:display="true" table:show-details="true"/>
                <table:data-pilot-member table:name="8803" table:display="true" table:show-details="true"/>
                <table:data-pilot-member table:name="8811" table:display="true" table:show-details="true"/>
                <table:data-pilot-member table:name="8818" table:display="true" table:show-details="true"/>
                <table:data-pilot-member table:name="8821" table:display="true" table:show-details="true"/>
                <table:data-pilot-member table:name="8828" table:display="true" table:show-details="true"/>
                <table:data-pilot-member table:name="8831" table:display="true" table:show-details="true"/>
                <table:data-pilot-member table:name="8832" table:display="true" table:show-details="true"/>
                <table:data-pilot-member table:name="8846" table:display="true" table:show-details="true"/>
                <table:data-pilot-member table:name="8849" table:display="true" table:show-details="true"/>
                <table:data-pilot-member table:name="8861" table:display="true" table:show-details="true"/>
                <table:data-pilot-member table:name="8883" table:display="true" table:show-details="true"/>
                <table:data-pilot-member table:name="8889" table:display="true" table:show-details="true"/>
                <table:data-pilot-member table:name="8890" table:display="true" table:show-details="true"/>
                <table:data-pilot-member table:name="8898" table:display="true" table:show-details="true"/>
                <table:data-pilot-member table:name="8899" table:display="true" table:show-details="true"/>
                <table:data-pilot-member table:name="8907" table:display="true" table:show-details="true"/>
                <table:data-pilot-member table:name="8920" table:display="true" table:show-details="true"/>
                <table:data-pilot-member table:name="8927" table:display="true" table:show-details="true"/>
                <table:data-pilot-member table:name="8928" table:display="true" table:show-details="true"/>
                <table:data-pilot-member table:name="8950" table:display="true" table:show-details="true"/>
                <table:data-pilot-member table:name="8975" table:display="true" table:show-details="true"/>
                <table:data-pilot-member table:name="8982" table:display="true" table:show-details="true"/>
                <table:data-pilot-member table:name="8993" table:display="true" table:show-details="true"/>
                <table:data-pilot-member table:name="8996" table:display="true" table:show-details="true"/>
                <table:data-pilot-member table:name="9000" table:display="true" table:show-details="true"/>
                <table:data-pilot-member table:name="9003" table:display="true" table:show-details="true"/>
                <table:data-pilot-member table:name="9006" table:display="true" table:show-details="true"/>
                <table:data-pilot-member table:name="9009" table:display="true" table:show-details="true"/>
                <table:data-pilot-member table:name="9012" table:display="true" table:show-details="true"/>
                <table:data-pilot-member table:name="9025" table:display="true" table:show-details="true"/>
                <table:data-pilot-member table:name="9039" table:display="true" table:show-details="true"/>
                <table:data-pilot-member table:name="9055" table:display="true" table:show-details="true"/>
                <table:data-pilot-member table:name="9078" table:display="true" table:show-details="true"/>
                <table:data-pilot-member table:name="9086" table:display="true" table:show-details="true"/>
                <table:data-pilot-member table:name="9090" table:display="true" table:show-details="true"/>
                <table:data-pilot-member table:name="9106" table:display="true" table:show-details="true"/>
                <table:data-pilot-member table:name="9112" table:display="true" table:show-details="true"/>
                <table:data-pilot-member table:name="9116" table:display="true" table:show-details="true"/>
                <table:data-pilot-member table:name="9118" table:display="true" table:show-details="true"/>
                <table:data-pilot-member table:name="9123" table:display="true" table:show-details="true"/>
                <table:data-pilot-member table:name="9138" table:display="true" table:show-details="true"/>
                <table:data-pilot-member table:name="9156" table:display="true" table:show-details="true"/>
                <table:data-pilot-member table:name="9158" table:display="true" table:show-details="true"/>
                <table:data-pilot-member table:name="9161" table:display="true" table:show-details="true"/>
                <table:data-pilot-member table:name="9168" table:display="true" table:show-details="true"/>
                <table:data-pilot-member table:name="9187" table:display="true" table:show-details="true"/>
                <table:data-pilot-member table:name="9197" table:display="true" table:show-details="true"/>
                <table:data-pilot-member table:name="9213" table:display="true" table:show-details="true"/>
                <table:data-pilot-member table:name="9215" table:display="true" table:show-details="true"/>
                <table:data-pilot-member table:name="9219" table:display="true" table:show-details="true"/>
                <table:data-pilot-member table:name="9221" table:display="true" table:show-details="true"/>
                <table:data-pilot-member table:name="9222" table:display="true" table:show-details="true"/>
                <table:data-pilot-member table:name="9224" table:display="true" table:show-details="true"/>
                <table:data-pilot-member table:name="9234" table:display="true" table:show-details="true"/>
                <table:data-pilot-member table:name="9236" table:display="true" table:show-details="true"/>
                <table:data-pilot-member table:name="9265" table:display="true" table:show-details="true"/>
                <table:data-pilot-member table:name="9272" table:display="true" table:show-details="true"/>
                <table:data-pilot-member table:name="9277" table:display="true" table:show-details="true"/>
                <table:data-pilot-member table:name="9300" table:display="true" table:show-details="true"/>
                <table:data-pilot-member table:name="9307" table:display="true" table:show-details="true"/>
                <table:data-pilot-member table:name="9326" table:display="true" table:show-details="true"/>
                <table:data-pilot-member table:name="9333" table:display="true" table:show-details="true"/>
                <table:data-pilot-member table:name="9336" table:display="true" table:show-details="true"/>
                <table:data-pilot-member table:name="9344" table:display="true" table:show-details="true"/>
                <table:data-pilot-member table:name="9347" table:display="true" table:show-details="true"/>
                <table:data-pilot-member table:name="9352" table:display="true" table:show-details="true"/>
                <table:data-pilot-member table:name="9361" table:display="true" table:show-details="true"/>
                <table:data-pilot-member table:name="9379" table:display="true" table:show-details="true"/>
                <table:data-pilot-member table:name="9391" table:display="true" table:show-details="true"/>
                <table:data-pilot-member table:name="9396" table:display="true" table:show-details="true"/>
                <table:data-pilot-member table:name="9412" table:display="true" table:show-details="true"/>
                <table:data-pilot-member table:name="9423" table:display="true" table:show-details="true"/>
                <table:data-pilot-member table:name="9424" table:display="true" table:show-details="true"/>
                <table:data-pilot-member table:name="9429" table:display="true" table:show-details="true"/>
                <table:data-pilot-member table:name="9434" table:display="true" table:show-details="true"/>
                <table:data-pilot-member table:name="9505" table:display="true" table:show-details="true"/>
                <table:data-pilot-member table:name="9507" table:display="true" table:show-details="true"/>
                <table:data-pilot-member table:name="9537" table:display="true" table:show-details="true"/>
                <table:data-pilot-member table:name="9550" table:display="true" table:show-details="true"/>
                <table:data-pilot-member table:name="9559" table:display="true" table:show-details="true"/>
                <table:data-pilot-member table:name="9563" table:display="true" table:show-details="true"/>
                <table:data-pilot-member table:name="9571" table:display="true" table:show-details="true"/>
                <table:data-pilot-member table:name="9602" table:display="true" table:show-details="true"/>
                <table:data-pilot-member table:name="9603" table:display="true" table:show-details="true"/>
                <table:data-pilot-member table:name="9605" table:display="true" table:show-details="true"/>
                <table:data-pilot-member table:name="9606" table:display="true" table:show-details="true"/>
                <table:data-pilot-member table:name="9610" table:display="true" table:show-details="true"/>
                <table:data-pilot-member table:name="9619" table:display="true" table:show-details="true"/>
                <table:data-pilot-member table:name="9622" table:display="true" table:show-details="true"/>
                <table:data-pilot-member table:name="9624" table:display="true" table:show-details="true"/>
                <table:data-pilot-member table:name="9635" table:display="true" table:show-details="true"/>
                <table:data-pilot-member table:name="9641" table:display="true" table:show-details="true"/>
                <table:data-pilot-member table:name="9672" table:display="true" table:show-details="true"/>
                <table:data-pilot-member table:name="9675" table:display="true" table:show-details="true"/>
                <table:data-pilot-member table:name="9690" table:display="true" table:show-details="true"/>
                <table:data-pilot-member table:name="9700" table:display="true" table:show-details="true"/>
                <table:data-pilot-member table:name="9720" table:display="true" table:show-details="true"/>
                <table:data-pilot-member table:name="9724" table:display="true" table:show-details="true"/>
                <table:data-pilot-member table:name="9729" table:display="true" table:show-details="true"/>
                <table:data-pilot-member table:name="9732" table:display="true" table:show-details="true"/>
                <table:data-pilot-member table:name="9762" table:display="true" table:show-details="true"/>
                <table:data-pilot-member table:name="9768" table:display="true" table:show-details="true"/>
                <table:data-pilot-member table:name="9773" table:display="true" table:show-details="true"/>
                <table:data-pilot-member table:name="9793" table:display="true" table:show-details="true"/>
                <table:data-pilot-member table:name="9797" table:display="true" table:show-details="true"/>
                <table:data-pilot-member table:name="9803" table:display="true" table:show-details="true"/>
                <table:data-pilot-member table:name="9823" table:display="true" table:show-details="true"/>
                <table:data-pilot-member table:name="9824" table:display="true" table:show-details="true"/>
                <table:data-pilot-member table:name="9857" table:display="true" table:show-details="true"/>
                <table:data-pilot-member table:name="9878" table:display="true" table:show-details="true"/>
                <table:data-pilot-member table:name="9881" table:display="true" table:show-details="true"/>
                <table:data-pilot-member table:name="9885" table:display="true" table:show-details="true"/>
                <table:data-pilot-member table:name="9901" table:display="true" table:show-details="true"/>
                <table:data-pilot-member table:name="9906" table:display="true" table:show-details="true"/>
                <table:data-pilot-member table:name="9915" table:display="true" table:show-details="true"/>
                <table:data-pilot-member table:name="9931" table:display="true" table:show-details="true"/>
                <table:data-pilot-member table:name="9939" table:display="true" table:show-details="true"/>
                <table:data-pilot-member table:name="9942" table:display="true" table:show-details="true"/>
                <table:data-pilot-member table:name="9951" table:display="true" table:show-details="true"/>
                <table:data-pilot-member table:name="9957" table:display="true" table:show-details="true"/>
                <table:data-pilot-member table:name="9964" table:display="true" table:show-details="true"/>
                <table:data-pilot-member table:name="9968" table:display="true" table:show-details="true"/>
                <table:data-pilot-member table:name="9975" table:display="true" table:show-details="true"/>
                <table:data-pilot-member table:name="9976" table:display="true" table:show-details="true"/>
                <table:data-pilot-member table:name="9977" table:display="true" table:show-details="true"/>
                <table:data-pilot-member table:name="9978" table:display="true" table:show-details="true"/>
                <table:data-pilot-member table:name="9980" table:display="true" table:show-details="true"/>
                <table:data-pilot-member table:name="9982" table:display="true" table:show-details="true"/>
                <table:data-pilot-member table:name="9983" table:display="true" table:show-details="true"/>
                <table:data-pilot-member table:name="9990" table:display="true" table:show-details="true"/>
                <table:data-pilot-member table:name="10001" table:display="true" table:show-details="true"/>
                <table:data-pilot-member table:name="10032" table:display="true" table:show-details="true"/>
                <table:data-pilot-member table:name="10052" table:display="true" table:show-details="true"/>
                <table:data-pilot-member table:name="10053" table:display="true" table:show-details="true"/>
                <table:data-pilot-member table:name="10057" table:display="true" table:show-details="true"/>
                <table:data-pilot-member table:name="10070" table:display="true" table:show-details="true"/>
                <table:data-pilot-member table:name="10096" table:display="true" table:show-details="true"/>
                <table:data-pilot-member table:name="10106" table:display="true" table:show-details="true"/>
                <table:data-pilot-member table:name="10113" table:display="true" table:show-details="true"/>
                <table:data-pilot-member table:name="10129" table:display="true" table:show-details="true"/>
                <table:data-pilot-member table:name="10136" table:display="true" table:show-details="true"/>
                <table:data-pilot-member table:name="10144" table:display="true" table:show-details="true"/>
                <table:data-pilot-member table:name="10146" table:display="true" table:show-details="true"/>
                <table:data-pilot-member table:name="10174" table:display="true" table:show-details="true"/>
                <table:data-pilot-member table:name="10200" table:display="true" table:show-details="true"/>
                <table:data-pilot-member table:name="10216" table:display="true" table:show-details="true"/>
                <table:data-pilot-member table:name="10223" table:display="true" table:show-details="true"/>
                <table:data-pilot-member table:name="10237" table:display="true" table:show-details="true"/>
                <table:data-pilot-member table:name="10246" table:display="true" table:show-details="true"/>
                <table:data-pilot-member table:name="10262" table:display="true" table:show-details="true"/>
                <table:data-pilot-member table:name="10265" table:display="true" table:show-details="true"/>
                <table:data-pilot-member table:name="10292" table:display="true" table:show-details="true"/>
                <table:data-pilot-member table:name="10311" table:display="true" table:show-details="true"/>
                <table:data-pilot-member table:name="10325" table:display="true" table:show-details="true"/>
                <table:data-pilot-member table:name="10327" table:display="true" table:show-details="true"/>
                <table:data-pilot-member table:name="10341" table:display="true" table:show-details="true"/>
                <table:data-pilot-member table:name="10343" table:display="true" table:show-details="true"/>
                <table:data-pilot-member table:name="10349" table:display="true" table:show-details="true"/>
                <table:data-pilot-member table:name="10352" table:display="true" table:show-details="true"/>
                <table:data-pilot-member table:name="10358" table:display="true" table:show-details="true"/>
                <table:data-pilot-member table:name="10364" table:display="true" table:show-details="true"/>
                <table:data-pilot-member table:name="10369" table:display="true" table:show-details="true"/>
                <table:data-pilot-member table:name="10375" table:display="true" table:show-details="true"/>
                <table:data-pilot-member table:name="10382" table:display="true" table:show-details="true"/>
                <table:data-pilot-member table:name="10395" table:display="true" table:show-details="true"/>
                <table:data-pilot-member table:name="10412" table:display="true" table:show-details="true"/>
                <table:data-pilot-member table:name="10458" table:display="true" table:show-details="true"/>
                <table:data-pilot-member table:name="10465" table:display="true" table:show-details="true"/>
                <table:data-pilot-member table:name="10496" table:display="true" table:show-details="true"/>
                <table:data-pilot-member table:name="10510" table:display="true" table:show-details="true"/>
                <table:data-pilot-member table:name="10512" table:display="true" table:show-details="true"/>
                <table:data-pilot-member table:name="10518" table:display="true" table:show-details="true"/>
                <table:data-pilot-member table:name="10537" table:display="true" table:show-details="true"/>
                <table:data-pilot-member table:name="10541" table:display="true" table:show-details="true"/>
                <table:data-pilot-member table:name="10545" table:display="true" table:show-details="true"/>
                <table:data-pilot-member table:name="10552" table:display="true" table:show-details="true"/>
                <table:data-pilot-member table:name="10557" table:display="true" table:show-details="true"/>
                <table:data-pilot-member table:name="10570" table:display="true" table:show-details="true"/>
                <table:data-pilot-member table:name="10578" table:display="true" table:show-details="true"/>
                <table:data-pilot-member table:name="10590" table:display="true" table:show-details="true"/>
                <table:data-pilot-member table:name="10596" table:display="true" table:show-details="true"/>
                <table:data-pilot-member table:name="10628" table:display="true" table:show-details="true"/>
                <table:data-pilot-member table:name="10660" table:display="true" table:show-details="true"/>
                <table:data-pilot-member table:name="10691" table:display="true" table:show-details="true"/>
                <table:data-pilot-member table:name="10694" table:display="true" table:show-details="true"/>
                <table:data-pilot-member table:name="10727" table:display="true" table:show-details="true"/>
                <table:data-pilot-member table:name="10729" table:display="true" table:show-details="true"/>
                <table:data-pilot-member table:name="10730" table:display="true" table:show-details="true"/>
                <table:data-pilot-member table:name="10737" table:display="true" table:show-details="true"/>
                <table:data-pilot-member table:name="10740" table:display="true" table:show-details="true"/>
                <table:data-pilot-member table:name="10753" table:display="true" table:show-details="true"/>
                <table:data-pilot-member table:name="10755" table:display="true" table:show-details="true"/>
                <table:data-pilot-member table:name="10758" table:display="true" table:show-details="true"/>
                <table:data-pilot-member table:name="10763" table:display="true" table:show-details="true"/>
                <table:data-pilot-member table:name="10785" table:display="true" table:show-details="true"/>
                <table:data-pilot-member table:name="10791" table:display="true" table:show-details="true"/>
                <table:data-pilot-member table:name="10794" table:display="true" table:show-details="true"/>
                <table:data-pilot-member table:name="10802" table:display="true" table:show-details="true"/>
                <table:data-pilot-member table:name="10844" table:display="true" table:show-details="true"/>
                <table:data-pilot-member table:name="10851" table:display="true" table:show-details="true"/>
                <table:data-pilot-member table:name="10852" table:display="true" table:show-details="true"/>
                <table:data-pilot-member table:name="10858" table:display="true" table:show-details="true"/>
                <table:data-pilot-member table:name="10862" table:display="true" table:show-details="true"/>
                <table:data-pilot-member table:name="10875" table:display="true" table:show-details="true"/>
                <table:data-pilot-member table:name="10878" table:display="true" table:show-details="true"/>
                <table:data-pilot-member table:name="10887" table:display="true" table:show-details="true"/>
                <table:data-pilot-member table:name="10893" table:display="true" table:show-details="true"/>
                <table:data-pilot-member table:name="10895" table:display="true" table:show-details="true"/>
                <table:data-pilot-member table:name="10897" table:display="true" table:show-details="true"/>
                <table:data-pilot-member table:name="10928" table:display="true" table:show-details="true"/>
                <table:data-pilot-member table:name="10929" table:display="true" table:show-details="true"/>
                <table:data-pilot-member table:name="10932" table:display="true" table:show-details="true"/>
                <table:data-pilot-member table:name="10933" table:display="true" table:show-details="true"/>
                <table:data-pilot-member table:name="10936" table:display="true" table:show-details="true"/>
                <table:data-pilot-member table:name="11006" table:display="true" table:show-details="true"/>
                <table:data-pilot-member table:name="11012" table:display="true" table:show-details="true"/>
                <table:data-pilot-member table:name="11019" table:display="true" table:show-details="true"/>
                <table:data-pilot-member table:name="11037" table:display="true" table:show-details="true"/>
                <table:data-pilot-member table:name="11053" table:display="true" table:show-details="true"/>
                <table:data-pilot-member table:name="11062" table:display="true" table:show-details="true"/>
                <table:data-pilot-member table:name="11072" table:display="true" table:show-details="true"/>
                <table:data-pilot-member table:name="11081" table:display="true" table:show-details="true"/>
                <table:data-pilot-member table:name="11082" table:display="true" table:show-details="true"/>
                <table:data-pilot-member table:name="11096" table:display="true" table:show-details="true"/>
                <table:data-pilot-member table:name="11109" table:display="true" table:show-details="true"/>
                <table:data-pilot-member table:name="11114" table:display="true" table:show-details="true"/>
                <table:data-pilot-member table:name="11119" table:display="true" table:show-details="true"/>
                <table:data-pilot-member table:name="11123" table:display="true" table:show-details="true"/>
                <table:data-pilot-member table:name="11145" table:display="true" table:show-details="true"/>
                <table:data-pilot-member table:name="11160" table:display="true" table:show-details="true"/>
                <table:data-pilot-member table:name="11176" table:display="true" table:show-details="true"/>
                <table:data-pilot-member table:name="11181" table:display="true" table:show-details="true"/>
                <table:data-pilot-member table:name="11196" table:display="true" table:show-details="true"/>
                <table:data-pilot-member table:name="11208" table:display="true" table:show-details="true"/>
                <table:data-pilot-member table:name="11212" table:display="true" table:show-details="true"/>
                <table:data-pilot-member table:name="11219" table:display="true" table:show-details="true"/>
                <table:data-pilot-member table:name="11223" table:display="true" table:show-details="true"/>
                <table:data-pilot-member table:name="11226" table:display="true" table:show-details="true"/>
                <table:data-pilot-member table:name="11229" table:display="true" table:show-details="true"/>
                <table:data-pilot-member table:name="11234" table:display="true" table:show-details="true"/>
                <table:data-pilot-member table:name="11235" table:display="true" table:show-details="true"/>
                <table:data-pilot-member table:name="11242" table:display="true" table:show-details="true"/>
                <table:data-pilot-member table:name="11250" table:display="true" table:show-details="true"/>
                <table:data-pilot-member table:name="11262" table:display="true" table:show-details="true"/>
                <table:data-pilot-member table:name="11271" table:display="true" table:show-details="true"/>
                <table:data-pilot-member table:name="11285" table:display="true" table:show-details="true"/>
                <table:data-pilot-member table:name="11294" table:display="true" table:show-details="true"/>
                <table:data-pilot-member table:name="11297" table:display="true" table:show-details="true"/>
                <table:data-pilot-member table:name="11299" table:display="true" table:show-details="true"/>
                <table:data-pilot-member table:name="11319" table:display="true" table:show-details="true"/>
                <table:data-pilot-member table:name="11321" table:display="true" table:show-details="true"/>
                <table:data-pilot-member table:name="11331" table:display="true" table:show-details="true"/>
                <table:data-pilot-member table:name="11332" table:display="true" table:show-details="true"/>
                <table:data-pilot-member table:name="11334" table:display="true" table:show-details="true"/>
                <table:data-pilot-member table:name="11345" table:display="true" table:show-details="true"/>
                <table:data-pilot-member table:name="11361" table:display="true" table:show-details="true"/>
                <table:data-pilot-member table:name="11362" table:display="true" table:show-details="true"/>
                <table:data-pilot-member table:name="11370" table:display="true" table:show-details="true"/>
                <table:data-pilot-member table:name="11383" table:display="true" table:show-details="true"/>
                <table:data-pilot-member table:name="11384" table:display="true" table:show-details="true"/>
                <table:data-pilot-member table:name="11390" table:display="true" table:show-details="true"/>
                <table:data-pilot-member table:name="11396" table:display="true" table:show-details="true"/>
                <table:data-pilot-member table:name="11407" table:display="true" table:show-details="true"/>
                <table:data-pilot-member table:name="11414" table:display="true" table:show-details="true"/>
                <table:data-pilot-member table:name="11421" table:display="true" table:show-details="true"/>
                <table:data-pilot-member table:name="11457" table:display="true" table:show-details="true"/>
                <table:data-pilot-member table:name="11467" table:display="true" table:show-details="true"/>
                <table:data-pilot-member table:name="11486" table:display="true" table:show-details="true"/>
                <table:data-pilot-member table:name="11492" table:display="true" table:show-details="true"/>
                <table:data-pilot-member table:name="11494" table:display="true" table:show-details="true"/>
                <table:data-pilot-member table:name="11495" table:display="true" table:show-details="true"/>
                <table:data-pilot-member table:name="11501" table:display="true" table:show-details="true"/>
                <table:data-pilot-member table:name="11513" table:display="true" table:show-details="true"/>
                <table:data-pilot-member table:name="11520" table:display="true" table:show-details="true"/>
                <table:data-pilot-member table:name="11530" table:display="true" table:show-details="true"/>
                <table:data-pilot-member table:name="11537" table:display="true" table:show-details="true"/>
                <table:data-pilot-member table:name="11540" table:display="true" table:show-details="true"/>
                <table:data-pilot-member table:name="11552" table:display="true" table:show-details="true"/>
                <table:data-pilot-member table:name="11553" table:display="true" table:show-details="true"/>
                <table:data-pilot-member table:name="11558" table:display="true" table:show-details="true"/>
                <table:data-pilot-member table:name="11560" table:display="true" table:show-details="true"/>
                <table:data-pilot-member table:name="11562" table:display="true" table:show-details="true"/>
                <table:data-pilot-member table:name="11570" table:display="true" table:show-details="true"/>
                <table:data-pilot-member table:name="11571" table:display="true" table:show-details="true"/>
                <table:data-pilot-member table:name="11574" table:display="true" table:show-details="true"/>
                <table:data-pilot-member table:name="11582" table:display="true" table:show-details="true"/>
                <table:data-pilot-member table:name="11585" table:display="true" table:show-details="true"/>
                <table:data-pilot-member table:name="11598" table:display="true" table:show-details="true"/>
                <table:data-pilot-member table:name="11600" table:display="true" table:show-details="true"/>
                <table:data-pilot-member table:name="11610" table:display="true" table:show-details="true"/>
                <table:data-pilot-member table:name="11623" table:display="true" table:show-details="true"/>
                <table:data-pilot-member table:name="11632" table:display="true" table:show-details="true"/>
                <table:data-pilot-member table:name="11633" table:display="true" table:show-details="true"/>
                <table:data-pilot-member table:name="11647" table:display="true" table:show-details="true"/>
                <table:data-pilot-member table:name="11653" table:display="true" table:show-details="true"/>
                <table:data-pilot-member table:name="11668" table:display="true" table:show-details="true"/>
                <table:data-pilot-member table:name="11671" table:display="true" table:show-details="true"/>
                <table:data-pilot-member table:name="11674" table:display="true" table:show-details="true"/>
                <table:data-pilot-member table:name="11678" table:display="true" table:show-details="true"/>
                <table:data-pilot-member table:name="11681" table:display="true" table:show-details="true"/>
                <table:data-pilot-member table:name="11689" table:display="true" table:show-details="true"/>
                <table:data-pilot-member table:name="11690" table:display="true" table:show-details="true"/>
                <table:data-pilot-member table:name="11695" table:display="true" table:show-details="true"/>
                <table:data-pilot-member table:name="11724" table:display="true" table:show-details="true"/>
                <table:data-pilot-member table:name="11735" table:display="true" table:show-details="true"/>
                <table:data-pilot-member table:name="11743" table:display="true" table:show-details="true"/>
                <table:data-pilot-member table:name="11753" table:display="true" table:show-details="true"/>
                <table:data-pilot-member table:name="11767" table:display="true" table:show-details="true"/>
                <table:data-pilot-member table:name="11784" table:display="true" table:show-details="true"/>
                <table:data-pilot-member table:name="11786" table:display="true" table:show-details="true"/>
                <table:data-pilot-member table:name="11798" table:display="true" table:show-details="true"/>
                <table:data-pilot-member table:name="11813" table:display="true" table:show-details="true"/>
                <table:data-pilot-member table:name="11820" table:display="true" table:show-details="true"/>
                <table:data-pilot-member table:name="11841" table:display="true" table:show-details="true"/>
                <table:data-pilot-member table:name="11843" table:display="true" table:show-details="true"/>
                <table:data-pilot-member table:name="11879" table:display="true" table:show-details="true"/>
                <table:data-pilot-member table:name="11897" table:display="true" table:show-details="true"/>
                <table:data-pilot-member table:name="11899" table:display="true" table:show-details="true"/>
                <table:data-pilot-member table:name="11906" table:display="true" table:show-details="true"/>
                <table:data-pilot-member table:name="11922" table:display="true" table:show-details="true"/>
                <table:data-pilot-member table:name="11929" table:display="true" table:show-details="true"/>
                <table:data-pilot-member table:name="11941" table:display="true" table:show-details="true"/>
                <table:data-pilot-member table:name="11962" table:display="true" table:show-details="true"/>
                <table:data-pilot-member table:name="11971" table:display="true" table:show-details="true"/>
                <table:data-pilot-member table:name="11992" table:display="true" table:show-details="true"/>
                <table:data-pilot-member table:name="12001" table:display="true" table:show-details="true"/>
                <table:data-pilot-member table:name="12023" table:display="true" table:show-details="true"/>
                <table:data-pilot-member table:name="12045" table:display="true" table:show-details="true"/>
                <table:data-pilot-member table:name="12054" table:display="true" table:show-details="true"/>
                <table:data-pilot-member table:name="12081" table:display="true" table:show-details="true"/>
                <table:data-pilot-member table:name="12082" table:display="true" table:show-details="true"/>
                <table:data-pilot-member table:name="12091" table:display="true" table:show-details="true"/>
                <table:data-pilot-member table:name="12095" table:display="true" table:show-details="true"/>
                <table:data-pilot-member table:name="12097" table:display="true" table:show-details="true"/>
                <table:data-pilot-member table:name="12111" table:display="true" table:show-details="true"/>
                <table:data-pilot-member table:name="12136" table:display="true" table:show-details="true"/>
                <table:data-pilot-member table:name="12137" table:display="true" table:show-details="true"/>
                <table:data-pilot-member table:name="12141" table:display="true" table:show-details="true"/>
                <table:data-pilot-member table:name="12142" table:display="true" table:show-details="true"/>
                <table:data-pilot-member table:name="12143" table:display="true" table:show-details="true"/>
                <table:data-pilot-member table:name="12149" table:display="true" table:show-details="true"/>
                <table:data-pilot-member table:name="12159" table:display="true" table:show-details="true"/>
                <table:data-pilot-member table:name="12163" table:display="true" table:show-details="true"/>
                <table:data-pilot-member table:name="12165" table:display="true" table:show-details="true"/>
                <table:data-pilot-member table:name="12170" table:display="true" table:show-details="true"/>
                <table:data-pilot-member table:name="12176" table:display="true" table:show-details="true"/>
                <table:data-pilot-member table:name="12186" table:display="true" table:show-details="true"/>
                <table:data-pilot-member table:name="12194" table:display="true" table:show-details="true"/>
                <table:data-pilot-member table:name="12196" table:display="true" table:show-details="true"/>
                <table:data-pilot-member table:name="12198" table:display="true" table:show-details="true"/>
                <table:data-pilot-member table:name="12210" table:display="true" table:show-details="true"/>
                <table:data-pilot-member table:name="12213" table:display="true" table:show-details="true"/>
                <table:data-pilot-member table:name="12220" table:display="true" table:show-details="true"/>
                <table:data-pilot-member table:name="12233" table:display="true" table:show-details="true"/>
                <table:data-pilot-member table:name="12236" table:display="true" table:show-details="true"/>
                <table:data-pilot-member table:name="12250" table:display="true" table:show-details="true"/>
                <table:data-pilot-member table:name="12252" table:display="true" table:show-details="true"/>
                <table:data-pilot-member table:name="12258" table:display="true" table:show-details="true"/>
                <table:data-pilot-member table:name="12259" table:display="true" table:show-details="true"/>
                <table:data-pilot-member table:name="12289" table:display="true" table:show-details="true"/>
                <table:data-pilot-member table:name="12298" table:display="true" table:show-details="true"/>
                <table:data-pilot-member table:name="12300" table:display="true" table:show-details="true"/>
                <table:data-pilot-member table:name="12303" table:display="true" table:show-details="true"/>
                <table:data-pilot-member table:name="12328" table:display="true" table:show-details="true"/>
                <table:data-pilot-member table:name="12330" table:display="true" table:show-details="true"/>
                <table:data-pilot-member table:name="12360" table:display="true" table:show-details="true"/>
                <table:data-pilot-member table:name="12370" table:display="true" table:show-details="true"/>
                <table:data-pilot-member table:name="12375" table:display="true" table:show-details="true"/>
                <table:data-pilot-member table:name="12381" table:display="true" table:show-details="true"/>
                <table:data-pilot-member table:name="12406" table:display="true" table:show-details="true"/>
                <table:data-pilot-member table:name="12423" table:display="true" table:show-details="true"/>
                <table:data-pilot-member table:name="12424" table:display="true" table:show-details="true"/>
                <table:data-pilot-member table:name="12440" table:display="true" table:show-details="true"/>
                <table:data-pilot-member table:name="12449" table:display="true" table:show-details="true"/>
                <table:data-pilot-member table:name="12454" table:display="true" table:show-details="true"/>
                <table:data-pilot-member table:name="12496" table:display="true" table:show-details="true"/>
                <table:data-pilot-member table:name="12502" table:display="true" table:show-details="true"/>
                <table:data-pilot-member table:name="12509" table:display="true" table:show-details="true"/>
                <table:data-pilot-member table:name="12539" table:display="true" table:show-details="true"/>
                <table:data-pilot-member table:name="12556" table:display="true" table:show-details="true"/>
                <table:data-pilot-member table:name="12559" table:display="true" table:show-details="true"/>
                <table:data-pilot-member table:name="12565" table:display="true" table:show-details="true"/>
                <table:data-pilot-member table:name="12575" table:display="true" table:show-details="true"/>
                <table:data-pilot-member table:name="12579" table:display="true" table:show-details="true"/>
                <table:data-pilot-member table:name="12588" table:display="true" table:show-details="true"/>
                <table:data-pilot-member table:name="12608" table:display="true" table:show-details="true"/>
                <table:data-pilot-member table:name="12611" table:display="true" table:show-details="true"/>
                <table:data-pilot-member table:name="12629" table:display="true" table:show-details="true"/>
                <table:data-pilot-member table:name="12633" table:display="true" table:show-details="true"/>
                <table:data-pilot-member table:name="12646" table:display="true" table:show-details="true"/>
                <table:data-pilot-member table:name="12665" table:display="true" table:show-details="true"/>
                <table:data-pilot-member table:name="12666" table:display="true" table:show-details="true"/>
                <table:data-pilot-member table:name="12679" table:display="true" table:show-details="true"/>
                <table:data-pilot-member table:name="12687" table:display="true" table:show-details="true"/>
                <table:data-pilot-member table:name="12689" table:display="true" table:show-details="true"/>
                <table:data-pilot-member table:name="12716" table:display="true" table:show-details="true"/>
                <table:data-pilot-member table:name="12729" table:display="true" table:show-details="true"/>
                <table:data-pilot-member table:name="12737" table:display="true" table:show-details="true"/>
                <table:data-pilot-member table:name="12755" table:display="true" table:show-details="true"/>
                <table:data-pilot-member table:name="12780" table:display="true" table:show-details="true"/>
                <table:data-pilot-member table:name="12781" table:display="true" table:show-details="true"/>
                <table:data-pilot-member table:name="12784" table:display="true" table:show-details="true"/>
                <table:data-pilot-member table:name="12808" table:display="true" table:show-details="true"/>
                <table:data-pilot-member table:name="12815" table:display="true" table:show-details="true"/>
                <table:data-pilot-member table:name="12831" table:display="true" table:show-details="true"/>
                <table:data-pilot-member table:name="12834" table:display="true" table:show-details="true"/>
                <table:data-pilot-member table:name="12838" table:display="true" table:show-details="true"/>
                <table:data-pilot-member table:name="12839" table:display="true" table:show-details="true"/>
                <table:data-pilot-member table:name="12850" table:display="true" table:show-details="true"/>
                <table:data-pilot-member table:name="12860" table:display="true" table:show-details="true"/>
                <table:data-pilot-member table:name="12865" table:display="true" table:show-details="true"/>
                <table:data-pilot-member table:name="12889" table:display="true" table:show-details="true"/>
                <table:data-pilot-member table:name="12900" table:display="true" table:show-details="true"/>
                <table:data-pilot-member table:name="12902" table:display="true" table:show-details="true"/>
                <table:data-pilot-member table:name="12904" table:display="true" table:show-details="true"/>
                <table:data-pilot-member table:name="12919" table:display="true" table:show-details="true"/>
                <table:data-pilot-member table:name="12931" table:display="true" table:show-details="true"/>
                <table:data-pilot-member table:name="12965" table:display="true" table:show-details="true"/>
                <table:data-pilot-member table:name="12966" table:display="true" table:show-details="true"/>
                <table:data-pilot-member table:name="12972" table:display="true" table:show-details="true"/>
                <table:data-pilot-member table:name="12986" table:display="true" table:show-details="true"/>
                <table:data-pilot-member table:name="12996" table:display="true" table:show-details="true"/>
                <table:data-pilot-member table:name="12999" table:display="true" table:show-details="true"/>
                <table:data-pilot-member table:name="13005" table:display="true" table:show-details="true"/>
                <table:data-pilot-member table:name="13027" table:display="true" table:show-details="true"/>
                <table:data-pilot-member table:name="13028" table:display="true" table:show-details="true"/>
                <table:data-pilot-member table:name="13034" table:display="true" table:show-details="true"/>
                <table:data-pilot-member table:name="13036" table:display="true" table:show-details="true"/>
                <table:data-pilot-member table:name="13039" table:display="true" table:show-details="true"/>
                <table:data-pilot-member table:name="13042" table:display="true" table:show-details="true"/>
                <table:data-pilot-member table:name="13072" table:display="true" table:show-details="true"/>
                <table:data-pilot-member table:name="13082" table:display="true" table:show-details="true"/>
                <table:data-pilot-member table:name="13088" table:display="true" table:show-details="true"/>
                <table:data-pilot-member table:name="13089" table:display="true" table:show-details="true"/>
                <table:data-pilot-member table:name="13090" table:display="true" table:show-details="true"/>
                <table:data-pilot-member table:name="13091" table:display="true" table:show-details="true"/>
                <table:data-pilot-member table:name="13092" table:display="true" table:show-details="true"/>
                <table:data-pilot-member table:name="13093" table:display="true" table:show-details="true"/>
                <table:data-pilot-member table:name="13106" table:display="true" table:show-details="true"/>
                <table:data-pilot-member table:name="13121" table:display="true" table:show-details="true"/>
                <table:data-pilot-member table:name="13125" table:display="true" table:show-details="true"/>
                <table:data-pilot-member table:name="13138" table:display="true" table:show-details="true"/>
                <table:data-pilot-member table:name="13142" table:display="true" table:show-details="true"/>
                <table:data-pilot-member table:name="13143" table:display="true" table:show-details="true"/>
                <table:data-pilot-member table:name="13153" table:display="true" table:show-details="true"/>
                <table:data-pilot-member table:name="13154" table:display="true" table:show-details="true"/>
                <table:data-pilot-member table:name="13161" table:display="true" table:show-details="true"/>
                <table:data-pilot-member table:name="13181" table:display="true" table:show-details="true"/>
                <table:data-pilot-member table:name="13183" table:display="true" table:show-details="true"/>
                <table:data-pilot-member table:name="13189" table:display="true" table:show-details="true"/>
                <table:data-pilot-member table:name="13191" table:display="true" table:show-details="true"/>
                <table:data-pilot-member table:name="13203" table:display="true" table:show-details="true"/>
                <table:data-pilot-member table:name="13211" table:display="true" table:show-details="true"/>
                <table:data-pilot-member table:name="13213" table:display="true" table:show-details="true"/>
                <table:data-pilot-member table:name="13237" table:display="true" table:show-details="true"/>
                <table:data-pilot-member table:name="13247" table:display="true" table:show-details="true"/>
                <table:data-pilot-member table:name="13248" table:display="true" table:show-details="true"/>
                <table:data-pilot-member table:name="13251" table:display="true" table:show-details="true"/>
                <table:data-pilot-member table:name="13255" table:display="true" table:show-details="true"/>
                <table:data-pilot-member table:name="13258" table:display="true" table:show-details="true"/>
                <table:data-pilot-member table:name="13274" table:display="true" table:show-details="true"/>
                <table:data-pilot-member table:name="13298" table:display="true" table:show-details="true"/>
                <table:data-pilot-member table:name="13299" table:display="true" table:show-details="true"/>
                <table:data-pilot-member table:name="13313" table:display="true" table:show-details="true"/>
                <table:data-pilot-member table:name="13343" table:display="true" table:show-details="true"/>
                <table:data-pilot-member table:name="13344" table:display="true" table:show-details="true"/>
                <table:data-pilot-member table:name="13345" table:display="true" table:show-details="true"/>
                <table:data-pilot-member table:name="13351" table:display="true" table:show-details="true"/>
                <table:data-pilot-member table:name="13367" table:display="true" table:show-details="true"/>
                <table:data-pilot-member table:name="13377" table:display="true" table:show-details="true"/>
                <table:data-pilot-member table:name="13403" table:display="true" table:show-details="true"/>
                <table:data-pilot-member table:name="13417" table:display="true" table:show-details="true"/>
                <table:data-pilot-member table:name="13427" table:display="true" table:show-details="true"/>
                <table:data-pilot-member table:name="13437" table:display="true" table:show-details="true"/>
                <table:data-pilot-member table:name="13442" table:display="true" table:show-details="true"/>
                <table:data-pilot-member table:name="13453" table:display="true" table:show-details="true"/>
                <table:data-pilot-member table:name="13474" table:display="true" table:show-details="true"/>
                <table:data-pilot-member table:name="13515" table:display="true" table:show-details="true"/>
                <table:data-pilot-member table:name="13521" table:display="true" table:show-details="true"/>
                <table:data-pilot-member table:name="13525" table:display="true" table:show-details="true"/>
                <table:data-pilot-member table:name="13528" table:display="true" table:show-details="true"/>
                <table:data-pilot-member table:name="13531" table:display="true" table:show-details="true"/>
                <table:data-pilot-member table:name="13538" table:display="true" table:show-details="true"/>
                <table:data-pilot-member table:name="13563" table:display="true" table:show-details="true"/>
                <table:data-pilot-member table:name="13566" table:display="true" table:show-details="true"/>
                <table:data-pilot-member table:name="13573" table:display="true" table:show-details="true"/>
                <table:data-pilot-member table:name="13589" table:display="true" table:show-details="true"/>
                <table:data-pilot-member table:name="13591" table:display="true" table:show-details="true"/>
                <table:data-pilot-member table:name="13593" table:display="true" table:show-details="true"/>
                <table:data-pilot-member table:name="13601" table:display="true" table:show-details="true"/>
                <table:data-pilot-member table:name="13604" table:display="true" table:show-details="true"/>
                <table:data-pilot-member table:name="13606" table:display="true" table:show-details="true"/>
                <table:data-pilot-member table:name="13608" table:display="true" table:show-details="true"/>
                <table:data-pilot-member table:name="13612" table:display="true" table:show-details="true"/>
                <table:data-pilot-member table:name="13624" table:display="true" table:show-details="true"/>
                <table:data-pilot-member table:name="13632" table:display="true" table:show-details="true"/>
                <table:data-pilot-member table:name="13636" table:display="true" table:show-details="true"/>
                <table:data-pilot-member table:name="13641" table:display="true" table:show-details="true"/>
                <table:data-pilot-member table:name="13644" table:display="true" table:show-details="true"/>
                <table:data-pilot-member table:name="13649" table:display="true" table:show-details="true"/>
                <table:data-pilot-member table:name="13683" table:display="true" table:show-details="true"/>
                <table:data-pilot-member table:name="13693" table:display="true" table:show-details="true"/>
                <table:data-pilot-member table:name="13722" table:display="true" table:show-details="true"/>
                <table:data-pilot-member table:name="13742" table:display="true" table:show-details="true"/>
                <table:data-pilot-member table:name="13745" table:display="true" table:show-details="true"/>
                <table:data-pilot-member table:name="13750" table:display="true" table:show-details="true"/>
                <table:data-pilot-member table:name="13753" table:display="true" table:show-details="true"/>
                <table:data-pilot-member table:name="13762" table:display="true" table:show-details="true"/>
                <table:data-pilot-member table:name="13773" table:display="true" table:show-details="true"/>
                <table:data-pilot-member table:name="13789" table:display="true" table:show-details="true"/>
                <table:data-pilot-member table:name="13801" table:display="true" table:show-details="true"/>
                <table:data-pilot-member table:name="13831" table:display="true" table:show-details="true"/>
                <table:data-pilot-member table:name="13835" table:display="true" table:show-details="true"/>
                <table:data-pilot-member table:name="13848" table:display="true" table:show-details="true"/>
                <table:data-pilot-member table:name="13852" table:display="true" table:show-details="true"/>
                <table:data-pilot-member table:name="13875" table:display="true" table:show-details="true"/>
                <table:data-pilot-member table:name="13896" table:display="true" table:show-details="true"/>
                <table:data-pilot-member table:name="13906" table:display="true" table:show-details="true"/>
                <table:data-pilot-member table:name="13925" table:display="true" table:show-details="true"/>
                <table:data-pilot-member table:name="13932" table:display="true" table:show-details="true"/>
                <table:data-pilot-member table:name="13934" table:display="true" table:show-details="true"/>
                <table:data-pilot-member table:name="13963" table:display="true" table:show-details="true"/>
                <table:data-pilot-member table:name="13965" table:display="true" table:show-details="true"/>
                <table:data-pilot-member table:name="13983" table:display="true" table:show-details="true"/>
                <table:data-pilot-member table:name="13991" table:display="true" table:show-details="true"/>
                <table:data-pilot-member table:name="13997" table:display="true" table:show-details="true"/>
                <table:data-pilot-member table:name="14001" table:display="true" table:show-details="true"/>
                <table:data-pilot-member table:name="14017" table:display="true" table:show-details="true"/>
                <table:data-pilot-member table:name="14026" table:display="true" table:show-details="true"/>
                <table:data-pilot-member table:name="14043" table:display="true" table:show-details="true"/>
                <table:data-pilot-member table:name="14057" table:display="true" table:show-details="true"/>
                <table:data-pilot-member table:name="14061" table:display="true" table:show-details="true"/>
                <table:data-pilot-member table:name="14066" table:display="true" table:show-details="true"/>
                <table:data-pilot-member table:name="14071" table:display="true" table:show-details="true"/>
                <table:data-pilot-member table:name="14075" table:display="true" table:show-details="true"/>
                <table:data-pilot-member table:name="14085" table:display="true" table:show-details="true"/>
                <table:data-pilot-member table:name="14088" table:display="true" table:show-details="true"/>
                <table:data-pilot-member table:name="14091" table:display="true" table:show-details="true"/>
                <table:data-pilot-member table:name="14092" table:display="true" table:show-details="true"/>
                <table:data-pilot-member table:name="14108" table:display="true" table:show-details="true"/>
                <table:data-pilot-member table:name="14110" table:display="true" table:show-details="true"/>
                <table:data-pilot-member table:name="14119" table:display="true" table:show-details="true"/>
                <table:data-pilot-member table:name="14127" table:display="true" table:show-details="true"/>
                <table:data-pilot-member table:name="14145" table:display="true" table:show-details="true"/>
                <table:data-pilot-member table:name="14156" table:display="true" table:show-details="true"/>
                <table:data-pilot-member table:name="14157" table:display="true" table:show-details="true"/>
                <table:data-pilot-member table:name="14158" table:display="true" table:show-details="true"/>
                <table:data-pilot-member table:name="14163" table:display="true" table:show-details="true"/>
                <table:data-pilot-member table:name="14164" table:display="true" table:show-details="true"/>
                <table:data-pilot-member table:name="14168" table:display="true" table:show-details="true"/>
                <table:data-pilot-member table:name="14171" table:display="true" table:show-details="true"/>
                <table:data-pilot-member table:name="14174" table:display="true" table:show-details="true"/>
                <table:data-pilot-member table:name="14181" table:display="true" table:show-details="true"/>
                <table:data-pilot-member table:name="14185" table:display="true" table:show-details="true"/>
                <table:data-pilot-member table:name="14190" table:display="true" table:show-details="true"/>
                <table:data-pilot-member table:name="14195" table:display="true" table:show-details="true"/>
                <table:data-pilot-member table:name="14206" table:display="true" table:show-details="true"/>
                <table:data-pilot-member table:name="14208" table:display="true" table:show-details="true"/>
                <table:data-pilot-member table:name="14210" table:display="true" table:show-details="true"/>
                <table:data-pilot-member table:name="14211" table:display="true" table:show-details="true"/>
                <table:data-pilot-member table:name="14212" table:display="true" table:show-details="true"/>
                <table:data-pilot-member table:name="14220" table:display="true" table:show-details="true"/>
                <table:data-pilot-member table:name="14222" table:display="true" table:show-details="true"/>
                <table:data-pilot-member table:name="14234" table:display="true" table:show-details="true"/>
                <table:data-pilot-member table:name="14242" table:display="true" table:show-details="true"/>
                <table:data-pilot-member table:name="14243" table:display="true" table:show-details="true"/>
                <table:data-pilot-member table:name="14246" table:display="true" table:show-details="true"/>
                <table:data-pilot-member table:name="14258" table:display="true" table:show-details="true"/>
                <table:data-pilot-member table:name="14278" table:display="true" table:show-details="true"/>
                <table:data-pilot-member table:name="14280" table:display="true" table:show-details="true"/>
                <table:data-pilot-member table:name="14282" table:display="true" table:show-details="true"/>
                <table:data-pilot-member table:name="14284" table:display="true" table:show-details="true"/>
                <table:data-pilot-member table:name="14292" table:display="true" table:show-details="true"/>
                <table:data-pilot-member table:name="14337" table:display="true" table:show-details="true"/>
                <table:data-pilot-member table:name="14338" table:display="true" table:show-details="true"/>
                <table:data-pilot-member table:name="14351" table:display="true" table:show-details="true"/>
                <table:data-pilot-member table:name="14365" table:display="true" table:show-details="true"/>
                <table:data-pilot-member table:name="14370" table:display="true" table:show-details="true"/>
                <table:data-pilot-member table:name="14376" table:display="true" table:show-details="true"/>
                <table:data-pilot-member table:name="14386" table:display="true" table:show-details="true"/>
                <table:data-pilot-member table:name="14389" table:display="true" table:show-details="true"/>
                <table:data-pilot-member table:name="14390" table:display="true" table:show-details="true"/>
                <table:data-pilot-member table:name="14395" table:display="true" table:show-details="true"/>
                <table:data-pilot-member table:name="14399" table:display="true" table:show-details="true"/>
                <table:data-pilot-member table:name="14402" table:display="true" table:show-details="true"/>
                <table:data-pilot-member table:name="14415" table:display="true" table:show-details="true"/>
                <table:data-pilot-member table:name="14427" table:display="true" table:show-details="true"/>
                <table:data-pilot-member table:name="14435" table:display="true" table:show-details="true"/>
                <table:data-pilot-member table:name="14441" table:display="true" table:show-details="true"/>
                <table:data-pilot-member table:name="14448" table:display="true" table:show-details="true"/>
                <table:data-pilot-member table:name="14485" table:display="true" table:show-details="true"/>
                <table:data-pilot-member table:name="14492" table:display="true" table:show-details="true"/>
                <table:data-pilot-member table:name="14496" table:display="true" table:show-details="true"/>
                <table:data-pilot-member table:name="14508" table:display="true" table:show-details="true"/>
                <table:data-pilot-member table:name="14523" table:display="true" table:show-details="true"/>
                <table:data-pilot-member table:name="14526" table:display="true" table:show-details="true"/>
                <table:data-pilot-member table:name="14544" table:display="true" table:show-details="true"/>
                <table:data-pilot-member table:name="14552" table:display="true" table:show-details="true"/>
                <table:data-pilot-member table:name="14557" table:display="true" table:show-details="true"/>
                <table:data-pilot-member table:name="14561" table:display="true" table:show-details="true"/>
                <table:data-pilot-member table:name="14584" table:display="true" table:show-details="true"/>
                <table:data-pilot-member table:name="14588" table:display="true" table:show-details="true"/>
                <table:data-pilot-member table:name="14596" table:display="true" table:show-details="true"/>
                <table:data-pilot-member table:name="14598" table:display="true" table:show-details="true"/>
                <table:data-pilot-member table:name="14614" table:display="true" table:show-details="true"/>
                <table:data-pilot-member table:name="14622" table:display="true" table:show-details="true"/>
                <table:data-pilot-member table:name="14635" table:display="true" table:show-details="true"/>
                <table:data-pilot-member table:name="14637" table:display="true" table:show-details="true"/>
                <table:data-pilot-member table:name="14640" table:display="true" table:show-details="true"/>
                <table:data-pilot-member table:name="14668" table:display="true" table:show-details="true"/>
                <table:data-pilot-member table:name="14679" table:display="true" table:show-details="true"/>
                <table:data-pilot-member table:name="14715" table:display="true" table:show-details="true"/>
                <table:data-pilot-member table:name="14718" table:display="true" table:show-details="true"/>
                <table:data-pilot-member table:name="14722" table:display="true" table:show-details="true"/>
                <table:data-pilot-member table:name="14743" table:display="true" table:show-details="true"/>
                <table:data-pilot-member table:name="14745" table:display="true" table:show-details="true"/>
                <table:data-pilot-member table:name="14747" table:display="true" table:show-details="true"/>
                <table:data-pilot-member table:name="14748" table:display="true" table:show-details="true"/>
                <table:data-pilot-member table:name="14768" table:display="true" table:show-details="true"/>
                <table:data-pilot-member table:name="14774" table:display="true" table:show-details="true"/>
                <table:data-pilot-member table:name="14785" table:display="true" table:show-details="true"/>
                <table:data-pilot-member table:name="14797" table:display="true" table:show-details="true"/>
                <table:data-pilot-member table:name="14804" table:display="true" table:show-details="true"/>
                <table:data-pilot-member table:name="14810" table:display="true" table:show-details="true"/>
                <table:data-pilot-member table:name="14828" table:display="true" table:show-details="true"/>
                <table:data-pilot-member table:name="14853" table:display="true" table:show-details="true"/>
                <table:data-pilot-member table:name="14855" table:display="true" table:show-details="true"/>
                <table:data-pilot-member table:name="14857" table:display="true" table:show-details="true"/>
                <table:data-pilot-member table:name="14882" table:display="true" table:show-details="true"/>
                <table:data-pilot-member table:name="14921" table:display="true" table:show-details="true"/>
                <table:data-pilot-member table:name="14927" table:display="true" table:show-details="true"/>
                <table:data-pilot-member table:name="14965" table:display="true" table:show-details="true"/>
                <table:data-pilot-member table:name="14970" table:display="true" table:show-details="true"/>
                <table:data-pilot-member table:name="14976" table:display="true" table:show-details="true"/>
                <table:data-pilot-member table:name="14993" table:display="true" table:show-details="true"/>
                <table:data-pilot-member table:name="14995" table:display="true" table:show-details="true"/>
                <table:data-pilot-member table:name="15008" table:display="true" table:show-details="true"/>
                <table:data-pilot-member table:name="15014" table:display="true" table:show-details="true"/>
                <table:data-pilot-member table:name="15015" table:display="true" table:show-details="true"/>
                <table:data-pilot-member table:name="15016" table:display="true" table:show-details="true"/>
                <table:data-pilot-member table:name="15032" table:display="true" table:show-details="true"/>
                <table:data-pilot-member table:name="15034" table:display="true" table:show-details="true"/>
                <table:data-pilot-member table:name="15036" table:display="true" table:show-details="true"/>
                <table:data-pilot-member table:name="15050" table:display="true" table:show-details="true"/>
                <table:data-pilot-member table:name="15057" table:display="true" table:show-details="true"/>
                <table:data-pilot-member table:name="15058" table:display="true" table:show-details="true"/>
                <table:data-pilot-member table:name="15070" table:display="true" table:show-details="true"/>
                <table:data-pilot-member table:name="15077" table:display="true" table:show-details="true"/>
                <table:data-pilot-member table:name="15086" table:display="true" table:show-details="true"/>
                <table:data-pilot-member table:name="15094" table:display="true" table:show-details="true"/>
                <table:data-pilot-member table:name="15117" table:display="true" table:show-details="true"/>
                <table:data-pilot-member table:name="15120" table:display="true" table:show-details="true"/>
                <table:data-pilot-member table:name="15122" table:display="true" table:show-details="true"/>
                <table:data-pilot-member table:name="15125" table:display="true" table:show-details="true"/>
                <table:data-pilot-member table:name="15135" table:display="true" table:show-details="true"/>
                <table:data-pilot-member table:name="15145" table:display="true" table:show-details="true"/>
                <table:data-pilot-member table:name="15150" table:display="true" table:show-details="true"/>
                <table:data-pilot-member table:name="15151" table:display="true" table:show-details="true"/>
                <table:data-pilot-member table:name="15152" table:display="true" table:show-details="true"/>
                <table:data-pilot-member table:name="15160" table:display="true" table:show-details="true"/>
                <table:data-pilot-member table:name="15165" table:display="true" table:show-details="true"/>
                <table:data-pilot-member table:name="15166" table:display="true" table:show-details="true"/>
                <table:data-pilot-member table:name="15173" table:display="true" table:show-details="true"/>
                <table:data-pilot-member table:name="15190" table:display="true" table:show-details="true"/>
                <table:data-pilot-member table:name="15191" table:display="true" table:show-details="true"/>
                <table:data-pilot-member table:name="15206" table:display="true" table:show-details="true"/>
                <table:data-pilot-member table:name="15215" table:display="true" table:show-details="true"/>
                <table:data-pilot-member table:name="15216" table:display="true" table:show-details="true"/>
                <table:data-pilot-member table:name="15221" table:display="true" table:show-details="true"/>
                <table:data-pilot-member table:name="15227" table:display="true" table:show-details="true"/>
                <table:data-pilot-member table:name="15234" table:display="true" table:show-details="true"/>
                <table:data-pilot-member table:name="15245" table:display="true" table:show-details="true"/>
                <table:data-pilot-member table:name="15248" table:display="true" table:show-details="true"/>
                <table:data-pilot-member table:name="15253" table:display="true" table:show-details="true"/>
                <table:data-pilot-member table:name="15262" table:display="true" table:show-details="true"/>
                <table:data-pilot-member table:name="15268" table:display="true" table:show-details="true"/>
                <table:data-pilot-member table:name="15280" table:display="true" table:show-details="true"/>
                <table:data-pilot-member table:name="15295" table:display="true" table:show-details="true"/>
                <table:data-pilot-member table:name="15299" table:display="true" table:show-details="true"/>
                <table:data-pilot-member table:name="15311" table:display="true" table:show-details="true"/>
                <table:data-pilot-member table:name="15351" table:display="true" table:show-details="true"/>
                <table:data-pilot-member table:name="15357" table:display="true" table:show-details="true"/>
                <table:data-pilot-member table:name="15368" table:display="true" table:show-details="true"/>
                <table:data-pilot-member table:name="15373" table:display="true" table:show-details="true"/>
                <table:data-pilot-member table:name="15374" table:display="true" table:show-details="true"/>
                <table:data-pilot-member table:name="15381" table:display="true" table:show-details="true"/>
                <table:data-pilot-member table:name="15416" table:display="true" table:show-details="true"/>
                <table:data-pilot-member table:name="15458" table:display="true" table:show-details="true"/>
                <table:data-pilot-member table:name="15482" table:display="true" table:show-details="true"/>
                <table:data-pilot-member table:name="15488" table:display="true" table:show-details="true"/>
                <table:data-pilot-member table:name="15490" table:display="true" table:show-details="true"/>
                <table:data-pilot-member table:name="15495" table:display="true" table:show-details="true"/>
                <table:data-pilot-member table:name="15516" table:display="true" table:show-details="true"/>
                <table:data-pilot-member table:name="15521" table:display="true" table:show-details="true"/>
                <table:data-pilot-member table:name="15549" table:display="true" table:show-details="true"/>
                <table:data-pilot-member table:name="15551" table:display="true" table:show-details="true"/>
                <table:data-pilot-member table:name="15557" table:display="true" table:show-details="true"/>
                <table:data-pilot-member table:name="15565" table:display="true" table:show-details="true"/>
                <table:data-pilot-member table:name="15569" table:display="true" table:show-details="true"/>
                <table:data-pilot-member table:name="15637" table:display="true" table:show-details="true"/>
                <table:data-pilot-member table:name="15642" table:display="true" table:show-details="true"/>
                <table:data-pilot-member table:name="15652" table:display="true" table:show-details="true"/>
                <table:data-pilot-member table:name="15656" table:display="true" table:show-details="true"/>
                <table:data-pilot-member table:name="15659" table:display="true" table:show-details="true"/>
                <table:data-pilot-member table:name="15666" table:display="true" table:show-details="true"/>
                <table:data-pilot-member table:name="15675" table:display="true" table:show-details="true"/>
                <table:data-pilot-member table:name="15679" table:display="true" table:show-details="true"/>
                <table:data-pilot-member table:name="15688" table:display="true" table:show-details="true"/>
                <table:data-pilot-member table:name="15692" table:display="true" table:show-details="true"/>
                <table:data-pilot-member table:name="15709" table:display="true" table:show-details="true"/>
                <table:data-pilot-member table:name="15710" table:display="true" table:show-details="true"/>
                <table:data-pilot-member table:name="15714" table:display="true" table:show-details="true"/>
                <table:data-pilot-member table:name="15718" table:display="true" table:show-details="true"/>
                <table:data-pilot-member table:name="15744" table:display="true" table:show-details="true"/>
                <table:data-pilot-member table:name="15749" table:display="true" table:show-details="true"/>
                <table:data-pilot-member table:name="15764" table:display="true" table:show-details="true"/>
                <table:data-pilot-member table:name="15768" table:display="true" table:show-details="true"/>
                <table:data-pilot-member table:name="15776" table:display="true" table:show-details="true"/>
                <table:data-pilot-member table:name="15794" table:display="true" table:show-details="true"/>
                <table:data-pilot-member table:name="15804" table:display="true" table:show-details="true"/>
                <table:data-pilot-member table:name="15818" table:display="true" table:show-details="true"/>
                <table:data-pilot-member table:name="15820" table:display="true" table:show-details="true"/>
                <table:data-pilot-member table:name="15833" table:display="true" table:show-details="true"/>
                <table:data-pilot-member table:name="15835" table:display="true" table:show-details="true"/>
                <table:data-pilot-member table:name="15843" table:display="true" table:show-details="true"/>
                <table:data-pilot-member table:name="15846" table:display="true" table:show-details="true"/>
                <table:data-pilot-member table:name="15852" table:display="true" table:show-details="true"/>
                <table:data-pilot-member table:name="15868" table:display="true" table:show-details="true"/>
                <table:data-pilot-member table:name="15873" table:display="true" table:show-details="true"/>
                <table:data-pilot-member table:name="15874" table:display="true" table:show-details="true"/>
                <table:data-pilot-member table:name="15881" table:display="true" table:show-details="true"/>
                <table:data-pilot-member table:name="15883" table:display="true" table:show-details="true"/>
                <table:data-pilot-member table:name="15900" table:display="true" table:show-details="true"/>
                <table:data-pilot-member table:name="15919" table:display="true" table:show-details="true"/>
                <table:data-pilot-member table:name="15921" table:display="true" table:show-details="true"/>
                <table:data-pilot-member table:name="15932" table:display="true" table:show-details="true"/>
                <table:data-pilot-member table:name="15937" table:display="true" table:show-details="true"/>
                <table:data-pilot-member table:name="15944" table:display="true" table:show-details="true"/>
                <table:data-pilot-member table:name="15982" table:display="true" table:show-details="true"/>
                <table:data-pilot-member table:name="15988" table:display="true" table:show-details="true"/>
                <table:data-pilot-member table:name="16011" table:display="true" table:show-details="true"/>
                <table:data-pilot-member table:name="16033" table:display="true" table:show-details="true"/>
                <table:data-pilot-member table:name="16035" table:display="true" table:show-details="true"/>
                <table:data-pilot-member table:name="16046" table:display="true" table:show-details="true"/>
                <table:data-pilot-member table:name="16051" table:display="true" table:show-details="true"/>
                <table:data-pilot-member table:name="16053" table:display="true" table:show-details="true"/>
                <table:data-pilot-member table:name="16061" table:display="true" table:show-details="true"/>
                <table:data-pilot-member table:name="16067" table:display="true" table:show-details="true"/>
                <table:data-pilot-member table:name="16076" table:display="true" table:show-details="true"/>
                <table:data-pilot-member table:name="16083" table:display="true" table:show-details="true"/>
                <table:data-pilot-member table:name="16086" table:display="true" table:show-details="true"/>
                <table:data-pilot-member table:name="16089" table:display="true" table:show-details="true"/>
                <table:data-pilot-member table:name="16104" table:display="true" table:show-details="true"/>
                <table:data-pilot-member table:name="16117" table:display="true" table:show-details="true"/>
                <table:data-pilot-member table:name="16132" table:display="true" table:show-details="true"/>
                <table:data-pilot-member table:name="16135" table:display="true" table:show-details="true"/>
                <table:data-pilot-member table:name="16144" table:display="true" table:show-details="true"/>
                <table:data-pilot-member table:name="16160" table:display="true" table:show-details="true"/>
                <table:data-pilot-member table:name="16162" table:display="true" table:show-details="true"/>
                <table:data-pilot-member table:name="16166" table:display="true" table:show-details="true"/>
                <table:data-pilot-member table:name="16182" table:display="true" table:show-details="true"/>
                <table:data-pilot-member table:name="16187" table:display="true" table:show-details="true"/>
                <table:data-pilot-member table:name="16189" table:display="true" table:show-details="true"/>
                <table:data-pilot-member table:name="16201" table:display="true" table:show-details="true"/>
                <table:data-pilot-member table:name="16204" table:display="true" table:show-details="true"/>
                <table:data-pilot-member table:name="16218" table:display="true" table:show-details="true"/>
                <table:data-pilot-member table:name="16224" table:display="true" table:show-details="true"/>
                <table:data-pilot-member table:name="16235" table:display="true" table:show-details="true"/>
                <table:data-pilot-member table:name="16244" table:display="true" table:show-details="true"/>
                <table:data-pilot-member table:name="16254" table:display="true" table:show-details="true"/>
                <table:data-pilot-member table:name="16278" table:display="true" table:show-details="true"/>
                <table:data-pilot-member table:name="16296" table:display="true" table:show-details="true"/>
                <table:data-pilot-member table:name="16298" table:display="true" table:show-details="true"/>
                <table:data-pilot-member table:name="16319" table:display="true" table:show-details="true"/>
                <table:data-pilot-member table:name="16321" table:display="true" table:show-details="true"/>
                <table:data-pilot-member table:name="16326" table:display="true" table:show-details="true"/>
                <table:data-pilot-member table:name="16363" table:display="true" table:show-details="true"/>
                <table:data-pilot-member table:name="16374" table:display="true" table:show-details="true"/>
                <table:data-pilot-member table:name="16375" table:display="true" table:show-details="true"/>
                <table:data-pilot-member table:name="16380" table:display="true" table:show-details="true"/>
                <table:data-pilot-member table:name="16383" table:display="true" table:show-details="true"/>
                <table:data-pilot-member table:name="16388" table:display="true" table:show-details="true"/>
                <table:data-pilot-member table:name="16390" table:display="true" table:show-details="true"/>
                <table:data-pilot-member table:name="16397" table:display="true" table:show-details="true"/>
                <table:data-pilot-member table:name="16432" table:display="true" table:show-details="true"/>
                <table:data-pilot-member table:name="16463" table:display="true" table:show-details="true"/>
                <table:data-pilot-member table:name="16471" table:display="true" table:show-details="true"/>
                <table:data-pilot-member table:name="16479" table:display="true" table:show-details="true"/>
                <table:data-pilot-member table:name="16480" table:display="true" table:show-details="true"/>
                <table:data-pilot-member table:name="16488" table:display="true" table:show-details="true"/>
                <table:data-pilot-member table:name="16496" table:display="true" table:show-details="true"/>
                <table:data-pilot-member table:name="16501" table:display="true" table:show-details="true"/>
                <table:data-pilot-member table:name="16502" table:display="true" table:show-details="true"/>
                <table:data-pilot-member table:name="16538" table:display="true" table:show-details="true"/>
                <table:data-pilot-member table:name="16543" table:display="true" table:show-details="true"/>
                <table:data-pilot-member table:name="16544" table:display="true" table:show-details="true"/>
                <table:data-pilot-member table:name="16587" table:display="true" table:show-details="true"/>
                <table:data-pilot-member table:name="16622" table:display="true" table:show-details="true"/>
                <table:data-pilot-member table:name="16645" table:display="true" table:show-details="true"/>
                <table:data-pilot-member table:name="16655" table:display="true" table:show-details="true"/>
                <table:data-pilot-member table:name="16671" table:display="true" table:show-details="true"/>
                <table:data-pilot-member table:name="16677" table:display="true" table:show-details="true"/>
                <table:data-pilot-member table:name="16682" table:display="true" table:show-details="true"/>
                <table:data-pilot-member table:name="16690" table:display="true" table:show-details="true"/>
                <table:data-pilot-member table:name="16702" table:display="true" table:show-details="true"/>
                <table:data-pilot-member table:name="16726" table:display="true" table:show-details="true"/>
                <table:data-pilot-member table:name="16733" table:display="true" table:show-details="true"/>
                <table:data-pilot-member table:name="16734" table:display="true" table:show-details="true"/>
                <table:data-pilot-member table:name="16744" table:display="true" table:show-details="true"/>
                <table:data-pilot-member table:name="16746" table:display="true" table:show-details="true"/>
                <table:data-pilot-member table:name="16757" table:display="true" table:show-details="true"/>
                <table:data-pilot-member table:name="16775" table:display="true" table:show-details="true"/>
                <table:data-pilot-member table:name="16785" table:display="true" table:show-details="true"/>
                <table:data-pilot-member table:name="16809" table:display="true" table:show-details="true"/>
                <table:data-pilot-member table:name="16848" table:display="true" table:show-details="true"/>
                <table:data-pilot-member table:name="16856" table:display="true" table:show-details="true"/>
                <table:data-pilot-member table:name="16865" table:display="true" table:show-details="true"/>
                <table:data-pilot-member table:name="16900" table:display="true" table:show-details="true"/>
                <table:data-pilot-member table:name="16917" table:display="true" table:show-details="true"/>
                <table:data-pilot-member table:name="16924" table:display="true" table:show-details="true"/>
                <table:data-pilot-member table:name="16936" table:display="true" table:show-details="true"/>
                <table:data-pilot-member table:name="16940" table:display="true" table:show-details="true"/>
                <table:data-pilot-member table:name="16955" table:display="true" table:show-details="true"/>
                <table:data-pilot-member table:name="16966" table:display="true" table:show-details="true"/>
                <table:data-pilot-member table:name="16973" table:display="true" table:show-details="true"/>
                <table:data-pilot-member table:name="16984" table:display="true" table:show-details="true"/>
                <table:data-pilot-member table:name="16991" table:display="true" table:show-details="true"/>
                <table:data-pilot-member table:name="17008" table:display="true" table:show-details="true"/>
                <table:data-pilot-member table:name="17022" table:display="true" table:show-details="true"/>
                <table:data-pilot-member table:name="17028" table:display="true" table:show-details="true"/>
                <table:data-pilot-member table:name="17041" table:display="true" table:show-details="true"/>
                <table:data-pilot-member table:name="17046" table:display="true" table:show-details="true"/>
                <table:data-pilot-member table:name="17049" table:display="true" table:show-details="true"/>
                <table:data-pilot-member table:name="17060" table:display="true" table:show-details="true"/>
                <table:data-pilot-member table:name="17079" table:display="true" table:show-details="true"/>
                <table:data-pilot-member table:name="17084" table:display="true" table:show-details="true"/>
                <table:data-pilot-member table:name="17086" table:display="true" table:show-details="true"/>
                <table:data-pilot-member table:name="17090" table:display="true" table:show-details="true"/>
                <table:data-pilot-member table:name="17092" table:display="true" table:show-details="true"/>
                <table:data-pilot-member table:name="17105" table:display="true" table:show-details="true"/>
                <table:data-pilot-member table:name="17110" table:display="true" table:show-details="true"/>
                <table:data-pilot-member table:name="17121" table:display="true" table:show-details="true"/>
                <table:data-pilot-member table:name="17126" table:display="true" table:show-details="true"/>
                <table:data-pilot-member table:name="17130" table:display="true" table:show-details="true"/>
                <table:data-pilot-member table:name="17153" table:display="true" table:show-details="true"/>
                <table:data-pilot-member table:name="17164" table:display="true" table:show-details="true"/>
                <table:data-pilot-member table:name="17167" table:display="true" table:show-details="true"/>
                <table:data-pilot-member table:name="17181" table:display="true" table:show-details="true"/>
                <table:data-pilot-member table:name="17199" table:display="true" table:show-details="true"/>
                <table:data-pilot-member table:name="17211" table:display="true" table:show-details="true"/>
                <table:data-pilot-member table:name="17223" table:display="true" table:show-details="true"/>
                <table:data-pilot-member table:name="17224" table:display="true" table:show-details="true"/>
                <table:data-pilot-member table:name="17227" table:display="true" table:show-details="true"/>
                <table:data-pilot-member table:name="17237" table:display="true" table:show-details="true"/>
                <table:data-pilot-member table:name="17255" table:display="true" table:show-details="true"/>
                <table:data-pilot-member table:name="17260" table:display="true" table:show-details="true"/>
                <table:data-pilot-member table:name="17263" table:display="true" table:show-details="true"/>
                <table:data-pilot-member table:name="17274" table:display="true" table:show-details="true"/>
                <table:data-pilot-member table:name="17286" table:display="true" table:show-details="true"/>
                <table:data-pilot-member table:name="17290" table:display="true" table:show-details="true"/>
                <table:data-pilot-member table:name="17292" table:display="true" table:show-details="true"/>
                <table:data-pilot-member table:name="17330" table:display="true" table:show-details="true"/>
                <table:data-pilot-member table:name="17342" table:display="true" table:show-details="true"/>
                <table:data-pilot-member table:name="17354" table:display="true" table:show-details="true"/>
                <table:data-pilot-member table:name="17387" table:display="true" table:show-details="true"/>
                <table:data-pilot-member table:name="17388" table:display="true" table:show-details="true"/>
                <table:data-pilot-member table:name="17390" table:display="true" table:show-details="true"/>
                <table:data-pilot-member table:name="17410" table:display="true" table:show-details="true"/>
                <table:data-pilot-member table:name="17428" table:display="true" table:show-details="true"/>
                <table:data-pilot-member table:name="17433" table:display="true" table:show-details="true"/>
                <table:data-pilot-member table:name="17448" table:display="true" table:show-details="true"/>
                <table:data-pilot-member table:name="17457" table:display="true" table:show-details="true"/>
                <table:data-pilot-member table:name="17465" table:display="true" table:show-details="true"/>
                <table:data-pilot-member table:name="17474" table:display="true" table:show-details="true"/>
                <table:data-pilot-member table:name="17487" table:display="true" table:show-details="true"/>
                <table:data-pilot-member table:name="17493" table:display="true" table:show-details="true"/>
                <table:data-pilot-member table:name="17508" table:display="true" table:show-details="true"/>
                <table:data-pilot-member table:name="17520" table:display="true" table:show-details="true"/>
                <table:data-pilot-member table:name="17535" table:display="true" table:show-details="true"/>
                <table:data-pilot-member table:name="17548" table:display="true" table:show-details="true"/>
                <table:data-pilot-member table:name="17569" table:display="true" table:show-details="true"/>
                <table:data-pilot-member table:name="17574" table:display="true" table:show-details="true"/>
                <table:data-pilot-member table:name="17584" table:display="true" table:show-details="true"/>
                <table:data-pilot-member table:name="17603" table:display="true" table:show-details="true"/>
                <table:data-pilot-member table:name="17604" table:display="true" table:show-details="true"/>
                <table:data-pilot-member table:name="17616" table:display="true" table:show-details="true"/>
                <table:data-pilot-member table:name="17634" table:display="true" table:show-details="true"/>
                <table:data-pilot-member table:name="17646" table:display="true" table:show-details="true"/>
                <table:data-pilot-member table:name="17648" table:display="true" table:show-details="true"/>
                <table:data-pilot-member table:name="17653" table:display="true" table:show-details="true"/>
                <table:data-pilot-member table:name="17681" table:display="true" table:show-details="true"/>
                <table:data-pilot-member table:name="17686" table:display="true" table:show-details="true"/>
                <table:data-pilot-member table:name="17700" table:display="true" table:show-details="true"/>
                <table:data-pilot-member table:name="17702" table:display="true" table:show-details="true"/>
                <table:data-pilot-member table:name="17713" table:display="true" table:show-details="true"/>
                <table:data-pilot-member table:name="17714" table:display="true" table:show-details="true"/>
                <table:data-pilot-member table:name="17719" table:display="true" table:show-details="true"/>
                <table:data-pilot-member table:name="17720" table:display="true" table:show-details="true"/>
                <table:data-pilot-member table:name="17742" table:display="true" table:show-details="true"/>
                <table:data-pilot-member table:name="17752" table:display="true" table:show-details="true"/>
                <table:data-pilot-member table:name="17755" table:display="true" table:show-details="true"/>
                <table:data-pilot-member table:name="17761" table:display="true" table:show-details="true"/>
                <table:data-pilot-member table:name="17763" table:display="true" table:show-details="true"/>
                <table:data-pilot-member table:name="17767" table:display="true" table:show-details="true"/>
                <table:data-pilot-member table:name="17792" table:display="true" table:show-details="true"/>
                <table:data-pilot-member table:name="17797" table:display="true" table:show-details="true"/>
                <table:data-pilot-member table:name="17831" table:display="true" table:show-details="true"/>
                <table:data-pilot-member table:name="17834" table:display="true" table:show-details="true"/>
                <table:data-pilot-member table:name="17849" table:display="true" table:show-details="true"/>
                <table:data-pilot-member table:name="17858" table:display="true" table:show-details="true"/>
                <table:data-pilot-member table:name="17875" table:display="true" table:show-details="true"/>
                <table:data-pilot-member table:name="17880" table:display="true" table:show-details="true"/>
                <table:data-pilot-member table:name="17884" table:display="true" table:show-details="true"/>
                <table:data-pilot-member table:name="17892" table:display="true" table:show-details="true"/>
                <table:data-pilot-member table:name="17898" table:display="true" table:show-details="true"/>
                <table:data-pilot-member table:name="17899" table:display="true" table:show-details="true"/>
                <table:data-pilot-member table:name="17905" table:display="true" table:show-details="true"/>
                <table:data-pilot-member table:name="17929" table:display="true" table:show-details="true"/>
                <table:data-pilot-member table:name="17931" table:display="true" table:show-details="true"/>
                <table:data-pilot-member table:name="17996" table:display="true" table:show-details="true"/>
                <table:data-pilot-member table:name="18004" table:display="true" table:show-details="true"/>
                <table:data-pilot-member table:name="18020" table:display="true" table:show-details="true"/>
                <table:data-pilot-member table:name="18036" table:display="true" table:show-details="true"/>
                <table:data-pilot-member table:name="18044" table:display="true" table:show-details="true"/>
                <table:data-pilot-member table:name="18046" table:display="true" table:show-details="true"/>
                <table:data-pilot-member table:name="18114" table:display="true" table:show-details="true"/>
                <table:data-pilot-member table:name="18130" table:display="true" table:show-details="true"/>
                <table:data-pilot-member table:name="18138" table:display="true" table:show-details="true"/>
                <table:data-pilot-member table:name="18153" table:display="true" table:show-details="true"/>
                <table:data-pilot-member table:name="18162" table:display="true" table:show-details="true"/>
                <table:data-pilot-member table:name="18170" table:display="true" table:show-details="true"/>
                <table:data-pilot-member table:name="18183" table:display="true" table:show-details="true"/>
                <table:data-pilot-member table:name="18188" table:display="true" table:show-details="true"/>
                <table:data-pilot-member table:name="18204" table:display="true" table:show-details="true"/>
                <table:data-pilot-member table:name="18206" table:display="true" table:show-details="true"/>
                <table:data-pilot-member table:name="18221" table:display="true" table:show-details="true"/>
                <table:data-pilot-member table:name="18222" table:display="true" table:show-details="true"/>
                <table:data-pilot-member table:name="18242" table:display="true" table:show-details="true"/>
                <table:data-pilot-member table:name="18252" table:display="true" table:show-details="true"/>
                <table:data-pilot-member table:name="18258" table:display="true" table:show-details="true"/>
                <table:data-pilot-member table:name="18273" table:display="true" table:show-details="true"/>
                <table:data-pilot-member table:name="18281" table:display="true" table:show-details="true"/>
                <table:data-pilot-member table:name="18284" table:display="true" table:show-details="true"/>
                <table:data-pilot-member table:name="18291" table:display="true" table:show-details="true"/>
                <table:data-pilot-member table:name="18294" table:display="true" table:show-details="true"/>
                <table:data-pilot-member table:name="18306" table:display="true" table:show-details="true"/>
                <table:data-pilot-member table:name="18318" table:display="true" table:show-details="true"/>
                <table:data-pilot-member table:name="18324" table:display="true" table:show-details="true"/>
                <table:data-pilot-member table:name="18339" table:display="true" table:show-details="true"/>
                <table:data-pilot-member table:name="18350" table:display="true" table:show-details="true"/>
                <table:data-pilot-member table:name="18362" table:display="true" table:show-details="true"/>
                <table:data-pilot-member table:name="18364" table:display="true" table:show-details="true"/>
                <table:data-pilot-member table:name="18370" table:display="true" table:show-details="true"/>
                <table:data-pilot-member table:name="18374" table:display="true" table:show-details="true"/>
                <table:data-pilot-member table:name="18386" table:display="true" table:show-details="true"/>
                <table:data-pilot-member table:name="18398" table:display="true" table:show-details="true"/>
                <table:data-pilot-member table:name="18399" table:display="true" table:show-details="true"/>
                <table:data-pilot-member table:name="18401" table:display="true" table:show-details="true"/>
                <table:data-pilot-member table:name="18404" table:display="true" table:show-details="true"/>
                <table:data-pilot-member table:name="18416" table:display="true" table:show-details="true"/>
                <table:data-pilot-member table:name="18426" table:display="true" table:show-details="true"/>
                <table:data-pilot-member table:name="18438" table:display="true" table:show-details="true"/>
                <table:data-pilot-member table:name="18445" table:display="true" table:show-details="true"/>
                <table:data-pilot-member table:name="18463" table:display="true" table:show-details="true"/>
                <table:data-pilot-member table:name="18472" table:display="true" table:show-details="true"/>
                <table:data-pilot-member table:name="18475" table:display="true" table:show-details="true"/>
                <table:data-pilot-member table:name="18479" table:display="true" table:show-details="true"/>
                <table:data-pilot-member table:name="18500" table:display="true" table:show-details="true"/>
                <table:data-pilot-member table:name="18518" table:display="true" table:show-details="true"/>
                <table:data-pilot-member table:name="18539" table:display="true" table:show-details="true"/>
                <table:data-pilot-member table:name="18540" table:display="true" table:show-details="true"/>
                <table:data-pilot-member table:name="18543" table:display="true" table:show-details="true"/>
                <table:data-pilot-member table:name="18549" table:display="true" table:show-details="true"/>
                <table:data-pilot-member table:name="18550" table:display="true" table:show-details="true"/>
                <table:data-pilot-member table:name="18585" table:display="true" table:show-details="true"/>
                <table:data-pilot-member table:name="18590" table:display="true" table:show-details="true"/>
                <table:data-pilot-member table:name="18594" table:display="true" table:show-details="true"/>
                <table:data-pilot-member table:name="18610" table:display="true" table:show-details="true"/>
                <table:data-pilot-member table:name="18612" table:display="true" table:show-details="true"/>
                <table:data-pilot-member table:name="18615" table:display="true" table:show-details="true"/>
                <table:data-pilot-member table:name="18627" table:display="true" table:show-details="true"/>
                <table:data-pilot-member table:name="18654" table:display="true" table:show-details="true"/>
                <table:data-pilot-member table:name="18663" table:display="true" table:show-details="true"/>
                <table:data-pilot-member table:name="18664" table:display="true" table:show-details="true"/>
                <table:data-pilot-member table:name="18666" table:display="true" table:show-details="true"/>
                <table:data-pilot-member table:name="18669" table:display="true" table:show-details="true"/>
                <table:data-pilot-member table:name="18673" table:display="true" table:show-details="true"/>
                <table:data-pilot-member table:name="18683" table:display="true" table:show-details="true"/>
                <table:data-pilot-member table:name="18685" table:display="true" table:show-details="true"/>
                <table:data-pilot-member table:name="18688" table:display="true" table:show-details="true"/>
                <table:data-pilot-member table:name="18715" table:display="true" table:show-details="true"/>
                <table:data-pilot-member table:name="18716" table:display="true" table:show-details="true"/>
                <table:data-pilot-member table:name="18719" table:display="true" table:show-details="true"/>
                <table:data-pilot-member table:name="18722" table:display="true" table:show-details="true"/>
                <table:data-pilot-member table:name="18725" table:display="true" table:show-details="true"/>
                <table:data-pilot-member table:name="18737" table:display="true" table:show-details="true"/>
                <table:data-pilot-member table:name="18740" table:display="true" table:show-details="true"/>
                <table:data-pilot-member table:name="18742" table:display="true" table:show-details="true"/>
                <table:data-pilot-member table:name="18748" table:display="true" table:show-details="true"/>
                <table:data-pilot-member table:name="18749" table:display="true" table:show-details="true"/>
                <table:data-pilot-member table:name="18757" table:display="true" table:show-details="true"/>
                <table:data-pilot-member table:name="18765" table:display="true" table:show-details="true"/>
                <table:data-pilot-member table:name="18773" table:display="true" table:show-details="true"/>
                <table:data-pilot-member table:name="18777" table:display="true" table:show-details="true"/>
                <table:data-pilot-member table:name="18791" table:display="true" table:show-details="true"/>
                <table:data-pilot-member table:name="18804" table:display="true" table:show-details="true"/>
                <table:data-pilot-member table:name="18819" table:display="true" table:show-details="true"/>
                <table:data-pilot-member table:name="18822" table:display="true" table:show-details="true"/>
                <table:data-pilot-member table:name="18827" table:display="true" table:show-details="true"/>
                <table:data-pilot-member table:name="18828" table:display="true" table:show-details="true"/>
                <table:data-pilot-member table:name="18834" table:display="true" table:show-details="true"/>
                <table:data-pilot-member table:name="18839" table:display="true" table:show-details="true"/>
                <table:data-pilot-member table:name="18843" table:display="true" table:show-details="true"/>
                <table:data-pilot-member table:name="18845" table:display="true" table:show-details="true"/>
                <table:data-pilot-member table:name="18865" table:display="true" table:show-details="true"/>
                <table:data-pilot-member table:name="18868" table:display="true" table:show-details="true"/>
                <table:data-pilot-member table:name="18888" table:display="true" table:show-details="true"/>
                <table:data-pilot-member table:name="18903" table:display="true" table:show-details="true"/>
                <table:data-pilot-member table:name="18905" table:display="true" table:show-details="true"/>
                <table:data-pilot-member table:name="18940" table:display="true" table:show-details="true"/>
                <table:data-pilot-member table:name="18948" table:display="true" table:show-details="true"/>
                <table:data-pilot-member table:name="18961" table:display="true" table:show-details="true"/>
                <table:data-pilot-member table:name="18971" table:display="true" table:show-details="true"/>
                <table:data-pilot-member table:name="18980" table:display="true" table:show-details="true"/>
                <table:data-pilot-member table:name="18987" table:display="true" table:show-details="true"/>
                <table:data-pilot-member table:name="19012" table:display="true" table:show-details="true"/>
                <table:data-pilot-member table:name="19015" table:display="true" table:show-details="true"/>
                <table:data-pilot-member table:name="19025" table:display="true" table:show-details="true"/>
                <table:data-pilot-member table:name="19046" table:display="true" table:show-details="true"/>
                <table:data-pilot-member table:name="19055" table:display="true" table:show-details="true"/>
                <table:data-pilot-member table:name="19066" table:display="true" table:show-details="true"/>
                <table:data-pilot-member table:name="19072" table:display="true" table:show-details="true"/>
                <table:data-pilot-member table:name="19085" table:display="true" table:show-details="true"/>
                <table:data-pilot-member table:name="19095" table:display="true" table:show-details="true"/>
                <table:data-pilot-member table:name="19108" table:display="true" table:show-details="true"/>
                <table:data-pilot-member table:name="19115" table:display="true" table:show-details="true"/>
                <table:data-pilot-member table:name="19120" table:display="true" table:show-details="true"/>
                <table:data-pilot-member table:name="19129" table:display="true" table:show-details="true"/>
                <table:data-pilot-member table:name="19133" table:display="true" table:show-details="true"/>
                <table:data-pilot-member table:name="19164" table:display="true" table:show-details="true"/>
                <table:data-pilot-member table:name="19169" table:display="true" table:show-details="true"/>
                <table:data-pilot-member table:name="19184" table:display="true" table:show-details="true"/>
                <table:data-pilot-member table:name="19193" table:display="true" table:show-details="true"/>
                <table:data-pilot-member table:name="19196" table:display="true" table:show-details="true"/>
                <table:data-pilot-member table:name="19201" table:display="true" table:show-details="true"/>
                <table:data-pilot-member table:name="19218" table:display="true" table:show-details="true"/>
                <table:data-pilot-member table:name="19259" table:display="true" table:show-details="true"/>
                <table:data-pilot-member table:name="19278" table:display="true" table:show-details="true"/>
                <table:data-pilot-member table:name="19288" table:display="true" table:show-details="true"/>
                <table:data-pilot-member table:name="19290" table:display="true" table:show-details="true"/>
                <table:data-pilot-member table:name="19297" table:display="true" table:show-details="true"/>
                <table:data-pilot-member table:name="19359" table:display="true" table:show-details="true"/>
                <table:data-pilot-member table:name="19386" table:display="true" table:show-details="true"/>
                <table:data-pilot-member table:name="19392" table:display="true" table:show-details="true"/>
                <table:data-pilot-member table:name="19397" table:display="true" table:show-details="true"/>
                <table:data-pilot-member table:name="19414" table:display="true" table:show-details="true"/>
                <table:data-pilot-member table:name="19417" table:display="true" table:show-details="true"/>
                <table:data-pilot-member table:name="19418" table:display="true" table:show-details="true"/>
                <table:data-pilot-member table:name="19420" table:display="true" table:show-details="true"/>
                <table:data-pilot-member table:name="19431" table:display="true" table:show-details="true"/>
                <table:data-pilot-member table:name="19449" table:display="true" table:show-details="true"/>
                <table:data-pilot-member table:name="19455" table:display="true" table:show-details="true"/>
                <table:data-pilot-member table:name="19456" table:display="true" table:show-details="true"/>
                <table:data-pilot-member table:name="19465" table:display="true" table:show-details="true"/>
                <table:data-pilot-member table:name="19474" table:display="true" table:show-details="true"/>
                <table:data-pilot-member table:name="19481" table:display="true" table:show-details="true"/>
                <table:data-pilot-member table:name="19493" table:display="true" table:show-details="true"/>
                <table:data-pilot-member table:name="19499" table:display="true" table:show-details="true"/>
                <table:data-pilot-member table:name="19503" table:display="true" table:show-details="true"/>
                <table:data-pilot-member table:name="19504" table:display="true" table:show-details="true"/>
                <table:data-pilot-member table:name="19506" table:display="true" table:show-details="true"/>
                <table:data-pilot-member table:name="19510" table:display="true" table:show-details="true"/>
                <table:data-pilot-member table:name="19516" table:display="true" table:show-details="true"/>
                <table:data-pilot-member table:name="19546" table:display="true" table:show-details="true"/>
                <table:data-pilot-member table:name="19563" table:display="true" table:show-details="true"/>
                <table:data-pilot-member table:name="19567" table:display="true" table:show-details="true"/>
                <table:data-pilot-member table:name="19571" table:display="true" table:show-details="true"/>
                <table:data-pilot-member table:name="19581" table:display="true" table:show-details="true"/>
                <table:data-pilot-member table:name="19605" table:display="true" table:show-details="true"/>
                <table:data-pilot-member table:name="19610" table:display="true" table:show-details="true"/>
                <table:data-pilot-member table:name="19613" table:display="true" table:show-details="true"/>
                <table:data-pilot-member table:name="19621" table:display="true" table:show-details="true"/>
                <table:data-pilot-member table:name="19625" table:display="true" table:show-details="true"/>
                <table:data-pilot-member table:name="19626" table:display="true" table:show-details="true"/>
                <table:data-pilot-member table:name="19628" table:display="true" table:show-details="true"/>
                <table:data-pilot-member table:name="19631" table:display="true" table:show-details="true"/>
                <table:data-pilot-member table:name="19635" table:display="true" table:show-details="true"/>
                <table:data-pilot-member table:name="19641" table:display="true" table:show-details="true"/>
                <table:data-pilot-member table:name="19660" table:display="true" table:show-details="true"/>
                <table:data-pilot-member table:name="19685" table:display="true" table:show-details="true"/>
                <table:data-pilot-member table:name="19700" table:display="true" table:show-details="true"/>
                <table:data-pilot-member table:name="19701" table:display="true" table:show-details="true"/>
                <table:data-pilot-member table:name="19713" table:display="true" table:show-details="true"/>
                <table:data-pilot-member table:name="19726" table:display="true" table:show-details="true"/>
                <table:data-pilot-member table:name="19743" table:display="true" table:show-details="true"/>
                <table:data-pilot-member table:name="19745" table:display="true" table:show-details="true"/>
                <table:data-pilot-member table:name="19746" table:display="true" table:show-details="true"/>
                <table:data-pilot-member table:name="19747" table:display="true" table:show-details="true"/>
                <table:data-pilot-member table:name="19757" table:display="true" table:show-details="true"/>
                <table:data-pilot-member table:name="19758" table:display="true" table:show-details="true"/>
                <table:data-pilot-member table:name="19798" table:display="true" table:show-details="true"/>
                <table:data-pilot-member table:name="19813" table:display="true" table:show-details="true"/>
                <table:data-pilot-member table:name="19815" table:display="true" table:show-details="true"/>
                <table:data-pilot-member table:name="19838" table:display="true" table:show-details="true"/>
                <table:data-pilot-member table:name="19846" table:display="true" table:show-details="true"/>
                <table:data-pilot-member table:name="19847" table:display="true" table:show-details="true"/>
                <table:data-pilot-member table:name="19852" table:display="true" table:show-details="true"/>
                <table:data-pilot-member table:name="19854" table:display="true" table:show-details="true"/>
                <table:data-pilot-member table:name="19866" table:display="true" table:show-details="true"/>
                <table:data-pilot-member table:name="19867" table:display="true" table:show-details="true"/>
                <table:data-pilot-member table:name="19873" table:display="true" table:show-details="true"/>
                <table:data-pilot-member table:name="19877" table:display="true" table:show-details="true"/>
                <table:data-pilot-member table:name="19884" table:display="true" table:show-details="true"/>
                <table:data-pilot-member table:name="19909" table:display="true" table:show-details="true"/>
                <table:data-pilot-member table:name="19911" table:display="true" table:show-details="true"/>
                <table:data-pilot-member table:name="19914" table:display="true" table:show-details="true"/>
                <table:data-pilot-member table:name="19940" table:display="true" table:show-details="true"/>
                <table:data-pilot-member table:name="19947" table:display="true" table:show-details="true"/>
                <table:data-pilot-member table:name="19950" table:display="true" table:show-details="true"/>
                <table:data-pilot-member table:name="19960" table:display="true" table:show-details="true"/>
                <table:data-pilot-member table:name="19976" table:display="true" table:show-details="true"/>
                <table:data-pilot-member table:name="19984" table:display="true" table:show-details="true"/>
                <table:data-pilot-member table:name="20003" table:display="true" table:show-details="true"/>
                <table:data-pilot-member table:name="20023" table:display="true" table:show-details="true"/>
                <table:data-pilot-member table:name="20025" table:display="true" table:show-details="true"/>
                <table:data-pilot-member table:name="20053" table:display="true" table:show-details="true"/>
                <table:data-pilot-member table:name="20054" table:display="true" table:show-details="true"/>
                <table:data-pilot-member table:name="20058" table:display="true" table:show-details="true"/>
                <table:data-pilot-member table:name="20069" table:display="true" table:show-details="true"/>
                <table:data-pilot-member table:name="20081" table:display="true" table:show-details="true"/>
                <table:data-pilot-member table:name="20121" table:display="true" table:show-details="true"/>
                <table:data-pilot-member table:name="20128" table:display="true" table:show-details="true"/>
                <table:data-pilot-member table:name="20140" table:display="true" table:show-details="true"/>
                <table:data-pilot-member table:name="20141" table:display="true" table:show-details="true"/>
                <table:data-pilot-member table:name="20146" table:display="true" table:show-details="true"/>
                <table:data-pilot-member table:name="20147" table:display="true" table:show-details="true"/>
                <table:data-pilot-member table:name="20148" table:display="true" table:show-details="true"/>
                <table:data-pilot-member table:name="20152" table:display="true" table:show-details="true"/>
                <table:data-pilot-member table:name="20155" table:display="true" table:show-details="true"/>
                <table:data-pilot-member table:name="20169" table:display="true" table:show-details="true"/>
                <table:data-pilot-member table:name="20185" table:display="true" table:show-details="true"/>
                <table:data-pilot-member table:name="20192" table:display="true" table:show-details="true"/>
                <table:data-pilot-member table:name="20199" table:display="true" table:show-details="true"/>
                <table:data-pilot-member table:name="20252" table:display="true" table:show-details="true"/>
                <table:data-pilot-member table:name="20273" table:display="true" table:show-details="true"/>
                <table:data-pilot-member table:name="20275" table:display="true" table:show-details="true"/>
                <table:data-pilot-member table:name="20279" table:display="true" table:show-details="true"/>
                <table:data-pilot-member table:name="20285" table:display="true" table:show-details="true"/>
                <table:data-pilot-member table:name="20307" table:display="true" table:show-details="true"/>
                <table:data-pilot-member table:name="20308" table:display="true" table:show-details="true"/>
                <table:data-pilot-member table:name="20337" table:display="true" table:show-details="true"/>
                <table:data-pilot-member table:name="20364" table:display="true" table:show-details="true"/>
                <table:data-pilot-member table:name="20375" table:display="true" table:show-details="true"/>
                <table:data-pilot-member table:name="20378" table:display="true" table:show-details="true"/>
                <table:data-pilot-member table:name="20379" table:display="true" table:show-details="true"/>
                <table:data-pilot-member table:name="20384" table:display="true" table:show-details="true"/>
                <table:data-pilot-member table:name="20390" table:display="true" table:show-details="true"/>
                <table:data-pilot-member table:name="20399" table:display="true" table:show-details="true"/>
                <table:data-pilot-member table:name="20402" table:display="true" table:show-details="true"/>
                <table:data-pilot-member table:name="20404" table:display="true" table:show-details="true"/>
                <table:data-pilot-member table:name="20406" table:display="true" table:show-details="true"/>
                <table:data-pilot-member table:name="20419" table:display="true" table:show-details="true"/>
                <table:data-pilot-member table:name="20424" table:display="true" table:show-details="true"/>
                <table:data-pilot-member table:name="20432" table:display="true" table:show-details="true"/>
                <table:data-pilot-member table:name="20439" table:display="true" table:show-details="true"/>
                <table:data-pilot-member table:name="20452" table:display="true" table:show-details="true"/>
                <table:data-pilot-member table:name="20457" table:display="true" table:show-details="true"/>
                <table:data-pilot-member table:name="20458" table:display="true" table:show-details="true"/>
                <table:data-pilot-member table:name="20463" table:display="true" table:show-details="true"/>
                <table:data-pilot-member table:name="20475" table:display="true" table:show-details="true"/>
                <table:data-pilot-member table:name="20476" table:display="true" table:show-details="true"/>
                <table:data-pilot-member table:name="20480" table:display="true" table:show-details="true"/>
                <table:data-pilot-member table:name="20482" table:display="true" table:show-details="true"/>
                <table:data-pilot-member table:name="20511" table:display="true" table:show-details="true"/>
                <table:data-pilot-member table:name="20523" table:display="true" table:show-details="true"/>
                <table:data-pilot-member table:name="20535" table:display="true" table:show-details="true"/>
                <table:data-pilot-member table:name="20548" table:display="true" table:show-details="true"/>
                <table:data-pilot-member table:name="20586" table:display="true" table:show-details="true"/>
                <table:data-pilot-member table:name="20613" table:display="true" table:show-details="true"/>
                <table:data-pilot-member table:name="20624" table:display="true" table:show-details="true"/>
                <table:data-pilot-member table:name="20627" table:display="true" table:show-details="true"/>
                <table:data-pilot-member table:name="20630" table:display="true" table:show-details="true"/>
                <table:data-pilot-member table:name="20634" table:display="true" table:show-details="true"/>
                <table:data-pilot-member table:name="20635" table:display="true" table:show-details="true"/>
                <table:data-pilot-member table:name="20649" table:display="true" table:show-details="true"/>
                <table:data-pilot-member table:name="20657" table:display="true" table:show-details="true"/>
                <table:data-pilot-member table:name="20682" table:display="true" table:show-details="true"/>
                <table:data-pilot-member table:name="20687" table:display="true" table:show-details="true"/>
                <table:data-pilot-member table:name="20690" table:display="true" table:show-details="true"/>
                <table:data-pilot-member table:name="20695" table:display="true" table:show-details="true"/>
                <table:data-pilot-member table:name="20702" table:display="true" table:show-details="true"/>
                <table:data-pilot-member table:name="20710" table:display="true" table:show-details="true"/>
                <table:data-pilot-member table:name="20711" table:display="true" table:show-details="true"/>
                <table:data-pilot-member table:name="20729" table:display="true" table:show-details="true"/>
                <table:data-pilot-member table:name="20732" table:display="true" table:show-details="true"/>
                <table:data-pilot-member table:name="20735" table:display="true" table:show-details="true"/>
                <table:data-pilot-member table:name="20737" table:display="true" table:show-details="true"/>
                <table:data-pilot-member table:name="20740" table:display="true" table:show-details="true"/>
                <table:data-pilot-member table:name="20749" table:display="true" table:show-details="true"/>
                <table:data-pilot-member table:name="20758" table:display="true" table:show-details="true"/>
                <table:data-pilot-member table:name="20773" table:display="true" table:show-details="true"/>
                <table:data-pilot-member table:name="20780" table:display="true" table:show-details="true"/>
                <table:data-pilot-member table:name="20811" table:display="true" table:show-details="true"/>
                <table:data-pilot-member table:name="20824" table:display="true" table:show-details="true"/>
                <table:data-pilot-member table:name="20828" table:display="true" table:show-details="true"/>
                <table:data-pilot-member table:name="20839" table:display="true" table:show-details="true"/>
                <table:data-pilot-member table:name="20849" table:display="true" table:show-details="true"/>
                <table:data-pilot-member table:name="20853" table:display="true" table:show-details="true"/>
                <table:data-pilot-member table:name="20861" table:display="true" table:show-details="true"/>
                <table:data-pilot-member table:name="20866" table:display="true" table:show-details="true"/>
                <table:data-pilot-member table:name="20875" table:display="true" table:show-details="true"/>
                <table:data-pilot-member table:name="20880" table:display="true" table:show-details="true"/>
                <table:data-pilot-member table:name="20897" table:display="true" table:show-details="true"/>
                <table:data-pilot-member table:name="20904" table:display="true" table:show-details="true"/>
                <table:data-pilot-member table:name="20917" table:display="true" table:show-details="true"/>
                <table:data-pilot-member table:name="20920" table:display="true" table:show-details="true"/>
                <table:data-pilot-member table:name="20928" table:display="true" table:show-details="true"/>
                <table:data-pilot-member table:name="20936" table:display="true" table:show-details="true"/>
                <table:data-pilot-member table:name="20942" table:display="true" table:show-details="true"/>
                <table:data-pilot-member table:name="20954" table:display="true" table:show-details="true"/>
                <table:data-pilot-member table:name="20959" table:display="true" table:show-details="true"/>
                <table:data-pilot-member table:name="20964" table:display="true" table:show-details="true"/>
                <table:data-pilot-member table:name="20974" table:display="true" table:show-details="true"/>
                <table:data-pilot-member table:name="21003" table:display="true" table:show-details="true"/>
                <table:data-pilot-member table:name="21008" table:display="true" table:show-details="true"/>
                <table:data-pilot-member table:name="21009" table:display="true" table:show-details="true"/>
                <table:data-pilot-member table:name="21010" table:display="true" table:show-details="true"/>
                <table:data-pilot-member table:name="21011" table:display="true" table:show-details="true"/>
                <table:data-pilot-member table:name="21017" table:display="true" table:show-details="true"/>
                <table:data-pilot-member table:name="21045" table:display="true" table:show-details="true"/>
                <table:data-pilot-member table:name="21056" table:display="true" table:show-details="true"/>
                <table:data-pilot-member table:name="21062" table:display="true" table:show-details="true"/>
                <table:data-pilot-member table:name="21073" table:display="true" table:show-details="true"/>
                <table:data-pilot-member table:name="21076" table:display="true" table:show-details="true"/>
                <table:data-pilot-member table:name="21079" table:display="true" table:show-details="true"/>
                <table:data-pilot-member table:name="21081" table:display="true" table:show-details="true"/>
                <table:data-pilot-member table:name="21087" table:display="true" table:show-details="true"/>
                <table:data-pilot-member table:name="21091" table:display="true" table:show-details="true"/>
                <table:data-pilot-member table:name="21107" table:display="true" table:show-details="true"/>
                <table:data-pilot-member table:name="21114" table:display="true" table:show-details="true"/>
                <table:data-pilot-member table:name="21118" table:display="true" table:show-details="true"/>
                <table:data-pilot-member table:name="21133" table:display="true" table:show-details="true"/>
                <table:data-pilot-member table:name="21135" table:display="true" table:show-details="true"/>
                <table:data-pilot-member table:name="21138" table:display="true" table:show-details="true"/>
                <table:data-pilot-member table:name="21155" table:display="true" table:show-details="true"/>
                <table:data-pilot-member table:name="21172" table:display="true" table:show-details="true"/>
                <table:data-pilot-member table:name="21173" table:display="true" table:show-details="true"/>
                <table:data-pilot-member table:name="21210" table:display="true" table:show-details="true"/>
                <table:data-pilot-member table:name="21221" table:display="true" table:show-details="true"/>
                <table:data-pilot-member table:name="21222" table:display="true" table:show-details="true"/>
                <table:data-pilot-member table:name="21225" table:display="true" table:show-details="true"/>
                <table:data-pilot-member table:name="21230" table:display="true" table:show-details="true"/>
                <table:data-pilot-member table:name="21277" table:display="true" table:show-details="true"/>
                <table:data-pilot-member table:name="21281" table:display="true" table:show-details="true"/>
                <table:data-pilot-member table:name="21284" table:display="true" table:show-details="true"/>
                <table:data-pilot-member table:name="21295" table:display="true" table:show-details="true"/>
                <table:data-pilot-member table:name="21307" table:display="true" table:show-details="true"/>
                <table:data-pilot-member table:name="21317" table:display="true" table:show-details="true"/>
                <table:data-pilot-member table:name="21323" table:display="true" table:show-details="true"/>
                <table:data-pilot-member table:name="21324" table:display="true" table:show-details="true"/>
                <table:data-pilot-member table:name="21350" table:display="true" table:show-details="true"/>
                <table:data-pilot-member table:name="21355" table:display="true" table:show-details="true"/>
                <table:data-pilot-member table:name="21358" table:display="true" table:show-details="true"/>
                <table:data-pilot-member table:name="21359" table:display="true" table:show-details="true"/>
                <table:data-pilot-member table:name="21360" table:display="true" table:show-details="true"/>
                <table:data-pilot-member table:name="21362" table:display="true" table:show-details="true"/>
                <table:data-pilot-member table:name="21368" table:display="true" table:show-details="true"/>
                <table:data-pilot-member table:name="21379" table:display="true" table:show-details="true"/>
                <table:data-pilot-member table:name="21380" table:display="true" table:show-details="true"/>
                <table:data-pilot-member table:name="21393" table:display="true" table:show-details="true"/>
                <table:data-pilot-member table:name="21418" table:display="true" table:show-details="true"/>
                <table:data-pilot-member table:name="21424" table:display="true" table:show-details="true"/>
                <table:data-pilot-member table:name="21430" table:display="true" table:show-details="true"/>
                <table:data-pilot-member table:name="21431" table:display="true" table:show-details="true"/>
                <table:data-pilot-member table:name="21439" table:display="true" table:show-details="true"/>
                <table:data-pilot-member table:name="21440" table:display="true" table:show-details="true"/>
                <table:data-pilot-member table:name="21446" table:display="true" table:show-details="true"/>
                <table:data-pilot-member table:name="21455" table:display="true" table:show-details="true"/>
                <table:data-pilot-member table:name="21471" table:display="true" table:show-details="true"/>
                <table:data-pilot-member table:name="21472" table:display="true" table:show-details="true"/>
                <table:data-pilot-member table:name="21497" table:display="true" table:show-details="true"/>
                <table:data-pilot-member table:name="21499" table:display="true" table:show-details="true"/>
                <table:data-pilot-member table:name="21501" table:display="true" table:show-details="true"/>
                <table:data-pilot-member table:name="21513" table:display="true" table:show-details="true"/>
                <table:data-pilot-member table:name="21564" table:display="true" table:show-details="true"/>
                <table:data-pilot-member table:name="21574" table:display="true" table:show-details="true"/>
                <table:data-pilot-member table:name="21579" table:display="true" table:show-details="true"/>
                <table:data-pilot-member table:name="21612" table:display="true" table:show-details="true"/>
                <table:data-pilot-member table:name="21637" table:display="true" table:show-details="true"/>
                <table:data-pilot-member table:name="21641" table:display="true" table:show-details="true"/>
                <table:data-pilot-member table:name="21644" table:display="true" table:show-details="true"/>
                <table:data-pilot-member table:name="21655" table:display="true" table:show-details="true"/>
                <table:data-pilot-member table:name="21665" table:display="true" table:show-details="true"/>
                <table:data-pilot-member table:name="21689" table:display="true" table:show-details="true"/>
                <table:data-pilot-member table:name="21698" table:display="true" table:show-details="true"/>
                <table:data-pilot-member table:name="21712" table:display="true" table:show-details="true"/>
                <table:data-pilot-member table:name="21718" table:display="true" table:show-details="true"/>
                <table:data-pilot-member table:name="21730" table:display="true" table:show-details="true"/>
                <table:data-pilot-member table:name="21736" table:display="true" table:show-details="true"/>
                <table:data-pilot-member table:name="21739" table:display="true" table:show-details="true"/>
                <table:data-pilot-member table:name="21752" table:display="true" table:show-details="true"/>
                <table:data-pilot-member table:name="21759" table:display="true" table:show-details="true"/>
                <table:data-pilot-member table:name="21760" table:display="true" table:show-details="true"/>
                <table:data-pilot-member table:name="21776" table:display="true" table:show-details="true"/>
                <table:data-pilot-member table:name="21787" table:display="true" table:show-details="true"/>
                <table:data-pilot-member table:name="21790" table:display="true" table:show-details="true"/>
                <table:data-pilot-member table:name="21794" table:display="true" table:show-details="true"/>
                <table:data-pilot-member table:name="21797" table:display="true" table:show-details="true"/>
                <table:data-pilot-member table:name="21811" table:display="true" table:show-details="true"/>
                <table:data-pilot-member table:name="21829" table:display="true" table:show-details="true"/>
                <table:data-pilot-member table:name="21846" table:display="true" table:show-details="true"/>
                <table:data-pilot-member table:name="21849" table:display="true" table:show-details="true"/>
                <table:data-pilot-member table:name="21858" table:display="true" table:show-details="true"/>
                <table:data-pilot-member table:name="21862" table:display="true" table:show-details="true"/>
                <table:data-pilot-member table:name="21873" table:display="true" table:show-details="true"/>
                <table:data-pilot-member table:name="21884" table:display="true" table:show-details="true"/>
                <table:data-pilot-member table:name="21894" table:display="true" table:show-details="true"/>
                <table:data-pilot-member table:name="21916" table:display="true" table:show-details="true"/>
                <table:data-pilot-member table:name="21921" table:display="true" table:show-details="true"/>
                <table:data-pilot-member table:name="21934" table:display="true" table:show-details="true"/>
                <table:data-pilot-member table:name="21942" table:display="true" table:show-details="true"/>
                <table:data-pilot-member table:name="21944" table:display="true" table:show-details="true"/>
                <table:data-pilot-member table:name="21952" table:display="true" table:show-details="true"/>
                <table:data-pilot-member table:name="21957" table:display="true" table:show-details="true"/>
                <table:data-pilot-member table:name="21966" table:display="true" table:show-details="true"/>
                <table:data-pilot-member table:name="21981" table:display="true" table:show-details="true"/>
                <table:data-pilot-member table:name="21987" table:display="true" table:show-details="true"/>
                <table:data-pilot-member table:name="21992" table:display="true" table:show-details="true"/>
                <table:data-pilot-member table:name="22047" table:display="true" table:show-details="true"/>
                <table:data-pilot-member table:name="22059" table:display="true" table:show-details="true"/>
                <table:data-pilot-member table:name="22064" table:display="true" table:show-details="true"/>
                <table:data-pilot-member table:name="22073" table:display="true" table:show-details="true"/>
                <table:data-pilot-member table:name="22074" table:display="true" table:show-details="true"/>
                <table:data-pilot-member table:name="22091" table:display="true" table:show-details="true"/>
                <table:data-pilot-member table:name="22103" table:display="true" table:show-details="true"/>
                <table:data-pilot-member table:name="22107" table:display="true" table:show-details="true"/>
                <table:data-pilot-member table:name="22126" table:display="true" table:show-details="true"/>
                <table:data-pilot-member table:name="22131" table:display="true" table:show-details="true"/>
                <table:data-pilot-member table:name="22137" table:display="true" table:show-details="true"/>
                <table:data-pilot-member table:name="22139" table:display="true" table:show-details="true"/>
                <table:data-pilot-member table:name="22141" table:display="true" table:show-details="true"/>
                <table:data-pilot-member table:name="22153" table:display="true" table:show-details="true"/>
                <table:data-pilot-member table:name="22155" table:display="true" table:show-details="true"/>
                <table:data-pilot-member table:name="22157" table:display="true" table:show-details="true"/>
                <table:data-pilot-member table:name="22161" table:display="true" table:show-details="true"/>
                <table:data-pilot-member table:name="22167" table:display="true" table:show-details="true"/>
                <table:data-pilot-member table:name="22178" table:display="true" table:show-details="true"/>
                <table:data-pilot-member table:name="22196" table:display="true" table:show-details="true"/>
                <table:data-pilot-member table:name="22200" table:display="true" table:show-details="true"/>
                <table:data-pilot-member table:name="22212" table:display="true" table:show-details="true"/>
                <table:data-pilot-member table:name="22220" table:display="true" table:show-details="true"/>
                <table:data-pilot-member table:name="22232" table:display="true" table:show-details="true"/>
                <table:data-pilot-member table:name="22233" table:display="true" table:show-details="true"/>
                <table:data-pilot-member table:name="22247" table:display="true" table:show-details="true"/>
                <table:data-pilot-member table:name="22251" table:display="true" table:show-details="true"/>
                <table:data-pilot-member table:name="22257" table:display="true" table:show-details="true"/>
                <table:data-pilot-member table:name="22281" table:display="true" table:show-details="true"/>
                <table:data-pilot-member table:name="22300" table:display="true" table:show-details="true"/>
                <table:data-pilot-member table:name="22304" table:display="true" table:show-details="true"/>
                <table:data-pilot-member table:name="22342" table:display="true" table:show-details="true"/>
                <table:data-pilot-member table:name="22346" table:display="true" table:show-details="true"/>
                <table:data-pilot-member table:name="22363" table:display="true" table:show-details="true"/>
                <table:data-pilot-member table:name="22377" table:display="true" table:show-details="true"/>
                <table:data-pilot-member table:name="22383" table:display="true" table:show-details="true"/>
                <table:data-pilot-member table:name="22400" table:display="true" table:show-details="true"/>
                <table:data-pilot-member table:name="22406" table:display="true" table:show-details="true"/>
                <table:data-pilot-member table:name="22428" table:display="true" table:show-details="true"/>
                <table:data-pilot-member table:name="22438" table:display="true" table:show-details="true"/>
                <table:data-pilot-member table:name="22445" table:display="true" table:show-details="true"/>
                <table:data-pilot-member table:name="22459" table:display="true" table:show-details="true"/>
                <table:data-pilot-member table:name="22468" table:display="true" table:show-details="true"/>
                <table:data-pilot-member table:name="22479" table:display="true" table:show-details="true"/>
                <table:data-pilot-member table:name="22493" table:display="true" table:show-details="true"/>
                <table:data-pilot-member table:name="22496" table:display="true" table:show-details="true"/>
                <table:data-pilot-member table:name="22505" table:display="true" table:show-details="true"/>
                <table:data-pilot-member table:name="22533" table:display="true" table:show-details="true"/>
                <table:data-pilot-member table:name="22538" table:display="true" table:show-details="true"/>
                <table:data-pilot-member table:name="22545" table:display="true" table:show-details="true"/>
                <table:data-pilot-member table:name="22547" table:display="true" table:show-details="true"/>
                <table:data-pilot-member table:name="22549" table:display="true" table:show-details="true"/>
                <table:data-pilot-member table:name="22550" table:display="true" table:show-details="true"/>
                <table:data-pilot-member table:name="22563" table:display="true" table:show-details="true"/>
                <table:data-pilot-member table:name="22564" table:display="true" table:show-details="true"/>
                <table:data-pilot-member table:name="22590" table:display="true" table:show-details="true"/>
                <table:data-pilot-member table:name="22594" table:display="true" table:show-details="true"/>
                <table:data-pilot-member table:name="22611" table:display="true" table:show-details="true"/>
                <table:data-pilot-member table:name="22616" table:display="true" table:show-details="true"/>
                <table:data-pilot-member table:name="22621" table:display="true" table:show-details="true"/>
                <table:data-pilot-member table:name="22631" table:display="true" table:show-details="true"/>
                <table:data-pilot-member table:name="22643" table:display="true" table:show-details="true"/>
                <table:data-pilot-member table:name="22650" table:display="true" table:show-details="true"/>
                <table:data-pilot-member table:name="22651" table:display="true" table:show-details="true"/>
                <table:data-pilot-member table:name="22657" table:display="true" table:show-details="true"/>
                <table:data-pilot-member table:name="22712" table:display="true" table:show-details="true"/>
                <table:data-pilot-member table:name="22722" table:display="true" table:show-details="true"/>
                <table:data-pilot-member table:name="22724" table:display="true" table:show-details="true"/>
                <table:data-pilot-member table:name="22744" table:display="true" table:show-details="true"/>
                <table:data-pilot-member table:name="22747" table:display="true" table:show-details="true"/>
                <table:data-pilot-member table:name="22760" table:display="true" table:show-details="true"/>
                <table:data-pilot-member table:name="22778" table:display="true" table:show-details="true"/>
                <table:data-pilot-member table:name="22798" table:display="true" table:show-details="true"/>
                <table:data-pilot-member table:name="22801" table:display="true" table:show-details="true"/>
                <table:data-pilot-member table:name="22824" table:display="true" table:show-details="true"/>
                <table:data-pilot-member table:name="22826" table:display="true" table:show-details="true"/>
                <table:data-pilot-member table:name="22827" table:display="true" table:show-details="true"/>
                <table:data-pilot-member table:name="22845" table:display="true" table:show-details="true"/>
                <table:data-pilot-member table:name="22863" table:display="true" table:show-details="true"/>
                <table:data-pilot-member table:name="22875" table:display="true" table:show-details="true"/>
                <table:data-pilot-member table:name="22876" table:display="true" table:show-details="true"/>
                <table:data-pilot-member table:name="22883" table:display="true" table:show-details="true"/>
                <table:data-pilot-member table:name="22891" table:display="true" table:show-details="true"/>
                <table:data-pilot-member table:name="22911" table:display="true" table:show-details="true"/>
                <table:data-pilot-member table:name="22931" table:display="true" table:show-details="true"/>
                <table:data-pilot-member table:name="22943" table:display="true" table:show-details="true"/>
                <table:data-pilot-member table:name="22957" table:display="true" table:show-details="true"/>
                <table:data-pilot-member table:name="22959" table:display="true" table:show-details="true"/>
                <table:data-pilot-member table:name="22962" table:display="true" table:show-details="true"/>
                <table:data-pilot-member table:name="22963" table:display="true" table:show-details="true"/>
                <table:data-pilot-member table:name="22981" table:display="true" table:show-details="true"/>
                <table:data-pilot-member table:name="22990" table:display="true" table:show-details="true"/>
                <table:data-pilot-member table:name="23004" table:display="true" table:show-details="true"/>
                <table:data-pilot-member table:name="23017" table:display="true" table:show-details="true"/>
                <table:data-pilot-member table:name="23024" table:display="true" table:show-details="true"/>
                <table:data-pilot-member table:name="23033" table:display="true" table:show-details="true"/>
                <table:data-pilot-member table:name="23037" table:display="true" table:show-details="true"/>
                <table:data-pilot-member table:name="23041" table:display="true" table:show-details="true"/>
                <table:data-pilot-member table:name="23045" table:display="true" table:show-details="true"/>
                <table:data-pilot-member table:name="23046" table:display="true" table:show-details="true"/>
                <table:data-pilot-member table:name="23047" table:display="true" table:show-details="true"/>
                <table:data-pilot-member table:name="23049" table:display="true" table:show-details="true"/>
                <table:data-pilot-member table:name="23072" table:display="true" table:show-details="true"/>
                <table:data-pilot-member table:name="23075" table:display="true" table:show-details="true"/>
                <table:data-pilot-member table:name="23076" table:display="true" table:show-details="true"/>
                <table:data-pilot-member table:name="23131" table:display="true" table:show-details="true"/>
                <table:data-pilot-member table:name="23138" table:display="true" table:show-details="true"/>
                <table:data-pilot-member table:name="23145" table:display="true" table:show-details="true"/>
                <table:data-pilot-member table:name="23151" table:display="true" table:show-details="true"/>
                <table:data-pilot-member table:name="23160" table:display="true" table:show-details="true"/>
                <table:data-pilot-member table:name="23180" table:display="true" table:show-details="true"/>
                <table:data-pilot-member table:name="23189" table:display="true" table:show-details="true"/>
                <table:data-pilot-member table:name="23190" table:display="true" table:show-details="true"/>
                <table:data-pilot-member table:name="23231" table:display="true" table:show-details="true"/>
                <table:data-pilot-member table:name="23235" table:display="true" table:show-details="true"/>
                <table:data-pilot-member table:name="23236" table:display="true" table:show-details="true"/>
                <table:data-pilot-member table:name="23246" table:display="true" table:show-details="true"/>
                <table:data-pilot-member table:name="23266" table:display="true" table:show-details="true"/>
                <table:data-pilot-member table:name="23267" table:display="true" table:show-details="true"/>
                <table:data-pilot-member table:name="23296" table:display="true" table:show-details="true"/>
                <table:data-pilot-member table:name="23300" table:display="true" table:show-details="true"/>
                <table:data-pilot-member table:name="23309" table:display="true" table:show-details="true"/>
                <table:data-pilot-member table:name="23318" table:display="true" table:show-details="true"/>
                <table:data-pilot-member table:name="23320" table:display="true" table:show-details="true"/>
                <table:data-pilot-member table:name="23335" table:display="true" table:show-details="true"/>
                <table:data-pilot-member table:name="23343" table:display="true" table:show-details="true"/>
                <table:data-pilot-member table:name="23344" table:display="true" table:show-details="true"/>
                <table:data-pilot-member table:name="23346" table:display="true" table:show-details="true"/>
                <table:data-pilot-member table:name="23352" table:display="true" table:show-details="true"/>
                <table:data-pilot-member table:name="23360" table:display="true" table:show-details="true"/>
                <table:data-pilot-member table:name="23366" table:display="true" table:show-details="true"/>
                <table:data-pilot-member table:name="23376" table:display="true" table:show-details="true"/>
                <table:data-pilot-member table:name="23378" table:display="true" table:show-details="true"/>
                <table:data-pilot-member table:name="23386" table:display="true" table:show-details="true"/>
                <table:data-pilot-member table:name="23394" table:display="true" table:show-details="true"/>
                <table:data-pilot-member table:name="23395" table:display="true" table:show-details="true"/>
                <table:data-pilot-member table:name="23417" table:display="true" table:show-details="true"/>
                <table:data-pilot-member table:name="23435" table:display="true" table:show-details="true"/>
                <table:data-pilot-member table:name="23438" table:display="true" table:show-details="true"/>
                <table:data-pilot-member table:name="23444" table:display="true" table:show-details="true"/>
                <table:data-pilot-member table:name="23453" table:display="true" table:show-details="true"/>
                <table:data-pilot-member table:name="23454" table:display="true" table:show-details="true"/>
                <table:data-pilot-member table:name="23460" table:display="true" table:show-details="true"/>
                <table:data-pilot-member table:name="23463" table:display="true" table:show-details="true"/>
                <table:data-pilot-member table:name="23473" table:display="true" table:show-details="true"/>
                <table:data-pilot-member table:name="23482" table:display="true" table:show-details="true"/>
                <table:data-pilot-member table:name="23495" table:display="true" table:show-details="true"/>
                <table:data-pilot-member table:name="23503" table:display="true" table:show-details="true"/>
                <table:data-pilot-member table:name="23513" table:display="true" table:show-details="true"/>
                <table:data-pilot-member table:name="23526" table:display="true" table:show-details="true"/>
                <table:data-pilot-member table:name="23538" table:display="true" table:show-details="true"/>
                <table:data-pilot-member table:name="23540" table:display="true" table:show-details="true"/>
                <table:data-pilot-member table:name="23550" table:display="true" table:show-details="true"/>
                <table:data-pilot-member table:name="23584" table:display="true" table:show-details="true"/>
                <table:data-pilot-member table:name="23612" table:display="true" table:show-details="true"/>
                <table:data-pilot-member table:name="23619" table:display="true" table:show-details="true"/>
                <table:data-pilot-member table:name="23621" table:display="true" table:show-details="true"/>
                <table:data-pilot-member table:name="23622" table:display="true" table:show-details="true"/>
                <table:data-pilot-member table:name="23624" table:display="true" table:show-details="true"/>
                <table:data-pilot-member table:name="23626" table:display="true" table:show-details="true"/>
                <table:data-pilot-member table:name="23679" table:display="true" table:show-details="true"/>
                <table:data-pilot-member table:name="23697" table:display="true" table:show-details="true"/>
                <table:data-pilot-member table:name="23698" table:display="true" table:show-details="true"/>
                <table:data-pilot-member table:name="23699" table:display="true" table:show-details="true"/>
                <table:data-pilot-member table:name="23704" table:display="true" table:show-details="true"/>
                <table:data-pilot-member table:name="23710" table:display="true" table:show-details="true"/>
                <table:data-pilot-member table:name="23717" table:display="true" table:show-details="true"/>
                <table:data-pilot-member table:name="23720" table:display="true" table:show-details="true"/>
                <table:data-pilot-member table:name="23722" table:display="true" table:show-details="true"/>
                <table:data-pilot-member table:name="23761" table:display="true" table:show-details="true"/>
                <table:data-pilot-member table:name="23765" table:display="true" table:show-details="true"/>
                <table:data-pilot-member table:name="23806" table:display="true" table:show-details="true"/>
                <table:data-pilot-member table:name="23807" table:display="true" table:show-details="true"/>
                <table:data-pilot-member table:name="23837" table:display="true" table:show-details="true"/>
                <table:data-pilot-member table:name="23854" table:display="true" table:show-details="true"/>
                <table:data-pilot-member table:name="23858" table:display="true" table:show-details="true"/>
                <table:data-pilot-member table:name="23865" table:display="true" table:show-details="true"/>
                <table:data-pilot-member table:name="23911" table:display="true" table:show-details="true"/>
                <table:data-pilot-member table:name="23920" table:display="true" table:show-details="true"/>
                <table:data-pilot-member table:name="23932" table:display="true" table:show-details="true"/>
                <table:data-pilot-member table:name="23934" table:display="true" table:show-details="true"/>
                <table:data-pilot-member table:name="23959" table:display="true" table:show-details="true"/>
                <table:data-pilot-member table:name="23981" table:display="true" table:show-details="true"/>
                <table:data-pilot-member table:name="23982" table:display="true" table:show-details="true"/>
                <table:data-pilot-member table:name="23993" table:display="true" table:show-details="true"/>
                <table:data-pilot-member table:name="24013" table:display="true" table:show-details="true"/>
                <table:data-pilot-member table:name="24020" table:display="true" table:show-details="true"/>
                <table:data-pilot-member table:name="24022" table:display="true" table:show-details="true"/>
                <table:data-pilot-member table:name="24045" table:display="true" table:show-details="true"/>
                <table:data-pilot-member table:name="24050" table:display="true" table:show-details="true"/>
                <table:data-pilot-member table:name="24072" table:display="true" table:show-details="true"/>
                <table:data-pilot-member table:name="24098" table:display="true" table:show-details="true"/>
                <table:data-pilot-member table:name="24100" table:display="true" table:show-details="true"/>
                <table:data-pilot-member table:name="24115" table:display="true" table:show-details="true"/>
                <table:data-pilot-member table:name="24118" table:display="true" table:show-details="true"/>
                <table:data-pilot-member table:name="24122" table:display="true" table:show-details="true"/>
                <table:data-pilot-member table:name="24129" table:display="true" table:show-details="true"/>
                <table:data-pilot-member table:name="24132" table:display="true" table:show-details="true"/>
                <table:data-pilot-member table:name="24135" table:display="true" table:show-details="true"/>
                <table:data-pilot-member table:name="24136" table:display="true" table:show-details="true"/>
                <table:data-pilot-member table:name="24143" table:display="true" table:show-details="true"/>
                <table:data-pilot-member table:name="24148" table:display="true" table:show-details="true"/>
                <table:data-pilot-member table:name="24150" table:display="true" table:show-details="true"/>
                <table:data-pilot-member table:name="24151" table:display="true" table:show-details="true"/>
                <table:data-pilot-member table:name="24155" table:display="true" table:show-details="true"/>
                <table:data-pilot-member table:name="24157" table:display="true" table:show-details="true"/>
                <table:data-pilot-member table:name="24163" table:display="true" table:show-details="true"/>
                <table:data-pilot-member table:name="24176" table:display="true" table:show-details="true"/>
                <table:data-pilot-member table:name="24178" table:display="true" table:show-details="true"/>
                <table:data-pilot-member table:name="24194" table:display="true" table:show-details="true"/>
                <table:data-pilot-member table:name="24201" table:display="true" table:show-details="true"/>
                <table:data-pilot-member table:name="24218" table:display="true" table:show-details="true"/>
                <table:data-pilot-member table:name="24233" table:display="true" table:show-details="true"/>
                <table:data-pilot-member table:name="24238" table:display="true" table:show-details="true"/>
                <table:data-pilot-member table:name="24245" table:display="true" table:show-details="true"/>
                <table:data-pilot-member table:name="24265" table:display="true" table:show-details="true"/>
                <table:data-pilot-member table:name="24285" table:display="true" table:show-details="true"/>
                <table:data-pilot-member table:name="24300" table:display="true" table:show-details="true"/>
                <table:data-pilot-member table:name="24312" table:display="true" table:show-details="true"/>
                <table:data-pilot-member table:name="24316" table:display="true" table:show-details="true"/>
                <table:data-pilot-member table:name="24320" table:display="true" table:show-details="true"/>
                <table:data-pilot-member table:name="24338" table:display="true" table:show-details="true"/>
                <table:data-pilot-member table:name="24349" table:display="true" table:show-details="true"/>
                <table:data-pilot-member table:name="24372" table:display="true" table:show-details="true"/>
                <table:data-pilot-member table:name="24414" table:display="true" table:show-details="true"/>
                <table:data-pilot-member table:name="24441" table:display="true" table:show-details="true"/>
                <table:data-pilot-member table:name="24442" table:display="true" table:show-details="true"/>
                <table:data-pilot-member table:name="24445" table:display="true" table:show-details="true"/>
                <table:data-pilot-member table:name="24448" table:display="true" table:show-details="true"/>
                <table:data-pilot-member table:name="24450" table:display="true" table:show-details="true"/>
                <table:data-pilot-member table:name="24457" table:display="true" table:show-details="true"/>
                <table:data-pilot-member table:name="24466" table:display="true" table:show-details="true"/>
                <table:data-pilot-member table:name="24471" table:display="true" table:show-details="true"/>
                <table:data-pilot-member table:name="24494" table:display="true" table:show-details="true"/>
                <table:data-pilot-member table:name="24501" table:display="true" table:show-details="true"/>
                <table:data-pilot-member table:name="24520" table:display="true" table:show-details="true"/>
                <table:data-pilot-member table:name="24533" table:display="true" table:show-details="true"/>
                <table:data-pilot-member table:name="24542" table:display="true" table:show-details="true"/>
                <table:data-pilot-member table:name="24555" table:display="true" table:show-details="true"/>
                <table:data-pilot-member table:name="24558" table:display="true" table:show-details="true"/>
                <table:data-pilot-member table:name="24569" table:display="true" table:show-details="true"/>
                <table:data-pilot-member table:name="24572" table:display="true" table:show-details="true"/>
                <table:data-pilot-member table:name="24598" table:display="true" table:show-details="true"/>
                <table:data-pilot-member table:name="24599" table:display="true" table:show-details="true"/>
                <table:data-pilot-member table:name="24600" table:display="true" table:show-details="true"/>
                <table:data-pilot-member table:name="24602" table:display="true" table:show-details="true"/>
                <table:data-pilot-member table:name="24618" table:display="true" table:show-details="true"/>
                <table:data-pilot-member table:name="24621" table:display="true" table:show-details="true"/>
                <table:data-pilot-member table:name="24655" table:display="true" table:show-details="true"/>
                <table:data-pilot-member table:name="24657" table:display="true" table:show-details="true"/>
                <table:data-pilot-member table:name="24660" table:display="true" table:show-details="true"/>
                <table:data-pilot-member table:name="24667" table:display="true" table:show-details="true"/>
                <table:data-pilot-member table:name="24669" table:display="true" table:show-details="true"/>
                <table:data-pilot-member table:name="24672" table:display="true" table:show-details="true"/>
                <table:data-pilot-member table:name="24675" table:display="true" table:show-details="true"/>
                <table:data-pilot-member table:name="24684" table:display="true" table:show-details="true"/>
                <table:data-pilot-member table:name="24685" table:display="true" table:show-details="true"/>
                <table:data-pilot-member table:name="24692" table:display="true" table:show-details="true"/>
                <table:data-pilot-member table:name="24699" table:display="true" table:show-details="true"/>
                <table:data-pilot-member table:name="24701" table:display="true" table:show-details="true"/>
                <table:data-pilot-member table:name="24716" table:display="true" table:show-details="true"/>
                <table:data-pilot-member table:name="24724" table:display="true" table:show-details="true"/>
                <table:data-pilot-member table:name="24733" table:display="true" table:show-details="true"/>
                <table:data-pilot-member table:name="24741" table:display="true" table:show-details="true"/>
                <table:data-pilot-member table:name="24743" table:display="true" table:show-details="true"/>
                <table:data-pilot-member table:name="24754" table:display="true" table:show-details="true"/>
                <table:data-pilot-member table:name="24782" table:display="true" table:show-details="true"/>
                <table:data-pilot-member table:name="24795" table:display="true" table:show-details="true"/>
                <table:data-pilot-member table:name="24797" table:display="true" table:show-details="true"/>
                <table:data-pilot-member table:name="24812" table:display="true" table:show-details="true"/>
                <table:data-pilot-member table:name="24813" table:display="true" table:show-details="true"/>
                <table:data-pilot-member table:name="24814" table:display="true" table:show-details="true"/>
                <table:data-pilot-member table:name="24823" table:display="true" table:show-details="true"/>
                <table:data-pilot-member table:name="24828" table:display="true" table:show-details="true"/>
                <table:data-pilot-member table:name="24835" table:display="true" table:show-details="true"/>
                <table:data-pilot-member table:name="24852" table:display="true" table:show-details="true"/>
                <table:data-pilot-member table:name="24855" table:display="true" table:show-details="true"/>
                <table:data-pilot-member table:name="24869" table:display="true" table:show-details="true"/>
                <table:data-pilot-member table:name="24871" table:display="true" table:show-details="true"/>
                <table:data-pilot-member table:name="24872" table:display="true" table:show-details="true"/>
                <table:data-pilot-member table:name="24887" table:display="true" table:show-details="true"/>
                <table:data-pilot-member table:name="24893" table:display="true" table:show-details="true"/>
                <table:data-pilot-member table:name="24913" table:display="true" table:show-details="true"/>
                <table:data-pilot-member table:name="24945" table:display="true" table:show-details="true"/>
                <table:data-pilot-member table:name="24951" table:display="true" table:show-details="true"/>
                <table:data-pilot-member table:name="24961" table:display="true" table:show-details="true"/>
                <table:data-pilot-member table:name="24965" table:display="true" table:show-details="true"/>
                <table:data-pilot-member table:name="24974" table:display="true" table:show-details="true"/>
                <table:data-pilot-member table:name="24979" table:display="true" table:show-details="true"/>
                <table:data-pilot-member table:name="24995" table:display="true" table:show-details="true"/>
                <table:data-pilot-member table:name="25007" table:display="true" table:show-details="true"/>
                <table:data-pilot-member table:name="25022" table:display="true" table:show-details="true"/>
                <table:data-pilot-member table:name="25023" table:display="true" table:show-details="true"/>
                <table:data-pilot-member table:name="25028" table:display="true" table:show-details="true"/>
                <table:data-pilot-member table:name="25039" table:display="true" table:show-details="true"/>
                <table:data-pilot-member table:name="25050" table:display="true" table:show-details="true"/>
                <table:data-pilot-member table:name="25053" table:display="true" table:show-details="true"/>
                <table:data-pilot-member table:name="25063" table:display="true" table:show-details="true"/>
                <table:data-pilot-member table:name="25070" table:display="true" table:show-details="true"/>
                <table:data-pilot-member table:name="25107" table:display="true" table:show-details="true"/>
                <table:data-pilot-member table:name="25116" table:display="true" table:show-details="true"/>
                <table:data-pilot-member table:name="25118" table:display="true" table:show-details="true"/>
                <table:data-pilot-member table:name="25131" table:display="true" table:show-details="true"/>
                <table:data-pilot-member table:name="25137" table:display="true" table:show-details="true"/>
                <table:data-pilot-member table:name="25150" table:display="true" table:show-details="true"/>
                <table:data-pilot-member table:name="25155" table:display="true" table:show-details="true"/>
                <table:data-pilot-member table:name="25158" table:display="true" table:show-details="true"/>
                <table:data-pilot-member table:name="25160" table:display="true" table:show-details="true"/>
                <table:data-pilot-member table:name="25189" table:display="true" table:show-details="true"/>
                <table:data-pilot-member table:name="25205" table:display="true" table:show-details="true"/>
                <table:data-pilot-member table:name="25220" table:display="true" table:show-details="true"/>
                <table:data-pilot-member table:name="25223" table:display="true" table:show-details="true"/>
                <table:data-pilot-member table:name="25231" table:display="true" table:show-details="true"/>
                <table:data-pilot-member table:name="25247" table:display="true" table:show-details="true"/>
                <table:data-pilot-member table:name="25259" table:display="true" table:show-details="true"/>
                <table:data-pilot-member table:name="25262" table:display="true" table:show-details="true"/>
                <table:data-pilot-member table:name="25263" table:display="true" table:show-details="true"/>
                <table:data-pilot-member table:name="25265" table:display="true" table:show-details="true"/>
                <table:data-pilot-member table:name="25272" table:display="true" table:show-details="true"/>
                <table:data-pilot-member table:name="25273" table:display="true" table:show-details="true"/>
                <table:data-pilot-member table:name="25274" table:display="true" table:show-details="true"/>
                <table:data-pilot-member table:name="25275" table:display="true" table:show-details="true"/>
                <table:data-pilot-member table:name="25285" table:display="true" table:show-details="true"/>
                <table:data-pilot-member table:name="25291" table:display="true" table:show-details="true"/>
                <table:data-pilot-member table:name="25308" table:display="true" table:show-details="true"/>
                <table:data-pilot-member table:name="25311" table:display="true" table:show-details="true"/>
                <table:data-pilot-member table:name="25322" table:display="true" table:show-details="true"/>
                <table:data-pilot-member table:name="25324" table:display="true" table:show-details="true"/>
                <table:data-pilot-member table:name="25336" table:display="true" table:show-details="true"/>
                <table:data-pilot-member table:name="25354" table:display="true" table:show-details="true"/>
                <table:data-pilot-member table:name="25355" table:display="true" table:show-details="true"/>
                <table:data-pilot-member table:name="25359" table:display="true" table:show-details="true"/>
                <table:data-pilot-member table:name="25362" table:display="true" table:show-details="true"/>
                <table:data-pilot-member table:name="25366" table:display="true" table:show-details="true"/>
                <table:data-pilot-member table:name="25367" table:display="true" table:show-details="true"/>
                <table:data-pilot-member table:name="25373" table:display="true" table:show-details="true"/>
                <table:data-pilot-member table:name="25374" table:display="true" table:show-details="true"/>
                <table:data-pilot-member table:name="25381" table:display="true" table:show-details="true"/>
                <table:data-pilot-member table:name="25382" table:display="true" table:show-details="true"/>
                <table:data-pilot-member table:name="25387" table:display="true" table:show-details="true"/>
                <table:data-pilot-member table:name="25395" table:display="true" table:show-details="true"/>
                <table:data-pilot-member table:name="25402" table:display="true" table:show-details="true"/>
                <table:data-pilot-member table:name="25409" table:display="true" table:show-details="true"/>
                <table:data-pilot-member table:name="25433" table:display="true" table:show-details="true"/>
                <table:data-pilot-member table:name="25436" table:display="true" table:show-details="true"/>
                <table:data-pilot-member table:name="25462" table:display="true" table:show-details="true"/>
                <table:data-pilot-member table:name="25465" table:display="true" table:show-details="true"/>
                <table:data-pilot-member table:name="25466" table:display="true" table:show-details="true"/>
                <table:data-pilot-member table:name="25470" table:display="true" table:show-details="true"/>
                <table:data-pilot-member table:name="25509" table:display="true" table:show-details="true"/>
                <table:data-pilot-member table:name="25515" table:display="true" table:show-details="true"/>
                <table:data-pilot-member table:name="25523" table:display="true" table:show-details="true"/>
                <table:data-pilot-member table:name="25531" table:display="true" table:show-details="true"/>
                <table:data-pilot-member table:name="25534" table:display="true" table:show-details="true"/>
                <table:data-pilot-member table:name="25538" table:display="true" table:show-details="true"/>
                <table:data-pilot-member table:name="25551" table:display="true" table:show-details="true"/>
                <table:data-pilot-member table:name="25580" table:display="true" table:show-details="true"/>
                <table:data-pilot-member table:name="25582" table:display="true" table:show-details="true"/>
                <table:data-pilot-member table:name="25585" table:display="true" table:show-details="true"/>
                <table:data-pilot-member table:name="25609" table:display="true" table:show-details="true"/>
                <table:data-pilot-member table:name="25626" table:display="true" table:show-details="true"/>
                <table:data-pilot-member table:name="25628" table:display="true" table:show-details="true"/>
                <table:data-pilot-member table:name="25635" table:display="true" table:show-details="true"/>
                <table:data-pilot-member table:name="25653" table:display="true" table:show-details="true"/>
                <table:data-pilot-member table:name="25676" table:display="true" table:show-details="true"/>
                <table:data-pilot-member table:name="25697" table:display="true" table:show-details="true"/>
                <table:data-pilot-member table:name="25704" table:display="true" table:show-details="true"/>
                <table:data-pilot-member table:name="25705" table:display="true" table:show-details="true"/>
                <table:data-pilot-member table:name="25714" table:display="true" table:show-details="true"/>
                <table:data-pilot-member table:name="25715" table:display="true" table:show-details="true"/>
                <table:data-pilot-member table:name="25734" table:display="true" table:show-details="true"/>
                <table:data-pilot-member table:name="25736" table:display="true" table:show-details="true"/>
                <table:data-pilot-member table:name="25742" table:display="true" table:show-details="true"/>
                <table:data-pilot-member table:name="25744" table:display="true" table:show-details="true"/>
                <table:data-pilot-member table:name="25752" table:display="true" table:show-details="true"/>
                <table:data-pilot-member table:name="25775" table:display="true" table:show-details="true"/>
                <table:data-pilot-member table:name="25782" table:display="true" table:show-details="true"/>
                <table:data-pilot-member table:name="25789" table:display="true" table:show-details="true"/>
                <table:data-pilot-member table:name="25791" table:display="true" table:show-details="true"/>
                <table:data-pilot-member table:name="25805" table:display="true" table:show-details="true"/>
                <table:data-pilot-member table:name="25827" table:display="true" table:show-details="true"/>
                <table:data-pilot-member table:name="25849" table:display="true" table:show-details="true"/>
                <table:data-pilot-member table:name="25912" table:display="true" table:show-details="true"/>
                <table:data-pilot-member table:name="25915" table:display="true" table:show-details="true"/>
                <table:data-pilot-member table:name="25921" table:display="true" table:show-details="true"/>
                <table:data-pilot-member table:name="25925" table:display="true" table:show-details="true"/>
                <table:data-pilot-member table:name="25928" table:display="true" table:show-details="true"/>
                <table:data-pilot-member table:name="25933" table:display="true" table:show-details="true"/>
                <table:data-pilot-member table:name="25935" table:display="true" table:show-details="true"/>
                <table:data-pilot-member table:name="25941" table:display="true" table:show-details="true"/>
                <table:data-pilot-member table:name="25960" table:display="true" table:show-details="true"/>
                <table:data-pilot-member table:name="25966" table:display="true" table:show-details="true"/>
                <table:data-pilot-member table:name="25970" table:display="true" table:show-details="true"/>
                <table:data-pilot-member table:name="25971" table:display="true" table:show-details="true"/>
                <table:data-pilot-member table:name="25976" table:display="true" table:show-details="true"/>
                <table:data-pilot-member table:name="25996" table:display="true" table:show-details="true"/>
                <table:data-pilot-member table:name="26001" table:display="true" table:show-details="true"/>
                <table:data-pilot-member table:name="26003" table:display="true" table:show-details="true"/>
                <table:data-pilot-member table:name="26020" table:display="true" table:show-details="true"/>
                <table:data-pilot-member table:name="26021" table:display="true" table:show-details="true"/>
                <table:data-pilot-member table:name="26023" table:display="true" table:show-details="true"/>
                <table:data-pilot-member table:name="26046" table:display="true" table:show-details="true"/>
                <table:data-pilot-member table:name="26063" table:display="true" table:show-details="true"/>
                <table:data-pilot-member table:name="26070" table:display="true" table:show-details="true"/>
                <table:data-pilot-member table:name="26083" table:display="true" table:show-details="true"/>
                <table:data-pilot-member table:name="26093" table:display="true" table:show-details="true"/>
                <table:data-pilot-member table:name="26107" table:display="true" table:show-details="true"/>
                <table:data-pilot-member table:name="26112" table:display="true" table:show-details="true"/>
                <table:data-pilot-member table:name="26134" table:display="true" table:show-details="true"/>
                <table:data-pilot-member table:name="26174" table:display="true" table:show-details="true"/>
                <table:data-pilot-member table:name="26175" table:display="true" table:show-details="true"/>
                <table:data-pilot-member table:name="26186" table:display="true" table:show-details="true"/>
                <table:data-pilot-member table:name="26197" table:display="true" table:show-details="true"/>
                <table:data-pilot-member table:name="26235" table:display="true" table:show-details="true"/>
                <table:data-pilot-member table:name="26237" table:display="true" table:show-details="true"/>
                <table:data-pilot-member table:name="26241" table:display="true" table:show-details="true"/>
                <table:data-pilot-member table:name="26255" table:display="true" table:show-details="true"/>
                <table:data-pilot-member table:name="26273" table:display="true" table:show-details="true"/>
                <table:data-pilot-member table:name="26284" table:display="true" table:show-details="true"/>
                <table:data-pilot-member table:name="26285" table:display="true" table:show-details="true"/>
                <table:data-pilot-member table:name="26289" table:display="true" table:show-details="true"/>
                <table:data-pilot-member table:name="26290" table:display="true" table:show-details="true"/>
                <table:data-pilot-member table:name="26299" table:display="true" table:show-details="true"/>
                <table:data-pilot-member table:name="26338" table:display="true" table:show-details="true"/>
                <table:data-pilot-member table:name="26344" table:display="true" table:show-details="true"/>
                <table:data-pilot-member table:name="26380" table:display="true" table:show-details="true"/>
                <table:data-pilot-member table:name="26381" table:display="true" table:show-details="true"/>
                <table:data-pilot-member table:name="26387" table:display="true" table:show-details="true"/>
                <table:data-pilot-member table:name="26390" table:display="true" table:show-details="true"/>
                <table:data-pilot-member table:name="26391" table:display="true" table:show-details="true"/>
                <table:data-pilot-member table:name="26392" table:display="true" table:show-details="true"/>
                <table:data-pilot-member table:name="26402" table:display="true" table:show-details="true"/>
                <table:data-pilot-member table:name="26403" table:display="true" table:show-details="true"/>
                <table:data-pilot-member table:name="26439" table:display="true" table:show-details="true"/>
                <table:data-pilot-member table:name="26443" table:display="true" table:show-details="true"/>
                <table:data-pilot-member table:name="26444" table:display="true" table:show-details="true"/>
                <table:data-pilot-member table:name="26453" table:display="true" table:show-details="true"/>
                <table:data-pilot-member table:name="26467" table:display="true" table:show-details="true"/>
                <table:data-pilot-member table:name="26470" table:display="true" table:show-details="true"/>
                <table:data-pilot-member table:name="26477" table:display="true" table:show-details="true"/>
                <table:data-pilot-member table:name="26500" table:display="true" table:show-details="true"/>
                <table:data-pilot-member table:name="26505" table:display="true" table:show-details="true"/>
                <table:data-pilot-member table:name="26510" table:display="true" table:show-details="true"/>
                <table:data-pilot-member table:name="26515" table:display="true" table:show-details="true"/>
                <table:data-pilot-member table:name="26533" table:display="true" table:show-details="true"/>
                <table:data-pilot-member table:name="26555" table:display="true" table:show-details="true"/>
                <table:data-pilot-member table:name="26567" table:display="true" table:show-details="true"/>
                <table:data-pilot-member table:name="26585" table:display="true" table:show-details="true"/>
                <table:data-pilot-member table:name="26603" table:display="true" table:show-details="true"/>
                <table:data-pilot-member table:name="26604" table:display="true" table:show-details="true"/>
                <table:data-pilot-member table:name="26622" table:display="true" table:show-details="true"/>
                <table:data-pilot-member table:name="26635" table:display="true" table:show-details="true"/>
                <table:data-pilot-member table:name="26637" table:display="true" table:show-details="true"/>
                <table:data-pilot-member table:name="26648" table:display="true" table:show-details="true"/>
                <table:data-pilot-member table:name="26650" table:display="true" table:show-details="true"/>
                <table:data-pilot-member table:name="26659" table:display="true" table:show-details="true"/>
                <table:data-pilot-member table:name="26666" table:display="true" table:show-details="true"/>
                <table:data-pilot-member table:name="26673" table:display="true" table:show-details="true"/>
                <table:data-pilot-member table:name="26677" table:display="true" table:show-details="true"/>
                <table:data-pilot-member table:name="26691" table:display="true" table:show-details="true"/>
                <table:data-pilot-member table:name="26692" table:display="true" table:show-details="true"/>
                <table:data-pilot-member table:name="26709" table:display="true" table:show-details="true"/>
                <table:data-pilot-member table:name="26712" table:display="true" table:show-details="true"/>
                <table:data-pilot-member table:name="26738" table:display="true" table:show-details="true"/>
                <table:data-pilot-member table:name="26761" table:display="true" table:show-details="true"/>
                <table:data-pilot-member table:name="26766" table:display="true" table:show-details="true"/>
                <table:data-pilot-member table:name="26771" table:display="true" table:show-details="true"/>
                <table:data-pilot-member table:name="26788" table:display="true" table:show-details="true"/>
                <table:data-pilot-member table:name="26821" table:display="true" table:show-details="true"/>
                <table:data-pilot-member table:name="26852" table:display="true" table:show-details="true"/>
                <table:data-pilot-member table:name="26862" table:display="true" table:show-details="true"/>
                <table:data-pilot-member table:name="26868" table:display="true" table:show-details="true"/>
                <table:data-pilot-member table:name="26872" table:display="true" table:show-details="true"/>
                <table:data-pilot-member table:name="26876" table:display="true" table:show-details="true"/>
                <table:data-pilot-member table:name="26896" table:display="true" table:show-details="true"/>
                <table:data-pilot-member table:name="26900" table:display="true" table:show-details="true"/>
                <table:data-pilot-member table:name="26910" table:display="true" table:show-details="true"/>
                <table:data-pilot-member table:name="26913" table:display="true" table:show-details="true"/>
                <table:data-pilot-member table:name="26917" table:display="true" table:show-details="true"/>
                <table:data-pilot-member table:name="26918" table:display="true" table:show-details="true"/>
                <table:data-pilot-member table:name="26927" table:display="true" table:show-details="true"/>
                <table:data-pilot-member table:name="26950" table:display="true" table:show-details="true"/>
                <table:data-pilot-member table:name="26961" table:display="true" table:show-details="true"/>
                <table:data-pilot-member table:name="26962" table:display="true" table:show-details="true"/>
                <table:data-pilot-member table:name="26965" table:display="true" table:show-details="true"/>
                <table:data-pilot-member table:name="26987" table:display="true" table:show-details="true"/>
                <table:data-pilot-member table:name="26996" table:display="true" table:show-details="true"/>
                <table:data-pilot-member table:name="27002" table:display="true" table:show-details="true"/>
                <table:data-pilot-member table:name="27007" table:display="true" table:show-details="true"/>
                <table:data-pilot-member table:name="27018" table:display="true" table:show-details="true"/>
                <table:data-pilot-member table:name="27030" table:display="true" table:show-details="true"/>
                <table:data-pilot-member table:name="27033" table:display="true" table:show-details="true"/>
                <table:data-pilot-member table:name="27046" table:display="true" table:show-details="true"/>
                <table:data-pilot-member table:name="27066" table:display="true" table:show-details="true"/>
                <table:data-pilot-member table:name="27074" table:display="true" table:show-details="true"/>
                <table:data-pilot-member table:name="27090" table:display="true" table:show-details="true"/>
                <table:data-pilot-member table:name="27091" table:display="true" table:show-details="true"/>
                <table:data-pilot-member table:name="27108" table:display="true" table:show-details="true"/>
                <table:data-pilot-member table:name="27121" table:display="true" table:show-details="true"/>
                <table:data-pilot-member table:name="27123" table:display="true" table:show-details="true"/>
                <table:data-pilot-member table:name="27126" table:display="true" table:show-details="true"/>
                <table:data-pilot-member table:name="27134" table:display="true" table:show-details="true"/>
                <table:data-pilot-member table:name="27136" table:display="true" table:show-details="true"/>
                <table:data-pilot-member table:name="27153" table:display="true" table:show-details="true"/>
                <table:data-pilot-member table:name="27181" table:display="true" table:show-details="true"/>
                <table:data-pilot-member table:name="27198" table:display="true" table:show-details="true"/>
                <table:data-pilot-member table:name="27210" table:display="true" table:show-details="true"/>
                <table:data-pilot-member table:name="27222" table:display="true" table:show-details="true"/>
                <table:data-pilot-member table:name="27235" table:display="true" table:show-details="true"/>
                <table:data-pilot-member table:name="27239" table:display="true" table:show-details="true"/>
                <table:data-pilot-member table:name="27244" table:display="true" table:show-details="true"/>
                <table:data-pilot-member table:name="27246" table:display="true" table:show-details="true"/>
                <table:data-pilot-member table:name="27258" table:display="true" table:show-details="true"/>
                <table:data-pilot-member table:name="27260" table:display="true" table:show-details="true"/>
                <table:data-pilot-member table:name="27274" table:display="true" table:show-details="true"/>
                <table:data-pilot-member table:name="27289" table:display="true" table:show-details="true"/>
                <table:data-pilot-member table:name="27296" table:display="true" table:show-details="true"/>
                <table:data-pilot-member table:name="27303" table:display="true" table:show-details="true"/>
                <table:data-pilot-member table:name="27304" table:display="true" table:show-details="true"/>
                <table:data-pilot-member table:name="27327" table:display="true" table:show-details="true"/>
                <table:data-pilot-member table:name="27329" table:display="true" table:show-details="true"/>
                <table:data-pilot-member table:name="27334" table:display="true" table:show-details="true"/>
                <table:data-pilot-member table:name="27339" table:display="true" table:show-details="true"/>
                <table:data-pilot-member table:name="27351" table:display="true" table:show-details="true"/>
                <table:data-pilot-member table:name="27370" table:display="true" table:show-details="true"/>
                <table:data-pilot-member table:name="27374" table:display="true" table:show-details="true"/>
                <table:data-pilot-member table:name="27375" table:display="true" table:show-details="true"/>
                <table:data-pilot-member table:name="27377" table:display="true" table:show-details="true"/>
                <table:data-pilot-member table:name="27391" table:display="true" table:show-details="true"/>
                <table:data-pilot-member table:name="27408" table:display="true" table:show-details="true"/>
                <table:data-pilot-member table:name="27409" table:display="true" table:show-details="true"/>
                <table:data-pilot-member table:name="27424" table:display="true" table:show-details="true"/>
                <table:data-pilot-member table:name="27438" table:display="true" table:show-details="true"/>
                <table:data-pilot-member table:name="27439" table:display="true" table:show-details="true"/>
                <table:data-pilot-member table:name="27493" table:display="true" table:show-details="true"/>
                <table:data-pilot-member table:name="27517" table:display="true" table:show-details="true"/>
                <table:data-pilot-member table:name="27518" table:display="true" table:show-details="true"/>
                <table:data-pilot-member table:name="27543" table:display="true" table:show-details="true"/>
                <table:data-pilot-member table:name="27555" table:display="true" table:show-details="true"/>
                <table:data-pilot-member table:name="27572" table:display="true" table:show-details="true"/>
                <table:data-pilot-member table:name="27594" table:display="true" table:show-details="true"/>
                <table:data-pilot-member table:name="27596" table:display="true" table:show-details="true"/>
                <table:data-pilot-member table:name="27618" table:display="true" table:show-details="true"/>
                <table:data-pilot-member table:name="27634" table:display="true" table:show-details="true"/>
                <table:data-pilot-member table:name="27658" table:display="true" table:show-details="true"/>
                <table:data-pilot-member table:name="27660" table:display="true" table:show-details="true"/>
                <table:data-pilot-member table:name="27672" table:display="true" table:show-details="true"/>
                <table:data-pilot-member table:name="27746" table:display="true" table:show-details="true"/>
                <table:data-pilot-member table:name="27749" table:display="true" table:show-details="true"/>
                <table:data-pilot-member table:name="27756" table:display="true" table:show-details="true"/>
                <table:data-pilot-member table:name="27758" table:display="true" table:show-details="true"/>
                <table:data-pilot-member table:name="27769" table:display="true" table:show-details="true"/>
                <table:data-pilot-member table:name="27771" table:display="true" table:show-details="true"/>
                <table:data-pilot-member table:name="27776" table:display="true" table:show-details="true"/>
                <table:data-pilot-member table:name="27788" table:display="true" table:show-details="true"/>
                <table:data-pilot-member table:name="27793" table:display="true" table:show-details="true"/>
                <table:data-pilot-member table:name="27798" table:display="true" table:show-details="true"/>
                <table:data-pilot-member table:name="27801" table:display="true" table:show-details="true"/>
                <table:data-pilot-member table:name="27823" table:display="true" table:show-details="true"/>
                <table:data-pilot-member table:name="27834" table:display="true" table:show-details="true"/>
                <table:data-pilot-member table:name="27869" table:display="true" table:show-details="true"/>
                <table:data-pilot-member table:name="27871" table:display="true" table:show-details="true"/>
                <table:data-pilot-member table:name="27878" table:display="true" table:show-details="true"/>
                <table:data-pilot-member table:name="27881" table:display="true" table:show-details="true"/>
                <table:data-pilot-member table:name="27893" table:display="true" table:show-details="true"/>
                <table:data-pilot-member table:name="27897" table:display="true" table:show-details="true"/>
                <table:data-pilot-member table:name="27925" table:display="true" table:show-details="true"/>
                <table:data-pilot-member table:name="27940" table:display="true" table:show-details="true"/>
                <table:data-pilot-member table:name="27952" table:display="true" table:show-details="true"/>
                <table:data-pilot-member table:name="27959" table:display="true" table:show-details="true"/>
                <table:data-pilot-member table:name="27978" table:display="true" table:show-details="true"/>
                <table:data-pilot-member table:name="27999" table:display="true" table:show-details="true"/>
                <table:data-pilot-member table:name="28010" table:display="true" table:show-details="true"/>
                <table:data-pilot-member table:name="28014" table:display="true" table:show-details="true"/>
                <table:data-pilot-member table:name="28017" table:display="true" table:show-details="true"/>
                <table:data-pilot-member table:name="28049" table:display="true" table:show-details="true"/>
                <table:data-pilot-member table:name="28058" table:display="true" table:show-details="true"/>
                <table:data-pilot-member table:name="28066" table:display="true" table:show-details="true"/>
                <table:data-pilot-member table:name="28078" table:display="true" table:show-details="true"/>
                <table:data-pilot-member table:name="28085" table:display="true" table:show-details="true"/>
                <table:data-pilot-member table:name="28115" table:display="true" table:show-details="true"/>
                <table:data-pilot-member table:name="28136" table:display="true" table:show-details="true"/>
                <table:data-pilot-member table:name="28178" table:display="true" table:show-details="true"/>
                <table:data-pilot-member table:name="28180" table:display="true" table:show-details="true"/>
                <table:data-pilot-member table:name="28189" table:display="true" table:show-details="true"/>
                <table:data-pilot-member table:name="28201" table:display="true" table:show-details="true"/>
                <table:data-pilot-member table:name="28202" table:display="true" table:show-details="true"/>
                <table:data-pilot-member table:name="28204" table:display="true" table:show-details="true"/>
                <table:data-pilot-member table:name="28210" table:display="true" table:show-details="true"/>
                <table:data-pilot-member table:name="28226" table:display="true" table:show-details="true"/>
                <table:data-pilot-member table:name="28231" table:display="true" table:show-details="true"/>
                <table:data-pilot-member table:name="28233" table:display="true" table:show-details="true"/>
                <table:data-pilot-member table:name="28267" table:display="true" table:show-details="true"/>
                <table:data-pilot-member table:name="28294" table:display="true" table:show-details="true"/>
                <table:data-pilot-member table:name="28295" table:display="true" table:show-details="true"/>
                <table:data-pilot-member table:name="28300" table:display="true" table:show-details="true"/>
                <table:data-pilot-member table:name="28317" table:display="true" table:show-details="true"/>
                <table:data-pilot-member table:name="28321" table:display="true" table:show-details="true"/>
                <table:data-pilot-member table:name="28327" table:display="true" table:show-details="true"/>
                <table:data-pilot-member table:name="28341" table:display="true" table:show-details="true"/>
                <table:data-pilot-member table:name="28342" table:display="true" table:show-details="true"/>
                <table:data-pilot-member table:name="28362" table:display="true" table:show-details="true"/>
                <table:data-pilot-member table:name="28368" table:display="true" table:show-details="true"/>
                <table:data-pilot-member table:name="28403" table:display="true" table:show-details="true"/>
                <table:data-pilot-member table:name="28404" table:display="true" table:show-details="true"/>
                <table:data-pilot-member table:name="28405" table:display="true" table:show-details="true"/>
                <table:data-pilot-member table:name="28415" table:display="true" table:show-details="true"/>
                <table:data-pilot-member table:name="28424" table:display="true" table:show-details="true"/>
                <table:data-pilot-member table:name="28427" table:display="true" table:show-details="true"/>
                <table:data-pilot-member table:name="28428" table:display="true" table:show-details="true"/>
                <table:data-pilot-member table:name="28429" table:display="true" table:show-details="true"/>
                <table:data-pilot-member table:name="28441" table:display="true" table:show-details="true"/>
                <table:data-pilot-member table:name="28447" table:display="true" table:show-details="true"/>
                <table:data-pilot-member table:name="28449" table:display="true" table:show-details="true"/>
                <table:data-pilot-member table:name="28453" table:display="true" table:show-details="true"/>
                <table:data-pilot-member table:name="28459" table:display="true" table:show-details="true"/>
                <table:data-pilot-member table:name="28460" table:display="true" table:show-details="true"/>
                <table:data-pilot-member table:name="28461" table:display="true" table:show-details="true"/>
                <table:data-pilot-member table:name="28462" table:display="true" table:show-details="true"/>
                <table:data-pilot-member table:name="28465" table:display="true" table:show-details="true"/>
                <table:data-pilot-member table:name="28471" table:display="true" table:show-details="true"/>
                <table:data-pilot-member table:name="28476" table:display="true" table:show-details="true"/>
                <table:data-pilot-member table:name="28492" table:display="true" table:show-details="true"/>
                <table:data-pilot-member table:name="28500" table:display="true" table:show-details="true"/>
                <table:data-pilot-member table:name="28506" table:display="true" table:show-details="true"/>
                <table:data-pilot-member table:name="28515" table:display="true" table:show-details="true"/>
                <table:data-pilot-member table:name="28524" table:display="true" table:show-details="true"/>
                <table:data-pilot-member table:name="28528" table:display="true" table:show-details="true"/>
                <table:data-pilot-member table:name="28559" table:display="true" table:show-details="true"/>
                <table:data-pilot-member table:name="28569" table:display="true" table:show-details="true"/>
                <table:data-pilot-member table:name="28570" table:display="true" table:show-details="true"/>
                <table:data-pilot-member table:name="28572" table:display="true" table:show-details="true"/>
                <table:data-pilot-member table:name="28580" table:display="true" table:show-details="true"/>
                <table:data-pilot-member table:name="28598" table:display="true" table:show-details="true"/>
                <table:data-pilot-member table:name="28604" table:display="true" table:show-details="true"/>
                <table:data-pilot-member table:name="28616" table:display="true" table:show-details="true"/>
                <table:data-pilot-member table:name="28625" table:display="true" table:show-details="true"/>
                <table:data-pilot-member table:name="28639" table:display="true" table:show-details="true"/>
                <table:data-pilot-member table:name="28643" table:display="true" table:show-details="true"/>
                <table:data-pilot-member table:name="28644" table:display="true" table:show-details="true"/>
                <table:data-pilot-member table:name="28661" table:display="true" table:show-details="true"/>
                <table:data-pilot-member table:name="28667" table:display="true" table:show-details="true"/>
                <table:data-pilot-member table:name="28678" table:display="true" table:show-details="true"/>
                <table:data-pilot-member table:name="28680" table:display="true" table:show-details="true"/>
                <table:data-pilot-member table:name="28684" table:display="true" table:show-details="true"/>
                <table:data-pilot-member table:name="28688" table:display="true" table:show-details="true"/>
                <table:data-pilot-member table:name="28690" table:display="true" table:show-details="true"/>
                <table:data-pilot-member table:name="28704" table:display="true" table:show-details="true"/>
                <table:data-pilot-member table:name="28718" table:display="true" table:show-details="true"/>
                <table:data-pilot-member table:name="28734" table:display="true" table:show-details="true"/>
                <table:data-pilot-member table:name="28742" table:display="true" table:show-details="true"/>
                <table:data-pilot-member table:name="28744" table:display="true" table:show-details="true"/>
                <table:data-pilot-member table:name="28749" table:display="true" table:show-details="true"/>
                <table:data-pilot-member table:name="28762" table:display="true" table:show-details="true"/>
                <table:data-pilot-member table:name="28763" table:display="true" table:show-details="true"/>
                <table:data-pilot-member table:name="28765" table:display="true" table:show-details="true"/>
                <table:data-pilot-member table:name="28778" table:display="true" table:show-details="true"/>
                <table:data-pilot-member table:name="28782" table:display="true" table:show-details="true"/>
                <table:data-pilot-member table:name="28794" table:display="true" table:show-details="true"/>
                <table:data-pilot-member table:name="28800" table:display="true" table:show-details="true"/>
                <table:data-pilot-member table:name="28819" table:display="true" table:show-details="true"/>
                <table:data-pilot-member table:name="28830" table:display="true" table:show-details="true"/>
                <table:data-pilot-member table:name="28840" table:display="true" table:show-details="true"/>
                <table:data-pilot-member table:name="28855" table:display="true" table:show-details="true"/>
                <table:data-pilot-member table:name="28856" table:display="true" table:show-details="true"/>
                <table:data-pilot-member table:name="28864" table:display="true" table:show-details="true"/>
                <table:data-pilot-member table:name="28865" table:display="true" table:show-details="true"/>
                <table:data-pilot-member table:name="28872" table:display="true" table:show-details="true"/>
                <table:data-pilot-member table:name="28876" table:display="true" table:show-details="true"/>
                <table:data-pilot-member table:name="28906" table:display="true" table:show-details="true"/>
                <table:data-pilot-member table:name="28915" table:display="true" table:show-details="true"/>
                <table:data-pilot-member table:name="28944" table:display="true" table:show-details="true"/>
                <table:data-pilot-member table:name="28946" table:display="true" table:show-details="true"/>
                <table:data-pilot-member table:name="28954" table:display="true" table:show-details="true"/>
                <table:data-pilot-member table:name="28957" table:display="true" table:show-details="true"/>
                <table:data-pilot-member table:name="28968" table:display="true" table:show-details="true"/>
                <table:data-pilot-member table:name="28969" table:display="true" table:show-details="true"/>
                <table:data-pilot-member table:name="28979" table:display="true" table:show-details="true"/>
                <table:data-pilot-member table:name="28981" table:display="true" table:show-details="true"/>
                <table:data-pilot-member table:name="28983" table:display="true" table:show-details="true"/>
                <table:data-pilot-member table:name="28987" table:display="true" table:show-details="true"/>
                <table:data-pilot-member table:name="29008" table:display="true" table:show-details="true"/>
                <table:data-pilot-member table:name="29030" table:display="true" table:show-details="true"/>
                <table:data-pilot-member table:name="29032" table:display="true" table:show-details="true"/>
                <table:data-pilot-member table:name="29059" table:display="true" table:show-details="true"/>
                <table:data-pilot-member table:name="29061" table:display="true" table:show-details="true"/>
                <table:data-pilot-member table:name="29070" table:display="true" table:show-details="true"/>
                <table:data-pilot-member table:name="29079" table:display="true" table:show-details="true"/>
                <table:data-pilot-member table:name="29081" table:display="true" table:show-details="true"/>
                <table:data-pilot-member table:name="29083" table:display="true" table:show-details="true"/>
                <table:data-pilot-member table:name="29087" table:display="true" table:show-details="true"/>
                <table:data-pilot-member table:name="29094" table:display="true" table:show-details="true"/>
                <table:data-pilot-member table:name="29096" table:display="true" table:show-details="true"/>
                <table:data-pilot-member table:name="29103" table:display="true" table:show-details="true"/>
                <table:data-pilot-member table:name="29136" table:display="true" table:show-details="true"/>
                <table:data-pilot-member table:name="29137" table:display="true" table:show-details="true"/>
                <table:data-pilot-member table:name="29147" table:display="true" table:show-details="true"/>
                <table:data-pilot-member table:name="29164" table:display="true" table:show-details="true"/>
                <table:data-pilot-member table:name="29168" table:display="true" table:show-details="true"/>
                <table:data-pilot-member table:name="29181" table:display="true" table:show-details="true"/>
                <table:data-pilot-member table:name="29193" table:display="true" table:show-details="true"/>
                <table:data-pilot-member table:name="29195" table:display="true" table:show-details="true"/>
                <table:data-pilot-member table:name="29198" table:display="true" table:show-details="true"/>
                <table:data-pilot-member table:name="29200" table:display="true" table:show-details="true"/>
                <table:data-pilot-member table:name="29204" table:display="true" table:show-details="true"/>
                <table:data-pilot-member table:name="29225" table:display="true" table:show-details="true"/>
                <table:data-pilot-member table:name="29226" table:display="true" table:show-details="true"/>
                <table:data-pilot-member table:name="29238" table:display="true" table:show-details="true"/>
                <table:data-pilot-member table:name="29244" table:display="true" table:show-details="true"/>
                <table:data-pilot-member table:name="29256" table:display="true" table:show-details="true"/>
                <table:data-pilot-member table:name="29258" table:display="true" table:show-details="true"/>
                <table:data-pilot-member table:name="29263" table:display="true" table:show-details="true"/>
                <table:data-pilot-member table:name="29277" table:display="true" table:show-details="true"/>
                <table:data-pilot-member table:name="29282" table:display="true" table:show-details="true"/>
                <table:data-pilot-member table:name="29285" table:display="true" table:show-details="true"/>
                <table:data-pilot-member table:name="29299" table:display="true" table:show-details="true"/>
                <table:data-pilot-member table:name="29302" table:display="true" table:show-details="true"/>
                <table:data-pilot-member table:name="29309" table:display="true" table:show-details="true"/>
                <table:data-pilot-member table:name="29320" table:display="true" table:show-details="true"/>
                <table:data-pilot-member table:name="29328" table:display="true" table:show-details="true"/>
                <table:data-pilot-member table:name="29356" table:display="true" table:show-details="true"/>
                <table:data-pilot-member table:name="29363" table:display="true" table:show-details="true"/>
                <table:data-pilot-member table:name="29366" table:display="true" table:show-details="true"/>
                <table:data-pilot-member table:name="29370" table:display="true" table:show-details="true"/>
                <table:data-pilot-member table:name="29373" table:display="true" table:show-details="true"/>
                <table:data-pilot-member table:name="29376" table:display="true" table:show-details="true"/>
                <table:data-pilot-member table:name="29380" table:display="true" table:show-details="true"/>
                <table:data-pilot-member table:name="29381" table:display="true" table:show-details="true"/>
                <table:data-pilot-member table:name="29384" table:display="true" table:show-details="true"/>
                <table:data-pilot-member table:name="29412" table:display="true" table:show-details="true"/>
                <table:data-pilot-member table:name="29414" table:display="true" table:show-details="true"/>
                <table:data-pilot-member table:name="29427" table:display="true" table:show-details="true"/>
                <table:data-pilot-member table:name="29428" table:display="true" table:show-details="true"/>
                <table:data-pilot-member table:name="29436" table:display="true" table:show-details="true"/>
                <table:data-pilot-member table:name="29445" table:display="true" table:show-details="true"/>
                <table:data-pilot-member table:name="29450" table:display="true" table:show-details="true"/>
                <table:data-pilot-member table:name="29476" table:display="true" table:show-details="true"/>
                <table:data-pilot-member table:name="29510" table:display="true" table:show-details="true"/>
                <table:data-pilot-member table:name="29515" table:display="true" table:show-details="true"/>
                <table:data-pilot-member table:name="29545" table:display="true" table:show-details="true"/>
                <table:data-pilot-member table:name="29592" table:display="true" table:show-details="true"/>
                <table:data-pilot-member table:name="29598" table:display="true" table:show-details="true"/>
                <table:data-pilot-member table:name="29600" table:display="true" table:show-details="true"/>
                <table:data-pilot-member table:name="29605" table:display="true" table:show-details="true"/>
                <table:data-pilot-member table:name="29616" table:display="true" table:show-details="true"/>
                <table:data-pilot-member table:name="29619" table:display="true" table:show-details="true"/>
                <table:data-pilot-member table:name="29632" table:display="true" table:show-details="true"/>
                <table:data-pilot-member table:name="29653" table:display="true" table:show-details="true"/>
                <table:data-pilot-member table:name="29656" table:display="true" table:show-details="true"/>
                <table:data-pilot-member table:name="29663" table:display="true" table:show-details="true"/>
                <table:data-pilot-member table:name="29664" table:display="true" table:show-details="true"/>
                <table:data-pilot-member table:name="29679" table:display="true" table:show-details="true"/>
                <table:data-pilot-member table:name="29686" table:display="true" table:show-details="true"/>
                <table:data-pilot-member table:name="29688" table:display="true" table:show-details="true"/>
                <table:data-pilot-member table:name="29690" table:display="true" table:show-details="true"/>
                <table:data-pilot-member table:name="29707" table:display="true" table:show-details="true"/>
                <table:data-pilot-member table:name="29713" table:display="true" table:show-details="true"/>
                <table:data-pilot-member table:name="29714" table:display="true" table:show-details="true"/>
                <table:data-pilot-member table:name="29738" table:display="true" table:show-details="true"/>
                <table:data-pilot-member table:name="29743" table:display="true" table:show-details="true"/>
                <table:data-pilot-member table:name="29763" table:display="true" table:show-details="true"/>
                <table:data-pilot-member table:name="29764" table:display="true" table:show-details="true"/>
                <table:data-pilot-member table:name="29765" table:display="true" table:show-details="true"/>
                <table:data-pilot-member table:name="29793" table:display="true" table:show-details="true"/>
                <table:data-pilot-member table:name="29796" table:display="true" table:show-details="true"/>
                <table:data-pilot-member table:name="29807" table:display="true" table:show-details="true"/>
                <table:data-pilot-member table:name="29857" table:display="true" table:show-details="true"/>
                <table:data-pilot-member table:name="29884" table:display="true" table:show-details="true"/>
                <table:data-pilot-member table:name="29896" table:display="true" table:show-details="true"/>
                <table:data-pilot-member table:name="29921" table:display="true" table:show-details="true"/>
                <table:data-pilot-member table:name="29923" table:display="true" table:show-details="true"/>
                <table:data-pilot-member table:name="29935" table:display="true" table:show-details="true"/>
                <table:data-pilot-member table:name="29936" table:display="true" table:show-details="true"/>
                <table:data-pilot-member table:name="29937" table:display="true" table:show-details="true"/>
                <table:data-pilot-member table:name="29944" table:display="true" table:show-details="true"/>
                <table:data-pilot-member table:name="29955" table:display="true" table:show-details="true"/>
                <table:data-pilot-member table:name="29956" table:display="true" table:show-details="true"/>
                <table:data-pilot-member table:name="29959" table:display="true" table:show-details="true"/>
                <table:data-pilot-member table:name="29971" table:display="true" table:show-details="true"/>
                <table:data-pilot-member table:name="29981" table:display="true" table:show-details="true"/>
                <table:data-pilot-member table:name="29995" table:display="true" table:show-details="true"/>
                <table:data-pilot-member table:name="29999" table:display="true" table:show-details="true"/>
                <table:data-pilot-member table:name="30019" table:display="true" table:show-details="true"/>
                <table:data-pilot-member table:name="30032" table:display="true" table:show-details="true"/>
                <table:data-pilot-member table:name="30033" table:display="true" table:show-details="true"/>
                <table:data-pilot-member table:name="30047" table:display="true" table:show-details="true"/>
                <table:data-pilot-member table:name="30052" table:display="true" table:show-details="true"/>
                <table:data-pilot-member table:name="30055" table:display="true" table:show-details="true"/>
                <table:data-pilot-member table:name="30067" table:display="true" table:show-details="true"/>
                <table:data-pilot-member table:name="30071" table:display="true" table:show-details="true"/>
                <table:data-pilot-member table:name="30073" table:display="true" table:show-details="true"/>
                <table:data-pilot-member table:name="30087" table:display="true" table:show-details="true"/>
                <table:data-pilot-member table:name="30088" table:display="true" table:show-details="true"/>
                <table:data-pilot-member table:name="30090" table:display="true" table:show-details="true"/>
                <table:data-pilot-member table:name="30092" table:display="true" table:show-details="true"/>
                <table:data-pilot-member table:name="30102" table:display="true" table:show-details="true"/>
                <table:data-pilot-member table:name="30128" table:display="true" table:show-details="true"/>
                <table:data-pilot-member table:name="30135" table:display="true" table:show-details="true"/>
                <table:data-pilot-member table:name="30136" table:display="true" table:show-details="true"/>
                <table:data-pilot-member table:name="30138" table:display="true" table:show-details="true"/>
                <table:data-pilot-member table:name="30140" table:display="true" table:show-details="true"/>
                <table:data-pilot-member table:name="30150" table:display="true" table:show-details="true"/>
                <table:data-pilot-member table:name="30157" table:display="true" table:show-details="true"/>
                <table:data-pilot-member table:name="30162" table:display="true" table:show-details="true"/>
                <table:data-pilot-member table:name="30164" table:display="true" table:show-details="true"/>
                <table:data-pilot-member table:name="30168" table:display="true" table:show-details="true"/>
                <table:data-pilot-member table:name="30174" table:display="true" table:show-details="true"/>
                <table:data-pilot-member table:name="30179" table:display="true" table:show-details="true"/>
                <table:data-pilot-member table:name="30211" table:display="true" table:show-details="true"/>
                <table:data-pilot-member table:name="30232" table:display="true" table:show-details="true"/>
                <table:data-pilot-member table:name="30247" table:display="true" table:show-details="true"/>
                <table:data-pilot-member table:name="30253" table:display="true" table:show-details="true"/>
                <table:data-pilot-member table:name="30260" table:display="true" table:show-details="true"/>
                <table:data-pilot-member table:name="30265" table:display="true" table:show-details="true"/>
                <table:data-pilot-member table:name="30270" table:display="true" table:show-details="true"/>
                <table:data-pilot-member table:name="30272" table:display="true" table:show-details="true"/>
                <table:data-pilot-member table:name="30283" table:display="true" table:show-details="true"/>
                <table:data-pilot-member table:name="30286" table:display="true" table:show-details="true"/>
                <table:data-pilot-member table:name="30296" table:display="true" table:show-details="true"/>
                <table:data-pilot-member table:name="30316" table:display="true" table:show-details="true"/>
                <table:data-pilot-member table:name="30324" table:display="true" table:show-details="true"/>
                <table:data-pilot-member table:name="30352" table:display="true" table:show-details="true"/>
                <table:data-pilot-member table:name="30359" table:display="true" table:show-details="true"/>
                <table:data-pilot-member table:name="30361" table:display="true" table:show-details="true"/>
                <table:data-pilot-member table:name="30369" table:display="true" table:show-details="true"/>
                <table:data-pilot-member table:name="30389" table:display="true" table:show-details="true"/>
                <table:data-pilot-member table:name="30394" table:display="true" table:show-details="true"/>
                <table:data-pilot-member table:name="30395" table:display="true" table:show-details="true"/>
                <table:data-pilot-member table:name="30398" table:display="true" table:show-details="true"/>
                <table:data-pilot-member table:name="30418" table:display="true" table:show-details="true"/>
                <table:data-pilot-member table:name="30423" table:display="true" table:show-details="true"/>
                <table:data-pilot-member table:name="30469" table:display="true" table:show-details="true"/>
                <table:data-pilot-member table:name="30470" table:display="true" table:show-details="true"/>
                <table:data-pilot-member table:name="30475" table:display="true" table:show-details="true"/>
                <table:data-pilot-member table:name="30512" table:display="true" table:show-details="true"/>
                <table:data-pilot-member table:name="30515" table:display="true" table:show-details="true"/>
                <table:data-pilot-member table:name="30532" table:display="true" table:show-details="true"/>
                <table:data-pilot-member table:name="30549" table:display="true" table:show-details="true"/>
                <table:data-pilot-member table:name="30553" table:display="true" table:show-details="true"/>
                <table:data-pilot-member table:name="30557" table:display="true" table:show-details="true"/>
                <table:data-pilot-member table:name="30569" table:display="true" table:show-details="true"/>
                <table:data-pilot-member table:name="30580" table:display="true" table:show-details="true"/>
                <table:data-pilot-member table:name="30584" table:display="true" table:show-details="true"/>
                <table:data-pilot-member table:name="30608" table:display="true" table:show-details="true"/>
                <table:data-pilot-member table:name="30614" table:display="true" table:show-details="true"/>
                <table:data-pilot-member table:name="30641" table:display="true" table:show-details="true"/>
                <table:data-pilot-member table:name="30643" table:display="true" table:show-details="true"/>
                <table:data-pilot-member table:name="30666" table:display="true" table:show-details="true"/>
                <table:data-pilot-member table:name="30692" table:display="true" table:show-details="true"/>
                <table:data-pilot-member table:name="30703" table:display="true" table:show-details="true"/>
                <table:data-pilot-member table:name="30718" table:display="true" table:show-details="true"/>
                <table:data-pilot-member table:name="30722" table:display="true" table:show-details="true"/>
                <table:data-pilot-member table:name="30729" table:display="true" table:show-details="true"/>
                <table:data-pilot-member table:name="30760" table:display="true" table:show-details="true"/>
                <table:data-pilot-member table:name="30766" table:display="true" table:show-details="true"/>
                <table:data-pilot-member table:name="30786" table:display="true" table:show-details="true"/>
                <table:data-pilot-member table:name="30797" table:display="true" table:show-details="true"/>
                <table:data-pilot-member table:name="30800" table:display="true" table:show-details="true"/>
                <table:data-pilot-member table:name="30814" table:display="true" table:show-details="true"/>
                <table:data-pilot-member table:name="30815" table:display="true" table:show-details="true"/>
                <table:data-pilot-member table:name="30821" table:display="true" table:show-details="true"/>
                <table:data-pilot-member table:name="30823" table:display="true" table:show-details="true"/>
                <table:data-pilot-member table:name="30827" table:display="true" table:show-details="true"/>
                <table:data-pilot-member table:name="30836" table:display="true" table:show-details="true"/>
                <table:data-pilot-member table:name="30840" table:display="true" table:show-details="true"/>
                <table:data-pilot-member table:name="30854" table:display="true" table:show-details="true"/>
                <table:data-pilot-member table:name="30855" table:display="true" table:show-details="true"/>
                <table:data-pilot-member table:name="30865" table:display="true" table:show-details="true"/>
                <table:data-pilot-member table:name="30875" table:display="true" table:show-details="true"/>
                <table:data-pilot-member table:name="30890" table:display="true" table:show-details="true"/>
                <table:data-pilot-member table:name="30893" table:display="true" table:show-details="true"/>
                <table:data-pilot-member table:name="30898" table:display="true" table:show-details="true"/>
                <table:data-pilot-member table:name="30915" table:display="true" table:show-details="true"/>
                <table:data-pilot-member table:name="30917" table:display="true" table:show-details="true"/>
                <table:data-pilot-member table:name="30922" table:display="true" table:show-details="true"/>
                <table:data-pilot-member table:name="30932" table:display="true" table:show-details="true"/>
                <table:data-pilot-member table:name="30955" table:display="true" table:show-details="true"/>
                <table:data-pilot-member table:name="30960" table:display="true" table:show-details="true"/>
                <table:data-pilot-member table:name="30978" table:display="true" table:show-details="true"/>
                <table:data-pilot-member table:name="30987" table:display="true" table:show-details="true"/>
                <table:data-pilot-member table:name="30998" table:display="true" table:show-details="true"/>
                <table:data-pilot-member table:name="31004" table:display="true" table:show-details="true"/>
                <table:data-pilot-member table:name="31018" table:display="true" table:show-details="true"/>
                <table:data-pilot-member table:name="31020" table:display="true" table:show-details="true"/>
                <table:data-pilot-member table:name="31028" table:display="true" table:show-details="true"/>
                <table:data-pilot-member table:name="31046" table:display="true" table:show-details="true"/>
                <table:data-pilot-member table:name="31059" table:display="true" table:show-details="true"/>
                <table:data-pilot-member table:name="31070" table:display="true" table:show-details="true"/>
                <table:data-pilot-member table:name="31087" table:display="true" table:show-details="true"/>
                <table:data-pilot-member table:name="31095" table:display="true" table:show-details="true"/>
                <table:data-pilot-member table:name="31100" table:display="true" table:show-details="true"/>
                <table:data-pilot-member table:name="31151" table:display="true" table:show-details="true"/>
                <table:data-pilot-member table:name="31171" table:display="true" table:show-details="true"/>
                <table:data-pilot-member table:name="31196" table:display="true" table:show-details="true"/>
                <table:data-pilot-member table:name="31197" table:display="true" table:show-details="true"/>
                <table:data-pilot-member table:name="31203" table:display="true" table:show-details="true"/>
                <table:data-pilot-member table:name="31216" table:display="true" table:show-details="true"/>
                <table:data-pilot-member table:name="31234" table:display="true" table:show-details="true"/>
                <table:data-pilot-member table:name="31239" table:display="true" table:show-details="true"/>
                <table:data-pilot-member table:name="31255" table:display="true" table:show-details="true"/>
                <table:data-pilot-member table:name="31263" table:display="true" table:show-details="true"/>
                <table:data-pilot-member table:name="31267" table:display="true" table:show-details="true"/>
                <table:data-pilot-member table:name="31297" table:display="true" table:show-details="true"/>
                <table:data-pilot-member table:name="31319" table:display="true" table:show-details="true"/>
                <table:data-pilot-member table:name="31328" table:display="true" table:show-details="true"/>
                <table:data-pilot-member table:name="31332" table:display="true" table:show-details="true"/>
                <table:data-pilot-member table:name="31334" table:display="true" table:show-details="true"/>
                <table:data-pilot-member table:name="31336" table:display="true" table:show-details="true"/>
                <table:data-pilot-member table:name="31357" table:display="true" table:show-details="true"/>
                <table:data-pilot-member table:name="31369" table:display="true" table:show-details="true"/>
                <table:data-pilot-member table:name="31381" table:display="true" table:show-details="true"/>
                <table:data-pilot-member table:name="31391" table:display="true" table:show-details="true"/>
                <table:data-pilot-member table:name="31402" table:display="true" table:show-details="true"/>
                <table:data-pilot-member table:name="31404" table:display="true" table:show-details="true"/>
                <table:data-pilot-member table:name="31406" table:display="true" table:show-details="true"/>
                <table:data-pilot-member table:name="31425" table:display="true" table:show-details="true"/>
                <table:data-pilot-member table:name="31434" table:display="true" table:show-details="true"/>
                <table:data-pilot-member table:name="31458" table:display="true" table:show-details="true"/>
                <table:data-pilot-member table:name="31465" table:display="true" table:show-details="true"/>
                <table:data-pilot-member table:name="31469" table:display="true" table:show-details="true"/>
                <table:data-pilot-member table:name="31475" table:display="true" table:show-details="true"/>
                <table:data-pilot-member table:name="31478" table:display="true" table:show-details="true"/>
                <table:data-pilot-member table:name="31481" table:display="true" table:show-details="true"/>
                <table:data-pilot-member table:name="31490" table:display="true" table:show-details="true"/>
                <table:data-pilot-member table:name="31505" table:display="true" table:show-details="true"/>
                <table:data-pilot-member table:name="31508" table:display="true" table:show-details="true"/>
                <table:data-pilot-member table:name="31515" table:display="true" table:show-details="true"/>
                <table:data-pilot-member table:name="31517" table:display="true" table:show-details="true"/>
                <table:data-pilot-member table:name="31523" table:display="true" table:show-details="true"/>
                <table:data-pilot-member table:name="31560" table:display="true" table:show-details="true"/>
                <table:data-pilot-member table:name="31566" table:display="true" table:show-details="true"/>
                <table:data-pilot-member table:name="31597" table:display="true" table:show-details="true"/>
                <table:data-pilot-member table:name="31609" table:display="true" table:show-details="true"/>
                <table:data-pilot-member table:name="31618" table:display="true" table:show-details="true"/>
                <table:data-pilot-member table:name="31630" table:display="true" table:show-details="true"/>
                <table:data-pilot-member table:name="31635" table:display="true" table:show-details="true"/>
                <table:data-pilot-member table:name="31639" table:display="true" table:show-details="true"/>
                <table:data-pilot-member table:name="31640" table:display="true" table:show-details="true"/>
                <table:data-pilot-member table:name="31644" table:display="true" table:show-details="true"/>
                <table:data-pilot-member table:name="31646" table:display="true" table:show-details="true"/>
                <table:data-pilot-member table:name="31647" table:display="true" table:show-details="true"/>
                <table:data-pilot-member table:name="31650" table:display="true" table:show-details="true"/>
                <table:data-pilot-member table:name="31651" table:display="true" table:show-details="true"/>
                <table:data-pilot-member table:name="31654" table:display="true" table:show-details="true"/>
                <table:data-pilot-member table:name="31657" table:display="true" table:show-details="true"/>
                <table:data-pilot-member table:name="31664" table:display="true" table:show-details="true"/>
                <table:data-pilot-member table:name="31672" table:display="true" table:show-details="true"/>
                <table:data-pilot-member table:name="31678" table:display="true" table:show-details="true"/>
                <table:data-pilot-member table:name="31679" table:display="true" table:show-details="true"/>
                <table:data-pilot-member table:name="31702" table:display="true" table:show-details="true"/>
                <table:data-pilot-member table:name="31704" table:display="true" table:show-details="true"/>
                <table:data-pilot-member table:name="31707" table:display="true" table:show-details="true"/>
                <table:data-pilot-member table:name="31709" table:display="true" table:show-details="true"/>
                <table:data-pilot-member table:name="31724" table:display="true" table:show-details="true"/>
                <table:data-pilot-member table:name="31725" table:display="true" table:show-details="true"/>
                <table:data-pilot-member table:name="31754" table:display="true" table:show-details="true"/>
                <table:data-pilot-member table:name="31759" table:display="true" table:show-details="true"/>
                <table:data-pilot-member table:name="31760" table:display="true" table:show-details="true"/>
                <table:data-pilot-member table:name="31773" table:display="true" table:show-details="true"/>
                <table:data-pilot-member table:name="31793" table:display="true" table:show-details="true"/>
                <table:data-pilot-member table:name="31795" table:display="true" table:show-details="true"/>
                <table:data-pilot-member table:name="31811" table:display="true" table:show-details="true"/>
                <table:data-pilot-member table:name="31820" table:display="true" table:show-details="true"/>
                <table:data-pilot-member table:name="31827" table:display="true" table:show-details="true"/>
                <table:data-pilot-member table:name="31836" table:display="true" table:show-details="true"/>
                <table:data-pilot-member table:name="31838" table:display="true" table:show-details="true"/>
                <table:data-pilot-member table:name="31840" table:display="true" table:show-details="true"/>
                <table:data-pilot-member table:name="31844" table:display="true" table:show-details="true"/>
                <table:data-pilot-member table:name="31850" table:display="true" table:show-details="true"/>
                <table:data-pilot-member table:name="31854" table:display="true" table:show-details="true"/>
                <table:data-pilot-member table:name="31873" table:display="true" table:show-details="true"/>
                <table:data-pilot-member table:name="31874" table:display="true" table:show-details="true"/>
                <table:data-pilot-member table:name="31875" table:display="true" table:show-details="true"/>
                <table:data-pilot-member table:name="31885" table:display="true" table:show-details="true"/>
                <table:data-pilot-member table:name="31905" table:display="true" table:show-details="true"/>
                <table:data-pilot-member table:name="31907" table:display="true" table:show-details="true"/>
                <table:data-pilot-member table:name="31913" table:display="true" table:show-details="true"/>
                <table:data-pilot-member table:name="31917" table:display="true" table:show-details="true"/>
                <table:data-pilot-member table:name="31924" table:display="true" table:show-details="true"/>
                <table:data-pilot-member table:name="31934" table:display="true" table:show-details="true"/>
                <table:data-pilot-member table:name="31939" table:display="true" table:show-details="true"/>
                <table:data-pilot-member table:name="31948" table:display="true" table:show-details="true"/>
                <table:data-pilot-member table:name="31996" table:display="true" table:show-details="true"/>
                <table:data-pilot-member table:name="32028" table:display="true" table:show-details="true"/>
                <table:data-pilot-member table:name="32030" table:display="true" table:show-details="true"/>
                <table:data-pilot-member table:name="32065" table:display="true" table:show-details="true"/>
                <table:data-pilot-member table:name="32083" table:display="true" table:show-details="true"/>
                <table:data-pilot-member table:name="32111" table:display="true" table:show-details="true"/>
                <table:data-pilot-member table:name="32150" table:display="true" table:show-details="true"/>
                <table:data-pilot-member table:name="32156" table:display="true" table:show-details="true"/>
                <table:data-pilot-member table:name="32164" table:display="true" table:show-details="true"/>
                <table:data-pilot-member table:name="32171" table:display="true" table:show-details="true"/>
                <table:data-pilot-member table:name="32179" table:display="true" table:show-details="true"/>
                <table:data-pilot-member table:name="32183" table:display="true" table:show-details="true"/>
                <table:data-pilot-member table:name="32190" table:display="true" table:show-details="true"/>
                <table:data-pilot-member table:name="32191" table:display="true" table:show-details="true"/>
                <table:data-pilot-member table:name="32193" table:display="true" table:show-details="true"/>
                <table:data-pilot-member table:name="32198" table:display="true" table:show-details="true"/>
                <table:data-pilot-member table:name="32199" table:display="true" table:show-details="true"/>
                <table:data-pilot-member table:name="32232" table:display="true" table:show-details="true"/>
                <table:data-pilot-member table:name="32239" table:display="true" table:show-details="true"/>
                <table:data-pilot-member table:name="32248" table:display="true" table:show-details="true"/>
                <table:data-pilot-member table:name="32256" table:display="true" table:show-details="true"/>
                <table:data-pilot-member table:name="32273" table:display="true" table:show-details="true"/>
                <table:data-pilot-member table:name="32274" table:display="true" table:show-details="true"/>
                <table:data-pilot-member table:name="32294" table:display="true" table:show-details="true"/>
                <table:data-pilot-member table:name="32301" table:display="true" table:show-details="true"/>
                <table:data-pilot-member table:name="32323" table:display="true" table:show-details="true"/>
                <table:data-pilot-member table:name="32324" table:display="true" table:show-details="true"/>
                <table:data-pilot-member table:name="32335" table:display="true" table:show-details="true"/>
                <table:data-pilot-member table:name="32339" table:display="true" table:show-details="true"/>
                <table:data-pilot-member table:name="32351" table:display="true" table:show-details="true"/>
                <table:data-pilot-member table:name="32353" table:display="true" table:show-details="true"/>
                <table:data-pilot-member table:name="32354" table:display="true" table:show-details="true"/>
                <table:data-pilot-member table:name="32364" table:display="true" table:show-details="true"/>
                <table:data-pilot-member table:name="32372" table:display="true" table:show-details="true"/>
                <table:data-pilot-member table:name="32377" table:display="true" table:show-details="true"/>
                <table:data-pilot-member table:name="32381" table:display="true" table:show-details="true"/>
                <table:data-pilot-member table:name="32388" table:display="true" table:show-details="true"/>
                <table:data-pilot-member table:name="32391" table:display="true" table:show-details="true"/>
                <table:data-pilot-member table:name="32424" table:display="true" table:show-details="true"/>
                <table:data-pilot-member table:name="32435" table:display="true" table:show-details="true"/>
                <table:data-pilot-member table:name="32443" table:display="true" table:show-details="true"/>
                <table:data-pilot-member table:name="32468" table:display="true" table:show-details="true"/>
                <table:data-pilot-member table:name="32476" table:display="true" table:show-details="true"/>
                <table:data-pilot-member table:name="32482" table:display="true" table:show-details="true"/>
                <table:data-pilot-member table:name="32486" table:display="true" table:show-details="true"/>
                <table:data-pilot-member table:name="32488" table:display="true" table:show-details="true"/>
                <table:data-pilot-member table:name="32495" table:display="true" table:show-details="true"/>
                <table:data-pilot-member table:name="32520" table:display="true" table:show-details="true"/>
                <table:data-pilot-member table:name="32523" table:display="true" table:show-details="true"/>
                <table:data-pilot-member table:name="32533" table:display="true" table:show-details="true"/>
                <table:data-pilot-member table:name="32539" table:display="true" table:show-details="true"/>
                <table:data-pilot-member table:name="32544" table:display="true" table:show-details="true"/>
                <table:data-pilot-member table:name="32560" table:display="true" table:show-details="true"/>
                <table:data-pilot-member table:name="32569" table:display="true" table:show-details="true"/>
                <table:data-pilot-member table:name="32576" table:display="true" table:show-details="true"/>
                <table:data-pilot-member table:name="32582" table:display="true" table:show-details="true"/>
                <table:data-pilot-member table:name="32584" table:display="true" table:show-details="true"/>
                <table:data-pilot-member table:name="32591" table:display="true" table:show-details="true"/>
                <table:data-pilot-member table:name="32625" table:display="true" table:show-details="true"/>
                <table:data-pilot-member table:name="32641" table:display="true" table:show-details="true"/>
                <table:data-pilot-member table:name="32649" table:display="true" table:show-details="true"/>
                <table:data-pilot-member table:name="32656" table:display="true" table:show-details="true"/>
                <table:data-pilot-member table:name="32667" table:display="true" table:show-details="true"/>
                <table:data-pilot-member table:name="32671" table:display="true" table:show-details="true"/>
                <table:data-pilot-member table:name="32678" table:display="true" table:show-details="true"/>
                <table:data-pilot-member table:name="32694" table:display="true" table:show-details="true"/>
                <table:data-pilot-member table:name="32720" table:display="true" table:show-details="true"/>
                <table:data-pilot-member table:name="32735" table:display="true" table:show-details="true"/>
                <table:data-pilot-member table:name="32744" table:display="true" table:show-details="true"/>
                <table:data-pilot-member table:name="32749" table:display="true" table:show-details="true"/>
                <table:data-pilot-member table:name="32762" table:display="true" table:show-details="true"/>
                <table:data-pilot-member table:name="32767" table:display="true" table:show-details="true"/>
                <table:data-pilot-member table:name="32774" table:display="true" table:show-details="true"/>
                <table:data-pilot-member table:name="32779" table:display="true" table:show-details="true"/>
                <table:data-pilot-member table:name="32790" table:display="true" table:show-details="true"/>
                <table:data-pilot-member table:name="32798" table:display="true" table:show-details="true"/>
                <table:data-pilot-member table:name="32802" table:display="true" table:show-details="true"/>
                <table:data-pilot-member table:name="32805" table:display="true" table:show-details="true"/>
                <table:data-pilot-member table:name="32821" table:display="true" table:show-details="true"/>
                <table:data-pilot-member table:name="32867" table:display="true" table:show-details="true"/>
                <table:data-pilot-member table:name="32881" table:display="true" table:show-details="true"/>
                <table:data-pilot-member table:name="32890" table:display="true" table:show-details="true"/>
                <table:data-pilot-member table:name="32894" table:display="true" table:show-details="true"/>
                <table:data-pilot-member table:name="32895" table:display="true" table:show-details="true"/>
                <table:data-pilot-member table:name="32896" table:display="true" table:show-details="true"/>
                <table:data-pilot-member table:name="32920" table:display="true" table:show-details="true"/>
                <table:data-pilot-member table:name="32983" table:display="true" table:show-details="true"/>
                <table:data-pilot-member table:name="32994" table:display="true" table:show-details="true"/>
                <table:data-pilot-member table:name="33003" table:display="true" table:show-details="true"/>
                <table:data-pilot-member table:name="33007" table:display="true" table:show-details="true"/>
                <table:data-pilot-member table:name="33025" table:display="true" table:show-details="true"/>
                <table:data-pilot-member table:name="33052" table:display="true" table:show-details="true"/>
                <table:data-pilot-member table:name="33055" table:display="true" table:show-details="true"/>
                <table:data-pilot-member table:name="33062" table:display="true" table:show-details="true"/>
                <table:data-pilot-member table:name="33077" table:display="true" table:show-details="true"/>
                <table:data-pilot-member table:name="33078" table:display="true" table:show-details="true"/>
                <table:data-pilot-member table:name="33083" table:display="true" table:show-details="true"/>
                <table:data-pilot-member table:name="33084" table:display="true" table:show-details="true"/>
                <table:data-pilot-member table:name="33088" table:display="true" table:show-details="true"/>
                <table:data-pilot-member table:name="33094" table:display="true" table:show-details="true"/>
                <table:data-pilot-member table:name="33115" table:display="true" table:show-details="true"/>
                <table:data-pilot-member table:name="33121" table:display="true" table:show-details="true"/>
                <table:data-pilot-member table:name="33123" table:display="true" table:show-details="true"/>
                <table:data-pilot-member table:name="33137" table:display="true" table:show-details="true"/>
                <table:data-pilot-member table:name="33140" table:display="true" table:show-details="true"/>
                <table:data-pilot-member table:name="33168" table:display="true" table:show-details="true"/>
                <table:data-pilot-member table:name="33174" table:display="true" table:show-details="true"/>
                <table:data-pilot-member table:name="33176" table:display="true" table:show-details="true"/>
                <table:data-pilot-member table:name="33177" table:display="true" table:show-details="true"/>
                <table:data-pilot-member table:name="33181" table:display="true" table:show-details="true"/>
                <table:data-pilot-member table:name="33185" table:display="true" table:show-details="true"/>
                <table:data-pilot-member table:name="33186" table:display="true" table:show-details="true"/>
                <table:data-pilot-member table:name="33219" table:display="true" table:show-details="true"/>
                <table:data-pilot-member table:name="33224" table:display="true" table:show-details="true"/>
                <table:data-pilot-member table:name="33227" table:display="true" table:show-details="true"/>
                <table:data-pilot-member table:name="33236" table:display="true" table:show-details="true"/>
                <table:data-pilot-member table:name="33245" table:display="true" table:show-details="true"/>
                <table:data-pilot-member table:name="33254" table:display="true" table:show-details="true"/>
                <table:data-pilot-member table:name="33257" table:display="true" table:show-details="true"/>
                <table:data-pilot-member table:name="33259" table:display="true" table:show-details="true"/>
                <table:data-pilot-member table:name="33260" table:display="true" table:show-details="true"/>
                <table:data-pilot-member table:name="33272" table:display="true" table:show-details="true"/>
                <table:data-pilot-member table:name="33285" table:display="true" table:show-details="true"/>
                <table:data-pilot-member table:name="33290" table:display="true" table:show-details="true"/>
                <table:data-pilot-member table:name="33308" table:display="true" table:show-details="true"/>
                <table:data-pilot-member table:name="33310" table:display="true" table:show-details="true"/>
                <table:data-pilot-member table:name="33321" table:display="true" table:show-details="true"/>
                <table:data-pilot-member table:name="33323" table:display="true" table:show-details="true"/>
                <table:data-pilot-member table:name="33325" table:display="true" table:show-details="true"/>
                <table:data-pilot-member table:name="33343" table:display="true" table:show-details="true"/>
                <table:data-pilot-member table:name="33352" table:display="true" table:show-details="true"/>
                <table:data-pilot-member table:name="33386" table:display="true" table:show-details="true"/>
                <table:data-pilot-member table:name="33388" table:display="true" table:show-details="true"/>
                <table:data-pilot-member table:name="33389" table:display="true" table:show-details="true"/>
                <table:data-pilot-member table:name="33392" table:display="true" table:show-details="true"/>
                <table:data-pilot-member table:name="33418" table:display="true" table:show-details="true"/>
                <table:data-pilot-member table:name="33429" table:display="true" table:show-details="true"/>
                <table:data-pilot-member table:name="33433" table:display="true" table:show-details="true"/>
                <table:data-pilot-member table:name="33439" table:display="true" table:show-details="true"/>
                <table:data-pilot-member table:name="33450" table:display="true" table:show-details="true"/>
                <table:data-pilot-member table:name="33452" table:display="true" table:show-details="true"/>
                <table:data-pilot-member table:name="33466" table:display="true" table:show-details="true"/>
                <table:data-pilot-member table:name="33471" table:display="true" table:show-details="true"/>
                <table:data-pilot-member table:name="33475" table:display="true" table:show-details="true"/>
                <table:data-pilot-member table:name="33482" table:display="true" table:show-details="true"/>
                <table:data-pilot-member table:name="33486" table:display="true" table:show-details="true"/>
                <table:data-pilot-member table:name="33494" table:display="true" table:show-details="true"/>
                <table:data-pilot-member table:name="33506" table:display="true" table:show-details="true"/>
                <table:data-pilot-member table:name="33510" table:display="true" table:show-details="true"/>
                <table:data-pilot-member table:name="33513" table:display="true" table:show-details="true"/>
                <table:data-pilot-member table:name="33520" table:display="true" table:show-details="true"/>
                <table:data-pilot-member table:name="33521" table:display="true" table:show-details="true"/>
                <table:data-pilot-member table:name="33532" table:display="true" table:show-details="true"/>
                <table:data-pilot-member table:name="33542" table:display="true" table:show-details="true"/>
                <table:data-pilot-member table:name="33544" table:display="true" table:show-details="true"/>
                <table:data-pilot-member table:name="33560" table:display="true" table:show-details="true"/>
                <table:data-pilot-member table:name="33567" table:display="true" table:show-details="true"/>
                <table:data-pilot-member table:name="33571" table:display="true" table:show-details="true"/>
                <table:data-pilot-member table:name="33580" table:display="true" table:show-details="true"/>
                <table:data-pilot-member table:name="33594" table:display="true" table:show-details="true"/>
                <table:data-pilot-member table:name="33599" table:display="true" table:show-details="true"/>
                <table:data-pilot-member table:name="33620" table:display="true" table:show-details="true"/>
                <table:data-pilot-member table:name="33627" table:display="true" table:show-details="true"/>
                <table:data-pilot-member table:name="33648" table:display="true" table:show-details="true"/>
                <table:data-pilot-member table:name="33660" table:display="true" table:show-details="true"/>
                <table:data-pilot-member table:name="33669" table:display="true" table:show-details="true"/>
                <table:data-pilot-member table:name="33674" table:display="true" table:show-details="true"/>
                <table:data-pilot-member table:name="33675" table:display="true" table:show-details="true"/>
                <table:data-pilot-member table:name="33712" table:display="true" table:show-details="true"/>
                <table:data-pilot-member table:name="33739" table:display="true" table:show-details="true"/>
                <table:data-pilot-member table:name="33751" table:display="true" table:show-details="true"/>
                <table:data-pilot-member table:name="33769" table:display="true" table:show-details="true"/>
                <table:data-pilot-member table:name="33774" table:display="true" table:show-details="true"/>
                <table:data-pilot-member table:name="33776" table:display="true" table:show-details="true"/>
                <table:data-pilot-member table:name="33782" table:display="true" table:show-details="true"/>
                <table:data-pilot-member table:name="33791" table:display="true" table:show-details="true"/>
                <table:data-pilot-member table:name="33816" table:display="true" table:show-details="true"/>
                <table:data-pilot-member table:name="33817" table:display="true" table:show-details="true"/>
                <table:data-pilot-member table:name="33819" table:display="true" table:show-details="true"/>
                <table:data-pilot-member table:name="33828" table:display="true" table:show-details="true"/>
                <table:data-pilot-member table:name="33839" table:display="true" table:show-details="true"/>
                <table:data-pilot-member table:name="33865" table:display="true" table:show-details="true"/>
                <table:data-pilot-member table:name="33876" table:display="true" table:show-details="true"/>
                <table:data-pilot-member table:name="33890" table:display="true" table:show-details="true"/>
                <table:data-pilot-member table:name="33918" table:display="true" table:show-details="true"/>
                <table:data-pilot-member table:name="33939" table:display="true" table:show-details="true"/>
                <table:data-pilot-member table:name="33957" table:display="true" table:show-details="true"/>
                <table:data-pilot-member table:name="33959" table:display="true" table:show-details="true"/>
                <table:data-pilot-member table:name="33983" table:display="true" table:show-details="true"/>
                <table:data-pilot-member table:name="33989" table:display="true" table:show-details="true"/>
                <table:data-pilot-member table:name="33996" table:display="true" table:show-details="true"/>
                <table:data-pilot-member table:name="34002" table:display="true" table:show-details="true"/>
                <table:data-pilot-member table:name="34010" table:display="true" table:show-details="true"/>
                <table:data-pilot-member table:name="34016" table:display="true" table:show-details="true"/>
                <table:data-pilot-member table:name="34020" table:display="true" table:show-details="true"/>
                <table:data-pilot-member table:name="34022" table:display="true" table:show-details="true"/>
                <table:data-pilot-member table:name="34029" table:display="true" table:show-details="true"/>
                <table:data-pilot-member table:name="34034" table:display="true" table:show-details="true"/>
                <table:data-pilot-member table:name="34042" table:display="true" table:show-details="true"/>
                <table:data-pilot-member table:name="34050" table:display="true" table:show-details="true"/>
                <table:data-pilot-member table:name="34052" table:display="true" table:show-details="true"/>
                <table:data-pilot-member table:name="34069" table:display="true" table:show-details="true"/>
                <table:data-pilot-member table:name="34078" table:display="true" table:show-details="true"/>
                <table:data-pilot-member table:name="34083" table:display="true" table:show-details="true"/>
                <table:data-pilot-member table:name="34090" table:display="true" table:show-details="true"/>
                <table:data-pilot-member table:name="34109" table:display="true" table:show-details="true"/>
                <table:data-pilot-member table:name="34110" table:display="true" table:show-details="true"/>
                <table:data-pilot-member table:name="34136" table:display="true" table:show-details="true"/>
                <table:data-pilot-member table:name="34137" table:display="true" table:show-details="true"/>
                <table:data-pilot-member table:name="34138" table:display="true" table:show-details="true"/>
                <table:data-pilot-member table:name="34144" table:display="true" table:show-details="true"/>
                <table:data-pilot-member table:name="34164" table:display="true" table:show-details="true"/>
                <table:data-pilot-member table:name="34186" table:display="true" table:show-details="true"/>
                <table:data-pilot-member table:name="34202" table:display="true" table:show-details="true"/>
                <table:data-pilot-member table:name="34221" table:display="true" table:show-details="true"/>
                <table:data-pilot-member table:name="34223" table:display="true" table:show-details="true"/>
                <table:data-pilot-member table:name="34224" table:display="true" table:show-details="true"/>
                <table:data-pilot-member table:name="34227" table:display="true" table:show-details="true"/>
                <table:data-pilot-member table:name="34229" table:display="true" table:show-details="true"/>
                <table:data-pilot-member table:name="34243" table:display="true" table:show-details="true"/>
                <table:data-pilot-member table:name="34259" table:display="true" table:show-details="true"/>
                <table:data-pilot-member table:name="34263" table:display="true" table:show-details="true"/>
                <table:data-pilot-member table:name="34272" table:display="true" table:show-details="true"/>
                <table:data-pilot-member table:name="34291" table:display="true" table:show-details="true"/>
                <table:data-pilot-member table:name="34292" table:display="true" table:show-details="true"/>
                <table:data-pilot-member table:name="34294" table:display="true" table:show-details="true"/>
                <table:data-pilot-member table:name="34299" table:display="true" table:show-details="true"/>
                <table:data-pilot-member table:name="34324" table:display="true" table:show-details="true"/>
                <table:data-pilot-member table:name="34327" table:display="true" table:show-details="true"/>
                <table:data-pilot-member table:name="34328" table:display="true" table:show-details="true"/>
                <table:data-pilot-member table:name="34356" table:display="true" table:show-details="true"/>
                <table:data-pilot-member table:name="34364" table:display="true" table:show-details="true"/>
                <table:data-pilot-member table:name="34371" table:display="true" table:show-details="true"/>
                <table:data-pilot-member table:name="34393" table:display="true" table:show-details="true"/>
                <table:data-pilot-member table:name="34404" table:display="true" table:show-details="true"/>
                <table:data-pilot-member table:name="34405" table:display="true" table:show-details="true"/>
                <table:data-pilot-member table:name="34423" table:display="true" table:show-details="true"/>
                <table:data-pilot-member table:name="34430" table:display="true" table:show-details="true"/>
                <table:data-pilot-member table:name="34439" table:display="true" table:show-details="true"/>
                <table:data-pilot-member table:name="34461" table:display="true" table:show-details="true"/>
                <table:data-pilot-member table:name="34464" table:display="true" table:show-details="true"/>
                <table:data-pilot-member table:name="34506" table:display="true" table:show-details="true"/>
                <table:data-pilot-member table:name="34520" table:display="true" table:show-details="true"/>
                <table:data-pilot-member table:name="34523" table:display="true" table:show-details="true"/>
                <table:data-pilot-member table:name="34525" table:display="true" table:show-details="true"/>
                <table:data-pilot-member table:name="34529" table:display="true" table:show-details="true"/>
                <table:data-pilot-member table:name="34544" table:display="true" table:show-details="true"/>
                <table:data-pilot-member table:name="34564" table:display="true" table:show-details="true"/>
                <table:data-pilot-member table:name="34599" table:display="true" table:show-details="true"/>
                <table:data-pilot-member table:name="34604" table:display="true" table:show-details="true"/>
                <table:data-pilot-member table:name="34614" table:display="true" table:show-details="true"/>
                <table:data-pilot-member table:name="34615" table:display="true" table:show-details="true"/>
                <table:data-pilot-member table:name="34618" table:display="true" table:show-details="true"/>
                <table:data-pilot-member table:name="34619" table:display="true" table:show-details="true"/>
                <table:data-pilot-member table:name="34638" table:display="true" table:show-details="true"/>
                <table:data-pilot-member table:name="34646" table:display="true" table:show-details="true"/>
                <table:data-pilot-member table:name="34676" table:display="true" table:show-details="true"/>
                <table:data-pilot-member table:name="34699" table:display="true" table:show-details="true"/>
                <table:data-pilot-member table:name="34703" table:display="true" table:show-details="true"/>
                <table:data-pilot-member table:name="34713" table:display="true" table:show-details="true"/>
                <table:data-pilot-member table:name="34715" table:display="true" table:show-details="true"/>
                <table:data-pilot-member table:name="34726" table:display="true" table:show-details="true"/>
                <table:data-pilot-member table:name="34729" table:display="true" table:show-details="true"/>
                <table:data-pilot-member table:name="34743" table:display="true" table:show-details="true"/>
                <table:data-pilot-member table:name="34750" table:display="true" table:show-details="true"/>
                <table:data-pilot-member table:name="34754" table:display="true" table:show-details="true"/>
                <table:data-pilot-member table:name="34755" table:display="true" table:show-details="true"/>
                <table:data-pilot-member table:name="34775" table:display="true" table:show-details="true"/>
                <table:data-pilot-member table:name="34776" table:display="true" table:show-details="true"/>
                <table:data-pilot-member table:name="34788" table:display="true" table:show-details="true"/>
                <table:data-pilot-member table:name="34809" table:display="true" table:show-details="true"/>
                <table:data-pilot-member table:name="34812" table:display="true" table:show-details="true"/>
                <table:data-pilot-member table:name="34813" table:display="true" table:show-details="true"/>
                <table:data-pilot-member table:name="34819" table:display="true" table:show-details="true"/>
                <table:data-pilot-member table:name="34834" table:display="true" table:show-details="true"/>
                <table:data-pilot-member table:name="34839" table:display="true" table:show-details="true"/>
                <table:data-pilot-member table:name="34859" table:display="true" table:show-details="true"/>
                <table:data-pilot-member table:name="34865" table:display="true" table:show-details="true"/>
                <table:data-pilot-member table:name="34866" table:display="true" table:show-details="true"/>
                <table:data-pilot-member table:name="34872" table:display="true" table:show-details="true"/>
                <table:data-pilot-member table:name="34878" table:display="true" table:show-details="true"/>
                <table:data-pilot-member table:name="34880" table:display="true" table:show-details="true"/>
                <table:data-pilot-member table:name="34884" table:display="true" table:show-details="true"/>
                <table:data-pilot-member table:name="34894" table:display="true" table:show-details="true"/>
                <table:data-pilot-member table:name="34901" table:display="true" table:show-details="true"/>
                <table:data-pilot-member table:name="34909" table:display="true" table:show-details="true"/>
                <table:data-pilot-member table:name="34934" table:display="true" table:show-details="true"/>
                <table:data-pilot-member table:name="34943" table:display="true" table:show-details="true"/>
                <table:data-pilot-member table:name="34953" table:display="true" table:show-details="true"/>
                <table:data-pilot-member table:name="34959" table:display="true" table:show-details="true"/>
                <table:data-pilot-member table:name="34963" table:display="true" table:show-details="true"/>
                <table:data-pilot-member table:name="34976" table:display="true" table:show-details="true"/>
                <table:data-pilot-member table:name="34978" table:display="true" table:show-details="true"/>
                <table:data-pilot-member table:name="35000" table:display="true" table:show-details="true"/>
                <table:data-pilot-member table:name="35014" table:display="true" table:show-details="true"/>
                <table:data-pilot-member table:name="35016" table:display="true" table:show-details="true"/>
                <table:data-pilot-member table:name="35027" table:display="true" table:show-details="true"/>
                <table:data-pilot-member table:name="35032" table:display="true" table:show-details="true"/>
                <table:data-pilot-member table:name="35042" table:display="true" table:show-details="true"/>
                <table:data-pilot-member table:name="35053" table:display="true" table:show-details="true"/>
                <table:data-pilot-member table:name="35060" table:display="true" table:show-details="true"/>
                <table:data-pilot-member table:name="35070" table:display="true" table:show-details="true"/>
                <table:data-pilot-member table:name="35074" table:display="true" table:show-details="true"/>
                <table:data-pilot-member table:name="35089" table:display="true" table:show-details="true"/>
                <table:data-pilot-member table:name="35106" table:display="true" table:show-details="true"/>
                <table:data-pilot-member table:name="35150" table:display="true" table:show-details="true"/>
                <table:data-pilot-member table:name="35160" table:display="true" table:show-details="true"/>
                <table:data-pilot-member table:name="35166" table:display="true" table:show-details="true"/>
                <table:data-pilot-member table:name="35172" table:display="true" table:show-details="true"/>
                <table:data-pilot-member table:name="35174" table:display="true" table:show-details="true"/>
                <table:data-pilot-member table:name="35203" table:display="true" table:show-details="true"/>
                <table:data-pilot-member table:name="35213" table:display="true" table:show-details="true"/>
                <table:data-pilot-member table:name="35217" table:display="true" table:show-details="true"/>
                <table:data-pilot-member table:name="35222" table:display="true" table:show-details="true"/>
                <table:data-pilot-member table:name="35229" table:display="true" table:show-details="true"/>
                <table:data-pilot-member table:name="35244" table:display="true" table:show-details="true"/>
                <table:data-pilot-member table:name="35249" table:display="true" table:show-details="true"/>
                <table:data-pilot-member table:name="35256" table:display="true" table:show-details="true"/>
                <table:data-pilot-member table:name="35281" table:display="true" table:show-details="true"/>
                <table:data-pilot-member table:name="35303" table:display="true" table:show-details="true"/>
                <table:data-pilot-member table:name="35313" table:display="true" table:show-details="true"/>
                <table:data-pilot-member table:name="35365" table:display="true" table:show-details="true"/>
                <table:data-pilot-member table:name="35381" table:display="true" table:show-details="true"/>
                <table:data-pilot-member table:name="35386" table:display="true" table:show-details="true"/>
                <table:data-pilot-member table:name="35420" table:display="true" table:show-details="true"/>
                <table:data-pilot-member table:name="35421" table:display="true" table:show-details="true"/>
                <table:data-pilot-member table:name="35437" table:display="true" table:show-details="true"/>
                <table:data-pilot-member table:name="35449" table:display="true" table:show-details="true"/>
                <table:data-pilot-member table:name="35461" table:display="true" table:show-details="true"/>
                <table:data-pilot-member table:name="35467" table:display="true" table:show-details="true"/>
                <table:data-pilot-member table:name="35474" table:display="true" table:show-details="true"/>
                <table:data-pilot-member table:name="35508" table:display="true" table:show-details="true"/>
                <table:data-pilot-member table:name="35517" table:display="true" table:show-details="true"/>
                <table:data-pilot-member table:name="35540" table:display="true" table:show-details="true"/>
                <table:data-pilot-member table:name="35549" table:display="true" table:show-details="true"/>
                <table:data-pilot-member table:name="35593" table:display="true" table:show-details="true"/>
                <table:data-pilot-member table:name="35603" table:display="true" table:show-details="true"/>
                <table:data-pilot-member table:name="35610" table:display="true" table:show-details="true"/>
                <table:data-pilot-member table:name="35626" table:display="true" table:show-details="true"/>
                <table:data-pilot-member table:name="35638" table:display="true" table:show-details="true"/>
                <table:data-pilot-member table:name="35665" table:display="true" table:show-details="true"/>
                <table:data-pilot-member table:name="35670" table:display="true" table:show-details="true"/>
                <table:data-pilot-member table:name="35678" table:display="true" table:show-details="true"/>
                <table:data-pilot-member table:name="35687" table:display="true" table:show-details="true"/>
                <table:data-pilot-member table:name="35697" table:display="true" table:show-details="true"/>
                <table:data-pilot-member table:name="35726" table:display="true" table:show-details="true"/>
                <table:data-pilot-member table:name="35731" table:display="true" table:show-details="true"/>
                <table:data-pilot-member table:name="35747" table:display="true" table:show-details="true"/>
                <table:data-pilot-member table:name="35771" table:display="true" table:show-details="true"/>
                <table:data-pilot-member table:name="35786" table:display="true" table:show-details="true"/>
                <table:data-pilot-member table:name="35822" table:display="true" table:show-details="true"/>
                <table:data-pilot-member table:name="35825" table:display="true" table:show-details="true"/>
                <table:data-pilot-member table:name="35834" table:display="true" table:show-details="true"/>
                <table:data-pilot-member table:name="35848" table:display="true" table:show-details="true"/>
                <table:data-pilot-member table:name="35855" table:display="true" table:show-details="true"/>
                <table:data-pilot-member table:name="35859" table:display="true" table:show-details="true"/>
                <table:data-pilot-member table:name="35884" table:display="true" table:show-details="true"/>
                <table:data-pilot-member table:name="35890" table:display="true" table:show-details="true"/>
                <table:data-pilot-member table:name="35900" table:display="true" table:show-details="true"/>
                <table:data-pilot-member table:name="35903" table:display="true" table:show-details="true"/>
                <table:data-pilot-member table:name="35908" table:display="true" table:show-details="true"/>
                <table:data-pilot-member table:name="35911" table:display="true" table:show-details="true"/>
                <table:data-pilot-member table:name="35912" table:display="true" table:show-details="true"/>
                <table:data-pilot-member table:name="35916" table:display="true" table:show-details="true"/>
                <table:data-pilot-member table:name="35918" table:display="true" table:show-details="true"/>
                <table:data-pilot-member table:name="35925" table:display="true" table:show-details="true"/>
                <table:data-pilot-member table:name="35937" table:display="true" table:show-details="true"/>
                <table:data-pilot-member table:name="35945" table:display="true" table:show-details="true"/>
                <table:data-pilot-member table:name="35946" table:display="true" table:show-details="true"/>
                <table:data-pilot-member table:name="35949" table:display="true" table:show-details="true"/>
                <table:data-pilot-member table:name="35956" table:display="true" table:show-details="true"/>
                <table:data-pilot-member table:name="35962" table:display="true" table:show-details="true"/>
                <table:data-pilot-member table:name="35969" table:display="true" table:show-details="true"/>
                <table:data-pilot-member table:name="35970" table:display="true" table:show-details="true"/>
                <table:data-pilot-member table:name="35971" table:display="true" table:show-details="true"/>
                <table:data-pilot-member table:name="35981" table:display="true" table:show-details="true"/>
                <table:data-pilot-member table:name="35985" table:display="true" table:show-details="true"/>
                <table:data-pilot-member table:name="35991" table:display="true" table:show-details="true"/>
                <table:data-pilot-member table:name="35998" table:display="true" table:show-details="true"/>
                <table:data-pilot-member table:name="36002" table:display="true" table:show-details="true"/>
                <table:data-pilot-member table:name="36006" table:display="true" table:show-details="true"/>
                <table:data-pilot-member table:name="36008" table:display="true" table:show-details="true"/>
                <table:data-pilot-member table:name="36018" table:display="true" table:show-details="true"/>
                <table:data-pilot-member table:name="36032" table:display="true" table:show-details="true"/>
                <table:data-pilot-member table:name="36042" table:display="true" table:show-details="true"/>
                <table:data-pilot-member table:name="36049" table:display="true" table:show-details="true"/>
                <table:data-pilot-member table:name="36050" table:display="true" table:show-details="true"/>
                <table:data-pilot-member table:name="36065" table:display="true" table:show-details="true"/>
                <table:data-pilot-member table:name="36083" table:display="true" table:show-details="true"/>
                <table:data-pilot-member table:name="36090" table:display="true" table:show-details="true"/>
                <table:data-pilot-member table:name="36098" table:display="true" table:show-details="true"/>
                <table:data-pilot-member table:name="36099" table:display="true" table:show-details="true"/>
                <table:data-pilot-member table:name="36108" table:display="true" table:show-details="true"/>
                <table:data-pilot-member table:name="36110" table:display="true" table:show-details="true"/>
                <table:data-pilot-member table:name="36113" table:display="true" table:show-details="true"/>
                <table:data-pilot-member table:name="36119" table:display="true" table:show-details="true"/>
                <table:data-pilot-member table:name="36129" table:display="true" table:show-details="true"/>
                <table:data-pilot-member table:name="36149" table:display="true" table:show-details="true"/>
                <table:data-pilot-member table:name="36152" table:display="true" table:show-details="true"/>
                <table:data-pilot-member table:name="36155" table:display="true" table:show-details="true"/>
                <table:data-pilot-member table:name="36156" table:display="true" table:show-details="true"/>
                <table:data-pilot-member table:name="36173" table:display="true" table:show-details="true"/>
                <table:data-pilot-member table:name="36179" table:display="true" table:show-details="true"/>
                <table:data-pilot-member table:name="36180" table:display="true" table:show-details="true"/>
                <table:data-pilot-member table:name="36223" table:display="true" table:show-details="true"/>
                <table:data-pilot-member table:name="36234" table:display="true" table:show-details="true"/>
                <table:data-pilot-member table:name="36243" table:display="true" table:show-details="true"/>
                <table:data-pilot-member table:name="36249" table:display="true" table:show-details="true"/>
                <table:data-pilot-member table:name="36269" table:display="true" table:show-details="true"/>
                <table:data-pilot-member table:name="36272" table:display="true" table:show-details="true"/>
                <table:data-pilot-member table:name="36280" table:display="true" table:show-details="true"/>
                <table:data-pilot-member table:name="36286" table:display="true" table:show-details="true"/>
                <table:data-pilot-member table:name="36291" table:display="true" table:show-details="true"/>
                <table:data-pilot-member table:name="36306" table:display="true" table:show-details="true"/>
                <table:data-pilot-member table:name="36309" table:display="true" table:show-details="true"/>
                <table:data-pilot-member table:name="36310" table:display="true" table:show-details="true"/>
                <table:data-pilot-member table:name="36324" table:display="true" table:show-details="true"/>
                <table:data-pilot-member table:name="36352" table:display="true" table:show-details="true"/>
                <table:data-pilot-member table:name="36371" table:display="true" table:show-details="true"/>
                <table:data-pilot-member table:name="36386" table:display="true" table:show-details="true"/>
                <table:data-pilot-member table:name="36388" table:display="true" table:show-details="true"/>
                <table:data-pilot-member table:name="36392" table:display="true" table:show-details="true"/>
                <table:data-pilot-member table:name="36395" table:display="true" table:show-details="true"/>
                <table:data-pilot-member table:name="36397" table:display="true" table:show-details="true"/>
                <table:data-pilot-member table:name="36402" table:display="true" table:show-details="true"/>
                <table:data-pilot-member table:name="36439" table:display="true" table:show-details="true"/>
                <table:data-pilot-member table:name="36447" table:display="true" table:show-details="true"/>
                <table:data-pilot-member table:name="36463" table:display="true" table:show-details="true"/>
                <table:data-pilot-member table:name="36464" table:display="true" table:show-details="true"/>
                <table:data-pilot-member table:name="36468" table:display="true" table:show-details="true"/>
                <table:data-pilot-member table:name="36469" table:display="true" table:show-details="true"/>
                <table:data-pilot-member table:name="36486" table:display="true" table:show-details="true"/>
                <table:data-pilot-member table:name="36497" table:display="true" table:show-details="true"/>
                <table:data-pilot-member table:name="36505" table:display="true" table:show-details="true"/>
                <table:data-pilot-member table:name="36511" table:display="true" table:show-details="true"/>
                <table:data-pilot-member table:name="36516" table:display="true" table:show-details="true"/>
                <table:data-pilot-member table:name="36517" table:display="true" table:show-details="true"/>
                <table:data-pilot-member table:name="36524" table:display="true" table:show-details="true"/>
                <table:data-pilot-member table:name="36527" table:display="true" table:show-details="true"/>
                <table:data-pilot-member table:name="36532" table:display="true" table:show-details="true"/>
                <table:data-pilot-member table:name="36540" table:display="true" table:show-details="true"/>
                <table:data-pilot-member table:name="36542" table:display="true" table:show-details="true"/>
                <table:data-pilot-member table:name="36551" table:display="true" table:show-details="true"/>
                <table:data-pilot-member table:name="36560" table:display="true" table:show-details="true"/>
                <table:data-pilot-member table:name="36607" table:display="true" table:show-details="true"/>
                <table:data-pilot-member table:name="36609" table:display="true" table:show-details="true"/>
                <table:data-pilot-member table:name="36617" table:display="true" table:show-details="true"/>
                <table:data-pilot-member table:name="36618" table:display="true" table:show-details="true"/>
                <table:data-pilot-member table:name="36637" table:display="true" table:show-details="true"/>
                <table:data-pilot-member table:name="36638" table:display="true" table:show-details="true"/>
                <table:data-pilot-member table:name="36650" table:display="true" table:show-details="true"/>
                <table:data-pilot-member table:name="36663" table:display="true" table:show-details="true"/>
                <table:data-pilot-member table:name="36729" table:display="true" table:show-details="true"/>
                <table:data-pilot-member table:name="36740" table:display="true" table:show-details="true"/>
                <table:data-pilot-member table:name="36798" table:display="true" table:show-details="true"/>
                <table:data-pilot-member table:name="36814" table:display="true" table:show-details="true"/>
                <table:data-pilot-member table:name="36817" table:display="true" table:show-details="true"/>
                <table:data-pilot-member table:name="36820" table:display="true" table:show-details="true"/>
                <table:data-pilot-member table:name="36854" table:display="true" table:show-details="true"/>
                <table:data-pilot-member table:name="36865" table:display="true" table:show-details="true"/>
                <table:data-pilot-member table:name="36867" table:display="true" table:show-details="true"/>
                <table:data-pilot-member table:name="36869" table:display="true" table:show-details="true"/>
                <table:data-pilot-member table:name="36876" table:display="true" table:show-details="true"/>
                <table:data-pilot-member table:name="36887" table:display="true" table:show-details="true"/>
                <table:data-pilot-member table:name="36888" table:display="true" table:show-details="true"/>
                <table:data-pilot-member table:name="36915" table:display="true" table:show-details="true"/>
                <table:data-pilot-member table:name="36924" table:display="true" table:show-details="true"/>
                <table:data-pilot-member table:name="36931" table:display="true" table:show-details="true"/>
                <table:data-pilot-member table:name="36944" table:display="true" table:show-details="true"/>
                <table:data-pilot-member table:name="36959" table:display="true" table:show-details="true"/>
                <table:data-pilot-member table:name="36962" table:display="true" table:show-details="true"/>
                <table:data-pilot-member table:name="36963" table:display="true" table:show-details="true"/>
                <table:data-pilot-member table:name="36965" table:display="true" table:show-details="true"/>
                <table:data-pilot-member table:name="36966" table:display="true" table:show-details="true"/>
                <table:data-pilot-member table:name="36973" table:display="true" table:show-details="true"/>
                <table:data-pilot-member table:name="36980" table:display="true" table:show-details="true"/>
                <table:data-pilot-member table:name="36984" table:display="true" table:show-details="true"/>
                <table:data-pilot-member table:name="36995" table:display="true" table:show-details="true"/>
                <table:data-pilot-member table:name="37045" table:display="true" table:show-details="true"/>
                <table:data-pilot-member table:name="37048" table:display="true" table:show-details="true"/>
                <table:data-pilot-member table:name="37051" table:display="true" table:show-details="true"/>
                <table:data-pilot-member table:name="37059" table:display="true" table:show-details="true"/>
                <table:data-pilot-member table:name="37066" table:display="true" table:show-details="true"/>
                <table:data-pilot-member table:name="37073" table:display="true" table:show-details="true"/>
                <table:data-pilot-member table:name="37081" table:display="true" table:show-details="true"/>
                <table:data-pilot-member table:name="37087" table:display="true" table:show-details="true"/>
                <table:data-pilot-member table:name="37092" table:display="true" table:show-details="true"/>
                <table:data-pilot-member table:name="37107" table:display="true" table:show-details="true"/>
                <table:data-pilot-member table:name="37116" table:display="true" table:show-details="true"/>
                <table:data-pilot-member table:name="37120" table:display="true" table:show-details="true"/>
                <table:data-pilot-member table:name="37132" table:display="true" table:show-details="true"/>
                <table:data-pilot-member table:name="37135" table:display="true" table:show-details="true"/>
                <table:data-pilot-member table:name="37136" table:display="true" table:show-details="true"/>
                <table:data-pilot-member table:name="37141" table:display="true" table:show-details="true"/>
                <table:data-pilot-member table:name="37150" table:display="true" table:show-details="true"/>
                <table:data-pilot-member table:name="37184" table:display="true" table:show-details="true"/>
                <table:data-pilot-member table:name="37191" table:display="true" table:show-details="true"/>
                <table:data-pilot-member table:name="37196" table:display="true" table:show-details="true"/>
                <table:data-pilot-member table:name="37198" table:display="true" table:show-details="true"/>
                <table:data-pilot-member table:name="37201" table:display="true" table:show-details="true"/>
                <table:data-pilot-member table:name="37202" table:display="true" table:show-details="true"/>
                <table:data-pilot-member table:name="37208" table:display="true" table:show-details="true"/>
                <table:data-pilot-member table:name="37209" table:display="true" table:show-details="true"/>
                <table:data-pilot-member table:name="37229" table:display="true" table:show-details="true"/>
                <table:data-pilot-member table:name="37233" table:display="true" table:show-details="true"/>
                <table:data-pilot-member table:name="37257" table:display="true" table:show-details="true"/>
                <table:data-pilot-member table:name="37261" table:display="true" table:show-details="true"/>
                <table:data-pilot-member table:name="37263" table:display="true" table:show-details="true"/>
                <table:data-pilot-member table:name="37271" table:display="true" table:show-details="true"/>
                <table:data-pilot-member table:name="37282" table:display="true" table:show-details="true"/>
                <table:data-pilot-member table:name="37330" table:display="true" table:show-details="true"/>
                <table:data-pilot-member table:name="37332" table:display="true" table:show-details="true"/>
                <table:data-pilot-member table:name="37341" table:display="true" table:show-details="true"/>
                <table:data-pilot-member table:name="37346" table:display="true" table:show-details="true"/>
                <table:data-pilot-member table:name="37356" table:display="true" table:show-details="true"/>
                <table:data-pilot-member table:name="37357" table:display="true" table:show-details="true"/>
                <table:data-pilot-member table:name="37375" table:display="true" table:show-details="true"/>
                <table:data-pilot-member table:name="37403" table:display="true" table:show-details="true"/>
                <table:data-pilot-member table:name="37414" table:display="true" table:show-details="true"/>
                <table:data-pilot-member table:name="37439" table:display="true" table:show-details="true"/>
                <table:data-pilot-member table:name="37447" table:display="true" table:show-details="true"/>
                <table:data-pilot-member table:name="37453" table:display="true" table:show-details="true"/>
                <table:data-pilot-member table:name="37456" table:display="true" table:show-details="true"/>
                <table:data-pilot-member table:name="37461" table:display="true" table:show-details="true"/>
                <table:data-pilot-member table:name="37462" table:display="true" table:show-details="true"/>
                <table:data-pilot-member table:name="37469" table:display="true" table:show-details="true"/>
                <table:data-pilot-member table:name="37472" table:display="true" table:show-details="true"/>
                <table:data-pilot-member table:name="37495" table:display="true" table:show-details="true"/>
                <table:data-pilot-member table:name="37518" table:display="true" table:show-details="true"/>
                <table:data-pilot-member table:name="37523" table:display="true" table:show-details="true"/>
                <table:data-pilot-member table:name="37541" table:display="true" table:show-details="true"/>
                <table:data-pilot-member table:name="37549" table:display="true" table:show-details="true"/>
                <table:data-pilot-member table:name="37557" table:display="true" table:show-details="true"/>
                <table:data-pilot-member table:name="37565" table:display="true" table:show-details="true"/>
                <table:data-pilot-member table:name="37584" table:display="true" table:show-details="true"/>
                <table:data-pilot-member table:name="37612" table:display="true" table:show-details="true"/>
                <table:data-pilot-member table:name="37624" table:display="true" table:show-details="true"/>
                <table:data-pilot-member table:name="37647" table:display="true" table:show-details="true"/>
                <table:data-pilot-member table:name="37659" table:display="true" table:show-details="true"/>
                <table:data-pilot-member table:name="37686" table:display="true" table:show-details="true"/>
                <table:data-pilot-member table:name="37701" table:display="true" table:show-details="true"/>
                <table:data-pilot-member table:name="37705" table:display="true" table:show-details="true"/>
                <table:data-pilot-member table:name="37722" table:display="true" table:show-details="true"/>
                <table:data-pilot-member table:name="37725" table:display="true" table:show-details="true"/>
                <table:data-pilot-member table:name="37747" table:display="true" table:show-details="true"/>
                <table:data-pilot-member table:name="37759" table:display="true" table:show-details="true"/>
                <table:data-pilot-member table:name="37766" table:display="true" table:show-details="true"/>
                <table:data-pilot-member table:name="37769" table:display="true" table:show-details="true"/>
                <table:data-pilot-member table:name="37771" table:display="true" table:show-details="true"/>
                <table:data-pilot-member table:name="37800" table:display="true" table:show-details="true"/>
                <table:data-pilot-member table:name="37815" table:display="true" table:show-details="true"/>
                <table:data-pilot-member table:name="37818" table:display="true" table:show-details="true"/>
                <table:data-pilot-member table:name="37845" table:display="true" table:show-details="true"/>
                <table:data-pilot-member table:name="37848" table:display="true" table:show-details="true"/>
                <table:data-pilot-member table:name="37870" table:display="true" table:show-details="true"/>
                <table:data-pilot-member table:name="37872" table:display="true" table:show-details="true"/>
                <table:data-pilot-member table:name="37877" table:display="true" table:show-details="true"/>
                <table:data-pilot-member table:name="37942" table:display="true" table:show-details="true"/>
                <table:data-pilot-member table:name="37948" table:display="true" table:show-details="true"/>
                <table:data-pilot-member table:name="37957" table:display="true" table:show-details="true"/>
                <table:data-pilot-member table:name="37958" table:display="true" table:show-details="true"/>
                <table:data-pilot-member table:name="37968" table:display="true" table:show-details="true"/>
                <table:data-pilot-member table:name="37971" table:display="true" table:show-details="true"/>
                <table:data-pilot-member table:name="37976" table:display="true" table:show-details="true"/>
                <table:data-pilot-member table:name="37981" table:display="true" table:show-details="true"/>
                <table:data-pilot-member table:name="37986" table:display="true" table:show-details="true"/>
                <table:data-pilot-member table:name="37992" table:display="true" table:show-details="true"/>
                <table:data-pilot-member table:name="37993" table:display="true" table:show-details="true"/>
                <table:data-pilot-member table:name="38006" table:display="true" table:show-details="true"/>
                <table:data-pilot-member table:name="38008" table:display="true" table:show-details="true"/>
                <table:data-pilot-member table:name="38011" table:display="true" table:show-details="true"/>
                <table:data-pilot-member table:name="38012" table:display="true" table:show-details="true"/>
                <table:data-pilot-member table:name="38024" table:display="true" table:show-details="true"/>
                <table:data-pilot-member table:name="38038" table:display="true" table:show-details="true"/>
                <table:data-pilot-member table:name="38045" table:display="true" table:show-details="true"/>
                <table:data-pilot-member table:name="38112" table:display="true" table:show-details="true"/>
                <table:data-pilot-member table:name="38120" table:display="true" table:show-details="true"/>
                <table:data-pilot-member table:name="38134" table:display="true" table:show-details="true"/>
                <table:data-pilot-member table:name="38137" table:display="true" table:show-details="true"/>
                <table:data-pilot-member table:name="38140" table:display="true" table:show-details="true"/>
                <table:data-pilot-member table:name="38150" table:display="true" table:show-details="true"/>
                <table:data-pilot-member table:name="38156" table:display="true" table:show-details="true"/>
                <table:data-pilot-member table:name="38161" table:display="true" table:show-details="true"/>
                <table:data-pilot-member table:name="38163" table:display="true" table:show-details="true"/>
                <table:data-pilot-member table:name="38168" table:display="true" table:show-details="true"/>
                <table:data-pilot-member table:name="38170" table:display="true" table:show-details="true"/>
                <table:data-pilot-member table:name="38181" table:display="true" table:show-details="true"/>
                <table:data-pilot-member table:name="38182" table:display="true" table:show-details="true"/>
                <table:data-pilot-member table:name="38212" table:display="true" table:show-details="true"/>
                <table:data-pilot-member table:name="38240" table:display="true" table:show-details="true"/>
                <table:data-pilot-member table:name="38244" table:display="true" table:show-details="true"/>
                <table:data-pilot-member table:name="38245" table:display="true" table:show-details="true"/>
                <table:data-pilot-member table:name="38252" table:display="true" table:show-details="true"/>
                <table:data-pilot-member table:name="38258" table:display="true" table:show-details="true"/>
                <table:data-pilot-member table:name="38265" table:display="true" table:show-details="true"/>
                <table:data-pilot-member table:name="38270" table:display="true" table:show-details="true"/>
                <table:data-pilot-member table:name="38274" table:display="true" table:show-details="true"/>
                <table:data-pilot-member table:name="38280" table:display="true" table:show-details="true"/>
                <table:data-pilot-member table:name="38294" table:display="true" table:show-details="true"/>
                <table:data-pilot-member table:name="38296" table:display="true" table:show-details="true"/>
                <table:data-pilot-member table:name="38350" table:display="true" table:show-details="true"/>
                <table:data-pilot-member table:name="38373" table:display="true" table:show-details="true"/>
                <table:data-pilot-member table:name="38375" table:display="true" table:show-details="true"/>
                <table:data-pilot-member table:name="38379" table:display="true" table:show-details="true"/>
                <table:data-pilot-member table:name="38397" table:display="true" table:show-details="true"/>
                <table:data-pilot-member table:name="38399" table:display="true" table:show-details="true"/>
                <table:data-pilot-member table:name="38405" table:display="true" table:show-details="true"/>
                <table:data-pilot-member table:name="38407" table:display="true" table:show-details="true"/>
                <table:data-pilot-member table:name="38409" table:display="true" table:show-details="true"/>
                <table:data-pilot-member table:name="38430" table:display="true" table:show-details="true"/>
                <table:data-pilot-member table:name="38441" table:display="true" table:show-details="true"/>
                <table:data-pilot-member table:name="38446" table:display="true" table:show-details="true"/>
                <table:data-pilot-member table:name="38451" table:display="true" table:show-details="true"/>
                <table:data-pilot-member table:name="38466" table:display="true" table:show-details="true"/>
                <table:data-pilot-member table:name="38492" table:display="true" table:show-details="true"/>
                <table:data-pilot-member table:name="38510" table:display="true" table:show-details="true"/>
                <table:data-pilot-member table:name="38528" table:display="true" table:show-details="true"/>
                <table:data-pilot-member table:name="38548" table:display="true" table:show-details="true"/>
                <table:data-pilot-member table:name="38549" table:display="true" table:show-details="true"/>
                <table:data-pilot-member table:name="38569" table:display="true" table:show-details="true"/>
                <table:data-pilot-member table:name="38570" table:display="true" table:show-details="true"/>
                <table:data-pilot-member table:name="38582" table:display="true" table:show-details="true"/>
                <table:data-pilot-member table:name="38585" table:display="true" table:show-details="true"/>
                <table:data-pilot-member table:name="38594" table:display="true" table:show-details="true"/>
                <table:data-pilot-member table:name="38606" table:display="true" table:show-details="true"/>
                <table:data-pilot-member table:name="38624" table:display="true" table:show-details="true"/>
                <table:data-pilot-member table:name="38630" table:display="true" table:show-details="true"/>
                <table:data-pilot-member table:name="38652" table:display="true" table:show-details="true"/>
                <table:data-pilot-member table:name="38674" table:display="true" table:show-details="true"/>
                <table:data-pilot-member table:name="38682" table:display="true" table:show-details="true"/>
                <table:data-pilot-member table:name="38685" table:display="true" table:show-details="true"/>
                <table:data-pilot-member table:name="38690" table:display="true" table:show-details="true"/>
                <table:data-pilot-member table:name="38703" table:display="true" table:show-details="true"/>
                <table:data-pilot-member table:name="38704" table:display="true" table:show-details="true"/>
                <table:data-pilot-member table:name="38707" table:display="true" table:show-details="true"/>
                <table:data-pilot-member table:name="38708" table:display="true" table:show-details="true"/>
                <table:data-pilot-member table:name="38718" table:display="true" table:show-details="true"/>
                <table:data-pilot-member table:name="38719" table:display="true" table:show-details="true"/>
                <table:data-pilot-member table:name="38747" table:display="true" table:show-details="true"/>
                <table:data-pilot-member table:name="38758" table:display="true" table:show-details="true"/>
                <table:data-pilot-member table:name="38781" table:display="true" table:show-details="true"/>
                <table:data-pilot-member table:name="38793" table:display="true" table:show-details="true"/>
                <table:data-pilot-member table:name="38796" table:display="true" table:show-details="true"/>
                <table:data-pilot-member table:name="38801" table:display="true" table:show-details="true"/>
                <table:data-pilot-member table:name="38844" table:display="true" table:show-details="true"/>
                <table:data-pilot-member table:name="38860" table:display="true" table:show-details="true"/>
                <table:data-pilot-member table:name="38898" table:display="true" table:show-details="true"/>
                <table:data-pilot-member table:name="38904" table:display="true" table:show-details="true"/>
                <table:data-pilot-member table:name="38906" table:display="true" table:show-details="true"/>
                <table:data-pilot-member table:name="38915" table:display="true" table:show-details="true"/>
                <table:data-pilot-member table:name="38924" table:display="true" table:show-details="true"/>
                <table:data-pilot-member table:name="38950" table:display="true" table:show-details="true"/>
                <table:data-pilot-member table:name="38969" table:display="true" table:show-details="true"/>
                <table:data-pilot-member table:name="38970" table:display="true" table:show-details="true"/>
                <table:data-pilot-member table:name="38975" table:display="true" table:show-details="true"/>
                <table:data-pilot-member table:name="39000" table:display="true" table:show-details="true"/>
                <table:data-pilot-member table:name="39010" table:display="true" table:show-details="true"/>
                <table:data-pilot-member table:name="39011" table:display="true" table:show-details="true"/>
                <table:data-pilot-member table:name="39012" table:display="true" table:show-details="true"/>
                <table:data-pilot-member table:name="39020" table:display="true" table:show-details="true"/>
                <table:data-pilot-member table:name="39025" table:display="true" table:show-details="true"/>
                <table:data-pilot-member table:name="39031" table:display="true" table:show-details="true"/>
                <table:data-pilot-member table:name="39050" table:display="true" table:show-details="true"/>
                <table:data-pilot-member table:name="39066" table:display="true" table:show-details="true"/>
                <table:data-pilot-member table:name="39067" table:display="true" table:show-details="true"/>
                <table:data-pilot-member table:name="39087" table:display="true" table:show-details="true"/>
                <table:data-pilot-member table:name="39088" table:display="true" table:show-details="true"/>
                <table:data-pilot-member table:name="39090" table:display="true" table:show-details="true"/>
                <table:data-pilot-member table:name="39104" table:display="true" table:show-details="true"/>
                <table:data-pilot-member table:name="39109" table:display="true" table:show-details="true"/>
                <table:data-pilot-member table:name="39118" table:display="true" table:show-details="true"/>
                <table:data-pilot-member table:name="39119" table:display="true" table:show-details="true"/>
                <table:data-pilot-member table:name="39125" table:display="true" table:show-details="true"/>
                <table:data-pilot-member table:name="39135" table:display="true" table:show-details="true"/>
                <table:data-pilot-member table:name="39148" table:display="true" table:show-details="true"/>
                <table:data-pilot-member table:name="39150" table:display="true" table:show-details="true"/>
                <table:data-pilot-member table:name="39153" table:display="true" table:show-details="true"/>
                <table:data-pilot-member table:name="39162" table:display="true" table:show-details="true"/>
                <table:data-pilot-member table:name="39163" table:display="true" table:show-details="true"/>
                <table:data-pilot-member table:name="39167" table:display="true" table:show-details="true"/>
                <table:data-pilot-member table:name="39176" table:display="true" table:show-details="true"/>
                <table:data-pilot-member table:name="39204" table:display="true" table:show-details="true"/>
                <table:data-pilot-member table:name="39216" table:display="true" table:show-details="true"/>
                <table:data-pilot-member table:name="39225" table:display="true" table:show-details="true"/>
                <table:data-pilot-member table:name="39250" table:display="true" table:show-details="true"/>
                <table:data-pilot-member table:name="39257" table:display="true" table:show-details="true"/>
                <table:data-pilot-member table:name="39268" table:display="true" table:show-details="true"/>
                <table:data-pilot-member table:name="39292" table:display="true" table:show-details="true"/>
                <table:data-pilot-member table:name="39302" table:display="true" table:show-details="true"/>
                <table:data-pilot-member table:name="39319" table:display="true" table:show-details="true"/>
                <table:data-pilot-member table:name="39333" table:display="true" table:show-details="true"/>
                <table:data-pilot-member table:name="39338" table:display="true" table:show-details="true"/>
                <table:data-pilot-member table:name="39352" table:display="true" table:show-details="true"/>
                <table:data-pilot-member table:name="39353" table:display="true" table:show-details="true"/>
                <table:data-pilot-member table:name="39361" table:display="true" table:show-details="true"/>
                <table:data-pilot-member table:name="39365" table:display="true" table:show-details="true"/>
                <table:data-pilot-member table:name="39373" table:display="true" table:show-details="true"/>
                <table:data-pilot-member table:name="39399" table:display="true" table:show-details="true"/>
                <table:data-pilot-member table:name="39402" table:display="true" table:show-details="true"/>
                <table:data-pilot-member table:name="39431" table:display="true" table:show-details="true"/>
                <table:data-pilot-member table:name="39433" table:display="true" table:show-details="true"/>
                <table:data-pilot-member table:name="39437" table:display="true" table:show-details="true"/>
                <table:data-pilot-member table:name="39440" table:display="true" table:show-details="true"/>
                <table:data-pilot-member table:name="39469" table:display="true" table:show-details="true"/>
                <table:data-pilot-member table:name="39478" table:display="true" table:show-details="true"/>
                <table:data-pilot-member table:name="39480" table:display="true" table:show-details="true"/>
                <table:data-pilot-member table:name="39481" table:display="true" table:show-details="true"/>
                <table:data-pilot-member table:name="39486" table:display="true" table:show-details="true"/>
                <table:data-pilot-member table:name="39506" table:display="true" table:show-details="true"/>
                <table:data-pilot-member table:name="39517" table:display="true" table:show-details="true"/>
                <table:data-pilot-member table:name="39520" table:display="true" table:show-details="true"/>
                <table:data-pilot-member table:name="39523" table:display="true" table:show-details="true"/>
                <table:data-pilot-member table:name="39529" table:display="true" table:show-details="true"/>
                <table:data-pilot-member table:name="39535" table:display="true" table:show-details="true"/>
                <table:data-pilot-member table:name="39541" table:display="true" table:show-details="true"/>
                <table:data-pilot-member table:name="39548" table:display="true" table:show-details="true"/>
                <table:data-pilot-member table:name="39549" table:display="true" table:show-details="true"/>
                <table:data-pilot-member table:name="39555" table:display="true" table:show-details="true"/>
                <table:data-pilot-member table:name="39562" table:display="true" table:show-details="true"/>
                <table:data-pilot-member table:name="39579" table:display="true" table:show-details="true"/>
                <table:data-pilot-member table:name="39582" table:display="true" table:show-details="true"/>
                <table:data-pilot-member table:name="39588" table:display="true" table:show-details="true"/>
                <table:data-pilot-member table:name="39626" table:display="true" table:show-details="true"/>
                <table:data-pilot-member table:name="39630" table:display="true" table:show-details="true"/>
                <table:data-pilot-member table:name="39639" table:display="true" table:show-details="true"/>
                <table:data-pilot-member table:name="39652" table:display="true" table:show-details="true"/>
                <table:data-pilot-member table:name="39657" table:display="true" table:show-details="true"/>
                <table:data-pilot-member table:name="39668" table:display="true" table:show-details="true"/>
                <table:data-pilot-member table:name="39682" table:display="true" table:show-details="true"/>
                <table:data-pilot-member table:name="39692" table:display="true" table:show-details="true"/>
                <table:data-pilot-member table:name="39714" table:display="true" table:show-details="true"/>
                <table:data-pilot-member table:name="39715" table:display="true" table:show-details="true"/>
                <table:data-pilot-member table:name="39717" table:display="true" table:show-details="true"/>
                <table:data-pilot-member table:name="39718" table:display="true" table:show-details="true"/>
                <table:data-pilot-member table:name="39732" table:display="true" table:show-details="true"/>
                <table:data-pilot-member table:name="39734" table:display="true" table:show-details="true"/>
                <table:data-pilot-member table:name="39736" table:display="true" table:show-details="true"/>
                <table:data-pilot-member table:name="39738" table:display="true" table:show-details="true"/>
                <table:data-pilot-member table:name="39742" table:display="true" table:show-details="true"/>
                <table:data-pilot-member table:name="39743" table:display="true" table:show-details="true"/>
                <table:data-pilot-member table:name="39765" table:display="true" table:show-details="true"/>
                <table:data-pilot-member table:name="39769" table:display="true" table:show-details="true"/>
                <table:data-pilot-member table:name="39778" table:display="true" table:show-details="true"/>
                <table:data-pilot-member table:name="39792" table:display="true" table:show-details="true"/>
                <table:data-pilot-member table:name="39799" table:display="true" table:show-details="true"/>
                <table:data-pilot-member table:name="39817" table:display="true" table:show-details="true"/>
                <table:data-pilot-member table:name="39826" table:display="true" table:show-details="true"/>
                <table:data-pilot-member table:name="39828" table:display="true" table:show-details="true"/>
                <table:data-pilot-member table:name="39846" table:display="true" table:show-details="true"/>
                <table:data-pilot-member table:name="39854" table:display="true" table:show-details="true"/>
                <table:data-pilot-member table:name="39867" table:display="true" table:show-details="true"/>
                <table:data-pilot-member table:name="39868" table:display="true" table:show-details="true"/>
                <table:data-pilot-member table:name="39879" table:display="true" table:show-details="true"/>
                <table:data-pilot-member table:name="39880" table:display="true" table:show-details="true"/>
                <table:data-pilot-member table:name="39898" table:display="true" table:show-details="true"/>
                <table:data-pilot-member table:name="39910" table:display="true" table:show-details="true"/>
                <table:data-pilot-member table:name="39949" table:display="true" table:show-details="true"/>
                <table:data-pilot-member table:name="39954" table:display="true" table:show-details="true"/>
                <table:data-pilot-member table:name="39971" table:display="true" table:show-details="true"/>
                <table:data-pilot-member table:name="39996" table:display="true" table:show-details="true"/>
                <table:data-pilot-member table:name="40002" table:display="true" table:show-details="true"/>
                <table:data-pilot-member table:name="40009" table:display="true" table:show-details="true"/>
                <table:data-pilot-member table:name="40014" table:display="true" table:show-details="true"/>
                <table:data-pilot-member table:name="40019" table:display="true" table:show-details="true"/>
                <table:data-pilot-member table:name="40025" table:display="true" table:show-details="true"/>
                <table:data-pilot-member table:name="40028" table:display="true" table:show-details="true"/>
                <table:data-pilot-member table:name="40049" table:display="true" table:show-details="true"/>
                <table:data-pilot-member table:name="40050" table:display="true" table:show-details="true"/>
                <table:data-pilot-member table:name="40051" table:display="true" table:show-details="true"/>
                <table:data-pilot-member table:name="40053" table:display="true" table:show-details="true"/>
                <table:data-pilot-member table:name="40058" table:display="true" table:show-details="true"/>
                <table:data-pilot-member table:name="40060" table:display="true" table:show-details="true"/>
                <table:data-pilot-member table:name="40063" table:display="true" table:show-details="true"/>
                <table:data-pilot-member table:name="40073" table:display="true" table:show-details="true"/>
                <table:data-pilot-member table:name="40079" table:display="true" table:show-details="true"/>
                <table:data-pilot-member table:name="40084" table:display="true" table:show-details="true"/>
                <table:data-pilot-member table:name="40086" table:display="true" table:show-details="true"/>
                <table:data-pilot-member table:name="40092" table:display="true" table:show-details="true"/>
                <table:data-pilot-member table:name="40113" table:display="true" table:show-details="true"/>
                <table:data-pilot-member table:name="40118" table:display="true" table:show-details="true"/>
                <table:data-pilot-member table:name="40121" table:display="true" table:show-details="true"/>
                <table:data-pilot-member table:name="40141" table:display="true" table:show-details="true"/>
                <table:data-pilot-member table:name="40147" table:display="true" table:show-details="true"/>
                <table:data-pilot-member table:name="40151" table:display="true" table:show-details="true"/>
                <table:data-pilot-member table:name="40154" table:display="true" table:show-details="true"/>
                <table:data-pilot-member table:name="40156" table:display="true" table:show-details="true"/>
                <table:data-pilot-member table:name="40157" table:display="true" table:show-details="true"/>
                <table:data-pilot-member table:name="40158" table:display="true" table:show-details="true"/>
                <table:data-pilot-member table:name="40171" table:display="true" table:show-details="true"/>
                <table:data-pilot-member table:name="40179" table:display="true" table:show-details="true"/>
                <table:data-pilot-member table:name="40193" table:display="true" table:show-details="true"/>
                <table:data-pilot-member table:name="40210" table:display="true" table:show-details="true"/>
                <table:data-pilot-member table:name="40213" table:display="true" table:show-details="true"/>
                <table:data-pilot-member table:name="40226" table:display="true" table:show-details="true"/>
                <table:data-pilot-member table:name="40245" table:display="true" table:show-details="true"/>
                <table:data-pilot-member table:name="40269" table:display="true" table:show-details="true"/>
                <table:data-pilot-member table:name="40274" table:display="true" table:show-details="true"/>
                <table:data-pilot-member table:name="40281" table:display="true" table:show-details="true"/>
                <table:data-pilot-member table:name="40312" table:display="true" table:show-details="true"/>
                <table:data-pilot-member table:name="40313" table:display="true" table:show-details="true"/>
                <table:data-pilot-member table:name="40334" table:display="true" table:show-details="true"/>
                <table:data-pilot-member table:name="40345" table:display="true" table:show-details="true"/>
                <table:data-pilot-member table:name="40353" table:display="true" table:show-details="true"/>
                <table:data-pilot-member table:name="40356" table:display="true" table:show-details="true"/>
                <table:data-pilot-member table:name="40369" table:display="true" table:show-details="true"/>
                <table:data-pilot-member table:name="40381" table:display="true" table:show-details="true"/>
                <table:data-pilot-member table:name="40393" table:display="true" table:show-details="true"/>
                <table:data-pilot-member table:name="40401" table:display="true" table:show-details="true"/>
                <table:data-pilot-member table:name="40405" table:display="true" table:show-details="true"/>
                <table:data-pilot-member table:name="40430" table:display="true" table:show-details="true"/>
                <table:data-pilot-member table:name="40442" table:display="true" table:show-details="true"/>
                <table:data-pilot-member table:name="40443" table:display="true" table:show-details="true"/>
                <table:data-pilot-member table:name="40466" table:display="true" table:show-details="true"/>
                <table:data-pilot-member table:name="40472" table:display="true" table:show-details="true"/>
                <table:data-pilot-member table:name="40489" table:display="true" table:show-details="true"/>
                <table:data-pilot-member table:name="40514" table:display="true" table:show-details="true"/>
                <table:data-pilot-member table:name="40516" table:display="true" table:show-details="true"/>
                <table:data-pilot-member table:name="40528" table:display="true" table:show-details="true"/>
                <table:data-pilot-member table:name="40538" table:display="true" table:show-details="true"/>
                <table:data-pilot-member table:name="40542" table:display="true" table:show-details="true"/>
                <table:data-pilot-member table:name="40552" table:display="true" table:show-details="true"/>
                <table:data-pilot-member table:name="40568" table:display="true" table:show-details="true"/>
                <table:data-pilot-member table:name="40578" table:display="true" table:show-details="true"/>
                <table:data-pilot-member table:name="40580" table:display="true" table:show-details="true"/>
                <table:data-pilot-member table:name="40583" table:display="true" table:show-details="true"/>
                <table:data-pilot-member table:name="40601" table:display="true" table:show-details="true"/>
                <table:data-pilot-member table:name="40614" table:display="true" table:show-details="true"/>
                <table:data-pilot-member table:name="40633" table:display="true" table:show-details="true"/>
                <table:data-pilot-member table:name="40649" table:display="true" table:show-details="true"/>
                <table:data-pilot-member table:name="40657" table:display="true" table:show-details="true"/>
                <table:data-pilot-member table:name="40672" table:display="true" table:show-details="true"/>
                <table:data-pilot-member table:name="40680" table:display="true" table:show-details="true"/>
                <table:data-pilot-member table:name="40686" table:display="true" table:show-details="true"/>
                <table:data-pilot-member table:name="40691" table:display="true" table:show-details="true"/>
                <table:data-pilot-member table:name="40693" table:display="true" table:show-details="true"/>
                <table:data-pilot-member table:name="40695" table:display="true" table:show-details="true"/>
                <table:data-pilot-member table:name="40712" table:display="true" table:show-details="true"/>
                <table:data-pilot-member table:name="40721" table:display="true" table:show-details="true"/>
                <table:data-pilot-member table:name="40745" table:display="true" table:show-details="true"/>
                <table:data-pilot-member table:name="40751" table:display="true" table:show-details="true"/>
                <table:data-pilot-member table:name="40752" table:display="true" table:show-details="true"/>
                <table:data-pilot-member table:name="40759" table:display="true" table:show-details="true"/>
                <table:data-pilot-member table:name="40765" table:display="true" table:show-details="true"/>
                <table:data-pilot-member table:name="40767" table:display="true" table:show-details="true"/>
                <table:data-pilot-member table:name="40769" table:display="true" table:show-details="true"/>
                <table:data-pilot-member table:name="40771" table:display="true" table:show-details="true"/>
                <table:data-pilot-member table:name="40779" table:display="true" table:show-details="true"/>
                <table:data-pilot-member table:name="40784" table:display="true" table:show-details="true"/>
                <table:data-pilot-member table:name="40795" table:display="true" table:show-details="true"/>
                <table:data-pilot-member table:name="40796" table:display="true" table:show-details="true"/>
                <table:data-pilot-member table:name="40804" table:display="true" table:show-details="true"/>
                <table:data-pilot-member table:name="40815" table:display="true" table:show-details="true"/>
                <table:data-pilot-member table:name="40818" table:display="true" table:show-details="true"/>
                <table:data-pilot-member table:name="40822" table:display="true" table:show-details="true"/>
                <table:data-pilot-member table:name="40830" table:display="true" table:show-details="true"/>
                <table:data-pilot-member table:name="40832" table:display="true" table:show-details="true"/>
                <table:data-pilot-member table:name="40850" table:display="true" table:show-details="true"/>
                <table:data-pilot-member table:name="40858" table:display="true" table:show-details="true"/>
                <table:data-pilot-member table:name="40873" table:display="true" table:show-details="true"/>
                <table:data-pilot-member table:name="40902" table:display="true" table:show-details="true"/>
                <table:data-pilot-member table:name="40909" table:display="true" table:show-details="true"/>
                <table:data-pilot-member table:name="40926" table:display="true" table:show-details="true"/>
                <table:data-pilot-member table:name="40940" table:display="true" table:show-details="true"/>
                <table:data-pilot-member table:name="40948" table:display="true" table:show-details="true"/>
                <table:data-pilot-member table:name="40956" table:display="true" table:show-details="true"/>
                <table:data-pilot-member table:name="40977" table:display="true" table:show-details="true"/>
                <table:data-pilot-member table:name="40980" table:display="true" table:show-details="true"/>
                <table:data-pilot-member table:name="40989" table:display="true" table:show-details="true"/>
                <table:data-pilot-member table:name="40992" table:display="true" table:show-details="true"/>
                <table:data-pilot-member table:name="40993" table:display="true" table:show-details="true"/>
                <table:data-pilot-member table:name="40995" table:display="true" table:show-details="true"/>
                <table:data-pilot-member table:name="41011" table:display="true" table:show-details="true"/>
                <table:data-pilot-member table:name="41012" table:display="true" table:show-details="true"/>
                <table:data-pilot-member table:name="41023" table:display="true" table:show-details="true"/>
                <table:data-pilot-member table:name="41031" table:display="true" table:show-details="true"/>
                <table:data-pilot-member table:name="41038" table:display="true" table:show-details="true"/>
                <table:data-pilot-member table:name="41042" table:display="true" table:show-details="true"/>
                <table:data-pilot-member table:name="41063" table:display="true" table:show-details="true"/>
                <table:data-pilot-member table:name="41076" table:display="true" table:show-details="true"/>
                <table:data-pilot-member table:name="41101" table:display="true" table:show-details="true"/>
                <table:data-pilot-member table:name="41111" table:display="true" table:show-details="true"/>
                <table:data-pilot-member table:name="41118" table:display="true" table:show-details="true"/>
                <table:data-pilot-member table:name="41119" table:display="true" table:show-details="true"/>
                <table:data-pilot-member table:name="41127" table:display="true" table:show-details="true"/>
                <table:data-pilot-member table:name="41141" table:display="true" table:show-details="true"/>
                <table:data-pilot-member table:name="41146" table:display="true" table:show-details="true"/>
                <table:data-pilot-member table:name="41147" table:display="true" table:show-details="true"/>
                <table:data-pilot-member table:name="41178" table:display="true" table:show-details="true"/>
                <table:data-pilot-member table:name="41180" table:display="true" table:show-details="true"/>
                <table:data-pilot-member table:name="41188" table:display="true" table:show-details="true"/>
                <table:data-pilot-member table:name="41200" table:display="true" table:show-details="true"/>
                <table:data-pilot-member table:name="41205" table:display="true" table:show-details="true"/>
                <table:data-pilot-member table:name="41224" table:display="true" table:show-details="true"/>
                <table:data-pilot-member table:name="41228" table:display="true" table:show-details="true"/>
                <table:data-pilot-member table:name="41245" table:display="true" table:show-details="true"/>
                <table:data-pilot-member table:name="41262" table:display="true" table:show-details="true"/>
                <table:data-pilot-member table:name="41292" table:display="true" table:show-details="true"/>
                <table:data-pilot-member table:name="41321" table:display="true" table:show-details="true"/>
                <table:data-pilot-member table:name="41338" table:display="true" table:show-details="true"/>
                <table:data-pilot-member table:name="41344" table:display="true" table:show-details="true"/>
                <table:data-pilot-member table:name="41349" table:display="true" table:show-details="true"/>
                <table:data-pilot-member table:name="41359" table:display="true" table:show-details="true"/>
                <table:data-pilot-member table:name="41366" table:display="true" table:show-details="true"/>
                <table:data-pilot-member table:name="41372" table:display="true" table:show-details="true"/>
                <table:data-pilot-member table:name="41375" table:display="true" table:show-details="true"/>
                <table:data-pilot-member table:name="41377" table:display="true" table:show-details="true"/>
                <table:data-pilot-member table:name="41389" table:display="true" table:show-details="true"/>
                <table:data-pilot-member table:name="41397" table:display="true" table:show-details="true"/>
                <table:data-pilot-member table:name="41398" table:display="true" table:show-details="true"/>
                <table:data-pilot-member table:name="41405" table:display="true" table:show-details="true"/>
                <table:data-pilot-member table:name="41408" table:display="true" table:show-details="true"/>
                <table:data-pilot-member table:name="41412" table:display="true" table:show-details="true"/>
                <table:data-pilot-member table:name="41414" table:display="true" table:show-details="true"/>
                <table:data-pilot-member table:name="41431" table:display="true" table:show-details="true"/>
                <table:data-pilot-member table:name="41438" table:display="true" table:show-details="true"/>
                <table:data-pilot-member table:name="41442" table:display="true" table:show-details="true"/>
                <table:data-pilot-member table:name="41466" table:display="true" table:show-details="true"/>
                <table:data-pilot-member table:name="41468" table:display="true" table:show-details="true"/>
                <table:data-pilot-member table:name="41487" table:display="true" table:show-details="true"/>
                <table:data-pilot-member table:name="41497" table:display="true" table:show-details="true"/>
                <table:data-pilot-member table:name="41500" table:display="true" table:show-details="true"/>
                <table:data-pilot-member table:name="41506" table:display="true" table:show-details="true"/>
                <table:data-pilot-member table:name="41507" table:display="true" table:show-details="true"/>
                <table:data-pilot-member table:name="41509" table:display="true" table:show-details="true"/>
                <table:data-pilot-member table:name="41519" table:display="true" table:show-details="true"/>
                <table:data-pilot-member table:name="41528" table:display="true" table:show-details="true"/>
                <table:data-pilot-member table:name="41548" table:display="true" table:show-details="true"/>
                <table:data-pilot-member table:name="41556" table:display="true" table:show-details="true"/>
                <table:data-pilot-member table:name="41572" table:display="true" table:show-details="true"/>
                <table:data-pilot-member table:name="41584" table:display="true" table:show-details="true"/>
                <table:data-pilot-member table:name="41593" table:display="true" table:show-details="true"/>
                <table:data-pilot-member table:name="41594" table:display="true" table:show-details="true"/>
                <table:data-pilot-member table:name="41628" table:display="true" table:show-details="true"/>
                <table:data-pilot-member table:name="41675" table:display="true" table:show-details="true"/>
                <table:data-pilot-member table:name="41679" table:display="true" table:show-details="true"/>
                <table:data-pilot-member table:name="41682" table:display="true" table:show-details="true"/>
                <table:data-pilot-member table:name="41740" table:display="true" table:show-details="true"/>
                <table:data-pilot-member table:name="41741" table:display="true" table:show-details="true"/>
                <table:data-pilot-member table:name="41750" table:display="true" table:show-details="true"/>
                <table:data-pilot-member table:name="41767" table:display="true" table:show-details="true"/>
                <table:data-pilot-member table:name="41786" table:display="true" table:show-details="true"/>
                <table:data-pilot-member table:name="41792" table:display="true" table:show-details="true"/>
                <table:data-pilot-member table:name="41800" table:display="true" table:show-details="true"/>
                <table:data-pilot-member table:name="41802" table:display="true" table:show-details="true"/>
                <table:data-pilot-member table:name="41809" table:display="true" table:show-details="true"/>
                <table:data-pilot-member table:name="41812" table:display="true" table:show-details="true"/>
                <table:data-pilot-member table:name="41817" table:display="true" table:show-details="true"/>
                <table:data-pilot-member table:name="41818" table:display="true" table:show-details="true"/>
                <table:data-pilot-member table:name="41824" table:display="true" table:show-details="true"/>
                <table:data-pilot-member table:name="41870" table:display="true" table:show-details="true"/>
                <table:data-pilot-member table:name="41872" table:display="true" table:show-details="true"/>
                <table:data-pilot-member table:name="41894" table:display="true" table:show-details="true"/>
                <table:data-pilot-member table:name="41901" table:display="true" table:show-details="true"/>
                <table:data-pilot-member table:name="41912" table:display="true" table:show-details="true"/>
                <table:data-pilot-member table:name="41918" table:display="true" table:show-details="true"/>
                <table:data-pilot-member table:name="41919" table:display="true" table:show-details="true"/>
                <table:data-pilot-member table:name="41939" table:display="true" table:show-details="true"/>
                <table:data-pilot-member table:name="41945" table:display="true" table:show-details="true"/>
                <table:data-pilot-member table:name="41954" table:display="true" table:show-details="true"/>
                <table:data-pilot-member table:name="41955" table:display="true" table:show-details="true"/>
                <table:data-pilot-member table:name="41971" table:display="true" table:show-details="true"/>
                <table:data-pilot-member table:name="41989" table:display="true" table:show-details="true"/>
                <table:data-pilot-member table:name="41996" table:display="true" table:show-details="true"/>
                <table:data-pilot-member table:name="42026" table:display="true" table:show-details="true"/>
                <table:data-pilot-member table:name="42043" table:display="true" table:show-details="true"/>
                <table:data-pilot-member table:name="42054" table:display="true" table:show-details="true"/>
                <table:data-pilot-member table:name="42071" table:display="true" table:show-details="true"/>
                <table:data-pilot-member table:name="42088" table:display="true" table:show-details="true"/>
                <table:data-pilot-member table:name="42120" table:display="true" table:show-details="true"/>
                <table:data-pilot-member table:name="42133" table:display="true" table:show-details="true"/>
                <table:data-pilot-member table:name="42139" table:display="true" table:show-details="true"/>
                <table:data-pilot-member table:name="42148" table:display="true" table:show-details="true"/>
                <table:data-pilot-member table:name="42156" table:display="true" table:show-details="true"/>
                <table:data-pilot-member table:name="42169" table:display="true" table:show-details="true"/>
                <table:data-pilot-member table:name="42179" table:display="true" table:show-details="true"/>
                <table:data-pilot-member table:name="42192" table:display="true" table:show-details="true"/>
                <table:data-pilot-member table:name="42195" table:display="true" table:show-details="true"/>
                <table:data-pilot-member table:name="42205" table:display="true" table:show-details="true"/>
                <table:data-pilot-member table:name="42208" table:display="true" table:show-details="true"/>
                <table:data-pilot-member table:name="42211" table:display="true" table:show-details="true"/>
                <table:data-pilot-member table:name="42239" table:display="true" table:show-details="true"/>
                <table:data-pilot-member table:name="42246" table:display="true" table:show-details="true"/>
                <table:data-pilot-member table:name="42269" table:display="true" table:show-details="true"/>
                <table:data-pilot-member table:name="42273" table:display="true" table:show-details="true"/>
                <table:data-pilot-member table:name="42285" table:display="true" table:show-details="true"/>
                <table:data-pilot-member table:name="42292" table:display="true" table:show-details="true"/>
                <table:data-pilot-member table:name="42298" table:display="true" table:show-details="true"/>
                <table:data-pilot-member table:name="42299" table:display="true" table:show-details="true"/>
                <table:data-pilot-member table:name="42315" table:display="true" table:show-details="true"/>
                <table:data-pilot-member table:name="42329" table:display="true" table:show-details="true"/>
                <table:data-pilot-member table:name="42347" table:display="true" table:show-details="true"/>
                <table:data-pilot-member table:name="42352" table:display="true" table:show-details="true"/>
                <table:data-pilot-member table:name="42362" table:display="true" table:show-details="true"/>
                <table:data-pilot-member table:name="42386" table:display="true" table:show-details="true"/>
                <table:data-pilot-member table:name="42393" table:display="true" table:show-details="true"/>
                <table:data-pilot-member table:name="42409" table:display="true" table:show-details="true"/>
                <table:data-pilot-member table:name="42412" table:display="true" table:show-details="true"/>
                <table:data-pilot-member table:name="42418" table:display="true" table:show-details="true"/>
                <table:data-pilot-member table:name="42439" table:display="true" table:show-details="true"/>
                <table:data-pilot-member table:name="42442" table:display="true" table:show-details="true"/>
                <table:data-pilot-member table:name="42452" table:display="true" table:show-details="true"/>
                <table:data-pilot-member table:name="42463" table:display="true" table:show-details="true"/>
                <table:data-pilot-member table:name="42481" table:display="true" table:show-details="true"/>
                <table:data-pilot-member table:name="42501" table:display="true" table:show-details="true"/>
                <table:data-pilot-member table:name="42509" table:display="true" table:show-details="true"/>
                <table:data-pilot-member table:name="42510" table:display="true" table:show-details="true"/>
                <table:data-pilot-member table:name="42569" table:display="true" table:show-details="true"/>
                <table:data-pilot-member table:name="42616" table:display="true" table:show-details="true"/>
                <table:data-pilot-member table:name="42618" table:display="true" table:show-details="true"/>
                <table:data-pilot-member table:name="42624" table:display="true" table:show-details="true"/>
                <table:data-pilot-member table:name="42625" table:display="true" table:show-details="true"/>
                <table:data-pilot-member table:name="42630" table:display="true" table:show-details="true"/>
                <table:data-pilot-member table:name="42641" table:display="true" table:show-details="true"/>
                <table:data-pilot-member table:name="42663" table:display="true" table:show-details="true"/>
                <table:data-pilot-member table:name="42664" table:display="true" table:show-details="true"/>
                <table:data-pilot-member table:name="42668" table:display="true" table:show-details="true"/>
                <table:data-pilot-member table:name="42692" table:display="true" table:show-details="true"/>
                <table:data-pilot-member table:name="42705" table:display="true" table:show-details="true"/>
                <table:data-pilot-member table:name="42706" table:display="true" table:show-details="true"/>
                <table:data-pilot-member table:name="42709" table:display="true" table:show-details="true"/>
                <table:data-pilot-member table:name="42713" table:display="true" table:show-details="true"/>
                <table:data-pilot-member table:name="42722" table:display="true" table:show-details="true"/>
                <table:data-pilot-member table:name="42733" table:display="true" table:show-details="true"/>
                <table:data-pilot-member table:name="42738" table:display="true" table:show-details="true"/>
                <table:data-pilot-member table:name="42767" table:display="true" table:show-details="true"/>
                <table:data-pilot-member table:name="42800" table:display="true" table:show-details="true"/>
                <table:data-pilot-member table:name="42802" table:display="true" table:show-details="true"/>
                <table:data-pilot-member table:name="42804" table:display="true" table:show-details="true"/>
                <table:data-pilot-member table:name="42817" table:display="true" table:show-details="true"/>
                <table:data-pilot-member table:name="42826" table:display="true" table:show-details="true"/>
                <table:data-pilot-member table:name="42832" table:display="true" table:show-details="true"/>
                <table:data-pilot-member table:name="42837" table:display="true" table:show-details="true"/>
                <table:data-pilot-member table:name="42849" table:display="true" table:show-details="true"/>
                <table:data-pilot-member table:name="42853" table:display="true" table:show-details="true"/>
                <table:data-pilot-member table:name="42864" table:display="true" table:show-details="true"/>
                <table:data-pilot-member table:name="42865" table:display="true" table:show-details="true"/>
                <table:data-pilot-member table:name="42868" table:display="true" table:show-details="true"/>
                <table:data-pilot-member table:name="42895" table:display="true" table:show-details="true"/>
                <table:data-pilot-member table:name="42904" table:display="true" table:show-details="true"/>
                <table:data-pilot-member table:name="42905" table:display="true" table:show-details="true"/>
                <table:data-pilot-member table:name="42909" table:display="true" table:show-details="true"/>
                <table:data-pilot-member table:name="42911" table:display="true" table:show-details="true"/>
                <table:data-pilot-member table:name="42913" table:display="true" table:show-details="true"/>
                <table:data-pilot-member table:name="42921" table:display="true" table:show-details="true"/>
                <table:data-pilot-member table:name="42932" table:display="true" table:show-details="true"/>
                <table:data-pilot-member table:name="42942" table:display="true" table:show-details="true"/>
                <table:data-pilot-member table:name="42955" table:display="true" table:show-details="true"/>
                <table:data-pilot-member table:name="42957" table:display="true" table:show-details="true"/>
                <table:data-pilot-member table:name="42969" table:display="true" table:show-details="true"/>
                <table:data-pilot-member table:name="42995" table:display="true" table:show-details="true"/>
                <table:data-pilot-member table:name="43005" table:display="true" table:show-details="true"/>
                <table:data-pilot-member table:name="43006" table:display="true" table:show-details="true"/>
                <table:data-pilot-member table:name="43015" table:display="true" table:show-details="true"/>
                <table:data-pilot-member table:name="43042" table:display="true" table:show-details="true"/>
                <table:data-pilot-member table:name="43048" table:display="true" table:show-details="true"/>
                <table:data-pilot-member table:name="43068" table:display="true" table:show-details="true"/>
                <table:data-pilot-member table:name="43085" table:display="true" table:show-details="true"/>
                <table:data-pilot-member table:name="43098" table:display="true" table:show-details="true"/>
                <table:data-pilot-member table:name="43106" table:display="true" table:show-details="true"/>
                <table:data-pilot-member table:name="43107" table:display="true" table:show-details="true"/>
                <table:data-pilot-member table:name="43126" table:display="true" table:show-details="true"/>
                <table:data-pilot-member table:name="43143" table:display="true" table:show-details="true"/>
                <table:data-pilot-member table:name="43149" table:display="true" table:show-details="true"/>
                <table:data-pilot-member table:name="43164" table:display="true" table:show-details="true"/>
                <table:data-pilot-member table:name="43168" table:display="true" table:show-details="true"/>
                <table:data-pilot-member table:name="43200" table:display="true" table:show-details="true"/>
                <table:data-pilot-member table:name="43201" table:display="true" table:show-details="true"/>
                <table:data-pilot-member table:name="43226" table:display="true" table:show-details="true"/>
                <table:data-pilot-member table:name="43245" table:display="true" table:show-details="true"/>
                <table:data-pilot-member table:name="43266" table:display="true" table:show-details="true"/>
                <table:data-pilot-member table:name="43280" table:display="true" table:show-details="true"/>
                <table:data-pilot-member table:name="43283" table:display="true" table:show-details="true"/>
                <table:data-pilot-member table:name="43289" table:display="true" table:show-details="true"/>
                <table:data-pilot-member table:name="43299" table:display="true" table:show-details="true"/>
                <table:data-pilot-member table:name="43306" table:display="true" table:show-details="true"/>
                <table:data-pilot-member table:name="43339" table:display="true" table:show-details="true"/>
                <table:data-pilot-member table:name="43340" table:display="true" table:show-details="true"/>
                <table:data-pilot-member table:name="43345" table:display="true" table:show-details="true"/>
                <table:data-pilot-member table:name="43351" table:display="true" table:show-details="true"/>
                <table:data-pilot-member table:name="43369" table:display="true" table:show-details="true"/>
                <table:data-pilot-member table:name="43397" table:display="true" table:show-details="true"/>
                <table:data-pilot-member table:name="43455" table:display="true" table:show-details="true"/>
                <table:data-pilot-member table:name="43464" table:display="true" table:show-details="true"/>
                <table:data-pilot-member table:name="43471" table:display="true" table:show-details="true"/>
                <table:data-pilot-member table:name="43474" table:display="true" table:show-details="true"/>
                <table:data-pilot-member table:name="43499" table:display="true" table:show-details="true"/>
                <table:data-pilot-member table:name="43508" table:display="true" table:show-details="true"/>
                <table:data-pilot-member table:name="43523" table:display="true" table:show-details="true"/>
                <table:data-pilot-member table:name="43528" table:display="true" table:show-details="true"/>
                <table:data-pilot-member table:name="43530" table:display="true" table:show-details="true"/>
                <table:data-pilot-member table:name="43531" table:display="true" table:show-details="true"/>
                <table:data-pilot-member table:name="43553" table:display="true" table:show-details="true"/>
                <table:data-pilot-member table:name="43555" table:display="true" table:show-details="true"/>
                <table:data-pilot-member table:name="43558" table:display="true" table:show-details="true"/>
                <table:data-pilot-member table:name="43561" table:display="true" table:show-details="true"/>
                <table:data-pilot-member table:name="43563" table:display="true" table:show-details="true"/>
                <table:data-pilot-member table:name="43574" table:display="true" table:show-details="true"/>
                <table:data-pilot-member table:name="43576" table:display="true" table:show-details="true"/>
                <table:data-pilot-member table:name="43598" table:display="true" table:show-details="true"/>
                <table:data-pilot-member table:name="43620" table:display="true" table:show-details="true"/>
                <table:data-pilot-member table:name="43623" table:display="true" table:show-details="true"/>
                <table:data-pilot-member table:name="43631" table:display="true" table:show-details="true"/>
                <table:data-pilot-member table:name="43637" table:display="true" table:show-details="true"/>
                <table:data-pilot-member table:name="43665" table:display="true" table:show-details="true"/>
                <table:data-pilot-member table:name="43683" table:display="true" table:show-details="true"/>
                <table:data-pilot-member table:name="43684" table:display="true" table:show-details="true"/>
                <table:data-pilot-member table:name="43695" table:display="true" table:show-details="true"/>
                <table:data-pilot-member table:name="43698" table:display="true" table:show-details="true"/>
                <table:data-pilot-member table:name="43720" table:display="true" table:show-details="true"/>
                <table:data-pilot-member table:name="43727" table:display="true" table:show-details="true"/>
                <table:data-pilot-member table:name="43731" table:display="true" table:show-details="true"/>
                <table:data-pilot-member table:name="43734" table:display="true" table:show-details="true"/>
                <table:data-pilot-member table:name="43735" table:display="true" table:show-details="true"/>
                <table:data-pilot-member table:name="43756" table:display="true" table:show-details="true"/>
                <table:data-pilot-member table:name="43757" table:display="true" table:show-details="true"/>
                <table:data-pilot-member table:name="43766" table:display="true" table:show-details="true"/>
                <table:data-pilot-member table:name="43771" table:display="true" table:show-details="true"/>
                <table:data-pilot-member table:name="43834" table:display="true" table:show-details="true"/>
                <table:data-pilot-member table:name="43853" table:display="true" table:show-details="true"/>
                <table:data-pilot-member table:name="43877" table:display="true" table:show-details="true"/>
                <table:data-pilot-member table:name="43879" table:display="true" table:show-details="true"/>
                <table:data-pilot-member table:name="43882" table:display="true" table:show-details="true"/>
                <table:data-pilot-member table:name="43897" table:display="true" table:show-details="true"/>
                <table:data-pilot-member table:name="43903" table:display="true" table:show-details="true"/>
                <table:data-pilot-member table:name="43915" table:display="true" table:show-details="true"/>
                <table:data-pilot-member table:name="43931" table:display="true" table:show-details="true"/>
                <table:data-pilot-member table:name="43935" table:display="true" table:show-details="true"/>
                <table:data-pilot-member table:name="43944" table:display="true" table:show-details="true"/>
                <table:data-pilot-member table:name="43951" table:display="true" table:show-details="true"/>
                <table:data-pilot-member table:name="43967" table:display="true" table:show-details="true"/>
                <table:data-pilot-member table:name="43968" table:display="true" table:show-details="true"/>
                <table:data-pilot-member table:name="43971" table:display="true" table:show-details="true"/>
                <table:data-pilot-member table:name="43977" table:display="true" table:show-details="true"/>
                <table:data-pilot-member table:name="43980" table:display="true" table:show-details="true"/>
                <table:data-pilot-member table:name="43987" table:display="true" table:show-details="true"/>
                <table:data-pilot-member table:name="44004" table:display="true" table:show-details="true"/>
                <table:data-pilot-member table:name="44011" table:display="true" table:show-details="true"/>
                <table:data-pilot-member table:name="44015" table:display="true" table:show-details="true"/>
                <table:data-pilot-member table:name="44040" table:display="true" table:show-details="true"/>
                <table:data-pilot-member table:name="44043" table:display="true" table:show-details="true"/>
                <table:data-pilot-member table:name="44052" table:display="true" table:show-details="true"/>
                <table:data-pilot-member table:name="44056" table:display="true" table:show-details="true"/>
                <table:data-pilot-member table:name="44063" table:display="true" table:show-details="true"/>
                <table:data-pilot-member table:name="44069" table:display="true" table:show-details="true"/>
                <table:data-pilot-member table:name="44076" table:display="true" table:show-details="true"/>
                <table:data-pilot-member table:name="44107" table:display="true" table:show-details="true"/>
                <table:data-pilot-member table:name="44126" table:display="true" table:show-details="true"/>
                <table:data-pilot-member table:name="44128" table:display="true" table:show-details="true"/>
                <table:data-pilot-member table:name="44149" table:display="true" table:show-details="true"/>
                <table:data-pilot-member table:name="44179" table:display="true" table:show-details="true"/>
                <table:data-pilot-member table:name="44182" table:display="true" table:show-details="true"/>
                <table:data-pilot-member table:name="44183" table:display="true" table:show-details="true"/>
                <table:data-pilot-member table:name="44194" table:display="true" table:show-details="true"/>
                <table:data-pilot-member table:name="44210" table:display="true" table:show-details="true"/>
                <table:data-pilot-member table:name="44219" table:display="true" table:show-details="true"/>
                <table:data-pilot-member table:name="44226" table:display="true" table:show-details="true"/>
                <table:data-pilot-member table:name="44239" table:display="true" table:show-details="true"/>
                <table:data-pilot-member table:name="44254" table:display="true" table:show-details="true"/>
                <table:data-pilot-member table:name="44255" table:display="true" table:show-details="true"/>
                <table:data-pilot-member table:name="44263" table:display="true" table:show-details="true"/>
                <table:data-pilot-member table:name="44265" table:display="true" table:show-details="true"/>
                <table:data-pilot-member table:name="44266" table:display="true" table:show-details="true"/>
                <table:data-pilot-member table:name="44272" table:display="true" table:show-details="true"/>
                <table:data-pilot-member table:name="44276" table:display="true" table:show-details="true"/>
                <table:data-pilot-member table:name="44305" table:display="true" table:show-details="true"/>
                <table:data-pilot-member table:name="44317" table:display="true" table:show-details="true"/>
                <table:data-pilot-member table:name="44322" table:display="true" table:show-details="true"/>
                <table:data-pilot-member table:name="44332" table:display="true" table:show-details="true"/>
                <table:data-pilot-member table:name="44342" table:display="true" table:show-details="true"/>
                <table:data-pilot-member table:name="44345" table:display="true" table:show-details="true"/>
                <table:data-pilot-member table:name="44352" table:display="true" table:show-details="true"/>
                <table:data-pilot-member table:name="44364" table:display="true" table:show-details="true"/>
                <table:data-pilot-member table:name="44385" table:display="true" table:show-details="true"/>
                <table:data-pilot-member table:name="44390" table:display="true" table:show-details="true"/>
                <table:data-pilot-member table:name="44400" table:display="true" table:show-details="true"/>
                <table:data-pilot-member table:name="44402" table:display="true" table:show-details="true"/>
                <table:data-pilot-member table:name="44423" table:display="true" table:show-details="true"/>
                <table:data-pilot-member table:name="44431" table:display="true" table:show-details="true"/>
                <table:data-pilot-member table:name="44432" table:display="true" table:show-details="true"/>
                <table:data-pilot-member table:name="44442" table:display="true" table:show-details="true"/>
                <table:data-pilot-member table:name="44447" table:display="true" table:show-details="true"/>
                <table:data-pilot-member table:name="44451" table:display="true" table:show-details="true"/>
                <table:data-pilot-member table:name="44461" table:display="true" table:show-details="true"/>
                <table:data-pilot-member table:name="44463" table:display="true" table:show-details="true"/>
                <table:data-pilot-member table:name="44466" table:display="true" table:show-details="true"/>
                <table:data-pilot-member table:name="44469" table:display="true" table:show-details="true"/>
                <table:data-pilot-member table:name="44482" table:display="true" table:show-details="true"/>
                <table:data-pilot-member table:name="44484" table:display="true" table:show-details="true"/>
                <table:data-pilot-member table:name="44503" table:display="true" table:show-details="true"/>
                <table:data-pilot-member table:name="44508" table:display="true" table:show-details="true"/>
                <table:data-pilot-member table:name="44514" table:display="true" table:show-details="true"/>
                <table:data-pilot-member table:name="44519" table:display="true" table:show-details="true"/>
                <table:data-pilot-member table:name="44522" table:display="true" table:show-details="true"/>
                <table:data-pilot-member table:name="44540" table:display="true" table:show-details="true"/>
                <table:data-pilot-member table:name="44553" table:display="true" table:show-details="true"/>
                <table:data-pilot-member table:name="44554" table:display="true" table:show-details="true"/>
                <table:data-pilot-member table:name="44574" table:display="true" table:show-details="true"/>
                <table:data-pilot-member table:name="44583" table:display="true" table:show-details="true"/>
                <table:data-pilot-member table:name="44596" table:display="true" table:show-details="true"/>
                <table:data-pilot-member table:name="44610" table:display="true" table:show-details="true"/>
                <table:data-pilot-member table:name="44613" table:display="true" table:show-details="true"/>
                <table:data-pilot-member table:name="44615" table:display="true" table:show-details="true"/>
                <table:data-pilot-member table:name="44617" table:display="true" table:show-details="true"/>
                <table:data-pilot-member table:name="44630" table:display="true" table:show-details="true"/>
                <table:data-pilot-member table:name="44637" table:display="true" table:show-details="true"/>
                <table:data-pilot-member table:name="44656" table:display="true" table:show-details="true"/>
                <table:data-pilot-member table:name="44662" table:display="true" table:show-details="true"/>
                <table:data-pilot-member table:name="44666" table:display="true" table:show-details="true"/>
                <table:data-pilot-member table:name="44672" table:display="true" table:show-details="true"/>
                <table:data-pilot-member table:name="44681" table:display="true" table:show-details="true"/>
                <table:data-pilot-member table:name="44683" table:display="true" table:show-details="true"/>
                <table:data-pilot-member table:name="44684" table:display="true" table:show-details="true"/>
                <table:data-pilot-member table:name="44697" table:display="true" table:show-details="true"/>
                <table:data-pilot-member table:name="44709" table:display="true" table:show-details="true"/>
                <table:data-pilot-member table:name="44710" table:display="true" table:show-details="true"/>
                <table:data-pilot-member table:name="44714" table:display="true" table:show-details="true"/>
                <table:data-pilot-member table:name="44737" table:display="true" table:show-details="true"/>
                <table:data-pilot-member table:name="44743" table:display="true" table:show-details="true"/>
                <table:data-pilot-member table:name="44750" table:display="true" table:show-details="true"/>
                <table:data-pilot-member table:name="44760" table:display="true" table:show-details="true"/>
                <table:data-pilot-member table:name="44772" table:display="true" table:show-details="true"/>
                <table:data-pilot-member table:name="44773" table:display="true" table:show-details="true"/>
                <table:data-pilot-member table:name="44783" table:display="true" table:show-details="true"/>
                <table:data-pilot-member table:name="44793" table:display="true" table:show-details="true"/>
                <table:data-pilot-member table:name="44809" table:display="true" table:show-details="true"/>
                <table:data-pilot-member table:name="44813" table:display="true" table:show-details="true"/>
                <table:data-pilot-member table:name="44819" table:display="true" table:show-details="true"/>
                <table:data-pilot-member table:name="44821" table:display="true" table:show-details="true"/>
                <table:data-pilot-member table:name="44831" table:display="true" table:show-details="true"/>
                <table:data-pilot-member table:name="44835" table:display="true" table:show-details="true"/>
                <table:data-pilot-member table:name="44838" table:display="true" table:show-details="true"/>
                <table:data-pilot-member table:name="44843" table:display="true" table:show-details="true"/>
                <table:data-pilot-member table:name="44844" table:display="true" table:show-details="true"/>
                <table:data-pilot-member table:name="44852" table:display="true" table:show-details="true"/>
                <table:data-pilot-member table:name="44861" table:display="true" table:show-details="true"/>
                <table:data-pilot-member table:name="44901" table:display="true" table:show-details="true"/>
                <table:data-pilot-member table:name="44905" table:display="true" table:show-details="true"/>
                <table:data-pilot-member table:name="44914" table:display="true" table:show-details="true"/>
                <table:data-pilot-member table:name="44915" table:display="true" table:show-details="true"/>
                <table:data-pilot-member table:name="44928" table:display="true" table:show-details="true"/>
                <table:data-pilot-member table:name="44932" table:display="true" table:show-details="true"/>
                <table:data-pilot-member table:name="44945" table:display="true" table:show-details="true"/>
                <table:data-pilot-member table:name="44946" table:display="true" table:show-details="true"/>
                <table:data-pilot-member table:name="44949" table:display="true" table:show-details="true"/>
                <table:data-pilot-member table:name="44958" table:display="true" table:show-details="true"/>
                <table:data-pilot-member table:name="44964" table:display="true" table:show-details="true"/>
                <table:data-pilot-member table:name="44973" table:display="true" table:show-details="true"/>
                <table:data-pilot-member table:name="45009" table:display="true" table:show-details="true"/>
                <table:data-pilot-member table:name="45021" table:display="true" table:show-details="true"/>
                <table:data-pilot-member table:name="45041" table:display="true" table:show-details="true"/>
                <table:data-pilot-member table:name="45048" table:display="true" table:show-details="true"/>
                <table:data-pilot-member table:name="45065" table:display="true" table:show-details="true"/>
                <table:data-pilot-member table:name="45082" table:display="true" table:show-details="true"/>
                <table:data-pilot-member table:name="45093" table:display="true" table:show-details="true"/>
                <table:data-pilot-member table:name="45109" table:display="true" table:show-details="true"/>
                <table:data-pilot-member table:name="45119" table:display="true" table:show-details="true"/>
                <table:data-pilot-member table:name="45138" table:display="true" table:show-details="true"/>
                <table:data-pilot-member table:name="45141" table:display="true" table:show-details="true"/>
                <table:data-pilot-member table:name="45144" table:display="true" table:show-details="true"/>
                <table:data-pilot-member table:name="45156" table:display="true" table:show-details="true"/>
                <table:data-pilot-member table:name="45163" table:display="true" table:show-details="true"/>
                <table:data-pilot-member table:name="45169" table:display="true" table:show-details="true"/>
                <table:data-pilot-member table:name="45188" table:display="true" table:show-details="true"/>
                <table:data-pilot-member table:name="45203" table:display="true" table:show-details="true"/>
                <table:data-pilot-member table:name="45213" table:display="true" table:show-details="true"/>
                <table:data-pilot-member table:name="45231" table:display="true" table:show-details="true"/>
                <table:data-pilot-member table:name="45243" table:display="true" table:show-details="true"/>
                <table:data-pilot-member table:name="45250" table:display="true" table:show-details="true"/>
                <table:data-pilot-member table:name="45253" table:display="true" table:show-details="true"/>
                <table:data-pilot-member table:name="45268" table:display="true" table:show-details="true"/>
                <table:data-pilot-member table:name="45284" table:display="true" table:show-details="true"/>
                <table:data-pilot-member table:name="45307" table:display="true" table:show-details="true"/>
                <table:data-pilot-member table:name="45310" table:display="true" table:show-details="true"/>
                <table:data-pilot-member table:name="45337" table:display="true" table:show-details="true"/>
                <table:data-pilot-member table:name="45353" table:display="true" table:show-details="true"/>
                <table:data-pilot-member table:name="45375" table:display="true" table:show-details="true"/>
                <table:data-pilot-member table:name="45396" table:display="true" table:show-details="true"/>
                <table:data-pilot-member table:name="45400" table:display="true" table:show-details="true"/>
                <table:data-pilot-member table:name="45402" table:display="true" table:show-details="true"/>
                <table:data-pilot-member table:name="45406" table:display="true" table:show-details="true"/>
                <table:data-pilot-member table:name="45431" table:display="true" table:show-details="true"/>
                <table:data-pilot-member table:name="45444" table:display="true" table:show-details="true"/>
                <table:data-pilot-member table:name="45454" table:display="true" table:show-details="true"/>
                <table:data-pilot-member table:name="45460" table:display="true" table:show-details="true"/>
                <table:data-pilot-member table:name="45470" table:display="true" table:show-details="true"/>
                <table:data-pilot-member table:name="45477" table:display="true" table:show-details="true"/>
                <table:data-pilot-member table:name="45488" table:display="true" table:show-details="true"/>
                <table:data-pilot-member table:name="45495" table:display="true" table:show-details="true"/>
                <table:data-pilot-member table:name="45504" table:display="true" table:show-details="true"/>
                <table:data-pilot-member table:name="45525" table:display="true" table:show-details="true"/>
                <table:data-pilot-member table:name="45527" table:display="true" table:show-details="true"/>
                <table:data-pilot-member table:name="45528" table:display="true" table:show-details="true"/>
                <table:data-pilot-member table:name="45561" table:display="true" table:show-details="true"/>
                <table:data-pilot-member table:name="45571" table:display="true" table:show-details="true"/>
                <table:data-pilot-member table:name="45584" table:display="true" table:show-details="true"/>
                <table:data-pilot-member table:name="45586" table:display="true" table:show-details="true"/>
                <table:data-pilot-member table:name="45597" table:display="true" table:show-details="true"/>
                <table:data-pilot-member table:name="45622" table:display="true" table:show-details="true"/>
                <table:data-pilot-member table:name="45626" table:display="true" table:show-details="true"/>
                <table:data-pilot-member table:name="45636" table:display="true" table:show-details="true"/>
                <table:data-pilot-member table:name="45642" table:display="true" table:show-details="true"/>
                <table:data-pilot-member table:name="45651" table:display="true" table:show-details="true"/>
                <table:data-pilot-member table:name="45658" table:display="true" table:show-details="true"/>
                <table:data-pilot-member table:name="45693" table:display="true" table:show-details="true"/>
                <table:data-pilot-member table:name="45707" table:display="true" table:show-details="true"/>
                <table:data-pilot-member table:name="45713" table:display="true" table:show-details="true"/>
                <table:data-pilot-member table:name="45721" table:display="true" table:show-details="true"/>
                <table:data-pilot-member table:name="45722" table:display="true" table:show-details="true"/>
                <table:data-pilot-member table:name="45738" table:display="true" table:show-details="true"/>
                <table:data-pilot-member table:name="45745" table:display="true" table:show-details="true"/>
                <table:data-pilot-member table:name="45755" table:display="true" table:show-details="true"/>
                <table:data-pilot-member table:name="45760" table:display="true" table:show-details="true"/>
                <table:data-pilot-member table:name="45773" table:display="true" table:show-details="true"/>
                <table:data-pilot-member table:name="45787" table:display="true" table:show-details="true"/>
                <table:data-pilot-member table:name="45801" table:display="true" table:show-details="true"/>
                <table:data-pilot-member table:name="45803" table:display="true" table:show-details="true"/>
                <table:data-pilot-member table:name="45806" table:display="true" table:show-details="true"/>
                <table:data-pilot-member table:name="45807" table:display="true" table:show-details="true"/>
                <table:data-pilot-member table:name="45817" table:display="true" table:show-details="true"/>
                <table:data-pilot-member table:name="45828" table:display="true" table:show-details="true"/>
                <table:data-pilot-member table:name="45857" table:display="true" table:show-details="true"/>
                <table:data-pilot-member table:name="45861" table:display="true" table:show-details="true"/>
                <table:data-pilot-member table:name="45870" table:display="true" table:show-details="true"/>
                <table:data-pilot-member table:name="45874" table:display="true" table:show-details="true"/>
                <table:data-pilot-member table:name="45908" table:display="true" table:show-details="true"/>
                <table:data-pilot-member table:name="45910" table:display="true" table:show-details="true"/>
                <table:data-pilot-member table:name="45918" table:display="true" table:show-details="true"/>
                <table:data-pilot-member table:name="45929" table:display="true" table:show-details="true"/>
                <table:data-pilot-member table:name="45930" table:display="true" table:show-details="true"/>
                <table:data-pilot-member table:name="45945" table:display="true" table:show-details="true"/>
                <table:data-pilot-member table:name="45953" table:display="true" table:show-details="true"/>
                <table:data-pilot-member table:name="45961" table:display="true" table:show-details="true"/>
                <table:data-pilot-member table:name="45993" table:display="true" table:show-details="true"/>
                <table:data-pilot-member table:name="46018" table:display="true" table:show-details="true"/>
                <table:data-pilot-member table:name="46020" table:display="true" table:show-details="true"/>
                <table:data-pilot-member table:name="46025" table:display="true" table:show-details="true"/>
                <table:data-pilot-member table:name="46042" table:display="true" table:show-details="true"/>
                <table:data-pilot-member table:name="46046" table:display="true" table:show-details="true"/>
                <table:data-pilot-member table:name="46050" table:display="true" table:show-details="true"/>
                <table:data-pilot-member table:name="46053" table:display="true" table:show-details="true"/>
                <table:data-pilot-member table:name="46063" table:display="true" table:show-details="true"/>
                <table:data-pilot-member table:name="46065" table:display="true" table:show-details="true"/>
                <table:data-pilot-member table:name="46076" table:display="true" table:show-details="true"/>
                <table:data-pilot-member table:name="46087" table:display="true" table:show-details="true"/>
                <table:data-pilot-member table:name="46098" table:display="true" table:show-details="true"/>
                <table:data-pilot-member table:name="46114" table:display="true" table:show-details="true"/>
                <table:data-pilot-member table:name="46124" table:display="true" table:show-details="true"/>
                <table:data-pilot-member table:name="46140" table:display="true" table:show-details="true"/>
                <table:data-pilot-member table:name="46149" table:display="true" table:show-details="true"/>
                <table:data-pilot-member table:name="46158" table:display="true" table:show-details="true"/>
                <table:data-pilot-member table:name="46162" table:display="true" table:show-details="true"/>
                <table:data-pilot-member table:name="46167" table:display="true" table:show-details="true"/>
                <table:data-pilot-member table:name="46169" table:display="true" table:show-details="true"/>
                <table:data-pilot-member table:name="46174" table:display="true" table:show-details="true"/>
                <table:data-pilot-member table:name="46178" table:display="true" table:show-details="true"/>
                <table:data-pilot-member table:name="46187" table:display="true" table:show-details="true"/>
                <table:data-pilot-member table:name="46193" table:display="true" table:show-details="true"/>
                <table:data-pilot-member table:name="46198" table:display="true" table:show-details="true"/>
                <table:data-pilot-member table:name="46199" table:display="true" table:show-details="true"/>
                <table:data-pilot-member table:name="46245" table:display="true" table:show-details="true"/>
                <table:data-pilot-member table:name="46255" table:display="true" table:show-details="true"/>
                <table:data-pilot-member table:name="46265" table:display="true" table:show-details="true"/>
                <table:data-pilot-member table:name="46272" table:display="true" table:show-details="true"/>
                <table:data-pilot-member table:name="46305" table:display="true" table:show-details="true"/>
                <table:data-pilot-member table:name="46333" table:display="true" table:show-details="true"/>
                <table:data-pilot-member table:name="46339" table:display="true" table:show-details="true"/>
                <table:data-pilot-member table:name="46343" table:display="true" table:show-details="true"/>
                <table:data-pilot-member table:name="46353" table:display="true" table:show-details="true"/>
                <table:data-pilot-member table:name="46361" table:display="true" table:show-details="true"/>
                <table:data-pilot-member table:name="46375" table:display="true" table:show-details="true"/>
                <table:data-pilot-member table:name="46377" table:display="true" table:show-details="true"/>
                <table:data-pilot-member table:name="46380" table:display="true" table:show-details="true"/>
                <table:data-pilot-member table:name="46392" table:display="true" table:show-details="true"/>
                <table:data-pilot-member table:name="46393" table:display="true" table:show-details="true"/>
                <table:data-pilot-member table:name="46396" table:display="true" table:show-details="true"/>
                <table:data-pilot-member table:name="46411" table:display="true" table:show-details="true"/>
                <table:data-pilot-member table:name="46416" table:display="true" table:show-details="true"/>
                <table:data-pilot-member table:name="46428" table:display="true" table:show-details="true"/>
                <table:data-pilot-member table:name="46445" table:display="true" table:show-details="true"/>
                <table:data-pilot-member table:name="46446" table:display="true" table:show-details="true"/>
                <table:data-pilot-member table:name="46473" table:display="true" table:show-details="true"/>
                <table:data-pilot-member table:name="46479" table:display="true" table:show-details="true"/>
                <table:data-pilot-member table:name="46482" table:display="true" table:show-details="true"/>
                <table:data-pilot-member table:name="46484" table:display="true" table:show-details="true"/>
                <table:data-pilot-member table:name="46512" table:display="true" table:show-details="true"/>
                <table:data-pilot-member table:name="46538" table:display="true" table:show-details="true"/>
                <table:data-pilot-member table:name="46549" table:display="true" table:show-details="true"/>
                <table:data-pilot-member table:name="46564" table:display="true" table:show-details="true"/>
                <table:data-pilot-member table:name="46568" table:display="true" table:show-details="true"/>
                <table:data-pilot-member table:name="46575" table:display="true" table:show-details="true"/>
                <table:data-pilot-member table:name="46576" table:display="true" table:show-details="true"/>
                <table:data-pilot-member table:name="46581" table:display="true" table:show-details="true"/>
                <table:data-pilot-member table:name="46590" table:display="true" table:show-details="true"/>
                <table:data-pilot-member table:name="46598" table:display="true" table:show-details="true"/>
                <table:data-pilot-member table:name="46600" table:display="true" table:show-details="true"/>
                <table:data-pilot-member table:name="46608" table:display="true" table:show-details="true"/>
                <table:data-pilot-member table:name="46627" table:display="true" table:show-details="true"/>
                <table:data-pilot-member table:name="46636" table:display="true" table:show-details="true"/>
                <table:data-pilot-member table:name="46637" table:display="true" table:show-details="true"/>
                <table:data-pilot-member table:name="46650" table:display="true" table:show-details="true"/>
                <table:data-pilot-member table:name="46654" table:display="true" table:show-details="true"/>
                <table:data-pilot-member table:name="46655" table:display="true" table:show-details="true"/>
                <table:data-pilot-member table:name="46656" table:display="true" table:show-details="true"/>
                <table:data-pilot-member table:name="46661" table:display="true" table:show-details="true"/>
                <table:data-pilot-member table:name="46673" table:display="true" table:show-details="true"/>
                <table:data-pilot-member table:name="46678" table:display="true" table:show-details="true"/>
                <table:data-pilot-member table:name="46702" table:display="true" table:show-details="true"/>
                <table:data-pilot-member table:name="46703" table:display="true" table:show-details="true"/>
                <table:data-pilot-member table:name="46711" table:display="true" table:show-details="true"/>
                <table:data-pilot-member table:name="46717" table:display="true" table:show-details="true"/>
                <table:data-pilot-member table:name="46733" table:display="true" table:show-details="true"/>
                <table:data-pilot-member table:name="46750" table:display="true" table:show-details="true"/>
                <table:data-pilot-member table:name="46755" table:display="true" table:show-details="true"/>
                <table:data-pilot-member table:name="46766" table:display="true" table:show-details="true"/>
                <table:data-pilot-member table:name="46773" table:display="true" table:show-details="true"/>
                <table:data-pilot-member table:name="46777" table:display="true" table:show-details="true"/>
                <table:data-pilot-member table:name="46781" table:display="true" table:show-details="true"/>
                <table:data-pilot-member table:name="46785" table:display="true" table:show-details="true"/>
                <table:data-pilot-member table:name="46787" table:display="true" table:show-details="true"/>
                <table:data-pilot-member table:name="46804" table:display="true" table:show-details="true"/>
                <table:data-pilot-member table:name="46807" table:display="true" table:show-details="true"/>
                <table:data-pilot-member table:name="46810" table:display="true" table:show-details="true"/>
                <table:data-pilot-member table:name="46831" table:display="true" table:show-details="true"/>
                <table:data-pilot-member table:name="46835" table:display="true" table:show-details="true"/>
                <table:data-pilot-member table:name="46842" table:display="true" table:show-details="true"/>
                <table:data-pilot-member table:name="46896" table:display="true" table:show-details="true"/>
                <table:data-pilot-member table:name="46901" table:display="true" table:show-details="true"/>
                <table:data-pilot-member table:name="46906" table:display="true" table:show-details="true"/>
                <table:data-pilot-member table:name="46907" table:display="true" table:show-details="true"/>
                <table:data-pilot-member table:name="46927" table:display="true" table:show-details="true"/>
                <table:data-pilot-member table:name="46929" table:display="true" table:show-details="true"/>
                <table:data-pilot-member table:name="46952" table:display="true" table:show-details="true"/>
                <table:data-pilot-member table:name="46953" table:display="true" table:show-details="true"/>
                <table:data-pilot-member table:name="46956" table:display="true" table:show-details="true"/>
                <table:data-pilot-member table:name="46965" table:display="true" table:show-details="true"/>
                <table:data-pilot-member table:name="46972" table:display="true" table:show-details="true"/>
                <table:data-pilot-member table:name="46978" table:display="true" table:show-details="true"/>
                <table:data-pilot-member table:name="46984" table:display="true" table:show-details="true"/>
                <table:data-pilot-member table:name="46985" table:display="true" table:show-details="true"/>
                <table:data-pilot-member table:name="47009" table:display="true" table:show-details="true"/>
                <table:data-pilot-member table:name="47040" table:display="true" table:show-details="true"/>
                <table:data-pilot-member table:name="47067" table:display="true" table:show-details="true"/>
                <table:data-pilot-member table:name="47107" table:display="true" table:show-details="true"/>
                <table:data-pilot-member table:name="47108" table:display="true" table:show-details="true"/>
                <table:data-pilot-member table:name="47111" table:display="true" table:show-details="true"/>
                <table:data-pilot-member table:name="47115" table:display="true" table:show-details="true"/>
                <table:data-pilot-member table:name="47141" table:display="true" table:show-details="true"/>
                <table:data-pilot-member table:name="47143" table:display="true" table:show-details="true"/>
                <table:data-pilot-member table:name="47145" table:display="true" table:show-details="true"/>
                <table:data-pilot-member table:name="47155" table:display="true" table:show-details="true"/>
                <table:data-pilot-member table:name="47166" table:display="true" table:show-details="true"/>
                <table:data-pilot-member table:name="47179" table:display="true" table:show-details="true"/>
                <table:data-pilot-member table:name="47187" table:display="true" table:show-details="true"/>
                <table:data-pilot-member table:name="47197" table:display="true" table:show-details="true"/>
                <table:data-pilot-member table:name="47206" table:display="true" table:show-details="true"/>
                <table:data-pilot-member table:name="47207" table:display="true" table:show-details="true"/>
                <table:data-pilot-member table:name="47210" table:display="true" table:show-details="true"/>
                <table:data-pilot-member table:name="47214" table:display="true" table:show-details="true"/>
                <table:data-pilot-member table:name="47227" table:display="true" table:show-details="true"/>
                <table:data-pilot-member table:name="47234" table:display="true" table:show-details="true"/>
                <table:data-pilot-member table:name="47235" table:display="true" table:show-details="true"/>
                <table:data-pilot-member table:name="47246" table:display="true" table:show-details="true"/>
                <table:data-pilot-member table:name="47247" table:display="true" table:show-details="true"/>
                <table:data-pilot-member table:name="47253" table:display="true" table:show-details="true"/>
                <table:data-pilot-member table:name="47268" table:display="true" table:show-details="true"/>
                <table:data-pilot-member table:name="47275" table:display="true" table:show-details="true"/>
                <table:data-pilot-member table:name="47306" table:display="true" table:show-details="true"/>
                <table:data-pilot-member table:name="47308" table:display="true" table:show-details="true"/>
                <table:data-pilot-member table:name="47312" table:display="true" table:show-details="true"/>
                <table:data-pilot-member table:name="47333" table:display="true" table:show-details="true"/>
                <table:data-pilot-member table:name="47338" table:display="true" table:show-details="true"/>
                <table:data-pilot-member table:name="47363" table:display="true" table:show-details="true"/>
                <table:data-pilot-member table:name="47371" table:display="true" table:show-details="true"/>
                <table:data-pilot-member table:name="47380" table:display="true" table:show-details="true"/>
                <table:data-pilot-member table:name="47383" table:display="true" table:show-details="true"/>
                <table:data-pilot-member table:name="47388" table:display="true" table:show-details="true"/>
                <table:data-pilot-member table:name="47390" table:display="true" table:show-details="true"/>
                <table:data-pilot-member table:name="47397" table:display="true" table:show-details="true"/>
                <table:data-pilot-member table:name="47413" table:display="true" table:show-details="true"/>
                <table:data-pilot-member table:name="47431" table:display="true" table:show-details="true"/>
                <table:data-pilot-member table:name="47450" table:display="true" table:show-details="true"/>
                <table:data-pilot-member table:name="47477" table:display="true" table:show-details="true"/>
                <table:data-pilot-member table:name="47494" table:display="true" table:show-details="true"/>
                <table:data-pilot-member table:name="47502" table:display="true" table:show-details="true"/>
                <table:data-pilot-member table:name="47510" table:display="true" table:show-details="true"/>
                <table:data-pilot-member table:name="47532" table:display="true" table:show-details="true"/>
                <table:data-pilot-member table:name="47536" table:display="true" table:show-details="true"/>
                <table:data-pilot-member table:name="47546" table:display="true" table:show-details="true"/>
                <table:data-pilot-member table:name="47556" table:display="true" table:show-details="true"/>
                <table:data-pilot-member table:name="47557" table:display="true" table:show-details="true"/>
                <table:data-pilot-member table:name="47563" table:display="true" table:show-details="true"/>
                <table:data-pilot-member table:name="47572" table:display="true" table:show-details="true"/>
                <table:data-pilot-member table:name="47607" table:display="true" table:show-details="true"/>
                <table:data-pilot-member table:name="47618" table:display="true" table:show-details="true"/>
                <table:data-pilot-member table:name="47670" table:display="true" table:show-details="true"/>
                <table:data-pilot-member table:name="47673" table:display="true" table:show-details="true"/>
                <table:data-pilot-member table:name="47714" table:display="true" table:show-details="true"/>
                <table:data-pilot-member table:name="47715" table:display="true" table:show-details="true"/>
                <table:data-pilot-member table:name="47719" table:display="true" table:show-details="true"/>
                <table:data-pilot-member table:name="47724" table:display="true" table:show-details="true"/>
                <table:data-pilot-member table:name="47740" table:display="true" table:show-details="true"/>
                <table:data-pilot-member table:name="47741" table:display="true" table:show-details="true"/>
                <table:data-pilot-member table:name="47742" table:display="true" table:show-details="true"/>
                <table:data-pilot-member table:name="47754" table:display="true" table:show-details="true"/>
                <table:data-pilot-member table:name="47773" table:display="true" table:show-details="true"/>
                <table:data-pilot-member table:name="47794" table:display="true" table:show-details="true"/>
                <table:data-pilot-member table:name="47797" table:display="true" table:show-details="true"/>
                <table:data-pilot-member table:name="47800" table:display="true" table:show-details="true"/>
                <table:data-pilot-member table:name="47821" table:display="true" table:show-details="true"/>
                <table:data-pilot-member table:name="47822" table:display="true" table:show-details="true"/>
                <table:data-pilot-member table:name="47828" table:display="true" table:show-details="true"/>
                <table:data-pilot-member table:name="47830" table:display="true" table:show-details="true"/>
                <table:data-pilot-member table:name="47834" table:display="true" table:show-details="true"/>
                <table:data-pilot-member table:name="47835" table:display="true" table:show-details="true"/>
                <table:data-pilot-member table:name="47840" table:display="true" table:show-details="true"/>
                <table:data-pilot-member table:name="47841" table:display="true" table:show-details="true"/>
                <table:data-pilot-member table:name="47858" table:display="true" table:show-details="true"/>
                <table:data-pilot-member table:name="47872" table:display="true" table:show-details="true"/>
                <table:data-pilot-member table:name="47880" table:display="true" table:show-details="true"/>
                <table:data-pilot-member table:name="47894" table:display="true" table:show-details="true"/>
                <table:data-pilot-member table:name="47899" table:display="true" table:show-details="true"/>
                <table:data-pilot-member table:name="47931" table:display="true" table:show-details="true"/>
                <table:data-pilot-member table:name="47934" table:display="true" table:show-details="true"/>
                <table:data-pilot-member table:name="47936" table:display="true" table:show-details="true"/>
                <table:data-pilot-member table:name="47946" table:display="true" table:show-details="true"/>
                <table:data-pilot-member table:name="47961" table:display="true" table:show-details="true"/>
                <table:data-pilot-member table:name="47973" table:display="true" table:show-details="true"/>
                <table:data-pilot-member table:name="47977" table:display="true" table:show-details="true"/>
                <table:data-pilot-member table:name="47986" table:display="true" table:show-details="true"/>
                <table:data-pilot-member table:name="47991" table:display="true" table:show-details="true"/>
                <table:data-pilot-member table:name="47995" table:display="true" table:show-details="true"/>
                <table:data-pilot-member table:name="48000" table:display="true" table:show-details="true"/>
                <table:data-pilot-member table:name="48004" table:display="true" table:show-details="true"/>
                <table:data-pilot-member table:name="48034" table:display="true" table:show-details="true"/>
                <table:data-pilot-member table:name="48037" table:display="true" table:show-details="true"/>
                <table:data-pilot-member table:name="48051" table:display="true" table:show-details="true"/>
                <table:data-pilot-member table:name="48054" table:display="true" table:show-details="true"/>
                <table:data-pilot-member table:name="48057" table:display="true" table:show-details="true"/>
                <table:data-pilot-member table:name="48079" table:display="true" table:show-details="true"/>
                <table:data-pilot-member table:name="48082" table:display="true" table:show-details="true"/>
                <table:data-pilot-member table:name="48105" table:display="true" table:show-details="true"/>
                <table:data-pilot-member table:name="48112" table:display="true" table:show-details="true"/>
                <table:data-pilot-member table:name="48135" table:display="true" table:show-details="true"/>
                <table:data-pilot-member table:name="48139" table:display="true" table:show-details="true"/>
                <table:data-pilot-member table:name="48143" table:display="true" table:show-details="true"/>
                <table:data-pilot-member table:name="48155" table:display="true" table:show-details="true"/>
                <table:data-pilot-member table:name="48161" table:display="true" table:show-details="true"/>
                <table:data-pilot-member table:name="48163" table:display="true" table:show-details="true"/>
                <table:data-pilot-member table:name="48169" table:display="true" table:show-details="true"/>
                <table:data-pilot-member table:name="48171" table:display="true" table:show-details="true"/>
                <table:data-pilot-member table:name="48198" table:display="true" table:show-details="true"/>
                <table:data-pilot-member table:name="48211" table:display="true" table:show-details="true"/>
                <table:data-pilot-member table:name="48216" table:display="true" table:show-details="true"/>
                <table:data-pilot-member table:name="48225" table:display="true" table:show-details="true"/>
                <table:data-pilot-member table:name="48256" table:display="true" table:show-details="true"/>
                <table:data-pilot-member table:name="48263" table:display="true" table:show-details="true"/>
                <table:data-pilot-member table:name="48269" table:display="true" table:show-details="true"/>
                <table:data-pilot-member table:name="48277" table:display="true" table:show-details="true"/>
                <table:data-pilot-member table:name="48283" table:display="true" table:show-details="true"/>
                <table:data-pilot-member table:name="48292" table:display="true" table:show-details="true"/>
                <table:data-pilot-member table:name="48319" table:display="true" table:show-details="true"/>
                <table:data-pilot-member table:name="48329" table:display="true" table:show-details="true"/>
                <table:data-pilot-member table:name="48335" table:display="true" table:show-details="true"/>
                <table:data-pilot-member table:name="48346" table:display="true" table:show-details="true"/>
                <table:data-pilot-member table:name="48348" table:display="true" table:show-details="true"/>
                <table:data-pilot-member table:name="48358" table:display="true" table:show-details="true"/>
                <table:data-pilot-member table:name="48390" table:display="true" table:show-details="true"/>
                <table:data-pilot-member table:name="48394" table:display="true" table:show-details="true"/>
                <table:data-pilot-member table:name="48406" table:display="true" table:show-details="true"/>
                <table:data-pilot-member table:name="48412" table:display="true" table:show-details="true"/>
                <table:data-pilot-member table:name="48420" table:display="true" table:show-details="true"/>
                <table:data-pilot-member table:name="48423" table:display="true" table:show-details="true"/>
                <table:data-pilot-member table:name="48427" table:display="true" table:show-details="true"/>
                <table:data-pilot-member table:name="48436" table:display="true" table:show-details="true"/>
                <table:data-pilot-member table:name="48441" table:display="true" table:show-details="true"/>
                <table:data-pilot-member table:name="48447" table:display="true" table:show-details="true"/>
                <table:data-pilot-member table:name="48459" table:display="true" table:show-details="true"/>
                <table:data-pilot-member table:name="48470" table:display="true" table:show-details="true"/>
                <table:data-pilot-member table:name="48475" table:display="true" table:show-details="true"/>
                <table:data-pilot-member table:name="48495" table:display="true" table:show-details="true"/>
                <table:data-pilot-member table:name="48504" table:display="true" table:show-details="true"/>
                <table:data-pilot-member table:name="48510" table:display="true" table:show-details="true"/>
                <table:data-pilot-member table:name="48549" table:display="true" table:show-details="true"/>
                <table:data-pilot-member table:name="48567" table:display="true" table:show-details="true"/>
                <table:data-pilot-member table:name="48569" table:display="true" table:show-details="true"/>
                <table:data-pilot-member table:name="48577" table:display="true" table:show-details="true"/>
                <table:data-pilot-member table:name="48586" table:display="true" table:show-details="true"/>
                <table:data-pilot-member table:name="48596" table:display="true" table:show-details="true"/>
                <table:data-pilot-member table:name="48598" table:display="true" table:show-details="true"/>
                <table:data-pilot-member table:name="48599" table:display="true" table:show-details="true"/>
                <table:data-pilot-member table:name="48609" table:display="true" table:show-details="true"/>
                <table:data-pilot-member table:name="48618" table:display="true" table:show-details="true"/>
                <table:data-pilot-member table:name="48628" table:display="true" table:show-details="true"/>
                <table:data-pilot-member table:name="48642" table:display="true" table:show-details="true"/>
                <table:data-pilot-member table:name="48685" table:display="true" table:show-details="true"/>
                <table:data-pilot-member table:name="48695" table:display="true" table:show-details="true"/>
                <table:data-pilot-member table:name="48698" table:display="true" table:show-details="true"/>
                <table:data-pilot-member table:name="48700" table:display="true" table:show-details="true"/>
                <table:data-pilot-member table:name="48712" table:display="true" table:show-details="true"/>
                <table:data-pilot-member table:name="48714" table:display="true" table:show-details="true"/>
                <table:data-pilot-member table:name="48721" table:display="true" table:show-details="true"/>
                <table:data-pilot-member table:name="48731" table:display="true" table:show-details="true"/>
                <table:data-pilot-member table:name="48733" table:display="true" table:show-details="true"/>
                <table:data-pilot-member table:name="48750" table:display="true" table:show-details="true"/>
                <table:data-pilot-member table:name="48757" table:display="true" table:show-details="true"/>
                <table:data-pilot-member table:name="48767" table:display="true" table:show-details="true"/>
                <table:data-pilot-member table:name="48775" table:display="true" table:show-details="true"/>
                <table:data-pilot-member table:name="48776" table:display="true" table:show-details="true"/>
                <table:data-pilot-member table:name="48786" table:display="true" table:show-details="true"/>
                <table:data-pilot-member table:name="48788" table:display="true" table:show-details="true"/>
                <table:data-pilot-member table:name="48794" table:display="true" table:show-details="true"/>
                <table:data-pilot-member table:name="48819" table:display="true" table:show-details="true"/>
                <table:data-pilot-member table:name="48824" table:display="true" table:show-details="true"/>
                <table:data-pilot-member table:name="48837" table:display="true" table:show-details="true"/>
                <table:data-pilot-member table:name="48859" table:display="true" table:show-details="true"/>
                <table:data-pilot-member table:name="48878" table:display="true" table:show-details="true"/>
                <table:data-pilot-member table:name="48888" table:display="true" table:show-details="true"/>
                <table:data-pilot-member table:name="48894" table:display="true" table:show-details="true"/>
                <table:data-pilot-member table:name="48901" table:display="true" table:show-details="true"/>
                <table:data-pilot-member table:name="48905" table:display="true" table:show-details="true"/>
                <table:data-pilot-member table:name="48913" table:display="true" table:show-details="true"/>
                <table:data-pilot-member table:name="48914" table:display="true" table:show-details="true"/>
                <table:data-pilot-member table:name="48921" table:display="true" table:show-details="true"/>
                <table:data-pilot-member table:name="48935" table:display="true" table:show-details="true"/>
                <table:data-pilot-member table:name="48954" table:display="true" table:show-details="true"/>
                <table:data-pilot-member table:name="48969" table:display="true" table:show-details="true"/>
                <table:data-pilot-member table:name="48975" table:display="true" table:show-details="true"/>
                <table:data-pilot-member table:name="48980" table:display="true" table:show-details="true"/>
                <table:data-pilot-member table:name="48981" table:display="true" table:show-details="true"/>
                <table:data-pilot-member table:name="48988" table:display="true" table:show-details="true"/>
                <table:data-pilot-member table:name="49011" table:display="true" table:show-details="true"/>
                <table:data-pilot-member table:name="49013" table:display="true" table:show-details="true"/>
                <table:data-pilot-member table:name="49026" table:display="true" table:show-details="true"/>
                <table:data-pilot-member table:name="49041" table:display="true" table:show-details="true"/>
                <table:data-pilot-member table:name="49042" table:display="true" table:show-details="true"/>
                <table:data-pilot-member table:name="49048" table:display="true" table:show-details="true"/>
                <table:data-pilot-member table:name="49049" table:display="true" table:show-details="true"/>
                <table:data-pilot-member table:name="49050" table:display="true" table:show-details="true"/>
                <table:data-pilot-member table:name="49070" table:display="true" table:show-details="true"/>
                <table:data-pilot-member table:name="49073" table:display="true" table:show-details="true"/>
                <table:data-pilot-member table:name="49077" table:display="true" table:show-details="true"/>
                <table:data-pilot-member table:name="49097" table:display="true" table:show-details="true"/>
                <table:data-pilot-member table:name="49100" table:display="true" table:show-details="true"/>
                <table:data-pilot-member table:name="49101" table:display="true" table:show-details="true"/>
                <table:data-pilot-member table:name="49102" table:display="true" table:show-details="true"/>
                <table:data-pilot-member table:name="49103" table:display="true" table:show-details="true"/>
                <table:data-pilot-member table:name="49148" table:display="true" table:show-details="true"/>
                <table:data-pilot-member table:name="49174" table:display="true" table:show-details="true"/>
                <table:data-pilot-member table:name="49184" table:display="true" table:show-details="true"/>
                <table:data-pilot-member table:name="49236" table:display="true" table:show-details="true"/>
                <table:data-pilot-member table:name="49241" table:display="true" table:show-details="true"/>
                <table:data-pilot-member table:name="49250" table:display="true" table:show-details="true"/>
                <table:data-pilot-member table:name="49251" table:display="true" table:show-details="true"/>
                <table:data-pilot-member table:name="49255" table:display="true" table:show-details="true"/>
                <table:data-pilot-member table:name="49274" table:display="true" table:show-details="true"/>
                <table:data-pilot-member table:name="49285" table:display="true" table:show-details="true"/>
                <table:data-pilot-member table:name="49292" table:display="true" table:show-details="true"/>
                <table:data-pilot-member table:name="49296" table:display="true" table:show-details="true"/>
                <table:data-pilot-member table:name="49298" table:display="true" table:show-details="true"/>
                <table:data-pilot-member table:name="49305" table:display="true" table:show-details="true"/>
                <table:data-pilot-member table:name="49309" table:display="true" table:show-details="true"/>
                <table:data-pilot-member table:name="49323" table:display="true" table:show-details="true"/>
                <table:data-pilot-member table:name="49351" table:display="true" table:show-details="true"/>
                <table:data-pilot-member table:name="49360" table:display="true" table:show-details="true"/>
                <table:data-pilot-member table:name="49372" table:display="true" table:show-details="true"/>
                <table:data-pilot-member table:name="49375" table:display="true" table:show-details="true"/>
                <table:data-pilot-member table:name="49391" table:display="true" table:show-details="true"/>
                <table:data-pilot-member table:name="49393" table:display="true" table:show-details="true"/>
                <table:data-pilot-member table:name="49408" table:display="true" table:show-details="true"/>
                <table:data-pilot-member table:name="49424" table:display="true" table:show-details="true"/>
                <table:data-pilot-member table:name="49427" table:display="true" table:show-details="true"/>
                <table:data-pilot-member table:name="49429" table:display="true" table:show-details="true"/>
                <table:data-pilot-member table:name="49442" table:display="true" table:show-details="true"/>
                <table:data-pilot-member table:name="49445" table:display="true" table:show-details="true"/>
                <table:data-pilot-member table:name="49451" table:display="true" table:show-details="true"/>
                <table:data-pilot-member table:name="49454" table:display="true" table:show-details="true"/>
                <table:data-pilot-member table:name="49456" table:display="true" table:show-details="true"/>
                <table:data-pilot-member table:name="49460" table:display="true" table:show-details="true"/>
                <table:data-pilot-member table:name="49471" table:display="true" table:show-details="true"/>
                <table:data-pilot-member table:name="49485" table:display="true" table:show-details="true"/>
                <table:data-pilot-member table:name="49513" table:display="true" table:show-details="true"/>
                <table:data-pilot-member table:name="49532" table:display="true" table:show-details="true"/>
                <table:data-pilot-member table:name="49548" table:display="true" table:show-details="true"/>
                <table:data-pilot-member table:name="49552" table:display="true" table:show-details="true"/>
                <table:data-pilot-member table:name="49557" table:display="true" table:show-details="true"/>
                <table:data-pilot-member table:name="49561" table:display="true" table:show-details="true"/>
                <table:data-pilot-member table:name="49570" table:display="true" table:show-details="true"/>
                <table:data-pilot-member table:name="49571" table:display="true" table:show-details="true"/>
                <table:data-pilot-member table:name="49592" table:display="true" table:show-details="true"/>
                <table:data-pilot-member table:name="49626" table:display="true" table:show-details="true"/>
                <table:data-pilot-member table:name="49631" table:display="true" table:show-details="true"/>
                <table:data-pilot-member table:name="49646" table:display="true" table:show-details="true"/>
                <table:data-pilot-member table:name="49662" table:display="true" table:show-details="true"/>
                <table:data-pilot-member table:name="49665" table:display="true" table:show-details="true"/>
                <table:data-pilot-member table:name="49666" table:display="true" table:show-details="true"/>
                <table:data-pilot-member table:name="49687" table:display="true" table:show-details="true"/>
                <table:data-pilot-member table:name="49709" table:display="true" table:show-details="true"/>
                <table:data-pilot-member table:name="49715" table:display="true" table:show-details="true"/>
                <table:data-pilot-member table:name="49716" table:display="true" table:show-details="true"/>
                <table:data-pilot-member table:name="49718" table:display="true" table:show-details="true"/>
                <table:data-pilot-member table:name="49729" table:display="true" table:show-details="true"/>
                <table:data-pilot-member table:name="49733" table:display="true" table:show-details="true"/>
                <table:data-pilot-member table:name="49742" table:display="true" table:show-details="true"/>
                <table:data-pilot-member table:name="49746" table:display="true" table:show-details="true"/>
                <table:data-pilot-member table:name="49748" table:display="true" table:show-details="true"/>
                <table:data-pilot-member table:name="49760" table:display="true" table:show-details="true"/>
                <table:data-pilot-member table:name="49768" table:display="true" table:show-details="true"/>
                <table:data-pilot-member table:name="49803" table:display="true" table:show-details="true"/>
                <table:data-pilot-member table:name="49820" table:display="true" table:show-details="true"/>
                <table:data-pilot-member table:name="49828" table:display="true" table:show-details="true"/>
                <table:data-pilot-member table:name="49829" table:display="true" table:show-details="true"/>
                <table:data-pilot-member table:name="49832" table:display="true" table:show-details="true"/>
                <table:data-pilot-member table:name="49838" table:display="true" table:show-details="true"/>
                <table:data-pilot-member table:name="49845" table:display="true" table:show-details="true"/>
                <table:data-pilot-member table:name="49857" table:display="true" table:show-details="true"/>
                <table:data-pilot-member table:name="49869" table:display="true" table:show-details="true"/>
                <table:data-pilot-member table:name="49876" table:display="true" table:show-details="true"/>
                <table:data-pilot-member table:name="49904" table:display="true" table:show-details="true"/>
                <table:data-pilot-member table:name="49907" table:display="true" table:show-details="true"/>
                <table:data-pilot-member table:name="49914" table:display="true" table:show-details="true"/>
                <table:data-pilot-member table:name="49915" table:display="true" table:show-details="true"/>
                <table:data-pilot-member table:name="49926" table:display="true" table:show-details="true"/>
                <table:data-pilot-member table:name="49928" table:display="true" table:show-details="true"/>
                <table:data-pilot-member table:name="49938" table:display="true" table:show-details="true"/>
                <table:data-pilot-member table:name="49949" table:display="true" table:show-details="true"/>
                <table:data-pilot-member table:name="49950" table:display="true" table:show-details="true"/>
                <table:data-pilot-member table:name="49974" table:display="true" table:show-details="true"/>
                <table:data-pilot-member table:name="49980" table:display="true" table:show-details="true"/>
                <table:data-pilot-member table:name="49990" table:display="true" table:show-details="true"/>
                <table:data-pilot-member table:name="49998" table:display="true" table:show-details="true"/>
                <table:data-pilot-member table:name="50001" table:display="true" table:show-details="true"/>
                <table:data-pilot-member table:name="50023" table:display="true" table:show-details="true"/>
                <table:data-pilot-member table:name="50030" table:display="true" table:show-details="true"/>
                <table:data-pilot-member table:name="50046" table:display="true" table:show-details="true"/>
                <table:data-pilot-member table:name="50057" table:display="true" table:show-details="true"/>
                <table:data-pilot-member table:name="50063" table:display="true" table:show-details="true"/>
                <table:data-pilot-member table:name="50084" table:display="true" table:show-details="true"/>
                <table:data-pilot-member table:name="50099" table:display="true" table:show-details="true"/>
                <table:data-pilot-member table:name="50129" table:display="true" table:show-details="true"/>
                <table:data-pilot-member table:name="50132" table:display="true" table:show-details="true"/>
                <table:data-pilot-member table:name="50137" table:display="true" table:show-details="true"/>
                <table:data-pilot-member table:name="50147" table:display="true" table:show-details="true"/>
                <table:data-pilot-member table:name="50149" table:display="true" table:show-details="true"/>
                <table:data-pilot-member table:name="50153" table:display="true" table:show-details="true"/>
                <table:data-pilot-member table:name="50154" table:display="true" table:show-details="true"/>
                <table:data-pilot-member table:name="50156" table:display="true" table:show-details="true"/>
                <table:data-pilot-member table:name="50159" table:display="true" table:show-details="true"/>
                <table:data-pilot-member table:name="50167" table:display="true" table:show-details="true"/>
                <table:data-pilot-member table:name="50168" table:display="true" table:show-details="true"/>
                <table:data-pilot-member table:name="50179" table:display="true" table:show-details="true"/>
                <table:data-pilot-member table:name="50182" table:display="true" table:show-details="true"/>
                <table:data-pilot-member table:name="50190" table:display="true" table:show-details="true"/>
                <table:data-pilot-member table:name="50192" table:display="true" table:show-details="true"/>
                <table:data-pilot-member table:name="50220" table:display="true" table:show-details="true"/>
                <table:data-pilot-member table:name="50223" table:display="true" table:show-details="true"/>
                <table:data-pilot-member table:name="50239" table:display="true" table:show-details="true"/>
                <table:data-pilot-member table:name="50243" table:display="true" table:show-details="true"/>
                <table:data-pilot-member table:name="50260" table:display="true" table:show-details="true"/>
                <table:data-pilot-member table:name="50261" table:display="true" table:show-details="true"/>
                <table:data-pilot-member table:name="50271" table:display="true" table:show-details="true"/>
                <table:data-pilot-member table:name="50279" table:display="true" table:show-details="true"/>
                <table:data-pilot-member table:name="50291" table:display="true" table:show-details="true"/>
                <table:data-pilot-member table:name="50299" table:display="true" table:show-details="true"/>
                <table:data-pilot-member table:name="50309" table:display="true" table:show-details="true"/>
                <table:data-pilot-member table:name="50310" table:display="true" table:show-details="true"/>
                <table:data-pilot-member table:name="50322" table:display="true" table:show-details="true"/>
                <table:data-pilot-member table:name="50336" table:display="true" table:show-details="true"/>
                <table:data-pilot-member table:name="50339" table:display="true" table:show-details="true"/>
                <table:data-pilot-member table:name="50349" table:display="true" table:show-details="true"/>
                <table:data-pilot-member table:name="50356" table:display="true" table:show-details="true"/>
                <table:data-pilot-member table:name="50361" table:display="true" table:show-details="true"/>
                <table:data-pilot-member table:name="50374" table:display="true" table:show-details="true"/>
                <table:data-pilot-member table:name="50377" table:display="true" table:show-details="true"/>
                <table:data-pilot-member table:name="50392" table:display="true" table:show-details="true"/>
                <table:data-pilot-member table:name="50421" table:display="true" table:show-details="true"/>
                <table:data-pilot-member table:name="50444" table:display="true" table:show-details="true"/>
                <table:data-pilot-member table:name="50447" table:display="true" table:show-details="true"/>
                <table:data-pilot-member table:name="50450" table:display="true" table:show-details="true"/>
                <table:data-pilot-member table:name="50459" table:display="true" table:show-details="true"/>
                <table:data-pilot-member table:name="50464" table:display="true" table:show-details="true"/>
                <table:data-pilot-member table:name="50498" table:display="true" table:show-details="true"/>
                <table:data-pilot-member table:name="50537" table:display="true" table:show-details="true"/>
                <table:data-pilot-member table:name="50545" table:display="true" table:show-details="true"/>
                <table:data-pilot-member table:name="50572" table:display="true" table:show-details="true"/>
                <table:data-pilot-member table:name="50588" table:display="true" table:show-details="true"/>
                <table:data-pilot-member table:name="50605" table:display="true" table:show-details="true"/>
                <table:data-pilot-member table:name="50631" table:display="true" table:show-details="true"/>
                <table:data-pilot-member table:name="50637" table:display="true" table:show-details="true"/>
                <table:data-pilot-member table:name="50641" table:display="true" table:show-details="true"/>
                <table:data-pilot-member table:name="50651" table:display="true" table:show-details="true"/>
                <table:data-pilot-member table:name="50668" table:display="true" table:show-details="true"/>
                <table:data-pilot-member table:name="50670" table:display="true" table:show-details="true"/>
                <table:data-pilot-member table:name="50673" table:display="true" table:show-details="true"/>
                <table:data-pilot-member table:name="50680" table:display="true" table:show-details="true"/>
                <table:data-pilot-member table:name="50715" table:display="true" table:show-details="true"/>
                <table:data-pilot-member table:name="50731" table:display="true" table:show-details="true"/>
                <table:data-pilot-member table:name="50736" table:display="true" table:show-details="true"/>
                <table:data-pilot-member table:name="50760" table:display="true" table:show-details="true"/>
                <table:data-pilot-member table:name="50790" table:display="true" table:show-details="true"/>
                <table:data-pilot-member table:name="50806" table:display="true" table:show-details="true"/>
                <table:data-pilot-member table:name="50809" table:display="true" table:show-details="true"/>
                <table:data-pilot-member table:name="50834" table:display="true" table:show-details="true"/>
                <table:data-pilot-member table:name="50869" table:display="true" table:show-details="true"/>
                <table:data-pilot-member table:name="50882" table:display="true" table:show-details="true"/>
                <table:data-pilot-member table:name="50891" table:display="true" table:show-details="true"/>
                <table:data-pilot-member table:name="50893" table:display="true" table:show-details="true"/>
                <table:data-pilot-member table:name="50897" table:display="true" table:show-details="true"/>
                <table:data-pilot-member table:name="50905" table:display="true" table:show-details="true"/>
                <table:data-pilot-member table:name="50910" table:display="true" table:show-details="true"/>
                <table:data-pilot-member table:name="50912" table:display="true" table:show-details="true"/>
                <table:data-pilot-member table:name="50925" table:display="true" table:show-details="true"/>
                <table:data-pilot-member table:name="50937" table:display="true" table:show-details="true"/>
                <table:data-pilot-member table:name="50938" table:display="true" table:show-details="true"/>
                <table:data-pilot-member table:name="50943" table:display="true" table:show-details="true"/>
                <table:data-pilot-member table:name="50947" table:display="true" table:show-details="true"/>
                <table:data-pilot-member table:name="50948" table:display="true" table:show-details="true"/>
                <table:data-pilot-member table:name="50959" table:display="true" table:show-details="true"/>
                <table:data-pilot-member table:name="50972" table:display="true" table:show-details="true"/>
                <table:data-pilot-member table:name="50978" table:display="true" table:show-details="true"/>
                <table:data-pilot-member table:name="50995" table:display="true" table:show-details="true"/>
                <table:data-pilot-member table:name="51000" table:display="true" table:show-details="true"/>
                <table:data-pilot-member table:name="51003" table:display="true" table:show-details="true"/>
                <table:data-pilot-member table:name="51030" table:display="true" table:show-details="true"/>
                <table:data-pilot-member table:name="51053" table:display="true" table:show-details="true"/>
                <table:data-pilot-member table:name="51060" table:display="true" table:show-details="true"/>
                <table:data-pilot-member table:name="51085" table:display="true" table:show-details="true"/>
                <table:data-pilot-member table:name="51088" table:display="true" table:show-details="true"/>
                <table:data-pilot-member table:name="51092" table:display="true" table:show-details="true"/>
                <table:data-pilot-member table:name="51094" table:display="true" table:show-details="true"/>
                <table:data-pilot-member table:name="51132" table:display="true" table:show-details="true"/>
                <table:data-pilot-member table:name="51161" table:display="true" table:show-details="true"/>
                <table:data-pilot-member table:name="51171" table:display="true" table:show-details="true"/>
                <table:data-pilot-member table:name="51180" table:display="true" table:show-details="true"/>
                <table:data-pilot-member table:name="51186" table:display="true" table:show-details="true"/>
                <table:data-pilot-member table:name="51188" table:display="true" table:show-details="true"/>
                <table:data-pilot-member table:name="51193" table:display="true" table:show-details="true"/>
                <table:data-pilot-member table:name="51195" table:display="true" table:show-details="true"/>
                <table:data-pilot-member table:name="51202" table:display="true" table:show-details="true"/>
                <table:data-pilot-member table:name="51208" table:display="true" table:show-details="true"/>
                <table:data-pilot-member table:name="51221" table:display="true" table:show-details="true"/>
                <table:data-pilot-member table:name="51247" table:display="true" table:show-details="true"/>
                <table:data-pilot-member table:name="51249" table:display="true" table:show-details="true"/>
                <table:data-pilot-member table:name="51255" table:display="true" table:show-details="true"/>
                <table:data-pilot-member table:name="51263" table:display="true" table:show-details="true"/>
                <table:data-pilot-member table:name="51266" table:display="true" table:show-details="true"/>
                <table:data-pilot-member table:name="51267" table:display="true" table:show-details="true"/>
                <table:data-pilot-member table:name="51274" table:display="true" table:show-details="true"/>
                <table:data-pilot-member table:name="51312" table:display="true" table:show-details="true"/>
                <table:data-pilot-member table:name="51322" table:display="true" table:show-details="true"/>
                <table:data-pilot-member table:name="51326" table:display="true" table:show-details="true"/>
                <table:data-pilot-member table:name="51332" table:display="true" table:show-details="true"/>
                <table:data-pilot-member table:name="51351" table:display="true" table:show-details="true"/>
                <table:data-pilot-member table:name="51361" table:display="true" table:show-details="true"/>
                <table:data-pilot-member table:name="51376" table:display="true" table:show-details="true"/>
                <table:data-pilot-member table:name="51396" table:display="true" table:show-details="true"/>
                <table:data-pilot-member table:name="51401" table:display="true" table:show-details="true"/>
                <table:data-pilot-member table:name="51402" table:display="true" table:show-details="true"/>
                <table:data-pilot-member table:name="51431" table:display="true" table:show-details="true"/>
                <table:data-pilot-member table:name="51435" table:display="true" table:show-details="true"/>
                <table:data-pilot-member table:name="51458" table:display="true" table:show-details="true"/>
                <table:data-pilot-member table:name="51468" table:display="true" table:show-details="true"/>
                <table:data-pilot-member table:name="51480" table:display="true" table:show-details="true"/>
                <table:data-pilot-member table:name="51501" table:display="true" table:show-details="true"/>
                <table:data-pilot-member table:name="51515" table:display="true" table:show-details="true"/>
                <table:data-pilot-member table:name="51520" table:display="true" table:show-details="true"/>
                <table:data-pilot-member table:name="51530" table:display="true" table:show-details="true"/>
                <table:data-pilot-member table:name="51532" table:display="true" table:show-details="true"/>
                <table:data-pilot-member table:name="51535" table:display="true" table:show-details="true"/>
                <table:data-pilot-member table:name="51541" table:display="true" table:show-details="true"/>
                <table:data-pilot-member table:name="51561" table:display="true" table:show-details="true"/>
                <table:data-pilot-member table:name="51570" table:display="true" table:show-details="true"/>
                <table:data-pilot-member table:name="51577" table:display="true" table:show-details="true"/>
                <table:data-pilot-member table:name="51578" table:display="true" table:show-details="true"/>
                <table:data-pilot-member table:name="51579" table:display="true" table:show-details="true"/>
                <table:data-pilot-member table:name="51581" table:display="true" table:show-details="true"/>
                <table:data-pilot-member table:name="51594" table:display="true" table:show-details="true"/>
                <table:data-pilot-member table:name="51596" table:display="true" table:show-details="true"/>
                <table:data-pilot-member table:name="51625" table:display="true" table:show-details="true"/>
                <table:data-pilot-member table:name="51632" table:display="true" table:show-details="true"/>
                <table:data-pilot-member table:name="51646" table:display="true" table:show-details="true"/>
                <table:data-pilot-member table:name="51656" table:display="true" table:show-details="true"/>
                <table:data-pilot-member table:name="51661" table:display="true" table:show-details="true"/>
                <table:data-pilot-member table:name="51664" table:display="true" table:show-details="true"/>
                <table:data-pilot-member table:name="51666" table:display="true" table:show-details="true"/>
                <table:data-pilot-member table:name="51667" table:display="true" table:show-details="true"/>
                <table:data-pilot-member table:name="51669" table:display="true" table:show-details="true"/>
                <table:data-pilot-member table:name="51681" table:display="true" table:show-details="true"/>
                <table:data-pilot-member table:name="51710" table:display="true" table:show-details="true"/>
                <table:data-pilot-member table:name="51717" table:display="true" table:show-details="true"/>
                <table:data-pilot-member table:name="51720" table:display="true" table:show-details="true"/>
                <table:data-pilot-member table:name="51726" table:display="true" table:show-details="true"/>
                <table:data-pilot-member table:name="51729" table:display="true" table:show-details="true"/>
                <table:data-pilot-member table:name="51741" table:display="true" table:show-details="true"/>
                <table:data-pilot-member table:name="51761" table:display="true" table:show-details="true"/>
                <table:data-pilot-member table:name="51762" table:display="true" table:show-details="true"/>
                <table:data-pilot-member table:name="51776" table:display="true" table:show-details="true"/>
                <table:data-pilot-member table:name="51789" table:display="true" table:show-details="true"/>
                <table:data-pilot-member table:name="51794" table:display="true" table:show-details="true"/>
                <table:data-pilot-member table:name="51796" table:display="true" table:show-details="true"/>
                <table:data-pilot-member table:name="51826" table:display="true" table:show-details="true"/>
                <table:data-pilot-member table:name="51835" table:display="true" table:show-details="true"/>
                <table:data-pilot-member table:name="51844" table:display="true" table:show-details="true"/>
                <table:data-pilot-member table:name="51845" table:display="true" table:show-details="true"/>
                <table:data-pilot-member table:name="51858" table:display="true" table:show-details="true"/>
                <table:data-pilot-member table:name="51863" table:display="true" table:show-details="true"/>
                <table:data-pilot-member table:name="51864" table:display="true" table:show-details="true"/>
                <table:data-pilot-member table:name="51876" table:display="true" table:show-details="true"/>
                <table:data-pilot-member table:name="51897" table:display="true" table:show-details="true"/>
                <table:data-pilot-member table:name="51907" table:display="true" table:show-details="true"/>
                <table:data-pilot-member table:name="51909" table:display="true" table:show-details="true"/>
                <table:data-pilot-member table:name="51924" table:display="true" table:show-details="true"/>
                <table:data-pilot-member table:name="51970" table:display="true" table:show-details="true"/>
                <table:data-pilot-member table:name="51982" table:display="true" table:show-details="true"/>
                <table:data-pilot-member table:name="51986" table:display="true" table:show-details="true"/>
                <table:data-pilot-member table:name="52002" table:display="true" table:show-details="true"/>
                <table:data-pilot-member table:name="52018" table:display="true" table:show-details="true"/>
                <table:data-pilot-member table:name="52022" table:display="true" table:show-details="true"/>
                <table:data-pilot-member table:name="52025" table:display="true" table:show-details="true"/>
                <table:data-pilot-member table:name="52040" table:display="true" table:show-details="true"/>
                <table:data-pilot-member table:name="52044" table:display="true" table:show-details="true"/>
                <table:data-pilot-member table:name="52045" table:display="true" table:show-details="true"/>
                <table:data-pilot-member table:name="52074" table:display="true" table:show-details="true"/>
                <table:data-pilot-member table:name="52083" table:display="true" table:show-details="true"/>
                <table:data-pilot-member table:name="52114" table:display="true" table:show-details="true"/>
                <table:data-pilot-member table:name="52128" table:display="true" table:show-details="true"/>
                <table:data-pilot-member table:name="52130" table:display="true" table:show-details="true"/>
                <table:data-pilot-member table:name="52131" table:display="true" table:show-details="true"/>
                <table:data-pilot-member table:name="52143" table:display="true" table:show-details="true"/>
                <table:data-pilot-member table:name="52147" table:display="true" table:show-details="true"/>
                <table:data-pilot-member table:name="52150" table:display="true" table:show-details="true"/>
                <table:data-pilot-member table:name="52154" table:display="true" table:show-details="true"/>
                <table:data-pilot-member table:name="52172" table:display="true" table:show-details="true"/>
                <table:data-pilot-member table:name="52207" table:display="true" table:show-details="true"/>
                <table:data-pilot-member table:name="52234" table:display="true" table:show-details="true"/>
                <table:data-pilot-member table:name="52245" table:display="true" table:show-details="true"/>
                <table:data-pilot-member table:name="52257" table:display="true" table:show-details="true"/>
                <table:data-pilot-member table:name="52259" table:display="true" table:show-details="true"/>
                <table:data-pilot-member table:name="52264" table:display="true" table:show-details="true"/>
                <table:data-pilot-member table:name="52275" table:display="true" table:show-details="true"/>
                <table:data-pilot-member table:name="52301" table:display="true" table:show-details="true"/>
                <table:data-pilot-member table:name="52311" table:display="true" table:show-details="true"/>
                <table:data-pilot-member table:name="52332" table:display="true" table:show-details="true"/>
                <table:data-pilot-member table:name="52341" table:display="true" table:show-details="true"/>
                <table:data-pilot-member table:name="52373" table:display="true" table:show-details="true"/>
                <table:data-pilot-member table:name="52376" table:display="true" table:show-details="true"/>
                <table:data-pilot-member table:name="52379" table:display="true" table:show-details="true"/>
                <table:data-pilot-member table:name="52383" table:display="true" table:show-details="true"/>
                <table:data-pilot-member table:name="52385" table:display="true" table:show-details="true"/>
                <table:data-pilot-member table:name="52390" table:display="true" table:show-details="true"/>
                <table:data-pilot-member table:name="52393" table:display="true" table:show-details="true"/>
                <table:data-pilot-member table:name="52417" table:display="true" table:show-details="true"/>
                <table:data-pilot-member table:name="52433" table:display="true" table:show-details="true"/>
                <table:data-pilot-member table:name="52442" table:display="true" table:show-details="true"/>
                <table:data-pilot-member table:name="52464" table:display="true" table:show-details="true"/>
                <table:data-pilot-member table:name="52467" table:display="true" table:show-details="true"/>
                <table:data-pilot-member table:name="52476" table:display="true" table:show-details="true"/>
                <table:data-pilot-member table:name="52488" table:display="true" table:show-details="true"/>
                <table:data-pilot-member table:name="52489" table:display="true" table:show-details="true"/>
                <table:data-pilot-member table:name="52493" table:display="true" table:show-details="true"/>
                <table:data-pilot-member table:name="52499" table:display="true" table:show-details="true"/>
                <table:data-pilot-member table:name="52509" table:display="true" table:show-details="true"/>
                <table:data-pilot-member table:name="52511" table:display="true" table:show-details="true"/>
                <table:data-pilot-member table:name="52531" table:display="true" table:show-details="true"/>
                <table:data-pilot-member table:name="52542" table:display="true" table:show-details="true"/>
                <table:data-pilot-member table:name="52557" table:display="true" table:show-details="true"/>
                <table:data-pilot-member table:name="52562" table:display="true" table:show-details="true"/>
                <table:data-pilot-member table:name="52565" table:display="true" table:show-details="true"/>
                <table:data-pilot-member table:name="52577" table:display="true" table:show-details="true"/>
                <table:data-pilot-member table:name="52618" table:display="true" table:show-details="true"/>
                <table:data-pilot-member table:name="52620" table:display="true" table:show-details="true"/>
                <table:data-pilot-member table:name="52624" table:display="true" table:show-details="true"/>
                <table:data-pilot-member table:name="52630" table:display="true" table:show-details="true"/>
                <table:data-pilot-member table:name="52632" table:display="true" table:show-details="true"/>
                <table:data-pilot-member table:name="52639" table:display="true" table:show-details="true"/>
                <table:data-pilot-member table:name="52652" table:display="true" table:show-details="true"/>
                <table:data-pilot-member table:name="52655" table:display="true" table:show-details="true"/>
                <table:data-pilot-member table:name="52680" table:display="true" table:show-details="true"/>
                <table:data-pilot-member table:name="52682" table:display="true" table:show-details="true"/>
                <table:data-pilot-member table:name="52687" table:display="true" table:show-details="true"/>
                <table:data-pilot-member table:name="52688" table:display="true" table:show-details="true"/>
                <table:data-pilot-member table:name="52689" table:display="true" table:show-details="true"/>
                <table:data-pilot-member table:name="52692" table:display="true" table:show-details="true"/>
                <table:data-pilot-member table:name="52695" table:display="true" table:show-details="true"/>
                <table:data-pilot-member table:name="52696" table:display="true" table:show-details="true"/>
                <table:data-pilot-member table:name="52706" table:display="true" table:show-details="true"/>
                <table:data-pilot-member table:name="52723" table:display="true" table:show-details="true"/>
                <table:data-pilot-member table:name="52727" table:display="true" table:show-details="true"/>
                <table:data-pilot-member table:name="52753" table:display="true" table:show-details="true"/>
                <table:data-pilot-member table:name="52776" table:display="true" table:show-details="true"/>
                <table:data-pilot-member table:name="52786" table:display="true" table:show-details="true"/>
                <table:data-pilot-member table:name="52787" table:display="true" table:show-details="true"/>
                <table:data-pilot-member table:name="52792" table:display="true" table:show-details="true"/>
                <table:data-pilot-member table:name="52835" table:display="true" table:show-details="true"/>
                <table:data-pilot-member table:name="52842" table:display="true" table:show-details="true"/>
                <table:data-pilot-member table:name="52847" table:display="true" table:show-details="true"/>
                <table:data-pilot-member table:name="52849" table:display="true" table:show-details="true"/>
                <table:data-pilot-member table:name="52856" table:display="true" table:show-details="true"/>
                <table:data-pilot-member table:name="52867" table:display="true" table:show-details="true"/>
                <table:data-pilot-member table:name="52872" table:display="true" table:show-details="true"/>
                <table:data-pilot-member table:name="52874" table:display="true" table:show-details="true"/>
                <table:data-pilot-member table:name="52886" table:display="true" table:show-details="true"/>
                <table:data-pilot-member table:name="52890" table:display="true" table:show-details="true"/>
                <table:data-pilot-member table:name="52920" table:display="true" table:show-details="true"/>
                <table:data-pilot-member table:name="52922" table:display="true" table:show-details="true"/>
                <table:data-pilot-member table:name="52930" table:display="true" table:show-details="true"/>
                <table:data-pilot-member table:name="52941" table:display="true" table:show-details="true"/>
                <table:data-pilot-member table:name="52946" table:display="true" table:show-details="true"/>
                <table:data-pilot-member table:name="52947" table:display="true" table:show-details="true"/>
                <table:data-pilot-member table:name="52959" table:display="true" table:show-details="true"/>
                <table:data-pilot-member table:name="52965" table:display="true" table:show-details="true"/>
                <table:data-pilot-member table:name="52980" table:display="true" table:show-details="true"/>
                <table:data-pilot-member table:name="53018" table:display="true" table:show-details="true"/>
                <table:data-pilot-member table:name="53019" table:display="true" table:show-details="true"/>
                <table:data-pilot-member table:name="53034" table:display="true" table:show-details="true"/>
                <table:data-pilot-member table:name="53053" table:display="true" table:show-details="true"/>
                <table:data-pilot-member table:name="53056" table:display="true" table:show-details="true"/>
                <table:data-pilot-member table:name="53060" table:display="true" table:show-details="true"/>
                <table:data-pilot-member table:name="53063" table:display="true" table:show-details="true"/>
                <table:data-pilot-member table:name="53064" table:display="true" table:show-details="true"/>
                <table:data-pilot-member table:name="53077" table:display="true" table:show-details="true"/>
                <table:data-pilot-member table:name="53079" table:display="true" table:show-details="true"/>
                <table:data-pilot-member table:name="53084" table:display="true" table:show-details="true"/>
                <table:data-pilot-member table:name="53110" table:display="true" table:show-details="true"/>
                <table:data-pilot-member table:name="53118" table:display="true" table:show-details="true"/>
                <table:data-pilot-member table:name="53175" table:display="true" table:show-details="true"/>
                <table:data-pilot-member table:name="53176" table:display="true" table:show-details="true"/>
                <table:data-pilot-member table:name="53177" table:display="true" table:show-details="true"/>
                <table:data-pilot-member table:name="53179" table:display="true" table:show-details="true"/>
                <table:data-pilot-member table:name="53180" table:display="true" table:show-details="true"/>
                <table:data-pilot-member table:name="53183" table:display="true" table:show-details="true"/>
                <table:data-pilot-member table:name="53187" table:display="true" table:show-details="true"/>
                <table:data-pilot-member table:name="53192" table:display="true" table:show-details="true"/>
                <table:data-pilot-member table:name="53206" table:display="true" table:show-details="true"/>
                <table:data-pilot-member table:name="53228" table:display="true" table:show-details="true"/>
                <table:data-pilot-member table:name="53231" table:display="true" table:show-details="true"/>
                <table:data-pilot-member table:name="53236" table:display="true" table:show-details="true"/>
                <table:data-pilot-member table:name="53237" table:display="true" table:show-details="true"/>
                <table:data-pilot-member table:name="53258" table:display="true" table:show-details="true"/>
                <table:data-pilot-member table:name="53266" table:display="true" table:show-details="true"/>
                <table:data-pilot-member table:name="53272" table:display="true" table:show-details="true"/>
                <table:data-pilot-member table:name="53277" table:display="true" table:show-details="true"/>
                <table:data-pilot-member table:name="53298" table:display="true" table:show-details="true"/>
                <table:data-pilot-member table:name="53305" table:display="true" table:show-details="true"/>
                <table:data-pilot-member table:name="53311" table:display="true" table:show-details="true"/>
                <table:data-pilot-member table:name="53316" table:display="true" table:show-details="true"/>
                <table:data-pilot-member table:name="53318" table:display="true" table:show-details="true"/>
                <table:data-pilot-member table:name="53321" table:display="true" table:show-details="true"/>
                <table:data-pilot-member table:name="53331" table:display="true" table:show-details="true"/>
                <table:data-pilot-member table:name="53344" table:display="true" table:show-details="true"/>
                <table:data-pilot-member table:name="53348" table:display="true" table:show-details="true"/>
                <table:data-pilot-member table:name="53354" table:display="true" table:show-details="true"/>
                <table:data-pilot-member table:name="53359" table:display="true" table:show-details="true"/>
                <table:data-pilot-member table:name="53362" table:display="true" table:show-details="true"/>
                <table:data-pilot-member table:name="53364" table:display="true" table:show-details="true"/>
                <table:data-pilot-member table:name="53375" table:display="true" table:show-details="true"/>
                <table:data-pilot-member table:name="53376" table:display="true" table:show-details="true"/>
                <table:data-pilot-member table:name="53391" table:display="true" table:show-details="true"/>
                <table:data-pilot-member table:name="53394" table:display="true" table:show-details="true"/>
                <table:data-pilot-member table:name="53408" table:display="true" table:show-details="true"/>
                <table:data-pilot-member table:name="53420" table:display="true" table:show-details="true"/>
                <table:data-pilot-member table:name="53448" table:display="true" table:show-details="true"/>
                <table:data-pilot-member table:name="53452" table:display="true" table:show-details="true"/>
                <table:data-pilot-member table:name="53464" table:display="true" table:show-details="true"/>
                <table:data-pilot-member table:name="53467" table:display="true" table:show-details="true"/>
                <table:data-pilot-member table:name="53469" table:display="true" table:show-details="true"/>
                <table:data-pilot-member table:name="53479" table:display="true" table:show-details="true"/>
                <table:data-pilot-member table:name="53481" table:display="true" table:show-details="true"/>
                <table:data-pilot-member table:name="53512" table:display="true" table:show-details="true"/>
                <table:data-pilot-member table:name="53528" table:display="true" table:show-details="true"/>
                <table:data-pilot-member table:name="53536" table:display="true" table:show-details="true"/>
                <table:data-pilot-member table:name="53538" table:display="true" table:show-details="true"/>
                <table:data-pilot-member table:name="53540" table:display="true" table:show-details="true"/>
                <table:data-pilot-member table:name="53541" table:display="true" table:show-details="true"/>
                <table:data-pilot-member table:name="53542" table:display="true" table:show-details="true"/>
                <table:data-pilot-member table:name="53548" table:display="true" table:show-details="true"/>
                <table:data-pilot-member table:name="53556" table:display="true" table:show-details="true"/>
                <table:data-pilot-member table:name="53565" table:display="true" table:show-details="true"/>
                <table:data-pilot-member table:name="53569" table:display="true" table:show-details="true"/>
                <table:data-pilot-member table:name="53574" table:display="true" table:show-details="true"/>
                <table:data-pilot-member table:name="53596" table:display="true" table:show-details="true"/>
                <table:data-pilot-member table:name="53602" table:display="true" table:show-details="true"/>
                <table:data-pilot-member table:name="53623" table:display="true" table:show-details="true"/>
                <table:data-pilot-member table:name="53627" table:display="true" table:show-details="true"/>
                <table:data-pilot-member table:name="53628" table:display="true" table:show-details="true"/>
                <table:data-pilot-member table:name="53634" table:display="true" table:show-details="true"/>
                <table:data-pilot-member table:name="53669" table:display="true" table:show-details="true"/>
                <table:data-pilot-member table:name="53692" table:display="true" table:show-details="true"/>
                <table:data-pilot-member table:name="53696" table:display="true" table:show-details="true"/>
                <table:data-pilot-member table:name="53709" table:display="true" table:show-details="true"/>
                <table:data-pilot-member table:name="53738" table:display="true" table:show-details="true"/>
                <table:data-pilot-member table:name="53743" table:display="true" table:show-details="true"/>
                <table:data-pilot-member table:name="53747" table:display="true" table:show-details="true"/>
                <table:data-pilot-member table:name="53754" table:display="true" table:show-details="true"/>
                <table:data-pilot-member table:name="53756" table:display="true" table:show-details="true"/>
                <table:data-pilot-member table:name="53767" table:display="true" table:show-details="true"/>
                <table:data-pilot-member table:name="53782" table:display="true" table:show-details="true"/>
                <table:data-pilot-member table:name="53787" table:display="true" table:show-details="true"/>
                <table:data-pilot-member table:name="53803" table:display="true" table:show-details="true"/>
                <table:data-pilot-member table:name="53809" table:display="true" table:show-details="true"/>
                <table:data-pilot-member table:name="53820" table:display="true" table:show-details="true"/>
                <table:data-pilot-member table:name="53827" table:display="true" table:show-details="true"/>
                <table:data-pilot-member table:name="53840" table:display="true" table:show-details="true"/>
                <table:data-pilot-member table:name="53846" table:display="true" table:show-details="true"/>
                <table:data-pilot-member table:name="53850" table:display="true" table:show-details="true"/>
                <table:data-pilot-member table:name="53864" table:display="true" table:show-details="true"/>
                <table:data-pilot-member table:name="53873" table:display="true" table:show-details="true"/>
                <table:data-pilot-member table:name="53888" table:display="true" table:show-details="true"/>
                <table:data-pilot-member table:name="53892" table:display="true" table:show-details="true"/>
                <table:data-pilot-member table:name="53895" table:display="true" table:show-details="true"/>
                <table:data-pilot-member table:name="53904" table:display="true" table:show-details="true"/>
                <table:data-pilot-member table:name="53924" table:display="true" table:show-details="true"/>
                <table:data-pilot-member table:name="53925" table:display="true" table:show-details="true"/>
                <table:data-pilot-member table:name="53928" table:display="true" table:show-details="true"/>
                <table:data-pilot-member table:name="53930" table:display="true" table:show-details="true"/>
                <table:data-pilot-member table:name="53934" table:display="true" table:show-details="true"/>
                <table:data-pilot-member table:name="53938" table:display="true" table:show-details="true"/>
                <table:data-pilot-member table:name="53939" table:display="true" table:show-details="true"/>
                <table:data-pilot-member table:name="53947" table:display="true" table:show-details="true"/>
                <table:data-pilot-member table:name="53950" table:display="true" table:show-details="true"/>
                <table:data-pilot-member table:name="53962" table:display="true" table:show-details="true"/>
                <table:data-pilot-member table:name="53983" table:display="true" table:show-details="true"/>
                <table:data-pilot-member table:name="53990" table:display="true" table:show-details="true"/>
                <table:data-pilot-member table:name="53996" table:display="true" table:show-details="true"/>
                <table:data-pilot-member table:name="54001" table:display="true" table:show-details="true"/>
                <table:data-pilot-member table:name="54010" table:display="true" table:show-details="true"/>
                <table:data-pilot-member table:name="54014" table:display="true" table:show-details="true"/>
                <table:data-pilot-member table:name="54034" table:display="true" table:show-details="true"/>
                <table:data-pilot-member table:name="54035" table:display="true" table:show-details="true"/>
                <table:data-pilot-member table:name="54038" table:display="true" table:show-details="true"/>
                <table:data-pilot-member table:name="54040" table:display="true" table:show-details="true"/>
                <table:data-pilot-member table:name="54043" table:display="true" table:show-details="true"/>
                <table:data-pilot-member table:name="54051" table:display="true" table:show-details="true"/>
                <table:data-pilot-member table:name="54056" table:display="true" table:show-details="true"/>
                <table:data-pilot-member table:name="54062" table:display="true" table:show-details="true"/>
                <table:data-pilot-member table:name="54087" table:display="true" table:show-details="true"/>
                <table:data-pilot-member table:name="54089" table:display="true" table:show-details="true"/>
                <table:data-pilot-member table:name="54105" table:display="true" table:show-details="true"/>
                <table:data-pilot-member table:name="54106" table:display="true" table:show-details="true"/>
                <table:data-pilot-member table:name="54113" table:display="true" table:show-details="true"/>
                <table:data-pilot-member table:name="54119" table:display="true" table:show-details="true"/>
                <table:data-pilot-member table:name="54130" table:display="true" table:show-details="true"/>
                <table:data-pilot-member table:name="54139" table:display="true" table:show-details="true"/>
                <table:data-pilot-member table:name="54149" table:display="true" table:show-details="true"/>
                <table:data-pilot-member table:name="54150" table:display="true" table:show-details="true"/>
                <table:data-pilot-member table:name="54183" table:display="true" table:show-details="true"/>
                <table:data-pilot-member table:name="54187" table:display="true" table:show-details="true"/>
                <table:data-pilot-member table:name="54199" table:display="true" table:show-details="true"/>
                <table:data-pilot-member table:name="54209" table:display="true" table:show-details="true"/>
                <table:data-pilot-member table:name="54248" table:display="true" table:show-details="true"/>
                <table:data-pilot-member table:name="54259" table:display="true" table:show-details="true"/>
                <table:data-pilot-member table:name="54261" table:display="true" table:show-details="true"/>
                <table:data-pilot-member table:name="54270" table:display="true" table:show-details="true"/>
                <table:data-pilot-member table:name="54320" table:display="true" table:show-details="true"/>
                <table:data-pilot-member table:name="54322" table:display="true" table:show-details="true"/>
                <table:data-pilot-member table:name="54345" table:display="true" table:show-details="true"/>
                <table:data-pilot-member table:name="54347" table:display="true" table:show-details="true"/>
                <table:data-pilot-member table:name="54355" table:display="true" table:show-details="true"/>
                <table:data-pilot-member table:name="54361" table:display="true" table:show-details="true"/>
                <table:data-pilot-member table:name="54370" table:display="true" table:show-details="true"/>
                <table:data-pilot-member table:name="54371" table:display="true" table:show-details="true"/>
                <table:data-pilot-member table:name="54398" table:display="true" table:show-details="true"/>
                <table:data-pilot-member table:name="54401" table:display="true" table:show-details="true"/>
                <table:data-pilot-member table:name="54409" table:display="true" table:show-details="true"/>
                <table:data-pilot-member table:name="54421" table:display="true" table:show-details="true"/>
                <table:data-pilot-member table:name="54429" table:display="true" table:show-details="true"/>
                <table:data-pilot-member table:name="54441" table:display="true" table:show-details="true"/>
                <table:data-pilot-member table:name="54444" table:display="true" table:show-details="true"/>
                <table:data-pilot-member table:name="54459" table:display="true" table:show-details="true"/>
                <table:data-pilot-member table:name="54462" table:display="true" table:show-details="true"/>
                <table:data-pilot-member table:name="54466" table:display="true" table:show-details="true"/>
                <table:data-pilot-member table:name="54482" table:display="true" table:show-details="true"/>
                <table:data-pilot-member table:name="54484" table:display="true" table:show-details="true"/>
                <table:data-pilot-member table:name="54505" table:display="true" table:show-details="true"/>
                <table:data-pilot-member table:name="54509" table:display="true" table:show-details="true"/>
                <table:data-pilot-member table:name="54515" table:display="true" table:show-details="true"/>
                <table:data-pilot-member table:name="54525" table:display="true" table:show-details="true"/>
                <table:data-pilot-member table:name="54531" table:display="true" table:show-details="true"/>
                <table:data-pilot-member table:name="54541" table:display="true" table:show-details="true"/>
                <table:data-pilot-member table:name="54581" table:display="true" table:show-details="true"/>
                <table:data-pilot-member table:name="54595" table:display="true" table:show-details="true"/>
                <table:data-pilot-member table:name="54602" table:display="true" table:show-details="true"/>
                <table:data-pilot-member table:name="54630" table:display="true" table:show-details="true"/>
                <table:data-pilot-member table:name="54689" table:display="true" table:show-details="true"/>
                <table:data-pilot-member table:name="54711" table:display="true" table:show-details="true"/>
                <table:data-pilot-member table:name="54722" table:display="true" table:show-details="true"/>
                <table:data-pilot-member table:name="54744" table:display="true" table:show-details="true"/>
                <table:data-pilot-member table:name="54746" table:display="true" table:show-details="true"/>
                <table:data-pilot-member table:name="54761" table:display="true" table:show-details="true"/>
                <table:data-pilot-member table:name="54774" table:display="true" table:show-details="true"/>
                <table:data-pilot-member table:name="54776" table:display="true" table:show-details="true"/>
                <table:data-pilot-member table:name="54780" table:display="true" table:show-details="true"/>
                <table:data-pilot-member table:name="54788" table:display="true" table:show-details="true"/>
                <table:data-pilot-member table:name="54812" table:display="true" table:show-details="true"/>
                <table:data-pilot-member table:name="54828" table:display="true" table:show-details="true"/>
                <table:data-pilot-member table:name="54839" table:display="true" table:show-details="true"/>
                <table:data-pilot-member table:name="54889" table:display="true" table:show-details="true"/>
                <table:data-pilot-member table:name="54901" table:display="true" table:show-details="true"/>
                <table:data-pilot-member table:name="54905" table:display="true" table:show-details="true"/>
                <table:data-pilot-member table:name="54912" table:display="true" table:show-details="true"/>
                <table:data-pilot-member table:name="54913" table:display="true" table:show-details="true"/>
                <table:data-pilot-member table:name="54920" table:display="true" table:show-details="true"/>
                <table:data-pilot-member table:name="54968" table:display="true" table:show-details="true"/>
                <table:data-pilot-member table:name="54978" table:display="true" table:show-details="true"/>
                <table:data-pilot-member table:name="54986" table:display="true" table:show-details="true"/>
                <table:data-pilot-member table:name="54987" table:display="true" table:show-details="true"/>
                <table:data-pilot-member table:name="54994" table:display="true" table:show-details="true"/>
                <table:data-pilot-member table:name="55014" table:display="true" table:show-details="true"/>
                <table:data-pilot-member table:name="55016" table:display="true" table:show-details="true"/>
                <table:data-pilot-member table:name="55024" table:display="true" table:show-details="true"/>
                <table:data-pilot-member table:name="55058" table:display="true" table:show-details="true"/>
                <table:data-pilot-member table:name="55122" table:display="true" table:show-details="true"/>
                <table:data-pilot-member table:name="55143" table:display="true" table:show-details="true"/>
                <table:data-pilot-member table:name="55160" table:display="true" table:show-details="true"/>
                <table:data-pilot-member table:name="55178" table:display="true" table:show-details="true"/>
                <table:data-pilot-member table:name="55185" table:display="true" table:show-details="true"/>
                <table:data-pilot-member table:name="55196" table:display="true" table:show-details="true"/>
                <table:data-pilot-member table:name="55206" table:display="true" table:show-details="true"/>
                <table:data-pilot-member table:name="55220" table:display="true" table:show-details="true"/>
                <table:data-pilot-member table:name="55229" table:display="true" table:show-details="true"/>
                <table:data-pilot-member table:name="55253" table:display="true" table:show-details="true"/>
                <table:data-pilot-member table:name="55255" table:display="true" table:show-details="true"/>
                <table:data-pilot-member table:name="55287" table:display="true" table:show-details="true"/>
                <table:data-pilot-member table:name="55317" table:display="true" table:show-details="true"/>
                <table:data-pilot-member table:name="55318" table:display="true" table:show-details="true"/>
                <table:data-pilot-member table:name="55344" table:display="true" table:show-details="true"/>
                <table:data-pilot-member table:name="55353" table:display="true" table:show-details="true"/>
                <table:data-pilot-member table:name="55363" table:display="true" table:show-details="true"/>
                <table:data-pilot-member table:name="55364" table:display="true" table:show-details="true"/>
                <table:data-pilot-member table:name="55372" table:display="true" table:show-details="true"/>
                <table:data-pilot-member table:name="55396" table:display="true" table:show-details="true"/>
                <table:data-pilot-member table:name="55401" table:display="true" table:show-details="true"/>
                <table:data-pilot-member table:name="55412" table:display="true" table:show-details="true"/>
                <table:data-pilot-member table:name="55425" table:display="true" table:show-details="true"/>
                <table:data-pilot-member table:name="55432" table:display="true" table:show-details="true"/>
                <table:data-pilot-member table:name="55458" table:display="true" table:show-details="true"/>
                <table:data-pilot-member table:name="55460" table:display="true" table:show-details="true"/>
                <table:data-pilot-member table:name="55488" table:display="true" table:show-details="true"/>
                <table:data-pilot-member table:name="55501" table:display="true" table:show-details="true"/>
                <table:data-pilot-member table:name="55513" table:display="true" table:show-details="true"/>
                <table:data-pilot-member table:name="55522" table:display="true" table:show-details="true"/>
                <table:data-pilot-member table:name="55525" table:display="true" table:show-details="true"/>
                <table:data-pilot-member table:name="55536" table:display="true" table:show-details="true"/>
                <table:data-pilot-member table:name="55539" table:display="true" table:show-details="true"/>
                <table:data-pilot-member table:name="55544" table:display="true" table:show-details="true"/>
                <table:data-pilot-member table:name="55559" table:display="true" table:show-details="true"/>
                <table:data-pilot-member table:name="55565" table:display="true" table:show-details="true"/>
                <table:data-pilot-member table:name="55573" table:display="true" table:show-details="true"/>
                <table:data-pilot-member table:name="55599" table:display="true" table:show-details="true"/>
                <table:data-pilot-member table:name="55619" table:display="true" table:show-details="true"/>
                <table:data-pilot-member table:name="55649" table:display="true" table:show-details="true"/>
                <table:data-pilot-member table:name="55651" table:display="true" table:show-details="true"/>
                <table:data-pilot-member table:name="55703" table:display="true" table:show-details="true"/>
                <table:data-pilot-member table:name="55726" table:display="true" table:show-details="true"/>
                <table:data-pilot-member table:name="55727" table:display="true" table:show-details="true"/>
                <table:data-pilot-member table:name="55730" table:display="true" table:show-details="true"/>
                <table:data-pilot-member table:name="55750" table:display="true" table:show-details="true"/>
                <table:data-pilot-member table:name="55752" table:display="true" table:show-details="true"/>
                <table:data-pilot-member table:name="55758" table:display="true" table:show-details="true"/>
                <table:data-pilot-member table:name="55790" table:display="true" table:show-details="true"/>
                <table:data-pilot-member table:name="55802" table:display="true" table:show-details="true"/>
                <table:data-pilot-member table:name="55807" table:display="true" table:show-details="true"/>
                <table:data-pilot-member table:name="55817" table:display="true" table:show-details="true"/>
                <table:data-pilot-member table:name="55819" table:display="true" table:show-details="true"/>
                <table:data-pilot-member table:name="55832" table:display="true" table:show-details="true"/>
                <table:data-pilot-member table:name="55856" table:display="true" table:show-details="true"/>
                <table:data-pilot-member table:name="55857" table:display="true" table:show-details="true"/>
                <table:data-pilot-member table:name="55858" table:display="true" table:show-details="true"/>
                <table:data-pilot-member table:name="55859" table:display="true" table:show-details="true"/>
                <table:data-pilot-member table:name="55882" table:display="true" table:show-details="true"/>
                <table:data-pilot-member table:name="55883" table:display="true" table:show-details="true"/>
                <table:data-pilot-member table:name="55884" table:display="true" table:show-details="true"/>
                <table:data-pilot-member table:name="55892" table:display="true" table:show-details="true"/>
                <table:data-pilot-member table:name="55903" table:display="true" table:show-details="true"/>
                <table:data-pilot-member table:name="55907" table:display="true" table:show-details="true"/>
                <table:data-pilot-member table:name="55908" table:display="true" table:show-details="true"/>
                <table:data-pilot-member table:name="55916" table:display="true" table:show-details="true"/>
                <table:data-pilot-member table:name="55922" table:display="true" table:show-details="true"/>
                <table:data-pilot-member table:name="55935" table:display="true" table:show-details="true"/>
                <table:data-pilot-member table:name="55944" table:display="true" table:show-details="true"/>
                <table:data-pilot-member table:name="55953" table:display="true" table:show-details="true"/>
                <table:data-pilot-member table:name="55968" table:display="true" table:show-details="true"/>
                <table:data-pilot-member table:name="55970" table:display="true" table:show-details="true"/>
                <table:data-pilot-member table:name="55980" table:display="true" table:show-details="true"/>
                <table:data-pilot-member table:name="55992" table:display="true" table:show-details="true"/>
                <table:data-pilot-member table:name="56005" table:display="true" table:show-details="true"/>
                <table:data-pilot-member table:name="56008" table:display="true" table:show-details="true"/>
                <table:data-pilot-member table:name="56018" table:display="true" table:show-details="true"/>
                <table:data-pilot-member table:name="56023" table:display="true" table:show-details="true"/>
                <table:data-pilot-member table:name="56026" table:display="true" table:show-details="true"/>
                <table:data-pilot-member table:name="56035" table:display="true" table:show-details="true"/>
                <table:data-pilot-member table:name="56044" table:display="true" table:show-details="true"/>
                <table:data-pilot-member table:name="56054" table:display="true" table:show-details="true"/>
                <table:data-pilot-member table:name="56066" table:display="true" table:show-details="true"/>
                <table:data-pilot-member table:name="56103" table:display="true" table:show-details="true"/>
                <table:data-pilot-member table:name="56119" table:display="true" table:show-details="true"/>
                <table:data-pilot-member table:name="56131" table:display="true" table:show-details="true"/>
                <table:data-pilot-member table:name="56138" table:display="true" table:show-details="true"/>
                <table:data-pilot-member table:name="56141" table:display="true" table:show-details="true"/>
                <table:data-pilot-member table:name="56150" table:display="true" table:show-details="true"/>
                <table:data-pilot-member table:name="56189" table:display="true" table:show-details="true"/>
                <table:data-pilot-member table:name="56195" table:display="true" table:show-details="true"/>
                <table:data-pilot-member table:name="56196" table:display="true" table:show-details="true"/>
                <table:data-pilot-member table:name="56209" table:display="true" table:show-details="true"/>
                <table:data-pilot-member table:name="56218" table:display="true" table:show-details="true"/>
                <table:data-pilot-member table:name="56219" table:display="true" table:show-details="true"/>
                <table:data-pilot-member table:name="56240" table:display="true" table:show-details="true"/>
                <table:data-pilot-member table:name="56243" table:display="true" table:show-details="true"/>
                <table:data-pilot-member table:name="56251" table:display="true" table:show-details="true"/>
                <table:data-pilot-member table:name="56252" table:display="true" table:show-details="true"/>
                <table:data-pilot-member table:name="56269" table:display="true" table:show-details="true"/>
                <table:data-pilot-member table:name="56278" table:display="true" table:show-details="true"/>
                <table:data-pilot-member table:name="56281" table:display="true" table:show-details="true"/>
                <table:data-pilot-member table:name="56283" table:display="true" table:show-details="true"/>
                <table:data-pilot-member table:name="56284" table:display="true" table:show-details="true"/>
                <table:data-pilot-member table:name="56302" table:display="true" table:show-details="true"/>
                <table:data-pilot-member table:name="56310" table:display="true" table:show-details="true"/>
                <table:data-pilot-member table:name="56313" table:display="true" table:show-details="true"/>
                <table:data-pilot-member table:name="56323" table:display="true" table:show-details="true"/>
                <table:data-pilot-member table:name="56327" table:display="true" table:show-details="true"/>
                <table:data-pilot-member table:name="56328" table:display="true" table:show-details="true"/>
                <table:data-pilot-member table:name="56330" table:display="true" table:show-details="true"/>
                <table:data-pilot-member table:name="56339" table:display="true" table:show-details="true"/>
                <table:data-pilot-member table:name="56352" table:display="true" table:show-details="true"/>
                <table:data-pilot-member table:name="56355" table:display="true" table:show-details="true"/>
                <table:data-pilot-member table:name="56373" table:display="true" table:show-details="true"/>
                <table:data-pilot-member table:name="56385" table:display="true" table:show-details="true"/>
                <table:data-pilot-member table:name="56403" table:display="true" table:show-details="true"/>
                <table:data-pilot-member table:name="56419" table:display="true" table:show-details="true"/>
                <table:data-pilot-member table:name="56428" table:display="true" table:show-details="true"/>
                <table:data-pilot-member table:name="56450" table:display="true" table:show-details="true"/>
                <table:data-pilot-member table:name="56458" table:display="true" table:show-details="true"/>
                <table:data-pilot-member table:name="56535" table:display="true" table:show-details="true"/>
                <table:data-pilot-member table:name="56554" table:display="true" table:show-details="true"/>
                <table:data-pilot-member table:name="56567" table:display="true" table:show-details="true"/>
                <table:data-pilot-member table:name="56586" table:display="true" table:show-details="true"/>
                <table:data-pilot-member table:name="56602" table:display="true" table:show-details="true"/>
                <table:data-pilot-member table:name="56613" table:display="true" table:show-details="true"/>
                <table:data-pilot-member table:name="56615" table:display="true" table:show-details="true"/>
                <table:data-pilot-member table:name="56616" table:display="true" table:show-details="true"/>
                <table:data-pilot-member table:name="56619" table:display="true" table:show-details="true"/>
                <table:data-pilot-member table:name="56666" table:display="true" table:show-details="true"/>
                <table:data-pilot-member table:name="56675" table:display="true" table:show-details="true"/>
                <table:data-pilot-member table:name="56695" table:display="true" table:show-details="true"/>
                <table:data-pilot-member table:name="56703" table:display="true" table:show-details="true"/>
                <table:data-pilot-member table:name="56707" table:display="true" table:show-details="true"/>
                <table:data-pilot-member table:name="56712" table:display="true" table:show-details="true"/>
                <table:data-pilot-member table:name="56716" table:display="true" table:show-details="true"/>
                <table:data-pilot-member table:name="56731" table:display="true" table:show-details="true"/>
                <table:data-pilot-member table:name="56742" table:display="true" table:show-details="true"/>
                <table:data-pilot-member table:name="56747" table:display="true" table:show-details="true"/>
                <table:data-pilot-member table:name="56748" table:display="true" table:show-details="true"/>
                <table:data-pilot-member table:name="56757" table:display="true" table:show-details="true"/>
                <table:data-pilot-member table:name="56765" table:display="true" table:show-details="true"/>
                <table:data-pilot-member table:name="56771" table:display="true" table:show-details="true"/>
                <table:data-pilot-member table:name="56774" table:display="true" table:show-details="true"/>
                <table:data-pilot-member table:name="56793" table:display="true" table:show-details="true"/>
                <table:data-pilot-member table:name="56804" table:display="true" table:show-details="true"/>
                <table:data-pilot-member table:name="56829" table:display="true" table:show-details="true"/>
                <table:data-pilot-member table:name="56837" table:display="true" table:show-details="true"/>
                <table:data-pilot-member table:name="56838" table:display="true" table:show-details="true"/>
                <table:data-pilot-member table:name="56850" table:display="true" table:show-details="true"/>
                <table:data-pilot-member table:name="56851" table:display="true" table:show-details="true"/>
                <table:data-pilot-member table:name="56854" table:display="true" table:show-details="true"/>
                <table:data-pilot-member table:name="56866" table:display="true" table:show-details="true"/>
                <table:data-pilot-member table:name="56885" table:display="true" table:show-details="true"/>
                <table:data-pilot-member table:name="56888" table:display="true" table:show-details="true"/>
                <table:data-pilot-member table:name="56900" table:display="true" table:show-details="true"/>
                <table:data-pilot-member table:name="56905" table:display="true" table:show-details="true"/>
                <table:data-pilot-member table:name="56923" table:display="true" table:show-details="true"/>
                <table:data-pilot-member table:name="56928" table:display="true" table:show-details="true"/>
                <table:data-pilot-member table:name="56929" table:display="true" table:show-details="true"/>
                <table:data-pilot-member table:name="56939" table:display="true" table:show-details="true"/>
                <table:data-pilot-member table:name="56942" table:display="true" table:show-details="true"/>
                <table:data-pilot-member table:name="56943" table:display="true" table:show-details="true"/>
                <table:data-pilot-member table:name="56944" table:display="true" table:show-details="true"/>
                <table:data-pilot-member table:name="56950" table:display="true" table:show-details="true"/>
                <table:data-pilot-member table:name="56964" table:display="true" table:show-details="true"/>
                <table:data-pilot-member table:name="57005" table:display="true" table:show-details="true"/>
                <table:data-pilot-member table:name="57012" table:display="true" table:show-details="true"/>
                <table:data-pilot-member table:name="57017" table:display="true" table:show-details="true"/>
                <table:data-pilot-member table:name="57025" table:display="true" table:show-details="true"/>
                <table:data-pilot-member table:name="57034" table:display="true" table:show-details="true"/>
                <table:data-pilot-member table:name="57053" table:display="true" table:show-details="true"/>
                <table:data-pilot-member table:name="57060" table:display="true" table:show-details="true"/>
                <table:data-pilot-member table:name="57061" table:display="true" table:show-details="true"/>
                <table:data-pilot-member table:name="57062" table:display="true" table:show-details="true"/>
                <table:data-pilot-member table:name="57064" table:display="true" table:show-details="true"/>
                <table:data-pilot-member table:name="57080" table:display="true" table:show-details="true"/>
                <table:data-pilot-member table:name="57082" table:display="true" table:show-details="true"/>
                <table:data-pilot-member table:name="57102" table:display="true" table:show-details="true"/>
                <table:data-pilot-member table:name="57115" table:display="true" table:show-details="true"/>
                <table:data-pilot-member table:name="57119" table:display="true" table:show-details="true"/>
                <table:data-pilot-member table:name="57125" table:display="true" table:show-details="true"/>
                <table:data-pilot-member table:name="57128" table:display="true" table:show-details="true"/>
                <table:data-pilot-member table:name="57129" table:display="true" table:show-details="true"/>
                <table:data-pilot-member table:name="57133" table:display="true" table:show-details="true"/>
                <table:data-pilot-member table:name="57140" table:display="true" table:show-details="true"/>
                <table:data-pilot-member table:name="57142" table:display="true" table:show-details="true"/>
                <table:data-pilot-member table:name="57146" table:display="true" table:show-details="true"/>
                <table:data-pilot-member table:name="57148" table:display="true" table:show-details="true"/>
                <table:data-pilot-member table:name="57161" table:display="true" table:show-details="true"/>
                <table:data-pilot-member table:name="57166" table:display="true" table:show-details="true"/>
                <table:data-pilot-member table:name="57171" table:display="true" table:show-details="true"/>
                <table:data-pilot-member table:name="57188" table:display="true" table:show-details="true"/>
                <table:data-pilot-member table:name="57192" table:display="true" table:show-details="true"/>
                <table:data-pilot-member table:name="57199" table:display="true" table:show-details="true"/>
                <table:data-pilot-member table:name="57208" table:display="true" table:show-details="true"/>
                <table:data-pilot-member table:name="57215" table:display="true" table:show-details="true"/>
                <table:data-pilot-member table:name="57223" table:display="true" table:show-details="true"/>
                <table:data-pilot-member table:name="57240" table:display="true" table:show-details="true"/>
                <table:data-pilot-member table:name="57241" table:display="true" table:show-details="true"/>
                <table:data-pilot-member table:name="57245" table:display="true" table:show-details="true"/>
                <table:data-pilot-member table:name="57259" table:display="true" table:show-details="true"/>
                <table:data-pilot-member table:name="57272" table:display="true" table:show-details="true"/>
                <table:data-pilot-member table:name="57285" table:display="true" table:show-details="true"/>
                <table:data-pilot-member table:name="57286" table:display="true" table:show-details="true"/>
                <table:data-pilot-member table:name="57306" table:display="true" table:show-details="true"/>
                <table:data-pilot-member table:name="57310" table:display="true" table:show-details="true"/>
                <table:data-pilot-member table:name="57319" table:display="true" table:show-details="true"/>
                <table:data-pilot-member table:name="57329" table:display="true" table:show-details="true"/>
                <table:data-pilot-member table:name="57330" table:display="true" table:show-details="true"/>
                <table:data-pilot-member table:name="57336" table:display="true" table:show-details="true"/>
                <table:data-pilot-member table:name="57340" table:display="true" table:show-details="true"/>
                <table:data-pilot-member table:name="57352" table:display="true" table:show-details="true"/>
                <table:data-pilot-member table:name="57357" table:display="true" table:show-details="true"/>
                <table:data-pilot-member table:name="57361" table:display="true" table:show-details="true"/>
                <table:data-pilot-member table:name="57378" table:display="true" table:show-details="true"/>
                <table:data-pilot-member table:name="57380" table:display="true" table:show-details="true"/>
                <table:data-pilot-member table:name="57381" table:display="true" table:show-details="true"/>
                <table:data-pilot-member table:name="57382" table:display="true" table:show-details="true"/>
                <table:data-pilot-member table:name="57392" table:display="true" table:show-details="true"/>
                <table:data-pilot-member table:name="57396" table:display="true" table:show-details="true"/>
                <table:data-pilot-member table:name="57414" table:display="true" table:show-details="true"/>
                <table:data-pilot-member table:name="57418" table:display="true" table:show-details="true"/>
                <table:data-pilot-member table:name="57422" table:display="true" table:show-details="true"/>
                <table:data-pilot-member table:name="57427" table:display="true" table:show-details="true"/>
                <table:data-pilot-member table:name="57436" table:display="true" table:show-details="true"/>
                <table:data-pilot-member table:name="57439" table:display="true" table:show-details="true"/>
                <table:data-pilot-member table:name="57488" table:display="true" table:show-details="true"/>
                <table:data-pilot-member table:name="57489" table:display="true" table:show-details="true"/>
                <table:data-pilot-member table:name="57513" table:display="true" table:show-details="true"/>
                <table:data-pilot-member table:name="57516" table:display="true" table:show-details="true"/>
                <table:data-pilot-member table:name="57522" table:display="true" table:show-details="true"/>
                <table:data-pilot-member table:name="57525" table:display="true" table:show-details="true"/>
                <table:data-pilot-member table:name="57537" table:display="true" table:show-details="true"/>
                <table:data-pilot-member table:name="57570" table:display="true" table:show-details="true"/>
                <table:data-pilot-member table:name="57578" table:display="true" table:show-details="true"/>
                <table:data-pilot-member table:name="57610" table:display="true" table:show-details="true"/>
                <table:data-pilot-member table:name="57630" table:display="true" table:show-details="true"/>
                <table:data-pilot-member table:name="57637" table:display="true" table:show-details="true"/>
                <table:data-pilot-member table:name="57651" table:display="true" table:show-details="true"/>
                <table:data-pilot-member table:name="57662" table:display="true" table:show-details="true"/>
                <table:data-pilot-member table:name="57666" table:display="true" table:show-details="true"/>
                <table:data-pilot-member table:name="57684" table:display="true" table:show-details="true"/>
                <table:data-pilot-member table:name="57711" table:display="true" table:show-details="true"/>
                <table:data-pilot-member table:name="57725" table:display="true" table:show-details="true"/>
                <table:data-pilot-member table:name="57737" table:display="true" table:show-details="true"/>
                <table:data-pilot-member table:name="57752" table:display="true" table:show-details="true"/>
                <table:data-pilot-member table:name="57764" table:display="true" table:show-details="true"/>
                <table:data-pilot-member table:name="57771" table:display="true" table:show-details="true"/>
                <table:data-pilot-member table:name="57773" table:display="true" table:show-details="true"/>
                <table:data-pilot-member table:name="57812" table:display="true" table:show-details="true"/>
                <table:data-pilot-member table:name="57816" table:display="true" table:show-details="true"/>
                <table:data-pilot-member table:name="57825" table:display="true" table:show-details="true"/>
                <table:data-pilot-member table:name="57860" table:display="true" table:show-details="true"/>
                <table:data-pilot-member table:name="57865" table:display="true" table:show-details="true"/>
                <table:data-pilot-member table:name="57868" table:display="true" table:show-details="true"/>
                <table:data-pilot-member table:name="57869" table:display="true" table:show-details="true"/>
                <table:data-pilot-member table:name="57879" table:display="true" table:show-details="true"/>
                <table:data-pilot-member table:name="57883" table:display="true" table:show-details="true"/>
                <table:data-pilot-member table:name="57916" table:display="true" table:show-details="true"/>
                <table:data-pilot-member table:name="57919" table:display="true" table:show-details="true"/>
                <table:data-pilot-member table:name="57936" table:display="true" table:show-details="true"/>
                <table:data-pilot-member table:name="57951" table:display="true" table:show-details="true"/>
                <table:data-pilot-member table:name="57953" table:display="true" table:show-details="true"/>
                <table:data-pilot-member table:name="57965" table:display="true" table:show-details="true"/>
                <table:data-pilot-member table:name="57966" table:display="true" table:show-details="true"/>
                <table:data-pilot-member table:name="57968" table:display="true" table:show-details="true"/>
                <table:data-pilot-member table:name="57972" table:display="true" table:show-details="true"/>
                <table:data-pilot-member table:name="57976" table:display="true" table:show-details="true"/>
                <table:data-pilot-member table:name="57979" table:display="true" table:show-details="true"/>
                <table:data-pilot-member table:name="57980" table:display="true" table:show-details="true"/>
                <table:data-pilot-member table:name="57998" table:display="true" table:show-details="true"/>
                <table:data-pilot-member table:name="58001" table:display="true" table:show-details="true"/>
                <table:data-pilot-member table:name="58007" table:display="true" table:show-details="true"/>
                <table:data-pilot-member table:name="58017" table:display="true" table:show-details="true"/>
                <table:data-pilot-member table:name="58031" table:display="true" table:show-details="true"/>
                <table:data-pilot-member table:name="58054" table:display="true" table:show-details="true"/>
                <table:data-pilot-member table:name="58057" table:display="true" table:show-details="true"/>
                <table:data-pilot-member table:name="58059" table:display="true" table:show-details="true"/>
                <table:data-pilot-member table:name="58066" table:display="true" table:show-details="true"/>
                <table:data-pilot-member table:name="58081" table:display="true" table:show-details="true"/>
                <table:data-pilot-member table:name="58095" table:display="true" table:show-details="true"/>
                <table:data-pilot-member table:name="58134" table:display="true" table:show-details="true"/>
                <table:data-pilot-member table:name="58135" table:display="true" table:show-details="true"/>
                <table:data-pilot-member table:name="58142" table:display="true" table:show-details="true"/>
                <table:data-pilot-member table:name="58146" table:display="true" table:show-details="true"/>
                <table:data-pilot-member table:name="58173" table:display="true" table:show-details="true"/>
                <table:data-pilot-member table:name="58174" table:display="true" table:show-details="true"/>
                <table:data-pilot-member table:name="58184" table:display="true" table:show-details="true"/>
                <table:data-pilot-member table:name="58188" table:display="true" table:show-details="true"/>
                <table:data-pilot-member table:name="58189" table:display="true" table:show-details="true"/>
                <table:data-pilot-member table:name="58196" table:display="true" table:show-details="true"/>
                <table:data-pilot-member table:name="58201" table:display="true" table:show-details="true"/>
                <table:data-pilot-member table:name="58203" table:display="true" table:show-details="true"/>
                <table:data-pilot-member table:name="58212" table:display="true" table:show-details="true"/>
                <table:data-pilot-member table:name="58222" table:display="true" table:show-details="true"/>
                <table:data-pilot-member table:name="58225" table:display="true" table:show-details="true"/>
                <table:data-pilot-member table:name="58228" table:display="true" table:show-details="true"/>
                <table:data-pilot-member table:name="58233" table:display="true" table:show-details="true"/>
                <table:data-pilot-member table:name="58243" table:display="true" table:show-details="true"/>
                <table:data-pilot-member table:name="58250" table:display="true" table:show-details="true"/>
                <table:data-pilot-member table:name="58256" table:display="true" table:show-details="true"/>
                <table:data-pilot-member table:name="58262" table:display="true" table:show-details="true"/>
                <table:data-pilot-member table:name="58276" table:display="true" table:show-details="true"/>
                <table:data-pilot-member table:name="58301" table:display="true" table:show-details="true"/>
                <table:data-pilot-member table:name="58302" table:display="true" table:show-details="true"/>
                <table:data-pilot-member table:name="58319" table:display="true" table:show-details="true"/>
                <table:data-pilot-member table:name="58320" table:display="true" table:show-details="true"/>
                <table:data-pilot-member table:name="58323" table:display="true" table:show-details="true"/>
                <table:data-pilot-member table:name="58325" table:display="true" table:show-details="true"/>
                <table:data-pilot-member table:name="58338" table:display="true" table:show-details="true"/>
                <table:data-pilot-member table:name="58345" table:display="true" table:show-details="true"/>
                <table:data-pilot-member table:name="58354" table:display="true" table:show-details="true"/>
                <table:data-pilot-member table:name="58355" table:display="true" table:show-details="true"/>
                <table:data-pilot-member table:name="58358" table:display="true" table:show-details="true"/>
                <table:data-pilot-member table:name="58361" table:display="true" table:show-details="true"/>
                <table:data-pilot-member table:name="58366" table:display="true" table:show-details="true"/>
                <table:data-pilot-member table:name="58368" table:display="true" table:show-details="true"/>
                <table:data-pilot-member table:name="58373" table:display="true" table:show-details="true"/>
                <table:data-pilot-member table:name="58378" table:display="true" table:show-details="true"/>
                <table:data-pilot-member table:name="58397" table:display="true" table:show-details="true"/>
                <table:data-pilot-member table:name="58400" table:display="true" table:show-details="true"/>
                <table:data-pilot-member table:name="58403" table:display="true" table:show-details="true"/>
                <table:data-pilot-member table:name="58410" table:display="true" table:show-details="true"/>
                <table:data-pilot-member table:name="58438" table:display="true" table:show-details="true"/>
                <table:data-pilot-member table:name="58468" table:display="true" table:show-details="true"/>
                <table:data-pilot-member table:name="58477" table:display="true" table:show-details="true"/>
                <table:data-pilot-member table:name="58480" table:display="true" table:show-details="true"/>
                <table:data-pilot-member table:name="58495" table:display="true" table:show-details="true"/>
                <table:data-pilot-member table:name="58498" table:display="true" table:show-details="true"/>
                <table:data-pilot-member table:name="58501" table:display="true" table:show-details="true"/>
                <table:data-pilot-member table:name="58505" table:display="true" table:show-details="true"/>
                <table:data-pilot-member table:name="58512" table:display="true" table:show-details="true"/>
                <table:data-pilot-member table:name="58520" table:display="true" table:show-details="true"/>
                <table:data-pilot-member table:name="58531" table:display="true" table:show-details="true"/>
                <table:data-pilot-member table:name="58557" table:display="true" table:show-details="true"/>
                <table:data-pilot-member table:name="58558" table:display="true" table:show-details="true"/>
                <table:data-pilot-member table:name="58581" table:display="true" table:show-details="true"/>
                <table:data-pilot-member table:name="58599" table:display="true" table:show-details="true"/>
                <table:data-pilot-member table:name="58606" table:display="true" table:show-details="true"/>
                <table:data-pilot-member table:name="58614" table:display="true" table:show-details="true"/>
                <table:data-pilot-member table:name="58629" table:display="true" table:show-details="true"/>
                <table:data-pilot-member table:name="58647" table:display="true" table:show-details="true"/>
                <table:data-pilot-member table:name="58648" table:display="true" table:show-details="true"/>
                <table:data-pilot-member table:name="58651" table:display="true" table:show-details="true"/>
                <table:data-pilot-member table:name="58654" table:display="true" table:show-details="true"/>
                <table:data-pilot-member table:name="58660" table:display="true" table:show-details="true"/>
                <table:data-pilot-member table:name="58667" table:display="true" table:show-details="true"/>
                <table:data-pilot-member table:name="58681" table:display="true" table:show-details="true"/>
                <table:data-pilot-member table:name="58696" table:display="true" table:show-details="true"/>
                <table:data-pilot-member table:name="58701" table:display="true" table:show-details="true"/>
                <table:data-pilot-member table:name="58704" table:display="true" table:show-details="true"/>
                <table:data-pilot-member table:name="58711" table:display="true" table:show-details="true"/>
                <table:data-pilot-member table:name="58713" table:display="true" table:show-details="true"/>
                <table:data-pilot-member table:name="58741" table:display="true" table:show-details="true"/>
                <table:data-pilot-member table:name="58749" table:display="true" table:show-details="true"/>
                <table:data-pilot-member table:name="58750" table:display="true" table:show-details="true"/>
                <table:data-pilot-member table:name="58757" table:display="true" table:show-details="true"/>
                <table:data-pilot-member table:name="58771" table:display="true" table:show-details="true"/>
                <table:data-pilot-member table:name="58775" table:display="true" table:show-details="true"/>
                <table:data-pilot-member table:name="58782" table:display="true" table:show-details="true"/>
                <table:data-pilot-member table:name="58788" table:display="true" table:show-details="true"/>
                <table:data-pilot-member table:name="58796" table:display="true" table:show-details="true"/>
                <table:data-pilot-member table:name="58798" table:display="true" table:show-details="true"/>
                <table:data-pilot-member table:name="58825" table:display="true" table:show-details="true"/>
                <table:data-pilot-member table:name="58833" table:display="true" table:show-details="true"/>
                <table:data-pilot-member table:name="58834" table:display="true" table:show-details="true"/>
                <table:data-pilot-member table:name="58836" table:display="true" table:show-details="true"/>
                <table:data-pilot-member table:name="58841" table:display="true" table:show-details="true"/>
                <table:data-pilot-member table:name="58852" table:display="true" table:show-details="true"/>
                <table:data-pilot-member table:name="58875" table:display="true" table:show-details="true"/>
                <table:data-pilot-member table:name="58877" table:display="true" table:show-details="true"/>
                <table:data-pilot-member table:name="58893" table:display="true" table:show-details="true"/>
                <table:data-pilot-member table:name="58917" table:display="true" table:show-details="true"/>
                <table:data-pilot-member table:name="58931" table:display="true" table:show-details="true"/>
                <table:data-pilot-member table:name="58932" table:display="true" table:show-details="true"/>
                <table:data-pilot-member table:name="58940" table:display="true" table:show-details="true"/>
                <table:data-pilot-member table:name="58962" table:display="true" table:show-details="true"/>
                <table:data-pilot-member table:name="58974" table:display="true" table:show-details="true"/>
                <table:data-pilot-member table:name="58994" table:display="true" table:show-details="true"/>
                <table:data-pilot-member table:name="59014" table:display="true" table:show-details="true"/>
                <table:data-pilot-member table:name="59017" table:display="true" table:show-details="true"/>
                <table:data-pilot-member table:name="59018" table:display="true" table:show-details="true"/>
                <table:data-pilot-member table:name="59019" table:display="true" table:show-details="true"/>
                <table:data-pilot-member table:name="59022" table:display="true" table:show-details="true"/>
                <table:data-pilot-member table:name="59023" table:display="true" table:show-details="true"/>
                <table:data-pilot-member table:name="59031" table:display="true" table:show-details="true"/>
                <table:data-pilot-member table:name="59059" table:display="true" table:show-details="true"/>
                <table:data-pilot-member table:name="59062" table:display="true" table:show-details="true"/>
                <table:data-pilot-member table:name="59068" table:display="true" table:show-details="true"/>
                <table:data-pilot-member table:name="59069" table:display="true" table:show-details="true"/>
                <table:data-pilot-member table:name="59070" table:display="true" table:show-details="true"/>
                <table:data-pilot-member table:name="59075" table:display="true" table:show-details="true"/>
                <table:data-pilot-member table:name="59077" table:display="true" table:show-details="true"/>
                <table:data-pilot-member table:name="59084" table:display="true" table:show-details="true"/>
                <table:data-pilot-member table:name="59086" table:display="true" table:show-details="true"/>
                <table:data-pilot-member table:name="59087" table:display="true" table:show-details="true"/>
                <table:data-pilot-member table:name="59090" table:display="true" table:show-details="true"/>
                <table:data-pilot-member table:name="59100" table:display="true" table:show-details="true"/>
                <table:data-pilot-member table:name="59134" table:display="true" table:show-details="true"/>
                <table:data-pilot-member table:name="59140" table:display="true" table:show-details="true"/>
                <table:data-pilot-member table:name="59143" table:display="true" table:show-details="true"/>
                <table:data-pilot-member table:name="59150" table:display="true" table:show-details="true"/>
                <table:data-pilot-member table:name="59165" table:display="true" table:show-details="true"/>
                <table:data-pilot-member table:name="59167" table:display="true" table:show-details="true"/>
                <table:data-pilot-member table:name="59171" table:display="true" table:show-details="true"/>
                <table:data-pilot-member table:name="59175" table:display="true" table:show-details="true"/>
                <table:data-pilot-member table:name="59180" table:display="true" table:show-details="true"/>
                <table:data-pilot-member table:name="59199" table:display="true" table:show-details="true"/>
                <table:data-pilot-member table:name="59210" table:display="true" table:show-details="true"/>
                <table:data-pilot-member table:name="59232" table:display="true" table:show-details="true"/>
                <table:data-pilot-member table:name="59235" table:display="true" table:show-details="true"/>
                <table:data-pilot-member table:name="59244" table:display="true" table:show-details="true"/>
                <table:data-pilot-member table:name="59281" table:display="true" table:show-details="true"/>
                <table:data-pilot-member table:name="59293" table:display="true" table:show-details="true"/>
                <table:data-pilot-member table:name="59305" table:display="true" table:show-details="true"/>
                <table:data-pilot-member table:name="59308" table:display="true" table:show-details="true"/>
                <table:data-pilot-member table:name="59312" table:display="true" table:show-details="true"/>
                <table:data-pilot-member table:name="59313" table:display="true" table:show-details="true"/>
                <table:data-pilot-member table:name="59336" table:display="true" table:show-details="true"/>
                <table:data-pilot-member table:name="59352" table:display="true" table:show-details="true"/>
                <table:data-pilot-member table:name="59360" table:display="true" table:show-details="true"/>
                <table:data-pilot-member table:name="59374" table:display="true" table:show-details="true"/>
                <table:data-pilot-member table:name="59377" table:display="true" table:show-details="true"/>
                <table:data-pilot-member table:name="59386" table:display="true" table:show-details="true"/>
                <table:data-pilot-member table:name="59388" table:display="true" table:show-details="true"/>
                <table:data-pilot-member table:name="59394" table:display="true" table:show-details="true"/>
                <table:data-pilot-member table:name="59433" table:display="true" table:show-details="true"/>
                <table:data-pilot-member table:name="59437" table:display="true" table:show-details="true"/>
                <table:data-pilot-member table:name="59440" table:display="true" table:show-details="true"/>
                <table:data-pilot-member table:name="59443" table:display="true" table:show-details="true"/>
                <table:data-pilot-member table:name="59445" table:display="true" table:show-details="true"/>
                <table:data-pilot-member table:name="59455" table:display="true" table:show-details="true"/>
                <table:data-pilot-member table:name="59474" table:display="true" table:show-details="true"/>
                <table:data-pilot-member table:name="59479" table:display="true" table:show-details="true"/>
                <table:data-pilot-member table:name="59482" table:display="true" table:show-details="true"/>
                <table:data-pilot-member table:name="59483" table:display="true" table:show-details="true"/>
                <table:data-pilot-member table:name="59485" table:display="true" table:show-details="true"/>
                <table:data-pilot-member table:name="59508" table:display="true" table:show-details="true"/>
                <table:data-pilot-member table:name="59520" table:display="true" table:show-details="true"/>
                <table:data-pilot-member table:name="59531" table:display="true" table:show-details="true"/>
                <table:data-pilot-member table:name="59548" table:display="true" table:show-details="true"/>
                <table:data-pilot-member table:name="59550" table:display="true" table:show-details="true"/>
                <table:data-pilot-member table:name="59553" table:display="true" table:show-details="true"/>
                <table:data-pilot-member table:name="59555" table:display="true" table:show-details="true"/>
                <table:data-pilot-member table:name="59562" table:display="true" table:show-details="true"/>
                <table:data-pilot-member table:name="59569" table:display="true" table:show-details="true"/>
                <table:data-pilot-member table:name="59573" table:display="true" table:show-details="true"/>
                <table:data-pilot-member table:name="59574" table:display="true" table:show-details="true"/>
                <table:data-pilot-member table:name="59576" table:display="true" table:show-details="true"/>
                <table:data-pilot-member table:name="59579" table:display="true" table:show-details="true"/>
                <table:data-pilot-member table:name="59583" table:display="true" table:show-details="true"/>
                <table:data-pilot-member table:name="59584" table:display="true" table:show-details="true"/>
                <table:data-pilot-member table:name="59590" table:display="true" table:show-details="true"/>
                <table:data-pilot-member table:name="59597" table:display="true" table:show-details="true"/>
                <table:data-pilot-member table:name="59605" table:display="true" table:show-details="true"/>
                <table:data-pilot-member table:name="59611" table:display="true" table:show-details="true"/>
                <table:data-pilot-member table:name="59613" table:display="true" table:show-details="true"/>
                <table:data-pilot-member table:name="59619" table:display="true" table:show-details="true"/>
                <table:data-pilot-member table:name="59640" table:display="true" table:show-details="true"/>
                <table:data-pilot-member table:name="59652" table:display="true" table:show-details="true"/>
                <table:data-pilot-member table:name="59654" table:display="true" table:show-details="true"/>
                <table:data-pilot-member table:name="59655" table:display="true" table:show-details="true"/>
                <table:data-pilot-member table:name="59658" table:display="true" table:show-details="true"/>
                <table:data-pilot-member table:name="59668" table:display="true" table:show-details="true"/>
                <table:data-pilot-member table:name="59679" table:display="true" table:show-details="true"/>
                <table:data-pilot-member table:name="59690" table:display="true" table:show-details="true"/>
                <table:data-pilot-member table:name="59696" table:display="true" table:show-details="true"/>
                <table:data-pilot-member table:name="59698" table:display="true" table:show-details="true"/>
                <table:data-pilot-member table:name="59699" table:display="true" table:show-details="true"/>
                <table:data-pilot-member table:name="59717" table:display="true" table:show-details="true"/>
                <table:data-pilot-member table:name="59719" table:display="true" table:show-details="true"/>
                <table:data-pilot-member table:name="59723" table:display="true" table:show-details="true"/>
                <table:data-pilot-member table:name="59729" table:display="true" table:show-details="true"/>
                <table:data-pilot-member table:name="59757" table:display="true" table:show-details="true"/>
                <table:data-pilot-member table:name="59764" table:display="true" table:show-details="true"/>
                <table:data-pilot-member table:name="59795" table:display="true" table:show-details="true"/>
                <table:data-pilot-member table:name="59808" table:display="true" table:show-details="true"/>
                <table:data-pilot-member table:name="59833" table:display="true" table:show-details="true"/>
                <table:data-pilot-member table:name="59872" table:display="true" table:show-details="true"/>
                <table:data-pilot-member table:name="59873" table:display="true" table:show-details="true"/>
                <table:data-pilot-member table:name="59881" table:display="true" table:show-details="true"/>
                <table:data-pilot-member table:name="59918" table:display="true" table:show-details="true"/>
                <table:data-pilot-member table:name="59949" table:display="true" table:show-details="true"/>
                <table:data-pilot-member table:name="59957" table:display="true" table:show-details="true"/>
                <table:data-pilot-member table:name="59970" table:display="true" table:show-details="true"/>
                <table:data-pilot-member table:name="59977" table:display="true" table:show-details="true"/>
                <table:data-pilot-member table:name="59983" table:display="true" table:show-details="true"/>
                <table:data-pilot-member table:name="59991" table:display="true" table:show-details="true"/>
                <table:data-pilot-member table:name="59992" table:display="true" table:show-details="true"/>
                <table:data-pilot-member table:name="59995" table:display="true" table:show-details="true"/>
                <table:data-pilot-member table:name="60007" table:display="true" table:show-details="true"/>
                <table:data-pilot-member table:name="60017" table:display="true" table:show-details="true"/>
                <table:data-pilot-member table:name="60032" table:display="true" table:show-details="true"/>
                <table:data-pilot-member table:name="60035" table:display="true" table:show-details="true"/>
                <table:data-pilot-member table:name="60036" table:display="true" table:show-details="true"/>
                <table:data-pilot-member table:name="60058" table:display="true" table:show-details="true"/>
                <table:data-pilot-member table:name="60069" table:display="true" table:show-details="true"/>
                <table:data-pilot-member table:name="60114" table:display="true" table:show-details="true"/>
                <table:data-pilot-member table:name="60120" table:display="true" table:show-details="true"/>
                <table:data-pilot-member table:name="60128" table:display="true" table:show-details="true"/>
                <table:data-pilot-member table:name="60134" table:display="true" table:show-details="true"/>
                <table:data-pilot-member table:name="60156" table:display="true" table:show-details="true"/>
                <table:data-pilot-member table:name="60180" table:display="true" table:show-details="true"/>
                <table:data-pilot-member table:name="60216" table:display="true" table:show-details="true"/>
                <table:data-pilot-member table:name="60217" table:display="true" table:show-details="true"/>
                <table:data-pilot-member table:name="60228" table:display="true" table:show-details="true"/>
                <table:data-pilot-member table:name="60253" table:display="true" table:show-details="true"/>
                <table:data-pilot-member table:name="60266" table:display="true" table:show-details="true"/>
                <table:data-pilot-member table:name="60290" table:display="true" table:show-details="true"/>
                <table:data-pilot-member table:name="60300" table:display="true" table:show-details="true"/>
                <table:data-pilot-member table:name="60301" table:display="true" table:show-details="true"/>
                <table:data-pilot-member table:name="60306" table:display="true" table:show-details="true"/>
                <table:data-pilot-member table:name="60345" table:display="true" table:show-details="true"/>
                <table:data-pilot-member table:name="60348" table:display="true" table:show-details="true"/>
                <table:data-pilot-member table:name="60351" table:display="true" table:show-details="true"/>
                <table:data-pilot-member table:name="60375" table:display="true" table:show-details="true"/>
                <table:data-pilot-member table:name="60402" table:display="true" table:show-details="true"/>
                <table:data-pilot-member table:name="60403" table:display="true" table:show-details="true"/>
                <table:data-pilot-member table:name="60470" table:display="true" table:show-details="true"/>
                <table:data-pilot-member table:name="60476" table:display="true" table:show-details="true"/>
                <table:data-pilot-member table:name="60487" table:display="true" table:show-details="true"/>
                <table:data-pilot-member table:name="60498" table:display="true" table:show-details="true"/>
                <table:data-pilot-member table:name="60517" table:display="true" table:show-details="true"/>
                <table:data-pilot-member table:name="60532" table:display="true" table:show-details="true"/>
                <table:data-pilot-member table:name="60535" table:display="true" table:show-details="true"/>
                <table:data-pilot-member table:name="60551" table:display="true" table:show-details="true"/>
                <table:data-pilot-member table:name="60554" table:display="true" table:show-details="true"/>
                <table:data-pilot-member table:name="60562" table:display="true" table:show-details="true"/>
                <table:data-pilot-member table:name="60567" table:display="true" table:show-details="true"/>
                <table:data-pilot-member table:name="60573" table:display="true" table:show-details="true"/>
                <table:data-pilot-member table:name="60586" table:display="true" table:show-details="true"/>
                <table:data-pilot-member table:name="60587" table:display="true" table:show-details="true"/>
                <table:data-pilot-member table:name="60592" table:display="true" table:show-details="true"/>
                <table:data-pilot-member table:name="60604" table:display="true" table:show-details="true"/>
                <table:data-pilot-member table:name="60618" table:display="true" table:show-details="true"/>
                <table:data-pilot-member table:name="60619" table:display="true" table:show-details="true"/>
                <table:data-pilot-member table:name="60632" table:display="true" table:show-details="true"/>
                <table:data-pilot-member table:name="60638" table:display="true" table:show-details="true"/>
                <table:data-pilot-member table:name="60659" table:display="true" table:show-details="true"/>
                <table:data-pilot-member table:name="60660" table:display="true" table:show-details="true"/>
                <table:data-pilot-member table:name="60673" table:display="true" table:show-details="true"/>
                <table:data-pilot-member table:name="60681" table:display="true" table:show-details="true"/>
                <table:data-pilot-member table:name="60696" table:display="true" table:show-details="true"/>
                <table:data-pilot-member table:name="60697" table:display="true" table:show-details="true"/>
                <table:data-pilot-member table:name="60709" table:display="true" table:show-details="true"/>
                <table:data-pilot-member table:name="60718" table:display="true" table:show-details="true"/>
                <table:data-pilot-member table:name="60722" table:display="true" table:show-details="true"/>
                <table:data-pilot-member table:name="60729" table:display="true" table:show-details="true"/>
                <table:data-pilot-member table:name="60734" table:display="true" table:show-details="true"/>
                <table:data-pilot-member table:name="60736" table:display="true" table:show-details="true"/>
                <table:data-pilot-member table:name="60771" table:display="true" table:show-details="true"/>
                <table:data-pilot-member table:name="60772" table:display="true" table:show-details="true"/>
                <table:data-pilot-member table:name="60790" table:display="true" table:show-details="true"/>
                <table:data-pilot-member table:name="60799" table:display="true" table:show-details="true"/>
                <table:data-pilot-member table:name="60803" table:display="true" table:show-details="true"/>
                <table:data-pilot-member table:name="60808" table:display="true" table:show-details="true"/>
                <table:data-pilot-member table:name="60823" table:display="true" table:show-details="true"/>
                <table:data-pilot-member table:name="60834" table:display="true" table:show-details="true"/>
                <table:data-pilot-member table:name="60836" table:display="true" table:show-details="true"/>
                <table:data-pilot-member table:name="60840" table:display="true" table:show-details="true"/>
                <table:data-pilot-member table:name="60841" table:display="true" table:show-details="true"/>
                <table:data-pilot-member table:name="60847" table:display="true" table:show-details="true"/>
                <table:data-pilot-member table:name="60868" table:display="true" table:show-details="true"/>
                <table:data-pilot-member table:name="60878" table:display="true" table:show-details="true"/>
                <table:data-pilot-member table:name="60895" table:display="true" table:show-details="true"/>
                <table:data-pilot-member table:name="60898" table:display="true" table:show-details="true"/>
                <table:data-pilot-member table:name="60904" table:display="true" table:show-details="true"/>
                <table:data-pilot-member table:name="60931" table:display="true" table:show-details="true"/>
                <table:data-pilot-member table:name="60935" table:display="true" table:show-details="true"/>
                <table:data-pilot-member table:name="60957" table:display="true" table:show-details="true"/>
                <table:data-pilot-member table:name="60960" table:display="true" table:show-details="true"/>
                <table:data-pilot-member table:name="60975" table:display="true" table:show-details="true"/>
                <table:data-pilot-member table:name="60984" table:display="true" table:show-details="true"/>
                <table:data-pilot-member table:name="60997" table:display="true" table:show-details="true"/>
                <table:data-pilot-member table:name="61024" table:display="true" table:show-details="true"/>
                <table:data-pilot-member table:name="61028" table:display="true" table:show-details="true"/>
                <table:data-pilot-member table:name="61033" table:display="true" table:show-details="true"/>
                <table:data-pilot-member table:name="61039" table:display="true" table:show-details="true"/>
                <table:data-pilot-member table:name="61071" table:display="true" table:show-details="true"/>
                <table:data-pilot-member table:name="61087" table:display="true" table:show-details="true"/>
                <table:data-pilot-member table:name="61094" table:display="true" table:show-details="true"/>
                <table:data-pilot-member table:name="61103" table:display="true" table:show-details="true"/>
                <table:data-pilot-member table:name="61121" table:display="true" table:show-details="true"/>
                <table:data-pilot-member table:name="61124" table:display="true" table:show-details="true"/>
                <table:data-pilot-member table:name="61130" table:display="true" table:show-details="true"/>
                <table:data-pilot-member table:name="61142" table:display="true" table:show-details="true"/>
                <table:data-pilot-member table:name="61148" table:display="true" table:show-details="true"/>
                <table:data-pilot-member table:name="61154" table:display="true" table:show-details="true"/>
                <table:data-pilot-member table:name="61158" table:display="true" table:show-details="true"/>
                <table:data-pilot-member table:name="61167" table:display="true" table:show-details="true"/>
                <table:data-pilot-member table:name="61178" table:display="true" table:show-details="true"/>
                <table:data-pilot-member table:name="61196" table:display="true" table:show-details="true"/>
                <table:data-pilot-member table:name="61200" table:display="true" table:show-details="true"/>
                <table:data-pilot-member table:name="61211" table:display="true" table:show-details="true"/>
                <table:data-pilot-member table:name="61215" table:display="true" table:show-details="true"/>
                <table:data-pilot-member table:name="61221" table:display="true" table:show-details="true"/>
                <table:data-pilot-member table:name="61272" table:display="true" table:show-details="true"/>
                <table:data-pilot-member table:name="61281" table:display="true" table:show-details="true"/>
                <table:data-pilot-member table:name="61282" table:display="true" table:show-details="true"/>
                <table:data-pilot-member table:name="61294" table:display="true" table:show-details="true"/>
                <table:data-pilot-member table:name="61304" table:display="true" table:show-details="true"/>
                <table:data-pilot-member table:name="61317" table:display="true" table:show-details="true"/>
                <table:data-pilot-member table:name="61319" table:display="true" table:show-details="true"/>
                <table:data-pilot-member table:name="61335" table:display="true" table:show-details="true"/>
                <table:data-pilot-member table:name="61348" table:display="true" table:show-details="true"/>
                <table:data-pilot-member table:name="61353" table:display="true" table:show-details="true"/>
                <table:data-pilot-member table:name="61365" table:display="true" table:show-details="true"/>
                <table:data-pilot-member table:name="61370" table:display="true" table:show-details="true"/>
                <table:data-pilot-member table:name="61376" table:display="true" table:show-details="true"/>
                <table:data-pilot-member table:name="61394" table:display="true" table:show-details="true"/>
                <table:data-pilot-member table:name="61398" table:display="true" table:show-details="true"/>
                <table:data-pilot-member table:name="61406" table:display="true" table:show-details="true"/>
                <table:data-pilot-member table:name="61415" table:display="true" table:show-details="true"/>
                <table:data-pilot-member table:name="61429" table:display="true" table:show-details="true"/>
                <table:data-pilot-member table:name="61440" table:display="true" table:show-details="true"/>
                <table:data-pilot-member table:name="61444" table:display="true" table:show-details="true"/>
                <table:data-pilot-member table:name="61449" table:display="true" table:show-details="true"/>
                <table:data-pilot-member table:name="61451" table:display="true" table:show-details="true"/>
                <table:data-pilot-member table:name="61459" table:display="true" table:show-details="true"/>
                <table:data-pilot-member table:name="61479" table:display="true" table:show-details="true"/>
                <table:data-pilot-member table:name="61491" table:display="true" table:show-details="true"/>
                <table:data-pilot-member table:name="61492" table:display="true" table:show-details="true"/>
                <table:data-pilot-member table:name="61495" table:display="true" table:show-details="true"/>
                <table:data-pilot-member table:name="61508" table:display="true" table:show-details="true"/>
                <table:data-pilot-member table:name="61523" table:display="true" table:show-details="true"/>
                <table:data-pilot-member table:name="61528" table:display="true" table:show-details="true"/>
                <table:data-pilot-member table:name="61532" table:display="true" table:show-details="true"/>
                <table:data-pilot-member table:name="61538" table:display="true" table:show-details="true"/>
                <table:data-pilot-member table:name="61554" table:display="true" table:show-details="true"/>
                <table:data-pilot-member table:name="61575" table:display="true" table:show-details="true"/>
                <table:data-pilot-member table:name="61582" table:display="true" table:show-details="true"/>
                <table:data-pilot-member table:name="61592" table:display="true" table:show-details="true"/>
                <table:data-pilot-member table:name="61596" table:display="true" table:show-details="true"/>
                <table:data-pilot-member table:name="61605" table:display="true" table:show-details="true"/>
                <table:data-pilot-member table:name="61618" table:display="true" table:show-details="true"/>
                <table:data-pilot-member table:name="61621" table:display="true" table:show-details="true"/>
                <table:data-pilot-member table:name="61628" table:display="true" table:show-details="true"/>
                <table:data-pilot-member table:name="61629" table:display="true" table:show-details="true"/>
                <table:data-pilot-member table:name="61634" table:display="true" table:show-details="true"/>
                <table:data-pilot-member table:name="61660" table:display="true" table:show-details="true"/>
                <table:data-pilot-member table:name="61695" table:display="true" table:show-details="true"/>
                <table:data-pilot-member table:name="61711" table:display="true" table:show-details="true"/>
                <table:data-pilot-member table:name="61723" table:display="true" table:show-details="true"/>
                <table:data-pilot-member table:name="61725" table:display="true" table:show-details="true"/>
                <table:data-pilot-member table:name="61734" table:display="true" table:show-details="true"/>
                <table:data-pilot-member table:name="61735" table:display="true" table:show-details="true"/>
                <table:data-pilot-member table:name="61736" table:display="true" table:show-details="true"/>
                <table:data-pilot-member table:name="61741" table:display="true" table:show-details="true"/>
                <table:data-pilot-member table:name="61744" table:display="true" table:show-details="true"/>
                <table:data-pilot-member table:name="61778" table:display="true" table:show-details="true"/>
                <table:data-pilot-member table:name="61791" table:display="true" table:show-details="true"/>
                <table:data-pilot-member table:name="61794" table:display="true" table:show-details="true"/>
                <table:data-pilot-member table:name="61801" table:display="true" table:show-details="true"/>
                <table:data-pilot-member table:name="61812" table:display="true" table:show-details="true"/>
                <table:data-pilot-member table:name="61820" table:display="true" table:show-details="true"/>
                <table:data-pilot-member table:name="61837" table:display="true" table:show-details="true"/>
                <table:data-pilot-member table:name="61839" table:display="true" table:show-details="true"/>
                <table:data-pilot-member table:name="61840" table:display="true" table:show-details="true"/>
                <table:data-pilot-member table:name="61846" table:display="true" table:show-details="true"/>
                <table:data-pilot-member table:name="61872" table:display="true" table:show-details="true"/>
                <table:data-pilot-member table:name="61878" table:display="true" table:show-details="true"/>
                <table:data-pilot-member table:name="61879" table:display="true" table:show-details="true"/>
                <table:data-pilot-member table:name="61880" table:display="true" table:show-details="true"/>
                <table:data-pilot-member table:name="61908" table:display="true" table:show-details="true"/>
                <table:data-pilot-member table:name="61920" table:display="true" table:show-details="true"/>
                <table:data-pilot-member table:name="61925" table:display="true" table:show-details="true"/>
                <table:data-pilot-member table:name="61933" table:display="true" table:show-details="true"/>
                <table:data-pilot-member table:name="61988" table:display="true" table:show-details="true"/>
                <table:data-pilot-member table:name="61990" table:display="true" table:show-details="true"/>
                <table:data-pilot-member table:name="61995" table:display="true" table:show-details="true"/>
                <table:data-pilot-member table:name="61998" table:display="true" table:show-details="true"/>
                <table:data-pilot-member table:name="62008" table:display="true" table:show-details="true"/>
                <table:data-pilot-member table:name="62018" table:display="true" table:show-details="true"/>
                <table:data-pilot-member table:name="62025" table:display="true" table:show-details="true"/>
                <table:data-pilot-member table:name="62026" table:display="true" table:show-details="true"/>
                <table:data-pilot-member table:name="62039" table:display="true" table:show-details="true"/>
                <table:data-pilot-member table:name="62078" table:display="true" table:show-details="true"/>
                <table:data-pilot-member table:name="62089" table:display="true" table:show-details="true"/>
                <table:data-pilot-member table:name="62128" table:display="true" table:show-details="true"/>
                <table:data-pilot-member table:name="62134" table:display="true" table:show-details="true"/>
                <table:data-pilot-member table:name="62136" table:display="true" table:show-details="true"/>
                <table:data-pilot-member table:name="62149" table:display="true" table:show-details="true"/>
                <table:data-pilot-member table:name="62163" table:display="true" table:show-details="true"/>
                <table:data-pilot-member table:name="62168" table:display="true" table:show-details="true"/>
                <table:data-pilot-member table:name="62169" table:display="true" table:show-details="true"/>
                <table:data-pilot-member table:name="62193" table:display="true" table:show-details="true"/>
                <table:data-pilot-member table:name="62197" table:display="true" table:show-details="true"/>
                <table:data-pilot-member table:name="62213" table:display="true" table:show-details="true"/>
                <table:data-pilot-member table:name="62216" table:display="true" table:show-details="true"/>
                <table:data-pilot-member table:name="62223" table:display="true" table:show-details="true"/>
                <table:data-pilot-member table:name="62236" table:display="true" table:show-details="true"/>
                <table:data-pilot-member table:name="62251" table:display="true" table:show-details="true"/>
                <table:data-pilot-member table:name="62260" table:display="true" table:show-details="true"/>
                <table:data-pilot-member table:name="62262" table:display="true" table:show-details="true"/>
                <table:data-pilot-member table:name="62269" table:display="true" table:show-details="true"/>
                <table:data-pilot-member table:name="62307" table:display="true" table:show-details="true"/>
                <table:data-pilot-member table:name="62319" table:display="true" table:show-details="true"/>
                <table:data-pilot-member table:name="62320" table:display="true" table:show-details="true"/>
                <table:data-pilot-member table:name="62355" table:display="true" table:show-details="true"/>
                <table:data-pilot-member table:name="62371" table:display="true" table:show-details="true"/>
                <table:data-pilot-member table:name="62379" table:display="true" table:show-details="true"/>
                <table:data-pilot-member table:name="62380" table:display="true" table:show-details="true"/>
                <table:data-pilot-member table:name="62384" table:display="true" table:show-details="true"/>
                <table:data-pilot-member table:name="62433" table:display="true" table:show-details="true"/>
                <table:data-pilot-member table:name="62437" table:display="true" table:show-details="true"/>
                <table:data-pilot-member table:name="62439" table:display="true" table:show-details="true"/>
                <table:data-pilot-member table:name="62445" table:display="true" table:show-details="true"/>
                <table:data-pilot-member table:name="62451" table:display="true" table:show-details="true"/>
                <table:data-pilot-member table:name="62456" table:display="true" table:show-details="true"/>
                <table:data-pilot-member table:name="62460" table:display="true" table:show-details="true"/>
                <table:data-pilot-member table:name="62474" table:display="true" table:show-details="true"/>
                <table:data-pilot-member table:name="62475" table:display="true" table:show-details="true"/>
                <table:data-pilot-member table:name="62500" table:display="true" table:show-details="true"/>
                <table:data-pilot-member table:name="62501" table:display="true" table:show-details="true"/>
                <table:data-pilot-member table:name="62543" table:display="true" table:show-details="true"/>
                <table:data-pilot-member table:name="62559" table:display="true" table:show-details="true"/>
                <table:data-pilot-member table:name="62563" table:display="true" table:show-details="true"/>
                <table:data-pilot-member table:name="62574" table:display="true" table:show-details="true"/>
                <table:data-pilot-member table:name="62578" table:display="true" table:show-details="true"/>
                <table:data-pilot-member table:name="62587" table:display="true" table:show-details="true"/>
                <table:data-pilot-member table:name="62588" table:display="true" table:show-details="true"/>
                <table:data-pilot-member table:name="62601" table:display="true" table:show-details="true"/>
                <table:data-pilot-member table:name="62602" table:display="true" table:show-details="true"/>
                <table:data-pilot-member table:name="62607" table:display="true" table:show-details="true"/>
                <table:data-pilot-member table:name="62618" table:display="true" table:show-details="true"/>
                <table:data-pilot-member table:name="62624" table:display="true" table:show-details="true"/>
                <table:data-pilot-member table:name="62629" table:display="true" table:show-details="true"/>
                <table:data-pilot-member table:name="62643" table:display="true" table:show-details="true"/>
                <table:data-pilot-member table:name="62667" table:display="true" table:show-details="true"/>
                <table:data-pilot-member table:name="62686" table:display="true" table:show-details="true"/>
                <table:data-pilot-member table:name="62690" table:display="true" table:show-details="true"/>
                <table:data-pilot-member table:name="62726" table:display="true" table:show-details="true"/>
                <table:data-pilot-member table:name="62760" table:display="true" table:show-details="true"/>
                <table:data-pilot-member table:name="62761" table:display="true" table:show-details="true"/>
                <table:data-pilot-member table:name="62769" table:display="true" table:show-details="true"/>
                <table:data-pilot-member table:name="62771" table:display="true" table:show-details="true"/>
                <table:data-pilot-member table:name="62786" table:display="true" table:show-details="true"/>
                <table:data-pilot-member table:name="62801" table:display="true" table:show-details="true"/>
                <table:data-pilot-member table:name="62803" table:display="true" table:show-details="true"/>
                <table:data-pilot-member table:name="62812" table:display="true" table:show-details="true"/>
                <table:data-pilot-member table:name="62813" table:display="true" table:show-details="true"/>
                <table:data-pilot-member table:name="62817" table:display="true" table:show-details="true"/>
                <table:data-pilot-member table:name="62819" table:display="true" table:show-details="true"/>
                <table:data-pilot-member table:name="62822" table:display="true" table:show-details="true"/>
                <table:data-pilot-member table:name="62825" table:display="true" table:show-details="true"/>
                <table:data-pilot-member table:name="62827" table:display="true" table:show-details="true"/>
                <table:data-pilot-member table:name="62835" table:display="true" table:show-details="true"/>
                <table:data-pilot-member table:name="62836" table:display="true" table:show-details="true"/>
                <table:data-pilot-member table:name="62842" table:display="true" table:show-details="true"/>
                <table:data-pilot-member table:name="62845" table:display="true" table:show-details="true"/>
                <table:data-pilot-member table:name="62857" table:display="true" table:show-details="true"/>
                <table:data-pilot-member table:name="62870" table:display="true" table:show-details="true"/>
                <table:data-pilot-member table:name="62879" table:display="true" table:show-details="true"/>
                <table:data-pilot-member table:name="62892" table:display="true" table:show-details="true"/>
                <table:data-pilot-member table:name="62900" table:display="true" table:show-details="true"/>
                <table:data-pilot-member table:name="62913" table:display="true" table:show-details="true"/>
                <table:data-pilot-member table:name="62934" table:display="true" table:show-details="true"/>
                <table:data-pilot-member table:name="62937" table:display="true" table:show-details="true"/>
                <table:data-pilot-member table:name="62963" table:display="true" table:show-details="true"/>
                <table:data-pilot-member table:name="62966" table:display="true" table:show-details="true"/>
                <table:data-pilot-member table:name="62972" table:display="true" table:show-details="true"/>
                <table:data-pilot-member table:name="62978" table:display="true" table:show-details="true"/>
                <table:data-pilot-member table:name="62981" table:display="true" table:show-details="true"/>
                <table:data-pilot-member table:name="62982" table:display="true" table:show-details="true"/>
                <table:data-pilot-member table:name="63000" table:display="true" table:show-details="true"/>
                <table:data-pilot-member table:name="63013" table:display="true" table:show-details="true"/>
                <table:data-pilot-member table:name="63027" table:display="true" table:show-details="true"/>
                <table:data-pilot-member table:name="63047" table:display="true" table:show-details="true"/>
                <table:data-pilot-member table:name="63065" table:display="true" table:show-details="true"/>
                <table:data-pilot-member table:name="63073" table:display="true" table:show-details="true"/>
                <table:data-pilot-member table:name="63074" table:display="true" table:show-details="true"/>
                <table:data-pilot-member table:name="63102" table:display="true" table:show-details="true"/>
                <table:data-pilot-member table:name="63111" table:display="true" table:show-details="true"/>
                <table:data-pilot-member table:name="63145" table:display="true" table:show-details="true"/>
                <table:data-pilot-member table:name="63149" table:display="true" table:show-details="true"/>
                <table:data-pilot-member table:name="63154" table:display="true" table:show-details="true"/>
                <table:data-pilot-member table:name="63187" table:display="true" table:show-details="true"/>
                <table:data-pilot-member table:name="63195" table:display="true" table:show-details="true"/>
                <table:data-pilot-member table:name="63196" table:display="true" table:show-details="true"/>
                <table:data-pilot-member table:name="63202" table:display="true" table:show-details="true"/>
                <table:data-pilot-member table:name="63211" table:display="true" table:show-details="true"/>
                <table:data-pilot-member table:name="63221" table:display="true" table:show-details="true"/>
                <table:data-pilot-member table:name="63228" table:display="true" table:show-details="true"/>
                <table:data-pilot-member table:name="63230" table:display="true" table:show-details="true"/>
                <table:data-pilot-member table:name="63234" table:display="true" table:show-details="true"/>
                <table:data-pilot-member table:name="63236" table:display="true" table:show-details="true"/>
                <table:data-pilot-member table:name="63238" table:display="true" table:show-details="true"/>
                <table:data-pilot-member table:name="63244" table:display="true" table:show-details="true"/>
                <table:data-pilot-member table:name="63251" table:display="true" table:show-details="true"/>
                <table:data-pilot-member table:name="63257" table:display="true" table:show-details="true"/>
                <table:data-pilot-member table:name="63272" table:display="true" table:show-details="true"/>
                <table:data-pilot-member table:name="63277" table:display="true" table:show-details="true"/>
                <table:data-pilot-member table:name="63278" table:display="true" table:show-details="true"/>
                <table:data-pilot-member table:name="63282" table:display="true" table:show-details="true"/>
                <table:data-pilot-member table:name="63288" table:display="true" table:show-details="true"/>
                <table:data-pilot-member table:name="63290" table:display="true" table:show-details="true"/>
                <table:data-pilot-member table:name="63291" table:display="true" table:show-details="true"/>
                <table:data-pilot-member table:name="63295" table:display="true" table:show-details="true"/>
                <table:data-pilot-member table:name="63296" table:display="true" table:show-details="true"/>
                <table:data-pilot-member table:name="63314" table:display="true" table:show-details="true"/>
                <table:data-pilot-member table:name="63318" table:display="true" table:show-details="true"/>
                <table:data-pilot-member table:name="63327" table:display="true" table:show-details="true"/>
                <table:data-pilot-member table:name="63342" table:display="true" table:show-details="true"/>
                <table:data-pilot-member table:name="63343" table:display="true" table:show-details="true"/>
                <table:data-pilot-member table:name="63344" table:display="true" table:show-details="true"/>
                <table:data-pilot-member table:name="63359" table:display="true" table:show-details="true"/>
                <table:data-pilot-member table:name="63374" table:display="true" table:show-details="true"/>
                <table:data-pilot-member table:name="63388" table:display="true" table:show-details="true"/>
                <table:data-pilot-member table:name="63396" table:display="true" table:show-details="true"/>
                <table:data-pilot-member table:name="63422" table:display="true" table:show-details="true"/>
                <table:data-pilot-member table:name="63423" table:display="true" table:show-details="true"/>
                <table:data-pilot-member table:name="63429" table:display="true" table:show-details="true"/>
                <table:data-pilot-member table:name="63430" table:display="true" table:show-details="true"/>
                <table:data-pilot-member table:name="63433" table:display="true" table:show-details="true"/>
                <table:data-pilot-member table:name="63457" table:display="true" table:show-details="true"/>
                <table:data-pilot-member table:name="63470" table:display="true" table:show-details="true"/>
                <table:data-pilot-member table:name="63483" table:display="true" table:show-details="true"/>
                <table:data-pilot-member table:name="63486" table:display="true" table:show-details="true"/>
                <table:data-pilot-member table:name="63489" table:display="true" table:show-details="true"/>
                <table:data-pilot-member table:name="63492" table:display="true" table:show-details="true"/>
                <table:data-pilot-member table:name="63523" table:display="true" table:show-details="true"/>
                <table:data-pilot-member table:name="63525" table:display="true" table:show-details="true"/>
                <table:data-pilot-member table:name="63529" table:display="true" table:show-details="true"/>
                <table:data-pilot-member table:name="63542" table:display="true" table:show-details="true"/>
                <table:data-pilot-member table:name="63551" table:display="true" table:show-details="true"/>
                <table:data-pilot-member table:name="63563" table:display="true" table:show-details="true"/>
                <table:data-pilot-member table:name="63572" table:display="true" table:show-details="true"/>
                <table:data-pilot-member table:name="63600" table:display="true" table:show-details="true"/>
                <table:data-pilot-member table:name="63612" table:display="true" table:show-details="true"/>
                <table:data-pilot-member table:name="63623" table:display="true" table:show-details="true"/>
                <table:data-pilot-member table:name="63636" table:display="true" table:show-details="true"/>
                <table:data-pilot-member table:name="63641" table:display="true" table:show-details="true"/>
                <table:data-pilot-member table:name="63693" table:display="true" table:show-details="true"/>
                <table:data-pilot-member table:name="63707" table:display="true" table:show-details="true"/>
                <table:data-pilot-member table:name="63715" table:display="true" table:show-details="true"/>
                <table:data-pilot-member table:name="63743" table:display="true" table:show-details="true"/>
                <table:data-pilot-member table:name="63746" table:display="true" table:show-details="true"/>
                <table:data-pilot-member table:name="63763" table:display="true" table:show-details="true"/>
                <table:data-pilot-member table:name="63784" table:display="true" table:show-details="true"/>
                <table:data-pilot-member table:name="63801" table:display="true" table:show-details="true"/>
                <table:data-pilot-member table:name="63803" table:display="true" table:show-details="true"/>
                <table:data-pilot-member table:name="63806" table:display="true" table:show-details="true"/>
                <table:data-pilot-member table:name="63813" table:display="true" table:show-details="true"/>
                <table:data-pilot-member table:name="63820" table:display="true" table:show-details="true"/>
                <table:data-pilot-member table:name="63822" table:display="true" table:show-details="true"/>
                <table:data-pilot-member table:name="63828" table:display="true" table:show-details="true"/>
                <table:data-pilot-member table:name="63834" table:display="true" table:show-details="true"/>
                <table:data-pilot-member table:name="63840" table:display="true" table:show-details="true"/>
                <table:data-pilot-member table:name="63852" table:display="true" table:show-details="true"/>
                <table:data-pilot-member table:name="63886" table:display="true" table:show-details="true"/>
                <table:data-pilot-member table:name="63889" table:display="true" table:show-details="true"/>
                <table:data-pilot-member table:name="63897" table:display="true" table:show-details="true"/>
                <table:data-pilot-member table:name="63900" table:display="true" table:show-details="true"/>
                <table:data-pilot-member table:name="63901" table:display="true" table:show-details="true"/>
                <table:data-pilot-member table:name="63904" table:display="true" table:show-details="true"/>
                <table:data-pilot-member table:name="63911" table:display="true" table:show-details="true"/>
                <table:data-pilot-member table:name="63949" table:display="true" table:show-details="true"/>
                <table:data-pilot-member table:name="63978" table:display="true" table:show-details="true"/>
                <table:data-pilot-member table:name="63981" table:display="true" table:show-details="true"/>
                <table:data-pilot-member table:name="64001" table:display="true" table:show-details="true"/>
                <table:data-pilot-member table:name="64016" table:display="true" table:show-details="true"/>
                <table:data-pilot-member table:name="64030" table:display="true" table:show-details="true"/>
                <table:data-pilot-member table:name="64033" table:display="true" table:show-details="true"/>
                <table:data-pilot-member table:name="64035" table:display="true" table:show-details="true"/>
                <table:data-pilot-member table:name="64043" table:display="true" table:show-details="true"/>
                <table:data-pilot-member table:name="64047" table:display="true" table:show-details="true"/>
                <table:data-pilot-member table:name="64051" table:display="true" table:show-details="true"/>
                <table:data-pilot-member table:name="64059" table:display="true" table:show-details="true"/>
                <table:data-pilot-member table:name="64067" table:display="true" table:show-details="true"/>
                <table:data-pilot-member table:name="64068" table:display="true" table:show-details="true"/>
                <table:data-pilot-member table:name="64078" table:display="true" table:show-details="true"/>
                <table:data-pilot-member table:name="64084" table:display="true" table:show-details="true"/>
                <table:data-pilot-member table:name="64088" table:display="true" table:show-details="true"/>
                <table:data-pilot-member table:name="64099" table:display="true" table:show-details="true"/>
                <table:data-pilot-member table:name="64106" table:display="true" table:show-details="true"/>
                <table:data-pilot-member table:name="64107" table:display="true" table:show-details="true"/>
                <table:data-pilot-member table:name="64111" table:display="true" table:show-details="true"/>
                <table:data-pilot-member table:name="64112" table:display="true" table:show-details="true"/>
                <table:data-pilot-member table:name="64118" table:display="true" table:show-details="true"/>
                <table:data-pilot-member table:name="64119" table:display="true" table:show-details="true"/>
                <table:data-pilot-member table:name="64168" table:display="true" table:show-details="true"/>
                <table:data-pilot-member table:name="64178" table:display="true" table:show-details="true"/>
                <table:data-pilot-member table:name="64180" table:display="true" table:show-details="true"/>
                <table:data-pilot-member table:name="64187" table:display="true" table:show-details="true"/>
                <table:data-pilot-member table:name="64192" table:display="true" table:show-details="true"/>
                <table:data-pilot-member table:name="64195" table:display="true" table:show-details="true"/>
                <table:data-pilot-member table:name="64207" table:display="true" table:show-details="true"/>
                <table:data-pilot-member table:name="64219" table:display="true" table:show-details="true"/>
                <table:data-pilot-member table:name="64230" table:display="true" table:show-details="true"/>
                <table:data-pilot-member table:name="64234" table:display="true" table:show-details="true"/>
                <table:data-pilot-member table:name="64235" table:display="true" table:show-details="true"/>
                <table:data-pilot-member table:name="64237" table:display="true" table:show-details="true"/>
                <table:data-pilot-member table:name="64245" table:display="true" table:show-details="true"/>
                <table:data-pilot-member table:name="64246" table:display="true" table:show-details="true"/>
                <table:data-pilot-member table:name="64252" table:display="true" table:show-details="true"/>
                <table:data-pilot-member table:name="64262" table:display="true" table:show-details="true"/>
                <table:data-pilot-member table:name="64263" table:display="true" table:show-details="true"/>
                <table:data-pilot-member table:name="64289" table:display="true" table:show-details="true"/>
                <table:data-pilot-member table:name="64297" table:display="true" table:show-details="true"/>
                <table:data-pilot-member table:name="64298" table:display="true" table:show-details="true"/>
                <table:data-pilot-member table:name="64318" table:display="true" table:show-details="true"/>
                <table:data-pilot-member table:name="64320" table:display="true" table:show-details="true"/>
                <table:data-pilot-member table:name="64321" table:display="true" table:show-details="true"/>
                <table:data-pilot-member table:name="64335" table:display="true" table:show-details="true"/>
                <table:data-pilot-member table:name="64336" table:display="true" table:show-details="true"/>
                <table:data-pilot-member table:name="64342" table:display="true" table:show-details="true"/>
                <table:data-pilot-member table:name="64344" table:display="true" table:show-details="true"/>
                <table:data-pilot-member table:name="64345" table:display="true" table:show-details="true"/>
                <table:data-pilot-member table:name="64362" table:display="true" table:show-details="true"/>
                <table:data-pilot-member table:name="64370" table:display="true" table:show-details="true"/>
                <table:data-pilot-member table:name="64385" table:display="true" table:show-details="true"/>
                <table:data-pilot-member table:name="64392" table:display="true" table:show-details="true"/>
                <table:data-pilot-member table:name="64403" table:display="true" table:show-details="true"/>
                <table:data-pilot-member table:name="64407" table:display="true" table:show-details="true"/>
                <table:data-pilot-member table:name="64414" table:display="true" table:show-details="true"/>
                <table:data-pilot-member table:name="64418" table:display="true" table:show-details="true"/>
                <table:data-pilot-member table:name="64432" table:display="true" table:show-details="true"/>
                <table:data-pilot-member table:name="64435" table:display="true" table:show-details="true"/>
                <table:data-pilot-member table:name="64451" table:display="true" table:show-details="true"/>
                <table:data-pilot-member table:name="64452" table:display="true" table:show-details="true"/>
                <table:data-pilot-member table:name="64473" table:display="true" table:show-details="true"/>
                <table:data-pilot-member table:name="64489" table:display="true" table:show-details="true"/>
                <table:data-pilot-member table:name="64507" table:display="true" table:show-details="true"/>
                <table:data-pilot-member table:name="64511" table:display="true" table:show-details="true"/>
                <table:data-pilot-member table:name="64515" table:display="true" table:show-details="true"/>
                <table:data-pilot-member table:name="64519" table:display="true" table:show-details="true"/>
                <table:data-pilot-member table:name="64523" table:display="true" table:show-details="true"/>
                <table:data-pilot-member table:name="64538" table:display="true" table:show-details="true"/>
                <table:data-pilot-member table:name="64554" table:display="true" table:show-details="true"/>
                <table:data-pilot-member table:name="64558" table:display="true" table:show-details="true"/>
                <table:data-pilot-member table:name="64560" table:display="true" table:show-details="true"/>
                <table:data-pilot-member table:name="64569" table:display="true" table:show-details="true"/>
                <table:data-pilot-member table:name="64577" table:display="true" table:show-details="true"/>
                <table:data-pilot-member table:name="64584" table:display="true" table:show-details="true"/>
                <table:data-pilot-member table:name="64587" table:display="true" table:show-details="true"/>
                <table:data-pilot-member table:name="64597" table:display="true" table:show-details="true"/>
                <table:data-pilot-member table:name="64644" table:display="true" table:show-details="true"/>
                <table:data-pilot-member table:name="64650" table:display="true" table:show-details="true"/>
                <table:data-pilot-member table:name="64651" table:display="true" table:show-details="true"/>
                <table:data-pilot-member table:name="64652" table:display="true" table:show-details="true"/>
                <table:data-pilot-member table:name="64653" table:display="true" table:show-details="true"/>
                <table:data-pilot-member table:name="64657" table:display="true" table:show-details="true"/>
                <table:data-pilot-member table:name="64687" table:display="true" table:show-details="true"/>
                <table:data-pilot-member table:name="64699" table:display="true" table:show-details="true"/>
                <table:data-pilot-member table:name="64728" table:display="true" table:show-details="true"/>
                <table:data-pilot-member table:name="64801" table:display="true" table:show-details="true"/>
                <table:data-pilot-member table:name="64810" table:display="true" table:show-details="true"/>
                <table:data-pilot-member table:name="64819" table:display="true" table:show-details="true"/>
                <table:data-pilot-member table:name="64837" table:display="true" table:show-details="true"/>
                <table:data-pilot-member table:name="64851" table:display="true" table:show-details="true"/>
                <table:data-pilot-member table:name="64880" table:display="true" table:show-details="true"/>
                <table:data-pilot-member table:name="64900" table:display="true" table:show-details="true"/>
                <table:data-pilot-member table:name="64921" table:display="true" table:show-details="true"/>
                <table:data-pilot-member table:name="64922" table:display="true" table:show-details="true"/>
                <table:data-pilot-member table:name="64950" table:display="true" table:show-details="true"/>
                <table:data-pilot-member table:name="64956" table:display="true" table:show-details="true"/>
                <table:data-pilot-member table:name="64962" table:display="true" table:show-details="true"/>
                <table:data-pilot-member table:name="64963" table:display="true" table:show-details="true"/>
                <table:data-pilot-member table:name="64998" table:display="true" table:show-details="true"/>
                <table:data-pilot-member table:name="65022" table:display="true" table:show-details="true"/>
                <table:data-pilot-member table:name="65040" table:display="true" table:show-details="true"/>
                <table:data-pilot-member table:name="65047" table:display="true" table:show-details="true"/>
                <table:data-pilot-member table:name="65049" table:display="true" table:show-details="true"/>
                <table:data-pilot-member table:name="65060" table:display="true" table:show-details="true"/>
                <table:data-pilot-member table:name="65086" table:display="true" table:show-details="true"/>
                <table:data-pilot-member table:name="65112" table:display="true" table:show-details="true"/>
                <table:data-pilot-member table:name="65118" table:display="true" table:show-details="true"/>
                <table:data-pilot-member table:name="65127" table:display="true" table:show-details="true"/>
                <table:data-pilot-member table:name="65128" table:display="true" table:show-details="true"/>
                <table:data-pilot-member table:name="65132" table:display="true" table:show-details="true"/>
                <table:data-pilot-member table:name="65143" table:display="true" table:show-details="true"/>
                <table:data-pilot-member table:name="65151" table:display="true" table:show-details="true"/>
                <table:data-pilot-member table:name="65161" table:display="true" table:show-details="true"/>
                <table:data-pilot-member table:name="65167" table:display="true" table:show-details="true"/>
                <table:data-pilot-member table:name="65176" table:display="true" table:show-details="true"/>
                <table:data-pilot-member table:name="65186" table:display="true" table:show-details="true"/>
                <table:data-pilot-member table:name="65199" table:display="true" table:show-details="true"/>
                <table:data-pilot-member table:name="65203" table:display="true" table:show-details="true"/>
                <table:data-pilot-member table:name="65211" table:display="true" table:show-details="true"/>
                <table:data-pilot-member table:name="65227" table:display="true" table:show-details="true"/>
                <table:data-pilot-member table:name="65230" table:display="true" table:show-details="true"/>
                <table:data-pilot-member table:name="65231" table:display="true" table:show-details="true"/>
                <table:data-pilot-member table:name="65248" table:display="true" table:show-details="true"/>
                <table:data-pilot-member table:name="65289" table:display="true" table:show-details="true"/>
                <table:data-pilot-member table:name="65293" table:display="true" table:show-details="true"/>
                <table:data-pilot-member table:name="65298" table:display="true" table:show-details="true"/>
                <table:data-pilot-member table:name="65315" table:display="true" table:show-details="true"/>
                <table:data-pilot-member table:name="65317" table:display="true" table:show-details="true"/>
                <table:data-pilot-member table:name="65328" table:display="true" table:show-details="true"/>
                <table:data-pilot-member table:name="65339" table:display="true" table:show-details="true"/>
                <table:data-pilot-member table:name="65369" table:display="true" table:show-details="true"/>
                <table:data-pilot-member table:name="65397" table:display="true" table:show-details="true"/>
                <table:data-pilot-member table:name="65405" table:display="true" table:show-details="true"/>
                <table:data-pilot-member table:name="65410" table:display="true" table:show-details="true"/>
                <table:data-pilot-member table:name="65426" table:display="true" table:show-details="true"/>
                <table:data-pilot-member table:name="65434" table:display="true" table:show-details="true"/>
                <table:data-pilot-member table:name="65438" table:display="true" table:show-details="true"/>
                <table:data-pilot-member table:name="65441" table:display="true" table:show-details="true"/>
                <table:data-pilot-member table:name="65443" table:display="true" table:show-details="true"/>
                <table:data-pilot-member table:name="65447" table:display="true" table:show-details="true"/>
                <table:data-pilot-member table:name="65467" table:display="true" table:show-details="true"/>
                <table:data-pilot-member table:name="65503" table:display="true" table:show-details="true"/>
                <table:data-pilot-member table:name="65514" table:display="true" table:show-details="true"/>
                <table:data-pilot-member table:name="65520" table:display="true" table:show-details="true"/>
                <table:data-pilot-member table:name="65521" table:display="true" table:show-details="true"/>
                <table:data-pilot-member table:name="65532" table:display="true" table:show-details="true"/>
                <table:data-pilot-member table:name="65533" table:display="true" table:show-details="true"/>
                <table:data-pilot-member table:name="65536" table:display="true" table:show-details="true"/>
                <table:data-pilot-member table:name="65540" table:display="true" table:show-details="true"/>
                <table:data-pilot-member table:name="65564" table:display="true" table:show-details="true"/>
                <table:data-pilot-member table:name="65572" table:display="true" table:show-details="true"/>
                <table:data-pilot-member table:name="65588" table:display="true" table:show-details="true"/>
                <table:data-pilot-member table:name="65606" table:display="true" table:show-details="true"/>
                <table:data-pilot-member table:name="65607" table:display="true" table:show-details="true"/>
                <table:data-pilot-member table:name="65623" table:display="true" table:show-details="true"/>
                <table:data-pilot-member table:name="65630" table:display="true" table:show-details="true"/>
                <table:data-pilot-member table:name="65660" table:display="true" table:show-details="true"/>
                <table:data-pilot-member table:name="65705" table:display="true" table:show-details="true"/>
                <table:data-pilot-member table:name="65707" table:display="true" table:show-details="true"/>
                <table:data-pilot-member table:name="65709" table:display="true" table:show-details="true"/>
                <table:data-pilot-member table:name="65720" table:display="true" table:show-details="true"/>
                <table:data-pilot-member table:name="65722" table:display="true" table:show-details="true"/>
                <table:data-pilot-member table:name="65726" table:display="true" table:show-details="true"/>
                <table:data-pilot-member table:name="65752" table:display="true" table:show-details="true"/>
                <table:data-pilot-member table:name="65761" table:display="true" table:show-details="true"/>
                <table:data-pilot-member table:name="65763" table:display="true" table:show-details="true"/>
                <table:data-pilot-member table:name="65778" table:display="true" table:show-details="true"/>
                <table:data-pilot-member table:name="65802" table:display="true" table:show-details="true"/>
                <table:data-pilot-member table:name="65811" table:display="true" table:show-details="true"/>
                <table:data-pilot-member table:name="65820" table:display="true" table:show-details="true"/>
                <table:data-pilot-member table:name="65828" table:display="true" table:show-details="true"/>
                <table:data-pilot-member table:name="65836" table:display="true" table:show-details="true"/>
                <table:data-pilot-member table:name="65864" table:display="true" table:show-details="true"/>
                <table:data-pilot-member table:name="65873" table:display="true" table:show-details="true"/>
                <table:data-pilot-member table:name="65881" table:display="true" table:show-details="true"/>
                <table:data-pilot-member table:name="65891" table:display="true" table:show-details="true"/>
                <table:data-pilot-member table:name="65897" table:display="true" table:show-details="true"/>
                <table:data-pilot-member table:name="65904" table:display="true" table:show-details="true"/>
                <table:data-pilot-member table:name="65907" table:display="true" table:show-details="true"/>
                <table:data-pilot-member table:name="65909" table:display="true" table:show-details="true"/>
                <table:data-pilot-member table:name="65917" table:display="true" table:show-details="true"/>
                <table:data-pilot-member table:name="65925" table:display="true" table:show-details="true"/>
                <table:data-pilot-member table:name="65936" table:display="true" table:show-details="true"/>
                <table:data-pilot-member table:name="65945" table:display="true" table:show-details="true"/>
                <table:data-pilot-member table:name="65955" table:display="true" table:show-details="true"/>
                <table:data-pilot-member table:name="66002" table:display="true" table:show-details="true"/>
                <table:data-pilot-member table:name="66033" table:display="true" table:show-details="true"/>
                <table:data-pilot-member table:name="66043" table:display="true" table:show-details="true"/>
                <table:data-pilot-member table:name="66049" table:display="true" table:show-details="true"/>
                <table:data-pilot-member table:name="66051" table:display="true" table:show-details="true"/>
                <table:data-pilot-member table:name="66070" table:display="true" table:show-details="true"/>
                <table:data-pilot-member table:name="66080" table:display="true" table:show-details="true"/>
                <table:data-pilot-member table:name="66093" table:display="true" table:show-details="true"/>
                <table:data-pilot-member table:name="66096" table:display="true" table:show-details="true"/>
                <table:data-pilot-member table:name="66116" table:display="true" table:show-details="true"/>
                <table:data-pilot-member table:name="66122" table:display="true" table:show-details="true"/>
                <table:data-pilot-member table:name="66131" table:display="true" table:show-details="true"/>
                <table:data-pilot-member table:name="66132" table:display="true" table:show-details="true"/>
                <table:data-pilot-member table:name="66136" table:display="true" table:show-details="true"/>
                <table:data-pilot-member table:name="66138" table:display="true" table:show-details="true"/>
                <table:data-pilot-member table:name="66139" table:display="true" table:show-details="true"/>
                <table:data-pilot-member table:name="66162" table:display="true" table:show-details="true"/>
                <table:data-pilot-member table:name="66163" table:display="true" table:show-details="true"/>
                <table:data-pilot-member table:name="66176" table:display="true" table:show-details="true"/>
                <table:data-pilot-member table:name="66238" table:display="true" table:show-details="true"/>
                <table:data-pilot-member table:name="66248" table:display="true" table:show-details="true"/>
                <table:data-pilot-member table:name="66257" table:display="true" table:show-details="true"/>
                <table:data-pilot-member table:name="66263" table:display="true" table:show-details="true"/>
                <table:data-pilot-member table:name="66266" table:display="true" table:show-details="true"/>
                <table:data-pilot-member table:name="66276" table:display="true" table:show-details="true"/>
                <table:data-pilot-member table:name="66278" table:display="true" table:show-details="true"/>
                <table:data-pilot-member table:name="66291" table:display="true" table:show-details="true"/>
                <table:data-pilot-member table:name="66300" table:display="true" table:show-details="true"/>
                <table:data-pilot-member table:name="66304" table:display="true" table:show-details="true"/>
                <table:data-pilot-member table:name="66309" table:display="true" table:show-details="true"/>
                <table:data-pilot-member table:name="66313" table:display="true" table:show-details="true"/>
                <table:data-pilot-member table:name="66331" table:display="true" table:show-details="true"/>
                <table:data-pilot-member table:name="66349" table:display="true" table:show-details="true"/>
                <table:data-pilot-member table:name="66352" table:display="true" table:show-details="true"/>
                <table:data-pilot-member table:name="66353" table:display="true" table:show-details="true"/>
                <table:data-pilot-member table:name="66354" table:display="true" table:show-details="true"/>
                <table:data-pilot-member table:name="66356" table:display="true" table:show-details="true"/>
                <table:data-pilot-member table:name="66364" table:display="true" table:show-details="true"/>
                <table:data-pilot-member table:name="66372" table:display="true" table:show-details="true"/>
                <table:data-pilot-member table:name="66378" table:display="true" table:show-details="true"/>
                <table:data-pilot-member table:name="66381" table:display="true" table:show-details="true"/>
                <table:data-pilot-member table:name="66383" table:display="true" table:show-details="true"/>
                <table:data-pilot-member table:name="66390" table:display="true" table:show-details="true"/>
                <table:data-pilot-member table:name="66396" table:display="true" table:show-details="true"/>
                <table:data-pilot-member table:name="66416" table:display="true" table:show-details="true"/>
                <table:data-pilot-member table:name="66420" table:display="true" table:show-details="true"/>
                <table:data-pilot-member table:name="66424" table:display="true" table:show-details="true"/>
                <table:data-pilot-member table:name="66443" table:display="true" table:show-details="true"/>
                <table:data-pilot-member table:name="66459" table:display="true" table:show-details="true"/>
                <table:data-pilot-member table:name="66460" table:display="true" table:show-details="true"/>
                <table:data-pilot-member table:name="66465" table:display="true" table:show-details="true"/>
                <table:data-pilot-member table:name="66488" table:display="true" table:show-details="true"/>
                <table:data-pilot-member table:name="66495" table:display="true" table:show-details="true"/>
                <table:data-pilot-member table:name="66503" table:display="true" table:show-details="true"/>
                <table:data-pilot-member table:name="66504" table:display="true" table:show-details="true"/>
                <table:data-pilot-member table:name="66523" table:display="true" table:show-details="true"/>
                <table:data-pilot-member table:name="66543" table:display="true" table:show-details="true"/>
                <table:data-pilot-member table:name="66552" table:display="true" table:show-details="true"/>
                <table:data-pilot-member table:name="66555" table:display="true" table:show-details="true"/>
                <table:data-pilot-member table:name="66570" table:display="true" table:show-details="true"/>
                <table:data-pilot-member table:name="66574" table:display="true" table:show-details="true"/>
                <table:data-pilot-member table:name="66576" table:display="true" table:show-details="true"/>
                <table:data-pilot-member table:name="66579" table:display="true" table:show-details="true"/>
                <table:data-pilot-member table:name="66639" table:display="true" table:show-details="true"/>
                <table:data-pilot-member table:name="66642" table:display="true" table:show-details="true"/>
                <table:data-pilot-member table:name="66646" table:display="true" table:show-details="true"/>
                <table:data-pilot-member table:name="66648" table:display="true" table:show-details="true"/>
                <table:data-pilot-member table:name="66649" table:display="true" table:show-details="true"/>
                <table:data-pilot-member table:name="66662" table:display="true" table:show-details="true"/>
                <table:data-pilot-member table:name="66675" table:display="true" table:show-details="true"/>
                <table:data-pilot-member table:name="66682" table:display="true" table:show-details="true"/>
                <table:data-pilot-member table:name="66693" table:display="true" table:show-details="true"/>
                <table:data-pilot-member table:name="66696" table:display="true" table:show-details="true"/>
                <table:data-pilot-member table:name="66740" table:display="true" table:show-details="true"/>
                <table:data-pilot-member table:name="66760" table:display="true" table:show-details="true"/>
                <table:data-pilot-member table:name="66769" table:display="true" table:show-details="true"/>
                <table:data-pilot-member table:name="66779" table:display="true" table:show-details="true"/>
                <table:data-pilot-member table:name="66780" table:display="true" table:show-details="true"/>
                <table:data-pilot-member table:name="66799" table:display="true" table:show-details="true"/>
                <table:data-pilot-member table:name="66800" table:display="true" table:show-details="true"/>
                <table:data-pilot-member table:name="66848" table:display="true" table:show-details="true"/>
                <table:data-pilot-member table:name="66886" table:display="true" table:show-details="true"/>
                <table:data-pilot-member table:name="66913" table:display="true" table:show-details="true"/>
                <table:data-pilot-member table:name="66918" table:display="true" table:show-details="true"/>
                <table:data-pilot-member table:name="66935" table:display="true" table:show-details="true"/>
                <table:data-pilot-member table:name="66942" table:display="true" table:show-details="true"/>
                <table:data-pilot-member table:name="66944" table:display="true" table:show-details="true"/>
                <table:data-pilot-member table:name="66951" table:display="true" table:show-details="true"/>
                <table:data-pilot-member table:name="66967" table:display="true" table:show-details="true"/>
                <table:data-pilot-member table:name="66970" table:display="true" table:show-details="true"/>
                <table:data-pilot-member table:name="66971" table:display="true" table:show-details="true"/>
                <table:data-pilot-member table:name="66974" table:display="true" table:show-details="true"/>
                <table:data-pilot-member table:name="66980" table:display="true" table:show-details="true"/>
                <table:data-pilot-member table:name="66985" table:display="true" table:show-details="true"/>
                <table:data-pilot-member table:name="66995" table:display="true" table:show-details="true"/>
                <table:data-pilot-member table:name="67010" table:display="true" table:show-details="true"/>
                <table:data-pilot-member table:name="67028" table:display="true" table:show-details="true"/>
                <table:data-pilot-member table:name="67034" table:display="true" table:show-details="true"/>
                <table:data-pilot-member table:name="67044" table:display="true" table:show-details="true"/>
                <table:data-pilot-member table:name="67047" table:display="true" table:show-details="true"/>
                <table:data-pilot-member table:name="67060" table:display="true" table:show-details="true"/>
                <table:data-pilot-member table:name="67065" table:display="true" table:show-details="true"/>
                <table:data-pilot-member table:name="67071" table:display="true" table:show-details="true"/>
                <table:data-pilot-member table:name="67080" table:display="true" table:show-details="true"/>
                <table:data-pilot-member table:name="67092" table:display="true" table:show-details="true"/>
                <table:data-pilot-member table:name="67094" table:display="true" table:show-details="true"/>
                <table:data-pilot-member table:name="67098" table:display="true" table:show-details="true"/>
                <table:data-pilot-member table:name="67099" table:display="true" table:show-details="true"/>
                <table:data-pilot-member table:name="67113" table:display="true" table:show-details="true"/>
                <table:data-pilot-member table:name="67116" table:display="true" table:show-details="true"/>
                <table:data-pilot-member table:name="67122" table:display="true" table:show-details="true"/>
                <table:data-pilot-member table:name="67141" table:display="true" table:show-details="true"/>
                <table:data-pilot-member table:name="67142" table:display="true" table:show-details="true"/>
                <table:data-pilot-member table:name="67147" table:display="true" table:show-details="true"/>
                <table:data-pilot-member table:name="67152" table:display="true" table:show-details="true"/>
                <table:data-pilot-member table:name="67177" table:display="true" table:show-details="true"/>
                <table:data-pilot-member table:name="67219" table:display="true" table:show-details="true"/>
                <table:data-pilot-member table:name="67237" table:display="true" table:show-details="true"/>
                <table:data-pilot-member table:name="67249" table:display="true" table:show-details="true"/>
                <table:data-pilot-member table:name="67268" table:display="true" table:show-details="true"/>
                <table:data-pilot-member table:name="67273" table:display="true" table:show-details="true"/>
                <table:data-pilot-member table:name="67277" table:display="true" table:show-details="true"/>
                <table:data-pilot-member table:name="67307" table:display="true" table:show-details="true"/>
                <table:data-pilot-member table:name="67312" table:display="true" table:show-details="true"/>
                <table:data-pilot-member table:name="67316" table:display="true" table:show-details="true"/>
                <table:data-pilot-member table:name="67321" table:display="true" table:show-details="true"/>
                <table:data-pilot-member table:name="67344" table:display="true" table:show-details="true"/>
                <table:data-pilot-member table:name="67413" table:display="true" table:show-details="true"/>
                <table:data-pilot-member table:name="67414" table:display="true" table:show-details="true"/>
                <table:data-pilot-member table:name="67420" table:display="true" table:show-details="true"/>
                <table:data-pilot-member table:name="67432" table:display="true" table:show-details="true"/>
                <table:data-pilot-member table:name="67434" table:display="true" table:show-details="true"/>
                <table:data-pilot-member table:name="67442" table:display="true" table:show-details="true"/>
                <table:data-pilot-member table:name="67480" table:display="true" table:show-details="true"/>
                <table:data-pilot-member table:name="67482" table:display="true" table:show-details="true"/>
                <table:data-pilot-member table:name="67502" table:display="true" table:show-details="true"/>
                <table:data-pilot-member table:name="67510" table:display="true" table:show-details="true"/>
                <table:data-pilot-member table:name="67518" table:display="true" table:show-details="true"/>
                <table:data-pilot-member table:name="67524" table:display="true" table:show-details="true"/>
                <table:data-pilot-member table:name="67530" table:display="true" table:show-details="true"/>
                <table:data-pilot-member table:name="67532" table:display="true" table:show-details="true"/>
                <table:data-pilot-member table:name="67533" table:display="true" table:show-details="true"/>
                <table:data-pilot-member table:name="67565" table:display="true" table:show-details="true"/>
                <table:data-pilot-member table:name="67583" table:display="true" table:show-details="true"/>
                <table:data-pilot-member table:name="67585" table:display="true" table:show-details="true"/>
                <table:data-pilot-member table:name="67600" table:display="true" table:show-details="true"/>
                <table:data-pilot-member table:name="67603" table:display="true" table:show-details="true"/>
                <table:data-pilot-member table:name="67605" table:display="true" table:show-details="true"/>
                <table:data-pilot-member table:name="67626" table:display="true" table:show-details="true"/>
                <table:data-pilot-member table:name="67627" table:display="true" table:show-details="true"/>
                <table:data-pilot-member table:name="67641" table:display="true" table:show-details="true"/>
                <table:data-pilot-member table:name="67644" table:display="true" table:show-details="true"/>
                <table:data-pilot-member table:name="67666" table:display="true" table:show-details="true"/>
                <table:data-pilot-member table:name="67683" table:display="true" table:show-details="true"/>
                <table:data-pilot-member table:name="67685" table:display="true" table:show-details="true"/>
                <table:data-pilot-member table:name="67727" table:display="true" table:show-details="true"/>
                <table:data-pilot-member table:name="67732" table:display="true" table:show-details="true"/>
                <table:data-pilot-member table:name="67738" table:display="true" table:show-details="true"/>
                <table:data-pilot-member table:name="67741" table:display="true" table:show-details="true"/>
                <table:data-pilot-member table:name="67750" table:display="true" table:show-details="true"/>
                <table:data-pilot-member table:name="67755" table:display="true" table:show-details="true"/>
                <table:data-pilot-member table:name="67757" table:display="true" table:show-details="true"/>
                <table:data-pilot-member table:name="67760" table:display="true" table:show-details="true"/>
                <table:data-pilot-member table:name="67781" table:display="true" table:show-details="true"/>
                <table:data-pilot-member table:name="67782" table:display="true" table:show-details="true"/>
                <table:data-pilot-member table:name="67788" table:display="true" table:show-details="true"/>
                <table:data-pilot-member table:name="67792" table:display="true" table:show-details="true"/>
                <table:data-pilot-member table:name="67823" table:display="true" table:show-details="true"/>
                <table:data-pilot-member table:name="67826" table:display="true" table:show-details="true"/>
                <table:data-pilot-member table:name="67830" table:display="true" table:show-details="true"/>
                <table:data-pilot-member table:name="67835" table:display="true" table:show-details="true"/>
                <table:data-pilot-member table:name="67867" table:display="true" table:show-details="true"/>
                <table:data-pilot-member table:name="67876" table:display="true" table:show-details="true"/>
                <table:data-pilot-member table:name="67884" table:display="true" table:show-details="true"/>
                <table:data-pilot-member table:name="67888" table:display="true" table:show-details="true"/>
                <table:data-pilot-member table:name="67901" table:display="true" table:show-details="true"/>
                <table:data-pilot-member table:name="67904" table:display="true" table:show-details="true"/>
                <table:data-pilot-member table:name="67919" table:display="true" table:show-details="true"/>
                <table:data-pilot-member table:name="67926" table:display="true" table:show-details="true"/>
                <table:data-pilot-member table:name="67928" table:display="true" table:show-details="true"/>
                <table:data-pilot-member table:name="67932" table:display="true" table:show-details="true"/>
                <table:data-pilot-member table:name="67934" table:display="true" table:show-details="true"/>
                <table:data-pilot-member table:name="67940" table:display="true" table:show-details="true"/>
                <table:data-pilot-member table:name="67941" table:display="true" table:show-details="true"/>
                <table:data-pilot-member table:name="67943" table:display="true" table:show-details="true"/>
                <table:data-pilot-member table:name="67944" table:display="true" table:show-details="true"/>
                <table:data-pilot-member table:name="67966" table:display="true" table:show-details="true"/>
                <table:data-pilot-member table:name="67981" table:display="true" table:show-details="true"/>
                <table:data-pilot-member table:name="67992" table:display="true" table:show-details="true"/>
                <table:data-pilot-member table:name="67993" table:display="true" table:show-details="true"/>
                <table:data-pilot-member table:name="67998" table:display="true" table:show-details="true"/>
                <table:data-pilot-member table:name="68000" table:display="true" table:show-details="true"/>
                <table:data-pilot-member table:name="68002" table:display="true" table:show-details="true"/>
                <table:data-pilot-member table:name="68003" table:display="true" table:show-details="true"/>
                <table:data-pilot-member table:name="68019" table:display="true" table:show-details="true"/>
                <table:data-pilot-member table:name="68057" table:display="true" table:show-details="true"/>
                <table:data-pilot-member table:name="68062" table:display="true" table:show-details="true"/>
                <table:data-pilot-member table:name="68081" table:display="true" table:show-details="true"/>
                <table:data-pilot-member table:name="68089" table:display="true" table:show-details="true"/>
                <table:data-pilot-member table:name="68112" table:display="true" table:show-details="true"/>
                <table:data-pilot-member table:name="68118" table:display="true" table:show-details="true"/>
                <table:data-pilot-member table:name="68123" table:display="true" table:show-details="true"/>
                <table:data-pilot-member table:name="68124" table:display="true" table:show-details="true"/>
                <table:data-pilot-member table:name="68128" table:display="true" table:show-details="true"/>
                <table:data-pilot-member table:name="68135" table:display="true" table:show-details="true"/>
                <table:data-pilot-member table:name="68136" table:display="true" table:show-details="true"/>
                <table:data-pilot-member table:name="68142" table:display="true" table:show-details="true"/>
                <table:data-pilot-member table:name="68183" table:display="true" table:show-details="true"/>
                <table:data-pilot-member table:name="68236" table:display="true" table:show-details="true"/>
                <table:data-pilot-member table:name="68245" table:display="true" table:show-details="true"/>
                <table:data-pilot-member table:name="68249" table:display="true" table:show-details="true"/>
                <table:data-pilot-member table:name="68259" table:display="true" table:show-details="true"/>
                <table:data-pilot-member table:name="68264" table:display="true" table:show-details="true"/>
                <table:data-pilot-member table:name="68326" table:display="true" table:show-details="true"/>
                <table:data-pilot-member table:name="68359" table:display="true" table:show-details="true"/>
                <table:data-pilot-member table:name="68361" table:display="true" table:show-details="true"/>
                <table:data-pilot-member table:name="68365" table:display="true" table:show-details="true"/>
                <table:data-pilot-member table:name="68372" table:display="true" table:show-details="true"/>
                <table:data-pilot-member table:name="68406" table:display="true" table:show-details="true"/>
                <table:data-pilot-member table:name="68435" table:display="true" table:show-details="true"/>
                <table:data-pilot-member table:name="68436" table:display="true" table:show-details="true"/>
                <table:data-pilot-member table:name="68451" table:display="true" table:show-details="true"/>
                <table:data-pilot-member table:name="68469" table:display="true" table:show-details="true"/>
                <table:data-pilot-member table:name="68477" table:display="true" table:show-details="true"/>
                <table:data-pilot-member table:name="68479" table:display="true" table:show-details="true"/>
                <table:data-pilot-member table:name="68481" table:display="true" table:show-details="true"/>
                <table:data-pilot-member table:name="68494" table:display="true" table:show-details="true"/>
                <table:data-pilot-member table:name="68495" table:display="true" table:show-details="true"/>
                <table:data-pilot-member table:name="68499" table:display="true" table:show-details="true"/>
                <table:data-pilot-member table:name="68517" table:display="true" table:show-details="true"/>
                <table:data-pilot-member table:name="68520" table:display="true" table:show-details="true"/>
                <table:data-pilot-member table:name="68521" table:display="true" table:show-details="true"/>
                <table:data-pilot-member table:name="68529" table:display="true" table:show-details="true"/>
                <table:data-pilot-member table:name="68538" table:display="true" table:show-details="true"/>
                <table:data-pilot-member table:name="68560" table:display="true" table:show-details="true"/>
                <table:data-pilot-member table:name="68617" table:display="true" table:show-details="true"/>
                <table:data-pilot-member table:name="68626" table:display="true" table:show-details="true"/>
                <table:data-pilot-member table:name="68628" table:display="true" table:show-details="true"/>
                <table:data-pilot-member table:name="68650" table:display="true" table:show-details="true"/>
                <table:data-pilot-member table:name="68690" table:display="true" table:show-details="true"/>
                <table:data-pilot-member table:name="68707" table:display="true" table:show-details="true"/>
                <table:data-pilot-member table:name="68711" table:display="true" table:show-details="true"/>
                <table:data-pilot-member table:name="68716" table:display="true" table:show-details="true"/>
                <table:data-pilot-member table:name="68732" table:display="true" table:show-details="true"/>
                <table:data-pilot-member table:name="68741" table:display="true" table:show-details="true"/>
                <table:data-pilot-member table:name="68749" table:display="true" table:show-details="true"/>
                <table:data-pilot-member table:name="68768" table:display="true" table:show-details="true"/>
                <table:data-pilot-member table:name="68784" table:display="true" table:show-details="true"/>
                <table:data-pilot-member table:name="68818" table:display="true" table:show-details="true"/>
                <table:data-pilot-member table:name="68824" table:display="true" table:show-details="true"/>
                <table:data-pilot-member table:name="68841" table:display="true" table:show-details="true"/>
                <table:data-pilot-member table:name="68853" table:display="true" table:show-details="true"/>
                <table:data-pilot-member table:name="68926" table:display="true" table:show-details="true"/>
                <table:data-pilot-member table:name="68933" table:display="true" table:show-details="true"/>
                <table:data-pilot-member table:name="68934" table:display="true" table:show-details="true"/>
                <table:data-pilot-member table:name="68952" table:display="true" table:show-details="true"/>
                <table:data-pilot-member table:name="68975" table:display="true" table:show-details="true"/>
                <table:data-pilot-member table:name="68982" table:display="true" table:show-details="true"/>
                <table:data-pilot-member table:name="68994" table:display="true" table:show-details="true"/>
                <table:data-pilot-member table:name="69023" table:display="true" table:show-details="true"/>
                <table:data-pilot-member table:name="69035" table:display="true" table:show-details="true"/>
                <table:data-pilot-member table:name="69041" table:display="true" table:show-details="true"/>
                <table:data-pilot-member table:name="69052" table:display="true" table:show-details="true"/>
                <table:data-pilot-member table:name="69058" table:display="true" table:show-details="true"/>
                <table:data-pilot-member table:name="69072" table:display="true" table:show-details="true"/>
                <table:data-pilot-member table:name="69099" table:display="true" table:show-details="true"/>
                <table:data-pilot-member table:name="69106" table:display="true" table:show-details="true"/>
                <table:data-pilot-member table:name="69114" table:display="true" table:show-details="true"/>
                <table:data-pilot-member table:name="69117" table:display="true" table:show-details="true"/>
                <table:data-pilot-member table:name="69128" table:display="true" table:show-details="true"/>
                <table:data-pilot-member table:name="69130" table:display="true" table:show-details="true"/>
                <table:data-pilot-member table:name="69136" table:display="true" table:show-details="true"/>
                <table:data-pilot-member table:name="69144" table:display="true" table:show-details="true"/>
                <table:data-pilot-member table:name="69180" table:display="true" table:show-details="true"/>
                <table:data-pilot-member table:name="69189" table:display="true" table:show-details="true"/>
                <table:data-pilot-member table:name="69190" table:display="true" table:show-details="true"/>
                <table:data-pilot-member table:name="69191" table:display="true" table:show-details="true"/>
                <table:data-pilot-member table:name="69192" table:display="true" table:show-details="true"/>
                <table:data-pilot-member table:name="69196" table:display="true" table:show-details="true"/>
                <table:data-pilot-member table:name="69220" table:display="true" table:show-details="true"/>
                <table:data-pilot-member table:name="69259" table:display="true" table:show-details="true"/>
                <table:data-pilot-member table:name="69266" table:display="true" table:show-details="true"/>
                <table:data-pilot-member table:name="69278" table:display="true" table:show-details="true"/>
                <table:data-pilot-member table:name="69282" table:display="true" table:show-details="true"/>
                <table:data-pilot-member table:name="69285" table:display="true" table:show-details="true"/>
                <table:data-pilot-member table:name="69289" table:display="true" table:show-details="true"/>
                <table:data-pilot-member table:name="69297" table:display="true" table:show-details="true"/>
                <table:data-pilot-member table:name="69312" table:display="true" table:show-details="true"/>
                <table:data-pilot-member table:name="69317" table:display="true" table:show-details="true"/>
                <table:data-pilot-member table:name="69322" table:display="true" table:show-details="true"/>
                <table:data-pilot-member table:name="69331" table:display="true" table:show-details="true"/>
                <table:data-pilot-member table:name="69341" table:display="true" table:show-details="true"/>
                <table:data-pilot-member table:name="69344" table:display="true" table:show-details="true"/>
                <table:data-pilot-member table:name="69345" table:display="true" table:show-details="true"/>
                <table:data-pilot-member table:name="69352" table:display="true" table:show-details="true"/>
                <table:data-pilot-member table:name="69353" table:display="true" table:show-details="true"/>
                <table:data-pilot-member table:name="69364" table:display="true" table:show-details="true"/>
                <table:data-pilot-member table:name="69396" table:display="true" table:show-details="true"/>
                <table:data-pilot-member table:name="69398" table:display="true" table:show-details="true"/>
                <table:data-pilot-member table:name="69407" table:display="true" table:show-details="true"/>
                <table:data-pilot-member table:name="69411" table:display="true" table:show-details="true"/>
                <table:data-pilot-member table:name="69423" table:display="true" table:show-details="true"/>
                <table:data-pilot-member table:name="69426" table:display="true" table:show-details="true"/>
                <table:data-pilot-member table:name="69441" table:display="true" table:show-details="true"/>
                <table:data-pilot-member table:name="69445" table:display="true" table:show-details="true"/>
                <table:data-pilot-member table:name="69451" table:display="true" table:show-details="true"/>
                <table:data-pilot-member table:name="69453" table:display="true" table:show-details="true"/>
                <table:data-pilot-member table:name="69496" table:display="true" table:show-details="true"/>
                <table:data-pilot-member table:name="69497" table:display="true" table:show-details="true"/>
                <table:data-pilot-member table:name="69500" table:display="true" table:show-details="true"/>
                <table:data-pilot-member table:name="69503" table:display="true" table:show-details="true"/>
                <table:data-pilot-member table:name="69541" table:display="true" table:show-details="true"/>
                <table:data-pilot-member table:name="69556" table:display="true" table:show-details="true"/>
                <table:data-pilot-member table:name="69562" table:display="true" table:show-details="true"/>
                <table:data-pilot-member table:name="69564" table:display="true" table:show-details="true"/>
                <table:data-pilot-member table:name="69573" table:display="true" table:show-details="true"/>
                <table:data-pilot-member table:name="69578" table:display="true" table:show-details="true"/>
                <table:data-pilot-member table:name="69590" table:display="true" table:show-details="true"/>
                <table:data-pilot-member table:name="69594" table:display="true" table:show-details="true"/>
                <table:data-pilot-member table:name="69598" table:display="true" table:show-details="true"/>
                <table:data-pilot-member table:name="69623" table:display="true" table:show-details="true"/>
                <table:data-pilot-member table:name="69636" table:display="true" table:show-details="true"/>
                <table:data-pilot-member table:name="69655" table:display="true" table:show-details="true"/>
                <table:data-pilot-member table:name="69664" table:display="true" table:show-details="true"/>
                <table:data-pilot-member table:name="69669" table:display="true" table:show-details="true"/>
                <table:data-pilot-member table:name="69672" table:display="true" table:show-details="true"/>
                <table:data-pilot-member table:name="69674" table:display="true" table:show-details="true"/>
                <table:data-pilot-member table:name="69677" table:display="true" table:show-details="true"/>
                <table:data-pilot-member table:name="69678" table:display="true" table:show-details="true"/>
                <table:data-pilot-member table:name="69680" table:display="true" table:show-details="true"/>
                <table:data-pilot-member table:name="69684" table:display="true" table:show-details="true"/>
                <table:data-pilot-member table:name="69688" table:display="true" table:show-details="true"/>
                <table:data-pilot-member table:name="69689" table:display="true" table:show-details="true"/>
                <table:data-pilot-member table:name="69691" table:display="true" table:show-details="true"/>
                <table:data-pilot-member table:name="69700" table:display="true" table:show-details="true"/>
                <table:data-pilot-member table:name="69717" table:display="true" table:show-details="true"/>
                <table:data-pilot-member table:name="69739" table:display="true" table:show-details="true"/>
                <table:data-pilot-member table:name="69740" table:display="true" table:show-details="true"/>
                <table:data-pilot-member table:name="69741" table:display="true" table:show-details="true"/>
                <table:data-pilot-member table:name="69748" table:display="true" table:show-details="true"/>
                <table:data-pilot-member table:name="69754" table:display="true" table:show-details="true"/>
                <table:data-pilot-member table:name="69768" table:display="true" table:show-details="true"/>
                <table:data-pilot-member table:name="69777" table:display="true" table:show-details="true"/>
                <table:data-pilot-member table:name="69781" table:display="true" table:show-details="true"/>
                <table:data-pilot-member table:name="69786" table:display="true" table:show-details="true"/>
                <table:data-pilot-member table:name="69793" table:display="true" table:show-details="true"/>
                <table:data-pilot-member table:name="69801" table:display="true" table:show-details="true"/>
                <table:data-pilot-member table:name="69812" table:display="true" table:show-details="true"/>
                <table:data-pilot-member table:name="69817" table:display="true" table:show-details="true"/>
                <table:data-pilot-member table:name="69822" table:display="true" table:show-details="true"/>
                <table:data-pilot-member table:name="69823" table:display="true" table:show-details="true"/>
                <table:data-pilot-member table:name="69826" table:display="true" table:show-details="true"/>
                <table:data-pilot-member table:name="69827" table:display="true" table:show-details="true"/>
                <table:data-pilot-member table:name="69833" table:display="true" table:show-details="true"/>
                <table:data-pilot-member table:name="69838" table:display="true" table:show-details="true"/>
                <table:data-pilot-member table:name="69849" table:display="true" table:show-details="true"/>
                <table:data-pilot-member table:name="69867" table:display="true" table:show-details="true"/>
                <table:data-pilot-member table:name="69883" table:display="true" table:show-details="true"/>
                <table:data-pilot-member table:name="69888" table:display="true" table:show-details="true"/>
                <table:data-pilot-member table:name="69890" table:display="true" table:show-details="true"/>
                <table:data-pilot-member table:name="69902" table:display="true" table:show-details="true"/>
                <table:data-pilot-member table:name="69914" table:display="true" table:show-details="true"/>
                <table:data-pilot-member table:name="69915" table:display="true" table:show-details="true"/>
                <table:data-pilot-member table:name="69919" table:display="true" table:show-details="true"/>
                <table:data-pilot-member table:name="69928" table:display="true" table:show-details="true"/>
                <table:data-pilot-member table:name="69936" table:display="true" table:show-details="true"/>
                <table:data-pilot-member table:name="69954" table:display="true" table:show-details="true"/>
                <table:data-pilot-member table:name="69959" table:display="true" table:show-details="true"/>
                <table:data-pilot-member table:name="70009" table:display="true" table:show-details="true"/>
                <table:data-pilot-member table:name="70015" table:display="true" table:show-details="true"/>
                <table:data-pilot-member table:name="70052" table:display="true" table:show-details="true"/>
                <table:data-pilot-member table:name="70084" table:display="true" table:show-details="true"/>
                <table:data-pilot-member table:name="70093" table:display="true" table:show-details="true"/>
                <table:data-pilot-member table:name="70094" table:display="true" table:show-details="true"/>
                <table:data-pilot-member table:name="70126" table:display="true" table:show-details="true"/>
                <table:data-pilot-member table:name="70130" table:display="true" table:show-details="true"/>
                <table:data-pilot-member table:name="70132" table:display="true" table:show-details="true"/>
                <table:data-pilot-member table:name="70136" table:display="true" table:show-details="true"/>
                <table:data-pilot-member table:name="70150" table:display="true" table:show-details="true"/>
                <table:data-pilot-member table:name="70158" table:display="true" table:show-details="true"/>
                <table:data-pilot-member table:name="70162" table:display="true" table:show-details="true"/>
                <table:data-pilot-member table:name="70177" table:display="true" table:show-details="true"/>
                <table:data-pilot-member table:name="70180" table:display="true" table:show-details="true"/>
                <table:data-pilot-member table:name="70185" table:display="true" table:show-details="true"/>
                <table:data-pilot-member table:name="70186" table:display="true" table:show-details="true"/>
                <table:data-pilot-member table:name="70197" table:display="true" table:show-details="true"/>
                <table:data-pilot-member table:name="70208" table:display="true" table:show-details="true"/>
                <table:data-pilot-member table:name="70218" table:display="true" table:show-details="true"/>
                <table:data-pilot-member table:name="70221" table:display="true" table:show-details="true"/>
                <table:data-pilot-member table:name="70241" table:display="true" table:show-details="true"/>
                <table:data-pilot-member table:name="70247" table:display="true" table:show-details="true"/>
                <table:data-pilot-member table:name="70254" table:display="true" table:show-details="true"/>
                <table:data-pilot-member table:name="70256" table:display="true" table:show-details="true"/>
                <table:data-pilot-member table:name="70261" table:display="true" table:show-details="true"/>
                <table:data-pilot-member table:name="70280" table:display="true" table:show-details="true"/>
                <table:data-pilot-member table:name="70283" table:display="true" table:show-details="true"/>
                <table:data-pilot-member table:name="70285" table:display="true" table:show-details="true"/>
                <table:data-pilot-member table:name="70291" table:display="true" table:show-details="true"/>
                <table:data-pilot-member table:name="70313" table:display="true" table:show-details="true"/>
                <table:data-pilot-member table:name="70321" table:display="true" table:show-details="true"/>
                <table:data-pilot-member table:name="70322" table:display="true" table:show-details="true"/>
                <table:data-pilot-member table:name="70357" table:display="true" table:show-details="true"/>
                <table:data-pilot-member table:name="70363" table:display="true" table:show-details="true"/>
                <table:data-pilot-member table:name="70366" table:display="true" table:show-details="true"/>
                <table:data-pilot-member table:name="70371" table:display="true" table:show-details="true"/>
                <table:data-pilot-member table:name="70373" table:display="true" table:show-details="true"/>
                <table:data-pilot-member table:name="70380" table:display="true" table:show-details="true"/>
                <table:data-pilot-member table:name="70390" table:display="true" table:show-details="true"/>
                <table:data-pilot-member table:name="70422" table:display="true" table:show-details="true"/>
                <table:data-pilot-member table:name="70437" table:display="true" table:show-details="true"/>
                <table:data-pilot-member table:name="70456" table:display="true" table:show-details="true"/>
                <table:data-pilot-member table:name="70483" table:display="true" table:show-details="true"/>
                <table:data-pilot-member table:name="70508" table:display="true" table:show-details="true"/>
                <table:data-pilot-member table:name="70535" table:display="true" table:show-details="true"/>
                <table:data-pilot-member table:name="70537" table:display="true" table:show-details="true"/>
                <table:data-pilot-member table:name="70539" table:display="true" table:show-details="true"/>
                <table:data-pilot-member table:name="70560" table:display="true" table:show-details="true"/>
                <table:data-pilot-member table:name="70561" table:display="true" table:show-details="true"/>
                <table:data-pilot-member table:name="70566" table:display="true" table:show-details="true"/>
                <table:data-pilot-member table:name="70567" table:display="true" table:show-details="true"/>
                <table:data-pilot-member table:name="70584" table:display="true" table:show-details="true"/>
                <table:data-pilot-member table:name="70629" table:display="true" table:show-details="true"/>
                <table:data-pilot-member table:name="70630" table:display="true" table:show-details="true"/>
                <table:data-pilot-member table:name="70634" table:display="true" table:show-details="true"/>
                <table:data-pilot-member table:name="70651" table:display="true" table:show-details="true"/>
                <table:data-pilot-member table:name="70674" table:display="true" table:show-details="true"/>
                <table:data-pilot-member table:name="70676" table:display="true" table:show-details="true"/>
                <table:data-pilot-member table:name="70678" table:display="true" table:show-details="true"/>
                <table:data-pilot-member table:name="70679" table:display="true" table:show-details="true"/>
                <table:data-pilot-member table:name="70694" table:display="true" table:show-details="true"/>
                <table:data-pilot-member table:name="70699" table:display="true" table:show-details="true"/>
                <table:data-pilot-member table:name="70702" table:display="true" table:show-details="true"/>
                <table:data-pilot-member table:name="70718" table:display="true" table:show-details="true"/>
                <table:data-pilot-member table:name="70725" table:display="true" table:show-details="true"/>
                <table:data-pilot-member table:name="70736" table:display="true" table:show-details="true"/>
                <table:data-pilot-member table:name="70769" table:display="true" table:show-details="true"/>
                <table:data-pilot-member table:name="70772" table:display="true" table:show-details="true"/>
                <table:data-pilot-member table:name="70786" table:display="true" table:show-details="true"/>
                <table:data-pilot-member table:name="70796" table:display="true" table:show-details="true"/>
                <table:data-pilot-member table:name="70806" table:display="true" table:show-details="true"/>
                <table:data-pilot-member table:name="70813" table:display="true" table:show-details="true"/>
                <table:data-pilot-member table:name="70818" table:display="true" table:show-details="true"/>
                <table:data-pilot-member table:name="70836" table:display="true" table:show-details="true"/>
                <table:data-pilot-member table:name="70867" table:display="true" table:show-details="true"/>
                <table:data-pilot-member table:name="70876" table:display="true" table:show-details="true"/>
                <table:data-pilot-member table:name="70886" table:display="true" table:show-details="true"/>
                <table:data-pilot-member table:name="70935" table:display="true" table:show-details="true"/>
                <table:data-pilot-member table:name="70937" table:display="true" table:show-details="true"/>
                <table:data-pilot-member table:name="70942" table:display="true" table:show-details="true"/>
                <table:data-pilot-member table:name="70952" table:display="true" table:show-details="true"/>
                <table:data-pilot-member table:name="70975" table:display="true" table:show-details="true"/>
                <table:data-pilot-member table:name="70984" table:display="true" table:show-details="true"/>
                <table:data-pilot-member table:name="70991" table:display="true" table:show-details="true"/>
                <table:data-pilot-member table:name="71020" table:display="true" table:show-details="true"/>
                <table:data-pilot-member table:name="71023" table:display="true" table:show-details="true"/>
                <table:data-pilot-member table:name="71024" table:display="true" table:show-details="true"/>
                <table:data-pilot-member table:name="71028" table:display="true" table:show-details="true"/>
                <table:data-pilot-member table:name="71032" table:display="true" table:show-details="true"/>
                <table:data-pilot-member table:name="71042" table:display="true" table:show-details="true"/>
                <table:data-pilot-member table:name="71046" table:display="true" table:show-details="true"/>
                <table:data-pilot-member table:name="71073" table:display="true" table:show-details="true"/>
                <table:data-pilot-member table:name="71079" table:display="true" table:show-details="true"/>
                <table:data-pilot-member table:name="71082" table:display="true" table:show-details="true"/>
                <table:data-pilot-member table:name="71092" table:display="true" table:show-details="true"/>
                <table:data-pilot-member table:name="71094" table:display="true" table:show-details="true"/>
                <table:data-pilot-member table:name="71123" table:display="true" table:show-details="true"/>
                <table:data-pilot-member table:name="71143" table:display="true" table:show-details="true"/>
                <table:data-pilot-member table:name="71169" table:display="true" table:show-details="true"/>
                <table:data-pilot-member table:name="71181" table:display="true" table:show-details="true"/>
                <table:data-pilot-member table:name="71186" table:display="true" table:show-details="true"/>
                <table:data-pilot-member table:name="71193" table:display="true" table:show-details="true"/>
                <table:data-pilot-member table:name="71195" table:display="true" table:show-details="true"/>
                <table:data-pilot-member table:name="71200" table:display="true" table:show-details="true"/>
                <table:data-pilot-member table:name="71202" table:display="true" table:show-details="true"/>
                <table:data-pilot-member table:name="71206" table:display="true" table:show-details="true"/>
                <table:data-pilot-member table:name="71207" table:display="true" table:show-details="true"/>
                <table:data-pilot-member table:name="71233" table:display="true" table:show-details="true"/>
                <table:data-pilot-member table:name="71238" table:display="true" table:show-details="true"/>
                <table:data-pilot-member table:name="71245" table:display="true" table:show-details="true"/>
                <table:data-pilot-member table:name="71246" table:display="true" table:show-details="true"/>
                <table:data-pilot-member table:name="71255" table:display="true" table:show-details="true"/>
                <table:data-pilot-member table:name="71259" table:display="true" table:show-details="true"/>
                <table:data-pilot-member table:name="71261" table:display="true" table:show-details="true"/>
                <table:data-pilot-member table:name="71268" table:display="true" table:show-details="true"/>
                <table:data-pilot-member table:name="71269" table:display="true" table:show-details="true"/>
                <table:data-pilot-member table:name="71288" table:display="true" table:show-details="true"/>
                <table:data-pilot-member table:name="71296" table:display="true" table:show-details="true"/>
                <table:data-pilot-member table:name="71297" table:display="true" table:show-details="true"/>
                <table:data-pilot-member table:name="71304" table:display="true" table:show-details="true"/>
                <table:data-pilot-member table:name="71307" table:display="true" table:show-details="true"/>
                <table:data-pilot-member table:name="71326" table:display="true" table:show-details="true"/>
                <table:data-pilot-member table:name="71338" table:display="true" table:show-details="true"/>
                <table:data-pilot-member table:name="71352" table:display="true" table:show-details="true"/>
                <table:data-pilot-member table:name="71361" table:display="true" table:show-details="true"/>
                <table:data-pilot-member table:name="71365" table:display="true" table:show-details="true"/>
                <table:data-pilot-member table:name="71386" table:display="true" table:show-details="true"/>
                <table:data-pilot-member table:name="71388" table:display="true" table:show-details="true"/>
                <table:data-pilot-member table:name="71416" table:display="true" table:show-details="true"/>
                <table:data-pilot-member table:name="71420" table:display="true" table:show-details="true"/>
                <table:data-pilot-member table:name="71424" table:display="true" table:show-details="true"/>
                <table:data-pilot-member table:name="71462" table:display="true" table:show-details="true"/>
                <table:data-pilot-member table:name="71478" table:display="true" table:show-details="true"/>
                <table:data-pilot-member table:name="71490" table:display="true" table:show-details="true"/>
                <table:data-pilot-member table:name="71506" table:display="true" table:show-details="true"/>
                <table:data-pilot-member table:name="71543" table:display="true" table:show-details="true"/>
                <table:data-pilot-member table:name="71549" table:display="true" table:show-details="true"/>
                <table:data-pilot-member table:name="71558" table:display="true" table:show-details="true"/>
                <table:data-pilot-member table:name="71560" table:display="true" table:show-details="true"/>
                <table:data-pilot-member table:name="71562" table:display="true" table:show-details="true"/>
                <table:data-pilot-member table:name="71573" table:display="true" table:show-details="true"/>
                <table:data-pilot-member table:name="71578" table:display="true" table:show-details="true"/>
                <table:data-pilot-member table:name="71580" table:display="true" table:show-details="true"/>
                <table:data-pilot-member table:name="71591" table:display="true" table:show-details="true"/>
                <table:data-pilot-member table:name="71594" table:display="true" table:show-details="true"/>
                <table:data-pilot-member table:name="71595" table:display="true" table:show-details="true"/>
                <table:data-pilot-member table:name="71605" table:display="true" table:show-details="true"/>
                <table:data-pilot-member table:name="71626" table:display="true" table:show-details="true"/>
                <table:data-pilot-member table:name="71633" table:display="true" table:show-details="true"/>
                <table:data-pilot-member table:name="71667" table:display="true" table:show-details="true"/>
                <table:data-pilot-member table:name="71675" table:display="true" table:show-details="true"/>
                <table:data-pilot-member table:name="71678" table:display="true" table:show-details="true"/>
                <table:data-pilot-member table:name="71686" table:display="true" table:show-details="true"/>
                <table:data-pilot-member table:name="71689" table:display="true" table:show-details="true"/>
                <table:data-pilot-member table:name="71696" table:display="true" table:show-details="true"/>
                <table:data-pilot-member table:name="71703" table:display="true" table:show-details="true"/>
                <table:data-pilot-member table:name="71712" table:display="true" table:show-details="true"/>
                <table:data-pilot-member table:name="71713" table:display="true" table:show-details="true"/>
                <table:data-pilot-member table:name="71720" table:display="true" table:show-details="true"/>
                <table:data-pilot-member table:name="71731" table:display="true" table:show-details="true"/>
                <table:data-pilot-member table:name="71733" table:display="true" table:show-details="true"/>
                <table:data-pilot-member table:name="71745" table:display="true" table:show-details="true"/>
                <table:data-pilot-member table:name="71746" table:display="true" table:show-details="true"/>
                <table:data-pilot-member table:name="71753" table:display="true" table:show-details="true"/>
                <table:data-pilot-member table:name="71776" table:display="true" table:show-details="true"/>
                <table:data-pilot-member table:name="71793" table:display="true" table:show-details="true"/>
                <table:data-pilot-member table:name="71807" table:display="true" table:show-details="true"/>
                <table:data-pilot-member table:name="71816" table:display="true" table:show-details="true"/>
                <table:data-pilot-member table:name="71833" table:display="true" table:show-details="true"/>
                <table:data-pilot-member table:name="71840" table:display="true" table:show-details="true"/>
                <table:data-pilot-member table:name="71868" table:display="true" table:show-details="true"/>
                <table:data-pilot-member table:name="71869" table:display="true" table:show-details="true"/>
                <table:data-pilot-member table:name="71879" table:display="true" table:show-details="true"/>
                <table:data-pilot-member table:name="71880" table:display="true" table:show-details="true"/>
                <table:data-pilot-member table:name="71888" table:display="true" table:show-details="true"/>
                <table:data-pilot-member table:name="71909" table:display="true" table:show-details="true"/>
                <table:data-pilot-member table:name="71918" table:display="true" table:show-details="true"/>
                <table:data-pilot-member table:name="71957" table:display="true" table:show-details="true"/>
                <table:data-pilot-member table:name="71983" table:display="true" table:show-details="true"/>
                <table:data-pilot-member table:name="71989" table:display="true" table:show-details="true"/>
                <table:data-pilot-member table:name="72000" table:display="true" table:show-details="true"/>
                <table:data-pilot-member table:name="72002" table:display="true" table:show-details="true"/>
                <table:data-pilot-member table:name="72038" table:display="true" table:show-details="true"/>
                <table:data-pilot-member table:name="72045" table:display="true" table:show-details="true"/>
                <table:data-pilot-member table:name="72046" table:display="true" table:show-details="true"/>
                <table:data-pilot-member table:name="72047" table:display="true" table:show-details="true"/>
                <table:data-pilot-member table:name="72055" table:display="true" table:show-details="true"/>
                <table:data-pilot-member table:name="72063" table:display="true" table:show-details="true"/>
                <table:data-pilot-member table:name="72066" table:display="true" table:show-details="true"/>
                <table:data-pilot-member table:name="72071" table:display="true" table:show-details="true"/>
                <table:data-pilot-member table:name="72110" table:display="true" table:show-details="true"/>
                <table:data-pilot-member table:name="72123" table:display="true" table:show-details="true"/>
                <table:data-pilot-member table:name="72128" table:display="true" table:show-details="true"/>
                <table:data-pilot-member table:name="72129" table:display="true" table:show-details="true"/>
                <table:data-pilot-member table:name="72146" table:display="true" table:show-details="true"/>
                <table:data-pilot-member table:name="72148" table:display="true" table:show-details="true"/>
                <table:data-pilot-member table:name="72159" table:display="true" table:show-details="true"/>
                <table:data-pilot-member table:name="72164" table:display="true" table:show-details="true"/>
                <table:data-pilot-member table:name="72189" table:display="true" table:show-details="true"/>
                <table:data-pilot-member table:name="72200" table:display="true" table:show-details="true"/>
                <table:data-pilot-member table:name="72226" table:display="true" table:show-details="true"/>
                <table:data-pilot-member table:name="72233" table:display="true" table:show-details="true"/>
                <table:data-pilot-member table:name="72237" table:display="true" table:show-details="true"/>
                <table:data-pilot-member table:name="72243" table:display="true" table:show-details="true"/>
                <table:data-pilot-member table:name="72277" table:display="true" table:show-details="true"/>
                <table:data-pilot-member table:name="72296" table:display="true" table:show-details="true"/>
                <table:data-pilot-member table:name="72310" table:display="true" table:show-details="true"/>
                <table:data-pilot-member table:name="72311" table:display="true" table:show-details="true"/>
                <table:data-pilot-member table:name="72313" table:display="true" table:show-details="true"/>
                <table:data-pilot-member table:name="72315" table:display="true" table:show-details="true"/>
                <table:data-pilot-member table:name="72319" table:display="true" table:show-details="true"/>
                <table:data-pilot-member table:name="72322" table:display="true" table:show-details="true"/>
                <table:data-pilot-member table:name="72363" table:display="true" table:show-details="true"/>
                <table:data-pilot-member table:name="72370" table:display="true" table:show-details="true"/>
                <table:data-pilot-member table:name="72385" table:display="true" table:show-details="true"/>
                <table:data-pilot-member table:name="72393" table:display="true" table:show-details="true"/>
                <table:data-pilot-member table:name="72411" table:display="true" table:show-details="true"/>
                <table:data-pilot-member table:name="72412" table:display="true" table:show-details="true"/>
                <table:data-pilot-member table:name="72413" table:display="true" table:show-details="true"/>
                <table:data-pilot-member table:name="72430" table:display="true" table:show-details="true"/>
                <table:data-pilot-member table:name="72434" table:display="true" table:show-details="true"/>
                <table:data-pilot-member table:name="72436" table:display="true" table:show-details="true"/>
                <table:data-pilot-member table:name="72439" table:display="true" table:show-details="true"/>
                <table:data-pilot-member table:name="72444" table:display="true" table:show-details="true"/>
                <table:data-pilot-member table:name="72451" table:display="true" table:show-details="true"/>
                <table:data-pilot-member table:name="72453" table:display="true" table:show-details="true"/>
                <table:data-pilot-member table:name="72454" table:display="true" table:show-details="true"/>
                <table:data-pilot-member table:name="72469" table:display="true" table:show-details="true"/>
                <table:data-pilot-member table:name="72471" table:display="true" table:show-details="true"/>
                <table:data-pilot-member table:name="72477" table:display="true" table:show-details="true"/>
                <table:data-pilot-member table:name="72480" table:display="true" table:show-details="true"/>
                <table:data-pilot-member table:name="72492" table:display="true" table:show-details="true"/>
                <table:data-pilot-member table:name="72509" table:display="true" table:show-details="true"/>
                <table:data-pilot-member table:name="72522" table:display="true" table:show-details="true"/>
                <table:data-pilot-member table:name="72530" table:display="true" table:show-details="true"/>
                <table:data-pilot-member table:name="72537" table:display="true" table:show-details="true"/>
                <table:data-pilot-member table:name="72546" table:display="true" table:show-details="true"/>
                <table:data-pilot-member table:name="72552" table:display="true" table:show-details="true"/>
                <table:data-pilot-member table:name="72554" table:display="true" table:show-details="true"/>
                <table:data-pilot-member table:name="72560" table:display="true" table:show-details="true"/>
                <table:data-pilot-member table:name="72566" table:display="true" table:show-details="true"/>
                <table:data-pilot-member table:name="72569" table:display="true" table:show-details="true"/>
                <table:data-pilot-member table:name="72577" table:display="true" table:show-details="true"/>
                <table:data-pilot-member table:name="72578" table:display="true" table:show-details="true"/>
                <table:data-pilot-member table:name="72581" table:display="true" table:show-details="true"/>
                <table:data-pilot-member table:name="72601" table:display="true" table:show-details="true"/>
                <table:data-pilot-member table:name="72610" table:display="true" table:show-details="true"/>
                <table:data-pilot-member table:name="72624" table:display="true" table:show-details="true"/>
                <table:data-pilot-member table:name="72637" table:display="true" table:show-details="true"/>
                <table:data-pilot-member table:name="72643" table:display="true" table:show-details="true"/>
                <table:data-pilot-member table:name="72648" table:display="true" table:show-details="true"/>
                <table:data-pilot-member table:name="72652" table:display="true" table:show-details="true"/>
                <table:data-pilot-member table:name="72656" table:display="true" table:show-details="true"/>
                <table:data-pilot-member table:name="72659" table:display="true" table:show-details="true"/>
                <table:data-pilot-member table:name="72660" table:display="true" table:show-details="true"/>
                <table:data-pilot-member table:name="72663" table:display="true" table:show-details="true"/>
                <table:data-pilot-member table:name="72671" table:display="true" table:show-details="true"/>
                <table:data-pilot-member table:name="72689" table:display="true" table:show-details="true"/>
                <table:data-pilot-member table:name="72691" table:display="true" table:show-details="true"/>
                <table:data-pilot-member table:name="72699" table:display="true" table:show-details="true"/>
                <table:data-pilot-member table:name="72707" table:display="true" table:show-details="true"/>
                <table:data-pilot-member table:name="72710" table:display="true" table:show-details="true"/>
                <table:data-pilot-member table:name="72713" table:display="true" table:show-details="true"/>
                <table:data-pilot-member table:name="72715" table:display="true" table:show-details="true"/>
                <table:data-pilot-member table:name="72719" table:display="true" table:show-details="true"/>
                <table:data-pilot-member table:name="72729" table:display="true" table:show-details="true"/>
                <table:data-pilot-member table:name="72733" table:display="true" table:show-details="true"/>
                <table:data-pilot-member table:name="72739" table:display="true" table:show-details="true"/>
                <table:data-pilot-member table:name="72747" table:display="true" table:show-details="true"/>
                <table:data-pilot-member table:name="72754" table:display="true" table:show-details="true"/>
                <table:data-pilot-member table:name="72763" table:display="true" table:show-details="true"/>
                <table:data-pilot-member table:name="72767" table:display="true" table:show-details="true"/>
                <table:data-pilot-member table:name="72772" table:display="true" table:show-details="true"/>
                <table:data-pilot-member table:name="72802" table:display="true" table:show-details="true"/>
                <table:data-pilot-member table:name="72806" table:display="true" table:show-details="true"/>
                <table:data-pilot-member table:name="72818" table:display="true" table:show-details="true"/>
                <table:data-pilot-member table:name="72824" table:display="true" table:show-details="true"/>
                <table:data-pilot-member table:name="72827" table:display="true" table:show-details="true"/>
                <table:data-pilot-member table:name="72830" table:display="true" table:show-details="true"/>
                <table:data-pilot-member table:name="72835" table:display="true" table:show-details="true"/>
                <table:data-pilot-member table:name="72838" table:display="true" table:show-details="true"/>
                <table:data-pilot-member table:name="72856" table:display="true" table:show-details="true"/>
                <table:data-pilot-member table:name="72876" table:display="true" table:show-details="true"/>
                <table:data-pilot-member table:name="72880" table:display="true" table:show-details="true"/>
                <table:data-pilot-member table:name="72888" table:display="true" table:show-details="true"/>
                <table:data-pilot-member table:name="72892" table:display="true" table:show-details="true"/>
                <table:data-pilot-member table:name="72904" table:display="true" table:show-details="true"/>
                <table:data-pilot-member table:name="72906" table:display="true" table:show-details="true"/>
                <table:data-pilot-member table:name="72909" table:display="true" table:show-details="true"/>
                <table:data-pilot-member table:name="72929" table:display="true" table:show-details="true"/>
                <table:data-pilot-member table:name="72932" table:display="true" table:show-details="true"/>
                <table:data-pilot-member table:name="72954" table:display="true" table:show-details="true"/>
                <table:data-pilot-member table:name="72960" table:display="true" table:show-details="true"/>
                <table:data-pilot-member table:name="72982" table:display="true" table:show-details="true"/>
                <table:data-pilot-member table:name="72988" table:display="true" table:show-details="true"/>
                <table:data-pilot-member table:name="73039" table:display="true" table:show-details="true"/>
                <table:data-pilot-member table:name="73042" table:display="true" table:show-details="true"/>
                <table:data-pilot-member table:name="73076" table:display="true" table:show-details="true"/>
                <table:data-pilot-member table:name="73084" table:display="true" table:show-details="true"/>
                <table:data-pilot-member table:name="73086" table:display="true" table:show-details="true"/>
                <table:data-pilot-member table:name="73102" table:display="true" table:show-details="true"/>
                <table:data-pilot-member table:name="73134" table:display="true" table:show-details="true"/>
                <table:data-pilot-member table:name="73155" table:display="true" table:show-details="true"/>
                <table:data-pilot-member table:name="73168" table:display="true" table:show-details="true"/>
                <table:data-pilot-member table:name="73174" table:display="true" table:show-details="true"/>
                <table:data-pilot-member table:name="73225" table:display="true" table:show-details="true"/>
                <table:data-pilot-member table:name="73227" table:display="true" table:show-details="true"/>
                <table:data-pilot-member table:name="73228" table:display="true" table:show-details="true"/>
                <table:data-pilot-member table:name="73231" table:display="true" table:show-details="true"/>
                <table:data-pilot-member table:name="73239" table:display="true" table:show-details="true"/>
                <table:data-pilot-member table:name="73246" table:display="true" table:show-details="true"/>
                <table:data-pilot-member table:name="73252" table:display="true" table:show-details="true"/>
                <table:data-pilot-member table:name="73264" table:display="true" table:show-details="true"/>
                <table:data-pilot-member table:name="73280" table:display="true" table:show-details="true"/>
                <table:data-pilot-member table:name="73281" table:display="true" table:show-details="true"/>
                <table:data-pilot-member table:name="73287" table:display="true" table:show-details="true"/>
                <table:data-pilot-member table:name="73300" table:display="true" table:show-details="true"/>
                <table:data-pilot-member table:name="73316" table:display="true" table:show-details="true"/>
                <table:data-pilot-member table:name="73317" table:display="true" table:show-details="true"/>
                <table:data-pilot-member table:name="73318" table:display="true" table:show-details="true"/>
                <table:data-pilot-member table:name="73327" table:display="true" table:show-details="true"/>
                <table:data-pilot-member table:name="73351" table:display="true" table:show-details="true"/>
                <table:data-pilot-member table:name="73352" table:display="true" table:show-details="true"/>
                <table:data-pilot-member table:name="73416" table:display="true" table:show-details="true"/>
                <table:data-pilot-member table:name="73427" table:display="true" table:show-details="true"/>
                <table:data-pilot-member table:name="73432" table:display="true" table:show-details="true"/>
                <table:data-pilot-member table:name="73449" table:display="true" table:show-details="true"/>
                <table:data-pilot-member table:name="73452" table:display="true" table:show-details="true"/>
                <table:data-pilot-member table:name="73459" table:display="true" table:show-details="true"/>
                <table:data-pilot-member table:name="73469" table:display="true" table:show-details="true"/>
                <table:data-pilot-member table:name="73471" table:display="true" table:show-details="true"/>
                <table:data-pilot-member table:name="73473" table:display="true" table:show-details="true"/>
                <table:data-pilot-member table:name="73484" table:display="true" table:show-details="true"/>
                <table:data-pilot-member table:name="73485" table:display="true" table:show-details="true"/>
                <table:data-pilot-member table:name="73492" table:display="true" table:show-details="true"/>
                <table:data-pilot-member table:name="73507" table:display="true" table:show-details="true"/>
                <table:data-pilot-member table:name="73509" table:display="true" table:show-details="true"/>
                <table:data-pilot-member table:name="73511" table:display="true" table:show-details="true"/>
                <table:data-pilot-member table:name="73513" table:display="true" table:show-details="true"/>
                <table:data-pilot-member table:name="73522" table:display="true" table:show-details="true"/>
                <table:data-pilot-member table:name="73534" table:display="true" table:show-details="true"/>
                <table:data-pilot-member table:name="73539" table:display="true" table:show-details="true"/>
                <table:data-pilot-member table:name="73542" table:display="true" table:show-details="true"/>
                <table:data-pilot-member table:name="73558" table:display="true" table:show-details="true"/>
                <table:data-pilot-member table:name="73565" table:display="true" table:show-details="true"/>
                <table:data-pilot-member table:name="73568" table:display="true" table:show-details="true"/>
                <table:data-pilot-member table:name="73572" table:display="true" table:show-details="true"/>
                <table:data-pilot-member table:name="73580" table:display="true" table:show-details="true"/>
                <table:data-pilot-member table:name="73581" table:display="true" table:show-details="true"/>
                <table:data-pilot-member table:name="73582" table:display="true" table:show-details="true"/>
                <table:data-pilot-member table:name="73587" table:display="true" table:show-details="true"/>
                <table:data-pilot-member table:name="73600" table:display="true" table:show-details="true"/>
                <table:data-pilot-member table:name="73602" table:display="true" table:show-details="true"/>
                <table:data-pilot-member table:name="73614" table:display="true" table:show-details="true"/>
                <table:data-pilot-member table:name="73615" table:display="true" table:show-details="true"/>
                <table:data-pilot-member table:name="73616" table:display="true" table:show-details="true"/>
                <table:data-pilot-member table:name="73640" table:display="true" table:show-details="true"/>
                <table:data-pilot-member table:name="73655" table:display="true" table:show-details="true"/>
                <table:data-pilot-member table:name="73679" table:display="true" table:show-details="true"/>
                <table:data-pilot-member table:name="73700" table:display="true" table:show-details="true"/>
                <table:data-pilot-member table:name="73705" table:display="true" table:show-details="true"/>
                <table:data-pilot-member table:name="73710" table:display="true" table:show-details="true"/>
                <table:data-pilot-member table:name="73726" table:display="true" table:show-details="true"/>
                <table:data-pilot-member table:name="73727" table:display="true" table:show-details="true"/>
                <table:data-pilot-member table:name="73734" table:display="true" table:show-details="true"/>
                <table:data-pilot-member table:name="73738" table:display="true" table:show-details="true"/>
                <table:data-pilot-member table:name="73745" table:display="true" table:show-details="true"/>
                <table:data-pilot-member table:name="73748" table:display="true" table:show-details="true"/>
                <table:data-pilot-member table:name="73761" table:display="true" table:show-details="true"/>
                <table:data-pilot-member table:name="73769" table:display="true" table:show-details="true"/>
                <table:data-pilot-member table:name="73775" table:display="true" table:show-details="true"/>
                <table:data-pilot-member table:name="73781" table:display="true" table:show-details="true"/>
                <table:data-pilot-member table:name="73782" table:display="true" table:show-details="true"/>
                <table:data-pilot-member table:name="73786" table:display="true" table:show-details="true"/>
                <table:data-pilot-member table:name="73810" table:display="true" table:show-details="true"/>
                <table:data-pilot-member table:name="73822" table:display="true" table:show-details="true"/>
                <table:data-pilot-member table:name="73829" table:display="true" table:show-details="true"/>
                <table:data-pilot-member table:name="73848" table:display="true" table:show-details="true"/>
                <table:data-pilot-member table:name="73872" table:display="true" table:show-details="true"/>
                <table:data-pilot-member table:name="73912" table:display="true" table:show-details="true"/>
                <table:data-pilot-member table:name="73927" table:display="true" table:show-details="true"/>
                <table:data-pilot-member table:name="73943" table:display="true" table:show-details="true"/>
                <table:data-pilot-member table:name="73944" table:display="true" table:show-details="true"/>
                <table:data-pilot-member table:name="73966" table:display="true" table:show-details="true"/>
                <table:data-pilot-member table:name="73975" table:display="true" table:show-details="true"/>
                <table:data-pilot-member table:name="73992" table:display="true" table:show-details="true"/>
                <table:data-pilot-member table:name="74001" table:display="true" table:show-details="true"/>
                <table:data-pilot-member table:name="74031" table:display="true" table:show-details="true"/>
                <table:data-pilot-member table:name="74041" table:display="true" table:show-details="true"/>
                <table:data-pilot-member table:name="74043" table:display="true" table:show-details="true"/>
                <table:data-pilot-member table:name="74048" table:display="true" table:show-details="true"/>
                <table:data-pilot-member table:name="74068" table:display="true" table:show-details="true"/>
                <table:data-pilot-member table:name="74075" table:display="true" table:show-details="true"/>
                <table:data-pilot-member table:name="74077" table:display="true" table:show-details="true"/>
                <table:data-pilot-member table:name="74096" table:display="true" table:show-details="true"/>
                <table:data-pilot-member table:name="74109" table:display="true" table:show-details="true"/>
                <table:data-pilot-member table:name="74110" table:display="true" table:show-details="true"/>
                <table:data-pilot-member table:name="74127" table:display="true" table:show-details="true"/>
                <table:data-pilot-member table:name="74138" table:display="true" table:show-details="true"/>
                <table:data-pilot-member table:name="74157" table:display="true" table:show-details="true"/>
                <table:data-pilot-member table:name="74163" table:display="true" table:show-details="true"/>
                <table:data-pilot-member table:name="74166" table:display="true" table:show-details="true"/>
                <table:data-pilot-member table:name="74169" table:display="true" table:show-details="true"/>
                <table:data-pilot-member table:name="74183" table:display="true" table:show-details="true"/>
                <table:data-pilot-member table:name="74205" table:display="true" table:show-details="true"/>
                <table:data-pilot-member table:name="74210" table:display="true" table:show-details="true"/>
                <table:data-pilot-member table:name="74213" table:display="true" table:show-details="true"/>
                <table:data-pilot-member table:name="74223" table:display="true" table:show-details="true"/>
                <table:data-pilot-member table:name="74224" table:display="true" table:show-details="true"/>
                <table:data-pilot-member table:name="74234" table:display="true" table:show-details="true"/>
                <table:data-pilot-member table:name="74258" table:display="true" table:show-details="true"/>
                <table:data-pilot-member table:name="74266" table:display="true" table:show-details="true"/>
                <table:data-pilot-member table:name="74268" table:display="true" table:show-details="true"/>
                <table:data-pilot-member table:name="74280" table:display="true" table:show-details="true"/>
                <table:data-pilot-member table:name="74295" table:display="true" table:show-details="true"/>
                <table:data-pilot-member table:name="74337" table:display="true" table:show-details="true"/>
                <table:data-pilot-member table:name="74340" table:display="true" table:show-details="true"/>
                <table:data-pilot-member table:name="74342" table:display="true" table:show-details="true"/>
                <table:data-pilot-member table:name="74346" table:display="true" table:show-details="true"/>
                <table:data-pilot-member table:name="74353" table:display="true" table:show-details="true"/>
                <table:data-pilot-member table:name="74362" table:display="true" table:show-details="true"/>
                <table:data-pilot-member table:name="74394" table:display="true" table:show-details="true"/>
                <table:data-pilot-member table:name="74419" table:display="true" table:show-details="true"/>
                <table:data-pilot-member table:name="74422" table:display="true" table:show-details="true"/>
                <table:data-pilot-member table:name="74438" table:display="true" table:show-details="true"/>
                <table:data-pilot-member table:name="74444" table:display="true" table:show-details="true"/>
                <table:data-pilot-member table:name="74453" table:display="true" table:show-details="true"/>
                <table:data-pilot-member table:name="74473" table:display="true" table:show-details="true"/>
                <table:data-pilot-member table:name="74480" table:display="true" table:show-details="true"/>
                <table:data-pilot-member table:name="74487" table:display="true" table:show-details="true"/>
                <table:data-pilot-member table:name="74497" table:display="true" table:show-details="true"/>
                <table:data-pilot-member table:name="74499" table:display="true" table:show-details="true"/>
                <table:data-pilot-member table:name="74501" table:display="true" table:show-details="true"/>
                <table:data-pilot-member table:name="74513" table:display="true" table:show-details="true"/>
                <table:data-pilot-member table:name="74519" table:display="true" table:show-details="true"/>
                <table:data-pilot-member table:name="74522" table:display="true" table:show-details="true"/>
                <table:data-pilot-member table:name="74524" table:display="true" table:show-details="true"/>
                <table:data-pilot-member table:name="74526" table:display="true" table:show-details="true"/>
                <table:data-pilot-member table:name="74535" table:display="true" table:show-details="true"/>
                <table:data-pilot-member table:name="74561" table:display="true" table:show-details="true"/>
                <table:data-pilot-member table:name="74583" table:display="true" table:show-details="true"/>
                <table:data-pilot-member table:name="74589" table:display="true" table:show-details="true"/>
                <table:data-pilot-member table:name="74599" table:display="true" table:show-details="true"/>
                <table:data-pilot-member table:name="74600" table:display="true" table:show-details="true"/>
                <table:data-pilot-member table:name="74601" table:display="true" table:show-details="true"/>
                <table:data-pilot-member table:name="74603" table:display="true" table:show-details="true"/>
                <table:data-pilot-member table:name="74606" table:display="true" table:show-details="true"/>
                <table:data-pilot-member table:name="74646" table:display="true" table:show-details="true"/>
                <table:data-pilot-member table:name="74651" table:display="true" table:show-details="true"/>
                <table:data-pilot-member table:name="74654" table:display="true" table:show-details="true"/>
                <table:data-pilot-member table:name="74656" table:display="true" table:show-details="true"/>
                <table:data-pilot-member table:name="74658" table:display="true" table:show-details="true"/>
                <table:data-pilot-member table:name="74674" table:display="true" table:show-details="true"/>
                <table:data-pilot-member table:name="74682" table:display="true" table:show-details="true"/>
                <table:data-pilot-member table:name="74704" table:display="true" table:show-details="true"/>
                <table:data-pilot-member table:name="74706" table:display="true" table:show-details="true"/>
                <table:data-pilot-member table:name="74726" table:display="true" table:show-details="true"/>
                <table:data-pilot-member table:name="74728" table:display="true" table:show-details="true"/>
                <table:data-pilot-member table:name="74730" table:display="true" table:show-details="true"/>
                <table:data-pilot-member table:name="74733" table:display="true" table:show-details="true"/>
                <table:data-pilot-member table:name="74734" table:display="true" table:show-details="true"/>
                <table:data-pilot-member table:name="74735" table:display="true" table:show-details="true"/>
                <table:data-pilot-member table:name="74737" table:display="true" table:show-details="true"/>
                <table:data-pilot-member table:name="74779" table:display="true" table:show-details="true"/>
                <table:data-pilot-member table:name="74794" table:display="true" table:show-details="true"/>
                <table:data-pilot-member table:name="74795" table:display="true" table:show-details="true"/>
                <table:data-pilot-member table:name="74800" table:display="true" table:show-details="true"/>
                <table:data-pilot-member table:name="74811" table:display="true" table:show-details="true"/>
                <table:data-pilot-member table:name="74818" table:display="true" table:show-details="true"/>
                <table:data-pilot-member table:name="74822" table:display="true" table:show-details="true"/>
                <table:data-pilot-member table:name="74829" table:display="true" table:show-details="true"/>
                <table:data-pilot-member table:name="74843" table:display="true" table:show-details="true"/>
                <table:data-pilot-member table:name="74852" table:display="true" table:show-details="true"/>
                <table:data-pilot-member table:name="74878" table:display="true" table:show-details="true"/>
                <table:data-pilot-member table:name="74881" table:display="true" table:show-details="true"/>
                <table:data-pilot-member table:name="74893" table:display="true" table:show-details="true"/>
                <table:data-pilot-member table:name="74896" table:display="true" table:show-details="true"/>
                <table:data-pilot-member table:name="74898" table:display="true" table:show-details="true"/>
                <table:data-pilot-member table:name="74903" table:display="true" table:show-details="true"/>
                <table:data-pilot-member table:name="74904" table:display="true" table:show-details="true"/>
                <table:data-pilot-member table:name="74914" table:display="true" table:show-details="true"/>
                <table:data-pilot-member table:name="74926" table:display="true" table:show-details="true"/>
                <table:data-pilot-member table:name="74962" table:display="true" table:show-details="true"/>
                <table:data-pilot-member table:name="74984" table:display="true" table:show-details="true"/>
                <table:data-pilot-member table:name="75007" table:display="true" table:show-details="true"/>
                <table:data-pilot-member table:name="75010" table:display="true" table:show-details="true"/>
                <table:data-pilot-member table:name="75012" table:display="true" table:show-details="true"/>
                <table:data-pilot-member table:name="75027" table:display="true" table:show-details="true"/>
                <table:data-pilot-member table:name="75031" table:display="true" table:show-details="true"/>
                <table:data-pilot-member table:name="75044" table:display="true" table:show-details="true"/>
                <table:data-pilot-member table:name="75047" table:display="true" table:show-details="true"/>
                <table:data-pilot-member table:name="75075" table:display="true" table:show-details="true"/>
                <table:data-pilot-member table:name="75078" table:display="true" table:show-details="true"/>
                <table:data-pilot-member table:name="75117" table:display="true" table:show-details="true"/>
                <table:data-pilot-member table:name="75126" table:display="true" table:show-details="true"/>
                <table:data-pilot-member table:name="75135" table:display="true" table:show-details="true"/>
                <table:data-pilot-member table:name="75141" table:display="true" table:show-details="true"/>
                <table:data-pilot-member table:name="75146" table:display="true" table:show-details="true"/>
                <table:data-pilot-member table:name="75148" table:display="true" table:show-details="true"/>
                <table:data-pilot-member table:name="75159" table:display="true" table:show-details="true"/>
                <table:data-pilot-member table:name="75164" table:display="true" table:show-details="true"/>
                <table:data-pilot-member table:name="75177" table:display="true" table:show-details="true"/>
                <table:data-pilot-member table:name="75188" table:display="true" table:show-details="true"/>
                <table:data-pilot-member table:name="75199" table:display="true" table:show-details="true"/>
                <table:data-pilot-member table:name="75207" table:display="true" table:show-details="true"/>
                <table:data-pilot-member table:name="75210" table:display="true" table:show-details="true"/>
                <table:data-pilot-member table:name="75231" table:display="true" table:show-details="true"/>
                <table:data-pilot-member table:name="75233" table:display="true" table:show-details="true"/>
                <table:data-pilot-member table:name="75247" table:display="true" table:show-details="true"/>
                <table:data-pilot-member table:name="75255" table:display="true" table:show-details="true"/>
                <table:data-pilot-member table:name="75263" table:display="true" table:show-details="true"/>
                <table:data-pilot-member table:name="75271" table:display="true" table:show-details="true"/>
                <table:data-pilot-member table:name="75279" table:display="true" table:show-details="true"/>
                <table:data-pilot-member table:name="75282" table:display="true" table:show-details="true"/>
                <table:data-pilot-member table:name="75286" table:display="true" table:show-details="true"/>
                <table:data-pilot-member table:name="75304" table:display="true" table:show-details="true"/>
                <table:data-pilot-member table:name="75309" table:display="true" table:show-details="true"/>
                <table:data-pilot-member table:name="75324" table:display="true" table:show-details="true"/>
                <table:data-pilot-member table:name="75341" table:display="true" table:show-details="true"/>
                <table:data-pilot-member table:name="75347" table:display="true" table:show-details="true"/>
                <table:data-pilot-member table:name="75352" table:display="true" table:show-details="true"/>
                <table:data-pilot-member table:name="75368" table:display="true" table:show-details="true"/>
                <table:data-pilot-member table:name="75394" table:display="true" table:show-details="true"/>
                <table:data-pilot-member table:name="75416" table:display="true" table:show-details="true"/>
                <table:data-pilot-member table:name="75424" table:display="true" table:show-details="true"/>
                <table:data-pilot-member table:name="75447" table:display="true" table:show-details="true"/>
                <table:data-pilot-member table:name="75453" table:display="true" table:show-details="true"/>
                <table:data-pilot-member table:name="75499" table:display="true" table:show-details="true"/>
                <table:data-pilot-member table:name="75522" table:display="true" table:show-details="true"/>
                <table:data-pilot-member table:name="75528" table:display="true" table:show-details="true"/>
                <table:data-pilot-member table:name="75540" table:display="true" table:show-details="true"/>
                <table:data-pilot-member table:name="75550" table:display="true" table:show-details="true"/>
                <table:data-pilot-member table:name="75591" table:display="true" table:show-details="true"/>
                <table:data-pilot-member table:name="75596" table:display="true" table:show-details="true"/>
                <table:data-pilot-member table:name="75604" table:display="true" table:show-details="true"/>
                <table:data-pilot-member table:name="75605" table:display="true" table:show-details="true"/>
                <table:data-pilot-member table:name="75613" table:display="true" table:show-details="true"/>
                <table:data-pilot-member table:name="75651" table:display="true" table:show-details="true"/>
                <table:data-pilot-member table:name="75657" table:display="true" table:show-details="true"/>
                <table:data-pilot-member table:name="75663" table:display="true" table:show-details="true"/>
                <table:data-pilot-member table:name="75667" table:display="true" table:show-details="true"/>
                <table:data-pilot-member table:name="75670" table:display="true" table:show-details="true"/>
                <table:data-pilot-member table:name="75688" table:display="true" table:show-details="true"/>
                <table:data-pilot-member table:name="75702" table:display="true" table:show-details="true"/>
                <table:data-pilot-member table:name="75715" table:display="true" table:show-details="true"/>
                <table:data-pilot-member table:name="75721" table:display="true" table:show-details="true"/>
                <table:data-pilot-member table:name="75724" table:display="true" table:show-details="true"/>
                <table:data-pilot-member table:name="75747" table:display="true" table:show-details="true"/>
                <table:data-pilot-member table:name="75762" table:display="true" table:show-details="true"/>
                <table:data-pilot-member table:name="75764" table:display="true" table:show-details="true"/>
                <table:data-pilot-member table:name="75767" table:display="true" table:show-details="true"/>
                <table:data-pilot-member table:name="75768" table:display="true" table:show-details="true"/>
                <table:data-pilot-member table:name="75772" table:display="true" table:show-details="true"/>
                <table:data-pilot-member table:name="75774" table:display="true" table:show-details="true"/>
                <table:data-pilot-member table:name="75783" table:display="true" table:show-details="true"/>
                <table:data-pilot-member table:name="75812" table:display="true" table:show-details="true"/>
                <table:data-pilot-member table:name="75816" table:display="true" table:show-details="true"/>
                <table:data-pilot-member table:name="75828" table:display="true" table:show-details="true"/>
                <table:data-pilot-member table:name="75832" table:display="true" table:show-details="true"/>
                <table:data-pilot-member table:name="75833" table:display="true" table:show-details="true"/>
                <table:data-pilot-member table:name="75839" table:display="true" table:show-details="true"/>
                <table:data-pilot-member table:name="75868" table:display="true" table:show-details="true"/>
                <table:data-pilot-member table:name="75869" table:display="true" table:show-details="true"/>
                <table:data-pilot-member table:name="75889" table:display="true" table:show-details="true"/>
                <table:data-pilot-member table:name="75891" table:display="true" table:show-details="true"/>
                <table:data-pilot-member table:name="75924" table:display="true" table:show-details="true"/>
                <table:data-pilot-member table:name="75928" table:display="true" table:show-details="true"/>
                <table:data-pilot-member table:name="75935" table:display="true" table:show-details="true"/>
                <table:data-pilot-member table:name="75945" table:display="true" table:show-details="true"/>
                <table:data-pilot-member table:name="75948" table:display="true" table:show-details="true"/>
                <table:data-pilot-member table:name="75959" table:display="true" table:show-details="true"/>
                <table:data-pilot-member table:name="75985" table:display="true" table:show-details="true"/>
                <table:data-pilot-member table:name="75992" table:display="true" table:show-details="true"/>
                <table:data-pilot-member table:name="75993" table:display="true" table:show-details="true"/>
                <table:data-pilot-member table:name="75999" table:display="true" table:show-details="true"/>
                <table:data-pilot-member table:name="76002" table:display="true" table:show-details="true"/>
                <table:data-pilot-member table:name="76005" table:display="true" table:show-details="true"/>
                <table:data-pilot-member table:name="76022" table:display="true" table:show-details="true"/>
                <table:data-pilot-member table:name="76035" table:display="true" table:show-details="true"/>
                <table:data-pilot-member table:name="76050" table:display="true" table:show-details="true"/>
                <table:data-pilot-member table:name="76080" table:display="true" table:show-details="true"/>
                <table:data-pilot-member table:name="76094" table:display="true" table:show-details="true"/>
                <table:data-pilot-member table:name="76095" table:display="true" table:show-details="true"/>
                <table:data-pilot-member table:name="76106" table:display="true" table:show-details="true"/>
                <table:data-pilot-member table:name="76109" table:display="true" table:show-details="true"/>
                <table:data-pilot-member table:name="76132" table:display="true" table:show-details="true"/>
                <table:data-pilot-member table:name="76137" table:display="true" table:show-details="true"/>
                <table:data-pilot-member table:name="76147" table:display="true" table:show-details="true"/>
                <table:data-pilot-member table:name="76162" table:display="true" table:show-details="true"/>
                <table:data-pilot-member table:name="76167" table:display="true" table:show-details="true"/>
                <table:data-pilot-member table:name="76184" table:display="true" table:show-details="true"/>
                <table:data-pilot-member table:name="76191" table:display="true" table:show-details="true"/>
                <table:data-pilot-member table:name="76198" table:display="true" table:show-details="true"/>
                <table:data-pilot-member table:name="76204" table:display="true" table:show-details="true"/>
                <table:data-pilot-member table:name="76222" table:display="true" table:show-details="true"/>
                <table:data-pilot-member table:name="76226" table:display="true" table:show-details="true"/>
                <table:data-pilot-member table:name="76228" table:display="true" table:show-details="true"/>
                <table:data-pilot-member table:name="76244" table:display="true" table:show-details="true"/>
                <table:data-pilot-member table:name="76249" table:display="true" table:show-details="true"/>
                <table:data-pilot-member table:name="76274" table:display="true" table:show-details="true"/>
                <table:data-pilot-member table:name="76282" table:display="true" table:show-details="true"/>
                <table:data-pilot-member table:name="76294" table:display="true" table:show-details="true"/>
                <table:data-pilot-member table:name="76296" table:display="true" table:show-details="true"/>
                <table:data-pilot-member table:name="76301" table:display="true" table:show-details="true"/>
                <table:data-pilot-member table:name="76312" table:display="true" table:show-details="true"/>
                <table:data-pilot-member table:name="76317" table:display="true" table:show-details="true"/>
                <table:data-pilot-member table:name="76331" table:display="true" table:show-details="true"/>
                <table:data-pilot-member table:name="76337" table:display="true" table:show-details="true"/>
                <table:data-pilot-member table:name="76341" table:display="true" table:show-details="true"/>
                <table:data-pilot-member table:name="76348" table:display="true" table:show-details="true"/>
                <table:data-pilot-member table:name="76358" table:display="true" table:show-details="true"/>
                <table:data-pilot-member table:name="76365" table:display="true" table:show-details="true"/>
                <table:data-pilot-member table:name="76381" table:display="true" table:show-details="true"/>
                <table:data-pilot-member table:name="76385" table:display="true" table:show-details="true"/>
                <table:data-pilot-member table:name="76387" table:display="true" table:show-details="true"/>
                <table:data-pilot-member table:name="76392" table:display="true" table:show-details="true"/>
                <table:data-pilot-member table:name="76416" table:display="true" table:show-details="true"/>
                <table:data-pilot-member table:name="76430" table:display="true" table:show-details="true"/>
                <table:data-pilot-member table:name="76450" table:display="true" table:show-details="true"/>
                <table:data-pilot-member table:name="76511" table:display="true" table:show-details="true"/>
                <table:data-pilot-member table:name="76517" table:display="true" table:show-details="true"/>
                <table:data-pilot-member table:name="76531" table:display="true" table:show-details="true"/>
                <table:data-pilot-member table:name="76544" table:display="true" table:show-details="true"/>
                <table:data-pilot-member table:name="76565" table:display="true" table:show-details="true"/>
                <table:data-pilot-member table:name="76603" table:display="true" table:show-details="true"/>
                <table:data-pilot-member table:name="76608" table:display="true" table:show-details="true"/>
                <table:data-pilot-member table:name="76612" table:display="true" table:show-details="true"/>
                <table:data-pilot-member table:name="76619" table:display="true" table:show-details="true"/>
                <table:data-pilot-member table:name="76632" table:display="true" table:show-details="true"/>
                <table:data-pilot-member table:name="76635" table:display="true" table:show-details="true"/>
                <table:data-pilot-member table:name="76648" table:display="true" table:show-details="true"/>
                <table:data-pilot-member table:name="76656" table:display="true" table:show-details="true"/>
                <table:data-pilot-member table:name="76667" table:display="true" table:show-details="true"/>
                <table:data-pilot-member table:name="76670" table:display="true" table:show-details="true"/>
                <table:data-pilot-member table:name="76682" table:display="true" table:show-details="true"/>
                <table:data-pilot-member table:name="76721" table:display="true" table:show-details="true"/>
                <table:data-pilot-member table:name="76744" table:display="true" table:show-details="true"/>
                <table:data-pilot-member table:name="76745" table:display="true" table:show-details="true"/>
                <table:data-pilot-member table:name="76747" table:display="true" table:show-details="true"/>
                <table:data-pilot-member table:name="76748" table:display="true" table:show-details="true"/>
                <table:data-pilot-member table:name="76755" table:display="true" table:show-details="true"/>
                <table:data-pilot-member table:name="76758" table:display="true" table:show-details="true"/>
                <table:data-pilot-member table:name="76769" table:display="true" table:show-details="true"/>
                <table:data-pilot-member table:name="76775" table:display="true" table:show-details="true"/>
                <table:data-pilot-member table:name="76788" table:display="true" table:show-details="true"/>
                <table:data-pilot-member table:name="76793" table:display="true" table:show-details="true"/>
                <table:data-pilot-member table:name="76804" table:display="true" table:show-details="true"/>
                <table:data-pilot-member table:name="76825" table:display="true" table:show-details="true"/>
                <table:data-pilot-member table:name="76829" table:display="true" table:show-details="true"/>
                <table:data-pilot-member table:name="76836" table:display="true" table:show-details="true"/>
                <table:data-pilot-member table:name="76842" table:display="true" table:show-details="true"/>
                <table:data-pilot-member table:name="76846" table:display="true" table:show-details="true"/>
                <table:data-pilot-member table:name="76861" table:display="true" table:show-details="true"/>
                <table:data-pilot-member table:name="76877" table:display="true" table:show-details="true"/>
                <table:data-pilot-member table:name="76879" table:display="true" table:show-details="true"/>
                <table:data-pilot-member table:name="76882" table:display="true" table:show-details="true"/>
                <table:data-pilot-member table:name="76884" table:display="true" table:show-details="true"/>
                <table:data-pilot-member table:name="76886" table:display="true" table:show-details="true"/>
                <table:data-pilot-member table:name="76896" table:display="true" table:show-details="true"/>
                <table:data-pilot-member table:name="76903" table:display="true" table:show-details="true"/>
                <table:data-pilot-member table:name="76915" table:display="true" table:show-details="true"/>
                <table:data-pilot-member table:name="76919" table:display="true" table:show-details="true"/>
                <table:data-pilot-member table:name="76921" table:display="true" table:show-details="true"/>
                <table:data-pilot-member table:name="76925" table:display="true" table:show-details="true"/>
                <table:data-pilot-member table:name="76937" table:display="true" table:show-details="true"/>
                <table:data-pilot-member table:name="76943" table:display="true" table:show-details="true"/>
                <table:data-pilot-member table:name="76947" table:display="true" table:show-details="true"/>
                <table:data-pilot-member table:name="76955" table:display="true" table:show-details="true"/>
                <table:data-pilot-member table:name="76962" table:display="true" table:show-details="true"/>
                <table:data-pilot-member table:name="76973" table:display="true" table:show-details="true"/>
                <table:data-pilot-member table:name="76979" table:display="true" table:show-details="true"/>
                <table:data-pilot-member table:name="76993" table:display="true" table:show-details="true"/>
                <table:data-pilot-member table:name="76996" table:display="true" table:show-details="true"/>
                <table:data-pilot-member table:name="77003" table:display="true" table:show-details="true"/>
                <table:data-pilot-member table:name="77015" table:display="true" table:show-details="true"/>
                <table:data-pilot-member table:name="77024" table:display="true" table:show-details="true"/>
                <table:data-pilot-member table:name="77026" table:display="true" table:show-details="true"/>
                <table:data-pilot-member table:name="77044" table:display="true" table:show-details="true"/>
                <table:data-pilot-member table:name="77054" table:display="true" table:show-details="true"/>
                <table:data-pilot-member table:name="77076" table:display="true" table:show-details="true"/>
                <table:data-pilot-member table:name="77096" table:display="true" table:show-details="true"/>
                <table:data-pilot-member table:name="77097" table:display="true" table:show-details="true"/>
                <table:data-pilot-member table:name="77109" table:display="true" table:show-details="true"/>
                <table:data-pilot-member table:name="77129" table:display="true" table:show-details="true"/>
                <table:data-pilot-member table:name="77136" table:display="true" table:show-details="true"/>
                <table:data-pilot-member table:name="77142" table:display="true" table:show-details="true"/>
                <table:data-pilot-member table:name="77174" table:display="true" table:show-details="true"/>
                <table:data-pilot-member table:name="77178" table:display="true" table:show-details="true"/>
                <table:data-pilot-member table:name="77183" table:display="true" table:show-details="true"/>
                <table:data-pilot-member table:name="77194" table:display="true" table:show-details="true"/>
                <table:data-pilot-member table:name="77196" table:display="true" table:show-details="true"/>
                <table:data-pilot-member table:name="77217" table:display="true" table:show-details="true"/>
                <table:data-pilot-member table:name="77233" table:display="true" table:show-details="true"/>
                <table:data-pilot-member table:name="77234" table:display="true" table:show-details="true"/>
                <table:data-pilot-member table:name="77245" table:display="true" table:show-details="true"/>
                <table:data-pilot-member table:name="77249" table:display="true" table:show-details="true"/>
                <table:data-pilot-member table:name="77256" table:display="true" table:show-details="true"/>
                <table:data-pilot-member table:name="77266" table:display="true" table:show-details="true"/>
                <table:data-pilot-member table:name="77267" table:display="true" table:show-details="true"/>
                <table:data-pilot-member table:name="77272" table:display="true" table:show-details="true"/>
                <table:data-pilot-member table:name="77275" table:display="true" table:show-details="true"/>
                <table:data-pilot-member table:name="77298" table:display="true" table:show-details="true"/>
                <table:data-pilot-member table:name="77307" table:display="true" table:show-details="true"/>
                <table:data-pilot-member table:name="77313" table:display="true" table:show-details="true"/>
                <table:data-pilot-member table:name="77316" table:display="true" table:show-details="true"/>
                <table:data-pilot-member table:name="77330" table:display="true" table:show-details="true"/>
                <table:data-pilot-member table:name="77337" table:display="true" table:show-details="true"/>
                <table:data-pilot-member table:name="77349" table:display="true" table:show-details="true"/>
                <table:data-pilot-member table:name="77351" table:display="true" table:show-details="true"/>
                <table:data-pilot-member table:name="77365" table:display="true" table:show-details="true"/>
                <table:data-pilot-member table:name="77381" table:display="true" table:show-details="true"/>
                <table:data-pilot-member table:name="77386" table:display="true" table:show-details="true"/>
                <table:data-pilot-member table:name="77402" table:display="true" table:show-details="true"/>
                <table:data-pilot-member table:name="77404" table:display="true" table:show-details="true"/>
                <table:data-pilot-member table:name="77405" table:display="true" table:show-details="true"/>
                <table:data-pilot-member table:name="77414" table:display="true" table:show-details="true"/>
                <table:data-pilot-member table:name="77442" table:display="true" table:show-details="true"/>
                <table:data-pilot-member table:name="77448" table:display="true" table:show-details="true"/>
                <table:data-pilot-member table:name="77449" table:display="true" table:show-details="true"/>
                <table:data-pilot-member table:name="77464" table:display="true" table:show-details="true"/>
                <table:data-pilot-member table:name="77472" table:display="true" table:show-details="true"/>
                <table:data-pilot-member table:name="77473" table:display="true" table:show-details="true"/>
                <table:data-pilot-member table:name="77479" table:display="true" table:show-details="true"/>
                <table:data-pilot-member table:name="77504" table:display="true" table:show-details="true"/>
                <table:data-pilot-member table:name="77522" table:display="true" table:show-details="true"/>
                <table:data-pilot-member table:name="77524" table:display="true" table:show-details="true"/>
                <table:data-pilot-member table:name="77528" table:display="true" table:show-details="true"/>
                <table:data-pilot-member table:name="77532" table:display="true" table:show-details="true"/>
                <table:data-pilot-member table:name="77541" table:display="true" table:show-details="true"/>
                <table:data-pilot-member table:name="77543" table:display="true" table:show-details="true"/>
                <table:data-pilot-member table:name="77545" table:display="true" table:show-details="true"/>
                <table:data-pilot-member table:name="77547" table:display="true" table:show-details="true"/>
                <table:data-pilot-member table:name="77559" table:display="true" table:show-details="true"/>
                <table:data-pilot-member table:name="77564" table:display="true" table:show-details="true"/>
                <table:data-pilot-member table:name="77594" table:display="true" table:show-details="true"/>
                <table:data-pilot-member table:name="77603" table:display="true" table:show-details="true"/>
                <table:data-pilot-member table:name="77617" table:display="true" table:show-details="true"/>
                <table:data-pilot-member table:name="77629" table:display="true" table:show-details="true"/>
                <table:data-pilot-member table:name="77632" table:display="true" table:show-details="true"/>
                <table:data-pilot-member table:name="77648" table:display="true" table:show-details="true"/>
                <table:data-pilot-member table:name="77649" table:display="true" table:show-details="true"/>
                <table:data-pilot-member table:name="77651" table:display="true" table:show-details="true"/>
                <table:data-pilot-member table:name="77661" table:display="true" table:show-details="true"/>
                <table:data-pilot-member table:name="77689" table:display="true" table:show-details="true"/>
                <table:data-pilot-member table:name="77692" table:display="true" table:show-details="true"/>
                <table:data-pilot-member table:name="77711" table:display="true" table:show-details="true"/>
                <table:data-pilot-member table:name="77714" table:display="true" table:show-details="true"/>
                <table:data-pilot-member table:name="77728" table:display="true" table:show-details="true"/>
                <table:data-pilot-member table:name="77758" table:display="true" table:show-details="true"/>
                <table:data-pilot-member table:name="77765" table:display="true" table:show-details="true"/>
                <table:data-pilot-member table:name="77768" table:display="true" table:show-details="true"/>
                <table:data-pilot-member table:name="77770" table:display="true" table:show-details="true"/>
                <table:data-pilot-member table:name="77784" table:display="true" table:show-details="true"/>
                <table:data-pilot-member table:name="77821" table:display="true" table:show-details="true"/>
                <table:data-pilot-member table:name="77834" table:display="true" table:show-details="true"/>
                <table:data-pilot-member table:name="77850" table:display="true" table:show-details="true"/>
                <table:data-pilot-member table:name="77862" table:display="true" table:show-details="true"/>
                <table:data-pilot-member table:name="77880" table:display="true" table:show-details="true"/>
                <table:data-pilot-member table:name="77881" table:display="true" table:show-details="true"/>
                <table:data-pilot-member table:name="77885" table:display="true" table:show-details="true"/>
                <table:data-pilot-member table:name="77888" table:display="true" table:show-details="true"/>
                <table:data-pilot-member table:name="77890" table:display="true" table:show-details="true"/>
                <table:data-pilot-member table:name="77892" table:display="true" table:show-details="true"/>
                <table:data-pilot-member table:name="77898" table:display="true" table:show-details="true"/>
                <table:data-pilot-member table:name="77906" table:display="true" table:show-details="true"/>
                <table:data-pilot-member table:name="77940" table:display="true" table:show-details="true"/>
                <table:data-pilot-member table:name="77941" table:display="true" table:show-details="true"/>
                <table:data-pilot-member table:name="77944" table:display="true" table:show-details="true"/>
                <table:data-pilot-member table:name="77961" table:display="true" table:show-details="true"/>
                <table:data-pilot-member table:name="77978" table:display="true" table:show-details="true"/>
                <table:data-pilot-member table:name="77982" table:display="true" table:show-details="true"/>
                <table:data-pilot-member table:name="77984" table:display="true" table:show-details="true"/>
                <table:data-pilot-member table:name="77990" table:display="true" table:show-details="true"/>
                <table:data-pilot-member table:name="77994" table:display="true" table:show-details="true"/>
                <table:data-pilot-member table:name="77997" table:display="true" table:show-details="true"/>
                <table:data-pilot-member table:name="78003" table:display="true" table:show-details="true"/>
                <table:data-pilot-member table:name="78016" table:display="true" table:show-details="true"/>
                <table:data-pilot-member table:name="78018" table:display="true" table:show-details="true"/>
                <table:data-pilot-member table:name="78023" table:display="true" table:show-details="true"/>
                <table:data-pilot-member table:name="78027" table:display="true" table:show-details="true"/>
                <table:data-pilot-member table:name="78044" table:display="true" table:show-details="true"/>
                <table:data-pilot-member table:name="78088" table:display="true" table:show-details="true"/>
                <table:data-pilot-member table:name="78115" table:display="true" table:show-details="true"/>
                <table:data-pilot-member table:name="78132" table:display="true" table:show-details="true"/>
                <table:data-pilot-member table:name="78135" table:display="true" table:show-details="true"/>
                <table:data-pilot-member table:name="78139" table:display="true" table:show-details="true"/>
                <table:data-pilot-member table:name="78141" table:display="true" table:show-details="true"/>
                <table:data-pilot-member table:name="78160" table:display="true" table:show-details="true"/>
                <table:data-pilot-member table:name="78163" table:display="true" table:show-details="true"/>
                <table:data-pilot-member table:name="78169" table:display="true" table:show-details="true"/>
                <table:data-pilot-member table:name="78176" table:display="true" table:show-details="true"/>
                <table:data-pilot-member table:name="78189" table:display="true" table:show-details="true"/>
                <table:data-pilot-member table:name="78190" table:display="true" table:show-details="true"/>
                <table:data-pilot-member table:name="78201" table:display="true" table:show-details="true"/>
                <table:data-pilot-member table:name="78204" table:display="true" table:show-details="true"/>
                <table:data-pilot-member table:name="78206" table:display="true" table:show-details="true"/>
                <table:data-pilot-member table:name="78245" table:display="true" table:show-details="true"/>
                <table:data-pilot-member table:name="78255" table:display="true" table:show-details="true"/>
                <table:data-pilot-member table:name="78261" table:display="true" table:show-details="true"/>
                <table:data-pilot-member table:name="78283" table:display="true" table:show-details="true"/>
                <table:data-pilot-member table:name="78285" table:display="true" table:show-details="true"/>
                <table:data-pilot-member table:name="78290" table:display="true" table:show-details="true"/>
                <table:data-pilot-member table:name="78301" table:display="true" table:show-details="true"/>
                <table:data-pilot-member table:name="78305" table:display="true" table:show-details="true"/>
                <table:data-pilot-member table:name="78318" table:display="true" table:show-details="true"/>
                <table:data-pilot-member table:name="78359" table:display="true" table:show-details="true"/>
                <table:data-pilot-member table:name="78364" table:display="true" table:show-details="true"/>
                <table:data-pilot-member table:name="78366" table:display="true" table:show-details="true"/>
                <table:data-pilot-member table:name="78380" table:display="true" table:show-details="true"/>
                <table:data-pilot-member table:name="78382" table:display="true" table:show-details="true"/>
                <table:data-pilot-member table:name="78386" table:display="true" table:show-details="true"/>
                <table:data-pilot-member table:name="78390" table:display="true" table:show-details="true"/>
                <table:data-pilot-member table:name="78396" table:display="true" table:show-details="true"/>
                <table:data-pilot-member table:name="78411" table:display="true" table:show-details="true"/>
                <table:data-pilot-member table:name="78419" table:display="true" table:show-details="true"/>
                <table:data-pilot-member table:name="78443" table:display="true" table:show-details="true"/>
                <table:data-pilot-member table:name="78447" table:display="true" table:show-details="true"/>
                <table:data-pilot-member table:name="78448" table:display="true" table:show-details="true"/>
                <table:data-pilot-member table:name="78453" table:display="true" table:show-details="true"/>
                <table:data-pilot-member table:name="78454" table:display="true" table:show-details="true"/>
                <table:data-pilot-member table:name="78462" table:display="true" table:show-details="true"/>
                <table:data-pilot-member table:name="78487" table:display="true" table:show-details="true"/>
                <table:data-pilot-member table:name="78489" table:display="true" table:show-details="true"/>
                <table:data-pilot-member table:name="78491" table:display="true" table:show-details="true"/>
                <table:data-pilot-member table:name="78510" table:display="true" table:show-details="true"/>
                <table:data-pilot-member table:name="78532" table:display="true" table:show-details="true"/>
                <table:data-pilot-member table:name="78534" table:display="true" table:show-details="true"/>
                <table:data-pilot-member table:name="78539" table:display="true" table:show-details="true"/>
                <table:data-pilot-member table:name="78544" table:display="true" table:show-details="true"/>
                <table:data-pilot-member table:name="78562" table:display="true" table:show-details="true"/>
                <table:data-pilot-member table:name="78564" table:display="true" table:show-details="true"/>
                <table:data-pilot-member table:name="78569" table:display="true" table:show-details="true"/>
                <table:data-pilot-member table:name="78573" table:display="true" table:show-details="true"/>
                <table:data-pilot-member table:name="78576" table:display="true" table:show-details="true"/>
                <table:data-pilot-member table:name="78580" table:display="true" table:show-details="true"/>
                <table:data-pilot-member table:name="78581" table:display="true" table:show-details="true"/>
                <table:data-pilot-member table:name="78584" table:display="true" table:show-details="true"/>
                <table:data-pilot-member table:name="78592" table:display="true" table:show-details="true"/>
                <table:data-pilot-member table:name="78613" table:display="true" table:show-details="true"/>
                <table:data-pilot-member table:name="78632" table:display="true" table:show-details="true"/>
                <table:data-pilot-member table:name="78638" table:display="true" table:show-details="true"/>
                <table:data-pilot-member table:name="78647" table:display="true" table:show-details="true"/>
                <table:data-pilot-member table:name="78652" table:display="true" table:show-details="true"/>
                <table:data-pilot-member table:name="78662" table:display="true" table:show-details="true"/>
                <table:data-pilot-member table:name="78666" table:display="true" table:show-details="true"/>
                <table:data-pilot-member table:name="78677" table:display="true" table:show-details="true"/>
                <table:data-pilot-member table:name="78681" table:display="true" table:show-details="true"/>
                <table:data-pilot-member table:name="78686" table:display="true" table:show-details="true"/>
                <table:data-pilot-member table:name="78699" table:display="true" table:show-details="true"/>
                <table:data-pilot-member table:name="78742" table:display="true" table:show-details="true"/>
                <table:data-pilot-member table:name="78748" table:display="true" table:show-details="true"/>
                <table:data-pilot-member table:name="78810" table:display="true" table:show-details="true"/>
                <table:data-pilot-member table:name="78832" table:display="true" table:show-details="true"/>
                <table:data-pilot-member table:name="78841" table:display="true" table:show-details="true"/>
                <table:data-pilot-member table:name="78846" table:display="true" table:show-details="true"/>
                <table:data-pilot-member table:name="78863" table:display="true" table:show-details="true"/>
                <table:data-pilot-member table:name="78875" table:display="true" table:show-details="true"/>
                <table:data-pilot-member table:name="78880" table:display="true" table:show-details="true"/>
                <table:data-pilot-member table:name="78881" table:display="true" table:show-details="true"/>
                <table:data-pilot-member table:name="78887" table:display="true" table:show-details="true"/>
                <table:data-pilot-member table:name="78889" table:display="true" table:show-details="true"/>
                <table:data-pilot-member table:name="78890" table:display="true" table:show-details="true"/>
                <table:data-pilot-member table:name="78897" table:display="true" table:show-details="true"/>
                <table:data-pilot-member table:name="78903" table:display="true" table:show-details="true"/>
                <table:data-pilot-member table:name="78906" table:display="true" table:show-details="true"/>
                <table:data-pilot-member table:name="78910" table:display="true" table:show-details="true"/>
                <table:data-pilot-member table:name="78912" table:display="true" table:show-details="true"/>
                <table:data-pilot-member table:name="78920" table:display="true" table:show-details="true"/>
                <table:data-pilot-member table:name="78923" table:display="true" table:show-details="true"/>
                <table:data-pilot-member table:name="78925" table:display="true" table:show-details="true"/>
                <table:data-pilot-member table:name="78928" table:display="true" table:show-details="true"/>
                <table:data-pilot-member table:name="78938" table:display="true" table:show-details="true"/>
                <table:data-pilot-member table:name="78957" table:display="true" table:show-details="true"/>
                <table:data-pilot-member table:name="78990" table:display="true" table:show-details="true"/>
                <table:data-pilot-member table:name="78993" table:display="true" table:show-details="true"/>
                <table:data-pilot-member table:name="79011" table:display="true" table:show-details="true"/>
                <table:data-pilot-member table:name="79012" table:display="true" table:show-details="true"/>
                <table:data-pilot-member table:name="79015" table:display="true" table:show-details="true"/>
                <table:data-pilot-member table:name="79016" table:display="true" table:show-details="true"/>
                <table:data-pilot-member table:name="79018" table:display="true" table:show-details="true"/>
                <table:data-pilot-member table:name="79022" table:display="true" table:show-details="true"/>
                <table:data-pilot-member table:name="79032" table:display="true" table:show-details="true"/>
                <table:data-pilot-member table:name="79034" table:display="true" table:show-details="true"/>
                <table:data-pilot-member table:name="79039" table:display="true" table:show-details="true"/>
                <table:data-pilot-member table:name="79043" table:display="true" table:show-details="true"/>
                <table:data-pilot-member table:name="79046" table:display="true" table:show-details="true"/>
                <table:data-pilot-member table:name="79049" table:display="true" table:show-details="true"/>
                <table:data-pilot-member table:name="79054" table:display="true" table:show-details="true"/>
                <table:data-pilot-member table:name="79056" table:display="true" table:show-details="true"/>
                <table:data-pilot-member table:name="79074" table:display="true" table:show-details="true"/>
                <table:data-pilot-member table:name="79084" table:display="true" table:show-details="true"/>
                <table:data-pilot-member table:name="79114" table:display="true" table:show-details="true"/>
                <table:data-pilot-member table:name="79129" table:display="true" table:show-details="true"/>
                <table:data-pilot-member table:name="79134" table:display="true" table:show-details="true"/>
                <table:data-pilot-member table:name="79137" table:display="true" table:show-details="true"/>
                <table:data-pilot-member table:name="79146" table:display="true" table:show-details="true"/>
                <table:data-pilot-member table:name="79157" table:display="true" table:show-details="true"/>
                <table:data-pilot-member table:name="79188" table:display="true" table:show-details="true"/>
                <table:data-pilot-member table:name="79193" table:display="true" table:show-details="true"/>
                <table:data-pilot-member table:name="79194" table:display="true" table:show-details="true"/>
                <table:data-pilot-member table:name="79214" table:display="true" table:show-details="true"/>
                <table:data-pilot-member table:name="79216" table:display="true" table:show-details="true"/>
                <table:data-pilot-member table:name="79225" table:display="true" table:show-details="true"/>
                <table:data-pilot-member table:name="79227" table:display="true" table:show-details="true"/>
                <table:data-pilot-member table:name="79236" table:display="true" table:show-details="true"/>
                <table:data-pilot-member table:name="79258" table:display="true" table:show-details="true"/>
                <table:data-pilot-member table:name="79269" table:display="true" table:show-details="true"/>
                <table:data-pilot-member table:name="79271" table:display="true" table:show-details="true"/>
                <table:data-pilot-member table:name="79273" table:display="true" table:show-details="true"/>
                <table:data-pilot-member table:name="79286" table:display="true" table:show-details="true"/>
                <table:data-pilot-member table:name="79302" table:display="true" table:show-details="true"/>
                <table:data-pilot-member table:name="79338" table:display="true" table:show-details="true"/>
                <table:data-pilot-member table:name="79339" table:display="true" table:show-details="true"/>
                <table:data-pilot-member table:name="79352" table:display="true" table:show-details="true"/>
                <table:data-pilot-member table:name="79361" table:display="true" table:show-details="true"/>
                <table:data-pilot-member table:name="79364" table:display="true" table:show-details="true"/>
                <table:data-pilot-member table:name="79371" table:display="true" table:show-details="true"/>
                <table:data-pilot-member table:name="79399" table:display="true" table:show-details="true"/>
                <table:data-pilot-member table:name="79409" table:display="true" table:show-details="true"/>
                <table:data-pilot-member table:name="79446" table:display="true" table:show-details="true"/>
                <table:data-pilot-member table:name="79447" table:display="true" table:show-details="true"/>
                <table:data-pilot-member table:name="79463" table:display="true" table:show-details="true"/>
                <table:data-pilot-member table:name="79466" table:display="true" table:show-details="true"/>
                <table:data-pilot-member table:name="79476" table:display="true" table:show-details="true"/>
                <table:data-pilot-member table:name="79483" table:display="true" table:show-details="true"/>
                <table:data-pilot-member table:name="79485" table:display="true" table:show-details="true"/>
                <table:data-pilot-member table:name="79491" table:display="true" table:show-details="true"/>
                <table:data-pilot-member table:name="79492" table:display="true" table:show-details="true"/>
                <table:data-pilot-member table:name="79495" table:display="true" table:show-details="true"/>
                <table:data-pilot-member table:name="79503" table:display="true" table:show-details="true"/>
                <table:data-pilot-member table:name="79505" table:display="true" table:show-details="true"/>
                <table:data-pilot-member table:name="79530" table:display="true" table:show-details="true"/>
                <table:data-pilot-member table:name="79532" table:display="true" table:show-details="true"/>
                <table:data-pilot-member table:name="79536" table:display="true" table:show-details="true"/>
                <table:data-pilot-member table:name="79543" table:display="true" table:show-details="true"/>
                <table:data-pilot-member table:name="79597" table:display="true" table:show-details="true"/>
                <table:data-pilot-member table:name="79600" table:display="true" table:show-details="true"/>
                <table:data-pilot-member table:name="79622" table:display="true" table:show-details="true"/>
                <table:data-pilot-member table:name="79629" table:display="true" table:show-details="true"/>
                <table:data-pilot-member table:name="79630" table:display="true" table:show-details="true"/>
                <table:data-pilot-member table:name="79641" table:display="true" table:show-details="true"/>
                <table:data-pilot-member table:name="79668" table:display="true" table:show-details="true"/>
                <table:data-pilot-member table:name="79705" table:display="true" table:show-details="true"/>
                <table:data-pilot-member table:name="79715" table:display="true" table:show-details="true"/>
                <table:data-pilot-member table:name="79741" table:display="true" table:show-details="true"/>
                <table:data-pilot-member table:name="79769" table:display="true" table:show-details="true"/>
                <table:data-pilot-member table:name="79776" table:display="true" table:show-details="true"/>
                <table:data-pilot-member table:name="79786" table:display="true" table:show-details="true"/>
                <table:data-pilot-member table:name="79800" table:display="true" table:show-details="true"/>
                <table:data-pilot-member table:name="79807" table:display="true" table:show-details="true"/>
                <table:data-pilot-member table:name="79834" table:display="true" table:show-details="true"/>
                <table:data-pilot-member table:name="79835" table:display="true" table:show-details="true"/>
                <table:data-pilot-member table:name="79853" table:display="true" table:show-details="true"/>
                <table:data-pilot-member table:name="79865" table:display="true" table:show-details="true"/>
                <table:data-pilot-member table:name="79868" table:display="true" table:show-details="true"/>
                <table:data-pilot-member table:name="79881" table:display="true" table:show-details="true"/>
                <table:data-pilot-member table:name="79884" table:display="true" table:show-details="true"/>
                <table:data-pilot-member table:name="79896" table:display="true" table:show-details="true"/>
                <table:data-pilot-member table:name="79897" table:display="true" table:show-details="true"/>
                <table:data-pilot-member table:name="79904" table:display="true" table:show-details="true"/>
                <table:data-pilot-member table:name="79935" table:display="true" table:show-details="true"/>
                <table:data-pilot-member table:name="79940" table:display="true" table:show-details="true"/>
                <table:data-pilot-member table:name="79943" table:display="true" table:show-details="true"/>
                <table:data-pilot-member table:name="79944" table:display="true" table:show-details="true"/>
                <table:data-pilot-member table:name="79963" table:display="true" table:show-details="true"/>
                <table:data-pilot-member table:name="79973" table:display="true" table:show-details="true"/>
                <table:data-pilot-member table:name="80005" table:display="true" table:show-details="true"/>
                <table:data-pilot-member table:name="80017" table:display="true" table:show-details="true"/>
                <table:data-pilot-member table:name="80022" table:display="true" table:show-details="true"/>
                <table:data-pilot-member table:name="80029" table:display="true" table:show-details="true"/>
                <table:data-pilot-member table:name="80041" table:display="true" table:show-details="true"/>
                <table:data-pilot-member table:name="80044" table:display="true" table:show-details="true"/>
                <table:data-pilot-member table:name="80054" table:display="true" table:show-details="true"/>
                <table:data-pilot-member table:name="80060" table:display="true" table:show-details="true"/>
                <table:data-pilot-member table:name="80063" table:display="true" table:show-details="true"/>
                <table:data-pilot-member table:name="80071" table:display="true" table:show-details="true"/>
                <table:data-pilot-member table:name="80075" table:display="true" table:show-details="true"/>
                <table:data-pilot-member table:name="80095" table:display="true" table:show-details="true"/>
                <table:data-pilot-member table:name="80120" table:display="true" table:show-details="true"/>
                <table:data-pilot-member table:name="80124" table:display="true" table:show-details="true"/>
                <table:data-pilot-member table:name="80140" table:display="true" table:show-details="true"/>
                <table:data-pilot-member table:name="80145" table:display="true" table:show-details="true"/>
                <table:data-pilot-member table:name="80166" table:display="true" table:show-details="true"/>
                <table:data-pilot-member table:name="80172" table:display="true" table:show-details="true"/>
                <table:data-pilot-member table:name="80187" table:display="true" table:show-details="true"/>
                <table:data-pilot-member table:name="80190" table:display="true" table:show-details="true"/>
                <table:data-pilot-member table:name="80225" table:display="true" table:show-details="true"/>
                <table:data-pilot-member table:name="80253" table:display="true" table:show-details="true"/>
                <table:data-pilot-member table:name="80264" table:display="true" table:show-details="true"/>
                <table:data-pilot-member table:name="80276" table:display="true" table:show-details="true"/>
                <table:data-pilot-member table:name="80287" table:display="true" table:show-details="true"/>
                <table:data-pilot-member table:name="80302" table:display="true" table:show-details="true"/>
                <table:data-pilot-member table:name="80312" table:display="true" table:show-details="true"/>
                <table:data-pilot-member table:name="80323" table:display="true" table:show-details="true"/>
                <table:data-pilot-member table:name="80346" table:display="true" table:show-details="true"/>
                <table:data-pilot-member table:name="80351" table:display="true" table:show-details="true"/>
                <table:data-pilot-member table:name="80358" table:display="true" table:show-details="true"/>
                <table:data-pilot-member table:name="80364" table:display="true" table:show-details="true"/>
                <table:data-pilot-member table:name="80366" table:display="true" table:show-details="true"/>
                <table:data-pilot-member table:name="80381" table:display="true" table:show-details="true"/>
                <table:data-pilot-member table:name="80388" table:display="true" table:show-details="true"/>
                <table:data-pilot-member table:name="80392" table:display="true" table:show-details="true"/>
                <table:data-pilot-member table:name="80396" table:display="true" table:show-details="true"/>
                <table:data-pilot-member table:name="80401" table:display="true" table:show-details="true"/>
                <table:data-pilot-member table:name="80405" table:display="true" table:show-details="true"/>
                <table:data-pilot-member table:name="80455" table:display="true" table:show-details="true"/>
                <table:data-pilot-member table:name="80457" table:display="true" table:show-details="true"/>
                <table:data-pilot-member table:name="80466" table:display="true" table:show-details="true"/>
                <table:data-pilot-member table:name="80489" table:display="true" table:show-details="true"/>
                <table:data-pilot-member table:name="80511" table:display="true" table:show-details="true"/>
                <table:data-pilot-member table:name="80524" table:display="true" table:show-details="true"/>
                <table:data-pilot-member table:name="80535" table:display="true" table:show-details="true"/>
                <table:data-pilot-member table:name="80536" table:display="true" table:show-details="true"/>
                <table:data-pilot-member table:name="80546" table:display="true" table:show-details="true"/>
                <table:data-pilot-member table:name="80549" table:display="true" table:show-details="true"/>
                <table:data-pilot-member table:name="80552" table:display="true" table:show-details="true"/>
                <table:data-pilot-member table:name="80559" table:display="true" table:show-details="true"/>
                <table:data-pilot-member table:name="80573" table:display="true" table:show-details="true"/>
                <table:data-pilot-member table:name="80587" table:display="true" table:show-details="true"/>
                <table:data-pilot-member table:name="80589" table:display="true" table:show-details="true"/>
                <table:data-pilot-member table:name="80590" table:display="true" table:show-details="true"/>
                <table:data-pilot-member table:name="80610" table:display="true" table:show-details="true"/>
                <table:data-pilot-member table:name="80618" table:display="true" table:show-details="true"/>
                <table:data-pilot-member table:name="80653" table:display="true" table:show-details="true"/>
                <table:data-pilot-member table:name="80672" table:display="true" table:show-details="true"/>
                <table:data-pilot-member table:name="80704" table:display="true" table:show-details="true"/>
                <table:data-pilot-member table:name="80725" table:display="true" table:show-details="true"/>
                <table:data-pilot-member table:name="80729" table:display="true" table:show-details="true"/>
                <table:data-pilot-member table:name="80736" table:display="true" table:show-details="true"/>
                <table:data-pilot-member table:name="80756" table:display="true" table:show-details="true"/>
                <table:data-pilot-member table:name="80778" table:display="true" table:show-details="true"/>
                <table:data-pilot-member table:name="80796" table:display="true" table:show-details="true"/>
                <table:data-pilot-member table:name="80799" table:display="true" table:show-details="true"/>
                <table:data-pilot-member table:name="80800" table:display="true" table:show-details="true"/>
                <table:data-pilot-member table:name="80815" table:display="true" table:show-details="true"/>
                <table:data-pilot-member table:name="80819" table:display="true" table:show-details="true"/>
                <table:data-pilot-member table:name="80828" table:display="true" table:show-details="true"/>
                <table:data-pilot-member table:name="80839" table:display="true" table:show-details="true"/>
                <table:data-pilot-member table:name="80848" table:display="true" table:show-details="true"/>
                <table:data-pilot-member table:name="80855" table:display="true" table:show-details="true"/>
                <table:data-pilot-member table:name="80858" table:display="true" table:show-details="true"/>
                <table:data-pilot-member table:name="80862" table:display="true" table:show-details="true"/>
                <table:data-pilot-member table:name="80866" table:display="true" table:show-details="true"/>
                <table:data-pilot-member table:name="80871" table:display="true" table:show-details="true"/>
                <table:data-pilot-member table:name="80924" table:display="true" table:show-details="true"/>
                <table:data-pilot-member table:name="80929" table:display="true" table:show-details="true"/>
                <table:data-pilot-member table:name="80930" table:display="true" table:show-details="true"/>
                <table:data-pilot-member table:name="80993" table:display="true" table:show-details="true"/>
                <table:data-pilot-member table:name="81009" table:display="true" table:show-details="true"/>
                <table:data-pilot-member table:name="81024" table:display="true" table:show-details="true"/>
                <table:data-pilot-member table:name="81043" table:display="true" table:show-details="true"/>
                <table:data-pilot-member table:name="81054" table:display="true" table:show-details="true"/>
                <table:data-pilot-member table:name="81057" table:display="true" table:show-details="true"/>
                <table:data-pilot-member table:name="81058" table:display="true" table:show-details="true"/>
                <table:data-pilot-member table:name="81061" table:display="true" table:show-details="true"/>
                <table:data-pilot-member table:name="81069" table:display="true" table:show-details="true"/>
                <table:data-pilot-member table:name="81085" table:display="true" table:show-details="true"/>
                <table:data-pilot-member table:name="81087" table:display="true" table:show-details="true"/>
                <table:data-pilot-member table:name="81088" table:display="true" table:show-details="true"/>
                <table:data-pilot-member table:name="81101" table:display="true" table:show-details="true"/>
                <table:data-pilot-member table:name="81117" table:display="true" table:show-details="true"/>
                <table:data-pilot-member table:name="81121" table:display="true" table:show-details="true"/>
                <table:data-pilot-member table:name="81130" table:display="true" table:show-details="true"/>
                <table:data-pilot-member table:name="81142" table:display="true" table:show-details="true"/>
                <table:data-pilot-member table:name="81165" table:display="true" table:show-details="true"/>
                <table:data-pilot-member table:name="81181" table:display="true" table:show-details="true"/>
                <table:data-pilot-member table:name="81190" table:display="true" table:show-details="true"/>
                <table:data-pilot-member table:name="81196" table:display="true" table:show-details="true"/>
                <table:data-pilot-member table:name="81197" table:display="true" table:show-details="true"/>
                <table:data-pilot-member table:name="81209" table:display="true" table:show-details="true"/>
                <table:data-pilot-member table:name="81222" table:display="true" table:show-details="true"/>
                <table:data-pilot-member table:name="81229" table:display="true" table:show-details="true"/>
                <table:data-pilot-member table:name="81250" table:display="true" table:show-details="true"/>
                <table:data-pilot-member table:name="81252" table:display="true" table:show-details="true"/>
                <table:data-pilot-member table:name="81255" table:display="true" table:show-details="true"/>
                <table:data-pilot-member table:name="81259" table:display="true" table:show-details="true"/>
                <table:data-pilot-member table:name="81266" table:display="true" table:show-details="true"/>
                <table:data-pilot-member table:name="81277" table:display="true" table:show-details="true"/>
                <table:data-pilot-member table:name="81280" table:display="true" table:show-details="true"/>
                <table:data-pilot-member table:name="81295" table:display="true" table:show-details="true"/>
                <table:data-pilot-member table:name="81297" table:display="true" table:show-details="true"/>
                <table:data-pilot-member table:name="81298" table:display="true" table:show-details="true"/>
                <table:data-pilot-member table:name="81308" table:display="true" table:show-details="true"/>
                <table:data-pilot-member table:name="81309" table:display="true" table:show-details="true"/>
                <table:data-pilot-member table:name="81326" table:display="true" table:show-details="true"/>
                <table:data-pilot-member table:name="81334" table:display="true" table:show-details="true"/>
                <table:data-pilot-member table:name="81337" table:display="true" table:show-details="true"/>
                <table:data-pilot-member table:name="81339" table:display="true" table:show-details="true"/>
                <table:data-pilot-member table:name="81379" table:display="true" table:show-details="true"/>
                <table:data-pilot-member table:name="81388" table:display="true" table:show-details="true"/>
                <table:data-pilot-member table:name="81395" table:display="true" table:show-details="true"/>
                <table:data-pilot-member table:name="81409" table:display="true" table:show-details="true"/>
                <table:data-pilot-member table:name="81437" table:display="true" table:show-details="true"/>
                <table:data-pilot-member table:name="81450" table:display="true" table:show-details="true"/>
                <table:data-pilot-member table:name="81457" table:display="true" table:show-details="true"/>
                <table:data-pilot-member table:name="81466" table:display="true" table:show-details="true"/>
                <table:data-pilot-member table:name="81482" table:display="true" table:show-details="true"/>
                <table:data-pilot-member table:name="81494" table:display="true" table:show-details="true"/>
                <table:data-pilot-member table:name="81495" table:display="true" table:show-details="true"/>
                <table:data-pilot-member table:name="81496" table:display="true" table:show-details="true"/>
                <table:data-pilot-member table:name="81500" table:display="true" table:show-details="true"/>
                <table:data-pilot-member table:name="81507" table:display="true" table:show-details="true"/>
                <table:data-pilot-member table:name="81511" table:display="true" table:show-details="true"/>
                <table:data-pilot-member table:name="81525" table:display="true" table:show-details="true"/>
                <table:data-pilot-member table:name="81535" table:display="true" table:show-details="true"/>
                <table:data-pilot-member table:name="81538" table:display="true" table:show-details="true"/>
                <table:data-pilot-member table:name="81551" table:display="true" table:show-details="true"/>
                <table:data-pilot-member table:name="81575" table:display="true" table:show-details="true"/>
                <table:data-pilot-member table:name="81584" table:display="true" table:show-details="true"/>
                <table:data-pilot-member table:name="81597" table:display="true" table:show-details="true"/>
                <table:data-pilot-member table:name="81601" table:display="true" table:show-details="true"/>
                <table:data-pilot-member table:name="81609" table:display="true" table:show-details="true"/>
                <table:data-pilot-member table:name="81620" table:display="true" table:show-details="true"/>
                <table:data-pilot-member table:name="81625" table:display="true" table:show-details="true"/>
                <table:data-pilot-member table:name="81630" table:display="true" table:show-details="true"/>
                <table:data-pilot-member table:name="81633" table:display="true" table:show-details="true"/>
                <table:data-pilot-member table:name="81635" table:display="true" table:show-details="true"/>
                <table:data-pilot-member table:name="81643" table:display="true" table:show-details="true"/>
                <table:data-pilot-member table:name="81644" table:display="true" table:show-details="true"/>
                <table:data-pilot-member table:name="81647" table:display="true" table:show-details="true"/>
                <table:data-pilot-member table:name="81663" table:display="true" table:show-details="true"/>
                <table:data-pilot-member table:name="81680" table:display="true" table:show-details="true"/>
                <table:data-pilot-member table:name="81686" table:display="true" table:show-details="true"/>
                <table:data-pilot-member table:name="81690" table:display="true" table:show-details="true"/>
                <table:data-pilot-member table:name="81691" table:display="true" table:show-details="true"/>
                <table:data-pilot-member table:name="81702" table:display="true" table:show-details="true"/>
                <table:data-pilot-member table:name="81709" table:display="true" table:show-details="true"/>
                <table:data-pilot-member table:name="81714" table:display="true" table:show-details="true"/>
                <table:data-pilot-member table:name="81721" table:display="true" table:show-details="true"/>
                <table:data-pilot-member table:name="81743" table:display="true" table:show-details="true"/>
                <table:data-pilot-member table:name="81760" table:display="true" table:show-details="true"/>
                <table:data-pilot-member table:name="81764" table:display="true" table:show-details="true"/>
                <table:data-pilot-member table:name="81767" table:display="true" table:show-details="true"/>
                <table:data-pilot-member table:name="81801" table:display="true" table:show-details="true"/>
                <table:data-pilot-member table:name="81813" table:display="true" table:show-details="true"/>
                <table:data-pilot-member table:name="81814" table:display="true" table:show-details="true"/>
                <table:data-pilot-member table:name="81821" table:display="true" table:show-details="true"/>
                <table:data-pilot-member table:name="81830" table:display="true" table:show-details="true"/>
                <table:data-pilot-member table:name="81842" table:display="true" table:show-details="true"/>
                <table:data-pilot-member table:name="81846" table:display="true" table:show-details="true"/>
                <table:data-pilot-member table:name="81852" table:display="true" table:show-details="true"/>
                <table:data-pilot-member table:name="81863" table:display="true" table:show-details="true"/>
                <table:data-pilot-member table:name="81869" table:display="true" table:show-details="true"/>
                <table:data-pilot-member table:name="81880" table:display="true" table:show-details="true"/>
                <table:data-pilot-member table:name="81882" table:display="true" table:show-details="true"/>
                <table:data-pilot-member table:name="81888" table:display="true" table:show-details="true"/>
                <table:data-pilot-member table:name="81891" table:display="true" table:show-details="true"/>
                <table:data-pilot-member table:name="81902" table:display="true" table:show-details="true"/>
                <table:data-pilot-member table:name="81908" table:display="true" table:show-details="true"/>
                <table:data-pilot-member table:name="81917" table:display="true" table:show-details="true"/>
                <table:data-pilot-member table:name="81919" table:display="true" table:show-details="true"/>
                <table:data-pilot-member table:name="81973" table:display="true" table:show-details="true"/>
                <table:data-pilot-member table:name="81980" table:display="true" table:show-details="true"/>
                <table:data-pilot-member table:name="81991" table:display="true" table:show-details="true"/>
                <table:data-pilot-member table:name="82003" table:display="true" table:show-details="true"/>
                <table:data-pilot-member table:name="82012" table:display="true" table:show-details="true"/>
                <table:data-pilot-member table:name="82014" table:display="true" table:show-details="true"/>
                <table:data-pilot-member table:name="82023" table:display="true" table:show-details="true"/>
                <table:data-pilot-member table:name="82036" table:display="true" table:show-details="true"/>
                <table:data-pilot-member table:name="82060" table:display="true" table:show-details="true"/>
                <table:data-pilot-member table:name="82061" table:display="true" table:show-details="true"/>
                <table:data-pilot-member table:name="82063" table:display="true" table:show-details="true"/>
                <table:data-pilot-member table:name="82107" table:display="true" table:show-details="true"/>
                <table:data-pilot-member table:name="82113" table:display="true" table:show-details="true"/>
                <table:data-pilot-member table:name="82116" table:display="true" table:show-details="true"/>
                <table:data-pilot-member table:name="82136" table:display="true" table:show-details="true"/>
                <table:data-pilot-member table:name="82144" table:display="true" table:show-details="true"/>
                <table:data-pilot-member table:name="82146" table:display="true" table:show-details="true"/>
                <table:data-pilot-member table:name="82152" table:display="true" table:show-details="true"/>
                <table:data-pilot-member table:name="82157" table:display="true" table:show-details="true"/>
                <table:data-pilot-member table:name="82181" table:display="true" table:show-details="true"/>
                <table:data-pilot-member table:name="82198" table:display="true" table:show-details="true"/>
                <table:data-pilot-member table:name="82210" table:display="true" table:show-details="true"/>
                <table:data-pilot-member table:name="82229" table:display="true" table:show-details="true"/>
                <table:data-pilot-member table:name="82235" table:display="true" table:show-details="true"/>
                <table:data-pilot-member table:name="82253" table:display="true" table:show-details="true"/>
                <table:data-pilot-member table:name="82257" table:display="true" table:show-details="true"/>
                <table:data-pilot-member table:name="82262" table:display="true" table:show-details="true"/>
                <table:data-pilot-member table:name="82266" table:display="true" table:show-details="true"/>
                <table:data-pilot-member table:name="82278" table:display="true" table:show-details="true"/>
                <table:data-pilot-member table:name="82304" table:display="true" table:show-details="true"/>
                <table:data-pilot-member table:name="82310" table:display="true" table:show-details="true"/>
                <table:data-pilot-member table:name="82322" table:display="true" table:show-details="true"/>
                <table:data-pilot-member table:name="82327" table:display="true" table:show-details="true"/>
                <table:data-pilot-member table:name="82330" table:display="true" table:show-details="true"/>
                <table:data-pilot-member table:name="82347" table:display="true" table:show-details="true"/>
                <table:data-pilot-member table:name="82363" table:display="true" table:show-details="true"/>
                <table:data-pilot-member table:name="82370" table:display="true" table:show-details="true"/>
                <table:data-pilot-member table:name="82394" table:display="true" table:show-details="true"/>
                <table:data-pilot-member table:name="82398" table:display="true" table:show-details="true"/>
                <table:data-pilot-member table:name="82406" table:display="true" table:show-details="true"/>
                <table:data-pilot-member table:name="82412" table:display="true" table:show-details="true"/>
                <table:data-pilot-member table:name="82421" table:display="true" table:show-details="true"/>
                <table:data-pilot-member table:name="82426" table:display="true" table:show-details="true"/>
                <table:data-pilot-member table:name="82431" table:display="true" table:show-details="true"/>
                <table:data-pilot-member table:name="82443" table:display="true" table:show-details="true"/>
                <table:data-pilot-member table:name="82457" table:display="true" table:show-details="true"/>
                <table:data-pilot-member table:name="82464" table:display="true" table:show-details="true"/>
                <table:data-pilot-member table:name="82482" table:display="true" table:show-details="true"/>
                <table:data-pilot-member table:name="82526" table:display="true" table:show-details="true"/>
                <table:data-pilot-member table:name="82541" table:display="true" table:show-details="true"/>
                <table:data-pilot-member table:name="82543" table:display="true" table:show-details="true"/>
                <table:data-pilot-member table:name="82572" table:display="true" table:show-details="true"/>
                <table:data-pilot-member table:name="82588" table:display="true" table:show-details="true"/>
                <table:data-pilot-member table:name="82591" table:display="true" table:show-details="true"/>
                <table:data-pilot-member table:name="82593" table:display="true" table:show-details="true"/>
                <table:data-pilot-member table:name="82597" table:display="true" table:show-details="true"/>
                <table:data-pilot-member table:name="82612" table:display="true" table:show-details="true"/>
                <table:data-pilot-member table:name="82657" table:display="true" table:show-details="true"/>
                <table:data-pilot-member table:name="82662" table:display="true" table:show-details="true"/>
                <table:data-pilot-member table:name="82675" table:display="true" table:show-details="true"/>
                <table:data-pilot-member table:name="82711" table:display="true" table:show-details="true"/>
                <table:data-pilot-member table:name="82723" table:display="true" table:show-details="true"/>
                <table:data-pilot-member table:name="82736" table:display="true" table:show-details="true"/>
                <table:data-pilot-member table:name="82740" table:display="true" table:show-details="true"/>
                <table:data-pilot-member table:name="82742" table:display="true" table:show-details="true"/>
                <table:data-pilot-member table:name="82752" table:display="true" table:show-details="true"/>
                <table:data-pilot-member table:name="82763" table:display="true" table:show-details="true"/>
                <table:data-pilot-member table:name="82772" table:display="true" table:show-details="true"/>
                <table:data-pilot-member table:name="82777" table:display="true" table:show-details="true"/>
                <table:data-pilot-member table:name="82780" table:display="true" table:show-details="true"/>
                <table:data-pilot-member table:name="82782" table:display="true" table:show-details="true"/>
                <table:data-pilot-member table:name="82822" table:display="true" table:show-details="true"/>
                <table:data-pilot-member table:name="82836" table:display="true" table:show-details="true"/>
                <table:data-pilot-member table:name="82838" table:display="true" table:show-details="true"/>
                <table:data-pilot-member table:name="82842" table:display="true" table:show-details="true"/>
                <table:data-pilot-member table:name="82857" table:display="true" table:show-details="true"/>
                <table:data-pilot-member table:name="82861" table:display="true" table:show-details="true"/>
                <table:data-pilot-member table:name="82868" table:display="true" table:show-details="true"/>
                <table:data-pilot-member table:name="82869" table:display="true" table:show-details="true"/>
                <table:data-pilot-member table:name="82882" table:display="true" table:show-details="true"/>
                <table:data-pilot-member table:name="82904" table:display="true" table:show-details="true"/>
                <table:data-pilot-member table:name="82905" table:display="true" table:show-details="true"/>
                <table:data-pilot-member table:name="82913" table:display="true" table:show-details="true"/>
                <table:data-pilot-member table:name="82926" table:display="true" table:show-details="true"/>
                <table:data-pilot-member table:name="82930" table:display="true" table:show-details="true"/>
                <table:data-pilot-member table:name="82936" table:display="true" table:show-details="true"/>
                <table:data-pilot-member table:name="82941" table:display="true" table:show-details="true"/>
                <table:data-pilot-member table:name="82953" table:display="true" table:show-details="true"/>
                <table:data-pilot-member table:name="82962" table:display="true" table:show-details="true"/>
                <table:data-pilot-member table:name="82992" table:display="true" table:show-details="true"/>
                <table:data-pilot-member table:name="83015" table:display="true" table:show-details="true"/>
                <table:data-pilot-member table:name="83022" table:display="true" table:show-details="true"/>
                <table:data-pilot-member table:name="83025" table:display="true" table:show-details="true"/>
                <table:data-pilot-member table:name="83036" table:display="true" table:show-details="true"/>
                <table:data-pilot-member table:name="83055" table:display="true" table:show-details="true"/>
                <table:data-pilot-member table:name="83071" table:display="true" table:show-details="true"/>
                <table:data-pilot-member table:name="83075" table:display="true" table:show-details="true"/>
                <table:data-pilot-member table:name="83082" table:display="true" table:show-details="true"/>
                <table:data-pilot-member table:name="83094" table:display="true" table:show-details="true"/>
                <table:data-pilot-member table:name="83115" table:display="true" table:show-details="true"/>
                <table:data-pilot-member table:name="83128" table:display="true" table:show-details="true"/>
                <table:data-pilot-member table:name="83129" table:display="true" table:show-details="true"/>
                <table:data-pilot-member table:name="83130" table:display="true" table:show-details="true"/>
                <table:data-pilot-member table:name="83140" table:display="true" table:show-details="true"/>
                <table:data-pilot-member table:name="83141" table:display="true" table:show-details="true"/>
                <table:data-pilot-member table:name="83142" table:display="true" table:show-details="true"/>
                <table:data-pilot-member table:name="83144" table:display="true" table:show-details="true"/>
                <table:data-pilot-member table:name="83147" table:display="true" table:show-details="true"/>
                <table:data-pilot-member table:name="83158" table:display="true" table:show-details="true"/>
                <table:data-pilot-member table:name="83162" table:display="true" table:show-details="true"/>
                <table:data-pilot-member table:name="83163" table:display="true" table:show-details="true"/>
                <table:data-pilot-member table:name="83165" table:display="true" table:show-details="true"/>
                <table:data-pilot-member table:name="83175" table:display="true" table:show-details="true"/>
                <table:data-pilot-member table:name="83185" table:display="true" table:show-details="true"/>
                <table:data-pilot-member table:name="83215" table:display="true" table:show-details="true"/>
                <table:data-pilot-member table:name="83220" table:display="true" table:show-details="true"/>
                <table:data-pilot-member table:name="83240" table:display="true" table:show-details="true"/>
                <table:data-pilot-member table:name="83249" table:display="true" table:show-details="true"/>
                <table:data-pilot-member table:name="83251" table:display="true" table:show-details="true"/>
                <table:data-pilot-member table:name="83265" table:display="true" table:show-details="true"/>
                <table:data-pilot-member table:name="83272" table:display="true" table:show-details="true"/>
                <table:data-pilot-member table:name="83284" table:display="true" table:show-details="true"/>
                <table:data-pilot-member table:name="83285" table:display="true" table:show-details="true"/>
                <table:data-pilot-member table:name="83290" table:display="true" table:show-details="true"/>
                <table:data-pilot-member table:name="83291" table:display="true" table:show-details="true"/>
                <table:data-pilot-member table:name="83293" table:display="true" table:show-details="true"/>
                <table:data-pilot-member table:name="83303" table:display="true" table:show-details="true"/>
                <table:data-pilot-member table:name="83304" table:display="true" table:show-details="true"/>
                <table:data-pilot-member table:name="83327" table:display="true" table:show-details="true"/>
                <table:data-pilot-member table:name="83337" table:display="true" table:show-details="true"/>
                <table:data-pilot-member table:name="83339" table:display="true" table:show-details="true"/>
                <table:data-pilot-member table:name="83342" table:display="true" table:show-details="true"/>
                <table:data-pilot-member table:name="83344" table:display="true" table:show-details="true"/>
                <table:data-pilot-member table:name="83348" table:display="true" table:show-details="true"/>
                <table:data-pilot-member table:name="83353" table:display="true" table:show-details="true"/>
                <table:data-pilot-member table:name="83360" table:display="true" table:show-details="true"/>
                <table:data-pilot-member table:name="83361" table:display="true" table:show-details="true"/>
                <table:data-pilot-member table:name="83367" table:display="true" table:show-details="true"/>
                <table:data-pilot-member table:name="83395" table:display="true" table:show-details="true"/>
                <table:data-pilot-member table:name="83422" table:display="true" table:show-details="true"/>
                <table:data-pilot-member table:name="83426" table:display="true" table:show-details="true"/>
                <table:data-pilot-member table:name="83430" table:display="true" table:show-details="true"/>
                <table:data-pilot-member table:name="83440" table:display="true" table:show-details="true"/>
                <table:data-pilot-member table:name="83445" table:display="true" table:show-details="true"/>
                <table:data-pilot-member table:name="83460" table:display="true" table:show-details="true"/>
                <table:data-pilot-member table:name="83471" table:display="true" table:show-details="true"/>
                <table:data-pilot-member table:name="83480" table:display="true" table:show-details="true"/>
                <table:data-pilot-member table:name="83482" table:display="true" table:show-details="true"/>
                <table:data-pilot-member table:name="83487" table:display="true" table:show-details="true"/>
                <table:data-pilot-member table:name="83503" table:display="true" table:show-details="true"/>
                <table:data-pilot-member table:name="83504" table:display="true" table:show-details="true"/>
                <table:data-pilot-member table:name="83528" table:display="true" table:show-details="true"/>
                <table:data-pilot-member table:name="83531" table:display="true" table:show-details="true"/>
                <table:data-pilot-member table:name="83552" table:display="true" table:show-details="true"/>
                <table:data-pilot-member table:name="83568" table:display="true" table:show-details="true"/>
                <table:data-pilot-member table:name="83576" table:display="true" table:show-details="true"/>
                <table:data-pilot-member table:name="83577" table:display="true" table:show-details="true"/>
                <table:data-pilot-member table:name="83581" table:display="true" table:show-details="true"/>
                <table:data-pilot-member table:name="83592" table:display="true" table:show-details="true"/>
                <table:data-pilot-member table:name="83639" table:display="true" table:show-details="true"/>
                <table:data-pilot-member table:name="83645" table:display="true" table:show-details="true"/>
                <table:data-pilot-member table:name="83650" table:display="true" table:show-details="true"/>
                <table:data-pilot-member table:name="83656" table:display="true" table:show-details="true"/>
                <table:data-pilot-member table:name="83665" table:display="true" table:show-details="true"/>
                <table:data-pilot-member table:name="83694" table:display="true" table:show-details="true"/>
                <table:data-pilot-member table:name="83699" table:display="true" table:show-details="true"/>
                <table:data-pilot-member table:name="83720" table:display="true" table:show-details="true"/>
                <table:data-pilot-member table:name="83735" table:display="true" table:show-details="true"/>
                <table:data-pilot-member table:name="83777" table:display="true" table:show-details="true"/>
                <table:data-pilot-member table:name="83791" table:display="true" table:show-details="true"/>
                <table:data-pilot-member table:name="83795" table:display="true" table:show-details="true"/>
                <table:data-pilot-member table:name="83796" table:display="true" table:show-details="true"/>
                <table:data-pilot-member table:name="83797" table:display="true" table:show-details="true"/>
                <table:data-pilot-member table:name="83809" table:display="true" table:show-details="true"/>
                <table:data-pilot-member table:name="83832" table:display="true" table:show-details="true"/>
                <table:data-pilot-member table:name="83838" table:display="true" table:show-details="true"/>
                <table:data-pilot-member table:name="83840" table:display="true" table:show-details="true"/>
                <table:data-pilot-member table:name="83842" table:display="true" table:show-details="true"/>
                <table:data-pilot-member table:name="83860" table:display="true" table:show-details="true"/>
                <table:data-pilot-member table:name="83864" table:display="true" table:show-details="true"/>
                <table:data-pilot-member table:name="83883" table:display="true" table:show-details="true"/>
                <table:data-pilot-member table:name="83900" table:display="true" table:show-details="true"/>
                <table:data-pilot-member table:name="83904" table:display="true" table:show-details="true"/>
                <table:data-pilot-member table:name="83920" table:display="true" table:show-details="true"/>
                <table:data-pilot-member table:name="83926" table:display="true" table:show-details="true"/>
                <table:data-pilot-member table:name="83927" table:display="true" table:show-details="true"/>
                <table:data-pilot-member table:name="83933" table:display="true" table:show-details="true"/>
                <table:data-pilot-member table:name="83938" table:display="true" table:show-details="true"/>
                <table:data-pilot-member table:name="83947" table:display="true" table:show-details="true"/>
                <table:data-pilot-member table:name="83951" table:display="true" table:show-details="true"/>
                <table:data-pilot-member table:name="83954" table:display="true" table:show-details="true"/>
                <table:data-pilot-member table:name="83955" table:display="true" table:show-details="true"/>
                <table:data-pilot-member table:name="83961" table:display="true" table:show-details="true"/>
                <table:data-pilot-member table:name="83962" table:display="true" table:show-details="true"/>
                <table:data-pilot-member table:name="83966" table:display="true" table:show-details="true"/>
                <table:data-pilot-member table:name="83979" table:display="true" table:show-details="true"/>
                <table:data-pilot-member table:name="83980" table:display="true" table:show-details="true"/>
                <table:data-pilot-member table:name="83994" table:display="true" table:show-details="true"/>
                <table:data-pilot-member table:name="83999" table:display="true" table:show-details="true"/>
                <table:data-pilot-member table:name="84000" table:display="true" table:show-details="true"/>
                <table:data-pilot-member table:name="84018" table:display="true" table:show-details="true"/>
                <table:data-pilot-member table:name="84022" table:display="true" table:show-details="true"/>
                <table:data-pilot-member table:name="84048" table:display="true" table:show-details="true"/>
                <table:data-pilot-member table:name="84049" table:display="true" table:show-details="true"/>
                <table:data-pilot-member table:name="84066" table:display="true" table:show-details="true"/>
                <table:data-pilot-member table:name="84076" table:display="true" table:show-details="true"/>
                <table:data-pilot-member table:name="84086" table:display="true" table:show-details="true"/>
                <table:data-pilot-member table:name="84095" table:display="true" table:show-details="true"/>
                <table:data-pilot-member table:name="84100" table:display="true" table:show-details="true"/>
                <table:data-pilot-member table:name="84102" table:display="true" table:show-details="true"/>
                <table:data-pilot-member table:name="84115" table:display="true" table:show-details="true"/>
                <table:data-pilot-member table:name="84122" table:display="true" table:show-details="true"/>
                <table:data-pilot-member table:name="84128" table:display="true" table:show-details="true"/>
                <table:data-pilot-member table:name="84130" table:display="true" table:show-details="true"/>
                <table:data-pilot-member table:name="84132" table:display="true" table:show-details="true"/>
                <table:data-pilot-member table:name="84138" table:display="true" table:show-details="true"/>
                <table:data-pilot-member table:name="84140" table:display="true" table:show-details="true"/>
                <table:data-pilot-member table:name="84169" table:display="true" table:show-details="true"/>
                <table:data-pilot-member table:name="84171" table:display="true" table:show-details="true"/>
                <table:data-pilot-member table:name="84173" table:display="true" table:show-details="true"/>
                <table:data-pilot-member table:name="84181" table:display="true" table:show-details="true"/>
                <table:data-pilot-member table:name="84187" table:display="true" table:show-details="true"/>
                <table:data-pilot-member table:name="84204" table:display="true" table:show-details="true"/>
                <table:data-pilot-member table:name="84210" table:display="true" table:show-details="true"/>
                <table:data-pilot-member table:name="84212" table:display="true" table:show-details="true"/>
                <table:data-pilot-member table:name="84215" table:display="true" table:show-details="true"/>
                <table:data-pilot-member table:name="84232" table:display="true" table:show-details="true"/>
                <table:data-pilot-member table:name="84240" table:display="true" table:show-details="true"/>
                <table:data-pilot-member table:name="84249" table:display="true" table:show-details="true"/>
                <table:data-pilot-member table:name="84279" table:display="true" table:show-details="true"/>
                <table:data-pilot-member table:name="84284" table:display="true" table:show-details="true"/>
                <table:data-pilot-member table:name="84290" table:display="true" table:show-details="true"/>
                <table:data-pilot-member table:name="84291" table:display="true" table:show-details="true"/>
                <table:data-pilot-member table:name="84299" table:display="true" table:show-details="true"/>
                <table:data-pilot-member table:name="84305" table:display="true" table:show-details="true"/>
                <table:data-pilot-member table:name="84307" table:display="true" table:show-details="true"/>
                <table:data-pilot-member table:name="84335" table:display="true" table:show-details="true"/>
                <table:data-pilot-member table:name="84336" table:display="true" table:show-details="true"/>
                <table:data-pilot-member table:name="84349" table:display="true" table:show-details="true"/>
                <table:data-pilot-member table:name="84361" table:display="true" table:show-details="true"/>
                <table:data-pilot-member table:name="84378" table:display="true" table:show-details="true"/>
                <table:data-pilot-member table:name="84384" table:display="true" table:show-details="true"/>
                <table:data-pilot-member table:name="84392" table:display="true" table:show-details="true"/>
                <table:data-pilot-member table:name="84406" table:display="true" table:show-details="true"/>
                <table:data-pilot-member table:name="84415" table:display="true" table:show-details="true"/>
                <table:data-pilot-member table:name="84423" table:display="true" table:show-details="true"/>
                <table:data-pilot-member table:name="84439" table:display="true" table:show-details="true"/>
                <table:data-pilot-member table:name="84479" table:display="true" table:show-details="true"/>
                <table:data-pilot-member table:name="84496" table:display="true" table:show-details="true"/>
                <table:data-pilot-member table:name="84498" table:display="true" table:show-details="true"/>
                <table:data-pilot-member table:name="84502" table:display="true" table:show-details="true"/>
                <table:data-pilot-member table:name="84503" table:display="true" table:show-details="true"/>
                <table:data-pilot-member table:name="84513" table:display="true" table:show-details="true"/>
                <table:data-pilot-member table:name="84529" table:display="true" table:show-details="true"/>
                <table:data-pilot-member table:name="84537" table:display="true" table:show-details="true"/>
                <table:data-pilot-member table:name="84539" table:display="true" table:show-details="true"/>
                <table:data-pilot-member table:name="84581" table:display="true" table:show-details="true"/>
                <table:data-pilot-member table:name="84583" table:display="true" table:show-details="true"/>
                <table:data-pilot-member table:name="84623" table:display="true" table:show-details="true"/>
                <table:data-pilot-member table:name="84626" table:display="true" table:show-details="true"/>
                <table:data-pilot-member table:name="84646" table:display="true" table:show-details="true"/>
                <table:data-pilot-member table:name="84678" table:display="true" table:show-details="true"/>
                <table:data-pilot-member table:name="84679" table:display="true" table:show-details="true"/>
                <table:data-pilot-member table:name="84688" table:display="true" table:show-details="true"/>
                <table:data-pilot-member table:name="84693" table:display="true" table:show-details="true"/>
                <table:data-pilot-member table:name="84694" table:display="true" table:show-details="true"/>
                <table:data-pilot-member table:name="84702" table:display="true" table:show-details="true"/>
                <table:data-pilot-member table:name="84713" table:display="true" table:show-details="true"/>
                <table:data-pilot-member table:name="84732" table:display="true" table:show-details="true"/>
                <table:data-pilot-member table:name="84734" table:display="true" table:show-details="true"/>
                <table:data-pilot-member table:name="84756" table:display="true" table:show-details="true"/>
                <table:data-pilot-member table:name="84764" table:display="true" table:show-details="true"/>
                <table:data-pilot-member table:name="84783" table:display="true" table:show-details="true"/>
                <table:data-pilot-member table:name="84790" table:display="true" table:show-details="true"/>
                <table:data-pilot-member table:name="84799" table:display="true" table:show-details="true"/>
                <table:data-pilot-member table:name="84814" table:display="true" table:show-details="true"/>
                <table:data-pilot-member table:name="84824" table:display="true" table:show-details="true"/>
                <table:data-pilot-member table:name="84828" table:display="true" table:show-details="true"/>
                <table:data-pilot-member table:name="84829" table:display="true" table:show-details="true"/>
                <table:data-pilot-member table:name="84864" table:display="true" table:show-details="true"/>
                <table:data-pilot-member table:name="84867" table:display="true" table:show-details="true"/>
                <table:data-pilot-member table:name="84872" table:display="true" table:show-details="true"/>
                <table:data-pilot-member table:name="84879" table:display="true" table:show-details="true"/>
                <table:data-pilot-member table:name="84880" table:display="true" table:show-details="true"/>
                <table:data-pilot-member table:name="84881" table:display="true" table:show-details="true"/>
                <table:data-pilot-member table:name="84923" table:display="true" table:show-details="true"/>
                <table:data-pilot-member table:name="84960" table:display="true" table:show-details="true"/>
                <table:data-pilot-member table:name="84963" table:display="true" table:show-details="true"/>
                <table:data-pilot-member table:name="84987" table:display="true" table:show-details="true"/>
                <table:data-pilot-member table:name="84993" table:display="true" table:show-details="true"/>
                <table:data-pilot-member table:name="85001" table:display="true" table:show-details="true"/>
                <table:data-pilot-member table:name="85011" table:display="true" table:show-details="true"/>
                <table:data-pilot-member table:name="85014" table:display="true" table:show-details="true"/>
                <table:data-pilot-member table:name="85023" table:display="true" table:show-details="true"/>
                <table:data-pilot-member table:name="85031" table:display="true" table:show-details="true"/>
                <table:data-pilot-member table:name="85036" table:display="true" table:show-details="true"/>
                <table:data-pilot-member table:name="85048" table:display="true" table:show-details="true"/>
                <table:data-pilot-member table:name="85057" table:display="true" table:show-details="true"/>
                <table:data-pilot-member table:name="85088" table:display="true" table:show-details="true"/>
                <table:data-pilot-member table:name="85098" table:display="true" table:show-details="true"/>
                <table:data-pilot-member table:name="85120" table:display="true" table:show-details="true"/>
                <table:data-pilot-member table:name="85125" table:display="true" table:show-details="true"/>
                <table:data-pilot-member table:name="85151" table:display="true" table:show-details="true"/>
                <table:data-pilot-member table:name="85175" table:display="true" table:show-details="true"/>
                <table:data-pilot-member table:name="85179" table:display="true" table:show-details="true"/>
                <table:data-pilot-member table:name="85187" table:display="true" table:show-details="true"/>
                <table:data-pilot-member table:name="85193" table:display="true" table:show-details="true"/>
                <table:data-pilot-member table:name="85197" table:display="true" table:show-details="true"/>
                <table:data-pilot-member table:name="85198" table:display="true" table:show-details="true"/>
                <table:data-pilot-member table:name="85224" table:display="true" table:show-details="true"/>
                <table:data-pilot-member table:name="85226" table:display="true" table:show-details="true"/>
                <table:data-pilot-member table:name="85227" table:display="true" table:show-details="true"/>
                <table:data-pilot-member table:name="85245" table:display="true" table:show-details="true"/>
                <table:data-pilot-member table:name="85250" table:display="true" table:show-details="true"/>
                <table:data-pilot-member table:name="85253" table:display="true" table:show-details="true"/>
                <table:data-pilot-member table:name="85255" table:display="true" table:show-details="true"/>
                <table:data-pilot-member table:name="85257" table:display="true" table:show-details="true"/>
                <table:data-pilot-member table:name="85276" table:display="true" table:show-details="true"/>
                <table:data-pilot-member table:name="85294" table:display="true" table:show-details="true"/>
                <table:data-pilot-member table:name="85323" table:display="true" table:show-details="true"/>
                <table:data-pilot-member table:name="85326" table:display="true" table:show-details="true"/>
                <table:data-pilot-member table:name="85333" table:display="true" table:show-details="true"/>
                <table:data-pilot-member table:name="85334" table:display="true" table:show-details="true"/>
                <table:data-pilot-member table:name="85340" table:display="true" table:show-details="true"/>
                <table:data-pilot-member table:name="85364" table:display="true" table:show-details="true"/>
                <table:data-pilot-member table:name="85365" table:display="true" table:show-details="true"/>
                <table:data-pilot-member table:name="85367" table:display="true" table:show-details="true"/>
                <table:data-pilot-member table:name="85384" table:display="true" table:show-details="true"/>
                <table:data-pilot-member table:name="85387" table:display="true" table:show-details="true"/>
                <table:data-pilot-member table:name="85389" table:display="true" table:show-details="true"/>
                <table:data-pilot-member table:name="85391" table:display="true" table:show-details="true"/>
                <table:data-pilot-member table:name="85400" table:display="true" table:show-details="true"/>
                <table:data-pilot-member table:name="85403" table:display="true" table:show-details="true"/>
                <table:data-pilot-member table:name="85414" table:display="true" table:show-details="true"/>
                <table:data-pilot-member table:name="85425" table:display="true" table:show-details="true"/>
                <table:data-pilot-member table:name="85447" table:display="true" table:show-details="true"/>
                <table:data-pilot-member table:name="85457" table:display="true" table:show-details="true"/>
                <table:data-pilot-member table:name="85458" table:display="true" table:show-details="true"/>
                <table:data-pilot-member table:name="85467" table:display="true" table:show-details="true"/>
                <table:data-pilot-member table:name="85486" table:display="true" table:show-details="true"/>
                <table:data-pilot-member table:name="85497" table:display="true" table:show-details="true"/>
                <table:data-pilot-member table:name="85505" table:display="true" table:show-details="true"/>
                <table:data-pilot-member table:name="85517" table:display="true" table:show-details="true"/>
                <table:data-pilot-member table:name="85533" table:display="true" table:show-details="true"/>
                <table:data-pilot-member table:name="85536" table:display="true" table:show-details="true"/>
                <table:data-pilot-member table:name="85554" table:display="true" table:show-details="true"/>
                <table:data-pilot-member table:name="85568" table:display="true" table:show-details="true"/>
                <table:data-pilot-member table:name="85572" table:display="true" table:show-details="true"/>
                <table:data-pilot-member table:name="85574" table:display="true" table:show-details="true"/>
                <table:data-pilot-member table:name="85597" table:display="true" table:show-details="true"/>
                <table:data-pilot-member table:name="85600" table:display="true" table:show-details="true"/>
                <table:data-pilot-member table:name="85627" table:display="true" table:show-details="true"/>
                <table:data-pilot-member table:name="85659" table:display="true" table:show-details="true"/>
                <table:data-pilot-member table:name="85677" table:display="true" table:show-details="true"/>
                <table:data-pilot-member table:name="85694" table:display="true" table:show-details="true"/>
                <table:data-pilot-member table:name="85723" table:display="true" table:show-details="true"/>
                <table:data-pilot-member table:name="85732" table:display="true" table:show-details="true"/>
                <table:data-pilot-member table:name="85758" table:display="true" table:show-details="true"/>
                <table:data-pilot-member table:name="85761" table:display="true" table:show-details="true"/>
                <table:data-pilot-member table:name="85789" table:display="true" table:show-details="true"/>
                <table:data-pilot-member table:name="85796" table:display="true" table:show-details="true"/>
                <table:data-pilot-member table:name="85811" table:display="true" table:show-details="true"/>
                <table:data-pilot-member table:name="85814" table:display="true" table:show-details="true"/>
                <table:data-pilot-member table:name="85818" table:display="true" table:show-details="true"/>
                <table:data-pilot-member table:name="85820" table:display="true" table:show-details="true"/>
                <table:data-pilot-member table:name="85821" table:display="true" table:show-details="true"/>
                <table:data-pilot-member table:name="85838" table:display="true" table:show-details="true"/>
                <table:data-pilot-member table:name="85866" table:display="true" table:show-details="true"/>
                <table:data-pilot-member table:name="85927" table:display="true" table:show-details="true"/>
                <table:data-pilot-member table:name="85931" table:display="true" table:show-details="true"/>
                <table:data-pilot-member table:name="85953" table:display="true" table:show-details="true"/>
                <table:data-pilot-member table:name="85962" table:display="true" table:show-details="true"/>
                <table:data-pilot-member table:name="85978" table:display="true" table:show-details="true"/>
                <table:data-pilot-member table:name="85982" table:display="true" table:show-details="true"/>
                <table:data-pilot-member table:name="85989" table:display="true" table:show-details="true"/>
                <table:data-pilot-member table:name="86011" table:display="true" table:show-details="true"/>
                <table:data-pilot-member table:name="86036" table:display="true" table:show-details="true"/>
                <table:data-pilot-member table:name="86038" table:display="true" table:show-details="true"/>
                <table:data-pilot-member table:name="86063" table:display="true" table:show-details="true"/>
                <table:data-pilot-member table:name="86069" table:display="true" table:show-details="true"/>
                <table:data-pilot-member table:name="86085" table:display="true" table:show-details="true"/>
                <table:data-pilot-member table:name="86086" table:display="true" table:show-details="true"/>
                <table:data-pilot-member table:name="86091" table:display="true" table:show-details="true"/>
                <table:data-pilot-member table:name="86094" table:display="true" table:show-details="true"/>
                <table:data-pilot-member table:name="86102" table:display="true" table:show-details="true"/>
                <table:data-pilot-member table:name="86108" table:display="true" table:show-details="true"/>
                <table:data-pilot-member table:name="86111" table:display="true" table:show-details="true"/>
                <table:data-pilot-member table:name="86120" table:display="true" table:show-details="true"/>
                <table:data-pilot-member table:name="86138" table:display="true" table:show-details="true"/>
                <table:data-pilot-member table:name="86149" table:display="true" table:show-details="true"/>
                <table:data-pilot-member table:name="86169" table:display="true" table:show-details="true"/>
                <table:data-pilot-member table:name="86176" table:display="true" table:show-details="true"/>
                <table:data-pilot-member table:name="86177" table:display="true" table:show-details="true"/>
                <table:data-pilot-member table:name="86207" table:display="true" table:show-details="true"/>
                <table:data-pilot-member table:name="86223" table:display="true" table:show-details="true"/>
                <table:data-pilot-member table:name="86231" table:display="true" table:show-details="true"/>
                <table:data-pilot-member table:name="86233" table:display="true" table:show-details="true"/>
                <table:data-pilot-member table:name="86241" table:display="true" table:show-details="true"/>
                <table:data-pilot-member table:name="86266" table:display="true" table:show-details="true"/>
                <table:data-pilot-member table:name="86284" table:display="true" table:show-details="true"/>
                <table:data-pilot-member table:name="86294" table:display="true" table:show-details="true"/>
                <table:data-pilot-member table:name="86298" table:display="true" table:show-details="true"/>
                <table:data-pilot-member table:name="86314" table:display="true" table:show-details="true"/>
                <table:data-pilot-member table:name="86327" table:display="true" table:show-details="true"/>
                <table:data-pilot-member table:name="86331" table:display="true" table:show-details="true"/>
                <table:data-pilot-member table:name="86340" table:display="true" table:show-details="true"/>
                <table:data-pilot-member table:name="86365" table:display="true" table:show-details="true"/>
                <table:data-pilot-member table:name="86382" table:display="true" table:show-details="true"/>
                <table:data-pilot-member table:name="86393" table:display="true" table:show-details="true"/>
                <table:data-pilot-member table:name="86403" table:display="true" table:show-details="true"/>
                <table:data-pilot-member table:name="86413" table:display="true" table:show-details="true"/>
                <table:data-pilot-member table:name="86415" table:display="true" table:show-details="true"/>
                <table:data-pilot-member table:name="86473" table:display="true" table:show-details="true"/>
                <table:data-pilot-member table:name="86479" table:display="true" table:show-details="true"/>
                <table:data-pilot-member table:name="86489" table:display="true" table:show-details="true"/>
                <table:data-pilot-member table:name="86509" table:display="true" table:show-details="true"/>
                <table:data-pilot-member table:name="86544" table:display="true" table:show-details="true"/>
                <table:data-pilot-member table:name="86547" table:display="true" table:show-details="true"/>
                <table:data-pilot-member table:name="86548" table:display="true" table:show-details="true"/>
                <table:data-pilot-member table:name="86556" table:display="true" table:show-details="true"/>
                <table:data-pilot-member table:name="86578" table:display="true" table:show-details="true"/>
                <table:data-pilot-member table:name="86589" table:display="true" table:show-details="true"/>
                <table:data-pilot-member table:name="86601" table:display="true" table:show-details="true"/>
                <table:data-pilot-member table:name="86622" table:display="true" table:show-details="true"/>
                <table:data-pilot-member table:name="86625" table:display="true" table:show-details="true"/>
                <table:data-pilot-member table:name="86629" table:display="true" table:show-details="true"/>
                <table:data-pilot-member table:name="86633" table:display="true" table:show-details="true"/>
                <table:data-pilot-member table:name="86641" table:display="true" table:show-details="true"/>
                <table:data-pilot-member table:name="86646" table:display="true" table:show-details="true"/>
                <table:data-pilot-member table:name="86656" table:display="true" table:show-details="true"/>
                <table:data-pilot-member table:name="86671" table:display="true" table:show-details="true"/>
                <table:data-pilot-member table:name="86714" table:display="true" table:show-details="true"/>
                <table:data-pilot-member table:name="86717" table:display="true" table:show-details="true"/>
                <table:data-pilot-member table:name="86721" table:display="true" table:show-details="true"/>
                <table:data-pilot-member table:name="86724" table:display="true" table:show-details="true"/>
                <table:data-pilot-member table:name="86726" table:display="true" table:show-details="true"/>
                <table:data-pilot-member table:name="86735" table:display="true" table:show-details="true"/>
                <table:data-pilot-member table:name="86752" table:display="true" table:show-details="true"/>
                <table:data-pilot-member table:name="86755" table:display="true" table:show-details="true"/>
                <table:data-pilot-member table:name="86783" table:display="true" table:show-details="true"/>
                <table:data-pilot-member table:name="86785" table:display="true" table:show-details="true"/>
                <table:data-pilot-member table:name="86795" table:display="true" table:show-details="true"/>
                <table:data-pilot-member table:name="86853" table:display="true" table:show-details="true"/>
                <table:data-pilot-member table:name="86874" table:display="true" table:show-details="true"/>
                <table:data-pilot-member table:name="86876" table:display="true" table:show-details="true"/>
                <table:data-pilot-member table:name="86885" table:display="true" table:show-details="true"/>
                <table:data-pilot-member table:name="86889" table:display="true" table:show-details="true"/>
                <table:data-pilot-member table:name="86906" table:display="true" table:show-details="true"/>
                <table:data-pilot-member table:name="86907" table:display="true" table:show-details="true"/>
                <table:data-pilot-member table:name="86910" table:display="true" table:show-details="true"/>
                <table:data-pilot-member table:name="86958" table:display="true" table:show-details="true"/>
                <table:data-pilot-member table:name="86965" table:display="true" table:show-details="true"/>
                <table:data-pilot-member table:name="86991" table:display="true" table:show-details="true"/>
                <table:data-pilot-member table:name="86992" table:display="true" table:show-details="true"/>
                <table:data-pilot-member table:name="86994" table:display="true" table:show-details="true"/>
                <table:data-pilot-member table:name="87036" table:display="true" table:show-details="true"/>
                <table:data-pilot-member table:name="87044" table:display="true" table:show-details="true"/>
                <table:data-pilot-member table:name="87075" table:display="true" table:show-details="true"/>
                <table:data-pilot-member table:name="87077" table:display="true" table:show-details="true"/>
                <table:data-pilot-member table:name="87078" table:display="true" table:show-details="true"/>
                <table:data-pilot-member table:name="87094" table:display="true" table:show-details="true"/>
                <table:data-pilot-member table:name="87107" table:display="true" table:show-details="true"/>
                <table:data-pilot-member table:name="87111" table:display="true" table:show-details="true"/>
                <table:data-pilot-member table:name="87119" table:display="true" table:show-details="true"/>
                <table:data-pilot-member table:name="87172" table:display="true" table:show-details="true"/>
                <table:data-pilot-member table:name="87174" table:display="true" table:show-details="true"/>
                <table:data-pilot-member table:name="87183" table:display="true" table:show-details="true"/>
                <table:data-pilot-member table:name="87191" table:display="true" table:show-details="true"/>
                <table:data-pilot-member table:name="87192" table:display="true" table:show-details="true"/>
                <table:data-pilot-member table:name="87197" table:display="true" table:show-details="true"/>
                <table:data-pilot-member table:name="87200" table:display="true" table:show-details="true"/>
                <table:data-pilot-member table:name="87221" table:display="true" table:show-details="true"/>
                <table:data-pilot-member table:name="87257" table:display="true" table:show-details="true"/>
                <table:data-pilot-member table:name="87275" table:display="true" table:show-details="true"/>
                <table:data-pilot-member table:name="87276" table:display="true" table:show-details="true"/>
                <table:data-pilot-member table:name="87281" table:display="true" table:show-details="true"/>
                <table:data-pilot-member table:name="87282" table:display="true" table:show-details="true"/>
                <table:data-pilot-member table:name="87294" table:display="true" table:show-details="true"/>
                <table:data-pilot-member table:name="87326" table:display="true" table:show-details="true"/>
                <table:data-pilot-member table:name="87345" table:display="true" table:show-details="true"/>
                <table:data-pilot-member table:name="87358" table:display="true" table:show-details="true"/>
                <table:data-pilot-member table:name="87395" table:display="true" table:show-details="true"/>
                <table:data-pilot-member table:name="87400" table:display="true" table:show-details="true"/>
                <table:data-pilot-member table:name="87410" table:display="true" table:show-details="true"/>
                <table:data-pilot-member table:name="87412" table:display="true" table:show-details="true"/>
                <table:data-pilot-member table:name="87419" table:display="true" table:show-details="true"/>
                <table:data-pilot-member table:name="87439" table:display="true" table:show-details="true"/>
                <table:data-pilot-member table:name="87447" table:display="true" table:show-details="true"/>
                <table:data-pilot-member table:name="87454" table:display="true" table:show-details="true"/>
                <table:data-pilot-member table:name="87460" table:display="true" table:show-details="true"/>
                <table:data-pilot-member table:name="87463" table:display="true" table:show-details="true"/>
                <table:data-pilot-member table:name="87481" table:display="true" table:show-details="true"/>
                <table:data-pilot-member table:name="87495" table:display="true" table:show-details="true"/>
                <table:data-pilot-member table:name="87497" table:display="true" table:show-details="true"/>
                <table:data-pilot-member table:name="87509" table:display="true" table:show-details="true"/>
                <table:data-pilot-member table:name="87513" table:display="true" table:show-details="true"/>
                <table:data-pilot-member table:name="87531" table:display="true" table:show-details="true"/>
                <table:data-pilot-member table:name="87542" table:display="true" table:show-details="true"/>
                <table:data-pilot-member table:name="87549" table:display="true" table:show-details="true"/>
                <table:data-pilot-member table:name="87561" table:display="true" table:show-details="true"/>
                <table:data-pilot-member table:name="87570" table:display="true" table:show-details="true"/>
                <table:data-pilot-member table:name="87586" table:display="true" table:show-details="true"/>
                <table:data-pilot-member table:name="87601" table:display="true" table:show-details="true"/>
                <table:data-pilot-member table:name="87609" table:display="true" table:show-details="true"/>
                <table:data-pilot-member table:name="87616" table:display="true" table:show-details="true"/>
                <table:data-pilot-member table:name="87635" table:display="true" table:show-details="true"/>
                <table:data-pilot-member table:name="87642" table:display="true" table:show-details="true"/>
                <table:data-pilot-member table:name="87664" table:display="true" table:show-details="true"/>
                <table:data-pilot-member table:name="87705" table:display="true" table:show-details="true"/>
                <table:data-pilot-member table:name="87719" table:display="true" table:show-details="true"/>
                <table:data-pilot-member table:name="87721" table:display="true" table:show-details="true"/>
                <table:data-pilot-member table:name="87735" table:display="true" table:show-details="true"/>
                <table:data-pilot-member table:name="87740" table:display="true" table:show-details="true"/>
                <table:data-pilot-member table:name="87753" table:display="true" table:show-details="true"/>
                <table:data-pilot-member table:name="87754" table:display="true" table:show-details="true"/>
                <table:data-pilot-member table:name="87757" table:display="true" table:show-details="true"/>
                <table:data-pilot-member table:name="87759" table:display="true" table:show-details="true"/>
                <table:data-pilot-member table:name="87768" table:display="true" table:show-details="true"/>
                <table:data-pilot-member table:name="87772" table:display="true" table:show-details="true"/>
                <table:data-pilot-member table:name="87790" table:display="true" table:show-details="true"/>
                <table:data-pilot-member table:name="87791" table:display="true" table:show-details="true"/>
                <table:data-pilot-member table:name="87797" table:display="true" table:show-details="true"/>
                <table:data-pilot-member table:name="87801" table:display="true" table:show-details="true"/>
                <table:data-pilot-member table:name="87802" table:display="true" table:show-details="true"/>
                <table:data-pilot-member table:name="87805" table:display="true" table:show-details="true"/>
                <table:data-pilot-member table:name="87821" table:display="true" table:show-details="true"/>
                <table:data-pilot-member table:name="87835" table:display="true" table:show-details="true"/>
                <table:data-pilot-member table:name="87852" table:display="true" table:show-details="true"/>
                <table:data-pilot-member table:name="87875" table:display="true" table:show-details="true"/>
                <table:data-pilot-member table:name="87880" table:display="true" table:show-details="true"/>
                <table:data-pilot-member table:name="87886" table:display="true" table:show-details="true"/>
                <table:data-pilot-member table:name="87890" table:display="true" table:show-details="true"/>
                <table:data-pilot-member table:name="87899" table:display="true" table:show-details="true"/>
                <table:data-pilot-member table:name="87915" table:display="true" table:show-details="true"/>
                <table:data-pilot-member table:name="87917" table:display="true" table:show-details="true"/>
                <table:data-pilot-member table:name="87960" table:display="true" table:show-details="true"/>
                <table:data-pilot-member table:name="87969" table:display="true" table:show-details="true"/>
                <table:data-pilot-member table:name="87974" table:display="true" table:show-details="true"/>
                <table:data-pilot-member table:name="87984" table:display="true" table:show-details="true"/>
                <table:data-pilot-member table:name="88002" table:display="true" table:show-details="true"/>
                <table:data-pilot-member table:name="88008" table:display="true" table:show-details="true"/>
                <table:data-pilot-member table:name="88022" table:display="true" table:show-details="true"/>
                <table:data-pilot-member table:name="88025" table:display="true" table:show-details="true"/>
                <table:data-pilot-member table:name="88033" table:display="true" table:show-details="true"/>
                <table:data-pilot-member table:name="88038" table:display="true" table:show-details="true"/>
                <table:data-pilot-member table:name="88067" table:display="true" table:show-details="true"/>
                <table:data-pilot-member table:name="88069" table:display="true" table:show-details="true"/>
                <table:data-pilot-member table:name="88078" table:display="true" table:show-details="true"/>
                <table:data-pilot-member table:name="88091" table:display="true" table:show-details="true"/>
                <table:data-pilot-member table:name="88100" table:display="true" table:show-details="true"/>
                <table:data-pilot-member table:name="88105" table:display="true" table:show-details="true"/>
                <table:data-pilot-member table:name="88129" table:display="true" table:show-details="true"/>
                <table:data-pilot-member table:name="88131" table:display="true" table:show-details="true"/>
                <table:data-pilot-member table:name="88134" table:display="true" table:show-details="true"/>
                <table:data-pilot-member table:name="88142" table:display="true" table:show-details="true"/>
                <table:data-pilot-member table:name="88146" table:display="true" table:show-details="true"/>
                <table:data-pilot-member table:name="88157" table:display="true" table:show-details="true"/>
                <table:data-pilot-member table:name="88165" table:display="true" table:show-details="true"/>
                <table:data-pilot-member table:name="88172" table:display="true" table:show-details="true"/>
                <table:data-pilot-member table:name="88223" table:display="true" table:show-details="true"/>
                <table:data-pilot-member table:name="88227" table:display="true" table:show-details="true"/>
                <table:data-pilot-member table:name="88228" table:display="true" table:show-details="true"/>
                <table:data-pilot-member table:name="88231" table:display="true" table:show-details="true"/>
                <table:data-pilot-member table:name="88232" table:display="true" table:show-details="true"/>
                <table:data-pilot-member table:name="88240" table:display="true" table:show-details="true"/>
                <table:data-pilot-member table:name="88255" table:display="true" table:show-details="true"/>
                <table:data-pilot-member table:name="88275" table:display="true" table:show-details="true"/>
                <table:data-pilot-member table:name="88288" table:display="true" table:show-details="true"/>
                <table:data-pilot-member table:name="88289" table:display="true" table:show-details="true"/>
                <table:data-pilot-member table:name="88304" table:display="true" table:show-details="true"/>
                <table:data-pilot-member table:name="88310" table:display="true" table:show-details="true"/>
                <table:data-pilot-member table:name="88333" table:display="true" table:show-details="true"/>
                <table:data-pilot-member table:name="88338" table:display="true" table:show-details="true"/>
                <table:data-pilot-member table:name="88344" table:display="true" table:show-details="true"/>
                <table:data-pilot-member table:name="88355" table:display="true" table:show-details="true"/>
                <table:data-pilot-member table:name="88356" table:display="true" table:show-details="true"/>
                <table:data-pilot-member table:name="88361" table:display="true" table:show-details="true"/>
                <table:data-pilot-member table:name="88368" table:display="true" table:show-details="true"/>
                <table:data-pilot-member table:name="88371" table:display="true" table:show-details="true"/>
                <table:data-pilot-member table:name="88383" table:display="true" table:show-details="true"/>
                <table:data-pilot-member table:name="88384" table:display="true" table:show-details="true"/>
                <table:data-pilot-member table:name="88394" table:display="true" table:show-details="true"/>
                <table:data-pilot-member table:name="88405" table:display="true" table:show-details="true"/>
                <table:data-pilot-member table:name="88423" table:display="true" table:show-details="true"/>
                <table:data-pilot-member table:name="88435" table:display="true" table:show-details="true"/>
                <table:data-pilot-member table:name="88442" table:display="true" table:show-details="true"/>
                <table:data-pilot-member table:name="88461" table:display="true" table:show-details="true"/>
                <table:data-pilot-member table:name="88462" table:display="true" table:show-details="true"/>
                <table:data-pilot-member table:name="88465" table:display="true" table:show-details="true"/>
                <table:data-pilot-member table:name="88472" table:display="true" table:show-details="true"/>
                <table:data-pilot-member table:name="88482" table:display="true" table:show-details="true"/>
                <table:data-pilot-member table:name="88485" table:display="true" table:show-details="true"/>
                <table:data-pilot-member table:name="88493" table:display="true" table:show-details="true"/>
                <table:data-pilot-member table:name="88535" table:display="true" table:show-details="true"/>
                <table:data-pilot-member table:name="88551" table:display="true" table:show-details="true"/>
                <table:data-pilot-member table:name="88594" table:display="true" table:show-details="true"/>
                <table:data-pilot-member table:name="88609" table:display="true" table:show-details="true"/>
                <table:data-pilot-member table:name="88626" table:display="true" table:show-details="true"/>
                <table:data-pilot-member table:name="88640" table:display="true" table:show-details="true"/>
                <table:data-pilot-member table:name="88667" table:display="true" table:show-details="true"/>
                <table:data-pilot-member table:name="88675" table:display="true" table:show-details="true"/>
                <table:data-pilot-member table:name="88687" table:display="true" table:show-details="true"/>
                <table:data-pilot-member table:name="88706" table:display="true" table:show-details="true"/>
                <table:data-pilot-member table:name="88734" table:display="true" table:show-details="true"/>
                <table:data-pilot-member table:name="88741" table:display="true" table:show-details="true"/>
                <table:data-pilot-member table:name="88750" table:display="true" table:show-details="true"/>
                <table:data-pilot-member table:name="88760" table:display="true" table:show-details="true"/>
                <table:data-pilot-member table:name="88768" table:display="true" table:show-details="true"/>
                <table:data-pilot-member table:name="88783" table:display="true" table:show-details="true"/>
                <table:data-pilot-member table:name="88784" table:display="true" table:show-details="true"/>
                <table:data-pilot-member table:name="88792" table:display="true" table:show-details="true"/>
                <table:data-pilot-member table:name="88794" table:display="true" table:show-details="true"/>
                <table:data-pilot-member table:name="88802" table:display="true" table:show-details="true"/>
                <table:data-pilot-member table:name="88804" table:display="true" table:show-details="true"/>
                <table:data-pilot-member table:name="88828" table:display="true" table:show-details="true"/>
                <table:data-pilot-member table:name="88831" table:display="true" table:show-details="true"/>
                <table:data-pilot-member table:name="88848" table:display="true" table:show-details="true"/>
                <table:data-pilot-member table:name="88853" table:display="true" table:show-details="true"/>
                <table:data-pilot-member table:name="88869" table:display="true" table:show-details="true"/>
                <table:data-pilot-member table:name="88879" table:display="true" table:show-details="true"/>
                <table:data-pilot-member table:name="88883" table:display="true" table:show-details="true"/>
                <table:data-pilot-member table:name="88895" table:display="true" table:show-details="true"/>
                <table:data-pilot-member table:name="88897" table:display="true" table:show-details="true"/>
                <table:data-pilot-member table:name="88909" table:display="true" table:show-details="true"/>
                <table:data-pilot-member table:name="88918" table:display="true" table:show-details="true"/>
                <table:data-pilot-member table:name="88951" table:display="true" table:show-details="true"/>
                <table:data-pilot-member table:name="88955" table:display="true" table:show-details="true"/>
                <table:data-pilot-member table:name="88959" table:display="true" table:show-details="true"/>
                <table:data-pilot-member table:name="88969" table:display="true" table:show-details="true"/>
                <table:data-pilot-member table:name="88970" table:display="true" table:show-details="true"/>
                <table:data-pilot-member table:name="88984" table:display="true" table:show-details="true"/>
                <table:data-pilot-member table:name="88993" table:display="true" table:show-details="true"/>
                <table:data-pilot-member table:name="89025" table:display="true" table:show-details="true"/>
                <table:data-pilot-member table:name="89044" table:display="true" table:show-details="true"/>
                <table:data-pilot-member table:name="89049" table:display="true" table:show-details="true"/>
                <table:data-pilot-member table:name="89051" table:display="true" table:show-details="true"/>
                <table:data-pilot-member table:name="89056" table:display="true" table:show-details="true"/>
                <table:data-pilot-member table:name="89065" table:display="true" table:show-details="true"/>
                <table:data-pilot-member table:name="89079" table:display="true" table:show-details="true"/>
                <table:data-pilot-member table:name="89114" table:display="true" table:show-details="true"/>
                <table:data-pilot-member table:name="89121" table:display="true" table:show-details="true"/>
                <table:data-pilot-member table:name="89144" table:display="true" table:show-details="true"/>
                <table:data-pilot-member table:name="89147" table:display="true" table:show-details="true"/>
                <table:data-pilot-member table:name="89152" table:display="true" table:show-details="true"/>
                <table:data-pilot-member table:name="89159" table:display="true" table:show-details="true"/>
                <table:data-pilot-member table:name="89184" table:display="true" table:show-details="true"/>
                <table:data-pilot-member table:name="89203" table:display="true" table:show-details="true"/>
                <table:data-pilot-member table:name="89217" table:display="true" table:show-details="true"/>
                <table:data-pilot-member table:name="89239" table:display="true" table:show-details="true"/>
                <table:data-pilot-member table:name="89250" table:display="true" table:show-details="true"/>
                <table:data-pilot-member table:name="89267" table:display="true" table:show-details="true"/>
                <table:data-pilot-member table:name="89269" table:display="true" table:show-details="true"/>
                <table:data-pilot-member table:name="89277" table:display="true" table:show-details="true"/>
                <table:data-pilot-member table:name="89295" table:display="true" table:show-details="true"/>
                <table:data-pilot-member table:name="89304" table:display="true" table:show-details="true"/>
                <table:data-pilot-member table:name="89306" table:display="true" table:show-details="true"/>
                <table:data-pilot-member table:name="89323" table:display="true" table:show-details="true"/>
                <table:data-pilot-member table:name="89326" table:display="true" table:show-details="true"/>
                <table:data-pilot-member table:name="89328" table:display="true" table:show-details="true"/>
                <table:data-pilot-member table:name="89331" table:display="true" table:show-details="true"/>
                <table:data-pilot-member table:name="89332" table:display="true" table:show-details="true"/>
                <table:data-pilot-member table:name="89337" table:display="true" table:show-details="true"/>
                <table:data-pilot-member table:name="89360" table:display="true" table:show-details="true"/>
                <table:data-pilot-member table:name="89361" table:display="true" table:show-details="true"/>
                <table:data-pilot-member table:name="89394" table:display="true" table:show-details="true"/>
                <table:data-pilot-member table:name="89398" table:display="true" table:show-details="true"/>
                <table:data-pilot-member table:name="89406" table:display="true" table:show-details="true"/>
                <table:data-pilot-member table:name="89427" table:display="true" table:show-details="true"/>
                <table:data-pilot-member table:name="89439" table:display="true" table:show-details="true"/>
                <table:data-pilot-member table:name="89446" table:display="true" table:show-details="true"/>
                <table:data-pilot-member table:name="89448" table:display="true" table:show-details="true"/>
                <table:data-pilot-member table:name="89460" table:display="true" table:show-details="true"/>
                <table:data-pilot-member table:name="89461" table:display="true" table:show-details="true"/>
                <table:data-pilot-member table:name="89462" table:display="true" table:show-details="true"/>
                <table:data-pilot-member table:name="89489" table:display="true" table:show-details="true"/>
                <table:data-pilot-member table:name="89490" table:display="true" table:show-details="true"/>
                <table:data-pilot-member table:name="89500" table:display="true" table:show-details="true"/>
                <table:data-pilot-member table:name="89503" table:display="true" table:show-details="true"/>
                <table:data-pilot-member table:name="89510" table:display="true" table:show-details="true"/>
                <table:data-pilot-member table:name="89529" table:display="true" table:show-details="true"/>
                <table:data-pilot-member table:name="89540" table:display="true" table:show-details="true"/>
                <table:data-pilot-member table:name="89542" table:display="true" table:show-details="true"/>
                <table:data-pilot-member table:name="89549" table:display="true" table:show-details="true"/>
                <table:data-pilot-member table:name="89551" table:display="true" table:show-details="true"/>
                <table:data-pilot-member table:name="89556" table:display="true" table:show-details="true"/>
                <table:data-pilot-member table:name="89559" table:display="true" table:show-details="true"/>
                <table:data-pilot-member table:name="89563" table:display="true" table:show-details="true"/>
                <table:data-pilot-member table:name="89585" table:display="true" table:show-details="true"/>
                <table:data-pilot-member table:name="89588" table:display="true" table:show-details="true"/>
                <table:data-pilot-member table:name="89592" table:display="true" table:show-details="true"/>
                <table:data-pilot-member table:name="89606" table:display="true" table:show-details="true"/>
                <table:data-pilot-member table:name="89612" table:display="true" table:show-details="true"/>
                <table:data-pilot-member table:name="89619" table:display="true" table:show-details="true"/>
                <table:data-pilot-member table:name="89637" table:display="true" table:show-details="true"/>
                <table:data-pilot-member table:name="89657" table:display="true" table:show-details="true"/>
                <table:data-pilot-member table:name="89676" table:display="true" table:show-details="true"/>
                <table:data-pilot-member table:name="89705" table:display="true" table:show-details="true"/>
                <table:data-pilot-member table:name="89708" table:display="true" table:show-details="true"/>
                <table:data-pilot-member table:name="89713" table:display="true" table:show-details="true"/>
                <table:data-pilot-member table:name="89715" table:display="true" table:show-details="true"/>
                <table:data-pilot-member table:name="89716" table:display="true" table:show-details="true"/>
                <table:data-pilot-member table:name="89740" table:display="true" table:show-details="true"/>
                <table:data-pilot-member table:name="89752" table:display="true" table:show-details="true"/>
                <table:data-pilot-member table:name="89755" table:display="true" table:show-details="true"/>
                <table:data-pilot-member table:name="89765" table:display="true" table:show-details="true"/>
                <table:data-pilot-member table:name="89773" table:display="true" table:show-details="true"/>
                <table:data-pilot-member table:name="89784" table:display="true" table:show-details="true"/>
                <table:data-pilot-member table:name="89786" table:display="true" table:show-details="true"/>
                <table:data-pilot-member table:name="89795" table:display="true" table:show-details="true"/>
                <table:data-pilot-member table:name="89830" table:display="true" table:show-details="true"/>
                <table:data-pilot-member table:name="89855" table:display="true" table:show-details="true"/>
                <table:data-pilot-member table:name="89868" table:display="true" table:show-details="true"/>
                <table:data-pilot-member table:name="89870" table:display="true" table:show-details="true"/>
                <table:data-pilot-member table:name="89889" table:display="true" table:show-details="true"/>
                <table:data-pilot-member table:name="89891" table:display="true" table:show-details="true"/>
                <table:data-pilot-member table:name="89895" table:display="true" table:show-details="true"/>
                <table:data-pilot-member table:name="89909" table:display="true" table:show-details="true"/>
                <table:data-pilot-member table:name="89921" table:display="true" table:show-details="true"/>
                <table:data-pilot-member table:name="89927" table:display="true" table:show-details="true"/>
                <table:data-pilot-member table:name="89944" table:display="true" table:show-details="true"/>
                <table:data-pilot-member table:name="89959" table:display="true" table:show-details="true"/>
                <table:data-pilot-member table:name="89975" table:display="true" table:show-details="true"/>
                <table:data-pilot-member table:name="89979" table:display="true" table:show-details="true"/>
                <table:data-pilot-member table:name="89991" table:display="true" table:show-details="true"/>
                <table:data-pilot-member table:name="90007" table:display="true" table:show-details="true"/>
                <table:data-pilot-member table:name="90033" table:display="true" table:show-details="true"/>
                <table:data-pilot-member table:name="90034" table:display="true" table:show-details="true"/>
                <table:data-pilot-member table:name="90038" table:display="true" table:show-details="true"/>
                <table:data-pilot-member table:name="90042" table:display="true" table:show-details="true"/>
                <table:data-pilot-member table:name="90047" table:display="true" table:show-details="true"/>
                <table:data-pilot-member table:name="90056" table:display="true" table:show-details="true"/>
                <table:data-pilot-member table:name="90071" table:display="true" table:show-details="true"/>
                <table:data-pilot-member table:name="90081" table:display="true" table:show-details="true"/>
                <table:data-pilot-member table:name="90083" table:display="true" table:show-details="true"/>
                <table:data-pilot-member table:name="90093" table:display="true" table:show-details="true"/>
                <table:data-pilot-member table:name="90099" table:display="true" table:show-details="true"/>
                <table:data-pilot-member table:name="90104" table:display="true" table:show-details="true"/>
                <table:data-pilot-member table:name="90115" table:display="true" table:show-details="true"/>
                <table:data-pilot-member table:name="90124" table:display="true" table:show-details="true"/>
                <table:data-pilot-member table:name="90137" table:display="true" table:show-details="true"/>
                <table:data-pilot-member table:name="90145" table:display="true" table:show-details="true"/>
                <table:data-pilot-member table:name="90165" table:display="true" table:show-details="true"/>
                <table:data-pilot-member table:name="90166" table:display="true" table:show-details="true"/>
                <table:data-pilot-member table:name="90168" table:display="true" table:show-details="true"/>
                <table:data-pilot-member table:name="90174" table:display="true" table:show-details="true"/>
                <table:data-pilot-member table:name="90188" table:display="true" table:show-details="true"/>
                <table:data-pilot-member table:name="90202" table:display="true" table:show-details="true"/>
                <table:data-pilot-member table:name="90203" table:display="true" table:show-details="true"/>
                <table:data-pilot-member table:name="90248" table:display="true" table:show-details="true"/>
                <table:data-pilot-member table:name="90258" table:display="true" table:show-details="true"/>
                <table:data-pilot-member table:name="90259" table:display="true" table:show-details="true"/>
                <table:data-pilot-member table:name="90268" table:display="true" table:show-details="true"/>
                <table:data-pilot-member table:name="90269" table:display="true" table:show-details="true"/>
                <table:data-pilot-member table:name="90290" table:display="true" table:show-details="true"/>
                <table:data-pilot-member table:name="90295" table:display="true" table:show-details="true"/>
                <table:data-pilot-member table:name="90302" table:display="true" table:show-details="true"/>
                <table:data-pilot-member table:name="90307" table:display="true" table:show-details="true"/>
                <table:data-pilot-member table:name="90317" table:display="true" table:show-details="true"/>
                <table:data-pilot-member table:name="90347" table:display="true" table:show-details="true"/>
                <table:data-pilot-member table:name="90354" table:display="true" table:show-details="true"/>
                <table:data-pilot-member table:name="90375" table:display="true" table:show-details="true"/>
                <table:data-pilot-member table:name="90387" table:display="true" table:show-details="true"/>
                <table:data-pilot-member table:name="90394" table:display="true" table:show-details="true"/>
                <table:data-pilot-member table:name="90397" table:display="true" table:show-details="true"/>
                <table:data-pilot-member table:name="90418" table:display="true" table:show-details="true"/>
                <table:data-pilot-member table:name="90434" table:display="true" table:show-details="true"/>
                <table:data-pilot-member table:name="90459" table:display="true" table:show-details="true"/>
                <table:data-pilot-member table:name="90470" table:display="true" table:show-details="true"/>
                <table:data-pilot-member table:name="90471" table:display="true" table:show-details="true"/>
                <table:data-pilot-member table:name="90473" table:display="true" table:show-details="true"/>
                <table:data-pilot-member table:name="90498" table:display="true" table:show-details="true"/>
                <table:data-pilot-member table:name="90513" table:display="true" table:show-details="true"/>
                <table:data-pilot-member table:name="90515" table:display="true" table:show-details="true"/>
                <table:data-pilot-member table:name="90522" table:display="true" table:show-details="true"/>
                <table:data-pilot-member table:name="90525" table:display="true" table:show-details="true"/>
                <table:data-pilot-member table:name="90533" table:display="true" table:show-details="true"/>
                <table:data-pilot-member table:name="90540" table:display="true" table:show-details="true"/>
                <table:data-pilot-member table:name="90545" table:display="true" table:show-details="true"/>
                <table:data-pilot-member table:name="90556" table:display="true" table:show-details="true"/>
                <table:data-pilot-member table:name="90557" table:display="true" table:show-details="true"/>
                <table:data-pilot-member table:name="90570" table:display="true" table:show-details="true"/>
                <table:data-pilot-member table:name="90583" table:display="true" table:show-details="true"/>
                <table:data-pilot-member table:name="90590" table:display="true" table:show-details="true"/>
                <table:data-pilot-member table:name="90626" table:display="true" table:show-details="true"/>
                <table:data-pilot-member table:name="90631" table:display="true" table:show-details="true"/>
                <table:data-pilot-member table:name="90634" table:display="true" table:show-details="true"/>
                <table:data-pilot-member table:name="90643" table:display="true" table:show-details="true"/>
                <table:data-pilot-member table:name="90650" table:display="true" table:show-details="true"/>
                <table:data-pilot-member table:name="90651" table:display="true" table:show-details="true"/>
                <table:data-pilot-member table:name="90653" table:display="true" table:show-details="true"/>
                <table:data-pilot-member table:name="90655" table:display="true" table:show-details="true"/>
                <table:data-pilot-member table:name="90688" table:display="true" table:show-details="true"/>
                <table:data-pilot-member table:name="90706" table:display="true" table:show-details="true"/>
                <table:data-pilot-member table:name="90712" table:display="true" table:show-details="true"/>
                <table:data-pilot-member table:name="90715" table:display="true" table:show-details="true"/>
                <table:data-pilot-member table:name="90720" table:display="true" table:show-details="true"/>
                <table:data-pilot-member table:name="90728" table:display="true" table:show-details="true"/>
                <table:data-pilot-member table:name="90732" table:display="true" table:show-details="true"/>
                <table:data-pilot-member table:name="90749" table:display="true" table:show-details="true"/>
                <table:data-pilot-member table:name="90797" table:display="true" table:show-details="true"/>
                <table:data-pilot-member table:name="90812" table:display="true" table:show-details="true"/>
                <table:data-pilot-member table:name="90827" table:display="true" table:show-details="true"/>
                <table:data-pilot-member table:name="90832" table:display="true" table:show-details="true"/>
                <table:data-pilot-member table:name="90845" table:display="true" table:show-details="true"/>
                <table:data-pilot-member table:name="90858" table:display="true" table:show-details="true"/>
                <table:data-pilot-member table:name="90867" table:display="true" table:show-details="true"/>
                <table:data-pilot-member table:name="90877" table:display="true" table:show-details="true"/>
                <table:data-pilot-member table:name="90878" table:display="true" table:show-details="true"/>
                <table:data-pilot-member table:name="90879" table:display="true" table:show-details="true"/>
                <table:data-pilot-member table:name="90887" table:display="true" table:show-details="true"/>
                <table:data-pilot-member table:name="90888" table:display="true" table:show-details="true"/>
                <table:data-pilot-member table:name="90908" table:display="true" table:show-details="true"/>
                <table:data-pilot-member table:name="90942" table:display="true" table:show-details="true"/>
                <table:data-pilot-member table:name="90943" table:display="true" table:show-details="true"/>
                <table:data-pilot-member table:name="90947" table:display="true" table:show-details="true"/>
                <table:data-pilot-member table:name="90950" table:display="true" table:show-details="true"/>
                <table:data-pilot-member table:name="90954" table:display="true" table:show-details="true"/>
                <table:data-pilot-member table:name="90986" table:display="true" table:show-details="true"/>
                <table:data-pilot-member table:name="91007" table:display="true" table:show-details="true"/>
                <table:data-pilot-member table:name="91025" table:display="true" table:show-details="true"/>
                <table:data-pilot-member table:name="91026" table:display="true" table:show-details="true"/>
                <table:data-pilot-member table:name="91028" table:display="true" table:show-details="true"/>
                <table:data-pilot-member table:name="91031" table:display="true" table:show-details="true"/>
                <table:data-pilot-member table:name="91036" table:display="true" table:show-details="true"/>
                <table:data-pilot-member table:name="91055" table:display="true" table:show-details="true"/>
                <table:data-pilot-member table:name="91061" table:display="true" table:show-details="true"/>
                <table:data-pilot-member table:name="91094" table:display="true" table:show-details="true"/>
                <table:data-pilot-member table:name="91096" table:display="true" table:show-details="true"/>
                <table:data-pilot-member table:name="91109" table:display="true" table:show-details="true"/>
                <table:data-pilot-member table:name="91115" table:display="true" table:show-details="true"/>
                <table:data-pilot-member table:name="91123" table:display="true" table:show-details="true"/>
                <table:data-pilot-member table:name="91124" table:display="true" table:show-details="true"/>
                <table:data-pilot-member table:name="91132" table:display="true" table:show-details="true"/>
                <table:data-pilot-member table:name="91167" table:display="true" table:show-details="true"/>
                <table:data-pilot-member table:name="91172" table:display="true" table:show-details="true"/>
                <table:data-pilot-member table:name="91176" table:display="true" table:show-details="true"/>
                <table:data-pilot-member table:name="91205" table:display="true" table:show-details="true"/>
                <table:data-pilot-member table:name="91216" table:display="true" table:show-details="true"/>
                <table:data-pilot-member table:name="91219" table:display="true" table:show-details="true"/>
                <table:data-pilot-member table:name="91233" table:display="true" table:show-details="true"/>
                <table:data-pilot-member table:name="91267" table:display="true" table:show-details="true"/>
                <table:data-pilot-member table:name="91280" table:display="true" table:show-details="true"/>
                <table:data-pilot-member table:name="91289" table:display="true" table:show-details="true"/>
                <table:data-pilot-member table:name="91293" table:display="true" table:show-details="true"/>
                <table:data-pilot-member table:name="91298" table:display="true" table:show-details="true"/>
                <table:data-pilot-member table:name="91306" table:display="true" table:show-details="true"/>
                <table:data-pilot-member table:name="91307" table:display="true" table:show-details="true"/>
                <table:data-pilot-member table:name="91308" table:display="true" table:show-details="true"/>
                <table:data-pilot-member table:name="91331" table:display="true" table:show-details="true"/>
                <table:data-pilot-member table:name="91339" table:display="true" table:show-details="true"/>
                <table:data-pilot-member table:name="91346" table:display="true" table:show-details="true"/>
                <table:data-pilot-member table:name="91373" table:display="true" table:show-details="true"/>
                <table:data-pilot-member table:name="91387" table:display="true" table:show-details="true"/>
                <table:data-pilot-member table:name="91399" table:display="true" table:show-details="true"/>
                <table:data-pilot-member table:name="91446" table:display="true" table:show-details="true"/>
                <table:data-pilot-member table:name="91461" table:display="true" table:show-details="true"/>
                <table:data-pilot-member table:name="91471" table:display="true" table:show-details="true"/>
                <table:data-pilot-member table:name="91480" table:display="true" table:show-details="true"/>
                <table:data-pilot-member table:name="91504" table:display="true" table:show-details="true"/>
                <table:data-pilot-member table:name="91512" table:display="true" table:show-details="true"/>
                <table:data-pilot-member table:name="91521" table:display="true" table:show-details="true"/>
                <table:data-pilot-member table:name="91522" table:display="true" table:show-details="true"/>
                <table:data-pilot-member table:name="91540" table:display="true" table:show-details="true"/>
                <table:data-pilot-member table:name="91553" table:display="true" table:show-details="true"/>
                <table:data-pilot-member table:name="91572" table:display="true" table:show-details="true"/>
                <table:data-pilot-member table:name="91579" table:display="true" table:show-details="true"/>
                <table:data-pilot-member table:name="91586" table:display="true" table:show-details="true"/>
                <table:data-pilot-member table:name="91590" table:display="true" table:show-details="true"/>
                <table:data-pilot-member table:name="91591" table:display="true" table:show-details="true"/>
                <table:data-pilot-member table:name="91597" table:display="true" table:show-details="true"/>
                <table:data-pilot-member table:name="91605" table:display="true" table:show-details="true"/>
                <table:data-pilot-member table:name="91607" table:display="true" table:show-details="true"/>
                <table:data-pilot-member table:name="91615" table:display="true" table:show-details="true"/>
                <table:data-pilot-member table:name="91693" table:display="true" table:show-details="true"/>
                <table:data-pilot-member table:name="91695" table:display="true" table:show-details="true"/>
                <table:data-pilot-member table:name="91712" table:display="true" table:show-details="true"/>
                <table:data-pilot-member table:name="91717" table:display="true" table:show-details="true"/>
                <table:data-pilot-member table:name="91727" table:display="true" table:show-details="true"/>
                <table:data-pilot-member table:name="91729" table:display="true" table:show-details="true"/>
                <table:data-pilot-member table:name="91738" table:display="true" table:show-details="true"/>
                <table:data-pilot-member table:name="91746" table:display="true" table:show-details="true"/>
                <table:data-pilot-member table:name="91759" table:display="true" table:show-details="true"/>
                <table:data-pilot-member table:name="91761" table:display="true" table:show-details="true"/>
                <table:data-pilot-member table:name="91762" table:display="true" table:show-details="true"/>
                <table:data-pilot-member table:name="91764" table:display="true" table:show-details="true"/>
                <table:data-pilot-member table:name="91768" table:display="true" table:show-details="true"/>
                <table:data-pilot-member table:name="91777" table:display="true" table:show-details="true"/>
                <table:data-pilot-member table:name="91791" table:display="true" table:show-details="true"/>
                <table:data-pilot-member table:name="91804" table:display="true" table:show-details="true"/>
                <table:data-pilot-member table:name="91821" table:display="true" table:show-details="true"/>
                <table:data-pilot-member table:name="91868" table:display="true" table:show-details="true"/>
                <table:data-pilot-member table:name="91872" table:display="true" table:show-details="true"/>
                <table:data-pilot-member table:name="91885" table:display="true" table:show-details="true"/>
                <table:data-pilot-member table:name="91888" table:display="true" table:show-details="true"/>
                <table:data-pilot-member table:name="91893" table:display="true" table:show-details="true"/>
                <table:data-pilot-member table:name="91895" table:display="true" table:show-details="true"/>
                <table:data-pilot-member table:name="91905" table:display="true" table:show-details="true"/>
                <table:data-pilot-member table:name="91911" table:display="true" table:show-details="true"/>
                <table:data-pilot-member table:name="91915" table:display="true" table:show-details="true"/>
                <table:data-pilot-member table:name="91936" table:display="true" table:show-details="true"/>
                <table:data-pilot-member table:name="91951" table:display="true" table:show-details="true"/>
                <table:data-pilot-member table:name="91956" table:display="true" table:show-details="true"/>
                <table:data-pilot-member table:name="91957" table:display="true" table:show-details="true"/>
                <table:data-pilot-member table:name="91962" table:display="true" table:show-details="true"/>
                <table:data-pilot-member table:name="91965" table:display="true" table:show-details="true"/>
                <table:data-pilot-member table:name="91978" table:display="true" table:show-details="true"/>
                <table:data-pilot-member table:name="91979" table:display="true" table:show-details="true"/>
                <table:data-pilot-member table:name="91984" table:display="true" table:show-details="true"/>
                <table:data-pilot-member table:name="92009" table:display="true" table:show-details="true"/>
                <table:data-pilot-member table:name="92013" table:display="true" table:show-details="true"/>
                <table:data-pilot-member table:name="92019" table:display="true" table:show-details="true"/>
                <table:data-pilot-member table:name="92026" table:display="true" table:show-details="true"/>
                <table:data-pilot-member table:name="92070" table:display="true" table:show-details="true"/>
                <table:data-pilot-member table:name="92079" table:display="true" table:show-details="true"/>
                <table:data-pilot-member table:name="92080" table:display="true" table:show-details="true"/>
                <table:data-pilot-member table:name="92083" table:display="true" table:show-details="true"/>
                <table:data-pilot-member table:name="92111" table:display="true" table:show-details="true"/>
                <table:data-pilot-member table:name="92112" table:display="true" table:show-details="true"/>
                <table:data-pilot-member table:name="92139" table:display="true" table:show-details="true"/>
                <table:data-pilot-member table:name="92151" table:display="true" table:show-details="true"/>
                <table:data-pilot-member table:name="92175" table:display="true" table:show-details="true"/>
                <table:data-pilot-member table:name="92180" table:display="true" table:show-details="true"/>
                <table:data-pilot-member table:name="92185" table:display="true" table:show-details="true"/>
                <table:data-pilot-member table:name="92186" table:display="true" table:show-details="true"/>
                <table:data-pilot-member table:name="92195" table:display="true" table:show-details="true"/>
                <table:data-pilot-member table:name="92215" table:display="true" table:show-details="true"/>
                <table:data-pilot-member table:name="92218" table:display="true" table:show-details="true"/>
                <table:data-pilot-member table:name="92220" table:display="true" table:show-details="true"/>
                <table:data-pilot-member table:name="92239" table:display="true" table:show-details="true"/>
                <table:data-pilot-member table:name="92243" table:display="true" table:show-details="true"/>
                <table:data-pilot-member table:name="92272" table:display="true" table:show-details="true"/>
                <table:data-pilot-member table:name="92273" table:display="true" table:show-details="true"/>
                <table:data-pilot-member table:name="92297" table:display="true" table:show-details="true"/>
                <table:data-pilot-member table:name="92299" table:display="true" table:show-details="true"/>
                <table:data-pilot-member table:name="92326" table:display="true" table:show-details="true"/>
                <table:data-pilot-member table:name="92328" table:display="true" table:show-details="true"/>
                <table:data-pilot-member table:name="92339" table:display="true" table:show-details="true"/>
                <table:data-pilot-member table:name="92348" table:display="true" table:show-details="true"/>
                <table:data-pilot-member table:name="92367" table:display="true" table:show-details="true"/>
                <table:data-pilot-member table:name="92377" table:display="true" table:show-details="true"/>
                <table:data-pilot-member table:name="92378" table:display="true" table:show-details="true"/>
                <table:data-pilot-member table:name="92382" table:display="true" table:show-details="true"/>
                <table:data-pilot-member table:name="92397" table:display="true" table:show-details="true"/>
                <table:data-pilot-member table:name="92418" table:display="true" table:show-details="true"/>
                <table:data-pilot-member table:name="92431" table:display="true" table:show-details="true"/>
                <table:data-pilot-member table:name="92433" table:display="true" table:show-details="true"/>
                <table:data-pilot-member table:name="92447" table:display="true" table:show-details="true"/>
                <table:data-pilot-member table:name="92458" table:display="true" table:show-details="true"/>
                <table:data-pilot-member table:name="92461" table:display="true" table:show-details="true"/>
                <table:data-pilot-member table:name="92466" table:display="true" table:show-details="true"/>
                <table:data-pilot-member table:name="92481" table:display="true" table:show-details="true"/>
                <table:data-pilot-member table:name="92482" table:display="true" table:show-details="true"/>
                <table:data-pilot-member table:name="92488" table:display="true" table:show-details="true"/>
                <table:data-pilot-member table:name="92490" table:display="true" table:show-details="true"/>
                <table:data-pilot-member table:name="92492" table:display="true" table:show-details="true"/>
                <table:data-pilot-member table:name="92514" table:display="true" table:show-details="true"/>
                <table:data-pilot-member table:name="92519" table:display="true" table:show-details="true"/>
                <table:data-pilot-member table:name="92521" table:display="true" table:show-details="true"/>
                <table:data-pilot-member table:name="92522" table:display="true" table:show-details="true"/>
                <table:data-pilot-member table:name="92528" table:display="true" table:show-details="true"/>
                <table:data-pilot-member table:name="92532" table:display="true" table:show-details="true"/>
                <table:data-pilot-member table:name="92540" table:display="true" table:show-details="true"/>
                <table:data-pilot-member table:name="92545" table:display="true" table:show-details="true"/>
                <table:data-pilot-member table:name="92552" table:display="true" table:show-details="true"/>
                <table:data-pilot-member table:name="92554" table:display="true" table:show-details="true"/>
                <table:data-pilot-member table:name="92562" table:display="true" table:show-details="true"/>
                <table:data-pilot-member table:name="92568" table:display="true" table:show-details="true"/>
                <table:data-pilot-member table:name="92599" table:display="true" table:show-details="true"/>
                <table:data-pilot-member table:name="92612" table:display="true" table:show-details="true"/>
                <table:data-pilot-member table:name="92625" table:display="true" table:show-details="true"/>
                <table:data-pilot-member table:name="92626" table:display="true" table:show-details="true"/>
                <table:data-pilot-member table:name="92638" table:display="true" table:show-details="true"/>
                <table:data-pilot-member table:name="92641" table:display="true" table:show-details="true"/>
                <table:data-pilot-member table:name="92643" table:display="true" table:show-details="true"/>
                <table:data-pilot-member table:name="92660" table:display="true" table:show-details="true"/>
                <table:data-pilot-member table:name="92663" table:display="true" table:show-details="true"/>
                <table:data-pilot-member table:name="92664" table:display="true" table:show-details="true"/>
                <table:data-pilot-member table:name="92672" table:display="true" table:show-details="true"/>
                <table:data-pilot-member table:name="92687" table:display="true" table:show-details="true"/>
                <table:data-pilot-member table:name="92702" table:display="true" table:show-details="true"/>
                <table:data-pilot-member table:name="92703" table:display="true" table:show-details="true"/>
                <table:data-pilot-member table:name="92729" table:display="true" table:show-details="true"/>
                <table:data-pilot-member table:name="92735" table:display="true" table:show-details="true"/>
                <table:data-pilot-member table:name="92753" table:display="true" table:show-details="true"/>
                <table:data-pilot-member table:name="92762" table:display="true" table:show-details="true"/>
                <table:data-pilot-member table:name="92765" table:display="true" table:show-details="true"/>
                <table:data-pilot-member table:name="92802" table:display="true" table:show-details="true"/>
                <table:data-pilot-member table:name="92815" table:display="true" table:show-details="true"/>
                <table:data-pilot-member table:name="92835" table:display="true" table:show-details="true"/>
                <table:data-pilot-member table:name="92842" table:display="true" table:show-details="true"/>
                <table:data-pilot-member table:name="92846" table:display="true" table:show-details="true"/>
                <table:data-pilot-member table:name="92850" table:display="true" table:show-details="true"/>
                <table:data-pilot-member table:name="92894" table:display="true" table:show-details="true"/>
                <table:data-pilot-member table:name="92898" table:display="true" table:show-details="true"/>
                <table:data-pilot-member table:name="92916" table:display="true" table:show-details="true"/>
                <table:data-pilot-member table:name="92918" table:display="true" table:show-details="true"/>
                <table:data-pilot-member table:name="92926" table:display="true" table:show-details="true"/>
                <table:data-pilot-member table:name="92943" table:display="true" table:show-details="true"/>
                <table:data-pilot-member table:name="92956" table:display="true" table:show-details="true"/>
                <table:data-pilot-member table:name="92988" table:display="true" table:show-details="true"/>
                <table:data-pilot-member table:name="92993" table:display="true" table:show-details="true"/>
                <table:data-pilot-member table:name="93011" table:display="true" table:show-details="true"/>
                <table:data-pilot-member table:name="93023" table:display="true" table:show-details="true"/>
                <table:data-pilot-member table:name="93047" table:display="true" table:show-details="true"/>
                <table:data-pilot-member table:name="93049" table:display="true" table:show-details="true"/>
                <table:data-pilot-member table:name="93063" table:display="true" table:show-details="true"/>
                <table:data-pilot-member table:name="93068" table:display="true" table:show-details="true"/>
                <table:data-pilot-member table:name="93069" table:display="true" table:show-details="true"/>
                <table:data-pilot-member table:name="93090" table:display="true" table:show-details="true"/>
                <table:data-pilot-member table:name="93091" table:display="true" table:show-details="true"/>
                <table:data-pilot-member table:name="93092" table:display="true" table:show-details="true"/>
                <table:data-pilot-member table:name="93100" table:display="true" table:show-details="true"/>
                <table:data-pilot-member table:name="93107" table:display="true" table:show-details="true"/>
                <table:data-pilot-member table:name="93116" table:display="true" table:show-details="true"/>
                <table:data-pilot-member table:name="93122" table:display="true" table:show-details="true"/>
                <table:data-pilot-member table:name="93162" table:display="true" table:show-details="true"/>
                <table:data-pilot-member table:name="93165" table:display="true" table:show-details="true"/>
                <table:data-pilot-member table:name="93173" table:display="true" table:show-details="true"/>
                <table:data-pilot-member table:name="93178" table:display="true" table:show-details="true"/>
                <table:data-pilot-member table:name="93189" table:display="true" table:show-details="true"/>
                <table:data-pilot-member table:name="93194" table:display="true" table:show-details="true"/>
                <table:data-pilot-member table:name="93227" table:display="true" table:show-details="true"/>
                <table:data-pilot-member table:name="93259" table:display="true" table:show-details="true"/>
                <table:data-pilot-member table:name="93261" table:display="true" table:show-details="true"/>
                <table:data-pilot-member table:name="93263" table:display="true" table:show-details="true"/>
                <table:data-pilot-member table:name="93267" table:display="true" table:show-details="true"/>
                <table:data-pilot-member table:name="93268" table:display="true" table:show-details="true"/>
                <table:data-pilot-member table:name="93299" table:display="true" table:show-details="true"/>
                <table:data-pilot-member table:name="93300" table:display="true" table:show-details="true"/>
                <table:data-pilot-member table:name="93363" table:display="true" table:show-details="true"/>
                <table:data-pilot-member table:name="93378" table:display="true" table:show-details="true"/>
                <table:data-pilot-member table:name="93402" table:display="true" table:show-details="true"/>
                <table:data-pilot-member table:name="93409" table:display="true" table:show-details="true"/>
                <table:data-pilot-member table:name="93418" table:display="true" table:show-details="true"/>
                <table:data-pilot-member table:name="93421" table:display="true" table:show-details="true"/>
                <table:data-pilot-member table:name="93425" table:display="true" table:show-details="true"/>
                <table:data-pilot-member table:name="93442" table:display="true" table:show-details="true"/>
                <table:data-pilot-member table:name="93448" table:display="true" table:show-details="true"/>
                <table:data-pilot-member table:name="93470" table:display="true" table:show-details="true"/>
                <table:data-pilot-member table:name="93484" table:display="true" table:show-details="true"/>
                <table:data-pilot-member table:name="93492" table:display="true" table:show-details="true"/>
                <table:data-pilot-member table:name="93506" table:display="true" table:show-details="true"/>
                <table:data-pilot-member table:name="93516" table:display="true" table:show-details="true"/>
                <table:data-pilot-member table:name="93524" table:display="true" table:show-details="true"/>
                <table:data-pilot-member table:name="93538" table:display="true" table:show-details="true"/>
                <table:data-pilot-member table:name="93572" table:display="true" table:show-details="true"/>
                <table:data-pilot-member table:name="93575" table:display="true" table:show-details="true"/>
                <table:data-pilot-member table:name="93591" table:display="true" table:show-details="true"/>
                <table:data-pilot-member table:name="93612" table:display="true" table:show-details="true"/>
                <table:data-pilot-member table:name="93629" table:display="true" table:show-details="true"/>
                <table:data-pilot-member table:name="93634" table:display="true" table:show-details="true"/>
                <table:data-pilot-member table:name="93650" table:display="true" table:show-details="true"/>
                <table:data-pilot-member table:name="93655" table:display="true" table:show-details="true"/>
                <table:data-pilot-member table:name="93675" table:display="true" table:show-details="true"/>
                <table:data-pilot-member table:name="93678" table:display="true" table:show-details="true"/>
                <table:data-pilot-member table:name="93686" table:display="true" table:show-details="true"/>
                <table:data-pilot-member table:name="93703" table:display="true" table:show-details="true"/>
                <table:data-pilot-member table:name="93708" table:display="true" table:show-details="true"/>
                <table:data-pilot-member table:name="93712" table:display="true" table:show-details="true"/>
                <table:data-pilot-member table:name="93715" table:display="true" table:show-details="true"/>
                <table:data-pilot-member table:name="93720" table:display="true" table:show-details="true"/>
                <table:data-pilot-member table:name="93750" table:display="true" table:show-details="true"/>
                <table:data-pilot-member table:name="93765" table:display="true" table:show-details="true"/>
                <table:data-pilot-member table:name="93768" table:display="true" table:show-details="true"/>
                <table:data-pilot-member table:name="93772" table:display="true" table:show-details="true"/>
                <table:data-pilot-member table:name="93829" table:display="true" table:show-details="true"/>
                <table:data-pilot-member table:name="93834" table:display="true" table:show-details="true"/>
                <table:data-pilot-member table:name="93871" table:display="true" table:show-details="true"/>
                <table:data-pilot-member table:name="93878" table:display="true" table:show-details="true"/>
                <table:data-pilot-member table:name="93896" table:display="true" table:show-details="true"/>
                <table:data-pilot-member table:name="93907" table:display="true" table:show-details="true"/>
                <table:data-pilot-member table:name="93919" table:display="true" table:show-details="true"/>
                <table:data-pilot-member table:name="93934" table:display="true" table:show-details="true"/>
                <table:data-pilot-member table:name="93952" table:display="true" table:show-details="true"/>
                <table:data-pilot-member table:name="93971" table:display="true" table:show-details="true"/>
                <table:data-pilot-member table:name="93986" table:display="true" table:show-details="true"/>
                <table:data-pilot-member table:name="93987" table:display="true" table:show-details="true"/>
                <table:data-pilot-member table:name="93992" table:display="true" table:show-details="true"/>
                <table:data-pilot-member table:name="94000" table:display="true" table:show-details="true"/>
                <table:data-pilot-member table:name="94011" table:display="true" table:show-details="true"/>
                <table:data-pilot-member table:name="94016" table:display="true" table:show-details="true"/>
                <table:data-pilot-member table:name="94036" table:display="true" table:show-details="true"/>
                <table:data-pilot-member table:name="94037" table:display="true" table:show-details="true"/>
                <table:data-pilot-member table:name="94045" table:display="true" table:show-details="true"/>
                <table:data-pilot-member table:name="94071" table:display="true" table:show-details="true"/>
                <table:data-pilot-member table:name="94074" table:display="true" table:show-details="true"/>
                <table:data-pilot-member table:name="94098" table:display="true" table:show-details="true"/>
                <table:data-pilot-member table:name="94108" table:display="true" table:show-details="true"/>
                <table:data-pilot-member table:name="94117" table:display="true" table:show-details="true"/>
                <table:data-pilot-member table:name="94123" table:display="true" table:show-details="true"/>
                <table:data-pilot-member table:name="94155" table:display="true" table:show-details="true"/>
                <table:data-pilot-member table:name="94158" table:display="true" table:show-details="true"/>
                <table:data-pilot-member table:name="94182" table:display="true" table:show-details="true"/>
                <table:data-pilot-member table:name="94191" table:display="true" table:show-details="true"/>
                <table:data-pilot-member table:name="94222" table:display="true" table:show-details="true"/>
                <table:data-pilot-member table:name="94237" table:display="true" table:show-details="true"/>
                <table:data-pilot-member table:name="94250" table:display="true" table:show-details="true"/>
                <table:data-pilot-member table:name="94295" table:display="true" table:show-details="true"/>
                <table:data-pilot-member table:name="94300" table:display="true" table:show-details="true"/>
                <table:data-pilot-member table:name="94304" table:display="true" table:show-details="true"/>
                <table:data-pilot-member table:name="94310" table:display="true" table:show-details="true"/>
                <table:data-pilot-member table:name="94323" table:display="true" table:show-details="true"/>
                <table:data-pilot-member table:name="94324" table:display="true" table:show-details="true"/>
                <table:data-pilot-member table:name="94377" table:display="true" table:show-details="true"/>
                <table:data-pilot-member table:name="94403" table:display="true" table:show-details="true"/>
                <table:data-pilot-member table:name="94410" table:display="true" table:show-details="true"/>
                <table:data-pilot-member table:name="94422" table:display="true" table:show-details="true"/>
                <table:data-pilot-member table:name="94424" table:display="true" table:show-details="true"/>
                <table:data-pilot-member table:name="94483" table:display="true" table:show-details="true"/>
                <table:data-pilot-member table:name="94491" table:display="true" table:show-details="true"/>
                <table:data-pilot-member table:name="94523" table:display="true" table:show-details="true"/>
                <table:data-pilot-member table:name="94540" table:display="true" table:show-details="true"/>
                <table:data-pilot-member table:name="94543" table:display="true" table:show-details="true"/>
                <table:data-pilot-member table:name="94545" table:display="true" table:show-details="true"/>
                <table:data-pilot-member table:name="94562" table:display="true" table:show-details="true"/>
                <table:data-pilot-member table:name="94576" table:display="true" table:show-details="true"/>
                <table:data-pilot-member table:name="94585" table:display="true" table:show-details="true"/>
                <table:data-pilot-member table:name="94589" table:display="true" table:show-details="true"/>
                <table:data-pilot-member table:name="94591" table:display="true" table:show-details="true"/>
                <table:data-pilot-member table:name="94614" table:display="true" table:show-details="true"/>
                <table:data-pilot-member table:name="94659" table:display="true" table:show-details="true"/>
                <table:data-pilot-member table:name="94681" table:display="true" table:show-details="true"/>
                <table:data-pilot-member table:name="94713" table:display="true" table:show-details="true"/>
                <table:data-pilot-member table:name="94723" table:display="true" table:show-details="true"/>
                <table:data-pilot-member table:name="94743" table:display="true" table:show-details="true"/>
                <table:data-pilot-member table:name="94752" table:display="true" table:show-details="true"/>
                <table:data-pilot-member table:name="94757" table:display="true" table:show-details="true"/>
                <table:data-pilot-member table:name="94797" table:display="true" table:show-details="true"/>
                <table:data-pilot-member table:name="94803" table:display="true" table:show-details="true"/>
                <table:data-pilot-member table:name="94813" table:display="true" table:show-details="true"/>
                <table:data-pilot-member table:name="94820" table:display="true" table:show-details="true"/>
                <table:data-pilot-member table:name="94841" table:display="true" table:show-details="true"/>
                <table:data-pilot-member table:name="94842" table:display="true" table:show-details="true"/>
                <table:data-pilot-member table:name="94844" table:display="true" table:show-details="true"/>
                <table:data-pilot-member table:name="94858" table:display="true" table:show-details="true"/>
                <table:data-pilot-member table:name="94863" table:display="true" table:show-details="true"/>
                <table:data-pilot-member table:name="94868" table:display="true" table:show-details="true"/>
                <table:data-pilot-member table:name="94882" table:display="true" table:show-details="true"/>
                <table:data-pilot-member table:name="94883" table:display="true" table:show-details="true"/>
                <table:data-pilot-member table:name="94890" table:display="true" table:show-details="true"/>
                <table:data-pilot-member table:name="94893" table:display="true" table:show-details="true"/>
                <table:data-pilot-member table:name="94931" table:display="true" table:show-details="true"/>
                <table:data-pilot-member table:name="94935" table:display="true" table:show-details="true"/>
                <table:data-pilot-member table:name="94972" table:display="true" table:show-details="true"/>
                <table:data-pilot-member table:name="94973" table:display="true" table:show-details="true"/>
                <table:data-pilot-member table:name="94977" table:display="true" table:show-details="true"/>
                <table:data-pilot-member table:name="95024" table:display="true" table:show-details="true"/>
                <table:data-pilot-member table:name="95030" table:display="true" table:show-details="true"/>
                <table:data-pilot-member table:name="95052" table:display="true" table:show-details="true"/>
                <table:data-pilot-member table:name="95090" table:display="true" table:show-details="true"/>
                <table:data-pilot-member table:name="95118" table:display="true" table:show-details="true"/>
                <table:data-pilot-member table:name="95124" table:display="true" table:show-details="true"/>
                <table:data-pilot-member table:name="95134" table:display="true" table:show-details="true"/>
                <table:data-pilot-member table:name="95142" table:display="true" table:show-details="true"/>
                <table:data-pilot-member table:name="95146" table:display="true" table:show-details="true"/>
                <table:data-pilot-member table:name="95164" table:display="true" table:show-details="true"/>
                <table:data-pilot-member table:name="95171" table:display="true" table:show-details="true"/>
                <table:data-pilot-member table:name="95184" table:display="true" table:show-details="true"/>
                <table:data-pilot-member table:name="95186" table:display="true" table:show-details="true"/>
                <table:data-pilot-member table:name="95193" table:display="true" table:show-details="true"/>
                <table:data-pilot-member table:name="95212" table:display="true" table:show-details="true"/>
                <table:data-pilot-member table:name="95213" table:display="true" table:show-details="true"/>
                <table:data-pilot-member table:name="95218" table:display="true" table:show-details="true"/>
                <table:data-pilot-member table:name="95222" table:display="true" table:show-details="true"/>
                <table:data-pilot-member table:name="95232" table:display="true" table:show-details="true"/>
                <table:data-pilot-member table:name="95263" table:display="true" table:show-details="true"/>
                <table:data-pilot-member table:name="95282" table:display="true" table:show-details="true"/>
                <table:data-pilot-member table:name="95285" table:display="true" table:show-details="true"/>
                <table:data-pilot-member table:name="95303" table:display="true" table:show-details="true"/>
                <table:data-pilot-member table:name="95340" table:display="true" table:show-details="true"/>
                <table:data-pilot-member table:name="95350" table:display="true" table:show-details="true"/>
                <table:data-pilot-member table:name="95385" table:display="true" table:show-details="true"/>
                <table:data-pilot-member table:name="95411" table:display="true" table:show-details="true"/>
                <table:data-pilot-member table:name="95426" table:display="true" table:show-details="true"/>
                <table:data-pilot-member table:name="95442" table:display="true" table:show-details="true"/>
                <table:data-pilot-member table:name="95456" table:display="true" table:show-details="true"/>
                <table:data-pilot-member table:name="95457" table:display="true" table:show-details="true"/>
                <table:data-pilot-member table:name="95465" table:display="true" table:show-details="true"/>
                <table:data-pilot-member table:name="95472" table:display="true" table:show-details="true"/>
                <table:data-pilot-member table:name="95474" table:display="true" table:show-details="true"/>
                <table:data-pilot-member table:name="95488" table:display="true" table:show-details="true"/>
                <table:data-pilot-member table:name="95495" table:display="true" table:show-details="true"/>
                <table:data-pilot-member table:name="95505" table:display="true" table:show-details="true"/>
                <table:data-pilot-member table:name="95518" table:display="true" table:show-details="true"/>
                <table:data-pilot-member table:name="95531" table:display="true" table:show-details="true"/>
                <table:data-pilot-member table:name="95533" table:display="true" table:show-details="true"/>
                <table:data-pilot-member table:name="95535" table:display="true" table:show-details="true"/>
                <table:data-pilot-member table:name="95539" table:display="true" table:show-details="true"/>
                <table:data-pilot-member table:name="95559" table:display="true" table:show-details="true"/>
                <table:data-pilot-member table:name="95561" table:display="true" table:show-details="true"/>
                <table:data-pilot-member table:name="95562" table:display="true" table:show-details="true"/>
                <table:data-pilot-member table:name="95583" table:display="true" table:show-details="true"/>
                <table:data-pilot-member table:name="95591" table:display="true" table:show-details="true"/>
                <table:data-pilot-member table:name="95596" table:display="true" table:show-details="true"/>
                <table:data-pilot-member table:name="95614" table:display="true" table:show-details="true"/>
                <table:data-pilot-member table:name="95632" table:display="true" table:show-details="true"/>
                <table:data-pilot-member table:name="95637" table:display="true" table:show-details="true"/>
                <table:data-pilot-member table:name="95647" table:display="true" table:show-details="true"/>
                <table:data-pilot-member table:name="95697" table:display="true" table:show-details="true"/>
                <table:data-pilot-member table:name="95704" table:display="true" table:show-details="true"/>
                <table:data-pilot-member table:name="95714" table:display="true" table:show-details="true"/>
                <table:data-pilot-member table:name="95722" table:display="true" table:show-details="true"/>
                <table:data-pilot-member table:name="95736" table:display="true" table:show-details="true"/>
                <table:data-pilot-member table:name="95743" table:display="true" table:show-details="true"/>
                <table:data-pilot-member table:name="95758" table:display="true" table:show-details="true"/>
                <table:data-pilot-member table:name="95765" table:display="true" table:show-details="true"/>
                <table:data-pilot-member table:name="95766" table:display="true" table:show-details="true"/>
                <table:data-pilot-member table:name="95789" table:display="true" table:show-details="true"/>
                <table:data-pilot-member table:name="95804" table:display="true" table:show-details="true"/>
                <table:data-pilot-member table:name="95858" table:display="true" table:show-details="true"/>
                <table:data-pilot-member table:name="95865" table:display="true" table:show-details="true"/>
                <table:data-pilot-member table:name="95872" table:display="true" table:show-details="true"/>
                <table:data-pilot-member table:name="95874" table:display="true" table:show-details="true"/>
                <table:data-pilot-member table:name="95901" table:display="true" table:show-details="true"/>
                <table:data-pilot-member table:name="95902" table:display="true" table:show-details="true"/>
                <table:data-pilot-member table:name="95909" table:display="true" table:show-details="true"/>
                <table:data-pilot-member table:name="95911" table:display="true" table:show-details="true"/>
                <table:data-pilot-member table:name="95915" table:display="true" table:show-details="true"/>
                <table:data-pilot-member table:name="95916" table:display="true" table:show-details="true"/>
                <table:data-pilot-member table:name="95919" table:display="true" table:show-details="true"/>
                <table:data-pilot-member table:name="95927" table:display="true" table:show-details="true"/>
                <table:data-pilot-member table:name="95949" table:display="true" table:show-details="true"/>
                <table:data-pilot-member table:name="95962" table:display="true" table:show-details="true"/>
                <table:data-pilot-member table:name="95965" table:display="true" table:show-details="true"/>
                <table:data-pilot-member table:name="95972" table:display="true" table:show-details="true"/>
                <table:data-pilot-member table:name="95973" table:display="true" table:show-details="true"/>
                <table:data-pilot-member table:name="95976" table:display="true" table:show-details="true"/>
                <table:data-pilot-member table:name="96004" table:display="true" table:show-details="true"/>
                <table:data-pilot-member table:name="96030" table:display="true" table:show-details="true"/>
                <table:data-pilot-member table:name="96033" table:display="true" table:show-details="true"/>
                <table:data-pilot-member table:name="96061" table:display="true" table:show-details="true"/>
                <table:data-pilot-member table:name="96076" table:display="true" table:show-details="true"/>
                <table:data-pilot-member table:name="96097" table:display="true" table:show-details="true"/>
                <table:data-pilot-member table:name="96102" table:display="true" table:show-details="true"/>
                <table:data-pilot-member table:name="96127" table:display="true" table:show-details="true"/>
                <table:data-pilot-member table:name="96132" table:display="true" table:show-details="true"/>
                <table:data-pilot-member table:name="96153" table:display="true" table:show-details="true"/>
                <table:data-pilot-member table:name="96185" table:display="true" table:show-details="true"/>
                <table:data-pilot-member table:name="96194" table:display="true" table:show-details="true"/>
                <table:data-pilot-member table:name="96200" table:display="true" table:show-details="true"/>
                <table:data-pilot-member table:name="96229" table:display="true" table:show-details="true"/>
                <table:data-pilot-member table:name="96237" table:display="true" table:show-details="true"/>
                <table:data-pilot-member table:name="96288" table:display="true" table:show-details="true"/>
                <table:data-pilot-member table:name="96291" table:display="true" table:show-details="true"/>
                <table:data-pilot-member table:name="96293" table:display="true" table:show-details="true"/>
                <table:data-pilot-member table:name="96299" table:display="true" table:show-details="true"/>
                <table:data-pilot-member table:name="96324" table:display="true" table:show-details="true"/>
                <table:data-pilot-member table:name="96330" table:display="true" table:show-details="true"/>
                <table:data-pilot-member table:name="96339" table:display="true" table:show-details="true"/>
                <table:data-pilot-member table:name="96376" table:display="true" table:show-details="true"/>
                <table:data-pilot-member table:name="96400" table:display="true" table:show-details="true"/>
                <table:data-pilot-member table:name="96427" table:display="true" table:show-details="true"/>
                <table:data-pilot-member table:name="96428" table:display="true" table:show-details="true"/>
                <table:data-pilot-member table:name="96437" table:display="true" table:show-details="true"/>
                <table:data-pilot-member table:name="96451" table:display="true" table:show-details="true"/>
                <table:data-pilot-member table:name="96464" table:display="true" table:show-details="true"/>
                <table:data-pilot-member table:name="96494" table:display="true" table:show-details="true"/>
                <table:data-pilot-member table:name="96520" table:display="true" table:show-details="true"/>
                <table:data-pilot-member table:name="96543" table:display="true" table:show-details="true"/>
                <table:data-pilot-member table:name="96559" table:display="true" table:show-details="true"/>
                <table:data-pilot-member table:name="96562" table:display="true" table:show-details="true"/>
                <table:data-pilot-member table:name="96572" table:display="true" table:show-details="true"/>
                <table:data-pilot-member table:name="96579" table:display="true" table:show-details="true"/>
                <table:data-pilot-member table:name="96587" table:display="true" table:show-details="true"/>
                <table:data-pilot-member table:name="96607" table:display="true" table:show-details="true"/>
                <table:data-pilot-member table:name="96615" table:display="true" table:show-details="true"/>
                <table:data-pilot-member table:name="96620" table:display="true" table:show-details="true"/>
                <table:data-pilot-member table:name="96631" table:display="true" table:show-details="true"/>
                <table:data-pilot-member table:name="96646" table:display="true" table:show-details="true"/>
                <table:data-pilot-member table:name="96648" table:display="true" table:show-details="true"/>
                <table:data-pilot-member table:name="96668" table:display="true" table:show-details="true"/>
                <table:data-pilot-member table:name="96681" table:display="true" table:show-details="true"/>
                <table:data-pilot-member table:name="96684" table:display="true" table:show-details="true"/>
                <table:data-pilot-member table:name="96695" table:display="true" table:show-details="true"/>
                <table:data-pilot-member table:name="96742" table:display="true" table:show-details="true"/>
                <table:data-pilot-member table:name="96749" table:display="true" table:show-details="true"/>
                <table:data-pilot-member table:name="96756" table:display="true" table:show-details="true"/>
                <table:data-pilot-member table:name="96760" table:display="true" table:show-details="true"/>
                <table:data-pilot-member table:name="96775" table:display="true" table:show-details="true"/>
                <table:data-pilot-member table:name="96781" table:display="true" table:show-details="true"/>
                <table:data-pilot-member table:name="96795" table:display="true" table:show-details="true"/>
                <table:data-pilot-member table:name="96846" table:display="true" table:show-details="true"/>
                <table:data-pilot-member table:name="96847" table:display="true" table:show-details="true"/>
                <table:data-pilot-member table:name="96849" table:display="true" table:show-details="true"/>
                <table:data-pilot-member table:name="96853" table:display="true" table:show-details="true"/>
                <table:data-pilot-member table:name="96858" table:display="true" table:show-details="true"/>
                <table:data-pilot-member table:name="96878" table:display="true" table:show-details="true"/>
                <table:data-pilot-member table:name="96880" table:display="true" table:show-details="true"/>
                <table:data-pilot-member table:name="96895" table:display="true" table:show-details="true"/>
                <table:data-pilot-member table:name="96904" table:display="true" table:show-details="true"/>
                <table:data-pilot-member table:name="96915" table:display="true" table:show-details="true"/>
                <table:data-pilot-member table:name="96959" table:display="true" table:show-details="true"/>
                <table:data-pilot-member table:name="96968" table:display="true" table:show-details="true"/>
                <table:data-pilot-member table:name="96983" table:display="true" table:show-details="true"/>
                <table:data-pilot-member table:name="96996" table:display="true" table:show-details="true"/>
                <table:data-pilot-member table:name="97008" table:display="true" table:show-details="true"/>
                <table:data-pilot-member table:name="97019" table:display="true" table:show-details="true"/>
                <table:data-pilot-member table:name="97029" table:display="true" table:show-details="true"/>
                <table:data-pilot-member table:name="97032" table:display="true" table:show-details="true"/>
                <table:data-pilot-member table:name="97056" table:display="true" table:show-details="true"/>
                <table:data-pilot-member table:name="97061" table:display="true" table:show-details="true"/>
                <table:data-pilot-member table:name="97078" table:display="true" table:show-details="true"/>
                <table:data-pilot-member table:name="97084" table:display="true" table:show-details="true"/>
                <table:data-pilot-member table:name="97088" table:display="true" table:show-details="true"/>
                <table:data-pilot-member table:name="97090" table:display="true" table:show-details="true"/>
                <table:data-pilot-member table:name="97092" table:display="true" table:show-details="true"/>
                <table:data-pilot-member table:name="97096" table:display="true" table:show-details="true"/>
                <table:data-pilot-member table:name="97098" table:display="true" table:show-details="true"/>
                <table:data-pilot-member table:name="97100" table:display="true" table:show-details="true"/>
                <table:data-pilot-member table:name="97122" table:display="true" table:show-details="true"/>
                <table:data-pilot-member table:name="97161" table:display="true" table:show-details="true"/>
                <table:data-pilot-member table:name="97163" table:display="true" table:show-details="true"/>
                <table:data-pilot-member table:name="97170" table:display="true" table:show-details="true"/>
                <table:data-pilot-member table:name="97180" table:display="true" table:show-details="true"/>
                <table:data-pilot-member table:name="97205" table:display="true" table:show-details="true"/>
                <table:data-pilot-member table:name="97230" table:display="true" table:show-details="true"/>
                <table:data-pilot-member table:name="97256" table:display="true" table:show-details="true"/>
                <table:data-pilot-member table:name="97298" table:display="true" table:show-details="true"/>
                <table:data-pilot-member table:name="97338" table:display="true" table:show-details="true"/>
                <table:data-pilot-member table:name="97356" table:display="true" table:show-details="true"/>
                <table:data-pilot-member table:name="97375" table:display="true" table:show-details="true"/>
                <table:data-pilot-member table:name="97422" table:display="true" table:show-details="true"/>
                <table:data-pilot-member table:name="97430" table:display="true" table:show-details="true"/>
                <table:data-pilot-member table:name="97463" table:display="true" table:show-details="true"/>
                <table:data-pilot-member table:name="97499" table:display="true" table:show-details="true"/>
                <table:data-pilot-member table:name="97506" table:display="true" table:show-details="true"/>
                <table:data-pilot-member table:name="97513" table:display="true" table:show-details="true"/>
                <table:data-pilot-member table:name="97576" table:display="true" table:show-details="true"/>
                <table:data-pilot-member table:name="97605" table:display="true" table:show-details="true"/>
                <table:data-pilot-member table:name="97614" table:display="true" table:show-details="true"/>
                <table:data-pilot-member table:name="97654" table:display="true" table:show-details="true"/>
                <table:data-pilot-member table:name="97669" table:display="true" table:show-details="true"/>
                <table:data-pilot-member table:name="97670" table:display="true" table:show-details="true"/>
                <table:data-pilot-member table:name="97673" table:display="true" table:show-details="true"/>
                <table:data-pilot-member table:name="97697" table:display="true" table:show-details="true"/>
                <table:data-pilot-member table:name="97733" table:display="true" table:show-details="true"/>
                <table:data-pilot-member table:name="97768" table:display="true" table:show-details="true"/>
                <table:data-pilot-member table:name="97815" table:display="true" table:show-details="true"/>
                <table:data-pilot-member table:name="97828" table:display="true" table:show-details="true"/>
                <table:data-pilot-member table:name="97840" table:display="true" table:show-details="true"/>
                <table:data-pilot-member table:name="97854" table:display="true" table:show-details="true"/>
                <table:data-pilot-member table:name="97871" table:display="true" table:show-details="true"/>
                <table:data-pilot-member table:name="97888" table:display="true" table:show-details="true"/>
                <table:data-pilot-member table:name="97892" table:display="true" table:show-details="true"/>
                <table:data-pilot-member table:name="97918" table:display="true" table:show-details="true"/>
                <table:data-pilot-member table:name="97977" table:display="true" table:show-details="true"/>
                <table:data-pilot-member table:name="98115" table:display="true" table:show-details="true"/>
                <table:data-pilot-member table:name="98139" table:display="true" table:show-details="true"/>
                <table:data-pilot-member table:name="98153" table:display="true" table:show-details="true"/>
                <table:data-pilot-member table:name="98166" table:display="true" table:show-details="true"/>
                <table:data-pilot-member table:name="98231" table:display="true" table:show-details="true"/>
                <table:data-pilot-member table:name="98237" table:display="true" table:show-details="true"/>
                <table:data-pilot-member table:name="98252" table:display="true" table:show-details="true"/>
                <table:data-pilot-member table:name="98319" table:display="true" table:show-details="true"/>
                <table:data-pilot-member table:name="98422" table:display="true" table:show-details="true"/>
                <table:data-pilot-member table:name="98431" table:display="true" table:show-details="true"/>
                <table:data-pilot-member table:name="98452" table:display="true" table:show-details="true"/>
                <table:data-pilot-member table:name="98482" table:display="true" table:show-details="true"/>
                <table:data-pilot-member table:name="98522" table:display="true" table:show-details="true"/>
                <table:data-pilot-member table:name="98543" table:display="true" table:show-details="true"/>
                <table:data-pilot-member table:name="98547" table:display="true" table:show-details="true"/>
                <table:data-pilot-member table:name="98573" table:display="true" table:show-details="true"/>
                <table:data-pilot-member table:name="98576" table:display="true" table:show-details="true"/>
                <table:data-pilot-member table:name="98601" table:display="true" table:show-details="true"/>
                <table:data-pilot-member table:name="98604" table:display="true" table:show-details="true"/>
                <table:data-pilot-member table:name="98615" table:display="true" table:show-details="true"/>
                <table:data-pilot-member table:name="98625" table:display="true" table:show-details="true"/>
                <table:data-pilot-member table:name="98674" table:display="true" table:show-details="true"/>
                <table:data-pilot-member table:name="98691" table:display="true" table:show-details="true"/>
                <table:data-pilot-member table:name="98711" table:display="true" table:show-details="true"/>
                <table:data-pilot-member table:name="98747" table:display="true" table:show-details="true"/>
                <table:data-pilot-member table:name="98748" table:display="true" table:show-details="true"/>
                <table:data-pilot-member table:name="98767" table:display="true" table:show-details="true"/>
                <table:data-pilot-member table:name="98794" table:display="true" table:show-details="true"/>
                <table:data-pilot-member table:name="98814" table:display="true" table:show-details="true"/>
                <table:data-pilot-member table:name="98833" table:display="true" table:show-details="true"/>
                <table:data-pilot-member table:name="98835" table:display="true" table:show-details="true"/>
                <table:data-pilot-member table:name="98845" table:display="true" table:show-details="true"/>
                <table:data-pilot-member table:name="98880" table:display="true" table:show-details="true"/>
                <table:data-pilot-member table:name="98887" table:display="true" table:show-details="true"/>
                <table:data-pilot-member table:name="98891" table:display="true" table:show-details="true"/>
                <table:data-pilot-member table:name="98892" table:display="true" table:show-details="true"/>
                <table:data-pilot-member table:name="98894" table:display="true" table:show-details="true"/>
                <table:data-pilot-member table:name="98907" table:display="true" table:show-details="true"/>
                <table:data-pilot-member table:name="98968" table:display="true" table:show-details="true"/>
                <table:data-pilot-member table:name="99043" table:display="true" table:show-details="true"/>
                <table:data-pilot-member table:name="99046" table:display="true" table:show-details="true"/>
                <table:data-pilot-member table:name="99089" table:display="true" table:show-details="true"/>
                <table:data-pilot-member table:name="99138" table:display="true" table:show-details="true"/>
                <table:data-pilot-member table:name="99160" table:display="true" table:show-details="true"/>
                <table:data-pilot-member table:name="99188" table:display="true" table:show-details="true"/>
                <table:data-pilot-member table:name="99196" table:display="true" table:show-details="true"/>
                <table:data-pilot-member table:name="99206" table:display="true" table:show-details="true"/>
                <table:data-pilot-member table:name="99213" table:display="true" table:show-details="true"/>
                <table:data-pilot-member table:name="99254" table:display="true" table:show-details="true"/>
                <table:data-pilot-member table:name="99290" table:display="true" table:show-details="true"/>
                <table:data-pilot-member table:name="99297" table:display="true" table:show-details="true"/>
                <table:data-pilot-member table:name="99328" table:display="true" table:show-details="true"/>
                <table:data-pilot-member table:name="99335" table:display="true" table:show-details="true"/>
                <table:data-pilot-member table:name="99337" table:display="true" table:show-details="true"/>
                <table:data-pilot-member table:name="99373" table:display="true" table:show-details="true"/>
                <table:data-pilot-member table:name="99398" table:display="true" table:show-details="true"/>
                <table:data-pilot-member table:name="99425" table:display="true" table:show-details="true"/>
                <table:data-pilot-member table:name="99427" table:display="true" table:show-details="true"/>
                <table:data-pilot-member table:name="99446" table:display="true" table:show-details="true"/>
                <table:data-pilot-member table:name="99473" table:display="true" table:show-details="true"/>
                <table:data-pilot-member table:name="99476" table:display="true" table:show-details="true"/>
                <table:data-pilot-member table:name="99481" table:display="true" table:show-details="true"/>
                <table:data-pilot-member table:name="99489" table:display="true" table:show-details="true"/>
                <table:data-pilot-member table:name="99496" table:display="true" table:show-details="true"/>
                <table:data-pilot-member table:name="99498" table:display="true" table:show-details="true"/>
                <table:data-pilot-member table:name="99501" table:display="true" table:show-details="true"/>
                <table:data-pilot-member table:name="99517" table:display="true" table:show-details="true"/>
                <table:data-pilot-member table:name="99561" table:display="true" table:show-details="true"/>
                <table:data-pilot-member table:name="99636" table:display="true" table:show-details="true"/>
                <table:data-pilot-member table:name="99648" table:display="true" table:show-details="true"/>
                <table:data-pilot-member table:name="99653" table:display="true" table:show-details="true"/>
                <table:data-pilot-member table:name="99677" table:display="true" table:show-details="true"/>
                <table:data-pilot-member table:name="99679" table:display="true" table:show-details="true"/>
                <table:data-pilot-member table:name="99719" table:display="true" table:show-details="true"/>
                <table:data-pilot-member table:name="99753" table:display="true" table:show-details="true"/>
                <table:data-pilot-member table:name="99777" table:display="true" table:show-details="true"/>
                <table:data-pilot-member table:name="99843" table:display="true" table:show-details="true"/>
                <table:data-pilot-member table:name="99872" table:display="true" table:show-details="true"/>
                <table:data-pilot-member table:name="99894" table:display="true" table:show-details="true"/>
                <table:data-pilot-member table:name="99921" table:display="true" table:show-details="true"/>
                <table:data-pilot-member table:name="99963" table:display="true" table:show-details="true"/>
                <table:data-pilot-member table:name="99993" table:display="true" table:show-details="true"/>
                <table:data-pilot-member table:name="100014" table:display="true" table:show-details="true"/>
                <table:data-pilot-member table:name="100039" table:display="true" table:show-details="true"/>
                <table:data-pilot-member table:name="100044" table:display="true" table:show-details="true"/>
                <table:data-pilot-member table:name="100052" table:display="true" table:show-details="true"/>
                <table:data-pilot-member table:name="100130" table:display="true" table:show-details="true"/>
                <table:data-pilot-member table:name="100197" table:display="true" table:show-details="true"/>
                <table:data-pilot-member table:name="100256" table:display="true" table:show-details="true"/>
                <table:data-pilot-member table:name="100262" table:display="true" table:show-details="true"/>
                <table:data-pilot-member table:name="100372" table:display="true" table:show-details="true"/>
                <table:data-pilot-member table:name="100384" table:display="true" table:show-details="true"/>
                <table:data-pilot-member table:name="100394" table:display="true" table:show-details="true"/>
                <table:data-pilot-member table:name="100412" table:display="true" table:show-details="true"/>
                <table:data-pilot-member table:name="100463" table:display="true" table:show-details="true"/>
                <table:data-pilot-member table:name="100527" table:display="true" table:show-details="true"/>
                <table:data-pilot-member table:name="100539" table:display="true" table:show-details="true"/>
                <table:data-pilot-member table:name="100540" table:display="true" table:show-details="true"/>
                <table:data-pilot-member table:name="100548" table:display="true" table:show-details="true"/>
                <table:data-pilot-member table:name="100753" table:display="true" table:show-details="true"/>
                <table:data-pilot-member table:name="100780" table:display="true" table:show-details="true"/>
                <table:data-pilot-member table:name="100806" table:display="true" table:show-details="true"/>
                <table:data-pilot-member table:name="100838" table:display="true" table:show-details="true"/>
                <table:data-pilot-member table:name="100848" table:display="true" table:show-details="true"/>
                <table:data-pilot-member table:name="100857" table:display="true" table:show-details="true"/>
                <table:data-pilot-member table:name="100869" table:display="true" table:show-details="true"/>
                <table:data-pilot-member table:name="100874" table:display="true" table:show-details="true"/>
                <table:data-pilot-member table:name="100922" table:display="true" table:show-details="true"/>
                <table:data-pilot-member table:name="100942" table:display="true" table:show-details="true"/>
                <table:data-pilot-member table:name="101007" table:display="true" table:show-details="true"/>
                <table:data-pilot-member table:name="101014" table:display="true" table:show-details="true"/>
                <table:data-pilot-member table:name="101016" table:display="true" table:show-details="true"/>
                <table:data-pilot-member table:name="101025" table:display="true" table:show-details="true"/>
                <table:data-pilot-member table:name="101037" table:display="true" table:show-details="true"/>
                <table:data-pilot-member table:name="101061" table:display="true" table:show-details="true"/>
                <table:data-pilot-member table:name="101082" table:display="true" table:show-details="true"/>
                <table:data-pilot-member table:name="101107" table:display="true" table:show-details="true"/>
                <table:data-pilot-member table:name="101243" table:display="true" table:show-details="true"/>
                <table:data-pilot-member table:name="101411" table:display="true" table:show-details="true"/>
                <table:data-pilot-member table:name="101452" table:display="true" table:show-details="true"/>
                <table:data-pilot-member table:name="101519" table:display="true" table:show-details="true"/>
                <table:data-pilot-member table:name="101572" table:display="true" table:show-details="true"/>
                <table:data-pilot-member table:name="101659" table:display="true" table:show-details="true"/>
                <table:data-pilot-member table:name="101805" table:display="true" table:show-details="true"/>
                <table:data-pilot-member table:name="101841" table:display="true" table:show-details="true"/>
                <table:data-pilot-member table:name="101865" table:display="true" table:show-details="true"/>
                <table:data-pilot-member table:name="101930" table:display="true" table:show-details="true"/>
                <table:data-pilot-member table:name="102013" table:display="true" table:show-details="true"/>
                <table:data-pilot-member table:name="102041" table:display="true" table:show-details="true"/>
                <table:data-pilot-member table:name="102107" table:display="true" table:show-details="true"/>
                <table:data-pilot-member table:name="102170" table:display="true" table:show-details="true"/>
                <table:data-pilot-member table:name="102219" table:display="true" table:show-details="true"/>
                <table:data-pilot-member table:name="102261" table:display="true" table:show-details="true"/>
                <table:data-pilot-member table:name="102406" table:display="true" table:show-details="true"/>
                <table:data-pilot-member table:name="102414" table:display="true" table:show-details="true"/>
                <table:data-pilot-member table:name="102417" table:display="true" table:show-details="true"/>
                <table:data-pilot-member table:name="102435" table:display="true" table:show-details="true"/>
                <table:data-pilot-member table:name="102452" table:display="true" table:show-details="true"/>
                <table:data-pilot-member table:name="102464" table:display="true" table:show-details="true"/>
                <table:data-pilot-member table:name="102465" table:display="true" table:show-details="true"/>
                <table:data-pilot-member table:name="102619" table:display="true" table:show-details="true"/>
                <table:data-pilot-member table:name="102629" table:display="true" table:show-details="true"/>
                <table:data-pilot-member table:name="102633" table:display="true" table:show-details="true"/>
                <table:data-pilot-member table:name="102652" table:display="true" table:show-details="true"/>
                <table:data-pilot-member table:name="102685" table:display="true" table:show-details="true"/>
                <table:data-pilot-member table:name="102917" table:display="true" table:show-details="true"/>
                <table:data-pilot-member table:name="102919" table:display="true" table:show-details="true"/>
                <table:data-pilot-member table:name="103172" table:display="true" table:show-details="true"/>
                <table:data-pilot-member table:name="103230" table:display="true" table:show-details="true"/>
                <table:data-pilot-member table:name="103244" table:display="true" table:show-details="true"/>
                <table:data-pilot-member table:name="103359" table:display="true" table:show-details="true"/>
                <table:data-pilot-member table:name="103508" table:display="true" table:show-details="true"/>
                <table:data-pilot-member table:name="103622" table:display="true" table:show-details="true"/>
                <table:data-pilot-member table:name="103678" table:display="true" table:show-details="true"/>
                <table:data-pilot-member table:name="103699" table:display="true" table:show-details="true"/>
                <table:data-pilot-member table:name="103777" table:display="true" table:show-details="true"/>
                <table:data-pilot-member table:name="103856" table:display="true" table:show-details="true"/>
                <table:data-pilot-member table:name="103873" table:display="true" table:show-details="true"/>
                <table:data-pilot-member table:name="103961" table:display="true" table:show-details="true"/>
                <table:data-pilot-member table:name="104257" table:display="true" table:show-details="true"/>
                <table:data-pilot-member table:name="104393" table:display="true" table:show-details="true"/>
                <table:data-pilot-member table:name="104423" table:display="true" table:show-details="true"/>
                <table:data-pilot-member table:name="104986" table:display="true" table:show-details="true"/>
                <table:data-pilot-member table:name="105072" table:display="true" table:show-details="true"/>
                <table:data-pilot-member table:name="105101" table:display="true" table:show-details="true"/>
                <table:data-pilot-member table:name="105129" table:display="true" table:show-details="true"/>
                <table:data-pilot-member table:name="105193" table:display="true" table:show-details="true"/>
                <table:data-pilot-member table:name="105225" table:display="true" table:show-details="true"/>
                <table:data-pilot-member table:name="105323" table:display="true" table:show-details="true"/>
                <table:data-pilot-member table:name="105653" table:display="true" table:show-details="true"/>
                <table:data-pilot-member table:name="105833" table:display="true" table:show-details="true"/>
                <table:data-pilot-member table:name="106118" table:display="true" table:show-details="true"/>
                <table:data-pilot-member table:name="106453" table:display="true" table:show-details="true"/>
                <table:data-pilot-member table:name="1082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zas" tableooo:display-name="Średnia – czas-3-elem" table:orientation="data" table:used-hierarchy="0" table:function="average">
            <table:data-pilot-level table:show-empty="false" calcext:repeat-item-labels="false">
              <table:data-pilot-members>
                <table:data-pilot-member table:name="0,011" table:display="true" table:show-details="true"/>
                <table:data-pilot-member table:name="0,012" table:display="true" table:show-details="true"/>
                <table:data-pilot-member table:name="0,013" table:display="true" table:show-details="true"/>
                <table:data-pilot-member table:name="0,014" table:display="true" table:show-details="true"/>
                <table:data-pilot-member table:name="0,015" table:display="true" table:show-details="true"/>
                <table:data-pilot-member table:name="0,016" table:display="true" table:show-details="true"/>
                <table:data-pilot-member table:name="0,017" table:display="true" table:show-details="true"/>
                <table:data-pilot-member table:name="0,018" table:display="true" table:show-details="true"/>
                <table:data-pilot-member table:name="0,019" table:display="true" table:show-details="true"/>
                <table:data-pilot-member table:name="0,02" table:display="true" table:show-details="true"/>
                <table:data-pilot-member table:name="0,021" table:display="true" table:show-details="true"/>
                <table:data-pilot-member table:name="0,022" table:display="true" table:show-details="true"/>
                <table:data-pilot-member table:name="0,023" table:display="true" table:show-details="true"/>
                <table:data-pilot-member table:name="0,024" table:display="true" table:show-details="true"/>
                <table:data-pilot-member table:name="0,025" table:display="true" table:show-details="true"/>
                <table:data-pilot-member table:name="0,026" table:display="true" table:show-details="true"/>
                <table:data-pilot-member table:name="0,027" table:display="true" table:show-details="true"/>
                <table:data-pilot-member table:name="0,028" table:display="true" table:show-details="true"/>
                <table:data-pilot-member table:name="0,029" table:display="true" table:show-details="true"/>
                <table:data-pilot-member table:name="0,03" table:display="true" table:show-details="true"/>
                <table:data-pilot-member table:name="0,031" table:display="true" table:show-details="true"/>
                <table:data-pilot-member table:name="0,032" table:display="true" table:show-details="true"/>
                <table:data-pilot-member table:name="0,033" table:display="true" table:show-details="true"/>
                <table:data-pilot-member table:name="0,034" table:display="true" table:show-details="true"/>
                <table:data-pilot-member table:name="0,035" table:display="true" table:show-details="true"/>
                <table:data-pilot-member table:name="0,036" table:display="true" table:show-details="true"/>
                <table:data-pilot-member table:name="0,037" table:display="true" table:show-details="true"/>
                <table:data-pilot-member table:name="0,038" table:display="true" table:show-details="true"/>
                <table:data-pilot-member table:name="0,039" table:display="true" table:show-details="true"/>
                <table:data-pilot-member table:name="0,04" table:display="true" table:show-details="true"/>
                <table:data-pilot-member table:name="0,041" table:display="true" table:show-details="true"/>
                <table:data-pilot-member table:name="0,042" table:display="true" table:show-details="true"/>
                <table:data-pilot-member table:name="0,043" table:display="true" table:show-details="true"/>
                <table:data-pilot-member table:name="0,044" table:display="true" table:show-details="true"/>
                <table:data-pilot-member table:name="0,045" table:display="true" table:show-details="true"/>
                <table:data-pilot-member table:name="0,046" table:display="true" table:show-details="true"/>
                <table:data-pilot-member table:name="0,047" table:display="true" table:show-details="true"/>
                <table:data-pilot-member table:name="0,048" table:display="true" table:show-details="true"/>
                <table:data-pilot-member table:name="0,049" table:display="true" table:show-details="true"/>
                <table:data-pilot-member table:name="0,05" table:display="true" table:show-details="true"/>
                <table:data-pilot-member table:name="0,051" table:display="true" table:show-details="true"/>
                <table:data-pilot-member table:name="0,052" table:display="true" table:show-details="true"/>
                <table:data-pilot-member table:name="0,053" table:display="true" table:show-details="true"/>
                <table:data-pilot-member table:name="0,054" table:display="true" table:show-details="true"/>
                <table:data-pilot-member table:name="0,055" table:display="true" table:show-details="true"/>
                <table:data-pilot-member table:name="0,056" table:display="true" table:show-details="true"/>
                <table:data-pilot-member table:name="0,057" table:display="true" table:show-details="true"/>
                <table:data-pilot-member table:name="0,058" table:display="true" table:show-details="true"/>
                <table:data-pilot-member table:name="0,059" table:display="true" table:show-details="true"/>
                <table:data-pilot-member table:name="0,06" table:display="true" table:show-details="true"/>
                <table:data-pilot-member table:name="0,061" table:display="true" table:show-details="true"/>
                <table:data-pilot-member table:name="0,062" table:display="true" table:show-details="true"/>
                <table:data-pilot-member table:name="0,063" table:display="true" table:show-details="true"/>
                <table:data-pilot-member table:name="0,064" table:display="true" table:show-details="true"/>
                <table:data-pilot-member table:name="0,065" table:display="true" table:show-details="true"/>
                <table:data-pilot-member table:name="0,066" table:display="true" table:show-details="true"/>
                <table:data-pilot-member table:name="0,067" table:display="true" table:show-details="true"/>
                <table:data-pilot-member table:name="0,068" table:display="true" table:show-details="true"/>
                <table:data-pilot-member table:name="0,069" table:display="true" table:show-details="true"/>
                <table:data-pilot-member table:name="0,07" table:display="true" table:show-details="true"/>
                <table:data-pilot-member table:name="0,071" table:display="true" table:show-details="true"/>
                <table:data-pilot-member table:name="0,072" table:display="true" table:show-details="true"/>
                <table:data-pilot-member table:name="0,073" table:display="true" table:show-details="true"/>
                <table:data-pilot-member table:name="0,074" table:display="true" table:show-details="true"/>
                <table:data-pilot-member table:name="0,075" table:display="true" table:show-details="true"/>
                <table:data-pilot-member table:name="0,076" table:display="true" table:show-details="true"/>
                <table:data-pilot-member table:name="0,077" table:display="true" table:show-details="true"/>
                <table:data-pilot-member table:name="0,078" table:display="true" table:show-details="true"/>
                <table:data-pilot-member table:name="0,079" table:display="true" table:show-details="true"/>
                <table:data-pilot-member table:name="0,08" table:display="true" table:show-details="true"/>
                <table:data-pilot-member table:name="0,081" table:display="true" table:show-details="true"/>
                <table:data-pilot-member table:name="0,082" table:display="true" table:show-details="true"/>
                <table:data-pilot-member table:name="0,083" table:display="true" table:show-details="true"/>
                <table:data-pilot-member table:name="0,084" table:display="true" table:show-details="true"/>
                <table:data-pilot-member table:name="0,085" table:display="true" table:show-details="true"/>
                <table:data-pilot-member table:name="0,086" table:display="true" table:show-details="true"/>
                <table:data-pilot-member table:name="0,087" table:display="true" table:show-details="true"/>
                <table:data-pilot-member table:name="0,088" table:display="true" table:show-details="true"/>
                <table:data-pilot-member table:name="0,089" table:display="true" table:show-details="true"/>
                <table:data-pilot-member table:name="0,09" table:display="true" table:show-details="true"/>
                <table:data-pilot-member table:name="0,091" table:display="true" table:show-details="true"/>
                <table:data-pilot-member table:name="0,092" table:display="true" table:show-details="true"/>
                <table:data-pilot-member table:name="0,093" table:display="true" table:show-details="true"/>
                <table:data-pilot-member table:name="0,094" table:display="true" table:show-details="true"/>
                <table:data-pilot-member table:name="0,095" table:display="true" table:show-details="true"/>
                <table:data-pilot-member table:name="0,096" table:display="true" table:show-details="true"/>
                <table:data-pilot-member table:name="0,097" table:display="true" table:show-details="true"/>
                <table:data-pilot-member table:name="0,098" table:display="true" table:show-details="true"/>
                <table:data-pilot-member table:name="0,099" table:display="true" table:show-details="true"/>
                <table:data-pilot-member table:name="0,1" table:display="true" table:show-details="true"/>
                <table:data-pilot-member table:name="0,101" table:display="true" table:show-details="true"/>
                <table:data-pilot-member table:name="0,102" table:display="true" table:show-details="true"/>
                <table:data-pilot-member table:name="0,103" table:display="true" table:show-details="true"/>
                <table:data-pilot-member table:name="0,104" table:display="true" table:show-details="true"/>
                <table:data-pilot-member table:name="0,105" table:display="true" table:show-details="true"/>
                <table:data-pilot-member table:name="0,106" table:display="true" table:show-details="true"/>
                <table:data-pilot-member table:name="0,107" table:display="true" table:show-details="true"/>
                <table:data-pilot-member table:name="0,108" table:display="true" table:show-details="true"/>
                <table:data-pilot-member table:name="0,109" table:display="true" table:show-details="true"/>
                <table:data-pilot-member table:name="0,11" table:display="true" table:show-details="true"/>
                <table:data-pilot-member table:name="0,111" table:display="true" table:show-details="true"/>
                <table:data-pilot-member table:name="0,112" table:display="true" table:show-details="true"/>
                <table:data-pilot-member table:name="0,113" table:display="true" table:show-details="true"/>
                <table:data-pilot-member table:name="0,114" table:display="true" table:show-details="true"/>
                <table:data-pilot-member table:name="0,115" table:display="true" table:show-details="true"/>
                <table:data-pilot-member table:name="0,116" table:display="true" table:show-details="true"/>
                <table:data-pilot-member table:name="0,117" table:display="true" table:show-details="true"/>
                <table:data-pilot-member table:name="0,118" table:display="true" table:show-details="true"/>
                <table:data-pilot-member table:name="0,119" table:display="true" table:show-details="true"/>
                <table:data-pilot-member table:name="0,12" table:display="true" table:show-details="true"/>
                <table:data-pilot-member table:name="0,121" table:display="true" table:show-details="true"/>
                <table:data-pilot-member table:name="0,122" table:display="true" table:show-details="true"/>
                <table:data-pilot-member table:name="0,123" table:display="true" table:show-details="true"/>
                <table:data-pilot-member table:name="0,124" table:display="true" table:show-details="true"/>
                <table:data-pilot-member table:name="0,125" table:display="true" table:show-details="true"/>
                <table:data-pilot-member table:name="0,126" table:display="true" table:show-details="true"/>
                <table:data-pilot-member table:name="0,127" table:display="true" table:show-details="true"/>
                <table:data-pilot-member table:name="0,128" table:display="true" table:show-details="true"/>
                <table:data-pilot-member table:name="0,129" table:display="true" table:show-details="true"/>
                <table:data-pilot-member table:name="0,13" table:display="true" table:show-details="true"/>
                <table:data-pilot-member table:name="0,131" table:display="true" table:show-details="true"/>
                <table:data-pilot-member table:name="0,132" table:display="true" table:show-details="true"/>
                <table:data-pilot-member table:name="0,133" table:display="true" table:show-details="true"/>
                <table:data-pilot-member table:name="0,134" table:display="true" table:show-details="true"/>
                <table:data-pilot-member table:name="0,135" table:display="true" table:show-details="true"/>
                <table:data-pilot-member table:name="0,136" table:display="true" table:show-details="true"/>
                <table:data-pilot-member table:name="0,137" table:display="true" table:show-details="true"/>
                <table:data-pilot-member table:name="0,138" table:display="true" table:show-details="true"/>
                <table:data-pilot-member table:name="0,139" table:display="true" table:show-details="true"/>
                <table:data-pilot-member table:name="0,14" table:display="true" table:show-details="true"/>
                <table:data-pilot-member table:name="0,141" table:display="true" table:show-details="true"/>
                <table:data-pilot-member table:name="0,142" table:display="true" table:show-details="true"/>
                <table:data-pilot-member table:name="0,143" table:display="true" table:show-details="true"/>
                <table:data-pilot-member table:name="0,144" table:display="true" table:show-details="true"/>
                <table:data-pilot-member table:name="0,145" table:display="true" table:show-details="true"/>
                <table:data-pilot-member table:name="0,146" table:display="true" table:show-details="true"/>
                <table:data-pilot-member table:name="0,147" table:display="true" table:show-details="true"/>
                <table:data-pilot-member table:name="0,148" table:display="true" table:show-details="true"/>
                <table:data-pilot-member table:name="0,149" table:display="true" table:show-details="true"/>
                <table:data-pilot-member table:name="0,15" table:display="true" table:show-details="true"/>
                <table:data-pilot-member table:name="0,151" table:display="true" table:show-details="true"/>
                <table:data-pilot-member table:name="0,152" table:display="true" table:show-details="true"/>
                <table:data-pilot-member table:name="0,153" table:display="true" table:show-details="true"/>
                <table:data-pilot-member table:name="0,154" table:display="true" table:show-details="true"/>
                <table:data-pilot-member table:name="0,155" table:display="true" table:show-details="true"/>
                <table:data-pilot-member table:name="0,156" table:display="true" table:show-details="true"/>
                <table:data-pilot-member table:name="0,157" table:display="true" table:show-details="true"/>
                <table:data-pilot-member table:name="0,158" table:display="true" table:show-details="true"/>
                <table:data-pilot-member table:name="0,159" table:display="true" table:show-details="true"/>
                <table:data-pilot-member table:name="0,16" table:display="true" table:show-details="true"/>
                <table:data-pilot-member table:name="0,161" table:display="true" table:show-details="true"/>
                <table:data-pilot-member table:name="0,162" table:display="true" table:show-details="true"/>
                <table:data-pilot-member table:name="0,163" table:display="true" table:show-details="true"/>
                <table:data-pilot-member table:name="0,164" table:display="true" table:show-details="true"/>
                <table:data-pilot-member table:name="0,165" table:display="true" table:show-details="true"/>
                <table:data-pilot-member table:name="0,166" table:display="true" table:show-details="true"/>
                <table:data-pilot-member table:name="0,167" table:display="true" table:show-details="true"/>
                <table:data-pilot-member table:name="0,168" table:display="true" table:show-details="true"/>
                <table:data-pilot-member table:name="0,169" table:display="true" table:show-details="true"/>
                <table:data-pilot-member table:name="0,17" table:display="true" table:show-details="true"/>
                <table:data-pilot-member table:name="0,171" table:display="true" table:show-details="true"/>
                <table:data-pilot-member table:name="0,172" table:display="true" table:show-details="true"/>
                <table:data-pilot-member table:name="0,173" table:display="true" table:show-details="true"/>
                <table:data-pilot-member table:name="0,174" table:display="true" table:show-details="true"/>
                <table:data-pilot-member table:name="0,175" table:display="true" table:show-details="true"/>
                <table:data-pilot-member table:name="0,176" table:display="true" table:show-details="true"/>
                <table:data-pilot-member table:name="0,177" table:display="true" table:show-details="true"/>
                <table:data-pilot-member table:name="0,178" table:display="true" table:show-details="true"/>
                <table:data-pilot-member table:name="0,179" table:display="true" table:show-details="true"/>
                <table:data-pilot-member table:name="0,18" table:display="true" table:show-details="true"/>
                <table:data-pilot-member table:name="0,181" table:display="true" table:show-details="true"/>
                <table:data-pilot-member table:name="0,182" table:display="true" table:show-details="true"/>
                <table:data-pilot-member table:name="0,183" table:display="true" table:show-details="true"/>
                <table:data-pilot-member table:name="0,184" table:display="true" table:show-details="true"/>
                <table:data-pilot-member table:name="0,185" table:display="true" table:show-details="true"/>
                <table:data-pilot-member table:name="0,186" table:display="true" table:show-details="true"/>
                <table:data-pilot-member table:name="0,187" table:display="true" table:show-details="true"/>
                <table:data-pilot-member table:name="0,188" table:display="true" table:show-details="true"/>
                <table:data-pilot-member table:name="0,189" table:display="true" table:show-details="true"/>
                <table:data-pilot-member table:name="0,19" table:display="true" table:show-details="true"/>
                <table:data-pilot-member table:name="0,191" table:display="true" table:show-details="true"/>
                <table:data-pilot-member table:name="0,192" table:display="true" table:show-details="true"/>
                <table:data-pilot-member table:name="0,193" table:display="true" table:show-details="true"/>
                <table:data-pilot-member table:name="0,194" table:display="true" table:show-details="true"/>
                <table:data-pilot-member table:name="0,195" table:display="true" table:show-details="true"/>
                <table:data-pilot-member table:name="0,196" table:display="true" table:show-details="true"/>
                <table:data-pilot-member table:name="0,197" table:display="true" table:show-details="true"/>
                <table:data-pilot-member table:name="0,198" table:display="true" table:show-details="true"/>
                <table:data-pilot-member table:name="0,199" table:display="true" table:show-details="true"/>
                <table:data-pilot-member table:name="0,2" table:display="true" table:show-details="true"/>
                <table:data-pilot-member table:name="0,201" table:display="true" table:show-details="true"/>
                <table:data-pilot-member table:name="0,202" table:display="true" table:show-details="true"/>
                <table:data-pilot-member table:name="0,203" table:display="true" table:show-details="true"/>
                <table:data-pilot-member table:name="0,204" table:display="true" table:show-details="true"/>
                <table:data-pilot-member table:name="0,205" table:display="true" table:show-details="true"/>
                <table:data-pilot-member table:name="0,206" table:display="true" table:show-details="true"/>
                <table:data-pilot-member table:name="0,207" table:display="true" table:show-details="true"/>
                <table:data-pilot-member table:name="0,208" table:display="true" table:show-details="true"/>
                <table:data-pilot-member table:name="0,209" table:display="true" table:show-details="true"/>
                <table:data-pilot-member table:name="0,21" table:display="true" table:show-details="true"/>
                <table:data-pilot-member table:name="0,211" table:display="true" table:show-details="true"/>
                <table:data-pilot-member table:name="0,212" table:display="true" table:show-details="true"/>
                <table:data-pilot-member table:name="0,213" table:display="true" table:show-details="true"/>
                <table:data-pilot-member table:name="0,214" table:display="true" table:show-details="true"/>
                <table:data-pilot-member table:name="0,215" table:display="true" table:show-details="true"/>
                <table:data-pilot-member table:name="0,216" table:display="true" table:show-details="true"/>
                <table:data-pilot-member table:name="0,217" table:display="true" table:show-details="true"/>
                <table:data-pilot-member table:name="0,218" table:display="true" table:show-details="true"/>
                <table:data-pilot-member table:name="0,219" table:display="true" table:show-details="true"/>
                <table:data-pilot-member table:name="0,22" table:display="true" table:show-details="true"/>
                <table:data-pilot-member table:name="0,221" table:display="true" table:show-details="true"/>
                <table:data-pilot-member table:name="0,222" table:display="true" table:show-details="true"/>
                <table:data-pilot-member table:name="0,223" table:display="true" table:show-details="true"/>
                <table:data-pilot-member table:name="0,224" table:display="true" table:show-details="true"/>
                <table:data-pilot-member table:name="0,225" table:display="true" table:show-details="true"/>
                <table:data-pilot-member table:name="0,226" table:display="true" table:show-details="true"/>
                <table:data-pilot-member table:name="0,227" table:display="true" table:show-details="true"/>
                <table:data-pilot-member table:name="0,228" table:display="true" table:show-details="true"/>
                <table:data-pilot-member table:name="0,229" table:display="true" table:show-details="true"/>
                <table:data-pilot-member table:name="0,23" table:display="true" table:show-details="true"/>
                <table:data-pilot-member table:name="0,231" table:display="true" table:show-details="true"/>
                <table:data-pilot-member table:name="0,232" table:display="true" table:show-details="true"/>
                <table:data-pilot-member table:name="0,233" table:display="true" table:show-details="true"/>
                <table:data-pilot-member table:name="0,234" table:display="true" table:show-details="true"/>
                <table:data-pilot-member table:name="0,235" table:display="true" table:show-details="true"/>
                <table:data-pilot-member table:name="0,236" table:display="true" table:show-details="true"/>
                <table:data-pilot-member table:name="0,237" table:display="true" table:show-details="true"/>
                <table:data-pilot-member table:name="0,238" table:display="true" table:show-details="true"/>
                <table:data-pilot-member table:name="0,239" table:display="true" table:show-details="true"/>
                <table:data-pilot-member table:name="0,24" table:display="true" table:show-details="true"/>
                <table:data-pilot-member table:name="0,241" table:display="true" table:show-details="true"/>
                <table:data-pilot-member table:name="0,242" table:display="true" table:show-details="true"/>
                <table:data-pilot-member table:name="0,243" table:display="true" table:show-details="true"/>
                <table:data-pilot-member table:name="0,244" table:display="true" table:show-details="true"/>
                <table:data-pilot-member table:name="0,245" table:display="true" table:show-details="true"/>
                <table:data-pilot-member table:name="0,246" table:display="true" table:show-details="true"/>
                <table:data-pilot-member table:name="0,247" table:display="true" table:show-details="true"/>
                <table:data-pilot-member table:name="0,248" table:display="true" table:show-details="true"/>
                <table:data-pilot-member table:name="0,249" table:display="true" table:show-details="true"/>
                <table:data-pilot-member table:name="0,25" table:display="true" table:show-details="true"/>
                <table:data-pilot-member table:name="0,251" table:display="true" table:show-details="true"/>
                <table:data-pilot-member table:name="0,252" table:display="true" table:show-details="true"/>
                <table:data-pilot-member table:name="0,253" table:display="true" table:show-details="true"/>
                <table:data-pilot-member table:name="0,254" table:display="true" table:show-details="true"/>
                <table:data-pilot-member table:name="0,255" table:display="true" table:show-details="true"/>
                <table:data-pilot-member table:name="0,256" table:display="true" table:show-details="true"/>
                <table:data-pilot-member table:name="0,257" table:display="true" table:show-details="true"/>
                <table:data-pilot-member table:name="0,258" table:display="true" table:show-details="true"/>
                <table:data-pilot-member table:name="0,259" table:display="true" table:show-details="true"/>
                <table:data-pilot-member table:name="0,26" table:display="true" table:show-details="true"/>
                <table:data-pilot-member table:name="0,261" table:display="true" table:show-details="true"/>
                <table:data-pilot-member table:name="0,262" table:display="true" table:show-details="true"/>
                <table:data-pilot-member table:name="0,263" table:display="true" table:show-details="true"/>
                <table:data-pilot-member table:name="0,264" table:display="true" table:show-details="true"/>
                <table:data-pilot-member table:name="0,265" table:display="true" table:show-details="true"/>
                <table:data-pilot-member table:name="0,266" table:display="true" table:show-details="true"/>
                <table:data-pilot-member table:name="0,267" table:display="true" table:show-details="true"/>
                <table:data-pilot-member table:name="0,268" table:display="true" table:show-details="true"/>
                <table:data-pilot-member table:name="0,269" table:display="true" table:show-details="true"/>
                <table:data-pilot-member table:name="0,27" table:display="true" table:show-details="true"/>
                <table:data-pilot-member table:name="0,271" table:display="true" table:show-details="true"/>
                <table:data-pilot-member table:name="0,272" table:display="true" table:show-details="true"/>
                <table:data-pilot-member table:name="0,273" table:display="true" table:show-details="true"/>
                <table:data-pilot-member table:name="0,274" table:display="true" table:show-details="true"/>
                <table:data-pilot-member table:name="0,275" table:display="true" table:show-details="true"/>
                <table:data-pilot-member table:name="0,276" table:display="true" table:show-details="true"/>
                <table:data-pilot-member table:name="0,277" table:display="true" table:show-details="true"/>
                <table:data-pilot-member table:name="0,278" table:display="true" table:show-details="true"/>
                <table:data-pilot-member table:name="0,279" table:display="true" table:show-details="true"/>
                <table:data-pilot-member table:name="0,28" table:display="true" table:show-details="true"/>
                <table:data-pilot-member table:name="0,281" table:display="true" table:show-details="true"/>
                <table:data-pilot-member table:name="0,282" table:display="true" table:show-details="true"/>
                <table:data-pilot-member table:name="0,283" table:display="true" table:show-details="true"/>
                <table:data-pilot-member table:name="0,284" table:display="true" table:show-details="true"/>
                <table:data-pilot-member table:name="0,285" table:display="true" table:show-details="true"/>
                <table:data-pilot-member table:name="0,286" table:display="true" table:show-details="true"/>
                <table:data-pilot-member table:name="0,287" table:display="true" table:show-details="true"/>
                <table:data-pilot-member table:name="0,288" table:display="true" table:show-details="true"/>
                <table:data-pilot-member table:name="0,289" table:display="true" table:show-details="true"/>
                <table:data-pilot-member table:name="0,29" table:display="true" table:show-details="true"/>
                <table:data-pilot-member table:name="0,291" table:display="true" table:show-details="true"/>
                <table:data-pilot-member table:name="0,292" table:display="true" table:show-details="true"/>
                <table:data-pilot-member table:name="0,293" table:display="true" table:show-details="true"/>
                <table:data-pilot-member table:name="0,294" table:display="true" table:show-details="true"/>
                <table:data-pilot-member table:name="0,295" table:display="true" table:show-details="true"/>
                <table:data-pilot-member table:name="0,296" table:display="true" table:show-details="true"/>
                <table:data-pilot-member table:name="0,297" table:display="true" table:show-details="true"/>
                <table:data-pilot-member table:name="0,298" table:display="true" table:show-details="true"/>
                <table:data-pilot-member table:name="0,299" table:display="true" table:show-details="true"/>
                <table:data-pilot-member table:name="0,3" table:display="true" table:show-details="true"/>
                <table:data-pilot-member table:name="0,301" table:display="true" table:show-details="true"/>
                <table:data-pilot-member table:name="0,302" table:display="true" table:show-details="true"/>
                <table:data-pilot-member table:name="0,303" table:display="true" table:show-details="true"/>
                <table:data-pilot-member table:name="0,304" table:display="true" table:show-details="true"/>
                <table:data-pilot-member table:name="0,305" table:display="true" table:show-details="true"/>
                <table:data-pilot-member table:name="0,306" table:display="true" table:show-details="true"/>
                <table:data-pilot-member table:name="0,307" table:display="true" table:show-details="true"/>
                <table:data-pilot-member table:name="0,308" table:display="true" table:show-details="true"/>
                <table:data-pilot-member table:name="0,309" table:display="true" table:show-details="true"/>
                <table:data-pilot-member table:name="0,31" table:display="true" table:show-details="true"/>
                <table:data-pilot-member table:name="0,311" table:display="true" table:show-details="true"/>
                <table:data-pilot-member table:name="0,312" table:display="true" table:show-details="true"/>
                <table:data-pilot-member table:name="0,313" table:display="true" table:show-details="true"/>
                <table:data-pilot-member table:name="0,314" table:display="true" table:show-details="true"/>
                <table:data-pilot-member table:name="0,315" table:display="true" table:show-details="true"/>
                <table:data-pilot-member table:name="0,316" table:display="true" table:show-details="true"/>
                <table:data-pilot-member table:name="0,317" table:display="true" table:show-details="true"/>
                <table:data-pilot-member table:name="0,318" table:display="true" table:show-details="true"/>
                <table:data-pilot-member table:name="0,319" table:display="true" table:show-details="true"/>
                <table:data-pilot-member table:name="0,32" table:display="true" table:show-details="true"/>
                <table:data-pilot-member table:name="0,321" table:display="true" table:show-details="true"/>
                <table:data-pilot-member table:name="0,322" table:display="true" table:show-details="true"/>
                <table:data-pilot-member table:name="0,323" table:display="true" table:show-details="true"/>
                <table:data-pilot-member table:name="0,324" table:display="true" table:show-details="true"/>
                <table:data-pilot-member table:name="0,325" table:display="true" table:show-details="true"/>
                <table:data-pilot-member table:name="0,326" table:display="true" table:show-details="true"/>
                <table:data-pilot-member table:name="0,327" table:display="true" table:show-details="true"/>
                <table:data-pilot-member table:name="0,328" table:display="true" table:show-details="true"/>
                <table:data-pilot-member table:name="0,329" table:display="true" table:show-details="true"/>
                <table:data-pilot-member table:name="0,33" table:display="true" table:show-details="true"/>
                <table:data-pilot-member table:name="0,331" table:display="true" table:show-details="true"/>
                <table:data-pilot-member table:name="0,332" table:display="true" table:show-details="true"/>
                <table:data-pilot-member table:name="0,333" table:display="true" table:show-details="true"/>
                <table:data-pilot-member table:name="0,334" table:display="true" table:show-details="true"/>
                <table:data-pilot-member table:name="0,335" table:display="true" table:show-details="true"/>
                <table:data-pilot-member table:name="0,336" table:display="true" table:show-details="true"/>
                <table:data-pilot-member table:name="0,337" table:display="true" table:show-details="true"/>
                <table:data-pilot-member table:name="0,338" table:display="true" table:show-details="true"/>
                <table:data-pilot-member table:name="0,339" table:display="true" table:show-details="true"/>
                <table:data-pilot-member table:name="0,34" table:display="true" table:show-details="true"/>
                <table:data-pilot-member table:name="0,341" table:display="true" table:show-details="true"/>
                <table:data-pilot-member table:name="0,342" table:display="true" table:show-details="true"/>
                <table:data-pilot-member table:name="0,343" table:display="true" table:show-details="true"/>
                <table:data-pilot-member table:name="0,344" table:display="true" table:show-details="true"/>
                <table:data-pilot-member table:name="0,345" table:display="true" table:show-details="true"/>
                <table:data-pilot-member table:name="0,346" table:display="true" table:show-details="true"/>
                <table:data-pilot-member table:name="0,347" table:display="true" table:show-details="true"/>
                <table:data-pilot-member table:name="0,348" table:display="true" table:show-details="true"/>
                <table:data-pilot-member table:name="0,349" table:display="true" table:show-details="true"/>
                <table:data-pilot-member table:name="0,35" table:display="true" table:show-details="true"/>
                <table:data-pilot-member table:name="0,351" table:display="true" table:show-details="true"/>
                <table:data-pilot-member table:name="0,352" table:display="true" table:show-details="true"/>
                <table:data-pilot-member table:name="0,353" table:display="true" table:show-details="true"/>
                <table:data-pilot-member table:name="0,354" table:display="true" table:show-details="true"/>
                <table:data-pilot-member table:name="0,355" table:display="true" table:show-details="true"/>
                <table:data-pilot-member table:name="0,356" table:display="true" table:show-details="true"/>
                <table:data-pilot-member table:name="0,357" table:display="true" table:show-details="true"/>
                <table:data-pilot-member table:name="0,358" table:display="true" table:show-details="true"/>
                <table:data-pilot-member table:name="0,359" table:display="true" table:show-details="true"/>
                <table:data-pilot-member table:name="0,36" table:display="true" table:show-details="true"/>
                <table:data-pilot-member table:name="0,361" table:display="true" table:show-details="true"/>
                <table:data-pilot-member table:name="0,362" table:display="true" table:show-details="true"/>
                <table:data-pilot-member table:name="0,363" table:display="true" table:show-details="true"/>
                <table:data-pilot-member table:name="0,364" table:display="true" table:show-details="true"/>
                <table:data-pilot-member table:name="0,365" table:display="true" table:show-details="true"/>
                <table:data-pilot-member table:name="0,366" table:display="true" table:show-details="true"/>
                <table:data-pilot-member table:name="0,367" table:display="true" table:show-details="true"/>
                <table:data-pilot-member table:name="0,368" table:display="true" table:show-details="true"/>
                <table:data-pilot-member table:name="0,369" table:display="true" table:show-details="true"/>
                <table:data-pilot-member table:name="0,37" table:display="true" table:show-details="true"/>
                <table:data-pilot-member table:name="0,371" table:display="true" table:show-details="true"/>
                <table:data-pilot-member table:name="0,372" table:display="true" table:show-details="true"/>
                <table:data-pilot-member table:name="0,373" table:display="true" table:show-details="true"/>
                <table:data-pilot-member table:name="0,374" table:display="true" table:show-details="true"/>
                <table:data-pilot-member table:name="0,375" table:display="true" table:show-details="true"/>
                <table:data-pilot-member table:name="0,376" table:display="true" table:show-details="true"/>
                <table:data-pilot-member table:name="0,377" table:display="true" table:show-details="true"/>
                <table:data-pilot-member table:name="0,378" table:display="true" table:show-details="true"/>
                <table:data-pilot-member table:name="0,379" table:display="true" table:show-details="true"/>
                <table:data-pilot-member table:name="0,38" table:display="true" table:show-details="true"/>
                <table:data-pilot-member table:name="0,381" table:display="true" table:show-details="true"/>
                <table:data-pilot-member table:name="0,382" table:display="true" table:show-details="true"/>
                <table:data-pilot-member table:name="0,383" table:display="true" table:show-details="true"/>
                <table:data-pilot-member table:name="0,384" table:display="true" table:show-details="true"/>
                <table:data-pilot-member table:name="0,385" table:display="true" table:show-details="true"/>
                <table:data-pilot-member table:name="0,386" table:display="true" table:show-details="true"/>
                <table:data-pilot-member table:name="0,387" table:display="true" table:show-details="true"/>
                <table:data-pilot-member table:name="0,388" table:display="true" table:show-details="true"/>
                <table:data-pilot-member table:name="0,389" table:display="true" table:show-details="true"/>
                <table:data-pilot-member table:name="0,39" table:display="true" table:show-details="true"/>
                <table:data-pilot-member table:name="0,391" table:display="true" table:show-details="true"/>
                <table:data-pilot-member table:name="0,392" table:display="true" table:show-details="true"/>
                <table:data-pilot-member table:name="0,393" table:display="true" table:show-details="true"/>
                <table:data-pilot-member table:name="0,394" table:display="true" table:show-details="true"/>
                <table:data-pilot-member table:name="0,395" table:display="true" table:show-details="true"/>
                <table:data-pilot-member table:name="0,396" table:display="true" table:show-details="true"/>
                <table:data-pilot-member table:name="0,397" table:display="true" table:show-details="true"/>
                <table:data-pilot-member table:name="0,398" table:display="true" table:show-details="true"/>
                <table:data-pilot-member table:name="0,399" table:display="true" table:show-details="true"/>
                <table:data-pilot-member table:name="0,4" table:display="true" table:show-details="true"/>
                <table:data-pilot-member table:name="0,401" table:display="true" table:show-details="true"/>
                <table:data-pilot-member table:name="0,402" table:display="true" table:show-details="true"/>
                <table:data-pilot-member table:name="0,403" table:display="true" table:show-details="true"/>
                <table:data-pilot-member table:name="0,404" table:display="true" table:show-details="true"/>
                <table:data-pilot-member table:name="0,405" table:display="true" table:show-details="true"/>
                <table:data-pilot-member table:name="0,406" table:display="true" table:show-details="true"/>
                <table:data-pilot-member table:name="0,407" table:display="true" table:show-details="true"/>
                <table:data-pilot-member table:name="0,408" table:display="true" table:show-details="true"/>
                <table:data-pilot-member table:name="0,409" table:display="true" table:show-details="true"/>
                <table:data-pilot-member table:name="0,41" table:display="true" table:show-details="true"/>
                <table:data-pilot-member table:name="0,411" table:display="true" table:show-details="true"/>
                <table:data-pilot-member table:name="0,412" table:display="true" table:show-details="true"/>
                <table:data-pilot-member table:name="0,413" table:display="true" table:show-details="true"/>
                <table:data-pilot-member table:name="0,414" table:display="true" table:show-details="true"/>
                <table:data-pilot-member table:name="0,415" table:display="true" table:show-details="true"/>
                <table:data-pilot-member table:name="0,416" table:display="true" table:show-details="true"/>
                <table:data-pilot-member table:name="0,417" table:display="true" table:show-details="true"/>
                <table:data-pilot-member table:name="0,418" table:display="true" table:show-details="true"/>
                <table:data-pilot-member table:name="0,419" table:display="true" table:show-details="true"/>
                <table:data-pilot-member table:name="0,42" table:display="true" table:show-details="true"/>
                <table:data-pilot-member table:name="0,421" table:display="true" table:show-details="true"/>
                <table:data-pilot-member table:name="0,422" table:display="true" table:show-details="true"/>
                <table:data-pilot-member table:name="0,423" table:display="true" table:show-details="true"/>
                <table:data-pilot-member table:name="0,424" table:display="true" table:show-details="true"/>
                <table:data-pilot-member table:name="0,425" table:display="true" table:show-details="true"/>
                <table:data-pilot-member table:name="0,426" table:display="true" table:show-details="true"/>
                <table:data-pilot-member table:name="0,427" table:display="true" table:show-details="true"/>
                <table:data-pilot-member table:name="0,428" table:display="true" table:show-details="true"/>
                <table:data-pilot-member table:name="0,429" table:display="true" table:show-details="true"/>
                <table:data-pilot-member table:name="0,43" table:display="true" table:show-details="true"/>
                <table:data-pilot-member table:name="0,431" table:display="true" table:show-details="true"/>
                <table:data-pilot-member table:name="0,432" table:display="true" table:show-details="true"/>
                <table:data-pilot-member table:name="0,433" table:display="true" table:show-details="true"/>
                <table:data-pilot-member table:name="0,434" table:display="true" table:show-details="true"/>
                <table:data-pilot-member table:name="0,435" table:display="true" table:show-details="true"/>
                <table:data-pilot-member table:name="0,436" table:display="true" table:show-details="true"/>
                <table:data-pilot-member table:name="0,437" table:display="true" table:show-details="true"/>
                <table:data-pilot-member table:name="0,438" table:display="true" table:show-details="true"/>
                <table:data-pilot-member table:name="0,439" table:display="true" table:show-details="true"/>
                <table:data-pilot-member table:name="0,44" table:display="true" table:show-details="true"/>
                <table:data-pilot-member table:name="0,441" table:display="true" table:show-details="true"/>
                <table:data-pilot-member table:name="0,442" table:display="true" table:show-details="true"/>
                <table:data-pilot-member table:name="0,443" table:display="true" table:show-details="true"/>
                <table:data-pilot-member table:name="0,444" table:display="true" table:show-details="true"/>
                <table:data-pilot-member table:name="0,445" table:display="true" table:show-details="true"/>
                <table:data-pilot-member table:name="0,446" table:display="true" table:show-details="true"/>
                <table:data-pilot-member table:name="0,447" table:display="true" table:show-details="true"/>
                <table:data-pilot-member table:name="0,448" table:display="true" table:show-details="true"/>
                <table:data-pilot-member table:name="0,449" table:display="true" table:show-details="true"/>
                <table:data-pilot-member table:name="0,45" table:display="true" table:show-details="true"/>
                <table:data-pilot-member table:name="0,451" table:display="true" table:show-details="true"/>
                <table:data-pilot-member table:name="0,452" table:display="true" table:show-details="true"/>
                <table:data-pilot-member table:name="0,453" table:display="true" table:show-details="true"/>
                <table:data-pilot-member table:name="0,454" table:display="true" table:show-details="true"/>
                <table:data-pilot-member table:name="0,455" table:display="true" table:show-details="true"/>
                <table:data-pilot-member table:name="0,456" table:display="true" table:show-details="true"/>
                <table:data-pilot-member table:name="0,457" table:display="true" table:show-details="true"/>
                <table:data-pilot-member table:name="0,458" table:display="true" table:show-details="true"/>
                <table:data-pilot-member table:name="0,459" table:display="true" table:show-details="true"/>
                <table:data-pilot-member table:name="0,46" table:display="true" table:show-details="true"/>
                <table:data-pilot-member table:name="0,461" table:display="true" table:show-details="true"/>
                <table:data-pilot-member table:name="0,462" table:display="true" table:show-details="true"/>
                <table:data-pilot-member table:name="0,463" table:display="true" table:show-details="true"/>
                <table:data-pilot-member table:name="0,464" table:display="true" table:show-details="true"/>
                <table:data-pilot-member table:name="0,465" table:display="true" table:show-details="true"/>
                <table:data-pilot-member table:name="0,466" table:display="true" table:show-details="true"/>
                <table:data-pilot-member table:name="0,467" table:display="true" table:show-details="true"/>
                <table:data-pilot-member table:name="0,468" table:display="true" table:show-details="true"/>
                <table:data-pilot-member table:name="0,469" table:display="true" table:show-details="true"/>
                <table:data-pilot-member table:name="0,47" table:display="true" table:show-details="true"/>
                <table:data-pilot-member table:name="0,471" table:display="true" table:show-details="true"/>
                <table:data-pilot-member table:name="0,472" table:display="true" table:show-details="true"/>
                <table:data-pilot-member table:name="0,473" table:display="true" table:show-details="true"/>
                <table:data-pilot-member table:name="0,474" table:display="true" table:show-details="true"/>
                <table:data-pilot-member table:name="0,475" table:display="true" table:show-details="true"/>
                <table:data-pilot-member table:name="0,476" table:display="true" table:show-details="true"/>
                <table:data-pilot-member table:name="0,477" table:display="true" table:show-details="true"/>
                <table:data-pilot-member table:name="0,478" table:display="true" table:show-details="true"/>
                <table:data-pilot-member table:name="0,479" table:display="true" table:show-details="true"/>
                <table:data-pilot-member table:name="0,48" table:display="true" table:show-details="true"/>
                <table:data-pilot-member table:name="0,481" table:display="true" table:show-details="true"/>
                <table:data-pilot-member table:name="0,482" table:display="true" table:show-details="true"/>
                <table:data-pilot-member table:name="0,483" table:display="true" table:show-details="true"/>
                <table:data-pilot-member table:name="0,484" table:display="true" table:show-details="true"/>
                <table:data-pilot-member table:name="0,485" table:display="true" table:show-details="true"/>
                <table:data-pilot-member table:name="0,486" table:display="true" table:show-details="true"/>
                <table:data-pilot-member table:name="0,487" table:display="true" table:show-details="true"/>
                <table:data-pilot-member table:name="0,488" table:display="true" table:show-details="true"/>
                <table:data-pilot-member table:name="0,489" table:display="true" table:show-details="true"/>
                <table:data-pilot-member table:name="0,49" table:display="true" table:show-details="true"/>
                <table:data-pilot-member table:name="0,491" table:display="true" table:show-details="true"/>
                <table:data-pilot-member table:name="0,492" table:display="true" table:show-details="true"/>
                <table:data-pilot-member table:name="0,493" table:display="true" table:show-details="true"/>
                <table:data-pilot-member table:name="0,494" table:display="true" table:show-details="true"/>
                <table:data-pilot-member table:name="0,495" table:display="true" table:show-details="true"/>
                <table:data-pilot-member table:name="0,496" table:display="true" table:show-details="true"/>
                <table:data-pilot-member table:name="0,497" table:display="true" table:show-details="true"/>
                <table:data-pilot-member table:name="0,498" table:display="true" table:show-details="true"/>
                <table:data-pilot-member table:name="0,499" table:display="true" table:show-details="true"/>
                <table:data-pilot-member table:name="0,5" table:display="true" table:show-details="true"/>
                <table:data-pilot-member table:name="0,501" table:display="true" table:show-details="true"/>
                <table:data-pilot-member table:name="0,502" table:display="true" table:show-details="true"/>
                <table:data-pilot-member table:name="0,503" table:display="true" table:show-details="true"/>
                <table:data-pilot-member table:name="0,504" table:display="true" table:show-details="true"/>
                <table:data-pilot-member table:name="0,505" table:display="true" table:show-details="true"/>
                <table:data-pilot-member table:name="0,506" table:display="true" table:show-details="true"/>
                <table:data-pilot-member table:name="0,507" table:display="true" table:show-details="true"/>
                <table:data-pilot-member table:name="0,508" table:display="true" table:show-details="true"/>
                <table:data-pilot-member table:name="0,509" table:display="true" table:show-details="true"/>
                <table:data-pilot-member table:name="0,51" table:display="true" table:show-details="true"/>
                <table:data-pilot-member table:name="0,511" table:display="true" table:show-details="true"/>
                <table:data-pilot-member table:name="0,512" table:display="true" table:show-details="true"/>
                <table:data-pilot-member table:name="0,513" table:display="true" table:show-details="true"/>
                <table:data-pilot-member table:name="0,514" table:display="true" table:show-details="true"/>
                <table:data-pilot-member table:name="0,515" table:display="true" table:show-details="true"/>
                <table:data-pilot-member table:name="0,516" table:display="true" table:show-details="true"/>
                <table:data-pilot-member table:name="0,517" table:display="true" table:show-details="true"/>
                <table:data-pilot-member table:name="0,518" table:display="true" table:show-details="true"/>
                <table:data-pilot-member table:name="0,519" table:display="true" table:show-details="true"/>
                <table:data-pilot-member table:name="0,52" table:display="true" table:show-details="true"/>
                <table:data-pilot-member table:name="0,521" table:display="true" table:show-details="true"/>
                <table:data-pilot-member table:name="0,522" table:display="true" table:show-details="true"/>
                <table:data-pilot-member table:name="0,523" table:display="true" table:show-details="true"/>
                <table:data-pilot-member table:name="0,524" table:display="true" table:show-details="true"/>
                <table:data-pilot-member table:name="0,525" table:display="true" table:show-details="true"/>
                <table:data-pilot-member table:name="0,526" table:display="true" table:show-details="true"/>
                <table:data-pilot-member table:name="0,527" table:display="true" table:show-details="true"/>
                <table:data-pilot-member table:name="0,528" table:display="true" table:show-details="true"/>
                <table:data-pilot-member table:name="0,529" table:display="true" table:show-details="true"/>
                <table:data-pilot-member table:name="0,53" table:display="true" table:show-details="true"/>
                <table:data-pilot-member table:name="0,531" table:display="true" table:show-details="true"/>
                <table:data-pilot-member table:name="0,532" table:display="true" table:show-details="true"/>
                <table:data-pilot-member table:name="0,533" table:display="true" table:show-details="true"/>
                <table:data-pilot-member table:name="0,534" table:display="true" table:show-details="true"/>
                <table:data-pilot-member table:name="0,535" table:display="true" table:show-details="true"/>
                <table:data-pilot-member table:name="0,536" table:display="true" table:show-details="true"/>
                <table:data-pilot-member table:name="0,537" table:display="true" table:show-details="true"/>
                <table:data-pilot-member table:name="0,538" table:display="true" table:show-details="true"/>
                <table:data-pilot-member table:name="0,539" table:display="true" table:show-details="true"/>
                <table:data-pilot-member table:name="0,54" table:display="true" table:show-details="true"/>
                <table:data-pilot-member table:name="0,541" table:display="true" table:show-details="true"/>
                <table:data-pilot-member table:name="0,542" table:display="true" table:show-details="true"/>
                <table:data-pilot-member table:name="0,543" table:display="true" table:show-details="true"/>
                <table:data-pilot-member table:name="0,544" table:display="true" table:show-details="true"/>
                <table:data-pilot-member table:name="0,545" table:display="true" table:show-details="true"/>
                <table:data-pilot-member table:name="0,546" table:display="true" table:show-details="true"/>
                <table:data-pilot-member table:name="0,547" table:display="true" table:show-details="true"/>
                <table:data-pilot-member table:name="0,548" table:display="true" table:show-details="true"/>
                <table:data-pilot-member table:name="0,549" table:display="true" table:show-details="true"/>
                <table:data-pilot-member table:name="0,55" table:display="true" table:show-details="true"/>
                <table:data-pilot-member table:name="0,551" table:display="true" table:show-details="true"/>
                <table:data-pilot-member table:name="0,552" table:display="true" table:show-details="true"/>
                <table:data-pilot-member table:name="0,553" table:display="true" table:show-details="true"/>
                <table:data-pilot-member table:name="0,554" table:display="true" table:show-details="true"/>
                <table:data-pilot-member table:name="0,555" table:display="true" table:show-details="true"/>
                <table:data-pilot-member table:name="0,556" table:display="true" table:show-details="true"/>
                <table:data-pilot-member table:name="0,557" table:display="true" table:show-details="true"/>
                <table:data-pilot-member table:name="0,558" table:display="true" table:show-details="true"/>
                <table:data-pilot-member table:name="0,559" table:display="true" table:show-details="true"/>
                <table:data-pilot-member table:name="0,56" table:display="true" table:show-details="true"/>
                <table:data-pilot-member table:name="0,561" table:display="true" table:show-details="true"/>
                <table:data-pilot-member table:name="0,562" table:display="true" table:show-details="true"/>
                <table:data-pilot-member table:name="0,563" table:display="true" table:show-details="true"/>
                <table:data-pilot-member table:name="0,564" table:display="true" table:show-details="true"/>
                <table:data-pilot-member table:name="0,565" table:display="true" table:show-details="true"/>
                <table:data-pilot-member table:name="0,566" table:display="true" table:show-details="true"/>
                <table:data-pilot-member table:name="0,567" table:display="true" table:show-details="true"/>
                <table:data-pilot-member table:name="0,568" table:display="true" table:show-details="true"/>
                <table:data-pilot-member table:name="0,569" table:display="true" table:show-details="true"/>
                <table:data-pilot-member table:name="0,57" table:display="true" table:show-details="true"/>
                <table:data-pilot-member table:name="0,571" table:display="true" table:show-details="true"/>
                <table:data-pilot-member table:name="0,572" table:display="true" table:show-details="true"/>
                <table:data-pilot-member table:name="0,573" table:display="true" table:show-details="true"/>
                <table:data-pilot-member table:name="0,574" table:display="true" table:show-details="true"/>
                <table:data-pilot-member table:name="0,575" table:display="true" table:show-details="true"/>
                <table:data-pilot-member table:name="0,576" table:display="true" table:show-details="true"/>
                <table:data-pilot-member table:name="0,577" table:display="true" table:show-details="true"/>
                <table:data-pilot-member table:name="0,578" table:display="true" table:show-details="true"/>
                <table:data-pilot-member table:name="0,579" table:display="true" table:show-details="true"/>
                <table:data-pilot-member table:name="0,58" table:display="true" table:show-details="true"/>
                <table:data-pilot-member table:name="0,581" table:display="true" table:show-details="true"/>
                <table:data-pilot-member table:name="0,582" table:display="true" table:show-details="true"/>
                <table:data-pilot-member table:name="0,583" table:display="true" table:show-details="true"/>
                <table:data-pilot-member table:name="0,584" table:display="true" table:show-details="true"/>
                <table:data-pilot-member table:name="0,585" table:display="true" table:show-details="true"/>
                <table:data-pilot-member table:name="0,586" table:display="true" table:show-details="true"/>
                <table:data-pilot-member table:name="0,587" table:display="true" table:show-details="true"/>
                <table:data-pilot-member table:name="0,588" table:display="true" table:show-details="true"/>
                <table:data-pilot-member table:name="0,589" table:display="true" table:show-details="true"/>
                <table:data-pilot-member table:name="0,59" table:display="true" table:show-details="true"/>
                <table:data-pilot-member table:name="0,591" table:display="true" table:show-details="true"/>
                <table:data-pilot-member table:name="0,592" table:display="true" table:show-details="true"/>
                <table:data-pilot-member table:name="0,593" table:display="true" table:show-details="true"/>
                <table:data-pilot-member table:name="0,594" table:display="true" table:show-details="true"/>
                <table:data-pilot-member table:name="0,595" table:display="true" table:show-details="true"/>
                <table:data-pilot-member table:name="0,596" table:display="true" table:show-details="true"/>
                <table:data-pilot-member table:name="0,597" table:display="true" table:show-details="true"/>
                <table:data-pilot-member table:name="0,598" table:display="true" table:show-details="true"/>
                <table:data-pilot-member table:name="0,599" table:display="true" table:show-details="true"/>
                <table:data-pilot-member table:name="0,6" table:display="true" table:show-details="true"/>
                <table:data-pilot-member table:name="0,601" table:display="true" table:show-details="true"/>
                <table:data-pilot-member table:name="0,602" table:display="true" table:show-details="true"/>
                <table:data-pilot-member table:name="0,603" table:display="true" table:show-details="true"/>
                <table:data-pilot-member table:name="0,604" table:display="true" table:show-details="true"/>
                <table:data-pilot-member table:name="0,605" table:display="true" table:show-details="true"/>
                <table:data-pilot-member table:name="0,606" table:display="true" table:show-details="true"/>
                <table:data-pilot-member table:name="0,607" table:display="true" table:show-details="true"/>
                <table:data-pilot-member table:name="0,608" table:display="true" table:show-details="true"/>
                <table:data-pilot-member table:name="0,609" table:display="true" table:show-details="true"/>
                <table:data-pilot-member table:name="0,61" table:display="true" table:show-details="true"/>
                <table:data-pilot-member table:name="0,611" table:display="true" table:show-details="true"/>
                <table:data-pilot-member table:name="0,612" table:display="true" table:show-details="true"/>
                <table:data-pilot-member table:name="0,613" table:display="true" table:show-details="true"/>
                <table:data-pilot-member table:name="0,614" table:display="true" table:show-details="true"/>
                <table:data-pilot-member table:name="0,615" table:display="true" table:show-details="true"/>
                <table:data-pilot-member table:name="0,616" table:display="true" table:show-details="true"/>
                <table:data-pilot-member table:name="0,617" table:display="true" table:show-details="true"/>
                <table:data-pilot-member table:name="0,618" table:display="true" table:show-details="true"/>
                <table:data-pilot-member table:name="0,619" table:display="true" table:show-details="true"/>
                <table:data-pilot-member table:name="0,62" table:display="true" table:show-details="true"/>
                <table:data-pilot-member table:name="0,621" table:display="true" table:show-details="true"/>
                <table:data-pilot-member table:name="0,622" table:display="true" table:show-details="true"/>
                <table:data-pilot-member table:name="0,623" table:display="true" table:show-details="true"/>
                <table:data-pilot-member table:name="0,624" table:display="true" table:show-details="true"/>
                <table:data-pilot-member table:name="0,625" table:display="true" table:show-details="true"/>
                <table:data-pilot-member table:name="0,626" table:display="true" table:show-details="true"/>
                <table:data-pilot-member table:name="0,627" table:display="true" table:show-details="true"/>
                <table:data-pilot-member table:name="0,628" table:display="true" table:show-details="true"/>
                <table:data-pilot-member table:name="0,629" table:display="true" table:show-details="true"/>
                <table:data-pilot-member table:name="0,63" table:display="true" table:show-details="true"/>
                <table:data-pilot-member table:name="0,631" table:display="true" table:show-details="true"/>
                <table:data-pilot-member table:name="0,632" table:display="true" table:show-details="true"/>
                <table:data-pilot-member table:name="0,633" table:display="true" table:show-details="true"/>
                <table:data-pilot-member table:name="0,634" table:display="true" table:show-details="true"/>
                <table:data-pilot-member table:name="0,635" table:display="true" table:show-details="true"/>
                <table:data-pilot-member table:name="0,636" table:display="true" table:show-details="true"/>
                <table:data-pilot-member table:name="0,637" table:display="true" table:show-details="true"/>
                <table:data-pilot-member table:name="0,638" table:display="true" table:show-details="true"/>
                <table:data-pilot-member table:name="0,639" table:display="true" table:show-details="true"/>
                <table:data-pilot-member table:name="0,64" table:display="true" table:show-details="true"/>
                <table:data-pilot-member table:name="0,641" table:display="true" table:show-details="true"/>
                <table:data-pilot-member table:name="0,642" table:display="true" table:show-details="true"/>
                <table:data-pilot-member table:name="0,643" table:display="true" table:show-details="true"/>
                <table:data-pilot-member table:name="0,644" table:display="true" table:show-details="true"/>
                <table:data-pilot-member table:name="0,645" table:display="true" table:show-details="true"/>
                <table:data-pilot-member table:name="0,646" table:display="true" table:show-details="true"/>
                <table:data-pilot-member table:name="0,647" table:display="true" table:show-details="true"/>
                <table:data-pilot-member table:name="0,648" table:display="true" table:show-details="true"/>
                <table:data-pilot-member table:name="0,649" table:display="true" table:show-details="true"/>
                <table:data-pilot-member table:name="0,65" table:display="true" table:show-details="true"/>
                <table:data-pilot-member table:name="0,651" table:display="true" table:show-details="true"/>
                <table:data-pilot-member table:name="0,652" table:display="true" table:show-details="true"/>
                <table:data-pilot-member table:name="0,653" table:display="true" table:show-details="true"/>
                <table:data-pilot-member table:name="0,654" table:display="true" table:show-details="true"/>
                <table:data-pilot-member table:name="0,655" table:display="true" table:show-details="true"/>
                <table:data-pilot-member table:name="0,656" table:display="true" table:show-details="true"/>
                <table:data-pilot-member table:name="0,657" table:display="true" table:show-details="true"/>
                <table:data-pilot-member table:name="0,658" table:display="true" table:show-details="true"/>
                <table:data-pilot-member table:name="0,659" table:display="true" table:show-details="true"/>
                <table:data-pilot-member table:name="0,66" table:display="true" table:show-details="true"/>
                <table:data-pilot-member table:name="0,661" table:display="true" table:show-details="true"/>
                <table:data-pilot-member table:name="0,662" table:display="true" table:show-details="true"/>
                <table:data-pilot-member table:name="0,663" table:display="true" table:show-details="true"/>
                <table:data-pilot-member table:name="0,664" table:display="true" table:show-details="true"/>
                <table:data-pilot-member table:name="0,665" table:display="true" table:show-details="true"/>
                <table:data-pilot-member table:name="0,666" table:display="true" table:show-details="true"/>
                <table:data-pilot-member table:name="0,667" table:display="true" table:show-details="true"/>
                <table:data-pilot-member table:name="0,668" table:display="true" table:show-details="true"/>
                <table:data-pilot-member table:name="0,669" table:display="true" table:show-details="true"/>
                <table:data-pilot-member table:name="0,67" table:display="true" table:show-details="true"/>
                <table:data-pilot-member table:name="0,671" table:display="true" table:show-details="true"/>
                <table:data-pilot-member table:name="0,672" table:display="true" table:show-details="true"/>
                <table:data-pilot-member table:name="0,673" table:display="true" table:show-details="true"/>
                <table:data-pilot-member table:name="0,674" table:display="true" table:show-details="true"/>
                <table:data-pilot-member table:name="0,675" table:display="true" table:show-details="true"/>
                <table:data-pilot-member table:name="0,676" table:display="true" table:show-details="true"/>
                <table:data-pilot-member table:name="0,677" table:display="true" table:show-details="true"/>
                <table:data-pilot-member table:name="0,678" table:display="true" table:show-details="true"/>
                <table:data-pilot-member table:name="0,679" table:display="true" table:show-details="true"/>
                <table:data-pilot-member table:name="0,68" table:display="true" table:show-details="true"/>
                <table:data-pilot-member table:name="0,681" table:display="true" table:show-details="true"/>
                <table:data-pilot-member table:name="0,682" table:display="true" table:show-details="true"/>
                <table:data-pilot-member table:name="0,683" table:display="true" table:show-details="true"/>
                <table:data-pilot-member table:name="0,684" table:display="true" table:show-details="true"/>
                <table:data-pilot-member table:name="0,685" table:display="true" table:show-details="true"/>
                <table:data-pilot-member table:name="0,686" table:display="true" table:show-details="true"/>
                <table:data-pilot-member table:name="0,687" table:display="true" table:show-details="true"/>
                <table:data-pilot-member table:name="0,688" table:display="true" table:show-details="true"/>
                <table:data-pilot-member table:name="0,689" table:display="true" table:show-details="true"/>
                <table:data-pilot-member table:name="0,69" table:display="true" table:show-details="true"/>
                <table:data-pilot-member table:name="0,691" table:display="true" table:show-details="true"/>
                <table:data-pilot-member table:name="0,692" table:display="true" table:show-details="true"/>
                <table:data-pilot-member table:name="0,693" table:display="true" table:show-details="true"/>
                <table:data-pilot-member table:name="0,694" table:display="true" table:show-details="true"/>
                <table:data-pilot-member table:name="0,695" table:display="true" table:show-details="true"/>
                <table:data-pilot-member table:name="0,696" table:display="true" table:show-details="true"/>
                <table:data-pilot-member table:name="0,697" table:display="true" table:show-details="true"/>
                <table:data-pilot-member table:name="0,698" table:display="true" table:show-details="true"/>
                <table:data-pilot-member table:name="0,699" table:display="true" table:show-details="true"/>
                <table:data-pilot-member table:name="0,7" table:display="true" table:show-details="true"/>
                <table:data-pilot-member table:name="0,701" table:display="true" table:show-details="true"/>
                <table:data-pilot-member table:name="0,702" table:display="true" table:show-details="true"/>
                <table:data-pilot-member table:name="0,703" table:display="true" table:show-details="true"/>
                <table:data-pilot-member table:name="0,704" table:display="true" table:show-details="true"/>
                <table:data-pilot-member table:name="0,705" table:display="true" table:show-details="true"/>
                <table:data-pilot-member table:name="0,706" table:display="true" table:show-details="true"/>
                <table:data-pilot-member table:name="0,707" table:display="true" table:show-details="true"/>
                <table:data-pilot-member table:name="0,708" table:display="true" table:show-details="true"/>
                <table:data-pilot-member table:name="0,709" table:display="true" table:show-details="true"/>
                <table:data-pilot-member table:name="0,71" table:display="true" table:show-details="true"/>
                <table:data-pilot-member table:name="0,711" table:display="true" table:show-details="true"/>
                <table:data-pilot-member table:name="0,712" table:display="true" table:show-details="true"/>
                <table:data-pilot-member table:name="0,713" table:display="true" table:show-details="true"/>
                <table:data-pilot-member table:name="0,714" table:display="true" table:show-details="true"/>
                <table:data-pilot-member table:name="0,715" table:display="true" table:show-details="true"/>
                <table:data-pilot-member table:name="0,716" table:display="true" table:show-details="true"/>
                <table:data-pilot-member table:name="0,717" table:display="true" table:show-details="true"/>
                <table:data-pilot-member table:name="0,718" table:display="true" table:show-details="true"/>
                <table:data-pilot-member table:name="0,719" table:display="true" table:show-details="true"/>
                <table:data-pilot-member table:name="0,72" table:display="true" table:show-details="true"/>
                <table:data-pilot-member table:name="0,721" table:display="true" table:show-details="true"/>
                <table:data-pilot-member table:name="0,722" table:display="true" table:show-details="true"/>
                <table:data-pilot-member table:name="0,723" table:display="true" table:show-details="true"/>
                <table:data-pilot-member table:name="0,724" table:display="true" table:show-details="true"/>
                <table:data-pilot-member table:name="0,725" table:display="true" table:show-details="true"/>
                <table:data-pilot-member table:name="0,726" table:display="true" table:show-details="true"/>
                <table:data-pilot-member table:name="0,727" table:display="true" table:show-details="true"/>
                <table:data-pilot-member table:name="0,728" table:display="true" table:show-details="true"/>
                <table:data-pilot-member table:name="0,729" table:display="true" table:show-details="true"/>
                <table:data-pilot-member table:name="0,73" table:display="true" table:show-details="true"/>
                <table:data-pilot-member table:name="0,731" table:display="true" table:show-details="true"/>
                <table:data-pilot-member table:name="0,732" table:display="true" table:show-details="true"/>
                <table:data-pilot-member table:name="0,733" table:display="true" table:show-details="true"/>
                <table:data-pilot-member table:name="0,734" table:display="true" table:show-details="true"/>
                <table:data-pilot-member table:name="0,735" table:display="true" table:show-details="true"/>
                <table:data-pilot-member table:name="0,736" table:display="true" table:show-details="true"/>
                <table:data-pilot-member table:name="0,737" table:display="true" table:show-details="true"/>
                <table:data-pilot-member table:name="0,738" table:display="true" table:show-details="true"/>
                <table:data-pilot-member table:name="0,739" table:display="true" table:show-details="true"/>
                <table:data-pilot-member table:name="0,74" table:display="true" table:show-details="true"/>
                <table:data-pilot-member table:name="0,741" table:display="true" table:show-details="true"/>
                <table:data-pilot-member table:name="0,742" table:display="true" table:show-details="true"/>
                <table:data-pilot-member table:name="0,743" table:display="true" table:show-details="true"/>
                <table:data-pilot-member table:name="0,744" table:display="true" table:show-details="true"/>
                <table:data-pilot-member table:name="0,745" table:display="true" table:show-details="true"/>
                <table:data-pilot-member table:name="0,746" table:display="true" table:show-details="true"/>
                <table:data-pilot-member table:name="0,747" table:display="true" table:show-details="true"/>
                <table:data-pilot-member table:name="0,748" table:display="true" table:show-details="true"/>
                <table:data-pilot-member table:name="0,749" table:display="true" table:show-details="true"/>
                <table:data-pilot-member table:name="0,75" table:display="true" table:show-details="true"/>
                <table:data-pilot-member table:name="0,751" table:display="true" table:show-details="true"/>
                <table:data-pilot-member table:name="0,752" table:display="true" table:show-details="true"/>
                <table:data-pilot-member table:name="0,753" table:display="true" table:show-details="true"/>
                <table:data-pilot-member table:name="0,754" table:display="true" table:show-details="true"/>
                <table:data-pilot-member table:name="0,755" table:display="true" table:show-details="true"/>
                <table:data-pilot-member table:name="0,756" table:display="true" table:show-details="true"/>
                <table:data-pilot-member table:name="0,757" table:display="true" table:show-details="true"/>
                <table:data-pilot-member table:name="0,758" table:display="true" table:show-details="true"/>
                <table:data-pilot-member table:name="0,759" table:display="true" table:show-details="true"/>
                <table:data-pilot-member table:name="0,76" table:display="true" table:show-details="true"/>
                <table:data-pilot-member table:name="0,761" table:display="true" table:show-details="true"/>
                <table:data-pilot-member table:name="0,762" table:display="true" table:show-details="true"/>
                <table:data-pilot-member table:name="0,763" table:display="true" table:show-details="true"/>
                <table:data-pilot-member table:name="0,764" table:display="true" table:show-details="true"/>
                <table:data-pilot-member table:name="0,765" table:display="true" table:show-details="true"/>
                <table:data-pilot-member table:name="0,766" table:display="true" table:show-details="true"/>
                <table:data-pilot-member table:name="0,767" table:display="true" table:show-details="true"/>
                <table:data-pilot-member table:name="0,768" table:display="true" table:show-details="true"/>
                <table:data-pilot-member table:name="0,769" table:display="true" table:show-details="true"/>
                <table:data-pilot-member table:name="0,77" table:display="true" table:show-details="true"/>
                <table:data-pilot-member table:name="0,771" table:display="true" table:show-details="true"/>
                <table:data-pilot-member table:name="0,772" table:display="true" table:show-details="true"/>
                <table:data-pilot-member table:name="0,773" table:display="true" table:show-details="true"/>
                <table:data-pilot-member table:name="0,774" table:display="true" table:show-details="true"/>
                <table:data-pilot-member table:name="0,775" table:display="true" table:show-details="true"/>
                <table:data-pilot-member table:name="0,776" table:display="true" table:show-details="true"/>
                <table:data-pilot-member table:name="0,777" table:display="true" table:show-details="true"/>
                <table:data-pilot-member table:name="0,778" table:display="true" table:show-details="true"/>
                <table:data-pilot-member table:name="0,779" table:display="true" table:show-details="true"/>
                <table:data-pilot-member table:name="0,78" table:display="true" table:show-details="true"/>
                <table:data-pilot-member table:name="0,781" table:display="true" table:show-details="true"/>
                <table:data-pilot-member table:name="0,782" table:display="true" table:show-details="true"/>
                <table:data-pilot-member table:name="0,783" table:display="true" table:show-details="true"/>
                <table:data-pilot-member table:name="0,784" table:display="true" table:show-details="true"/>
                <table:data-pilot-member table:name="0,785" table:display="true" table:show-details="true"/>
                <table:data-pilot-member table:name="0,786" table:display="true" table:show-details="true"/>
                <table:data-pilot-member table:name="0,787" table:display="true" table:show-details="true"/>
                <table:data-pilot-member table:name="0,788" table:display="true" table:show-details="true"/>
                <table:data-pilot-member table:name="0,789" table:display="true" table:show-details="true"/>
                <table:data-pilot-member table:name="0,79" table:display="true" table:show-details="true"/>
                <table:data-pilot-member table:name="0,791" table:display="true" table:show-details="true"/>
                <table:data-pilot-member table:name="0,792" table:display="true" table:show-details="true"/>
                <table:data-pilot-member table:name="0,793" table:display="true" table:show-details="true"/>
                <table:data-pilot-member table:name="0,794" table:display="true" table:show-details="true"/>
                <table:data-pilot-member table:name="0,795" table:display="true" table:show-details="true"/>
                <table:data-pilot-member table:name="0,796" table:display="true" table:show-details="true"/>
                <table:data-pilot-member table:name="0,797" table:display="true" table:show-details="true"/>
                <table:data-pilot-member table:name="0,798" table:display="true" table:show-details="true"/>
                <table:data-pilot-member table:name="0,799" table:display="true" table:show-details="true"/>
                <table:data-pilot-member table:name="0,8" table:display="true" table:show-details="true"/>
                <table:data-pilot-member table:name="0,801" table:display="true" table:show-details="true"/>
                <table:data-pilot-member table:name="0,802" table:display="true" table:show-details="true"/>
                <table:data-pilot-member table:name="0,803" table:display="true" table:show-details="true"/>
                <table:data-pilot-member table:name="0,804" table:display="true" table:show-details="true"/>
                <table:data-pilot-member table:name="0,805" table:display="true" table:show-details="true"/>
                <table:data-pilot-member table:name="0,806" table:display="true" table:show-details="true"/>
                <table:data-pilot-member table:name="0,807" table:display="true" table:show-details="true"/>
                <table:data-pilot-member table:name="0,808" table:display="true" table:show-details="true"/>
                <table:data-pilot-member table:name="0,809" table:display="true" table:show-details="true"/>
                <table:data-pilot-member table:name="0,81" table:display="true" table:show-details="true"/>
                <table:data-pilot-member table:name="0,811" table:display="true" table:show-details="true"/>
                <table:data-pilot-member table:name="0,812" table:display="true" table:show-details="true"/>
                <table:data-pilot-member table:name="0,813" table:display="true" table:show-details="true"/>
                <table:data-pilot-member table:name="0,814" table:display="true" table:show-details="true"/>
                <table:data-pilot-member table:name="0,815" table:display="true" table:show-details="true"/>
                <table:data-pilot-member table:name="0,816" table:display="true" table:show-details="true"/>
                <table:data-pilot-member table:name="0,817" table:display="true" table:show-details="true"/>
                <table:data-pilot-member table:name="0,818" table:display="true" table:show-details="true"/>
                <table:data-pilot-member table:name="0,819" table:display="true" table:show-details="true"/>
                <table:data-pilot-member table:name="0,82" table:display="true" table:show-details="true"/>
                <table:data-pilot-member table:name="0,821" table:display="true" table:show-details="true"/>
                <table:data-pilot-member table:name="0,822" table:display="true" table:show-details="true"/>
                <table:data-pilot-member table:name="0,823" table:display="true" table:show-details="true"/>
                <table:data-pilot-member table:name="0,824" table:display="true" table:show-details="true"/>
                <table:data-pilot-member table:name="0,825" table:display="true" table:show-details="true"/>
                <table:data-pilot-member table:name="0,826" table:display="true" table:show-details="true"/>
                <table:data-pilot-member table:name="0,827" table:display="true" table:show-details="true"/>
                <table:data-pilot-member table:name="0,828" table:display="true" table:show-details="true"/>
                <table:data-pilot-member table:name="0,829" table:display="true" table:show-details="true"/>
                <table:data-pilot-member table:name="0,83" table:display="true" table:show-details="true"/>
                <table:data-pilot-member table:name="0,831" table:display="true" table:show-details="true"/>
                <table:data-pilot-member table:name="0,832" table:display="true" table:show-details="true"/>
                <table:data-pilot-member table:name="0,833" table:display="true" table:show-details="true"/>
                <table:data-pilot-member table:name="0,834" table:display="true" table:show-details="true"/>
                <table:data-pilot-member table:name="0,835" table:display="true" table:show-details="true"/>
                <table:data-pilot-member table:name="0,836" table:display="true" table:show-details="true"/>
                <table:data-pilot-member table:name="0,837" table:display="true" table:show-details="true"/>
                <table:data-pilot-member table:name="0,838" table:display="true" table:show-details="true"/>
                <table:data-pilot-member table:name="0,839" table:display="true" table:show-details="true"/>
                <table:data-pilot-member table:name="0,84" table:display="true" table:show-details="true"/>
                <table:data-pilot-member table:name="0,841" table:display="true" table:show-details="true"/>
                <table:data-pilot-member table:name="0,842" table:display="true" table:show-details="true"/>
                <table:data-pilot-member table:name="0,843" table:display="true" table:show-details="true"/>
                <table:data-pilot-member table:name="0,844" table:display="true" table:show-details="true"/>
                <table:data-pilot-member table:name="0,845" table:display="true" table:show-details="true"/>
                <table:data-pilot-member table:name="0,846" table:display="true" table:show-details="true"/>
                <table:data-pilot-member table:name="0,847" table:display="true" table:show-details="true"/>
                <table:data-pilot-member table:name="0,848" table:display="true" table:show-details="true"/>
                <table:data-pilot-member table:name="0,849" table:display="true" table:show-details="true"/>
                <table:data-pilot-member table:name="0,85" table:display="true" table:show-details="true"/>
                <table:data-pilot-member table:name="0,851" table:display="true" table:show-details="true"/>
                <table:data-pilot-member table:name="0,852" table:display="true" table:show-details="true"/>
                <table:data-pilot-member table:name="0,853" table:display="true" table:show-details="true"/>
                <table:data-pilot-member table:name="0,854" table:display="true" table:show-details="true"/>
                <table:data-pilot-member table:name="0,855" table:display="true" table:show-details="true"/>
                <table:data-pilot-member table:name="0,856" table:display="true" table:show-details="true"/>
                <table:data-pilot-member table:name="0,857" table:display="true" table:show-details="true"/>
                <table:data-pilot-member table:name="0,858" table:display="true" table:show-details="true"/>
                <table:data-pilot-member table:name="0,859" table:display="true" table:show-details="true"/>
                <table:data-pilot-member table:name="0,86" table:display="true" table:show-details="true"/>
                <table:data-pilot-member table:name="0,861" table:display="true" table:show-details="true"/>
                <table:data-pilot-member table:name="0,862" table:display="true" table:show-details="true"/>
                <table:data-pilot-member table:name="0,863" table:display="true" table:show-details="true"/>
                <table:data-pilot-member table:name="0,864" table:display="true" table:show-details="true"/>
                <table:data-pilot-member table:name="0,865" table:display="true" table:show-details="true"/>
                <table:data-pilot-member table:name="0,866" table:display="true" table:show-details="true"/>
                <table:data-pilot-member table:name="0,867" table:display="true" table:show-details="true"/>
                <table:data-pilot-member table:name="0,868" table:display="true" table:show-details="true"/>
                <table:data-pilot-member table:name="0,869" table:display="true" table:show-details="true"/>
                <table:data-pilot-member table:name="0,87" table:display="true" table:show-details="true"/>
                <table:data-pilot-member table:name="0,871" table:display="true" table:show-details="true"/>
                <table:data-pilot-member table:name="0,872" table:display="true" table:show-details="true"/>
                <table:data-pilot-member table:name="0,873" table:display="true" table:show-details="true"/>
                <table:data-pilot-member table:name="0,874" table:display="true" table:show-details="true"/>
                <table:data-pilot-member table:name="0,875" table:display="true" table:show-details="true"/>
                <table:data-pilot-member table:name="0,876" table:display="true" table:show-details="true"/>
                <table:data-pilot-member table:name="0,877" table:display="true" table:show-details="true"/>
                <table:data-pilot-member table:name="0,878" table:display="true" table:show-details="true"/>
                <table:data-pilot-member table:name="0,879" table:display="true" table:show-details="true"/>
                <table:data-pilot-member table:name="0,88" table:display="true" table:show-details="true"/>
                <table:data-pilot-member table:name="0,881" table:display="true" table:show-details="true"/>
                <table:data-pilot-member table:name="0,882" table:display="true" table:show-details="true"/>
                <table:data-pilot-member table:name="0,883" table:display="true" table:show-details="true"/>
                <table:data-pilot-member table:name="0,884" table:display="true" table:show-details="true"/>
                <table:data-pilot-member table:name="0,885" table:display="true" table:show-details="true"/>
                <table:data-pilot-member table:name="0,886" table:display="true" table:show-details="true"/>
                <table:data-pilot-member table:name="0,887" table:display="true" table:show-details="true"/>
                <table:data-pilot-member table:name="0,888" table:display="true" table:show-details="true"/>
                <table:data-pilot-member table:name="0,889" table:display="true" table:show-details="true"/>
                <table:data-pilot-member table:name="0,89" table:display="true" table:show-details="true"/>
                <table:data-pilot-member table:name="0,891" table:display="true" table:show-details="true"/>
                <table:data-pilot-member table:name="0,892" table:display="true" table:show-details="true"/>
                <table:data-pilot-member table:name="0,893" table:display="true" table:show-details="true"/>
                <table:data-pilot-member table:name="0,894" table:display="true" table:show-details="true"/>
                <table:data-pilot-member table:name="0,895" table:display="true" table:show-details="true"/>
                <table:data-pilot-member table:name="0,896" table:display="true" table:show-details="true"/>
                <table:data-pilot-member table:name="0,897" table:display="true" table:show-details="true"/>
                <table:data-pilot-member table:name="0,898" table:display="true" table:show-details="true"/>
                <table:data-pilot-member table:name="0,899" table:display="true" table:show-details="true"/>
                <table:data-pilot-member table:name="0,9" table:display="true" table:show-details="true"/>
                <table:data-pilot-member table:name="0,901" table:display="true" table:show-details="true"/>
                <table:data-pilot-member table:name="0,902" table:display="true" table:show-details="true"/>
                <table:data-pilot-member table:name="0,903" table:display="true" table:show-details="true"/>
                <table:data-pilot-member table:name="0,904" table:display="true" table:show-details="true"/>
                <table:data-pilot-member table:name="0,905" table:display="true" table:show-details="true"/>
                <table:data-pilot-member table:name="0,906" table:display="true" table:show-details="true"/>
                <table:data-pilot-member table:name="0,907" table:display="true" table:show-details="true"/>
                <table:data-pilot-member table:name="0,908" table:display="true" table:show-details="true"/>
                <table:data-pilot-member table:name="0,909" table:display="true" table:show-details="true"/>
                <table:data-pilot-member table:name="0,91" table:display="true" table:show-details="true"/>
                <table:data-pilot-member table:name="0,911" table:display="true" table:show-details="true"/>
                <table:data-pilot-member table:name="0,912" table:display="true" table:show-details="true"/>
                <table:data-pilot-member table:name="0,913" table:display="true" table:show-details="true"/>
                <table:data-pilot-member table:name="0,914" table:display="true" table:show-details="true"/>
                <table:data-pilot-member table:name="0,915" table:display="true" table:show-details="true"/>
                <table:data-pilot-member table:name="0,916" table:display="true" table:show-details="true"/>
                <table:data-pilot-member table:name="0,917" table:display="true" table:show-details="true"/>
                <table:data-pilot-member table:name="0,918" table:display="true" table:show-details="true"/>
                <table:data-pilot-member table:name="0,919" table:display="true" table:show-details="true"/>
                <table:data-pilot-member table:name="0,92" table:display="true" table:show-details="true"/>
                <table:data-pilot-member table:name="0,921" table:display="true" table:show-details="true"/>
                <table:data-pilot-member table:name="0,922" table:display="true" table:show-details="true"/>
                <table:data-pilot-member table:name="0,923" table:display="true" table:show-details="true"/>
                <table:data-pilot-member table:name="0,924" table:display="true" table:show-details="true"/>
                <table:data-pilot-member table:name="0,925" table:display="true" table:show-details="true"/>
                <table:data-pilot-member table:name="0,926" table:display="true" table:show-details="true"/>
                <table:data-pilot-member table:name="0,927" table:display="true" table:show-details="true"/>
                <table:data-pilot-member table:name="0,928" table:display="true" table:show-details="true"/>
                <table:data-pilot-member table:name="0,929" table:display="true" table:show-details="true"/>
                <table:data-pilot-member table:name="0,93" table:display="true" table:show-details="true"/>
                <table:data-pilot-member table:name="0,931" table:display="true" table:show-details="true"/>
                <table:data-pilot-member table:name="0,932" table:display="true" table:show-details="true"/>
                <table:data-pilot-member table:name="0,933" table:display="true" table:show-details="true"/>
                <table:data-pilot-member table:name="0,934" table:display="true" table:show-details="true"/>
                <table:data-pilot-member table:name="0,935" table:display="true" table:show-details="true"/>
                <table:data-pilot-member table:name="0,936" table:display="true" table:show-details="true"/>
                <table:data-pilot-member table:name="0,937" table:display="true" table:show-details="true"/>
                <table:data-pilot-member table:name="0,938" table:display="true" table:show-details="true"/>
                <table:data-pilot-member table:name="0,939" table:display="true" table:show-details="true"/>
                <table:data-pilot-member table:name="0,94" table:display="true" table:show-details="true"/>
                <table:data-pilot-member table:name="0,941" table:display="true" table:show-details="true"/>
                <table:data-pilot-member table:name="0,942" table:display="true" table:show-details="true"/>
                <table:data-pilot-member table:name="0,943" table:display="true" table:show-details="true"/>
                <table:data-pilot-member table:name="0,944" table:display="true" table:show-details="true"/>
                <table:data-pilot-member table:name="0,945" table:display="true" table:show-details="true"/>
                <table:data-pilot-member table:name="0,946" table:display="true" table:show-details="true"/>
                <table:data-pilot-member table:name="0,947" table:display="true" table:show-details="true"/>
                <table:data-pilot-member table:name="0,948" table:display="true" table:show-details="true"/>
                <table:data-pilot-member table:name="0,949" table:display="true" table:show-details="true"/>
                <table:data-pilot-member table:name="0,95" table:display="true" table:show-details="true"/>
                <table:data-pilot-member table:name="0,951" table:display="true" table:show-details="true"/>
                <table:data-pilot-member table:name="0,952" table:display="true" table:show-details="true"/>
                <table:data-pilot-member table:name="0,953" table:display="true" table:show-details="true"/>
                <table:data-pilot-member table:name="0,954" table:display="true" table:show-details="true"/>
                <table:data-pilot-member table:name="0,955" table:display="true" table:show-details="true"/>
                <table:data-pilot-member table:name="0,956" table:display="true" table:show-details="true"/>
                <table:data-pilot-member table:name="0,957" table:display="true" table:show-details="true"/>
                <table:data-pilot-member table:name="0,958" table:display="true" table:show-details="true"/>
                <table:data-pilot-member table:name="0,959" table:display="true" table:show-details="true"/>
                <table:data-pilot-member table:name="0,96" table:display="true" table:show-details="true"/>
                <table:data-pilot-member table:name="0,961" table:display="true" table:show-details="true"/>
                <table:data-pilot-member table:name="0,962" table:display="true" table:show-details="true"/>
                <table:data-pilot-member table:name="0,963" table:display="true" table:show-details="true"/>
                <table:data-pilot-member table:name="0,964" table:display="true" table:show-details="true"/>
                <table:data-pilot-member table:name="0,965" table:display="true" table:show-details="true"/>
                <table:data-pilot-member table:name="0,966" table:display="true" table:show-details="true"/>
                <table:data-pilot-member table:name="0,967" table:display="true" table:show-details="true"/>
                <table:data-pilot-member table:name="0,968" table:display="true" table:show-details="true"/>
                <table:data-pilot-member table:name="0,969" table:display="true" table:show-details="true"/>
                <table:data-pilot-member table:name="0,97" table:display="true" table:show-details="true"/>
                <table:data-pilot-member table:name="0,971" table:display="true" table:show-details="true"/>
                <table:data-pilot-member table:name="0,972" table:display="true" table:show-details="true"/>
                <table:data-pilot-member table:name="0,973" table:display="true" table:show-details="true"/>
                <table:data-pilot-member table:name="0,974" table:display="true" table:show-details="true"/>
                <table:data-pilot-member table:name="0,975" table:display="true" table:show-details="true"/>
                <table:data-pilot-member table:name="0,976" table:display="true" table:show-details="true"/>
                <table:data-pilot-member table:name="0,977" table:display="true" table:show-details="true"/>
                <table:data-pilot-member table:name="0,978" table:display="true" table:show-details="true"/>
                <table:data-pilot-member table:name="0,979" table:display="true" table:show-details="true"/>
                <table:data-pilot-member table:name="0,98" table:display="true" table:show-details="true"/>
                <table:data-pilot-member table:name="0,981" table:display="true" table:show-details="true"/>
                <table:data-pilot-member table:name="0,982" table:display="true" table:show-details="true"/>
                <table:data-pilot-member table:name="0,983" table:display="true" table:show-details="true"/>
                <table:data-pilot-member table:name="0,984" table:display="true" table:show-details="true"/>
                <table:data-pilot-member table:name="0,985" table:display="true" table:show-details="true"/>
                <table:data-pilot-member table:name="0,986" table:display="true" table:show-details="true"/>
                <table:data-pilot-member table:name="0,987" table:display="true" table:show-details="true"/>
                <table:data-pilot-member table:name="0,988" table:display="true" table:show-details="true"/>
                <table:data-pilot-member table:name="0,989" table:display="true" table:show-details="true"/>
                <table:data-pilot-member table:name="0,99" table:display="true" table:show-details="true"/>
                <table:data-pilot-member table:name="0,991" table:display="true" table:show-details="true"/>
                <table:data-pilot-member table:name="0,992" table:display="true" table:show-details="true"/>
                <table:data-pilot-member table:name="0,993" table:display="true" table:show-details="true"/>
                <table:data-pilot-member table:name="0,994" table:display="true" table:show-details="true"/>
                <table:data-pilot-member table:name="0,995" table:display="true" table:show-details="true"/>
                <table:data-pilot-member table:name="0,996" table:display="true" table:show-details="true"/>
                <table:data-pilot-member table:name="0,997" table:display="true" table:show-details="true"/>
                <table:data-pilot-member table:name="0,998" table:display="true" table:show-details="true"/>
                <table:data-pilot-member table:name="0,999" table:display="true" table:show-details="true"/>
                <table:data-pilot-member table:name="1" table:display="true" table:show-details="true"/>
                <table:data-pilot-member table:name="1,001" table:display="true" table:show-details="true"/>
                <table:data-pilot-member table:name="1,002" table:display="true" table:show-details="true"/>
                <table:data-pilot-member table:name="1,003" table:display="true" table:show-details="true"/>
                <table:data-pilot-member table:name="1,004" table:display="true" table:show-details="true"/>
                <table:data-pilot-member table:name="1,005" table:display="true" table:show-details="true"/>
                <table:data-pilot-member table:name="1,006" table:display="true" table:show-details="true"/>
                <table:data-pilot-member table:name="1,007" table:display="true" table:show-details="true"/>
                <table:data-pilot-member table:name="1,008" table:display="true" table:show-details="true"/>
                <table:data-pilot-member table:name="1,009" table:display="true" table:show-details="true"/>
                <table:data-pilot-member table:name="1,01" table:display="true" table:show-details="true"/>
                <table:data-pilot-member table:name="1,011" table:display="true" table:show-details="true"/>
                <table:data-pilot-member table:name="1,012" table:display="true" table:show-details="true"/>
                <table:data-pilot-member table:name="1,013" table:display="true" table:show-details="true"/>
                <table:data-pilot-member table:name="1,014" table:display="true" table:show-details="true"/>
                <table:data-pilot-member table:name="1,015" table:display="true" table:show-details="true"/>
                <table:data-pilot-member table:name="1,016" table:display="true" table:show-details="true"/>
                <table:data-pilot-member table:name="1,017" table:display="true" table:show-details="true"/>
                <table:data-pilot-member table:name="1,018" table:display="true" table:show-details="true"/>
                <table:data-pilot-member table:name="1,019" table:display="true" table:show-details="true"/>
                <table:data-pilot-member table:name="1,02" table:display="true" table:show-details="true"/>
                <table:data-pilot-member table:name="1,021" table:display="true" table:show-details="true"/>
                <table:data-pilot-member table:name="1,022" table:display="true" table:show-details="true"/>
                <table:data-pilot-member table:name="1,023" table:display="true" table:show-details="true"/>
                <table:data-pilot-member table:name="1,024" table:display="true" table:show-details="true"/>
                <table:data-pilot-member table:name="1,025" table:display="true" table:show-details="true"/>
                <table:data-pilot-member table:name="1,026" table:display="true" table:show-details="true"/>
                <table:data-pilot-member table:name="1,027" table:display="true" table:show-details="true"/>
                <table:data-pilot-member table:name="1,028" table:display="true" table:show-details="true"/>
                <table:data-pilot-member table:name="1,029" table:display="true" table:show-details="true"/>
                <table:data-pilot-member table:name="1,03" table:display="true" table:show-details="true"/>
                <table:data-pilot-member table:name="1,031" table:display="true" table:show-details="true"/>
                <table:data-pilot-member table:name="1,032" table:display="true" table:show-details="true"/>
                <table:data-pilot-member table:name="1,033" table:display="true" table:show-details="true"/>
                <table:data-pilot-member table:name="1,034" table:display="true" table:show-details="true"/>
                <table:data-pilot-member table:name="1,035" table:display="true" table:show-details="true"/>
                <table:data-pilot-member table:name="1,036" table:display="true" table:show-details="true"/>
                <table:data-pilot-member table:name="1,037" table:display="true" table:show-details="true"/>
                <table:data-pilot-member table:name="1,038" table:display="true" table:show-details="true"/>
                <table:data-pilot-member table:name="1,039" table:display="true" table:show-details="true"/>
                <table:data-pilot-member table:name="1,04" table:display="true" table:show-details="true"/>
                <table:data-pilot-member table:name="1,041" table:display="true" table:show-details="true"/>
                <table:data-pilot-member table:name="1,042" table:display="true" table:show-details="true"/>
                <table:data-pilot-member table:name="1,043" table:display="true" table:show-details="true"/>
                <table:data-pilot-member table:name="1,044" table:display="true" table:show-details="true"/>
                <table:data-pilot-member table:name="1,045" table:display="true" table:show-details="true"/>
                <table:data-pilot-member table:name="1,046" table:display="true" table:show-details="true"/>
                <table:data-pilot-member table:name="1,047" table:display="true" table:show-details="true"/>
                <table:data-pilot-member table:name="1,048" table:display="true" table:show-details="true"/>
                <table:data-pilot-member table:name="1,049" table:display="true" table:show-details="true"/>
                <table:data-pilot-member table:name="1,05" table:display="true" table:show-details="true"/>
                <table:data-pilot-member table:name="1,051" table:display="true" table:show-details="true"/>
                <table:data-pilot-member table:name="1,052" table:display="true" table:show-details="true"/>
                <table:data-pilot-member table:name="1,053" table:display="true" table:show-details="true"/>
                <table:data-pilot-member table:name="1,054" table:display="true" table:show-details="true"/>
                <table:data-pilot-member table:name="1,055" table:display="true" table:show-details="true"/>
                <table:data-pilot-member table:name="1,056" table:display="true" table:show-details="true"/>
                <table:data-pilot-member table:name="1,057" table:display="true" table:show-details="true"/>
                <table:data-pilot-member table:name="1,058" table:display="true" table:show-details="true"/>
                <table:data-pilot-member table:name="1,059" table:display="true" table:show-details="true"/>
                <table:data-pilot-member table:name="1,06" table:display="true" table:show-details="true"/>
                <table:data-pilot-member table:name="1,061" table:display="true" table:show-details="true"/>
                <table:data-pilot-member table:name="1,062" table:display="true" table:show-details="true"/>
                <table:data-pilot-member table:name="1,063" table:display="true" table:show-details="true"/>
                <table:data-pilot-member table:name="1,064" table:display="true" table:show-details="true"/>
                <table:data-pilot-member table:name="1,065" table:display="true" table:show-details="true"/>
                <table:data-pilot-member table:name="1,066" table:display="true" table:show-details="true"/>
                <table:data-pilot-member table:name="1,067" table:display="true" table:show-details="true"/>
                <table:data-pilot-member table:name="1,068" table:display="true" table:show-details="true"/>
                <table:data-pilot-member table:name="1,069" table:display="true" table:show-details="true"/>
                <table:data-pilot-member table:name="1,07" table:display="true" table:show-details="true"/>
                <table:data-pilot-member table:name="1,071" table:display="true" table:show-details="true"/>
                <table:data-pilot-member table:name="1,072" table:display="true" table:show-details="true"/>
                <table:data-pilot-member table:name="1,073" table:display="true" table:show-details="true"/>
                <table:data-pilot-member table:name="1,074" table:display="true" table:show-details="true"/>
                <table:data-pilot-member table:name="1,075" table:display="true" table:show-details="true"/>
                <table:data-pilot-member table:name="1,076" table:display="true" table:show-details="true"/>
                <table:data-pilot-member table:name="1,077" table:display="true" table:show-details="true"/>
                <table:data-pilot-member table:name="1,078" table:display="true" table:show-details="true"/>
                <table:data-pilot-member table:name="1,079" table:display="true" table:show-details="true"/>
                <table:data-pilot-member table:name="1,08" table:display="true" table:show-details="true"/>
                <table:data-pilot-member table:name="1,081" table:display="true" table:show-details="true"/>
                <table:data-pilot-member table:name="1,082" table:display="true" table:show-details="true"/>
                <table:data-pilot-member table:name="1,083" table:display="true" table:show-details="true"/>
                <table:data-pilot-member table:name="1,084" table:display="true" table:show-details="true"/>
                <table:data-pilot-member table:name="1,085" table:display="true" table:show-details="true"/>
                <table:data-pilot-member table:name="1,086" table:display="true" table:show-details="true"/>
                <table:data-pilot-member table:name="1,087" table:display="true" table:show-details="true"/>
                <table:data-pilot-member table:name="1,088" table:display="true" table:show-details="true"/>
                <table:data-pilot-member table:name="1,089" table:display="true" table:show-details="true"/>
                <table:data-pilot-member table:name="1,09" table:display="true" table:show-details="true"/>
                <table:data-pilot-member table:name="1,091" table:display="true" table:show-details="true"/>
                <table:data-pilot-member table:name="1,092" table:display="true" table:show-details="true"/>
                <table:data-pilot-member table:name="1,093" table:display="true" table:show-details="true"/>
                <table:data-pilot-member table:name="1,094" table:display="true" table:show-details="true"/>
                <table:data-pilot-member table:name="1,095" table:display="true" table:show-details="true"/>
                <table:data-pilot-member table:name="1,096" table:display="true" table:show-details="true"/>
                <table:data-pilot-member table:name="1,097" table:display="true" table:show-details="true"/>
                <table:data-pilot-member table:name="1,098" table:display="true" table:show-details="true"/>
                <table:data-pilot-member table:name="1,099" table:display="true" table:show-details="true"/>
                <table:data-pilot-member table:name="1,1" table:display="true" table:show-details="true"/>
                <table:data-pilot-member table:name="1,101" table:display="true" table:show-details="true"/>
                <table:data-pilot-member table:name="1,102" table:display="true" table:show-details="true"/>
                <table:data-pilot-member table:name="1,103" table:display="true" table:show-details="true"/>
                <table:data-pilot-member table:name="1,104" table:display="true" table:show-details="true"/>
                <table:data-pilot-member table:name="1,105" table:display="true" table:show-details="true"/>
                <table:data-pilot-member table:name="1,106" table:display="true" table:show-details="true"/>
                <table:data-pilot-member table:name="1,107" table:display="true" table:show-details="true"/>
                <table:data-pilot-member table:name="1,108" table:display="true" table:show-details="true"/>
                <table:data-pilot-member table:name="1,109" table:display="true" table:show-details="true"/>
                <table:data-pilot-member table:name="1,11" table:display="true" table:show-details="true"/>
                <table:data-pilot-member table:name="1,111" table:display="true" table:show-details="true"/>
                <table:data-pilot-member table:name="1,112" table:display="true" table:show-details="true"/>
                <table:data-pilot-member table:name="1,113" table:display="true" table:show-details="true"/>
                <table:data-pilot-member table:name="1,114" table:display="true" table:show-details="true"/>
                <table:data-pilot-member table:name="1,115" table:display="true" table:show-details="true"/>
                <table:data-pilot-member table:name="1,116" table:display="true" table:show-details="true"/>
                <table:data-pilot-member table:name="1,117" table:display="true" table:show-details="true"/>
                <table:data-pilot-member table:name="1,118" table:display="true" table:show-details="true"/>
                <table:data-pilot-member table:name="1,119" table:display="true" table:show-details="true"/>
                <table:data-pilot-member table:name="1,12" table:display="true" table:show-details="true"/>
                <table:data-pilot-member table:name="1,121" table:display="true" table:show-details="true"/>
                <table:data-pilot-member table:name="1,122" table:display="true" table:show-details="true"/>
                <table:data-pilot-member table:name="1,123" table:display="true" table:show-details="true"/>
                <table:data-pilot-member table:name="1,124" table:display="true" table:show-details="true"/>
                <table:data-pilot-member table:name="1,125" table:display="true" table:show-details="true"/>
                <table:data-pilot-member table:name="1,126" table:display="true" table:show-details="true"/>
                <table:data-pilot-member table:name="1,127" table:display="true" table:show-details="true"/>
                <table:data-pilot-member table:name="1,128" table:display="true" table:show-details="true"/>
                <table:data-pilot-member table:name="1,129" table:display="true" table:show-details="true"/>
                <table:data-pilot-member table:name="1,13" table:display="true" table:show-details="true"/>
                <table:data-pilot-member table:name="1,131" table:display="true" table:show-details="true"/>
                <table:data-pilot-member table:name="1,132" table:display="true" table:show-details="true"/>
                <table:data-pilot-member table:name="1,133" table:display="true" table:show-details="true"/>
                <table:data-pilot-member table:name="1,134" table:display="true" table:show-details="true"/>
                <table:data-pilot-member table:name="1,135" table:display="true" table:show-details="true"/>
                <table:data-pilot-member table:name="1,136" table:display="true" table:show-details="true"/>
                <table:data-pilot-member table:name="1,137" table:display="true" table:show-details="true"/>
                <table:data-pilot-member table:name="1,138" table:display="true" table:show-details="true"/>
                <table:data-pilot-member table:name="1,139" table:display="true" table:show-details="true"/>
                <table:data-pilot-member table:name="1,14" table:display="true" table:show-details="true"/>
                <table:data-pilot-member table:name="1,141" table:display="true" table:show-details="true"/>
                <table:data-pilot-member table:name="1,142" table:display="true" table:show-details="true"/>
                <table:data-pilot-member table:name="1,143" table:display="true" table:show-details="true"/>
                <table:data-pilot-member table:name="1,144" table:display="true" table:show-details="true"/>
                <table:data-pilot-member table:name="1,145" table:display="true" table:show-details="true"/>
                <table:data-pilot-member table:name="1,146" table:display="true" table:show-details="true"/>
                <table:data-pilot-member table:name="1,147" table:display="true" table:show-details="true"/>
                <table:data-pilot-member table:name="1,148" table:display="true" table:show-details="true"/>
                <table:data-pilot-member table:name="1,149" table:display="true" table:show-details="true"/>
                <table:data-pilot-member table:name="1,15" table:display="true" table:show-details="true"/>
                <table:data-pilot-member table:name="1,151" table:display="true" table:show-details="true"/>
                <table:data-pilot-member table:name="1,152" table:display="true" table:show-details="true"/>
                <table:data-pilot-member table:name="1,153" table:display="true" table:show-details="true"/>
                <table:data-pilot-member table:name="1,154" table:display="true" table:show-details="true"/>
                <table:data-pilot-member table:name="1,155" table:display="true" table:show-details="true"/>
                <table:data-pilot-member table:name="1,156" table:display="true" table:show-details="true"/>
                <table:data-pilot-member table:name="1,157" table:display="true" table:show-details="true"/>
                <table:data-pilot-member table:name="1,158" table:display="true" table:show-details="true"/>
                <table:data-pilot-member table:name="1,159" table:display="true" table:show-details="true"/>
                <table:data-pilot-member table:name="1,16" table:display="true" table:show-details="true"/>
                <table:data-pilot-member table:name="1,161" table:display="true" table:show-details="true"/>
                <table:data-pilot-member table:name="1,162" table:display="true" table:show-details="true"/>
                <table:data-pilot-member table:name="1,163" table:display="true" table:show-details="true"/>
                <table:data-pilot-member table:name="1,164" table:display="true" table:show-details="true"/>
                <table:data-pilot-member table:name="1,165" table:display="true" table:show-details="true"/>
                <table:data-pilot-member table:name="1,166" table:display="true" table:show-details="true"/>
                <table:data-pilot-member table:name="1,167" table:display="true" table:show-details="true"/>
                <table:data-pilot-member table:name="1,168" table:display="true" table:show-details="true"/>
                <table:data-pilot-member table:name="1,169" table:display="true" table:show-details="true"/>
                <table:data-pilot-member table:name="1,17" table:display="true" table:show-details="true"/>
                <table:data-pilot-member table:name="1,171" table:display="true" table:show-details="true"/>
                <table:data-pilot-member table:name="1,172" table:display="true" table:show-details="true"/>
                <table:data-pilot-member table:name="1,173" table:display="true" table:show-details="true"/>
                <table:data-pilot-member table:name="1,174" table:display="true" table:show-details="true"/>
                <table:data-pilot-member table:name="1,175" table:display="true" table:show-details="true"/>
                <table:data-pilot-member table:name="1,176" table:display="true" table:show-details="true"/>
                <table:data-pilot-member table:name="1,177" table:display="true" table:show-details="true"/>
                <table:data-pilot-member table:name="1,178" table:display="true" table:show-details="true"/>
                <table:data-pilot-member table:name="1,179" table:display="true" table:show-details="true"/>
                <table:data-pilot-member table:name="1,18" table:display="true" table:show-details="true"/>
                <table:data-pilot-member table:name="1,181" table:display="true" table:show-details="true"/>
                <table:data-pilot-member table:name="1,182" table:display="true" table:show-details="true"/>
                <table:data-pilot-member table:name="1,183" table:display="true" table:show-details="true"/>
                <table:data-pilot-member table:name="1,184" table:display="true" table:show-details="true"/>
                <table:data-pilot-member table:name="1,185" table:display="true" table:show-details="true"/>
                <table:data-pilot-member table:name="1,186" table:display="true" table:show-details="true"/>
                <table:data-pilot-member table:name="1,187" table:display="true" table:show-details="true"/>
                <table:data-pilot-member table:name="1,188" table:display="true" table:show-details="true"/>
                <table:data-pilot-member table:name="1,189" table:display="true" table:show-details="true"/>
                <table:data-pilot-member table:name="1,19" table:display="true" table:show-details="true"/>
                <table:data-pilot-member table:name="1,191" table:display="true" table:show-details="true"/>
                <table:data-pilot-member table:name="1,192" table:display="true" table:show-details="true"/>
                <table:data-pilot-member table:name="1,193" table:display="true" table:show-details="true"/>
                <table:data-pilot-member table:name="1,194" table:display="true" table:show-details="true"/>
                <table:data-pilot-member table:name="1,195" table:display="true" table:show-details="true"/>
                <table:data-pilot-member table:name="1,196" table:display="true" table:show-details="true"/>
                <table:data-pilot-member table:name="1,197" table:display="true" table:show-details="true"/>
                <table:data-pilot-member table:name="1,198" table:display="true" table:show-details="true"/>
                <table:data-pilot-member table:name="1,199" table:display="true" table:show-details="true"/>
                <table:data-pilot-member table:name="1,2" table:display="true" table:show-details="true"/>
                <table:data-pilot-member table:name="1,201" table:display="true" table:show-details="true"/>
                <table:data-pilot-member table:name="1,202" table:display="true" table:show-details="true"/>
                <table:data-pilot-member table:name="1,203" table:display="true" table:show-details="true"/>
                <table:data-pilot-member table:name="1,204" table:display="true" table:show-details="true"/>
                <table:data-pilot-member table:name="1,205" table:display="true" table:show-details="true"/>
                <table:data-pilot-member table:name="1,206" table:display="true" table:show-details="true"/>
                <table:data-pilot-member table:name="1,207" table:display="true" table:show-details="true"/>
                <table:data-pilot-member table:name="1,208" table:display="true" table:show-details="true"/>
                <table:data-pilot-member table:name="1,209" table:display="true" table:show-details="true"/>
                <table:data-pilot-member table:name="1,21" table:display="true" table:show-details="true"/>
                <table:data-pilot-member table:name="1,211" table:display="true" table:show-details="true"/>
                <table:data-pilot-member table:name="1,212" table:display="true" table:show-details="true"/>
                <table:data-pilot-member table:name="1,213" table:display="true" table:show-details="true"/>
                <table:data-pilot-member table:name="1,214" table:display="true" table:show-details="true"/>
                <table:data-pilot-member table:name="1,215" table:display="true" table:show-details="true"/>
                <table:data-pilot-member table:name="1,216" table:display="true" table:show-details="true"/>
                <table:data-pilot-member table:name="1,217" table:display="true" table:show-details="true"/>
                <table:data-pilot-member table:name="1,218" table:display="true" table:show-details="true"/>
                <table:data-pilot-member table:name="1,219" table:display="true" table:show-details="true"/>
                <table:data-pilot-member table:name="1,22" table:display="true" table:show-details="true"/>
                <table:data-pilot-member table:name="1,221" table:display="true" table:show-details="true"/>
                <table:data-pilot-member table:name="1,222" table:display="true" table:show-details="true"/>
                <table:data-pilot-member table:name="1,223" table:display="true" table:show-details="true"/>
                <table:data-pilot-member table:name="1,224" table:display="true" table:show-details="true"/>
                <table:data-pilot-member table:name="1,225" table:display="true" table:show-details="true"/>
                <table:data-pilot-member table:name="1,226" table:display="true" table:show-details="true"/>
                <table:data-pilot-member table:name="1,227" table:display="true" table:show-details="true"/>
                <table:data-pilot-member table:name="1,228" table:display="true" table:show-details="true"/>
                <table:data-pilot-member table:name="1,229" table:display="true" table:show-details="true"/>
                <table:data-pilot-member table:name="1,23" table:display="true" table:show-details="true"/>
                <table:data-pilot-member table:name="1,231" table:display="true" table:show-details="true"/>
                <table:data-pilot-member table:name="1,232" table:display="true" table:show-details="true"/>
                <table:data-pilot-member table:name="1,233" table:display="true" table:show-details="true"/>
                <table:data-pilot-member table:name="1,234" table:display="true" table:show-details="true"/>
                <table:data-pilot-member table:name="1,235" table:display="true" table:show-details="true"/>
                <table:data-pilot-member table:name="1,236" table:display="true" table:show-details="true"/>
                <table:data-pilot-member table:name="1,237" table:display="true" table:show-details="true"/>
                <table:data-pilot-member table:name="1,238" table:display="true" table:show-details="true"/>
                <table:data-pilot-member table:name="1,239" table:display="true" table:show-details="true"/>
                <table:data-pilot-member table:name="1,24" table:display="true" table:show-details="true"/>
                <table:data-pilot-member table:name="1,241" table:display="true" table:show-details="true"/>
                <table:data-pilot-member table:name="1,242" table:display="true" table:show-details="true"/>
                <table:data-pilot-member table:name="1,243" table:display="true" table:show-details="true"/>
                <table:data-pilot-member table:name="1,244" table:display="true" table:show-details="true"/>
                <table:data-pilot-member table:name="1,245" table:display="true" table:show-details="true"/>
                <table:data-pilot-member table:name="1,246" table:display="true" table:show-details="true"/>
                <table:data-pilot-member table:name="1,247" table:display="true" table:show-details="true"/>
                <table:data-pilot-member table:name="1,248" table:display="true" table:show-details="true"/>
                <table:data-pilot-member table:name="1,249" table:display="true" table:show-details="true"/>
                <table:data-pilot-member table:name="1,25" table:display="true" table:show-details="true"/>
                <table:data-pilot-member table:name="1,251" table:display="true" table:show-details="true"/>
                <table:data-pilot-member table:name="1,252" table:display="true" table:show-details="true"/>
                <table:data-pilot-member table:name="1,253" table:display="true" table:show-details="true"/>
                <table:data-pilot-member table:name="1,254" table:display="true" table:show-details="true"/>
                <table:data-pilot-member table:name="1,255" table:display="true" table:show-details="true"/>
                <table:data-pilot-member table:name="1,256" table:display="true" table:show-details="true"/>
                <table:data-pilot-member table:name="1,257" table:display="true" table:show-details="true"/>
                <table:data-pilot-member table:name="1,258" table:display="true" table:show-details="true"/>
                <table:data-pilot-member table:name="1,259" table:display="true" table:show-details="true"/>
                <table:data-pilot-member table:name="1,26" table:display="true" table:show-details="true"/>
                <table:data-pilot-member table:name="1,261" table:display="true" table:show-details="true"/>
                <table:data-pilot-member table:name="1,262" table:display="true" table:show-details="true"/>
                <table:data-pilot-member table:name="1,263" table:display="true" table:show-details="true"/>
                <table:data-pilot-member table:name="1,264" table:display="true" table:show-details="true"/>
                <table:data-pilot-member table:name="1,265" table:display="true" table:show-details="true"/>
                <table:data-pilot-member table:name="1,266" table:display="true" table:show-details="true"/>
                <table:data-pilot-member table:name="1,267" table:display="true" table:show-details="true"/>
                <table:data-pilot-member table:name="1,268" table:display="true" table:show-details="true"/>
                <table:data-pilot-member table:name="1,269" table:display="true" table:show-details="true"/>
                <table:data-pilot-member table:name="1,27" table:display="true" table:show-details="true"/>
                <table:data-pilot-member table:name="1,271" table:display="true" table:show-details="true"/>
                <table:data-pilot-member table:name="1,272" table:display="true" table:show-details="true"/>
                <table:data-pilot-member table:name="1,273" table:display="true" table:show-details="true"/>
                <table:data-pilot-member table:name="1,274" table:display="true" table:show-details="true"/>
                <table:data-pilot-member table:name="1,275" table:display="true" table:show-details="true"/>
                <table:data-pilot-member table:name="1,276" table:display="true" table:show-details="true"/>
                <table:data-pilot-member table:name="1,277" table:display="true" table:show-details="true"/>
                <table:data-pilot-member table:name="1,278" table:display="true" table:show-details="true"/>
                <table:data-pilot-member table:name="1,279" table:display="true" table:show-details="true"/>
                <table:data-pilot-member table:name="1,28" table:display="true" table:show-details="true"/>
                <table:data-pilot-member table:name="1,282" table:display="true" table:show-details="true"/>
                <table:data-pilot-member table:name="1,283" table:display="true" table:show-details="true"/>
                <table:data-pilot-member table:name="1,285" table:display="true" table:show-details="true"/>
                <table:data-pilot-member table:name="1,286" table:display="true" table:show-details="true"/>
                <table:data-pilot-member table:name="1,287" table:display="true" table:show-details="true"/>
                <table:data-pilot-member table:name="1,289" table:display="true" table:show-details="true"/>
                <table:data-pilot-member table:name="1,29" table:display="true" table:show-details="true"/>
                <table:data-pilot-member table:name="1,291" table:display="true" table:show-details="true"/>
                <table:data-pilot-member table:name="1,292" table:display="true" table:show-details="true"/>
                <table:data-pilot-member table:name="1,293" table:display="true" table:show-details="true"/>
                <table:data-pilot-member table:name="1,294" table:display="true" table:show-details="true"/>
                <table:data-pilot-member table:name="1,295" table:display="true" table:show-details="true"/>
                <table:data-pilot-member table:name="1,296" table:display="true" table:show-details="true"/>
                <table:data-pilot-member table:name="1,297" table:display="true" table:show-details="true"/>
                <table:data-pilot-member table:name="1,298" table:display="true" table:show-details="true"/>
                <table:data-pilot-member table:name="1,3" table:display="true" table:show-details="true"/>
                <table:data-pilot-member table:name="1,301" table:display="true" table:show-details="true"/>
                <table:data-pilot-member table:name="1,302" table:display="true" table:show-details="true"/>
                <table:data-pilot-member table:name="1,303" table:display="true" table:show-details="true"/>
                <table:data-pilot-member table:name="1,305" table:display="true" table:show-details="true"/>
                <table:data-pilot-member table:name="1,306" table:display="true" table:show-details="true"/>
                <table:data-pilot-member table:name="1,308" table:display="true" table:show-details="true"/>
                <table:data-pilot-member table:name="1,309" table:display="true" table:show-details="true"/>
                <table:data-pilot-member table:name="1,31" table:display="true" table:show-details="true"/>
                <table:data-pilot-member table:name="1,311" table:display="true" table:show-details="true"/>
                <table:data-pilot-member table:name="1,312" table:display="true" table:show-details="true"/>
                <table:data-pilot-member table:name="1,313" table:display="true" table:show-details="true"/>
                <table:data-pilot-member table:name="1,314" table:display="true" table:show-details="true"/>
                <table:data-pilot-member table:name="1,315" table:display="true" table:show-details="true"/>
                <table:data-pilot-member table:name="1,316" table:display="true" table:show-details="true"/>
                <table:data-pilot-member table:name="1,317" table:display="true" table:show-details="true"/>
                <table:data-pilot-member table:name="1,318" table:display="true" table:show-details="true"/>
                <table:data-pilot-member table:name="1,319" table:display="true" table:show-details="true"/>
                <table:data-pilot-member table:name="1,32" table:display="true" table:show-details="true"/>
                <table:data-pilot-member table:name="1,321" table:display="true" table:show-details="true"/>
                <table:data-pilot-member table:name="1,322" table:display="true" table:show-details="true"/>
                <table:data-pilot-member table:name="1,323" table:display="true" table:show-details="true"/>
                <table:data-pilot-member table:name="1,325" table:display="true" table:show-details="true"/>
                <table:data-pilot-member table:name="1,326" table:display="true" table:show-details="true"/>
                <table:data-pilot-member table:name="1,327" table:display="true" table:show-details="true"/>
                <table:data-pilot-member table:name="1,328" table:display="true" table:show-details="true"/>
                <table:data-pilot-member table:name="1,329" table:display="true" table:show-details="true"/>
                <table:data-pilot-member table:name="1,33" table:display="true" table:show-details="true"/>
                <table:data-pilot-member table:name="1,331" table:display="true" table:show-details="true"/>
                <table:data-pilot-member table:name="1,332" table:display="true" table:show-details="true"/>
                <table:data-pilot-member table:name="1,334" table:display="true" table:show-details="true"/>
                <table:data-pilot-member table:name="1,335" table:display="true" table:show-details="true"/>
                <table:data-pilot-member table:name="1,336" table:display="true" table:show-details="true"/>
                <table:data-pilot-member table:name="1,337" table:display="true" table:show-details="true"/>
                <table:data-pilot-member table:name="1,339" table:display="true" table:show-details="true"/>
                <table:data-pilot-member table:name="1,34" table:display="true" table:show-details="true"/>
                <table:data-pilot-member table:name="1,341" table:display="true" table:show-details="true"/>
                <table:data-pilot-member table:name="1,342" table:display="true" table:show-details="true"/>
                <table:data-pilot-member table:name="1,343" table:display="true" table:show-details="true"/>
                <table:data-pilot-member table:name="1,344" table:display="true" table:show-details="true"/>
                <table:data-pilot-member table:name="1,345" table:display="true" table:show-details="true"/>
                <table:data-pilot-member table:name="1,346" table:display="true" table:show-details="true"/>
                <table:data-pilot-member table:name="1,349" table:display="true" table:show-details="true"/>
                <table:data-pilot-member table:name="1,35" table:display="true" table:show-details="true"/>
                <table:data-pilot-member table:name="1,353" table:display="true" table:show-details="true"/>
                <table:data-pilot-member table:name="1,354" table:display="true" table:show-details="true"/>
                <table:data-pilot-member table:name="1,355" table:display="true" table:show-details="true"/>
                <table:data-pilot-member table:name="1,356" table:display="true" table:show-details="true"/>
                <table:data-pilot-member table:name="1,359" table:display="true" table:show-details="true"/>
                <table:data-pilot-member table:name="1,36" table:display="true" table:show-details="true"/>
                <table:data-pilot-member table:name="1,361" table:display="true" table:show-details="true"/>
                <table:data-pilot-member table:name="1,362" table:display="true" table:show-details="true"/>
                <table:data-pilot-member table:name="1,364" table:display="true" table:show-details="true"/>
                <table:data-pilot-member table:name="1,365" table:display="true" table:show-details="true"/>
                <table:data-pilot-member table:name="1,366" table:display="true" table:show-details="true"/>
                <table:data-pilot-member table:name="1,367" table:display="true" table:show-details="true"/>
                <table:data-pilot-member table:name="1,369" table:display="true" table:show-details="true"/>
                <table:data-pilot-member table:name="1,37" table:display="true" table:show-details="true"/>
                <table:data-pilot-member table:name="1,372" table:display="true" table:show-details="true"/>
                <table:data-pilot-member table:name="1,373" table:display="true" table:show-details="true"/>
                <table:data-pilot-member table:name="1,374" table:display="true" table:show-details="true"/>
                <table:data-pilot-member table:name="1,375" table:display="true" table:show-details="true"/>
                <table:data-pilot-member table:name="1,376" table:display="true" table:show-details="true"/>
                <table:data-pilot-member table:name="1,377" table:display="true" table:show-details="true"/>
                <table:data-pilot-member table:name="1,378" table:display="true" table:show-details="true"/>
                <table:data-pilot-member table:name="1,38" table:display="true" table:show-details="true"/>
                <table:data-pilot-member table:name="1,381" table:display="true" table:show-details="true"/>
                <table:data-pilot-member table:name="1,382" table:display="true" table:show-details="true"/>
                <table:data-pilot-member table:name="1,383" table:display="true" table:show-details="true"/>
                <table:data-pilot-member table:name="1,384" table:display="true" table:show-details="true"/>
                <table:data-pilot-member table:name="1,385" table:display="true" table:show-details="true"/>
                <table:data-pilot-member table:name="1,387" table:display="true" table:show-details="true"/>
                <table:data-pilot-member table:name="1,388" table:display="true" table:show-details="true"/>
                <table:data-pilot-member table:name="1,389" table:display="true" table:show-details="true"/>
                <table:data-pilot-member table:name="1,39" table:display="true" table:show-details="true"/>
                <table:data-pilot-member table:name="1,392" table:display="true" table:show-details="true"/>
                <table:data-pilot-member table:name="1,394" table:display="true" table:show-details="true"/>
                <table:data-pilot-member table:name="1,396" table:display="true" table:show-details="true"/>
                <table:data-pilot-member table:name="1,398" table:display="true" table:show-details="true"/>
                <table:data-pilot-member table:name="1,399" table:display="true" table:show-details="true"/>
                <table:data-pilot-member table:name="1,4" table:display="true" table:show-details="true"/>
                <table:data-pilot-member table:name="1,402" table:display="true" table:show-details="true"/>
                <table:data-pilot-member table:name="1,404" table:display="true" table:show-details="true"/>
                <table:data-pilot-member table:name="1,405" table:display="true" table:show-details="true"/>
                <table:data-pilot-member table:name="1,406" table:display="true" table:show-details="true"/>
                <table:data-pilot-member table:name="1,409" table:display="true" table:show-details="true"/>
                <table:data-pilot-member table:name="1,413" table:display="true" table:show-details="true"/>
                <table:data-pilot-member table:name="1,414" table:display="true" table:show-details="true"/>
                <table:data-pilot-member table:name="1,415" table:display="true" table:show-details="true"/>
                <table:data-pilot-member table:name="1,416" table:display="true" table:show-details="true"/>
                <table:data-pilot-member table:name="1,417" table:display="true" table:show-details="true"/>
                <table:data-pilot-member table:name="1,418" table:display="true" table:show-details="true"/>
                <table:data-pilot-member table:name="1,42" table:display="true" table:show-details="true"/>
                <table:data-pilot-member table:name="1,424" table:display="true" table:show-details="true"/>
                <table:data-pilot-member table:name="1,425" table:display="true" table:show-details="true"/>
                <table:data-pilot-member table:name="1,426" table:display="true" table:show-details="true"/>
                <table:data-pilot-member table:name="1,428" table:display="true" table:show-details="true"/>
                <table:data-pilot-member table:name="1,43" table:display="true" table:show-details="true"/>
                <table:data-pilot-member table:name="1,432" table:display="true" table:show-details="true"/>
                <table:data-pilot-member table:name="1,433" table:display="true" table:show-details="true"/>
                <table:data-pilot-member table:name="1,435" table:display="true" table:show-details="true"/>
                <table:data-pilot-member table:name="1,436" table:display="true" table:show-details="true"/>
                <table:data-pilot-member table:name="1,437" table:display="true" table:show-details="true"/>
                <table:data-pilot-member table:name="1,438" table:display="true" table:show-details="true"/>
                <table:data-pilot-member table:name="1,439" table:display="true" table:show-details="true"/>
                <table:data-pilot-member table:name="1,441" table:display="true" table:show-details="true"/>
                <table:data-pilot-member table:name="1,442" table:display="true" table:show-details="true"/>
                <table:data-pilot-member table:name="1,443" table:display="true" table:show-details="true"/>
                <table:data-pilot-member table:name="1,446" table:display="true" table:show-details="true"/>
                <table:data-pilot-member table:name="1,447" table:display="true" table:show-details="true"/>
                <table:data-pilot-member table:name="1,448" table:display="true" table:show-details="true"/>
                <table:data-pilot-member table:name="1,45" table:display="true" table:show-details="true"/>
                <table:data-pilot-member table:name="1,452" table:display="true" table:show-details="true"/>
                <table:data-pilot-member table:name="1,453" table:display="true" table:show-details="true"/>
                <table:data-pilot-member table:name="1,454" table:display="true" table:show-details="true"/>
                <table:data-pilot-member table:name="1,455" table:display="true" table:show-details="true"/>
                <table:data-pilot-member table:name="1,457" table:display="true" table:show-details="true"/>
                <table:data-pilot-member table:name="1,458" table:display="true" table:show-details="true"/>
                <table:data-pilot-member table:name="1,464" table:display="true" table:show-details="true"/>
                <table:data-pilot-member table:name="1,465" table:display="true" table:show-details="true"/>
                <table:data-pilot-member table:name="1,468" table:display="true" table:show-details="true"/>
                <table:data-pilot-member table:name="1,469" table:display="true" table:show-details="true"/>
                <table:data-pilot-member table:name="1,471" table:display="true" table:show-details="true"/>
                <table:data-pilot-member table:name="1,475" table:display="true" table:show-details="true"/>
                <table:data-pilot-member table:name="1,476" table:display="true" table:show-details="true"/>
                <table:data-pilot-member table:name="1,477" table:display="true" table:show-details="true"/>
                <table:data-pilot-member table:name="1,48" table:display="true" table:show-details="true"/>
                <table:data-pilot-member table:name="1,481" table:display="true" table:show-details="true"/>
                <table:data-pilot-member table:name="1,482" table:display="true" table:show-details="true"/>
                <table:data-pilot-member table:name="1,483" table:display="true" table:show-details="true"/>
                <table:data-pilot-member table:name="1,484" table:display="true" table:show-details="true"/>
                <table:data-pilot-member table:name="1,485" table:display="true" table:show-details="true"/>
                <table:data-pilot-member table:name="1,492" table:display="true" table:show-details="true"/>
                <table:data-pilot-member table:name="1,493" table:display="true" table:show-details="true"/>
                <table:data-pilot-member table:name="1,494" table:display="true" table:show-details="true"/>
                <table:data-pilot-member table:name="1,501" table:display="true" table:show-details="true"/>
                <table:data-pilot-member table:name="1,502" table:display="true" table:show-details="true"/>
                <table:data-pilot-member table:name="1,503" table:display="true" table:show-details="true"/>
                <table:data-pilot-member table:name="1,505" table:display="true" table:show-details="true"/>
                <table:data-pilot-member table:name="1,507" table:display="true" table:show-details="true"/>
                <table:data-pilot-member table:name="1,511" table:display="true" table:show-details="true"/>
                <table:data-pilot-member table:name="1,513" table:display="true" table:show-details="true"/>
                <table:data-pilot-member table:name="1,514" table:display="true" table:show-details="true"/>
                <table:data-pilot-member table:name="1,515" table:display="true" table:show-details="true"/>
                <table:data-pilot-member table:name="1,517" table:display="true" table:show-details="true"/>
                <table:data-pilot-member table:name="1,518" table:display="true" table:show-details="true"/>
                <table:data-pilot-member table:name="1,523" table:display="true" table:show-details="true"/>
                <table:data-pilot-member table:name="1,526" table:display="true" table:show-details="true"/>
                <table:data-pilot-member table:name="1,527" table:display="true" table:show-details="true"/>
                <table:data-pilot-member table:name="1,528" table:display="true" table:show-details="true"/>
                <table:data-pilot-member table:name="1,529" table:display="true" table:show-details="true"/>
                <table:data-pilot-member table:name="1,53" table:display="true" table:show-details="true"/>
                <table:data-pilot-member table:name="1,534" table:display="true" table:show-details="true"/>
                <table:data-pilot-member table:name="1,537" table:display="true" table:show-details="true"/>
                <table:data-pilot-member table:name="1,538" table:display="true" table:show-details="true"/>
                <table:data-pilot-member table:name="1,541" table:display="true" table:show-details="true"/>
                <table:data-pilot-member table:name="1,542" table:display="true" table:show-details="true"/>
                <table:data-pilot-member table:name="1,545" table:display="true" table:show-details="true"/>
                <table:data-pilot-member table:name="1,547" table:display="true" table:show-details="true"/>
                <table:data-pilot-member table:name="1,549" table:display="true" table:show-details="true"/>
                <table:data-pilot-member table:name="1,557" table:display="true" table:show-details="true"/>
                <table:data-pilot-member table:name="1,559" table:display="true" table:show-details="true"/>
                <table:data-pilot-member table:name="1,561" table:display="true" table:show-details="true"/>
                <table:data-pilot-member table:name="1,562" table:display="true" table:show-details="true"/>
                <table:data-pilot-member table:name="1,568" table:display="true" table:show-details="true"/>
                <table:data-pilot-member table:name="1,58" table:display="true" table:show-details="true"/>
                <table:data-pilot-member table:name="1,582" table:display="true" table:show-details="true"/>
                <table:data-pilot-member table:name="1,583" table:display="true" table:show-details="true"/>
                <table:data-pilot-member table:name="1,584" table:display="true" table:show-details="true"/>
                <table:data-pilot-member table:name="1,585" table:display="true" table:show-details="true"/>
                <table:data-pilot-member table:name="1,59" table:display="true" table:show-details="true"/>
                <table:data-pilot-member table:name="1,591" table:display="true" table:show-details="true"/>
                <table:data-pilot-member table:name="1,592" table:display="true" table:show-details="true"/>
                <table:data-pilot-member table:name="1,593" table:display="true" table:show-details="true"/>
                <table:data-pilot-member table:name="1,594" table:display="true" table:show-details="true"/>
                <table:data-pilot-member table:name="1,599" table:display="true" table:show-details="true"/>
                <table:data-pilot-member table:name="1,601" table:display="true" table:show-details="true"/>
                <table:data-pilot-member table:name="1,604" table:display="true" table:show-details="true"/>
                <table:data-pilot-member table:name="1,608" table:display="true" table:show-details="true"/>
                <table:data-pilot-member table:name="1,614" table:display="true" table:show-details="true"/>
                <table:data-pilot-member table:name="1,62" table:display="true" table:show-details="true"/>
                <table:data-pilot-member table:name="1,628" table:display="true" table:show-details="true"/>
                <table:data-pilot-member table:name="1,637" table:display="true" table:show-details="true"/>
                <table:data-pilot-member table:name="1,64" table:display="true" table:show-details="true"/>
                <table:data-pilot-member table:name="1,642" table:display="true" table:show-details="true"/>
                <table:data-pilot-member table:name="1,654" table:display="true" table:show-details="true"/>
                <table:data-pilot-member table:name="1,66" table:display="true" table:show-details="true"/>
                <table:data-pilot-member table:name="1,665" table:display="true" table:show-details="true"/>
                <table:data-pilot-member table:name="1,667" table:display="true" table:show-details="true"/>
                <table:data-pilot-member table:name="1,669" table:display="true" table:show-details="true"/>
                <table:data-pilot-member table:name="1,677" table:display="true" table:show-details="true"/>
                <table:data-pilot-member table:name="1,679" table:display="true" table:show-details="true"/>
                <table:data-pilot-member table:name="1,682" table:display="true" table:show-details="true"/>
                <table:data-pilot-member table:name="1,694" table:display="true" table:show-details="true"/>
                <table:data-pilot-member table:name="1,701" table:display="true" table:show-details="true"/>
                <table:data-pilot-member table:name="1,702" table:display="true" table:show-details="true"/>
                <table:data-pilot-member table:name="1,704" table:display="true" table:show-details="true"/>
                <table:data-pilot-member table:name="1,706" table:display="true" table:show-details="true"/>
                <table:data-pilot-member table:name="1,712" table:display="true" table:show-details="true"/>
                <table:data-pilot-member table:name="1,718" table:display="true" table:show-details="true"/>
                <table:data-pilot-member table:name="1,741" table:display="true" table:show-details="true"/>
                <table:data-pilot-member table:name="1,746" table:display="true" table:show-details="true"/>
                <table:data-pilot-member table:name="1,748" table:display="true" table:show-details="true"/>
                <table:data-pilot-member table:name="1,749" table:display="true" table:show-details="true"/>
                <table:data-pilot-member table:name="1,753" table:display="true" table:show-details="true"/>
                <table:data-pilot-member table:name="1,763" table:display="true" table:show-details="true"/>
                <table:data-pilot-member table:name="1,795" table:display="true" table:show-details="true"/>
                <table:data-pilot-member table:name="1,804" table:display="true" table:show-details="true"/>
                <table:data-pilot-member table:name="1,826" table:display="true" table:show-details="true"/>
                <table:data-pilot-member table:name="1,827" table:display="true" table:show-details="true"/>
                <table:data-pilot-member table:name="1,879" table:display="true" table:show-details="true"/>
                <table:data-pilot-member table:name="1,9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02:20:15.9088049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02:20:23.913562756</dc:date>
    <meta:editing-duration>PT4M1S</meta:editing-duration>
    <meta:editing-cycles>2</meta:editing-cycles>
    <meta:generator>LibreOffice/6.4.7.2$Linux_X86_64 LibreOffice_project/40$Build-2</meta:generator>
    <meta:document-statistic meta:table-count="1" meta:cell-count="162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11cm" svg:height="9.613cm" xlink:href=".." xlink:type="simple" chart:class="chart:line" chart:style-name="ch1">
        <chart:title svg:x="6.319cm" svg:y="0.328cm" chart:style-name="ch2">
          <text:p>Przestawienia - minimalny element</text:p>
        </chart:title>
        <chart:legend chart:legend-position="end" svg:x="13.578cm" svg:y="3.76cm" style:legend-expansion="high" chart:style-name="ch3"/>
        <chart:plot-area chart:style-name="ch4" table:cell-range-address="'Tabela przestawna_select_min_k3_1'.A3:'Tabela przestawna_select_min_k3_1'.B102 'Tabela przestawna_select_min_k3_1'.B2:'Tabela przestawna_select_min_k3_1'.B2 'Tabela przestawna_select_min_k3_1'.G2:'Tabela przestawna_select_min_k3_1'.G102 'Tabela przestawna_select_min_k3_1'.L2:'Tabela przestawna_select_min_k3_1'.L102 'Tabela przestawna_select_min_k3_1'.Q2:'Tabela przestawna_select_min_k3_1'.Q102" chart:data-source-has-labels="both" svg:x="0.394cm" svg:y="1.299cm" svg:width="12.79cm" svg:height="8.122cm">
          <chartooo:coordinate-region svg:x="1.571cm" svg:y="1.299cm" svg:width="11.613cm" svg:height="6.869cm"/>
          <chart:axis chart:dimension="x" chart:name="primary-x" chart:style-name="ch5" chartooo:axis-type="auto">
            <chartooo:date-scale/>
            <chart:categories table:cell-range-address="'Tabela przestawna_select_min_k3_1'.A3:'Tabela przestawna_select_min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n_k3_1'.B3:'Tabela przestawna_select_min_k3_1'.B102" chart:label-cell-address="'Tabela przestawna_select_min_k3_1'.B2:'Tabela przestawna_select_min_k3_1'.B2" chart:class="chart:line">
            <chart:data-point chart:repeated="100"/>
          </chart:series>
          <chart:series chart:style-name="ch8" chart:values-cell-range-address="'Tabela przestawna_select_min_k3_1'.G3:'Tabela przestawna_select_min_k3_1'.G102" chart:label-cell-address="'Tabela przestawna_select_min_k3_1'.G2:'Tabela przestawna_select_min_k3_1'.G2" chart:class="chart:line">
            <chart:data-point chart:repeated="100"/>
          </chart:series>
          <chart:series chart:style-name="ch9" chart:values-cell-range-address="'Tabela przestawna_select_min_k3_1'.L3:'Tabela przestawna_select_min_k3_1'.L102" chart:label-cell-address="'Tabela przestawna_select_min_k3_1'.L2:'Tabela przestawna_select_min_k3_1'.L2" chart:class="chart:line">
            <chart:data-point chart:repeated="100"/>
          </chart:series>
          <chart:series chart:style-name="ch10" chart:values-cell-range-address="'Tabela przestawna_select_min_k3_1'.Q3:'Tabela przestawna_select_min_k3_1'.Q102" chart:label-cell-address="'Tabela przestawna_select_min_k3_1'.Q2:'Tabela przestawna_select_min_k3_1'.Q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rzestawienia-3-elem</text:p>
                <draw:g>
                  <svg:desc>'Tabela przestawna_select_min_k3_1'.B2:'Tabela przestawna_select_min_k3_1'.B2</svg:desc>
                </draw:g>
              </table:table-cell>
              <table:table-cell office:value-type="string">
                <text:p>Średnia - przestawienia-5-elem</text:p>
                <draw:g>
                  <svg:desc>'Tabela przestawna_select_min_k3_1'.G2:'Tabela przestawna_select_min_k3_1'.G2</svg:desc>
                </draw:g>
              </table:table-cell>
              <table:table-cell office:value-type="string">
                <text:p>Średnia - przestawienia-7-elem</text:p>
                <draw:g>
                  <svg:desc>'Tabela przestawna_select_min_k3_1'.L2:'Tabela przestawna_select_min_k3_1'.L2</svg:desc>
                </draw:g>
              </table:table-cell>
              <table:table-cell office:value-type="string">
                <text:p>Średnia - przestawienia-9-elem</text:p>
                <draw:g>
                  <svg:desc>'Tabela przestawna_select_min_k3_1'.Q2:'Tabela przestawna_select_min_k3_1'.Q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n_k3_1'.A3:'Tabela przestawna_select_min_k3_1'.A102</svg:desc>
                </draw:g>
              </table:table-cell>
              <table:table-cell office:value-type="float" office:value="595.69696969697">
                <text:p>595.69696969697</text:p>
                <draw:g>
                  <svg:desc>'Tabela przestawna_select_min_k3_1'.B3:'Tabela przestawna_select_min_k3_1'.B102</svg:desc>
                </draw:g>
              </table:table-cell>
              <table:table-cell office:value-type="float" office:value="561.060606060606">
                <text:p>561.060606060606</text:p>
                <draw:g>
                  <svg:desc>'Tabela przestawna_select_min_k3_1'.G3:'Tabela przestawna_select_min_k3_1'.G102</svg:desc>
                </draw:g>
              </table:table-cell>
              <table:table-cell office:value-type="float" office:value="597.626262626263">
                <text:p>597.626262626263</text:p>
                <draw:g>
                  <svg:desc>'Tabela przestawna_select_min_k3_1'.L3:'Tabela przestawna_select_min_k3_1'.L102</svg:desc>
                </draw:g>
              </table:table-cell>
              <table:table-cell office:value-type="float" office:value="654.646464646465">
                <text:p>654.646464646465</text:p>
                <draw:g>
                  <svg:desc>'Tabela przestawna_select_min_k3_1'.Q3:'Tabela przestawna_select_min_k3_1'.Q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94.15">
                <text:p>1294.15</text:p>
              </table:table-cell>
              <table:table-cell office:value-type="float" office:value="1217.44">
                <text:p>1217.44</text:p>
              </table:table-cell>
              <table:table-cell office:value-type="float" office:value="1272.07">
                <text:p>1272.07</text:p>
              </table:table-cell>
              <table:table-cell office:value-type="float" office:value="1392.53">
                <text:p>1392.5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60.56">
                <text:p>2060.56</text:p>
              </table:table-cell>
              <table:table-cell office:value-type="float" office:value="1866.49">
                <text:p>1866.49</text:p>
              </table:table-cell>
              <table:table-cell office:value-type="float" office:value="1980.86">
                <text:p>1980.86</text:p>
              </table:table-cell>
              <table:table-cell office:value-type="float" office:value="2172.79">
                <text:p>2172.7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69.17">
                <text:p>2769.17</text:p>
              </table:table-cell>
              <table:table-cell office:value-type="float" office:value="2529.3">
                <text:p>2529.3</text:p>
              </table:table-cell>
              <table:table-cell office:value-type="float" office:value="2684.9">
                <text:p>2684.9</text:p>
              </table:table-cell>
              <table:table-cell office:value-type="float" office:value="2908.67">
                <text:p>2908.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42.63">
                <text:p>3542.63</text:p>
              </table:table-cell>
              <table:table-cell office:value-type="float" office:value="3237.28">
                <text:p>3237.28</text:p>
              </table:table-cell>
              <table:table-cell office:value-type="float" office:value="3399.64">
                <text:p>3399.64</text:p>
              </table:table-cell>
              <table:table-cell office:value-type="float" office:value="3707.88">
                <text:p>3707.8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22.68">
                <text:p>4322.68</text:p>
              </table:table-cell>
              <table:table-cell office:value-type="float" office:value="3898.66">
                <text:p>3898.66</text:p>
              </table:table-cell>
              <table:table-cell office:value-type="float" office:value="4116.75">
                <text:p>4116.75</text:p>
              </table:table-cell>
              <table:table-cell office:value-type="float" office:value="4493.45">
                <text:p>4493.4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130.21">
                <text:p>5130.21</text:p>
              </table:table-cell>
              <table:table-cell office:value-type="float" office:value="4573.76">
                <text:p>4573.76</text:p>
              </table:table-cell>
              <table:table-cell office:value-type="float" office:value="4876.19">
                <text:p>4876.19</text:p>
              </table:table-cell>
              <table:table-cell office:value-type="float" office:value="5277.58">
                <text:p>5277.5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894.61">
                <text:p>5894.61</text:p>
              </table:table-cell>
              <table:table-cell office:value-type="float" office:value="5275.95">
                <text:p>5275.95</text:p>
              </table:table-cell>
              <table:table-cell office:value-type="float" office:value="5574.9">
                <text:p>5574.9</text:p>
              </table:table-cell>
              <table:table-cell office:value-type="float" office:value="6058.83">
                <text:p>6058.8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14.55">
                <text:p>6614.55</text:p>
              </table:table-cell>
              <table:table-cell office:value-type="float" office:value="5905.1">
                <text:p>5905.1</text:p>
              </table:table-cell>
              <table:table-cell office:value-type="float" office:value="6312.89">
                <text:p>6312.89</text:p>
              </table:table-cell>
              <table:table-cell office:value-type="float" office:value="6861.11">
                <text:p>6861.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436.19">
                <text:p>7436.19</text:p>
              </table:table-cell>
              <table:table-cell office:value-type="float" office:value="6636.99">
                <text:p>6636.99</text:p>
              </table:table-cell>
              <table:table-cell office:value-type="float" office:value="7079.02">
                <text:p>7079.02</text:p>
              </table:table-cell>
              <table:table-cell office:value-type="float" office:value="7708.28">
                <text:p>7708.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143.8">
                <text:p>8143.8</text:p>
              </table:table-cell>
              <table:table-cell office:value-type="float" office:value="7335.57">
                <text:p>7335.57</text:p>
              </table:table-cell>
              <table:table-cell office:value-type="float" office:value="7799.77">
                <text:p>7799.77</text:p>
              </table:table-cell>
              <table:table-cell office:value-type="float" office:value="8485.35">
                <text:p>8485.3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010.36633663366">
                <text:p>9010.36633663366</text:p>
              </table:table-cell>
              <table:table-cell office:value-type="float" office:value="8049.39603960396">
                <text:p>8049.39603960396</text:p>
              </table:table-cell>
              <table:table-cell office:value-type="float" office:value="8500.39603960396">
                <text:p>8500.39603960396</text:p>
              </table:table-cell>
              <table:table-cell office:value-type="float" office:value="9306.54455445545">
                <text:p>9306.5445544554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884.53">
                <text:p>9884.53</text:p>
              </table:table-cell>
              <table:table-cell office:value-type="float" office:value="8762.2">
                <text:p>8762.2</text:p>
              </table:table-cell>
              <table:table-cell office:value-type="float" office:value="9276.03">
                <text:p>9276.03</text:p>
              </table:table-cell>
              <table:table-cell office:value-type="float" office:value="10082.37">
                <text:p>10082.3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495.94">
                <text:p>10495.94</text:p>
              </table:table-cell>
              <table:table-cell office:value-type="float" office:value="9413.99">
                <text:p>9413.99</text:p>
              </table:table-cell>
              <table:table-cell office:value-type="float" office:value="9978.07">
                <text:p>9978.07</text:p>
              </table:table-cell>
              <table:table-cell office:value-type="float" office:value="10899.24">
                <text:p>10899.2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457.2">
                <text:p>11457.2</text:p>
              </table:table-cell>
              <table:table-cell office:value-type="float" office:value="10097.65">
                <text:p>10097.65</text:p>
              </table:table-cell>
              <table:table-cell office:value-type="float" office:value="10750.93">
                <text:p>10750.93</text:p>
              </table:table-cell>
              <table:table-cell office:value-type="float" office:value="11676.51">
                <text:p>11676.5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142.41">
                <text:p>12142.41</text:p>
              </table:table-cell>
              <table:table-cell office:value-type="float" office:value="10757.25">
                <text:p>10757.25</text:p>
              </table:table-cell>
              <table:table-cell office:value-type="float" office:value="11423.72">
                <text:p>11423.72</text:p>
              </table:table-cell>
              <table:table-cell office:value-type="float" office:value="12474.86">
                <text:p>12474.8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3041.72">
                <text:p>13041.72</text:p>
              </table:table-cell>
              <table:table-cell office:value-type="float" office:value="11521.94">
                <text:p>11521.94</text:p>
              </table:table-cell>
              <table:table-cell office:value-type="float" office:value="12188.02">
                <text:p>12188.02</text:p>
              </table:table-cell>
              <table:table-cell office:value-type="float" office:value="13284.19">
                <text:p>13284.1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715.62">
                <text:p>13715.62</text:p>
              </table:table-cell>
              <table:table-cell office:value-type="float" office:value="12295">
                <text:p>12295</text:p>
              </table:table-cell>
              <table:table-cell office:value-type="float" office:value="12919.45">
                <text:p>12919.45</text:p>
              </table:table-cell>
              <table:table-cell office:value-type="float" office:value="14084.71">
                <text:p>14084.7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578.57">
                <text:p>14578.57</text:p>
              </table:table-cell>
              <table:table-cell office:value-type="float" office:value="13013.82">
                <text:p>13013.82</text:p>
              </table:table-cell>
              <table:table-cell office:value-type="float" office:value="13649.35">
                <text:p>13649.35</text:p>
              </table:table-cell>
              <table:table-cell office:value-type="float" office:value="14883.88">
                <text:p>14883.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511.78">
                <text:p>15511.78</text:p>
              </table:table-cell>
              <table:table-cell office:value-type="float" office:value="13653.97">
                <text:p>13653.97</text:p>
              </table:table-cell>
              <table:table-cell office:value-type="float" office:value="14475.1">
                <text:p>14475.1</text:p>
              </table:table-cell>
              <table:table-cell office:value-type="float" office:value="15764.67">
                <text:p>15764.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6334.26">
                <text:p>16334.26</text:p>
              </table:table-cell>
              <table:table-cell office:value-type="float" office:value="14362.71">
                <text:p>14362.71</text:p>
              </table:table-cell>
              <table:table-cell office:value-type="float" office:value="15116.29">
                <text:p>15116.29</text:p>
              </table:table-cell>
              <table:table-cell office:value-type="float" office:value="16562.32">
                <text:p>16562.3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236.24">
                <text:p>17236.24</text:p>
              </table:table-cell>
              <table:table-cell office:value-type="float" office:value="15077.33">
                <text:p>15077.33</text:p>
              </table:table-cell>
              <table:table-cell office:value-type="float" office:value="15898.05">
                <text:p>15898.05</text:p>
              </table:table-cell>
              <table:table-cell office:value-type="float" office:value="17354.55">
                <text:p>17354.5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806.94">
                <text:p>17806.94</text:p>
              </table:table-cell>
              <table:table-cell office:value-type="float" office:value="15722.46">
                <text:p>15722.46</text:p>
              </table:table-cell>
              <table:table-cell office:value-type="float" office:value="16627.87">
                <text:p>16627.87</text:p>
              </table:table-cell>
              <table:table-cell office:value-type="float" office:value="18176.81">
                <text:p>18176.8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8759.61">
                <text:p>18759.61</text:p>
              </table:table-cell>
              <table:table-cell office:value-type="float" office:value="16475.74">
                <text:p>16475.74</text:p>
              </table:table-cell>
              <table:table-cell office:value-type="float" office:value="17386.31">
                <text:p>17386.31</text:p>
              </table:table-cell>
              <table:table-cell office:value-type="float" office:value="18951.36">
                <text:p>18951.3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478.25">
                <text:p>19478.25</text:p>
              </table:table-cell>
              <table:table-cell office:value-type="float" office:value="17162.17">
                <text:p>17162.17</text:p>
              </table:table-cell>
              <table:table-cell office:value-type="float" office:value="18193.15">
                <text:p>18193.15</text:p>
              </table:table-cell>
              <table:table-cell office:value-type="float" office:value="19753.25">
                <text:p>19753.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320.6">
                <text:p>20320.6</text:p>
              </table:table-cell>
              <table:table-cell office:value-type="float" office:value="17866.7">
                <text:p>17866.7</text:p>
              </table:table-cell>
              <table:table-cell office:value-type="float" office:value="18905.97">
                <text:p>18905.97</text:p>
              </table:table-cell>
              <table:table-cell office:value-type="float" office:value="20509.38">
                <text:p>20509.3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968.88">
                <text:p>20968.88</text:p>
              </table:table-cell>
              <table:table-cell office:value-type="float" office:value="18568.61">
                <text:p>18568.61</text:p>
              </table:table-cell>
              <table:table-cell office:value-type="float" office:value="19661.35">
                <text:p>19661.35</text:p>
              </table:table-cell>
              <table:table-cell office:value-type="float" office:value="21344.52">
                <text:p>21344.5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2099.05">
                <text:p>22099.05</text:p>
              </table:table-cell>
              <table:table-cell office:value-type="float" office:value="19335.63">
                <text:p>19335.63</text:p>
              </table:table-cell>
              <table:table-cell office:value-type="float" office:value="20344.76">
                <text:p>20344.76</text:p>
              </table:table-cell>
              <table:table-cell office:value-type="float" office:value="22209.98">
                <text:p>22209.9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2806.51">
                <text:p>22806.51</text:p>
              </table:table-cell>
              <table:table-cell office:value-type="float" office:value="20082.79">
                <text:p>20082.79</text:p>
              </table:table-cell>
              <table:table-cell office:value-type="float" office:value="21140.28">
                <text:p>21140.28</text:p>
              </table:table-cell>
              <table:table-cell office:value-type="float" office:value="23093.95">
                <text:p>23093.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778.11">
                <text:p>23778.11</text:p>
              </table:table-cell>
              <table:table-cell office:value-type="float" office:value="20733.33">
                <text:p>20733.33</text:p>
              </table:table-cell>
              <table:table-cell office:value-type="float" office:value="21841.88">
                <text:p>21841.88</text:p>
              </table:table-cell>
              <table:table-cell office:value-type="float" office:value="23776.16">
                <text:p>23776.1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4534.79">
                <text:p>24534.79</text:p>
              </table:table-cell>
              <table:table-cell office:value-type="float" office:value="21391.7">
                <text:p>21391.7</text:p>
              </table:table-cell>
              <table:table-cell office:value-type="float" office:value="22544.66">
                <text:p>22544.66</text:p>
              </table:table-cell>
              <table:table-cell office:value-type="float" office:value="24593.62">
                <text:p>24593.6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5354.87">
                <text:p>25354.87</text:p>
              </table:table-cell>
              <table:table-cell office:value-type="float" office:value="22171.93">
                <text:p>22171.93</text:p>
              </table:table-cell>
              <table:table-cell office:value-type="float" office:value="23397.09">
                <text:p>23397.09</text:p>
              </table:table-cell>
              <table:table-cell office:value-type="float" office:value="25356.65">
                <text:p>25356.6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6123.01">
                <text:p>26123.01</text:p>
              </table:table-cell>
              <table:table-cell office:value-type="float" office:value="22964.33">
                <text:p>22964.33</text:p>
              </table:table-cell>
              <table:table-cell office:value-type="float" office:value="24082.76">
                <text:p>24082.76</text:p>
              </table:table-cell>
              <table:table-cell office:value-type="float" office:value="26227.63">
                <text:p>26227.6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6757.49">
                <text:p>26757.49</text:p>
              </table:table-cell>
              <table:table-cell office:value-type="float" office:value="23572.95">
                <text:p>23572.95</text:p>
              </table:table-cell>
              <table:table-cell office:value-type="float" office:value="24870.09">
                <text:p>24870.09</text:p>
              </table:table-cell>
              <table:table-cell office:value-type="float" office:value="27051.8">
                <text:p>27051.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7749.99">
                <text:p>27749.99</text:p>
              </table:table-cell>
              <table:table-cell office:value-type="float" office:value="24293.06">
                <text:p>24293.06</text:p>
              </table:table-cell>
              <table:table-cell office:value-type="float" office:value="25750.16">
                <text:p>25750.16</text:p>
              </table:table-cell>
              <table:table-cell office:value-type="float" office:value="27881.9">
                <text:p>27881.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8876.61">
                <text:p>28876.61</text:p>
              </table:table-cell>
              <table:table-cell office:value-type="float" office:value="24945.94">
                <text:p>24945.94</text:p>
              </table:table-cell>
              <table:table-cell office:value-type="float" office:value="26352.36">
                <text:p>26352.36</text:p>
              </table:table-cell>
              <table:table-cell office:value-type="float" office:value="28641.68">
                <text:p>28641.6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9288.71">
                <text:p>29288.71</text:p>
              </table:table-cell>
              <table:table-cell office:value-type="float" office:value="25833.98">
                <text:p>25833.98</text:p>
              </table:table-cell>
              <table:table-cell office:value-type="float" office:value="27166.78">
                <text:p>27166.78</text:p>
              </table:table-cell>
              <table:table-cell office:value-type="float" office:value="29502.68">
                <text:p>29502.6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0069.41">
                <text:p>30069.41</text:p>
              </table:table-cell>
              <table:table-cell office:value-type="float" office:value="26504.82">
                <text:p>26504.82</text:p>
              </table:table-cell>
              <table:table-cell office:value-type="float" office:value="27927.16">
                <text:p>27927.16</text:p>
              </table:table-cell>
              <table:table-cell office:value-type="float" office:value="30355.07">
                <text:p>30355.0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1237.65">
                <text:p>31237.65</text:p>
              </table:table-cell>
              <table:table-cell office:value-type="float" office:value="27051.08">
                <text:p>27051.08</text:p>
              </table:table-cell>
              <table:table-cell office:value-type="float" office:value="28556.62">
                <text:p>28556.62</text:p>
              </table:table-cell>
              <table:table-cell office:value-type="float" office:value="31119.37">
                <text:p>31119.3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01.82">
                <text:p>32001.82</text:p>
              </table:table-cell>
              <table:table-cell office:value-type="float" office:value="27777.47">
                <text:p>27777.47</text:p>
              </table:table-cell>
              <table:table-cell office:value-type="float" office:value="29368.39">
                <text:p>29368.39</text:p>
              </table:table-cell>
              <table:table-cell office:value-type="float" office:value="31950.13">
                <text:p>31950.1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2787.82">
                <text:p>32787.82</text:p>
              </table:table-cell>
              <table:table-cell office:value-type="float" office:value="28536.7">
                <text:p>28536.7</text:p>
              </table:table-cell>
              <table:table-cell office:value-type="float" office:value="30092.41">
                <text:p>30092.41</text:p>
              </table:table-cell>
              <table:table-cell office:value-type="float" office:value="32771.84">
                <text:p>32771.8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3741.89">
                <text:p>33741.89</text:p>
              </table:table-cell>
              <table:table-cell office:value-type="float" office:value="29228.01">
                <text:p>29228.01</text:p>
              </table:table-cell>
              <table:table-cell office:value-type="float" office:value="30791.22">
                <text:p>30791.22</text:p>
              </table:table-cell>
              <table:table-cell office:value-type="float" office:value="33595.44">
                <text:p>33595.4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509.41">
                <text:p>34509.41</text:p>
              </table:table-cell>
              <table:table-cell office:value-type="float" office:value="29877.36">
                <text:p>29877.36</text:p>
              </table:table-cell>
              <table:table-cell office:value-type="float" office:value="31622.74">
                <text:p>31622.74</text:p>
              </table:table-cell>
              <table:table-cell office:value-type="float" office:value="34425.51">
                <text:p>34425.5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5367.84">
                <text:p>35367.84</text:p>
              </table:table-cell>
              <table:table-cell office:value-type="float" office:value="30688.37">
                <text:p>30688.37</text:p>
              </table:table-cell>
              <table:table-cell office:value-type="float" office:value="32290.85">
                <text:p>32290.85</text:p>
              </table:table-cell>
              <table:table-cell office:value-type="float" office:value="35222.87">
                <text:p>35222.8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6205.69">
                <text:p>36205.69</text:p>
              </table:table-cell>
              <table:table-cell office:value-type="float" office:value="31402.74">
                <text:p>31402.74</text:p>
              </table:table-cell>
              <table:table-cell office:value-type="float" office:value="33084.7">
                <text:p>33084.7</text:p>
              </table:table-cell>
              <table:table-cell office:value-type="float" office:value="36109.2">
                <text:p>36109.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7003.25">
                <text:p>37003.25</text:p>
              </table:table-cell>
              <table:table-cell office:value-type="float" office:value="32025.57">
                <text:p>32025.57</text:p>
              </table:table-cell>
              <table:table-cell office:value-type="float" office:value="33882.89">
                <text:p>33882.89</text:p>
              </table:table-cell>
              <table:table-cell office:value-type="float" office:value="36766.65">
                <text:p>36766.6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8139.19">
                <text:p>38139.19</text:p>
              </table:table-cell>
              <table:table-cell office:value-type="float" office:value="32894.09">
                <text:p>32894.09</text:p>
              </table:table-cell>
              <table:table-cell office:value-type="float" office:value="34597.08">
                <text:p>34597.08</text:p>
              </table:table-cell>
              <table:table-cell office:value-type="float" office:value="37730.82">
                <text:p>37730.8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8773.39">
                <text:p>38773.39</text:p>
              </table:table-cell>
              <table:table-cell office:value-type="float" office:value="33586.72">
                <text:p>33586.72</text:p>
              </table:table-cell>
              <table:table-cell office:value-type="float" office:value="35195.77">
                <text:p>35195.77</text:p>
              </table:table-cell>
              <table:table-cell office:value-type="float" office:value="38483.05">
                <text:p>38483.0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9454.9">
                <text:p>39454.9</text:p>
              </table:table-cell>
              <table:table-cell office:value-type="float" office:value="34250.92">
                <text:p>34250.92</text:p>
              </table:table-cell>
              <table:table-cell office:value-type="float" office:value="36021.66">
                <text:p>36021.66</text:p>
              </table:table-cell>
              <table:table-cell office:value-type="float" office:value="39263.52">
                <text:p>39263.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0301.41">
                <text:p>40301.41</text:p>
              </table:table-cell>
              <table:table-cell office:value-type="float" office:value="34919.72">
                <text:p>34919.72</text:p>
              </table:table-cell>
              <table:table-cell office:value-type="float" office:value="36973.49">
                <text:p>36973.49</text:p>
              </table:table-cell>
              <table:table-cell office:value-type="float" office:value="40108.97">
                <text:p>40108.9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1369.33">
                <text:p>41369.33</text:p>
              </table:table-cell>
              <table:table-cell office:value-type="float" office:value="35907.18">
                <text:p>35907.18</text:p>
              </table:table-cell>
              <table:table-cell office:value-type="float" office:value="37632.98">
                <text:p>37632.98</text:p>
              </table:table-cell>
              <table:table-cell office:value-type="float" office:value="40833.21">
                <text:p>40833.2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2289.07">
                <text:p>42289.07</text:p>
              </table:table-cell>
              <table:table-cell office:value-type="float" office:value="36549.22">
                <text:p>36549.22</text:p>
              </table:table-cell>
              <table:table-cell office:value-type="float" office:value="38257.98">
                <text:p>38257.98</text:p>
              </table:table-cell>
              <table:table-cell office:value-type="float" office:value="41822.31">
                <text:p>41822.31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2870.47">
                <text:p>42870.47</text:p>
              </table:table-cell>
              <table:table-cell office:value-type="float" office:value="37057.95">
                <text:p>37057.95</text:p>
              </table:table-cell>
              <table:table-cell office:value-type="float" office:value="39128.08">
                <text:p>39128.08</text:p>
              </table:table-cell>
              <table:table-cell office:value-type="float" office:value="42544.01">
                <text:p>42544.0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3721.86">
                <text:p>43721.86</text:p>
              </table:table-cell>
              <table:table-cell office:value-type="float" office:value="37943.75">
                <text:p>37943.75</text:p>
              </table:table-cell>
              <table:table-cell office:value-type="float" office:value="39821.11">
                <text:p>39821.11</text:p>
              </table:table-cell>
              <table:table-cell office:value-type="float" office:value="43300.84">
                <text:p>43300.8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4667.88">
                <text:p>44667.88</text:p>
              </table:table-cell>
              <table:table-cell office:value-type="float" office:value="38472.67">
                <text:p>38472.67</text:p>
              </table:table-cell>
              <table:table-cell office:value-type="float" office:value="40564.73">
                <text:p>40564.73</text:p>
              </table:table-cell>
              <table:table-cell office:value-type="float" office:value="44193.7">
                <text:p>44193.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5695.67">
                <text:p>45695.67</text:p>
              </table:table-cell>
              <table:table-cell office:value-type="float" office:value="39193.15">
                <text:p>39193.15</text:p>
              </table:table-cell>
              <table:table-cell office:value-type="float" office:value="41351.74">
                <text:p>41351.74</text:p>
              </table:table-cell>
              <table:table-cell office:value-type="float" office:value="45020.82">
                <text:p>45020.82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6402.36">
                <text:p>46402.36</text:p>
              </table:table-cell>
              <table:table-cell office:value-type="float" office:value="40009.87">
                <text:p>40009.87</text:p>
              </table:table-cell>
              <table:table-cell office:value-type="float" office:value="42180.7">
                <text:p>42180.7</text:p>
              </table:table-cell>
              <table:table-cell office:value-type="float" office:value="45838.49">
                <text:p>45838.4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7093.02">
                <text:p>47093.02</text:p>
              </table:table-cell>
              <table:table-cell office:value-type="float" office:value="40844.68">
                <text:p>40844.68</text:p>
              </table:table-cell>
              <table:table-cell office:value-type="float" office:value="42926.86">
                <text:p>42926.86</text:p>
              </table:table-cell>
              <table:table-cell office:value-type="float" office:value="46740.64">
                <text:p>46740.6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7872.88">
                <text:p>47872.88</text:p>
              </table:table-cell>
              <table:table-cell office:value-type="float" office:value="41344.78">
                <text:p>41344.78</text:p>
              </table:table-cell>
              <table:table-cell office:value-type="float" office:value="43601.64">
                <text:p>43601.64</text:p>
              </table:table-cell>
              <table:table-cell office:value-type="float" office:value="47450.77">
                <text:p>47450.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8453.91">
                <text:p>48453.91</text:p>
              </table:table-cell>
              <table:table-cell office:value-type="float" office:value="41909.16">
                <text:p>41909.16</text:p>
              </table:table-cell>
              <table:table-cell office:value-type="float" office:value="44327.87">
                <text:p>44327.87</text:p>
              </table:table-cell>
              <table:table-cell office:value-type="float" office:value="48064.49">
                <text:p>48064.49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9686.08">
                <text:p>49686.08</text:p>
              </table:table-cell>
              <table:table-cell office:value-type="float" office:value="42705.2">
                <text:p>42705.2</text:p>
              </table:table-cell>
              <table:table-cell office:value-type="float" office:value="45111.78">
                <text:p>45111.78</text:p>
              </table:table-cell>
              <table:table-cell office:value-type="float" office:value="49123.53">
                <text:p>49123.53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0379.65">
                <text:p>50379.65</text:p>
              </table:table-cell>
              <table:table-cell office:value-type="float" office:value="43489.31">
                <text:p>43489.31</text:p>
              </table:table-cell>
              <table:table-cell office:value-type="float" office:value="45987.69">
                <text:p>45987.69</text:p>
              </table:table-cell>
              <table:table-cell office:value-type="float" office:value="49899.63">
                <text:p>49899.63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1289.34">
                <text:p>51289.34</text:p>
              </table:table-cell>
              <table:table-cell office:value-type="float" office:value="44220.57">
                <text:p>44220.57</text:p>
              </table:table-cell>
              <table:table-cell office:value-type="float" office:value="46565.41">
                <text:p>46565.41</text:p>
              </table:table-cell>
              <table:table-cell office:value-type="float" office:value="50449.46">
                <text:p>50449.4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1997.21">
                <text:p>51997.21</text:p>
              </table:table-cell>
              <table:table-cell office:value-type="float" office:value="45119.15">
                <text:p>45119.15</text:p>
              </table:table-cell>
              <table:table-cell office:value-type="float" office:value="47333.49">
                <text:p>47333.49</text:p>
              </table:table-cell>
              <table:table-cell office:value-type="float" office:value="51496.27">
                <text:p>51496.2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3246.87">
                <text:p>53246.87</text:p>
              </table:table-cell>
              <table:table-cell office:value-type="float" office:value="45292.44">
                <text:p>45292.44</text:p>
              </table:table-cell>
              <table:table-cell office:value-type="float" office:value="48147.86">
                <text:p>48147.86</text:p>
              </table:table-cell>
              <table:table-cell office:value-type="float" office:value="52247.34">
                <text:p>52247.3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4062.15">
                <text:p>54062.15</text:p>
              </table:table-cell>
              <table:table-cell office:value-type="float" office:value="46331.02">
                <text:p>46331.02</text:p>
              </table:table-cell>
              <table:table-cell office:value-type="float" office:value="48779.75">
                <text:p>48779.75</text:p>
              </table:table-cell>
              <table:table-cell office:value-type="float" office:value="53110.29">
                <text:p>53110.2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4806.26">
                <text:p>54806.26</text:p>
              </table:table-cell>
              <table:table-cell office:value-type="float" office:value="47145.08">
                <text:p>47145.08</text:p>
              </table:table-cell>
              <table:table-cell office:value-type="float" office:value="49668.43">
                <text:p>49668.43</text:p>
              </table:table-cell>
              <table:table-cell office:value-type="float" office:value="54030.09">
                <text:p>54030.0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6008.55">
                <text:p>56008.55</text:p>
              </table:table-cell>
              <table:table-cell office:value-type="float" office:value="48207.55">
                <text:p>48207.55</text:p>
              </table:table-cell>
              <table:table-cell office:value-type="float" office:value="50317.19">
                <text:p>50317.19</text:p>
              </table:table-cell>
              <table:table-cell office:value-type="float" office:value="54739.89">
                <text:p>54739.89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6579.26">
                <text:p>56579.26</text:p>
              </table:table-cell>
              <table:table-cell office:value-type="float" office:value="48530.65">
                <text:p>48530.65</text:p>
              </table:table-cell>
              <table:table-cell office:value-type="float" office:value="51275.46">
                <text:p>51275.46</text:p>
              </table:table-cell>
              <table:table-cell office:value-type="float" office:value="55593.02">
                <text:p>55593.0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7690.85">
                <text:p>57690.85</text:p>
              </table:table-cell>
              <table:table-cell office:value-type="float" office:value="49101.74">
                <text:p>49101.74</text:p>
              </table:table-cell>
              <table:table-cell office:value-type="float" office:value="51650.11">
                <text:p>51650.11</text:p>
              </table:table-cell>
              <table:table-cell office:value-type="float" office:value="56495.42">
                <text:p>56495.4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8156.24">
                <text:p>58156.24</text:p>
              </table:table-cell>
              <table:table-cell office:value-type="float" office:value="49726.74">
                <text:p>49726.74</text:p>
              </table:table-cell>
              <table:table-cell office:value-type="float" office:value="52751.47">
                <text:p>52751.47</text:p>
              </table:table-cell>
              <table:table-cell office:value-type="float" office:value="57287.71">
                <text:p>57287.7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9377.37">
                <text:p>59377.37</text:p>
              </table:table-cell>
              <table:table-cell office:value-type="float" office:value="50797.12">
                <text:p>50797.12</text:p>
              </table:table-cell>
              <table:table-cell office:value-type="float" office:value="53195.4">
                <text:p>53195.4</text:p>
              </table:table-cell>
              <table:table-cell office:value-type="float" office:value="58180.56">
                <text:p>58180.5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9698.52">
                <text:p>59698.52</text:p>
              </table:table-cell>
              <table:table-cell office:value-type="float" office:value="51671.29">
                <text:p>51671.29</text:p>
              </table:table-cell>
              <table:table-cell office:value-type="float" office:value="54011.65">
                <text:p>54011.65</text:p>
              </table:table-cell>
              <table:table-cell office:value-type="float" office:value="58800.23">
                <text:p>58800.2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0938.12">
                <text:p>60938.12</text:p>
              </table:table-cell>
              <table:table-cell office:value-type="float" office:value="52272.09">
                <text:p>52272.09</text:p>
              </table:table-cell>
              <table:table-cell office:value-type="float" office:value="54896.62">
                <text:p>54896.62</text:p>
              </table:table-cell>
              <table:table-cell office:value-type="float" office:value="59739.21">
                <text:p>59739.2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1268.23">
                <text:p>61268.23</text:p>
              </table:table-cell>
              <table:table-cell office:value-type="float" office:value="52980.6">
                <text:p>52980.6</text:p>
              </table:table-cell>
              <table:table-cell office:value-type="float" office:value="55702.44">
                <text:p>55702.44</text:p>
              </table:table-cell>
              <table:table-cell office:value-type="float" office:value="60425.6">
                <text:p>60425.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2563.59">
                <text:p>62563.59</text:p>
              </table:table-cell>
              <table:table-cell office:value-type="float" office:value="53725.78">
                <text:p>53725.78</text:p>
              </table:table-cell>
              <table:table-cell office:value-type="float" office:value="56327.43">
                <text:p>56327.43</text:p>
              </table:table-cell>
              <table:table-cell office:value-type="float" office:value="61246.55">
                <text:p>61246.5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63392.28">
                <text:p>63392.28</text:p>
              </table:table-cell>
              <table:table-cell office:value-type="float" office:value="54269.1">
                <text:p>54269.1</text:p>
              </table:table-cell>
              <table:table-cell office:value-type="float" office:value="57125.23">
                <text:p>57125.23</text:p>
              </table:table-cell>
              <table:table-cell office:value-type="float" office:value="62141.11">
                <text:p>62141.1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4147.7">
                <text:p>64147.7</text:p>
              </table:table-cell>
              <table:table-cell office:value-type="float" office:value="55036.86">
                <text:p>55036.86</text:p>
              </table:table-cell>
              <table:table-cell office:value-type="float" office:value="57997.71">
                <text:p>57997.71</text:p>
              </table:table-cell>
              <table:table-cell office:value-type="float" office:value="62932.58">
                <text:p>62932.5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5169.2">
                <text:p>65169.2</text:p>
              </table:table-cell>
              <table:table-cell office:value-type="float" office:value="55673.42">
                <text:p>55673.42</text:p>
              </table:table-cell>
              <table:table-cell office:value-type="float" office:value="58749.73">
                <text:p>58749.73</text:p>
              </table:table-cell>
              <table:table-cell office:value-type="float" office:value="63740.41">
                <text:p>63740.4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5920.62">
                <text:p>65920.62</text:p>
              </table:table-cell>
              <table:table-cell office:value-type="float" office:value="56344.5">
                <text:p>56344.5</text:p>
              </table:table-cell>
              <table:table-cell office:value-type="float" office:value="59538.56">
                <text:p>59538.56</text:p>
              </table:table-cell>
              <table:table-cell office:value-type="float" office:value="64648.98">
                <text:p>64648.98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6175.19">
                <text:p>66175.19</text:p>
              </table:table-cell>
              <table:table-cell office:value-type="float" office:value="57037.57">
                <text:p>57037.57</text:p>
              </table:table-cell>
              <table:table-cell office:value-type="float" office:value="60253.7">
                <text:p>60253.7</text:p>
              </table:table-cell>
              <table:table-cell office:value-type="float" office:value="65581.85">
                <text:p>65581.8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7605.1">
                <text:p>67605.1</text:p>
              </table:table-cell>
              <table:table-cell office:value-type="float" office:value="57879">
                <text:p>57879</text:p>
              </table:table-cell>
              <table:table-cell office:value-type="float" office:value="60820.32">
                <text:p>60820.32</text:p>
              </table:table-cell>
              <table:table-cell office:value-type="float" office:value="66286.3">
                <text:p>66286.3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8664.82">
                <text:p>68664.82</text:p>
              </table:table-cell>
              <table:table-cell office:value-type="float" office:value="58598.43">
                <text:p>58598.43</text:p>
              </table:table-cell>
              <table:table-cell office:value-type="float" office:value="61606.89">
                <text:p>61606.89</text:p>
              </table:table-cell>
              <table:table-cell office:value-type="float" office:value="67266.05">
                <text:p>67266.0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9692.89">
                <text:p>69692.89</text:p>
              </table:table-cell>
              <table:table-cell office:value-type="float" office:value="59245.94">
                <text:p>59245.94</text:p>
              </table:table-cell>
              <table:table-cell office:value-type="float" office:value="62355.54">
                <text:p>62355.54</text:p>
              </table:table-cell>
              <table:table-cell office:value-type="float" office:value="67871.71">
                <text:p>67871.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70559.14">
                <text:p>70559.14</text:p>
              </table:table-cell>
              <table:table-cell office:value-type="float" office:value="59994.2">
                <text:p>59994.2</text:p>
              </table:table-cell>
              <table:table-cell office:value-type="float" office:value="63076.1">
                <text:p>63076.1</text:p>
              </table:table-cell>
              <table:table-cell office:value-type="float" office:value="68657.88">
                <text:p>68657.8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71274.63">
                <text:p>71274.63</text:p>
              </table:table-cell>
              <table:table-cell office:value-type="float" office:value="60775.5">
                <text:p>60775.5</text:p>
              </table:table-cell>
              <table:table-cell office:value-type="float" office:value="63772.04">
                <text:p>63772.04</text:p>
              </table:table-cell>
              <table:table-cell office:value-type="float" office:value="69764.81">
                <text:p>69764.8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71810.12">
                <text:p>71810.12</text:p>
              </table:table-cell>
              <table:table-cell office:value-type="float" office:value="61561.62">
                <text:p>61561.62</text:p>
              </table:table-cell>
              <table:table-cell office:value-type="float" office:value="64765.26">
                <text:p>64765.26</text:p>
              </table:table-cell>
              <table:table-cell office:value-type="float" office:value="70522.12">
                <text:p>70522.1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73117.11">
                <text:p>73117.11</text:p>
              </table:table-cell>
              <table:table-cell office:value-type="float" office:value="62107.62">
                <text:p>62107.62</text:p>
              </table:table-cell>
              <table:table-cell office:value-type="float" office:value="65437.58">
                <text:p>65437.58</text:p>
              </table:table-cell>
              <table:table-cell office:value-type="float" office:value="71281.11">
                <text:p>71281.1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73289.16">
                <text:p>73289.16</text:p>
              </table:table-cell>
              <table:table-cell office:value-type="float" office:value="63034.08">
                <text:p>63034.08</text:p>
              </table:table-cell>
              <table:table-cell office:value-type="float" office:value="66214.74">
                <text:p>66214.74</text:p>
              </table:table-cell>
              <table:table-cell office:value-type="float" office:value="71966.57">
                <text:p>71966.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4080.5">
                <text:p>74080.5</text:p>
              </table:table-cell>
              <table:table-cell office:value-type="float" office:value="63524.34">
                <text:p>63524.34</text:p>
              </table:table-cell>
              <table:table-cell office:value-type="float" office:value="66878.04">
                <text:p>66878.04</text:p>
              </table:table-cell>
              <table:table-cell office:value-type="float" office:value="72787.75">
                <text:p>72787.7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75625.9">
                <text:p>75625.9</text:p>
              </table:table-cell>
              <table:table-cell office:value-type="float" office:value="64618.48">
                <text:p>64618.48</text:p>
              </table:table-cell>
              <table:table-cell office:value-type="float" office:value="67781.72">
                <text:p>67781.72</text:p>
              </table:table-cell>
              <table:table-cell office:value-type="float" office:value="73633.65">
                <text:p>73633.6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76344.57">
                <text:p>76344.57</text:p>
              </table:table-cell>
              <table:table-cell office:value-type="float" office:value="64985.92">
                <text:p>64985.92</text:p>
              </table:table-cell>
              <table:table-cell office:value-type="float" office:value="68519.64">
                <text:p>68519.64</text:p>
              </table:table-cell>
              <table:table-cell office:value-type="float" office:value="74349.77">
                <text:p>74349.77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77004.83">
                <text:p>77004.83</text:p>
              </table:table-cell>
              <table:table-cell office:value-type="float" office:value="65817.1">
                <text:p>65817.1</text:p>
              </table:table-cell>
              <table:table-cell office:value-type="float" office:value="69081.96">
                <text:p>69081.96</text:p>
              </table:table-cell>
              <table:table-cell office:value-type="float" office:value="75364.84">
                <text:p>75364.8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8095.4">
                <text:p>78095.4</text:p>
              </table:table-cell>
              <table:table-cell office:value-type="float" office:value="66632.52">
                <text:p>66632.52</text:p>
              </table:table-cell>
              <table:table-cell office:value-type="float" office:value="69894.9">
                <text:p>69894.9</text:p>
              </table:table-cell>
              <table:table-cell office:value-type="float" office:value="76258.42">
                <text:p>76258.4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8807.99">
                <text:p>78807.99</text:p>
              </table:table-cell>
              <table:table-cell office:value-type="float" office:value="67279.31">
                <text:p>67279.31</text:p>
              </table:table-cell>
              <table:table-cell office:value-type="float" office:value="70655.62">
                <text:p>70655.62</text:p>
              </table:table-cell>
              <table:table-cell office:value-type="float" office:value="76931.22">
                <text:p>76931.2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79514.05">
                <text:p>79514.05</text:p>
              </table:table-cell>
              <table:table-cell office:value-type="float" office:value="67846.66">
                <text:p>67846.66</text:p>
              </table:table-cell>
              <table:table-cell office:value-type="float" office:value="71515.34">
                <text:p>71515.34</text:p>
              </table:table-cell>
              <table:table-cell office:value-type="float" office:value="77645.08">
                <text:p>77645.0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80164.56">
                <text:p>80164.56</text:p>
              </table:table-cell>
              <table:table-cell office:value-type="float" office:value="68767.21">
                <text:p>68767.21</text:p>
              </table:table-cell>
              <table:table-cell office:value-type="float" office:value="72378.3">
                <text:p>72378.3</text:p>
              </table:table-cell>
              <table:table-cell office:value-type="float" office:value="78536.27">
                <text:p>78536.2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82038.68">
                <text:p>82038.68</text:p>
              </table:table-cell>
              <table:table-cell office:value-type="float" office:value="69578.46">
                <text:p>69578.46</text:p>
              </table:table-cell>
              <table:table-cell office:value-type="float" office:value="72802.14">
                <text:p>72802.14</text:p>
              </table:table-cell>
              <table:table-cell office:value-type="float" office:value="79123.22">
                <text:p>79123.2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82543.2">
                <text:p>82543.2</text:p>
              </table:table-cell>
              <table:table-cell office:value-type="float" office:value="70135.35">
                <text:p>70135.35</text:p>
              </table:table-cell>
              <table:table-cell office:value-type="float" office:value="73887.75">
                <text:p>73887.75</text:p>
              </table:table-cell>
              <table:table-cell office:value-type="float" office:value="80270.97">
                <text:p>80270.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2900.86">
                <text:p>82900.86</text:p>
              </table:table-cell>
              <table:table-cell office:value-type="float" office:value="70896.01">
                <text:p>70896.01</text:p>
              </table:table-cell>
              <table:table-cell office:value-type="float" office:value="74636.32">
                <text:p>74636.32</text:p>
              </table:table-cell>
              <table:table-cell office:value-type="float" office:value="81124.09">
                <text:p>81124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55cm" svg:height="10.773cm" xlink:href=".." xlink:type="simple" chart:class="chart:line" chart:style-name="ch1">
        <chart:title svg:x="6.679cm" svg:y="0.351cm" chart:style-name="ch2">
          <text:p>Porównania - minimalny element</text:p>
        </chart:title>
        <chart:legend chart:legend-position="end" svg:x="14.192cm" svg:y="4.34cm" style:legend-expansion="high" chart:style-name="ch3"/>
        <chart:plot-area chart:style-name="ch4" table:cell-range-address="'Tabela przestawna_select_min_k3_1'.A3:'Tabela przestawna_select_min_k3_1'.A102 'Tabela przestawna_select_min_k3_1'.C2:'Tabela przestawna_select_min_k3_1'.C102 'Tabela przestawna_select_min_k3_1'.H2:'Tabela przestawna_select_min_k3_1'.H102 'Tabela przestawna_select_min_k3_1'.M2:'Tabela przestawna_select_min_k3_1'.M102 'Tabela przestawna_select_min_k3_1'.R2:'Tabela przestawna_select_min_k3_1'.R102" chart:data-source-has-labels="both" svg:x="0.399cm" svg:y="1.345cm" svg:width="13.394cm" svg:height="9.213cm">
          <chartooo:coordinate-region svg:x="1.761cm" svg:y="1.345cm" svg:width="12.032cm" svg:height="7.96cm"/>
          <chart:axis chart:dimension="x" chart:name="primary-x" chart:style-name="ch5" chartooo:axis-type="auto">
            <chartooo:date-scale/>
            <chart:categories table:cell-range-address="'Tabela przestawna_select_min_k3_1'.A3:'Tabela przestawna_select_min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n_k3_1'.C3:'Tabela przestawna_select_min_k3_1'.C102" chart:label-cell-address="'Tabela przestawna_select_min_k3_1'.C2:'Tabela przestawna_select_min_k3_1'.C2" chart:class="chart:line">
            <chart:data-point chart:repeated="100"/>
          </chart:series>
          <chart:series chart:style-name="ch8" chart:values-cell-range-address="'Tabela przestawna_select_min_k3_1'.H3:'Tabela przestawna_select_min_k3_1'.H102" chart:label-cell-address="'Tabela przestawna_select_min_k3_1'.H2:'Tabela przestawna_select_min_k3_1'.H2" chart:class="chart:line">
            <chart:data-point chart:repeated="100"/>
          </chart:series>
          <chart:series chart:style-name="ch9" chart:values-cell-range-address="'Tabela przestawna_select_min_k3_1'.M3:'Tabela przestawna_select_min_k3_1'.M102" chart:label-cell-address="'Tabela przestawna_select_min_k3_1'.M2:'Tabela przestawna_select_min_k3_1'.M2" chart:class="chart:line">
            <chart:data-point chart:repeated="100"/>
          </chart:series>
          <chart:series chart:style-name="ch10" chart:values-cell-range-address="'Tabela przestawna_select_min_k3_1'.R3:'Tabela przestawna_select_min_k3_1'.R102" chart:label-cell-address="'Tabela przestawna_select_min_k3_1'.R2:'Tabela przestawna_select_min_k3_1'.R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orównania-3-elem</text:p>
                <draw:g>
                  <svg:desc>'Tabela przestawna_select_min_k3_1'.C2:'Tabela przestawna_select_min_k3_1'.C2</svg:desc>
                </draw:g>
              </table:table-cell>
              <table:table-cell office:value-type="string">
                <text:p>Średnia – porównania-5-elem</text:p>
                <draw:g>
                  <svg:desc>'Tabela przestawna_select_min_k3_1'.H2:'Tabela przestawna_select_min_k3_1'.H2</svg:desc>
                </draw:g>
              </table:table-cell>
              <table:table-cell office:value-type="string">
                <text:p>Średnia – porównania-7-elem</text:p>
                <draw:g>
                  <svg:desc>'Tabela przestawna_select_min_k3_1'.M2:'Tabela przestawna_select_min_k3_1'.M2</svg:desc>
                </draw:g>
              </table:table-cell>
              <table:table-cell office:value-type="string">
                <text:p>Średnia – porównania-9-elem</text:p>
                <draw:g>
                  <svg:desc>'Tabela przestawna_select_min_k3_1'.R2:'Tabela przestawna_select_min_k3_1'.R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n_k3_1'.A3:'Tabela przestawna_select_min_k3_1'.A102</svg:desc>
                </draw:g>
              </table:table-cell>
              <table:table-cell office:value-type="float" office:value="688.535353535354">
                <text:p>688.535353535354</text:p>
                <draw:g>
                  <svg:desc>'Tabela przestawna_select_min_k3_1'.C3:'Tabela przestawna_select_min_k3_1'.C102</svg:desc>
                </draw:g>
              </table:table-cell>
              <table:table-cell office:value-type="float" office:value="596.616161616162">
                <text:p>596.616161616162</text:p>
                <draw:g>
                  <svg:desc>'Tabela przestawna_select_min_k3_1'.H3:'Tabela przestawna_select_min_k3_1'.H102</svg:desc>
                </draw:g>
              </table:table-cell>
              <table:table-cell office:value-type="float" office:value="625.737373737374">
                <text:p>625.737373737374</text:p>
                <draw:g>
                  <svg:desc>'Tabela przestawna_select_min_k3_1'.M3:'Tabela przestawna_select_min_k3_1'.M102</svg:desc>
                </draw:g>
              </table:table-cell>
              <table:table-cell office:value-type="float" office:value="673.737373737374">
                <text:p>673.737373737374</text:p>
                <draw:g>
                  <svg:desc>'Tabela przestawna_select_min_k3_1'.R3:'Tabela przestawna_select_min_k3_1'.R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97.58">
                <text:p>1497.58</text:p>
              </table:table-cell>
              <table:table-cell office:value-type="float" office:value="1285.64">
                <text:p>1285.64</text:p>
              </table:table-cell>
              <table:table-cell office:value-type="float" office:value="1315.14">
                <text:p>1315.14</text:p>
              </table:table-cell>
              <table:table-cell office:value-type="float" office:value="1423.33">
                <text:p>1423.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73.63">
                <text:p>2373.63</text:p>
              </table:table-cell>
              <table:table-cell office:value-type="float" office:value="1995.35">
                <text:p>1995.35</text:p>
              </table:table-cell>
              <table:table-cell office:value-type="float" office:value="2050.55">
                <text:p>2050.55</text:p>
              </table:table-cell>
              <table:table-cell office:value-type="float" office:value="2212.21">
                <text:p>2212.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14.15">
                <text:p>3214.15</text:p>
              </table:table-cell>
              <table:table-cell office:value-type="float" office:value="2688.99">
                <text:p>2688.99</text:p>
              </table:table-cell>
              <table:table-cell office:value-type="float" office:value="2770.21">
                <text:p>2770.21</text:p>
              </table:table-cell>
              <table:table-cell office:value-type="float" office:value="2988.64">
                <text:p>2988.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134.01">
                <text:p>4134.01</text:p>
              </table:table-cell>
              <table:table-cell office:value-type="float" office:value="3454.89">
                <text:p>3454.89</text:p>
              </table:table-cell>
              <table:table-cell office:value-type="float" office:value="3537.94">
                <text:p>3537.94</text:p>
              </table:table-cell>
              <table:table-cell office:value-type="float" office:value="3791.26">
                <text:p>3791.2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043.67">
                <text:p>5043.67</text:p>
              </table:table-cell>
              <table:table-cell office:value-type="float" office:value="4171.29">
                <text:p>4171.29</text:p>
              </table:table-cell>
              <table:table-cell office:value-type="float" office:value="4252.53">
                <text:p>4252.53</text:p>
              </table:table-cell>
              <table:table-cell office:value-type="float" office:value="4587.89">
                <text:p>4587.8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984.74">
                <text:p>5984.74</text:p>
              </table:table-cell>
              <table:table-cell office:value-type="float" office:value="4886.36">
                <text:p>4886.36</text:p>
              </table:table-cell>
              <table:table-cell office:value-type="float" office:value="5081.25">
                <text:p>5081.25</text:p>
              </table:table-cell>
              <table:table-cell office:value-type="float" office:value="5411.19">
                <text:p>5411.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829.12">
                <text:p>6829.12</text:p>
              </table:table-cell>
              <table:table-cell office:value-type="float" office:value="5632.15">
                <text:p>5632.15</text:p>
              </table:table-cell>
              <table:table-cell office:value-type="float" office:value="5798.66">
                <text:p>5798.66</text:p>
              </table:table-cell>
              <table:table-cell office:value-type="float" office:value="6213.27">
                <text:p>6213.2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735.22">
                <text:p>7735.22</text:p>
              </table:table-cell>
              <table:table-cell office:value-type="float" office:value="6304.46">
                <text:p>6304.46</text:p>
              </table:table-cell>
              <table:table-cell office:value-type="float" office:value="6588.36">
                <text:p>6588.36</text:p>
              </table:table-cell>
              <table:table-cell office:value-type="float" office:value="7036.28">
                <text:p>7036.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634.85">
                <text:p>8634.85</text:p>
              </table:table-cell>
              <table:table-cell office:value-type="float" office:value="7135.8">
                <text:p>7135.8</text:p>
              </table:table-cell>
              <table:table-cell office:value-type="float" office:value="7362.75">
                <text:p>7362.75</text:p>
              </table:table-cell>
              <table:table-cell office:value-type="float" office:value="7782.02">
                <text:p>7782.0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499.12">
                <text:p>9499.12</text:p>
              </table:table-cell>
              <table:table-cell office:value-type="float" office:value="7889">
                <text:p>7889</text:p>
              </table:table-cell>
              <table:table-cell office:value-type="float" office:value="8057.24">
                <text:p>8057.24</text:p>
              </table:table-cell>
              <table:table-cell office:value-type="float" office:value="8641.47">
                <text:p>8641.4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562.9900990099">
                <text:p>10562.9900990099</text:p>
              </table:table-cell>
              <table:table-cell office:value-type="float" office:value="8687.27722772277">
                <text:p>8687.27722772277</text:p>
              </table:table-cell>
              <table:table-cell office:value-type="float" office:value="8754.23762376238">
                <text:p>8754.23762376238</text:p>
              </table:table-cell>
              <table:table-cell office:value-type="float" office:value="9405.31683168317">
                <text:p>9405.3168316831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646.56">
                <text:p>11646.56</text:p>
              </table:table-cell>
              <table:table-cell office:value-type="float" office:value="9357.37">
                <text:p>9357.37</text:p>
              </table:table-cell>
              <table:table-cell office:value-type="float" office:value="9485.73">
                <text:p>9485.73</text:p>
              </table:table-cell>
              <table:table-cell office:value-type="float" office:value="10277.28">
                <text:p>10277.2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259.85">
                <text:p>12259.85</text:p>
              </table:table-cell>
              <table:table-cell office:value-type="float" office:value="10049.96">
                <text:p>10049.96</text:p>
              </table:table-cell>
              <table:table-cell office:value-type="float" office:value="10241.9">
                <text:p>10241.9</text:p>
              </table:table-cell>
              <table:table-cell office:value-type="float" office:value="11193.48">
                <text:p>11193.4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364.44">
                <text:p>13364.44</text:p>
              </table:table-cell>
              <table:table-cell office:value-type="float" office:value="10778.99">
                <text:p>10778.99</text:p>
              </table:table-cell>
              <table:table-cell office:value-type="float" office:value="11132.2">
                <text:p>11132.2</text:p>
              </table:table-cell>
              <table:table-cell office:value-type="float" office:value="11861.16">
                <text:p>11861.1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121.9">
                <text:p>14121.9</text:p>
              </table:table-cell>
              <table:table-cell office:value-type="float" office:value="12235.87">
                <text:p>12235.87</text:p>
              </table:table-cell>
              <table:table-cell office:value-type="float" office:value="11674.44">
                <text:p>11674.44</text:p>
              </table:table-cell>
              <table:table-cell office:value-type="float" office:value="12725.24">
                <text:p>12725.2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5268.06">
                <text:p>15268.06</text:p>
              </table:table-cell>
              <table:table-cell office:value-type="float" office:value="12235.87">
                <text:p>12235.87</text:p>
              </table:table-cell>
              <table:table-cell office:value-type="float" office:value="12680.36">
                <text:p>12680.36</text:p>
              </table:table-cell>
              <table:table-cell office:value-type="float" office:value="13565.2">
                <text:p>13565.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5906.41">
                <text:p>15906.41</text:p>
              </table:table-cell>
              <table:table-cell office:value-type="float" office:value="13052.66">
                <text:p>13052.66</text:p>
              </table:table-cell>
              <table:table-cell office:value-type="float" office:value="13359.36">
                <text:p>13359.36</text:p>
              </table:table-cell>
              <table:table-cell office:value-type="float" office:value="14295.27">
                <text:p>14295.2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7096.11">
                <text:p>17096.11</text:p>
              </table:table-cell>
              <table:table-cell office:value-type="float" office:value="13931.41">
                <text:p>13931.41</text:p>
              </table:table-cell>
              <table:table-cell office:value-type="float" office:value="14070.21">
                <text:p>14070.21</text:p>
              </table:table-cell>
              <table:table-cell office:value-type="float" office:value="15100.49">
                <text:p>15100.4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174.5">
                <text:p>18174.5</text:p>
              </table:table-cell>
              <table:table-cell office:value-type="float" office:value="14527.18">
                <text:p>14527.18</text:p>
              </table:table-cell>
              <table:table-cell office:value-type="float" office:value="15028.58">
                <text:p>15028.58</text:p>
              </table:table-cell>
              <table:table-cell office:value-type="float" office:value="15953.61">
                <text:p>15953.6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9160.68">
                <text:p>19160.68</text:p>
              </table:table-cell>
              <table:table-cell office:value-type="float" office:value="15428.55">
                <text:p>15428.55</text:p>
              </table:table-cell>
              <table:table-cell office:value-type="float" office:value="15669.5">
                <text:p>15669.5</text:p>
              </table:table-cell>
              <table:table-cell office:value-type="float" office:value="16934.75">
                <text:p>16934.7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118.9">
                <text:p>20118.9</text:p>
              </table:table-cell>
              <table:table-cell office:value-type="float" office:value="16088.34">
                <text:p>16088.34</text:p>
              </table:table-cell>
              <table:table-cell office:value-type="float" office:value="16452.34">
                <text:p>16452.34</text:p>
              </table:table-cell>
              <table:table-cell office:value-type="float" office:value="17657.85">
                <text:p>17657.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0894.14">
                <text:p>20894.14</text:p>
              </table:table-cell>
              <table:table-cell office:value-type="float" office:value="16820.02">
                <text:p>16820.02</text:p>
              </table:table-cell>
              <table:table-cell office:value-type="float" office:value="17123.74">
                <text:p>17123.74</text:p>
              </table:table-cell>
              <table:table-cell office:value-type="float" office:value="18420.24">
                <text:p>18420.2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2040.5">
                <text:p>22040.5</text:p>
              </table:table-cell>
              <table:table-cell office:value-type="float" office:value="17530.34">
                <text:p>17530.34</text:p>
              </table:table-cell>
              <table:table-cell office:value-type="float" office:value="17946.02">
                <text:p>17946.02</text:p>
              </table:table-cell>
              <table:table-cell office:value-type="float" office:value="19167.34">
                <text:p>19167.3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2781.2">
                <text:p>22781.2</text:p>
              </table:table-cell>
              <table:table-cell office:value-type="float" office:value="18180.28">
                <text:p>18180.28</text:p>
              </table:table-cell>
              <table:table-cell office:value-type="float" office:value="18941.8">
                <text:p>18941.8</text:p>
              </table:table-cell>
              <table:table-cell office:value-type="float" office:value="20086.23">
                <text:p>20086.2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3785.96">
                <text:p>23785.96</text:p>
              </table:table-cell>
              <table:table-cell office:value-type="float" office:value="19063.63">
                <text:p>19063.63</text:p>
              </table:table-cell>
              <table:table-cell office:value-type="float" office:value="19556.03">
                <text:p>19556.03</text:p>
              </table:table-cell>
              <table:table-cell office:value-type="float" office:value="20983.5">
                <text:p>20983.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4494.41">
                <text:p>24494.41</text:p>
              </table:table-cell>
              <table:table-cell office:value-type="float" office:value="19872.8">
                <text:p>19872.8</text:p>
              </table:table-cell>
              <table:table-cell office:value-type="float" office:value="20502.13">
                <text:p>20502.13</text:p>
              </table:table-cell>
              <table:table-cell office:value-type="float" office:value="21577.48">
                <text:p>21577.4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5832.7">
                <text:p>25832.7</text:p>
              </table:table-cell>
              <table:table-cell office:value-type="float" office:value="20588.18">
                <text:p>20588.18</text:p>
              </table:table-cell>
              <table:table-cell office:value-type="float" office:value="20997.57">
                <text:p>20997.57</text:p>
              </table:table-cell>
              <table:table-cell office:value-type="float" office:value="22578.09">
                <text:p>22578.0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6632.66">
                <text:p>26632.66</text:p>
              </table:table-cell>
              <table:table-cell office:value-type="float" office:value="21409.58">
                <text:p>21409.58</text:p>
              </table:table-cell>
              <table:table-cell office:value-type="float" office:value="21811.23">
                <text:p>21811.23</text:p>
              </table:table-cell>
              <table:table-cell office:value-type="float" office:value="23429.39">
                <text:p>23429.3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7920.31">
                <text:p>27920.31</text:p>
              </table:table-cell>
              <table:table-cell office:value-type="float" office:value="22120.29">
                <text:p>22120.29</text:p>
              </table:table-cell>
              <table:table-cell office:value-type="float" office:value="22683.48">
                <text:p>22683.48</text:p>
              </table:table-cell>
              <table:table-cell office:value-type="float" office:value="24072.98">
                <text:p>24072.9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8811.61">
                <text:p>28811.61</text:p>
              </table:table-cell>
              <table:table-cell office:value-type="float" office:value="22760.59">
                <text:p>22760.59</text:p>
              </table:table-cell>
              <table:table-cell office:value-type="float" office:value="23275.61">
                <text:p>23275.61</text:p>
              </table:table-cell>
              <table:table-cell office:value-type="float" office:value="25040.8">
                <text:p>25040.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9605.13">
                <text:p>29605.13</text:p>
              </table:table-cell>
              <table:table-cell office:value-type="float" office:value="23728.92">
                <text:p>23728.92</text:p>
              </table:table-cell>
              <table:table-cell office:value-type="float" office:value="24188.48">
                <text:p>24188.48</text:p>
              </table:table-cell>
              <table:table-cell office:value-type="float" office:value="25710.89">
                <text:p>25710.8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0556.91">
                <text:p>30556.91</text:p>
              </table:table-cell>
              <table:table-cell office:value-type="float" office:value="24511.24">
                <text:p>24511.24</text:p>
              </table:table-cell>
              <table:table-cell office:value-type="float" office:value="24924.48">
                <text:p>24924.48</text:p>
              </table:table-cell>
              <table:table-cell office:value-type="float" office:value="26679.72">
                <text:p>26679.7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1188.43">
                <text:p>31188.43</text:p>
              </table:table-cell>
              <table:table-cell office:value-type="float" office:value="25196.91">
                <text:p>25196.91</text:p>
              </table:table-cell>
              <table:table-cell office:value-type="float" office:value="25627.34">
                <text:p>25627.34</text:p>
              </table:table-cell>
              <table:table-cell office:value-type="float" office:value="27521.2">
                <text:p>27521.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2424.56">
                <text:p>32424.56</text:p>
              </table:table-cell>
              <table:table-cell office:value-type="float" office:value="25698.24">
                <text:p>25698.24</text:p>
              </table:table-cell>
              <table:table-cell office:value-type="float" office:value="26577.44">
                <text:p>26577.44</text:p>
              </table:table-cell>
              <table:table-cell office:value-type="float" office:value="28205.6">
                <text:p>28205.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4023.71">
                <text:p>34023.71</text:p>
              </table:table-cell>
              <table:table-cell office:value-type="float" office:value="26527.97">
                <text:p>26527.97</text:p>
              </table:table-cell>
              <table:table-cell office:value-type="float" office:value="27264.75">
                <text:p>27264.75</text:p>
              </table:table-cell>
              <table:table-cell office:value-type="float" office:value="29189.68">
                <text:p>29189.6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4162.83">
                <text:p>34162.83</text:p>
              </table:table-cell>
              <table:table-cell office:value-type="float" office:value="27474.63">
                <text:p>27474.63</text:p>
              </table:table-cell>
              <table:table-cell office:value-type="float" office:value="28150.73">
                <text:p>28150.73</text:p>
              </table:table-cell>
              <table:table-cell office:value-type="float" office:value="29891.39">
                <text:p>29891.3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5244.97">
                <text:p>35244.97</text:p>
              </table:table-cell>
              <table:table-cell office:value-type="float" office:value="28225.22">
                <text:p>28225.22</text:p>
              </table:table-cell>
              <table:table-cell office:value-type="float" office:value="28681.56">
                <text:p>28681.56</text:p>
              </table:table-cell>
              <table:table-cell office:value-type="float" office:value="30870.57">
                <text:p>30870.5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6647.43">
                <text:p>36647.43</text:p>
              </table:table-cell>
              <table:table-cell office:value-type="float" office:value="28817.15">
                <text:p>28817.15</text:p>
              </table:table-cell>
              <table:table-cell office:value-type="float" office:value="29317.89">
                <text:p>29317.89</text:p>
              </table:table-cell>
              <table:table-cell office:value-type="float" office:value="31781.87">
                <text:p>31781.8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7613.57">
                <text:p>37613.57</text:p>
              </table:table-cell>
              <table:table-cell office:value-type="float" office:value="29704.1">
                <text:p>29704.1</text:p>
              </table:table-cell>
              <table:table-cell office:value-type="float" office:value="30492.19">
                <text:p>30492.19</text:p>
              </table:table-cell>
              <table:table-cell office:value-type="float" office:value="32500.78">
                <text:p>32500.7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8223.14">
                <text:p>38223.14</text:p>
              </table:table-cell>
              <table:table-cell office:value-type="float" office:value="30124.99">
                <text:p>30124.99</text:p>
              </table:table-cell>
              <table:table-cell office:value-type="float" office:value="31073.3">
                <text:p>31073.3</text:p>
              </table:table-cell>
              <table:table-cell office:value-type="float" office:value="33381.51">
                <text:p>33381.5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9502.99">
                <text:p>39502.99</text:p>
              </table:table-cell>
              <table:table-cell office:value-type="float" office:value="31401.96">
                <text:p>31401.96</text:p>
              </table:table-cell>
              <table:table-cell office:value-type="float" office:value="31830.85">
                <text:p>31830.85</text:p>
              </table:table-cell>
              <table:table-cell office:value-type="float" office:value="34288.15">
                <text:p>34288.1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0274.76">
                <text:p>40274.76</text:p>
              </table:table-cell>
              <table:table-cell office:value-type="float" office:value="32067.88">
                <text:p>32067.88</text:p>
              </table:table-cell>
              <table:table-cell office:value-type="float" office:value="32792.63">
                <text:p>32792.63</text:p>
              </table:table-cell>
              <table:table-cell office:value-type="float" office:value="34997.82">
                <text:p>34997.8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1497.77">
                <text:p>41497.77</text:p>
              </table:table-cell>
              <table:table-cell office:value-type="float" office:value="32756.1">
                <text:p>32756.1</text:p>
              </table:table-cell>
              <table:table-cell office:value-type="float" office:value="33298.23">
                <text:p>33298.23</text:p>
              </table:table-cell>
              <table:table-cell office:value-type="float" office:value="35887.85">
                <text:p>35887.8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2283.21">
                <text:p>42283.21</text:p>
              </table:table-cell>
              <table:table-cell office:value-type="float" office:value="33564.47">
                <text:p>33564.47</text:p>
              </table:table-cell>
              <table:table-cell office:value-type="float" office:value="34251.19">
                <text:p>34251.19</text:p>
              </table:table-cell>
              <table:table-cell office:value-type="float" office:value="36981.03">
                <text:p>36981.0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3395.49">
                <text:p>43395.49</text:p>
              </table:table-cell>
              <table:table-cell office:value-type="float" office:value="33955.17">
                <text:p>33955.17</text:p>
              </table:table-cell>
              <table:table-cell office:value-type="float" office:value="34878.47">
                <text:p>34878.47</text:p>
              </table:table-cell>
              <table:table-cell office:value-type="float" office:value="37349.76">
                <text:p>37349.7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4806.48">
                <text:p>44806.48</text:p>
              </table:table-cell>
              <table:table-cell office:value-type="float" office:value="35392.66">
                <text:p>35392.66</text:p>
              </table:table-cell>
              <table:table-cell office:value-type="float" office:value="35707.19">
                <text:p>35707.19</text:p>
              </table:table-cell>
              <table:table-cell office:value-type="float" office:value="38376.39">
                <text:p>38376.3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5284.25">
                <text:p>45284.25</text:p>
              </table:table-cell>
              <table:table-cell office:value-type="float" office:value="35467.43">
                <text:p>35467.43</text:p>
              </table:table-cell>
              <table:table-cell office:value-type="float" office:value="36477.32">
                <text:p>36477.32</text:p>
              </table:table-cell>
              <table:table-cell office:value-type="float" office:value="39013.98">
                <text:p>39013.9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6339.92">
                <text:p>46339.92</text:p>
              </table:table-cell>
              <table:table-cell office:value-type="float" office:value="36678.51">
                <text:p>36678.51</text:p>
              </table:table-cell>
              <table:table-cell office:value-type="float" office:value="37391.24">
                <text:p>37391.24</text:p>
              </table:table-cell>
              <table:table-cell office:value-type="float" office:value="39726.12">
                <text:p>39726.1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7243.61">
                <text:p>47243.61</text:p>
              </table:table-cell>
              <table:table-cell office:value-type="float" office:value="37361.17">
                <text:p>37361.17</text:p>
              </table:table-cell>
              <table:table-cell office:value-type="float" office:value="38080.41">
                <text:p>38080.41</text:p>
              </table:table-cell>
              <table:table-cell office:value-type="float" office:value="40489.18">
                <text:p>40489.1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8803.95">
                <text:p>48803.95</text:p>
              </table:table-cell>
              <table:table-cell office:value-type="float" office:value="38212.57">
                <text:p>38212.57</text:p>
              </table:table-cell>
              <table:table-cell office:value-type="float" office:value="38413.37">
                <text:p>38413.37</text:p>
              </table:table-cell>
              <table:table-cell office:value-type="float" office:value="41550.18">
                <text:p>41550.1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9528.48">
                <text:p>49528.48</text:p>
              </table:table-cell>
              <table:table-cell office:value-type="float" office:value="38902.08">
                <text:p>38902.08</text:p>
              </table:table-cell>
              <table:table-cell office:value-type="float" office:value="39286.73">
                <text:p>39286.73</text:p>
              </table:table-cell>
              <table:table-cell office:value-type="float" office:value="42152.05">
                <text:p>42152.0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0320.93">
                <text:p>50320.93</text:p>
              </table:table-cell>
              <table:table-cell office:value-type="float" office:value="39543.29">
                <text:p>39543.29</text:p>
              </table:table-cell>
              <table:table-cell office:value-type="float" office:value="40241.82">
                <text:p>40241.82</text:p>
              </table:table-cell>
              <table:table-cell office:value-type="float" office:value="43319.45">
                <text:p>43319.4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1377.12">
                <text:p>51377.12</text:p>
              </table:table-cell>
              <table:table-cell office:value-type="float" office:value="40500.13">
                <text:p>40500.13</text:p>
              </table:table-cell>
              <table:table-cell office:value-type="float" office:value="41025.75">
                <text:p>41025.75</text:p>
              </table:table-cell>
              <table:table-cell office:value-type="float" office:value="43993.59">
                <text:p>43993.5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2248.66">
                <text:p>52248.66</text:p>
              </table:table-cell>
              <table:table-cell office:value-type="float" office:value="41456.54">
                <text:p>41456.54</text:p>
              </table:table-cell>
              <table:table-cell office:value-type="float" office:value="41765.06">
                <text:p>41765.06</text:p>
              </table:table-cell>
              <table:table-cell office:value-type="float" office:value="44997.47">
                <text:p>44997.4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3739.48">
                <text:p>53739.48</text:p>
              </table:table-cell>
              <table:table-cell office:value-type="float" office:value="41721.55">
                <text:p>41721.55</text:p>
              </table:table-cell>
              <table:table-cell office:value-type="float" office:value="42564.14">
                <text:p>42564.14</text:p>
              </table:table-cell>
              <table:table-cell office:value-type="float" office:value="45842.59">
                <text:p>45842.5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4499.04">
                <text:p>54499.04</text:p>
              </table:table-cell>
              <table:table-cell office:value-type="float" office:value="42646.13">
                <text:p>42646.13</text:p>
              </table:table-cell>
              <table:table-cell office:value-type="float" office:value="43759.72">
                <text:p>43759.72</text:p>
              </table:table-cell>
              <table:table-cell office:value-type="float" office:value="46250.77">
                <text:p>46250.77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5645.03">
                <text:p>55645.03</text:p>
              </table:table-cell>
              <table:table-cell office:value-type="float" office:value="43620.01">
                <text:p>43620.01</text:p>
              </table:table-cell>
              <table:table-cell office:value-type="float" office:value="43818.89">
                <text:p>43818.89</text:p>
              </table:table-cell>
              <table:table-cell office:value-type="float" office:value="47144.76">
                <text:p>47144.7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6618.17">
                <text:p>56618.17</text:p>
              </table:table-cell>
              <table:table-cell office:value-type="float" office:value="44243.66">
                <text:p>44243.66</text:p>
              </table:table-cell>
              <table:table-cell office:value-type="float" office:value="45173.98">
                <text:p>45173.98</text:p>
              </table:table-cell>
              <table:table-cell office:value-type="float" office:value="48381.83">
                <text:p>48381.8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6729.35">
                <text:p>56729.35</text:p>
              </table:table-cell>
              <table:table-cell office:value-type="float" office:value="44900.64">
                <text:p>44900.64</text:p>
              </table:table-cell>
              <table:table-cell office:value-type="float" office:value="45810.14">
                <text:p>45810.14</text:p>
              </table:table-cell>
              <table:table-cell office:value-type="float" office:value="48716.67">
                <text:p>48716.6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8264.14">
                <text:p>58264.14</text:p>
              </table:table-cell>
              <table:table-cell office:value-type="float" office:value="45359.75">
                <text:p>45359.75</text:p>
              </table:table-cell>
              <table:table-cell office:value-type="float" office:value="46411.1">
                <text:p>46411.1</text:p>
              </table:table-cell>
              <table:table-cell office:value-type="float" office:value="49769.55">
                <text:p>49769.5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9090.73">
                <text:p>59090.73</text:p>
              </table:table-cell>
              <table:table-cell office:value-type="float" office:value="46370.68">
                <text:p>46370.68</text:p>
              </table:table-cell>
              <table:table-cell office:value-type="float" office:value="47573.74">
                <text:p>47573.74</text:p>
              </table:table-cell>
              <table:table-cell office:value-type="float" office:value="50436.05">
                <text:p>50436.0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0400.01">
                <text:p>60400.01</text:p>
              </table:table-cell>
              <table:table-cell office:value-type="float" office:value="47050.11">
                <text:p>47050.11</text:p>
              </table:table-cell>
              <table:table-cell office:value-type="float" office:value="48098.31">
                <text:p>48098.31</text:p>
              </table:table-cell>
              <table:table-cell office:value-type="float" office:value="51361.93">
                <text:p>51361.93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0664.75">
                <text:p>60664.75</text:p>
              </table:table-cell>
              <table:table-cell office:value-type="float" office:value="47985.53">
                <text:p>47985.53</text:p>
              </table:table-cell>
              <table:table-cell office:value-type="float" office:value="48959.39">
                <text:p>48959.39</text:p>
              </table:table-cell>
              <table:table-cell office:value-type="float" office:value="52623.16">
                <text:p>52623.1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2404.88">
                <text:p>62404.88</text:p>
              </table:table-cell>
              <table:table-cell office:value-type="float" office:value="48240.19">
                <text:p>48240.19</text:p>
              </table:table-cell>
              <table:table-cell office:value-type="float" office:value="49304.33">
                <text:p>49304.33</text:p>
              </table:table-cell>
              <table:table-cell office:value-type="float" office:value="53080.48">
                <text:p>53080.4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2871.33">
                <text:p>62871.33</text:p>
              </table:table-cell>
              <table:table-cell office:value-type="float" office:value="49324.94">
                <text:p>49324.94</text:p>
              </table:table-cell>
              <table:table-cell office:value-type="float" office:value="50366.1">
                <text:p>50366.1</text:p>
              </table:table-cell>
              <table:table-cell office:value-type="float" office:value="53798.54">
                <text:p>53798.5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3966.28">
                <text:p>63966.28</text:p>
              </table:table-cell>
              <table:table-cell office:value-type="float" office:value="50342.91">
                <text:p>50342.91</text:p>
              </table:table-cell>
              <table:table-cell office:value-type="float" office:value="51405.48">
                <text:p>51405.48</text:p>
              </table:table-cell>
              <table:table-cell office:value-type="float" office:value="54781.38">
                <text:p>54781.3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5609.46">
                <text:p>65609.46</text:p>
              </table:table-cell>
              <table:table-cell office:value-type="float" office:value="51140.77">
                <text:p>51140.77</text:p>
              </table:table-cell>
              <table:table-cell office:value-type="float" office:value="51787.41">
                <text:p>51787.41</text:p>
              </table:table-cell>
              <table:table-cell office:value-type="float" office:value="55938.52">
                <text:p>55938.5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6291.42">
                <text:p>66291.42</text:p>
              </table:table-cell>
              <table:table-cell office:value-type="float" office:value="51805.22">
                <text:p>51805.22</text:p>
              </table:table-cell>
              <table:table-cell office:value-type="float" office:value="53030.6">
                <text:p>53030.6</text:p>
              </table:table-cell>
              <table:table-cell office:value-type="float" office:value="56703.71">
                <text:p>56703.7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7361.18">
                <text:p>67361.18</text:p>
              </table:table-cell>
              <table:table-cell office:value-type="float" office:value="52712.31">
                <text:p>52712.31</text:p>
              </table:table-cell>
              <table:table-cell office:value-type="float" office:value="53426.3">
                <text:p>53426.3</text:p>
              </table:table-cell>
              <table:table-cell office:value-type="float" office:value="57487.2">
                <text:p>57487.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68308.04">
                <text:p>68308.04</text:p>
              </table:table-cell>
              <table:table-cell office:value-type="float" office:value="53460.77">
                <text:p>53460.77</text:p>
              </table:table-cell>
              <table:table-cell office:value-type="float" office:value="54465.76">
                <text:p>54465.76</text:p>
              </table:table-cell>
              <table:table-cell office:value-type="float" office:value="58234.58">
                <text:p>58234.5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9730">
                <text:p>69730</text:p>
              </table:table-cell>
              <table:table-cell office:value-type="float" office:value="54126.71">
                <text:p>54126.71</text:p>
              </table:table-cell>
              <table:table-cell office:value-type="float" office:value="54747.28">
                <text:p>54747.28</text:p>
              </table:table-cell>
              <table:table-cell office:value-type="float" office:value="59227.83">
                <text:p>59227.83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0307.13">
                <text:p>70307.13</text:p>
              </table:table-cell>
              <table:table-cell office:value-type="float" office:value="54585.53">
                <text:p>54585.53</text:p>
              </table:table-cell>
              <table:table-cell office:value-type="float" office:value="55858.94">
                <text:p>55858.94</text:p>
              </table:table-cell>
              <table:table-cell office:value-type="float" office:value="59827.63">
                <text:p>59827.6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1646.1">
                <text:p>71646.1</text:p>
              </table:table-cell>
              <table:table-cell office:value-type="float" office:value="55332.15">
                <text:p>55332.15</text:p>
              </table:table-cell>
              <table:table-cell office:value-type="float" office:value="56759.42">
                <text:p>56759.42</text:p>
              </table:table-cell>
              <table:table-cell office:value-type="float" office:value="60533.17">
                <text:p>60533.1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2271.03">
                <text:p>72271.03</text:p>
              </table:table-cell>
              <table:table-cell office:value-type="float" office:value="56374.04">
                <text:p>56374.04</text:p>
              </table:table-cell>
              <table:table-cell office:value-type="float" office:value="57346.57">
                <text:p>57346.57</text:p>
              </table:table-cell>
              <table:table-cell office:value-type="float" office:value="61742.93">
                <text:p>61742.9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3394.01">
                <text:p>73394.01</text:p>
              </table:table-cell>
              <table:table-cell office:value-type="float" office:value="57417.74">
                <text:p>57417.74</text:p>
              </table:table-cell>
              <table:table-cell office:value-type="float" office:value="58132.26">
                <text:p>58132.26</text:p>
              </table:table-cell>
              <table:table-cell office:value-type="float" office:value="62083.6">
                <text:p>62083.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5004.9">
                <text:p>75004.9</text:p>
              </table:table-cell>
              <table:table-cell office:value-type="float" office:value="57989.04">
                <text:p>57989.04</text:p>
              </table:table-cell>
              <table:table-cell office:value-type="float" office:value="58831.91">
                <text:p>58831.91</text:p>
              </table:table-cell>
              <table:table-cell office:value-type="float" office:value="63179.26">
                <text:p>63179.2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5656.93">
                <text:p>75656.93</text:p>
              </table:table-cell>
              <table:table-cell office:value-type="float" office:value="58996.43">
                <text:p>58996.43</text:p>
              </table:table-cell>
              <table:table-cell office:value-type="float" office:value="59937.76">
                <text:p>59937.76</text:p>
              </table:table-cell>
              <table:table-cell office:value-type="float" office:value="64359.95">
                <text:p>64359.95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6294.61">
                <text:p>76294.61</text:p>
              </table:table-cell>
              <table:table-cell office:value-type="float" office:value="59409.76">
                <text:p>59409.76</text:p>
              </table:table-cell>
              <table:table-cell office:value-type="float" office:value="60981.01">
                <text:p>60981.01</text:p>
              </table:table-cell>
              <table:table-cell office:value-type="float" office:value="64500.98">
                <text:p>64500.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7171.57">
                <text:p>77171.57</text:p>
              </table:table-cell>
              <table:table-cell office:value-type="float" office:value="59906.98">
                <text:p>59906.98</text:p>
              </table:table-cell>
              <table:table-cell office:value-type="float" office:value="61176.44">
                <text:p>61176.44</text:p>
              </table:table-cell>
              <table:table-cell office:value-type="float" office:value="65141.83">
                <text:p>65141.83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77196.75">
                <text:p>77196.75</text:p>
              </table:table-cell>
              <table:table-cell office:value-type="float" office:value="60902.98">
                <text:p>60902.98</text:p>
              </table:table-cell>
              <table:table-cell office:value-type="float" office:value="62036.71">
                <text:p>62036.71</text:p>
              </table:table-cell>
              <table:table-cell office:value-type="float" office:value="66542.59">
                <text:p>66542.59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79374.93">
                <text:p>79374.93</text:p>
              </table:table-cell>
              <table:table-cell office:value-type="float" office:value="61722.41">
                <text:p>61722.41</text:p>
              </table:table-cell>
              <table:table-cell office:value-type="float" office:value="63095.93">
                <text:p>63095.93</text:p>
              </table:table-cell>
              <table:table-cell office:value-type="float" office:value="67558.09">
                <text:p>67558.0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0794.47">
                <text:p>80794.47</text:p>
              </table:table-cell>
              <table:table-cell office:value-type="float" office:value="62427.85">
                <text:p>62427.85</text:p>
              </table:table-cell>
              <table:table-cell office:value-type="float" office:value="64156.67">
                <text:p>64156.67</text:p>
              </table:table-cell>
              <table:table-cell office:value-type="float" office:value="68618.73">
                <text:p>68618.73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2362.14">
                <text:p>82362.14</text:p>
              </table:table-cell>
              <table:table-cell office:value-type="float" office:value="63500.77">
                <text:p>63500.77</text:p>
              </table:table-cell>
              <table:table-cell office:value-type="float" office:value="63948.91">
                <text:p>63948.91</text:p>
              </table:table-cell>
              <table:table-cell office:value-type="float" office:value="69343.97">
                <text:p>69343.9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82627.78">
                <text:p>82627.78</text:p>
              </table:table-cell>
              <table:table-cell office:value-type="float" office:value="64478.97">
                <text:p>64478.97</text:p>
              </table:table-cell>
              <table:table-cell office:value-type="float" office:value="65386.37">
                <text:p>65386.37</text:p>
              </table:table-cell>
              <table:table-cell office:value-type="float" office:value="69167.02">
                <text:p>69167.02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2955.69">
                <text:p>82955.69</text:p>
              </table:table-cell>
              <table:table-cell office:value-type="float" office:value="64783.9">
                <text:p>64783.9</text:p>
              </table:table-cell>
              <table:table-cell office:value-type="float" office:value="65566.77">
                <text:p>65566.77</text:p>
              </table:table-cell>
              <table:table-cell office:value-type="float" office:value="71149.01">
                <text:p>71149.0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4487.43">
                <text:p>84487.43</text:p>
              </table:table-cell>
              <table:table-cell office:value-type="float" office:value="65318.69">
                <text:p>65318.69</text:p>
              </table:table-cell>
              <table:table-cell office:value-type="float" office:value="66627.65">
                <text:p>66627.65</text:p>
              </table:table-cell>
              <table:table-cell office:value-type="float" office:value="71428.88">
                <text:p>71428.8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5851.81">
                <text:p>85851.81</text:p>
              </table:table-cell>
              <table:table-cell office:value-type="float" office:value="65852.45">
                <text:p>65852.45</text:p>
              </table:table-cell>
              <table:table-cell office:value-type="float" office:value="67939.61">
                <text:p>67939.61</text:p>
              </table:table-cell>
              <table:table-cell office:value-type="float" office:value="72143.18">
                <text:p>72143.1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5916.93">
                <text:p>85916.93</text:p>
              </table:table-cell>
              <table:table-cell office:value-type="float" office:value="67156.58">
                <text:p>67156.58</text:p>
              </table:table-cell>
              <table:table-cell office:value-type="float" office:value="68395.96">
                <text:p>68395.96</text:p>
              </table:table-cell>
              <table:table-cell office:value-type="float" office:value="72942.19">
                <text:p>72942.1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7285.45">
                <text:p>87285.45</text:p>
              </table:table-cell>
              <table:table-cell office:value-type="float" office:value="67156.51">
                <text:p>67156.51</text:p>
              </table:table-cell>
              <table:table-cell office:value-type="float" office:value="69162.22">
                <text:p>69162.22</text:p>
              </table:table-cell>
              <table:table-cell office:value-type="float" office:value="74189.19">
                <text:p>74189.19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88591.37">
                <text:p>88591.37</text:p>
              </table:table-cell>
              <table:table-cell office:value-type="float" office:value="68409.24">
                <text:p>68409.24</text:p>
              </table:table-cell>
              <table:table-cell office:value-type="float" office:value="70251.88">
                <text:p>70251.88</text:p>
              </table:table-cell>
              <table:table-cell office:value-type="float" office:value="74868.49">
                <text:p>74868.4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90026.36">
                <text:p>90026.36</text:p>
              </table:table-cell>
              <table:table-cell office:value-type="float" office:value="69873.91">
                <text:p>69873.91</text:p>
              </table:table-cell>
              <table:table-cell office:value-type="float" office:value="70612.2">
                <text:p>70612.2</text:p>
              </table:table-cell>
              <table:table-cell office:value-type="float" office:value="76148.02">
                <text:p>76148.02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0048.79">
                <text:p>90048.79</text:p>
              </table:table-cell>
              <table:table-cell office:value-type="float" office:value="69931.71">
                <text:p>69931.71</text:p>
              </table:table-cell>
              <table:table-cell office:value-type="float" office:value="71126.87">
                <text:p>71126.87</text:p>
              </table:table-cell>
              <table:table-cell office:value-type="float" office:value="76723.11">
                <text:p>76723.1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91534.35">
                <text:p>91534.35</text:p>
              </table:table-cell>
              <table:table-cell office:value-type="float" office:value="71745.88">
                <text:p>71745.88</text:p>
              </table:table-cell>
              <table:table-cell office:value-type="float" office:value="71876.79">
                <text:p>71876.79</text:p>
              </table:table-cell>
              <table:table-cell office:value-type="float" office:value="77206.99">
                <text:p>77206.9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2394.1">
                <text:p>92394.1</text:p>
              </table:table-cell>
              <table:table-cell office:value-type="float" office:value="71136.72">
                <text:p>71136.72</text:p>
              </table:table-cell>
              <table:table-cell office:value-type="float" office:value="72663.71">
                <text:p>72663.71</text:p>
              </table:table-cell>
              <table:table-cell office:value-type="float" office:value="78379.77">
                <text:p>78379.77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3194.69">
                <text:p>93194.69</text:p>
              </table:table-cell>
              <table:table-cell office:value-type="float" office:value="72582.28">
                <text:p>72582.28</text:p>
              </table:table-cell>
              <table:table-cell office:value-type="float" office:value="73701.65">
                <text:p>73701.65</text:p>
              </table:table-cell>
              <table:table-cell office:value-type="float" office:value="78190.43">
                <text:p>78190.4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3904.15">
                <text:p>93904.15</text:p>
              </table:table-cell>
              <table:table-cell office:value-type="float" office:value="73270.25">
                <text:p>73270.25</text:p>
              </table:table-cell>
              <table:table-cell office:value-type="float" office:value="74601.11">
                <text:p>74601.11</text:p>
              </table:table-cell>
              <table:table-cell office:value-type="float" office:value="79559.11">
                <text:p>79559.11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6082.56">
                <text:p>96082.56</text:p>
              </table:table-cell>
              <table:table-cell office:value-type="float" office:value="74190.32">
                <text:p>74190.32</text:p>
              </table:table-cell>
              <table:table-cell office:value-type="float" office:value="75404.54">
                <text:p>75404.54</text:p>
              </table:table-cell>
              <table:table-cell office:value-type="float" office:value="79839.34">
                <text:p>79839.34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6893.12">
                <text:p>96893.12</text:p>
              </table:table-cell>
              <table:table-cell office:value-type="float" office:value="74359.06">
                <text:p>74359.06</text:p>
              </table:table-cell>
              <table:table-cell office:value-type="float" office:value="76138.33">
                <text:p>76138.33</text:p>
              </table:table-cell>
              <table:table-cell office:value-type="float" office:value="81470.23">
                <text:p>81470.2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7719.92">
                <text:p>97719.92</text:p>
              </table:table-cell>
              <table:table-cell office:value-type="float" office:value="75765.72">
                <text:p>75765.72</text:p>
              </table:table-cell>
              <table:table-cell office:value-type="float" office:value="77305.87">
                <text:p>77305.87</text:p>
              </table:table-cell>
              <table:table-cell office:value-type="float" office:value="82312.71">
                <text:p>82312.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72cm" svg:height="11.354cm" xlink:href=".." xlink:type="simple" chart:class="chart:line" chart:style-name="ch1">
        <chart:title svg:x="7.223cm" svg:y="0.363cm" chart:style-name="ch2">
          <text:p>Czas - minimalny element</text:p>
        </chart:title>
        <chart:legend chart:legend-position="end" svg:x="14.988cm" svg:y="4.631cm" style:legend-expansion="high" chart:style-name="ch3"/>
        <chart:plot-area chart:style-name="ch4" table:cell-range-address="'Tabela przestawna_select_min_k3_1'.A3:'Tabela przestawna_select_min_k3_1'.A102 'Tabela przestawna_select_min_k3_1'.D2:'Tabela przestawna_select_min_k3_1'.D102 'Tabela przestawna_select_min_k3_1'.I2:'Tabela przestawna_select_min_k3_1'.I102 'Tabela przestawna_select_min_k3_1'.N2:'Tabela przestawna_select_min_k3_1'.N102 'Tabela przestawna_select_min_k3_1'.S2:'Tabela przestawna_select_min_k3_1'.S102" chart:data-source-has-labels="both" svg:x="0.395cm" svg:y="1.369cm" svg:width="14.198cm" svg:height="9.758cm">
          <chartooo:coordinate-region svg:x="1.122cm" svg:y="1.369cm" svg:width="13.471cm" svg:height="8.505cm"/>
          <chart:axis chart:dimension="x" chart:name="primary-x" chart:style-name="ch5" chartooo:axis-type="auto">
            <chartooo:date-scale/>
            <chart:categories table:cell-range-address="'Tabela przestawna_select_min_k3_1'.A3:'Tabela przestawna_select_min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n_k3_1'.D3:'Tabela przestawna_select_min_k3_1'.D102" chart:label-cell-address="'Tabela przestawna_select_min_k3_1'.D2:'Tabela przestawna_select_min_k3_1'.D2" chart:class="chart:line">
            <chart:data-point chart:repeated="100"/>
          </chart:series>
          <chart:series chart:style-name="ch8" chart:values-cell-range-address="'Tabela przestawna_select_min_k3_1'.I3:'Tabela przestawna_select_min_k3_1'.I102" chart:label-cell-address="'Tabela przestawna_select_min_k3_1'.I2:'Tabela przestawna_select_min_k3_1'.I2" chart:class="chart:line">
            <chart:data-point chart:repeated="100"/>
          </chart:series>
          <chart:series chart:style-name="ch9" chart:values-cell-range-address="'Tabela przestawna_select_min_k3_1'.N3:'Tabela przestawna_select_min_k3_1'.N102" chart:label-cell-address="'Tabela przestawna_select_min_k3_1'.N2:'Tabela przestawna_select_min_k3_1'.N2" chart:class="chart:line">
            <chart:data-point chart:repeated="100"/>
          </chart:series>
          <chart:series chart:style-name="ch10" chart:values-cell-range-address="'Tabela przestawna_select_min_k3_1'.S3:'Tabela przestawna_select_min_k3_1'.S102" chart:label-cell-address="'Tabela przestawna_select_min_k3_1'.S2:'Tabela przestawna_select_min_k3_1'.S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czas-3-elem</text:p>
                <draw:g>
                  <svg:desc>'Tabela przestawna_select_min_k3_1'.D2:'Tabela przestawna_select_min_k3_1'.D2</svg:desc>
                </draw:g>
              </table:table-cell>
              <table:table-cell office:value-type="string">
                <text:p>Średnia – czas-5-elem</text:p>
                <draw:g>
                  <svg:desc>'Tabela przestawna_select_min_k3_1'.I2:'Tabela przestawna_select_min_k3_1'.I2</svg:desc>
                </draw:g>
              </table:table-cell>
              <table:table-cell office:value-type="string">
                <text:p>Średnia – czas-7-elem</text:p>
                <draw:g>
                  <svg:desc>'Tabela przestawna_select_min_k3_1'.N2:'Tabela przestawna_select_min_k3_1'.N2</svg:desc>
                </draw:g>
              </table:table-cell>
              <table:table-cell office:value-type="string">
                <text:p>Średnia – czas-9-elem</text:p>
                <draw:g>
                  <svg:desc>'Tabela przestawna_select_min_k3_1'.S2:'Tabela przestawna_select_min_k3_1'.S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n_k3_1'.A3:'Tabela przestawna_select_min_k3_1'.A102</svg:desc>
                </draw:g>
              </table:table-cell>
              <table:table-cell office:value-type="float" office:value="0.014020202020202">
                <text:p>0.014020202020202</text:p>
                <draw:g>
                  <svg:desc>'Tabela przestawna_select_min_k3_1'.D3:'Tabela przestawna_select_min_k3_1'.D102</svg:desc>
                </draw:g>
              </table:table-cell>
              <table:table-cell office:value-type="float" office:value="0.0108686868686869">
                <text:p>0.0108686868686869</text:p>
                <draw:g>
                  <svg:desc>'Tabela przestawna_select_min_k3_1'.I3:'Tabela przestawna_select_min_k3_1'.I102</svg:desc>
                </draw:g>
              </table:table-cell>
              <table:table-cell office:value-type="float" office:value="0.0104646464646465">
                <text:p>0.0104646464646465</text:p>
                <draw:g>
                  <svg:desc>'Tabela przestawna_select_min_k3_1'.N3:'Tabela przestawna_select_min_k3_1'.N102</svg:desc>
                </draw:g>
              </table:table-cell>
              <table:table-cell office:value-type="float" office:value="0.0100909090909091">
                <text:p>0.0100909090909091</text:p>
                <draw:g>
                  <svg:desc>'Tabela przestawna_select_min_k3_1'.S3:'Tabela przestawna_select_min_k3_1'.S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639">
                <text:p>0.02639</text:p>
              </table:table-cell>
              <table:table-cell office:value-type="float" office:value="0.02083">
                <text:p>0.02083</text:p>
              </table:table-cell>
              <table:table-cell office:value-type="float" office:value="0.01917">
                <text:p>0.01917</text:p>
              </table:table-cell>
              <table:table-cell office:value-type="float" office:value="0.01815">
                <text:p>0.018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089">
                <text:p>0.04089</text:p>
              </table:table-cell>
              <table:table-cell office:value-type="float" office:value="0.02951">
                <text:p>0.02951</text:p>
              </table:table-cell>
              <table:table-cell office:value-type="float" office:value="0.02699">
                <text:p>0.02699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5447">
                <text:p>0.05447</text:p>
              </table:table-cell>
              <table:table-cell office:value-type="float" office:value="0.03996">
                <text:p>0.03996</text:p>
              </table:table-cell>
              <table:table-cell office:value-type="float" office:value="0.03665">
                <text:p>0.03665</text:p>
              </table:table-cell>
              <table:table-cell office:value-type="float" office:value="0.03487">
                <text:p>0.034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805">
                <text:p>0.0805</text:p>
              </table:table-cell>
              <table:table-cell office:value-type="float" office:value="0.05747">
                <text:p>0.05747</text:p>
              </table:table-cell>
              <table:table-cell office:value-type="float" office:value="0.05285">
                <text:p>0.05285</text:p>
              </table:table-cell>
              <table:table-cell office:value-type="float" office:value="0.05065">
                <text:p>0.050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782">
                <text:p>0.0782</text:p>
              </table:table-cell>
              <table:table-cell office:value-type="float" office:value="0.05513">
                <text:p>0.05513</text:p>
              </table:table-cell>
              <table:table-cell office:value-type="float" office:value="0.05031">
                <text:p>0.05031</text:p>
              </table:table-cell>
              <table:table-cell office:value-type="float" office:value="0.04876">
                <text:p>0.0487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907">
                <text:p>0.0907</text:p>
              </table:table-cell>
              <table:table-cell office:value-type="float" office:value="0.06266">
                <text:p>0.06266</text:p>
              </table:table-cell>
              <table:table-cell office:value-type="float" office:value="0.05997">
                <text:p>0.05997</text:p>
              </table:table-cell>
              <table:table-cell office:value-type="float" office:value="0.05617">
                <text:p>0.056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0173">
                <text:p>0.10173</text:p>
              </table:table-cell>
              <table:table-cell office:value-type="float" office:value="0.07154">
                <text:p>0.07154</text:p>
              </table:table-cell>
              <table:table-cell office:value-type="float" office:value="0.06677">
                <text:p>0.06677</text:p>
              </table:table-cell>
              <table:table-cell office:value-type="float" office:value="0.06435">
                <text:p>0.064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2006">
                <text:p>0.12006</text:p>
              </table:table-cell>
              <table:table-cell office:value-type="float" office:value="0.08196">
                <text:p>0.08196</text:p>
              </table:table-cell>
              <table:table-cell office:value-type="float" office:value="0.07907">
                <text:p>0.07907</text:p>
              </table:table-cell>
              <table:table-cell office:value-type="float" office:value="0.07405">
                <text:p>0.074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988">
                <text:p>0.12988</text:p>
              </table:table-cell>
              <table:table-cell office:value-type="float" office:value="0.08849">
                <text:p>0.08849</text:p>
              </table:table-cell>
              <table:table-cell office:value-type="float" office:value="0.08463">
                <text:p>0.08463</text:p>
              </table:table-cell>
              <table:table-cell office:value-type="float" office:value="0.07873">
                <text:p>0.0787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4073">
                <text:p>0.14073</text:p>
              </table:table-cell>
              <table:table-cell office:value-type="float" office:value="0.09668">
                <text:p>0.09668</text:p>
              </table:table-cell>
              <table:table-cell office:value-type="float" office:value="0.0905">
                <text:p>0.0905</text:p>
              </table:table-cell>
              <table:table-cell office:value-type="float" office:value="0.0866300000000001">
                <text:p>0.08663000000000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58227722772277">
                <text:p>0.158227722772277</text:p>
              </table:table-cell>
              <table:table-cell office:value-type="float" office:value="0.110376237623762">
                <text:p>0.110376237623762</text:p>
              </table:table-cell>
              <table:table-cell office:value-type="float" office:value="0.101009900990099">
                <text:p>0.101009900990099</text:p>
              </table:table-cell>
              <table:table-cell office:value-type="float" office:value="0.0965148514851485">
                <text:p>0.096514851485148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7088">
                <text:p>0.17088</text:p>
              </table:table-cell>
              <table:table-cell office:value-type="float" office:value="0.11652">
                <text:p>0.11652</text:p>
              </table:table-cell>
              <table:table-cell office:value-type="float" office:value="0.10842">
                <text:p>0.10842</text:p>
              </table:table-cell>
              <table:table-cell office:value-type="float" office:value="0.10518">
                <text:p>0.1051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7755">
                <text:p>0.17755</text:p>
              </table:table-cell>
              <table:table-cell office:value-type="float" office:value="0.1255">
                <text:p>0.1255</text:p>
              </table:table-cell>
              <table:table-cell office:value-type="float" office:value="0.11262">
                <text:p>0.11262</text:p>
              </table:table-cell>
              <table:table-cell office:value-type="float" office:value="0.11082">
                <text:p>0.1108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9124">
                <text:p>0.19124</text:p>
              </table:table-cell>
              <table:table-cell office:value-type="float" office:value="0.12759">
                <text:p>0.12759</text:p>
              </table:table-cell>
              <table:table-cell office:value-type="float" office:value="0.12324">
                <text:p>0.12324</text:p>
              </table:table-cell>
              <table:table-cell office:value-type="float" office:value="0.11415">
                <text:p>0.114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0291">
                <text:p>0.20291</text:p>
              </table:table-cell>
              <table:table-cell office:value-type="float" office:value="0.13915">
                <text:p>0.13915</text:p>
              </table:table-cell>
              <table:table-cell office:value-type="float" office:value="0.13273">
                <text:p>0.13273</text:p>
              </table:table-cell>
              <table:table-cell office:value-type="float" office:value="0.12653">
                <text:p>0.1265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23204">
                <text:p>0.23204</text:p>
              </table:table-cell>
              <table:table-cell office:value-type="float" office:value="0.15683">
                <text:p>0.15683</text:p>
              </table:table-cell>
              <table:table-cell office:value-type="float" office:value="0.14961">
                <text:p>0.14961</text:p>
              </table:table-cell>
              <table:table-cell office:value-type="float" office:value="0.14385">
                <text:p>0.143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2141">
                <text:p>0.22141</text:p>
              </table:table-cell>
              <table:table-cell office:value-type="float" office:value="0.15508">
                <text:p>0.15508</text:p>
              </table:table-cell>
              <table:table-cell office:value-type="float" office:value="0.14302">
                <text:p>0.14302</text:p>
              </table:table-cell>
              <table:table-cell office:value-type="float" office:value="0.13596">
                <text:p>0.135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23885">
                <text:p>0.23885</text:p>
              </table:table-cell>
              <table:table-cell office:value-type="float" office:value="0.16861">
                <text:p>0.16861</text:p>
              </table:table-cell>
              <table:table-cell office:value-type="float" office:value="0.15098">
                <text:p>0.15098</text:p>
              </table:table-cell>
              <table:table-cell office:value-type="float" office:value="0.14348">
                <text:p>0.143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6052">
                <text:p>0.26052</text:p>
              </table:table-cell>
              <table:table-cell office:value-type="float" office:value="0.17023">
                <text:p>0.17023</text:p>
              </table:table-cell>
              <table:table-cell office:value-type="float" office:value="0.16142">
                <text:p>0.16142</text:p>
              </table:table-cell>
              <table:table-cell office:value-type="float" office:value="0.15324">
                <text:p>0.1532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30404">
                <text:p>0.30404</text:p>
              </table:table-cell>
              <table:table-cell office:value-type="float" office:value="0.20465">
                <text:p>0.20465</text:p>
              </table:table-cell>
              <table:table-cell office:value-type="float" office:value="0.18841">
                <text:p>0.18841</text:p>
              </table:table-cell>
              <table:table-cell office:value-type="float" office:value="0.18492">
                <text:p>0.1849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8155">
                <text:p>0.28155</text:p>
              </table:table-cell>
              <table:table-cell office:value-type="float" office:value="0.18932">
                <text:p>0.18932</text:p>
              </table:table-cell>
              <table:table-cell office:value-type="float" office:value="0.17473">
                <text:p>0.17473</text:p>
              </table:table-cell>
              <table:table-cell office:value-type="float" office:value="0.16811">
                <text:p>0.1681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9447">
                <text:p>0.29447</text:p>
              </table:table-cell>
              <table:table-cell office:value-type="float" office:value="0.19414">
                <text:p>0.19414</text:p>
              </table:table-cell>
              <table:table-cell office:value-type="float" office:value="0.18036">
                <text:p>0.18036</text:p>
              </table:table-cell>
              <table:table-cell office:value-type="float" office:value="0.17453">
                <text:p>0.1745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30164">
                <text:p>0.30164</text:p>
              </table:table-cell>
              <table:table-cell office:value-type="float" office:value="0.20472">
                <text:p>0.20472</text:p>
              </table:table-cell>
              <table:table-cell office:value-type="float" office:value="0.18881">
                <text:p>0.18881</text:p>
              </table:table-cell>
              <table:table-cell office:value-type="float" office:value="0.18046">
                <text:p>0.1804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3086">
                <text:p>0.3086</text:p>
              </table:table-cell>
              <table:table-cell office:value-type="float" office:value="0.21177">
                <text:p>0.21177</text:p>
              </table:table-cell>
              <table:table-cell office:value-type="float" office:value="0.19465">
                <text:p>0.19465</text:p>
              </table:table-cell>
              <table:table-cell office:value-type="float" office:value="0.18581">
                <text:p>0.185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32727">
                <text:p>0.32727</text:p>
              </table:table-cell>
              <table:table-cell office:value-type="float" office:value="0.22022">
                <text:p>0.22022</text:p>
              </table:table-cell>
              <table:table-cell office:value-type="float" office:value="0.20645">
                <text:p>0.20645</text:p>
              </table:table-cell>
              <table:table-cell office:value-type="float" office:value="0.19182">
                <text:p>0.1918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33715">
                <text:p>0.33715</text:p>
              </table:table-cell>
              <table:table-cell office:value-type="float" office:value="0.23051">
                <text:p>0.23051</text:p>
              </table:table-cell>
              <table:table-cell office:value-type="float" office:value="0.2081">
                <text:p>0.2081</text:p>
              </table:table-cell>
              <table:table-cell office:value-type="float" office:value="0.2002">
                <text:p>0.200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35259">
                <text:p>0.35259</text:p>
              </table:table-cell>
              <table:table-cell office:value-type="float" office:value="0.23678">
                <text:p>0.23678</text:p>
              </table:table-cell>
              <table:table-cell office:value-type="float" office:value="0.21592">
                <text:p>0.21592</text:p>
              </table:table-cell>
              <table:table-cell office:value-type="float" office:value="0.20903">
                <text:p>0.2090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363">
                <text:p>0.363</text:p>
              </table:table-cell>
              <table:table-cell office:value-type="float" office:value="0.25052">
                <text:p>0.25052</text:p>
              </table:table-cell>
              <table:table-cell office:value-type="float" office:value="0.22594">
                <text:p>0.22594</text:p>
              </table:table-cell>
              <table:table-cell office:value-type="float" office:value="0.21961">
                <text:p>0.2196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757">
                <text:p>0.3757</text:p>
              </table:table-cell>
              <table:table-cell office:value-type="float" office:value="0.25293">
                <text:p>0.25293</text:p>
              </table:table-cell>
              <table:table-cell office:value-type="float" office:value="0.23122">
                <text:p>0.23122</text:p>
              </table:table-cell>
              <table:table-cell office:value-type="float" office:value="0.22246">
                <text:p>0.2224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38969">
                <text:p>0.38969</text:p>
              </table:table-cell>
              <table:table-cell office:value-type="float" office:value="0.26488">
                <text:p>0.26488</text:p>
              </table:table-cell>
              <table:table-cell office:value-type="float" office:value="0.2431">
                <text:p>0.2431</text:p>
              </table:table-cell>
              <table:table-cell office:value-type="float" office:value="0.23441">
                <text:p>0.2344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40671">
                <text:p>0.40671</text:p>
              </table:table-cell>
              <table:table-cell office:value-type="float" office:value="0.26577">
                <text:p>0.26577</text:p>
              </table:table-cell>
              <table:table-cell office:value-type="float" office:value="0.25085">
                <text:p>0.25085</text:p>
              </table:table-cell>
              <table:table-cell office:value-type="float" office:value="0.24499">
                <text:p>0.2449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40846">
                <text:p>0.40846</text:p>
              </table:table-cell>
              <table:table-cell office:value-type="float" office:value="0.27463">
                <text:p>0.27463</text:p>
              </table:table-cell>
              <table:table-cell office:value-type="float" office:value="0.25598">
                <text:p>0.25598</text:p>
              </table:table-cell>
              <table:table-cell office:value-type="float" office:value="0.2422">
                <text:p>0.242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41918">
                <text:p>0.41918</text:p>
              </table:table-cell>
              <table:table-cell office:value-type="float" office:value="0.28559">
                <text:p>0.28559</text:p>
              </table:table-cell>
              <table:table-cell office:value-type="float" office:value="0.269">
                <text:p>0.269</text:p>
              </table:table-cell>
              <table:table-cell office:value-type="float" office:value="0.25738">
                <text:p>0.2573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4319">
                <text:p>0.4319</text:p>
              </table:table-cell>
              <table:table-cell office:value-type="float" office:value="0.29544">
                <text:p>0.29544</text:p>
              </table:table-cell>
              <table:table-cell office:value-type="float" office:value="0.27165">
                <text:p>0.27165</text:p>
              </table:table-cell>
              <table:table-cell office:value-type="float" office:value="0.26191">
                <text:p>0.2619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47346">
                <text:p>0.47346</text:p>
              </table:table-cell>
              <table:table-cell office:value-type="float" office:value="0.29994">
                <text:p>0.29994</text:p>
              </table:table-cell>
              <table:table-cell office:value-type="float" office:value="0.28002">
                <text:p>0.28002</text:p>
              </table:table-cell>
              <table:table-cell office:value-type="float" office:value="0.27135">
                <text:p>0.2713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46275">
                <text:p>0.46275</text:p>
              </table:table-cell>
              <table:table-cell office:value-type="float" office:value="0.31053">
                <text:p>0.31053</text:p>
              </table:table-cell>
              <table:table-cell office:value-type="float" office:value="0.28557">
                <text:p>0.28557</text:p>
              </table:table-cell>
              <table:table-cell office:value-type="float" office:value="0.27458">
                <text:p>0.2745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47519">
                <text:p>0.47519</text:p>
              </table:table-cell>
              <table:table-cell office:value-type="float" office:value="0.31895">
                <text:p>0.31895</text:p>
              </table:table-cell>
              <table:table-cell office:value-type="float" office:value="0.29577">
                <text:p>0.29577</text:p>
              </table:table-cell>
              <table:table-cell office:value-type="float" office:value="0.28308">
                <text:p>0.2830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5059">
                <text:p>0.5059</text:p>
              </table:table-cell>
              <table:table-cell office:value-type="float" office:value="0.32811">
                <text:p>0.32811</text:p>
              </table:table-cell>
              <table:table-cell office:value-type="float" office:value="0.30097">
                <text:p>0.30097</text:p>
              </table:table-cell>
              <table:table-cell office:value-type="float" office:value="0.29086">
                <text:p>0.2908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084">
                <text:p>0.5084</text:p>
              </table:table-cell>
              <table:table-cell office:value-type="float" office:value="0.33631">
                <text:p>0.33631</text:p>
              </table:table-cell>
              <table:table-cell office:value-type="float" office:value="0.31283">
                <text:p>0.31283</text:p>
              </table:table-cell>
              <table:table-cell office:value-type="float" office:value="0.30051">
                <text:p>0.3005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52788">
                <text:p>0.52788</text:p>
              </table:table-cell>
              <table:table-cell office:value-type="float" office:value="0.34757">
                <text:p>0.34757</text:p>
              </table:table-cell>
              <table:table-cell office:value-type="float" office:value="0.32471">
                <text:p>0.32471</text:p>
              </table:table-cell>
              <table:table-cell office:value-type="float" office:value="0.30889">
                <text:p>0.3088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54991">
                <text:p>0.54991</text:p>
              </table:table-cell>
              <table:table-cell office:value-type="float" office:value="0.35893">
                <text:p>0.35893</text:p>
              </table:table-cell>
              <table:table-cell office:value-type="float" office:value="0.33185">
                <text:p>0.33185</text:p>
              </table:table-cell>
              <table:table-cell office:value-type="float" office:value="0.32504">
                <text:p>0.3250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55583">
                <text:p>0.55583</text:p>
              </table:table-cell>
              <table:table-cell office:value-type="float" office:value="0.36506">
                <text:p>0.36506</text:p>
              </table:table-cell>
              <table:table-cell office:value-type="float" office:value="0.34383">
                <text:p>0.34383</text:p>
              </table:table-cell>
              <table:table-cell office:value-type="float" office:value="0.32815">
                <text:p>0.3281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57883">
                <text:p>0.57883</text:p>
              </table:table-cell>
              <table:table-cell office:value-type="float" office:value="0.38084">
                <text:p>0.38084</text:p>
              </table:table-cell>
              <table:table-cell office:value-type="float" office:value="0.34393">
                <text:p>0.34393</text:p>
              </table:table-cell>
              <table:table-cell office:value-type="float" office:value="0.3419">
                <text:p>0.341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58596">
                <text:p>0.58596</text:p>
              </table:table-cell>
              <table:table-cell office:value-type="float" office:value="0.38046">
                <text:p>0.38046</text:p>
              </table:table-cell>
              <table:table-cell office:value-type="float" office:value="0.35999">
                <text:p>0.35999</text:p>
              </table:table-cell>
              <table:table-cell office:value-type="float" office:value="0.33937">
                <text:p>0.3393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58614">
                <text:p>0.58614</text:p>
              </table:table-cell>
              <table:table-cell office:value-type="float" office:value="0.38424">
                <text:p>0.38424</text:p>
              </table:table-cell>
              <table:table-cell office:value-type="float" office:value="0.35637">
                <text:p>0.35637</text:p>
              </table:table-cell>
              <table:table-cell office:value-type="float" office:value="0.34163">
                <text:p>0.3416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59463">
                <text:p>0.59463</text:p>
              </table:table-cell>
              <table:table-cell office:value-type="float" office:value="0.39978">
                <text:p>0.39978</text:p>
              </table:table-cell>
              <table:table-cell office:value-type="float" office:value="0.35688">
                <text:p>0.35688</text:p>
              </table:table-cell>
              <table:table-cell office:value-type="float" office:value="0.34739">
                <text:p>0.3473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62445">
                <text:p>0.62445</text:p>
              </table:table-cell>
              <table:table-cell office:value-type="float" office:value="0.40723">
                <text:p>0.40723</text:p>
              </table:table-cell>
              <table:table-cell office:value-type="float" office:value="0.37223">
                <text:p>0.37223</text:p>
              </table:table-cell>
              <table:table-cell office:value-type="float" office:value="0.3581">
                <text:p>0.358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63071">
                <text:p>0.63071</text:p>
              </table:table-cell>
              <table:table-cell office:value-type="float" office:value="0.41601">
                <text:p>0.41601</text:p>
              </table:table-cell>
              <table:table-cell office:value-type="float" office:value="0.38712">
                <text:p>0.38712</text:p>
              </table:table-cell>
              <table:table-cell office:value-type="float" office:value="0.36866">
                <text:p>0.3686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3494">
                <text:p>0.63494</text:p>
              </table:table-cell>
              <table:table-cell office:value-type="float" office:value="0.42059">
                <text:p>0.42059</text:p>
              </table:table-cell>
              <table:table-cell office:value-type="float" office:value="0.38728">
                <text:p>0.38728</text:p>
              </table:table-cell>
              <table:table-cell office:value-type="float" office:value="0.36914">
                <text:p>0.36914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648989999999999">
                <text:p>0.648989999999999</text:p>
              </table:table-cell>
              <table:table-cell office:value-type="float" office:value="0.43413">
                <text:p>0.43413</text:p>
              </table:table-cell>
              <table:table-cell office:value-type="float" office:value="0.39192">
                <text:p>0.39192</text:p>
              </table:table-cell>
              <table:table-cell office:value-type="float" office:value="0.37177">
                <text:p>0.3717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67432">
                <text:p>0.67432</text:p>
              </table:table-cell>
              <table:table-cell office:value-type="float" office:value="0.44027">
                <text:p>0.44027</text:p>
              </table:table-cell>
              <table:table-cell office:value-type="float" office:value="0.3933">
                <text:p>0.3933</text:p>
              </table:table-cell>
              <table:table-cell office:value-type="float" office:value="0.38993">
                <text:p>0.38993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66627">
                <text:p>0.66627</text:p>
              </table:table-cell>
              <table:table-cell office:value-type="float" office:value="0.44692">
                <text:p>0.44692</text:p>
              </table:table-cell>
              <table:table-cell office:value-type="float" office:value="0.4005">
                <text:p>0.4005</text:p>
              </table:table-cell>
              <table:table-cell office:value-type="float" office:value="0.38976">
                <text:p>0.3897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67691">
                <text:p>0.67691</text:p>
              </table:table-cell>
              <table:table-cell office:value-type="float" office:value="0.45262">
                <text:p>0.45262</text:p>
              </table:table-cell>
              <table:table-cell office:value-type="float" office:value="0.4182">
                <text:p>0.4182</text:p>
              </table:table-cell>
              <table:table-cell office:value-type="float" office:value="0.39423">
                <text:p>0.3942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68605">
                <text:p>0.68605</text:p>
              </table:table-cell>
              <table:table-cell office:value-type="float" office:value="0.44937">
                <text:p>0.44937</text:p>
              </table:table-cell>
              <table:table-cell office:value-type="float" office:value="0.41593">
                <text:p>0.41593</text:p>
              </table:table-cell>
              <table:table-cell office:value-type="float" office:value="0.40472">
                <text:p>0.4047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70863">
                <text:p>0.70863</text:p>
              </table:table-cell>
              <table:table-cell office:value-type="float" office:value="0.46319">
                <text:p>0.46319</text:p>
              </table:table-cell>
              <table:table-cell office:value-type="float" office:value="0.43172">
                <text:p>0.43172</text:p>
              </table:table-cell>
              <table:table-cell office:value-type="float" office:value="0.41497">
                <text:p>0.4149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72259">
                <text:p>0.72259</text:p>
              </table:table-cell>
              <table:table-cell office:value-type="float" office:value="0.4723">
                <text:p>0.4723</text:p>
              </table:table-cell>
              <table:table-cell office:value-type="float" office:value="0.44232">
                <text:p>0.44232</text:p>
              </table:table-cell>
              <table:table-cell office:value-type="float" office:value="0.42116">
                <text:p>0.4211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7394">
                <text:p>0.7394</text:p>
              </table:table-cell>
              <table:table-cell office:value-type="float" office:value="0.48478">
                <text:p>0.48478</text:p>
              </table:table-cell>
              <table:table-cell office:value-type="float" office:value="0.44951">
                <text:p>0.44951</text:p>
              </table:table-cell>
              <table:table-cell office:value-type="float" office:value="0.43622">
                <text:p>0.4362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74097">
                <text:p>0.74097</text:p>
              </table:table-cell>
              <table:table-cell office:value-type="float" office:value="0.49177">
                <text:p>0.49177</text:p>
              </table:table-cell>
              <table:table-cell office:value-type="float" office:value="0.44979">
                <text:p>0.44979</text:p>
              </table:table-cell>
              <table:table-cell office:value-type="float" office:value="0.44016">
                <text:p>0.4401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77201">
                <text:p>0.77201</text:p>
              </table:table-cell>
              <table:table-cell office:value-type="float" office:value="0.50415">
                <text:p>0.50415</text:p>
              </table:table-cell>
              <table:table-cell office:value-type="float" office:value="0.48007">
                <text:p>0.48007</text:p>
              </table:table-cell>
              <table:table-cell office:value-type="float" office:value="0.45178">
                <text:p>0.45178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77932">
                <text:p>0.77932</text:p>
              </table:table-cell>
              <table:table-cell office:value-type="float" office:value="0.50671">
                <text:p>0.50671</text:p>
              </table:table-cell>
              <table:table-cell office:value-type="float" office:value="0.47673">
                <text:p>0.47673</text:p>
              </table:table-cell>
              <table:table-cell office:value-type="float" office:value="0.45363">
                <text:p>0.45363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78105">
                <text:p>0.78105</text:p>
              </table:table-cell>
              <table:table-cell office:value-type="float" office:value="0.52029">
                <text:p>0.52029</text:p>
              </table:table-cell>
              <table:table-cell office:value-type="float" office:value="0.4748">
                <text:p>0.4748</text:p>
              </table:table-cell>
              <table:table-cell office:value-type="float" office:value="0.44926">
                <text:p>0.4492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7849">
                <text:p>0.7849</text:p>
              </table:table-cell>
              <table:table-cell office:value-type="float" office:value="0.52122">
                <text:p>0.52122</text:p>
              </table:table-cell>
              <table:table-cell office:value-type="float" office:value="0.48481">
                <text:p>0.48481</text:p>
              </table:table-cell>
              <table:table-cell office:value-type="float" office:value="0.4572">
                <text:p>0.457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80625">
                <text:p>0.80625</text:p>
              </table:table-cell>
              <table:table-cell office:value-type="float" office:value="0.53078">
                <text:p>0.53078</text:p>
              </table:table-cell>
              <table:table-cell office:value-type="float" office:value="0.48963">
                <text:p>0.48963</text:p>
              </table:table-cell>
              <table:table-cell office:value-type="float" office:value="0.47243">
                <text:p>0.4724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8085">
                <text:p>0.8085</text:p>
              </table:table-cell>
              <table:table-cell office:value-type="float" office:value="0.52426">
                <text:p>0.52426</text:p>
              </table:table-cell>
              <table:table-cell office:value-type="float" office:value="0.48716">
                <text:p>0.48716</text:p>
              </table:table-cell>
              <table:table-cell office:value-type="float" office:value="0.47116">
                <text:p>0.4711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82316">
                <text:p>0.82316</text:p>
              </table:table-cell>
              <table:table-cell office:value-type="float" office:value="0.54178">
                <text:p>0.54178</text:p>
              </table:table-cell>
              <table:table-cell office:value-type="float" office:value="0.51627">
                <text:p>0.51627</text:p>
              </table:table-cell>
              <table:table-cell office:value-type="float" office:value="0.4779">
                <text:p>0.477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90194">
                <text:p>0.90194</text:p>
              </table:table-cell>
              <table:table-cell office:value-type="float" office:value="0.57853">
                <text:p>0.57853</text:p>
              </table:table-cell>
              <table:table-cell office:value-type="float" office:value="0.54056">
                <text:p>0.54056</text:p>
              </table:table-cell>
              <table:table-cell office:value-type="float" office:value="0.52499">
                <text:p>0.5249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9321">
                <text:p>0.9321</text:p>
              </table:table-cell>
              <table:table-cell office:value-type="float" office:value="0.60838">
                <text:p>0.60838</text:p>
              </table:table-cell>
              <table:table-cell office:value-type="float" office:value="0.56783">
                <text:p>0.56783</text:p>
              </table:table-cell>
              <table:table-cell office:value-type="float" office:value="0.55887">
                <text:p>0.5588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98781">
                <text:p>0.98781</text:p>
              </table:table-cell>
              <table:table-cell office:value-type="float" office:value="0.63416">
                <text:p>0.63416</text:p>
              </table:table-cell>
              <table:table-cell office:value-type="float" office:value="0.59636">
                <text:p>0.59636</text:p>
              </table:table-cell>
              <table:table-cell office:value-type="float" office:value="0.57653">
                <text:p>0.5765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6283">
                <text:p>0.96283</text:p>
              </table:table-cell>
              <table:table-cell office:value-type="float" office:value="0.62575">
                <text:p>0.62575</text:p>
              </table:table-cell>
              <table:table-cell office:value-type="float" office:value="0.57787">
                <text:p>0.57787</text:p>
              </table:table-cell>
              <table:table-cell office:value-type="float" office:value="0.56274">
                <text:p>0.5627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97912">
                <text:p>0.97912</text:p>
              </table:table-cell>
              <table:table-cell office:value-type="float" office:value="0.62921">
                <text:p>0.62921</text:p>
              </table:table-cell>
              <table:table-cell office:value-type="float" office:value="0.58622">
                <text:p>0.58622</text:p>
              </table:table-cell>
              <table:table-cell office:value-type="float" office:value="0.57337">
                <text:p>0.5733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92015">
                <text:p>0.92015</text:p>
              </table:table-cell>
              <table:table-cell office:value-type="float" office:value="0.59995">
                <text:p>0.59995</text:p>
              </table:table-cell>
              <table:table-cell office:value-type="float" office:value="0.56174">
                <text:p>0.56174</text:p>
              </table:table-cell>
              <table:table-cell office:value-type="float" office:value="0.54036">
                <text:p>0.5403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97069">
                <text:p>0.97069</text:p>
              </table:table-cell>
              <table:table-cell office:value-type="float" office:value="0.64734">
                <text:p>0.64734</text:p>
              </table:table-cell>
              <table:table-cell office:value-type="float" office:value="0.59691">
                <text:p>0.59691</text:p>
              </table:table-cell>
              <table:table-cell office:value-type="float" office:value="0.57705">
                <text:p>0.5770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99017">
                <text:p>0.99017</text:p>
              </table:table-cell>
              <table:table-cell office:value-type="float" office:value="0.64255">
                <text:p>0.64255</text:p>
              </table:table-cell>
              <table:table-cell office:value-type="float" office:value="0.5782">
                <text:p>0.5782</text:p>
              </table:table-cell>
              <table:table-cell office:value-type="float" office:value="0.5743">
                <text:p>0.5743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02457">
                <text:p>1.02457</text:p>
              </table:table-cell>
              <table:table-cell office:value-type="float" office:value="0.66318">
                <text:p>0.66318</text:p>
              </table:table-cell>
              <table:table-cell office:value-type="float" office:value="0.63028">
                <text:p>0.63028</text:p>
              </table:table-cell>
              <table:table-cell office:value-type="float" office:value="0.59396">
                <text:p>0.5939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97756">
                <text:p>0.97756</text:p>
              </table:table-cell>
              <table:table-cell office:value-type="float" office:value="0.65032">
                <text:p>0.65032</text:p>
              </table:table-cell>
              <table:table-cell office:value-type="float" office:value="0.58269">
                <text:p>0.58269</text:p>
              </table:table-cell>
              <table:table-cell office:value-type="float" office:value="0.56949">
                <text:p>0.5694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98779">
                <text:p>0.98779</text:p>
              </table:table-cell>
              <table:table-cell office:value-type="float" office:value="0.6348">
                <text:p>0.6348</text:p>
              </table:table-cell>
              <table:table-cell office:value-type="float" office:value="0.58546">
                <text:p>0.58546</text:p>
              </table:table-cell>
              <table:table-cell office:value-type="float" office:value="0.56956">
                <text:p>0.5695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99904">
                <text:p>0.99904</text:p>
              </table:table-cell>
              <table:table-cell office:value-type="float" office:value="0.63801">
                <text:p>0.63801</text:p>
              </table:table-cell>
              <table:table-cell office:value-type="float" office:value="0.59355">
                <text:p>0.59355</text:p>
              </table:table-cell>
              <table:table-cell office:value-type="float" office:value="0.57809">
                <text:p>0.5780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.02591">
                <text:p>1.02591</text:p>
              </table:table-cell>
              <table:table-cell office:value-type="float" office:value="0.65052">
                <text:p>0.65052</text:p>
              </table:table-cell>
              <table:table-cell office:value-type="float" office:value="0.61102">
                <text:p>0.61102</text:p>
              </table:table-cell>
              <table:table-cell office:value-type="float" office:value="0.59155">
                <text:p>0.591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5151">
                <text:p>1.05151</text:p>
              </table:table-cell>
              <table:table-cell office:value-type="float" office:value="0.6636">
                <text:p>0.6636</text:p>
              </table:table-cell>
              <table:table-cell office:value-type="float" office:value="0.61884">
                <text:p>0.61884</text:p>
              </table:table-cell>
              <table:table-cell office:value-type="float" office:value="0.59459">
                <text:p>0.59459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.03872">
                <text:p>1.03872</text:p>
              </table:table-cell>
              <table:table-cell office:value-type="float" office:value="0.65994">
                <text:p>0.65994</text:p>
              </table:table-cell>
              <table:table-cell office:value-type="float" office:value="0.61992">
                <text:p>0.61992</text:p>
              </table:table-cell>
              <table:table-cell office:value-type="float" office:value="0.61364">
                <text:p>0.6136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.07195">
                <text:p>1.07195</text:p>
              </table:table-cell>
              <table:table-cell office:value-type="float" office:value="0.66805">
                <text:p>0.66805</text:p>
              </table:table-cell>
              <table:table-cell office:value-type="float" office:value="0.61348">
                <text:p>0.61348</text:p>
              </table:table-cell>
              <table:table-cell office:value-type="float" office:value="0.62009">
                <text:p>0.6200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.11895">
                <text:p>1.11895</text:p>
              </table:table-cell>
              <table:table-cell office:value-type="float" office:value="0.69672">
                <text:p>0.69672</text:p>
              </table:table-cell>
              <table:table-cell office:value-type="float" office:value="0.66328">
                <text:p>0.66328</text:p>
              </table:table-cell>
              <table:table-cell office:value-type="float" office:value="0.64059">
                <text:p>0.6405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.18345">
                <text:p>1.18345</text:p>
              </table:table-cell>
              <table:table-cell office:value-type="float" office:value="0.76585">
                <text:p>0.76585</text:p>
              </table:table-cell>
              <table:table-cell office:value-type="float" office:value="0.701099999999999">
                <text:p>0.701099999999999</text:p>
              </table:table-cell>
              <table:table-cell office:value-type="float" office:value="0.67491">
                <text:p>0.6749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09586">
                <text:p>1.09586</text:p>
              </table:table-cell>
              <table:table-cell office:value-type="float" office:value="0.70364">
                <text:p>0.70364</text:p>
              </table:table-cell>
              <table:table-cell office:value-type="float" office:value="0.64652">
                <text:p>0.64652</text:p>
              </table:table-cell>
              <table:table-cell office:value-type="float" office:value="0.63935">
                <text:p>0.6393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.1926">
                <text:p>1.1926</text:p>
              </table:table-cell>
              <table:table-cell office:value-type="float" office:value="0.76045">
                <text:p>0.76045</text:p>
              </table:table-cell>
              <table:table-cell office:value-type="float" office:value="0.72825">
                <text:p>0.72825</text:p>
              </table:table-cell>
              <table:table-cell office:value-type="float" office:value="0.69108">
                <text:p>0.6910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.12112">
                <text:p>1.12112</text:p>
              </table:table-cell>
              <table:table-cell office:value-type="float" office:value="0.72866">
                <text:p>0.72866</text:p>
              </table:table-cell>
              <table:table-cell office:value-type="float" office:value="0.68797">
                <text:p>0.68797</text:p>
              </table:table-cell>
              <table:table-cell office:value-type="float" office:value="0.64815">
                <text:p>0.6481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.12149">
                <text:p>1.12149</text:p>
              </table:table-cell>
              <table:table-cell office:value-type="float" office:value="0.73764">
                <text:p>0.73764</text:p>
              </table:table-cell>
              <table:table-cell office:value-type="float" office:value="0.678">
                <text:p>0.678</text:p>
              </table:table-cell>
              <table:table-cell office:value-type="float" office:value="0.65962">
                <text:p>0.6596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.16695">
                <text:p>1.16695</text:p>
              </table:table-cell>
              <table:table-cell office:value-type="float" office:value="0.75031">
                <text:p>0.75031</text:p>
              </table:table-cell>
              <table:table-cell office:value-type="float" office:value="0.69778">
                <text:p>0.69778</text:p>
              </table:table-cell>
              <table:table-cell office:value-type="float" office:value="0.68185">
                <text:p>0.6818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2201">
                <text:p>1.2201</text:p>
              </table:table-cell>
              <table:table-cell office:value-type="float" office:value="0.77538">
                <text:p>0.77538</text:p>
              </table:table-cell>
              <table:table-cell office:value-type="float" office:value="0.73754">
                <text:p>0.73754</text:p>
              </table:table-cell>
              <table:table-cell office:value-type="float" office:value="0.70337">
                <text:p>0.7033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.14684">
                <text:p>1.14684</text:p>
              </table:table-cell>
              <table:table-cell office:value-type="float" office:value="0.73628">
                <text:p>0.73628</text:p>
              </table:table-cell>
              <table:table-cell office:value-type="float" office:value="0.68863">
                <text:p>0.68863</text:p>
              </table:table-cell>
              <table:table-cell office:value-type="float" office:value="0.66736">
                <text:p>0.6673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.16569">
                <text:p>1.16569</text:p>
              </table:table-cell>
              <table:table-cell office:value-type="float" office:value="0.73555">
                <text:p>0.73555</text:p>
              </table:table-cell>
              <table:table-cell office:value-type="float" office:value="0.70671">
                <text:p>0.70671</text:p>
              </table:table-cell>
              <table:table-cell office:value-type="float" office:value="0.6811">
                <text:p>0.6811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.25003">
                <text:p>1.25003</text:p>
              </table:table-cell>
              <table:table-cell office:value-type="float" office:value="0.80507">
                <text:p>0.80507</text:p>
              </table:table-cell>
              <table:table-cell office:value-type="float" office:value="0.74686">
                <text:p>0.74686</text:p>
              </table:table-cell>
              <table:table-cell office:value-type="float" office:value="0.71474">
                <text:p>0.71474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.20496">
                <text:p>1.20496</text:p>
              </table:table-cell>
              <table:table-cell office:value-type="float" office:value="0.806869999999999">
                <text:p>0.806869999999999</text:p>
              </table:table-cell>
              <table:table-cell office:value-type="float" office:value="0.73483">
                <text:p>0.73483</text:p>
              </table:table-cell>
              <table:table-cell office:value-type="float" office:value="0.72017">
                <text:p>0.7201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.20689">
                <text:p>1.20689</text:p>
              </table:table-cell>
              <table:table-cell office:value-type="float" office:value="0.78509">
                <text:p>0.78509</text:p>
              </table:table-cell>
              <table:table-cell office:value-type="float" office:value="0.7193">
                <text:p>0.7193</text:p>
              </table:table-cell>
              <table:table-cell office:value-type="float" office:value="0.70435">
                <text:p>0.7043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.20803">
                <text:p>1.20803</text:p>
              </table:table-cell>
              <table:table-cell office:value-type="float" office:value="0.78923">
                <text:p>0.78923</text:p>
              </table:table-cell>
              <table:table-cell office:value-type="float" office:value="0.72051">
                <text:p>0.72051</text:p>
              </table:table-cell>
              <table:table-cell office:value-type="float" office:value="0.704209999999999">
                <text:p>0.704209999999999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.21957">
                <text:p>1.21957</text:p>
              </table:table-cell>
              <table:table-cell office:value-type="float" office:value="0.79557">
                <text:p>0.79557</text:p>
              </table:table-cell>
              <table:table-cell office:value-type="float" office:value="0.73504">
                <text:p>0.73504</text:p>
              </table:table-cell>
              <table:table-cell office:value-type="float" office:value="0.71211">
                <text:p>0.71211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.28286">
                <text:p>1.28286</text:p>
              </table:table-cell>
              <table:table-cell office:value-type="float" office:value="0.82193">
                <text:p>0.82193</text:p>
              </table:table-cell>
              <table:table-cell office:value-type="float" office:value="0.75671">
                <text:p>0.75671</text:p>
              </table:table-cell>
              <table:table-cell office:value-type="float" office:value="0.73068">
                <text:p>0.7306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.26749">
                <text:p>1.26749</text:p>
              </table:table-cell>
              <table:table-cell office:value-type="float" office:value="0.81427">
                <text:p>0.81427</text:p>
              </table:table-cell>
              <table:table-cell office:value-type="float" office:value="0.7521">
                <text:p>0.7521</text:p>
              </table:table-cell>
              <table:table-cell office:value-type="float" office:value="0.72861">
                <text:p>0.7286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9611">
                <text:p>1.29611</text:p>
              </table:table-cell>
              <table:table-cell office:value-type="float" office:value="0.83478">
                <text:p>0.83478</text:p>
              </table:table-cell>
              <table:table-cell office:value-type="float" office:value="0.7763">
                <text:p>0.7763</text:p>
              </table:table-cell>
              <table:table-cell office:value-type="float" office:value="0.75702">
                <text:p>0.757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